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3.221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number-columns-repeated="4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NET_N_MI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31.54082" calcext:value-type="float">
            <text:p>31.54082</text:p>
          </table:table-cell>
          <table:table-cell office:value-type="float" office:value="1095.541" calcext:value-type="float">
            <text:p>1095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4608" calcext:value-type="float">
            <text:p>0.1084608</text:p>
          </table:table-cell>
          <table:table-cell office:value-type="float" office:value="7.425883" calcext:value-type="float">
            <text:p>7.425883</text:p>
          </table:table-cell>
          <table:table-cell office:value-type="float" office:value="0" calcext:value-type="float">
            <text:p>0</text:p>
          </table:table-cell>
          <table:table-cell office:value-type="float" office:value="0.00000001280086" calcext:value-type="float">
            <text:p>1.28008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3997744" calcext:value-type="float">
            <text:p>3.997744E-06</text:p>
          </table:table-cell>
          <table:table-cell office:value-type="float" office:value="-0.0000004288996" calcext:value-type="float">
            <text:p>-4.288996E-07</text:p>
          </table:table-cell>
          <table:table-cell office:value-type="float" office:value="0.00002417366" calcext:value-type="float">
            <text:p>2.417366E-05</text:p>
          </table:table-cell>
          <table:table-cell office:value-type="float" office:value="0.000002655297" calcext:value-type="float">
            <text:p>2.655297E-06</text:p>
          </table:table-cell>
          <table:table-cell office:value-type="float" office:value="13.19202" calcext:value-type="float">
            <text:p>13.19202</text:p>
          </table:table-cell>
          <table:table-cell office:value-type="float" office:value="0.112072" calcext:value-type="float">
            <text:p>0.112072</text:p>
          </table:table-cell>
          <table:table-cell office:value-type="float" office:value="0.07853455" calcext:value-type="float">
            <text:p>0.07853455</text:p>
          </table:table-cell>
          <table:table-cell office:value-type="float" office:value="0.05926599" calcext:value-type="float">
            <text:p>0.05926599</text:p>
          </table:table-cell>
          <table:table-cell office:value-type="float" office:value="0.02969733" calcext:value-type="float">
            <text:p>0.02969733</text:p>
          </table:table-cell>
          <table:table-cell office:value-type="float" office:value="0.02840067" calcext:value-type="float">
            <text:p>0.02840067</text:p>
          </table:table-cell>
          <table:table-cell office:value-type="float" office:value="0.01519142" calcext:value-type="float">
            <text:p>0.01519142</text:p>
          </table:table-cell>
          <table:table-cell office:value-type="float" office:value="0.0138449" calcext:value-type="float">
            <text:p>0.0138449</text:p>
          </table:table-cell>
          <table:table-cell office:value-type="float" office:value="0.02764313" calcext:value-type="float">
            <text:p>0.02764313</text:p>
          </table:table-cell>
          <table:table-cell office:value-type="float" office:value="0.02241625" calcext:value-type="float">
            <text:p>0.02241625</text:p>
          </table:table-cell>
          <table:table-cell office:value-type="float" office:value="0.02053313" calcext:value-type="float">
            <text:p>0.02053313</text:p>
          </table:table-cell>
          <table:table-cell office:value-type="float" office:value="0.01916443" calcext:value-type="float">
            <text:p>0.01916443</text:p>
          </table:table-cell>
          <table:table-cell office:value-type="float" office:value="0.02425797" calcext:value-type="float">
            <text:p>0.02425797</text:p>
          </table:table-cell>
          <table:table-cell office:value-type="float" office:value="0.004944725" calcext:value-type="float">
            <text:p>0.004944725</text:p>
          </table:table-cell>
          <table:table-cell office:value-type="float" office:value="0.004359826" calcext:value-type="float">
            <text:p>0.004359826</text:p>
          </table:table-cell>
          <table:table-cell office:value-type="float" office:value="0" calcext:value-type="float">
            <text:p>0</text:p>
          </table:table-cell>
          <table:table-cell office:value-type="float" office:value="46.13025" calcext:value-type="float">
            <text:p>46.13025</text:p>
          </table:table-cell>
          <table:table-cell office:value-type="float" office:value="24.6318" calcext:value-type="float">
            <text:p>24.6318</text:p>
          </table:table-cell>
          <table:table-cell office:value-type="float" office:value="21.9633" calcext:value-type="float">
            <text:p>21.9633</text:p>
          </table:table-cell>
          <table:table-cell office:value-type="float" office:value="16.9509" calcext:value-type="float">
            <text:p>16.9509</text:p>
          </table:table-cell>
          <table:table-cell office:value-type="float" office:value="12.51515" calcext:value-type="float">
            <text:p>12.51515</text:p>
          </table:table-cell>
          <table:table-cell office:value-type="float" office:value="4.367364" calcext:value-type="float">
            <text:p>4.367364</text:p>
          </table:table-cell>
          <table:table-cell office:value-type="float" office:value="1.36283" calcext:value-type="float">
            <text:p>1.36283</text:p>
          </table:table-cell>
          <table:table-cell office:value-type="float" office:value="1.93528" calcext:value-type="float">
            <text:p>1.93528</text:p>
          </table:table-cell>
          <table:table-cell office:value-type="float" office:value="1.567484" calcext:value-type="float">
            <text:p>1.567484</text:p>
          </table:table-cell>
          <table:table-cell office:value-type="float" office:value="0.6466156" calcext:value-type="float">
            <text:p>0.6466156</text:p>
          </table:table-cell>
          <table:table-cell office:value-type="float" office:value="0.3212121" calcext:value-type="float">
            <text:p>0.3212121</text:p>
          </table:table-cell>
          <table:table-cell office:value-type="float" office:value="0.4198906" calcext:value-type="float">
            <text:p>0.4198906</text:p>
          </table:table-cell>
          <table:table-cell office:value-type="float" office:value="0.322652" calcext:value-type="float">
            <text:p>0.322652</text:p>
          </table:table-cell>
          <table:table-cell office:value-type="float" office:value="0.3472141" calcext:value-type="float">
            <text:p>0.3472141</text:p>
          </table:table-cell>
          <table:table-cell office:value-type="float" office:value="0" calcext:value-type="float">
            <text:p>0</text:p>
          </table:table-cell>
          <table:table-cell office:value-type="float" office:value="27.78479" calcext:value-type="float">
            <text:p>27.78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91607" calcext:value-type="float">
            <text:p>0.002991607</text:p>
          </table:table-cell>
          <table:table-cell office:value-type="float" office:value="0" calcext:value-type="float">
            <text:p>0</text:p>
          </table:table-cell>
          <table:table-cell office:value-type="float" office:value="-0.000001954251" calcext:value-type="float">
            <text:p>-1.95425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31.53975" calcext:value-type="float">
            <text:p>31.53975</text:p>
          </table:table-cell>
          <table:table-cell office:value-type="float" office:value="1095.539" calcext:value-type="float">
            <text:p>1095.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0845" calcext:value-type="float">
            <text:p>0.1090845</text:p>
          </table:table-cell>
          <table:table-cell office:value-type="float" office:value="7.430055" calcext:value-type="float">
            <text:p>7.430055</text:p>
          </table:table-cell>
          <table:table-cell office:value-type="float" office:value="0" calcext:value-type="float">
            <text:p>0</text:p>
          </table:table-cell>
          <table:table-cell office:value-type="float" office:value="0.000000253811" calcext:value-type="float">
            <text:p>2.53811E-07</text:p>
          </table:table-cell>
          <table:table-cell office:value-type="float" office:value="0" calcext:value-type="float">
            <text:p>0</text:p>
          </table:table-cell>
          <table:table-cell office:value-type="float" office:value="0.0001376823" calcext:value-type="float">
            <text:p>0.0001376823</text:p>
          </table:table-cell>
          <table:table-cell office:value-type="float" office:value="-0.000004318948" calcext:value-type="float">
            <text:p>-4.318948E-06</text:p>
          </table:table-cell>
          <table:table-cell office:value-type="float" office:value="0.00004256326" calcext:value-type="float">
            <text:p>4.256326E-05</text:p>
          </table:table-cell>
          <table:table-cell office:value-type="float" office:value="0.000009527353" calcext:value-type="float">
            <text:p>9.527353E-06</text:p>
          </table:table-cell>
          <table:table-cell office:value-type="float" office:value="13.19265" calcext:value-type="float">
            <text:p>13.19265</text:p>
          </table:table-cell>
          <table:table-cell office:value-type="float" office:value="0.07594702" calcext:value-type="float">
            <text:p>0.07594702</text:p>
          </table:table-cell>
          <table:table-cell office:value-type="float" office:value="0.07980189" calcext:value-type="float">
            <text:p>0.07980189</text:p>
          </table:table-cell>
          <table:table-cell office:value-type="float" office:value="0.05860002" calcext:value-type="float">
            <text:p>0.05860002</text:p>
          </table:table-cell>
          <table:table-cell office:value-type="float" office:value="0.02940755" calcext:value-type="float">
            <text:p>0.02940755</text:p>
          </table:table-cell>
          <table:table-cell office:value-type="float" office:value="0.02831041" calcext:value-type="float">
            <text:p>0.02831041</text:p>
          </table:table-cell>
          <table:table-cell office:value-type="float" office:value="0.01520264" calcext:value-type="float">
            <text:p>0.01520264</text:p>
          </table:table-cell>
          <table:table-cell office:value-type="float" office:value="0.01374978" calcext:value-type="float">
            <text:p>0.01374978</text:p>
          </table:table-cell>
          <table:table-cell office:value-type="float" office:value="0.02775864" calcext:value-type="float">
            <text:p>0.02775864</text:p>
          </table:table-cell>
          <table:table-cell office:value-type="float" office:value="0.02246607" calcext:value-type="float">
            <text:p>0.02246607</text:p>
          </table:table-cell>
          <table:table-cell office:value-type="float" office:value="0.02056363" calcext:value-type="float">
            <text:p>0.02056363</text:p>
          </table:table-cell>
          <table:table-cell office:value-type="float" office:value="0.01919108" calcext:value-type="float">
            <text:p>0.01919108</text:p>
          </table:table-cell>
          <table:table-cell office:value-type="float" office:value="0.02427923" calcext:value-type="float">
            <text:p>0.02427923</text:p>
          </table:table-cell>
          <table:table-cell office:value-type="float" office:value="0.004943302" calcext:value-type="float">
            <text:p>0.004943302</text:p>
          </table:table-cell>
          <table:table-cell office:value-type="float" office:value="0.004358688" calcext:value-type="float">
            <text:p>0.004358688</text:p>
          </table:table-cell>
          <table:table-cell office:value-type="float" office:value="0" calcext:value-type="float">
            <text:p>0</text:p>
          </table:table-cell>
          <table:table-cell office:value-type="float" office:value="20.76334" calcext:value-type="float">
            <text:p>20.76334</text:p>
          </table:table-cell>
          <table:table-cell office:value-type="float" office:value="26.36692" calcext:value-type="float">
            <text:p>26.36692</text:p>
          </table:table-cell>
          <table:table-cell office:value-type="float" office:value="23.22916" calcext:value-type="float">
            <text:p>23.22916</text:p>
          </table:table-cell>
          <table:table-cell office:value-type="float" office:value="16.6602" calcext:value-type="float">
            <text:p>16.6602</text:p>
          </table:table-cell>
          <table:table-cell office:value-type="float" office:value="12.94032" calcext:value-type="float">
            <text:p>12.94032</text:p>
          </table:table-cell>
          <table:table-cell office:value-type="float" office:value="4.379047" calcext:value-type="float">
            <text:p>4.379047</text:p>
          </table:table-cell>
          <table:table-cell office:value-type="float" office:value="1.318826" calcext:value-type="float">
            <text:p>1.318826</text:p>
          </table:table-cell>
          <table:table-cell office:value-type="float" office:value="1.94866" calcext:value-type="float">
            <text:p>1.94866</text:p>
          </table:table-cell>
          <table:table-cell office:value-type="float" office:value="1.569201" calcext:value-type="float">
            <text:p>1.569201</text:p>
          </table:table-cell>
          <table:table-cell office:value-type="float" office:value="0.6475905" calcext:value-type="float">
            <text:p>0.6475905</text:p>
          </table:table-cell>
          <table:table-cell office:value-type="float" office:value="0.3222309" calcext:value-type="float">
            <text:p>0.3222309</text:p>
          </table:table-cell>
          <table:table-cell office:value-type="float" office:value="0.4205755" calcext:value-type="float">
            <text:p>0.4205755</text:p>
          </table:table-cell>
          <table:table-cell office:value-type="float" office:value="0.3223706" calcext:value-type="float">
            <text:p>0.3223706</text:p>
          </table:table-cell>
          <table:table-cell office:value-type="float" office:value="0.3472203" calcext:value-type="float">
            <text:p>0.3472203</text:p>
          </table:table-cell>
          <table:table-cell office:value-type="float" office:value="0" calcext:value-type="float">
            <text:p>0</text:p>
          </table:table-cell>
          <table:table-cell office:value-type="float" office:value="28.48265" calcext:value-type="float">
            <text:p>28.48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70882" calcext:value-type="float">
            <text:p>0.005370882</text:p>
          </table:table-cell>
          <table:table-cell office:value-type="float" office:value="0" calcext:value-type="float">
            <text:p>0</text:p>
          </table:table-cell>
          <table:table-cell office:value-type="float" office:value="-0.000003988217" calcext:value-type="float">
            <text:p>-3.988217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31.53844" calcext:value-type="float">
            <text:p>31.53844</text:p>
          </table:table-cell>
          <table:table-cell office:value-type="float" office:value="1095.536" calcext:value-type="float">
            <text:p>1095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8581" calcext:value-type="float">
            <text:p>0.1088581</text:p>
          </table:table-cell>
          <table:table-cell office:value-type="float" office:value="7.432887" calcext:value-type="float">
            <text:p>7.432887</text:p>
          </table:table-cell>
          <table:table-cell office:value-type="float" office:value="0" calcext:value-type="float">
            <text:p>0</text:p>
          </table:table-cell>
          <table:table-cell office:value-type="float" office:value="0.0000003325775" calcext:value-type="float">
            <text:p>3.325775E-07</text:p>
          </table:table-cell>
          <table:table-cell office:value-type="float" office:value="0" calcext:value-type="float">
            <text:p>0</text:p>
          </table:table-cell>
          <table:table-cell office:value-type="float" office:value="0.0001540467" calcext:value-type="float">
            <text:p>0.0001540467</text:p>
          </table:table-cell>
          <table:table-cell office:value-type="float" office:value="-0.00000491423" calcext:value-type="float">
            <text:p>-4.91423E-06</text:p>
          </table:table-cell>
          <table:table-cell office:value-type="float" office:value="0.00006459259" calcext:value-type="float">
            <text:p>6.459259E-05</text:p>
          </table:table-cell>
          <table:table-cell office:value-type="float" office:value="0.00001635294" calcext:value-type="float">
            <text:p>1.635294E-05</text:p>
          </table:table-cell>
          <table:table-cell office:value-type="float" office:value="13.193" calcext:value-type="float">
            <text:p>13.193</text:p>
          </table:table-cell>
          <table:table-cell office:value-type="float" office:value="0.06749853" calcext:value-type="float">
            <text:p>0.06749853</text:p>
          </table:table-cell>
          <table:table-cell office:value-type="float" office:value="0.07547365" calcext:value-type="float">
            <text:p>0.07547365</text:p>
          </table:table-cell>
          <table:table-cell office:value-type="float" office:value="0.0566855" calcext:value-type="float">
            <text:p>0.0566855</text:p>
          </table:table-cell>
          <table:table-cell office:value-type="float" office:value="0.02919517" calcext:value-type="float">
            <text:p>0.02919517</text:p>
          </table:table-cell>
          <table:table-cell office:value-type="float" office:value="0.02805948" calcext:value-type="float">
            <text:p>0.02805948</text:p>
          </table:table-cell>
          <table:table-cell office:value-type="float" office:value="0.01520865" calcext:value-type="float">
            <text:p>0.01520865</text:p>
          </table:table-cell>
          <table:table-cell office:value-type="float" office:value="0.0136186" calcext:value-type="float">
            <text:p>0.0136186</text:p>
          </table:table-cell>
          <table:table-cell office:value-type="float" office:value="0.02787048" calcext:value-type="float">
            <text:p>0.02787048</text:p>
          </table:table-cell>
          <table:table-cell office:value-type="float" office:value="0.02251447" calcext:value-type="float">
            <text:p>0.02251447</text:p>
          </table:table-cell>
          <table:table-cell office:value-type="float" office:value="0.02059365" calcext:value-type="float">
            <text:p>0.02059365</text:p>
          </table:table-cell>
          <table:table-cell office:value-type="float" office:value="0.01921744" calcext:value-type="float">
            <text:p>0.01921744</text:p>
          </table:table-cell>
          <table:table-cell office:value-type="float" office:value="0.02429968" calcext:value-type="float">
            <text:p>0.02429968</text:p>
          </table:table-cell>
          <table:table-cell office:value-type="float" office:value="0.004941975" calcext:value-type="float">
            <text:p>0.004941975</text:p>
          </table:table-cell>
          <table:table-cell office:value-type="float" office:value="0.004357773" calcext:value-type="float">
            <text:p>0.004357773</text:p>
          </table:table-cell>
          <table:table-cell office:value-type="float" office:value="0" calcext:value-type="float">
            <text:p>0</text:p>
          </table:table-cell>
          <table:table-cell office:value-type="float" office:value="22.47948" calcext:value-type="float">
            <text:p>22.47948</text:p>
          </table:table-cell>
          <table:table-cell office:value-type="float" office:value="24.65764" calcext:value-type="float">
            <text:p>24.65764</text:p>
          </table:table-cell>
          <table:table-cell office:value-type="float" office:value="23.13296" calcext:value-type="float">
            <text:p>23.13296</text:p>
          </table:table-cell>
          <table:table-cell office:value-type="float" office:value="16.72983" calcext:value-type="float">
            <text:p>16.72983</text:p>
          </table:table-cell>
          <table:table-cell office:value-type="float" office:value="13.11436" calcext:value-type="float">
            <text:p>13.11436</text:p>
          </table:table-cell>
          <table:table-cell office:value-type="float" office:value="4.391994" calcext:value-type="float">
            <text:p>4.391994</text:p>
          </table:table-cell>
          <table:table-cell office:value-type="float" office:value="1.27013" calcext:value-type="float">
            <text:p>1.27013</text:p>
          </table:table-cell>
          <table:table-cell office:value-type="float" office:value="1.962194" calcext:value-type="float">
            <text:p>1.962194</text:p>
          </table:table-cell>
          <table:table-cell office:value-type="float" office:value="1.571254" calcext:value-type="float">
            <text:p>1.571254</text:p>
          </table:table-cell>
          <table:table-cell office:value-type="float" office:value="0.6485605" calcext:value-type="float">
            <text:p>0.6485605</text:p>
          </table:table-cell>
          <table:table-cell office:value-type="float" office:value="0.3232327" calcext:value-type="float">
            <text:p>0.3232327</text:p>
          </table:table-cell>
          <table:table-cell office:value-type="float" office:value="0.4212399" calcext:value-type="float">
            <text:p>0.4212399</text:p>
          </table:table-cell>
          <table:table-cell office:value-type="float" office:value="0.3221212" calcext:value-type="float">
            <text:p>0.3221212</text:p>
          </table:table-cell>
          <table:table-cell office:value-type="float" office:value="0.3472269" calcext:value-type="float">
            <text:p>0.3472269</text:p>
          </table:table-cell>
          <table:table-cell office:value-type="float" office:value="0" calcext:value-type="float">
            <text:p>0</text:p>
          </table:table-cell>
          <table:table-cell office:value-type="float" office:value="28.52864" calcext:value-type="float">
            <text:p>28.52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78112" calcext:value-type="float">
            <text:p>0.007978112</text:p>
          </table:table-cell>
          <table:table-cell office:value-type="float" office:value="0" calcext:value-type="float">
            <text:p>0</text:p>
          </table:table-cell>
          <table:table-cell office:value-type="float" office:value="-0.000006043843" calcext:value-type="float">
            <text:p>-6.043843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31.53781" calcext:value-type="float">
            <text:p>31.53781</text:p>
          </table:table-cell>
          <table:table-cell office:value-type="float" office:value="1095.534" calcext:value-type="float">
            <text:p>1095.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1015" calcext:value-type="float">
            <text:p>0.1081015</text:p>
          </table:table-cell>
          <table:table-cell office:value-type="float" office:value="7.435297" calcext:value-type="float">
            <text:p>7.435297</text:p>
          </table:table-cell>
          <table:table-cell office:value-type="float" office:value="0" calcext:value-type="float">
            <text:p>0</text:p>
          </table:table-cell>
          <table:table-cell office:value-type="float" office:value="0.0000003529742" calcext:value-type="float">
            <text:p>3.529742E-07</text:p>
          </table:table-cell>
          <table:table-cell office:value-type="float" office:value="0" calcext:value-type="float">
            <text:p>0</text:p>
          </table:table-cell>
          <table:table-cell office:value-type="float" office:value="0.0001581937" calcext:value-type="float">
            <text:p>0.0001581937</text:p>
          </table:table-cell>
          <table:table-cell office:value-type="float" office:value="-0.000007140895" calcext:value-type="float">
            <text:p>-7.140895E-06</text:p>
          </table:table-cell>
          <table:table-cell office:value-type="float" office:value="0.00008690128" calcext:value-type="float">
            <text:p>8.690128E-05</text:p>
          </table:table-cell>
          <table:table-cell office:value-type="float" office:value="0.00003171729" calcext:value-type="float">
            <text:p>3.171729E-05</text:p>
          </table:table-cell>
          <table:table-cell office:value-type="float" office:value="13.19724" calcext:value-type="float">
            <text:p>13.19724</text:p>
          </table:table-cell>
          <table:table-cell office:value-type="float" office:value="0.05445828" calcext:value-type="float">
            <text:p>0.05445828</text:p>
          </table:table-cell>
          <table:table-cell office:value-type="float" office:value="0.06707517" calcext:value-type="float">
            <text:p>0.06707517</text:p>
          </table:table-cell>
          <table:table-cell office:value-type="float" office:value="0.05163737" calcext:value-type="float">
            <text:p>0.05163737</text:p>
          </table:table-cell>
          <table:table-cell office:value-type="float" office:value="0.02830602" calcext:value-type="float">
            <text:p>0.02830602</text:p>
          </table:table-cell>
          <table:table-cell office:value-type="float" office:value="0.02729181" calcext:value-type="float">
            <text:p>0.02729181</text:p>
          </table:table-cell>
          <table:table-cell office:value-type="float" office:value="0.01512233" calcext:value-type="float">
            <text:p>0.01512233</text:p>
          </table:table-cell>
          <table:table-cell office:value-type="float" office:value="0.01350528" calcext:value-type="float">
            <text:p>0.01350528</text:p>
          </table:table-cell>
          <table:table-cell office:value-type="float" office:value="0.02795961" calcext:value-type="float">
            <text:p>0.02795961</text:p>
          </table:table-cell>
          <table:table-cell office:value-type="float" office:value="0.02256078" calcext:value-type="float">
            <text:p>0.02256078</text:p>
          </table:table-cell>
          <table:table-cell office:value-type="float" office:value="0.02062313" calcext:value-type="float">
            <text:p>0.02062313</text:p>
          </table:table-cell>
          <table:table-cell office:value-type="float" office:value="0.01924352" calcext:value-type="float">
            <text:p>0.01924352</text:p>
          </table:table-cell>
          <table:table-cell office:value-type="float" office:value="0.02431936" calcext:value-type="float">
            <text:p>0.02431936</text:p>
          </table:table-cell>
          <table:table-cell office:value-type="float" office:value="0.004940665" calcext:value-type="float">
            <text:p>0.004940665</text:p>
          </table:table-cell>
          <table:table-cell office:value-type="float" office:value="0.004356742" calcext:value-type="float">
            <text:p>0.004356742</text:p>
          </table:table-cell>
          <table:table-cell office:value-type="float" office:value="0" calcext:value-type="float">
            <text:p>0</text:p>
          </table:table-cell>
          <table:table-cell office:value-type="float" office:value="25.2463" calcext:value-type="float">
            <text:p>25.2463</text:p>
          </table:table-cell>
          <table:table-cell office:value-type="float" office:value="24.90399" calcext:value-type="float">
            <text:p>24.90399</text:p>
          </table:table-cell>
          <table:table-cell office:value-type="float" office:value="23.00294" calcext:value-type="float">
            <text:p>23.00294</text:p>
          </table:table-cell>
          <table:table-cell office:value-type="float" office:value="16.77067" calcext:value-type="float">
            <text:p>16.77067</text:p>
          </table:table-cell>
          <table:table-cell office:value-type="float" office:value="13.19126" calcext:value-type="float">
            <text:p>13.19126</text:p>
          </table:table-cell>
          <table:table-cell office:value-type="float" office:value="4.401685" calcext:value-type="float">
            <text:p>4.401685</text:p>
          </table:table-cell>
          <table:table-cell office:value-type="float" office:value="1.235382" calcext:value-type="float">
            <text:p>1.235382</text:p>
          </table:table-cell>
          <table:table-cell office:value-type="float" office:value="1.971814" calcext:value-type="float">
            <text:p>1.971814</text:p>
          </table:table-cell>
          <table:table-cell office:value-type="float" office:value="1.57361" calcext:value-type="float">
            <text:p>1.57361</text:p>
          </table:table-cell>
          <table:table-cell office:value-type="float" office:value="0.6495289" calcext:value-type="float">
            <text:p>0.6495289</text:p>
          </table:table-cell>
          <table:table-cell office:value-type="float" office:value="0.3242184" calcext:value-type="float">
            <text:p>0.3242184</text:p>
          </table:table-cell>
          <table:table-cell office:value-type="float" office:value="0.4218866" calcext:value-type="float">
            <text:p>0.4218866</text:p>
          </table:table-cell>
          <table:table-cell office:value-type="float" office:value="0.3218718" calcext:value-type="float">
            <text:p>0.3218718</text:p>
          </table:table-cell>
          <table:table-cell office:value-type="float" office:value="0.3472318" calcext:value-type="float">
            <text:p>0.3472318</text:p>
          </table:table-cell>
          <table:table-cell office:value-type="float" office:value="0" calcext:value-type="float">
            <text:p>0</text:p>
          </table:table-cell>
          <table:table-cell office:value-type="float" office:value="28.50467" calcext:value-type="float">
            <text:p>28.50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21762" calcext:value-type="float">
            <text:p>0.009621762</text:p>
          </table:table-cell>
          <table:table-cell office:value-type="float" office:value="0" calcext:value-type="float">
            <text:p>0</text:p>
          </table:table-cell>
          <table:table-cell office:value-type="float" office:value="-0.000008396543" calcext:value-type="float">
            <text:p>-8.396543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31.53682" calcext:value-type="float">
            <text:p>31.53682</text:p>
          </table:table-cell>
          <table:table-cell office:value-type="float" office:value="1095.532" calcext:value-type="float">
            <text:p>1095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9038" calcext:value-type="float">
            <text:p>0.1079038</text:p>
          </table:table-cell>
          <table:table-cell office:value-type="float" office:value="7.437774" calcext:value-type="float">
            <text:p>7.437774</text:p>
          </table:table-cell>
          <table:table-cell office:value-type="float" office:value="0" calcext:value-type="float">
            <text:p>0</text:p>
          </table:table-cell>
          <table:table-cell office:value-type="float" office:value="0.0000003529745" calcext:value-type="float">
            <text:p>3.529745E-07</text:p>
          </table:table-cell>
          <table:table-cell office:value-type="float" office:value="0" calcext:value-type="float">
            <text:p>0</text:p>
          </table:table-cell>
          <table:table-cell office:value-type="float" office:value="0.0001581937" calcext:value-type="float">
            <text:p>0.0001581937</text:p>
          </table:table-cell>
          <table:table-cell office:value-type="float" office:value="-0.000007028843" calcext:value-type="float">
            <text:p>-7.028843E-06</text:p>
          </table:table-cell>
          <table:table-cell office:value-type="float" office:value="0.0001103247" calcext:value-type="float">
            <text:p>0.0001103247</text:p>
          </table:table-cell>
          <table:table-cell office:value-type="float" office:value="0.00004599043" calcext:value-type="float">
            <text:p>4.599043E-05</text:p>
          </table:table-cell>
          <table:table-cell office:value-type="float" office:value="13.19933" calcext:value-type="float">
            <text:p>13.19933</text:p>
          </table:table-cell>
          <table:table-cell office:value-type="float" office:value="0.05054073" calcext:value-type="float">
            <text:p>0.05054073</text:p>
          </table:table-cell>
          <table:table-cell office:value-type="float" office:value="0.06523081" calcext:value-type="float">
            <text:p>0.06523081</text:p>
          </table:table-cell>
          <table:table-cell office:value-type="float" office:value="0.05025308" calcext:value-type="float">
            <text:p>0.05025308</text:p>
          </table:table-cell>
          <table:table-cell office:value-type="float" office:value="0.0277865" calcext:value-type="float">
            <text:p>0.0277865</text:p>
          </table:table-cell>
          <table:table-cell office:value-type="float" office:value="0.02662002" calcext:value-type="float">
            <text:p>0.02662002</text:p>
          </table:table-cell>
          <table:table-cell office:value-type="float" office:value="0.01495443" calcext:value-type="float">
            <text:p>0.01495443</text:p>
          </table:table-cell>
          <table:table-cell office:value-type="float" office:value="0.01341648" calcext:value-type="float">
            <text:p>0.01341648</text:p>
          </table:table-cell>
          <table:table-cell office:value-type="float" office:value="0.02801247" calcext:value-type="float">
            <text:p>0.02801247</text:p>
          </table:table-cell>
          <table:table-cell office:value-type="float" office:value="0.02260261" calcext:value-type="float">
            <text:p>0.02260261</text:p>
          </table:table-cell>
          <table:table-cell office:value-type="float" office:value="0.02065191" calcext:value-type="float">
            <text:p>0.02065191</text:p>
          </table:table-cell>
          <table:table-cell office:value-type="float" office:value="0.01926931" calcext:value-type="float">
            <text:p>0.01926931</text:p>
          </table:table-cell>
          <table:table-cell office:value-type="float" office:value="0.02433827" calcext:value-type="float">
            <text:p>0.02433827</text:p>
          </table:table-cell>
          <table:table-cell office:value-type="float" office:value="0.00493939" calcext:value-type="float">
            <text:p>0.00493939</text:p>
          </table:table-cell>
          <table:table-cell office:value-type="float" office:value="0.004355728" calcext:value-type="float">
            <text:p>0.004355728</text:p>
          </table:table-cell>
          <table:table-cell office:value-type="float" office:value="0" calcext:value-type="float">
            <text:p>0</text:p>
          </table:table-cell>
          <table:table-cell office:value-type="float" office:value="24.7855" calcext:value-type="float">
            <text:p>24.7855</text:p>
          </table:table-cell>
          <table:table-cell office:value-type="float" office:value="24.16547" calcext:value-type="float">
            <text:p>24.16547</text:p>
          </table:table-cell>
          <table:table-cell office:value-type="float" office:value="22.88158" calcext:value-type="float">
            <text:p>22.88158</text:p>
          </table:table-cell>
          <table:table-cell office:value-type="float" office:value="16.80232" calcext:value-type="float">
            <text:p>16.80232</text:p>
          </table:table-cell>
          <table:table-cell office:value-type="float" office:value="13.21461" calcext:value-type="float">
            <text:p>13.21461</text:p>
          </table:table-cell>
          <table:table-cell office:value-type="float" office:value="4.406713" calcext:value-type="float">
            <text:p>4.406713</text:p>
          </table:table-cell>
          <table:table-cell office:value-type="float" office:value="1.217489" calcext:value-type="float">
            <text:p>1.217489</text:p>
          </table:table-cell>
          <table:table-cell office:value-type="float" office:value="1.97761" calcext:value-type="float">
            <text:p>1.97761</text:p>
          </table:table-cell>
          <table:table-cell office:value-type="float" office:value="1.576142" calcext:value-type="float">
            <text:p>1.576142</text:p>
          </table:table-cell>
          <table:table-cell office:value-type="float" office:value="0.6504982" calcext:value-type="float">
            <text:p>0.6504982</text:p>
          </table:table-cell>
          <table:table-cell office:value-type="float" office:value="0.3251889" calcext:value-type="float">
            <text:p>0.3251889</text:p>
          </table:table-cell>
          <table:table-cell office:value-type="float" office:value="0.4225165" calcext:value-type="float">
            <text:p>0.4225165</text:p>
          </table:table-cell>
          <table:table-cell office:value-type="float" office:value="0.3216325" calcext:value-type="float">
            <text:p>0.3216325</text:p>
          </table:table-cell>
          <table:table-cell office:value-type="float" office:value="0.3472366" calcext:value-type="float">
            <text:p>0.3472366</text:p>
          </table:table-cell>
          <table:table-cell office:value-type="float" office:value="0" calcext:value-type="float">
            <text:p>0</text:p>
          </table:table-cell>
          <table:table-cell office:value-type="float" office:value="28.49632" calcext:value-type="float">
            <text:p>28.49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8334" calcext:value-type="float">
            <text:p>0.01188334</text:p>
          </table:table-cell>
          <table:table-cell office:value-type="float" office:value="0" calcext:value-type="float">
            <text:p>0</text:p>
          </table:table-cell>
          <table:table-cell office:value-type="float" office:value="-0.00001065674" calcext:value-type="float">
            <text:p>-1.065674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31.53549" calcext:value-type="float">
            <text:p>31.53549</text:p>
          </table:table-cell>
          <table:table-cell office:value-type="float" office:value="1095.529" calcext:value-type="float">
            <text:p>1095.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402" calcext:value-type="float">
            <text:p>0.1078402</text:p>
          </table:table-cell>
          <table:table-cell office:value-type="float" office:value="7.440925" calcext:value-type="float">
            <text:p>7.440925</text:p>
          </table:table-cell>
          <table:table-cell office:value-type="float" office:value="0" calcext:value-type="float">
            <text:p>0</text:p>
          </table:table-cell>
          <table:table-cell office:value-type="float" office:value="0.0000003529748" calcext:value-type="float">
            <text:p>3.529748E-07</text:p>
          </table:table-cell>
          <table:table-cell office:value-type="float" office:value="0" calcext:value-type="float">
            <text:p>0</text:p>
          </table:table-cell>
          <table:table-cell office:value-type="float" office:value="-0.0002494943" calcext:value-type="float">
            <text:p>-0.0002494943</text:p>
          </table:table-cell>
          <table:table-cell office:value-type="float" office:value="-0.000007666507" calcext:value-type="float">
            <text:p>-7.666507E-06</text:p>
          </table:table-cell>
          <table:table-cell office:value-type="float" office:value="0.0001352876" calcext:value-type="float">
            <text:p>0.0001352876</text:p>
          </table:table-cell>
          <table:table-cell office:value-type="float" office:value="0.00005592046" calcext:value-type="float">
            <text:p>5.592046E-05</text:p>
          </table:table-cell>
          <table:table-cell office:value-type="float" office:value="13.20021" calcext:value-type="float">
            <text:p>13.20021</text:p>
          </table:table-cell>
          <table:table-cell office:value-type="float" office:value="0.05230242" calcext:value-type="float">
            <text:p>0.05230242</text:p>
          </table:table-cell>
          <table:table-cell office:value-type="float" office:value="0.06388916" calcext:value-type="float">
            <text:p>0.06388916</text:p>
          </table:table-cell>
          <table:table-cell office:value-type="float" office:value="0.04949767" calcext:value-type="float">
            <text:p>0.04949767</text:p>
          </table:table-cell>
          <table:table-cell office:value-type="float" office:value="0.02756047" calcext:value-type="float">
            <text:p>0.02756047</text:p>
          </table:table-cell>
          <table:table-cell office:value-type="float" office:value="0.02636613" calcext:value-type="float">
            <text:p>0.02636613</text:p>
          </table:table-cell>
          <table:table-cell office:value-type="float" office:value="0.01487271" calcext:value-type="float">
            <text:p>0.01487271</text:p>
          </table:table-cell>
          <table:table-cell office:value-type="float" office:value="0.01339922" calcext:value-type="float">
            <text:p>0.01339922</text:p>
          </table:table-cell>
          <table:table-cell office:value-type="float" office:value="0.02805003" calcext:value-type="float">
            <text:p>0.02805003</text:p>
          </table:table-cell>
          <table:table-cell office:value-type="float" office:value="0.02263931" calcext:value-type="float">
            <text:p>0.02263931</text:p>
          </table:table-cell>
          <table:table-cell office:value-type="float" office:value="0.0206797" calcext:value-type="float">
            <text:p>0.0206797</text:p>
          </table:table-cell>
          <table:table-cell office:value-type="float" office:value="0.01929481" calcext:value-type="float">
            <text:p>0.01929481</text:p>
          </table:table-cell>
          <table:table-cell office:value-type="float" office:value="0.02435647" calcext:value-type="float">
            <text:p>0.02435647</text:p>
          </table:table-cell>
          <table:table-cell office:value-type="float" office:value="0.004940675" calcext:value-type="float">
            <text:p>0.004940675</text:p>
          </table:table-cell>
          <table:table-cell office:value-type="float" office:value="0.004352161" calcext:value-type="float">
            <text:p>0.004352161</text:p>
          </table:table-cell>
          <table:table-cell office:value-type="float" office:value="0" calcext:value-type="float">
            <text:p>0</text:p>
          </table:table-cell>
          <table:table-cell office:value-type="float" office:value="28.08597" calcext:value-type="float">
            <text:p>28.08597</text:p>
          </table:table-cell>
          <table:table-cell office:value-type="float" office:value="23.808" calcext:value-type="float">
            <text:p>23.808</text:p>
          </table:table-cell>
          <table:table-cell office:value-type="float" office:value="22.64933" calcext:value-type="float">
            <text:p>22.64933</text:p>
          </table:table-cell>
          <table:table-cell office:value-type="float" office:value="16.79391" calcext:value-type="float">
            <text:p>16.79391</text:p>
          </table:table-cell>
          <table:table-cell office:value-type="float" office:value="13.20437" calcext:value-type="float">
            <text:p>13.20437</text:p>
          </table:table-cell>
          <table:table-cell office:value-type="float" office:value="4.408319" calcext:value-type="float">
            <text:p>4.408319</text:p>
          </table:table-cell>
          <table:table-cell office:value-type="float" office:value="1.21167" calcext:value-type="float">
            <text:p>1.21167</text:p>
          </table:table-cell>
          <table:table-cell office:value-type="float" office:value="1.98072" calcext:value-type="float">
            <text:p>1.98072</text:p>
          </table:table-cell>
          <table:table-cell office:value-type="float" office:value="1.578714" calcext:value-type="float">
            <text:p>1.578714</text:p>
          </table:table-cell>
          <table:table-cell office:value-type="float" office:value="0.6514732" calcext:value-type="float">
            <text:p>0.6514732</text:p>
          </table:table-cell>
          <table:table-cell office:value-type="float" office:value="0.3261476" calcext:value-type="float">
            <text:p>0.3261476</text:p>
          </table:table-cell>
          <table:table-cell office:value-type="float" office:value="0.4231766" calcext:value-type="float">
            <text:p>0.4231766</text:p>
          </table:table-cell>
          <table:table-cell office:value-type="float" office:value="0.3224201" calcext:value-type="float">
            <text:p>0.3224201</text:p>
          </table:table-cell>
          <table:table-cell office:value-type="float" office:value="0.3468883" calcext:value-type="float">
            <text:p>0.3468883</text:p>
          </table:table-cell>
          <table:table-cell office:value-type="float" office:value="0" calcext:value-type="float">
            <text:p>0</text:p>
          </table:table-cell>
          <table:table-cell office:value-type="float" office:value="28.47801" calcext:value-type="float">
            <text:p>28.4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4428" calcext:value-type="float">
            <text:p>0.01454428</text:p>
          </table:table-cell>
          <table:table-cell office:value-type="float" office:value="0" calcext:value-type="float">
            <text:p>0</text:p>
          </table:table-cell>
          <table:table-cell office:value-type="float" office:value="-0.00001281338" calcext:value-type="float">
            <text:p>-1.28133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31.53434" calcext:value-type="float">
            <text:p>31.53434</text:p>
          </table:table-cell>
          <table:table-cell office:value-type="float" office:value="1095.527" calcext:value-type="float">
            <text:p>1095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5483" calcext:value-type="float">
            <text:p>0.1075483</text:p>
          </table:table-cell>
          <table:table-cell office:value-type="float" office:value="7.443562" calcext:value-type="float">
            <text:p>7.443562</text:p>
          </table:table-cell>
          <table:table-cell office:value-type="float" office:value="0" calcext:value-type="float">
            <text:p>0</text:p>
          </table:table-cell>
          <table:table-cell office:value-type="float" office:value="0.0000003529751" calcext:value-type="float">
            <text:p>3.529751E-07</text:p>
          </table:table-cell>
          <table:table-cell office:value-type="float" office:value="0" calcext:value-type="float">
            <text:p>0</text:p>
          </table:table-cell>
          <table:table-cell office:value-type="float" office:value="-0.0002494943" calcext:value-type="float">
            <text:p>-0.0002494943</text:p>
          </table:table-cell>
          <table:table-cell office:value-type="float" office:value="-0.000009056279" calcext:value-type="float">
            <text:p>-9.056279E-06</text:p>
          </table:table-cell>
          <table:table-cell office:value-type="float" office:value="0.0001588562" calcext:value-type="float">
            <text:p>0.0001588562</text:p>
          </table:table-cell>
          <table:table-cell office:value-type="float" office:value="0.00006871912" calcext:value-type="float">
            <text:p>6.871912E-05</text:p>
          </table:table-cell>
          <table:table-cell office:value-type="float" office:value="13.20253" calcext:value-type="float">
            <text:p>13.20253</text:p>
          </table:table-cell>
          <table:table-cell office:value-type="float" office:value="0.04753587" calcext:value-type="float">
            <text:p>0.04753587</text:p>
          </table:table-cell>
          <table:table-cell office:value-type="float" office:value="0.06101416" calcext:value-type="float">
            <text:p>0.06101416</text:p>
          </table:table-cell>
          <table:table-cell office:value-type="float" office:value="0.04764082" calcext:value-type="float">
            <text:p>0.04764082</text:p>
          </table:table-cell>
          <table:table-cell office:value-type="float" office:value="0.02710323" calcext:value-type="float">
            <text:p>0.02710323</text:p>
          </table:table-cell>
          <table:table-cell office:value-type="float" office:value="0.02594898" calcext:value-type="float">
            <text:p>0.02594898</text:p>
          </table:table-cell>
          <table:table-cell office:value-type="float" office:value="0.01475946" calcext:value-type="float">
            <text:p>0.01475946</text:p>
          </table:table-cell>
          <table:table-cell office:value-type="float" office:value="0.01339959" calcext:value-type="float">
            <text:p>0.01339959</text:p>
          </table:table-cell>
          <table:table-cell office:value-type="float" office:value="0.02808003" calcext:value-type="float">
            <text:p>0.02808003</text:p>
          </table:table-cell>
          <table:table-cell office:value-type="float" office:value="0.02267282" calcext:value-type="float">
            <text:p>0.02267282</text:p>
          </table:table-cell>
          <table:table-cell office:value-type="float" office:value="0.02070646" calcext:value-type="float">
            <text:p>0.02070646</text:p>
          </table:table-cell>
          <table:table-cell office:value-type="float" office:value="0.01932005" calcext:value-type="float">
            <text:p>0.01932005</text:p>
          </table:table-cell>
          <table:table-cell office:value-type="float" office:value="0.02437397" calcext:value-type="float">
            <text:p>0.02437397</text:p>
          </table:table-cell>
          <table:table-cell office:value-type="float" office:value="0.004939103" calcext:value-type="float">
            <text:p>0.004939103</text:p>
          </table:table-cell>
          <table:table-cell office:value-type="float" office:value="0.004351512" calcext:value-type="float">
            <text:p>0.004351512</text:p>
          </table:table-cell>
          <table:table-cell office:value-type="float" office:value="0" calcext:value-type="float">
            <text:p>0</text:p>
          </table:table-cell>
          <table:table-cell office:value-type="float" office:value="30.27189" calcext:value-type="float">
            <text:p>30.27189</text:p>
          </table:table-cell>
          <table:table-cell office:value-type="float" office:value="24.25748" calcext:value-type="float">
            <text:p>24.25748</text:p>
          </table:table-cell>
          <table:table-cell office:value-type="float" office:value="22.51797" calcext:value-type="float">
            <text:p>22.51797</text:p>
          </table:table-cell>
          <table:table-cell office:value-type="float" office:value="16.76177" calcext:value-type="float">
            <text:p>16.76177</text:p>
          </table:table-cell>
          <table:table-cell office:value-type="float" office:value="13.16511" calcext:value-type="float">
            <text:p>13.16511</text:p>
          </table:table-cell>
          <table:table-cell office:value-type="float" office:value="4.408313" calcext:value-type="float">
            <text:p>4.408313</text:p>
          </table:table-cell>
          <table:table-cell office:value-type="float" office:value="1.212986" calcext:value-type="float">
            <text:p>1.212986</text:p>
          </table:table-cell>
          <table:table-cell office:value-type="float" office:value="1.982517" calcext:value-type="float">
            <text:p>1.982517</text:p>
          </table:table-cell>
          <table:table-cell office:value-type="float" office:value="1.581247" calcext:value-type="float">
            <text:p>1.581247</text:p>
          </table:table-cell>
          <table:table-cell office:value-type="float" office:value="0.6524528" calcext:value-type="float">
            <text:p>0.6524528</text:p>
          </table:table-cell>
          <table:table-cell office:value-type="float" office:value="0.3270987" calcext:value-type="float">
            <text:p>0.3270987</text:p>
          </table:table-cell>
          <table:table-cell office:value-type="float" office:value="0.4238177" calcext:value-type="float">
            <text:p>0.4238177</text:p>
          </table:table-cell>
          <table:table-cell office:value-type="float" office:value="0.3220401" calcext:value-type="float">
            <text:p>0.3220401</text:p>
          </table:table-cell>
          <table:table-cell office:value-type="float" office:value="0.3470062" calcext:value-type="float">
            <text:p>0.3470062</text:p>
          </table:table-cell>
          <table:table-cell office:value-type="float" office:value="0" calcext:value-type="float">
            <text:p>0</text:p>
          </table:table-cell>
          <table:table-cell office:value-type="float" office:value="28.444" calcext:value-type="float">
            <text:p>28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7348" calcext:value-type="float">
            <text:p>0.01687348</text:p>
          </table:table-cell>
          <table:table-cell office:value-type="float" office:value="0" calcext:value-type="float">
            <text:p>0</text:p>
          </table:table-cell>
          <table:table-cell office:value-type="float" office:value="-0.00001508268" calcext:value-type="float">
            <text:p>-1.508268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31.53314" calcext:value-type="float">
            <text:p>31.53314</text:p>
          </table:table-cell>
          <table:table-cell office:value-type="float" office:value="1095.525" calcext:value-type="float">
            <text:p>1095.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4654" calcext:value-type="float">
            <text:p>0.1074654</text:p>
          </table:table-cell>
          <table:table-cell office:value-type="float" office:value="7.446166" calcext:value-type="float">
            <text:p>7.446166</text:p>
          </table:table-cell>
          <table:table-cell office:value-type="float" office:value="0" calcext:value-type="float">
            <text:p>0</text:p>
          </table:table-cell>
          <table:table-cell office:value-type="float" office:value="0.0000003529752" calcext:value-type="float">
            <text:p>3.529752E-07</text:p>
          </table:table-cell>
          <table:table-cell office:value-type="float" office:value="0" calcext:value-type="float">
            <text:p>0</text:p>
          </table:table-cell>
          <table:table-cell office:value-type="float" office:value="-0.0002494943" calcext:value-type="float">
            <text:p>-0.0002494943</text:p>
          </table:table-cell>
          <table:table-cell office:value-type="float" office:value="-0.000009078921" calcext:value-type="float">
            <text:p>-9.078921E-06</text:p>
          </table:table-cell>
          <table:table-cell office:value-type="float" office:value="0.0001825304" calcext:value-type="float">
            <text:p>0.0001825304</text:p>
          </table:table-cell>
          <table:table-cell office:value-type="float" office:value="0.0000811191" calcext:value-type="float">
            <text:p>8.11191E-05</text:p>
          </table:table-cell>
          <table:table-cell office:value-type="float" office:value="13.20412" calcext:value-type="float">
            <text:p>13.20412</text:p>
          </table:table-cell>
          <table:table-cell office:value-type="float" office:value="0.04329709" calcext:value-type="float">
            <text:p>0.04329709</text:p>
          </table:table-cell>
          <table:table-cell office:value-type="float" office:value="0.06071889" calcext:value-type="float">
            <text:p>0.06071889</text:p>
          </table:table-cell>
          <table:table-cell office:value-type="float" office:value="0.04730335" calcext:value-type="float">
            <text:p>0.04730335</text:p>
          </table:table-cell>
          <table:table-cell office:value-type="float" office:value="0.0268099" calcext:value-type="float">
            <text:p>0.0268099</text:p>
          </table:table-cell>
          <table:table-cell office:value-type="float" office:value="0.02557294" calcext:value-type="float">
            <text:p>0.02557294</text:p>
          </table:table-cell>
          <table:table-cell office:value-type="float" office:value="0.01461556" calcext:value-type="float">
            <text:p>0.01461556</text:p>
          </table:table-cell>
          <table:table-cell office:value-type="float" office:value="0.01338716" calcext:value-type="float">
            <text:p>0.01338716</text:p>
          </table:table-cell>
          <table:table-cell office:value-type="float" office:value="0.02809674" calcext:value-type="float">
            <text:p>0.02809674</text:p>
          </table:table-cell>
          <table:table-cell office:value-type="float" office:value="0.02270401" calcext:value-type="float">
            <text:p>0.02270401</text:p>
          </table:table-cell>
          <table:table-cell office:value-type="float" office:value="0.02073164" calcext:value-type="float">
            <text:p>0.02073164</text:p>
          </table:table-cell>
          <table:table-cell office:value-type="float" office:value="0.01934497" calcext:value-type="float">
            <text:p>0.01934497</text:p>
          </table:table-cell>
          <table:table-cell office:value-type="float" office:value="0.02439072" calcext:value-type="float">
            <text:p>0.02439072</text:p>
          </table:table-cell>
          <table:table-cell office:value-type="float" office:value="0.004937766" calcext:value-type="float">
            <text:p>0.004937766</text:p>
          </table:table-cell>
          <table:table-cell office:value-type="float" office:value="0.004350686" calcext:value-type="float">
            <text:p>0.004350686</text:p>
          </table:table-cell>
          <table:table-cell office:value-type="float" office:value="0" calcext:value-type="float">
            <text:p>0</text:p>
          </table:table-cell>
          <table:table-cell office:value-type="float" office:value="28.42691" calcext:value-type="float">
            <text:p>28.42691</text:p>
          </table:table-cell>
          <table:table-cell office:value-type="float" office:value="24.12002" calcext:value-type="float">
            <text:p>24.12002</text:p>
          </table:table-cell>
          <table:table-cell office:value-type="float" office:value="22.50314" calcext:value-type="float">
            <text:p>22.50314</text:p>
          </table:table-cell>
          <table:table-cell office:value-type="float" office:value="16.73661" calcext:value-type="float">
            <text:p>16.73661</text:p>
          </table:table-cell>
          <table:table-cell office:value-type="float" office:value="13.112" calcext:value-type="float">
            <text:p>13.112</text:p>
          </table:table-cell>
          <table:table-cell office:value-type="float" office:value="4.407356" calcext:value-type="float">
            <text:p>4.407356</text:p>
          </table:table-cell>
          <table:table-cell office:value-type="float" office:value="1.217802" calcext:value-type="float">
            <text:p>1.217802</text:p>
          </table:table-cell>
          <table:table-cell office:value-type="float" office:value="1.98366" calcext:value-type="float">
            <text:p>1.98366</text:p>
          </table:table-cell>
          <table:table-cell office:value-type="float" office:value="1.583916" calcext:value-type="float">
            <text:p>1.583916</text:p>
          </table:table-cell>
          <table:table-cell office:value-type="float" office:value="0.6533646" calcext:value-type="float">
            <text:p>0.6533646</text:p>
          </table:table-cell>
          <table:table-cell office:value-type="float" office:value="0.3280396" calcext:value-type="float">
            <text:p>0.3280396</text:p>
          </table:table-cell>
          <table:table-cell office:value-type="float" office:value="0.4244331" calcext:value-type="float">
            <text:p>0.4244331</text:p>
          </table:table-cell>
          <table:table-cell office:value-type="float" office:value="0.3217406" calcext:value-type="float">
            <text:p>0.3217406</text:p>
          </table:table-cell>
          <table:table-cell office:value-type="float" office:value="0.347062" calcext:value-type="float">
            <text:p>0.347062</text:p>
          </table:table-cell>
          <table:table-cell office:value-type="float" office:value="0" calcext:value-type="float">
            <text:p>0</text:p>
          </table:table-cell>
          <table:table-cell office:value-type="float" office:value="28.43017" calcext:value-type="float">
            <text:p>28.43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7499" calcext:value-type="float">
            <text:p>0.01937499</text:p>
          </table:table-cell>
          <table:table-cell office:value-type="float" office:value="0" calcext:value-type="float">
            <text:p>0</text:p>
          </table:table-cell>
          <table:table-cell office:value-type="float" office:value="-0.00001731655" calcext:value-type="float">
            <text:p>-1.731655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31.53165" calcext:value-type="float">
            <text:p>31.53165</text:p>
          </table:table-cell>
          <table:table-cell office:value-type="float" office:value="1095.522" calcext:value-type="float">
            <text:p>1095.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5946" calcext:value-type="float">
            <text:p>0.1075946</text:p>
          </table:table-cell>
          <table:table-cell office:value-type="float" office:value="7.449658" calcext:value-type="float">
            <text:p>7.449658</text:p>
          </table:table-cell>
          <table:table-cell office:value-type="float" office:value="0" calcext:value-type="float">
            <text:p>0</text:p>
          </table:table-cell>
          <table:table-cell office:value-type="float" office:value="0.0000003529753" calcext:value-type="float">
            <text:p>3.529753E-07</text:p>
          </table:table-cell>
          <table:table-cell office:value-type="float" office:value="0" calcext:value-type="float">
            <text:p>0</text:p>
          </table:table-cell>
          <table:table-cell office:value-type="float" office:value="-0.0009517625" calcext:value-type="float">
            <text:p>-0.0009517625</text:p>
          </table:table-cell>
          <table:table-cell office:value-type="float" office:value="-0.000008975925" calcext:value-type="float">
            <text:p>-8.975925E-06</text:p>
          </table:table-cell>
          <table:table-cell office:value-type="float" office:value="0.0002078147" calcext:value-type="float">
            <text:p>0.0002078147</text:p>
          </table:table-cell>
          <table:table-cell office:value-type="float" office:value="0.00008891756" calcext:value-type="float">
            <text:p>8.891756E-05</text:p>
          </table:table-cell>
          <table:table-cell office:value-type="float" office:value="13.20415" calcext:value-type="float">
            <text:p>13.20415</text:p>
          </table:table-cell>
          <table:table-cell office:value-type="float" office:value="0.04251988" calcext:value-type="float">
            <text:p>0.04251988</text:p>
          </table:table-cell>
          <table:table-cell office:value-type="float" office:value="0.06127747" calcext:value-type="float">
            <text:p>0.06127747</text:p>
          </table:table-cell>
          <table:table-cell office:value-type="float" office:value="0.0479088" calcext:value-type="float">
            <text:p>0.0479088</text:p>
          </table:table-cell>
          <table:table-cell office:value-type="float" office:value="0.02681587" calcext:value-type="float">
            <text:p>0.02681587</text:p>
          </table:table-cell>
          <table:table-cell office:value-type="float" office:value="0.02555256" calcext:value-type="float">
            <text:p>0.02555256</text:p>
          </table:table-cell>
          <table:table-cell office:value-type="float" office:value="0.0145478" calcext:value-type="float">
            <text:p>0.0145478</text:p>
          </table:table-cell>
          <table:table-cell office:value-type="float" office:value="0.01340115" calcext:value-type="float">
            <text:p>0.01340115</text:p>
          </table:table-cell>
          <table:table-cell office:value-type="float" office:value="0.02811033" calcext:value-type="float">
            <text:p>0.02811033</text:p>
          </table:table-cell>
          <table:table-cell office:value-type="float" office:value="0.02273229" calcext:value-type="float">
            <text:p>0.02273229</text:p>
          </table:table-cell>
          <table:table-cell office:value-type="float" office:value="0.02075571" calcext:value-type="float">
            <text:p>0.02075571</text:p>
          </table:table-cell>
          <table:table-cell office:value-type="float" office:value="0.01936956" calcext:value-type="float">
            <text:p>0.01936956</text:p>
          </table:table-cell>
          <table:table-cell office:value-type="float" office:value="0.02440686" calcext:value-type="float">
            <text:p>0.02440686</text:p>
          </table:table-cell>
          <table:table-cell office:value-type="float" office:value="0.00494327" calcext:value-type="float">
            <text:p>0.00494327</text:p>
          </table:table-cell>
          <table:table-cell office:value-type="float" office:value="0.004342852" calcext:value-type="float">
            <text:p>0.004342852</text:p>
          </table:table-cell>
          <table:table-cell office:value-type="float" office:value="0" calcext:value-type="float">
            <text:p>0</text:p>
          </table:table-cell>
          <table:table-cell office:value-type="float" office:value="24.11" calcext:value-type="float">
            <text:p>24.11</text:p>
          </table:table-cell>
          <table:table-cell office:value-type="float" office:value="23.25684" calcext:value-type="float">
            <text:p>23.25684</text:p>
          </table:table-cell>
          <table:table-cell office:value-type="float" office:value="22.34017" calcext:value-type="float">
            <text:p>22.34017</text:p>
          </table:table-cell>
          <table:table-cell office:value-type="float" office:value="16.70532" calcext:value-type="float">
            <text:p>16.70532</text:p>
          </table:table-cell>
          <table:table-cell office:value-type="float" office:value="13.05748" calcext:value-type="float">
            <text:p>13.05748</text:p>
          </table:table-cell>
          <table:table-cell office:value-type="float" office:value="4.405801" calcext:value-type="float">
            <text:p>4.405801</text:p>
          </table:table-cell>
          <table:table-cell office:value-type="float" office:value="1.224436" calcext:value-type="float">
            <text:p>1.224436</text:p>
          </table:table-cell>
          <table:table-cell office:value-type="float" office:value="1.984556" calcext:value-type="float">
            <text:p>1.984556</text:p>
          </table:table-cell>
          <table:table-cell office:value-type="float" office:value="1.586501" calcext:value-type="float">
            <text:p>1.586501</text:p>
          </table:table-cell>
          <table:table-cell office:value-type="float" office:value="0.6542755" calcext:value-type="float">
            <text:p>0.6542755</text:p>
          </table:table-cell>
          <table:table-cell office:value-type="float" office:value="0.3289758" calcext:value-type="float">
            <text:p>0.3289758</text:p>
          </table:table-cell>
          <table:table-cell office:value-type="float" office:value="0.4251753" calcext:value-type="float">
            <text:p>0.4251753</text:p>
          </table:table-cell>
          <table:table-cell office:value-type="float" office:value="0.3242121" calcext:value-type="float">
            <text:p>0.3242121</text:p>
          </table:table-cell>
          <table:table-cell office:value-type="float" office:value="0.3454257" calcext:value-type="float">
            <text:p>0.3454257</text:p>
          </table:table-cell>
          <table:table-cell office:value-type="float" office:value="0" calcext:value-type="float">
            <text:p>0</text:p>
          </table:table-cell>
          <table:table-cell office:value-type="float" office:value="28.46255" calcext:value-type="float">
            <text:p>28.46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754" calcext:value-type="float">
            <text:p>0.0222754</text:p>
          </table:table-cell>
          <table:table-cell office:value-type="float" office:value="0" calcext:value-type="float">
            <text:p>0</text:p>
          </table:table-cell>
          <table:table-cell office:value-type="float" office:value="-0.00001941979" calcext:value-type="float">
            <text:p>-1.941979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31.52998" calcext:value-type="float">
            <text:p>31.52998</text:p>
          </table:table-cell>
          <table:table-cell office:value-type="float" office:value="1095.52" calcext:value-type="float">
            <text:p>109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9117" calcext:value-type="float">
            <text:p>0.1079117</text:p>
          </table:table-cell>
          <table:table-cell office:value-type="float" office:value="7.453069" calcext:value-type="float">
            <text:p>7.453069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651" calcext:value-type="float">
            <text:p>3.556651E-07</text:p>
          </table:table-cell>
          <table:table-cell office:value-type="float" office:value="0" calcext:value-type="float">
            <text:p>0</text:p>
          </table:table-cell>
          <table:table-cell office:value-type="float" office:value="-0.001521528" calcext:value-type="float">
            <text:p>-0.001521528</text:p>
          </table:table-cell>
          <table:table-cell office:value-type="float" office:value="-0.000009060715" calcext:value-type="float">
            <text:p>-9.060715E-06</text:p>
          </table:table-cell>
          <table:table-cell office:value-type="float" office:value="0.0002353851" calcext:value-type="float">
            <text:p>0.0002353851</text:p>
          </table:table-cell>
          <table:table-cell office:value-type="float" office:value="0.00009345359" calcext:value-type="float">
            <text:p>9.345359E-05</text:p>
          </table:table-cell>
          <table:table-cell office:value-type="float" office:value="13.20297" calcext:value-type="float">
            <text:p>13.20297</text:p>
          </table:table-cell>
          <table:table-cell office:value-type="float" office:value="0.04963776" calcext:value-type="float">
            <text:p>0.04963776</text:p>
          </table:table-cell>
          <table:table-cell office:value-type="float" office:value="0.06305612" calcext:value-type="float">
            <text:p>0.06305612</text:p>
          </table:table-cell>
          <table:table-cell office:value-type="float" office:value="0.04927917" calcext:value-type="float">
            <text:p>0.04927917</text:p>
          </table:table-cell>
          <table:table-cell office:value-type="float" office:value="0.02705642" calcext:value-type="float">
            <text:p>0.02705642</text:p>
          </table:table-cell>
          <table:table-cell office:value-type="float" office:value="0.02582812" calcext:value-type="float">
            <text:p>0.02582812</text:p>
          </table:table-cell>
          <table:table-cell office:value-type="float" office:value="0.01456176" calcext:value-type="float">
            <text:p>0.01456176</text:p>
          </table:table-cell>
          <table:table-cell office:value-type="float" office:value="0.01345194" calcext:value-type="float">
            <text:p>0.01345194</text:p>
          </table:table-cell>
          <table:table-cell office:value-type="float" office:value="0.02813116" calcext:value-type="float">
            <text:p>0.02813116</text:p>
          </table:table-cell>
          <table:table-cell office:value-type="float" office:value="0.02275951" calcext:value-type="float">
            <text:p>0.02275951</text:p>
          </table:table-cell>
          <table:table-cell office:value-type="float" office:value="0.02077885" calcext:value-type="float">
            <text:p>0.02077885</text:p>
          </table:table-cell>
          <table:table-cell office:value-type="float" office:value="0.01939393" calcext:value-type="float">
            <text:p>0.01939393</text:p>
          </table:table-cell>
          <table:table-cell office:value-type="float" office:value="0.02442234" calcext:value-type="float">
            <text:p>0.02442234</text:p>
          </table:table-cell>
          <table:table-cell office:value-type="float" office:value="0.004940656" calcext:value-type="float">
            <text:p>0.004940656</text:p>
          </table:table-cell>
          <table:table-cell office:value-type="float" office:value="0.004343279" calcext:value-type="float">
            <text:p>0.004343279</text:p>
          </table:table-cell>
          <table:table-cell office:value-type="float" office:value="0" calcext:value-type="float">
            <text:p>0</text:p>
          </table:table-cell>
          <table:table-cell office:value-type="float" office:value="28.4215" calcext:value-type="float">
            <text:p>28.4215</text:p>
          </table:table-cell>
          <table:table-cell office:value-type="float" office:value="22.7923" calcext:value-type="float">
            <text:p>22.7923</text:p>
          </table:table-cell>
          <table:table-cell office:value-type="float" office:value="22.07929" calcext:value-type="float">
            <text:p>22.07929</text:p>
          </table:table-cell>
          <table:table-cell office:value-type="float" office:value="16.65067" calcext:value-type="float">
            <text:p>16.65067</text:p>
          </table:table-cell>
          <table:table-cell office:value-type="float" office:value="12.99502" calcext:value-type="float">
            <text:p>12.99502</text:p>
          </table:table-cell>
          <table:table-cell office:value-type="float" office:value="4.403609" calcext:value-type="float">
            <text:p>4.403609</text:p>
          </table:table-cell>
          <table:table-cell office:value-type="float" office:value="1.232117" calcext:value-type="float">
            <text:p>1.232117</text:p>
          </table:table-cell>
          <table:table-cell office:value-type="float" office:value="1.985314" calcext:value-type="float">
            <text:p>1.985314</text:p>
          </table:table-cell>
          <table:table-cell office:value-type="float" office:value="1.588951" calcext:value-type="float">
            <text:p>1.588951</text:p>
          </table:table-cell>
          <table:table-cell office:value-type="float" office:value="0.6551996" calcext:value-type="float">
            <text:p>0.6551996</text:p>
          </table:table-cell>
          <table:table-cell office:value-type="float" office:value="0.3299141" calcext:value-type="float">
            <text:p>0.3299141</text:p>
          </table:table-cell>
          <table:table-cell office:value-type="float" office:value="0.4258541" calcext:value-type="float">
            <text:p>0.4258541</text:p>
          </table:table-cell>
          <table:table-cell office:value-type="float" office:value="0.3233946" calcext:value-type="float">
            <text:p>0.3233946</text:p>
          </table:table-cell>
          <table:table-cell office:value-type="float" office:value="0.3469103" calcext:value-type="float">
            <text:p>0.3469103</text:p>
          </table:table-cell>
          <table:table-cell office:value-type="float" office:value="0" calcext:value-type="float">
            <text:p>0</text:p>
          </table:table-cell>
          <table:table-cell office:value-type="float" office:value="28.48222" calcext:value-type="float">
            <text:p>28.48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41356" calcext:value-type="float">
            <text:p>0.02541356</text:p>
          </table:table-cell>
          <table:table-cell office:value-type="float" office:value="0" calcext:value-type="float">
            <text:p>0</text:p>
          </table:table-cell>
          <table:table-cell office:value-type="float" office:value="-0.00002138257" calcext:value-type="float">
            <text:p>-2.138257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31.52834" calcext:value-type="float">
            <text:p>31.52834</text:p>
          </table:table-cell>
          <table:table-cell office:value-type="float" office:value="1095.517" calcext:value-type="float">
            <text:p>1095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344" calcext:value-type="float">
            <text:p>0.1078344</text:p>
          </table:table-cell>
          <table:table-cell office:value-type="float" office:value="7.456053" calcext:value-type="float">
            <text:p>7.456053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659" calcext:value-type="float">
            <text:p>3.556659E-07</text:p>
          </table:table-cell>
          <table:table-cell office:value-type="float" office:value="0" calcext:value-type="float">
            <text:p>0</text:p>
          </table:table-cell>
          <table:table-cell office:value-type="float" office:value="-0.001521528" calcext:value-type="float">
            <text:p>-0.001521528</text:p>
          </table:table-cell>
          <table:table-cell office:value-type="float" office:value="-0.00001053041" calcext:value-type="float">
            <text:p>-1.053041E-05</text:p>
          </table:table-cell>
          <table:table-cell office:value-type="float" office:value="0.0002606328" calcext:value-type="float">
            <text:p>0.0002606328</text:p>
          </table:table-cell>
          <table:table-cell office:value-type="float" office:value="0.0001000676" calcext:value-type="float">
            <text:p>0.0001000676</text:p>
          </table:table-cell>
          <table:table-cell office:value-type="float" office:value="13.20318" calcext:value-type="float">
            <text:p>13.20318</text:p>
          </table:table-cell>
          <table:table-cell office:value-type="float" office:value="0.05081524" calcext:value-type="float">
            <text:p>0.05081524</text:p>
          </table:table-cell>
          <table:table-cell office:value-type="float" office:value="0.06161391" calcext:value-type="float">
            <text:p>0.06161391</text:p>
          </table:table-cell>
          <table:table-cell office:value-type="float" office:value="0.04845387" calcext:value-type="float">
            <text:p>0.04845387</text:p>
          </table:table-cell>
          <table:table-cell office:value-type="float" office:value="0.02695689" calcext:value-type="float">
            <text:p>0.02695689</text:p>
          </table:table-cell>
          <table:table-cell office:value-type="float" office:value="0.02589681" calcext:value-type="float">
            <text:p>0.02589681</text:p>
          </table:table-cell>
          <table:table-cell office:value-type="float" office:value="0.01456516" calcext:value-type="float">
            <text:p>0.01456516</text:p>
          </table:table-cell>
          <table:table-cell office:value-type="float" office:value="0.01350546" calcext:value-type="float">
            <text:p>0.01350546</text:p>
          </table:table-cell>
          <table:table-cell office:value-type="float" office:value="0.02815966" calcext:value-type="float">
            <text:p>0.02815966</text:p>
          </table:table-cell>
          <table:table-cell office:value-type="float" office:value="0.02278752" calcext:value-type="float">
            <text:p>0.02278752</text:p>
          </table:table-cell>
          <table:table-cell office:value-type="float" office:value="0.02080137" calcext:value-type="float">
            <text:p>0.02080137</text:p>
          </table:table-cell>
          <table:table-cell office:value-type="float" office:value="0.01941798" calcext:value-type="float">
            <text:p>0.01941798</text:p>
          </table:table-cell>
          <table:table-cell office:value-type="float" office:value="0.02443714" calcext:value-type="float">
            <text:p>0.02443714</text:p>
          </table:table-cell>
          <table:table-cell office:value-type="float" office:value="0.004938809" calcext:value-type="float">
            <text:p>0.004938809</text:p>
          </table:table-cell>
          <table:table-cell office:value-type="float" office:value="0.004343156" calcext:value-type="float">
            <text:p>0.004343156</text:p>
          </table:table-cell>
          <table:table-cell office:value-type="float" office:value="0" calcext:value-type="float">
            <text:p>0</text:p>
          </table:table-cell>
          <table:table-cell office:value-type="float" office:value="34.06749" calcext:value-type="float">
            <text:p>34.06749</text:p>
          </table:table-cell>
          <table:table-cell office:value-type="float" office:value="23.1621" calcext:value-type="float">
            <text:p>23.1621</text:p>
          </table:table-cell>
          <table:table-cell office:value-type="float" office:value="21.89218" calcext:value-type="float">
            <text:p>21.89218</text:p>
          </table:table-cell>
          <table:table-cell office:value-type="float" office:value="16.58186" calcext:value-type="float">
            <text:p>16.58186</text:p>
          </table:table-cell>
          <table:table-cell office:value-type="float" office:value="12.92293" calcext:value-type="float">
            <text:p>12.92293</text:p>
          </table:table-cell>
          <table:table-cell office:value-type="float" office:value="4.400817" calcext:value-type="float">
            <text:p>4.400817</text:p>
          </table:table-cell>
          <table:table-cell office:value-type="float" office:value="1.240425" calcext:value-type="float">
            <text:p>1.240425</text:p>
          </table:table-cell>
          <table:table-cell office:value-type="float" office:value="1.985992" calcext:value-type="float">
            <text:p>1.985992</text:p>
          </table:table-cell>
          <table:table-cell office:value-type="float" office:value="1.59126" calcext:value-type="float">
            <text:p>1.59126</text:p>
          </table:table-cell>
          <table:table-cell office:value-type="float" office:value="0.6561322" calcext:value-type="float">
            <text:p>0.6561322</text:p>
          </table:table-cell>
          <table:table-cell office:value-type="float" office:value="0.3308405" calcext:value-type="float">
            <text:p>0.3308405</text:p>
          </table:table-cell>
          <table:table-cell office:value-type="float" office:value="0.426476" calcext:value-type="float">
            <text:p>0.426476</text:p>
          </table:table-cell>
          <table:table-cell office:value-type="float" office:value="0.3228664" calcext:value-type="float">
            <text:p>0.3228664</text:p>
          </table:table-cell>
          <table:table-cell office:value-type="float" office:value="0.3471603" calcext:value-type="float">
            <text:p>0.3471603</text:p>
          </table:table-cell>
          <table:table-cell office:value-type="float" office:value="0" calcext:value-type="float">
            <text:p>0</text:p>
          </table:table-cell>
          <table:table-cell office:value-type="float" office:value="28.4468" calcext:value-type="float">
            <text:p>28.4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0401" calcext:value-type="float">
            <text:p>0.02830401</text:p>
          </table:table-cell>
          <table:table-cell office:value-type="float" office:value="0" calcext:value-type="float">
            <text:p>0</text:p>
          </table:table-cell>
          <table:table-cell office:value-type="float" office:value="-0.00002345296" calcext:value-type="float">
            <text:p>-2.345296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31.52774" calcext:value-type="float">
            <text:p>31.52774</text:p>
          </table:table-cell>
          <table:table-cell office:value-type="float" office:value="1095.515" calcext:value-type="float">
            <text:p>1095.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3533" calcext:value-type="float">
            <text:p>0.1073533</text:p>
          </table:table-cell>
          <table:table-cell office:value-type="float" office:value="7.458266" calcext:value-type="float">
            <text:p>7.458266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734" calcext:value-type="float">
            <text:p>3.556734E-07</text:p>
          </table:table-cell>
          <table:table-cell office:value-type="float" office:value="0" calcext:value-type="float">
            <text:p>0</text:p>
          </table:table-cell>
          <table:table-cell office:value-type="float" office:value="-0.001521525" calcext:value-type="float">
            <text:p>-0.001521525</text:p>
          </table:table-cell>
          <table:table-cell office:value-type="float" office:value="-0.00001271075" calcext:value-type="float">
            <text:p>-1.271075E-05</text:p>
          </table:table-cell>
          <table:table-cell office:value-type="float" office:value="0.0002842259" calcext:value-type="float">
            <text:p>0.0002842259</text:p>
          </table:table-cell>
          <table:table-cell office:value-type="float" office:value="0.0001153468" calcext:value-type="float">
            <text:p>0.0001153468</text:p>
          </table:table-cell>
          <table:table-cell office:value-type="float" office:value="13.20798" calcext:value-type="float">
            <text:p>13.20798</text:p>
          </table:table-cell>
          <table:table-cell office:value-type="float" office:value="0.03882563" calcext:value-type="float">
            <text:p>0.03882563</text:p>
          </table:table-cell>
          <table:table-cell office:value-type="float" office:value="0.05727949" calcext:value-type="float">
            <text:p>0.05727949</text:p>
          </table:table-cell>
          <table:table-cell office:value-type="float" office:value="0.04536522" calcext:value-type="float">
            <text:p>0.04536522</text:p>
          </table:table-cell>
          <table:table-cell office:value-type="float" office:value="0.02621335" calcext:value-type="float">
            <text:p>0.02621335</text:p>
          </table:table-cell>
          <table:table-cell office:value-type="float" office:value="0.02528326" calcext:value-type="float">
            <text:p>0.02528326</text:p>
          </table:table-cell>
          <table:table-cell office:value-type="float" office:value="0.01442127" calcext:value-type="float">
            <text:p>0.01442127</text:p>
          </table:table-cell>
          <table:table-cell office:value-type="float" office:value="0.0135002" calcext:value-type="float">
            <text:p>0.0135002</text:p>
          </table:table-cell>
          <table:table-cell office:value-type="float" office:value="0.02817721" calcext:value-type="float">
            <text:p>0.02817721</text:p>
          </table:table-cell>
          <table:table-cell office:value-type="float" office:value="0.02281569" calcext:value-type="float">
            <text:p>0.02281569</text:p>
          </table:table-cell>
          <table:table-cell office:value-type="float" office:value="0.02082393" calcext:value-type="float">
            <text:p>0.02082393</text:p>
          </table:table-cell>
          <table:table-cell office:value-type="float" office:value="0.01944078" calcext:value-type="float">
            <text:p>0.01944078</text:p>
          </table:table-cell>
          <table:table-cell office:value-type="float" office:value="0.02445118" calcext:value-type="float">
            <text:p>0.02445118</text:p>
          </table:table-cell>
          <table:table-cell office:value-type="float" office:value="0.004937717" calcext:value-type="float">
            <text:p>0.004937717</text:p>
          </table:table-cell>
          <table:table-cell office:value-type="float" office:value="0.004342244" calcext:value-type="float">
            <text:p>0.004342244</text:p>
          </table:table-cell>
          <table:table-cell office:value-type="float" office:value="0" calcext:value-type="float">
            <text:p>0</text:p>
          </table:table-cell>
          <table:table-cell office:value-type="float" office:value="30.80749" calcext:value-type="float">
            <text:p>30.80749</text:p>
          </table:table-cell>
          <table:table-cell office:value-type="float" office:value="24.07506" calcext:value-type="float">
            <text:p>24.07506</text:p>
          </table:table-cell>
          <table:table-cell office:value-type="float" office:value="21.8889" calcext:value-type="float">
            <text:p>21.8889</text:p>
          </table:table-cell>
          <table:table-cell office:value-type="float" office:value="16.51651" calcext:value-type="float">
            <text:p>16.51651</text:p>
          </table:table-cell>
          <table:table-cell office:value-type="float" office:value="12.84107" calcext:value-type="float">
            <text:p>12.84107</text:p>
          </table:table-cell>
          <table:table-cell office:value-type="float" office:value="4.397441" calcext:value-type="float">
            <text:p>4.397441</text:p>
          </table:table-cell>
          <table:table-cell office:value-type="float" office:value="1.249432" calcext:value-type="float">
            <text:p>1.249432</text:p>
          </table:table-cell>
          <table:table-cell office:value-type="float" office:value="1.986748" calcext:value-type="float">
            <text:p>1.986748</text:p>
          </table:table-cell>
          <table:table-cell office:value-type="float" office:value="1.593476" calcext:value-type="float">
            <text:p>1.593476</text:p>
          </table:table-cell>
          <table:table-cell office:value-type="float" office:value="0.6570858" calcext:value-type="float">
            <text:p>0.6570858</text:p>
          </table:table-cell>
          <table:table-cell office:value-type="float" office:value="0.3316904" calcext:value-type="float">
            <text:p>0.3316904</text:p>
          </table:table-cell>
          <table:table-cell office:value-type="float" office:value="0.4270648" calcext:value-type="float">
            <text:p>0.4270648</text:p>
          </table:table-cell>
          <table:table-cell office:value-type="float" office:value="0.3225965" calcext:value-type="float">
            <text:p>0.3225965</text:p>
          </table:table-cell>
          <table:table-cell office:value-type="float" office:value="0.3471651" calcext:value-type="float">
            <text:p>0.3471651</text:p>
          </table:table-cell>
          <table:table-cell office:value-type="float" office:value="0" calcext:value-type="float">
            <text:p>0</text:p>
          </table:table-cell>
          <table:table-cell office:value-type="float" office:value="28.44592" calcext:value-type="float">
            <text:p>28.4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1011" calcext:value-type="float">
            <text:p>0.02991011</text:p>
          </table:table-cell>
          <table:table-cell office:value-type="float" office:value="0" calcext:value-type="float">
            <text:p>0</text:p>
          </table:table-cell>
          <table:table-cell office:value-type="float" office:value="-0.00002587725" calcext:value-type="float">
            <text:p>-2.587725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31.5268" calcext:value-type="float">
            <text:p>31.5268</text:p>
          </table:table-cell>
          <table:table-cell office:value-type="float" office:value="1095.512" calcext:value-type="float">
            <text:p>1095.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1403" calcext:value-type="float">
            <text:p>0.1071403</text:p>
          </table:table-cell>
          <table:table-cell office:value-type="float" office:value="7.460623" calcext:value-type="float">
            <text:p>7.460623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735" calcext:value-type="float">
            <text:p>3.556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1521525" calcext:value-type="float">
            <text:p>-0.001521525</text:p>
          </table:table-cell>
          <table:table-cell office:value-type="float" office:value="-0.00001357268" calcext:value-type="float">
            <text:p>-1.357268E-05</text:p>
          </table:table-cell>
          <table:table-cell office:value-type="float" office:value="0.0003092505" calcext:value-type="float">
            <text:p>0.0003092505</text:p>
          </table:table-cell>
          <table:table-cell office:value-type="float" office:value="0.0001303394" calcext:value-type="float">
            <text:p>0.0001303394</text:p>
          </table:table-cell>
          <table:table-cell office:value-type="float" office:value="13.21172" calcext:value-type="float">
            <text:p>13.21172</text:p>
          </table:table-cell>
          <table:table-cell office:value-type="float" office:value="0.03440115" calcext:value-type="float">
            <text:p>0.03440115</text:p>
          </table:table-cell>
          <table:table-cell office:value-type="float" office:value="0.05535422" calcext:value-type="float">
            <text:p>0.05535422</text:p>
          </table:table-cell>
          <table:table-cell office:value-type="float" office:value="0.04391575" calcext:value-type="float">
            <text:p>0.04391575</text:p>
          </table:table-cell>
          <table:table-cell office:value-type="float" office:value="0.02567667" calcext:value-type="float">
            <text:p>0.02567667</text:p>
          </table:table-cell>
          <table:table-cell office:value-type="float" office:value="0.0247446" calcext:value-type="float">
            <text:p>0.0247446</text:p>
          </table:table-cell>
          <table:table-cell office:value-type="float" office:value="0.01422793" calcext:value-type="float">
            <text:p>0.01422793</text:p>
          </table:table-cell>
          <table:table-cell office:value-type="float" office:value="0.01345462" calcext:value-type="float">
            <text:p>0.01345462</text:p>
          </table:table-cell>
          <table:table-cell office:value-type="float" office:value="0.02817448" calcext:value-type="float">
            <text:p>0.02817448</text:p>
          </table:table-cell>
          <table:table-cell office:value-type="float" office:value="0.02284046" calcext:value-type="float">
            <text:p>0.02284046</text:p>
          </table:table-cell>
          <table:table-cell office:value-type="float" office:value="0.02084591" calcext:value-type="float">
            <text:p>0.02084591</text:p>
          </table:table-cell>
          <table:table-cell office:value-type="float" office:value="0.01946353" calcext:value-type="float">
            <text:p>0.01946353</text:p>
          </table:table-cell>
          <table:table-cell office:value-type="float" office:value="0.02446447" calcext:value-type="float">
            <text:p>0.02446447</text:p>
          </table:table-cell>
          <table:table-cell office:value-type="float" office:value="0.004936655" calcext:value-type="float">
            <text:p>0.004936655</text:p>
          </table:table-cell>
          <table:table-cell office:value-type="float" office:value="0.004341338" calcext:value-type="float">
            <text:p>0.004341338</text:p>
          </table:table-cell>
          <table:table-cell office:value-type="float" office:value="0" calcext:value-type="float">
            <text:p>0</text:p>
          </table:table-cell>
          <table:table-cell office:value-type="float" office:value="27.61334" calcext:value-type="float">
            <text:p>27.61334</text:p>
          </table:table-cell>
          <table:table-cell office:value-type="float" office:value="23.73151" calcext:value-type="float">
            <text:p>23.73151</text:p>
          </table:table-cell>
          <table:table-cell office:value-type="float" office:value="21.85569" calcext:value-type="float">
            <text:p>21.85569</text:p>
          </table:table-cell>
          <table:table-cell office:value-type="float" office:value="16.46778" calcext:value-type="float">
            <text:p>16.46778</text:p>
          </table:table-cell>
          <table:table-cell office:value-type="float" office:value="12.76187" calcext:value-type="float">
            <text:p>12.76187</text:p>
          </table:table-cell>
          <table:table-cell office:value-type="float" office:value="4.393535" calcext:value-type="float">
            <text:p>4.393535</text:p>
          </table:table-cell>
          <table:table-cell office:value-type="float" office:value="1.258948" calcext:value-type="float">
            <text:p>1.258948</text:p>
          </table:table-cell>
          <table:table-cell office:value-type="float" office:value="1.987682" calcext:value-type="float">
            <text:p>1.987682</text:p>
          </table:table-cell>
          <table:table-cell office:value-type="float" office:value="1.595594" calcext:value-type="float">
            <text:p>1.595594</text:p>
          </table:table-cell>
          <table:table-cell office:value-type="float" office:value="0.6580372" calcext:value-type="float">
            <text:p>0.6580372</text:p>
          </table:table-cell>
          <table:table-cell office:value-type="float" office:value="0.3325512" calcext:value-type="float">
            <text:p>0.3325512</text:p>
          </table:table-cell>
          <table:table-cell office:value-type="float" office:value="0.4276254" calcext:value-type="float">
            <text:p>0.4276254</text:p>
          </table:table-cell>
          <table:table-cell office:value-type="float" office:value="0.3223411" calcext:value-type="float">
            <text:p>0.3223411</text:p>
          </table:table-cell>
          <table:table-cell office:value-type="float" office:value="0.3471699" calcext:value-type="float">
            <text:p>0.3471699</text:p>
          </table:table-cell>
          <table:table-cell office:value-type="float" office:value="0" calcext:value-type="float">
            <text:p>0</text:p>
          </table:table-cell>
          <table:table-cell office:value-type="float" office:value="28.46029" calcext:value-type="float">
            <text:p>28.46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3451" calcext:value-type="float">
            <text:p>0.03203451</text:p>
          </table:table-cell>
          <table:table-cell office:value-type="float" office:value="0" calcext:value-type="float">
            <text:p>0</text:p>
          </table:table-cell>
          <table:table-cell office:value-type="float" office:value="-0.00002831289" calcext:value-type="float">
            <text:p>-2.831289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31.52557" calcext:value-type="float">
            <text:p>31.52557</text:p>
          </table:table-cell>
          <table:table-cell office:value-type="float" office:value="1095.51" calcext:value-type="float">
            <text:p>109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0617" calcext:value-type="float">
            <text:p>0.1070617</text:p>
          </table:table-cell>
          <table:table-cell office:value-type="float" office:value="7.463215" calcext:value-type="float">
            <text:p>7.463215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735" calcext:value-type="float">
            <text:p>3.556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1521525" calcext:value-type="float">
            <text:p>-0.001521525</text:p>
          </table:table-cell>
          <table:table-cell office:value-type="float" office:value="-0.00001552002" calcext:value-type="float">
            <text:p>-1.552002E-05</text:p>
          </table:table-cell>
          <table:table-cell office:value-type="float" office:value="0.0003370172" calcext:value-type="float">
            <text:p>0.0003370172</text:p>
          </table:table-cell>
          <table:table-cell office:value-type="float" office:value="0.0001413884" calcext:value-type="float">
            <text:p>0.0001413884</text:p>
          </table:table-cell>
          <table:table-cell office:value-type="float" office:value="13.21438" calcext:value-type="float">
            <text:p>13.21438</text:p>
          </table:table-cell>
          <table:table-cell office:value-type="float" office:value="0.03491359" calcext:value-type="float">
            <text:p>0.03491359</text:p>
          </table:table-cell>
          <table:table-cell office:value-type="float" office:value="0.05389702" calcext:value-type="float">
            <text:p>0.05389702</text:p>
          </table:table-cell>
          <table:table-cell office:value-type="float" office:value="0.04305981" calcext:value-type="float">
            <text:p>0.04305981</text:p>
          </table:table-cell>
          <table:table-cell office:value-type="float" office:value="0.02539076" calcext:value-type="float">
            <text:p>0.02539076</text:p>
          </table:table-cell>
          <table:table-cell office:value-type="float" office:value="0.02454296" calcext:value-type="float">
            <text:p>0.02454296</text:p>
          </table:table-cell>
          <table:table-cell office:value-type="float" office:value="0.01410436" calcext:value-type="float">
            <text:p>0.01410436</text:p>
          </table:table-cell>
          <table:table-cell office:value-type="float" office:value="0.01342484" calcext:value-type="float">
            <text:p>0.01342484</text:p>
          </table:table-cell>
          <table:table-cell office:value-type="float" office:value="0.02816456" calcext:value-type="float">
            <text:p>0.02816456</text:p>
          </table:table-cell>
          <table:table-cell office:value-type="float" office:value="0.02286099" calcext:value-type="float">
            <text:p>0.02286099</text:p>
          </table:table-cell>
          <table:table-cell office:value-type="float" office:value="0.02086707" calcext:value-type="float">
            <text:p>0.02086707</text:p>
          </table:table-cell>
          <table:table-cell office:value-type="float" office:value="0.01948617" calcext:value-type="float">
            <text:p>0.01948617</text:p>
          </table:table-cell>
          <table:table-cell office:value-type="float" office:value="0.02447709" calcext:value-type="float">
            <text:p>0.02447709</text:p>
          </table:table-cell>
          <table:table-cell office:value-type="float" office:value="0.004935612" calcext:value-type="float">
            <text:p>0.004935612</text:p>
          </table:table-cell>
          <table:table-cell office:value-type="float" office:value="0.004340444" calcext:value-type="float">
            <text:p>0.004340444</text:p>
          </table:table-cell>
          <table:table-cell office:value-type="float" office:value="0" calcext:value-type="float">
            <text:p>0</text:p>
          </table:table-cell>
          <table:table-cell office:value-type="float" office:value="31.15408" calcext:value-type="float">
            <text:p>31.15408</text:p>
          </table:table-cell>
          <table:table-cell office:value-type="float" office:value="23.11955" calcext:value-type="float">
            <text:p>23.11955</text:p>
          </table:table-cell>
          <table:table-cell office:value-type="float" office:value="21.70106" calcext:value-type="float">
            <text:p>21.70106</text:p>
          </table:table-cell>
          <table:table-cell office:value-type="float" office:value="16.40972" calcext:value-type="float">
            <text:p>16.40972</text:p>
          </table:table-cell>
          <table:table-cell office:value-type="float" office:value="12.68941" calcext:value-type="float">
            <text:p>12.68941</text:p>
          </table:table-cell>
          <table:table-cell office:value-type="float" office:value="4.389676" calcext:value-type="float">
            <text:p>4.389676</text:p>
          </table:table-cell>
          <table:table-cell office:value-type="float" office:value="1.268605" calcext:value-type="float">
            <text:p>1.268605</text:p>
          </table:table-cell>
          <table:table-cell office:value-type="float" office:value="1.988729" calcext:value-type="float">
            <text:p>1.988729</text:p>
          </table:table-cell>
          <table:table-cell office:value-type="float" office:value="1.597634" calcext:value-type="float">
            <text:p>1.597634</text:p>
          </table:table-cell>
          <table:table-cell office:value-type="float" office:value="0.6589882" calcext:value-type="float">
            <text:p>0.6589882</text:p>
          </table:table-cell>
          <table:table-cell office:value-type="float" office:value="0.3334185" calcext:value-type="float">
            <text:p>0.3334185</text:p>
          </table:table-cell>
          <table:table-cell office:value-type="float" office:value="0.4281635" calcext:value-type="float">
            <text:p>0.4281635</text:p>
          </table:table-cell>
          <table:table-cell office:value-type="float" office:value="0.3220968" calcext:value-type="float">
            <text:p>0.3220968</text:p>
          </table:table-cell>
          <table:table-cell office:value-type="float" office:value="0.3471753" calcext:value-type="float">
            <text:p>0.3471753</text:p>
          </table:table-cell>
          <table:table-cell office:value-type="float" office:value="0" calcext:value-type="float">
            <text:p>0</text:p>
          </table:table-cell>
          <table:table-cell office:value-type="float" office:value="28.48023" calcext:value-type="float">
            <text:p>28.48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2684" calcext:value-type="float">
            <text:p>0.03452684</text:p>
          </table:table-cell>
          <table:table-cell office:value-type="float" office:value="0" calcext:value-type="float">
            <text:p>0</text:p>
          </table:table-cell>
          <table:table-cell office:value-type="float" office:value="-0.00003068887" calcext:value-type="float">
            <text:p>-3.068887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31.52566" calcext:value-type="float">
            <text:p>31.52566</text:p>
          </table:table-cell>
          <table:table-cell office:value-type="float" office:value="1095.508" calcext:value-type="float">
            <text:p>1095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566" calcext:value-type="float">
            <text:p>0.106566</text:p>
          </table:table-cell>
          <table:table-cell office:value-type="float" office:value="7.464766" calcext:value-type="float">
            <text:p>7.464766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735" calcext:value-type="float">
            <text:p>3.556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1521525" calcext:value-type="float">
            <text:p>-0.001521525</text:p>
          </table:table-cell>
          <table:table-cell office:value-type="float" office:value="-0.00001933359" calcext:value-type="float">
            <text:p>-1.933359E-05</text:p>
          </table:table-cell>
          <table:table-cell office:value-type="float" office:value="0.0003630517" calcext:value-type="float">
            <text:p>0.0003630517</text:p>
          </table:table-cell>
          <table:table-cell office:value-type="float" office:value="0.000159633" calcext:value-type="float">
            <text:p>0.000159633</text:p>
          </table:table-cell>
          <table:table-cell office:value-type="float" office:value="13.22211" calcext:value-type="float">
            <text:p>13.22211</text:p>
          </table:table-cell>
          <table:table-cell office:value-type="float" office:value="0.02818148" calcext:value-type="float">
            <text:p>0.02818148</text:p>
          </table:table-cell>
          <table:table-cell office:value-type="float" office:value="0.05045798" calcext:value-type="float">
            <text:p>0.05045798</text:p>
          </table:table-cell>
          <table:table-cell office:value-type="float" office:value="0.04048335" calcext:value-type="float">
            <text:p>0.04048335</text:p>
          </table:table-cell>
          <table:table-cell office:value-type="float" office:value="0.02466106" calcext:value-type="float">
            <text:p>0.02466106</text:p>
          </table:table-cell>
          <table:table-cell office:value-type="float" office:value="0.02392092" calcext:value-type="float">
            <text:p>0.02392092</text:p>
          </table:table-cell>
          <table:table-cell office:value-type="float" office:value="0.01388523" calcext:value-type="float">
            <text:p>0.01388523</text:p>
          </table:table-cell>
          <table:table-cell office:value-type="float" office:value="0.01335751" calcext:value-type="float">
            <text:p>0.01335751</text:p>
          </table:table-cell>
          <table:table-cell office:value-type="float" office:value="0.02814605" calcext:value-type="float">
            <text:p>0.02814605</text:p>
          </table:table-cell>
          <table:table-cell office:value-type="float" office:value="0.02287818" calcext:value-type="float">
            <text:p>0.02287818</text:p>
          </table:table-cell>
          <table:table-cell office:value-type="float" office:value="0.02088724" calcext:value-type="float">
            <text:p>0.02088724</text:p>
          </table:table-cell>
          <table:table-cell office:value-type="float" office:value="0.01950863" calcext:value-type="float">
            <text:p>0.01950863</text:p>
          </table:table-cell>
          <table:table-cell office:value-type="float" office:value="0.02449006" calcext:value-type="float">
            <text:p>0.02449006</text:p>
          </table:table-cell>
          <table:table-cell office:value-type="float" office:value="0.004934603" calcext:value-type="float">
            <text:p>0.004934603</text:p>
          </table:table-cell>
          <table:table-cell office:value-type="float" office:value="0.004339558" calcext:value-type="float">
            <text:p>0.004339558</text:p>
          </table:table-cell>
          <table:table-cell office:value-type="float" office:value="0" calcext:value-type="float">
            <text:p>0</text:p>
          </table:table-cell>
          <table:table-cell office:value-type="float" office:value="28.39718" calcext:value-type="float">
            <text:p>28.39718</text:p>
          </table:table-cell>
          <table:table-cell office:value-type="float" office:value="22.94019" calcext:value-type="float">
            <text:p>22.94019</text:p>
          </table:table-cell>
          <table:table-cell office:value-type="float" office:value="21.55153" calcext:value-type="float">
            <text:p>21.55153</text:p>
          </table:table-cell>
          <table:table-cell office:value-type="float" office:value="16.32783" calcext:value-type="float">
            <text:p>16.32783</text:p>
          </table:table-cell>
          <table:table-cell office:value-type="float" office:value="12.61122" calcext:value-type="float">
            <text:p>12.61122</text:p>
          </table:table-cell>
          <table:table-cell office:value-type="float" office:value="4.386307" calcext:value-type="float">
            <text:p>4.386307</text:p>
          </table:table-cell>
          <table:table-cell office:value-type="float" office:value="1.27863" calcext:value-type="float">
            <text:p>1.27863</text:p>
          </table:table-cell>
          <table:table-cell office:value-type="float" office:value="1.989877" calcext:value-type="float">
            <text:p>1.989877</text:p>
          </table:table-cell>
          <table:table-cell office:value-type="float" office:value="1.599604" calcext:value-type="float">
            <text:p>1.599604</text:p>
          </table:table-cell>
          <table:table-cell office:value-type="float" office:value="0.6599427" calcext:value-type="float">
            <text:p>0.6599427</text:p>
          </table:table-cell>
          <table:table-cell office:value-type="float" office:value="0.334289" calcext:value-type="float">
            <text:p>0.334289</text:p>
          </table:table-cell>
          <table:table-cell office:value-type="float" office:value="0.4286831" calcext:value-type="float">
            <text:p>0.4286831</text:p>
          </table:table-cell>
          <table:table-cell office:value-type="float" office:value="0.3218612" calcext:value-type="float">
            <text:p>0.3218612</text:p>
          </table:table-cell>
          <table:table-cell office:value-type="float" office:value="0.3471802" calcext:value-type="float">
            <text:p>0.3471802</text:p>
          </table:table-cell>
          <table:table-cell office:value-type="float" office:value="0" calcext:value-type="float">
            <text:p>0</text:p>
          </table:table-cell>
          <table:table-cell office:value-type="float" office:value="28.40752" calcext:value-type="float">
            <text:p>28.4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56639" calcext:value-type="float">
            <text:p>0.03556639</text:p>
          </table:table-cell>
          <table:table-cell office:value-type="float" office:value="0" calcext:value-type="float">
            <text:p>0</text:p>
          </table:table-cell>
          <table:table-cell office:value-type="float" office:value="-0.00003348491" calcext:value-type="float">
            <text:p>-3.348491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31.52415" calcext:value-type="float">
            <text:p>31.52415</text:p>
          </table:table-cell>
          <table:table-cell office:value-type="float" office:value="1095.504" calcext:value-type="float">
            <text:p>1095.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576" calcext:value-type="float">
            <text:p>0.106576</text:p>
          </table:table-cell>
          <table:table-cell office:value-type="float" office:value="7.468391" calcext:value-type="float">
            <text:p>7.468391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735" calcext:value-type="float">
            <text:p>3.556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2226563" calcext:value-type="float">
            <text:p>-0.002226563</text:p>
          </table:table-cell>
          <table:table-cell office:value-type="float" office:value="-0.00001937848" calcext:value-type="float">
            <text:p>-1.937848E-05</text:p>
          </table:table-cell>
          <table:table-cell office:value-type="float" office:value="0.0003910069" calcext:value-type="float">
            <text:p>0.0003910069</text:p>
          </table:table-cell>
          <table:table-cell office:value-type="float" office:value="0.0001770347" calcext:value-type="float">
            <text:p>0.0001770347</text:p>
          </table:table-cell>
          <table:table-cell office:value-type="float" office:value="13.22559" calcext:value-type="float">
            <text:p>13.22559</text:p>
          </table:table-cell>
          <table:table-cell office:value-type="float" office:value="0.02921828" calcext:value-type="float">
            <text:p>0.02921828</text:p>
          </table:table-cell>
          <table:table-cell office:value-type="float" office:value="0.05111712" calcext:value-type="float">
            <text:p>0.05111712</text:p>
          </table:table-cell>
          <table:table-cell office:value-type="float" office:value="0.04029852" calcext:value-type="float">
            <text:p>0.04029852</text:p>
          </table:table-cell>
          <table:table-cell office:value-type="float" office:value="0.02423755" calcext:value-type="float">
            <text:p>0.02423755</text:p>
          </table:table-cell>
          <table:table-cell office:value-type="float" office:value="0.02341387" calcext:value-type="float">
            <text:p>0.02341387</text:p>
          </table:table-cell>
          <table:table-cell office:value-type="float" office:value="0.01362051" calcext:value-type="float">
            <text:p>0.01362051</text:p>
          </table:table-cell>
          <table:table-cell office:value-type="float" office:value="0.0132367" calcext:value-type="float">
            <text:p>0.0132367</text:p>
          </table:table-cell>
          <table:table-cell office:value-type="float" office:value="0.02810119" calcext:value-type="float">
            <text:p>0.02810119</text:p>
          </table:table-cell>
          <table:table-cell office:value-type="float" office:value="0.02288855" calcext:value-type="float">
            <text:p>0.02288855</text:p>
          </table:table-cell>
          <table:table-cell office:value-type="float" office:value="0.02090512" calcext:value-type="float">
            <text:p>0.02090512</text:p>
          </table:table-cell>
          <table:table-cell office:value-type="float" office:value="0.01953084" calcext:value-type="float">
            <text:p>0.01953084</text:p>
          </table:table-cell>
          <table:table-cell office:value-type="float" office:value="0.02450404" calcext:value-type="float">
            <text:p>0.02450404</text:p>
          </table:table-cell>
          <table:table-cell office:value-type="float" office:value="0.004954201" calcext:value-type="float">
            <text:p>0.004954201</text:p>
          </table:table-cell>
          <table:table-cell office:value-type="float" office:value="0.004317685" calcext:value-type="float">
            <text:p>0.004317685</text:p>
          </table:table-cell>
          <table:table-cell office:value-type="float" office:value="0" calcext:value-type="float">
            <text:p>0</text:p>
          </table:table-cell>
          <table:table-cell office:value-type="float" office:value="27.16387" calcext:value-type="float">
            <text:p>27.16387</text:p>
          </table:table-cell>
          <table:table-cell office:value-type="float" office:value="22.6357" calcext:value-type="float">
            <text:p>22.6357</text:p>
          </table:table-cell>
          <table:table-cell office:value-type="float" office:value="21.38139" calcext:value-type="float">
            <text:p>21.38139</text:p>
          </table:table-cell>
          <table:table-cell office:value-type="float" office:value="16.24372" calcext:value-type="float">
            <text:p>16.24372</text:p>
          </table:table-cell>
          <table:table-cell office:value-type="float" office:value="12.52222" calcext:value-type="float">
            <text:p>12.52222</text:p>
          </table:table-cell>
          <table:table-cell office:value-type="float" office:value="4.382172" calcext:value-type="float">
            <text:p>4.382172</text:p>
          </table:table-cell>
          <table:table-cell office:value-type="float" office:value="1.289065" calcext:value-type="float">
            <text:p>1.289065</text:p>
          </table:table-cell>
          <table:table-cell office:value-type="float" office:value="1.991206" calcext:value-type="float">
            <text:p>1.991206</text:p>
          </table:table-cell>
          <table:table-cell office:value-type="float" office:value="1.60154" calcext:value-type="float">
            <text:p>1.60154</text:p>
          </table:table-cell>
          <table:table-cell office:value-type="float" office:value="0.6609057" calcext:value-type="float">
            <text:p>0.6609057</text:p>
          </table:table-cell>
          <table:table-cell office:value-type="float" office:value="0.3351774" calcext:value-type="float">
            <text:p>0.3351774</text:p>
          </table:table-cell>
          <table:table-cell office:value-type="float" office:value="0.4295522" calcext:value-type="float">
            <text:p>0.4295522</text:p>
          </table:table-cell>
          <table:table-cell office:value-type="float" office:value="0.3301626" calcext:value-type="float">
            <text:p>0.3301626</text:p>
          </table:table-cell>
          <table:table-cell office:value-type="float" office:value="0.3394886" calcext:value-type="float">
            <text:p>0.3394886</text:p>
          </table:table-cell>
          <table:table-cell office:value-type="float" office:value="0" calcext:value-type="float">
            <text:p>0</text:p>
          </table:table-cell>
          <table:table-cell office:value-type="float" office:value="28.44875" calcext:value-type="float">
            <text:p>28.44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7938" calcext:value-type="float">
            <text:p>0.03847938</text:p>
          </table:table-cell>
          <table:table-cell office:value-type="float" office:value="0" calcext:value-type="float">
            <text:p>0</text:p>
          </table:table-cell>
          <table:table-cell office:value-type="float" office:value="-0.00003616197" calcext:value-type="float">
            <text:p>-3.616197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31.52222" calcext:value-type="float">
            <text:p>31.52222</text:p>
          </table:table-cell>
          <table:table-cell office:value-type="float" office:value="1095.502" calcext:value-type="float">
            <text:p>1095.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9136" calcext:value-type="float">
            <text:p>0.1069136</text:p>
          </table:table-cell>
          <table:table-cell office:value-type="float" office:value="7.472393" calcext:value-type="float">
            <text:p>7.472393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735" calcext:value-type="float">
            <text:p>3.556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3075092" calcext:value-type="float">
            <text:p>-0.003075092</text:p>
          </table:table-cell>
          <table:table-cell office:value-type="float" office:value="-0.00002013265" calcext:value-type="float">
            <text:p>-2.013265E-05</text:p>
          </table:table-cell>
          <table:table-cell office:value-type="float" office:value="0.0004215144" calcext:value-type="float">
            <text:p>0.0004215144</text:p>
          </table:table-cell>
          <table:table-cell office:value-type="float" office:value="0.0001835156" calcext:value-type="float">
            <text:p>0.0001835156</text:p>
          </table:table-cell>
          <table:table-cell office:value-type="float" office:value="13.22546" calcext:value-type="float">
            <text:p>13.22546</text:p>
          </table:table-cell>
          <table:table-cell office:value-type="float" office:value="0.03467047" calcext:value-type="float">
            <text:p>0.03467047</text:p>
          </table:table-cell>
          <table:table-cell office:value-type="float" office:value="0.05316893" calcext:value-type="float">
            <text:p>0.05316893</text:p>
          </table:table-cell>
          <table:table-cell office:value-type="float" office:value="0.04188189" calcext:value-type="float">
            <text:p>0.04188189</text:p>
          </table:table-cell>
          <table:table-cell office:value-type="float" office:value="0.02447094" calcext:value-type="float">
            <text:p>0.02447094</text:p>
          </table:table-cell>
          <table:table-cell office:value-type="float" office:value="0.02369675" calcext:value-type="float">
            <text:p>0.02369675</text:p>
          </table:table-cell>
          <table:table-cell office:value-type="float" office:value="0.01357486" calcext:value-type="float">
            <text:p>0.01357486</text:p>
          </table:table-cell>
          <table:table-cell office:value-type="float" office:value="0.01320313" calcext:value-type="float">
            <text:p>0.01320313</text:p>
          </table:table-cell>
          <table:table-cell office:value-type="float" office:value="0.02806025" calcext:value-type="float">
            <text:p>0.02806025</text:p>
          </table:table-cell>
          <table:table-cell office:value-type="float" office:value="0.02289357" calcext:value-type="float">
            <text:p>0.02289357</text:p>
          </table:table-cell>
          <table:table-cell office:value-type="float" office:value="0.02092139" calcext:value-type="float">
            <text:p>0.02092139</text:p>
          </table:table-cell>
          <table:table-cell office:value-type="float" office:value="0.0195533" calcext:value-type="float">
            <text:p>0.0195533</text:p>
          </table:table-cell>
          <table:table-cell office:value-type="float" office:value="0.02451919" calcext:value-type="float">
            <text:p>0.02451919</text:p>
          </table:table-cell>
          <table:table-cell office:value-type="float" office:value="0.004946166" calcext:value-type="float">
            <text:p>0.004946166</text:p>
          </table:table-cell>
          <table:table-cell office:value-type="float" office:value="0.00432365" calcext:value-type="float">
            <text:p>0.00432365</text:p>
          </table:table-cell>
          <table:table-cell office:value-type="float" office:value="0" calcext:value-type="float">
            <text:p>0</text:p>
          </table:table-cell>
          <table:table-cell office:value-type="float" office:value="26.43108" calcext:value-type="float">
            <text:p>26.43108</text:p>
          </table:table-cell>
          <table:table-cell office:value-type="float" office:value="22.14418" calcext:value-type="float">
            <text:p>22.14418</text:p>
          </table:table-cell>
          <table:table-cell office:value-type="float" office:value="21.21597" calcext:value-type="float">
            <text:p>21.21597</text:p>
          </table:table-cell>
          <table:table-cell office:value-type="float" office:value="16.17804" calcext:value-type="float">
            <text:p>16.17804</text:p>
          </table:table-cell>
          <table:table-cell office:value-type="float" office:value="12.43995" calcext:value-type="float">
            <text:p>12.43995</text:p>
          </table:table-cell>
          <table:table-cell office:value-type="float" office:value="4.37701" calcext:value-type="float">
            <text:p>4.37701</text:p>
          </table:table-cell>
          <table:table-cell office:value-type="float" office:value="1.299201" calcext:value-type="float">
            <text:p>1.299201</text:p>
          </table:table-cell>
          <table:table-cell office:value-type="float" office:value="1.992558" calcext:value-type="float">
            <text:p>1.992558</text:p>
          </table:table-cell>
          <table:table-cell office:value-type="float" office:value="1.603447" calcext:value-type="float">
            <text:p>1.603447</text:p>
          </table:table-cell>
          <table:table-cell office:value-type="float" office:value="0.6618773" calcext:value-type="float">
            <text:p>0.6618773</text:p>
          </table:table-cell>
          <table:table-cell office:value-type="float" office:value="0.3361057" calcext:value-type="float">
            <text:p>0.3361057</text:p>
          </table:table-cell>
          <table:table-cell office:value-type="float" office:value="0.4303387" calcext:value-type="float">
            <text:p>0.4303387</text:p>
          </table:table-cell>
          <table:table-cell office:value-type="float" office:value="0.3272873" calcext:value-type="float">
            <text:p>0.3272873</text:p>
          </table:table-cell>
          <table:table-cell office:value-type="float" office:value="0.34331" calcext:value-type="float">
            <text:p>0.34331</text:p>
          </table:table-cell>
          <table:table-cell office:value-type="float" office:value="0" calcext:value-type="float">
            <text:p>0</text:p>
          </table:table-cell>
          <table:table-cell office:value-type="float" office:value="28.52305" calcext:value-type="float">
            <text:p>28.52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4797" calcext:value-type="float">
            <text:p>0.04194797</text:p>
          </table:table-cell>
          <table:table-cell office:value-type="float" office:value="0" calcext:value-type="float">
            <text:p>0</text:p>
          </table:table-cell>
          <table:table-cell office:value-type="float" office:value="-0.00003840845" calcext:value-type="float">
            <text:p>-3.840845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31.5205" calcext:value-type="float">
            <text:p>31.5205</text:p>
          </table:table-cell>
          <table:table-cell office:value-type="float" office:value="1095.499" calcext:value-type="float">
            <text:p>1095.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2326" calcext:value-type="float">
            <text:p>0.1072326</text:p>
          </table:table-cell>
          <table:table-cell office:value-type="float" office:value="7.476103" calcext:value-type="float">
            <text:p>7.476103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735" calcext:value-type="float">
            <text:p>3.556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3883147" calcext:value-type="float">
            <text:p>-0.003883147</text:p>
          </table:table-cell>
          <table:table-cell office:value-type="float" office:value="-0.00002231466" calcext:value-type="float">
            <text:p>-2.231466E-05</text:p>
          </table:table-cell>
          <table:table-cell office:value-type="float" office:value="0.0004523788" calcext:value-type="float">
            <text:p>0.0004523788</text:p>
          </table:table-cell>
          <table:table-cell office:value-type="float" office:value="0.0001867646" calcext:value-type="float">
            <text:p>0.0001867646</text:p>
          </table:table-cell>
          <table:table-cell office:value-type="float" office:value="13.22509" calcext:value-type="float">
            <text:p>13.22509</text:p>
          </table:table-cell>
          <table:table-cell office:value-type="float" office:value="0.03910055" calcext:value-type="float">
            <text:p>0.03910055</text:p>
          </table:table-cell>
          <table:table-cell office:value-type="float" office:value="0.05469473" calcext:value-type="float">
            <text:p>0.05469473</text:p>
          </table:table-cell>
          <table:table-cell office:value-type="float" office:value="0.04329467" calcext:value-type="float">
            <text:p>0.04329467</text:p>
          </table:table-cell>
          <table:table-cell office:value-type="float" office:value="0.02481624" calcext:value-type="float">
            <text:p>0.02481624</text:p>
          </table:table-cell>
          <table:table-cell office:value-type="float" office:value="0.02419191" calcext:value-type="float">
            <text:p>0.02419191</text:p>
          </table:table-cell>
          <table:table-cell office:value-type="float" office:value="0.01362233" calcext:value-type="float">
            <text:p>0.01362233</text:p>
          </table:table-cell>
          <table:table-cell office:value-type="float" office:value="0.01322702" calcext:value-type="float">
            <text:p>0.01322702</text:p>
          </table:table-cell>
          <table:table-cell office:value-type="float" office:value="0.02804075" calcext:value-type="float">
            <text:p>0.02804075</text:p>
          </table:table-cell>
          <table:table-cell office:value-type="float" office:value="0.02289887" calcext:value-type="float">
            <text:p>0.02289887</text:p>
          </table:table-cell>
          <table:table-cell office:value-type="float" office:value="0.02093653" calcext:value-type="float">
            <text:p>0.02093653</text:p>
          </table:table-cell>
          <table:table-cell office:value-type="float" office:value="0.01957561" calcext:value-type="float">
            <text:p>0.01957561</text:p>
          </table:table-cell>
          <table:table-cell office:value-type="float" office:value="0.02453474" calcext:value-type="float">
            <text:p>0.02453474</text:p>
          </table:table-cell>
          <table:table-cell office:value-type="float" office:value="0.004939756" calcext:value-type="float">
            <text:p>0.004939756</text:p>
          </table:table-cell>
          <table:table-cell office:value-type="float" office:value="0.004328135" calcext:value-type="float">
            <text:p>0.004328135</text:p>
          </table:table-cell>
          <table:table-cell office:value-type="float" office:value="0" calcext:value-type="float">
            <text:p>0</text:p>
          </table:table-cell>
          <table:table-cell office:value-type="float" office:value="31.35777" calcext:value-type="float">
            <text:p>31.35777</text:p>
          </table:table-cell>
          <table:table-cell office:value-type="float" office:value="21.75036" calcext:value-type="float">
            <text:p>21.75036</text:p>
          </table:table-cell>
          <table:table-cell office:value-type="float" office:value="21.04713" calcext:value-type="float">
            <text:p>21.04713</text:p>
          </table:table-cell>
          <table:table-cell office:value-type="float" office:value="16.10196" calcext:value-type="float">
            <text:p>16.10196</text:p>
          </table:table-cell>
          <table:table-cell office:value-type="float" office:value="12.36684" calcext:value-type="float">
            <text:p>12.36684</text:p>
          </table:table-cell>
          <table:table-cell office:value-type="float" office:value="4.37239" calcext:value-type="float">
            <text:p>4.37239</text:p>
          </table:table-cell>
          <table:table-cell office:value-type="float" office:value="1.309252" calcext:value-type="float">
            <text:p>1.309252</text:p>
          </table:table-cell>
          <table:table-cell office:value-type="float" office:value="1.993823" calcext:value-type="float">
            <text:p>1.993823</text:p>
          </table:table-cell>
          <table:table-cell office:value-type="float" office:value="1.605309" calcext:value-type="float">
            <text:p>1.6053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3370477" calcext:value-type="float">
            <text:p>0.3370477</text:p>
          </table:table-cell>
          <table:table-cell office:value-type="float" office:value="0.4309559" calcext:value-type="float">
            <text:p>0.4309559</text:p>
          </table:table-cell>
          <table:table-cell office:value-type="float" office:value="0.3250599" calcext:value-type="float">
            <text:p>0.3250599</text:p>
          </table:table-cell>
          <table:table-cell office:value-type="float" office:value="0.3465686" calcext:value-type="float">
            <text:p>0.3465686</text:p>
          </table:table-cell>
          <table:table-cell office:value-type="float" office:value="0" calcext:value-type="float">
            <text:p>0</text:p>
          </table:table-cell>
          <table:table-cell office:value-type="float" office:value="28.58494" calcext:value-type="float">
            <text:p>28.58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14779" calcext:value-type="float">
            <text:p>0.04514779</text:p>
          </table:table-cell>
          <table:table-cell office:value-type="float" office:value="0" calcext:value-type="float">
            <text:p>0</text:p>
          </table:table-cell>
          <table:table-cell office:value-type="float" office:value="-0.00004052158" calcext:value-type="float">
            <text:p>-4.052158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31.51845" calcext:value-type="float">
            <text:p>31.51845</text:p>
          </table:table-cell>
          <table:table-cell office:value-type="float" office:value="1095.497" calcext:value-type="float">
            <text:p>1095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3107" calcext:value-type="float">
            <text:p>0.1073107</text:p>
          </table:table-cell>
          <table:table-cell office:value-type="float" office:value="7.4796" calcext:value-type="float">
            <text:p>7.4796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735" calcext:value-type="float">
            <text:p>3.556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3983063" calcext:value-type="float">
            <text:p>-0.003983063</text:p>
          </table:table-cell>
          <table:table-cell office:value-type="float" office:value="-0.00002249835" calcext:value-type="float">
            <text:p>-2.249835E-05</text:p>
          </table:table-cell>
          <table:table-cell office:value-type="float" office:value="0.0004819641" calcext:value-type="float">
            <text:p>0.0004819641</text:p>
          </table:table-cell>
          <table:table-cell office:value-type="float" office:value="0.0001913058" calcext:value-type="float">
            <text:p>0.0001913058</text:p>
          </table:table-cell>
          <table:table-cell office:value-type="float" office:value="13.2252" calcext:value-type="float">
            <text:p>13.2252</text:p>
          </table:table-cell>
          <table:table-cell office:value-type="float" office:value="0.03782053" calcext:value-type="float">
            <text:p>0.03782053</text:p>
          </table:table-cell>
          <table:table-cell office:value-type="float" office:value="0.05490941" calcext:value-type="float">
            <text:p>0.05490941</text:p>
          </table:table-cell>
          <table:table-cell office:value-type="float" office:value="0.04319447" calcext:value-type="float">
            <text:p>0.04319447</text:p>
          </table:table-cell>
          <table:table-cell office:value-type="float" office:value="0.02474375" calcext:value-type="float">
            <text:p>0.02474375</text:p>
          </table:table-cell>
          <table:table-cell office:value-type="float" office:value="0.02425984" calcext:value-type="float">
            <text:p>0.02425984</text:p>
          </table:table-cell>
          <table:table-cell office:value-type="float" office:value="0.01360558" calcext:value-type="float">
            <text:p>0.01360558</text:p>
          </table:table-cell>
          <table:table-cell office:value-type="float" office:value="0.01323591" calcext:value-type="float">
            <text:p>0.01323591</text:p>
          </table:table-cell>
          <table:table-cell office:value-type="float" office:value="0.02802945" calcext:value-type="float">
            <text:p>0.02802945</text:p>
          </table:table-cell>
          <table:table-cell office:value-type="float" office:value="0.02290706" calcext:value-type="float">
            <text:p>0.02290706</text:p>
          </table:table-cell>
          <table:table-cell office:value-type="float" office:value="0.02095058" calcext:value-type="float">
            <text:p>0.02095058</text:p>
          </table:table-cell>
          <table:table-cell office:value-type="float" office:value="0.0195976" calcext:value-type="float">
            <text:p>0.0195976</text:p>
          </table:table-cell>
          <table:table-cell office:value-type="float" office:value="0.02455054" calcext:value-type="float">
            <text:p>0.02455054</text:p>
          </table:table-cell>
          <table:table-cell office:value-type="float" office:value="0.004937188" calcext:value-type="float">
            <text:p>0.004937188</text:p>
          </table:table-cell>
          <table:table-cell office:value-type="float" office:value="0.004328935" calcext:value-type="float">
            <text:p>0.004328935</text:p>
          </table:table-cell>
          <table:table-cell office:value-type="float" office:value="0" calcext:value-type="float">
            <text:p>0</text:p>
          </table:table-cell>
          <table:table-cell office:value-type="float" office:value="31.54851" calcext:value-type="float">
            <text:p>31.54851</text:p>
          </table:table-cell>
          <table:table-cell office:value-type="float" office:value="21.70704" calcext:value-type="float">
            <text:p>21.70704</text:p>
          </table:table-cell>
          <table:table-cell office:value-type="float" office:value="20.90778" calcext:value-type="float">
            <text:p>20.90778</text:p>
          </table:table-cell>
          <table:table-cell office:value-type="float" office:value="16.01615" calcext:value-type="float">
            <text:p>16.01615</text:p>
          </table:table-cell>
          <table:table-cell office:value-type="float" office:value="12.29365" calcext:value-type="float">
            <text:p>12.29365</text:p>
          </table:table-cell>
          <table:table-cell office:value-type="float" office:value="4.368439" calcext:value-type="float">
            <text:p>4.368439</text:p>
          </table:table-cell>
          <table:table-cell office:value-type="float" office:value="1.319468" calcext:value-type="float">
            <text:p>1.319468</text:p>
          </table:table-cell>
          <table:table-cell office:value-type="float" office:value="1.995133" calcext:value-type="float">
            <text:p>1.995133</text:p>
          </table:table-cell>
          <table:table-cell office:value-type="float" office:value="1.607126" calcext:value-type="float">
            <text:p>1.607126</text:p>
          </table:table-cell>
          <table:table-cell office:value-type="float" office:value="0.6637283" calcext:value-type="float">
            <text:p>0.6637283</text:p>
          </table:table-cell>
          <table:table-cell office:value-type="float" office:value="0.3379879" calcext:value-type="float">
            <text:p>0.3379879</text:p>
          </table:table-cell>
          <table:table-cell office:value-type="float" office:value="0.4314839" calcext:value-type="float">
            <text:p>0.4314839</text:p>
          </table:table-cell>
          <table:table-cell office:value-type="float" office:value="0.324199" calcext:value-type="float">
            <text:p>0.324199</text:p>
          </table:table-cell>
          <table:table-cell office:value-type="float" office:value="0.3472976" calcext:value-type="float">
            <text:p>0.3472976</text:p>
          </table:table-cell>
          <table:table-cell office:value-type="float" office:value="0" calcext:value-type="float">
            <text:p>0</text:p>
          </table:table-cell>
          <table:table-cell office:value-type="float" office:value="28.6362" calcext:value-type="float">
            <text:p>28.6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60029" calcext:value-type="float">
            <text:p>0.04860029</text:p>
          </table:table-cell>
          <table:table-cell office:value-type="float" office:value="0" calcext:value-type="float">
            <text:p>0</text:p>
          </table:table-cell>
          <table:table-cell office:value-type="float" office:value="-0.0000427715" calcext:value-type="float">
            <text:p>-4.27715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31.51611" calcext:value-type="float">
            <text:p>31.51611</text:p>
          </table:table-cell>
          <table:table-cell office:value-type="float" office:value="1095.494" calcext:value-type="float">
            <text:p>1095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6378" calcext:value-type="float">
            <text:p>0.1076378</text:p>
          </table:table-cell>
          <table:table-cell office:value-type="float" office:value="7.483151" calcext:value-type="float">
            <text:p>7.483151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735" calcext:value-type="float">
            <text:p>3.556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3983063" calcext:value-type="float">
            <text:p>-0.003983063</text:p>
          </table:table-cell>
          <table:table-cell office:value-type="float" office:value="-0.00002141844" calcext:value-type="float">
            <text:p>-2.141844E-05</text:p>
          </table:table-cell>
          <table:table-cell office:value-type="float" office:value="0.0005123779" calcext:value-type="float">
            <text:p>0.0005123779</text:p>
          </table:table-cell>
          <table:table-cell office:value-type="float" office:value="0.0001935874" calcext:value-type="float">
            <text:p>0.0001935874</text:p>
          </table:table-cell>
          <table:table-cell office:value-type="float" office:value="13.22352" calcext:value-type="float">
            <text:p>13.22352</text:p>
          </table:table-cell>
          <table:table-cell office:value-type="float" office:value="0.0422406" calcext:value-type="float">
            <text:p>0.0422406</text:p>
          </table:table-cell>
          <table:table-cell office:value-type="float" office:value="0.05730024" calcext:value-type="float">
            <text:p>0.05730024</text:p>
          </table:table-cell>
          <table:table-cell office:value-type="float" office:value="0.04474285" calcext:value-type="float">
            <text:p>0.04474285</text:p>
          </table:table-cell>
          <table:table-cell office:value-type="float" office:value="0.0249678" calcext:value-type="float">
            <text:p>0.0249678</text:p>
          </table:table-cell>
          <table:table-cell office:value-type="float" office:value="0.02453644" calcext:value-type="float">
            <text:p>0.02453644</text:p>
          </table:table-cell>
          <table:table-cell office:value-type="float" office:value="0.01361137" calcext:value-type="float">
            <text:p>0.01361137</text:p>
          </table:table-cell>
          <table:table-cell office:value-type="float" office:value="0.01324521" calcext:value-type="float">
            <text:p>0.01324521</text:p>
          </table:table-cell>
          <table:table-cell office:value-type="float" office:value="0.0280168" calcext:value-type="float">
            <text:p>0.0280168</text:p>
          </table:table-cell>
          <table:table-cell office:value-type="float" office:value="0.02291612" calcext:value-type="float">
            <text:p>0.02291612</text:p>
          </table:table-cell>
          <table:table-cell office:value-type="float" office:value="0.02096434" calcext:value-type="float">
            <text:p>0.02096434</text:p>
          </table:table-cell>
          <table:table-cell office:value-type="float" office:value="0.01961925" calcext:value-type="float">
            <text:p>0.01961925</text:p>
          </table:table-cell>
          <table:table-cell office:value-type="float" office:value="0.02456655" calcext:value-type="float">
            <text:p>0.02456655</text:p>
          </table:table-cell>
          <table:table-cell office:value-type="float" office:value="0.004936256" calcext:value-type="float">
            <text:p>0.004936256</text:p>
          </table:table-cell>
          <table:table-cell office:value-type="float" office:value="0.004328083" calcext:value-type="float">
            <text:p>0.004328083</text:p>
          </table:table-cell>
          <table:table-cell office:value-type="float" office:value="0" calcext:value-type="float">
            <text:p>0</text:p>
          </table:table-cell>
          <table:table-cell office:value-type="float" office:value="27.98378" calcext:value-type="float">
            <text:p>27.98378</text:p>
          </table:table-cell>
          <table:table-cell office:value-type="float" office:value="21.53074" calcext:value-type="float">
            <text:p>21.53074</text:p>
          </table:table-cell>
          <table:table-cell office:value-type="float" office:value="20.78604" calcext:value-type="float">
            <text:p>20.78604</text:p>
          </table:table-cell>
          <table:table-cell office:value-type="float" office:value="15.93442" calcext:value-type="float">
            <text:p>15.93442</text:p>
          </table:table-cell>
          <table:table-cell office:value-type="float" office:value="12.21505" calcext:value-type="float">
            <text:p>12.21505</text:p>
          </table:table-cell>
          <table:table-cell office:value-type="float" office:value="4.363636" calcext:value-type="float">
            <text:p>4.363636</text:p>
          </table:table-cell>
          <table:table-cell office:value-type="float" office:value="1.329597" calcext:value-type="float">
            <text:p>1.329597</text:p>
          </table:table-cell>
          <table:table-cell office:value-type="float" office:value="1.996504" calcext:value-type="float">
            <text:p>1.996504</text:p>
          </table:table-cell>
          <table:table-cell office:value-type="float" office:value="1.608855" calcext:value-type="float">
            <text:p>1.608855</text:p>
          </table:table-cell>
          <table:table-cell office:value-type="float" office:value="0.6646307" calcext:value-type="float">
            <text:p>0.6646307</text:p>
          </table:table-cell>
          <table:table-cell office:value-type="float" office:value="0.3389174" calcext:value-type="float">
            <text:p>0.3389174</text:p>
          </table:table-cell>
          <table:table-cell office:value-type="float" office:value="0.4319861" calcext:value-type="float">
            <text:p>0.4319861</text:p>
          </table:table-cell>
          <table:table-cell office:value-type="float" office:value="0.3239071" calcext:value-type="float">
            <text:p>0.3239071</text:p>
          </table:table-cell>
          <table:table-cell office:value-type="float" office:value="0.3473024" calcext:value-type="float">
            <text:p>0.3473024</text:p>
          </table:table-cell>
          <table:table-cell office:value-type="float" office:value="0" calcext:value-type="float">
            <text:p>0</text:p>
          </table:table-cell>
          <table:table-cell office:value-type="float" office:value="28.68415" calcext:value-type="float">
            <text:p>28.68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45108" calcext:value-type="float">
            <text:p>0.05245108</text:p>
          </table:table-cell>
          <table:table-cell office:value-type="float" office:value="0" calcext:value-type="float">
            <text:p>0</text:p>
          </table:table-cell>
          <table:table-cell office:value-type="float" office:value="-0.00004487229" calcext:value-type="float">
            <text:p>-4.487229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31.51435" calcext:value-type="float">
            <text:p>31.51435</text:p>
          </table:table-cell>
          <table:table-cell office:value-type="float" office:value="1095.492" calcext:value-type="float">
            <text:p>1095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9784" calcext:value-type="float">
            <text:p>0.1079784</text:p>
          </table:table-cell>
          <table:table-cell office:value-type="float" office:value="7.486037" calcext:value-type="float">
            <text:p>7.486037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842" calcext:value-type="float">
            <text:p>3.556842E-07</text:p>
          </table:table-cell>
          <table:table-cell office:value-type="float" office:value="0" calcext:value-type="float">
            <text:p>0</text:p>
          </table:table-cell>
          <table:table-cell office:value-type="float" office:value="-0.003983063" calcext:value-type="float">
            <text:p>-0.003983063</text:p>
          </table:table-cell>
          <table:table-cell office:value-type="float" office:value="-0.00002224752" calcext:value-type="float">
            <text:p>-2.224752E-05</text:p>
          </table:table-cell>
          <table:table-cell office:value-type="float" office:value="0.0005441124" calcext:value-type="float">
            <text:p>0.0005441124</text:p>
          </table:table-cell>
          <table:table-cell office:value-type="float" office:value="0.000194746" calcext:value-type="float">
            <text:p>0.000194746</text:p>
          </table:table-cell>
          <table:table-cell office:value-type="float" office:value="13.22227" calcext:value-type="float">
            <text:p>13.22227</text:p>
          </table:table-cell>
          <table:table-cell office:value-type="float" office:value="0.04616861" calcext:value-type="float">
            <text:p>0.04616861</text:p>
          </table:table-cell>
          <table:table-cell office:value-type="float" office:value="0.0588335" calcext:value-type="float">
            <text:p>0.0588335</text:p>
          </table:table-cell>
          <table:table-cell office:value-type="float" office:value="0.04613577" calcext:value-type="float">
            <text:p>0.04613577</text:p>
          </table:table-cell>
          <table:table-cell office:value-type="float" office:value="0.02541387" calcext:value-type="float">
            <text:p>0.02541387</text:p>
          </table:table-cell>
          <table:table-cell office:value-type="float" office:value="0.02510408" calcext:value-type="float">
            <text:p>0.02510408</text:p>
          </table:table-cell>
          <table:table-cell office:value-type="float" office:value="0.0137121" calcext:value-type="float">
            <text:p>0.0137121</text:p>
          </table:table-cell>
          <table:table-cell office:value-type="float" office:value="0.01330335" calcext:value-type="float">
            <text:p>0.01330335</text:p>
          </table:table-cell>
          <table:table-cell office:value-type="float" office:value="0.02801859" calcext:value-type="float">
            <text:p>0.02801859</text:p>
          </table:table-cell>
          <table:table-cell office:value-type="float" office:value="0.02292659" calcext:value-type="float">
            <text:p>0.02292659</text:p>
          </table:table-cell>
          <table:table-cell office:value-type="float" office:value="0.02097788" calcext:value-type="float">
            <text:p>0.02097788</text:p>
          </table:table-cell>
          <table:table-cell office:value-type="float" office:value="0.01964058" calcext:value-type="float">
            <text:p>0.01964058</text:p>
          </table:table-cell>
          <table:table-cell office:value-type="float" office:value="0.02458272" calcext:value-type="float">
            <text:p>0.02458272</text:p>
          </table:table-cell>
          <table:table-cell office:value-type="float" office:value="0.004935346" calcext:value-type="float">
            <text:p>0.004935346</text:p>
          </table:table-cell>
          <table:table-cell office:value-type="float" office:value="0.004327332" calcext:value-type="float">
            <text:p>0.004327332</text:p>
          </table:table-cell>
          <table:table-cell office:value-type="float" office:value="0" calcext:value-type="float">
            <text:p>0</text:p>
          </table:table-cell>
          <table:table-cell office:value-type="float" office:value="32.99337" calcext:value-type="float">
            <text:p>32.99337</text:p>
          </table:table-cell>
          <table:table-cell office:value-type="float" office:value="21.24574" calcext:value-type="float">
            <text:p>21.24574</text:p>
          </table:table-cell>
          <table:table-cell office:value-type="float" office:value="20.68021" calcext:value-type="float">
            <text:p>20.68021</text:p>
          </table:table-cell>
          <table:table-cell office:value-type="float" office:value="15.85573" calcext:value-type="float">
            <text:p>15.85573</text:p>
          </table:table-cell>
          <table:table-cell office:value-type="float" office:value="12.13627" calcext:value-type="float">
            <text:p>12.13627</text:p>
          </table:table-cell>
          <table:table-cell office:value-type="float" office:value="4.357888" calcext:value-type="float">
            <text:p>4.357888</text:p>
          </table:table-cell>
          <table:table-cell office:value-type="float" office:value="1.339369" calcext:value-type="float">
            <text:p>1.339369</text:p>
          </table:table-cell>
          <table:table-cell office:value-type="float" office:value="1.997822" calcext:value-type="float">
            <text:p>1.997822</text:p>
          </table:table-cell>
          <table:table-cell office:value-type="float" office:value="1.610498" calcext:value-type="float">
            <text:p>1.610498</text:p>
          </table:table-cell>
          <table:table-cell office:value-type="float" office:value="0.6655374" calcext:value-type="float">
            <text:p>0.6655374</text:p>
          </table:table-cell>
          <table:table-cell office:value-type="float" office:value="0.3398363" calcext:value-type="float">
            <text:p>0.3398363</text:p>
          </table:table-cell>
          <table:table-cell office:value-type="float" office:value="0.4324607" calcext:value-type="float">
            <text:p>0.4324607</text:p>
          </table:table-cell>
          <table:table-cell office:value-type="float" office:value="0.323647" calcext:value-type="float">
            <text:p>0.323647</text:p>
          </table:table-cell>
          <table:table-cell office:value-type="float" office:value="0.3473102" calcext:value-type="float">
            <text:p>0.3473102</text:p>
          </table:table-cell>
          <table:table-cell office:value-type="float" office:value="0" calcext:value-type="float">
            <text:p>0</text:p>
          </table:table-cell>
          <table:table-cell office:value-type="float" office:value="28.74593" calcext:value-type="float">
            <text:p>28.74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65338" calcext:value-type="float">
            <text:p>0.05565338</text:p>
          </table:table-cell>
          <table:table-cell office:value-type="float" office:value="0" calcext:value-type="float">
            <text:p>0</text:p>
          </table:table-cell>
          <table:table-cell office:value-type="float" office:value="-0.00004683305" calcext:value-type="float">
            <text:p>-4.683305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31.51196" calcext:value-type="float">
            <text:p>31.51196</text:p>
          </table:table-cell>
          <table:table-cell office:value-type="float" office:value="1095.489" calcext:value-type="float">
            <text:p>1095.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3292" calcext:value-type="float">
            <text:p>0.1083292</text:p>
          </table:table-cell>
          <table:table-cell office:value-type="float" office:value="7.489581" calcext:value-type="float">
            <text:p>7.489581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842" calcext:value-type="float">
            <text:p>3.556842E-07</text:p>
          </table:table-cell>
          <table:table-cell office:value-type="float" office:value="0" calcext:value-type="float">
            <text:p>0</text:p>
          </table:table-cell>
          <table:table-cell office:value-type="float" office:value="-0.003983063" calcext:value-type="float">
            <text:p>-0.003983063</text:p>
          </table:table-cell>
          <table:table-cell office:value-type="float" office:value="-0.00002169602" calcext:value-type="float">
            <text:p>-2.169602E-05</text:p>
          </table:table-cell>
          <table:table-cell office:value-type="float" office:value="0.0005756618" calcext:value-type="float">
            <text:p>0.0005756618</text:p>
          </table:table-cell>
          <table:table-cell office:value-type="float" office:value="0.0001949587" calcext:value-type="float">
            <text:p>0.0001949587</text:p>
          </table:table-cell>
          <table:table-cell office:value-type="float" office:value="13.21965" calcext:value-type="float">
            <text:p>13.21965</text:p>
          </table:table-cell>
          <table:table-cell office:value-type="float" office:value="0.04980463" calcext:value-type="float">
            <text:p>0.04980463</text:p>
          </table:table-cell>
          <table:table-cell office:value-type="float" office:value="0.06103886" calcext:value-type="float">
            <text:p>0.06103886</text:p>
          </table:table-cell>
          <table:table-cell office:value-type="float" office:value="0.04760804" calcext:value-type="float">
            <text:p>0.04760804</text:p>
          </table:table-cell>
          <table:table-cell office:value-type="float" office:value="0.02575791" calcext:value-type="float">
            <text:p>0.02575791</text:p>
          </table:table-cell>
          <table:table-cell office:value-type="float" office:value="0.02551198" calcext:value-type="float">
            <text:p>0.02551198</text:p>
          </table:table-cell>
          <table:table-cell office:value-type="float" office:value="0.01378839" calcext:value-type="float">
            <text:p>0.01378839</text:p>
          </table:table-cell>
          <table:table-cell office:value-type="float" office:value="0.0133566" calcext:value-type="float">
            <text:p>0.0133566</text:p>
          </table:table-cell>
          <table:table-cell office:value-type="float" office:value="0.0280294" calcext:value-type="float">
            <text:p>0.0280294</text:p>
          </table:table-cell>
          <table:table-cell office:value-type="float" office:value="0.02294001" calcext:value-type="float">
            <text:p>0.02294001</text:p>
          </table:table-cell>
          <table:table-cell office:value-type="float" office:value="0.0209914" calcext:value-type="float">
            <text:p>0.0209914</text:p>
          </table:table-cell>
          <table:table-cell office:value-type="float" office:value="0.01966161" calcext:value-type="float">
            <text:p>0.01966161</text:p>
          </table:table-cell>
          <table:table-cell office:value-type="float" office:value="0.02459908" calcext:value-type="float">
            <text:p>0.02459908</text:p>
          </table:table-cell>
          <table:table-cell office:value-type="float" office:value="0.004934462" calcext:value-type="float">
            <text:p>0.004934462</text:p>
          </table:table-cell>
          <table:table-cell office:value-type="float" office:value="0.004326517" calcext:value-type="float">
            <text:p>0.004326517</text:p>
          </table:table-cell>
          <table:table-cell office:value-type="float" office:value="0" calcext:value-type="float">
            <text:p>0</text:p>
          </table:table-cell>
          <table:table-cell office:value-type="float" office:value="30.10204" calcext:value-type="float">
            <text:p>30.10204</text:p>
          </table:table-cell>
          <table:table-cell office:value-type="float" office:value="21.08956" calcext:value-type="float">
            <text:p>21.08956</text:p>
          </table:table-cell>
          <table:table-cell office:value-type="float" office:value="20.55373" calcext:value-type="float">
            <text:p>20.55373</text:p>
          </table:table-cell>
          <table:table-cell office:value-type="float" office:value="15.80092" calcext:value-type="float">
            <text:p>15.80092</text:p>
          </table:table-cell>
          <table:table-cell office:value-type="float" office:value="12.05985" calcext:value-type="float">
            <text:p>12.05985</text:p>
          </table:table-cell>
          <table:table-cell office:value-type="float" office:value="4.35149" calcext:value-type="float">
            <text:p>4.35149</text:p>
          </table:table-cell>
          <table:table-cell office:value-type="float" office:value="1.349066" calcext:value-type="float">
            <text:p>1.349066</text:p>
          </table:table-cell>
          <table:table-cell office:value-type="float" office:value="1.999085" calcext:value-type="float">
            <text:p>1.999085</text:p>
          </table:table-cell>
          <table:table-cell office:value-type="float" office:value="1.612048" calcext:value-type="float">
            <text:p>1.612048</text:p>
          </table:table-cell>
          <table:table-cell office:value-type="float" office:value="0.6664445" calcext:value-type="float">
            <text:p>0.6664445</text:p>
          </table:table-cell>
          <table:table-cell office:value-type="float" office:value="0.3407436" calcext:value-type="float">
            <text:p>0.3407436</text:p>
          </table:table-cell>
          <table:table-cell office:value-type="float" office:value="0.4329276" calcext:value-type="float">
            <text:p>0.4329276</text:p>
          </table:table-cell>
          <table:table-cell office:value-type="float" office:value="0.3233934" calcext:value-type="float">
            <text:p>0.3233934</text:p>
          </table:table-cell>
          <table:table-cell office:value-type="float" office:value="0.3473157" calcext:value-type="float">
            <text:p>0.3473157</text:p>
          </table:table-cell>
          <table:table-cell office:value-type="float" office:value="0" calcext:value-type="float">
            <text:p>0</text:p>
          </table:table-cell>
          <table:table-cell office:value-type="float" office:value="28.80041" calcext:value-type="float">
            <text:p>28.8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2275" calcext:value-type="float">
            <text:p>0.05952275</text:p>
          </table:table-cell>
          <table:table-cell office:value-type="float" office:value="0" calcext:value-type="float">
            <text:p>0</text:p>
          </table:table-cell>
          <table:table-cell office:value-type="float" office:value="-0.0000487554" calcext:value-type="float">
            <text:p>-4.87554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31.51002" calcext:value-type="float">
            <text:p>31.51002</text:p>
          </table:table-cell>
          <table:table-cell office:value-type="float" office:value="1095.487" calcext:value-type="float">
            <text:p>1095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577" calcext:value-type="float">
            <text:p>0.108577</text:p>
          </table:table-cell>
          <table:table-cell office:value-type="float" office:value="7.492694" calcext:value-type="float">
            <text:p>7.492694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842" calcext:value-type="float">
            <text:p>3.556842E-07</text:p>
          </table:table-cell>
          <table:table-cell office:value-type="float" office:value="0" calcext:value-type="float">
            <text:p>0</text:p>
          </table:table-cell>
          <table:table-cell office:value-type="float" office:value="-0.003983063" calcext:value-type="float">
            <text:p>-0.003983063</text:p>
          </table:table-cell>
          <table:table-cell office:value-type="float" office:value="-0.0000228494" calcext:value-type="float">
            <text:p>-2.28494E-05</text:p>
          </table:table-cell>
          <table:table-cell office:value-type="float" office:value="0.0006081336" calcext:value-type="float">
            <text:p>0.0006081336</text:p>
          </table:table-cell>
          <table:table-cell office:value-type="float" office:value="0.0001957555" calcext:value-type="float">
            <text:p>0.0001957555</text:p>
          </table:table-cell>
          <table:table-cell office:value-type="float" office:value="13.21794" calcext:value-type="float">
            <text:p>13.21794</text:p>
          </table:table-cell>
          <table:table-cell office:value-type="float" office:value="0.05199162" calcext:value-type="float">
            <text:p>0.05199162</text:p>
          </table:table-cell>
          <table:table-cell office:value-type="float" office:value="0.06155079" calcext:value-type="float">
            <text:p>0.06155079</text:p>
          </table:table-cell>
          <table:table-cell office:value-type="float" office:value="0.0481716" calcext:value-type="float">
            <text:p>0.0481716</text:p>
          </table:table-cell>
          <table:table-cell office:value-type="float" office:value="0.02609764" calcext:value-type="float">
            <text:p>0.02609764</text:p>
          </table:table-cell>
          <table:table-cell office:value-type="float" office:value="0.02597248" calcext:value-type="float">
            <text:p>0.02597248</text:p>
          </table:table-cell>
          <table:table-cell office:value-type="float" office:value="0.01389506" calcext:value-type="float">
            <text:p>0.01389506</text:p>
          </table:table-cell>
          <table:table-cell office:value-type="float" office:value="0.0134281" calcext:value-type="float">
            <text:p>0.0134281</text:p>
          </table:table-cell>
          <table:table-cell office:value-type="float" office:value="0.02804936" calcext:value-type="float">
            <text:p>0.02804936</text:p>
          </table:table-cell>
          <table:table-cell office:value-type="float" office:value="0.02295617" calcext:value-type="float">
            <text:p>0.02295617</text:p>
          </table:table-cell>
          <table:table-cell office:value-type="float" office:value="0.02100518" calcext:value-type="float">
            <text:p>0.02100518</text:p>
          </table:table-cell>
          <table:table-cell office:value-type="float" office:value="0.01968236" calcext:value-type="float">
            <text:p>0.01968236</text:p>
          </table:table-cell>
          <table:table-cell office:value-type="float" office:value="0.0246156" calcext:value-type="float">
            <text:p>0.0246156</text:p>
          </table:table-cell>
          <table:table-cell office:value-type="float" office:value="0.00493359" calcext:value-type="float">
            <text:p>0.00493359</text:p>
          </table:table-cell>
          <table:table-cell office:value-type="float" office:value="0.004325752" calcext:value-type="float">
            <text:p>0.004325752</text:p>
          </table:table-cell>
          <table:table-cell office:value-type="float" office:value="0" calcext:value-type="float">
            <text:p>0</text:p>
          </table:table-cell>
          <table:table-cell office:value-type="float" office:value="35.23389" calcext:value-type="float">
            <text:p>35.23389</text:p>
          </table:table-cell>
          <table:table-cell office:value-type="float" office:value="20.87749" calcext:value-type="float">
            <text:p>20.87749</text:p>
          </table:table-cell>
          <table:table-cell office:value-type="float" office:value="20.45711" calcext:value-type="float">
            <text:p>20.45711</text:p>
          </table:table-cell>
          <table:table-cell office:value-type="float" office:value="15.7434" calcext:value-type="float">
            <text:p>15.7434</text:p>
          </table:table-cell>
          <table:table-cell office:value-type="float" office:value="11.98945" calcext:value-type="float">
            <text:p>11.98945</text:p>
          </table:table-cell>
          <table:table-cell office:value-type="float" office:value="4.344736" calcext:value-type="float">
            <text:p>4.344736</text:p>
          </table:table-cell>
          <table:table-cell office:value-type="float" office:value="1.35858" calcext:value-type="float">
            <text:p>1.35858</text:p>
          </table:table-cell>
          <table:table-cell office:value-type="float" office:value="2.000283" calcext:value-type="float">
            <text:p>2.000283</text:p>
          </table:table-cell>
          <table:table-cell office:value-type="float" office:value="1.613508" calcext:value-type="float">
            <text:p>1.613508</text:p>
          </table:table-cell>
          <table:table-cell office:value-type="float" office:value="0.6673479" calcext:value-type="float">
            <text:p>0.6673479</text:p>
          </table:table-cell>
          <table:table-cell office:value-type="float" office:value="0.3416388" calcext:value-type="float">
            <text:p>0.3416388</text:p>
          </table:table-cell>
          <table:table-cell office:value-type="float" office:value="0.4333858" calcext:value-type="float">
            <text:p>0.4333858</text:p>
          </table:table-cell>
          <table:table-cell office:value-type="float" office:value="0.3231517" calcext:value-type="float">
            <text:p>0.3231517</text:p>
          </table:table-cell>
          <table:table-cell office:value-type="float" office:value="0.3473226" calcext:value-type="float">
            <text:p>0.3473226</text:p>
          </table:table-cell>
          <table:table-cell office:value-type="float" office:value="0" calcext:value-type="float">
            <text:p>0</text:p>
          </table:table-cell>
          <table:table-cell office:value-type="float" office:value="28.866" calcext:value-type="float">
            <text:p>28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8584" calcext:value-type="float">
            <text:p>0.0628584</text:p>
          </table:table-cell>
          <table:table-cell office:value-type="float" office:value="0" calcext:value-type="float">
            <text:p>0</text:p>
          </table:table-cell>
          <table:table-cell office:value-type="float" office:value="-0.0000506507" calcext:value-type="float">
            <text:p>-5.06507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31.50866" calcext:value-type="float">
            <text:p>31.50866</text:p>
          </table:table-cell>
          <table:table-cell office:value-type="float" office:value="1095.484" calcext:value-type="float">
            <text:p>1095.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317" calcext:value-type="float">
            <text:p>0.108317</text:p>
          </table:table-cell>
          <table:table-cell office:value-type="float" office:value="7.495618" calcext:value-type="float">
            <text:p>7.495618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842" calcext:value-type="float">
            <text:p>3.556842E-07</text:p>
          </table:table-cell>
          <table:table-cell office:value-type="float" office:value="0" calcext:value-type="float">
            <text:p>0</text:p>
          </table:table-cell>
          <table:table-cell office:value-type="float" office:value="-0.003983063" calcext:value-type="float">
            <text:p>-0.003983063</text:p>
          </table:table-cell>
          <table:table-cell office:value-type="float" office:value="-0.00002487554" calcext:value-type="float">
            <text:p>-2.487554E-05</text:p>
          </table:table-cell>
          <table:table-cell office:value-type="float" office:value="0.0006393978" calcext:value-type="float">
            <text:p>0.0006393978</text:p>
          </table:table-cell>
          <table:table-cell office:value-type="float" office:value="0.0001987425" calcext:value-type="float">
            <text:p>0.0001987425</text:p>
          </table:table-cell>
          <table:table-cell office:value-type="float" office:value="13.21934" calcext:value-type="float">
            <text:p>13.21934</text:p>
          </table:table-cell>
          <table:table-cell office:value-type="float" office:value="0.04556184" calcext:value-type="float">
            <text:p>0.04556184</text:p>
          </table:table-cell>
          <table:table-cell office:value-type="float" office:value="0.05879319" calcext:value-type="float">
            <text:p>0.05879319</text:p>
          </table:table-cell>
          <table:table-cell office:value-type="float" office:value="0.04595115" calcext:value-type="float">
            <text:p>0.04595115</text:p>
          </table:table-cell>
          <table:table-cell office:value-type="float" office:value="0.0256978" calcext:value-type="float">
            <text:p>0.0256978</text:p>
          </table:table-cell>
          <table:table-cell office:value-type="float" office:value="0.02576124" calcext:value-type="float">
            <text:p>0.02576124</text:p>
          </table:table-cell>
          <table:table-cell office:value-type="float" office:value="0.01388728" calcext:value-type="float">
            <text:p>0.01388728</text:p>
          </table:table-cell>
          <table:table-cell office:value-type="float" office:value="0.01346044" calcext:value-type="float">
            <text:p>0.01346044</text:p>
          </table:table-cell>
          <table:table-cell office:value-type="float" office:value="0.02806769" calcext:value-type="float">
            <text:p>0.02806769</text:p>
          </table:table-cell>
          <table:table-cell office:value-type="float" office:value="0.02297464" calcext:value-type="float">
            <text:p>0.02297464</text:p>
          </table:table-cell>
          <table:table-cell office:value-type="float" office:value="0.02101931" calcext:value-type="float">
            <text:p>0.02101931</text:p>
          </table:table-cell>
          <table:table-cell office:value-type="float" office:value="0.01970289" calcext:value-type="float">
            <text:p>0.01970289</text:p>
          </table:table-cell>
          <table:table-cell office:value-type="float" office:value="0.02463231" calcext:value-type="float">
            <text:p>0.02463231</text:p>
          </table:table-cell>
          <table:table-cell office:value-type="float" office:value="0.004932763" calcext:value-type="float">
            <text:p>0.004932763</text:p>
          </table:table-cell>
          <table:table-cell office:value-type="float" office:value="0.004324976" calcext:value-type="float">
            <text:p>0.004324976</text:p>
          </table:table-cell>
          <table:table-cell office:value-type="float" office:value="0" calcext:value-type="float">
            <text:p>0</text:p>
          </table:table-cell>
          <table:table-cell office:value-type="float" office:value="30.26754" calcext:value-type="float">
            <text:p>30.26754</text:p>
          </table:table-cell>
          <table:table-cell office:value-type="float" office:value="20.85225" calcext:value-type="float">
            <text:p>20.85225</text:p>
          </table:table-cell>
          <table:table-cell office:value-type="float" office:value="20.37205" calcext:value-type="float">
            <text:p>20.37205</text:p>
          </table:table-cell>
          <table:table-cell office:value-type="float" office:value="15.67999" calcext:value-type="float">
            <text:p>15.67999</text:p>
          </table:table-cell>
          <table:table-cell office:value-type="float" office:value="11.91742" calcext:value-type="float">
            <text:p>11.91742</text:p>
          </table:table-cell>
          <table:table-cell office:value-type="float" office:value="4.337995" calcext:value-type="float">
            <text:p>4.337995</text:p>
          </table:table-cell>
          <table:table-cell office:value-type="float" office:value="1.368282" calcext:value-type="float">
            <text:p>1.368282</text:p>
          </table:table-cell>
          <table:table-cell office:value-type="float" office:value="2.00147" calcext:value-type="float">
            <text:p>2.00147</text:p>
          </table:table-cell>
          <table:table-cell office:value-type="float" office:value="1.614889" calcext:value-type="float">
            <text:p>1.614889</text:p>
          </table:table-cell>
          <table:table-cell office:value-type="float" office:value="0.6682449" calcext:value-type="float">
            <text:p>0.6682449</text:p>
          </table:table-cell>
          <table:table-cell office:value-type="float" office:value="0.3425221" calcext:value-type="float">
            <text:p>0.3425221</text:p>
          </table:table-cell>
          <table:table-cell office:value-type="float" office:value="0.4338376" calcext:value-type="float">
            <text:p>0.4338376</text:p>
          </table:table-cell>
          <table:table-cell office:value-type="float" office:value="0.3229183" calcext:value-type="float">
            <text:p>0.3229183</text:p>
          </table:table-cell>
          <table:table-cell office:value-type="float" office:value="0.3473274" calcext:value-type="float">
            <text:p>0.3473274</text:p>
          </table:table-cell>
          <table:table-cell office:value-type="float" office:value="0" calcext:value-type="float">
            <text:p>0</text:p>
          </table:table-cell>
          <table:table-cell office:value-type="float" office:value="28.87642" calcext:value-type="float">
            <text:p>28.87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49951" calcext:value-type="float">
            <text:p>0.06549951</text:p>
          </table:table-cell>
          <table:table-cell office:value-type="float" office:value="0" calcext:value-type="float">
            <text:p>0</text:p>
          </table:table-cell>
          <table:table-cell office:value-type="float" office:value="-0.00005284133" calcext:value-type="float">
            <text:p>-5.284133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31.50594" calcext:value-type="float">
            <text:p>31.50594</text:p>
          </table:table-cell>
          <table:table-cell office:value-type="float" office:value="1095.481" calcext:value-type="float">
            <text:p>1095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6387" calcext:value-type="float">
            <text:p>0.1086387</text:p>
          </table:table-cell>
          <table:table-cell office:value-type="float" office:value="7.499536" calcext:value-type="float">
            <text:p>7.499536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842" calcext:value-type="float">
            <text:p>3.556842E-07</text:p>
          </table:table-cell>
          <table:table-cell office:value-type="float" office:value="0" calcext:value-type="float">
            <text:p>0</text:p>
          </table:table-cell>
          <table:table-cell office:value-type="float" office:value="-0.003983063" calcext:value-type="float">
            <text:p>-0.003983063</text:p>
          </table:table-cell>
          <table:table-cell office:value-type="float" office:value="-0.00002674321" calcext:value-type="float">
            <text:p>-2.674321E-05</text:p>
          </table:table-cell>
          <table:table-cell office:value-type="float" office:value="0.0006725967" calcext:value-type="float">
            <text:p>0.0006725967</text:p>
          </table:table-cell>
          <table:table-cell office:value-type="float" office:value="0.0002005086" calcext:value-type="float">
            <text:p>0.0002005086</text:p>
          </table:table-cell>
          <table:table-cell office:value-type="float" office:value="13.21744" calcext:value-type="float">
            <text:p>13.21744</text:p>
          </table:table-cell>
          <table:table-cell office:value-type="float" office:value="0.05329419" calcext:value-type="float">
            <text:p>0.05329419</text:p>
          </table:table-cell>
          <table:table-cell office:value-type="float" office:value="0.05876795" calcext:value-type="float">
            <text:p>0.05876795</text:p>
          </table:table-cell>
          <table:table-cell office:value-type="float" office:value="0.04578331" calcext:value-type="float">
            <text:p>0.04578331</text:p>
          </table:table-cell>
          <table:table-cell office:value-type="float" office:value="0.02563911" calcext:value-type="float">
            <text:p>0.02563911</text:p>
          </table:table-cell>
          <table:table-cell office:value-type="float" office:value="0.02576842" calcext:value-type="float">
            <text:p>0.02576842</text:p>
          </table:table-cell>
          <table:table-cell office:value-type="float" office:value="0.01387643" calcext:value-type="float">
            <text:p>0.01387643</text:p>
          </table:table-cell>
          <table:table-cell office:value-type="float" office:value="0.013475" calcext:value-type="float">
            <text:p>0.013475</text:p>
          </table:table-cell>
          <table:table-cell office:value-type="float" office:value="0.02807393" calcext:value-type="float">
            <text:p>0.02807393</text:p>
          </table:table-cell>
          <table:table-cell office:value-type="float" office:value="0.02299235" calcext:value-type="float">
            <text:p>0.02299235</text:p>
          </table:table-cell>
          <table:table-cell office:value-type="float" office:value="0.02103369" calcext:value-type="float">
            <text:p>0.02103369</text:p>
          </table:table-cell>
          <table:table-cell office:value-type="float" office:value="0.01972321" calcext:value-type="float">
            <text:p>0.01972321</text:p>
          </table:table-cell>
          <table:table-cell office:value-type="float" office:value="0.02464928" calcext:value-type="float">
            <text:p>0.02464928</text:p>
          </table:table-cell>
          <table:table-cell office:value-type="float" office:value="0.004931937" calcext:value-type="float">
            <text:p>0.004931937</text:p>
          </table:table-cell>
          <table:table-cell office:value-type="float" office:value="0.004324211" calcext:value-type="float">
            <text:p>0.004324211</text:p>
          </table:table-cell>
          <table:table-cell office:value-type="float" office:value="0" calcext:value-type="float">
            <text:p>0</text:p>
          </table:table-cell>
          <table:table-cell office:value-type="float" office:value="25.87586" calcext:value-type="float">
            <text:p>25.87586</text:p>
          </table:table-cell>
          <table:table-cell office:value-type="float" office:value="20.50418" calcext:value-type="float">
            <text:p>20.50418</text:p>
          </table:table-cell>
          <table:table-cell office:value-type="float" office:value="20.29632" calcext:value-type="float">
            <text:p>20.29632</text:p>
          </table:table-cell>
          <table:table-cell office:value-type="float" office:value="15.61393" calcext:value-type="float">
            <text:p>15.61393</text:p>
          </table:table-cell>
          <table:table-cell office:value-type="float" office:value="11.84447" calcext:value-type="float">
            <text:p>11.84447</text:p>
          </table:table-cell>
          <table:table-cell office:value-type="float" office:value="4.331013" calcext:value-type="float">
            <text:p>4.331013</text:p>
          </table:table-cell>
          <table:table-cell office:value-type="float" office:value="1.378114" calcext:value-type="float">
            <text:p>1.378114</text:p>
          </table:table-cell>
          <table:table-cell office:value-type="float" office:value="2.002728" calcext:value-type="float">
            <text:p>2.002728</text:p>
          </table:table-cell>
          <table:table-cell office:value-type="float" office:value="1.616218" calcext:value-type="float">
            <text:p>1.616218</text:p>
          </table:table-cell>
          <table:table-cell office:value-type="float" office:value="0.6691358" calcext:value-type="float">
            <text:p>0.6691358</text:p>
          </table:table-cell>
          <table:table-cell office:value-type="float" office:value="0.3433938" calcext:value-type="float">
            <text:p>0.3433938</text:p>
          </table:table-cell>
          <table:table-cell office:value-type="float" office:value="0.4342811" calcext:value-type="float">
            <text:p>0.4342811</text:p>
          </table:table-cell>
          <table:table-cell office:value-type="float" office:value="0.3226919" calcext:value-type="float">
            <text:p>0.3226919</text:p>
          </table:table-cell>
          <table:table-cell office:value-type="float" office:value="0.347333" calcext:value-type="float">
            <text:p>0.347333</text:p>
          </table:table-cell>
          <table:table-cell office:value-type="float" office:value="0" calcext:value-type="float">
            <text:p>0</text:p>
          </table:table-cell>
          <table:table-cell office:value-type="float" office:value="29.0475" calcext:value-type="float">
            <text:p>29.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1122" calcext:value-type="float">
            <text:p>0.06971122</text:p>
          </table:table-cell>
          <table:table-cell office:value-type="float" office:value="0" calcext:value-type="float">
            <text:p>0</text:p>
          </table:table-cell>
          <table:table-cell office:value-type="float" office:value="-0.00005492125" calcext:value-type="float">
            <text:p>-5.492125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31.50188" calcext:value-type="float">
            <text:p>31.50188</text:p>
          </table:table-cell>
          <table:table-cell office:value-type="float" office:value="1095.478" calcext:value-type="float">
            <text:p>1095.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0721" calcext:value-type="float">
            <text:p>0.1090721</text:p>
          </table:table-cell>
          <table:table-cell office:value-type="float" office:value="7.504724" calcext:value-type="float">
            <text:p>7.504724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842" calcext:value-type="float">
            <text:p>3.556842E-07</text:p>
          </table:table-cell>
          <table:table-cell office:value-type="float" office:value="0" calcext:value-type="float">
            <text:p>0</text:p>
          </table:table-cell>
          <table:table-cell office:value-type="float" office:value="-0.003983063" calcext:value-type="float">
            <text:p>-0.003983063</text:p>
          </table:table-cell>
          <table:table-cell office:value-type="float" office:value="-0.0000314258" calcext:value-type="float">
            <text:p>-3.14258E-05</text:p>
          </table:table-cell>
          <table:table-cell office:value-type="float" office:value="0.0007053943" calcext:value-type="float">
            <text:p>0.0007053943</text:p>
          </table:table-cell>
          <table:table-cell office:value-type="float" office:value="0.0002018713" calcext:value-type="float">
            <text:p>0.0002018713</text:p>
          </table:table-cell>
          <table:table-cell office:value-type="float" office:value="13.21431" calcext:value-type="float">
            <text:p>13.21431</text:p>
          </table:table-cell>
          <table:table-cell office:value-type="float" office:value="0.06747507" calcext:value-type="float">
            <text:p>0.06747507</text:p>
          </table:table-cell>
          <table:table-cell office:value-type="float" office:value="0.05704383" calcext:value-type="float">
            <text:p>0.05704383</text:p>
          </table:table-cell>
          <table:table-cell office:value-type="float" office:value="0.04418759" calcext:value-type="float">
            <text:p>0.04418759</text:p>
          </table:table-cell>
          <table:table-cell office:value-type="float" office:value="0.02524753" calcext:value-type="float">
            <text:p>0.02524753</text:p>
          </table:table-cell>
          <table:table-cell office:value-type="float" office:value="0.02552" calcext:value-type="float">
            <text:p>0.02552</text:p>
          </table:table-cell>
          <table:table-cell office:value-type="float" office:value="0.01381793" calcext:value-type="float">
            <text:p>0.01381793</text:p>
          </table:table-cell>
          <table:table-cell office:value-type="float" office:value="0.01346982" calcext:value-type="float">
            <text:p>0.01346982</text:p>
          </table:table-cell>
          <table:table-cell office:value-type="float" office:value="0.02807501" calcext:value-type="float">
            <text:p>0.02807501</text:p>
          </table:table-cell>
          <table:table-cell office:value-type="float" office:value="0.02300853" calcext:value-type="float">
            <text:p>0.02300853</text:p>
          </table:table-cell>
          <table:table-cell office:value-type="float" office:value="0.02104808" calcext:value-type="float">
            <text:p>0.02104808</text:p>
          </table:table-cell>
          <table:table-cell office:value-type="float" office:value="0.01974333" calcext:value-type="float">
            <text:p>0.01974333</text:p>
          </table:table-cell>
          <table:table-cell office:value-type="float" office:value="0.02466646" calcext:value-type="float">
            <text:p>0.02466646</text:p>
          </table:table-cell>
          <table:table-cell office:value-type="float" office:value="0.004931129" calcext:value-type="float">
            <text:p>0.004931129</text:p>
          </table:table-cell>
          <table:table-cell office:value-type="float" office:value="0.004323445" calcext:value-type="float">
            <text:p>0.004323445</text:p>
          </table:table-cell>
          <table:table-cell office:value-type="float" office:value="0" calcext:value-type="float">
            <text:p>0</text:p>
          </table:table-cell>
          <table:table-cell office:value-type="float" office:value="23.50413" calcext:value-type="float">
            <text:p>23.50413</text:p>
          </table:table-cell>
          <table:table-cell office:value-type="float" office:value="20.18524" calcext:value-type="float">
            <text:p>20.18524</text:p>
          </table:table-cell>
          <table:table-cell office:value-type="float" office:value="20.22433" calcext:value-type="float">
            <text:p>20.22433</text:p>
          </table:table-cell>
          <table:table-cell office:value-type="float" office:value="15.54027" calcext:value-type="float">
            <text:p>15.54027</text:p>
          </table:table-cell>
          <table:table-cell office:value-type="float" office:value="11.77753" calcext:value-type="float">
            <text:p>11.77753</text:p>
          </table:table-cell>
          <table:table-cell office:value-type="float" office:value="4.325134" calcext:value-type="float">
            <text:p>4.325134</text:p>
          </table:table-cell>
          <table:table-cell office:value-type="float" office:value="1.388079" calcext:value-type="float">
            <text:p>1.388079</text:p>
          </table:table-cell>
          <table:table-cell office:value-type="float" office:value="2.00401" calcext:value-type="float">
            <text:p>2.00401</text:p>
          </table:table-cell>
          <table:table-cell office:value-type="float" office:value="1.617503" calcext:value-type="float">
            <text:p>1.617503</text:p>
          </table:table-cell>
          <table:table-cell office:value-type="float" office:value="0.6700221" calcext:value-type="float">
            <text:p>0.6700221</text:p>
          </table:table-cell>
          <table:table-cell office:value-type="float" office:value="0.3442542" calcext:value-type="float">
            <text:p>0.3442542</text:p>
          </table:table-cell>
          <table:table-cell office:value-type="float" office:value="0.4347186" calcext:value-type="float">
            <text:p>0.4347186</text:p>
          </table:table-cell>
          <table:table-cell office:value-type="float" office:value="0.3224732" calcext:value-type="float">
            <text:p>0.3224732</text:p>
          </table:table-cell>
          <table:table-cell office:value-type="float" office:value="0.3473364" calcext:value-type="float">
            <text:p>0.3473364</text:p>
          </table:table-cell>
          <table:table-cell office:value-type="float" office:value="0" calcext:value-type="float">
            <text:p>0</text:p>
          </table:table-cell>
          <table:table-cell office:value-type="float" office:value="29.39208" calcext:value-type="float">
            <text:p>29.39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31259" calcext:value-type="float">
            <text:p>0.07531259</text:p>
          </table:table-cell>
          <table:table-cell office:value-type="float" office:value="0" calcext:value-type="float">
            <text:p>0</text:p>
          </table:table-cell>
          <table:table-cell office:value-type="float" office:value="-0.00005718159" calcext:value-type="float">
            <text:p>-5.718159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31.49651" calcext:value-type="float">
            <text:p>31.49651</text:p>
          </table:table-cell>
          <table:table-cell office:value-type="float" office:value="1095.475" calcext:value-type="float">
            <text:p>1095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7194" calcext:value-type="float">
            <text:p>0.1097194</text:p>
          </table:table-cell>
          <table:table-cell office:value-type="float" office:value="7.511181" calcext:value-type="float">
            <text:p>7.511181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842" calcext:value-type="float">
            <text:p>3.556842E-07</text:p>
          </table:table-cell>
          <table:table-cell office:value-type="float" office:value="0" calcext:value-type="float">
            <text:p>0</text:p>
          </table:table-cell>
          <table:table-cell office:value-type="float" office:value="-0.003983063" calcext:value-type="float">
            <text:p>-0.003983063</text:p>
          </table:table-cell>
          <table:table-cell office:value-type="float" office:value="-0.00003521518" calcext:value-type="float">
            <text:p>-3.521518E-05</text:p>
          </table:table-cell>
          <table:table-cell office:value-type="float" office:value="0.0007380389" calcext:value-type="float">
            <text:p>0.0007380389</text:p>
          </table:table-cell>
          <table:table-cell office:value-type="float" office:value="0.0002086431" calcext:value-type="float">
            <text:p>0.0002086431</text:p>
          </table:table-cell>
          <table:table-cell office:value-type="float" office:value="13.21251" calcext:value-type="float">
            <text:p>13.21251</text:p>
          </table:table-cell>
          <table:table-cell office:value-type="float" office:value="0.08940589" calcext:value-type="float">
            <text:p>0.08940589</text:p>
          </table:table-cell>
          <table:table-cell office:value-type="float" office:value="0.05340171" calcext:value-type="float">
            <text:p>0.05340171</text:p>
          </table:table-cell>
          <table:table-cell office:value-type="float" office:value="0.04050453" calcext:value-type="float">
            <text:p>0.04050453</text:p>
          </table:table-cell>
          <table:table-cell office:value-type="float" office:value="0.02417539" calcext:value-type="float">
            <text:p>0.02417539</text:p>
          </table:table-cell>
          <table:table-cell office:value-type="float" office:value="0.02454701" calcext:value-type="float">
            <text:p>0.02454701</text:p>
          </table:table-cell>
          <table:table-cell office:value-type="float" office:value="0.0135646" calcext:value-type="float">
            <text:p>0.0135646</text:p>
          </table:table-cell>
          <table:table-cell office:value-type="float" office:value="0.01337674" calcext:value-type="float">
            <text:p>0.01337674</text:p>
          </table:table-cell>
          <table:table-cell office:value-type="float" office:value="0.02805427" calcext:value-type="float">
            <text:p>0.02805427</text:p>
          </table:table-cell>
          <table:table-cell office:value-type="float" office:value="0.02302163" calcext:value-type="float">
            <text:p>0.02302163</text:p>
          </table:table-cell>
          <table:table-cell office:value-type="float" office:value="0.02106214" calcext:value-type="float">
            <text:p>0.02106214</text:p>
          </table:table-cell>
          <table:table-cell office:value-type="float" office:value="0.01976325" calcext:value-type="float">
            <text:p>0.01976325</text:p>
          </table:table-cell>
          <table:table-cell office:value-type="float" office:value="0.02468387" calcext:value-type="float">
            <text:p>0.02468387</text:p>
          </table:table-cell>
          <table:table-cell office:value-type="float" office:value="0.00493033" calcext:value-type="float">
            <text:p>0.00493033</text:p>
          </table:table-cell>
          <table:table-cell office:value-type="float" office:value="0.004322683" calcext:value-type="float">
            <text:p>0.004322683</text:p>
          </table:table-cell>
          <table:table-cell office:value-type="float" office:value="0" calcext:value-type="float">
            <text:p>0</text:p>
          </table:table-cell>
          <table:table-cell office:value-type="float" office:value="23.05373" calcext:value-type="float">
            <text:p>23.05373</text:p>
          </table:table-cell>
          <table:table-cell office:value-type="float" office:value="19.91672" calcext:value-type="float">
            <text:p>19.91672</text:p>
          </table:table-cell>
          <table:table-cell office:value-type="float" office:value="20.16486" calcext:value-type="float">
            <text:p>20.16486</text:p>
          </table:table-cell>
          <table:table-cell office:value-type="float" office:value="15.46502" calcext:value-type="float">
            <text:p>15.46502</text:p>
          </table:table-cell>
          <table:table-cell office:value-type="float" office:value="11.7061" calcext:value-type="float">
            <text:p>11.7061</text:p>
          </table:table-cell>
          <table:table-cell office:value-type="float" office:value="4.31917" calcext:value-type="float">
            <text:p>4.31917</text:p>
          </table:table-cell>
          <table:table-cell office:value-type="float" office:value="1.398551" calcext:value-type="float">
            <text:p>1.398551</text:p>
          </table:table-cell>
          <table:table-cell office:value-type="float" office:value="2.005414" calcext:value-type="float">
            <text:p>2.005414</text:p>
          </table:table-cell>
          <table:table-cell office:value-type="float" office:value="1.618766" calcext:value-type="float">
            <text:p>1.618766</text:p>
          </table:table-cell>
          <table:table-cell office:value-type="float" office:value="0.6709052" calcext:value-type="float">
            <text:p>0.6709052</text:p>
          </table:table-cell>
          <table:table-cell office:value-type="float" office:value="0.3451043" calcext:value-type="float">
            <text:p>0.3451043</text:p>
          </table:table-cell>
          <table:table-cell office:value-type="float" office:value="0.4351498" calcext:value-type="float">
            <text:p>0.4351498</text:p>
          </table:table-cell>
          <table:table-cell office:value-type="float" office:value="0.3222617" calcext:value-type="float">
            <text:p>0.3222617</text:p>
          </table:table-cell>
          <table:table-cell office:value-type="float" office:value="0.3473387" calcext:value-type="float">
            <text:p>0.3473387</text:p>
          </table:table-cell>
          <table:table-cell office:value-type="float" office:value="0" calcext:value-type="float">
            <text:p>0</text:p>
          </table:table-cell>
          <table:table-cell office:value-type="float" office:value="30.06323" calcext:value-type="float">
            <text:p>30.06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39715" calcext:value-type="float">
            <text:p>0.08239715</text:p>
          </table:table-cell>
          <table:table-cell office:value-type="float" office:value="0" calcext:value-type="float">
            <text:p>0</text:p>
          </table:table-cell>
          <table:table-cell office:value-type="float" office:value="-0.00006008983" calcext:value-type="float">
            <text:p>-6.008983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31.49526" calcext:value-type="float">
            <text:p>31.49526</text:p>
          </table:table-cell>
          <table:table-cell office:value-type="float" office:value="1095.472" calcext:value-type="float">
            <text:p>1095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8721" calcext:value-type="float">
            <text:p>0.1128721</text:p>
          </table:table-cell>
          <table:table-cell office:value-type="float" office:value="7.522346" calcext:value-type="float">
            <text:p>7.522346</text:p>
          </table:table-cell>
          <table:table-cell office:value-type="float" office:value="0" calcext:value-type="float">
            <text:p>0</text:p>
          </table:table-cell>
          <table:table-cell office:value-type="float" office:value="0.00000130662" calcext:value-type="float">
            <text:p>1.30662E-06</text:p>
          </table:table-cell>
          <table:table-cell office:value-type="float" office:value="0" calcext:value-type="float">
            <text:p>0</text:p>
          </table:table-cell>
          <table:table-cell office:value-type="float" office:value="-0.002934147" calcext:value-type="float">
            <text:p>-0.002934147</text:p>
          </table:table-cell>
          <table:table-cell office:value-type="float" office:value="-0.00005164991" calcext:value-type="float">
            <text:p>-5.164991E-05</text:p>
          </table:table-cell>
          <table:table-cell office:value-type="float" office:value="0.0007603924" calcext:value-type="float">
            <text:p>0.0007603924</text:p>
          </table:table-cell>
          <table:table-cell office:value-type="float" office:value="0.0002268815" calcext:value-type="float">
            <text:p>0.0002268815</text:p>
          </table:table-cell>
          <table:table-cell office:value-type="float" office:value="13.21914" calcext:value-type="float">
            <text:p>13.21914</text:p>
          </table:table-cell>
          <table:table-cell office:value-type="float" office:value="0.1454072" calcext:value-type="float">
            <text:p>0.1454072</text:p>
          </table:table-cell>
          <table:table-cell office:value-type="float" office:value="0.08285829" calcext:value-type="float">
            <text:p>0.08285829</text:p>
          </table:table-cell>
          <table:table-cell office:value-type="float" office:value="0.03883125" calcext:value-type="float">
            <text:p>0.03883125</text:p>
          </table:table-cell>
          <table:table-cell office:value-type="float" office:value="0.02335205" calcext:value-type="float">
            <text:p>0.02335205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01323906" calcext:value-type="float">
            <text:p>0.01323906</text:p>
          </table:table-cell>
          <table:table-cell office:value-type="float" office:value="0.01318104" calcext:value-type="float">
            <text:p>0.01318104</text:p>
          </table:table-cell>
          <table:table-cell office:value-type="float" office:value="0.02801347" calcext:value-type="float">
            <text:p>0.02801347</text:p>
          </table:table-cell>
          <table:table-cell office:value-type="float" office:value="0.02302761" calcext:value-type="float">
            <text:p>0.02302761</text:p>
          </table:table-cell>
          <table:table-cell office:value-type="float" office:value="0.02107535" calcext:value-type="float">
            <text:p>0.02107535</text:p>
          </table:table-cell>
          <table:table-cell office:value-type="float" office:value="0.01978291" calcext:value-type="float">
            <text:p>0.01978291</text:p>
          </table:table-cell>
          <table:table-cell office:value-type="float" office:value="0.0247014" calcext:value-type="float">
            <text:p>0.0247014</text:p>
          </table:table-cell>
          <table:table-cell office:value-type="float" office:value="0.004929543" calcext:value-type="float">
            <text:p>0.004929543</text:p>
          </table:table-cell>
          <table:table-cell office:value-type="float" office:value="0.00432192" calcext:value-type="float">
            <text:p>0.00432192</text:p>
          </table:table-cell>
          <table:table-cell office:value-type="float" office:value="0" calcext:value-type="float">
            <text:p>0</text:p>
          </table:table-cell>
          <table:table-cell office:value-type="float" office:value="21.00751" calcext:value-type="float">
            <text:p>21.00751</text:p>
          </table:table-cell>
          <table:table-cell office:value-type="float" office:value="40.54881" calcext:value-type="float">
            <text:p>40.54881</text:p>
          </table:table-cell>
          <table:table-cell office:value-type="float" office:value="20.80242" calcext:value-type="float">
            <text:p>20.80242</text:p>
          </table:table-cell>
          <table:table-cell office:value-type="float" office:value="15.32474" calcext:value-type="float">
            <text:p>15.32474</text:p>
          </table:table-cell>
          <table:table-cell office:value-type="float" office:value="11.73012" calcext:value-type="float">
            <text:p>11.73012</text:p>
          </table:table-cell>
          <table:table-cell office:value-type="float" office:value="4.317417" calcext:value-type="float">
            <text:p>4.317417</text:p>
          </table:table-cell>
          <table:table-cell office:value-type="float" office:value="1.400854" calcext:value-type="float">
            <text:p>1.400854</text:p>
          </table:table-cell>
          <table:table-cell office:value-type="float" office:value="2.011914" calcext:value-type="float">
            <text:p>2.011914</text:p>
          </table:table-cell>
          <table:table-cell office:value-type="float" office:value="1.620081" calcext:value-type="float">
            <text:p>1.620081</text:p>
          </table:table-cell>
          <table:table-cell office:value-type="float" office:value="0.6717931" calcext:value-type="float">
            <text:p>0.6717931</text:p>
          </table:table-cell>
          <table:table-cell office:value-type="float" office:value="0.3459448" calcext:value-type="float">
            <text:p>0.3459448</text:p>
          </table:table-cell>
          <table:table-cell office:value-type="float" office:value="0.4355755" calcext:value-type="float">
            <text:p>0.4355755</text:p>
          </table:table-cell>
          <table:table-cell office:value-type="float" office:value="0.3220561" calcext:value-type="float">
            <text:p>0.3220561</text:p>
          </table:table-cell>
          <table:table-cell office:value-type="float" office:value="0.3473411" calcext:value-type="float">
            <text:p>0.3473411</text:p>
          </table:table-cell>
          <table:table-cell office:value-type="float" office:value="0" calcext:value-type="float">
            <text:p>0</text:p>
          </table:table-cell>
          <table:table-cell office:value-type="float" office:value="31.31066" calcext:value-type="float">
            <text:p>31.31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84688" calcext:value-type="float">
            <text:p>0.08484688</text:p>
          </table:table-cell>
          <table:table-cell office:value-type="float" office:value="0" calcext:value-type="float">
            <text:p>0</text:p>
          </table:table-cell>
          <table:table-cell office:value-type="float" office:value="-0.00006328091" calcext:value-type="float">
            <text:p>-6.328091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31.49583" calcext:value-type="float">
            <text:p>31.49583</text:p>
          </table:table-cell>
          <table:table-cell office:value-type="float" office:value="1095.47" calcext:value-type="float">
            <text:p>1095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7111" calcext:value-type="float">
            <text:p>0.1117111</text:p>
          </table:table-cell>
          <table:table-cell office:value-type="float" office:value="7.523733" calcext:value-type="float">
            <text:p>7.523733</text:p>
          </table:table-cell>
          <table:table-cell office:value-type="float" office:value="0" calcext:value-type="float">
            <text:p>0</text:p>
          </table:table-cell>
          <table:table-cell office:value-type="float" office:value="0.000001431398" calcext:value-type="float">
            <text:p>1.431398E-06</text:p>
          </table:table-cell>
          <table:table-cell office:value-type="float" office:value="0" calcext:value-type="float">
            <text:p>0</text:p>
          </table:table-cell>
          <table:table-cell office:value-type="float" office:value="-0.002950933" calcext:value-type="float">
            <text:p>-0.002950933</text:p>
          </table:table-cell>
          <table:table-cell office:value-type="float" office:value="-0.00005011086" calcext:value-type="float">
            <text:p>-5.011086E-05</text:p>
          </table:table-cell>
          <table:table-cell office:value-type="float" office:value="0.0007771247" calcext:value-type="float">
            <text:p>0.0007771247</text:p>
          </table:table-cell>
          <table:table-cell office:value-type="float" office:value="0.0002377023" calcext:value-type="float">
            <text:p>0.0002377023</text:p>
          </table:table-cell>
          <table:table-cell office:value-type="float" office:value="13.22811" calcext:value-type="float">
            <text:p>13.22811</text:p>
          </table:table-cell>
          <table:table-cell office:value-type="float" office:value="0.09179363" calcext:value-type="float">
            <text:p>0.09179363</text:p>
          </table:table-cell>
          <table:table-cell office:value-type="float" office:value="0.06287531" calcext:value-type="float">
            <text:p>0.06287531</text:p>
          </table:table-cell>
          <table:table-cell office:value-type="float" office:value="0.03854359" calcext:value-type="float">
            <text:p>0.03854359</text:p>
          </table:table-cell>
          <table:table-cell office:value-type="float" office:value="0.02299338" calcext:value-type="float">
            <text:p>0.02299338</text:p>
          </table:table-cell>
          <table:table-cell office:value-type="float" office:value="0.02329248" calcext:value-type="float">
            <text:p>0.02329248</text:p>
          </table:table-cell>
          <table:table-cell office:value-type="float" office:value="0.01303867" calcext:value-type="float">
            <text:p>0.01303867</text:p>
          </table:table-cell>
          <table:table-cell office:value-type="float" office:value="0.01289306" calcext:value-type="float">
            <text:p>0.01289306</text:p>
          </table:table-cell>
          <table:table-cell office:value-type="float" office:value="0.02800279" calcext:value-type="float">
            <text:p>0.02800279</text:p>
          </table:table-cell>
          <table:table-cell office:value-type="float" office:value="0.02302678" calcext:value-type="float">
            <text:p>0.02302678</text:p>
          </table:table-cell>
          <table:table-cell office:value-type="float" office:value="0.02108725" calcext:value-type="float">
            <text:p>0.02108725</text:p>
          </table:table-cell>
          <table:table-cell office:value-type="float" office:value="0.01980228" calcext:value-type="float">
            <text:p>0.01980228</text:p>
          </table:table-cell>
          <table:table-cell office:value-type="float" office:value="0.02471899" calcext:value-type="float">
            <text:p>0.02471899</text:p>
          </table:table-cell>
          <table:table-cell office:value-type="float" office:value="0.004952035" calcext:value-type="float">
            <text:p>0.004952035</text:p>
          </table:table-cell>
          <table:table-cell office:value-type="float" office:value="0.004297811" calcext:value-type="float">
            <text:p>0.004297811</text:p>
          </table:table-cell>
          <table:table-cell office:value-type="float" office:value="0" calcext:value-type="float">
            <text:p>0</text:p>
          </table:table-cell>
          <table:table-cell office:value-type="float" office:value="23.97752" calcext:value-type="float">
            <text:p>23.97752</text:p>
          </table:table-cell>
          <table:table-cell office:value-type="float" office:value="29.34874" calcext:value-type="float">
            <text:p>29.34874</text:p>
          </table:table-cell>
          <table:table-cell office:value-type="float" office:value="22.78551" calcext:value-type="float">
            <text:p>22.78551</text:p>
          </table:table-cell>
          <table:table-cell office:value-type="float" office:value="15.48121" calcext:value-type="float">
            <text:p>15.48121</text:p>
          </table:table-cell>
          <table:table-cell office:value-type="float" office:value="11.76115" calcext:value-type="float">
            <text:p>11.76115</text:p>
          </table:table-cell>
          <table:table-cell office:value-type="float" office:value="4.320145" calcext:value-type="float">
            <text:p>4.320145</text:p>
          </table:table-cell>
          <table:table-cell office:value-type="float" office:value="1.333946" calcext:value-type="float">
            <text:p>1.333946</text:p>
          </table:table-cell>
          <table:table-cell office:value-type="float" office:value="2.030951" calcext:value-type="float">
            <text:p>2.030951</text:p>
          </table:table-cell>
          <table:table-cell office:value-type="float" office:value="1.621802" calcext:value-type="float">
            <text:p>1.621802</text:p>
          </table:table-cell>
          <table:table-cell office:value-type="float" office:value="0.672691" calcext:value-type="float">
            <text:p>0.672691</text:p>
          </table:table-cell>
          <table:table-cell office:value-type="float" office:value="0.346776" calcext:value-type="float">
            <text:p>0.346776</text:p>
          </table:table-cell>
          <table:table-cell office:value-type="float" office:value="0.43602" calcext:value-type="float">
            <text:p>0.43602</text:p>
          </table:table-cell>
          <table:table-cell office:value-type="float" office:value="0.3314735" calcext:value-type="float">
            <text:p>0.3314735</text:p>
          </table:table-cell>
          <table:table-cell office:value-type="float" office:value="0.3377497" calcext:value-type="float">
            <text:p>0.3377497</text:p>
          </table:table-cell>
          <table:table-cell office:value-type="float" office:value="0" calcext:value-type="float">
            <text:p>0</text:p>
          </table:table-cell>
          <table:table-cell office:value-type="float" office:value="31.52103" calcext:value-type="float">
            <text:p>31.52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04143" calcext:value-type="float">
            <text:p>0.08504143</text:p>
          </table:table-cell>
          <table:table-cell office:value-type="float" office:value="0" calcext:value-type="float">
            <text:p>0</text:p>
          </table:table-cell>
          <table:table-cell office:value-type="float" office:value="-0.00006613541" calcext:value-type="float">
            <text:p>-6.613541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31.49476" calcext:value-type="float">
            <text:p>31.49476</text:p>
          </table:table-cell>
          <table:table-cell office:value-type="float" office:value="1095.467" calcext:value-type="float">
            <text:p>1095.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6589" calcext:value-type="float">
            <text:p>0.1116589</text:p>
          </table:table-cell>
          <table:table-cell office:value-type="float" office:value="7.526775" calcext:value-type="float">
            <text:p>7.526775</text:p>
          </table:table-cell>
          <table:table-cell office:value-type="float" office:value="0" calcext:value-type="float">
            <text:p>0</text:p>
          </table:table-cell>
          <table:table-cell office:value-type="float" office:value="0.00000158326" calcext:value-type="float">
            <text:p>1.58326E-06</text:p>
          </table:table-cell>
          <table:table-cell office:value-type="float" office:value="0" calcext:value-type="float">
            <text:p>0</text:p>
          </table:table-cell>
          <table:table-cell office:value-type="float" office:value="-0.003801379" calcext:value-type="float">
            <text:p>-0.003801379</text:p>
          </table:table-cell>
          <table:table-cell office:value-type="float" office:value="-0.00005171549" calcext:value-type="float">
            <text:p>-5.171549E-05</text:p>
          </table:table-cell>
          <table:table-cell office:value-type="float" office:value="0.0007964899" calcext:value-type="float">
            <text:p>0.0007964899</text:p>
          </table:table-cell>
          <table:table-cell office:value-type="float" office:value="0.0002441046" calcext:value-type="float">
            <text:p>0.0002441046</text:p>
          </table:table-cell>
          <table:table-cell office:value-type="float" office:value="13.23169" calcext:value-type="float">
            <text:p>13.23169</text:p>
          </table:table-cell>
          <table:table-cell office:value-type="float" office:value="0.07440834" calcext:value-type="float">
            <text:p>0.07440834</text:p>
          </table:table-cell>
          <table:table-cell office:value-type="float" office:value="0.05891995" calcext:value-type="float">
            <text:p>0.05891995</text:p>
          </table:table-cell>
          <table:table-cell office:value-type="float" office:value="0.04020466" calcext:value-type="float">
            <text:p>0.04020466</text:p>
          </table:table-cell>
          <table:table-cell office:value-type="float" office:value="0.0235141" calcext:value-type="float">
            <text:p>0.0235141</text:p>
          </table:table-cell>
          <table:table-cell office:value-type="float" office:value="0.02356483" calcext:value-type="float">
            <text:p>0.02356483</text:p>
          </table:table-cell>
          <table:table-cell office:value-type="float" office:value="0.01306596" calcext:value-type="float">
            <text:p>0.01306596</text:p>
          </table:table-cell>
          <table:table-cell office:value-type="float" office:value="0.01268116" calcext:value-type="float">
            <text:p>0.01268116</text:p>
          </table:table-cell>
          <table:table-cell office:value-type="float" office:value="0.02802634" calcext:value-type="float">
            <text:p>0.02802634</text:p>
          </table:table-cell>
          <table:table-cell office:value-type="float" office:value="0.02302422" calcext:value-type="float">
            <text:p>0.02302422</text:p>
          </table:table-cell>
          <table:table-cell office:value-type="float" office:value="0.02109767" calcext:value-type="float">
            <text:p>0.02109767</text:p>
          </table:table-cell>
          <table:table-cell office:value-type="float" office:value="0.01982157" calcext:value-type="float">
            <text:p>0.01982157</text:p>
          </table:table-cell>
          <table:table-cell office:value-type="float" office:value="0.02473706" calcext:value-type="float">
            <text:p>0.02473706</text:p>
          </table:table-cell>
          <table:table-cell office:value-type="float" office:value="0.004945736" calcext:value-type="float">
            <text:p>0.004945736</text:p>
          </table:table-cell>
          <table:table-cell office:value-type="float" office:value="0.004302279" calcext:value-type="float">
            <text:p>0.004302279</text:p>
          </table:table-cell>
          <table:table-cell office:value-type="float" office:value="0" calcext:value-type="float">
            <text:p>0</text:p>
          </table:table-cell>
          <table:table-cell office:value-type="float" office:value="21.72041" calcext:value-type="float">
            <text:p>21.72041</text:p>
          </table:table-cell>
          <table:table-cell office:value-type="float" office:value="22.98538" calcext:value-type="float">
            <text:p>22.98538</text:p>
          </table:table-cell>
          <table:table-cell office:value-type="float" office:value="23.24293" calcext:value-type="float">
            <text:p>23.24293</text:p>
          </table:table-cell>
          <table:table-cell office:value-type="float" office:value="16.17477" calcext:value-type="float">
            <text:p>16.17477</text:p>
          </table:table-cell>
          <table:table-cell office:value-type="float" office:value="11.92588" calcext:value-type="float">
            <text:p>11.92588</text:p>
          </table:table-cell>
          <table:table-cell office:value-type="float" office:value="4.317471" calcext:value-type="float">
            <text:p>4.317471</text:p>
          </table:table-cell>
          <table:table-cell office:value-type="float" office:value="1.24961" calcext:value-type="float">
            <text:p>1.24961</text:p>
          </table:table-cell>
          <table:table-cell office:value-type="float" office:value="2.053193" calcext:value-type="float">
            <text:p>2.053193</text:p>
          </table:table-cell>
          <table:table-cell office:value-type="float" office:value="1.624437" calcext:value-type="float">
            <text:p>1.624437</text:p>
          </table:table-cell>
          <table:table-cell office:value-type="float" office:value="0.673605" calcext:value-type="float">
            <text:p>0.673605</text:p>
          </table:table-cell>
          <table:table-cell office:value-type="float" office:value="0.3476276" calcext:value-type="float">
            <text:p>0.3476276</text:p>
          </table:table-cell>
          <table:table-cell office:value-type="float" office:value="0.4368469" calcext:value-type="float">
            <text:p>0.4368469</text:p>
          </table:table-cell>
          <table:table-cell office:value-type="float" office:value="0.3291022" calcext:value-type="float">
            <text:p>0.3291022</text:p>
          </table:table-cell>
          <table:table-cell office:value-type="float" office:value="0.3410479" calcext:value-type="float">
            <text:p>0.3410479</text:p>
          </table:table-cell>
          <table:table-cell office:value-type="float" office:value="0" calcext:value-type="float">
            <text:p>0</text:p>
          </table:table-cell>
          <table:table-cell office:value-type="float" office:value="31.63941" calcext:value-type="float">
            <text:p>31.63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1629" calcext:value-type="float">
            <text:p>0.0871629</text:p>
          </table:table-cell>
          <table:table-cell office:value-type="float" office:value="0" calcext:value-type="float">
            <text:p>0</text:p>
          </table:table-cell>
          <table:table-cell office:value-type="float" office:value="-0.00006857201" calcext:value-type="float">
            <text:p>-6.857201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31.49427" calcext:value-type="float">
            <text:p>31.49427</text:p>
          </table:table-cell>
          <table:table-cell office:value-type="float" office:value="1095.465" calcext:value-type="float">
            <text:p>1095.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4928" calcext:value-type="float">
            <text:p>0.1114928</text:p>
          </table:table-cell>
          <table:table-cell office:value-type="float" office:value="7.529162" calcext:value-type="float">
            <text:p>7.52916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461993" calcext:value-type="float">
            <text:p>-0.00461993</text:p>
          </table:table-cell>
          <table:table-cell office:value-type="float" office:value="-0.00005359393" calcext:value-type="float">
            <text:p>-5.359393E-05</text:p>
          </table:table-cell>
          <table:table-cell office:value-type="float" office:value="0.0008191926" calcext:value-type="float">
            <text:p>0.0008191926</text:p>
          </table:table-cell>
          <table:table-cell office:value-type="float" office:value="0.0002512849" calcext:value-type="float">
            <text:p>0.0002512849</text:p>
          </table:table-cell>
          <table:table-cell office:value-type="float" office:value="13.23647" calcext:value-type="float">
            <text:p>13.23647</text:p>
          </table:table-cell>
          <table:table-cell office:value-type="float" office:value="0.066493" calcext:value-type="float">
            <text:p>0.066493</text:p>
          </table:table-cell>
          <table:table-cell office:value-type="float" office:value="0.05570904" calcext:value-type="float">
            <text:p>0.05570904</text:p>
          </table:table-cell>
          <table:table-cell office:value-type="float" office:value="0.04027781" calcext:value-type="float">
            <text:p>0.04027781</text:p>
          </table:table-cell>
          <table:table-cell office:value-type="float" office:value="0.02385756" calcext:value-type="float">
            <text:p>0.02385756</text:p>
          </table:table-cell>
          <table:table-cell office:value-type="float" office:value="0.02400131" calcext:value-type="float">
            <text:p>0.02400131</text:p>
          </table:table-cell>
          <table:table-cell office:value-type="float" office:value="0.01323168" calcext:value-type="float">
            <text:p>0.01323168</text:p>
          </table:table-cell>
          <table:table-cell office:value-type="float" office:value="0.01245607" calcext:value-type="float">
            <text:p>0.01245607</text:p>
          </table:table-cell>
          <table:table-cell office:value-type="float" office:value="0.02808458" calcext:value-type="float">
            <text:p>0.02808458</text:p>
          </table:table-cell>
          <table:table-cell office:value-type="float" office:value="0.02302438" calcext:value-type="float">
            <text:p>0.02302438</text:p>
          </table:table-cell>
          <table:table-cell office:value-type="float" office:value="0.02110698" calcext:value-type="float">
            <text:p>0.02110698</text:p>
          </table:table-cell>
          <table:table-cell office:value-type="float" office:value="0.01984097" calcext:value-type="float">
            <text:p>0.01984097</text:p>
          </table:table-cell>
          <table:table-cell office:value-type="float" office:value="0.02475534" calcext:value-type="float">
            <text:p>0.02475534</text:p>
          </table:table-cell>
          <table:table-cell office:value-type="float" office:value="0.004938531" calcext:value-type="float">
            <text:p>0.004938531</text:p>
          </table:table-cell>
          <table:table-cell office:value-type="float" office:value="0.004307839" calcext:value-type="float">
            <text:p>0.004307839</text:p>
          </table:table-cell>
          <table:table-cell office:value-type="float" office:value="0" calcext:value-type="float">
            <text:p>0</text:p>
          </table:table-cell>
          <table:table-cell office:value-type="float" office:value="30.17575" calcext:value-type="float">
            <text:p>30.17575</text:p>
          </table:table-cell>
          <table:table-cell office:value-type="float" office:value="22.52852" calcext:value-type="float">
            <text:p>22.52852</text:p>
          </table:table-cell>
          <table:table-cell office:value-type="float" office:value="22.63525" calcext:value-type="float">
            <text:p>22.63525</text:p>
          </table:table-cell>
          <table:table-cell office:value-type="float" office:value="16.47991" calcext:value-type="float">
            <text:p>16.47991</text:p>
          </table:table-cell>
          <table:table-cell office:value-type="float" office:value="12.09636" calcext:value-type="float">
            <text:p>12.09636</text:p>
          </table:table-cell>
          <table:table-cell office:value-type="float" office:value="4.312709" calcext:value-type="float">
            <text:p>4.312709</text:p>
          </table:table-cell>
          <table:table-cell office:value-type="float" office:value="1.163154" calcext:value-type="float">
            <text:p>1.163154</text:p>
          </table:table-cell>
          <table:table-cell office:value-type="float" office:value="2.073942" calcext:value-type="float">
            <text:p>2.073942</text:p>
          </table:table-cell>
          <table:table-cell office:value-type="float" office:value="1.628167" calcext:value-type="float">
            <text:p>1.628167</text:p>
          </table:table-cell>
          <table:table-cell office:value-type="float" office:value="0.6745402" calcext:value-type="float">
            <text:p>0.6745402</text:p>
          </table:table-cell>
          <table:table-cell office:value-type="float" office:value="0.348506" calcext:value-type="float">
            <text:p>0.348506</text:p>
          </table:table-cell>
          <table:table-cell office:value-type="float" office:value="0.437494" calcext:value-type="float">
            <text:p>0.437494</text:p>
          </table:table-cell>
          <table:table-cell office:value-type="float" office:value="0.3264887" calcext:value-type="float">
            <text:p>0.3264887</text:p>
          </table:table-cell>
          <table:table-cell office:value-type="float" office:value="0.3446671" calcext:value-type="float">
            <text:p>0.3446671</text:p>
          </table:table-cell>
          <table:table-cell office:value-type="float" office:value="0" calcext:value-type="float">
            <text:p>0</text:p>
          </table:table-cell>
          <table:table-cell office:value-type="float" office:value="31.61362" calcext:value-type="float">
            <text:p>31.6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55217" calcext:value-type="float">
            <text:p>0.08855217</text:p>
          </table:table-cell>
          <table:table-cell office:value-type="float" office:value="0" calcext:value-type="float">
            <text:p>0</text:p>
          </table:table-cell>
          <table:table-cell office:value-type="float" office:value="-0.0000710008" calcext:value-type="float">
            <text:p>-7.10008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31.49585" calcext:value-type="float">
            <text:p>31.49585</text:p>
          </table:table-cell>
          <table:table-cell office:value-type="float" office:value="1095.463" calcext:value-type="float">
            <text:p>1095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9038" calcext:value-type="float">
            <text:p>0.1109038</text:p>
          </table:table-cell>
          <table:table-cell office:value-type="float" office:value="7.52941" calcext:value-type="float">
            <text:p>7.52941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629821" calcext:value-type="float">
            <text:p>-5.629821E-05</text:p>
          </table:table-cell>
          <table:table-cell office:value-type="float" office:value="0.0008408805" calcext:value-type="float">
            <text:p>0.0008408805</text:p>
          </table:table-cell>
          <table:table-cell office:value-type="float" office:value="0.0002654368" calcext:value-type="float">
            <text:p>0.0002654368</text:p>
          </table:table-cell>
          <table:table-cell office:value-type="float" office:value="13.24738" calcext:value-type="float">
            <text:p>13.24738</text:p>
          </table:table-cell>
          <table:table-cell office:value-type="float" office:value="0.04916807" calcext:value-type="float">
            <text:p>0.04916807</text:p>
          </table:table-cell>
          <table:table-cell office:value-type="float" office:value="0.05170909" calcext:value-type="float">
            <text:p>0.05170909</text:p>
          </table:table-cell>
          <table:table-cell office:value-type="float" office:value="0.03916964" calcext:value-type="float">
            <text:p>0.03916964</text:p>
          </table:table-cell>
          <table:table-cell office:value-type="float" office:value="0.02367307" calcext:value-type="float">
            <text:p>0.02367307</text:p>
          </table:table-cell>
          <table:table-cell office:value-type="float" office:value="0.02379986" calcext:value-type="float">
            <text:p>0.02379986</text:p>
          </table:table-cell>
          <table:table-cell office:value-type="float" office:value="0.01325497" calcext:value-type="float">
            <text:p>0.01325497</text:p>
          </table:table-cell>
          <table:table-cell office:value-type="float" office:value="0.01235688" calcext:value-type="float">
            <text:p>0.01235688</text:p>
          </table:table-cell>
          <table:table-cell office:value-type="float" office:value="0.0281021" calcext:value-type="float">
            <text:p>0.0281021</text:p>
          </table:table-cell>
          <table:table-cell office:value-type="float" office:value="0.02303003" calcext:value-type="float">
            <text:p>0.02303003</text:p>
          </table:table-cell>
          <table:table-cell office:value-type="float" office:value="0.02111527" calcext:value-type="float">
            <text:p>0.02111527</text:p>
          </table:table-cell>
          <table:table-cell office:value-type="float" office:value="0.01986011" calcext:value-type="float">
            <text:p>0.01986011</text:p>
          </table:table-cell>
          <table:table-cell office:value-type="float" office:value="0.02477336" calcext:value-type="float">
            <text:p>0.02477336</text:p>
          </table:table-cell>
          <table:table-cell office:value-type="float" office:value="0.004933116" calcext:value-type="float">
            <text:p>0.004933116</text:p>
          </table:table-cell>
          <table:table-cell office:value-type="float" office:value="0.004311719" calcext:value-type="float">
            <text:p>0.004311719</text:p>
          </table:table-cell>
          <table:table-cell office:value-type="float" office:value="0" calcext:value-type="float">
            <text:p>0</text:p>
          </table:table-cell>
          <table:table-cell office:value-type="float" office:value="29.32149" calcext:value-type="float">
            <text:p>29.32149</text:p>
          </table:table-cell>
          <table:table-cell office:value-type="float" office:value="22.42619" calcext:value-type="float">
            <text:p>22.42619</text:p>
          </table:table-cell>
          <table:table-cell office:value-type="float" office:value="22.54552" calcext:value-type="float">
            <text:p>22.54552</text:p>
          </table:table-cell>
          <table:table-cell office:value-type="float" office:value="16.57078" calcext:value-type="float">
            <text:p>16.57078</text:p>
          </table:table-cell>
          <table:table-cell office:value-type="float" office:value="12.13181" calcext:value-type="float">
            <text:p>12.13181</text:p>
          </table:table-cell>
          <table:table-cell office:value-type="float" office:value="4.300495" calcext:value-type="float">
            <text:p>4.300495</text:p>
          </table:table-cell>
          <table:table-cell office:value-type="float" office:value="1.120225" calcext:value-type="float">
            <text:p>1.120225</text:p>
          </table:table-cell>
          <table:table-cell office:value-type="float" office:value="2.082008" calcext:value-type="float">
            <text:p>2.082008</text:p>
          </table:table-cell>
          <table:table-cell office:value-type="float" office:value="1.633283" calcext:value-type="float">
            <text:p>1.633283</text:p>
          </table:table-cell>
          <table:table-cell office:value-type="float" office:value="0.6754469" calcext:value-type="float">
            <text:p>0.6754469</text:p>
          </table:table-cell>
          <table:table-cell office:value-type="float" office:value="0.3493898" calcext:value-type="float">
            <text:p>0.3493898</text:p>
          </table:table-cell>
          <table:table-cell office:value-type="float" office:value="0.4380057" calcext:value-type="float">
            <text:p>0.4380057</text:p>
          </table:table-cell>
          <table:table-cell office:value-type="float" office:value="0.3245718" calcext:value-type="float">
            <text:p>0.3245718</text:p>
          </table:table-cell>
          <table:table-cell office:value-type="float" office:value="0.3473548" calcext:value-type="float">
            <text:p>0.3473548</text:p>
          </table:table-cell>
          <table:table-cell office:value-type="float" office:value="0" calcext:value-type="float">
            <text:p>0</text:p>
          </table:table-cell>
          <table:table-cell office:value-type="float" office:value="31.45564" calcext:value-type="float">
            <text:p>31.45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57138" calcext:value-type="float">
            <text:p>0.08757138</text:p>
          </table:table-cell>
          <table:table-cell office:value-type="float" office:value="0" calcext:value-type="float">
            <text:p>0</text:p>
          </table:table-cell>
          <table:table-cell office:value-type="float" office:value="-0.00007380721" calcext:value-type="float">
            <text:p>-7.380721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1.49886" calcext:value-type="float">
            <text:p>31.49886</text:p>
          </table:table-cell>
          <table:table-cell office:value-type="float" office:value="1095.461" calcext:value-type="float">
            <text:p>1095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3088" calcext:value-type="float">
            <text:p>0.1103088</text:p>
          </table:table-cell>
          <table:table-cell office:value-type="float" office:value="7.527579" calcext:value-type="float">
            <text:p>7.527579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846052" calcext:value-type="float">
            <text:p>-5.846052E-05</text:p>
          </table:table-cell>
          <table:table-cell office:value-type="float" office:value="0.000863612" calcext:value-type="float">
            <text:p>0.000863612</text:p>
          </table:table-cell>
          <table:table-cell office:value-type="float" office:value="0.0002825404" calcext:value-type="float">
            <text:p>0.0002825404</text:p>
          </table:table-cell>
          <table:table-cell office:value-type="float" office:value="13.26152" calcext:value-type="float">
            <text:p>13.26152</text:p>
          </table:table-cell>
          <table:table-cell office:value-type="float" office:value="0.03941282" calcext:value-type="float">
            <text:p>0.03941282</text:p>
          </table:table-cell>
          <table:table-cell office:value-type="float" office:value="0.04862172" calcext:value-type="float">
            <text:p>0.04862172</text:p>
          </table:table-cell>
          <table:table-cell office:value-type="float" office:value="0.03809606" calcext:value-type="float">
            <text:p>0.03809606</text:p>
          </table:table-cell>
          <table:table-cell office:value-type="float" office:value="0.02343591" calcext:value-type="float">
            <text:p>0.02343591</text:p>
          </table:table-cell>
          <table:table-cell office:value-type="float" office:value="0.02347863" calcext:value-type="float">
            <text:p>0.02347863</text:p>
          </table:table-cell>
          <table:table-cell office:value-type="float" office:value="0.01319076" calcext:value-type="float">
            <text:p>0.01319076</text:p>
          </table:table-cell>
          <table:table-cell office:value-type="float" office:value="0.0123775" calcext:value-type="float">
            <text:p>0.0123775</text:p>
          </table:table-cell>
          <table:table-cell office:value-type="float" office:value="0.02807619" calcext:value-type="float">
            <text:p>0.02807619</text:p>
          </table:table-cell>
          <table:table-cell office:value-type="float" office:value="0.02303604" calcext:value-type="float">
            <text:p>0.02303604</text:p>
          </table:table-cell>
          <table:table-cell office:value-type="float" office:value="0.02112303" calcext:value-type="float">
            <text:p>0.02112303</text:p>
          </table:table-cell>
          <table:table-cell office:value-type="float" office:value="0.01987891" calcext:value-type="float">
            <text:p>0.01987891</text:p>
          </table:table-cell>
          <table:table-cell office:value-type="float" office:value="0.02479108" calcext:value-type="float">
            <text:p>0.02479108</text:p>
          </table:table-cell>
          <table:table-cell office:value-type="float" office:value="0.004932154" calcext:value-type="float">
            <text:p>0.004932154</text:p>
          </table:table-cell>
          <table:table-cell office:value-type="float" office:value="0.00431123" calcext:value-type="float">
            <text:p>0.00431123</text:p>
          </table:table-cell>
          <table:table-cell office:value-type="float" office:value="0" calcext:value-type="float">
            <text:p>0</text:p>
          </table:table-cell>
          <table:table-cell office:value-type="float" office:value="26.44363" calcext:value-type="float">
            <text:p>26.44363</text:p>
          </table:table-cell>
          <table:table-cell office:value-type="float" office:value="21.82718" calcext:value-type="float">
            <text:p>21.82718</text:p>
          </table:table-cell>
          <table:table-cell office:value-type="float" office:value="22.34145" calcext:value-type="float">
            <text:p>22.34145</text:p>
          </table:table-cell>
          <table:table-cell office:value-type="float" office:value="16.57882" calcext:value-type="float">
            <text:p>16.57882</text:p>
          </table:table-cell>
          <table:table-cell office:value-type="float" office:value="12.09261" calcext:value-type="float">
            <text:p>12.09261</text:p>
          </table:table-cell>
          <table:table-cell office:value-type="float" office:value="4.286416" calcext:value-type="float">
            <text:p>4.286416</text:p>
          </table:table-cell>
          <table:table-cell office:value-type="float" office:value="1.113855" calcext:value-type="float">
            <text:p>1.113855</text:p>
          </table:table-cell>
          <table:table-cell office:value-type="float" office:value="2.081796" calcext:value-type="float">
            <text:p>2.081796</text:p>
          </table:table-cell>
          <table:table-cell office:value-type="float" office:value="1.638735" calcext:value-type="float">
            <text:p>1.638735</text:p>
          </table:table-cell>
          <table:table-cell office:value-type="float" office:value="0.6763644" calcext:value-type="float">
            <text:p>0.6763644</text:p>
          </table:table-cell>
          <table:table-cell office:value-type="float" office:value="0.350268" calcext:value-type="float">
            <text:p>0.350268</text:p>
          </table:table-cell>
          <table:table-cell office:value-type="float" office:value="0.4384605" calcext:value-type="float">
            <text:p>0.4384605</text:p>
          </table:table-cell>
          <table:table-cell office:value-type="float" office:value="0.3242193" calcext:value-type="float">
            <text:p>0.3242193</text:p>
          </table:table-cell>
          <table:table-cell office:value-type="float" office:value="0.347433" calcext:value-type="float">
            <text:p>0.347433</text:p>
          </table:table-cell>
          <table:table-cell office:value-type="float" office:value="0" calcext:value-type="float">
            <text:p>0</text:p>
          </table:table-cell>
          <table:table-cell office:value-type="float" office:value="31.22131" calcext:value-type="float">
            <text:p>31.2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13186" calcext:value-type="float">
            <text:p>0.08513186</text:p>
          </table:table-cell>
          <table:table-cell office:value-type="float" office:value="0" calcext:value-type="float">
            <text:p>0</text:p>
          </table:table-cell>
          <table:table-cell office:value-type="float" office:value="-0.00007682548" calcext:value-type="float">
            <text:p>-7.682548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31.49961" calcext:value-type="float">
            <text:p>31.49961</text:p>
          </table:table-cell>
          <table:table-cell office:value-type="float" office:value="1095.458" calcext:value-type="float">
            <text:p>1095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2648" calcext:value-type="float">
            <text:p>0.1102648</text:p>
          </table:table-cell>
          <table:table-cell office:value-type="float" office:value="7.527772" calcext:value-type="float">
            <text:p>7.52777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931585" calcext:value-type="float">
            <text:p>-5.931585E-05</text:p>
          </table:table-cell>
          <table:table-cell office:value-type="float" office:value="0.0008888115" calcext:value-type="float">
            <text:p>0.0008888115</text:p>
          </table:table-cell>
          <table:table-cell office:value-type="float" office:value="0.0002954853" calcext:value-type="float">
            <text:p>0.0002954853</text:p>
          </table:table-cell>
          <table:table-cell office:value-type="float" office:value="13.27003" calcext:value-type="float">
            <text:p>13.27003</text:p>
          </table:table-cell>
          <table:table-cell office:value-type="float" office:value="0.03615215" calcext:value-type="float">
            <text:p>0.03615215</text:p>
          </table:table-cell>
          <table:table-cell office:value-type="float" office:value="0.04848895" calcext:value-type="float">
            <text:p>0.04848895</text:p>
          </table:table-cell>
          <table:table-cell office:value-type="float" office:value="0.03841009" calcext:value-type="float">
            <text:p>0.03841009</text:p>
          </table:table-cell>
          <table:table-cell office:value-type="float" office:value="0.02340839" calcext:value-type="float">
            <text:p>0.02340839</text:p>
          </table:table-cell>
          <table:table-cell office:value-type="float" office:value="0.02334942" calcext:value-type="float">
            <text:p>0.02334942</text:p>
          </table:table-cell>
          <table:table-cell office:value-type="float" office:value="0.01313518" calcext:value-type="float">
            <text:p>0.01313518</text:p>
          </table:table-cell>
          <table:table-cell office:value-type="float" office:value="0.0124199" calcext:value-type="float">
            <text:p>0.0124199</text:p>
          </table:table-cell>
          <table:table-cell office:value-type="float" office:value="0.02803364" calcext:value-type="float">
            <text:p>0.02803364</text:p>
          </table:table-cell>
          <table:table-cell office:value-type="float" office:value="0.02303871" calcext:value-type="float">
            <text:p>0.02303871</text:p>
          </table:table-cell>
          <table:table-cell office:value-type="float" office:value="0.02113024" calcext:value-type="float">
            <text:p>0.02113024</text:p>
          </table:table-cell>
          <table:table-cell office:value-type="float" office:value="0.01989736" calcext:value-type="float">
            <text:p>0.01989736</text:p>
          </table:table-cell>
          <table:table-cell office:value-type="float" office:value="0.02480851" calcext:value-type="float">
            <text:p>0.02480851</text:p>
          </table:table-cell>
          <table:table-cell office:value-type="float" office:value="0.004931438" calcext:value-type="float">
            <text:p>0.004931438</text:p>
          </table:table-cell>
          <table:table-cell office:value-type="float" office:value="0.00431052" calcext:value-type="float">
            <text:p>0.00431052</text:p>
          </table:table-cell>
          <table:table-cell office:value-type="float" office:value="0" calcext:value-type="float">
            <text:p>0</text:p>
          </table:table-cell>
          <table:table-cell office:value-type="float" office:value="25.03246" calcext:value-type="float">
            <text:p>25.03246</text:p>
          </table:table-cell>
          <table:table-cell office:value-type="float" office:value="21.21485" calcext:value-type="float">
            <text:p>21.21485</text:p>
          </table:table-cell>
          <table:table-cell office:value-type="float" office:value="22.0131" calcext:value-type="float">
            <text:p>22.0131</text:p>
          </table:table-cell>
          <table:table-cell office:value-type="float" office:value="16.5026" calcext:value-type="float">
            <text:p>16.5026</text:p>
          </table:table-cell>
          <table:table-cell office:value-type="float" office:value="12.00697" calcext:value-type="float">
            <text:p>12.00697</text:p>
          </table:table-cell>
          <table:table-cell office:value-type="float" office:value="4.272927" calcext:value-type="float">
            <text:p>4.272927</text:p>
          </table:table-cell>
          <table:table-cell office:value-type="float" office:value="1.117923" calcext:value-type="float">
            <text:p>1.117923</text:p>
          </table:table-cell>
          <table:table-cell office:value-type="float" office:value="2.080191" calcext:value-type="float">
            <text:p>2.080191</text:p>
          </table:table-cell>
          <table:table-cell office:value-type="float" office:value="1.643766" calcext:value-type="float">
            <text:p>1.643766</text:p>
          </table:table-cell>
          <table:table-cell office:value-type="float" office:value="0.677313" calcext:value-type="float">
            <text:p>0.677313</text:p>
          </table:table-cell>
          <table:table-cell office:value-type="float" office:value="0.3511377" calcext:value-type="float">
            <text:p>0.3511377</text:p>
          </table:table-cell>
          <table:table-cell office:value-type="float" office:value="0.4388972" calcext:value-type="float">
            <text:p>0.4388972</text:p>
          </table:table-cell>
          <table:table-cell office:value-type="float" office:value="0.3239635" calcext:value-type="float">
            <text:p>0.3239635</text:p>
          </table:table-cell>
          <table:table-cell office:value-type="float" office:value="0.3474354" calcext:value-type="float">
            <text:p>0.3474354</text:p>
          </table:table-cell>
          <table:table-cell office:value-type="float" office:value="0" calcext:value-type="float">
            <text:p>0</text:p>
          </table:table-cell>
          <table:table-cell office:value-type="float" office:value="31.20728" calcext:value-type="float">
            <text:p>31.20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26336" calcext:value-type="float">
            <text:p>0.08526336</text:p>
          </table:table-cell>
          <table:table-cell office:value-type="float" office:value="0" calcext:value-type="float">
            <text:p>0</text:p>
          </table:table-cell>
          <table:table-cell office:value-type="float" office:value="-0.00007962964" calcext:value-type="float">
            <text:p>-7.962964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31.49856" calcext:value-type="float">
            <text:p>31.49856</text:p>
          </table:table-cell>
          <table:table-cell office:value-type="float" office:value="1095.456" calcext:value-type="float">
            <text:p>1095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7153" calcext:value-type="float">
            <text:p>0.1107153</text:p>
          </table:table-cell>
          <table:table-cell office:value-type="float" office:value="7.529567" calcext:value-type="float">
            <text:p>7.529567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918417" calcext:value-type="float">
            <text:p>-5.918417E-05</text:p>
          </table:table-cell>
          <table:table-cell office:value-type="float" office:value="0.0009177364" calcext:value-type="float">
            <text:p>0.0009177364</text:p>
          </table:table-cell>
          <table:table-cell office:value-type="float" office:value="0.0003006351" calcext:value-type="float">
            <text:p>0.0003006351</text:p>
          </table:table-cell>
          <table:table-cell office:value-type="float" office:value="13.27236" calcext:value-type="float">
            <text:p>13.27236</text:p>
          </table:table-cell>
          <table:table-cell office:value-type="float" office:value="0.04084745" calcext:value-type="float">
            <text:p>0.04084745</text:p>
          </table:table-cell>
          <table:table-cell office:value-type="float" office:value="0.05068646" calcext:value-type="float">
            <text:p>0.05068646</text:p>
          </table:table-cell>
          <table:table-cell office:value-type="float" office:value="0.04041934" calcext:value-type="float">
            <text:p>0.04041934</text:p>
          </table:table-cell>
          <table:table-cell office:value-type="float" office:value="0.02384058" calcext:value-type="float">
            <text:p>0.02384058</text:p>
          </table:table-cell>
          <table:table-cell office:value-type="float" office:value="0.02374979" calcext:value-type="float">
            <text:p>0.02374979</text:p>
          </table:table-cell>
          <table:table-cell office:value-type="float" office:value="0.01320089" calcext:value-type="float">
            <text:p>0.01320089</text:p>
          </table:table-cell>
          <table:table-cell office:value-type="float" office:value="0.01251136" calcext:value-type="float">
            <text:p>0.01251136</text:p>
          </table:table-cell>
          <table:table-cell office:value-type="float" office:value="0.02799626" calcext:value-type="float">
            <text:p>0.02799626</text:p>
          </table:table-cell>
          <table:table-cell office:value-type="float" office:value="0.02303881" calcext:value-type="float">
            <text:p>0.02303881</text:p>
          </table:table-cell>
          <table:table-cell office:value-type="float" office:value="0.02113666" calcext:value-type="float">
            <text:p>0.02113666</text:p>
          </table:table-cell>
          <table:table-cell office:value-type="float" office:value="0.01991544" calcext:value-type="float">
            <text:p>0.01991544</text:p>
          </table:table-cell>
          <table:table-cell office:value-type="float" office:value="0.02482566" calcext:value-type="float">
            <text:p>0.02482566</text:p>
          </table:table-cell>
          <table:table-cell office:value-type="float" office:value="0.004930739" calcext:value-type="float">
            <text:p>0.004930739</text:p>
          </table:table-cell>
          <table:table-cell office:value-type="float" office:value="0.004309809" calcext:value-type="float">
            <text:p>0.004309809</text:p>
          </table:table-cell>
          <table:table-cell office:value-type="float" office:value="0" calcext:value-type="float">
            <text:p>0</text:p>
          </table:table-cell>
          <table:table-cell office:value-type="float" office:value="25.87401" calcext:value-type="float">
            <text:p>25.87401</text:p>
          </table:table-cell>
          <table:table-cell office:value-type="float" office:value="20.84556" calcext:value-type="float">
            <text:p>20.84556</text:p>
          </table:table-cell>
          <table:table-cell office:value-type="float" office:value="21.70532" calcext:value-type="float">
            <text:p>21.70532</text:p>
          </table:table-cell>
          <table:table-cell office:value-type="float" office:value="16.39904" calcext:value-type="float">
            <text:p>16.39904</text:p>
          </table:table-cell>
          <table:table-cell office:value-type="float" office:value="11.9139" calcext:value-type="float">
            <text:p>11.9139</text:p>
          </table:table-cell>
          <table:table-cell office:value-type="float" office:value="4.259698" calcext:value-type="float">
            <text:p>4.259698</text:p>
          </table:table-cell>
          <table:table-cell office:value-type="float" office:value="1.125167" calcext:value-type="float">
            <text:p>1.125167</text:p>
          </table:table-cell>
          <table:table-cell office:value-type="float" office:value="2.078633" calcext:value-type="float">
            <text:p>2.078633</text:p>
          </table:table-cell>
          <table:table-cell office:value-type="float" office:value="1.648305" calcext:value-type="float">
            <text:p>1.648305</text:p>
          </table:table-cell>
          <table:table-cell office:value-type="float" office:value="0.6782861" calcext:value-type="float">
            <text:p>0.6782861</text:p>
          </table:table-cell>
          <table:table-cell office:value-type="float" office:value="0.3519973" calcext:value-type="float">
            <text:p>0.3519973</text:p>
          </table:table-cell>
          <table:table-cell office:value-type="float" office:value="0.4393162" calcext:value-type="float">
            <text:p>0.4393162</text:p>
          </table:table-cell>
          <table:table-cell office:value-type="float" office:value="0.3237286" calcext:value-type="float">
            <text:p>0.3237286</text:p>
          </table:table-cell>
          <table:table-cell office:value-type="float" office:value="0.3474384" calcext:value-type="float">
            <text:p>0.3474384</text:p>
          </table:table-cell>
          <table:table-cell office:value-type="float" office:value="0" calcext:value-type="float">
            <text:p>0</text:p>
          </table:table-cell>
          <table:table-cell office:value-type="float" office:value="31.3276" calcext:value-type="float">
            <text:p>31.3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49036" calcext:value-type="float">
            <text:p>0.08749036</text:p>
          </table:table-cell>
          <table:table-cell office:value-type="float" office:value="0" calcext:value-type="float">
            <text:p>0</text:p>
          </table:table-cell>
          <table:table-cell office:value-type="float" office:value="-0.00008198181" calcext:value-type="float">
            <text:p>-8.198181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31.49674" calcext:value-type="float">
            <text:p>31.49674</text:p>
          </table:table-cell>
          <table:table-cell office:value-type="float" office:value="1095.454" calcext:value-type="float">
            <text:p>1095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3231" calcext:value-type="float">
            <text:p>0.1113231</text:p>
          </table:table-cell>
          <table:table-cell office:value-type="float" office:value="7.532111" calcext:value-type="float">
            <text:p>7.532111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837703" calcext:value-type="float">
            <text:p>-5.837703E-05</text:p>
          </table:table-cell>
          <table:table-cell office:value-type="float" office:value="0.0009474923" calcext:value-type="float">
            <text:p>0.0009474923</text:p>
          </table:table-cell>
          <table:table-cell office:value-type="float" office:value="0.0003016237" calcext:value-type="float">
            <text:p>0.0003016237</text:p>
          </table:table-cell>
          <table:table-cell office:value-type="float" office:value="13.27144" calcext:value-type="float">
            <text:p>13.27144</text:p>
          </table:table-cell>
          <table:table-cell office:value-type="float" office:value="0.04718872" calcext:value-type="float">
            <text:p>0.04718872</text:p>
          </table:table-cell>
          <table:table-cell office:value-type="float" office:value="0.05419536" calcext:value-type="float">
            <text:p>0.05419536</text:p>
          </table:table-cell>
          <table:table-cell office:value-type="float" office:value="0.04332717" calcext:value-type="float">
            <text:p>0.04332717</text:p>
          </table:table-cell>
          <table:table-cell office:value-type="float" office:value="0.02454272" calcext:value-type="float">
            <text:p>0.02454272</text:p>
          </table:table-cell>
          <table:table-cell office:value-type="float" office:value="0.02447187" calcext:value-type="float">
            <text:p>0.02447187</text:p>
          </table:table-cell>
          <table:table-cell office:value-type="float" office:value="0.01335052" calcext:value-type="float">
            <text:p>0.01335052</text:p>
          </table:table-cell>
          <table:table-cell office:value-type="float" office:value="0.01264054" calcext:value-type="float">
            <text:p>0.01264054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2114248" calcext:value-type="float">
            <text:p>0.02114248</text:p>
          </table:table-cell>
          <table:table-cell office:value-type="float" office:value="0.01993313" calcext:value-type="float">
            <text:p>0.01993313</text:p>
          </table:table-cell>
          <table:table-cell office:value-type="float" office:value="0.02484245" calcext:value-type="float">
            <text:p>0.02484245</text:p>
          </table:table-cell>
          <table:table-cell office:value-type="float" office:value="0.004930026" calcext:value-type="float">
            <text:p>0.004930026</text:p>
          </table:table-cell>
          <table:table-cell office:value-type="float" office:value="0.004309102" calcext:value-type="float">
            <text:p>0.004309102</text:p>
          </table:table-cell>
          <table:table-cell office:value-type="float" office:value="0" calcext:value-type="float">
            <text:p>0</text:p>
          </table:table-cell>
          <table:table-cell office:value-type="float" office:value="26.27991" calcext:value-type="float">
            <text:p>26.27991</text:p>
          </table:table-cell>
          <table:table-cell office:value-type="float" office:value="20.605" calcext:value-type="float">
            <text:p>20.605</text:p>
          </table:table-cell>
          <table:table-cell office:value-type="float" office:value="21.42983" calcext:value-type="float">
            <text:p>21.42983</text:p>
          </table:table-cell>
          <table:table-cell office:value-type="float" office:value="16.26574" calcext:value-type="float">
            <text:p>16.26574</text:p>
          </table:table-cell>
          <table:table-cell office:value-type="float" office:value="11.80371" calcext:value-type="float">
            <text:p>11.80371</text:p>
          </table:table-cell>
          <table:table-cell office:value-type="float" office:value="4.245705" calcext:value-type="float">
            <text:p>4.245705</text:p>
          </table:table-cell>
          <table:table-cell office:value-type="float" office:value="1.132851" calcext:value-type="float">
            <text:p>1.132851</text:p>
          </table:table-cell>
          <table:table-cell office:value-type="float" office:value="2.077417" calcext:value-type="float">
            <text:p>2.077417</text:p>
          </table:table-cell>
          <table:table-cell office:value-type="float" office:value="1.652367" calcext:value-type="float">
            <text:p>1.652367</text:p>
          </table:table-cell>
          <table:table-cell office:value-type="float" office:value="0.6792806" calcext:value-type="float">
            <text:p>0.6792806</text:p>
          </table:table-cell>
          <table:table-cell office:value-type="float" office:value="0.3528497" calcext:value-type="float">
            <text:p>0.3528497</text:p>
          </table:table-cell>
          <table:table-cell office:value-type="float" office:value="0.43973" calcext:value-type="float">
            <text:p>0.43973</text:p>
          </table:table-cell>
          <table:table-cell office:value-type="float" office:value="0.3234996" calcext:value-type="float">
            <text:p>0.3234996</text:p>
          </table:table-cell>
          <table:table-cell office:value-type="float" office:value="0.3474429" calcext:value-type="float">
            <text:p>0.3474429</text:p>
          </table:table-cell>
          <table:table-cell office:value-type="float" office:value="0" calcext:value-type="float">
            <text:p>0</text:p>
          </table:table-cell>
          <table:table-cell office:value-type="float" office:value="31.44464" calcext:value-type="float">
            <text:p>31.4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61547" calcext:value-type="float">
            <text:p>0.09061547</text:p>
          </table:table-cell>
          <table:table-cell office:value-type="float" office:value="0" calcext:value-type="float">
            <text:p>0</text:p>
          </table:table-cell>
          <table:table-cell office:value-type="float" office:value="-0.00008403076" calcext:value-type="float">
            <text:p>-8.403076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31.49516" calcext:value-type="float">
            <text:p>31.49516</text:p>
          </table:table-cell>
          <table:table-cell office:value-type="float" office:value="1095.452" calcext:value-type="float">
            <text:p>1095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9085" calcext:value-type="float">
            <text:p>0.1119085</text:p>
          </table:table-cell>
          <table:table-cell office:value-type="float" office:value="7.534337" calcext:value-type="float">
            <text:p>7.534337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818214" calcext:value-type="float">
            <text:p>-5.818214E-05</text:p>
          </table:table-cell>
          <table:table-cell office:value-type="float" office:value="0.0009773426" calcext:value-type="float">
            <text:p>0.0009773426</text:p>
          </table:table-cell>
          <table:table-cell office:value-type="float" office:value="0.0003022042" calcext:value-type="float">
            <text:p>0.0003022042</text:p>
          </table:table-cell>
          <table:table-cell office:value-type="float" office:value="13.2704" calcext:value-type="float">
            <text:p>13.2704</text:p>
          </table:table-cell>
          <table:table-cell office:value-type="float" office:value="0.05379098" calcext:value-type="float">
            <text:p>0.05379098</text:p>
          </table:table-cell>
          <table:table-cell office:value-type="float" office:value="0.05689776" calcext:value-type="float">
            <text:p>0.05689776</text:p>
          </table:table-cell>
          <table:table-cell office:value-type="float" office:value="0.04573075" calcext:value-type="float">
            <text:p>0.04573075</text:p>
          </table:table-cell>
          <table:table-cell office:value-type="float" office:value="0.02529663" calcext:value-type="float">
            <text:p>0.02529663</text:p>
          </table:table-cell>
          <table:table-cell office:value-type="float" office:value="0.02526496" calcext:value-type="float">
            <text:p>0.02526496</text:p>
          </table:table-cell>
          <table:table-cell office:value-type="float" office:value="0.01354028" calcext:value-type="float">
            <text:p>0.01354028</text:p>
          </table:table-cell>
          <table:table-cell office:value-type="float" office:value="0.0127927" calcext:value-type="float">
            <text:p>0.0127927</text:p>
          </table:table-cell>
          <table:table-cell office:value-type="float" office:value="0.02798713" calcext:value-type="float">
            <text:p>0.02798713</text:p>
          </table:table-cell>
          <table:table-cell office:value-type="float" office:value="0.02304556" calcext:value-type="float">
            <text:p>0.02304556</text:p>
          </table:table-cell>
          <table:table-cell office:value-type="float" office:value="0.02114816" calcext:value-type="float">
            <text:p>0.02114816</text:p>
          </table:table-cell>
          <table:table-cell office:value-type="float" office:value="0.01995048" calcext:value-type="float">
            <text:p>0.01995048</text:p>
          </table:table-cell>
          <table:table-cell office:value-type="float" office:value="0.02485888" calcext:value-type="float">
            <text:p>0.02485888</text:p>
          </table:table-cell>
          <table:table-cell office:value-type="float" office:value="0.004929325" calcext:value-type="float">
            <text:p>0.004929325</text:p>
          </table:table-cell>
          <table:table-cell office:value-type="float" office:value="0.004308474" calcext:value-type="float">
            <text:p>0.004308474</text:p>
          </table:table-cell>
          <table:table-cell office:value-type="float" office:value="0" calcext:value-type="float">
            <text:p>0</text:p>
          </table:table-cell>
          <table:table-cell office:value-type="float" office:value="32.19958" calcext:value-type="float">
            <text:p>32.19958</text:p>
          </table:table-cell>
          <table:table-cell office:value-type="float" office:value="20.41331" calcext:value-type="float">
            <text:p>20.41331</text:p>
          </table:table-cell>
          <table:table-cell office:value-type="float" office:value="21.19462" calcext:value-type="float">
            <text:p>21.19462</text:p>
          </table:table-cell>
          <table:table-cell office:value-type="float" office:value="16.14816" calcext:value-type="float">
            <text:p>16.14816</text:p>
          </table:table-cell>
          <table:table-cell office:value-type="float" office:value="11.68757" calcext:value-type="float">
            <text:p>11.68757</text:p>
          </table:table-cell>
          <table:table-cell office:value-type="float" office:value="4.23021" calcext:value-type="float">
            <text:p>4.23021</text:p>
          </table:table-cell>
          <table:table-cell office:value-type="float" office:value="1.140556" calcext:value-type="float">
            <text:p>1.140556</text:p>
          </table:table-cell>
          <table:table-cell office:value-type="float" office:value="2.076458" calcext:value-type="float">
            <text:p>2.076458</text:p>
          </table:table-cell>
          <table:table-cell office:value-type="float" office:value="1.655985" calcext:value-type="float">
            <text:p>1.655985</text:p>
          </table:table-cell>
          <table:table-cell office:value-type="float" office:value="0.680284" calcext:value-type="float">
            <text:p>0.680284</text:p>
          </table:table-cell>
          <table:table-cell office:value-type="float" office:value="0.3536952" calcext:value-type="float">
            <text:p>0.3536952</text:p>
          </table:table-cell>
          <table:table-cell office:value-type="float" office:value="0.4401397" calcext:value-type="float">
            <text:p>0.4401397</text:p>
          </table:table-cell>
          <table:table-cell office:value-type="float" office:value="0.3232843" calcext:value-type="float">
            <text:p>0.3232843</text:p>
          </table:table-cell>
          <table:table-cell office:value-type="float" office:value="0.3474489" calcext:value-type="float">
            <text:p>0.3474489</text:p>
          </table:table-cell>
          <table:table-cell office:value-type="float" office:value="0" calcext:value-type="float">
            <text:p>0</text:p>
          </table:table-cell>
          <table:table-cell office:value-type="float" office:value="31.57002" calcext:value-type="float">
            <text:p>31.57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40388" calcext:value-type="float">
            <text:p>0.09340388</text:p>
          </table:table-cell>
          <table:table-cell office:value-type="float" office:value="0" calcext:value-type="float">
            <text:p>0</text:p>
          </table:table-cell>
          <table:table-cell office:value-type="float" office:value="-0.0000859525" calcext:value-type="float">
            <text:p>-8.59525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31.4952" calcext:value-type="float">
            <text:p>31.4952</text:p>
          </table:table-cell>
          <table:table-cell office:value-type="float" office:value="1095.449" calcext:value-type="float">
            <text:p>1095.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8877" calcext:value-type="float">
            <text:p>0.1118877</text:p>
          </table:table-cell>
          <table:table-cell office:value-type="float" office:value="7.535245" calcext:value-type="float">
            <text:p>7.535245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952466" calcext:value-type="float">
            <text:p>-5.952466E-05</text:p>
          </table:table-cell>
          <table:table-cell office:value-type="float" office:value="0.001004981" calcext:value-type="float">
            <text:p>0.001004981</text:p>
          </table:table-cell>
          <table:table-cell office:value-type="float" office:value="0.0003042295" calcext:value-type="float">
            <text:p>0.0003042295</text:p>
          </table:table-cell>
          <table:table-cell office:value-type="float" office:value="13.27376" calcext:value-type="float">
            <text:p>13.27376</text:p>
          </table:table-cell>
          <table:table-cell office:value-type="float" office:value="0.04597532" calcext:value-type="float">
            <text:p>0.04597532</text:p>
          </table:table-cell>
          <table:table-cell office:value-type="float" office:value="0.05608759" calcext:value-type="float">
            <text:p>0.05608759</text:p>
          </table:table-cell>
          <table:table-cell office:value-type="float" office:value="0.04541296" calcext:value-type="float">
            <text:p>0.04541296</text:p>
          </table:table-cell>
          <table:table-cell office:value-type="float" office:value="0.02546724" calcext:value-type="float">
            <text:p>0.02546724</text:p>
          </table:table-cell>
          <table:table-cell office:value-type="float" office:value="0.02560792" calcext:value-type="float">
            <text:p>0.02560792</text:p>
          </table:table-cell>
          <table:table-cell office:value-type="float" office:value="0.0136674" calcext:value-type="float">
            <text:p>0.0136674</text:p>
          </table:table-cell>
          <table:table-cell office:value-type="float" office:value="0.01292718" calcext:value-type="float">
            <text:p>0.01292718</text:p>
          </table:table-cell>
          <table:table-cell office:value-type="float" office:value="0.02800527" calcext:value-type="float">
            <text:p>0.02800527</text:p>
          </table:table-cell>
          <table:table-cell office:value-type="float" office:value="0.02305731" calcext:value-type="float">
            <text:p>0.02305731</text:p>
          </table:table-cell>
          <table:table-cell office:value-type="float" office:value="0.02115403" calcext:value-type="float">
            <text:p>0.02115403</text:p>
          </table:table-cell>
          <table:table-cell office:value-type="float" office:value="0.01996752" calcext:value-type="float">
            <text:p>0.01996752</text:p>
          </table:table-cell>
          <table:table-cell office:value-type="float" office:value="0.02487501" calcext:value-type="float">
            <text:p>0.02487501</text:p>
          </table:table-cell>
          <table:table-cell office:value-type="float" office:value="0.004928649" calcext:value-type="float">
            <text:p>0.004928649</text:p>
          </table:table-cell>
          <table:table-cell office:value-type="float" office:value="0.004307793" calcext:value-type="float">
            <text:p>0.004307793</text:p>
          </table:table-cell>
          <table:table-cell office:value-type="float" office:value="0" calcext:value-type="float">
            <text:p>0</text:p>
          </table:table-cell>
          <table:table-cell office:value-type="float" office:value="31.85632" calcext:value-type="float">
            <text:p>31.85632</text:p>
          </table:table-cell>
          <table:table-cell office:value-type="float" office:value="20.41648" calcext:value-type="float">
            <text:p>20.41648</text:p>
          </table:table-cell>
          <table:table-cell office:value-type="float" office:value="20.98649" calcext:value-type="float">
            <text:p>20.98649</text:p>
          </table:table-cell>
          <table:table-cell office:value-type="float" office:value="16.03594" calcext:value-type="float">
            <text:p>16.03594</text:p>
          </table:table-cell>
          <table:table-cell office:value-type="float" office:value="11.57839" calcext:value-type="float">
            <text:p>11.57839</text:p>
          </table:table-cell>
          <table:table-cell office:value-type="float" office:value="4.214282" calcext:value-type="float">
            <text:p>4.214282</text:p>
          </table:table-cell>
          <table:table-cell office:value-type="float" office:value="1.149272" calcext:value-type="float">
            <text:p>1.149272</text:p>
          </table:table-cell>
          <table:table-cell office:value-type="float" office:value="2.075157" calcext:value-type="float">
            <text:p>2.075157</text:p>
          </table:table-cell>
          <table:table-cell office:value-type="float" office:value="1.659491" calcext:value-type="float">
            <text:p>1.659491</text:p>
          </table:table-cell>
          <table:table-cell office:value-type="float" office:value="0.6812605" calcext:value-type="float">
            <text:p>0.6812605</text:p>
          </table:table-cell>
          <table:table-cell office:value-type="float" office:value="0.3545318" calcext:value-type="float">
            <text:p>0.3545318</text:p>
          </table:table-cell>
          <table:table-cell office:value-type="float" office:value="0.4405474" calcext:value-type="float">
            <text:p>0.4405474</text:p>
          </table:table-cell>
          <table:table-cell office:value-type="float" office:value="0.323076" calcext:value-type="float">
            <text:p>0.323076</text:p>
          </table:table-cell>
          <table:table-cell office:value-type="float" office:value="0.3474519" calcext:value-type="float">
            <text:p>0.3474519</text:p>
          </table:table-cell>
          <table:table-cell office:value-type="float" office:value="0" calcext:value-type="float">
            <text:p>0</text:p>
          </table:table-cell>
          <table:table-cell office:value-type="float" office:value="31.5916" calcext:value-type="float">
            <text:p>31.5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27024" calcext:value-type="float">
            <text:p>0.09427024</text:p>
          </table:table-cell>
          <table:table-cell office:value-type="float" office:value="0" calcext:value-type="float">
            <text:p>0</text:p>
          </table:table-cell>
          <table:table-cell office:value-type="float" office:value="-0.00008807132" calcext:value-type="float">
            <text:p>-8.807132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31.49403" calcext:value-type="float">
            <text:p>31.49403</text:p>
          </table:table-cell>
          <table:table-cell office:value-type="float" office:value="1095.447" calcext:value-type="float">
            <text:p>1095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26" calcext:value-type="float">
            <text:p>0.11226</text:p>
          </table:table-cell>
          <table:table-cell office:value-type="float" office:value="7.537158" calcext:value-type="float">
            <text:p>7.537158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982392" calcext:value-type="float">
            <text:p>-5.982392E-05</text:p>
          </table:table-cell>
          <table:table-cell office:value-type="float" office:value="0.001035006" calcext:value-type="float">
            <text:p>0.001035006</text:p>
          </table:table-cell>
          <table:table-cell office:value-type="float" office:value="0.000305056" calcext:value-type="float">
            <text:p>0.000305056</text:p>
          </table:table-cell>
          <table:table-cell office:value-type="float" office:value="13.2742" calcext:value-type="float">
            <text:p>13.2742</text:p>
          </table:table-cell>
          <table:table-cell office:value-type="float" office:value="0.04821786" calcext:value-type="float">
            <text:p>0.04821786</text:p>
          </table:table-cell>
          <table:table-cell office:value-type="float" office:value="0.05743823" calcext:value-type="float">
            <text:p>0.05743823</text:p>
          </table:table-cell>
          <table:table-cell office:value-type="float" office:value="0.04648431" calcext:value-type="float">
            <text:p>0.04648431</text:p>
          </table:table-cell>
          <table:table-cell office:value-type="float" office:value="0.0257585" calcext:value-type="float">
            <text:p>0.0257585</text:p>
          </table:table-cell>
          <table:table-cell office:value-type="float" office:value="0.02593915" calcext:value-type="float">
            <text:p>0.02593915</text:p>
          </table:table-cell>
          <table:table-cell office:value-type="float" office:value="0.01376515" calcext:value-type="float">
            <text:p>0.01376515</text:p>
          </table:table-cell>
          <table:table-cell office:value-type="float" office:value="0.01304188" calcext:value-type="float">
            <text:p>0.01304188</text:p>
          </table:table-cell>
          <table:table-cell office:value-type="float" office:value="0.0280198" calcext:value-type="float">
            <text:p>0.0280198</text:p>
          </table:table-cell>
          <table:table-cell office:value-type="float" office:value="0.02307248" calcext:value-type="float">
            <text:p>0.02307248</text:p>
          </table:table-cell>
          <table:table-cell office:value-type="float" office:value="0.02116046" calcext:value-type="float">
            <text:p>0.02116046</text:p>
          </table:table-cell>
          <table:table-cell office:value-type="float" office:value="0.0199843" calcext:value-type="float">
            <text:p>0.0199843</text:p>
          </table:table-cell>
          <table:table-cell office:value-type="float" office:value="0.02489084" calcext:value-type="float">
            <text:p>0.02489084</text:p>
          </table:table-cell>
          <table:table-cell office:value-type="float" office:value="0.004927973" calcext:value-type="float">
            <text:p>0.004927973</text:p>
          </table:table-cell>
          <table:table-cell office:value-type="float" office:value="0.004307085" calcext:value-type="float">
            <text:p>0.004307085</text:p>
          </table:table-cell>
          <table:table-cell office:value-type="float" office:value="0" calcext:value-type="float">
            <text:p>0</text:p>
          </table:table-cell>
          <table:table-cell office:value-type="float" office:value="28.21279" calcext:value-type="float">
            <text:p>28.21279</text:p>
          </table:table-cell>
          <table:table-cell office:value-type="float" office:value="20.25188" calcext:value-type="float">
            <text:p>20.25188</text:p>
          </table:table-cell>
          <table:table-cell office:value-type="float" office:value="20.80454" calcext:value-type="float">
            <text:p>20.80454</text:p>
          </table:table-cell>
          <table:table-cell office:value-type="float" office:value="15.90533" calcext:value-type="float">
            <text:p>15.90533</text:p>
          </table:table-cell>
          <table:table-cell office:value-type="float" office:value="11.46187" calcext:value-type="float">
            <text:p>11.46187</text:p>
          </table:table-cell>
          <table:table-cell office:value-type="float" office:value="4.200349" calcext:value-type="float">
            <text:p>4.200349</text:p>
          </table:table-cell>
          <table:table-cell office:value-type="float" office:value="1.158953" calcext:value-type="float">
            <text:p>1.158953</text:p>
          </table:table-cell>
          <table:table-cell office:value-type="float" office:value="2.073868" calcext:value-type="float">
            <text:p>2.073868</text:p>
          </table:table-cell>
          <table:table-cell office:value-type="float" office:value="1.662831" calcext:value-type="float">
            <text:p>1.662831</text:p>
          </table:table-cell>
          <table:table-cell office:value-type="float" office:value="0.6822164" calcext:value-type="float">
            <text:p>0.6822164</text:p>
          </table:table-cell>
          <table:table-cell office:value-type="float" office:value="0.3553582" calcext:value-type="float">
            <text:p>0.3553582</text:p>
          </table:table-cell>
          <table:table-cell office:value-type="float" office:value="0.4409518" calcext:value-type="float">
            <text:p>0.4409518</text:p>
          </table:table-cell>
          <table:table-cell office:value-type="float" office:value="0.3228717" calcext:value-type="float">
            <text:p>0.3228717</text:p>
          </table:table-cell>
          <table:table-cell office:value-type="float" office:value="0.3474553" calcext:value-type="float">
            <text:p>0.3474553</text:p>
          </table:table-cell>
          <table:table-cell office:value-type="float" office:value="0" calcext:value-type="float">
            <text:p>0</text:p>
          </table:table-cell>
          <table:table-cell office:value-type="float" office:value="31.71658" calcext:value-type="float">
            <text:p>31.7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53302" calcext:value-type="float">
            <text:p>0.09653302</text:p>
          </table:table-cell>
          <table:table-cell office:value-type="float" office:value="0" calcext:value-type="float">
            <text:p>0</text:p>
          </table:table-cell>
          <table:table-cell office:value-type="float" office:value="-0.0000900885" calcext:value-type="float">
            <text:p>-9.00885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31.4925" calcext:value-type="float">
            <text:p>31.4925</text:p>
          </table:table-cell>
          <table:table-cell office:value-type="float" office:value="1095.445" calcext:value-type="float">
            <text:p>1095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8374" calcext:value-type="float">
            <text:p>0.1128374</text:p>
          </table:table-cell>
          <table:table-cell office:value-type="float" office:value="7.539307" calcext:value-type="float">
            <text:p>7.539307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957049" calcext:value-type="float">
            <text:p>-5.957049E-05</text:p>
          </table:table-cell>
          <table:table-cell office:value-type="float" office:value="0.001066201" calcext:value-type="float">
            <text:p>0.001066201</text:p>
          </table:table-cell>
          <table:table-cell office:value-type="float" office:value="0.0003054441" calcext:value-type="float">
            <text:p>0.0003054441</text:p>
          </table:table-cell>
          <table:table-cell office:value-type="float" office:value="13.27273" calcext:value-type="float">
            <text:p>13.27273</text:p>
          </table:table-cell>
          <table:table-cell office:value-type="float" office:value="0.05534807" calcext:value-type="float">
            <text:p>0.05534807</text:p>
          </table:table-cell>
          <table:table-cell office:value-type="float" office:value="0.06022232" calcext:value-type="float">
            <text:p>0.06022232</text:p>
          </table:table-cell>
          <table:table-cell office:value-type="float" office:value="0.04867858" calcext:value-type="float">
            <text:p>0.04867858</text:p>
          </table:table-cell>
          <table:table-cell office:value-type="float" office:value="0.02640209" calcext:value-type="float">
            <text:p>0.02640209</text:p>
          </table:table-cell>
          <table:table-cell office:value-type="float" office:value="0.02657323" calcext:value-type="float">
            <text:p>0.02657323</text:p>
          </table:table-cell>
          <table:table-cell office:value-type="float" office:value="0.01391747" calcext:value-type="float">
            <text:p>0.01391747</text:p>
          </table:table-cell>
          <table:table-cell office:value-type="float" office:value="0.01317278" calcext:value-type="float">
            <text:p>0.01317278</text:p>
          </table:table-cell>
          <table:table-cell office:value-type="float" office:value="0.02804082" calcext:value-type="float">
            <text:p>0.02804082</text:p>
          </table:table-cell>
          <table:table-cell office:value-type="float" office:value="0.02308923" calcext:value-type="float">
            <text:p>0.02308923</text:p>
          </table:table-cell>
          <table:table-cell office:value-type="float" office:value="0.02116757" calcext:value-type="float">
            <text:p>0.02116757</text:p>
          </table:table-cell>
          <table:table-cell office:value-type="float" office:value="0.02000087" calcext:value-type="float">
            <text:p>0.02000087</text:p>
          </table:table-cell>
          <table:table-cell office:value-type="float" office:value="0.02490649" calcext:value-type="float">
            <text:p>0.02490649</text:p>
          </table:table-cell>
          <table:table-cell office:value-type="float" office:value="0.0049273" calcext:value-type="float">
            <text:p>0.0049273</text:p>
          </table:table-cell>
          <table:table-cell office:value-type="float" office:value="0.004306465" calcext:value-type="float">
            <text:p>0.004306465</text:p>
          </table:table-cell>
          <table:table-cell office:value-type="float" office:value="0" calcext:value-type="float">
            <text:p>0</text:p>
          </table:table-cell>
          <table:table-cell office:value-type="float" office:value="31.33606" calcext:value-type="float">
            <text:p>31.33606</text:p>
          </table:table-cell>
          <table:table-cell office:value-type="float" office:value="20.07329" calcext:value-type="float">
            <text:p>20.07329</text:p>
          </table:table-cell>
          <table:table-cell office:value-type="float" office:value="20.61461" calcext:value-type="float">
            <text:p>20.61461</text:p>
          </table:table-cell>
          <table:table-cell office:value-type="float" office:value="15.77383" calcext:value-type="float">
            <text:p>15.77383</text:p>
          </table:table-cell>
          <table:table-cell office:value-type="float" office:value="11.36863" calcext:value-type="float">
            <text:p>11.36863</text:p>
          </table:table-cell>
          <table:table-cell office:value-type="float" office:value="4.18721" calcext:value-type="float">
            <text:p>4.18721</text:p>
          </table:table-cell>
          <table:table-cell office:value-type="float" office:value="1.168731" calcext:value-type="float">
            <text:p>1.168731</text:p>
          </table:table-cell>
          <table:table-cell office:value-type="float" office:value="2.072783" calcext:value-type="float">
            <text:p>2.072783</text:p>
          </table:table-cell>
          <table:table-cell office:value-type="float" office:value="1.665851" calcext:value-type="float">
            <text:p>1.665851</text:p>
          </table:table-cell>
          <table:table-cell office:value-type="float" office:value="0.6831735" calcext:value-type="float">
            <text:p>0.6831735</text:p>
          </table:table-cell>
          <table:table-cell office:value-type="float" office:value="0.3561739" calcext:value-type="float">
            <text:p>0.3561739</text:p>
          </table:table-cell>
          <table:table-cell office:value-type="float" office:value="0.441354" calcext:value-type="float">
            <text:p>0.441354</text:p>
          </table:table-cell>
          <table:table-cell office:value-type="float" office:value="0.322679" calcext:value-type="float">
            <text:p>0.322679</text:p>
          </table:table-cell>
          <table:table-cell office:value-type="float" office:value="0.3474611" calcext:value-type="float">
            <text:p>0.3474611</text:p>
          </table:table-cell>
          <table:table-cell office:value-type="float" office:value="0" calcext:value-type="float">
            <text:p>0</text:p>
          </table:table-cell>
          <table:table-cell office:value-type="float" office:value="31.84288" calcext:value-type="float">
            <text:p>31.8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23765" calcext:value-type="float">
            <text:p>0.09923765</text:p>
          </table:table-cell>
          <table:table-cell office:value-type="float" office:value="0" calcext:value-type="float">
            <text:p>0</text:p>
          </table:table-cell>
          <table:table-cell office:value-type="float" office:value="-0.00009190227" calcext:value-type="float">
            <text:p>-9.190227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31.49083" calcext:value-type="float">
            <text:p>31.49083</text:p>
          </table:table-cell>
          <table:table-cell office:value-type="float" office:value="1095.442" calcext:value-type="float">
            <text:p>1095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1325" calcext:value-type="float">
            <text:p>0.1131325</text:p>
          </table:table-cell>
          <table:table-cell office:value-type="float" office:value="7.541752" calcext:value-type="float">
            <text:p>7.54175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978835" calcext:value-type="float">
            <text:p>-5.978835E-05</text:p>
          </table:table-cell>
          <table:table-cell office:value-type="float" office:value="0.001096635" calcext:value-type="float">
            <text:p>0.001096635</text:p>
          </table:table-cell>
          <table:table-cell office:value-type="float" office:value="0.0003059478" calcext:value-type="float">
            <text:p>0.0003059478</text:p>
          </table:table-cell>
          <table:table-cell office:value-type="float" office:value="13.27157" calcext:value-type="float">
            <text:p>13.27157</text:p>
          </table:table-cell>
          <table:table-cell office:value-type="float" office:value="0.05517258" calcext:value-type="float">
            <text:p>0.05517258</text:p>
          </table:table-cell>
          <table:table-cell office:value-type="float" office:value="0.06088033" calcext:value-type="float">
            <text:p>0.06088033</text:p>
          </table:table-cell>
          <table:table-cell office:value-type="float" office:value="0.04931315" calcext:value-type="float">
            <text:p>0.04931315</text:p>
          </table:table-cell>
          <table:table-cell office:value-type="float" office:value="0.02677782" calcext:value-type="float">
            <text:p>0.02677782</text:p>
          </table:table-cell>
          <table:table-cell office:value-type="float" office:value="0.02702597" calcext:value-type="float">
            <text:p>0.02702597</text:p>
          </table:table-cell>
          <table:table-cell office:value-type="float" office:value="0.01405494" calcext:value-type="float">
            <text:p>0.01405494</text:p>
          </table:table-cell>
          <table:table-cell office:value-type="float" office:value="0.01329956" calcext:value-type="float">
            <text:p>0.01329956</text:p>
          </table:table-cell>
          <table:table-cell office:value-type="float" office:value="0.02807242" calcext:value-type="float">
            <text:p>0.02807242</text:p>
          </table:table-cell>
          <table:table-cell office:value-type="float" office:value="0.02310871" calcext:value-type="float">
            <text:p>0.02310871</text:p>
          </table:table-cell>
          <table:table-cell office:value-type="float" office:value="0.02117537" calcext:value-type="float">
            <text:p>0.02117537</text:p>
          </table:table-cell>
          <table:table-cell office:value-type="float" office:value="0.02001726" calcext:value-type="float">
            <text:p>0.02001726</text:p>
          </table:table-cell>
          <table:table-cell office:value-type="float" office:value="0.02492202" calcext:value-type="float">
            <text:p>0.02492202</text:p>
          </table:table-cell>
          <table:table-cell office:value-type="float" office:value="0.004926652" calcext:value-type="float">
            <text:p>0.004926652</text:p>
          </table:table-cell>
          <table:table-cell office:value-type="float" office:value="0.004305777" calcext:value-type="float">
            <text:p>0.004305777</text:p>
          </table:table-cell>
          <table:table-cell office:value-type="float" office:value="0" calcext:value-type="float">
            <text:p>0</text:p>
          </table:table-cell>
          <table:table-cell office:value-type="float" office:value="31.44234" calcext:value-type="float">
            <text:p>31.44234</text:p>
          </table:table-cell>
          <table:table-cell office:value-type="float" office:value="20.00875" calcext:value-type="float">
            <text:p>20.00875</text:p>
          </table:table-cell>
          <table:table-cell office:value-type="float" office:value="20.45356" calcext:value-type="float">
            <text:p>20.45356</text:p>
          </table:table-cell>
          <table:table-cell office:value-type="float" office:value="15.65222" calcext:value-type="float">
            <text:p>15.65222</text:p>
          </table:table-cell>
          <table:table-cell office:value-type="float" office:value="11.28566" calcext:value-type="float">
            <text:p>11.28566</text:p>
          </table:table-cell>
          <table:table-cell office:value-type="float" office:value="4.174139" calcext:value-type="float">
            <text:p>4.174139</text:p>
          </table:table-cell>
          <table:table-cell office:value-type="float" office:value="1.178435" calcext:value-type="float">
            <text:p>1.178435</text:p>
          </table:table-cell>
          <table:table-cell office:value-type="float" office:value="2.071873" calcext:value-type="float">
            <text:p>2.071873</text:p>
          </table:table-cell>
          <table:table-cell office:value-type="float" office:value="1.668551" calcext:value-type="float">
            <text:p>1.668551</text:p>
          </table:table-cell>
          <table:table-cell office:value-type="float" office:value="0.6841282" calcext:value-type="float">
            <text:p>0.6841282</text:p>
          </table:table-cell>
          <table:table-cell office:value-type="float" office:value="0.3569793" calcext:value-type="float">
            <text:p>0.3569793</text:p>
          </table:table-cell>
          <table:table-cell office:value-type="float" office:value="0.441754" calcext:value-type="float">
            <text:p>0.441754</text:p>
          </table:table-cell>
          <table:table-cell office:value-type="float" office:value="0.3224913" calcext:value-type="float">
            <text:p>0.3224913</text:p>
          </table:table-cell>
          <table:table-cell office:value-type="float" office:value="0.3474637" calcext:value-type="float">
            <text:p>0.3474637</text:p>
          </table:table-cell>
          <table:table-cell office:value-type="float" office:value="0" calcext:value-type="float">
            <text:p>0</text:p>
          </table:table-cell>
          <table:table-cell office:value-type="float" office:value="31.94752" calcext:value-type="float">
            <text:p>31.94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9553" calcext:value-type="float">
            <text:p>0.1019553</text:p>
          </table:table-cell>
          <table:table-cell office:value-type="float" office:value="0" calcext:value-type="float">
            <text:p>0</text:p>
          </table:table-cell>
          <table:table-cell office:value-type="float" office:value="-0.0000937489" calcext:value-type="float">
            <text:p>-9.37489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31.48851" calcext:value-type="float">
            <text:p>31.48851</text:p>
          </table:table-cell>
          <table:table-cell office:value-type="float" office:value="1095.44" calcext:value-type="float">
            <text:p>109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6529" calcext:value-type="float">
            <text:p>0.1136529</text:p>
          </table:table-cell>
          <table:table-cell office:value-type="float" office:value="7.544774" calcext:value-type="float">
            <text:p>7.544774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912783" calcext:value-type="float">
            <text:p>-5.912783E-05</text:p>
          </table:table-cell>
          <table:table-cell office:value-type="float" office:value="0.001128441" calcext:value-type="float">
            <text:p>0.001128441</text:p>
          </table:table-cell>
          <table:table-cell office:value-type="float" office:value="0.0003060388" calcext:value-type="float">
            <text:p>0.0003060388</text:p>
          </table:table-cell>
          <table:table-cell office:value-type="float" office:value="13.2684" calcext:value-type="float">
            <text:p>13.2684</text:p>
          </table:table-cell>
          <table:table-cell office:value-type="float" office:value="0.06015015" calcext:value-type="float">
            <text:p>0.06015015</text:p>
          </table:table-cell>
          <table:table-cell office:value-type="float" office:value="0.06342734" calcext:value-type="float">
            <text:p>0.06342734</text:p>
          </table:table-cell>
          <table:table-cell office:value-type="float" office:value="0.05126189" calcext:value-type="float">
            <text:p>0.05126189</text:p>
          </table:table-cell>
          <table:table-cell office:value-type="float" office:value="0.02736301" calcext:value-type="float">
            <text:p>0.02736301</text:p>
          </table:table-cell>
          <table:table-cell office:value-type="float" office:value="0.02757736" calcext:value-type="float">
            <text:p>0.02757736</text:p>
          </table:table-cell>
          <table:table-cell office:value-type="float" office:value="0.01419832" calcext:value-type="float">
            <text:p>0.01419832</text:p>
          </table:table-cell>
          <table:table-cell office:value-type="float" office:value="0.01342231" calcext:value-type="float">
            <text:p>0.01342231</text:p>
          </table:table-cell>
          <table:table-cell office:value-type="float" office:value="0.02810734" calcext:value-type="float">
            <text:p>0.02810734</text:p>
          </table:table-cell>
          <table:table-cell office:value-type="float" office:value="0.02313061" calcext:value-type="float">
            <text:p>0.02313061</text:p>
          </table:table-cell>
          <table:table-cell office:value-type="float" office:value="0.02118395" calcext:value-type="float">
            <text:p>0.02118395</text:p>
          </table:table-cell>
          <table:table-cell office:value-type="float" office:value="0.02003351" calcext:value-type="float">
            <text:p>0.02003351</text:p>
          </table:table-cell>
          <table:table-cell office:value-type="float" office:value="0.02493744" calcext:value-type="float">
            <text:p>0.02493744</text:p>
          </table:table-cell>
          <table:table-cell office:value-type="float" office:value="0.004925951" calcext:value-type="float">
            <text:p>0.004925951</text:p>
          </table:table-cell>
          <table:table-cell office:value-type="float" office:value="0.004304922" calcext:value-type="float">
            <text:p>0.004304922</text:p>
          </table:table-cell>
          <table:table-cell office:value-type="float" office:value="0" calcext:value-type="float">
            <text:p>0</text:p>
          </table:table-cell>
          <table:table-cell office:value-type="float" office:value="28.36422" calcext:value-type="float">
            <text:p>28.36422</text:p>
          </table:table-cell>
          <table:table-cell office:value-type="float" office:value="19.82489" calcext:value-type="float">
            <text:p>19.82489</text:p>
          </table:table-cell>
          <table:table-cell office:value-type="float" office:value="20.29222" calcext:value-type="float">
            <text:p>20.29222</text:p>
          </table:table-cell>
          <table:table-cell office:value-type="float" office:value="15.53829" calcext:value-type="float">
            <text:p>15.53829</text:p>
          </table:table-cell>
          <table:table-cell office:value-type="float" office:value="11.19369" calcext:value-type="float">
            <text:p>11.19369</text:p>
          </table:table-cell>
          <table:table-cell office:value-type="float" office:value="4.160348" calcext:value-type="float">
            <text:p>4.160348</text:p>
          </table:table-cell>
          <table:table-cell office:value-type="float" office:value="1.188184" calcext:value-type="float">
            <text:p>1.188184</text:p>
          </table:table-cell>
          <table:table-cell office:value-type="float" office:value="2.07114" calcext:value-type="float">
            <text:p>2.07114</text:p>
          </table:table-cell>
          <table:table-cell office:value-type="float" office:value="1.670962" calcext:value-type="float">
            <text:p>1.670962</text:p>
          </table:table-cell>
          <table:table-cell office:value-type="float" office:value="0.685076" calcext:value-type="float">
            <text:p>0.685076</text:p>
          </table:table-cell>
          <table:table-cell office:value-type="float" office:value="0.3577745" calcext:value-type="float">
            <text:p>0.3577745</text:p>
          </table:table-cell>
          <table:table-cell office:value-type="float" office:value="0.4421508" calcext:value-type="float">
            <text:p>0.4421508</text:p>
          </table:table-cell>
          <table:table-cell office:value-type="float" office:value="0.3222917" calcext:value-type="float">
            <text:p>0.3222917</text:p>
          </table:table-cell>
          <table:table-cell office:value-type="float" office:value="0.3474662" calcext:value-type="float">
            <text:p>0.3474662</text:p>
          </table:table-cell>
          <table:table-cell office:value-type="float" office:value="0" calcext:value-type="float">
            <text:p>0</text:p>
          </table:table-cell>
          <table:table-cell office:value-type="float" office:value="32.06246" calcext:value-type="float">
            <text:p>32.06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4705" calcext:value-type="float">
            <text:p>0.1054705</text:p>
          </table:table-cell>
          <table:table-cell office:value-type="float" office:value="0" calcext:value-type="float">
            <text:p>0</text:p>
          </table:table-cell>
          <table:table-cell office:value-type="float" office:value="-0.00009546345" calcext:value-type="float">
            <text:p>-9.546345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31.4861" calcext:value-type="float">
            <text:p>31.4861</text:p>
          </table:table-cell>
          <table:table-cell office:value-type="float" office:value="1095.438" calcext:value-type="float">
            <text:p>1095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2461" calcext:value-type="float">
            <text:p>0.1142461</text:p>
          </table:table-cell>
          <table:table-cell office:value-type="float" office:value="7.547865" calcext:value-type="float">
            <text:p>7.547865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5904" calcext:value-type="float">
            <text:p>-0.005245904</text:p>
          </table:table-cell>
          <table:table-cell office:value-type="float" office:value="-0.00005925826" calcext:value-type="float">
            <text:p>-5.925826E-05</text:p>
          </table:table-cell>
          <table:table-cell office:value-type="float" office:value="0.001161182" calcext:value-type="float">
            <text:p>0.001161182</text:p>
          </table:table-cell>
          <table:table-cell office:value-type="float" office:value="0.0003060931" calcext:value-type="float">
            <text:p>0.0003060931</text:p>
          </table:table-cell>
          <table:table-cell office:value-type="float" office:value="13.26447" calcext:value-type="float">
            <text:p>13.26447</text:p>
          </table:table-cell>
          <table:table-cell office:value-type="float" office:value="0.06632422" calcext:value-type="float">
            <text:p>0.06632422</text:p>
          </table:table-cell>
          <table:table-cell office:value-type="float" office:value="0.06660496" calcext:value-type="float">
            <text:p>0.06660496</text:p>
          </table:table-cell>
          <table:table-cell office:value-type="float" office:value="0.0535012" calcext:value-type="float">
            <text:p>0.0535012</text:p>
          </table:table-cell>
          <table:table-cell office:value-type="float" office:value="0.02810968" calcext:value-type="float">
            <text:p>0.02810968</text:p>
          </table:table-cell>
          <table:table-cell office:value-type="float" office:value="0.02838763" calcext:value-type="float">
            <text:p>0.02838763</text:p>
          </table:table-cell>
          <table:table-cell office:value-type="float" office:value="0.01438078" calcext:value-type="float">
            <text:p>0.01438078</text:p>
          </table:table-cell>
          <table:table-cell office:value-type="float" office:value="0.01355907" calcext:value-type="float">
            <text:p>0.01355907</text:p>
          </table:table-cell>
          <table:table-cell office:value-type="float" office:value="0.02815243" calcext:value-type="float">
            <text:p>0.02815243</text:p>
          </table:table-cell>
          <table:table-cell office:value-type="float" office:value="0.0231551" calcext:value-type="float">
            <text:p>0.0231551</text:p>
          </table:table-cell>
          <table:table-cell office:value-type="float" office:value="0.02119334" calcext:value-type="float">
            <text:p>0.02119334</text:p>
          </table:table-cell>
          <table:table-cell office:value-type="float" office:value="0.02004964" calcext:value-type="float">
            <text:p>0.02004964</text:p>
          </table:table-cell>
          <table:table-cell office:value-type="float" office:value="0.02495283" calcext:value-type="float">
            <text:p>0.02495283</text:p>
          </table:table-cell>
          <table:table-cell office:value-type="float" office:value="0.004925189" calcext:value-type="float">
            <text:p>0.004925189</text:p>
          </table:table-cell>
          <table:table-cell office:value-type="float" office:value="0.004303567" calcext:value-type="float">
            <text:p>0.004303567</text:p>
          </table:table-cell>
          <table:table-cell office:value-type="float" office:value="0" calcext:value-type="float">
            <text:p>0</text:p>
          </table:table-cell>
          <table:table-cell office:value-type="float" office:value="28.03102" calcext:value-type="float">
            <text:p>28.03102</text:p>
          </table:table-cell>
          <table:table-cell office:value-type="float" office:value="19.60139" calcext:value-type="float">
            <text:p>19.60139</text:p>
          </table:table-cell>
          <table:table-cell office:value-type="float" office:value="20.22327" calcext:value-type="float">
            <text:p>20.22327</text:p>
          </table:table-cell>
          <table:table-cell office:value-type="float" office:value="15.46826" calcext:value-type="float">
            <text:p>15.46826</text:p>
          </table:table-cell>
          <table:table-cell office:value-type="float" office:value="11.11084" calcext:value-type="float">
            <text:p>11.11084</text:p>
          </table:table-cell>
          <table:table-cell office:value-type="float" office:value="4.145975" calcext:value-type="float">
            <text:p>4.145975</text:p>
          </table:table-cell>
          <table:table-cell office:value-type="float" office:value="1.197979" calcext:value-type="float">
            <text:p>1.197979</text:p>
          </table:table-cell>
          <table:table-cell office:value-type="float" office:value="2.070405" calcext:value-type="float">
            <text:p>2.070405</text:p>
          </table:table-cell>
          <table:table-cell office:value-type="float" office:value="1.673145" calcext:value-type="float">
            <text:p>1.673145</text:p>
          </table:table-cell>
          <table:table-cell office:value-type="float" office:value="0.6860148" calcext:value-type="float">
            <text:p>0.6860148</text:p>
          </table:table-cell>
          <table:table-cell office:value-type="float" office:value="0.3585591" calcext:value-type="float">
            <text:p>0.3585591</text:p>
          </table:table-cell>
          <table:table-cell office:value-type="float" office:value="0.4425422" calcext:value-type="float">
            <text:p>0.4425422</text:p>
          </table:table-cell>
          <table:table-cell office:value-type="float" office:value="0.3220732" calcext:value-type="float">
            <text:p>0.3220732</text:p>
          </table:table-cell>
          <table:table-cell office:value-type="float" office:value="0.347448" calcext:value-type="float">
            <text:p>0.347448</text:p>
          </table:table-cell>
          <table:table-cell office:value-type="float" office:value="0" calcext:value-type="float">
            <text:p>0</text:p>
          </table:table-cell>
          <table:table-cell office:value-type="float" office:value="32.17157" calcext:value-type="float">
            <text:p>32.17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1283" calcext:value-type="float">
            <text:p>0.1091283</text:p>
          </table:table-cell>
          <table:table-cell office:value-type="float" office:value="0" calcext:value-type="float">
            <text:p>0</text:p>
          </table:table-cell>
          <table:table-cell office:value-type="float" office:value="-0.00009705091" calcext:value-type="float">
            <text:p>-9.705091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31.48879" calcext:value-type="float">
            <text:p>31.48879</text:p>
          </table:table-cell>
          <table:table-cell office:value-type="float" office:value="1095.436" calcext:value-type="float">
            <text:p>1095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781" calcext:value-type="float">
            <text:p>0.114781</text:p>
          </table:table-cell>
          <table:table-cell office:value-type="float" office:value="7.545912" calcext:value-type="float">
            <text:p>7.54591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618517" calcext:value-type="float">
            <text:p>-0.005618517</text:p>
          </table:table-cell>
          <table:table-cell office:value-type="float" office:value="-0.00006069293" calcext:value-type="float">
            <text:p>-6.069293E-05</text:p>
          </table:table-cell>
          <table:table-cell office:value-type="float" office:value="0.001193766" calcext:value-type="float">
            <text:p>0.001193766</text:p>
          </table:table-cell>
          <table:table-cell office:value-type="float" office:value="0.000308734" calcext:value-type="float">
            <text:p>0.000308734</text:p>
          </table:table-cell>
          <table:table-cell office:value-type="float" office:value="13.26888" calcext:value-type="float">
            <text:p>13.26888</text:p>
          </table:table-cell>
          <table:table-cell office:value-type="float" office:value="0.06765744" calcext:value-type="float">
            <text:p>0.06765744</text:p>
          </table:table-cell>
          <table:table-cell office:value-type="float" office:value="0.06928175" calcext:value-type="float">
            <text:p>0.06928175</text:p>
          </table:table-cell>
          <table:table-cell office:value-type="float" office:value="0.05515752" calcext:value-type="float">
            <text:p>0.05515752</text:p>
          </table:table-cell>
          <table:table-cell office:value-type="float" office:value="0.02876766" calcext:value-type="float">
            <text:p>0.02876766</text:p>
          </table:table-cell>
          <table:table-cell office:value-type="float" office:value="0.02926896" calcext:value-type="float">
            <text:p>0.02926896</text:p>
          </table:table-cell>
          <table:table-cell office:value-type="float" office:value="0.01456613" calcext:value-type="float">
            <text:p>0.01456613</text:p>
          </table:table-cell>
          <table:table-cell office:value-type="float" office:value="0.01369211" calcext:value-type="float">
            <text:p>0.01369211</text:p>
          </table:table-cell>
          <table:table-cell office:value-type="float" office:value="0.02820772" calcext:value-type="float">
            <text:p>0.02820772</text:p>
          </table:table-cell>
          <table:table-cell office:value-type="float" office:value="0.0231831" calcext:value-type="float">
            <text:p>0.0231831</text:p>
          </table:table-cell>
          <table:table-cell office:value-type="float" office:value="0.0212037" calcext:value-type="float">
            <text:p>0.0212037</text:p>
          </table:table-cell>
          <table:table-cell office:value-type="float" office:value="0.0200657" calcext:value-type="float">
            <text:p>0.0200657</text:p>
          </table:table-cell>
          <table:table-cell office:value-type="float" office:value="0.02496826" calcext:value-type="float">
            <text:p>0.02496826</text:p>
          </table:table-cell>
          <table:table-cell office:value-type="float" office:value="0.004927149" calcext:value-type="float">
            <text:p>0.004927149</text:p>
          </table:table-cell>
          <table:table-cell office:value-type="float" office:value="0.004301389" calcext:value-type="float">
            <text:p>0.004301389</text:p>
          </table:table-cell>
          <table:table-cell office:value-type="float" office:value="0" calcext:value-type="float">
            <text:p>0</text:p>
          </table:table-cell>
          <table:table-cell office:value-type="float" office:value="31.66786" calcext:value-type="float">
            <text:p>31.66786</text:p>
          </table:table-cell>
          <table:table-cell office:value-type="float" office:value="19.43269" calcext:value-type="float">
            <text:p>19.43269</text:p>
          </table:table-cell>
          <table:table-cell office:value-type="float" office:value="20.18384" calcext:value-type="float">
            <text:p>20.18384</text:p>
          </table:table-cell>
          <table:table-cell office:value-type="float" office:value="15.35986" calcext:value-type="float">
            <text:p>15.35986</text:p>
          </table:table-cell>
          <table:table-cell office:value-type="float" office:value="11.02438" calcext:value-type="float">
            <text:p>11.02438</text:p>
          </table:table-cell>
          <table:table-cell office:value-type="float" office:value="4.131503" calcext:value-type="float">
            <text:p>4.131503</text:p>
          </table:table-cell>
          <table:table-cell office:value-type="float" office:value="1.207859" calcext:value-type="float">
            <text:p>1.207859</text:p>
          </table:table-cell>
          <table:table-cell office:value-type="float" office:value="2.069646" calcext:value-type="float">
            <text:p>2.069646</text:p>
          </table:table-cell>
          <table:table-cell office:value-type="float" office:value="1.675104" calcext:value-type="float">
            <text:p>1.675104</text:p>
          </table:table-cell>
          <table:table-cell office:value-type="float" office:value="0.6869414" calcext:value-type="float">
            <text:p>0.6869414</text:p>
          </table:table-cell>
          <table:table-cell office:value-type="float" office:value="0.3593338" calcext:value-type="float">
            <text:p>0.3593338</text:p>
          </table:table-cell>
          <table:table-cell office:value-type="float" office:value="0.4429611" calcext:value-type="float">
            <text:p>0.4429611</text:p>
          </table:table-cell>
          <table:table-cell office:value-type="float" office:value="0.3229643" calcext:value-type="float">
            <text:p>0.3229643</text:p>
          </table:table-cell>
          <table:table-cell office:value-type="float" office:value="0.3471002" calcext:value-type="float">
            <text:p>0.3471002</text:p>
          </table:table-cell>
          <table:table-cell office:value-type="float" office:value="0" calcext:value-type="float">
            <text:p>0</text:p>
          </table:table-cell>
          <table:table-cell office:value-type="float" office:value="32.31198" calcext:value-type="float">
            <text:p>32.3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3125" calcext:value-type="float">
            <text:p>0.1073125</text:p>
          </table:table-cell>
          <table:table-cell office:value-type="float" office:value="0" calcext:value-type="float">
            <text:p>0</text:p>
          </table:table-cell>
          <table:table-cell office:value-type="float" office:value="-0.00009863612" calcext:value-type="float">
            <text:p>-9.863612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31.48402" calcext:value-type="float">
            <text:p>31.48402</text:p>
          </table:table-cell>
          <table:table-cell office:value-type="float" office:value="1095.434" calcext:value-type="float">
            <text:p>1095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5525" calcext:value-type="float">
            <text:p>0.1165525</text:p>
          </table:table-cell>
          <table:table-cell office:value-type="float" office:value="7.549375" calcext:value-type="float">
            <text:p>7.549375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618517" calcext:value-type="float">
            <text:p>-0.005618517</text:p>
          </table:table-cell>
          <table:table-cell office:value-type="float" office:value="-0.00006570833" calcext:value-type="float">
            <text:p>-6.570833E-05</text:p>
          </table:table-cell>
          <table:table-cell office:value-type="float" office:value="0.001224627" calcext:value-type="float">
            <text:p>0.001224627</text:p>
          </table:table-cell>
          <table:table-cell office:value-type="float" office:value="0.0003092451" calcext:value-type="float">
            <text:p>0.0003092451</text:p>
          </table:table-cell>
          <table:table-cell office:value-type="float" office:value="13.26402" calcext:value-type="float">
            <text:p>13.26402</text:p>
          </table:table-cell>
          <table:table-cell office:value-type="float" office:value="0.06254382" calcext:value-type="float">
            <text:p>0.06254382</text:p>
          </table:table-cell>
          <table:table-cell office:value-type="float" office:value="0.06375975" calcext:value-type="float">
            <text:p>0.06375975</text:p>
          </table:table-cell>
          <table:table-cell office:value-type="float" office:value="0.05153548" calcext:value-type="float">
            <text:p>0.05153548</text:p>
          </table:table-cell>
          <table:table-cell office:value-type="float" office:value="0.02837264" calcext:value-type="float">
            <text:p>0.02837264</text:p>
          </table:table-cell>
          <table:table-cell office:value-type="float" office:value="0.02929759" calcext:value-type="float">
            <text:p>0.02929759</text:p>
          </table:table-cell>
          <table:table-cell office:value-type="float" office:value="0.01465828" calcext:value-type="float">
            <text:p>0.01465828</text:p>
          </table:table-cell>
          <table:table-cell office:value-type="float" office:value="0.01379927" calcext:value-type="float">
            <text:p>0.01379927</text:p>
          </table:table-cell>
          <table:table-cell office:value-type="float" office:value="0.02826494" calcext:value-type="float">
            <text:p>0.02826494</text:p>
          </table:table-cell>
          <table:table-cell office:value-type="float" office:value="0.02321422" calcext:value-type="float">
            <text:p>0.02321422</text:p>
          </table:table-cell>
          <table:table-cell office:value-type="float" office:value="0.02121517" calcext:value-type="float">
            <text:p>0.02121517</text:p>
          </table:table-cell>
          <table:table-cell office:value-type="float" office:value="0.02008172" calcext:value-type="float">
            <text:p>0.02008172</text:p>
          </table:table-cell>
          <table:table-cell office:value-type="float" office:value="0.02498388" calcext:value-type="float">
            <text:p>0.02498388</text:p>
          </table:table-cell>
          <table:table-cell office:value-type="float" office:value="0.004926122" calcext:value-type="float">
            <text:p>0.004926122</text:p>
          </table:table-cell>
          <table:table-cell office:value-type="float" office:value="0.004301132" calcext:value-type="float">
            <text:p>0.004301132</text:p>
          </table:table-cell>
          <table:table-cell office:value-type="float" office:value="0" calcext:value-type="float">
            <text:p>0</text:p>
          </table:table-cell>
          <table:table-cell office:value-type="float" office:value="26.45807" calcext:value-type="float">
            <text:p>26.45807</text:p>
          </table:table-cell>
          <table:table-cell office:value-type="float" office:value="19.26527" calcext:value-type="float">
            <text:p>19.26527</text:p>
          </table:table-cell>
          <table:table-cell office:value-type="float" office:value="20.0746" calcext:value-type="float">
            <text:p>20.0746</text:p>
          </table:table-cell>
          <table:table-cell office:value-type="float" office:value="15.28089" calcext:value-type="float">
            <text:p>15.28089</text:p>
          </table:table-cell>
          <table:table-cell office:value-type="float" office:value="10.94439" calcext:value-type="float">
            <text:p>10.94439</text:p>
          </table:table-cell>
          <table:table-cell office:value-type="float" office:value="4.116957" calcext:value-type="float">
            <text:p>4.116957</text:p>
          </table:table-cell>
          <table:table-cell office:value-type="float" office:value="1.218019" calcext:value-type="float">
            <text:p>1.218019</text:p>
          </table:table-cell>
          <table:table-cell office:value-type="float" office:value="2.068902" calcext:value-type="float">
            <text:p>2.068902</text:p>
          </table:table-cell>
          <table:table-cell office:value-type="float" office:value="1.676854" calcext:value-type="float">
            <text:p>1.676854</text:p>
          </table:table-cell>
          <table:table-cell office:value-type="float" office:value="0.6878532" calcext:value-type="float">
            <text:p>0.6878532</text:p>
          </table:table-cell>
          <table:table-cell office:value-type="float" office:value="0.3601033" calcext:value-type="float">
            <text:p>0.3601033</text:p>
          </table:table-cell>
          <table:table-cell office:value-type="float" office:value="0.4433925" calcext:value-type="float">
            <text:p>0.4433925</text:p>
          </table:table-cell>
          <table:table-cell office:value-type="float" office:value="0.322619" calcext:value-type="float">
            <text:p>0.322619</text:p>
          </table:table-cell>
          <table:table-cell office:value-type="float" office:value="0.3472389" calcext:value-type="float">
            <text:p>0.3472389</text:p>
          </table:table-cell>
          <table:table-cell office:value-type="float" office:value="0" calcext:value-type="float">
            <text:p>0</text:p>
          </table:table-cell>
          <table:table-cell office:value-type="float" office:value="33.99955" calcext:value-type="float">
            <text:p>33.99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5261" calcext:value-type="float">
            <text:p>0.1125261</text:p>
          </table:table-cell>
          <table:table-cell office:value-type="float" office:value="0" calcext:value-type="float">
            <text:p>0</text:p>
          </table:table-cell>
          <table:table-cell office:value-type="float" office:value="-0.0001005597" calcext:value-type="float">
            <text:p>-0.00010055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31.4801" calcext:value-type="float">
            <text:p>31.4801</text:p>
          </table:table-cell>
          <table:table-cell office:value-type="float" office:value="1095.431" calcext:value-type="float">
            <text:p>1095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1431" calcext:value-type="float">
            <text:p>0.1171431</text:p>
          </table:table-cell>
          <table:table-cell office:value-type="float" office:value="7.553672" calcext:value-type="float">
            <text:p>7.55367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618517" calcext:value-type="float">
            <text:p>-0.005618517</text:p>
          </table:table-cell>
          <table:table-cell office:value-type="float" office:value="-0.00006639449" calcext:value-type="float">
            <text:p>-6.639449E-05</text:p>
          </table:table-cell>
          <table:table-cell office:value-type="float" office:value="0.001258096" calcext:value-type="float">
            <text:p>0.001258096</text:p>
          </table:table-cell>
          <table:table-cell office:value-type="float" office:value="0.0003092901" calcext:value-type="float">
            <text:p>0.0003092901</text:p>
          </table:table-cell>
          <table:table-cell office:value-type="float" office:value="13.26044" calcext:value-type="float">
            <text:p>13.26044</text:p>
          </table:table-cell>
          <table:table-cell office:value-type="float" office:value="0.07033268" calcext:value-type="float">
            <text:p>0.07033268</text:p>
          </table:table-cell>
          <table:table-cell office:value-type="float" office:value="0.06252781" calcext:value-type="float">
            <text:p>0.06252781</text:p>
          </table:table-cell>
          <table:table-cell office:value-type="float" office:value="0.05000347" calcext:value-type="float">
            <text:p>0.05000347</text:p>
          </table:table-cell>
          <table:table-cell office:value-type="float" office:value="0.02781264" calcext:value-type="float">
            <text:p>0.02781264</text:p>
          </table:table-cell>
          <table:table-cell office:value-type="float" office:value="0.02869506" calcext:value-type="float">
            <text:p>0.02869506</text:p>
          </table:table-cell>
          <table:table-cell office:value-type="float" office:value="0.01460301" calcext:value-type="float">
            <text:p>0.01460301</text:p>
          </table:table-cell>
          <table:table-cell office:value-type="float" office:value="0.0138418" calcext:value-type="float">
            <text:p>0.0138418</text:p>
          </table:table-cell>
          <table:table-cell office:value-type="float" office:value="0.02830113" calcext:value-type="float">
            <text:p>0.02830113</text:p>
          </table:table-cell>
          <table:table-cell office:value-type="float" office:value="0.02324481" calcext:value-type="float">
            <text:p>0.02324481</text:p>
          </table:table-cell>
          <table:table-cell office:value-type="float" office:value="0.02122756" calcext:value-type="float">
            <text:p>0.02122756</text:p>
          </table:table-cell>
          <table:table-cell office:value-type="float" office:value="0.02009758" calcext:value-type="float">
            <text:p>0.02009758</text:p>
          </table:table-cell>
          <table:table-cell office:value-type="float" office:value="0.02499962" calcext:value-type="float">
            <text:p>0.02499962</text:p>
          </table:table-cell>
          <table:table-cell office:value-type="float" office:value="0.004925211" calcext:value-type="float">
            <text:p>0.004925211</text:p>
          </table:table-cell>
          <table:table-cell office:value-type="float" office:value="0.004300781" calcext:value-type="float">
            <text:p>0.004300781</text:p>
          </table:table-cell>
          <table:table-cell office:value-type="float" office:value="0" calcext:value-type="float">
            <text:p>0</text:p>
          </table:table-cell>
          <table:table-cell office:value-type="float" office:value="23.95981" calcext:value-type="float">
            <text:p>23.95981</text:p>
          </table:table-cell>
          <table:table-cell office:value-type="float" office:value="19.01305" calcext:value-type="float">
            <text:p>19.01305</text:p>
          </table:table-cell>
          <table:table-cell office:value-type="float" office:value="19.96354" calcext:value-type="float">
            <text:p>19.96354</text:p>
          </table:table-cell>
          <table:table-cell office:value-type="float" office:value="15.21495" calcext:value-type="float">
            <text:p>15.21495</text:p>
          </table:table-cell>
          <table:table-cell office:value-type="float" office:value="10.86916" calcext:value-type="float">
            <text:p>10.86916</text:p>
          </table:table-cell>
          <table:table-cell office:value-type="float" office:value="4.10373" calcext:value-type="float">
            <text:p>4.10373</text:p>
          </table:table-cell>
          <table:table-cell office:value-type="float" office:value="1.228978" calcext:value-type="float">
            <text:p>1.228978</text:p>
          </table:table-cell>
          <table:table-cell office:value-type="float" office:value="2.068333" calcext:value-type="float">
            <text:p>2.068333</text:p>
          </table:table-cell>
          <table:table-cell office:value-type="float" office:value="1.678436" calcext:value-type="float">
            <text:p>1.678436</text:p>
          </table:table-cell>
          <table:table-cell office:value-type="float" office:value="0.6887487" calcext:value-type="float">
            <text:p>0.6887487</text:p>
          </table:table-cell>
          <table:table-cell office:value-type="float" office:value="0.3608654" calcext:value-type="float">
            <text:p>0.3608654</text:p>
          </table:table-cell>
          <table:table-cell office:value-type="float" office:value="0.443805" calcext:value-type="float">
            <text:p>0.443805</text:p>
          </table:table-cell>
          <table:table-cell office:value-type="float" office:value="0.322324" calcext:value-type="float">
            <text:p>0.322324</text:p>
          </table:table-cell>
          <table:table-cell office:value-type="float" office:value="0.3473452" calcext:value-type="float">
            <text:p>0.3473452</text:p>
          </table:table-cell>
          <table:table-cell office:value-type="float" office:value="0" calcext:value-type="float">
            <text:p>0</text:p>
          </table:table-cell>
          <table:table-cell office:value-type="float" office:value="34.49712" calcext:value-type="float">
            <text:p>34.49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3869" calcext:value-type="float">
            <text:p>0.1173869</text:p>
          </table:table-cell>
          <table:table-cell office:value-type="float" office:value="0" calcext:value-type="float">
            <text:p>0</text:p>
          </table:table-cell>
          <table:table-cell office:value-type="float" office:value="-0.0001025459" calcext:value-type="float">
            <text:p>-0.00010254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31.47728" calcext:value-type="float">
            <text:p>31.47728</text:p>
          </table:table-cell>
          <table:table-cell office:value-type="float" office:value="1095.429" calcext:value-type="float">
            <text:p>1095.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7079" calcext:value-type="float">
            <text:p>0.1177079</text:p>
          </table:table-cell>
          <table:table-cell office:value-type="float" office:value="7.55715" calcext:value-type="float">
            <text:p>7.55715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5618517" calcext:value-type="float">
            <text:p>-0.005618517</text:p>
          </table:table-cell>
          <table:table-cell office:value-type="float" office:value="-0.00006594149" calcext:value-type="float">
            <text:p>-6.594149E-05</text:p>
          </table:table-cell>
          <table:table-cell office:value-type="float" office:value="0.001292733" calcext:value-type="float">
            <text:p>0.001292733</text:p>
          </table:table-cell>
          <table:table-cell office:value-type="float" office:value="0.0003093037" calcext:value-type="float">
            <text:p>0.0003093037</text:p>
          </table:table-cell>
          <table:table-cell office:value-type="float" office:value="13.25651" calcext:value-type="float">
            <text:p>13.25651</text:p>
          </table:table-cell>
          <table:table-cell office:value-type="float" office:value="0.07876347" calcext:value-type="float">
            <text:p>0.07876347</text:p>
          </table:table-cell>
          <table:table-cell office:value-type="float" office:value="0.06530368" calcext:value-type="float">
            <text:p>0.06530368</text:p>
          </table:table-cell>
          <table:table-cell office:value-type="float" office:value="0.05181379" calcext:value-type="float">
            <text:p>0.05181379</text:p>
          </table:table-cell>
          <table:table-cell office:value-type="float" office:value="0.02819767" calcext:value-type="float">
            <text:p>0.02819767</text:p>
          </table:table-cell>
          <table:table-cell office:value-type="float" office:value="0.02896123" calcext:value-type="float">
            <text:p>0.02896123</text:p>
          </table:table-cell>
          <table:table-cell office:value-type="float" office:value="0.01465071" calcext:value-type="float">
            <text:p>0.01465071</text:p>
          </table:table-cell>
          <table:table-cell office:value-type="float" office:value="0.01390741" calcext:value-type="float">
            <text:p>0.01390741</text:p>
          </table:table-cell>
          <table:table-cell office:value-type="float" office:value="0.0283277" calcext:value-type="float">
            <text:p>0.0283277</text:p>
          </table:table-cell>
          <table:table-cell office:value-type="float" office:value="0.02327185" calcext:value-type="float">
            <text:p>0.02327185</text:p>
          </table:table-cell>
          <table:table-cell office:value-type="float" office:value="0.02124034" calcext:value-type="float">
            <text:p>0.02124034</text:p>
          </table:table-cell>
          <table:table-cell office:value-type="float" office:value="0.02011324" calcext:value-type="float">
            <text:p>0.02011324</text:p>
          </table:table-cell>
          <table:table-cell office:value-type="float" office:value="0.02501555" calcext:value-type="float">
            <text:p>0.02501555</text:p>
          </table:table-cell>
          <table:table-cell office:value-type="float" office:value="0.00492452" calcext:value-type="float">
            <text:p>0.00492452</text:p>
          </table:table-cell>
          <table:table-cell office:value-type="float" office:value="0.004299973" calcext:value-type="float">
            <text:p>0.004299973</text:p>
          </table:table-cell>
          <table:table-cell office:value-type="float" office:value="0" calcext:value-type="float">
            <text:p>0</text:p>
          </table:table-cell>
          <table:table-cell office:value-type="float" office:value="22.52766" calcext:value-type="float">
            <text:p>22.52766</text:p>
          </table:table-cell>
          <table:table-cell office:value-type="float" office:value="18.80792" calcext:value-type="float">
            <text:p>18.80792</text:p>
          </table:table-cell>
          <table:table-cell office:value-type="float" office:value="19.86751" calcext:value-type="float">
            <text:p>19.86751</text:p>
          </table:table-cell>
          <table:table-cell office:value-type="float" office:value="15.13589" calcext:value-type="float">
            <text:p>15.13589</text:p>
          </table:table-cell>
          <table:table-cell office:value-type="float" office:value="10.79789" calcext:value-type="float">
            <text:p>10.79789</text:p>
          </table:table-cell>
          <table:table-cell office:value-type="float" office:value="4.092634" calcext:value-type="float">
            <text:p>4.092634</text:p>
          </table:table-cell>
          <table:table-cell office:value-type="float" office:value="1.240322" calcext:value-type="float">
            <text:p>1.240322</text:p>
          </table:table-cell>
          <table:table-cell office:value-type="float" office:value="2.067994" calcext:value-type="float">
            <text:p>2.067994</text:p>
          </table:table-cell>
          <table:table-cell office:value-type="float" office:value="1.679889" calcext:value-type="float">
            <text:p>1.679889</text:p>
          </table:table-cell>
          <table:table-cell office:value-type="float" office:value="0.6896367" calcext:value-type="float">
            <text:p>0.6896367</text:p>
          </table:table-cell>
          <table:table-cell office:value-type="float" office:value="0.3616188" calcext:value-type="float">
            <text:p>0.3616188</text:p>
          </table:table-cell>
          <table:table-cell office:value-type="float" office:value="0.4442047" calcext:value-type="float">
            <text:p>0.4442047</text:p>
          </table:table-cell>
          <table:table-cell office:value-type="float" office:value="0.3221104" calcext:value-type="float">
            <text:p>0.3221104</text:p>
          </table:table-cell>
          <table:table-cell office:value-type="float" office:value="0.3473628" calcext:value-type="float">
            <text:p>0.3473628</text:p>
          </table:table-cell>
          <table:table-cell office:value-type="float" office:value="0" calcext:value-type="float">
            <text:p>0</text:p>
          </table:table-cell>
          <table:table-cell office:value-type="float" office:value="34.64554" calcext:value-type="float">
            <text:p>34.64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4008" calcext:value-type="float">
            <text:p>0.1214008</text:p>
          </table:table-cell>
          <table:table-cell office:value-type="float" office:value="0" calcext:value-type="float">
            <text:p>0</text:p>
          </table:table-cell>
          <table:table-cell office:value-type="float" office:value="-0.0001042272" calcext:value-type="float">
            <text:p>-0.00010422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31.47469" calcext:value-type="float">
            <text:p>31.47469</text:p>
          </table:table-cell>
          <table:table-cell office:value-type="float" office:value="1095.427" calcext:value-type="float">
            <text:p>1095.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3527" calcext:value-type="float">
            <text:p>0.1183527</text:p>
          </table:table-cell>
          <table:table-cell office:value-type="float" office:value="7.561224" calcext:value-type="float">
            <text:p>7.561224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6432545" calcext:value-type="float">
            <text:p>-0.006432545</text:p>
          </table:table-cell>
          <table:table-cell office:value-type="float" office:value="-0.00006975741" calcext:value-type="float">
            <text:p>-6.975741E-05</text:p>
          </table:table-cell>
          <table:table-cell office:value-type="float" office:value="0.001327989" calcext:value-type="float">
            <text:p>0.001327989</text:p>
          </table:table-cell>
          <table:table-cell office:value-type="float" office:value="0.0003093048" calcext:value-type="float">
            <text:p>0.0003093048</text:p>
          </table:table-cell>
          <table:table-cell office:value-type="float" office:value="13.25191" calcext:value-type="float">
            <text:p>13.25191</text:p>
          </table:table-cell>
          <table:table-cell office:value-type="float" office:value="0.08698943" calcext:value-type="float">
            <text:p>0.08698943</text:p>
          </table:table-cell>
          <table:table-cell office:value-type="float" office:value="0.06993239" calcext:value-type="float">
            <text:p>0.06993239</text:p>
          </table:table-cell>
          <table:table-cell office:value-type="float" office:value="0.05433785" calcext:value-type="float">
            <text:p>0.05433785</text:p>
          </table:table-cell>
          <table:table-cell office:value-type="float" office:value="0.02894234" calcext:value-type="float">
            <text:p>0.02894234</text:p>
          </table:table-cell>
          <table:table-cell office:value-type="float" office:value="0.02997275" calcext:value-type="float">
            <text:p>0.02997275</text:p>
          </table:table-cell>
          <table:table-cell office:value-type="float" office:value="0.01481116" calcext:value-type="float">
            <text:p>0.01481116</text:p>
          </table:table-cell>
          <table:table-cell office:value-type="float" office:value="0.01402214" calcext:value-type="float">
            <text:p>0.01402214</text:p>
          </table:table-cell>
          <table:table-cell office:value-type="float" office:value="0.02836908" calcext:value-type="float">
            <text:p>0.02836908</text:p>
          </table:table-cell>
          <table:table-cell office:value-type="float" office:value="0.02329788" calcext:value-type="float">
            <text:p>0.02329788</text:p>
          </table:table-cell>
          <table:table-cell office:value-type="float" office:value="0.02125314" calcext:value-type="float">
            <text:p>0.02125314</text:p>
          </table:table-cell>
          <table:table-cell office:value-type="float" office:value="0.02012881" calcext:value-type="float">
            <text:p>0.02012881</text:p>
          </table:table-cell>
          <table:table-cell office:value-type="float" office:value="0.02503188" calcext:value-type="float">
            <text:p>0.02503188</text:p>
          </table:table-cell>
          <table:table-cell office:value-type="float" office:value="0.004935404" calcext:value-type="float">
            <text:p>0.004935404</text:p>
          </table:table-cell>
          <table:table-cell office:value-type="float" office:value="0.004286216" calcext:value-type="float">
            <text:p>0.004286216</text:p>
          </table:table-cell>
          <table:table-cell office:value-type="float" office:value="0" calcext:value-type="float">
            <text:p>0</text:p>
          </table:table-cell>
          <table:table-cell office:value-type="float" office:value="21.56146" calcext:value-type="float">
            <text:p>21.56146</text:p>
          </table:table-cell>
          <table:table-cell office:value-type="float" office:value="18.5519" calcext:value-type="float">
            <text:p>18.5519</text:p>
          </table:table-cell>
          <table:table-cell office:value-type="float" office:value="19.88717" calcext:value-type="float">
            <text:p>19.88717</text:p>
          </table:table-cell>
          <table:table-cell office:value-type="float" office:value="15.00773" calcext:value-type="float">
            <text:p>15.00773</text:p>
          </table:table-cell>
          <table:table-cell office:value-type="float" office:value="10.72996" calcext:value-type="float">
            <text:p>10.72996</text:p>
          </table:table-cell>
          <table:table-cell office:value-type="float" office:value="4.081639" calcext:value-type="float">
            <text:p>4.081639</text:p>
          </table:table-cell>
          <table:table-cell office:value-type="float" office:value="1.250931" calcext:value-type="float">
            <text:p>1.250931</text:p>
          </table:table-cell>
          <table:table-cell office:value-type="float" office:value="2.067774" calcext:value-type="float">
            <text:p>2.067774</text:p>
          </table:table-cell>
          <table:table-cell office:value-type="float" office:value="1.681213" calcext:value-type="float">
            <text:p>1.681213</text:p>
          </table:table-cell>
          <table:table-cell office:value-type="float" office:value="0.6905215" calcext:value-type="float">
            <text:p>0.6905215</text:p>
          </table:table-cell>
          <table:table-cell office:value-type="float" office:value="0.3623786" calcext:value-type="float">
            <text:p>0.3623786</text:p>
          </table:table-cell>
          <table:table-cell office:value-type="float" office:value="0.4448529" calcext:value-type="float">
            <text:p>0.4448529</text:p>
          </table:table-cell>
          <table:table-cell office:value-type="float" office:value="0.3267148" calcext:value-type="float">
            <text:p>0.3267148</text:p>
          </table:table-cell>
          <table:table-cell office:value-type="float" office:value="0.343624" calcext:value-type="float">
            <text:p>0.343624</text:p>
          </table:table-cell>
          <table:table-cell office:value-type="float" office:value="0" calcext:value-type="float">
            <text:p>0</text:p>
          </table:table-cell>
          <table:table-cell office:value-type="float" office:value="34.71989" calcext:value-type="float">
            <text:p>34.7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2731" calcext:value-type="float">
            <text:p>0.1252731</text:p>
          </table:table-cell>
          <table:table-cell office:value-type="float" office:value="0" calcext:value-type="float">
            <text:p>0</text:p>
          </table:table-cell>
          <table:table-cell office:value-type="float" office:value="-0.0001056902" calcext:value-type="float">
            <text:p>-0.00010569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31.47181" calcext:value-type="float">
            <text:p>31.47181</text:p>
          </table:table-cell>
          <table:table-cell office:value-type="float" office:value="1095.425" calcext:value-type="float">
            <text:p>1095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2262" calcext:value-type="float">
            <text:p>0.1192262</text:p>
          </table:table-cell>
          <table:table-cell office:value-type="float" office:value="7.565307" calcext:value-type="float">
            <text:p>7.565307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242797" calcext:value-type="float">
            <text:p>-0.007242797</text:p>
          </table:table-cell>
          <table:table-cell office:value-type="float" office:value="-0.00007144993" calcext:value-type="float">
            <text:p>-7.144993E-05</text:p>
          </table:table-cell>
          <table:table-cell office:value-type="float" office:value="0.001363563" calcext:value-type="float">
            <text:p>0.001363563</text:p>
          </table:table-cell>
          <table:table-cell office:value-type="float" office:value="0.0003093048" calcext:value-type="float">
            <text:p>0.0003093048</text:p>
          </table:table-cell>
          <table:table-cell office:value-type="float" office:value="13.24645" calcext:value-type="float">
            <text:p>13.24645</text:p>
          </table:table-cell>
          <table:table-cell office:value-type="float" office:value="0.0999033" calcext:value-type="float">
            <text:p>0.0999033</text:p>
          </table:table-cell>
          <table:table-cell office:value-type="float" office:value="0.07513667" calcext:value-type="float">
            <text:p>0.07513667</text:p>
          </table:table-cell>
          <table:table-cell office:value-type="float" office:value="0.05625698" calcext:value-type="float">
            <text:p>0.05625698</text:p>
          </table:table-cell>
          <table:table-cell office:value-type="float" office:value="0.02966641" calcext:value-type="float">
            <text:p>0.02966641</text:p>
          </table:table-cell>
          <table:table-cell office:value-type="float" office:value="0.03110259" calcext:value-type="float">
            <text:p>0.03110259</text:p>
          </table:table-cell>
          <table:table-cell office:value-type="float" office:value="0.01499562" calcext:value-type="float">
            <text:p>0.01499562</text:p>
          </table:table-cell>
          <table:table-cell office:value-type="float" office:value="0.01414615" calcext:value-type="float">
            <text:p>0.01414615</text:p>
          </table:table-cell>
          <table:table-cell office:value-type="float" office:value="0.02842637" calcext:value-type="float">
            <text:p>0.02842637</text:p>
          </table:table-cell>
          <table:table-cell office:value-type="float" office:value="0.02332629" calcext:value-type="float">
            <text:p>0.02332629</text:p>
          </table:table-cell>
          <table:table-cell office:value-type="float" office:value="0.02126621" calcext:value-type="float">
            <text:p>0.02126621</text:p>
          </table:table-cell>
          <table:table-cell office:value-type="float" office:value="0.02014445" calcext:value-type="float">
            <text:p>0.02014445</text:p>
          </table:table-cell>
          <table:table-cell office:value-type="float" office:value="0.02504858" calcext:value-type="float">
            <text:p>0.02504858</text:p>
          </table:table-cell>
          <table:table-cell office:value-type="float" office:value="0.004931206" calcext:value-type="float">
            <text:p>0.004931206</text:p>
          </table:table-cell>
          <table:table-cell office:value-type="float" office:value="0.004287698" calcext:value-type="float">
            <text:p>0.004287698</text:p>
          </table:table-cell>
          <table:table-cell office:value-type="float" office:value="0" calcext:value-type="float">
            <text:p>0</text:p>
          </table:table-cell>
          <table:table-cell office:value-type="float" office:value="20.78964" calcext:value-type="float">
            <text:p>20.78964</text:p>
          </table:table-cell>
          <table:table-cell office:value-type="float" office:value="18.37724" calcext:value-type="float">
            <text:p>18.37724</text:p>
          </table:table-cell>
          <table:table-cell office:value-type="float" office:value="19.91127" calcext:value-type="float">
            <text:p>19.91127</text:p>
          </table:table-cell>
          <table:table-cell office:value-type="float" office:value="14.88031" calcext:value-type="float">
            <text:p>14.88031</text:p>
          </table:table-cell>
          <table:table-cell office:value-type="float" office:value="10.66681" calcext:value-type="float">
            <text:p>10.66681</text:p>
          </table:table-cell>
          <table:table-cell office:value-type="float" office:value="4.070261" calcext:value-type="float">
            <text:p>4.070261</text:p>
          </table:table-cell>
          <table:table-cell office:value-type="float" office:value="1.260934" calcext:value-type="float">
            <text:p>1.260934</text:p>
          </table:table-cell>
          <table:table-cell office:value-type="float" office:value="2.067666" calcext:value-type="float">
            <text:p>2.067666</text:p>
          </table:table-cell>
          <table:table-cell office:value-type="float" office:value="1.6824" calcext:value-type="float">
            <text:p>1.6824</text:p>
          </table:table-cell>
          <table:table-cell office:value-type="float" office:value="0.6914002" calcext:value-type="float">
            <text:p>0.6914002</text:p>
          </table:table-cell>
          <table:table-cell office:value-type="float" office:value="0.3631522" calcext:value-type="float">
            <text:p>0.3631522</text:p>
          </table:table-cell>
          <table:table-cell office:value-type="float" office:value="0.445401" calcext:value-type="float">
            <text:p>0.445401</text:p>
          </table:table-cell>
          <table:table-cell office:value-type="float" office:value="0.3251812" calcext:value-type="float">
            <text:p>0.3251812</text:p>
          </table:table-cell>
          <table:table-cell office:value-type="float" office:value="0.3461293" calcext:value-type="float">
            <text:p>0.3461293</text:p>
          </table:table-cell>
          <table:table-cell office:value-type="float" office:value="0" calcext:value-type="float">
            <text:p>0</text:p>
          </table:table-cell>
          <table:table-cell office:value-type="float" office:value="34.93022" calcext:value-type="float">
            <text:p>34.93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3908" calcext:value-type="float">
            <text:p>0.1293908</text:p>
          </table:table-cell>
          <table:table-cell office:value-type="float" office:value="0" calcext:value-type="float">
            <text:p>0</text:p>
          </table:table-cell>
          <table:table-cell office:value-type="float" office:value="-0.0001070675" calcext:value-type="float">
            <text:p>-0.00010706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31.46854" calcext:value-type="float">
            <text:p>31.46854</text:p>
          </table:table-cell>
          <table:table-cell office:value-type="float" office:value="1095.423" calcext:value-type="float">
            <text:p>1095.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3344" calcext:value-type="float">
            <text:p>0.1203344</text:p>
          </table:table-cell>
          <table:table-cell office:value-type="float" office:value="7.569034" calcext:value-type="float">
            <text:p>7.569034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07173168" calcext:value-type="float">
            <text:p>-7.173168E-05</text:p>
          </table:table-cell>
          <table:table-cell office:value-type="float" office:value="0.001398657" calcext:value-type="float">
            <text:p>0.001398657</text:p>
          </table:table-cell>
          <table:table-cell office:value-type="float" office:value="0.0003093048" calcext:value-type="float">
            <text:p>0.0003093048</text:p>
          </table:table-cell>
          <table:table-cell office:value-type="float" office:value="13.24005" calcext:value-type="float">
            <text:p>13.24005</text:p>
          </table:table-cell>
          <table:table-cell office:value-type="float" office:value="0.1189295" calcext:value-type="float">
            <text:p>0.1189295</text:p>
          </table:table-cell>
          <table:table-cell office:value-type="float" office:value="0.07952171" calcext:value-type="float">
            <text:p>0.07952171</text:p>
          </table:table-cell>
          <table:table-cell office:value-type="float" office:value="0.05848806" calcext:value-type="float">
            <text:p>0.05848806</text:p>
          </table:table-cell>
          <table:table-cell office:value-type="float" office:value="0.03041938" calcext:value-type="float">
            <text:p>0.03041938</text:p>
          </table:table-cell>
          <table:table-cell office:value-type="float" office:value="0.03220547" calcext:value-type="float">
            <text:p>0.03220547</text:p>
          </table:table-cell>
          <table:table-cell office:value-type="float" office:value="0.01517444" calcext:value-type="float">
            <text:p>0.01517444</text:p>
          </table:table-cell>
          <table:table-cell office:value-type="float" office:value="0.01426392" calcext:value-type="float">
            <text:p>0.01426392</text:p>
          </table:table-cell>
          <table:table-cell office:value-type="float" office:value="0.02849228" calcext:value-type="float">
            <text:p>0.02849228</text:p>
          </table:table-cell>
          <table:table-cell office:value-type="float" office:value="0.02335802" calcext:value-type="float">
            <text:p>0.02335802</text:p>
          </table:table-cell>
          <table:table-cell office:value-type="float" office:value="0.02127987" calcext:value-type="float">
            <text:p>0.02127987</text:p>
          </table:table-cell>
          <table:table-cell office:value-type="float" office:value="0.02015998" calcext:value-type="float">
            <text:p>0.02015998</text:p>
          </table:table-cell>
          <table:table-cell office:value-type="float" office:value="0.02506544" calcext:value-type="float">
            <text:p>0.02506544</text:p>
          </table:table-cell>
          <table:table-cell office:value-type="float" office:value="0.004928502" calcext:value-type="float">
            <text:p>0.004928502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" calcext:value-type="float">
            <text:p>0</text:p>
          </table:table-cell>
          <table:table-cell office:value-type="float" office:value="20.99652" calcext:value-type="float">
            <text:p>20.99652</text:p>
          </table:table-cell>
          <table:table-cell office:value-type="float" office:value="18.18098" calcext:value-type="float">
            <text:p>18.18098</text:p>
          </table:table-cell>
          <table:table-cell office:value-type="float" office:value="19.88163" calcext:value-type="float">
            <text:p>19.88163</text:p>
          </table:table-cell>
          <table:table-cell office:value-type="float" office:value="14.84133" calcext:value-type="float">
            <text:p>14.84133</text:p>
          </table:table-cell>
          <table:table-cell office:value-type="float" office:value="10.59885" calcext:value-type="float">
            <text:p>10.59885</text:p>
          </table:table-cell>
          <table:table-cell office:value-type="float" office:value="4.058036" calcext:value-type="float">
            <text:p>4.058036</text:p>
          </table:table-cell>
          <table:table-cell office:value-type="float" office:value="1.270864" calcext:value-type="float">
            <text:p>1.270864</text:p>
          </table:table-cell>
          <table:table-cell office:value-type="float" office:value="2.067491" calcext:value-type="float">
            <text:p>2.067491</text:p>
          </table:table-cell>
          <table:table-cell office:value-type="float" office:value="1.683457" calcext:value-type="float">
            <text:p>1.683457</text:p>
          </table:table-cell>
          <table:table-cell office:value-type="float" office:value="0.692267" calcext:value-type="float">
            <text:p>0.692267</text:p>
          </table:table-cell>
          <table:table-cell office:value-type="float" office:value="0.3639265" calcext:value-type="float">
            <text:p>0.3639265</text:p>
          </table:table-cell>
          <table:table-cell office:value-type="float" office:value="0.4458655" calcext:value-type="float">
            <text:p>0.4458655</text:p>
          </table:table-cell>
          <table:table-cell office:value-type="float" office:value="0.324206" calcext:value-type="float">
            <text:p>0.324206</text:p>
          </table:table-cell>
          <table:table-cell office:value-type="float" office:value="0.3474129" calcext:value-type="float">
            <text:p>0.3474129</text:p>
          </table:table-cell>
          <table:table-cell office:value-type="float" office:value="0" calcext:value-type="float">
            <text:p>0</text:p>
          </table:table-cell>
          <table:table-cell office:value-type="float" office:value="35.28514" calcext:value-type="float">
            <text:p>35.28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8366" calcext:value-type="float">
            <text:p>0.1338366</text:p>
          </table:table-cell>
          <table:table-cell office:value-type="float" office:value="0" calcext:value-type="float">
            <text:p>0</text:p>
          </table:table-cell>
          <table:table-cell office:value-type="float" office:value="-0.0001083974" calcext:value-type="float">
            <text:p>-0.00010839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31.46318" calcext:value-type="float">
            <text:p>31.46318</text:p>
          </table:table-cell>
          <table:table-cell office:value-type="float" office:value="1095.422" calcext:value-type="float">
            <text:p>1095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8247" calcext:value-type="float">
            <text:p>0.1228247</text:p>
          </table:table-cell>
          <table:table-cell office:value-type="float" office:value="7.572676" calcext:value-type="float">
            <text:p>7.572676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07230711" calcext:value-type="float">
            <text:p>-7.230711E-05</text:p>
          </table:table-cell>
          <table:table-cell office:value-type="float" office:value="0.001432596" calcext:value-type="float">
            <text:p>0.001432596</text:p>
          </table:table-cell>
          <table:table-cell office:value-type="float" office:value="0.0003093048" calcext:value-type="float">
            <text:p>0.0003093048</text:p>
          </table:table-cell>
          <table:table-cell office:value-type="float" office:value="13.2301" calcext:value-type="float">
            <text:p>13.2301</text:p>
          </table:table-cell>
          <table:table-cell office:value-type="float" office:value="0.1521035" calcext:value-type="float">
            <text:p>0.1521035</text:p>
          </table:table-cell>
          <table:table-cell office:value-type="float" office:value="0.08159577" calcext:value-type="float">
            <text:p>0.08159577</text:p>
          </table:table-cell>
          <table:table-cell office:value-type="float" office:value="0.06061239" calcext:value-type="float">
            <text:p>0.06061239</text:p>
          </table:table-cell>
          <table:table-cell office:value-type="float" office:value="0.03112225" calcext:value-type="float">
            <text:p>0.03112225</text:p>
          </table:table-cell>
          <table:table-cell office:value-type="float" office:value="0.03323474" calcext:value-type="float">
            <text:p>0.03323474</text:p>
          </table:table-cell>
          <table:table-cell office:value-type="float" office:value="0.01534037" calcext:value-type="float">
            <text:p>0.01534037</text:p>
          </table:table-cell>
          <table:table-cell office:value-type="float" office:value="0.01437255" calcext:value-type="float">
            <text:p>0.01437255</text:p>
          </table:table-cell>
          <table:table-cell office:value-type="float" office:value="0.02856332" calcext:value-type="float">
            <text:p>0.02856332</text:p>
          </table:table-cell>
          <table:table-cell office:value-type="float" office:value="0.0233928" calcext:value-type="float">
            <text:p>0.0233928</text:p>
          </table:table-cell>
          <table:table-cell office:value-type="float" office:value="0.02129441" calcext:value-type="float">
            <text:p>0.02129441</text:p>
          </table:table-cell>
          <table:table-cell office:value-type="float" office:value="0.02017538" calcext:value-type="float">
            <text:p>0.02017538</text:p>
          </table:table-cell>
          <table:table-cell office:value-type="float" office:value="0.02508242" calcext:value-type="float">
            <text:p>0.02508242</text:p>
          </table:table-cell>
          <table:table-cell office:value-type="float" office:value="0.004928045" calcext:value-type="float">
            <text:p>0.004928045</text:p>
          </table:table-cell>
          <table:table-cell office:value-type="float" office:value="0.004288567" calcext:value-type="float">
            <text:p>0.004288567</text:p>
          </table:table-cell>
          <table:table-cell office:value-type="float" office:value="0" calcext:value-type="float">
            <text:p>0</text:p>
          </table:table-cell>
          <table:table-cell office:value-type="float" office:value="21.73577" calcext:value-type="float">
            <text:p>21.73577</text:p>
          </table:table-cell>
          <table:table-cell office:value-type="float" office:value="18.00463" calcext:value-type="float">
            <text:p>18.00463</text:p>
          </table:table-cell>
          <table:table-cell office:value-type="float" office:value="19.87615" calcext:value-type="float">
            <text:p>19.87615</text:p>
          </table:table-cell>
          <table:table-cell office:value-type="float" office:value="14.81858" calcext:value-type="float">
            <text:p>14.81858</text:p>
          </table:table-cell>
          <table:table-cell office:value-type="float" office:value="10.54187" calcext:value-type="float">
            <text:p>10.54187</text:p>
          </table:table-cell>
          <table:table-cell office:value-type="float" office:value="4.045661" calcext:value-type="float">
            <text:p>4.045661</text:p>
          </table:table-cell>
          <table:table-cell office:value-type="float" office:value="1.280755" calcext:value-type="float">
            <text:p>1.280755</text:p>
          </table:table-cell>
          <table:table-cell office:value-type="float" office:value="2.067256" calcext:value-type="float">
            <text:p>2.067256</text:p>
          </table:table-cell>
          <table:table-cell office:value-type="float" office:value="1.684394" calcext:value-type="float">
            <text:p>1.684394</text:p>
          </table:table-cell>
          <table:table-cell office:value-type="float" office:value="0.6931189" calcext:value-type="float">
            <text:p>0.6931189</text:p>
          </table:table-cell>
          <table:table-cell office:value-type="float" office:value="0.3646936" calcext:value-type="float">
            <text:p>0.3646936</text:p>
          </table:table-cell>
          <table:table-cell office:value-type="float" office:value="0.4462836" calcext:value-type="float">
            <text:p>0.4462836</text:p>
          </table:table-cell>
          <table:table-cell office:value-type="float" office:value="0.3240392" calcext:value-type="float">
            <text:p>0.3240392</text:p>
          </table:table-cell>
          <table:table-cell office:value-type="float" office:value="0.3474216" calcext:value-type="float">
            <text:p>0.3474216</text:p>
          </table:table-cell>
          <table:table-cell office:value-type="float" office:value="0" calcext:value-type="float">
            <text:p>0</text:p>
          </table:table-cell>
          <table:table-cell office:value-type="float" office:value="36.68418" calcext:value-type="float">
            <text:p>36.6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9485" calcext:value-type="float">
            <text:p>0.1399485</text:p>
          </table:table-cell>
          <table:table-cell office:value-type="float" office:value="0" calcext:value-type="float">
            <text:p>0</text:p>
          </table:table-cell>
          <table:table-cell office:value-type="float" office:value="-0.0001097229" calcext:value-type="float">
            <text:p>-0.00010972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31.45762" calcext:value-type="float">
            <text:p>31.45762</text:p>
          </table:table-cell>
          <table:table-cell office:value-type="float" office:value="1095.42" calcext:value-type="float">
            <text:p>1095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1387" calcext:value-type="float">
            <text:p>0.1251387</text:p>
          </table:table-cell>
          <table:table-cell office:value-type="float" office:value="7.576629" calcext:value-type="float">
            <text:p>7.576629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07326804" calcext:value-type="float">
            <text:p>-7.326804E-05</text:p>
          </table:table-cell>
          <table:table-cell office:value-type="float" office:value="0.00146639" calcext:value-type="float">
            <text:p>0.00146639</text:p>
          </table:table-cell>
          <table:table-cell office:value-type="float" office:value="0.0003093048" calcext:value-type="float">
            <text:p>0.0003093048</text:p>
          </table:table-cell>
          <table:table-cell office:value-type="float" office:value="13.22012" calcext:value-type="float">
            <text:p>13.22012</text:p>
          </table:table-cell>
          <table:table-cell office:value-type="float" office:value="0.1776346" calcext:value-type="float">
            <text:p>0.1776346</text:p>
          </table:table-cell>
          <table:table-cell office:value-type="float" office:value="0.08153014" calcext:value-type="float">
            <text:p>0.08153014</text:p>
          </table:table-cell>
          <table:table-cell office:value-type="float" office:value="0.06169505" calcext:value-type="float">
            <text:p>0.06169505</text:p>
          </table:table-cell>
          <table:table-cell office:value-type="float" office:value="0.03161823" calcext:value-type="float">
            <text:p>0.03161823</text:p>
          </table:table-cell>
          <table:table-cell office:value-type="float" office:value="0.03405712" calcext:value-type="float">
            <text:p>0.03405712</text:p>
          </table:table-cell>
          <table:table-cell office:value-type="float" office:value="0.01548417" calcext:value-type="float">
            <text:p>0.01548417</text:p>
          </table:table-cell>
          <table:table-cell office:value-type="float" office:value="0.01447155" calcext:value-type="float">
            <text:p>0.01447155</text:p>
          </table:table-cell>
          <table:table-cell office:value-type="float" office:value="0.02863581" calcext:value-type="float">
            <text:p>0.02863581</text:p>
          </table:table-cell>
          <table:table-cell office:value-type="float" office:value="0.02342988" calcext:value-type="float">
            <text:p>0.02342988</text:p>
          </table:table-cell>
          <table:table-cell office:value-type="float" office:value="0.0213099" calcext:value-type="float">
            <text:p>0.0213099</text:p>
          </table:table-cell>
          <table:table-cell office:value-type="float" office:value="0.02019063" calcext:value-type="float">
            <text:p>0.02019063</text:p>
          </table:table-cell>
          <table:table-cell office:value-type="float" office:value="0.02509962" calcext:value-type="float">
            <text:p>0.02509962</text:p>
          </table:table-cell>
          <table:table-cell office:value-type="float" office:value="0.004927632" calcext:value-type="float">
            <text:p>0.004927632</text:p>
          </table:table-cell>
          <table:table-cell office:value-type="float" office:value="0.004288746" calcext:value-type="float">
            <text:p>0.004288746</text:p>
          </table:table-cell>
          <table:table-cell office:value-type="float" office:value="0" calcext:value-type="float">
            <text:p>0</text:p>
          </table:table-cell>
          <table:table-cell office:value-type="float" office:value="22.18803" calcext:value-type="float">
            <text:p>22.18803</text:p>
          </table:table-cell>
          <table:table-cell office:value-type="float" office:value="17.79747" calcext:value-type="float">
            <text:p>17.79747</text:p>
          </table:table-cell>
          <table:table-cell office:value-type="float" office:value="19.88655" calcext:value-type="float">
            <text:p>19.88655</text:p>
          </table:table-cell>
          <table:table-cell office:value-type="float" office:value="14.74047" calcext:value-type="float">
            <text:p>14.74047</text:p>
          </table:table-cell>
          <table:table-cell office:value-type="float" office:value="10.48552" calcext:value-type="float">
            <text:p>10.48552</text:p>
          </table:table-cell>
          <table:table-cell office:value-type="float" office:value="4.033675" calcext:value-type="float">
            <text:p>4.033675</text:p>
          </table:table-cell>
          <table:table-cell office:value-type="float" office:value="1.290684" calcext:value-type="float">
            <text:p>1.290684</text:p>
          </table:table-cell>
          <table:table-cell office:value-type="float" office:value="2.066977" calcext:value-type="float">
            <text:p>2.066977</text:p>
          </table:table-cell>
          <table:table-cell office:value-type="float" office:value="1.685225" calcext:value-type="float">
            <text:p>1.685225</text:p>
          </table:table-cell>
          <table:table-cell office:value-type="float" office:value="0.6939554" calcext:value-type="float">
            <text:p>0.6939554</text:p>
          </table:table-cell>
          <table:table-cell office:value-type="float" office:value="0.3654504" calcext:value-type="float">
            <text:p>0.3654504</text:p>
          </table:table-cell>
          <table:table-cell office:value-type="float" office:value="0.4466912" calcext:value-type="float">
            <text:p>0.4466912</text:p>
          </table:table-cell>
          <table:table-cell office:value-type="float" office:value="0.3238943" calcext:value-type="float">
            <text:p>0.3238943</text:p>
          </table:table-cell>
          <table:table-cell office:value-type="float" office:value="0.3474289" calcext:value-type="float">
            <text:p>0.3474289</text:p>
          </table:table-cell>
          <table:table-cell office:value-type="float" office:value="0" calcext:value-type="float">
            <text:p>0</text:p>
          </table:table-cell>
          <table:table-cell office:value-type="float" office:value="38.12869" calcext:value-type="float">
            <text:p>38.12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1924" calcext:value-type="float">
            <text:p>0.1461924</text:p>
          </table:table-cell>
          <table:table-cell office:value-type="float" office:value="0" calcext:value-type="float">
            <text:p>0</text:p>
          </table:table-cell>
          <table:table-cell office:value-type="float" office:value="-0.00011107" calcext:value-type="float">
            <text:p>-0.000111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31.45144" calcext:value-type="float">
            <text:p>31.45144</text:p>
          </table:table-cell>
          <table:table-cell office:value-type="float" office:value="1095.419" calcext:value-type="float">
            <text:p>1095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7213" calcext:value-type="float">
            <text:p>0.1277213</text:p>
          </table:table-cell>
          <table:table-cell office:value-type="float" office:value="7.580749" calcext:value-type="float">
            <text:p>7.580749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07499682" calcext:value-type="float">
            <text:p>-7.499682E-05</text:p>
          </table:table-cell>
          <table:table-cell office:value-type="float" office:value="0.001499756" calcext:value-type="float">
            <text:p>0.001499756</text:p>
          </table:table-cell>
          <table:table-cell office:value-type="float" office:value="0.000309305" calcext:value-type="float">
            <text:p>0.000309305</text:p>
          </table:table-cell>
          <table:table-cell office:value-type="float" office:value="13.20948" calcext:value-type="float">
            <text:p>13.20948</text:p>
          </table:table-cell>
          <table:table-cell office:value-type="float" office:value="0.1952955" calcext:value-type="float">
            <text:p>0.1952955</text:p>
          </table:table-cell>
          <table:table-cell office:value-type="float" office:value="0.08074545" calcext:value-type="float">
            <text:p>0.08074545</text:p>
          </table:table-cell>
          <table:table-cell office:value-type="float" office:value="0.06210459" calcext:value-type="float">
            <text:p>0.06210459</text:p>
          </table:table-cell>
          <table:table-cell office:value-type="float" office:value="0.03200147" calcext:value-type="float">
            <text:p>0.03200147</text:p>
          </table:table-cell>
          <table:table-cell office:value-type="float" office:value="0.03468731" calcext:value-type="float">
            <text:p>0.03468731</text:p>
          </table:table-cell>
          <table:table-cell office:value-type="float" office:value="0.01560342" calcext:value-type="float">
            <text:p>0.01560342</text:p>
          </table:table-cell>
          <table:table-cell office:value-type="float" office:value="0.0145611" calcext:value-type="float">
            <text:p>0.0145611</text:p>
          </table:table-cell>
          <table:table-cell office:value-type="float" office:value="0.02870701" calcext:value-type="float">
            <text:p>0.02870701</text:p>
          </table:table-cell>
          <table:table-cell office:value-type="float" office:value="0.0234683" calcext:value-type="float">
            <text:p>0.0234683</text:p>
          </table:table-cell>
          <table:table-cell office:value-type="float" office:value="0.02132631" calcext:value-type="float">
            <text:p>0.02132631</text:p>
          </table:table-cell>
          <table:table-cell office:value-type="float" office:value="0.02020572" calcext:value-type="float">
            <text:p>0.02020572</text:p>
          </table:table-cell>
          <table:table-cell office:value-type="float" office:value="0.02511706" calcext:value-type="float">
            <text:p>0.02511706</text:p>
          </table:table-cell>
          <table:table-cell office:value-type="float" office:value="0.004927287" calcext:value-type="float">
            <text:p>0.004927287</text:p>
          </table:table-cell>
          <table:table-cell office:value-type="float" office:value="0.004289126" calcext:value-type="float">
            <text:p>0.004289126</text:p>
          </table:table-cell>
          <table:table-cell office:value-type="float" office:value="0" calcext:value-type="float">
            <text:p>0</text:p>
          </table:table-cell>
          <table:table-cell office:value-type="float" office:value="22.59566" calcext:value-type="float">
            <text:p>22.59566</text:p>
          </table:table-cell>
          <table:table-cell office:value-type="float" office:value="17.67686" calcext:value-type="float">
            <text:p>17.67686</text:p>
          </table:table-cell>
          <table:table-cell office:value-type="float" office:value="19.84896" calcext:value-type="float">
            <text:p>19.84896</text:p>
          </table:table-cell>
          <table:table-cell office:value-type="float" office:value="14.66975" calcext:value-type="float">
            <text:p>14.66975</text:p>
          </table:table-cell>
          <table:table-cell office:value-type="float" office:value="10.41414" calcext:value-type="float">
            <text:p>10.41414</text:p>
          </table:table-cell>
          <table:table-cell office:value-type="float" office:value="4.020978" calcext:value-type="float">
            <text:p>4.020978</text:p>
          </table:table-cell>
          <table:table-cell office:value-type="float" office:value="1.300667" calcext:value-type="float">
            <text:p>1.300667</text:p>
          </table:table-cell>
          <table:table-cell office:value-type="float" office:value="2.066673" calcext:value-type="float">
            <text:p>2.066673</text:p>
          </table:table-cell>
          <table:table-cell office:value-type="float" office:value="1.685966" calcext:value-type="float">
            <text:p>1.685966</text:p>
          </table:table-cell>
          <table:table-cell office:value-type="float" office:value="0.6947758" calcext:value-type="float">
            <text:p>0.6947758</text:p>
          </table:table-cell>
          <table:table-cell office:value-type="float" office:value="0.3661962" calcext:value-type="float">
            <text:p>0.3661962</text:p>
          </table:table-cell>
          <table:table-cell office:value-type="float" office:value="0.4470895" calcext:value-type="float">
            <text:p>0.4470895</text:p>
          </table:table-cell>
          <table:table-cell office:value-type="float" office:value="0.3237765" calcext:value-type="float">
            <text:p>0.3237765</text:p>
          </table:table-cell>
          <table:table-cell office:value-type="float" office:value="0.3474362" calcext:value-type="float">
            <text:p>0.3474362</text:p>
          </table:table-cell>
          <table:table-cell office:value-type="float" office:value="0" calcext:value-type="float">
            <text:p>0</text:p>
          </table:table-cell>
          <table:table-cell office:value-type="float" office:value="39.90489" calcext:value-type="float">
            <text:p>39.9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88" calcext:value-type="float">
            <text:p>0.15288</text:p>
          </table:table-cell>
          <table:table-cell office:value-type="float" office:value="0" calcext:value-type="float">
            <text:p>0</text:p>
          </table:table-cell>
          <table:table-cell office:value-type="float" office:value="-0.0001124436" calcext:value-type="float">
            <text:p>-0.00011244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31.44667" calcext:value-type="float">
            <text:p>31.44667</text:p>
          </table:table-cell>
          <table:table-cell office:value-type="float" office:value="1095.417" calcext:value-type="float">
            <text:p>1095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0896" calcext:value-type="float">
            <text:p>0.1290896</text:p>
          </table:table-cell>
          <table:table-cell office:value-type="float" office:value="7.58493" calcext:value-type="float">
            <text:p>7.58493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07672333" calcext:value-type="float">
            <text:p>-7.672333E-05</text:p>
          </table:table-cell>
          <table:table-cell office:value-type="float" office:value="0.001534044" calcext:value-type="float">
            <text:p>0.001534044</text:p>
          </table:table-cell>
          <table:table-cell office:value-type="float" office:value="0.0003093061" calcext:value-type="float">
            <text:p>0.0003093061</text:p>
          </table:table-cell>
          <table:table-cell office:value-type="float" office:value="13.20163" calcext:value-type="float">
            <text:p>13.20163</text:p>
          </table:table-cell>
          <table:table-cell office:value-type="float" office:value="0.2087837" calcext:value-type="float">
            <text:p>0.2087837</text:p>
          </table:table-cell>
          <table:table-cell office:value-type="float" office:value="0.07995692" calcext:value-type="float">
            <text:p>0.07995692</text:p>
          </table:table-cell>
          <table:table-cell office:value-type="float" office:value="0.06124296" calcext:value-type="float">
            <text:p>0.06124296</text:p>
          </table:table-cell>
          <table:table-cell office:value-type="float" office:value="0.03221447" calcext:value-type="float">
            <text:p>0.03221447</text:p>
          </table:table-cell>
          <table:table-cell office:value-type="float" office:value="0.03509547" calcext:value-type="float">
            <text:p>0.03509547</text:p>
          </table:table-cell>
          <table:table-cell office:value-type="float" office:value="0.01569325" calcext:value-type="float">
            <text:p>0.0156932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2877571" calcext:value-type="float">
            <text:p>0.02877571</text:p>
          </table:table-cell>
          <table:table-cell office:value-type="float" office:value="0.02350714" calcext:value-type="float">
            <text:p>0.02350714</text:p>
          </table:table-cell>
          <table:table-cell office:value-type="float" office:value="0.02134346" calcext:value-type="float">
            <text:p>0.02134346</text:p>
          </table:table-cell>
          <table:table-cell office:value-type="float" office:value="0.02022067" calcext:value-type="float">
            <text:p>0.02022067</text:p>
          </table:table-cell>
          <table:table-cell office:value-type="float" office:value="0.02513477" calcext:value-type="float">
            <text:p>0.02513477</text:p>
          </table:table-cell>
          <table:table-cell office:value-type="float" office:value="0.004926854" calcext:value-type="float">
            <text:p>0.004926854</text:p>
          </table:table-cell>
          <table:table-cell office:value-type="float" office:value="0.004288994" calcext:value-type="float">
            <text:p>0.004288994</text:p>
          </table:table-cell>
          <table:table-cell office:value-type="float" office:value="0" calcext:value-type="float">
            <text:p>0</text:p>
          </table:table-cell>
          <table:table-cell office:value-type="float" office:value="22.57455" calcext:value-type="float">
            <text:p>22.57455</text:p>
          </table:table-cell>
          <table:table-cell office:value-type="float" office:value="17.54562" calcext:value-type="float">
            <text:p>17.54562</text:p>
          </table:table-cell>
          <table:table-cell office:value-type="float" office:value="19.69017" calcext:value-type="float">
            <text:p>19.69017</text:p>
          </table:table-cell>
          <table:table-cell office:value-type="float" office:value="14.7232" calcext:value-type="float">
            <text:p>14.7232</text:p>
          </table:table-cell>
          <table:table-cell office:value-type="float" office:value="10.37118" calcext:value-type="float">
            <text:p>10.37118</text:p>
          </table:table-cell>
          <table:table-cell office:value-type="float" office:value="4.008298" calcext:value-type="float">
            <text:p>4.008298</text:p>
          </table:table-cell>
          <table:table-cell office:value-type="float" office:value="1.310682" calcext:value-type="float">
            <text:p>1.310682</text:p>
          </table:table-cell>
          <table:table-cell office:value-type="float" office:value="2.066348" calcext:value-type="float">
            <text:p>2.066348</text:p>
          </table:table-cell>
          <table:table-cell office:value-type="float" office:value="1.686628" calcext:value-type="float">
            <text:p>1.686628</text:p>
          </table:table-cell>
          <table:table-cell office:value-type="float" office:value="0.6955765" calcext:value-type="float">
            <text:p>0.6955765</text:p>
          </table:table-cell>
          <table:table-cell office:value-type="float" office:value="0.366931" calcext:value-type="float">
            <text:p>0.366931</text:p>
          </table:table-cell>
          <table:table-cell office:value-type="float" office:value="0.4474805" calcext:value-type="float">
            <text:p>0.4474805</text:p>
          </table:table-cell>
          <table:table-cell office:value-type="float" office:value="0.3236187" calcext:value-type="float">
            <text:p>0.3236187</text:p>
          </table:table-cell>
          <table:table-cell office:value-type="float" office:value="0.3474418" calcext:value-type="float">
            <text:p>0.3474418</text:p>
          </table:table-cell>
          <table:table-cell office:value-type="float" office:value="0" calcext:value-type="float">
            <text:p>0</text:p>
          </table:table-cell>
          <table:table-cell office:value-type="float" office:value="40.83499" calcext:value-type="float">
            <text:p>40.83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4076" calcext:value-type="float">
            <text:p>0.1584076</text:p>
          </table:table-cell>
          <table:table-cell office:value-type="float" office:value="0" calcext:value-type="float">
            <text:p>0</text:p>
          </table:table-cell>
          <table:table-cell office:value-type="float" office:value="-0.0001138527" calcext:value-type="float">
            <text:p>-0.00011385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31.43832" calcext:value-type="float">
            <text:p>31.43832</text:p>
          </table:table-cell>
          <table:table-cell office:value-type="float" office:value="1095.415" calcext:value-type="float">
            <text:p>1095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5744" calcext:value-type="float">
            <text:p>0.1315744</text:p>
          </table:table-cell>
          <table:table-cell office:value-type="float" office:value="7.59109" calcext:value-type="float">
            <text:p>7.59109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08437831" calcext:value-type="float">
            <text:p>-8.437831E-05</text:p>
          </table:table-cell>
          <table:table-cell office:value-type="float" office:value="0.001566796" calcext:value-type="float">
            <text:p>0.001566796</text:p>
          </table:table-cell>
          <table:table-cell office:value-type="float" office:value="0.0003093088" calcext:value-type="float">
            <text:p>0.0003093088</text:p>
          </table:table-cell>
          <table:table-cell office:value-type="float" office:value="13.19064" calcext:value-type="float">
            <text:p>13.19064</text:p>
          </table:table-cell>
          <table:table-cell office:value-type="float" office:value="0.2168807" calcext:value-type="float">
            <text:p>0.2168807</text:p>
          </table:table-cell>
          <table:table-cell office:value-type="float" office:value="0.0728958" calcext:value-type="float">
            <text:p>0.0728958</text:p>
          </table:table-cell>
          <table:table-cell office:value-type="float" office:value="0.05474271" calcext:value-type="float">
            <text:p>0.05474271</text:p>
          </table:table-cell>
          <table:table-cell office:value-type="float" office:value="0.03100841" calcext:value-type="float">
            <text:p>0.03100841</text:p>
          </table:table-cell>
          <table:table-cell office:value-type="float" office:value="0.03417278" calcext:value-type="float">
            <text:p>0.03417278</text:p>
          </table:table-cell>
          <table:table-cell office:value-type="float" office:value="0.0156662" calcext:value-type="float">
            <text:p>0.0156662</text:p>
          </table:table-cell>
          <table:table-cell office:value-type="float" office:value="0.01468912" calcext:value-type="float">
            <text:p>0.01468912</text:p>
          </table:table-cell>
          <table:table-cell office:value-type="float" office:value="0.02883685" calcext:value-type="float">
            <text:p>0.02883685</text:p>
          </table:table-cell>
          <table:table-cell office:value-type="float" office:value="0.02354555" calcext:value-type="float">
            <text:p>0.02354555</text:p>
          </table:table-cell>
          <table:table-cell office:value-type="float" office:value="0.02136125" calcext:value-type="float">
            <text:p>0.02136125</text:p>
          </table:table-cell>
          <table:table-cell office:value-type="float" office:value="0.0202355" calcext:value-type="float">
            <text:p>0.0202355</text:p>
          </table:table-cell>
          <table:table-cell office:value-type="float" office:value="0.02515279" calcext:value-type="float">
            <text:p>0.02515279</text:p>
          </table:table-cell>
          <table:table-cell office:value-type="float" office:value="0.004926344" calcext:value-type="float">
            <text:p>0.004926344</text:p>
          </table:table-cell>
          <table:table-cell office:value-type="float" office:value="0.00428839" calcext:value-type="float">
            <text:p>0.00428839</text:p>
          </table:table-cell>
          <table:table-cell office:value-type="float" office:value="0" calcext:value-type="float">
            <text:p>0</text:p>
          </table:table-cell>
          <table:table-cell office:value-type="float" office:value="23.26828" calcext:value-type="float">
            <text:p>23.26828</text:p>
          </table:table-cell>
          <table:table-cell office:value-type="float" office:value="17.41991" calcext:value-type="float">
            <text:p>17.41991</text:p>
          </table:table-cell>
          <table:table-cell office:value-type="float" office:value="19.51645" calcext:value-type="float">
            <text:p>19.51645</text:p>
          </table:table-cell>
          <table:table-cell office:value-type="float" office:value="14.76547" calcext:value-type="float">
            <text:p>14.76547</text:p>
          </table:table-cell>
          <table:table-cell office:value-type="float" office:value="10.37134" calcext:value-type="float">
            <text:p>10.37134</text:p>
          </table:table-cell>
          <table:table-cell office:value-type="float" office:value="3.998818" calcext:value-type="float">
            <text:p>3.998818</text:p>
          </table:table-cell>
          <table:table-cell office:value-type="float" office:value="1.320996" calcext:value-type="float">
            <text:p>1.320996</text:p>
          </table:table-cell>
          <table:table-cell office:value-type="float" office:value="2.066036" calcext:value-type="float">
            <text:p>2.066036</text:p>
          </table:table-cell>
          <table:table-cell office:value-type="float" office:value="1.68723" calcext:value-type="float">
            <text:p>1.68723</text:p>
          </table:table-cell>
          <table:table-cell office:value-type="float" office:value="0.6963627" calcext:value-type="float">
            <text:p>0.6963627</text:p>
          </table:table-cell>
          <table:table-cell office:value-type="float" office:value="0.3676544" calcext:value-type="float">
            <text:p>0.3676544</text:p>
          </table:table-cell>
          <table:table-cell office:value-type="float" office:value="0.4478617" calcext:value-type="float">
            <text:p>0.4478617</text:p>
          </table:table-cell>
          <table:table-cell office:value-type="float" office:value="0.3234263" calcext:value-type="float">
            <text:p>0.3234263</text:p>
          </table:table-cell>
          <table:table-cell office:value-type="float" office:value="0.3474451" calcext:value-type="float">
            <text:p>0.3474451</text:p>
          </table:table-cell>
          <table:table-cell office:value-type="float" office:value="0" calcext:value-type="float">
            <text:p>0</text:p>
          </table:table-cell>
          <table:table-cell office:value-type="float" office:value="43.19926" calcext:value-type="float">
            <text:p>43.19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0358" calcext:value-type="float">
            <text:p>0.1670358</text:p>
          </table:table-cell>
          <table:table-cell office:value-type="float" office:value="0" calcext:value-type="float">
            <text:p>0</text:p>
          </table:table-cell>
          <table:table-cell office:value-type="float" office:value="-0.0001156773" calcext:value-type="float">
            <text:p>-0.00011567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31.43348" calcext:value-type="float">
            <text:p>31.43348</text:p>
          </table:table-cell>
          <table:table-cell office:value-type="float" office:value="1095.412" calcext:value-type="float">
            <text:p>1095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217" calcext:value-type="float">
            <text:p>0.132217</text:p>
          </table:table-cell>
          <table:table-cell office:value-type="float" office:value="7.596218" calcext:value-type="float">
            <text:p>7.596218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08636226" calcext:value-type="float">
            <text:p>-8.636226E-05</text:p>
          </table:table-cell>
          <table:table-cell office:value-type="float" office:value="0.001601311" calcext:value-type="float">
            <text:p>0.001601311</text:p>
          </table:table-cell>
          <table:table-cell office:value-type="float" office:value="0.0003093097" calcext:value-type="float">
            <text:p>0.0003093097</text:p>
          </table:table-cell>
          <table:table-cell office:value-type="float" office:value="13.18538" calcext:value-type="float">
            <text:p>13.18538</text:p>
          </table:table-cell>
          <table:table-cell office:value-type="float" office:value="0.2260355" calcext:value-type="float">
            <text:p>0.2260355</text:p>
          </table:table-cell>
          <table:table-cell office:value-type="float" office:value="0.07157544" calcext:value-type="float">
            <text:p>0.07157544</text:p>
          </table:table-cell>
          <table:table-cell office:value-type="float" office:value="0.05195438" calcext:value-type="float">
            <text:p>0.05195438</text:p>
          </table:table-cell>
          <table:table-cell office:value-type="float" office:value="0.02979343" calcext:value-type="float">
            <text:p>0.02979343</text:p>
          </table:table-cell>
          <table:table-cell office:value-type="float" office:value="0.03251185" calcext:value-type="float">
            <text:p>0.03251185</text:p>
          </table:table-cell>
          <table:table-cell office:value-type="float" office:value="0.0154656" calcext:value-type="float">
            <text:p>0.0154656</text:p>
          </table:table-cell>
          <table:table-cell office:value-type="float" office:value="0.01465947" calcext:value-type="float">
            <text:p>0.01465947</text:p>
          </table:table-cell>
          <table:table-cell office:value-type="float" office:value="0.02886902" calcext:value-type="float">
            <text:p>0.02886902</text:p>
          </table:table-cell>
          <table:table-cell office:value-type="float" office:value="0.02358012" calcext:value-type="float">
            <text:p>0.02358012</text:p>
          </table:table-cell>
          <table:table-cell office:value-type="float" office:value="0.02137921" calcext:value-type="float">
            <text:p>0.02137921</text:p>
          </table:table-cell>
          <table:table-cell office:value-type="float" office:value="0.02025013" calcext:value-type="float">
            <text:p>0.02025013</text:p>
          </table:table-cell>
          <table:table-cell office:value-type="float" office:value="0.02517107" calcext:value-type="float">
            <text:p>0.02517107</text:p>
          </table:table-cell>
          <table:table-cell office:value-type="float" office:value="0.004925867" calcext:value-type="float">
            <text:p>0.004925867</text:p>
          </table:table-cell>
          <table:table-cell office:value-type="float" office:value="0.004287774" calcext:value-type="float">
            <text:p>0.004287774</text:p>
          </table:table-cell>
          <table:table-cell office:value-type="float" office:value="0" calcext:value-type="float">
            <text:p>0</text:p>
          </table:table-cell>
          <table:table-cell office:value-type="float" office:value="22.99286" calcext:value-type="float">
            <text:p>22.99286</text:p>
          </table:table-cell>
          <table:table-cell office:value-type="float" office:value="17.28211" calcext:value-type="float">
            <text:p>17.28211</text:p>
          </table:table-cell>
          <table:table-cell office:value-type="float" office:value="19.40811" calcext:value-type="float">
            <text:p>19.40811</text:p>
          </table:table-cell>
          <table:table-cell office:value-type="float" office:value="14.74122" calcext:value-type="float">
            <text:p>14.74122</text:p>
          </table:table-cell>
          <table:table-cell office:value-type="float" office:value="10.35335" calcext:value-type="float">
            <text:p>10.35335</text:p>
          </table:table-cell>
          <table:table-cell office:value-type="float" office:value="3.991914" calcext:value-type="float">
            <text:p>3.991914</text:p>
          </table:table-cell>
          <table:table-cell office:value-type="float" office:value="1.332002" calcext:value-type="float">
            <text:p>1.332002</text:p>
          </table:table-cell>
          <table:table-cell office:value-type="float" office:value="2.065908" calcext:value-type="float">
            <text:p>2.065908</text:p>
          </table:table-cell>
          <table:table-cell office:value-type="float" office:value="1.687799" calcext:value-type="float">
            <text:p>1.687799</text:p>
          </table:table-cell>
          <table:table-cell office:value-type="float" office:value="0.6971358" calcext:value-type="float">
            <text:p>0.6971358</text:p>
          </table:table-cell>
          <table:table-cell office:value-type="float" office:value="0.3683658" calcext:value-type="float">
            <text:p>0.3683658</text:p>
          </table:table-cell>
          <table:table-cell office:value-type="float" office:value="0.4482335" calcext:value-type="float">
            <text:p>0.4482335</text:p>
          </table:table-cell>
          <table:table-cell office:value-type="float" office:value="0.323245" calcext:value-type="float">
            <text:p>0.323245</text:p>
          </table:table-cell>
          <table:table-cell office:value-type="float" office:value="0.3474475" calcext:value-type="float">
            <text:p>0.3474475</text:p>
          </table:table-cell>
          <table:table-cell office:value-type="float" office:value="0" calcext:value-type="float">
            <text:p>0</text:p>
          </table:table-cell>
          <table:table-cell office:value-type="float" office:value="43.84702" calcext:value-type="float">
            <text:p>43.8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7818" calcext:value-type="float">
            <text:p>0.1727818</text:p>
          </table:table-cell>
          <table:table-cell office:value-type="float" office:value="0" calcext:value-type="float">
            <text:p>0</text:p>
          </table:table-cell>
          <table:table-cell office:value-type="float" office:value="-0.0001175528" calcext:value-type="float">
            <text:p>-0.0001175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31.42704" calcext:value-type="float">
            <text:p>31.42704</text:p>
          </table:table-cell>
          <table:table-cell office:value-type="float" office:value="1095.41" calcext:value-type="float">
            <text:p>109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7312" calcext:value-type="float">
            <text:p>0.1337312</text:p>
          </table:table-cell>
          <table:table-cell office:value-type="float" office:value="7.601962" calcext:value-type="float">
            <text:p>7.60196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09201064" calcext:value-type="float">
            <text:p>-9.201064E-05</text:p>
          </table:table-cell>
          <table:table-cell office:value-type="float" office:value="0.001634681" calcext:value-type="float">
            <text:p>0.001634681</text:p>
          </table:table-cell>
          <table:table-cell office:value-type="float" office:value="0.0003093106" calcext:value-type="float">
            <text:p>0.0003093106</text:p>
          </table:table-cell>
          <table:table-cell office:value-type="float" office:value="13.17776" calcext:value-type="float">
            <text:p>13.17776</text:p>
          </table:table-cell>
          <table:table-cell office:value-type="float" office:value="0.2433213" calcext:value-type="float">
            <text:p>0.2433213</text:p>
          </table:table-cell>
          <table:table-cell office:value-type="float" office:value="0.06899678" calcext:value-type="float">
            <text:p>0.06899678</text:p>
          </table:table-cell>
          <table:table-cell office:value-type="float" office:value="0.04894768" calcext:value-type="float">
            <text:p>0.04894768</text:p>
          </table:table-cell>
          <table:table-cell office:value-type="float" office:value="0.02889024" calcext:value-type="float">
            <text:p>0.02889024</text:p>
          </table:table-cell>
          <table:table-cell office:value-type="float" office:value="0.03149708" calcext:value-type="float">
            <text:p>0.03149708</text:p>
          </table:table-cell>
          <table:table-cell office:value-type="float" office:value="0.01531508" calcext:value-type="float">
            <text:p>0.01531508</text:p>
          </table:table-cell>
          <table:table-cell office:value-type="float" office:value="0.01463145" calcext:value-type="float">
            <text:p>0.01463145</text:p>
          </table:table-cell>
          <table:table-cell office:value-type="float" office:value="0.02888457" calcext:value-type="float">
            <text:p>0.02888457</text:p>
          </table:table-cell>
          <table:table-cell office:value-type="float" office:value="0.02360852" calcext:value-type="float">
            <text:p>0.02360852</text:p>
          </table:table-cell>
          <table:table-cell office:value-type="float" office:value="0.02139678" calcext:value-type="float">
            <text:p>0.02139678</text:p>
          </table:table-cell>
          <table:table-cell office:value-type="float" office:value="0.02026443" calcext:value-type="float">
            <text:p>0.02026443</text:p>
          </table:table-cell>
          <table:table-cell office:value-type="float" office:value="0.02518963" calcext:value-type="float">
            <text:p>0.02518963</text:p>
          </table:table-cell>
          <table:table-cell office:value-type="float" office:value="0.004925405" calcext:value-type="float">
            <text:p>0.004925405</text:p>
          </table:table-cell>
          <table:table-cell office:value-type="float" office:value="0.004287177" calcext:value-type="float">
            <text:p>0.004287177</text:p>
          </table:table-cell>
          <table:table-cell office:value-type="float" office:value="0" calcext:value-type="float">
            <text:p>0</text:p>
          </table:table-cell>
          <table:table-cell office:value-type="float" office:value="23.26618" calcext:value-type="float">
            <text:p>23.26618</text:p>
          </table:table-cell>
          <table:table-cell office:value-type="float" office:value="17.17884" calcext:value-type="float">
            <text:p>17.17884</text:p>
          </table:table-cell>
          <table:table-cell office:value-type="float" office:value="19.34815" calcext:value-type="float">
            <text:p>19.34815</text:p>
          </table:table-cell>
          <table:table-cell office:value-type="float" office:value="14.69229" calcext:value-type="float">
            <text:p>14.69229</text:p>
          </table:table-cell>
          <table:table-cell office:value-type="float" office:value="10.32768" calcext:value-type="float">
            <text:p>10.32768</text:p>
          </table:table-cell>
          <table:table-cell office:value-type="float" office:value="3.985113" calcext:value-type="float">
            <text:p>3.985113</text:p>
          </table:table-cell>
          <table:table-cell office:value-type="float" office:value="1.343103" calcext:value-type="float">
            <text:p>1.343103</text:p>
          </table:table-cell>
          <table:table-cell office:value-type="float" office:value="2.065926" calcext:value-type="float">
            <text:p>2.065926</text:p>
          </table:table-cell>
          <table:table-cell office:value-type="float" office:value="1.688373" calcext:value-type="float">
            <text:p>1.688373</text:p>
          </table:table-cell>
          <table:table-cell office:value-type="float" office:value="0.6979044" calcext:value-type="float">
            <text:p>0.6979044</text:p>
          </table:table-cell>
          <table:table-cell office:value-type="float" office:value="0.3690556" calcext:value-type="float">
            <text:p>0.3690556</text:p>
          </table:table-cell>
          <table:table-cell office:value-type="float" office:value="0.4485967" calcext:value-type="float">
            <text:p>0.4485967</text:p>
          </table:table-cell>
          <table:table-cell office:value-type="float" office:value="0.3230727" calcext:value-type="float">
            <text:p>0.3230727</text:p>
          </table:table-cell>
          <table:table-cell office:value-type="float" office:value="0.34745" calcext:value-type="float">
            <text:p>0.34745</text:p>
          </table:table-cell>
          <table:table-cell office:value-type="float" office:value="0" calcext:value-type="float">
            <text:p>0</text:p>
          </table:table-cell>
          <table:table-cell office:value-type="float" office:value="45.13159" calcext:value-type="float">
            <text:p>45.13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016" calcext:value-type="float">
            <text:p>0.180016</text:p>
          </table:table-cell>
          <table:table-cell office:value-type="float" office:value="0" calcext:value-type="float">
            <text:p>0</text:p>
          </table:table-cell>
          <table:table-cell office:value-type="float" office:value="-0.0001194864" calcext:value-type="float">
            <text:p>-0.00011948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31.41953" calcext:value-type="float">
            <text:p>31.41953</text:p>
          </table:table-cell>
          <table:table-cell office:value-type="float" office:value="1095.407" calcext:value-type="float">
            <text:p>1095.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2868" calcext:value-type="float">
            <text:p>0.1352868</text:p>
          </table:table-cell>
          <table:table-cell office:value-type="float" office:value="7.608842" calcext:value-type="float">
            <text:p>7.60884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1004031" calcext:value-type="float">
            <text:p>-0.0001004031</text:p>
          </table:table-cell>
          <table:table-cell office:value-type="float" office:value="0.001667694" calcext:value-type="float">
            <text:p>0.001667694</text:p>
          </table:table-cell>
          <table:table-cell office:value-type="float" office:value="0.0003093128" calcext:value-type="float">
            <text:p>0.0003093128</text:p>
          </table:table-cell>
          <table:table-cell office:value-type="float" office:value="13.17071" calcext:value-type="float">
            <text:p>13.17071</text:p>
          </table:table-cell>
          <table:table-cell office:value-type="float" office:value="0.2637704" calcext:value-type="float">
            <text:p>0.2637704</text:p>
          </table:table-cell>
          <table:table-cell office:value-type="float" office:value="0.0656997" calcext:value-type="float">
            <text:p>0.0656997</text:p>
          </table:table-cell>
          <table:table-cell office:value-type="float" office:value="0.04494029" calcext:value-type="float">
            <text:p>0.04494029</text:p>
          </table:table-cell>
          <table:table-cell office:value-type="float" office:value="0.02742703" calcext:value-type="float">
            <text:p>0.02742703</text:p>
          </table:table-cell>
          <table:table-cell office:value-type="float" office:value="0.02982577" calcext:value-type="float">
            <text:p>0.02982577</text:p>
          </table:table-cell>
          <table:table-cell office:value-type="float" office:value="0.01502018" calcext:value-type="float">
            <text:p>0.01502018</text:p>
          </table:table-cell>
          <table:table-cell office:value-type="float" office:value="0.01453378" calcext:value-type="float">
            <text:p>0.01453378</text:p>
          </table:table-cell>
          <table:table-cell office:value-type="float" office:value="0.02888083" calcext:value-type="float">
            <text:p>0.02888083</text:p>
          </table:table-cell>
          <table:table-cell office:value-type="float" office:value="0.02363132" calcext:value-type="float">
            <text:p>0.02363132</text:p>
          </table:table-cell>
          <table:table-cell office:value-type="float" office:value="0.02141367" calcext:value-type="float">
            <text:p>0.02141367</text:p>
          </table:table-cell>
          <table:table-cell office:value-type="float" office:value="0.02027797" calcext:value-type="float">
            <text:p>0.02027797</text:p>
          </table:table-cell>
          <table:table-cell office:value-type="float" office:value="0.02520829" calcext:value-type="float">
            <text:p>0.02520829</text:p>
          </table:table-cell>
          <table:table-cell office:value-type="float" office:value="0.004924956" calcext:value-type="float">
            <text:p>0.004924956</text:p>
          </table:table-cell>
          <table:table-cell office:value-type="float" office:value="0.004286583" calcext:value-type="float">
            <text:p>0.004286583</text:p>
          </table:table-cell>
          <table:table-cell office:value-type="float" office:value="0" calcext:value-type="float">
            <text:p>0</text:p>
          </table:table-cell>
          <table:table-cell office:value-type="float" office:value="23.75402" calcext:value-type="float">
            <text:p>23.75402</text:p>
          </table:table-cell>
          <table:table-cell office:value-type="float" office:value="17.11867" calcext:value-type="float">
            <text:p>17.11867</text:p>
          </table:table-cell>
          <table:table-cell office:value-type="float" office:value="19.28284" calcext:value-type="float">
            <text:p>19.28284</text:p>
          </table:table-cell>
          <table:table-cell office:value-type="float" office:value="14.63168" calcext:value-type="float">
            <text:p>14.63168</text:p>
          </table:table-cell>
          <table:table-cell office:value-type="float" office:value="10.30804" calcext:value-type="float">
            <text:p>10.30804</text:p>
          </table:table-cell>
          <table:table-cell office:value-type="float" office:value="3.978825" calcext:value-type="float">
            <text:p>3.978825</text:p>
          </table:table-cell>
          <table:table-cell office:value-type="float" office:value="1.35451" calcext:value-type="float">
            <text:p>1.35451</text:p>
          </table:table-cell>
          <table:table-cell office:value-type="float" office:value="2.066108" calcext:value-type="float">
            <text:p>2.066108</text:p>
          </table:table-cell>
          <table:table-cell office:value-type="float" office:value="1.688973" calcext:value-type="float">
            <text:p>1.688973</text:p>
          </table:table-cell>
          <table:table-cell office:value-type="float" office:value="0.6986756" calcext:value-type="float">
            <text:p>0.6986756</text:p>
          </table:table-cell>
          <table:table-cell office:value-type="float" office:value="0.3696921" calcext:value-type="float">
            <text:p>0.3696921</text:p>
          </table:table-cell>
          <table:table-cell office:value-type="float" office:value="0.4489487" calcext:value-type="float">
            <text:p>0.4489487</text:p>
          </table:table-cell>
          <table:table-cell office:value-type="float" office:value="0.3229092" calcext:value-type="float">
            <text:p>0.3229092</text:p>
          </table:table-cell>
          <table:table-cell office:value-type="float" office:value="0.3474524" calcext:value-type="float">
            <text:p>0.3474524</text:p>
          </table:table-cell>
          <table:table-cell office:value-type="float" office:value="0" calcext:value-type="float">
            <text:p>0</text:p>
          </table:table-cell>
          <table:table-cell office:value-type="float" office:value="46.55192" calcext:value-type="float">
            <text:p>46.5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341" calcext:value-type="float">
            <text:p>0.1884341</text:p>
          </table:table-cell>
          <table:table-cell office:value-type="float" office:value="0" calcext:value-type="float">
            <text:p>0</text:p>
          </table:table-cell>
          <table:table-cell office:value-type="float" office:value="-0.0001218691" calcext:value-type="float">
            <text:p>-0.00012186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31.41257" calcext:value-type="float">
            <text:p>31.41257</text:p>
          </table:table-cell>
          <table:table-cell office:value-type="float" office:value="1095.404" calcext:value-type="float">
            <text:p>1095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4721" calcext:value-type="float">
            <text:p>0.1364721</text:p>
          </table:table-cell>
          <table:table-cell office:value-type="float" office:value="7.615862" calcext:value-type="float">
            <text:p>7.61586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1074931" calcext:value-type="float">
            <text:p>-0.0001074931</text:p>
          </table:table-cell>
          <table:table-cell office:value-type="float" office:value="0.001700792" calcext:value-type="float">
            <text:p>0.001700792</text:p>
          </table:table-cell>
          <table:table-cell office:value-type="float" office:value="0.0003093149" calcext:value-type="float">
            <text:p>0.0003093149</text:p>
          </table:table-cell>
          <table:table-cell office:value-type="float" office:value="13.16594" calcext:value-type="float">
            <text:p>13.16594</text:p>
          </table:table-cell>
          <table:table-cell office:value-type="float" office:value="0.2948178" calcext:value-type="float">
            <text:p>0.2948178</text:p>
          </table:table-cell>
          <table:table-cell office:value-type="float" office:value="0.06370142" calcext:value-type="float">
            <text:p>0.06370142</text:p>
          </table:table-cell>
          <table:table-cell office:value-type="float" office:value="0.04203207" calcext:value-type="float">
            <text:p>0.04203207</text:p>
          </table:table-cell>
          <table:table-cell office:value-type="float" office:value="0.0260403" calcext:value-type="float">
            <text:p>0.0260403</text:p>
          </table:table-cell>
          <table:table-cell office:value-type="float" office:value="0.02817213" calcext:value-type="float">
            <text:p>0.02817213</text:p>
          </table:table-cell>
          <table:table-cell office:value-type="float" office:value="0.0146024" calcext:value-type="float">
            <text:p>0.0146024</text:p>
          </table:table-cell>
          <table:table-cell office:value-type="float" office:value="0.01434372" calcext:value-type="float">
            <text:p>0.01434372</text:p>
          </table:table-cell>
          <table:table-cell office:value-type="float" office:value="0.02884155" calcext:value-type="float">
            <text:p>0.02884155</text:p>
          </table:table-cell>
          <table:table-cell office:value-type="float" office:value="0.02364604" calcext:value-type="float">
            <text:p>0.02364604</text:p>
          </table:table-cell>
          <table:table-cell office:value-type="float" office:value="0.02142916" calcext:value-type="float">
            <text:p>0.02142916</text:p>
          </table:table-cell>
          <table:table-cell office:value-type="float" office:value="0.02029134" calcext:value-type="float">
            <text:p>0.02029134</text:p>
          </table:table-cell>
          <table:table-cell office:value-type="float" office:value="0.02522689" calcext:value-type="float">
            <text:p>0.02522689</text:p>
          </table:table-cell>
          <table:table-cell office:value-type="float" office:value="0.004924516" calcext:value-type="float">
            <text:p>0.004924516</text:p>
          </table:table-cell>
          <table:table-cell office:value-type="float" office:value="0.004285995" calcext:value-type="float">
            <text:p>0.004285995</text:p>
          </table:table-cell>
          <table:table-cell office:value-type="float" office:value="0" calcext:value-type="float">
            <text:p>0</text:p>
          </table:table-cell>
          <table:table-cell office:value-type="float" office:value="23.96134" calcext:value-type="float">
            <text:p>23.96134</text:p>
          </table:table-cell>
          <table:table-cell office:value-type="float" office:value="17.09389" calcext:value-type="float">
            <text:p>17.09389</text:p>
          </table:table-cell>
          <table:table-cell office:value-type="float" office:value="19.20845" calcext:value-type="float">
            <text:p>19.20845</text:p>
          </table:table-cell>
          <table:table-cell office:value-type="float" office:value="14.57134" calcext:value-type="float">
            <text:p>14.57134</text:p>
          </table:table-cell>
          <table:table-cell office:value-type="float" office:value="10.28282" calcext:value-type="float">
            <text:p>10.28282</text:p>
          </table:table-cell>
          <table:table-cell office:value-type="float" office:value="3.97339" calcext:value-type="float">
            <text:p>3.97339</text:p>
          </table:table-cell>
          <table:table-cell office:value-type="float" office:value="1.36634" calcext:value-type="float">
            <text:p>1.36634</text:p>
          </table:table-cell>
          <table:table-cell office:value-type="float" office:value="2.066553" calcext:value-type="float">
            <text:p>2.066553</text:p>
          </table:table-cell>
          <table:table-cell office:value-type="float" office:value="1.689588" calcext:value-type="float">
            <text:p>1.689588</text:p>
          </table:table-cell>
          <table:table-cell office:value-type="float" office:value="0.6994451" calcext:value-type="float">
            <text:p>0.6994451</text:p>
          </table:table-cell>
          <table:table-cell office:value-type="float" office:value="0.3703347" calcext:value-type="float">
            <text:p>0.3703347</text:p>
          </table:table-cell>
          <table:table-cell office:value-type="float" office:value="0.4492899" calcext:value-type="float">
            <text:p>0.4492899</text:p>
          </table:table-cell>
          <table:table-cell office:value-type="float" office:value="0.3227531" calcext:value-type="float">
            <text:p>0.3227531</text:p>
          </table:table-cell>
          <table:table-cell office:value-type="float" office:value="0.3474549" calcext:value-type="float">
            <text:p>0.3474549</text:p>
          </table:table-cell>
          <table:table-cell office:value-type="float" office:value="0" calcext:value-type="float">
            <text:p>0</text:p>
          </table:table-cell>
          <table:table-cell office:value-type="float" office:value="47.54754" calcext:value-type="float">
            <text:p>47.5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6159" calcext:value-type="float">
            <text:p>0.1966159</text:p>
          </table:table-cell>
          <table:table-cell office:value-type="float" office:value="0" calcext:value-type="float">
            <text:p>0</text:p>
          </table:table-cell>
          <table:table-cell office:value-type="float" office:value="-0.0001245677" calcext:value-type="float">
            <text:p>-0.00012456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31.40288" calcext:value-type="float">
            <text:p>31.40288</text:p>
          </table:table-cell>
          <table:table-cell office:value-type="float" office:value="1095.4" calcext:value-type="float">
            <text:p>109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8292" calcext:value-type="float">
            <text:p>0.1388292</text:p>
          </table:table-cell>
          <table:table-cell office:value-type="float" office:value="7.624423" calcext:value-type="float">
            <text:p>7.624423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1165145" calcext:value-type="float">
            <text:p>-0.0001165145</text:p>
          </table:table-cell>
          <table:table-cell office:value-type="float" office:value="0.001732953" calcext:value-type="float">
            <text:p>0.001732953</text:p>
          </table:table-cell>
          <table:table-cell office:value-type="float" office:value="0.0003103913" calcext:value-type="float">
            <text:p>0.0003103913</text:p>
          </table:table-cell>
          <table:table-cell office:value-type="float" office:value="13.16055" calcext:value-type="float">
            <text:p>13.16055</text:p>
          </table:table-cell>
          <table:table-cell office:value-type="float" office:value="0.3353189" calcext:value-type="float">
            <text:p>0.3353189</text:p>
          </table:table-cell>
          <table:table-cell office:value-type="float" office:value="0.06058312" calcext:value-type="float">
            <text:p>0.06058312</text:p>
          </table:table-cell>
          <table:table-cell office:value-type="float" office:value="0.03841492" calcext:value-type="float">
            <text:p>0.03841492</text:p>
          </table:table-cell>
          <table:table-cell office:value-type="float" office:value="0.02437656" calcext:value-type="float">
            <text:p>0.02437656</text:p>
          </table:table-cell>
          <table:table-cell office:value-type="float" office:value="0.02633565" calcext:value-type="float">
            <text:p>0.02633565</text:p>
          </table:table-cell>
          <table:table-cell office:value-type="float" office:value="0.0140668" calcext:value-type="float">
            <text:p>0.0140668</text:p>
          </table:table-cell>
          <table:table-cell office:value-type="float" office:value="0.01407181" calcext:value-type="float">
            <text:p>0.01407181</text:p>
          </table:table-cell>
          <table:table-cell office:value-type="float" office:value="0.0287649" calcext:value-type="float">
            <text:p>0.0287649</text:p>
          </table:table-cell>
          <table:table-cell office:value-type="float" office:value="0.02365038" calcext:value-type="float">
            <text:p>0.02365038</text:p>
          </table:table-cell>
          <table:table-cell office:value-type="float" office:value="0.0214427" calcext:value-type="float">
            <text:p>0.0214427</text:p>
          </table:table-cell>
          <table:table-cell office:value-type="float" office:value="0.0203045" calcext:value-type="float">
            <text:p>0.0203045</text:p>
          </table:table-cell>
          <table:table-cell office:value-type="float" office:value="0.02524538" calcext:value-type="float">
            <text:p>0.02524538</text:p>
          </table:table-cell>
          <table:table-cell office:value-type="float" office:value="0.004924088" calcext:value-type="float">
            <text:p>0.004924088</text:p>
          </table:table-cell>
          <table:table-cell office:value-type="float" office:value="0.004285401" calcext:value-type="float">
            <text:p>0.004285401</text:p>
          </table:table-cell>
          <table:table-cell office:value-type="float" office:value="0" calcext:value-type="float">
            <text:p>0</text:p>
          </table:table-cell>
          <table:table-cell office:value-type="float" office:value="24.75038" calcext:value-type="float">
            <text:p>24.75038</text:p>
          </table:table-cell>
          <table:table-cell office:value-type="float" office:value="17.08424" calcext:value-type="float">
            <text:p>17.08424</text:p>
          </table:table-cell>
          <table:table-cell office:value-type="float" office:value="19.17711" calcext:value-type="float">
            <text:p>19.17711</text:p>
          </table:table-cell>
          <table:table-cell office:value-type="float" office:value="14.50933" calcext:value-type="float">
            <text:p>14.50933</text:p>
          </table:table-cell>
          <table:table-cell office:value-type="float" office:value="10.25111" calcext:value-type="float">
            <text:p>10.25111</text:p>
          </table:table-cell>
          <table:table-cell office:value-type="float" office:value="3.968247" calcext:value-type="float">
            <text:p>3.968247</text:p>
          </table:table-cell>
          <table:table-cell office:value-type="float" office:value="1.378558" calcext:value-type="float">
            <text:p>1.378558</text:p>
          </table:table-cell>
          <table:table-cell office:value-type="float" office:value="2.06731" calcext:value-type="float">
            <text:p>2.06731</text:p>
          </table:table-cell>
          <table:table-cell office:value-type="float" office:value="1.690225" calcext:value-type="float">
            <text:p>1.690225</text:p>
          </table:table-cell>
          <table:table-cell office:value-type="float" office:value="0.7002121" calcext:value-type="float">
            <text:p>0.7002121</text:p>
          </table:table-cell>
          <table:table-cell office:value-type="float" office:value="0.3709787" calcext:value-type="float">
            <text:p>0.3709787</text:p>
          </table:table-cell>
          <table:table-cell office:value-type="float" office:value="0.4496249" calcext:value-type="float">
            <text:p>0.4496249</text:p>
          </table:table-cell>
          <table:table-cell office:value-type="float" office:value="0.3226029" calcext:value-type="float">
            <text:p>0.3226029</text:p>
          </table:table-cell>
          <table:table-cell office:value-type="float" office:value="0.3474573" calcext:value-type="float">
            <text:p>0.3474573</text:p>
          </table:table-cell>
          <table:table-cell office:value-type="float" office:value="0" calcext:value-type="float">
            <text:p>0</text:p>
          </table:table-cell>
          <table:table-cell office:value-type="float" office:value="49.4938" calcext:value-type="float">
            <text:p>49.4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515" calcext:value-type="float">
            <text:p>0.207515</text:p>
          </table:table-cell>
          <table:table-cell office:value-type="float" office:value="0" calcext:value-type="float">
            <text:p>0</text:p>
          </table:table-cell>
          <table:table-cell office:value-type="float" office:value="-0.000128098" calcext:value-type="float">
            <text:p>-0.0001280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31.3959" calcext:value-type="float">
            <text:p>31.3959</text:p>
          </table:table-cell>
          <table:table-cell office:value-type="float" office:value="1095.396" calcext:value-type="float">
            <text:p>1095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8928" calcext:value-type="float">
            <text:p>0.1398928</text:p>
          </table:table-cell>
          <table:table-cell office:value-type="float" office:value="7.631963" calcext:value-type="float">
            <text:p>7.631963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602069" calcext:value-type="float">
            <text:p>-0.007602069</text:p>
          </table:table-cell>
          <table:table-cell office:value-type="float" office:value="-0.0001225046" calcext:value-type="float">
            <text:p>-0.0001225046</text:p>
          </table:table-cell>
          <table:table-cell office:value-type="float" office:value="0.001766393" calcext:value-type="float">
            <text:p>0.001766393</text:p>
          </table:table-cell>
          <table:table-cell office:value-type="float" office:value="0.0003110784" calcext:value-type="float">
            <text:p>0.0003110784</text:p>
          </table:table-cell>
          <table:table-cell office:value-type="float" office:value="13.15887" calcext:value-type="float">
            <text:p>13.15887</text:p>
          </table:table-cell>
          <table:table-cell office:value-type="float" office:value="0.3563507" calcext:value-type="float">
            <text:p>0.3563507</text:p>
          </table:table-cell>
          <table:table-cell office:value-type="float" office:value="0.0602585" calcext:value-type="float">
            <text:p>0.0602585</text:p>
          </table:table-cell>
          <table:table-cell office:value-type="float" office:value="0.03727511" calcext:value-type="float">
            <text:p>0.03727511</text:p>
          </table:table-cell>
          <table:table-cell office:value-type="float" office:value="0.0234997" calcext:value-type="float">
            <text:p>0.0234997</text:p>
          </table:table-cell>
          <table:table-cell office:value-type="float" office:value="0.02518506" calcext:value-type="float">
            <text:p>0.02518506</text:p>
          </table:table-cell>
          <table:table-cell office:value-type="float" office:value="0.01357314" calcext:value-type="float">
            <text:p>0.01357314</text:p>
          </table:table-cell>
          <table:table-cell office:value-type="float" office:value="0.01374719" calcext:value-type="float">
            <text:p>0.01374719</text:p>
          </table:table-cell>
          <table:table-cell office:value-type="float" office:value="0.02864276" calcext:value-type="float">
            <text:p>0.02864276</text:p>
          </table:table-cell>
          <table:table-cell office:value-type="float" office:value="0.02364145" calcext:value-type="float">
            <text:p>0.02364145</text:p>
          </table:table-cell>
          <table:table-cell office:value-type="float" office:value="0.02145331" calcext:value-type="float">
            <text:p>0.02145331</text:p>
          </table:table-cell>
          <table:table-cell office:value-type="float" office:value="0.0203173" calcext:value-type="float">
            <text:p>0.0203173</text:p>
          </table:table-cell>
          <table:table-cell office:value-type="float" office:value="0.02526354" calcext:value-type="float">
            <text:p>0.02526354</text:p>
          </table:table-cell>
          <table:table-cell office:value-type="float" office:value="0.004923665" calcext:value-type="float">
            <text:p>0.004923665</text:p>
          </table:table-cell>
          <table:table-cell office:value-type="float" office:value="0.004284812" calcext:value-type="float">
            <text:p>0.004284812</text:p>
          </table:table-cell>
          <table:table-cell office:value-type="float" office:value="0" calcext:value-type="float">
            <text:p>0</text:p>
          </table:table-cell>
          <table:table-cell office:value-type="float" office:value="25.01318" calcext:value-type="float">
            <text:p>25.01318</text:p>
          </table:table-cell>
          <table:table-cell office:value-type="float" office:value="17.07709" calcext:value-type="float">
            <text:p>17.07709</text:p>
          </table:table-cell>
          <table:table-cell office:value-type="float" office:value="19.1359" calcext:value-type="float">
            <text:p>19.1359</text:p>
          </table:table-cell>
          <table:table-cell office:value-type="float" office:value="14.44081" calcext:value-type="float">
            <text:p>14.44081</text:p>
          </table:table-cell>
          <table:table-cell office:value-type="float" office:value="10.21361" calcext:value-type="float">
            <text:p>10.21361</text:p>
          </table:table-cell>
          <table:table-cell office:value-type="float" office:value="3.96292" calcext:value-type="float">
            <text:p>3.96292</text:p>
          </table:table-cell>
          <table:table-cell office:value-type="float" office:value="1.391135" calcext:value-type="float">
            <text:p>1.391135</text:p>
          </table:table-cell>
          <table:table-cell office:value-type="float" office:value="2.068608" calcext:value-type="float">
            <text:p>2.068608</text:p>
          </table:table-cell>
          <table:table-cell office:value-type="float" office:value="1.69081" calcext:value-type="float">
            <text:p>1.69081</text:p>
          </table:table-cell>
          <table:table-cell office:value-type="float" office:value="0.7009443" calcext:value-type="float">
            <text:p>0.7009443</text:p>
          </table:table-cell>
          <table:table-cell office:value-type="float" office:value="0.3716237" calcext:value-type="float">
            <text:p>0.3716237</text:p>
          </table:table-cell>
          <table:table-cell office:value-type="float" office:value="0.449953" calcext:value-type="float">
            <text:p>0.449953</text:p>
          </table:table-cell>
          <table:table-cell office:value-type="float" office:value="0.3224586" calcext:value-type="float">
            <text:p>0.3224586</text:p>
          </table:table-cell>
          <table:table-cell office:value-type="float" office:value="0.3474598" calcext:value-type="float">
            <text:p>0.3474598</text:p>
          </table:table-cell>
          <table:table-cell office:value-type="float" office:value="0" calcext:value-type="float">
            <text:p>0</text:p>
          </table:table-cell>
          <table:table-cell office:value-type="float" office:value="50.3729" calcext:value-type="float">
            <text:p>50.3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0918" calcext:value-type="float">
            <text:p>0.2160918</text:p>
          </table:table-cell>
          <table:table-cell office:value-type="float" office:value="0" calcext:value-type="float">
            <text:p>0</text:p>
          </table:table-cell>
          <table:table-cell office:value-type="float" office:value="-0.0001314902" calcext:value-type="float">
            <text:p>-0.00013149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31.38971" calcext:value-type="float">
            <text:p>31.38971</text:p>
          </table:table-cell>
          <table:table-cell office:value-type="float" office:value="1095.392" calcext:value-type="float">
            <text:p>1095.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0356" calcext:value-type="float">
            <text:p>0.1410356</text:p>
          </table:table-cell>
          <table:table-cell office:value-type="float" office:value="7.638984" calcext:value-type="float">
            <text:p>7.638984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1" calcext:value-type="float">
            <text:p>1.66231E-06</text:p>
          </table:table-cell>
          <table:table-cell office:value-type="float" office:value="0" calcext:value-type="float">
            <text:p>0</text:p>
          </table:table-cell>
          <table:table-cell office:value-type="float" office:value="-0.007921465" calcext:value-type="float">
            <text:p>-0.007921465</text:p>
          </table:table-cell>
          <table:table-cell office:value-type="float" office:value="-0.0001285083" calcext:value-type="float">
            <text:p>-0.0001285083</text:p>
          </table:table-cell>
          <table:table-cell office:value-type="float" office:value="0.001800422" calcext:value-type="float">
            <text:p>0.001800422</text:p>
          </table:table-cell>
          <table:table-cell office:value-type="float" office:value="0.0003110791" calcext:value-type="float">
            <text:p>0.0003110791</text:p>
          </table:table-cell>
          <table:table-cell office:value-type="float" office:value="13.15509" calcext:value-type="float">
            <text:p>13.15509</text:p>
          </table:table-cell>
          <table:table-cell office:value-type="float" office:value="0.3896794" calcext:value-type="float">
            <text:p>0.3896794</text:p>
          </table:table-cell>
          <table:table-cell office:value-type="float" office:value="0.06197719" calcext:value-type="float">
            <text:p>0.06197719</text:p>
          </table:table-cell>
          <table:table-cell office:value-type="float" office:value="0.03776427" calcext:value-type="float">
            <text:p>0.03776427</text:p>
          </table:table-cell>
          <table:table-cell office:value-type="float" office:value="0.02348704" calcext:value-type="float">
            <text:p>0.02348704</text:p>
          </table:table-cell>
          <table:table-cell office:value-type="float" office:value="0.02497793" calcext:value-type="float">
            <text:p>0.02497793</text:p>
          </table:table-cell>
          <table:table-cell office:value-type="float" office:value="0.01334191" calcext:value-type="float">
            <text:p>0.01334191</text:p>
          </table:table-cell>
          <table:table-cell office:value-type="float" office:value="0.01353572" calcext:value-type="float">
            <text:p>0.01353572</text:p>
          </table:table-cell>
          <table:table-cell office:value-type="float" office:value="0.0285127" calcext:value-type="float">
            <text:p>0.0285127</text:p>
          </table:table-cell>
          <table:table-cell office:value-type="float" office:value="0.02362006" calcext:value-type="float">
            <text:p>0.02362006</text:p>
          </table:table-cell>
          <table:table-cell office:value-type="float" office:value="0.02146071" calcext:value-type="float">
            <text:p>0.02146071</text:p>
          </table:table-cell>
          <table:table-cell office:value-type="float" office:value="0.02032969" calcext:value-type="float">
            <text:p>0.02032969</text:p>
          </table:table-cell>
          <table:table-cell office:value-type="float" office:value="0.02528123" calcext:value-type="float">
            <text:p>0.02528123</text:p>
          </table:table-cell>
          <table:table-cell office:value-type="float" office:value="0.004932617" calcext:value-type="float">
            <text:p>0.004932617</text:p>
          </table:table-cell>
          <table:table-cell office:value-type="float" office:value="0.004274729" calcext:value-type="float">
            <text:p>0.004274729</text:p>
          </table:table-cell>
          <table:table-cell office:value-type="float" office:value="0" calcext:value-type="float">
            <text:p>0</text:p>
          </table:table-cell>
          <table:table-cell office:value-type="float" office:value="24.99335" calcext:value-type="float">
            <text:p>24.99335</text:p>
          </table:table-cell>
          <table:table-cell office:value-type="float" office:value="17.04365" calcext:value-type="float">
            <text:p>17.04365</text:p>
          </table:table-cell>
          <table:table-cell office:value-type="float" office:value="19.08279" calcext:value-type="float">
            <text:p>19.08279</text:p>
          </table:table-cell>
          <table:table-cell office:value-type="float" office:value="14.37452" calcext:value-type="float">
            <text:p>14.37452</text:p>
          </table:table-cell>
          <table:table-cell office:value-type="float" office:value="10.17693" calcext:value-type="float">
            <text:p>10.17693</text:p>
          </table:table-cell>
          <table:table-cell office:value-type="float" office:value="3.95704" calcext:value-type="float">
            <text:p>3.95704</text:p>
          </table:table-cell>
          <table:table-cell office:value-type="float" office:value="1.403391" calcext:value-type="float">
            <text:p>1.403391</text:p>
          </table:table-cell>
          <table:table-cell office:value-type="float" office:value="2.070026" calcext:value-type="float">
            <text:p>2.070026</text:p>
          </table:table-cell>
          <table:table-cell office:value-type="float" office:value="1.691462" calcext:value-type="float">
            <text:p>1.691462</text:p>
          </table:table-cell>
          <table:table-cell office:value-type="float" office:value="0.7016982" calcext:value-type="float">
            <text:p>0.7016982</text:p>
          </table:table-cell>
          <table:table-cell office:value-type="float" office:value="0.3722708" calcext:value-type="float">
            <text:p>0.3722708</text:p>
          </table:table-cell>
          <table:table-cell office:value-type="float" office:value="0.4503647" calcext:value-type="float">
            <text:p>0.4503647</text:p>
          </table:table-cell>
          <table:table-cell office:value-type="float" office:value="0.3262282" calcext:value-type="float">
            <text:p>0.3262282</text:p>
          </table:table-cell>
          <table:table-cell office:value-type="float" office:value="0.3440137" calcext:value-type="float">
            <text:p>0.3440137</text:p>
          </table:table-cell>
          <table:table-cell office:value-type="float" office:value="0" calcext:value-type="float">
            <text:p>0</text:p>
          </table:table-cell>
          <table:table-cell office:value-type="float" office:value="51.00414" calcext:value-type="float">
            <text:p>51.00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9093" calcext:value-type="float">
            <text:p>0.2239093</text:p>
          </table:table-cell>
          <table:table-cell office:value-type="float" office:value="0" calcext:value-type="float">
            <text:p>0</text:p>
          </table:table-cell>
          <table:table-cell office:value-type="float" office:value="-0.0001342829" calcext:value-type="float">
            <text:p>-0.00013428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31.38486" calcext:value-type="float">
            <text:p>31.38486</text:p>
          </table:table-cell>
          <table:table-cell office:value-type="float" office:value="1095.388" calcext:value-type="float">
            <text:p>1095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0211" calcext:value-type="float">
            <text:p>0.1410211</text:p>
          </table:table-cell>
          <table:table-cell office:value-type="float" office:value="7.646504" calcext:value-type="float">
            <text:p>7.646504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24" calcext:value-type="float">
            <text:p>1.662324E-06</text:p>
          </table:table-cell>
          <table:table-cell office:value-type="float" office:value="0" calcext:value-type="float">
            <text:p>0</text:p>
          </table:table-cell>
          <table:table-cell office:value-type="float" office:value="-0.008730449" calcext:value-type="float">
            <text:p>-0.008730449</text:p>
          </table:table-cell>
          <table:table-cell office:value-type="float" office:value="-0.0001311899" calcext:value-type="float">
            <text:p>-0.0001311899</text:p>
          </table:table-cell>
          <table:table-cell office:value-type="float" office:value="0.001835465" calcext:value-type="float">
            <text:p>0.001835465</text:p>
          </table:table-cell>
          <table:table-cell office:value-type="float" office:value="0.0003111544" calcext:value-type="float">
            <text:p>0.0003111544</text:p>
          </table:table-cell>
          <table:table-cell office:value-type="float" office:value="13.15337" calcext:value-type="float">
            <text:p>13.15337</text:p>
          </table:table-cell>
          <table:table-cell office:value-type="float" office:value="0.3638071" calcext:value-type="float">
            <text:p>0.3638071</text:p>
          </table:table-cell>
          <table:table-cell office:value-type="float" office:value="0.06416285" calcext:value-type="float">
            <text:p>0.06416285</text:p>
          </table:table-cell>
          <table:table-cell office:value-type="float" office:value="0.03867897" calcext:value-type="float">
            <text:p>0.03867897</text:p>
          </table:table-cell>
          <table:table-cell office:value-type="float" office:value="0.02355156" calcext:value-type="float">
            <text:p>0.02355156</text:p>
          </table:table-cell>
          <table:table-cell office:value-type="float" office:value="0.02485656" calcext:value-type="float">
            <text:p>0.02485656</text:p>
          </table:table-cell>
          <table:table-cell office:value-type="float" office:value="0.01316584" calcext:value-type="float">
            <text:p>0.01316584</text:p>
          </table:table-cell>
          <table:table-cell office:value-type="float" office:value="0.01336784" calcext:value-type="float">
            <text:p>0.01336784</text:p>
          </table:table-cell>
          <table:table-cell office:value-type="float" office:value="0.02839207" calcext:value-type="float">
            <text:p>0.02839207</text:p>
          </table:table-cell>
          <table:table-cell office:value-type="float" office:value="0.0235916" calcext:value-type="float">
            <text:p>0.0235916</text:p>
          </table:table-cell>
          <table:table-cell office:value-type="float" office:value="0.02146455" calcext:value-type="float">
            <text:p>0.02146455</text:p>
          </table:table-cell>
          <table:table-cell office:value-type="float" office:value="0.02034165" calcext:value-type="float">
            <text:p>0.02034165</text:p>
          </table:table-cell>
          <table:table-cell office:value-type="float" office:value="0.02529842" calcext:value-type="float">
            <text:p>0.02529842</text:p>
          </table:table-cell>
          <table:table-cell office:value-type="float" office:value="0.004930202" calcext:value-type="float">
            <text:p>0.004930202</text:p>
          </table:table-cell>
          <table:table-cell office:value-type="float" office:value="0.004276059" calcext:value-type="float">
            <text:p>0.004276059</text:p>
          </table:table-cell>
          <table:table-cell office:value-type="float" office:value="0" calcext:value-type="float">
            <text:p>0</text:p>
          </table:table-cell>
          <table:table-cell office:value-type="float" office:value="32.06224" calcext:value-type="float">
            <text:p>32.06224</text:p>
          </table:table-cell>
          <table:table-cell office:value-type="float" office:value="17.0825" calcext:value-type="float">
            <text:p>17.0825</text:p>
          </table:table-cell>
          <table:table-cell office:value-type="float" office:value="19.0261" calcext:value-type="float">
            <text:p>19.0261</text:p>
          </table:table-cell>
          <table:table-cell office:value-type="float" office:value="14.30628" calcext:value-type="float">
            <text:p>14.30628</text:p>
          </table:table-cell>
          <table:table-cell office:value-type="float" office:value="10.13857" calcext:value-type="float">
            <text:p>10.13857</text:p>
          </table:table-cell>
          <table:table-cell office:value-type="float" office:value="3.950841" calcext:value-type="float">
            <text:p>3.950841</text:p>
          </table:table-cell>
          <table:table-cell office:value-type="float" office:value="1.415423" calcext:value-type="float">
            <text:p>1.415423</text:p>
          </table:table-cell>
          <table:table-cell office:value-type="float" office:value="2.07145" calcext:value-type="float">
            <text:p>2.07145</text:p>
          </table:table-cell>
          <table:table-cell office:value-type="float" office:value="1.692146" calcext:value-type="float">
            <text:p>1.692146</text:p>
          </table:table-cell>
          <table:table-cell office:value-type="float" office:value="0.702471" calcext:value-type="float">
            <text:p>0.702471</text:p>
          </table:table-cell>
          <table:table-cell office:value-type="float" office:value="0.3729363" calcext:value-type="float">
            <text:p>0.3729363</text:p>
          </table:table-cell>
          <table:table-cell office:value-type="float" office:value="0.4508551" calcext:value-type="float">
            <text:p>0.4508551</text:p>
          </table:table-cell>
          <table:table-cell office:value-type="float" office:value="0.3252558" calcext:value-type="float">
            <text:p>0.3252558</text:p>
          </table:table-cell>
          <table:table-cell office:value-type="float" office:value="0.3460928" calcext:value-type="float">
            <text:p>0.3460928</text:p>
          </table:table-cell>
          <table:table-cell office:value-type="float" office:value="0" calcext:value-type="float">
            <text:p>0</text:p>
          </table:table-cell>
          <table:table-cell office:value-type="float" office:value="51.15622" calcext:value-type="float">
            <text:p>51.15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414" calcext:value-type="float">
            <text:p>0.230414</text:p>
          </table:table-cell>
          <table:table-cell office:value-type="float" office:value="0" calcext:value-type="float">
            <text:p>0</text:p>
          </table:table-cell>
          <table:table-cell office:value-type="float" office:value="-0.0001369556" calcext:value-type="float">
            <text:p>-0.00013695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31.38066" calcext:value-type="float">
            <text:p>31.38066</text:p>
          </table:table-cell>
          <table:table-cell office:value-type="float" office:value="1095.384" calcext:value-type="float">
            <text:p>1095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263" calcext:value-type="float">
            <text:p>0.140263</text:p>
          </table:table-cell>
          <table:table-cell office:value-type="float" office:value="7.653978" calcext:value-type="float">
            <text:p>7.653978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5" calcext:value-type="float">
            <text:p>1.66235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99" calcext:value-type="float">
            <text:p>-0.009088299</text:p>
          </table:table-cell>
          <table:table-cell office:value-type="float" office:value="-0.0001408279" calcext:value-type="float">
            <text:p>-0.0001408279</text:p>
          </table:table-cell>
          <table:table-cell office:value-type="float" office:value="0.001868393" calcext:value-type="float">
            <text:p>0.001868393</text:p>
          </table:table-cell>
          <table:table-cell office:value-type="float" office:value="0.0003126708" calcext:value-type="float">
            <text:p>0.0003126708</text:p>
          </table:table-cell>
          <table:table-cell office:value-type="float" office:value="13.15608" calcext:value-type="float">
            <text:p>13.15608</text:p>
          </table:table-cell>
          <table:table-cell office:value-type="float" office:value="0.2682339" calcext:value-type="float">
            <text:p>0.2682339</text:p>
          </table:table-cell>
          <table:table-cell office:value-type="float" office:value="0.06205338" calcext:value-type="float">
            <text:p>0.06205338</text:p>
          </table:table-cell>
          <table:table-cell office:value-type="float" office:value="0.03737701" calcext:value-type="float">
            <text:p>0.03737701</text:p>
          </table:table-cell>
          <table:table-cell office:value-type="float" office:value="0.02322388" calcext:value-type="float">
            <text:p>0.02322388</text:p>
          </table:table-cell>
          <table:table-cell office:value-type="float" office:value="0.02458619" calcext:value-type="float">
            <text:p>0.02458619</text:p>
          </table:table-cell>
          <table:table-cell office:value-type="float" office:value="0.01301209" calcext:value-type="float">
            <text:p>0.01301209</text:p>
          </table:table-cell>
          <table:table-cell office:value-type="float" office:value="0.01324156" calcext:value-type="float">
            <text:p>0.01324156</text:p>
          </table:table-cell>
          <table:table-cell office:value-type="float" office:value="0.02828213" calcext:value-type="float">
            <text:p>0.02828213</text:p>
          </table:table-cell>
          <table:table-cell office:value-type="float" office:value="0.02355979" calcext:value-type="float">
            <text:p>0.02355979</text:p>
          </table:table-cell>
          <table:table-cell office:value-type="float" office:value="0.02146565" calcext:value-type="float">
            <text:p>0.02146565</text:p>
          </table:table-cell>
          <table:table-cell office:value-type="float" office:value="0.02035327" calcext:value-type="float">
            <text:p>0.02035327</text:p>
          </table:table-cell>
          <table:table-cell office:value-type="float" office:value="0.02531477" calcext:value-type="float">
            <text:p>0.02531477</text:p>
          </table:table-cell>
          <table:table-cell office:value-type="float" office:value="0.004927871" calcext:value-type="float">
            <text:p>0.004927871</text:p>
          </table:table-cell>
          <table:table-cell office:value-type="float" office:value="0.004277353" calcext:value-type="float">
            <text:p>0.004277353</text:p>
          </table:table-cell>
          <table:table-cell office:value-type="float" office:value="0" calcext:value-type="float">
            <text:p>0</text:p>
          </table:table-cell>
          <table:table-cell office:value-type="float" office:value="36.21801" calcext:value-type="float">
            <text:p>36.21801</text:p>
          </table:table-cell>
          <table:table-cell office:value-type="float" office:value="17.36719" calcext:value-type="float">
            <text:p>17.36719</text:p>
          </table:table-cell>
          <table:table-cell office:value-type="float" office:value="18.98717" calcext:value-type="float">
            <text:p>18.98717</text:p>
          </table:table-cell>
          <table:table-cell office:value-type="float" office:value="14.23709" calcext:value-type="float">
            <text:p>14.23709</text:p>
          </table:table-cell>
          <table:table-cell office:value-type="float" office:value="10.09901" calcext:value-type="float">
            <text:p>10.09901</text:p>
          </table:table-cell>
          <table:table-cell office:value-type="float" office:value="3.944385" calcext:value-type="float">
            <text:p>3.944385</text:p>
          </table:table-cell>
          <table:table-cell office:value-type="float" office:value="1.42723" calcext:value-type="float">
            <text:p>1.42723</text:p>
          </table:table-cell>
          <table:table-cell office:value-type="float" office:value="2.072852" calcext:value-type="float">
            <text:p>2.072852</text:p>
          </table:table-cell>
          <table:table-cell office:value-type="float" office:value="1.692843" calcext:value-type="float">
            <text:p>1.692843</text:p>
          </table:table-cell>
          <table:table-cell office:value-type="float" office:value="0.7032638" calcext:value-type="float">
            <text:p>0.7032638</text:p>
          </table:table-cell>
          <table:table-cell office:value-type="float" office:value="0.373616" calcext:value-type="float">
            <text:p>0.373616</text:p>
          </table:table-cell>
          <table:table-cell office:value-type="float" office:value="0.4512722" calcext:value-type="float">
            <text:p>0.4512722</text:p>
          </table:table-cell>
          <table:table-cell office:value-type="float" office:value="0.324367" calcext:value-type="float">
            <text:p>0.324367</text:p>
          </table:table-cell>
          <table:table-cell office:value-type="float" office:value="0.3473652" calcext:value-type="float">
            <text:p>0.3473652</text:p>
          </table:table-cell>
          <table:table-cell office:value-type="float" office:value="0" calcext:value-type="float">
            <text:p>0</text:p>
          </table:table-cell>
          <table:table-cell office:value-type="float" office:value="51.51508" calcext:value-type="float">
            <text:p>51.51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0377" calcext:value-type="float">
            <text:p>0.2360377</text:p>
          </table:table-cell>
          <table:table-cell office:value-type="float" office:value="0" calcext:value-type="float">
            <text:p>0</text:p>
          </table:table-cell>
          <table:table-cell office:value-type="float" office:value="-0.0001400229" calcext:value-type="float">
            <text:p>-0.00014002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31.37331" calcext:value-type="float">
            <text:p>31.37331</text:p>
          </table:table-cell>
          <table:table-cell office:value-type="float" office:value="1095.38" calcext:value-type="float">
            <text:p>109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2274" calcext:value-type="float">
            <text:p>0.1412274</text:p>
          </table:table-cell>
          <table:table-cell office:value-type="float" office:value="7.662032" calcext:value-type="float">
            <text:p>7.66203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5" calcext:value-type="float">
            <text:p>1.66235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99" calcext:value-type="float">
            <text:p>-0.009088299</text:p>
          </table:table-cell>
          <table:table-cell office:value-type="float" office:value="-0.0001490144" calcext:value-type="float">
            <text:p>-0.0001490144</text:p>
          </table:table-cell>
          <table:table-cell office:value-type="float" office:value="0.00190208" calcext:value-type="float">
            <text:p>0.00190208</text:p>
          </table:table-cell>
          <table:table-cell office:value-type="float" office:value="0.0003126826" calcext:value-type="float">
            <text:p>0.0003126826</text:p>
          </table:table-cell>
          <table:table-cell office:value-type="float" office:value="13.15311" calcext:value-type="float">
            <text:p>13.15311</text:p>
          </table:table-cell>
          <table:table-cell office:value-type="float" office:value="0.267372" calcext:value-type="float">
            <text:p>0.267372</text:p>
          </table:table-cell>
          <table:table-cell office:value-type="float" office:value="0.06155259" calcext:value-type="float">
            <text:p>0.06155259</text:p>
          </table:table-cell>
          <table:table-cell office:value-type="float" office:value="0.03688069" calcext:value-type="float">
            <text:p>0.03688069</text:p>
          </table:table-cell>
          <table:table-cell office:value-type="float" office:value="0.0229647" calcext:value-type="float">
            <text:p>0.0229647</text:p>
          </table:table-cell>
          <table:table-cell office:value-type="float" office:value="0.02428576" calcext:value-type="float">
            <text:p>0.02428576</text:p>
          </table:table-cell>
          <table:table-cell office:value-type="float" office:value="0.01282192" calcext:value-type="float">
            <text:p>0.01282192</text:p>
          </table:table-cell>
          <table:table-cell office:value-type="float" office:value="0.01308327" calcext:value-type="float">
            <text:p>0.01308327</text:p>
          </table:table-cell>
          <table:table-cell office:value-type="float" office:value="0.02816066" calcext:value-type="float">
            <text:p>0.02816066</text:p>
          </table:table-cell>
          <table:table-cell office:value-type="float" office:value="0.02352475" calcext:value-type="float">
            <text:p>0.02352475</text:p>
          </table:table-cell>
          <table:table-cell office:value-type="float" office:value="0.02146437" calcext:value-type="float">
            <text:p>0.02146437</text:p>
          </table:table-cell>
          <table:table-cell office:value-type="float" office:value="0.02036445" calcext:value-type="float">
            <text:p>0.02036445</text:p>
          </table:table-cell>
          <table:table-cell office:value-type="float" office:value="0.02533011" calcext:value-type="float">
            <text:p>0.02533011</text:p>
          </table:table-cell>
          <table:table-cell office:value-type="float" office:value="0.004927354" calcext:value-type="float">
            <text:p>0.004927354</text:p>
          </table:table-cell>
          <table:table-cell office:value-type="float" office:value="0.004276876" calcext:value-type="float">
            <text:p>0.004276876</text:p>
          </table:table-cell>
          <table:table-cell office:value-type="float" office:value="0" calcext:value-type="float">
            <text:p>0</text:p>
          </table:table-cell>
          <table:table-cell office:value-type="float" office:value="33.40407" calcext:value-type="float">
            <text:p>33.40407</text:p>
          </table:table-cell>
          <table:table-cell office:value-type="float" office:value="17.49664" calcext:value-type="float">
            <text:p>17.49664</text:p>
          </table:table-cell>
          <table:table-cell office:value-type="float" office:value="18.95373" calcext:value-type="float">
            <text:p>18.95373</text:p>
          </table:table-cell>
          <table:table-cell office:value-type="float" office:value="14.16658" calcext:value-type="float">
            <text:p>14.16658</text:p>
          </table:table-cell>
          <table:table-cell office:value-type="float" office:value="10.05559" calcext:value-type="float">
            <text:p>10.05559</text:p>
          </table:table-cell>
          <table:table-cell office:value-type="float" office:value="3.937658" calcext:value-type="float">
            <text:p>3.937658</text:p>
          </table:table-cell>
          <table:table-cell office:value-type="float" office:value="1.439145" calcext:value-type="float">
            <text:p>1.439145</text:p>
          </table:table-cell>
          <table:table-cell office:value-type="float" office:value="2.07434" calcext:value-type="float">
            <text:p>2.07434</text:p>
          </table:table-cell>
          <table:table-cell office:value-type="float" office:value="1.693551" calcext:value-type="float">
            <text:p>1.693551</text:p>
          </table:table-cell>
          <table:table-cell office:value-type="float" office:value="0.7040688" calcext:value-type="float">
            <text:p>0.7040688</text:p>
          </table:table-cell>
          <table:table-cell office:value-type="float" office:value="0.374301" calcext:value-type="float">
            <text:p>0.374301</text:p>
          </table:table-cell>
          <table:table-cell office:value-type="float" office:value="0.451649" calcext:value-type="float">
            <text:p>0.451649</text:p>
          </table:table-cell>
          <table:table-cell office:value-type="float" office:value="0.3241307" calcext:value-type="float">
            <text:p>0.3241307</text:p>
          </table:table-cell>
          <table:table-cell office:value-type="float" office:value="0.3473982" calcext:value-type="float">
            <text:p>0.3473982</text:p>
          </table:table-cell>
          <table:table-cell office:value-type="float" office:value="0" calcext:value-type="float">
            <text:p>0</text:p>
          </table:table-cell>
          <table:table-cell office:value-type="float" office:value="52.3962" calcext:value-type="float">
            <text:p>52.3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0348" calcext:value-type="float">
            <text:p>0.2450348</text:p>
          </table:table-cell>
          <table:table-cell office:value-type="float" office:value="0" calcext:value-type="float">
            <text:p>0</text:p>
          </table:table-cell>
          <table:table-cell office:value-type="float" office:value="-0.000143247" calcext:value-type="float">
            <text:p>-0.0001432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31.36643" calcext:value-type="float">
            <text:p>31.36643</text:p>
          </table:table-cell>
          <table:table-cell office:value-type="float" office:value="1095.376" calcext:value-type="float">
            <text:p>1095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1053" calcext:value-type="float">
            <text:p>0.1421053</text:p>
          </table:table-cell>
          <table:table-cell office:value-type="float" office:value="7.66989" calcext:value-type="float">
            <text:p>7.66989</text:p>
          </table:table-cell>
          <table:table-cell office:value-type="float" office:value="0" calcext:value-type="float">
            <text:p>0</text:p>
          </table:table-cell>
          <table:table-cell office:value-type="float" office:value="0.00000166235" calcext:value-type="float">
            <text:p>1.66235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99" calcext:value-type="float">
            <text:p>-0.009088299</text:p>
          </table:table-cell>
          <table:table-cell office:value-type="float" office:value="-0.0001550367" calcext:value-type="float">
            <text:p>-0.0001550367</text:p>
          </table:table-cell>
          <table:table-cell office:value-type="float" office:value="0.00193601" calcext:value-type="float">
            <text:p>0.00193601</text:p>
          </table:table-cell>
          <table:table-cell office:value-type="float" office:value="0.0003126912" calcext:value-type="float">
            <text:p>0.0003126912</text:p>
          </table:table-cell>
          <table:table-cell office:value-type="float" office:value="13.15024" calcext:value-type="float">
            <text:p>13.15024</text:p>
          </table:table-cell>
          <table:table-cell office:value-type="float" office:value="0.2894062" calcext:value-type="float">
            <text:p>0.2894062</text:p>
          </table:table-cell>
          <table:table-cell office:value-type="float" office:value="0.06194661" calcext:value-type="float">
            <text:p>0.06194661</text:p>
          </table:table-cell>
          <table:table-cell office:value-type="float" office:value="0.03694199" calcext:value-type="float">
            <text:p>0.03694199</text:p>
          </table:table-cell>
          <table:table-cell office:value-type="float" office:value="0.02292269" calcext:value-type="float">
            <text:p>0.02292269</text:p>
          </table:table-cell>
          <table:table-cell office:value-type="float" office:value="0.02416806" calcext:value-type="float">
            <text:p>0.02416806</text:p>
          </table:table-cell>
          <table:table-cell office:value-type="float" office:value="0.01266424" calcext:value-type="float">
            <text:p>0.01266424</text:p>
          </table:table-cell>
          <table:table-cell office:value-type="float" office:value="0.01292791" calcext:value-type="float">
            <text:p>0.01292791</text:p>
          </table:table-cell>
          <table:table-cell office:value-type="float" office:value="0.0280284" calcext:value-type="float">
            <text:p>0.0280284</text:p>
          </table:table-cell>
          <table:table-cell office:value-type="float" office:value="0.02348479" calcext:value-type="float">
            <text:p>0.02348479</text:p>
          </table:table-cell>
          <table:table-cell office:value-type="float" office:value="0.02146081" calcext:value-type="float">
            <text:p>0.02146081</text:p>
          </table:table-cell>
          <table:table-cell office:value-type="float" office:value="0.02037513" calcext:value-type="float">
            <text:p>0.02037513</text:p>
          </table:table-cell>
          <table:table-cell office:value-type="float" office:value="0.02534442" calcext:value-type="float">
            <text:p>0.02534442</text:p>
          </table:table-cell>
          <table:table-cell office:value-type="float" office:value="0.004926935" calcext:value-type="float">
            <text:p>0.004926935</text:p>
          </table:table-cell>
          <table:table-cell office:value-type="float" office:value="0.004276308" calcext:value-type="float">
            <text:p>0.004276308</text:p>
          </table:table-cell>
          <table:table-cell office:value-type="float" office:value="0" calcext:value-type="float">
            <text:p>0</text:p>
          </table:table-cell>
          <table:table-cell office:value-type="float" office:value="31.80937" calcext:value-type="float">
            <text:p>31.80937</text:p>
          </table:table-cell>
          <table:table-cell office:value-type="float" office:value="17.57102" calcext:value-type="float">
            <text:p>17.57102</text:p>
          </table:table-cell>
          <table:table-cell office:value-type="float" office:value="18.92757" calcext:value-type="float">
            <text:p>18.92757</text:p>
          </table:table-cell>
          <table:table-cell office:value-type="float" office:value="14.09675" calcext:value-type="float">
            <text:p>14.09675</text:p>
          </table:table-cell>
          <table:table-cell office:value-type="float" office:value="10.0108" calcext:value-type="float">
            <text:p>10.0108</text:p>
          </table:table-cell>
          <table:table-cell office:value-type="float" office:value="3.930611" calcext:value-type="float">
            <text:p>3.930611</text:p>
          </table:table-cell>
          <table:table-cell office:value-type="float" office:value="1.451022" calcext:value-type="float">
            <text:p>1.451022</text:p>
          </table:table-cell>
          <table:table-cell office:value-type="float" office:value="2.075923" calcext:value-type="float">
            <text:p>2.075923</text:p>
          </table:table-cell>
          <table:table-cell office:value-type="float" office:value="1.694284" calcext:value-type="float">
            <text:p>1.694284</text:p>
          </table:table-cell>
          <table:table-cell office:value-type="float" office:value="0.7048885" calcext:value-type="float">
            <text:p>0.7048885</text:p>
          </table:table-cell>
          <table:table-cell office:value-type="float" office:value="0.3749883" calcext:value-type="float">
            <text:p>0.3749883</text:p>
          </table:table-cell>
          <table:table-cell office:value-type="float" office:value="0.4520168" calcext:value-type="float">
            <text:p>0.4520168</text:p>
          </table:table-cell>
          <table:table-cell office:value-type="float" office:value="0.323938" calcext:value-type="float">
            <text:p>0.323938</text:p>
          </table:table-cell>
          <table:table-cell office:value-type="float" office:value="0.3474006" calcext:value-type="float">
            <text:p>0.3474006</text:p>
          </table:table-cell>
          <table:table-cell office:value-type="float" office:value="0" calcext:value-type="float">
            <text:p>0</text:p>
          </table:table-cell>
          <table:table-cell office:value-type="float" office:value="52.96985" calcext:value-type="float">
            <text:p>52.9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7422" calcext:value-type="float">
            <text:p>0.2537422</text:p>
          </table:table-cell>
          <table:table-cell office:value-type="float" office:value="0" calcext:value-type="float">
            <text:p>0</text:p>
          </table:table-cell>
          <table:table-cell office:value-type="float" office:value="-0.0001464273" calcext:value-type="float">
            <text:p>-0.00014642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31.36188" calcext:value-type="float">
            <text:p>31.36188</text:p>
          </table:table-cell>
          <table:table-cell office:value-type="float" office:value="1095.372" calcext:value-type="float">
            <text:p>1095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2831" calcext:value-type="float">
            <text:p>0.1422831</text:p>
          </table:table-cell>
          <table:table-cell office:value-type="float" office:value="7.67708" calcext:value-type="float">
            <text:p>7.67708</text:p>
          </table:table-cell>
          <table:table-cell office:value-type="float" office:value="0" calcext:value-type="float">
            <text:p>0</text:p>
          </table:table-cell>
          <table:table-cell office:value-type="float" office:value="0.000001662404" calcext:value-type="float">
            <text:p>1.662404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9" calcext:value-type="float">
            <text:p>-0.00908829</text:p>
          </table:table-cell>
          <table:table-cell office:value-type="float" office:value="-0.0001571607" calcext:value-type="float">
            <text:p>-0.0001571607</text:p>
          </table:table-cell>
          <table:table-cell office:value-type="float" office:value="0.001971035" calcext:value-type="float">
            <text:p>0.001971035</text:p>
          </table:table-cell>
          <table:table-cell office:value-type="float" office:value="0.0003129921" calcext:value-type="float">
            <text:p>0.0003129921</text:p>
          </table:table-cell>
          <table:table-cell office:value-type="float" office:value="13.14955" calcext:value-type="float">
            <text:p>13.14955</text:p>
          </table:table-cell>
          <table:table-cell office:value-type="float" office:value="0.257449" calcext:value-type="float">
            <text:p>0.257449</text:p>
          </table:table-cell>
          <table:table-cell office:value-type="float" office:value="0.06441559" calcext:value-type="float">
            <text:p>0.06441559</text:p>
          </table:table-cell>
          <table:table-cell office:value-type="float" office:value="0.03850006" calcext:value-type="float">
            <text:p>0.03850006</text:p>
          </table:table-cell>
          <table:table-cell office:value-type="float" office:value="0.02324125" calcext:value-type="float">
            <text:p>0.02324125</text:p>
          </table:table-cell>
          <table:table-cell office:value-type="float" office:value="0.0243448" calcext:value-type="float">
            <text:p>0.0243448</text:p>
          </table:table-cell>
          <table:table-cell office:value-type="float" office:value="0.01258995" calcext:value-type="float">
            <text:p>0.01258995</text:p>
          </table:table-cell>
          <table:table-cell office:value-type="float" office:value="0.01281088" calcext:value-type="float">
            <text:p>0.01281088</text:p>
          </table:table-cell>
          <table:table-cell office:value-type="float" office:value="0.02789692" calcext:value-type="float">
            <text:p>0.02789692</text:p>
          </table:table-cell>
          <table:table-cell office:value-type="float" office:value="0.02344034" calcext:value-type="float">
            <text:p>0.02344034</text:p>
          </table:table-cell>
          <table:table-cell office:value-type="float" office:value="0.02145495" calcext:value-type="float">
            <text:p>0.02145495</text:p>
          </table:table-cell>
          <table:table-cell office:value-type="float" office:value="0.02038528" calcext:value-type="float">
            <text:p>0.02038528</text:p>
          </table:table-cell>
          <table:table-cell office:value-type="float" office:value="0.02535759" calcext:value-type="float">
            <text:p>0.02535759</text:p>
          </table:table-cell>
          <table:table-cell office:value-type="float" office:value="0.004926523" calcext:value-type="float">
            <text:p>0.004926523</text:p>
          </table:table-cell>
          <table:table-cell office:value-type="float" office:value="0.004275745" calcext:value-type="float">
            <text:p>0.004275745</text:p>
          </table:table-cell>
          <table:table-cell office:value-type="float" office:value="0" calcext:value-type="float">
            <text:p>0</text:p>
          </table:table-cell>
          <table:table-cell office:value-type="float" office:value="48.97416" calcext:value-type="float">
            <text:p>48.97416</text:p>
          </table:table-cell>
          <table:table-cell office:value-type="float" office:value="17.75763" calcext:value-type="float">
            <text:p>17.75763</text:p>
          </table:table-cell>
          <table:table-cell office:value-type="float" office:value="18.92679" calcext:value-type="float">
            <text:p>18.92679</text:p>
          </table:table-cell>
          <table:table-cell office:value-type="float" office:value="14.03494" calcext:value-type="float">
            <text:p>14.03494</text:p>
          </table:table-cell>
          <table:table-cell office:value-type="float" office:value="9.966822" calcext:value-type="float">
            <text:p>9.966822</text:p>
          </table:table-cell>
          <table:table-cell office:value-type="float" office:value="3.923186" calcext:value-type="float">
            <text:p>3.923186</text:p>
          </table:table-cell>
          <table:table-cell office:value-type="float" office:value="1.462688" calcext:value-type="float">
            <text:p>1.462688</text:p>
          </table:table-cell>
          <table:table-cell office:value-type="float" office:value="2.077537" calcext:value-type="float">
            <text:p>2.077537</text:p>
          </table:table-cell>
          <table:table-cell office:value-type="float" office:value="1.695043" calcext:value-type="float">
            <text:p>1.695043</text:p>
          </table:table-cell>
          <table:table-cell office:value-type="float" office:value="0.7057225" calcext:value-type="float">
            <text:p>0.7057225</text:p>
          </table:table-cell>
          <table:table-cell office:value-type="float" office:value="0.3756765" calcext:value-type="float">
            <text:p>0.3756765</text:p>
          </table:table-cell>
          <table:table-cell office:value-type="float" office:value="0.4523754" calcext:value-type="float">
            <text:p>0.4523754</text:p>
          </table:table-cell>
          <table:table-cell office:value-type="float" office:value="0.3237569" calcext:value-type="float">
            <text:p>0.3237569</text:p>
          </table:table-cell>
          <table:table-cell office:value-type="float" office:value="0.3474031" calcext:value-type="float">
            <text:p>0.3474031</text:p>
          </table:table-cell>
          <table:table-cell office:value-type="float" office:value="0" calcext:value-type="float">
            <text:p>0</text:p>
          </table:table-cell>
          <table:table-cell office:value-type="float" office:value="53.26946" calcext:value-type="float">
            <text:p>53.26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9711" calcext:value-type="float">
            <text:p>0.2599711</text:p>
          </table:table-cell>
          <table:table-cell office:value-type="float" office:value="0" calcext:value-type="float">
            <text:p>0</text:p>
          </table:table-cell>
          <table:table-cell office:value-type="float" office:value="-0.0001492397" calcext:value-type="float">
            <text:p>-0.00014923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31.35858" calcext:value-type="float">
            <text:p>31.35858</text:p>
          </table:table-cell>
          <table:table-cell office:value-type="float" office:value="1095.369" calcext:value-type="float">
            <text:p>1095.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0957" calcext:value-type="float">
            <text:p>0.1410957</text:p>
          </table:table-cell>
          <table:table-cell office:value-type="float" office:value="7.683071" calcext:value-type="float">
            <text:p>7.683071</text:p>
          </table:table-cell>
          <table:table-cell office:value-type="float" office:value="0" calcext:value-type="float">
            <text:p>0</text:p>
          </table:table-cell>
          <table:table-cell office:value-type="float" office:value="0.000001662404" calcext:value-type="float">
            <text:p>1.662404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9" calcext:value-type="float">
            <text:p>-0.00908829</text:p>
          </table:table-cell>
          <table:table-cell office:value-type="float" office:value="-0.0001655461" calcext:value-type="float">
            <text:p>-0.0001655461</text:p>
          </table:table-cell>
          <table:table-cell office:value-type="float" office:value="0.002003933" calcext:value-type="float">
            <text:p>0.002003933</text:p>
          </table:table-cell>
          <table:table-cell office:value-type="float" office:value="0.0003145244" calcext:value-type="float">
            <text:p>0.0003145244</text:p>
          </table:table-cell>
          <table:table-cell office:value-type="float" office:value="13.15354" calcext:value-type="float">
            <text:p>13.15354</text:p>
          </table:table-cell>
          <table:table-cell office:value-type="float" office:value="0.1912117" calcext:value-type="float">
            <text:p>0.1912117</text:p>
          </table:table-cell>
          <table:table-cell office:value-type="float" office:value="0.06173395" calcext:value-type="float">
            <text:p>0.06173395</text:p>
          </table:table-cell>
          <table:table-cell office:value-type="float" office:value="0.0378245" calcext:value-type="float">
            <text:p>0.0378245</text:p>
          </table:table-cell>
          <table:table-cell office:value-type="float" office:value="0.02324685" calcext:value-type="float">
            <text:p>0.02324685</text:p>
          </table:table-cell>
          <table:table-cell office:value-type="float" office:value="0.02443312" calcext:value-type="float">
            <text:p>0.02443312</text:p>
          </table:table-cell>
          <table:table-cell office:value-type="float" office:value="0.01256332" calcext:value-type="float">
            <text:p>0.01256332</text:p>
          </table:table-cell>
          <table:table-cell office:value-type="float" office:value="0.01275652" calcext:value-type="float">
            <text:p>0.01275652</text:p>
          </table:table-cell>
          <table:table-cell office:value-type="float" office:value="0.02778639" calcext:value-type="float">
            <text:p>0.02778639</text:p>
          </table:table-cell>
          <table:table-cell office:value-type="float" office:value="0.02339488" calcext:value-type="float">
            <text:p>0.02339488</text:p>
          </table:table-cell>
          <table:table-cell office:value-type="float" office:value="0.02144699" calcext:value-type="float">
            <text:p>0.02144699</text:p>
          </table:table-cell>
          <table:table-cell office:value-type="float" office:value="0.02039491" calcext:value-type="float">
            <text:p>0.02039491</text:p>
          </table:table-cell>
          <table:table-cell office:value-type="float" office:value="0.02536964" calcext:value-type="float">
            <text:p>0.02536964</text:p>
          </table:table-cell>
          <table:table-cell office:value-type="float" office:value="0.004926109" calcext:value-type="float">
            <text:p>0.004926109</text:p>
          </table:table-cell>
          <table:table-cell office:value-type="float" office:value="0.004275191" calcext:value-type="float">
            <text:p>0.004275191</text:p>
          </table:table-cell>
          <table:table-cell office:value-type="float" office:value="0" calcext:value-type="float">
            <text:p>0</text:p>
          </table:table-cell>
          <table:table-cell office:value-type="float" office:value="43.0437" calcext:value-type="float">
            <text:p>43.0437</text:p>
          </table:table-cell>
          <table:table-cell office:value-type="float" office:value="18.41211" calcext:value-type="float">
            <text:p>18.41211</text:p>
          </table:table-cell>
          <table:table-cell office:value-type="float" office:value="18.90701" calcext:value-type="float">
            <text:p>18.90701</text:p>
          </table:table-cell>
          <table:table-cell office:value-type="float" office:value="13.97764" calcext:value-type="float">
            <text:p>13.97764</text:p>
          </table:table-cell>
          <table:table-cell office:value-type="float" office:value="9.927014" calcext:value-type="float">
            <text:p>9.927014</text:p>
          </table:table-cell>
          <table:table-cell office:value-type="float" office:value="3.915711" calcext:value-type="float">
            <text:p>3.915711</text:p>
          </table:table-cell>
          <table:table-cell office:value-type="float" office:value="1.47398" calcext:value-type="float">
            <text:p>1.47398</text:p>
          </table:table-cell>
          <table:table-cell office:value-type="float" office:value="2.079063" calcext:value-type="float">
            <text:p>2.079063</text:p>
          </table:table-cell>
          <table:table-cell office:value-type="float" office:value="1.695809" calcext:value-type="float">
            <text:p>1.695809</text:p>
          </table:table-cell>
          <table:table-cell office:value-type="float" office:value="0.7065678" calcext:value-type="float">
            <text:p>0.7065678</text:p>
          </table:table-cell>
          <table:table-cell office:value-type="float" office:value="0.3763649" calcext:value-type="float">
            <text:p>0.3763649</text:p>
          </table:table-cell>
          <table:table-cell office:value-type="float" office:value="0.4527288" calcext:value-type="float">
            <text:p>0.4527288</text:p>
          </table:table-cell>
          <table:table-cell office:value-type="float" office:value="0.3235861" calcext:value-type="float">
            <text:p>0.3235861</text:p>
          </table:table-cell>
          <table:table-cell office:value-type="float" office:value="0.3474056" calcext:value-type="float">
            <text:p>0.3474056</text:p>
          </table:table-cell>
          <table:table-cell office:value-type="float" office:value="0" calcext:value-type="float">
            <text:p>0</text:p>
          </table:table-cell>
          <table:table-cell office:value-type="float" office:value="53.02858" calcext:value-type="float">
            <text:p>53.02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7475" calcext:value-type="float">
            <text:p>0.2647475</text:p>
          </table:table-cell>
          <table:table-cell office:value-type="float" office:value="0" calcext:value-type="float">
            <text:p>0</text:p>
          </table:table-cell>
          <table:table-cell office:value-type="float" office:value="-0.0001522625" calcext:value-type="float">
            <text:p>-0.00015226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31.34924" calcext:value-type="float">
            <text:p>31.34924</text:p>
          </table:table-cell>
          <table:table-cell office:value-type="float" office:value="1095.365" calcext:value-type="float">
            <text:p>1095.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6183" calcext:value-type="float">
            <text:p>0.1426183</text:p>
          </table:table-cell>
          <table:table-cell office:value-type="float" office:value="7.692457" calcext:value-type="float">
            <text:p>7.692457</text:p>
          </table:table-cell>
          <table:table-cell office:value-type="float" office:value="0" calcext:value-type="float">
            <text:p>0</text:p>
          </table:table-cell>
          <table:table-cell office:value-type="float" office:value="0.000001662404" calcext:value-type="float">
            <text:p>1.662404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9" calcext:value-type="float">
            <text:p>-0.00908829</text:p>
          </table:table-cell>
          <table:table-cell office:value-type="float" office:value="-0.0001770295" calcext:value-type="float">
            <text:p>-0.0001770295</text:p>
          </table:table-cell>
          <table:table-cell office:value-type="float" office:value="0.002036695" calcext:value-type="float">
            <text:p>0.002036695</text:p>
          </table:table-cell>
          <table:table-cell office:value-type="float" office:value="0.0003145635" calcext:value-type="float">
            <text:p>0.0003145635</text:p>
          </table:table-cell>
          <table:table-cell office:value-type="float" office:value="13.14965" calcext:value-type="float">
            <text:p>13.14965</text:p>
          </table:table-cell>
          <table:table-cell office:value-type="float" office:value="0.1804741" calcext:value-type="float">
            <text:p>0.1804741</text:p>
          </table:table-cell>
          <table:table-cell office:value-type="float" office:value="0.05953081" calcext:value-type="float">
            <text:p>0.05953081</text:p>
          </table:table-cell>
          <table:table-cell office:value-type="float" office:value="0.03650092" calcext:value-type="float">
            <text:p>0.03650092</text:p>
          </table:table-cell>
          <table:table-cell office:value-type="float" office:value="0.02283742" calcext:value-type="float">
            <text:p>0.02283742</text:p>
          </table:table-cell>
          <table:table-cell office:value-type="float" office:value="0.0241058" calcext:value-type="float">
            <text:p>0.0241058</text:p>
          </table:table-cell>
          <table:table-cell office:value-type="float" office:value="0.01243199" calcext:value-type="float">
            <text:p>0.01243199</text:p>
          </table:table-cell>
          <table:table-cell office:value-type="float" office:value="0.01265639" calcext:value-type="float">
            <text:p>0.01265639</text:p>
          </table:table-cell>
          <table:table-cell office:value-type="float" office:value="0.02767097" calcext:value-type="float">
            <text:p>0.02767097</text:p>
          </table:table-cell>
          <table:table-cell office:value-type="float" office:value="0.02334953" calcext:value-type="float">
            <text:p>0.02334953</text:p>
          </table:table-cell>
          <table:table-cell office:value-type="float" office:value="0.02143739" calcext:value-type="float">
            <text:p>0.02143739</text:p>
          </table:table-cell>
          <table:table-cell office:value-type="float" office:value="0.02040401" calcext:value-type="float">
            <text:p>0.02040401</text:p>
          </table:table-cell>
          <table:table-cell office:value-type="float" office:value="0.02538057" calcext:value-type="float">
            <text:p>0.02538057</text:p>
          </table:table-cell>
          <table:table-cell office:value-type="float" office:value="0.004925702" calcext:value-type="float">
            <text:p>0.004925702</text:p>
          </table:table-cell>
          <table:table-cell office:value-type="float" office:value="0.004274637" calcext:value-type="float">
            <text:p>0.004274637</text:p>
          </table:table-cell>
          <table:table-cell office:value-type="float" office:value="0" calcext:value-type="float">
            <text:p>0</text:p>
          </table:table-cell>
          <table:table-cell office:value-type="float" office:value="39.05875" calcext:value-type="float">
            <text:p>39.05875</text:p>
          </table:table-cell>
          <table:table-cell office:value-type="float" office:value="18.56613" calcext:value-type="float">
            <text:p>18.56613</text:p>
          </table:table-cell>
          <table:table-cell office:value-type="float" office:value="18.90087" calcext:value-type="float">
            <text:p>18.90087</text:p>
          </table:table-cell>
          <table:table-cell office:value-type="float" office:value="13.91657" calcext:value-type="float">
            <text:p>13.91657</text:p>
          </table:table-cell>
          <table:table-cell office:value-type="float" office:value="9.880207" calcext:value-type="float">
            <text:p>9.880207</text:p>
          </table:table-cell>
          <table:table-cell office:value-type="float" office:value="3.909656" calcext:value-type="float">
            <text:p>3.909656</text:p>
          </table:table-cell>
          <table:table-cell office:value-type="float" office:value="1.486093" calcext:value-type="float">
            <text:p>1.486093</text:p>
          </table:table-cell>
          <table:table-cell office:value-type="float" office:value="2.080647" calcext:value-type="float">
            <text:p>2.080647</text:p>
          </table:table-cell>
          <table:table-cell office:value-type="float" office:value="1.696571" calcext:value-type="float">
            <text:p>1.696571</text:p>
          </table:table-cell>
          <table:table-cell office:value-type="float" office:value="0.7074247" calcext:value-type="float">
            <text:p>0.7074247</text:p>
          </table:table-cell>
          <table:table-cell office:value-type="float" office:value="0.3770527" calcext:value-type="float">
            <text:p>0.3770527</text:p>
          </table:table-cell>
          <table:table-cell office:value-type="float" office:value="0.4530807" calcext:value-type="float">
            <text:p>0.4530807</text:p>
          </table:table-cell>
          <table:table-cell office:value-type="float" office:value="0.3234238" calcext:value-type="float">
            <text:p>0.3234238</text:p>
          </table:table-cell>
          <table:table-cell office:value-type="float" office:value="0.347408" calcext:value-type="float">
            <text:p>0.347408</text:p>
          </table:table-cell>
          <table:table-cell office:value-type="float" office:value="0" calcext:value-type="float">
            <text:p>0</text:p>
          </table:table-cell>
          <table:table-cell office:value-type="float" office:value="54.51248" calcext:value-type="float">
            <text:p>54.5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6242" calcext:value-type="float">
            <text:p>0.2756242</text:p>
          </table:table-cell>
          <table:table-cell office:value-type="float" office:value="0" calcext:value-type="float">
            <text:p>0</text:p>
          </table:table-cell>
          <table:table-cell office:value-type="float" office:value="-0.0001559071" calcext:value-type="float">
            <text:p>-0.00015590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31.33994" calcext:value-type="float">
            <text:p>31.33994</text:p>
          </table:table-cell>
          <table:table-cell office:value-type="float" office:value="1095.359" calcext:value-type="float">
            <text:p>1095.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9276" calcext:value-type="float">
            <text:p>0.1439276</text:p>
          </table:table-cell>
          <table:table-cell office:value-type="float" office:value="7.702386" calcext:value-type="float">
            <text:p>7.702386</text:p>
          </table:table-cell>
          <table:table-cell office:value-type="float" office:value="0" calcext:value-type="float">
            <text:p>0</text:p>
          </table:table-cell>
          <table:table-cell office:value-type="float" office:value="0.000001662404" calcext:value-type="float">
            <text:p>1.662404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9" calcext:value-type="float">
            <text:p>-0.00908829</text:p>
          </table:table-cell>
          <table:table-cell office:value-type="float" office:value="-0.0001861593" calcext:value-type="float">
            <text:p>-0.0001861593</text:p>
          </table:table-cell>
          <table:table-cell office:value-type="float" office:value="0.002069798" calcext:value-type="float">
            <text:p>0.002069798</text:p>
          </table:table-cell>
          <table:table-cell office:value-type="float" office:value="0.0003145798" calcext:value-type="float">
            <text:p>0.0003145798</text:p>
          </table:table-cell>
          <table:table-cell office:value-type="float" office:value="13.14826" calcext:value-type="float">
            <text:p>13.14826</text:p>
          </table:table-cell>
          <table:table-cell office:value-type="float" office:value="0.1896176" calcext:value-type="float">
            <text:p>0.1896176</text:p>
          </table:table-cell>
          <table:table-cell office:value-type="float" office:value="0.05812744" calcext:value-type="float">
            <text:p>0.05812744</text:p>
          </table:table-cell>
          <table:table-cell office:value-type="float" office:value="0.03548323" calcext:value-type="float">
            <text:p>0.03548323</text:p>
          </table:table-cell>
          <table:table-cell office:value-type="float" office:value="0.02231612" calcext:value-type="float">
            <text:p>0.02231612</text:p>
          </table:table-cell>
          <table:table-cell office:value-type="float" office:value="0.02357011" calcext:value-type="float">
            <text:p>0.02357011</text:p>
          </table:table-cell>
          <table:table-cell office:value-type="float" office:value="0.01220078" calcext:value-type="float">
            <text:p>0.01220078</text:p>
          </table:table-cell>
          <table:table-cell office:value-type="float" office:value="0.01247714" calcext:value-type="float">
            <text:p>0.01247714</text:p>
          </table:table-cell>
          <table:table-cell office:value-type="float" office:value="0.02752723" calcext:value-type="float">
            <text:p>0.02752723</text:p>
          </table:table-cell>
          <table:table-cell office:value-type="float" office:value="0.02330011" calcext:value-type="float">
            <text:p>0.02330011</text:p>
          </table:table-cell>
          <table:table-cell office:value-type="float" office:value="0.02142615" calcext:value-type="float">
            <text:p>0.02142615</text:p>
          </table:table-cell>
          <table:table-cell office:value-type="float" office:value="0.02041257" calcext:value-type="float">
            <text:p>0.02041257</text:p>
          </table:table-cell>
          <table:table-cell office:value-type="float" office:value="0.02539032" calcext:value-type="float">
            <text:p>0.02539032</text:p>
          </table:table-cell>
          <table:table-cell office:value-type="float" office:value="0.004925303" calcext:value-type="float">
            <text:p>0.004925303</text:p>
          </table:table-cell>
          <table:table-cell office:value-type="float" office:value="0.004274088" calcext:value-type="float">
            <text:p>0.004274088</text:p>
          </table:table-cell>
          <table:table-cell office:value-type="float" office:value="0" calcext:value-type="float">
            <text:p>0</text:p>
          </table:table-cell>
          <table:table-cell office:value-type="float" office:value="36.57734" calcext:value-type="float">
            <text:p>36.57734</text:p>
          </table:table-cell>
          <table:table-cell office:value-type="float" office:value="18.68762" calcext:value-type="float">
            <text:p>18.68762</text:p>
          </table:table-cell>
          <table:table-cell office:value-type="float" office:value="18.89132" calcext:value-type="float">
            <text:p>18.89132</text:p>
          </table:table-cell>
          <table:table-cell office:value-type="float" office:value="13.84789" calcext:value-type="float">
            <text:p>13.84789</text:p>
          </table:table-cell>
          <table:table-cell office:value-type="float" office:value="9.834093" calcext:value-type="float">
            <text:p>9.834093</text:p>
          </table:table-cell>
          <table:table-cell office:value-type="float" office:value="3.904079" calcext:value-type="float">
            <text:p>3.904079</text:p>
          </table:table-cell>
          <table:table-cell office:value-type="float" office:value="1.498595" calcext:value-type="float">
            <text:p>1.498595</text:p>
          </table:table-cell>
          <table:table-cell office:value-type="float" office:value="2.082541" calcext:value-type="float">
            <text:p>2.082541</text:p>
          </table:table-cell>
          <table:table-cell office:value-type="float" office:value="1.697357" calcext:value-type="float">
            <text:p>1.697357</text:p>
          </table:table-cell>
          <table:table-cell office:value-type="float" office:value="0.7082872" calcext:value-type="float">
            <text:p>0.7082872</text:p>
          </table:table-cell>
          <table:table-cell office:value-type="float" office:value="0.3777395" calcext:value-type="float">
            <text:p>0.3777395</text:p>
          </table:table-cell>
          <table:table-cell office:value-type="float" office:value="0.4534276" calcext:value-type="float">
            <text:p>0.4534276</text:p>
          </table:table-cell>
          <table:table-cell office:value-type="float" office:value="0.3232695" calcext:value-type="float">
            <text:p>0.3232695</text:p>
          </table:table-cell>
          <table:table-cell office:value-type="float" office:value="0.3474105" calcext:value-type="float">
            <text:p>0.3474105</text:p>
          </table:table-cell>
          <table:table-cell office:value-type="float" office:value="0" calcext:value-type="float">
            <text:p>0</text:p>
          </table:table-cell>
          <table:table-cell office:value-type="float" office:value="55.67405" calcext:value-type="float">
            <text:p>55.67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8319" calcext:value-type="float">
            <text:p>0.2868319</text:p>
          </table:table-cell>
          <table:table-cell office:value-type="float" office:value="0" calcext:value-type="float">
            <text:p>0</text:p>
          </table:table-cell>
          <table:table-cell office:value-type="float" office:value="-0.0001601162" calcext:value-type="float">
            <text:p>-0.00016011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31.33466" calcext:value-type="float">
            <text:p>31.33466</text:p>
          </table:table-cell>
          <table:table-cell office:value-type="float" office:value="1095.355" calcext:value-type="float">
            <text:p>1095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3304" calcext:value-type="float">
            <text:p>0.1443304</text:p>
          </table:table-cell>
          <table:table-cell office:value-type="float" office:value="7.710675" calcext:value-type="float">
            <text:p>7.710675</text:p>
          </table:table-cell>
          <table:table-cell office:value-type="float" office:value="0" calcext:value-type="float">
            <text:p>0</text:p>
          </table:table-cell>
          <table:table-cell office:value-type="float" office:value="0.000001662463" calcext:value-type="float">
            <text:p>1.662463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75" calcext:value-type="float">
            <text:p>-0.009088275</text:p>
          </table:table-cell>
          <table:table-cell office:value-type="float" office:value="-0.0001880822" calcext:value-type="float">
            <text:p>-0.0001880822</text:p>
          </table:table-cell>
          <table:table-cell office:value-type="float" office:value="0.002104864" calcext:value-type="float">
            <text:p>0.002104864</text:p>
          </table:table-cell>
          <table:table-cell office:value-type="float" office:value="0.0003148495" calcext:value-type="float">
            <text:p>0.0003148495</text:p>
          </table:table-cell>
          <table:table-cell office:value-type="float" office:value="13.1491" calcext:value-type="float">
            <text:p>13.1491</text:p>
          </table:table-cell>
          <table:table-cell office:value-type="float" office:value="0.1700445" calcext:value-type="float">
            <text:p>0.1700445</text:p>
          </table:table-cell>
          <table:table-cell office:value-type="float" office:value="0.06014087" calcext:value-type="float">
            <text:p>0.06014087</text:p>
          </table:table-cell>
          <table:table-cell office:value-type="float" office:value="0.03719476" calcext:value-type="float">
            <text:p>0.03719476</text:p>
          </table:table-cell>
          <table:table-cell office:value-type="float" office:value="0.02269156" calcext:value-type="float">
            <text:p>0.02269156</text:p>
          </table:table-cell>
          <table:table-cell office:value-type="float" office:value="0.02375761" calcext:value-type="float">
            <text:p>0.02375761</text:p>
          </table:table-cell>
          <table:table-cell office:value-type="float" office:value="0.0121077" calcext:value-type="float">
            <text:p>0.0121077</text:p>
          </table:table-cell>
          <table:table-cell office:value-type="float" office:value="0.01232697" calcext:value-type="float">
            <text:p>0.01232697</text:p>
          </table:table-cell>
          <table:table-cell office:value-type="float" office:value="0.0273653" calcext:value-type="float">
            <text:p>0.0273653</text:p>
          </table:table-cell>
          <table:table-cell office:value-type="float" office:value="0.02324293" calcext:value-type="float">
            <text:p>0.02324293</text:p>
          </table:table-cell>
          <table:table-cell office:value-type="float" office:value="0.02141283" calcext:value-type="float">
            <text:p>0.02141283</text:p>
          </table:table-cell>
          <table:table-cell office:value-type="float" office:value="0.02042056" calcext:value-type="float">
            <text:p>0.02042056</text:p>
          </table:table-cell>
          <table:table-cell office:value-type="float" office:value="0.02539886" calcext:value-type="float">
            <text:p>0.02539886</text:p>
          </table:table-cell>
          <table:table-cell office:value-type="float" office:value="0.004924909" calcext:value-type="float">
            <text:p>0.004924909</text:p>
          </table:table-cell>
          <table:table-cell office:value-type="float" office:value="0.004273543" calcext:value-type="float">
            <text:p>0.004273543</text:p>
          </table:table-cell>
          <table:table-cell office:value-type="float" office:value="0" calcext:value-type="float">
            <text:p>0</text:p>
          </table:table-cell>
          <table:table-cell office:value-type="float" office:value="50.26593" calcext:value-type="float">
            <text:p>50.26593</text:p>
          </table:table-cell>
          <table:table-cell office:value-type="float" office:value="18.96303" calcext:value-type="float">
            <text:p>18.96303</text:p>
          </table:table-cell>
          <table:table-cell office:value-type="float" office:value="18.867" calcext:value-type="float">
            <text:p>18.867</text:p>
          </table:table-cell>
          <table:table-cell office:value-type="float" office:value="13.78139" calcext:value-type="float">
            <text:p>13.78139</text:p>
          </table:table-cell>
          <table:table-cell office:value-type="float" office:value="9.79019" calcext:value-type="float">
            <text:p>9.79019</text:p>
          </table:table-cell>
          <table:table-cell office:value-type="float" office:value="3.897804" calcext:value-type="float">
            <text:p>3.897804</text:p>
          </table:table-cell>
          <table:table-cell office:value-type="float" office:value="1.510626" calcext:value-type="float">
            <text:p>1.510626</text:p>
          </table:table-cell>
          <table:table-cell office:value-type="float" office:value="2.084663" calcext:value-type="float">
            <text:p>2.084663</text:p>
          </table:table-cell>
          <table:table-cell office:value-type="float" office:value="1.698206" calcext:value-type="float">
            <text:p>1.698206</text:p>
          </table:table-cell>
          <table:table-cell office:value-type="float" office:value="0.7091646" calcext:value-type="float">
            <text:p>0.7091646</text:p>
          </table:table-cell>
          <table:table-cell office:value-type="float" office:value="0.378425" calcext:value-type="float">
            <text:p>0.378425</text:p>
          </table:table-cell>
          <table:table-cell office:value-type="float" office:value="0.4537774" calcext:value-type="float">
            <text:p>0.4537774</text:p>
          </table:table-cell>
          <table:table-cell office:value-type="float" office:value="0.323122" calcext:value-type="float">
            <text:p>0.323122</text:p>
          </table:table-cell>
          <table:table-cell office:value-type="float" office:value="0.347413" calcext:value-type="float">
            <text:p>0.347413</text:p>
          </table:table-cell>
          <table:table-cell office:value-type="float" office:value="0" calcext:value-type="float">
            <text:p>0</text:p>
          </table:table-cell>
          <table:table-cell office:value-type="float" office:value="56.08123" calcext:value-type="float">
            <text:p>56.0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9896" calcext:value-type="float">
            <text:p>0.2939896</text:p>
          </table:table-cell>
          <table:table-cell office:value-type="float" office:value="0" calcext:value-type="float">
            <text:p>0</text:p>
          </table:table-cell>
          <table:table-cell office:value-type="float" office:value="-0.0001634815" calcext:value-type="float">
            <text:p>-0.00016348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31.33227" calcext:value-type="float">
            <text:p>31.33227</text:p>
          </table:table-cell>
          <table:table-cell office:value-type="float" office:value="1095.351" calcext:value-type="float">
            <text:p>1095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3627" calcext:value-type="float">
            <text:p>0.1433627</text:p>
          </table:table-cell>
          <table:table-cell office:value-type="float" office:value="7.715999" calcext:value-type="float">
            <text:p>7.715999</text:p>
          </table:table-cell>
          <table:table-cell office:value-type="float" office:value="0" calcext:value-type="float">
            <text:p>0</text:p>
          </table:table-cell>
          <table:table-cell office:value-type="float" office:value="0.000001662489" calcext:value-type="float">
            <text:p>1.662489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68" calcext:value-type="float">
            <text:p>-0.009088268</text:p>
          </table:table-cell>
          <table:table-cell office:value-type="float" office:value="-0.0001933147" calcext:value-type="float">
            <text:p>-0.0001933147</text:p>
          </table:table-cell>
          <table:table-cell office:value-type="float" office:value="0.002136514" calcext:value-type="float">
            <text:p>0.002136514</text:p>
          </table:table-cell>
          <table:table-cell office:value-type="float" office:value="0.0003172873" calcext:value-type="float">
            <text:p>0.0003172873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0.122612" calcext:value-type="float">
            <text:p>0.122612</text:p>
          </table:table-cell>
          <table:table-cell office:value-type="float" office:value="0.05849662" calcext:value-type="float">
            <text:p>0.05849662</text:p>
          </table:table-cell>
          <table:table-cell office:value-type="float" office:value="0.03779896" calcext:value-type="float">
            <text:p>0.03779896</text:p>
          </table:table-cell>
          <table:table-cell office:value-type="float" office:value="0.02307712" calcext:value-type="float">
            <text:p>0.02307712</text:p>
          </table:table-cell>
          <table:table-cell office:value-type="float" office:value="0.02418386" calcext:value-type="float">
            <text:p>0.02418386</text:p>
          </table:table-cell>
          <table:table-cell office:value-type="float" office:value="0.01215083" calcext:value-type="float">
            <text:p>0.01215083</text:p>
          </table:table-cell>
          <table:table-cell office:value-type="float" office:value="0.01229664" calcext:value-type="float">
            <text:p>0.01229664</text:p>
          </table:table-cell>
          <table:table-cell office:value-type="float" office:value="0.02723525" calcext:value-type="float">
            <text:p>0.02723525</text:p>
          </table:table-cell>
          <table:table-cell office:value-type="float" office:value="0.02318282" calcext:value-type="float">
            <text:p>0.02318282</text:p>
          </table:table-cell>
          <table:table-cell office:value-type="float" office:value="0.02139718" calcext:value-type="float">
            <text:p>0.02139718</text:p>
          </table:table-cell>
          <table:table-cell office:value-type="float" office:value="0.02042795" calcext:value-type="float">
            <text:p>0.02042795</text:p>
          </table:table-cell>
          <table:table-cell office:value-type="float" office:value="0.02540622" calcext:value-type="float">
            <text:p>0.02540622</text:p>
          </table:table-cell>
          <table:table-cell office:value-type="float" office:value="0.004924526" calcext:value-type="float">
            <text:p>0.004924526</text:p>
          </table:table-cell>
          <table:table-cell office:value-type="float" office:value="0.004272994" calcext:value-type="float">
            <text:p>0.004272994</text:p>
          </table:table-cell>
          <table:table-cell office:value-type="float" office:value="0" calcext:value-type="float">
            <text:p>0</text:p>
          </table:table-cell>
          <table:table-cell office:value-type="float" office:value="54.29213" calcext:value-type="float">
            <text:p>54.29213</text:p>
          </table:table-cell>
          <table:table-cell office:value-type="float" office:value="20.10901" calcext:value-type="float">
            <text:p>20.10901</text:p>
          </table:table-cell>
          <table:table-cell office:value-type="float" office:value="18.86423" calcext:value-type="float">
            <text:p>18.86423</text:p>
          </table:table-cell>
          <table:table-cell office:value-type="float" office:value="13.72415" calcext:value-type="float">
            <text:p>13.72415</text:p>
          </table:table-cell>
          <table:table-cell office:value-type="float" office:value="9.751561" calcext:value-type="float">
            <text:p>9.751561</text:p>
          </table:table-cell>
          <table:table-cell office:value-type="float" office:value="3.891108" calcext:value-type="float">
            <text:p>3.891108</text:p>
          </table:table-cell>
          <table:table-cell office:value-type="float" office:value="1.52183" calcext:value-type="float">
            <text:p>1.52183</text:p>
          </table:table-cell>
          <table:table-cell office:value-type="float" office:value="2.086689" calcext:value-type="float">
            <text:p>2.086689</text:p>
          </table:table-cell>
          <table:table-cell office:value-type="float" office:value="1.699093" calcext:value-type="float">
            <text:p>1.699093</text:p>
          </table:table-cell>
          <table:table-cell office:value-type="float" office:value="0.7100565" calcext:value-type="float">
            <text:p>0.7100565</text:p>
          </table:table-cell>
          <table:table-cell office:value-type="float" office:value="0.379109" calcext:value-type="float">
            <text:p>0.379109</text:p>
          </table:table-cell>
          <table:table-cell office:value-type="float" office:value="0.4541239" calcext:value-type="float">
            <text:p>0.4541239</text:p>
          </table:table-cell>
          <table:table-cell office:value-type="float" office:value="0.32298" calcext:value-type="float">
            <text:p>0.32298</text:p>
          </table:table-cell>
          <table:table-cell office:value-type="float" office:value="0.3474154" calcext:value-type="float">
            <text:p>0.3474154</text:p>
          </table:table-cell>
          <table:table-cell office:value-type="float" office:value="0" calcext:value-type="float">
            <text:p>0</text:p>
          </table:table-cell>
          <table:table-cell office:value-type="float" office:value="55.76622" calcext:value-type="float">
            <text:p>55.7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825" calcext:value-type="float">
            <text:p>0.297825</text:p>
          </table:table-cell>
          <table:table-cell office:value-type="float" office:value="0" calcext:value-type="float">
            <text:p>0</text:p>
          </table:table-cell>
          <table:table-cell office:value-type="float" office:value="-0.0001665383" calcext:value-type="float">
            <text:p>-0.00016653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31.32877" calcext:value-type="float">
            <text:p>31.32877</text:p>
          </table:table-cell>
          <table:table-cell office:value-type="float" office:value="1095.348" calcext:value-type="float">
            <text:p>1095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2088" calcext:value-type="float">
            <text:p>0.1432088</text:p>
          </table:table-cell>
          <table:table-cell office:value-type="float" office:value="7.721276" calcext:value-type="float">
            <text:p>7.721276</text:p>
          </table:table-cell>
          <table:table-cell office:value-type="float" office:value="0" calcext:value-type="float">
            <text:p>0</text:p>
          </table:table-cell>
          <table:table-cell office:value-type="float" office:value="0.000001662489" calcext:value-type="float">
            <text:p>1.662489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68" calcext:value-type="float">
            <text:p>-0.009088268</text:p>
          </table:table-cell>
          <table:table-cell office:value-type="float" office:value="-0.0001997965" calcext:value-type="float">
            <text:p>-0.0001997965</text:p>
          </table:table-cell>
          <table:table-cell office:value-type="float" office:value="0.002169694" calcext:value-type="float">
            <text:p>0.002169694</text:p>
          </table:table-cell>
          <table:table-cell office:value-type="float" office:value="0.0003191973" calcext:value-type="float">
            <text:p>0.0003191973</text:p>
          </table:table-cell>
          <table:table-cell office:value-type="float" office:value="13.1575" calcext:value-type="float">
            <text:p>13.1575</text:p>
          </table:table-cell>
          <table:table-cell office:value-type="float" office:value="0.1101497" calcext:value-type="float">
            <text:p>0.1101497</text:p>
          </table:table-cell>
          <table:table-cell office:value-type="float" office:value="0.05687922" calcext:value-type="float">
            <text:p>0.05687922</text:p>
          </table:table-cell>
          <table:table-cell office:value-type="float" office:value="0.03837818" calcext:value-type="float">
            <text:p>0.03837818</text:p>
          </table:table-cell>
          <table:table-cell office:value-type="float" office:value="0.02349484" calcext:value-type="float">
            <text:p>0.02349484</text:p>
          </table:table-cell>
          <table:table-cell office:value-type="float" office:value="0.02477547" calcext:value-type="float">
            <text:p>0.02477547</text:p>
          </table:table-cell>
          <table:table-cell office:value-type="float" office:value="0.01223577" calcext:value-type="float">
            <text:p>0.01223577</text:p>
          </table:table-cell>
          <table:table-cell office:value-type="float" office:value="0.01231172" calcext:value-type="float">
            <text:p>0.01231172</text:p>
          </table:table-cell>
          <table:table-cell office:value-type="float" office:value="0.02713226" calcext:value-type="float">
            <text:p>0.02713226</text:p>
          </table:table-cell>
          <table:table-cell office:value-type="float" office:value="0.02312595" calcext:value-type="float">
            <text:p>0.02312595</text:p>
          </table:table-cell>
          <table:table-cell office:value-type="float" office:value="0.02137976" calcext:value-type="float">
            <text:p>0.02137976</text:p>
          </table:table-cell>
          <table:table-cell office:value-type="float" office:value="0.02043474" calcext:value-type="float">
            <text:p>0.02043474</text:p>
          </table:table-cell>
          <table:table-cell office:value-type="float" office:value="0.02541235" calcext:value-type="float">
            <text:p>0.02541235</text:p>
          </table:table-cell>
          <table:table-cell office:value-type="float" office:value="0.004924144" calcext:value-type="float">
            <text:p>0.004924144</text:p>
          </table:table-cell>
          <table:table-cell office:value-type="float" office:value="0.00427244" calcext:value-type="float">
            <text:p>0.00427244</text:p>
          </table:table-cell>
          <table:table-cell office:value-type="float" office:value="0" calcext:value-type="float">
            <text:p>0</text:p>
          </table:table-cell>
          <table:table-cell office:value-type="float" office:value="41.09419" calcext:value-type="float">
            <text:p>41.09419</text:p>
          </table:table-cell>
          <table:table-cell office:value-type="float" office:value="20.33305" calcext:value-type="float">
            <text:p>20.33305</text:p>
          </table:table-cell>
          <table:table-cell office:value-type="float" office:value="18.85755" calcext:value-type="float">
            <text:p>18.85755</text:p>
          </table:table-cell>
          <table:table-cell office:value-type="float" office:value="13.6708" calcext:value-type="float">
            <text:p>13.6708</text:p>
          </table:table-cell>
          <table:table-cell office:value-type="float" office:value="9.714784" calcext:value-type="float">
            <text:p>9.714784</text:p>
          </table:table-cell>
          <table:table-cell office:value-type="float" office:value="3.884179" calcext:value-type="float">
            <text:p>3.884179</text:p>
          </table:table-cell>
          <table:table-cell office:value-type="float" office:value="1.53258" calcext:value-type="float">
            <text:p>1.53258</text:p>
          </table:table-cell>
          <table:table-cell office:value-type="float" office:value="2.088579" calcext:value-type="float">
            <text:p>2.088579</text:p>
          </table:table-cell>
          <table:table-cell office:value-type="float" office:value="1.69997" calcext:value-type="float">
            <text:p>1.69997</text:p>
          </table:table-cell>
          <table:table-cell office:value-type="float" office:value="0.7109591" calcext:value-type="float">
            <text:p>0.7109591</text:p>
          </table:table-cell>
          <table:table-cell office:value-type="float" office:value="0.3797926" calcext:value-type="float">
            <text:p>0.3797926</text:p>
          </table:table-cell>
          <table:table-cell office:value-type="float" office:value="0.4544753" calcext:value-type="float">
            <text:p>0.4544753</text:p>
          </table:table-cell>
          <table:table-cell office:value-type="float" office:value="0.3228434" calcext:value-type="float">
            <text:p>0.3228434</text:p>
          </table:table-cell>
          <table:table-cell office:value-type="float" office:value="0.3474179" calcext:value-type="float">
            <text:p>0.3474179</text:p>
          </table:table-cell>
          <table:table-cell office:value-type="float" office:value="0" calcext:value-type="float">
            <text:p>0</text:p>
          </table:table-cell>
          <table:table-cell office:value-type="float" office:value="55.78867" calcext:value-type="float">
            <text:p>55.78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9218" calcext:value-type="float">
            <text:p>0.3029218</text:p>
          </table:table-cell>
          <table:table-cell office:value-type="float" office:value="0" calcext:value-type="float">
            <text:p>0</text:p>
          </table:table-cell>
          <table:table-cell office:value-type="float" office:value="-0.0001694805" calcext:value-type="float">
            <text:p>-0.00016948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31.31976" calcext:value-type="float">
            <text:p>31.31976</text:p>
          </table:table-cell>
          <table:table-cell office:value-type="float" office:value="1095.344" calcext:value-type="float">
            <text:p>1095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0611" calcext:value-type="float">
            <text:p>0.1450611</text:p>
          </table:table-cell>
          <table:table-cell office:value-type="float" office:value="7.730426" calcext:value-type="float">
            <text:p>7.730426</text:p>
          </table:table-cell>
          <table:table-cell office:value-type="float" office:value="0" calcext:value-type="float">
            <text:p>0</text:p>
          </table:table-cell>
          <table:table-cell office:value-type="float" office:value="0.000001662508" calcext:value-type="float">
            <text:p>1.662508E-06</text:p>
          </table:table-cell>
          <table:table-cell office:value-type="float" office:value="0" calcext:value-type="float">
            <text:p>0</text:p>
          </table:table-cell>
          <table:table-cell office:value-type="float" office:value="-0.00908826" calcext:value-type="float">
            <text:p>-0.00908826</text:p>
          </table:table-cell>
          <table:table-cell office:value-type="float" office:value="-0.0002089141" calcext:value-type="float">
            <text:p>-0.0002089141</text:p>
          </table:table-cell>
          <table:table-cell office:value-type="float" office:value="0.002202331" calcext:value-type="float">
            <text:p>0.002202331</text:p>
          </table:table-cell>
          <table:table-cell office:value-type="float" office:value="0.0003192206" calcext:value-type="float">
            <text:p>0.0003192206</text:p>
          </table:table-cell>
          <table:table-cell office:value-type="float" office:value="13.15199" calcext:value-type="float">
            <text:p>13.15199</text:p>
          </table:table-cell>
          <table:table-cell office:value-type="float" office:value="0.1267188" calcext:value-type="float">
            <text:p>0.1267188</text:p>
          </table:table-cell>
          <table:table-cell office:value-type="float" office:value="0.05552773" calcext:value-type="float">
            <text:p>0.05552773</text:p>
          </table:table-cell>
          <table:table-cell office:value-type="float" office:value="0.0379436" calcext:value-type="float">
            <text:p>0.0379436</text:p>
          </table:table-cell>
          <table:table-cell office:value-type="float" office:value="0.02352167" calcext:value-type="float">
            <text:p>0.02352167</text:p>
          </table:table-cell>
          <table:table-cell office:value-type="float" office:value="0.02490995" calcext:value-type="float">
            <text:p>0.02490995</text:p>
          </table:table-cell>
          <table:table-cell office:value-type="float" office:value="0.01225336" calcext:value-type="float">
            <text:p>0.01225336</text:p>
          </table:table-cell>
          <table:table-cell office:value-type="float" office:value="0.01230871" calcext:value-type="float">
            <text:p>0.01230871</text:p>
          </table:table-cell>
          <table:table-cell office:value-type="float" office:value="0.0270407" calcext:value-type="float">
            <text:p>0.0270407</text:p>
          </table:table-cell>
          <table:table-cell office:value-type="float" office:value="0.02307362" calcext:value-type="float">
            <text:p>0.02307362</text:p>
          </table:table-cell>
          <table:table-cell office:value-type="float" office:value="0.02136135" calcext:value-type="float">
            <text:p>0.02136135</text:p>
          </table:table-cell>
          <table:table-cell office:value-type="float" office:value="0.02044095" calcext:value-type="float">
            <text:p>0.02044095</text:p>
          </table:table-cell>
          <table:table-cell office:value-type="float" office:value="0.02541721" calcext:value-type="float">
            <text:p>0.02541721</text:p>
          </table:table-cell>
          <table:table-cell office:value-type="float" office:value="0.004923745" calcext:value-type="float">
            <text:p>0.004923745</text:p>
          </table:table-cell>
          <table:table-cell office:value-type="float" office:value="0.004271891" calcext:value-type="float">
            <text:p>0.004271891</text:p>
          </table:table-cell>
          <table:table-cell office:value-type="float" office:value="0" calcext:value-type="float">
            <text:p>0</text:p>
          </table:table-cell>
          <table:table-cell office:value-type="float" office:value="39.27799" calcext:value-type="float">
            <text:p>39.27799</text:p>
          </table:table-cell>
          <table:table-cell office:value-type="float" office:value="20.33901" calcext:value-type="float">
            <text:p>20.33901</text:p>
          </table:table-cell>
          <table:table-cell office:value-type="float" office:value="18.85067" calcext:value-type="float">
            <text:p>18.85067</text:p>
          </table:table-cell>
          <table:table-cell office:value-type="float" office:value="13.61539" calcext:value-type="float">
            <text:p>13.61539</text:p>
          </table:table-cell>
          <table:table-cell office:value-type="float" office:value="9.681177" calcext:value-type="float">
            <text:p>9.681177</text:p>
          </table:table-cell>
          <table:table-cell office:value-type="float" office:value="3.877837" calcext:value-type="float">
            <text:p>3.877837</text:p>
          </table:table-cell>
          <table:table-cell office:value-type="float" office:value="1.543233" calcext:value-type="float">
            <text:p>1.543233</text:p>
          </table:table-cell>
          <table:table-cell office:value-type="float" office:value="2.090393" calcext:value-type="float">
            <text:p>2.090393</text:p>
          </table:table-cell>
          <table:table-cell office:value-type="float" office:value="1.700826" calcext:value-type="float">
            <text:p>1.700826</text:p>
          </table:table-cell>
          <table:table-cell office:value-type="float" office:value="0.7118693" calcext:value-type="float">
            <text:p>0.7118693</text:p>
          </table:table-cell>
          <table:table-cell office:value-type="float" office:value="0.3804752" calcext:value-type="float">
            <text:p>0.3804752</text:p>
          </table:table-cell>
          <table:table-cell office:value-type="float" office:value="0.4548272" calcext:value-type="float">
            <text:p>0.4548272</text:p>
          </table:table-cell>
          <table:table-cell office:value-type="float" office:value="0.3227123" calcext:value-type="float">
            <text:p>0.3227123</text:p>
          </table:table-cell>
          <table:table-cell office:value-type="float" office:value="0.3474204" calcext:value-type="float">
            <text:p>0.3474204</text:p>
          </table:table-cell>
          <table:table-cell office:value-type="float" office:value="0" calcext:value-type="float">
            <text:p>0</text:p>
          </table:table-cell>
          <table:table-cell office:value-type="float" office:value="57.20458" calcext:value-type="float">
            <text:p>57.2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5183" calcext:value-type="float">
            <text:p>0.3135183</text:p>
          </table:table-cell>
          <table:table-cell office:value-type="float" office:value="0" calcext:value-type="float">
            <text:p>0</text:p>
          </table:table-cell>
          <table:table-cell office:value-type="float" office:value="-0.0001727389" calcext:value-type="float">
            <text:p>-0.00017273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31.3141" calcext:value-type="float">
            <text:p>31.3141</text:p>
          </table:table-cell>
          <table:table-cell office:value-type="float" office:value="1095.339" calcext:value-type="float">
            <text:p>1095.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9143" calcext:value-type="float">
            <text:p>0.1449143</text:p>
          </table:table-cell>
          <table:table-cell office:value-type="float" office:value="7.738553" calcext:value-type="float">
            <text:p>7.738553</text:p>
          </table:table-cell>
          <table:table-cell office:value-type="float" office:value="0" calcext:value-type="float">
            <text:p>0</text:p>
          </table:table-cell>
          <table:table-cell office:value-type="float" office:value="0.000001662511" calcext:value-type="float">
            <text:p>1.662511E-06</text:p>
          </table:table-cell>
          <table:table-cell office:value-type="float" office:value="0" calcext:value-type="float">
            <text:p>0</text:p>
          </table:table-cell>
          <table:table-cell office:value-type="float" office:value="-0.009494523" calcext:value-type="float">
            <text:p>-0.009494523</text:p>
          </table:table-cell>
          <table:table-cell office:value-type="float" office:value="-0.0002097461" calcext:value-type="float">
            <text:p>-0.0002097461</text:p>
          </table:table-cell>
          <table:table-cell office:value-type="float" office:value="0.002237362" calcext:value-type="float">
            <text:p>0.002237362</text:p>
          </table:table-cell>
          <table:table-cell office:value-type="float" office:value="0.0003194555" calcext:value-type="float">
            <text:p>0.0003194555</text:p>
          </table:table-cell>
          <table:table-cell office:value-type="float" office:value="13.15197" calcext:value-type="float">
            <text:p>13.15197</text:p>
          </table:table-cell>
          <table:table-cell office:value-type="float" office:value="0.1096175" calcext:value-type="float">
            <text:p>0.1096175</text:p>
          </table:table-cell>
          <table:table-cell office:value-type="float" office:value="0.05625638" calcext:value-type="float">
            <text:p>0.05625638</text:p>
          </table:table-cell>
          <table:table-cell office:value-type="float" office:value="0.03887846" calcext:value-type="float">
            <text:p>0.03887846</text:p>
          </table:table-cell>
          <table:table-cell office:value-type="float" office:value="0.02363405" calcext:value-type="float">
            <text:p>0.02363405</text:p>
          </table:table-cell>
          <table:table-cell office:value-type="float" office:value="0.02484148" calcext:value-type="float">
            <text:p>0.02484148</text:p>
          </table:table-cell>
          <table:table-cell office:value-type="float" office:value="0.01220495" calcext:value-type="float">
            <text:p>0.01220495</text:p>
          </table:table-cell>
          <table:table-cell office:value-type="float" office:value="0.01224919" calcext:value-type="float">
            <text:p>0.01224919</text:p>
          </table:table-cell>
          <table:table-cell office:value-type="float" office:value="0.02693698" calcext:value-type="float">
            <text:p>0.02693698</text:p>
          </table:table-cell>
          <table:table-cell office:value-type="float" office:value="0.0230225" calcext:value-type="float">
            <text:p>0.0230225</text:p>
          </table:table-cell>
          <table:table-cell office:value-type="float" office:value="0.0213422" calcext:value-type="float">
            <text:p>0.0213422</text:p>
          </table:table-cell>
          <table:table-cell office:value-type="float" office:value="0.02044661" calcext:value-type="float">
            <text:p>0.02044661</text:p>
          </table:table-cell>
          <table:table-cell office:value-type="float" office:value="0.02542086" calcext:value-type="float">
            <text:p>0.02542086</text:p>
          </table:table-cell>
          <table:table-cell office:value-type="float" office:value="0.004925808" calcext:value-type="float">
            <text:p>0.004925808</text:p>
          </table:table-cell>
          <table:table-cell office:value-type="float" office:value="0.004268839" calcext:value-type="float">
            <text:p>0.004268839</text:p>
          </table:table-cell>
          <table:table-cell office:value-type="float" office:value="0" calcext:value-type="float">
            <text:p>0</text:p>
          </table:table-cell>
          <table:table-cell office:value-type="float" office:value="45.60229" calcext:value-type="float">
            <text:p>45.60229</text:p>
          </table:table-cell>
          <table:table-cell office:value-type="float" office:value="20.48008" calcext:value-type="float">
            <text:p>20.48008</text:p>
          </table:table-cell>
          <table:table-cell office:value-type="float" office:value="18.81119" calcext:value-type="float">
            <text:p>18.81119</text:p>
          </table:table-cell>
          <table:table-cell office:value-type="float" office:value="13.57447" calcext:value-type="float">
            <text:p>13.57447</text:p>
          </table:table-cell>
          <table:table-cell office:value-type="float" office:value="9.651516" calcext:value-type="float">
            <text:p>9.651516</text:p>
          </table:table-cell>
          <table:table-cell office:value-type="float" office:value="3.872534" calcext:value-type="float">
            <text:p>3.872534</text:p>
          </table:table-cell>
          <table:table-cell office:value-type="float" office:value="1.554101" calcext:value-type="float">
            <text:p>1.554101</text:p>
          </table:table-cell>
          <table:table-cell office:value-type="float" office:value="2.092269" calcext:value-type="float">
            <text:p>2.092269</text:p>
          </table:table-cell>
          <table:table-cell office:value-type="float" office:value="1.701681" calcext:value-type="float">
            <text:p>1.701681</text:p>
          </table:table-cell>
          <table:table-cell office:value-type="float" office:value="0.7127817" calcext:value-type="float">
            <text:p>0.7127817</text:p>
          </table:table-cell>
          <table:table-cell office:value-type="float" office:value="0.3811587" calcext:value-type="float">
            <text:p>0.3811587</text:p>
          </table:table-cell>
          <table:table-cell office:value-type="float" office:value="0.4552234" calcext:value-type="float">
            <text:p>0.4552234</text:p>
          </table:table-cell>
          <table:table-cell office:value-type="float" office:value="0.3236065" calcext:value-type="float">
            <text:p>0.3236065</text:p>
          </table:table-cell>
          <table:table-cell office:value-type="float" office:value="0.3470677" calcext:value-type="float">
            <text:p>0.3470677</text:p>
          </table:table-cell>
          <table:table-cell office:value-type="float" office:value="0" calcext:value-type="float">
            <text:p>0</text:p>
          </table:table-cell>
          <table:table-cell office:value-type="float" office:value="57.22728" calcext:value-type="float">
            <text:p>57.22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0026" calcext:value-type="float">
            <text:p>0.3210026</text:p>
          </table:table-cell>
          <table:table-cell office:value-type="float" office:value="0" calcext:value-type="float">
            <text:p>0</text:p>
          </table:table-cell>
          <table:table-cell office:value-type="float" office:value="-0.0001759605" calcext:value-type="float">
            <text:p>-0.00017596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31.30734" calcext:value-type="float">
            <text:p>31.30734</text:p>
          </table:table-cell>
          <table:table-cell office:value-type="float" office:value="1095.336" calcext:value-type="float">
            <text:p>1095.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5279" calcext:value-type="float">
            <text:p>0.1455279</text:p>
          </table:table-cell>
          <table:table-cell office:value-type="float" office:value="7.746452" calcext:value-type="float">
            <text:p>7.746452</text:p>
          </table:table-cell>
          <table:table-cell office:value-type="float" office:value="0" calcext:value-type="float">
            <text:p>0</text:p>
          </table:table-cell>
          <table:table-cell office:value-type="float" office:value="0.000001662511" calcext:value-type="float">
            <text:p>1.662511E-06</text:p>
          </table:table-cell>
          <table:table-cell office:value-type="float" office:value="0" calcext:value-type="float">
            <text:p>0</text:p>
          </table:table-cell>
          <table:table-cell office:value-type="float" office:value="-0.009494523" calcext:value-type="float">
            <text:p>-0.009494523</text:p>
          </table:table-cell>
          <table:table-cell office:value-type="float" office:value="-0.0002141805" calcext:value-type="float">
            <text:p>-0.0002141805</text:p>
          </table:table-cell>
          <table:table-cell office:value-type="float" office:value="0.00227143" calcext:value-type="float">
            <text:p>0.00227143</text:p>
          </table:table-cell>
          <table:table-cell office:value-type="float" office:value="0.0003195212" calcext:value-type="float">
            <text:p>0.0003195212</text:p>
          </table:table-cell>
          <table:table-cell office:value-type="float" office:value="13.14784" calcext:value-type="float">
            <text:p>13.14784</text:p>
          </table:table-cell>
          <table:table-cell office:value-type="float" office:value="0.1072286" calcext:value-type="float">
            <text:p>0.1072286</text:p>
          </table:table-cell>
          <table:table-cell office:value-type="float" office:value="0.05628644" calcext:value-type="float">
            <text:p>0.05628644</text:p>
          </table:table-cell>
          <table:table-cell office:value-type="float" office:value="0.03947851" calcext:value-type="float">
            <text:p>0.03947851</text:p>
          </table:table-cell>
          <table:table-cell office:value-type="float" office:value="0.02408201" calcext:value-type="float">
            <text:p>0.02408201</text:p>
          </table:table-cell>
          <table:table-cell office:value-type="float" office:value="0.02554495" calcext:value-type="float">
            <text:p>0.02554495</text:p>
          </table:table-cell>
          <table:table-cell office:value-type="float" office:value="0.01230153" calcext:value-type="float">
            <text:p>0.01230153</text:p>
          </table:table-cell>
          <table:table-cell office:value-type="float" office:value="0.01227701" calcext:value-type="float">
            <text:p>0.01227701</text:p>
          </table:table-cell>
          <table:table-cell office:value-type="float" office:value="0.02684957" calcext:value-type="float">
            <text:p>0.02684957</text:p>
          </table:table-cell>
          <table:table-cell office:value-type="float" office:value="0.02297165" calcext:value-type="float">
            <text:p>0.02297165</text:p>
          </table:table-cell>
          <table:table-cell office:value-type="float" office:value="0.02132235" calcext:value-type="float">
            <text:p>0.02132235</text:p>
          </table:table-cell>
          <table:table-cell office:value-type="float" office:value="0.02045182" calcext:value-type="float">
            <text:p>0.02045182</text:p>
          </table:table-cell>
          <table:table-cell office:value-type="float" office:value="0.02542335" calcext:value-type="float">
            <text:p>0.02542335</text:p>
          </table:table-cell>
          <table:table-cell office:value-type="float" office:value="0.004924937" calcext:value-type="float">
            <text:p>0.004924937</text:p>
          </table:table-cell>
          <table:table-cell office:value-type="float" office:value="0.004268741" calcext:value-type="float">
            <text:p>0.004268741</text:p>
          </table:table-cell>
          <table:table-cell office:value-type="float" office:value="0" calcext:value-type="float">
            <text:p>0</text:p>
          </table:table-cell>
          <table:table-cell office:value-type="float" office:value="39.44252" calcext:value-type="float">
            <text:p>39.44252</text:p>
          </table:table-cell>
          <table:table-cell office:value-type="float" office:value="20.54113" calcext:value-type="float">
            <text:p>20.54113</text:p>
          </table:table-cell>
          <table:table-cell office:value-type="float" office:value="18.78676" calcext:value-type="float">
            <text:p>18.78676</text:p>
          </table:table-cell>
          <table:table-cell office:value-type="float" office:value="13.52968" calcext:value-type="float">
            <text:p>13.52968</text:p>
          </table:table-cell>
          <table:table-cell office:value-type="float" office:value="9.624107" calcext:value-type="float">
            <text:p>9.624107</text:p>
          </table:table-cell>
          <table:table-cell office:value-type="float" office:value="3.866916" calcext:value-type="float">
            <text:p>3.866916</text:p>
          </table:table-cell>
          <table:table-cell office:value-type="float" office:value="1.564498" calcext:value-type="float">
            <text:p>1.564498</text:p>
          </table:table-cell>
          <table:table-cell office:value-type="float" office:value="2.094082" calcext:value-type="float">
            <text:p>2.094082</text:p>
          </table:table-cell>
          <table:table-cell office:value-type="float" office:value="1.702537" calcext:value-type="float">
            <text:p>1.702537</text:p>
          </table:table-cell>
          <table:table-cell office:value-type="float" office:value="0.7136982" calcext:value-type="float">
            <text:p>0.7136982</text:p>
          </table:table-cell>
          <table:table-cell office:value-type="float" office:value="0.3818458" calcext:value-type="float">
            <text:p>0.3818458</text:p>
          </table:table-cell>
          <table:table-cell office:value-type="float" office:value="0.4556183" calcext:value-type="float">
            <text:p>0.4556183</text:p>
          </table:table-cell>
          <table:table-cell office:value-type="float" office:value="0.323287" calcext:value-type="float">
            <text:p>0.323287</text:p>
          </table:table-cell>
          <table:table-cell office:value-type="float" office:value="0.3472228" calcext:value-type="float">
            <text:p>0.3472228</text:p>
          </table:table-cell>
          <table:table-cell office:value-type="float" office:value="0" calcext:value-type="float">
            <text:p>0</text:p>
          </table:table-cell>
          <table:table-cell office:value-type="float" office:value="57.70339" calcext:value-type="float">
            <text:p>57.70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4872" calcext:value-type="float">
            <text:p>0.3294872</text:p>
          </table:table-cell>
          <table:table-cell office:value-type="float" office:value="0" calcext:value-type="float">
            <text:p>0</text:p>
          </table:table-cell>
          <table:table-cell office:value-type="float" office:value="-0.0001787823" calcext:value-type="float">
            <text:p>-0.00017878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31.30145" calcext:value-type="float">
            <text:p>31.30145</text:p>
          </table:table-cell>
          <table:table-cell office:value-type="float" office:value="1095.332" calcext:value-type="float">
            <text:p>1095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9468" calcext:value-type="float">
            <text:p>0.1459468</text:p>
          </table:table-cell>
          <table:table-cell office:value-type="float" office:value="7.753809" calcext:value-type="float">
            <text:p>7.753809</text:p>
          </table:table-cell>
          <table:table-cell office:value-type="float" office:value="0" calcext:value-type="float">
            <text:p>0</text:p>
          </table:table-cell>
          <table:table-cell office:value-type="float" office:value="0.000001662511" calcext:value-type="float">
            <text:p>1.662511E-06</text:p>
          </table:table-cell>
          <table:table-cell office:value-type="float" office:value="0" calcext:value-type="float">
            <text:p>0</text:p>
          </table:table-cell>
          <table:table-cell office:value-type="float" office:value="-0.009494523" calcext:value-type="float">
            <text:p>-0.009494523</text:p>
          </table:table-cell>
          <table:table-cell office:value-type="float" office:value="-0.000215835" calcext:value-type="float">
            <text:p>-0.000215835</text:p>
          </table:table-cell>
          <table:table-cell office:value-type="float" office:value="0.002306692" calcext:value-type="float">
            <text:p>0.002306692</text:p>
          </table:table-cell>
          <table:table-cell office:value-type="float" office:value="0.0003195436" calcext:value-type="float">
            <text:p>0.0003195436</text:p>
          </table:table-cell>
          <table:table-cell office:value-type="float" office:value="13.14416" calcext:value-type="float">
            <text:p>13.14416</text:p>
          </table:table-cell>
          <table:table-cell office:value-type="float" office:value="0.1226155" calcext:value-type="float">
            <text:p>0.1226155</text:p>
          </table:table-cell>
          <table:table-cell office:value-type="float" office:value="0.05833544" calcext:value-type="float">
            <text:p>0.05833544</text:p>
          </table:table-cell>
          <table:table-cell office:value-type="float" office:value="0.0408205" calcext:value-type="float">
            <text:p>0.0408205</text:p>
          </table:table-cell>
          <table:table-cell office:value-type="float" office:value="0.02450709" calcext:value-type="float">
            <text:p>0.02450709</text:p>
          </table:table-cell>
          <table:table-cell office:value-type="float" office:value="0.02610589" calcext:value-type="float">
            <text:p>0.02610589</text:p>
          </table:table-cell>
          <table:table-cell office:value-type="float" office:value="0.01237444" calcext:value-type="float">
            <text:p>0.01237444</text:p>
          </table:table-cell>
          <table:table-cell office:value-type="float" office:value="0.01230002" calcext:value-type="float">
            <text:p>0.01230002</text:p>
          </table:table-cell>
          <table:table-cell office:value-type="float" office:value="0.02677657" calcext:value-type="float">
            <text:p>0.02677657</text:p>
          </table:table-cell>
          <table:table-cell office:value-type="float" office:value="0.02292437" calcext:value-type="float">
            <text:p>0.02292437</text:p>
          </table:table-cell>
          <table:table-cell office:value-type="float" office:value="0.02130201" calcext:value-type="float">
            <text:p>0.02130201</text:p>
          </table:table-cell>
          <table:table-cell office:value-type="float" office:value="0.02045654" calcext:value-type="float">
            <text:p>0.02045654</text:p>
          </table:table-cell>
          <table:table-cell office:value-type="float" office:value="0.02542472" calcext:value-type="float">
            <text:p>0.02542472</text:p>
          </table:table-cell>
          <table:table-cell office:value-type="float" office:value="0.004924202" calcext:value-type="float">
            <text:p>0.004924202</text:p>
          </table:table-cell>
          <table:table-cell office:value-type="float" office:value="0.004268525" calcext:value-type="float">
            <text:p>0.004268525</text:p>
          </table:table-cell>
          <table:table-cell office:value-type="float" office:value="0" calcext:value-type="float">
            <text:p>0</text:p>
          </table:table-cell>
          <table:table-cell office:value-type="float" office:value="38.50984" calcext:value-type="float">
            <text:p>38.50984</text:p>
          </table:table-cell>
          <table:table-cell office:value-type="float" office:value="20.48082" calcext:value-type="float">
            <text:p>20.48082</text:p>
          </table:table-cell>
          <table:table-cell office:value-type="float" office:value="18.79012" calcext:value-type="float">
            <text:p>18.79012</text:p>
          </table:table-cell>
          <table:table-cell office:value-type="float" office:value="13.48599" calcext:value-type="float">
            <text:p>13.48599</text:p>
          </table:table-cell>
          <table:table-cell office:value-type="float" office:value="9.595116" calcext:value-type="float">
            <text:p>9.595116</text:p>
          </table:table-cell>
          <table:table-cell office:value-type="float" office:value="3.861206" calcext:value-type="float">
            <text:p>3.861206</text:p>
          </table:table-cell>
          <table:table-cell office:value-type="float" office:value="1.574757" calcext:value-type="float">
            <text:p>1.574757</text:p>
          </table:table-cell>
          <table:table-cell office:value-type="float" office:value="2.095816" calcext:value-type="float">
            <text:p>2.095816</text:p>
          </table:table-cell>
          <table:table-cell office:value-type="float" office:value="1.703377" calcext:value-type="float">
            <text:p>1.703377</text:p>
          </table:table-cell>
          <table:table-cell office:value-type="float" office:value="0.7146184" calcext:value-type="float">
            <text:p>0.7146184</text:p>
          </table:table-cell>
          <table:table-cell office:value-type="float" office:value="0.3825325" calcext:value-type="float">
            <text:p>0.3825325</text:p>
          </table:table-cell>
          <table:table-cell office:value-type="float" office:value="0.4560002" calcext:value-type="float">
            <text:p>0.4560002</text:p>
          </table:table-cell>
          <table:table-cell office:value-type="float" office:value="0.3230248" calcext:value-type="float">
            <text:p>0.3230248</text:p>
          </table:table-cell>
          <table:table-cell office:value-type="float" office:value="0.3473373" calcext:value-type="float">
            <text:p>0.3473373</text:p>
          </table:table-cell>
          <table:table-cell office:value-type="float" office:value="0" calcext:value-type="float">
            <text:p>0</text:p>
          </table:table-cell>
          <table:table-cell office:value-type="float" office:value="57.79782" calcext:value-type="float">
            <text:p>57.79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2298" calcext:value-type="float">
            <text:p>0.3372298</text:p>
          </table:table-cell>
          <table:table-cell office:value-type="float" office:value="0" calcext:value-type="float">
            <text:p>0</text:p>
          </table:table-cell>
          <table:table-cell office:value-type="float" office:value="-0.0001814833" calcext:value-type="float">
            <text:p>-0.00018148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31.29633" calcext:value-type="float">
            <text:p>31.29633</text:p>
          </table:table-cell>
          <table:table-cell office:value-type="float" office:value="1095.329" calcext:value-type="float">
            <text:p>1095.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9567" calcext:value-type="float">
            <text:p>0.1459567</text:p>
          </table:table-cell>
          <table:table-cell office:value-type="float" office:value="7.76071" calcext:value-type="float">
            <text:p>7.76071</text:p>
          </table:table-cell>
          <table:table-cell office:value-type="float" office:value="0" calcext:value-type="float">
            <text:p>0</text:p>
          </table:table-cell>
          <table:table-cell office:value-type="float" office:value="0.000001662552" calcext:value-type="float">
            <text:p>1.662552E-06</text:p>
          </table:table-cell>
          <table:table-cell office:value-type="float" office:value="0" calcext:value-type="float">
            <text:p>0</text:p>
          </table:table-cell>
          <table:table-cell office:value-type="float" office:value="-0.009494523" calcext:value-type="float">
            <text:p>-0.009494523</text:p>
          </table:table-cell>
          <table:table-cell office:value-type="float" office:value="-0.0002174967" calcext:value-type="float">
            <text:p>-0.0002174967</text:p>
          </table:table-cell>
          <table:table-cell office:value-type="float" office:value="0.002340708" calcext:value-type="float">
            <text:p>0.002340708</text:p>
          </table:table-cell>
          <table:table-cell office:value-type="float" office:value="0.000319924" calcext:value-type="float">
            <text:p>0.000319924</text:p>
          </table:table-cell>
          <table:table-cell office:value-type="float" office:value="13.14172" calcext:value-type="float">
            <text:p>13.14172</text:p>
          </table:table-cell>
          <table:table-cell office:value-type="float" office:value="0.1135059" calcext:value-type="float">
            <text:p>0.1135059</text:p>
          </table:table-cell>
          <table:table-cell office:value-type="float" office:value="0.05926977" calcext:value-type="float">
            <text:p>0.05926977</text:p>
          </table:table-cell>
          <table:table-cell office:value-type="float" office:value="0.04151006" calcext:value-type="float">
            <text:p>0.04151006</text:p>
          </table:table-cell>
          <table:table-cell office:value-type="float" office:value="0.02488085" calcext:value-type="float">
            <text:p>0.02488085</text:p>
          </table:table-cell>
          <table:table-cell office:value-type="float" office:value="0.0267879" calcext:value-type="float">
            <text:p>0.0267879</text:p>
          </table:table-cell>
          <table:table-cell office:value-type="float" office:value="0.01247497" calcext:value-type="float">
            <text:p>0.01247497</text:p>
          </table:table-cell>
          <table:table-cell office:value-type="float" office:value="0.01235054" calcext:value-type="float">
            <text:p>0.01235054</text:p>
          </table:table-cell>
          <table:table-cell office:value-type="float" office:value="0.02671946" calcext:value-type="float">
            <text:p>0.02671946</text:p>
          </table:table-cell>
          <table:table-cell office:value-type="float" office:value="0.02288129" calcext:value-type="float">
            <text:p>0.02288129</text:p>
          </table:table-cell>
          <table:table-cell office:value-type="float" office:value="0.02128153" calcext:value-type="float">
            <text:p>0.02128153</text:p>
          </table:table-cell>
          <table:table-cell office:value-type="float" office:value="0.02046081" calcext:value-type="float">
            <text:p>0.02046081</text:p>
          </table:table-cell>
          <table:table-cell office:value-type="float" office:value="0.025425" calcext:value-type="float">
            <text:p>0.025425</text:p>
          </table:table-cell>
          <table:table-cell office:value-type="float" office:value="0.004923661" calcext:value-type="float">
            <text:p>0.004923661</text:p>
          </table:table-cell>
          <table:table-cell office:value-type="float" office:value="0.004268113" calcext:value-type="float">
            <text:p>0.004268113</text:p>
          </table:table-cell>
          <table:table-cell office:value-type="float" office:value="0" calcext:value-type="float">
            <text:p>0</text:p>
          </table:table-cell>
          <table:table-cell office:value-type="float" office:value="49.04966" calcext:value-type="float">
            <text:p>49.04966</text:p>
          </table:table-cell>
          <table:table-cell office:value-type="float" office:value="20.57808" calcext:value-type="float">
            <text:p>20.57808</text:p>
          </table:table-cell>
          <table:table-cell office:value-type="float" office:value="18.78508" calcext:value-type="float">
            <text:p>18.78508</text:p>
          </table:table-cell>
          <table:table-cell office:value-type="float" office:value="13.44481" calcext:value-type="float">
            <text:p>13.44481</text:p>
          </table:table-cell>
          <table:table-cell office:value-type="float" office:value="9.567019" calcext:value-type="float">
            <text:p>9.567019</text:p>
          </table:table-cell>
          <table:table-cell office:value-type="float" office:value="3.855333" calcext:value-type="float">
            <text:p>3.855333</text:p>
          </table:table-cell>
          <table:table-cell office:value-type="float" office:value="1.584602" calcext:value-type="float">
            <text:p>1.584602</text:p>
          </table:table-cell>
          <table:table-cell office:value-type="float" office:value="2.097471" calcext:value-type="float">
            <text:p>2.097471</text:p>
          </table:table-cell>
          <table:table-cell office:value-type="float" office:value="1.704211" calcext:value-type="float">
            <text:p>1.704211</text:p>
          </table:table-cell>
          <table:table-cell office:value-type="float" office:value="0.7155373" calcext:value-type="float">
            <text:p>0.7155373</text:p>
          </table:table-cell>
          <table:table-cell office:value-type="float" office:value="0.383219" calcext:value-type="float">
            <text:p>0.383219</text:p>
          </table:table-cell>
          <table:table-cell office:value-type="float" office:value="0.4563743" calcext:value-type="float">
            <text:p>0.4563743</text:p>
          </table:table-cell>
          <table:table-cell office:value-type="float" office:value="0.3228386" calcext:value-type="float">
            <text:p>0.3228386</text:p>
          </table:table-cell>
          <table:table-cell office:value-type="float" office:value="0.3473873" calcext:value-type="float">
            <text:p>0.3473873</text:p>
          </table:table-cell>
          <table:table-cell office:value-type="float" office:value="0" calcext:value-type="float">
            <text:p>0</text:p>
          </table:table-cell>
          <table:table-cell office:value-type="float" office:value="57.81692" calcext:value-type="float">
            <text:p>57.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0539" calcext:value-type="float">
            <text:p>0.3440539</text:p>
          </table:table-cell>
          <table:table-cell office:value-type="float" office:value="0" calcext:value-type="float">
            <text:p>0</text:p>
          </table:table-cell>
          <table:table-cell office:value-type="float" office:value="-0.0001840836" calcext:value-type="float">
            <text:p>-0.00018408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31.29194" calcext:value-type="float">
            <text:p>31.29194</text:p>
          </table:table-cell>
          <table:table-cell office:value-type="float" office:value="1095.326" calcext:value-type="float">
            <text:p>1095.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7554" calcext:value-type="float">
            <text:p>0.1457554</text:p>
          </table:table-cell>
          <table:table-cell office:value-type="float" office:value="7.767185" calcext:value-type="float">
            <text:p>7.767185</text:p>
          </table:table-cell>
          <table:table-cell office:value-type="float" office:value="0" calcext:value-type="float">
            <text:p>0</text:p>
          </table:table-cell>
          <table:table-cell office:value-type="float" office:value="0.000001662646" calcext:value-type="float">
            <text:p>1.662646E-06</text:p>
          </table:table-cell>
          <table:table-cell office:value-type="float" office:value="0" calcext:value-type="float">
            <text:p>0</text:p>
          </table:table-cell>
          <table:table-cell office:value-type="float" office:value="-0.00991127" calcext:value-type="float">
            <text:p>-0.00991127</text:p>
          </table:table-cell>
          <table:table-cell office:value-type="float" office:value="-0.0002185215" calcext:value-type="float">
            <text:p>-0.0002185215</text:p>
          </table:table-cell>
          <table:table-cell office:value-type="float" office:value="0.002372724" calcext:value-type="float">
            <text:p>0.002372724</text:p>
          </table:table-cell>
          <table:table-cell office:value-type="float" office:value="0.0003207464" calcext:value-type="float">
            <text:p>0.0003207464</text:p>
          </table:table-cell>
          <table:table-cell office:value-type="float" office:value="13.14009" calcext:value-type="float">
            <text:p>13.14009</text:p>
          </table:table-cell>
          <table:table-cell office:value-type="float" office:value="0.1019338" calcext:value-type="float">
            <text:p>0.1019338</text:p>
          </table:table-cell>
          <table:table-cell office:value-type="float" office:value="0.05999001" calcext:value-type="float">
            <text:p>0.05999001</text:p>
          </table:table-cell>
          <table:table-cell office:value-type="float" office:value="0.04246395" calcext:value-type="float">
            <text:p>0.04246395</text:p>
          </table:table-cell>
          <table:table-cell office:value-type="float" office:value="0.02531576" calcext:value-type="float">
            <text:p>0.02531576</text:p>
          </table:table-cell>
          <table:table-cell office:value-type="float" office:value="0.02755013" calcext:value-type="float">
            <text:p>0.02755013</text:p>
          </table:table-cell>
          <table:table-cell office:value-type="float" office:value="0.01258479" calcext:value-type="float">
            <text:p>0.01258479</text:p>
          </table:table-cell>
          <table:table-cell office:value-type="float" office:value="0.01240857" calcext:value-type="float">
            <text:p>0.01240857</text:p>
          </table:table-cell>
          <table:table-cell office:value-type="float" office:value="0.02667533" calcext:value-type="float">
            <text:p>0.02667533</text:p>
          </table:table-cell>
          <table:table-cell office:value-type="float" office:value="0.02284323" calcext:value-type="float">
            <text:p>0.02284323</text:p>
          </table:table-cell>
          <table:table-cell office:value-type="float" office:value="0.02126128" calcext:value-type="float">
            <text:p>0.02126128</text:p>
          </table:table-cell>
          <table:table-cell office:value-type="float" office:value="0.02046467" calcext:value-type="float">
            <text:p>0.02046467</text:p>
          </table:table-cell>
          <table:table-cell office:value-type="float" office:value="0.0254243" calcext:value-type="float">
            <text:p>0.0254243</text:p>
          </table:table-cell>
          <table:table-cell office:value-type="float" office:value="0.004925709" calcext:value-type="float">
            <text:p>0.004925709</text:p>
          </table:table-cell>
          <table:table-cell office:value-type="float" office:value="0.004265067" calcext:value-type="float">
            <text:p>0.004265067</text:p>
          </table:table-cell>
          <table:table-cell office:value-type="float" office:value="0" calcext:value-type="float">
            <text:p>0</text:p>
          </table:table-cell>
          <table:table-cell office:value-type="float" office:value="58.16388" calcext:value-type="float">
            <text:p>58.16388</text:p>
          </table:table-cell>
          <table:table-cell office:value-type="float" office:value="21.23309" calcext:value-type="float">
            <text:p>21.23309</text:p>
          </table:table-cell>
          <table:table-cell office:value-type="float" office:value="18.77988" calcext:value-type="float">
            <text:p>18.77988</text:p>
          </table:table-cell>
          <table:table-cell office:value-type="float" office:value="13.40513" calcext:value-type="float">
            <text:p>13.40513</text:p>
          </table:table-cell>
          <table:table-cell office:value-type="float" office:value="9.538977" calcext:value-type="float">
            <text:p>9.538977</text:p>
          </table:table-cell>
          <table:table-cell office:value-type="float" office:value="3.849283" calcext:value-type="float">
            <text:p>3.849283</text:p>
          </table:table-cell>
          <table:table-cell office:value-type="float" office:value="1.59362" calcext:value-type="float">
            <text:p>1.59362</text:p>
          </table:table-cell>
          <table:table-cell office:value-type="float" office:value="2.099084" calcext:value-type="float">
            <text:p>2.099084</text:p>
          </table:table-cell>
          <table:table-cell office:value-type="float" office:value="1.705112" calcext:value-type="float">
            <text:p>1.705112</text:p>
          </table:table-cell>
          <table:table-cell office:value-type="float" office:value="0.7164527" calcext:value-type="float">
            <text:p>0.7164527</text:p>
          </table:table-cell>
          <table:table-cell office:value-type="float" office:value="0.3839031" calcext:value-type="float">
            <text:p>0.3839031</text:p>
          </table:table-cell>
          <table:table-cell office:value-type="float" office:value="0.456788" calcext:value-type="float">
            <text:p>0.456788</text:p>
          </table:table-cell>
          <table:table-cell office:value-type="float" office:value="0.3237274" calcext:value-type="float">
            <text:p>0.3237274</text:p>
          </table:table-cell>
          <table:table-cell office:value-type="float" office:value="0.3470548" calcext:value-type="float">
            <text:p>0.3470548</text:p>
          </table:table-cell>
          <table:table-cell office:value-type="float" office:value="0" calcext:value-type="float">
            <text:p>0</text:p>
          </table:table-cell>
          <table:table-cell office:value-type="float" office:value="57.67674" calcext:value-type="float">
            <text:p>57.67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8881" calcext:value-type="float">
            <text:p>0.3498881</text:p>
          </table:table-cell>
          <table:table-cell office:value-type="float" office:value="0" calcext:value-type="float">
            <text:p>0</text:p>
          </table:table-cell>
          <table:table-cell office:value-type="float" office:value="-0.0001865595" calcext:value-type="float">
            <text:p>-0.00018655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31.28942" calcext:value-type="float">
            <text:p>31.28942</text:p>
          </table:table-cell>
          <table:table-cell office:value-type="float" office:value="1095.323" calcext:value-type="float">
            <text:p>1095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89" calcext:value-type="float">
            <text:p>0.14489</text:p>
          </table:table-cell>
          <table:table-cell office:value-type="float" office:value="7.771717" calcext:value-type="float">
            <text:p>7.771717</text:p>
          </table:table-cell>
          <table:table-cell office:value-type="float" office:value="0" calcext:value-type="float">
            <text:p>0</text:p>
          </table:table-cell>
          <table:table-cell office:value-type="float" office:value="0.000001662713" calcext:value-type="float">
            <text:p>1.662713E-06</text:p>
          </table:table-cell>
          <table:table-cell office:value-type="float" office:value="0" calcext:value-type="float">
            <text:p>0</text:p>
          </table:table-cell>
          <table:table-cell office:value-type="float" office:value="-0.009911255" calcext:value-type="float">
            <text:p>-0.009911255</text:p>
          </table:table-cell>
          <table:table-cell office:value-type="float" office:value="-0.000221103" calcext:value-type="float">
            <text:p>-0.000221103</text:p>
          </table:table-cell>
          <table:table-cell office:value-type="float" office:value="0.002399484" calcext:value-type="float">
            <text:p>0.002399484</text:p>
          </table:table-cell>
          <table:table-cell office:value-type="float" office:value="0.0003262633" calcext:value-type="float">
            <text:p>0.0003262633</text:p>
          </table:table-cell>
          <table:table-cell office:value-type="float" office:value="13.14259" calcext:value-type="float">
            <text:p>13.14259</text:p>
          </table:table-cell>
          <table:table-cell office:value-type="float" office:value="0.08410288" calcext:value-type="float">
            <text:p>0.08410288</text:p>
          </table:table-cell>
          <table:table-cell office:value-type="float" office:value="0.05822238" calcext:value-type="float">
            <text:p>0.05822238</text:p>
          </table:table-cell>
          <table:table-cell office:value-type="float" office:value="0.04276321" calcext:value-type="float">
            <text:p>0.04276321</text:p>
          </table:table-cell>
          <table:table-cell office:value-type="float" office:value="0.02569522" calcext:value-type="float">
            <text:p>0.02569522</text:p>
          </table:table-cell>
          <table:table-cell office:value-type="float" office:value="0.0282434" calcext:value-type="float">
            <text:p>0.0282434</text:p>
          </table:table-cell>
          <table:table-cell office:value-type="float" office:value="0.01269125" calcext:value-type="float">
            <text:p>0.01269125</text:p>
          </table:table-cell>
          <table:table-cell office:value-type="float" office:value="0.01247571" calcext:value-type="float">
            <text:p>0.01247571</text:p>
          </table:table-cell>
          <table:table-cell office:value-type="float" office:value="0.02664469" calcext:value-type="float">
            <text:p>0.02664469</text:p>
          </table:table-cell>
          <table:table-cell office:value-type="float" office:value="0.0228103" calcext:value-type="float">
            <text:p>0.0228103</text:p>
          </table:table-cell>
          <table:table-cell office:value-type="float" office:value="0.02124163" calcext:value-type="float">
            <text:p>0.02124163</text:p>
          </table:table-cell>
          <table:table-cell office:value-type="float" office:value="0.02046821" calcext:value-type="float">
            <text:p>0.02046821</text:p>
          </table:table-cell>
          <table:table-cell office:value-type="float" office:value="0.0254227" calcext:value-type="float">
            <text:p>0.0254227</text:p>
          </table:table-cell>
          <table:table-cell office:value-type="float" office:value="0.00492482" calcext:value-type="float">
            <text:p>0.00492482</text:p>
          </table:table-cell>
          <table:table-cell office:value-type="float" office:value="0.004264975" calcext:value-type="float">
            <text:p>0.004264975</text:p>
          </table:table-cell>
          <table:table-cell office:value-type="float" office:value="0" calcext:value-type="float">
            <text:p>0</text:p>
          </table:table-cell>
          <table:table-cell office:value-type="float" office:value="66.66834" calcext:value-type="float">
            <text:p>66.66834</text:p>
          </table:table-cell>
          <table:table-cell office:value-type="float" office:value="22.61858" calcext:value-type="float">
            <text:p>22.61858</text:p>
          </table:table-cell>
          <table:table-cell office:value-type="float" office:value="18.76509" calcext:value-type="float">
            <text:p>18.76509</text:p>
          </table:table-cell>
          <table:table-cell office:value-type="float" office:value="13.36571" calcext:value-type="float">
            <text:p>13.36571</text:p>
          </table:table-cell>
          <table:table-cell office:value-type="float" office:value="9.526002" calcext:value-type="float">
            <text:p>9.526002</text:p>
          </table:table-cell>
          <table:table-cell office:value-type="float" office:value="3.843503" calcext:value-type="float">
            <text:p>3.843503</text:p>
          </table:table-cell>
          <table:table-cell office:value-type="float" office:value="1.602642" calcext:value-type="float">
            <text:p>1.602642</text:p>
          </table:table-cell>
          <table:table-cell office:value-type="float" office:value="2.10056" calcext:value-type="float">
            <text:p>2.10056</text:p>
          </table:table-cell>
          <table:table-cell office:value-type="float" office:value="1.705964" calcext:value-type="float">
            <text:p>1.705964</text:p>
          </table:table-cell>
          <table:table-cell office:value-type="float" office:value="0.71737" calcext:value-type="float">
            <text:p>0.71737</text:p>
          </table:table-cell>
          <table:table-cell office:value-type="float" office:value="0.384594" calcext:value-type="float">
            <text:p>0.384594</text:p>
          </table:table-cell>
          <table:table-cell office:value-type="float" office:value="0.4571979" calcext:value-type="float">
            <text:p>0.4571979</text:p>
          </table:table-cell>
          <table:table-cell office:value-type="float" office:value="0.3234023" calcext:value-type="float">
            <text:p>0.3234023</text:p>
          </table:table-cell>
          <table:table-cell office:value-type="float" office:value="0.3472118" calcext:value-type="float">
            <text:p>0.3472118</text:p>
          </table:table-cell>
          <table:table-cell office:value-type="float" office:value="0" calcext:value-type="float">
            <text:p>0</text:p>
          </table:table-cell>
          <table:table-cell office:value-type="float" office:value="57.17252" calcext:value-type="float">
            <text:p>57.1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35309" calcext:value-type="float">
            <text:p>0.3535309</text:p>
          </table:table-cell>
          <table:table-cell office:value-type="float" office:value="0" calcext:value-type="float">
            <text:p>0</text:p>
          </table:table-cell>
          <table:table-cell office:value-type="float" office:value="-0.0001890372" calcext:value-type="float">
            <text:p>-0.00018903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31.28885" calcext:value-type="float">
            <text:p>31.28885</text:p>
          </table:table-cell>
          <table:table-cell office:value-type="float" office:value="1095.32" calcext:value-type="float">
            <text:p>109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8111" calcext:value-type="float">
            <text:p>0.1438111</text:p>
          </table:table-cell>
          <table:table-cell office:value-type="float" office:value="7.77427" calcext:value-type="float">
            <text:p>7.77427</text:p>
          </table:table-cell>
          <table:table-cell office:value-type="float" office:value="0" calcext:value-type="float">
            <text:p>0</text:p>
          </table:table-cell>
          <table:table-cell office:value-type="float" office:value="0.000001662783" calcext:value-type="float">
            <text:p>1.662783E-06</text:p>
          </table:table-cell>
          <table:table-cell office:value-type="float" office:value="0" calcext:value-type="float">
            <text:p>0</text:p>
          </table:table-cell>
          <table:table-cell office:value-type="float" office:value="-0.009911255" calcext:value-type="float">
            <text:p>-0.009911255</text:p>
          </table:table-cell>
          <table:table-cell office:value-type="float" office:value="-0.000224741" calcext:value-type="float">
            <text:p>-0.000224741</text:p>
          </table:table-cell>
          <table:table-cell office:value-type="float" office:value="0.002424939" calcext:value-type="float">
            <text:p>0.002424939</text:p>
          </table:table-cell>
          <table:table-cell office:value-type="float" office:value="0.000333838" calcext:value-type="float">
            <text:p>0.000333838</text:p>
          </table:table-cell>
          <table:table-cell office:value-type="float" office:value="13.14963" calcext:value-type="float">
            <text:p>13.14963</text:p>
          </table:table-cell>
          <table:table-cell office:value-type="float" office:value="0.06703977" calcext:value-type="float">
            <text:p>0.06703977</text:p>
          </table:table-cell>
          <table:table-cell office:value-type="float" office:value="0.05537289" calcext:value-type="float">
            <text:p>0.05537289</text:p>
          </table:table-cell>
          <table:table-cell office:value-type="float" office:value="0.04262284" calcext:value-type="float">
            <text:p>0.04262284</text:p>
          </table:table-cell>
          <table:table-cell office:value-type="float" office:value="0.02593436" calcext:value-type="float">
            <text:p>0.02593436</text:p>
          </table:table-cell>
          <table:table-cell office:value-type="float" office:value="0.02867438" calcext:value-type="float">
            <text:p>0.02867438</text:p>
          </table:table-cell>
          <table:table-cell office:value-type="float" office:value="0.01276907" calcext:value-type="float">
            <text:p>0.01276907</text:p>
          </table:table-cell>
          <table:table-cell office:value-type="float" office:value="0.0125334" calcext:value-type="float">
            <text:p>0.0125334</text:p>
          </table:table-cell>
          <table:table-cell office:value-type="float" office:value="0.02662164" calcext:value-type="float">
            <text:p>0.02662164</text:p>
          </table:table-cell>
          <table:table-cell office:value-type="float" office:value="0.02278226" calcext:value-type="float">
            <text:p>0.02278226</text:p>
          </table:table-cell>
          <table:table-cell office:value-type="float" office:value="0.0212228" calcext:value-type="float">
            <text:p>0.0212228</text:p>
          </table:table-cell>
          <table:table-cell office:value-type="float" office:value="0.02047145" calcext:value-type="float">
            <text:p>0.02047145</text:p>
          </table:table-cell>
          <table:table-cell office:value-type="float" office:value="0.02542027" calcext:value-type="float">
            <text:p>0.02542027</text:p>
          </table:table-cell>
          <table:table-cell office:value-type="float" office:value="0.004924055" calcext:value-type="float">
            <text:p>0.004924055</text:p>
          </table:table-cell>
          <table:table-cell office:value-type="float" office:value="0.004264765" calcext:value-type="float">
            <text:p>0.004264765</text:p>
          </table:table-cell>
          <table:table-cell office:value-type="float" office:value="0" calcext:value-type="float">
            <text:p>0</text:p>
          </table:table-cell>
          <table:table-cell office:value-type="float" office:value="58.13995" calcext:value-type="float">
            <text:p>58.13995</text:p>
          </table:table-cell>
          <table:table-cell office:value-type="float" office:value="23.92828" calcext:value-type="float">
            <text:p>23.92828</text:p>
          </table:table-cell>
          <table:table-cell office:value-type="float" office:value="18.75614" calcext:value-type="float">
            <text:p>18.75614</text:p>
          </table:table-cell>
          <table:table-cell office:value-type="float" office:value="13.32813" calcext:value-type="float">
            <text:p>13.32813</text:p>
          </table:table-cell>
          <table:table-cell office:value-type="float" office:value="9.509895" calcext:value-type="float">
            <text:p>9.509895</text:p>
          </table:table-cell>
          <table:table-cell office:value-type="float" office:value="3.838521" calcext:value-type="float">
            <text:p>3.838521</text:p>
          </table:table-cell>
          <table:table-cell office:value-type="float" office:value="1.61171" calcext:value-type="float">
            <text:p>1.61171</text:p>
          </table:table-cell>
          <table:table-cell office:value-type="float" office:value="2.101956" calcext:value-type="float">
            <text:p>2.101956</text:p>
          </table:table-cell>
          <table:table-cell office:value-type="float" office:value="1.706768" calcext:value-type="float">
            <text:p>1.706768</text:p>
          </table:table-cell>
          <table:table-cell office:value-type="float" office:value="0.7182815" calcext:value-type="float">
            <text:p>0.7182815</text:p>
          </table:table-cell>
          <table:table-cell office:value-type="float" office:value="0.3852828" calcext:value-type="float">
            <text:p>0.3852828</text:p>
          </table:table-cell>
          <table:table-cell office:value-type="float" office:value="0.4575923" calcext:value-type="float">
            <text:p>0.4575923</text:p>
          </table:table-cell>
          <table:table-cell office:value-type="float" office:value="0.3231348" calcext:value-type="float">
            <text:p>0.3231348</text:p>
          </table:table-cell>
          <table:table-cell office:value-type="float" office:value="0.3473292" calcext:value-type="float">
            <text:p>0.3473292</text:p>
          </table:table-cell>
          <table:table-cell office:value-type="float" office:value="0" calcext:value-type="float">
            <text:p>0</text:p>
          </table:table-cell>
          <table:table-cell office:value-type="float" office:value="56.56033" calcext:value-type="float">
            <text:p>56.5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49839" calcext:value-type="float">
            <text:p>0.3549839</text:p>
          </table:table-cell>
          <table:table-cell office:value-type="float" office:value="0" calcext:value-type="float">
            <text:p>0</text:p>
          </table:table-cell>
          <table:table-cell office:value-type="float" office:value="-0.0001916286" calcext:value-type="float">
            <text:p>-0.00019162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31.28974" calcext:value-type="float">
            <text:p>31.28974</text:p>
          </table:table-cell>
          <table:table-cell office:value-type="float" office:value="1095.318" calcext:value-type="float">
            <text:p>1095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388" calcext:value-type="float">
            <text:p>0.1428388</text:p>
          </table:table-cell>
          <table:table-cell office:value-type="float" office:value="7.775273" calcext:value-type="float">
            <text:p>7.775273</text:p>
          </table:table-cell>
          <table:table-cell office:value-type="float" office:value="0" calcext:value-type="float">
            <text:p>0</text:p>
          </table:table-cell>
          <table:table-cell office:value-type="float" office:value="0.000001710911" calcext:value-type="float">
            <text:p>1.710911E-06</text:p>
          </table:table-cell>
          <table:table-cell office:value-type="float" office:value="0" calcext:value-type="float">
            <text:p>0</text:p>
          </table:table-cell>
          <table:table-cell office:value-type="float" office:value="-0.009898142" calcext:value-type="float">
            <text:p>-0.009898142</text:p>
          </table:table-cell>
          <table:table-cell office:value-type="float" office:value="-0.0002291616" calcext:value-type="float">
            <text:p>-0.0002291616</text:p>
          </table:table-cell>
          <table:table-cell office:value-type="float" office:value="0.00245317" calcext:value-type="float">
            <text:p>0.00245317</text:p>
          </table:table-cell>
          <table:table-cell office:value-type="float" office:value="0.0003392223" calcext:value-type="float">
            <text:p>0.0003392223</text:p>
          </table:table-cell>
          <table:table-cell office:value-type="float" office:value="13.15868" calcext:value-type="float">
            <text:p>13.15868</text:p>
          </table:table-cell>
          <table:table-cell office:value-type="float" office:value="0.05893297" calcext:value-type="float">
            <text:p>0.05893297</text:p>
          </table:table-cell>
          <table:table-cell office:value-type="float" office:value="0.0532375" calcext:value-type="float">
            <text:p>0.0532375</text:p>
          </table:table-cell>
          <table:table-cell office:value-type="float" office:value="0.04278966" calcext:value-type="float">
            <text:p>0.04278966</text:p>
          </table:table-cell>
          <table:table-cell office:value-type="float" office:value="0.02626435" calcext:value-type="float">
            <text:p>0.02626435</text:p>
          </table:table-cell>
          <table:table-cell office:value-type="float" office:value="0.02914464" calcext:value-type="float">
            <text:p>0.02914464</text:p>
          </table:table-cell>
          <table:table-cell office:value-type="float" office:value="0.01285593" calcext:value-type="float">
            <text:p>0.01285593</text:p>
          </table:table-cell>
          <table:table-cell office:value-type="float" office:value="0.01257733" calcext:value-type="float">
            <text:p>0.01257733</text:p>
          </table:table-cell>
          <table:table-cell office:value-type="float" office:value="0.02660593" calcext:value-type="float">
            <text:p>0.02660593</text:p>
          </table:table-cell>
          <table:table-cell office:value-type="float" office:value="0.02275778" calcext:value-type="float">
            <text:p>0.02275778</text:p>
          </table:table-cell>
          <table:table-cell office:value-type="float" office:value="0.02120489" calcext:value-type="float">
            <text:p>0.02120489</text:p>
          </table:table-cell>
          <table:table-cell office:value-type="float" office:value="0.02047441" calcext:value-type="float">
            <text:p>0.02047441</text:p>
          </table:table-cell>
          <table:table-cell office:value-type="float" office:value="0.0254171" calcext:value-type="float">
            <text:p>0.0254171</text:p>
          </table:table-cell>
          <table:table-cell office:value-type="float" office:value="0.004923498" calcext:value-type="float">
            <text:p>0.004923498</text:p>
          </table:table-cell>
          <table:table-cell office:value-type="float" office:value="0.004264351" calcext:value-type="float">
            <text:p>0.004264351</text:p>
          </table:table-cell>
          <table:table-cell office:value-type="float" office:value="0" calcext:value-type="float">
            <text:p>0</text:p>
          </table:table-cell>
          <table:table-cell office:value-type="float" office:value="51.26924" calcext:value-type="float">
            <text:p>51.26924</text:p>
          </table:table-cell>
          <table:table-cell office:value-type="float" office:value="24.83342" calcext:value-type="float">
            <text:p>24.83342</text:p>
          </table:table-cell>
          <table:table-cell office:value-type="float" office:value="18.74452" calcext:value-type="float">
            <text:p>18.74452</text:p>
          </table:table-cell>
          <table:table-cell office:value-type="float" office:value="13.2895" calcext:value-type="float">
            <text:p>13.2895</text:p>
          </table:table-cell>
          <table:table-cell office:value-type="float" office:value="9.489692" calcext:value-type="float">
            <text:p>9.489692</text:p>
          </table:table-cell>
          <table:table-cell office:value-type="float" office:value="3.834977" calcext:value-type="float">
            <text:p>3.834977</text:p>
          </table:table-cell>
          <table:table-cell office:value-type="float" office:value="1.612243" calcext:value-type="float">
            <text:p>1.612243</text:p>
          </table:table-cell>
          <table:table-cell office:value-type="float" office:value="2.1051" calcext:value-type="float">
            <text:p>2.1051</text:p>
          </table:table-cell>
          <table:table-cell office:value-type="float" office:value="1.707497" calcext:value-type="float">
            <text:p>1.707497</text:p>
          </table:table-cell>
          <table:table-cell office:value-type="float" office:value="0.719182" calcext:value-type="float">
            <text:p>0.719182</text:p>
          </table:table-cell>
          <table:table-cell office:value-type="float" office:value="0.3859694" calcext:value-type="float">
            <text:p>0.3859694</text:p>
          </table:table-cell>
          <table:table-cell office:value-type="float" office:value="0.4579786" calcext:value-type="float">
            <text:p>0.4579786</text:p>
          </table:table-cell>
          <table:table-cell office:value-type="float" office:value="0.322945" calcext:value-type="float">
            <text:p>0.322945</text:p>
          </table:table-cell>
          <table:table-cell office:value-type="float" office:value="0.3473814" calcext:value-type="float">
            <text:p>0.3473814</text:p>
          </table:table-cell>
          <table:table-cell office:value-type="float" office:value="0" calcext:value-type="float">
            <text:p>0</text:p>
          </table:table-cell>
          <table:table-cell office:value-type="float" office:value="55.91976" calcext:value-type="float">
            <text:p>55.9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017" calcext:value-type="float">
            <text:p>0.3550017</text:p>
          </table:table-cell>
          <table:table-cell office:value-type="float" office:value="0" calcext:value-type="float">
            <text:p>0</text:p>
          </table:table-cell>
          <table:table-cell office:value-type="float" office:value="-0.0001941926" calcext:value-type="float">
            <text:p>-0.00019419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31.28803" calcext:value-type="float">
            <text:p>31.28803</text:p>
          </table:table-cell>
          <table:table-cell office:value-type="float" office:value="1095.315" calcext:value-type="float">
            <text:p>1095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4549" calcext:value-type="float">
            <text:p>0.1424549</text:p>
          </table:table-cell>
          <table:table-cell office:value-type="float" office:value="7.77908" calcext:value-type="float">
            <text:p>7.77908</text:p>
          </table:table-cell>
          <table:table-cell office:value-type="float" office:value="0" calcext:value-type="float">
            <text:p>0</text:p>
          </table:table-cell>
          <table:table-cell office:value-type="float" office:value="0.000001710911" calcext:value-type="float">
            <text:p>1.710911E-06</text:p>
          </table:table-cell>
          <table:table-cell office:value-type="float" office:value="0" calcext:value-type="float">
            <text:p>0</text:p>
          </table:table-cell>
          <table:table-cell office:value-type="float" office:value="-0.0104784" calcext:value-type="float">
            <text:p>-0.0104784</text:p>
          </table:table-cell>
          <table:table-cell office:value-type="float" office:value="-0.0002335351" calcext:value-type="float">
            <text:p>-0.0002335351</text:p>
          </table:table-cell>
          <table:table-cell office:value-type="float" office:value="0.002483905" calcext:value-type="float">
            <text:p>0.002483905</text:p>
          </table:table-cell>
          <table:table-cell office:value-type="float" office:value="0.0003411194" calcext:value-type="float">
            <text:p>0.0003411194</text:p>
          </table:table-cell>
          <table:table-cell office:value-type="float" office:value="13.16178" calcext:value-type="float">
            <text:p>13.16178</text:p>
          </table:table-cell>
          <table:table-cell office:value-type="float" office:value="0.05408506" calcext:value-type="float">
            <text:p>0.05408506</text:p>
          </table:table-cell>
          <table:table-cell office:value-type="float" office:value="0.05250132" calcext:value-type="float">
            <text:p>0.05250132</text:p>
          </table:table-cell>
          <table:table-cell office:value-type="float" office:value="0.04360726" calcext:value-type="float">
            <text:p>0.04360726</text:p>
          </table:table-cell>
          <table:table-cell office:value-type="float" office:value="0.02663192" calcext:value-type="float">
            <text:p>0.02663192</text:p>
          </table:table-cell>
          <table:table-cell office:value-type="float" office:value="0.0296401" calcext:value-type="float">
            <text:p>0.0296401</text:p>
          </table:table-cell>
          <table:table-cell office:value-type="float" office:value="0.01293763" calcext:value-type="float">
            <text:p>0.01293763</text:p>
          </table:table-cell>
          <table:table-cell office:value-type="float" office:value="0.01262262" calcext:value-type="float">
            <text:p>0.01262262</text:p>
          </table:table-cell>
          <table:table-cell office:value-type="float" office:value="0.02659198" calcext:value-type="float">
            <text:p>0.02659198</text:p>
          </table:table-cell>
          <table:table-cell office:value-type="float" office:value="0.02273604" calcext:value-type="float">
            <text:p>0.02273604</text:p>
          </table:table-cell>
          <table:table-cell office:value-type="float" office:value="0.02118782" calcext:value-type="float">
            <text:p>0.02118782</text:p>
          </table:table-cell>
          <table:table-cell office:value-type="float" office:value="0.0204772" calcext:value-type="float">
            <text:p>0.0204772</text:p>
          </table:table-cell>
          <table:table-cell office:value-type="float" office:value="0.02541345" calcext:value-type="float">
            <text:p>0.02541345</text:p>
          </table:table-cell>
          <table:table-cell office:value-type="float" office:value="0.004935333" calcext:value-type="float">
            <text:p>0.004935333</text:p>
          </table:table-cell>
          <table:table-cell office:value-type="float" office:value="0.004251323" calcext:value-type="float">
            <text:p>0.004251323</text:p>
          </table:table-cell>
          <table:table-cell office:value-type="float" office:value="0" calcext:value-type="float">
            <text:p>0</text:p>
          </table:table-cell>
          <table:table-cell office:value-type="float" office:value="48.91882" calcext:value-type="float">
            <text:p>48.91882</text:p>
          </table:table-cell>
          <table:table-cell office:value-type="float" office:value="25.24453" calcext:value-type="float">
            <text:p>25.24453</text:p>
          </table:table-cell>
          <table:table-cell office:value-type="float" office:value="18.73084" calcext:value-type="float">
            <text:p>18.73084</text:p>
          </table:table-cell>
          <table:table-cell office:value-type="float" office:value="13.25051" calcext:value-type="float">
            <text:p>13.25051</text:p>
          </table:table-cell>
          <table:table-cell office:value-type="float" office:value="9.466885" calcext:value-type="float">
            <text:p>9.466885</text:p>
          </table:table-cell>
          <table:table-cell office:value-type="float" office:value="3.830256" calcext:value-type="float">
            <text:p>3.830256</text:p>
          </table:table-cell>
          <table:table-cell office:value-type="float" office:value="1.615586" calcext:value-type="float">
            <text:p>1.615586</text:p>
          </table:table-cell>
          <table:table-cell office:value-type="float" office:value="2.10767" calcext:value-type="float">
            <text:p>2.10767</text:p>
          </table:table-cell>
          <table:table-cell office:value-type="float" office:value="1.708218" calcext:value-type="float">
            <text:p>1.708218</text:p>
          </table:table-cell>
          <table:table-cell office:value-type="float" office:value="0.7200744" calcext:value-type="float">
            <text:p>0.7200744</text:p>
          </table:table-cell>
          <table:table-cell office:value-type="float" office:value="0.3866588" calcext:value-type="float">
            <text:p>0.3866588</text:p>
          </table:table-cell>
          <table:table-cell office:value-type="float" office:value="0.4585501" calcext:value-type="float">
            <text:p>0.4585501</text:p>
          </table:table-cell>
          <table:table-cell office:value-type="float" office:value="0.3279587" calcext:value-type="float">
            <text:p>0.3279587</text:p>
          </table:table-cell>
          <table:table-cell office:value-type="float" office:value="0.3430415" calcext:value-type="float">
            <text:p>0.3430415</text:p>
          </table:table-cell>
          <table:table-cell office:value-type="float" office:value="0" calcext:value-type="float">
            <text:p>0</text:p>
          </table:table-cell>
          <table:table-cell office:value-type="float" office:value="55.63608" calcext:value-type="float">
            <text:p>55.6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821" calcext:value-type="float">
            <text:p>0.357821</text:p>
          </table:table-cell>
          <table:table-cell office:value-type="float" office:value="0" calcext:value-type="float">
            <text:p>0</text:p>
          </table:table-cell>
          <table:table-cell office:value-type="float" office:value="-0.0001966012" calcext:value-type="float">
            <text:p>-0.00019660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31.28709" calcext:value-type="float">
            <text:p>31.28709</text:p>
          </table:table-cell>
          <table:table-cell office:value-type="float" office:value="1095.312" calcext:value-type="float">
            <text:p>1095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0119" calcext:value-type="float">
            <text:p>0.1420119</text:p>
          </table:table-cell>
          <table:table-cell office:value-type="float" office:value="7.782334" calcext:value-type="float">
            <text:p>7.782334</text:p>
          </table:table-cell>
          <table:table-cell office:value-type="float" office:value="0" calcext:value-type="float">
            <text:p>0</text:p>
          </table:table-cell>
          <table:table-cell office:value-type="float" office:value="0.000001710911" calcext:value-type="float">
            <text:p>1.710911E-06</text:p>
          </table:table-cell>
          <table:table-cell office:value-type="float" office:value="0" calcext:value-type="float">
            <text:p>0</text:p>
          </table:table-cell>
          <table:table-cell office:value-type="float" office:value="-0.01129386" calcext:value-type="float">
            <text:p>-0.01129386</text:p>
          </table:table-cell>
          <table:table-cell office:value-type="float" office:value="-0.000237206" calcext:value-type="float">
            <text:p>-0.000237206</text:p>
          </table:table-cell>
          <table:table-cell office:value-type="float" office:value="0.00251511" calcext:value-type="float">
            <text:p>0.00251511</text:p>
          </table:table-cell>
          <table:table-cell office:value-type="float" office:value="0.0003431764" calcext:value-type="float">
            <text:p>0.0003431764</text:p>
          </table:table-cell>
          <table:table-cell office:value-type="float" office:value="13.16647" calcext:value-type="float">
            <text:p>13.16647</text:p>
          </table:table-cell>
          <table:table-cell office:value-type="float" office:value="0.04739057" calcext:value-type="float">
            <text:p>0.04739057</text:p>
          </table:table-cell>
          <table:table-cell office:value-type="float" office:value="0.05103341" calcext:value-type="float">
            <text:p>0.05103341</text:p>
          </table:table-cell>
          <table:table-cell office:value-type="float" office:value="0.04375032" calcext:value-type="float">
            <text:p>0.04375032</text:p>
          </table:table-cell>
          <table:table-cell office:value-type="float" office:value="0.02694458" calcext:value-type="float">
            <text:p>0.02694458</text:p>
          </table:table-cell>
          <table:table-cell office:value-type="float" office:value="0.03010886" calcext:value-type="float">
            <text:p>0.03010886</text:p>
          </table:table-cell>
          <table:table-cell office:value-type="float" office:value="0.01301701" calcext:value-type="float">
            <text:p>0.01301701</text:p>
          </table:table-cell>
          <table:table-cell office:value-type="float" office:value="0.01267889" calcext:value-type="float">
            <text:p>0.01267889</text:p>
          </table:table-cell>
          <table:table-cell office:value-type="float" office:value="0.02658318" calcext:value-type="float">
            <text:p>0.02658318</text:p>
          </table:table-cell>
          <table:table-cell office:value-type="float" office:value="0.02271695" calcext:value-type="float">
            <text:p>0.02271695</text:p>
          </table:table-cell>
          <table:table-cell office:value-type="float" office:value="0.02117162" calcext:value-type="float">
            <text:p>0.02117162</text:p>
          </table:table-cell>
          <table:table-cell office:value-type="float" office:value="0.02048004" calcext:value-type="float">
            <text:p>0.02048004</text:p>
          </table:table-cell>
          <table:table-cell office:value-type="float" office:value="0.02540956" calcext:value-type="float">
            <text:p>0.02540956</text:p>
          </table:table-cell>
          <table:table-cell office:value-type="float" office:value="0.00493096" calcext:value-type="float">
            <text:p>0.00493096</text:p>
          </table:table-cell>
          <table:table-cell office:value-type="float" office:value="0.004254573" calcext:value-type="float">
            <text:p>0.004254573</text:p>
          </table:table-cell>
          <table:table-cell office:value-type="float" office:value="0" calcext:value-type="float">
            <text:p>0</text:p>
          </table:table-cell>
          <table:table-cell office:value-type="float" office:value="46.2447" calcext:value-type="float">
            <text:p>46.2447</text:p>
          </table:table-cell>
          <table:table-cell office:value-type="float" office:value="25.46028" calcext:value-type="float">
            <text:p>25.46028</text:p>
          </table:table-cell>
          <table:table-cell office:value-type="float" office:value="18.72056" calcext:value-type="float">
            <text:p>18.72056</text:p>
          </table:table-cell>
          <table:table-cell office:value-type="float" office:value="13.20976" calcext:value-type="float">
            <text:p>13.20976</text:p>
          </table:table-cell>
          <table:table-cell office:value-type="float" office:value="9.441732" calcext:value-type="float">
            <text:p>9.441732</text:p>
          </table:table-cell>
          <table:table-cell office:value-type="float" office:value="3.824766" calcext:value-type="float">
            <text:p>3.824766</text:p>
          </table:table-cell>
          <table:table-cell office:value-type="float" office:value="1.621632" calcext:value-type="float">
            <text:p>1.621632</text:p>
          </table:table-cell>
          <table:table-cell office:value-type="float" office:value="2.109543" calcext:value-type="float">
            <text:p>2.109543</text:p>
          </table:table-cell>
          <table:table-cell office:value-type="float" office:value="1.708947" calcext:value-type="float">
            <text:p>1.708947</text:p>
          </table:table-cell>
          <table:table-cell office:value-type="float" office:value="0.7209605" calcext:value-type="float">
            <text:p>0.7209605</text:p>
          </table:table-cell>
          <table:table-cell office:value-type="float" office:value="0.3873669" calcext:value-type="float">
            <text:p>0.3873669</text:p>
          </table:table-cell>
          <table:table-cell office:value-type="float" office:value="0.4591141" calcext:value-type="float">
            <text:p>0.4591141</text:p>
          </table:table-cell>
          <table:table-cell office:value-type="float" office:value="0.3263133" calcext:value-type="float">
            <text:p>0.3263133</text:p>
          </table:table-cell>
          <table:table-cell office:value-type="float" office:value="0.3457873" calcext:value-type="float">
            <text:p>0.3457873</text:p>
          </table:table-cell>
          <table:table-cell office:value-type="float" office:value="0" calcext:value-type="float">
            <text:p>0</text:p>
          </table:table-cell>
          <table:table-cell office:value-type="float" office:value="55.37086" calcext:value-type="float">
            <text:p>55.37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97922" calcext:value-type="float">
            <text:p>0.3597922</text:p>
          </table:table-cell>
          <table:table-cell office:value-type="float" office:value="0" calcext:value-type="float">
            <text:p>0</text:p>
          </table:table-cell>
          <table:table-cell office:value-type="float" office:value="-0.0001990294" calcext:value-type="float">
            <text:p>-0.00019902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31.28319" calcext:value-type="float">
            <text:p>31.28319</text:p>
          </table:table-cell>
          <table:table-cell office:value-type="float" office:value="1095.31" calcext:value-type="float">
            <text:p>109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0723" calcext:value-type="float">
            <text:p>0.1430723</text:p>
          </table:table-cell>
          <table:table-cell office:value-type="float" office:value="7.787181" calcext:value-type="float">
            <text:p>7.787181</text:p>
          </table:table-cell>
          <table:table-cell office:value-type="float" office:value="0" calcext:value-type="float">
            <text:p>0</text:p>
          </table:table-cell>
          <table:table-cell office:value-type="float" office:value="0.000001710933" calcext:value-type="float">
            <text:p>1.710933E-06</text:p>
          </table:table-cell>
          <table:table-cell office:value-type="float" office:value="0" calcext:value-type="float">
            <text:p>0</text:p>
          </table:table-cell>
          <table:table-cell office:value-type="float" office:value="-0.01172739" calcext:value-type="float">
            <text:p>-0.01172739</text:p>
          </table:table-cell>
          <table:table-cell office:value-type="float" office:value="-0.0002448749" calcext:value-type="float">
            <text:p>-0.0002448749</text:p>
          </table:table-cell>
          <table:table-cell office:value-type="float" office:value="0.002546619" calcext:value-type="float">
            <text:p>0.002546619</text:p>
          </table:table-cell>
          <table:table-cell office:value-type="float" office:value="0.0003449573" calcext:value-type="float">
            <text:p>0.0003449573</text:p>
          </table:table-cell>
          <table:table-cell office:value-type="float" office:value="13.16839" calcext:value-type="float">
            <text:p>13.16839</text:p>
          </table:table-cell>
          <table:table-cell office:value-type="float" office:value="0.05289733" calcext:value-type="float">
            <text:p>0.05289733</text:p>
          </table:table-cell>
          <table:table-cell office:value-type="float" office:value="0.04843129" calcext:value-type="float">
            <text:p>0.04843129</text:p>
          </table:table-cell>
          <table:table-cell office:value-type="float" office:value="0.04270804" calcext:value-type="float">
            <text:p>0.04270804</text:p>
          </table:table-cell>
          <table:table-cell office:value-type="float" office:value="0.0268402" calcext:value-type="float">
            <text:p>0.0268402</text:p>
          </table:table-cell>
          <table:table-cell office:value-type="float" office:value="0.0301219" calcext:value-type="float">
            <text:p>0.0301219</text:p>
          </table:table-cell>
          <table:table-cell office:value-type="float" office:value="0.0130407" calcext:value-type="float">
            <text:p>0.0130407</text:p>
          </table:table-cell>
          <table:table-cell office:value-type="float" office:value="0.01271743" calcext:value-type="float">
            <text:p>0.01271743</text:p>
          </table:table-cell>
          <table:table-cell office:value-type="float" office:value="0.02657409" calcext:value-type="float">
            <text:p>0.02657409</text:p>
          </table:table-cell>
          <table:table-cell office:value-type="float" office:value="0.02270023" calcext:value-type="float">
            <text:p>0.02270023</text:p>
          </table:table-cell>
          <table:table-cell office:value-type="float" office:value="0.02115625" calcext:value-type="float">
            <text:p>0.02115625</text:p>
          </table:table-cell>
          <table:table-cell office:value-type="float" office:value="0.02048281" calcext:value-type="float">
            <text:p>0.02048281</text:p>
          </table:table-cell>
          <table:table-cell office:value-type="float" office:value="0.02540519" calcext:value-type="float">
            <text:p>0.02540519</text:p>
          </table:table-cell>
          <table:table-cell office:value-type="float" office:value="0.004928079" calcext:value-type="float">
            <text:p>0.004928079</text:p>
          </table:table-cell>
          <table:table-cell office:value-type="float" office:value="0.004256359" calcext:value-type="float">
            <text:p>0.004256359</text:p>
          </table:table-cell>
          <table:table-cell office:value-type="float" office:value="0" calcext:value-type="float">
            <text:p>0</text:p>
          </table:table-cell>
          <table:table-cell office:value-type="float" office:value="37.25581" calcext:value-type="float">
            <text:p>37.25581</text:p>
          </table:table-cell>
          <table:table-cell office:value-type="float" office:value="25.18062" calcext:value-type="float">
            <text:p>25.18062</text:p>
          </table:table-cell>
          <table:table-cell office:value-type="float" office:value="18.72001" calcext:value-type="float">
            <text:p>18.72001</text:p>
          </table:table-cell>
          <table:table-cell office:value-type="float" office:value="13.17012" calcext:value-type="float">
            <text:p>13.17012</text:p>
          </table:table-cell>
          <table:table-cell office:value-type="float" office:value="9.415298" calcext:value-type="float">
            <text:p>9.415298</text:p>
          </table:table-cell>
          <table:table-cell office:value-type="float" office:value="3.818994" calcext:value-type="float">
            <text:p>3.818994</text:p>
          </table:table-cell>
          <table:table-cell office:value-type="float" office:value="1.629122" calcext:value-type="float">
            <text:p>1.629122</text:p>
          </table:table-cell>
          <table:table-cell office:value-type="float" office:value="2.111074" calcext:value-type="float">
            <text:p>2.111074</text:p>
          </table:table-cell>
          <table:table-cell office:value-type="float" office:value="1.709662" calcext:value-type="float">
            <text:p>1.709662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0.3880836" calcext:value-type="float">
            <text:p>0.3880836</text:p>
          </table:table-cell>
          <table:table-cell office:value-type="float" office:value="0.4595892" calcext:value-type="float">
            <text:p>0.4595892</text:p>
          </table:table-cell>
          <table:table-cell office:value-type="float" office:value="0.3252518" calcext:value-type="float">
            <text:p>0.3252518</text:p>
          </table:table-cell>
          <table:table-cell office:value-type="float" office:value="0.3473596" calcext:value-type="float">
            <text:p>0.3473596</text:p>
          </table:table-cell>
          <table:table-cell office:value-type="float" office:value="0" calcext:value-type="float">
            <text:p>0</text:p>
          </table:table-cell>
          <table:table-cell office:value-type="float" office:value="56.2954" calcext:value-type="float">
            <text:p>56.2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7516" calcext:value-type="float">
            <text:p>0.3647516</text:p>
          </table:table-cell>
          <table:table-cell office:value-type="float" office:value="0" calcext:value-type="float">
            <text:p>0</text:p>
          </table:table-cell>
          <table:table-cell office:value-type="float" office:value="-0.0002017241" calcext:value-type="float">
            <text:p>-0.00020172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31.28099" calcext:value-type="float">
            <text:p>31.28099</text:p>
          </table:table-cell>
          <table:table-cell office:value-type="float" office:value="1095.306" calcext:value-type="float">
            <text:p>1095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692" calcext:value-type="float">
            <text:p>0.1428692</text:p>
          </table:table-cell>
          <table:table-cell office:value-type="float" office:value="7.791531" calcext:value-type="float">
            <text:p>7.791531</text:p>
          </table:table-cell>
          <table:table-cell office:value-type="float" office:value="0" calcext:value-type="float">
            <text:p>0</text:p>
          </table:table-cell>
          <table:table-cell office:value-type="float" office:value="0.000001710974" calcext:value-type="float">
            <text:p>1.710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72738" calcext:value-type="float">
            <text:p>-0.01172738</text:p>
          </table:table-cell>
          <table:table-cell office:value-type="float" office:value="-0.0002468587" calcext:value-type="float">
            <text:p>-0.0002468587</text:p>
          </table:table-cell>
          <table:table-cell office:value-type="float" office:value="0.002578265" calcext:value-type="float">
            <text:p>0.002578265</text:p>
          </table:table-cell>
          <table:table-cell office:value-type="float" office:value="0.000346389" calcext:value-type="float">
            <text:p>0.000346389</text:p>
          </table:table-cell>
          <table:table-cell office:value-type="float" office:value="13.17352" calcext:value-type="float">
            <text:p>13.17352</text:p>
          </table:table-cell>
          <table:table-cell office:value-type="float" office:value="0.05133277" calcext:value-type="float">
            <text:p>0.05133277</text:p>
          </table:table-cell>
          <table:table-cell office:value-type="float" office:value="0.04770708" calcext:value-type="float">
            <text:p>0.04770708</text:p>
          </table:table-cell>
          <table:table-cell office:value-type="float" office:value="0.04237605" calcext:value-type="float">
            <text:p>0.04237605</text:p>
          </table:table-cell>
          <table:table-cell office:value-type="float" office:value="0.02645934" calcext:value-type="float">
            <text:p>0.02645934</text:p>
          </table:table-cell>
          <table:table-cell office:value-type="float" office:value="0.02967636" calcext:value-type="float">
            <text:p>0.02967636</text:p>
          </table:table-cell>
          <table:table-cell office:value-type="float" office:value="0.01296234" calcext:value-type="float">
            <text:p>0.01296234</text:p>
          </table:table-cell>
          <table:table-cell office:value-type="float" office:value="0.01268882" calcext:value-type="float">
            <text:p>0.01268882</text:p>
          </table:table-cell>
          <table:table-cell office:value-type="float" office:value="0.02654779" calcext:value-type="float">
            <text:p>0.02654779</text:p>
          </table:table-cell>
          <table:table-cell office:value-type="float" office:value="0.02268333" calcext:value-type="float">
            <text:p>0.02268333</text:p>
          </table:table-cell>
          <table:table-cell office:value-type="float" office:value="0.02114155" calcext:value-type="float">
            <text:p>0.02114155</text:p>
          </table:table-cell>
          <table:table-cell office:value-type="float" office:value="0.02048541" calcext:value-type="float">
            <text:p>0.02048541</text:p>
          </table:table-cell>
          <table:table-cell office:value-type="float" office:value="0.02540043" calcext:value-type="float">
            <text:p>0.02540043</text:p>
          </table:table-cell>
          <table:table-cell office:value-type="float" office:value="0.004927577" calcext:value-type="float">
            <text:p>0.004927577</text:p>
          </table:table-cell>
          <table:table-cell office:value-type="float" office:value="0.004255873" calcext:value-type="float">
            <text:p>0.004255873</text:p>
          </table:table-cell>
          <table:table-cell office:value-type="float" office:value="0" calcext:value-type="float">
            <text:p>0</text:p>
          </table:table-cell>
          <table:table-cell office:value-type="float" office:value="55.89011" calcext:value-type="float">
            <text:p>55.89011</text:p>
          </table:table-cell>
          <table:table-cell office:value-type="float" office:value="25.35553" calcext:value-type="float">
            <text:p>25.35553</text:p>
          </table:table-cell>
          <table:table-cell office:value-type="float" office:value="18.70522" calcext:value-type="float">
            <text:p>18.70522</text:p>
          </table:table-cell>
          <table:table-cell office:value-type="float" office:value="13.12684" calcext:value-type="float">
            <text:p>13.12684</text:p>
          </table:table-cell>
          <table:table-cell office:value-type="float" office:value="9.386432" calcext:value-type="float">
            <text:p>9.386432</text:p>
          </table:table-cell>
          <table:table-cell office:value-type="float" office:value="3.813199" calcext:value-type="float">
            <text:p>3.813199</text:p>
          </table:table-cell>
          <table:table-cell office:value-type="float" office:value="1.637581" calcext:value-type="float">
            <text:p>1.637581</text:p>
          </table:table-cell>
          <table:table-cell office:value-type="float" office:value="2.112535" calcext:value-type="float">
            <text:p>2.112535</text:p>
          </table:table-cell>
          <table:table-cell office:value-type="float" office:value="1.710367" calcext:value-type="float">
            <text:p>1.710367</text:p>
          </table:table-cell>
          <table:table-cell office:value-type="float" office:value="0.722714" calcext:value-type="float">
            <text:p>0.722714</text:p>
          </table:table-cell>
          <table:table-cell office:value-type="float" office:value="0.3888003" calcext:value-type="float">
            <text:p>0.3888003</text:p>
          </table:table-cell>
          <table:table-cell office:value-type="float" office:value="0.4600127" calcext:value-type="float">
            <text:p>0.4600127</text:p>
          </table:table-cell>
          <table:table-cell office:value-type="float" office:value="0.3250246" calcext:value-type="float">
            <text:p>0.3250246</text:p>
          </table:table-cell>
          <table:table-cell office:value-type="float" office:value="0.3473846" calcext:value-type="float">
            <text:p>0.3473846</text:p>
          </table:table-cell>
          <table:table-cell office:value-type="float" office:value="0" calcext:value-type="float">
            <text:p>0</text:p>
          </table:table-cell>
          <table:table-cell office:value-type="float" office:value="56.24854" calcext:value-type="float">
            <text:p>56.24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80446" calcext:value-type="float">
            <text:p>0.3680446</text:p>
          </table:table-cell>
          <table:table-cell office:value-type="float" office:value="0" calcext:value-type="float">
            <text:p>0</text:p>
          </table:table-cell>
          <table:table-cell office:value-type="float" office:value="-0.0002045803" calcext:value-type="float">
            <text:p>-0.00020458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31.27997" calcext:value-type="float">
            <text:p>31.27997</text:p>
          </table:table-cell>
          <table:table-cell office:value-type="float" office:value="1095.303" calcext:value-type="float">
            <text:p>1095.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619" calcext:value-type="float">
            <text:p>0.142619</text:p>
          </table:table-cell>
          <table:table-cell office:value-type="float" office:value="7.79376" calcext:value-type="float">
            <text:p>7.79376</text:p>
          </table:table-cell>
          <table:table-cell office:value-type="float" office:value="0" calcext:value-type="float">
            <text:p>0</text:p>
          </table:table-cell>
          <table:table-cell office:value-type="float" office:value="0.000001710974" calcext:value-type="float">
            <text:p>1.710974E-06</text:p>
          </table:table-cell>
          <table:table-cell office:value-type="float" office:value="0" calcext:value-type="float">
            <text:p>0</text:p>
          </table:table-cell>
          <table:table-cell office:value-type="float" office:value="-0.01172738" calcext:value-type="float">
            <text:p>-0.01172738</text:p>
          </table:table-cell>
          <table:table-cell office:value-type="float" office:value="-0.0002503741" calcext:value-type="float">
            <text:p>-0.0002503741</text:p>
          </table:table-cell>
          <table:table-cell office:value-type="float" office:value="0.002607939" calcext:value-type="float">
            <text:p>0.002607939</text:p>
          </table:table-cell>
          <table:table-cell office:value-type="float" office:value="0.0003486309" calcext:value-type="float">
            <text:p>0.0003486309</text:p>
          </table:table-cell>
          <table:table-cell office:value-type="float" office:value="13.18038" calcext:value-type="float">
            <text:p>13.18038</text:p>
          </table:table-cell>
          <table:table-cell office:value-type="float" office:value="0.04288004" calcext:value-type="float">
            <text:p>0.04288004</text:p>
          </table:table-cell>
          <table:table-cell office:value-type="float" office:value="0.04664893" calcext:value-type="float">
            <text:p>0.04664893</text:p>
          </table:table-cell>
          <table:table-cell office:value-type="float" office:value="0.04208876" calcext:value-type="float">
            <text:p>0.04208876</text:p>
          </table:table-cell>
          <table:table-cell office:value-type="float" office:value="0.02647557" calcext:value-type="float">
            <text:p>0.02647557</text:p>
          </table:table-cell>
          <table:table-cell office:value-type="float" office:value="0.02975642" calcext:value-type="float">
            <text:p>0.02975642</text:p>
          </table:table-cell>
          <table:table-cell office:value-type="float" office:value="0.01293851" calcext:value-type="float">
            <text:p>0.01293851</text:p>
          </table:table-cell>
          <table:table-cell office:value-type="float" office:value="0.01267592" calcext:value-type="float">
            <text:p>0.01267592</text:p>
          </table:table-cell>
          <table:table-cell office:value-type="float" office:value="0.02651501" calcext:value-type="float">
            <text:p>0.02651501</text:p>
          </table:table-cell>
          <table:table-cell office:value-type="float" office:value="0.02266396" calcext:value-type="float">
            <text:p>0.02266396</text:p>
          </table:table-cell>
          <table:table-cell office:value-type="float" office:value="0.02112703" calcext:value-type="float">
            <text:p>0.02112703</text:p>
          </table:table-cell>
          <table:table-cell office:value-type="float" office:value="0.02048781" calcext:value-type="float">
            <text:p>0.02048781</text:p>
          </table:table-cell>
          <table:table-cell office:value-type="float" office:value="0.02539535" calcext:value-type="float">
            <text:p>0.02539535</text:p>
          </table:table-cell>
          <table:table-cell office:value-type="float" office:value="0.00492715" calcext:value-type="float">
            <text:p>0.00492715</text:p>
          </table:table-cell>
          <table:table-cell office:value-type="float" office:value="0.004255318" calcext:value-type="float">
            <text:p>0.004255318</text:p>
          </table:table-cell>
          <table:table-cell office:value-type="float" office:value="0" calcext:value-type="float">
            <text:p>0</text:p>
          </table:table-cell>
          <table:table-cell office:value-type="float" office:value="52.04525" calcext:value-type="float">
            <text:p>52.04525</text:p>
          </table:table-cell>
          <table:table-cell office:value-type="float" office:value="25.97665" calcext:value-type="float">
            <text:p>25.97665</text:p>
          </table:table-cell>
          <table:table-cell office:value-type="float" office:value="18.71226" calcext:value-type="float">
            <text:p>18.71226</text:p>
          </table:table-cell>
          <table:table-cell office:value-type="float" office:value="13.08558" calcext:value-type="float">
            <text:p>13.08558</text:p>
          </table:table-cell>
          <table:table-cell office:value-type="float" office:value="9.356282" calcext:value-type="float">
            <text:p>9.356282</text:p>
          </table:table-cell>
          <table:table-cell office:value-type="float" office:value="3.807063" calcext:value-type="float">
            <text:p>3.807063</text:p>
          </table:table-cell>
          <table:table-cell office:value-type="float" office:value="1.646247" calcext:value-type="float">
            <text:p>1.646247</text:p>
          </table:table-cell>
          <table:table-cell office:value-type="float" office:value="2.113963" calcext:value-type="float">
            <text:p>2.113963</text:p>
          </table:table-cell>
          <table:table-cell office:value-type="float" office:value="1.711078" calcext:value-type="float">
            <text:p>1.711078</text:p>
          </table:table-cell>
          <table:table-cell office:value-type="float" office:value="0.7235834" calcext:value-type="float">
            <text:p>0.7235834</text:p>
          </table:table-cell>
          <table:table-cell office:value-type="float" office:value="0.3895148" calcext:value-type="float">
            <text:p>0.3895148</text:p>
          </table:table-cell>
          <table:table-cell office:value-type="float" office:value="0.46042" calcext:value-type="float">
            <text:p>0.46042</text:p>
          </table:table-cell>
          <table:table-cell office:value-type="float" office:value="0.3248374" calcext:value-type="float">
            <text:p>0.3248374</text:p>
          </table:table-cell>
          <table:table-cell office:value-type="float" office:value="0.347387" calcext:value-type="float">
            <text:p>0.347387</text:p>
          </table:table-cell>
          <table:table-cell office:value-type="float" office:value="0" calcext:value-type="float">
            <text:p>0</text:p>
          </table:table-cell>
          <table:table-cell office:value-type="float" office:value="56.19614" calcext:value-type="float">
            <text:p>56.19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00035" calcext:value-type="float">
            <text:p>0.3700035</text:p>
          </table:table-cell>
          <table:table-cell office:value-type="float" office:value="0" calcext:value-type="float">
            <text:p>0</text:p>
          </table:table-cell>
          <table:table-cell office:value-type="float" office:value="-0.0002073495" calcext:value-type="float">
            <text:p>-0.00020734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31.28096" calcext:value-type="float">
            <text:p>31.28096</text:p>
          </table:table-cell>
          <table:table-cell office:value-type="float" office:value="1095.299" calcext:value-type="float">
            <text:p>1095.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315" calcext:value-type="float">
            <text:p>0.1436315</text:p>
          </table:table-cell>
          <table:table-cell office:value-type="float" office:value="7.792997" calcext:value-type="float">
            <text:p>7.792997</text:p>
          </table:table-cell>
          <table:table-cell office:value-type="float" office:value="0" calcext:value-type="float">
            <text:p>0</text:p>
          </table:table-cell>
          <table:table-cell office:value-type="float" office:value="0.000001710996" calcext:value-type="float">
            <text:p>1.710996E-06</text:p>
          </table:table-cell>
          <table:table-cell office:value-type="float" office:value="0" calcext:value-type="float">
            <text:p>0</text:p>
          </table:table-cell>
          <table:table-cell office:value-type="float" office:value="-0.01172737" calcext:value-type="float">
            <text:p>-0.01172737</text:p>
          </table:table-cell>
          <table:table-cell office:value-type="float" office:value="-0.0002625225" calcext:value-type="float">
            <text:p>-0.0002625225</text:p>
          </table:table-cell>
          <table:table-cell office:value-type="float" office:value="0.002637612" calcext:value-type="float">
            <text:p>0.002637612</text:p>
          </table:table-cell>
          <table:table-cell office:value-type="float" office:value="0.0003530696" calcext:value-type="float">
            <text:p>0.0003530696</text:p>
          </table:table-cell>
          <table:table-cell office:value-type="float" office:value="13.19455" calcext:value-type="float">
            <text:p>13.19455</text:p>
          </table:table-cell>
          <table:table-cell office:value-type="float" office:value="0.0427741" calcext:value-type="float">
            <text:p>0.0427741</text:p>
          </table:table-cell>
          <table:table-cell office:value-type="float" office:value="0.04420976" calcext:value-type="float">
            <text:p>0.04420976</text:p>
          </table:table-cell>
          <table:table-cell office:value-type="float" office:value="0.04051848" calcext:value-type="float">
            <text:p>0.04051848</text:p>
          </table:table-cell>
          <table:table-cell office:value-type="float" office:value="0.02606628" calcext:value-type="float">
            <text:p>0.02606628</text:p>
          </table:table-cell>
          <table:table-cell office:value-type="float" office:value="0.02935132" calcext:value-type="float">
            <text:p>0.02935132</text:p>
          </table:table-cell>
          <table:table-cell office:value-type="float" office:value="0.01286544" calcext:value-type="float">
            <text:p>0.01286544</text:p>
          </table:table-cell>
          <table:table-cell office:value-type="float" office:value="0.01264679" calcext:value-type="float">
            <text:p>0.01264679</text:p>
          </table:table-cell>
          <table:table-cell office:value-type="float" office:value="0.02647978" calcext:value-type="float">
            <text:p>0.02647978</text:p>
          </table:table-cell>
          <table:table-cell office:value-type="float" office:value="0.0226433" calcext:value-type="float">
            <text:p>0.0226433</text:p>
          </table:table-cell>
          <table:table-cell office:value-type="float" office:value="0.02111246" calcext:value-type="float">
            <text:p>0.02111246</text:p>
          </table:table-cell>
          <table:table-cell office:value-type="float" office:value="0.02048998" calcext:value-type="float">
            <text:p>0.02048998</text:p>
          </table:table-cell>
          <table:table-cell office:value-type="float" office:value="0.02538992" calcext:value-type="float">
            <text:p>0.02538992</text:p>
          </table:table-cell>
          <table:table-cell office:value-type="float" office:value="0.004926728" calcext:value-type="float">
            <text:p>0.004926728</text:p>
          </table:table-cell>
          <table:table-cell office:value-type="float" office:value="0.004254754" calcext:value-type="float">
            <text:p>0.004254754</text:p>
          </table:table-cell>
          <table:table-cell office:value-type="float" office:value="0" calcext:value-type="float">
            <text:p>0</text:p>
          </table:table-cell>
          <table:table-cell office:value-type="float" office:value="39.1981" calcext:value-type="float">
            <text:p>39.1981</text:p>
          </table:table-cell>
          <table:table-cell office:value-type="float" office:value="25.99762" calcext:value-type="float">
            <text:p>25.99762</text:p>
          </table:table-cell>
          <table:table-cell office:value-type="float" office:value="18.68421" calcext:value-type="float">
            <text:p>18.68421</text:p>
          </table:table-cell>
          <table:table-cell office:value-type="float" office:value="13.06636" calcext:value-type="float">
            <text:p>13.06636</text:p>
          </table:table-cell>
          <table:table-cell office:value-type="float" office:value="9.331252" calcext:value-type="float">
            <text:p>9.331252</text:p>
          </table:table-cell>
          <table:table-cell office:value-type="float" office:value="3.801051" calcext:value-type="float">
            <text:p>3.801051</text:p>
          </table:table-cell>
          <table:table-cell office:value-type="float" office:value="1.655079" calcext:value-type="float">
            <text:p>1.655079</text:p>
          </table:table-cell>
          <table:table-cell office:value-type="float" office:value="2.115362" calcext:value-type="float">
            <text:p>2.115362</text:p>
          </table:table-cell>
          <table:table-cell office:value-type="float" office:value="1.711788" calcext:value-type="float">
            <text:p>1.711788</text:p>
          </table:table-cell>
          <table:table-cell office:value-type="float" office:value="0.7244534" calcext:value-type="float">
            <text:p>0.7244534</text:p>
          </table:table-cell>
          <table:table-cell office:value-type="float" office:value="0.3902237" calcext:value-type="float">
            <text:p>0.3902237</text:p>
          </table:table-cell>
          <table:table-cell office:value-type="float" office:value="0.460815" calcext:value-type="float">
            <text:p>0.460815</text:p>
          </table:table-cell>
          <table:table-cell office:value-type="float" office:value="0.3246622" calcext:value-type="float">
            <text:p>0.3246622</text:p>
          </table:table-cell>
          <table:table-cell office:value-type="float" office:value="0.3473895" calcext:value-type="float">
            <text:p>0.3473895</text:p>
          </table:table-cell>
          <table:table-cell office:value-type="float" office:value="0" calcext:value-type="float">
            <text:p>0</text:p>
          </table:table-cell>
          <table:table-cell office:value-type="float" office:value="57.19653" calcext:value-type="float">
            <text:p>57.19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7981" calcext:value-type="float">
            <text:p>0.3697981</text:p>
          </table:table-cell>
          <table:table-cell office:value-type="float" office:value="0" calcext:value-type="float">
            <text:p>0</text:p>
          </table:table-cell>
          <table:table-cell office:value-type="float" office:value="-0.0002106545" calcext:value-type="float">
            <text:p>-0.00021065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31.29003" calcext:value-type="float">
            <text:p>31.29003</text:p>
          </table:table-cell>
          <table:table-cell office:value-type="float" office:value="1095.276" calcext:value-type="float">
            <text:p>1095.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3311" calcext:value-type="float">
            <text:p>0.1423311</text:p>
          </table:table-cell>
          <table:table-cell office:value-type="float" office:value="7.617603" calcext:value-type="float">
            <text:p>7.617603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6327082" calcext:value-type="float">
            <text:p>6.327082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69084" calcext:value-type="float">
            <text:p>-0.01069084</text:p>
          </table:table-cell>
          <table:table-cell office:value-type="float" office:value="-0.000296547" calcext:value-type="float">
            <text:p>-0.000296547</text:p>
          </table:table-cell>
          <table:table-cell office:value-type="float" office:value="0.002652272" calcext:value-type="float">
            <text:p>0.002652272</text:p>
          </table:table-cell>
          <table:table-cell office:value-type="float" office:value="0.0003868655" calcext:value-type="float">
            <text:p>0.0003868655</text:p>
          </table:table-cell>
          <table:table-cell office:value-type="float" office:value="13.24699" calcext:value-type="float">
            <text:p>13.24699</text:p>
          </table:table-cell>
          <table:table-cell office:value-type="float" office:value="0.1136546" calcext:value-type="float">
            <text:p>0.1136546</text:p>
          </table:table-cell>
          <table:table-cell office:value-type="float" office:value="0.05517747" calcext:value-type="float">
            <text:p>0.05517747</text:p>
          </table:table-cell>
          <table:table-cell office:value-type="float" office:value="0.04423417" calcext:value-type="float">
            <text:p>0.04423417</text:p>
          </table:table-cell>
          <table:table-cell office:value-type="float" office:value="0.02491694" calcext:value-type="float">
            <text:p>0.02491694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01237812" calcext:value-type="float">
            <text:p>0.01237812</text:p>
          </table:table-cell>
          <table:table-cell office:value-type="float" office:value="0.01239032" calcext:value-type="float">
            <text:p>0.01239032</text:p>
          </table:table-cell>
          <table:table-cell office:value-type="float" office:value="0.02644881" calcext:value-type="float">
            <text:p>0.02644881</text:p>
          </table:table-cell>
          <table:table-cell office:value-type="float" office:value="0.02261928" calcext:value-type="float">
            <text:p>0.02261928</text:p>
          </table:table-cell>
          <table:table-cell office:value-type="float" office:value="0.02109747" calcext:value-type="float">
            <text:p>0.02109747</text:p>
          </table:table-cell>
          <table:table-cell office:value-type="float" office:value="0.02049213" calcext:value-type="float">
            <text:p>0.02049213</text:p>
          </table:table-cell>
          <table:table-cell office:value-type="float" office:value="0.02538333" calcext:value-type="float">
            <text:p>0.02538333</text:p>
          </table:table-cell>
          <table:table-cell office:value-type="float" office:value="0.004926207" calcext:value-type="float">
            <text:p>0.004926207</text:p>
          </table:table-cell>
          <table:table-cell office:value-type="float" office:value="0.004253968" calcext:value-type="float">
            <text:p>0.004253968</text:p>
          </table:table-cell>
          <table:table-cell office:value-type="float" office:value="0" calcext:value-type="float">
            <text:p>0</text:p>
          </table:table-cell>
          <table:table-cell office:value-type="float" office:value="5.784676" calcext:value-type="float">
            <text:p>5.784676</text:p>
          </table:table-cell>
          <table:table-cell office:value-type="float" office:value="26.95112" calcext:value-type="float">
            <text:p>26.95112</text:p>
          </table:table-cell>
          <table:table-cell office:value-type="float" office:value="36.30728" calcext:value-type="float">
            <text:p>36.30728</text:p>
          </table:table-cell>
          <table:table-cell office:value-type="float" office:value="16.12653" calcext:value-type="float">
            <text:p>16.12653</text:p>
          </table:table-cell>
          <table:table-cell office:value-type="float" office:value="9.974242" calcext:value-type="float">
            <text:p>9.974242</text:p>
          </table:table-cell>
          <table:table-cell office:value-type="float" office:value="3.808837" calcext:value-type="float">
            <text:p>3.808837</text:p>
          </table:table-cell>
          <table:table-cell office:value-type="float" office:value="1.621199" calcext:value-type="float">
            <text:p>1.621199</text:p>
          </table:table-cell>
          <table:table-cell office:value-type="float" office:value="2.131454" calcext:value-type="float">
            <text:p>2.131454</text:p>
          </table:table-cell>
          <table:table-cell office:value-type="float" office:value="1.712634" calcext:value-type="float">
            <text:p>1.712634</text:p>
          </table:table-cell>
          <table:table-cell office:value-type="float" office:value="0.7253138" calcext:value-type="float">
            <text:p>0.7253138</text:p>
          </table:table-cell>
          <table:table-cell office:value-type="float" office:value="0.3909329" calcext:value-type="float">
            <text:p>0.3909329</text:p>
          </table:table-cell>
          <table:table-cell office:value-type="float" office:value="0.4611955" calcext:value-type="float">
            <text:p>0.4611955</text:p>
          </table:table-cell>
          <table:table-cell office:value-type="float" office:value="0.3244723" calcext:value-type="float">
            <text:p>0.3244723</text:p>
          </table:table-cell>
          <table:table-cell office:value-type="float" office:value="0.3473937" calcext:value-type="float">
            <text:p>0.3473937</text:p>
          </table:table-cell>
          <table:table-cell office:value-type="float" office:value="0" calcext:value-type="float">
            <text:p>0</text:p>
          </table:table-cell>
          <table:table-cell office:value-type="float" office:value="55.36775" calcext:value-type="float">
            <text:p>55.36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462" calcext:value-type="float">
            <text:p>0.355462</text:p>
          </table:table-cell>
          <table:table-cell office:value-type="float" office:value="0" calcext:value-type="float">
            <text:p>0</text:p>
          </table:table-cell>
          <table:table-cell office:value-type="float" office:value="-0.00023431" calcext:value-type="float">
            <text:p>-0.000234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31.30956" calcext:value-type="float">
            <text:p>31.30956</text:p>
          </table:table-cell>
          <table:table-cell office:value-type="float" office:value="1095.275" calcext:value-type="float">
            <text:p>1095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1832" calcext:value-type="float">
            <text:p>0.1371832</text:p>
          </table:table-cell>
          <table:table-cell office:value-type="float" office:value="7.601086" calcext:value-type="float">
            <text:p>7.601086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6327082" calcext:value-type="float">
            <text:p>6.327082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69084" calcext:value-type="float">
            <text:p>-0.01069084</text:p>
          </table:table-cell>
          <table:table-cell office:value-type="float" office:value="-0.0003016409" calcext:value-type="float">
            <text:p>-0.0003016409</text:p>
          </table:table-cell>
          <table:table-cell office:value-type="float" office:value="0.002667648" calcext:value-type="float">
            <text:p>0.002667648</text:p>
          </table:table-cell>
          <table:table-cell office:value-type="float" office:value="0.0004007635" calcext:value-type="float">
            <text:p>0.0004007635</text:p>
          </table:table-cell>
          <table:table-cell office:value-type="float" office:value="13.30765" calcext:value-type="float">
            <text:p>13.30765</text:p>
          </table:table-cell>
          <table:table-cell office:value-type="float" office:value="0.06730704" calcext:value-type="float">
            <text:p>0.06730704</text:p>
          </table:table-cell>
          <table:table-cell office:value-type="float" office:value="0.04386466" calcext:value-type="float">
            <text:p>0.04386466</text:p>
          </table:table-cell>
          <table:table-cell office:value-type="float" office:value="0.03969039" calcext:value-type="float">
            <text:p>0.03969039</text:p>
          </table:table-cell>
          <table:table-cell office:value-type="float" office:value="0.02607261" calcext:value-type="float">
            <text:p>0.02607261</text:p>
          </table:table-cell>
          <table:table-cell office:value-type="float" office:value="0.02782732" calcext:value-type="float">
            <text:p>0.02782732</text:p>
          </table:table-cell>
          <table:table-cell office:value-type="float" office:value="0.01206311" calcext:value-type="float">
            <text:p>0.01206311</text:p>
          </table:table-cell>
          <table:table-cell office:value-type="float" office:value="0.01188293" calcext:value-type="float">
            <text:p>0.01188293</text:p>
          </table:table-cell>
          <table:table-cell office:value-type="float" office:value="0.02636245" calcext:value-type="float">
            <text:p>0.02636245</text:p>
          </table:table-cell>
          <table:table-cell office:value-type="float" office:value="0.0225856" calcext:value-type="float">
            <text:p>0.0225856</text:p>
          </table:table-cell>
          <table:table-cell office:value-type="float" office:value="0.0210816" calcext:value-type="float">
            <text:p>0.0210816</text:p>
          </table:table-cell>
          <table:table-cell office:value-type="float" office:value="0.02049424" calcext:value-type="float">
            <text:p>0.02049424</text:p>
          </table:table-cell>
          <table:table-cell office:value-type="float" office:value="0.02537642" calcext:value-type="float">
            <text:p>0.02537642</text:p>
          </table:table-cell>
          <table:table-cell office:value-type="float" office:value="0.004925788" calcext:value-type="float">
            <text:p>0.004925788</text:p>
          </table:table-cell>
          <table:table-cell office:value-type="float" office:value="0.004253404" calcext:value-type="float">
            <text:p>0.004253404</text:p>
          </table:table-cell>
          <table:table-cell office:value-type="float" office:value="0" calcext:value-type="float">
            <text:p>0</text:p>
          </table:table-cell>
          <table:table-cell office:value-type="float" office:value="8.285797" calcext:value-type="float">
            <text:p>8.285797</text:p>
          </table:table-cell>
          <table:table-cell office:value-type="float" office:value="21.26883" calcext:value-type="float">
            <text:p>21.26883</text:p>
          </table:table-cell>
          <table:table-cell office:value-type="float" office:value="27.09868" calcext:value-type="float">
            <text:p>27.09868</text:p>
          </table:table-cell>
          <table:table-cell office:value-type="float" office:value="23.05964" calcext:value-type="float">
            <text:p>23.05964</text:p>
          </table:table-cell>
          <table:table-cell office:value-type="float" office:value="17.45756" calcext:value-type="float">
            <text:p>17.45756</text:p>
          </table:table-cell>
          <table:table-cell office:value-type="float" office:value="4.111445" calcext:value-type="float">
            <text:p>4.111445</text:p>
          </table:table-cell>
          <table:table-cell office:value-type="float" office:value="1.525246" calcext:value-type="float">
            <text:p>1.525246</text:p>
          </table:table-cell>
          <table:table-cell office:value-type="float" office:value="2.154956" calcext:value-type="float">
            <text:p>2.154956</text:p>
          </table:table-cell>
          <table:table-cell office:value-type="float" office:value="1.714875" calcext:value-type="float">
            <text:p>1.714875</text:p>
          </table:table-cell>
          <table:table-cell office:value-type="float" office:value="0.7262296" calcext:value-type="float">
            <text:p>0.7262296</text:p>
          </table:table-cell>
          <table:table-cell office:value-type="float" office:value="0.3916966" calcext:value-type="float">
            <text:p>0.3916966</text:p>
          </table:table-cell>
          <table:table-cell office:value-type="float" office:value="0.4615138" calcext:value-type="float">
            <text:p>0.4615138</text:p>
          </table:table-cell>
          <table:table-cell office:value-type="float" office:value="0.3243161" calcext:value-type="float">
            <text:p>0.3243161</text:p>
          </table:table-cell>
          <table:table-cell office:value-type="float" office:value="0.3473961" calcext:value-type="float">
            <text:p>0.3473961</text:p>
          </table:table-cell>
          <table:table-cell office:value-type="float" office:value="0" calcext:value-type="float">
            <text:p>0</text:p>
          </table:table-cell>
          <table:table-cell office:value-type="float" office:value="52.32598" calcext:value-type="float">
            <text:p>52.32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7912" calcext:value-type="float">
            <text:p>0.3337912</text:p>
          </table:table-cell>
          <table:table-cell office:value-type="float" office:value="0" calcext:value-type="float">
            <text:p>0</text:p>
          </table:table-cell>
          <table:table-cell office:value-type="float" office:value="-0.0002469821" calcext:value-type="float">
            <text:p>-0.00024698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31.34475" calcext:value-type="float">
            <text:p>31.34475</text:p>
          </table:table-cell>
          <table:table-cell office:value-type="float" office:value="1095.276" calcext:value-type="float">
            <text:p>1095.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6134" calcext:value-type="float">
            <text:p>0.1356134</text:p>
          </table:table-cell>
          <table:table-cell office:value-type="float" office:value="7.567702" calcext:value-type="float">
            <text:p>7.567702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6376135" calcext:value-type="float">
            <text:p>6.376135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67927" calcext:value-type="float">
            <text:p>-0.01067927</text:p>
          </table:table-cell>
          <table:table-cell office:value-type="float" office:value="-0.0003224553" calcext:value-type="float">
            <text:p>-0.0003224553</text:p>
          </table:table-cell>
          <table:table-cell office:value-type="float" office:value="0.002682605" calcext:value-type="float">
            <text:p>0.002682605</text:p>
          </table:table-cell>
          <table:table-cell office:value-type="float" office:value="0.0004260599" calcext:value-type="float">
            <text:p>0.0004260599</text:p>
          </table:table-cell>
          <table:table-cell office:value-type="float" office:value="13.3984" calcext:value-type="float">
            <text:p>13.3984</text:p>
          </table:table-cell>
          <table:table-cell office:value-type="float" office:value="0.128399" calcext:value-type="float">
            <text:p>0.128399</text:p>
          </table:table-cell>
          <table:table-cell office:value-type="float" office:value="0.05678796" calcext:value-type="float">
            <text:p>0.05678796</text:p>
          </table:table-cell>
          <table:table-cell office:value-type="float" office:value="0.03988808" calcext:value-type="float">
            <text:p>0.03988808</text:p>
          </table:table-cell>
          <table:table-cell office:value-type="float" office:value="0.02522152" calcext:value-type="float">
            <text:p>0.02522152</text:p>
          </table:table-cell>
          <table:table-cell office:value-type="float" office:value="0.02661988" calcext:value-type="float">
            <text:p>0.02661988</text:p>
          </table:table-cell>
          <table:table-cell office:value-type="float" office:value="0.01200461" calcext:value-type="float">
            <text:p>0.01200461</text:p>
          </table:table-cell>
          <table:table-cell office:value-type="float" office:value="0.01158551" calcext:value-type="float">
            <text:p>0.01158551</text:p>
          </table:table-cell>
          <table:table-cell office:value-type="float" office:value="0.02621641" calcext:value-type="float">
            <text:p>0.02621641</text:p>
          </table:table-cell>
          <table:table-cell office:value-type="float" office:value="0.02254112" calcext:value-type="float">
            <text:p>0.02254112</text:p>
          </table:table-cell>
          <table:table-cell office:value-type="float" office:value="0.02106351" calcext:value-type="float">
            <text:p>0.02106351</text:p>
          </table:table-cell>
          <table:table-cell office:value-type="float" office:value="0.0204959" calcext:value-type="float">
            <text:p>0.0204959</text:p>
          </table:table-cell>
          <table:table-cell office:value-type="float" office:value="0.02536891" calcext:value-type="float">
            <text:p>0.02536891</text:p>
          </table:table-cell>
          <table:table-cell office:value-type="float" office:value="0.004925387" calcext:value-type="float">
            <text:p>0.004925387</text:p>
          </table:table-cell>
          <table:table-cell office:value-type="float" office:value="0.004252854" calcext:value-type="float">
            <text:p>0.004252854</text:p>
          </table:table-cell>
          <table:table-cell office:value-type="float" office:value="0" calcext:value-type="float">
            <text:p>0</text:p>
          </table:table-cell>
          <table:table-cell office:value-type="float" office:value="10.05727" calcext:value-type="float">
            <text:p>10.05727</text:p>
          </table:table-cell>
          <table:table-cell office:value-type="float" office:value="20.94967" calcext:value-type="float">
            <text:p>20.94967</text:p>
          </table:table-cell>
          <table:table-cell office:value-type="float" office:value="26.43433" calcext:value-type="float">
            <text:p>26.43433</text:p>
          </table:table-cell>
          <table:table-cell office:value-type="float" office:value="21.84118" calcext:value-type="float">
            <text:p>21.84118</text:p>
          </table:table-cell>
          <table:table-cell office:value-type="float" office:value="16.40479" calcext:value-type="float">
            <text:p>16.40479</text:p>
          </table:table-cell>
          <table:table-cell office:value-type="float" office:value="4.674916" calcext:value-type="float">
            <text:p>4.674916</text:p>
          </table:table-cell>
          <table:table-cell office:value-type="float" office:value="1.495468" calcext:value-type="float">
            <text:p>1.495468</text:p>
          </table:table-cell>
          <table:table-cell office:value-type="float" office:value="2.165318" calcext:value-type="float">
            <text:p>2.165318</text:p>
          </table:table-cell>
          <table:table-cell office:value-type="float" office:value="1.718587" calcext:value-type="float">
            <text:p>1.718587</text:p>
          </table:table-cell>
          <table:table-cell office:value-type="float" office:value="0.7272015" calcext:value-type="float">
            <text:p>0.7272015</text:p>
          </table:table-cell>
          <table:table-cell office:value-type="float" office:value="0.392459" calcext:value-type="float">
            <text:p>0.392459</text:p>
          </table:table-cell>
          <table:table-cell office:value-type="float" office:value="0.4618293" calcext:value-type="float">
            <text:p>0.4618293</text:p>
          </table:table-cell>
          <table:table-cell office:value-type="float" office:value="0.3241632" calcext:value-type="float">
            <text:p>0.3241632</text:p>
          </table:table-cell>
          <table:table-cell office:value-type="float" office:value="0.3473986" calcext:value-type="float">
            <text:p>0.3473986</text:p>
          </table:table-cell>
          <table:table-cell office:value-type="float" office:value="0" calcext:value-type="float">
            <text:p>0</text:p>
          </table:table-cell>
          <table:table-cell office:value-type="float" office:value="50.3997" calcext:value-type="float">
            <text:p>50.3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4951" calcext:value-type="float">
            <text:p>0.2944951</text:p>
          </table:table-cell>
          <table:table-cell office:value-type="float" office:value="0" calcext:value-type="float">
            <text:p>0</text:p>
          </table:table-cell>
          <table:table-cell office:value-type="float" office:value="-0.0002562893" calcext:value-type="float">
            <text:p>-0.00025628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31.35833" calcext:value-type="float">
            <text:p>31.35833</text:p>
          </table:table-cell>
          <table:table-cell office:value-type="float" office:value="1095.275" calcext:value-type="float">
            <text:p>1095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4298" calcext:value-type="float">
            <text:p>0.1334298</text:p>
          </table:table-cell>
          <table:table-cell office:value-type="float" office:value="7.557663" calcext:value-type="float">
            <text:p>7.557663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6377144" calcext:value-type="float">
            <text:p>6.37714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67904" calcext:value-type="float">
            <text:p>-0.01067904</text:p>
          </table:table-cell>
          <table:table-cell office:value-type="float" office:value="-0.000333166" calcext:value-type="float">
            <text:p>-0.000333166</text:p>
          </table:table-cell>
          <table:table-cell office:value-type="float" office:value="0.002696651" calcext:value-type="float">
            <text:p>0.002696651</text:p>
          </table:table-cell>
          <table:table-cell office:value-type="float" office:value="0.0004455675" calcext:value-type="float">
            <text:p>0.0004455675</text:p>
          </table:table-cell>
          <table:table-cell office:value-type="float" office:value="13.45269" calcext:value-type="float">
            <text:p>13.45269</text:p>
          </table:table-cell>
          <table:table-cell office:value-type="float" office:value="0.08215468" calcext:value-type="float">
            <text:p>0.08215468</text:p>
          </table:table-cell>
          <table:table-cell office:value-type="float" office:value="0.04323631" calcext:value-type="float">
            <text:p>0.04323631</text:p>
          </table:table-cell>
          <table:table-cell office:value-type="float" office:value="0.0393426" calcext:value-type="float">
            <text:p>0.0393426</text:p>
          </table:table-cell>
          <table:table-cell office:value-type="float" office:value="0.02663128" calcext:value-type="float">
            <text:p>0.02663128</text:p>
          </table:table-cell>
          <table:table-cell office:value-type="float" office:value="0.0274543" calcext:value-type="float">
            <text:p>0.0274543</text:p>
          </table:table-cell>
          <table:table-cell office:value-type="float" office:value="0.0121782" calcext:value-type="float">
            <text:p>0.0121782</text:p>
          </table:table-cell>
          <table:table-cell office:value-type="float" office:value="0.01141995" calcext:value-type="float">
            <text:p>0.01141995</text:p>
          </table:table-cell>
          <table:table-cell office:value-type="float" office:value="0.02604762" calcext:value-type="float">
            <text:p>0.02604762</text:p>
          </table:table-cell>
          <table:table-cell office:value-type="float" office:value="0.02248709" calcext:value-type="float">
            <text:p>0.02248709</text:p>
          </table:table-cell>
          <table:table-cell office:value-type="float" office:value="0.0210426" calcext:value-type="float">
            <text:p>0.0210426</text:p>
          </table:table-cell>
          <table:table-cell office:value-type="float" office:value="0.02049687" calcext:value-type="float">
            <text:p>0.02049687</text:p>
          </table:table-cell>
          <table:table-cell office:value-type="float" office:value="0.02536076" calcext:value-type="float">
            <text:p>0.02536076</text:p>
          </table:table-cell>
          <table:table-cell office:value-type="float" office:value="0.004924955" calcext:value-type="float">
            <text:p>0.004924955</text:p>
          </table:table-cell>
          <table:table-cell office:value-type="float" office:value="0.004252304" calcext:value-type="float">
            <text:p>0.004252304</text:p>
          </table:table-cell>
          <table:table-cell office:value-type="float" office:value="0" calcext:value-type="float">
            <text:p>0</text:p>
          </table:table-cell>
          <table:table-cell office:value-type="float" office:value="3.84486" calcext:value-type="float">
            <text:p>3.84486</text:p>
          </table:table-cell>
          <table:table-cell office:value-type="float" office:value="14.30933" calcext:value-type="float">
            <text:p>14.30933</text:p>
          </table:table-cell>
          <table:table-cell office:value-type="float" office:value="23.51015" calcext:value-type="float">
            <text:p>23.51015</text:p>
          </table:table-cell>
          <table:table-cell office:value-type="float" office:value="25.03818" calcext:value-type="float">
            <text:p>25.03818</text:p>
          </table:table-cell>
          <table:table-cell office:value-type="float" office:value="21.34529" calcext:value-type="float">
            <text:p>21.34529</text:p>
          </table:table-cell>
          <table:table-cell office:value-type="float" office:value="5.861791" calcext:value-type="float">
            <text:p>5.861791</text:p>
          </table:table-cell>
          <table:table-cell office:value-type="float" office:value="1.677557" calcext:value-type="float">
            <text:p>1.677557</text:p>
          </table:table-cell>
          <table:table-cell office:value-type="float" office:value="2.175049" calcext:value-type="float">
            <text:p>2.175049</text:p>
          </table:table-cell>
          <table:table-cell office:value-type="float" office:value="1.723154" calcext:value-type="float">
            <text:p>1.723154</text:p>
          </table:table-cell>
          <table:table-cell office:value-type="float" office:value="0.7282397" calcext:value-type="float">
            <text:p>0.7282397</text:p>
          </table:table-cell>
          <table:table-cell office:value-type="float" office:value="0.3932132" calcext:value-type="float">
            <text:p>0.3932132</text:p>
          </table:table-cell>
          <table:table-cell office:value-type="float" office:value="0.4621527" calcext:value-type="float">
            <text:p>0.4621527</text:p>
          </table:table-cell>
          <table:table-cell office:value-type="float" office:value="0.3240135" calcext:value-type="float">
            <text:p>0.3240135</text:p>
          </table:table-cell>
          <table:table-cell office:value-type="float" office:value="0.3474011" calcext:value-type="float">
            <text:p>0.3474011</text:p>
          </table:table-cell>
          <table:table-cell office:value-type="float" office:value="0" calcext:value-type="float">
            <text:p>0</text:p>
          </table:table-cell>
          <table:table-cell office:value-type="float" office:value="49.53125" calcext:value-type="float">
            <text:p>49.5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9611" calcext:value-type="float">
            <text:p>0.2779611</text:p>
          </table:table-cell>
          <table:table-cell office:value-type="float" office:value="0" calcext:value-type="float">
            <text:p>0</text:p>
          </table:table-cell>
          <table:table-cell office:value-type="float" office:value="-0.0002698837" calcext:value-type="float">
            <text:p>-0.00026988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31.388" calcext:value-type="float">
            <text:p>31.388</text:p>
          </table:table-cell>
          <table:table-cell office:value-type="float" office:value="1095.277" calcext:value-type="float">
            <text:p>1095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9801" calcext:value-type="float">
            <text:p>0.1319801</text:p>
          </table:table-cell>
          <table:table-cell office:value-type="float" office:value="7.524763" calcext:value-type="float">
            <text:p>7.524763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6377144" calcext:value-type="float">
            <text:p>6.37714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67904" calcext:value-type="float">
            <text:p>-0.01067904</text:p>
          </table:table-cell>
          <table:table-cell office:value-type="float" office:value="-0.0003614216" calcext:value-type="float">
            <text:p>-0.0003614216</text:p>
          </table:table-cell>
          <table:table-cell office:value-type="float" office:value="0.002711874" calcext:value-type="float">
            <text:p>0.002711874</text:p>
          </table:table-cell>
          <table:table-cell office:value-type="float" office:value="0.0004641424" calcext:value-type="float">
            <text:p>0.0004641424</text:p>
          </table:table-cell>
          <table:table-cell office:value-type="float" office:value="13.5366" calcext:value-type="float">
            <text:p>13.5366</text:p>
          </table:table-cell>
          <table:table-cell office:value-type="float" office:value="0.05229444" calcext:value-type="float">
            <text:p>0.05229444</text:p>
          </table:table-cell>
          <table:table-cell office:value-type="float" office:value="0.0389924" calcext:value-type="float">
            <text:p>0.0389924</text:p>
          </table:table-cell>
          <table:table-cell office:value-type="float" office:value="0.03759594" calcext:value-type="float">
            <text:p>0.03759594</text:p>
          </table:table-cell>
          <table:table-cell office:value-type="float" office:value="0.02529524" calcext:value-type="float">
            <text:p>0.02529524</text:p>
          </table:table-cell>
          <table:table-cell office:value-type="float" office:value="0.0263408" calcext:value-type="float">
            <text:p>0.0263408</text:p>
          </table:table-cell>
          <table:table-cell office:value-type="float" office:value="0.01240143" calcext:value-type="float">
            <text:p>0.01240143</text:p>
          </table:table-cell>
          <table:table-cell office:value-type="float" office:value="0.01151331" calcext:value-type="float">
            <text:p>0.01151331</text:p>
          </table:table-cell>
          <table:table-cell office:value-type="float" office:value="0.02589927" calcext:value-type="float">
            <text:p>0.02589927</text:p>
          </table:table-cell>
          <table:table-cell office:value-type="float" office:value="0.02242493" calcext:value-type="float">
            <text:p>0.02242493</text:p>
          </table:table-cell>
          <table:table-cell office:value-type="float" office:value="0.02101858" calcext:value-type="float">
            <text:p>0.02101858</text:p>
          </table:table-cell>
          <table:table-cell office:value-type="float" office:value="0.02049708" calcext:value-type="float">
            <text:p>0.02049708</text:p>
          </table:table-cell>
          <table:table-cell office:value-type="float" office:value="0.02535177" calcext:value-type="float">
            <text:p>0.02535177</text:p>
          </table:table-cell>
          <table:table-cell office:value-type="float" office:value="0.004924523" calcext:value-type="float">
            <text:p>0.004924523</text:p>
          </table:table-cell>
          <table:table-cell office:value-type="float" office:value="0.004251758" calcext:value-type="float">
            <text:p>0.004251758</text:p>
          </table:table-cell>
          <table:table-cell office:value-type="float" office:value="0" calcext:value-type="float">
            <text:p>0</text:p>
          </table:table-cell>
          <table:table-cell office:value-type="float" office:value="7.461136" calcext:value-type="float">
            <text:p>7.461136</text:p>
          </table:table-cell>
          <table:table-cell office:value-type="float" office:value="13.6439" calcext:value-type="float">
            <text:p>13.6439</text:p>
          </table:table-cell>
          <table:table-cell office:value-type="float" office:value="20.86939" calcext:value-type="float">
            <text:p>20.86939</text:p>
          </table:table-cell>
          <table:table-cell office:value-type="float" office:value="22.16915" calcext:value-type="float">
            <text:p>22.16915</text:p>
          </table:table-cell>
          <table:table-cell office:value-type="float" office:value="19.35309" calcext:value-type="float">
            <text:p>19.35309</text:p>
          </table:table-cell>
          <table:table-cell office:value-type="float" office:value="7.019921" calcext:value-type="float">
            <text:p>7.019921</text:p>
          </table:table-cell>
          <table:table-cell office:value-type="float" office:value="2.430044" calcext:value-type="float">
            <text:p>2.430044</text:p>
          </table:table-cell>
          <table:table-cell office:value-type="float" office:value="2.201247" calcext:value-type="float">
            <text:p>2.201247</text:p>
          </table:table-cell>
          <table:table-cell office:value-type="float" office:value="1.728817" calcext:value-type="float">
            <text:p>1.728817</text:p>
          </table:table-cell>
          <table:table-cell office:value-type="float" office:value="0.7293497" calcext:value-type="float">
            <text:p>0.7293497</text:p>
          </table:table-cell>
          <table:table-cell office:value-type="float" office:value="0.3939641" calcext:value-type="float">
            <text:p>0.3939641</text:p>
          </table:table-cell>
          <table:table-cell office:value-type="float" office:value="0.4624822" calcext:value-type="float">
            <text:p>0.4624822</text:p>
          </table:table-cell>
          <table:table-cell office:value-type="float" office:value="0.3238678" calcext:value-type="float">
            <text:p>0.3238678</text:p>
          </table:table-cell>
          <table:table-cell office:value-type="float" office:value="0.3474036" calcext:value-type="float">
            <text:p>0.3474036</text:p>
          </table:table-cell>
          <table:table-cell office:value-type="float" office:value="0" calcext:value-type="float">
            <text:p>0</text:p>
          </table:table-cell>
          <table:table-cell office:value-type="float" office:value="48.99987" calcext:value-type="float">
            <text:p>48.9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6246" calcext:value-type="float">
            <text:p>0.2436246</text:p>
          </table:table-cell>
          <table:table-cell office:value-type="float" office:value="0" calcext:value-type="float">
            <text:p>0</text:p>
          </table:table-cell>
          <table:table-cell office:value-type="float" office:value="-0.0002837408" calcext:value-type="float">
            <text:p>-0.00028374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31.41834" calcext:value-type="float">
            <text:p>31.41834</text:p>
          </table:table-cell>
          <table:table-cell office:value-type="float" office:value="1095.278" calcext:value-type="float">
            <text:p>1095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5984" calcext:value-type="float">
            <text:p>0.1335984</text:p>
          </table:table-cell>
          <table:table-cell office:value-type="float" office:value="7.487259" calcext:value-type="float">
            <text:p>7.487259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642817" calcext:value-type="float">
            <text:p>6.42817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66177" calcext:value-type="float">
            <text:p>-0.01066177</text:p>
          </table:table-cell>
          <table:table-cell office:value-type="float" office:value="-0.0003964448" calcext:value-type="float">
            <text:p>-0.0003964448</text:p>
          </table:table-cell>
          <table:table-cell office:value-type="float" office:value="0.002727696" calcext:value-type="float">
            <text:p>0.002727696</text:p>
          </table:table-cell>
          <table:table-cell office:value-type="float" office:value="0.0004819985" calcext:value-type="float">
            <text:p>0.0004819985</text:p>
          </table:table-cell>
          <table:table-cell office:value-type="float" office:value="13.62258" calcext:value-type="float">
            <text:p>13.62258</text:p>
          </table:table-cell>
          <table:table-cell office:value-type="float" office:value="0.04056756" calcext:value-type="float">
            <text:p>0.04056756</text:p>
          </table:table-cell>
          <table:table-cell office:value-type="float" office:value="0.0371168" calcext:value-type="float">
            <text:p>0.0371168</text:p>
          </table:table-cell>
          <table:table-cell office:value-type="float" office:value="0.03667333" calcext:value-type="float">
            <text:p>0.03667333</text:p>
          </table:table-cell>
          <table:table-cell office:value-type="float" office:value="0.02466702" calcext:value-type="float">
            <text:p>0.02466702</text:p>
          </table:table-cell>
          <table:table-cell office:value-type="float" office:value="0.02585804" calcext:value-type="float">
            <text:p>0.02585804</text:p>
          </table:table-cell>
          <table:table-cell office:value-type="float" office:value="0.01233701" calcext:value-type="float">
            <text:p>0.01233701</text:p>
          </table:table-cell>
          <table:table-cell office:value-type="float" office:value="0.01142419" calcext:value-type="float">
            <text:p>0.01142419</text:p>
          </table:table-cell>
          <table:table-cell office:value-type="float" office:value="0.02577465" calcext:value-type="float">
            <text:p>0.02577465</text:p>
          </table:table-cell>
          <table:table-cell office:value-type="float" office:value="0.02236051" calcext:value-type="float">
            <text:p>0.02236051</text:p>
          </table:table-cell>
          <table:table-cell office:value-type="float" office:value="0.02099144" calcext:value-type="float">
            <text:p>0.02099144</text:p>
          </table:table-cell>
          <table:table-cell office:value-type="float" office:value="0.02049652" calcext:value-type="float">
            <text:p>0.02049652</text:p>
          </table:table-cell>
          <table:table-cell office:value-type="float" office:value="0.02534178" calcext:value-type="float">
            <text:p>0.02534178</text:p>
          </table:table-cell>
          <table:table-cell office:value-type="float" office:value="0.004924092" calcext:value-type="float">
            <text:p>0.004924092</text:p>
          </table:table-cell>
          <table:table-cell office:value-type="float" office:value="0.004251213" calcext:value-type="float">
            <text:p>0.004251213</text:p>
          </table:table-cell>
          <table:table-cell office:value-type="float" office:value="0" calcext:value-type="float">
            <text:p>0</text:p>
          </table:table-cell>
          <table:table-cell office:value-type="float" office:value="9.187808" calcext:value-type="float">
            <text:p>9.187808</text:p>
          </table:table-cell>
          <table:table-cell office:value-type="float" office:value="13.44189" calcext:value-type="float">
            <text:p>13.44189</text:p>
          </table:table-cell>
          <table:table-cell office:value-type="float" office:value="19.41011" calcext:value-type="float">
            <text:p>19.41011</text:p>
          </table:table-cell>
          <table:table-cell office:value-type="float" office:value="20.84761" calcext:value-type="float">
            <text:p>20.84761</text:p>
          </table:table-cell>
          <table:table-cell office:value-type="float" office:value="18.43415" calcext:value-type="float">
            <text:p>18.43415</text:p>
          </table:table-cell>
          <table:table-cell office:value-type="float" office:value="6.966128" calcext:value-type="float">
            <text:p>6.966128</text:p>
          </table:table-cell>
          <table:table-cell office:value-type="float" office:value="2.618546" calcext:value-type="float">
            <text:p>2.618546</text:p>
          </table:table-cell>
          <table:table-cell office:value-type="float" office:value="2.247588" calcext:value-type="float">
            <text:p>2.247588</text:p>
          </table:table-cell>
          <table:table-cell office:value-type="float" office:value="1.736928" calcext:value-type="float">
            <text:p>1.736928</text:p>
          </table:table-cell>
          <table:table-cell office:value-type="float" office:value="0.7305477" calcext:value-type="float">
            <text:p>0.7305477</text:p>
          </table:table-cell>
          <table:table-cell office:value-type="float" office:value="0.3947164" calcext:value-type="float">
            <text:p>0.3947164</text:p>
          </table:table-cell>
          <table:table-cell office:value-type="float" office:value="0.462823" calcext:value-type="float">
            <text:p>0.462823</text:p>
          </table:table-cell>
          <table:table-cell office:value-type="float" office:value="0.3237259" calcext:value-type="float">
            <text:p>0.3237259</text:p>
          </table:table-cell>
          <table:table-cell office:value-type="float" office:value="0.3474062" calcext:value-type="float">
            <text:p>0.3474062</text:p>
          </table:table-cell>
          <table:table-cell office:value-type="float" office:value="0" calcext:value-type="float">
            <text:p>0</text:p>
          </table:table-cell>
          <table:table-cell office:value-type="float" office:value="50.61807" calcext:value-type="float">
            <text:p>50.61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7757" calcext:value-type="float">
            <text:p>0.2077757</text:p>
          </table:table-cell>
          <table:table-cell office:value-type="float" office:value="0" calcext:value-type="float">
            <text:p>0</text:p>
          </table:table-cell>
          <table:table-cell office:value-type="float" office:value="-0.0002937577" calcext:value-type="float">
            <text:p>-0.00029375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31.45486" calcext:value-type="float">
            <text:p>31.45486</text:p>
          </table:table-cell>
          <table:table-cell office:value-type="float" office:value="1095.282" calcext:value-type="float">
            <text:p>1095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9014" calcext:value-type="float">
            <text:p>0.1419014</text:p>
          </table:table-cell>
          <table:table-cell office:value-type="float" office:value="7.433591" calcext:value-type="float">
            <text:p>7.433591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642817" calcext:value-type="float">
            <text:p>6.42817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66177" calcext:value-type="float">
            <text:p>-0.01066177</text:p>
          </table:table-cell>
          <table:table-cell office:value-type="float" office:value="-0.0004646319" calcext:value-type="float">
            <text:p>-0.0004646319</text:p>
          </table:table-cell>
          <table:table-cell office:value-type="float" office:value="0.002743814" calcext:value-type="float">
            <text:p>0.002743814</text:p>
          </table:table-cell>
          <table:table-cell office:value-type="float" office:value="0.0005056215" calcext:value-type="float">
            <text:p>0.0005056215</text:p>
          </table:table-cell>
          <table:table-cell office:value-type="float" office:value="13.73102" calcext:value-type="float">
            <text:p>13.73102</text:p>
          </table:table-cell>
          <table:table-cell office:value-type="float" office:value="0.03286963" calcext:value-type="float">
            <text:p>0.03286963</text:p>
          </table:table-cell>
          <table:table-cell office:value-type="float" office:value="0.03532483" calcext:value-type="float">
            <text:p>0.03532483</text:p>
          </table:table-cell>
          <table:table-cell office:value-type="float" office:value="0.03546774" calcext:value-type="float">
            <text:p>0.03546774</text:p>
          </table:table-cell>
          <table:table-cell office:value-type="float" office:value="0.02394855" calcext:value-type="float">
            <text:p>0.02394855</text:p>
          </table:table-cell>
          <table:table-cell office:value-type="float" office:value="0.02525465" calcext:value-type="float">
            <text:p>0.02525465</text:p>
          </table:table-cell>
          <table:table-cell office:value-type="float" office:value="0.01219699" calcext:value-type="float">
            <text:p>0.01219699</text:p>
          </table:table-cell>
          <table:table-cell office:value-type="float" office:value="0.01133954" calcext:value-type="float">
            <text:p>0.01133954</text:p>
          </table:table-cell>
          <table:table-cell office:value-type="float" office:value="0.02562902" calcext:value-type="float">
            <text:p>0.02562902</text:p>
          </table:table-cell>
          <table:table-cell office:value-type="float" office:value="0.02229499" calcext:value-type="float">
            <text:p>0.02229499</text:p>
          </table:table-cell>
          <table:table-cell office:value-type="float" office:value="0.02096145" calcext:value-type="float">
            <text:p>0.02096145</text:p>
          </table:table-cell>
          <table:table-cell office:value-type="float" office:value="0.02049513" calcext:value-type="float">
            <text:p>0.02049513</text:p>
          </table:table-cell>
          <table:table-cell office:value-type="float" office:value="0.02533064" calcext:value-type="float">
            <text:p>0.02533064</text:p>
          </table:table-cell>
          <table:table-cell office:value-type="float" office:value="0.004923662" calcext:value-type="float">
            <text:p>0.004923662</text:p>
          </table:table-cell>
          <table:table-cell office:value-type="float" office:value="0.004250666" calcext:value-type="float">
            <text:p>0.004250666</text:p>
          </table:table-cell>
          <table:table-cell office:value-type="float" office:value="0" calcext:value-type="float">
            <text:p>0</text:p>
          </table:table-cell>
          <table:table-cell office:value-type="float" office:value="8.940726" calcext:value-type="float">
            <text:p>8.940726</text:p>
          </table:table-cell>
          <table:table-cell office:value-type="float" office:value="13.13687" calcext:value-type="float">
            <text:p>13.13687</text:p>
          </table:table-cell>
          <table:table-cell office:value-type="float" office:value="18.58679" calcext:value-type="float">
            <text:p>18.58679</text:p>
          </table:table-cell>
          <table:table-cell office:value-type="float" office:value="19.93407" calcext:value-type="float">
            <text:p>19.93407</text:p>
          </table:table-cell>
          <table:table-cell office:value-type="float" office:value="17.59583" calcext:value-type="float">
            <text:p>17.59583</text:p>
          </table:table-cell>
          <table:table-cell office:value-type="float" office:value="6.785528" calcext:value-type="float">
            <text:p>6.785528</text:p>
          </table:table-cell>
          <table:table-cell office:value-type="float" office:value="2.687296" calcext:value-type="float">
            <text:p>2.687296</text:p>
          </table:table-cell>
          <table:table-cell office:value-type="float" office:value="2.277871" calcext:value-type="float">
            <text:p>2.277871</text:p>
          </table:table-cell>
          <table:table-cell office:value-type="float" office:value="1.74711" calcext:value-type="float">
            <text:p>1.74711</text:p>
          </table:table-cell>
          <table:table-cell office:value-type="float" office:value="0.7318496" calcext:value-type="float">
            <text:p>0.7318496</text:p>
          </table:table-cell>
          <table:table-cell office:value-type="float" office:value="0.3954731" calcext:value-type="float">
            <text:p>0.3954731</text:p>
          </table:table-cell>
          <table:table-cell office:value-type="float" office:value="0.4631718" calcext:value-type="float">
            <text:p>0.4631718</text:p>
          </table:table-cell>
          <table:table-cell office:value-type="float" office:value="0.323588" calcext:value-type="float">
            <text:p>0.323588</text:p>
          </table:table-cell>
          <table:table-cell office:value-type="float" office:value="0.3474087" calcext:value-type="float">
            <text:p>0.3474087</text:p>
          </table:table-cell>
          <table:table-cell office:value-type="float" office:value="0" calcext:value-type="float">
            <text:p>0</text:p>
          </table:table-cell>
          <table:table-cell office:value-type="float" office:value="57.48528" calcext:value-type="float">
            <text:p>57.48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4752" calcext:value-type="float">
            <text:p>0.1624752</text:p>
          </table:table-cell>
          <table:table-cell office:value-type="float" office:value="0" calcext:value-type="float">
            <text:p>0</text:p>
          </table:table-cell>
          <table:table-cell office:value-type="float" office:value="-0.0003056955" calcext:value-type="float">
            <text:p>-0.00030569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31.48257" calcext:value-type="float">
            <text:p>31.48257</text:p>
          </table:table-cell>
          <table:table-cell office:value-type="float" office:value="1095.287" calcext:value-type="float">
            <text:p>1095.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9326" calcext:value-type="float">
            <text:p>0.1559326</text:p>
          </table:table-cell>
          <table:table-cell office:value-type="float" office:value="7.389964" calcext:value-type="float">
            <text:p>7.389964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01667" calcext:value-type="float">
            <text:p>8.801667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35881" calcext:value-type="float">
            <text:p>-0.01035881</text:p>
          </table:table-cell>
          <table:table-cell office:value-type="float" office:value="-0.000563134" calcext:value-type="float">
            <text:p>-0.000563134</text:p>
          </table:table-cell>
          <table:table-cell office:value-type="float" office:value="0.002758258" calcext:value-type="float">
            <text:p>0.002758258</text:p>
          </table:table-cell>
          <table:table-cell office:value-type="float" office:value="0.0005383437" calcext:value-type="float">
            <text:p>0.0005383437</text:p>
          </table:table-cell>
          <table:table-cell office:value-type="float" office:value="13.83723" calcext:value-type="float">
            <text:p>13.83723</text:p>
          </table:table-cell>
          <table:table-cell office:value-type="float" office:value="0.09312967" calcext:value-type="float">
            <text:p>0.09312967</text:p>
          </table:table-cell>
          <table:table-cell office:value-type="float" office:value="0.04890846" calcext:value-type="float">
            <text:p>0.04890846</text:p>
          </table:table-cell>
          <table:table-cell office:value-type="float" office:value="0.03782314" calcext:value-type="float">
            <text:p>0.03782314</text:p>
          </table:table-cell>
          <table:table-cell office:value-type="float" office:value="0.02410326" calcext:value-type="float">
            <text:p>0.02410326</text:p>
          </table:table-cell>
          <table:table-cell office:value-type="float" office:value="0.02476215" calcext:value-type="float">
            <text:p>0.02476215</text:p>
          </table:table-cell>
          <table:table-cell office:value-type="float" office:value="0.01202551" calcext:value-type="float">
            <text:p>0.01202551</text:p>
          </table:table-cell>
          <table:table-cell office:value-type="float" office:value="0.01115091" calcext:value-type="float">
            <text:p>0.01115091</text:p>
          </table:table-cell>
          <table:table-cell office:value-type="float" office:value="0.02545865" calcext:value-type="float">
            <text:p>0.02545865</text:p>
          </table:table-cell>
          <table:table-cell office:value-type="float" office:value="0.02222652" calcext:value-type="float">
            <text:p>0.02222652</text:p>
          </table:table-cell>
          <table:table-cell office:value-type="float" office:value="0.02092865" calcext:value-type="float">
            <text:p>0.02092865</text:p>
          </table:table-cell>
          <table:table-cell office:value-type="float" office:value="0.02049271" calcext:value-type="float">
            <text:p>0.02049271</text:p>
          </table:table-cell>
          <table:table-cell office:value-type="float" office:value="0.02531821" calcext:value-type="float">
            <text:p>0.02531821</text:p>
          </table:table-cell>
          <table:table-cell office:value-type="float" office:value="0.004923243" calcext:value-type="float">
            <text:p>0.004923243</text:p>
          </table:table-cell>
          <table:table-cell office:value-type="float" office:value="0.004250119" calcext:value-type="float">
            <text:p>0.004250119</text:p>
          </table:table-cell>
          <table:table-cell office:value-type="float" office:value="0" calcext:value-type="float">
            <text:p>0</text:p>
          </table:table-cell>
          <table:table-cell office:value-type="float" office:value="7.728181" calcext:value-type="float">
            <text:p>7.728181</text:p>
          </table:table-cell>
          <table:table-cell office:value-type="float" office:value="14.22904" calcext:value-type="float">
            <text:p>14.22904</text:p>
          </table:table-cell>
          <table:table-cell office:value-type="float" office:value="20.10959" calcext:value-type="float">
            <text:p>20.10959</text:p>
          </table:table-cell>
          <table:table-cell office:value-type="float" office:value="20.29497" calcext:value-type="float">
            <text:p>20.29497</text:p>
          </table:table-cell>
          <table:table-cell office:value-type="float" office:value="17.6759" calcext:value-type="float">
            <text:p>17.6759</text:p>
          </table:table-cell>
          <table:table-cell office:value-type="float" office:value="6.694929" calcext:value-type="float">
            <text:p>6.694929</text:p>
          </table:table-cell>
          <table:table-cell office:value-type="float" office:value="2.623951" calcext:value-type="float">
            <text:p>2.623951</text:p>
          </table:table-cell>
          <table:table-cell office:value-type="float" office:value="2.303508" calcext:value-type="float">
            <text:p>2.303508</text:p>
          </table:table-cell>
          <table:table-cell office:value-type="float" office:value="1.759047" calcext:value-type="float">
            <text:p>1.759047</text:p>
          </table:table-cell>
          <table:table-cell office:value-type="float" office:value="0.7333707" calcext:value-type="float">
            <text:p>0.7333707</text:p>
          </table:table-cell>
          <table:table-cell office:value-type="float" office:value="0.3962393" calcext:value-type="float">
            <text:p>0.3962393</text:p>
          </table:table-cell>
          <table:table-cell office:value-type="float" office:value="0.463531" calcext:value-type="float">
            <text:p>0.463531</text:p>
          </table:table-cell>
          <table:table-cell office:value-type="float" office:value="0.3234545" calcext:value-type="float">
            <text:p>0.3234545</text:p>
          </table:table-cell>
          <table:table-cell office:value-type="float" office:value="0.3474111" calcext:value-type="float">
            <text:p>0.3474111</text:p>
          </table:table-cell>
          <table:table-cell office:value-type="float" office:value="0" calcext:value-type="float">
            <text:p>0</text:p>
          </table:table-cell>
          <table:table-cell office:value-type="float" office:value="67.67704" calcext:value-type="float">
            <text:p>67.67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2103" calcext:value-type="float">
            <text:p>0.1242103</text:p>
          </table:table-cell>
          <table:table-cell office:value-type="float" office:value="0" calcext:value-type="float">
            <text:p>0</text:p>
          </table:table-cell>
          <table:table-cell office:value-type="float" office:value="-0.0003319571" calcext:value-type="float">
            <text:p>-0.00033195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31.49269" calcext:value-type="float">
            <text:p>31.49269</text:p>
          </table:table-cell>
          <table:table-cell office:value-type="float" office:value="1095.287" calcext:value-type="float">
            <text:p>1095.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6596" calcext:value-type="float">
            <text:p>0.1576596</text:p>
          </table:table-cell>
          <table:table-cell office:value-type="float" office:value="7.372838" calcext:value-type="float">
            <text:p>7.372838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02343" calcext:value-type="float">
            <text:p>8.802343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33421" calcext:value-type="float">
            <text:p>-0.01033421</text:p>
          </table:table-cell>
          <table:table-cell office:value-type="float" office:value="-0.000609211" calcext:value-type="float">
            <text:p>-0.000609211</text:p>
          </table:table-cell>
          <table:table-cell office:value-type="float" office:value="0.002773487" calcext:value-type="float">
            <text:p>0.002773487</text:p>
          </table:table-cell>
          <table:table-cell office:value-type="float" office:value="0.0005453487" calcext:value-type="float">
            <text:p>0.0005453487</text:p>
          </table:table-cell>
          <table:table-cell office:value-type="float" office:value="13.89748" calcext:value-type="float">
            <text:p>13.89748</text:p>
          </table:table-cell>
          <table:table-cell office:value-type="float" office:value="0.05694145" calcext:value-type="float">
            <text:p>0.05694145</text:p>
          </table:table-cell>
          <table:table-cell office:value-type="float" office:value="0.04101274" calcext:value-type="float">
            <text:p>0.04101274</text:p>
          </table:table-cell>
          <table:table-cell office:value-type="float" office:value="0.03708138" calcext:value-type="float">
            <text:p>0.03708138</text:p>
          </table:table-cell>
          <table:table-cell office:value-type="float" office:value="0.02424981" calcext:value-type="float">
            <text:p>0.02424981</text:p>
          </table:table-cell>
          <table:table-cell office:value-type="float" office:value="0.02517951" calcext:value-type="float">
            <text:p>0.02517951</text:p>
          </table:table-cell>
          <table:table-cell office:value-type="float" office:value="0.01209393" calcext:value-type="float">
            <text:p>0.01209393</text:p>
          </table:table-cell>
          <table:table-cell office:value-type="float" office:value="0.01109811" calcext:value-type="float">
            <text:p>0.01109811</text:p>
          </table:table-cell>
          <table:table-cell office:value-type="float" office:value="0.02526859" calcext:value-type="float">
            <text:p>0.02526859</text:p>
          </table:table-cell>
          <table:table-cell office:value-type="float" office:value="0.02214794" calcext:value-type="float">
            <text:p>0.02214794</text:p>
          </table:table-cell>
          <table:table-cell office:value-type="float" office:value="0.02089239" calcext:value-type="float">
            <text:p>0.02089239</text:p>
          </table:table-cell>
          <table:table-cell office:value-type="float" office:value="0.02048911" calcext:value-type="float">
            <text:p>0.02048911</text:p>
          </table:table-cell>
          <table:table-cell office:value-type="float" office:value="0.02530425" calcext:value-type="float">
            <text:p>0.02530425</text:p>
          </table:table-cell>
          <table:table-cell office:value-type="float" office:value="0.004922827" calcext:value-type="float">
            <text:p>0.004922827</text:p>
          </table:table-cell>
          <table:table-cell office:value-type="float" office:value="0.004249567" calcext:value-type="float">
            <text:p>0.004249567</text:p>
          </table:table-cell>
          <table:table-cell office:value-type="float" office:value="0" calcext:value-type="float">
            <text:p>0</text:p>
          </table:table-cell>
          <table:table-cell office:value-type="float" office:value="5.798339" calcext:value-type="float">
            <text:p>5.798339</text:p>
          </table:table-cell>
          <table:table-cell office:value-type="float" office:value="12.79066" calcext:value-type="float">
            <text:p>12.79066</text:p>
          </table:table-cell>
          <table:table-cell office:value-type="float" office:value="18.35323" calcext:value-type="float">
            <text:p>18.35323</text:p>
          </table:table-cell>
          <table:table-cell office:value-type="float" office:value="20.19277" calcext:value-type="float">
            <text:p>20.19277</text:p>
          </table:table-cell>
          <table:table-cell office:value-type="float" office:value="18.74566" calcext:value-type="float">
            <text:p>18.74566</text:p>
          </table:table-cell>
          <table:table-cell office:value-type="float" office:value="7.280641" calcext:value-type="float">
            <text:p>7.280641</text:p>
          </table:table-cell>
          <table:table-cell office:value-type="float" office:value="2.773312" calcext:value-type="float">
            <text:p>2.773312</text:p>
          </table:table-cell>
          <table:table-cell office:value-type="float" office:value="2.32783" calcext:value-type="float">
            <text:p>2.32783</text:p>
          </table:table-cell>
          <table:table-cell office:value-type="float" office:value="1.770818" calcext:value-type="float">
            <text:p>1.770818</text:p>
          </table:table-cell>
          <table:table-cell office:value-type="float" office:value="0.735278" calcext:value-type="float">
            <text:p>0.735278</text:p>
          </table:table-cell>
          <table:table-cell office:value-type="float" office:value="0.3970178" calcext:value-type="float">
            <text:p>0.3970178</text:p>
          </table:table-cell>
          <table:table-cell office:value-type="float" office:value="0.4639018" calcext:value-type="float">
            <text:p>0.4639018</text:p>
          </table:table-cell>
          <table:table-cell office:value-type="float" office:value="0.323325" calcext:value-type="float">
            <text:p>0.323325</text:p>
          </table:table-cell>
          <table:table-cell office:value-type="float" office:value="0.3474137" calcext:value-type="float">
            <text:p>0.3474137</text:p>
          </table:table-cell>
          <table:table-cell office:value-type="float" office:value="0" calcext:value-type="float">
            <text:p>0</text:p>
          </table:table-cell>
          <table:table-cell office:value-type="float" office:value="69.7213" calcext:value-type="float">
            <text:p>69.7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7609" calcext:value-type="float">
            <text:p>0.1087609</text:p>
          </table:table-cell>
          <table:table-cell office:value-type="float" office:value="0" calcext:value-type="float">
            <text:p>0</text:p>
          </table:table-cell>
          <table:table-cell office:value-type="float" office:value="-0.0003498468" calcext:value-type="float">
            <text:p>-0.00034984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31.52299" calcext:value-type="float">
            <text:p>31.52299</text:p>
          </table:table-cell>
          <table:table-cell office:value-type="float" office:value="1095.289" calcext:value-type="float">
            <text:p>1095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6981" calcext:value-type="float">
            <text:p>0.1596981</text:p>
          </table:table-cell>
          <table:table-cell office:value-type="float" office:value="7.33359" calcext:value-type="float">
            <text:p>7.33359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024" calcext:value-type="float">
            <text:p>8.84902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49922" calcext:value-type="float">
            <text:p>-0.01049922</text:p>
          </table:table-cell>
          <table:table-cell office:value-type="float" office:value="-0.0006789757" calcext:value-type="float">
            <text:p>-0.0006789757</text:p>
          </table:table-cell>
          <table:table-cell office:value-type="float" office:value="0.002789474" calcext:value-type="float">
            <text:p>0.002789474</text:p>
          </table:table-cell>
          <table:table-cell office:value-type="float" office:value="0.0005625729" calcext:value-type="float">
            <text:p>0.0005625729</text:p>
          </table:table-cell>
          <table:table-cell office:value-type="float" office:value="13.98809" calcext:value-type="float">
            <text:p>13.98809</text:p>
          </table:table-cell>
          <table:table-cell office:value-type="float" office:value="0.04386215" calcext:value-type="float">
            <text:p>0.04386215</text:p>
          </table:table-cell>
          <table:table-cell office:value-type="float" office:value="0.03932772" calcext:value-type="float">
            <text:p>0.03932772</text:p>
          </table:table-cell>
          <table:table-cell office:value-type="float" office:value="0.03696483" calcext:value-type="float">
            <text:p>0.03696483</text:p>
          </table:table-cell>
          <table:table-cell office:value-type="float" office:value="0.02432598" calcext:value-type="float">
            <text:p>0.02432598</text:p>
          </table:table-cell>
          <table:table-cell office:value-type="float" office:value="0.02541312" calcext:value-type="float">
            <text:p>0.02541312</text:p>
          </table:table-cell>
          <table:table-cell office:value-type="float" office:value="0.01213893" calcext:value-type="float">
            <text:p>0.01213893</text:p>
          </table:table-cell>
          <table:table-cell office:value-type="float" office:value="0.01108508" calcext:value-type="float">
            <text:p>0.01108508</text:p>
          </table:table-cell>
          <table:table-cell office:value-type="float" office:value="0.02511891" calcext:value-type="float">
            <text:p>0.02511891</text:p>
          </table:table-cell>
          <table:table-cell office:value-type="float" office:value="0.02206592" calcext:value-type="float">
            <text:p>0.02206592</text:p>
          </table:table-cell>
          <table:table-cell office:value-type="float" office:value="0.0208523" calcext:value-type="float">
            <text:p>0.0208523</text:p>
          </table:table-cell>
          <table:table-cell office:value-type="float" office:value="0.02048428" calcext:value-type="float">
            <text:p>0.02048428</text:p>
          </table:table-cell>
          <table:table-cell office:value-type="float" office:value="0.02528872" calcext:value-type="float">
            <text:p>0.02528872</text:p>
          </table:table-cell>
          <table:table-cell office:value-type="float" office:value="0.004925038" calcext:value-type="float">
            <text:p>0.004925038</text:p>
          </table:table-cell>
          <table:table-cell office:value-type="float" office:value="0.004246351" calcext:value-type="float">
            <text:p>0.004246351</text:p>
          </table:table-cell>
          <table:table-cell office:value-type="float" office:value="0" calcext:value-type="float">
            <text:p>0</text:p>
          </table:table-cell>
          <table:table-cell office:value-type="float" office:value="8.094471" calcext:value-type="float">
            <text:p>8.094471</text:p>
          </table:table-cell>
          <table:table-cell office:value-type="float" office:value="12.21855" calcext:value-type="float">
            <text:p>12.21855</text:p>
          </table:table-cell>
          <table:table-cell office:value-type="float" office:value="17.15018" calcext:value-type="float">
            <text:p>17.15018</text:p>
          </table:table-cell>
          <table:table-cell office:value-type="float" office:value="19.15466" calcext:value-type="float">
            <text:p>19.15466</text:p>
          </table:table-cell>
          <table:table-cell office:value-type="float" office:value="17.97601" calcext:value-type="float">
            <text:p>17.97601</text:p>
          </table:table-cell>
          <table:table-cell office:value-type="float" office:value="7.26892" calcext:value-type="float">
            <text:p>7.26892</text:p>
          </table:table-cell>
          <table:table-cell office:value-type="float" office:value="2.824852" calcext:value-type="float">
            <text:p>2.824852</text:p>
          </table:table-cell>
          <table:table-cell office:value-type="float" office:value="2.360753" calcext:value-type="float">
            <text:p>2.360753</text:p>
          </table:table-cell>
          <table:table-cell office:value-type="float" office:value="1.783308" calcext:value-type="float">
            <text:p>1.783308</text:p>
          </table:table-cell>
          <table:table-cell office:value-type="float" office:value="0.7375518" calcext:value-type="float">
            <text:p>0.7375518</text:p>
          </table:table-cell>
          <table:table-cell office:value-type="float" office:value="0.3978119" calcext:value-type="float">
            <text:p>0.3978119</text:p>
          </table:table-cell>
          <table:table-cell office:value-type="float" office:value="0.4642997" calcext:value-type="float">
            <text:p>0.4642997</text:p>
          </table:table-cell>
          <table:table-cell office:value-type="float" office:value="0.3243115" calcext:value-type="float">
            <text:p>0.3243115</text:p>
          </table:table-cell>
          <table:table-cell office:value-type="float" office:value="0.3466064" calcext:value-type="float">
            <text:p>0.3466064</text:p>
          </table:table-cell>
          <table:table-cell office:value-type="float" office:value="0" calcext:value-type="float">
            <text:p>0</text:p>
          </table:table-cell>
          <table:table-cell office:value-type="float" office:value="71.63654" calcext:value-type="float">
            <text:p>71.63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44814" calcext:value-type="float">
            <text:p>0.07144814</text:p>
          </table:table-cell>
          <table:table-cell office:value-type="float" office:value="0" calcext:value-type="float">
            <text:p>0</text:p>
          </table:table-cell>
          <table:table-cell office:value-type="float" office:value="-0.0003615819" calcext:value-type="float">
            <text:p>-0.00036158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31.56235" calcext:value-type="float">
            <text:p>31.56235</text:p>
          </table:table-cell>
          <table:table-cell office:value-type="float" office:value="1095.293" calcext:value-type="float">
            <text:p>1095.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7773" calcext:value-type="float">
            <text:p>0.1657773</text:p>
          </table:table-cell>
          <table:table-cell office:value-type="float" office:value="7.278501" calcext:value-type="float">
            <text:p>7.278501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024" calcext:value-type="float">
            <text:p>8.84902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72308" calcext:value-type="float">
            <text:p>-0.01072308</text:p>
          </table:table-cell>
          <table:table-cell office:value-type="float" office:value="-0.0008041905" calcext:value-type="float">
            <text:p>-0.0008041905</text:p>
          </table:table-cell>
          <table:table-cell office:value-type="float" office:value="0.002806011" calcext:value-type="float">
            <text:p>0.002806011</text:p>
          </table:table-cell>
          <table:table-cell office:value-type="float" office:value="0.0005873779" calcext:value-type="float">
            <text:p>0.0005873779</text:p>
          </table:table-cell>
          <table:table-cell office:value-type="float" office:value="14.09786" calcext:value-type="float">
            <text:p>14.09786</text:p>
          </table:table-cell>
          <table:table-cell office:value-type="float" office:value="0.03834893" calcext:value-type="float">
            <text:p>0.03834893</text:p>
          </table:table-cell>
          <table:table-cell office:value-type="float" office:value="0.03841913" calcext:value-type="float">
            <text:p>0.03841913</text:p>
          </table:table-cell>
          <table:table-cell office:value-type="float" office:value="0.03686608" calcext:value-type="float">
            <text:p>0.03686608</text:p>
          </table:table-cell>
          <table:table-cell office:value-type="float" office:value="0.02431959" calcext:value-type="float">
            <text:p>0.02431959</text:p>
          </table:table-cell>
          <table:table-cell office:value-type="float" office:value="0.02549172" calcext:value-type="float">
            <text:p>0.02549172</text:p>
          </table:table-cell>
          <table:table-cell office:value-type="float" office:value="0.0121203" calcext:value-type="float">
            <text:p>0.0121203</text:p>
          </table:table-cell>
          <table:table-cell office:value-type="float" office:value="0.01111598" calcext:value-type="float">
            <text:p>0.01111598</text:p>
          </table:table-cell>
          <table:table-cell office:value-type="float" office:value="0.02496926" calcext:value-type="float">
            <text:p>0.02496926</text:p>
          </table:table-cell>
          <table:table-cell office:value-type="float" office:value="0.02199092" calcext:value-type="float">
            <text:p>0.02199092</text:p>
          </table:table-cell>
          <table:table-cell office:value-type="float" office:value="0.02080932" calcext:value-type="float">
            <text:p>0.02080932</text:p>
          </table:table-cell>
          <table:table-cell office:value-type="float" office:value="0.02047818" calcext:value-type="float">
            <text:p>0.02047818</text:p>
          </table:table-cell>
          <table:table-cell office:value-type="float" office:value="0.02527156" calcext:value-type="float">
            <text:p>0.02527156</text:p>
          </table:table-cell>
          <table:table-cell office:value-type="float" office:value="0.004924158" calcext:value-type="float">
            <text:p>0.004924158</text:p>
          </table:table-cell>
          <table:table-cell office:value-type="float" office:value="0.004246205" calcext:value-type="float">
            <text:p>0.004246205</text:p>
          </table:table-cell>
          <table:table-cell office:value-type="float" office:value="0" calcext:value-type="float">
            <text:p>0</text:p>
          </table:table-cell>
          <table:table-cell office:value-type="float" office:value="7.734163" calcext:value-type="float">
            <text:p>7.734163</text:p>
          </table:table-cell>
          <table:table-cell office:value-type="float" office:value="12.11302" calcext:value-type="float">
            <text:p>12.11302</text:p>
          </table:table-cell>
          <table:table-cell office:value-type="float" office:value="16.64368" calcext:value-type="float">
            <text:p>16.64368</text:p>
          </table:table-cell>
          <table:table-cell office:value-type="float" office:value="18.40229" calcext:value-type="float">
            <text:p>18.40229</text:p>
          </table:table-cell>
          <table:table-cell office:value-type="float" office:value="17.06878" calcext:value-type="float">
            <text:p>17.06878</text:p>
          </table:table-cell>
          <table:table-cell office:value-type="float" office:value="7.105759" calcext:value-type="float">
            <text:p>7.105759</text:p>
          </table:table-cell>
          <table:table-cell office:value-type="float" office:value="2.841891" calcext:value-type="float">
            <text:p>2.841891</text:p>
          </table:table-cell>
          <table:table-cell office:value-type="float" office:value="2.372745" calcext:value-type="float">
            <text:p>2.372745</text:p>
          </table:table-cell>
          <table:table-cell office:value-type="float" office:value="1.797363" calcext:value-type="float">
            <text:p>1.797363</text:p>
          </table:table-cell>
          <table:table-cell office:value-type="float" office:value="0.7403331" calcext:value-type="float">
            <text:p>0.7403331</text:p>
          </table:table-cell>
          <table:table-cell office:value-type="float" office:value="0.3986288" calcext:value-type="float">
            <text:p>0.3986288</text:p>
          </table:table-cell>
          <table:table-cell office:value-type="float" office:value="0.4647475" calcext:value-type="float">
            <text:p>0.4647475</text:p>
          </table:table-cell>
          <table:table-cell office:value-type="float" office:value="0.3240001" calcext:value-type="float">
            <text:p>0.3240001</text:p>
          </table:table-cell>
          <table:table-cell office:value-type="float" office:value="0.347141" calcext:value-type="float">
            <text:p>0.347141</text:p>
          </table:table-cell>
          <table:table-cell office:value-type="float" office:value="0" calcext:value-type="float">
            <text:p>0</text:p>
          </table:table-cell>
          <table:table-cell office:value-type="float" office:value="76.67839" calcext:value-type="float">
            <text:p>76.6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4006" calcext:value-type="float">
            <text:p>0.02234006</text:p>
          </table:table-cell>
          <table:table-cell office:value-type="float" office:value="0" calcext:value-type="float">
            <text:p>0</text:p>
          </table:table-cell>
          <table:table-cell office:value-type="float" office:value="-0.000373459" calcext:value-type="float">
            <text:p>-0.0003734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31.588" calcext:value-type="float">
            <text:p>31.588</text:p>
          </table:table-cell>
          <table:table-cell office:value-type="float" office:value="1095.299" calcext:value-type="float">
            <text:p>1095.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4427" calcext:value-type="float">
            <text:p>0.1814427</text:p>
          </table:table-cell>
          <table:table-cell office:value-type="float" office:value="7.224747" calcext:value-type="float">
            <text:p>7.224747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024" calcext:value-type="float">
            <text:p>8.84902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72308" calcext:value-type="float">
            <text:p>-0.01072308</text:p>
          </table:table-cell>
          <table:table-cell office:value-type="float" office:value="-0.001031272" calcext:value-type="float">
            <text:p>-0.001031272</text:p>
          </table:table-cell>
          <table:table-cell office:value-type="float" office:value="0.002823147" calcext:value-type="float">
            <text:p>0.002823147</text:p>
          </table:table-cell>
          <table:table-cell office:value-type="float" office:value="0.0006157051" calcext:value-type="float">
            <text:p>0.0006157051</text:p>
          </table:table-cell>
          <table:table-cell office:value-type="float" office:value="14.19677" calcext:value-type="float">
            <text:p>14.19677</text:p>
          </table:table-cell>
          <table:table-cell office:value-type="float" office:value="0.03759969" calcext:value-type="float">
            <text:p>0.03759969</text:p>
          </table:table-cell>
          <table:table-cell office:value-type="float" office:value="0.03788441" calcext:value-type="float">
            <text:p>0.03788441</text:p>
          </table:table-cell>
          <table:table-cell office:value-type="float" office:value="0.03646908" calcext:value-type="float">
            <text:p>0.03646908</text:p>
          </table:table-cell>
          <table:table-cell office:value-type="float" office:value="0.02400459" calcext:value-type="float">
            <text:p>0.02400459</text:p>
          </table:table-cell>
          <table:table-cell office:value-type="float" office:value="0.0252543" calcext:value-type="float">
            <text:p>0.0252543</text:p>
          </table:table-cell>
          <table:table-cell office:value-type="float" office:value="0.01203309" calcext:value-type="float">
            <text:p>0.01203309</text:p>
          </table:table-cell>
          <table:table-cell office:value-type="float" office:value="0.01111988" calcext:value-type="float">
            <text:p>0.01111988</text:p>
          </table:table-cell>
          <table:table-cell office:value-type="float" office:value="0.02481476" calcext:value-type="float">
            <text:p>0.02481476</text:p>
          </table:table-cell>
          <table:table-cell office:value-type="float" office:value="0.02191779" calcext:value-type="float">
            <text:p>0.02191779</text:p>
          </table:table-cell>
          <table:table-cell office:value-type="float" office:value="0.02076419" calcext:value-type="float">
            <text:p>0.02076419</text:p>
          </table:table-cell>
          <table:table-cell office:value-type="float" office:value="0.02047085" calcext:value-type="float">
            <text:p>0.02047085</text:p>
          </table:table-cell>
          <table:table-cell office:value-type="float" office:value="0.02525262" calcext:value-type="float">
            <text:p>0.02525262</text:p>
          </table:table-cell>
          <table:table-cell office:value-type="float" office:value="0.004923271" calcext:value-type="float">
            <text:p>0.004923271</text:p>
          </table:table-cell>
          <table:table-cell office:value-type="float" office:value="0.004246068" calcext:value-type="float">
            <text:p>0.004246068</text:p>
          </table:table-cell>
          <table:table-cell office:value-type="float" office:value="0" calcext:value-type="float">
            <text:p>0</text:p>
          </table:table-cell>
          <table:table-cell office:value-type="float" office:value="4.907041" calcext:value-type="float">
            <text:p>4.907041</text:p>
          </table:table-cell>
          <table:table-cell office:value-type="float" office:value="12.45897" calcext:value-type="float">
            <text:p>12.45897</text:p>
          </table:table-cell>
          <table:table-cell office:value-type="float" office:value="16.36771" calcext:value-type="float">
            <text:p>16.36771</text:p>
          </table:table-cell>
          <table:table-cell office:value-type="float" office:value="17.75408" calcext:value-type="float">
            <text:p>17.75408</text:p>
          </table:table-cell>
          <table:table-cell office:value-type="float" office:value="16.2433" calcext:value-type="float">
            <text:p>16.2433</text:p>
          </table:table-cell>
          <table:table-cell office:value-type="float" office:value="6.981572" calcext:value-type="float">
            <text:p>6.981572</text:p>
          </table:table-cell>
          <table:table-cell office:value-type="float" office:value="2.82212" calcext:value-type="float">
            <text:p>2.82212</text:p>
          </table:table-cell>
          <table:table-cell office:value-type="float" office:value="2.375251" calcext:value-type="float">
            <text:p>2.375251</text:p>
          </table:table-cell>
          <table:table-cell office:value-type="float" office:value="1.809535" calcext:value-type="float">
            <text:p>1.809535</text:p>
          </table:table-cell>
          <table:table-cell office:value-type="float" office:value="0.7434349" calcext:value-type="float">
            <text:p>0.7434349</text:p>
          </table:table-cell>
          <table:table-cell office:value-type="float" office:value="0.3994695" calcext:value-type="float">
            <text:p>0.3994695</text:p>
          </table:table-cell>
          <table:table-cell office:value-type="float" office:value="0.4651927" calcext:value-type="float">
            <text:p>0.4651927</text:p>
          </table:table-cell>
          <table:table-cell office:value-type="float" office:value="0.3237063" calcext:value-type="float">
            <text:p>0.3237063</text:p>
          </table:table-cell>
          <table:table-cell office:value-type="float" office:value="0.3472856" calcext:value-type="float">
            <text:p>0.3472856</text:p>
          </table:table-cell>
          <table:table-cell office:value-type="float" office:value="0" calcext:value-type="float">
            <text:p>0</text:p>
          </table:table-cell>
          <table:table-cell office:value-type="float" office:value="89.27858" calcext:value-type="float">
            <text:p>89.27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50313" calcext:value-type="float">
            <text:p>-0.01550313</text:p>
          </table:table-cell>
          <table:table-cell office:value-type="float" office:value="0" calcext:value-type="float">
            <text:p>0</text:p>
          </table:table-cell>
          <table:table-cell office:value-type="float" office:value="-0.0003889307" calcext:value-type="float">
            <text:p>-0.00038893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31.51359" calcext:value-type="float">
            <text:p>31.51359</text:p>
          </table:table-cell>
          <table:table-cell office:value-type="float" office:value="1095.312" calcext:value-type="float">
            <text:p>1095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2308" calcext:value-type="float">
            <text:p>0.2342308</text:p>
          </table:table-cell>
          <table:table-cell office:value-type="float" office:value="7.227238" calcext:value-type="float">
            <text:p>7.227238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024" calcext:value-type="float">
            <text:p>8.84902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72308" calcext:value-type="float">
            <text:p>-0.01072308</text:p>
          </table:table-cell>
          <table:table-cell office:value-type="float" office:value="-0.001118778" calcext:value-type="float">
            <text:p>-0.001118778</text:p>
          </table:table-cell>
          <table:table-cell office:value-type="float" office:value="0.002834601" calcext:value-type="float">
            <text:p>0.002834601</text:p>
          </table:table-cell>
          <table:table-cell office:value-type="float" office:value="0.0006214594" calcext:value-type="float">
            <text:p>0.0006214594</text:p>
          </table:table-cell>
          <table:table-cell office:value-type="float" office:value="14.12377" calcext:value-type="float">
            <text:p>14.12377</text:p>
          </table:table-cell>
          <table:table-cell office:value-type="float" office:value="0.04043547" calcext:value-type="float">
            <text:p>0.04043547</text:p>
          </table:table-cell>
          <table:table-cell office:value-type="float" office:value="0.03777744" calcext:value-type="float">
            <text:p>0.03777744</text:p>
          </table:table-cell>
          <table:table-cell office:value-type="float" office:value="0.03628593" calcext:value-type="float">
            <text:p>0.03628593</text:p>
          </table:table-cell>
          <table:table-cell office:value-type="float" office:value="0.0237161" calcext:value-type="float">
            <text:p>0.0237161</text:p>
          </table:table-cell>
          <table:table-cell office:value-type="float" office:value="0.02496375" calcext:value-type="float">
            <text:p>0.02496375</text:p>
          </table:table-cell>
          <table:table-cell office:value-type="float" office:value="0.01189714" calcext:value-type="float">
            <text:p>0.01189714</text:p>
          </table:table-cell>
          <table:table-cell office:value-type="float" office:value="0.01106188" calcext:value-type="float">
            <text:p>0.01106188</text:p>
          </table:table-cell>
          <table:table-cell office:value-type="float" office:value="0.02464037" calcext:value-type="float">
            <text:p>0.02464037</text:p>
          </table:table-cell>
          <table:table-cell office:value-type="float" office:value="0.02184272" calcext:value-type="float">
            <text:p>0.02184272</text:p>
          </table:table-cell>
          <table:table-cell office:value-type="float" office:value="0.0207171" calcext:value-type="float">
            <text:p>0.0207171</text:p>
          </table:table-cell>
          <table:table-cell office:value-type="float" office:value="0.02046227" calcext:value-type="float">
            <text:p>0.02046227</text:p>
          </table:table-cell>
          <table:table-cell office:value-type="float" office:value="0.02523181" calcext:value-type="float">
            <text:p>0.02523181</text:p>
          </table:table-cell>
          <table:table-cell office:value-type="float" office:value="0.004922556" calcext:value-type="float">
            <text:p>0.004922556</text:p>
          </table:table-cell>
          <table:table-cell office:value-type="float" office:value="0.004245744" calcext:value-type="float">
            <text:p>0.004245744</text:p>
          </table:table-cell>
          <table:table-cell office:value-type="float" office:value="0" calcext:value-type="float">
            <text:p>0</text:p>
          </table:table-cell>
          <table:table-cell office:value-type="float" office:value="5.451219" calcext:value-type="float">
            <text:p>5.451219</text:p>
          </table:table-cell>
          <table:table-cell office:value-type="float" office:value="12.96597" calcext:value-type="float">
            <text:p>12.96597</text:p>
          </table:table-cell>
          <table:table-cell office:value-type="float" office:value="16.33538" calcext:value-type="float">
            <text:p>16.33538</text:p>
          </table:table-cell>
          <table:table-cell office:value-type="float" office:value="17.35464" calcext:value-type="float">
            <text:p>17.35464</text:p>
          </table:table-cell>
          <table:table-cell office:value-type="float" office:value="15.66078" calcext:value-type="float">
            <text:p>15.66078</text:p>
          </table:table-cell>
          <table:table-cell office:value-type="float" office:value="6.881861" calcext:value-type="float">
            <text:p>6.881861</text:p>
          </table:table-cell>
          <table:table-cell office:value-type="float" office:value="2.804724" calcext:value-type="float">
            <text:p>2.804724</text:p>
          </table:table-cell>
          <table:table-cell office:value-type="float" office:value="2.373303" calcext:value-type="float">
            <text:p>2.373303</text:p>
          </table:table-cell>
          <table:table-cell office:value-type="float" office:value="1.820241" calcext:value-type="float">
            <text:p>1.820241</text:p>
          </table:table-cell>
          <table:table-cell office:value-type="float" office:value="0.7467733" calcext:value-type="float">
            <text:p>0.7467733</text:p>
          </table:table-cell>
          <table:table-cell office:value-type="float" office:value="0.4003285" calcext:value-type="float">
            <text:p>0.4003285</text:p>
          </table:table-cell>
          <table:table-cell office:value-type="float" office:value="0.4656424" calcext:value-type="float">
            <text:p>0.4656424</text:p>
          </table:table-cell>
          <table:table-cell office:value-type="float" office:value="0.3234866" calcext:value-type="float">
            <text:p>0.3234866</text:p>
          </table:table-cell>
          <table:table-cell office:value-type="float" office:value="0.3473718" calcext:value-type="float">
            <text:p>0.3473718</text:p>
          </table:table-cell>
          <table:table-cell office:value-type="float" office:value="0" calcext:value-type="float">
            <text:p>0</text:p>
          </table:table-cell>
          <table:table-cell office:value-type="float" office:value="131.0463" calcext:value-type="float">
            <text:p>131.0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9623" calcext:value-type="float">
            <text:p>0.03989623</text:p>
          </table:table-cell>
          <table:table-cell office:value-type="float" office:value="0" calcext:value-type="float">
            <text:p>0</text:p>
          </table:table-cell>
          <table:table-cell office:value-type="float" office:value="-0.0004025115" calcext:value-type="float">
            <text:p>-0.00040251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31.3803" calcext:value-type="float">
            <text:p>31.3803</text:p>
          </table:table-cell>
          <table:table-cell office:value-type="float" office:value="1095.333" calcext:value-type="float">
            <text:p>1095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5336" calcext:value-type="float">
            <text:p>0.3205336</text:p>
          </table:table-cell>
          <table:table-cell office:value-type="float" office:value="7.246458" calcext:value-type="float">
            <text:p>7.246458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024" calcext:value-type="float">
            <text:p>8.84902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083083" calcext:value-type="float">
            <text:p>-0.01083083</text:p>
          </table:table-cell>
          <table:table-cell office:value-type="float" office:value="-0.001162958" calcext:value-type="float">
            <text:p>-0.001162958</text:p>
          </table:table-cell>
          <table:table-cell office:value-type="float" office:value="0.002840226" calcext:value-type="float">
            <text:p>0.002840226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95101" calcext:value-type="float">
            <text:p>13.95101</text:p>
          </table:table-cell>
          <table:table-cell office:value-type="float" office:value="0.05027574" calcext:value-type="float">
            <text:p>0.05027574</text:p>
          </table:table-cell>
          <table:table-cell office:value-type="float" office:value="0.03785594" calcext:value-type="float">
            <text:p>0.03785594</text:p>
          </table:table-cell>
          <table:table-cell office:value-type="float" office:value="0.03620893" calcext:value-type="float">
            <text:p>0.03620893</text:p>
          </table:table-cell>
          <table:table-cell office:value-type="float" office:value="0.02343054" calcext:value-type="float">
            <text:p>0.02343054</text:p>
          </table:table-cell>
          <table:table-cell office:value-type="float" office:value="0.02467594" calcext:value-type="float">
            <text:p>0.02467594</text:p>
          </table:table-cell>
          <table:table-cell office:value-type="float" office:value="0.01177876" calcext:value-type="float">
            <text:p>0.01177876</text:p>
          </table:table-cell>
          <table:table-cell office:value-type="float" office:value="0.01096856" calcext:value-type="float">
            <text:p>0.01096856</text:p>
          </table:table-cell>
          <table:table-cell office:value-type="float" office:value="0.02444845" calcext:value-type="float">
            <text:p>0.02444845</text:p>
          </table:table-cell>
          <table:table-cell office:value-type="float" office:value="0.02176334" calcext:value-type="float">
            <text:p>0.02176334</text:p>
          </table:table-cell>
          <table:table-cell office:value-type="float" office:value="0.02066847" calcext:value-type="float">
            <text:p>0.02066847</text:p>
          </table:table-cell>
          <table:table-cell office:value-type="float" office:value="0.02045237" calcext:value-type="float">
            <text:p>0.02045237</text:p>
          </table:table-cell>
          <table:table-cell office:value-type="float" office:value="0.02520913" calcext:value-type="float">
            <text:p>0.02520913</text:p>
          </table:table-cell>
          <table:table-cell office:value-type="float" office:value="0.004924695" calcext:value-type="float">
            <text:p>0.004924695</text:p>
          </table:table-cell>
          <table:table-cell office:value-type="float" office:value="0.004242558" calcext:value-type="float">
            <text:p>0.004242558</text:p>
          </table:table-cell>
          <table:table-cell office:value-type="float" office:value="0" calcext:value-type="float">
            <text:p>0</text:p>
          </table:table-cell>
          <table:table-cell office:value-type="float" office:value="6.852256" calcext:value-type="float">
            <text:p>6.852256</text:p>
          </table:table-cell>
          <table:table-cell office:value-type="float" office:value="13.31007" calcext:value-type="float">
            <text:p>13.31007</text:p>
          </table:table-cell>
          <table:table-cell office:value-type="float" office:value="16.4356" calcext:value-type="float">
            <text:p>16.4356</text:p>
          </table:table-cell>
          <table:table-cell office:value-type="float" office:value="17.13344" calcext:value-type="float">
            <text:p>17.13344</text:p>
          </table:table-cell>
          <table:table-cell office:value-type="float" office:value="15.30334" calcext:value-type="float">
            <text:p>15.30334</text:p>
          </table:table-cell>
          <table:table-cell office:value-type="float" office:value="6.811282" calcext:value-type="float">
            <text:p>6.811282</text:p>
          </table:table-cell>
          <table:table-cell office:value-type="float" office:value="2.795781" calcext:value-type="float">
            <text:p>2.795781</text:p>
          </table:table-cell>
          <table:table-cell office:value-type="float" office:value="2.368934" calcext:value-type="float">
            <text:p>2.368934</text:p>
          </table:table-cell>
          <table:table-cell office:value-type="float" office:value="1.830176" calcext:value-type="float">
            <text:p>1.830176</text:p>
          </table:table-cell>
          <table:table-cell office:value-type="float" office:value="0.7506251" calcext:value-type="float">
            <text:p>0.7506251</text:p>
          </table:table-cell>
          <table:table-cell office:value-type="float" office:value="0.4011979" calcext:value-type="float">
            <text:p>0.4011979</text:p>
          </table:table-cell>
          <table:table-cell office:value-type="float" office:value="0.4661137" calcext:value-type="float">
            <text:p>0.4661137</text:p>
          </table:table-cell>
          <table:table-cell office:value-type="float" office:value="0.3244641" calcext:value-type="float">
            <text:p>0.3244641</text:p>
          </table:table-cell>
          <table:table-cell office:value-type="float" office:value="0.346449" calcext:value-type="float">
            <text:p>0.346449</text:p>
          </table:table-cell>
          <table:table-cell office:value-type="float" office:value="0" calcext:value-type="float">
            <text:p>0</text:p>
          </table:table-cell>
          <table:table-cell office:value-type="float" office:value="199.2302" calcext:value-type="float">
            <text:p>199.2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3819" calcext:value-type="float">
            <text:p>0.1453819</text:p>
          </table:table-cell>
          <table:table-cell office:value-type="float" office:value="0" calcext:value-type="float">
            <text:p>0</text:p>
          </table:table-cell>
          <table:table-cell office:value-type="float" office:value="-0.0004177471" calcext:value-type="float">
            <text:p>-0.00041774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31.26552" calcext:value-type="float">
            <text:p>31.26552</text:p>
          </table:table-cell>
          <table:table-cell office:value-type="float" office:value="1095.348" calcext:value-type="float">
            <text:p>1095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07642" calcext:value-type="float">
            <text:p>0.3907642</text:p>
          </table:table-cell>
          <table:table-cell office:value-type="float" office:value="7.269735" calcext:value-type="float">
            <text:p>7.269735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024" calcext:value-type="float">
            <text:p>8.84902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113519" calcext:value-type="float">
            <text:p>-0.01113519</text:p>
          </table:table-cell>
          <table:table-cell office:value-type="float" office:value="-0.00121277" calcext:value-type="float">
            <text:p>-0.00121277</text:p>
          </table:table-cell>
          <table:table-cell office:value-type="float" office:value="0.002848024" calcext:value-type="float">
            <text:p>0.002848024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2377" calcext:value-type="float">
            <text:p>13.82377</text:p>
          </table:table-cell>
          <table:table-cell office:value-type="float" office:value="0.06529132" calcext:value-type="float">
            <text:p>0.06529132</text:p>
          </table:table-cell>
          <table:table-cell office:value-type="float" office:value="0.03808085" calcext:value-type="float">
            <text:p>0.03808085</text:p>
          </table:table-cell>
          <table:table-cell office:value-type="float" office:value="0.03626374" calcext:value-type="float">
            <text:p>0.03626374</text:p>
          </table:table-cell>
          <table:table-cell office:value-type="float" office:value="0.02322079" calcext:value-type="float">
            <text:p>0.02322079</text:p>
          </table:table-cell>
          <table:table-cell office:value-type="float" office:value="0.02436513" calcext:value-type="float">
            <text:p>0.02436513</text:p>
          </table:table-cell>
          <table:table-cell office:value-type="float" office:value="0.01166154" calcext:value-type="float">
            <text:p>0.01166154</text:p>
          </table:table-cell>
          <table:table-cell office:value-type="float" office:value="0.01083055" calcext:value-type="float">
            <text:p>0.01083055</text:p>
          </table:table-cell>
          <table:table-cell office:value-type="float" office:value="0.02424234" calcext:value-type="float">
            <text:p>0.02424234</text:p>
          </table:table-cell>
          <table:table-cell office:value-type="float" office:value="0.02167474" calcext:value-type="float">
            <text:p>0.02167474</text:p>
          </table:table-cell>
          <table:table-cell office:value-type="float" office:value="0.02061772" calcext:value-type="float">
            <text:p>0.02061772</text:p>
          </table:table-cell>
          <table:table-cell office:value-type="float" office:value="0.02044112" calcext:value-type="float">
            <text:p>0.02044112</text:p>
          </table:table-cell>
          <table:table-cell office:value-type="float" office:value="0.02518458" calcext:value-type="float">
            <text:p>0.02518458</text:p>
          </table:table-cell>
          <table:table-cell office:value-type="float" office:value="0.004923791" calcext:value-type="float">
            <text:p>0.004923791</text:p>
          </table:table-cell>
          <table:table-cell office:value-type="float" office:value="0.004242403" calcext:value-type="float">
            <text:p>0.004242403</text:p>
          </table:table-cell>
          <table:table-cell office:value-type="float" office:value="0" calcext:value-type="float">
            <text:p>0</text:p>
          </table:table-cell>
          <table:table-cell office:value-type="float" office:value="7.689001" calcext:value-type="float">
            <text:p>7.689001</text:p>
          </table:table-cell>
          <table:table-cell office:value-type="float" office:value="13.60848" calcext:value-type="float">
            <text:p>13.60848</text:p>
          </table:table-cell>
          <table:table-cell office:value-type="float" office:value="16.51953" calcext:value-type="float">
            <text:p>16.51953</text:p>
          </table:table-cell>
          <table:table-cell office:value-type="float" office:value="16.95482" calcext:value-type="float">
            <text:p>16.95482</text:p>
          </table:table-cell>
          <table:table-cell office:value-type="float" office:value="15.04346" calcext:value-type="float">
            <text:p>15.04346</text:p>
          </table:table-cell>
          <table:table-cell office:value-type="float" office:value="6.760491" calcext:value-type="float">
            <text:p>6.760491</text:p>
          </table:table-cell>
          <table:table-cell office:value-type="float" office:value="2.791315" calcext:value-type="float">
            <text:p>2.791315</text:p>
          </table:table-cell>
          <table:table-cell office:value-type="float" office:value="2.367109" calcext:value-type="float">
            <text:p>2.367109</text:p>
          </table:table-cell>
          <table:table-cell office:value-type="float" office:value="1.837885" calcext:value-type="float">
            <text:p>1.837885</text:p>
          </table:table-cell>
          <table:table-cell office:value-type="float" office:value="0.7549255" calcext:value-type="float">
            <text:p>0.7549255</text:p>
          </table:table-cell>
          <table:table-cell office:value-type="float" office:value="0.4020802" calcext:value-type="float">
            <text:p>0.4020802</text:p>
          </table:table-cell>
          <table:table-cell office:value-type="float" office:value="0.4666419" calcext:value-type="float">
            <text:p>0.4666419</text:p>
          </table:table-cell>
          <table:table-cell office:value-type="float" office:value="0.3241588" calcext:value-type="float">
            <text:p>0.3241588</text:p>
          </table:table-cell>
          <table:table-cell office:value-type="float" office:value="0.3471221" calcext:value-type="float">
            <text:p>0.3471221</text:p>
          </table:table-cell>
          <table:table-cell office:value-type="float" office:value="0" calcext:value-type="float">
            <text:p>0</text:p>
          </table:table-cell>
          <table:table-cell office:value-type="float" office:value="254.7678" calcext:value-type="float">
            <text:p>254.7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6535" calcext:value-type="float">
            <text:p>0.2386535</text:p>
          </table:table-cell>
          <table:table-cell office:value-type="float" office:value="0" calcext:value-type="float">
            <text:p>0</text:p>
          </table:table-cell>
          <table:table-cell office:value-type="float" office:value="-0.0004366596" calcext:value-type="float">
            <text:p>-0.00043665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31.19555" calcext:value-type="float">
            <text:p>31.19555</text:p>
          </table:table-cell>
          <table:table-cell office:value-type="float" office:value="1095.352" calcext:value-type="float">
            <text:p>1095.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2681" calcext:value-type="float">
            <text:p>0.4242681</text:p>
          </table:table-cell>
          <table:table-cell office:value-type="float" office:value="7.296693" calcext:value-type="float">
            <text:p>7.296693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024" calcext:value-type="float">
            <text:p>8.84902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113519" calcext:value-type="float">
            <text:p>-0.01113519</text:p>
          </table:table-cell>
          <table:table-cell office:value-type="float" office:value="-0.001268236" calcext:value-type="float">
            <text:p>-0.001268236</text:p>
          </table:table-cell>
          <table:table-cell office:value-type="float" office:value="0.002862489" calcext:value-type="float">
            <text:p>0.002862489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7867" calcext:value-type="float">
            <text:p>13.7867</text:p>
          </table:table-cell>
          <table:table-cell office:value-type="float" office:value="0.07750434" calcext:value-type="float">
            <text:p>0.07750434</text:p>
          </table:table-cell>
          <table:table-cell office:value-type="float" office:value="0.03858604" calcext:value-type="float">
            <text:p>0.03858604</text:p>
          </table:table-cell>
          <table:table-cell office:value-type="float" office:value="0.03646307" calcext:value-type="float">
            <text:p>0.03646307</text:p>
          </table:table-cell>
          <table:table-cell office:value-type="float" office:value="0.02325877" calcext:value-type="float">
            <text:p>0.02325877</text:p>
          </table:table-cell>
          <table:table-cell office:value-type="float" office:value="0.02415542" calcext:value-type="float">
            <text:p>0.02415542</text:p>
          </table:table-cell>
          <table:table-cell office:value-type="float" office:value="0.01155266" calcext:value-type="float">
            <text:p>0.01155266</text:p>
          </table:table-cell>
          <table:table-cell office:value-type="float" office:value="0.01065809" calcext:value-type="float">
            <text:p>0.01065809</text:p>
          </table:table-cell>
          <table:table-cell office:value-type="float" office:value="0.02401727" calcext:value-type="float">
            <text:p>0.02401727</text:p>
          </table:table-cell>
          <table:table-cell office:value-type="float" office:value="0.02157582" calcext:value-type="float">
            <text:p>0.02157582</text:p>
          </table:table-cell>
          <table:table-cell office:value-type="float" office:value="0.02056307" calcext:value-type="float">
            <text:p>0.02056307</text:p>
          </table:table-cell>
          <table:table-cell office:value-type="float" office:value="0.02042858" calcext:value-type="float">
            <text:p>0.02042858</text:p>
          </table:table-cell>
          <table:table-cell office:value-type="float" office:value="0.02515808" calcext:value-type="float">
            <text:p>0.02515808</text:p>
          </table:table-cell>
          <table:table-cell office:value-type="float" office:value="0.004922844" calcext:value-type="float">
            <text:p>0.004922844</text:p>
          </table:table-cell>
          <table:table-cell office:value-type="float" office:value="0.004242294" calcext:value-type="float">
            <text:p>0.004242294</text:p>
          </table:table-cell>
          <table:table-cell office:value-type="float" office:value="0" calcext:value-type="float">
            <text:p>0</text:p>
          </table:table-cell>
          <table:table-cell office:value-type="float" office:value="8.907216" calcext:value-type="float">
            <text:p>8.907216</text:p>
          </table:table-cell>
          <table:table-cell office:value-type="float" office:value="13.91355" calcext:value-type="float">
            <text:p>13.91355</text:p>
          </table:table-cell>
          <table:table-cell office:value-type="float" office:value="16.60422" calcext:value-type="float">
            <text:p>16.60422</text:p>
          </table:table-cell>
          <table:table-cell office:value-type="float" office:value="16.79213" calcext:value-type="float">
            <text:p>16.79213</text:p>
          </table:table-cell>
          <table:table-cell office:value-type="float" office:value="14.83521" calcext:value-type="float">
            <text:p>14.83521</text:p>
          </table:table-cell>
          <table:table-cell office:value-type="float" office:value="6.721754" calcext:value-type="float">
            <text:p>6.721754</text:p>
          </table:table-cell>
          <table:table-cell office:value-type="float" office:value="2.790932" calcext:value-type="float">
            <text:p>2.790932</text:p>
          </table:table-cell>
          <table:table-cell office:value-type="float" office:value="2.367167" calcext:value-type="float">
            <text:p>2.367167</text:p>
          </table:table-cell>
          <table:table-cell office:value-type="float" office:value="1.844386" calcext:value-type="float">
            <text:p>1.844386</text:p>
          </table:table-cell>
          <table:table-cell office:value-type="float" office:value="0.7591938" calcext:value-type="float">
            <text:p>0.7591938</text:p>
          </table:table-cell>
          <table:table-cell office:value-type="float" office:value="0.4029951" calcext:value-type="float">
            <text:p>0.4029951</text:p>
          </table:table-cell>
          <table:table-cell office:value-type="float" office:value="0.4671684" calcext:value-type="float">
            <text:p>0.4671684</text:p>
          </table:table-cell>
          <table:table-cell office:value-type="float" office:value="0.3238615" calcext:value-type="float">
            <text:p>0.3238615</text:p>
          </table:table-cell>
          <table:table-cell office:value-type="float" office:value="0.3472773" calcext:value-type="float">
            <text:p>0.3472773</text:p>
          </table:table-cell>
          <table:table-cell office:value-type="float" office:value="0" calcext:value-type="float">
            <text:p>0</text:p>
          </table:table-cell>
          <table:table-cell office:value-type="float" office:value="281.3227" calcext:value-type="float">
            <text:p>281.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1776" calcext:value-type="float">
            <text:p>0.2991776</text:p>
          </table:table-cell>
          <table:table-cell office:value-type="float" office:value="0" calcext:value-type="float">
            <text:p>0</text:p>
          </table:table-cell>
          <table:table-cell office:value-type="float" office:value="-0.0004591602" calcext:value-type="float">
            <text:p>-0.00045916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31.1604" calcext:value-type="float">
            <text:p>31.1604</text:p>
          </table:table-cell>
          <table:table-cell office:value-type="float" office:value="1095.348" calcext:value-type="float">
            <text:p>1095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9953" calcext:value-type="float">
            <text:p>0.4309953</text:p>
          </table:table-cell>
          <table:table-cell office:value-type="float" office:value="7.324172" calcext:value-type="float">
            <text:p>7.324172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101" calcext:value-type="float">
            <text:p>8.84910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11351" calcext:value-type="float">
            <text:p>-0.0111351</text:p>
          </table:table-cell>
          <table:table-cell office:value-type="float" office:value="-0.001324456" calcext:value-type="float">
            <text:p>-0.001324456</text:p>
          </table:table-cell>
          <table:table-cell office:value-type="float" office:value="0.002883252" calcext:value-type="float">
            <text:p>0.002883252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1156" calcext:value-type="float">
            <text:p>13.81156</text:p>
          </table:table-cell>
          <table:table-cell office:value-type="float" office:value="0.08966955" calcext:value-type="float">
            <text:p>0.08966955</text:p>
          </table:table-cell>
          <table:table-cell office:value-type="float" office:value="0.03990048" calcext:value-type="float">
            <text:p>0.03990048</text:p>
          </table:table-cell>
          <table:table-cell office:value-type="float" office:value="0.03708969" calcext:value-type="float">
            <text:p>0.03708969</text:p>
          </table:table-cell>
          <table:table-cell office:value-type="float" office:value="0.02340097" calcext:value-type="float">
            <text:p>0.02340097</text:p>
          </table:table-cell>
          <table:table-cell office:value-type="float" office:value="0.02422225" calcext:value-type="float">
            <text:p>0.02422225</text:p>
          </table:table-cell>
          <table:table-cell office:value-type="float" office:value="0.01150539" calcext:value-type="float">
            <text:p>0.01150539</text:p>
          </table:table-cell>
          <table:table-cell office:value-type="float" office:value="0.01050725" calcext:value-type="float">
            <text:p>0.01050725</text:p>
          </table:table-cell>
          <table:table-cell office:value-type="float" office:value="0.0237831" calcext:value-type="float">
            <text:p>0.0237831</text:p>
          </table:table-cell>
          <table:table-cell office:value-type="float" office:value="0.02146511" calcext:value-type="float">
            <text:p>0.02146511</text:p>
          </table:table-cell>
          <table:table-cell office:value-type="float" office:value="0.02050361" calcext:value-type="float">
            <text:p>0.02050361</text:p>
          </table:table-cell>
          <table:table-cell office:value-type="float" office:value="0.02041441" calcext:value-type="float">
            <text:p>0.02041441</text:p>
          </table:table-cell>
          <table:table-cell office:value-type="float" office:value="0.02512942" calcext:value-type="float">
            <text:p>0.02512942</text:p>
          </table:table-cell>
          <table:table-cell office:value-type="float" office:value="0.004922065" calcext:value-type="float">
            <text:p>0.004922065</text:p>
          </table:table-cell>
          <table:table-cell office:value-type="float" office:value="0.004242011" calcext:value-type="float">
            <text:p>0.004242011</text:p>
          </table:table-cell>
          <table:table-cell office:value-type="float" office:value="0" calcext:value-type="float">
            <text:p>0</text:p>
          </table:table-cell>
          <table:table-cell office:value-type="float" office:value="11.44687" calcext:value-type="float">
            <text:p>11.44687</text:p>
          </table:table-cell>
          <table:table-cell office:value-type="float" office:value="14.2039" calcext:value-type="float">
            <text:p>14.2039</text:p>
          </table:table-cell>
          <table:table-cell office:value-type="float" office:value="16.6568" calcext:value-type="float">
            <text:p>16.6568</text:p>
          </table:table-cell>
          <table:table-cell office:value-type="float" office:value="16.64151" calcext:value-type="float">
            <text:p>16.64151</text:p>
          </table:table-cell>
          <table:table-cell office:value-type="float" office:value="14.67029" calcext:value-type="float">
            <text:p>14.67029</text:p>
          </table:table-cell>
          <table:table-cell office:value-type="float" office:value="6.691928" calcext:value-type="float">
            <text:p>6.691928</text:p>
          </table:table-cell>
          <table:table-cell office:value-type="float" office:value="2.794806" calcext:value-type="float">
            <text:p>2.794806</text:p>
          </table:table-cell>
          <table:table-cell office:value-type="float" office:value="2.368869" calcext:value-type="float">
            <text:p>2.368869</text:p>
          </table:table-cell>
          <table:table-cell office:value-type="float" office:value="1.849819" calcext:value-type="float">
            <text:p>1.849819</text:p>
          </table:table-cell>
          <table:table-cell office:value-type="float" office:value="0.7634026" calcext:value-type="float">
            <text:p>0.7634026</text:p>
          </table:table-cell>
          <table:table-cell office:value-type="float" office:value="0.4039321" calcext:value-type="float">
            <text:p>0.4039321</text:p>
          </table:table-cell>
          <table:table-cell office:value-type="float" office:value="0.4677011" calcext:value-type="float">
            <text:p>0.4677011</text:p>
          </table:table-cell>
          <table:table-cell office:value-type="float" office:value="0.3236377" calcext:value-type="float">
            <text:p>0.3236377</text:p>
          </table:table-cell>
          <table:table-cell office:value-type="float" office:value="0.3473783" calcext:value-type="float">
            <text:p>0.3473783</text:p>
          </table:table-cell>
          <table:table-cell office:value-type="float" office:value="0" calcext:value-type="float">
            <text:p>0</text:p>
          </table:table-cell>
          <table:table-cell office:value-type="float" office:value="286.6897" calcext:value-type="float">
            <text:p>286.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4506" calcext:value-type="float">
            <text:p>0.3324506</text:p>
          </table:table-cell>
          <table:table-cell office:value-type="float" office:value="0" calcext:value-type="float">
            <text:p>0</text:p>
          </table:table-cell>
          <table:table-cell office:value-type="float" office:value="-0.000478639" calcext:value-type="float">
            <text:p>-0.0004786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31.14001" calcext:value-type="float">
            <text:p>31.14001</text:p>
          </table:table-cell>
          <table:table-cell office:value-type="float" office:value="1095.342" calcext:value-type="float">
            <text:p>1095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6062" calcext:value-type="float">
            <text:p>0.4286062</text:p>
          </table:table-cell>
          <table:table-cell office:value-type="float" office:value="7.346951" calcext:value-type="float">
            <text:p>7.346951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101" calcext:value-type="float">
            <text:p>8.84910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11351" calcext:value-type="float">
            <text:p>-0.0111351</text:p>
          </table:table-cell>
          <table:table-cell office:value-type="float" office:value="-0.001375076" calcext:value-type="float">
            <text:p>-0.001375076</text:p>
          </table:table-cell>
          <table:table-cell office:value-type="float" office:value="0.002906138" calcext:value-type="float">
            <text:p>0.002906138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6116" calcext:value-type="float">
            <text:p>13.86116</text:p>
          </table:table-cell>
          <table:table-cell office:value-type="float" office:value="0.08297432" calcext:value-type="float">
            <text:p>0.08297432</text:p>
          </table:table-cell>
          <table:table-cell office:value-type="float" office:value="0.04147461" calcext:value-type="float">
            <text:p>0.04147461</text:p>
          </table:table-cell>
          <table:table-cell office:value-type="float" office:value="0.03797098" calcext:value-type="float">
            <text:p>0.03797098</text:p>
          </table:table-cell>
          <table:table-cell office:value-type="float" office:value="0.0238108" calcext:value-type="float">
            <text:p>0.0238108</text:p>
          </table:table-cell>
          <table:table-cell office:value-type="float" office:value="0.02501878" calcext:value-type="float">
            <text:p>0.02501878</text:p>
          </table:table-cell>
          <table:table-cell office:value-type="float" office:value="0.01153618" calcext:value-type="float">
            <text:p>0.01153618</text:p>
          </table:table-cell>
          <table:table-cell office:value-type="float" office:value="0.01043828" calcext:value-type="float">
            <text:p>0.01043828</text:p>
          </table:table-cell>
          <table:table-cell office:value-type="float" office:value="0.02356907" calcext:value-type="float">
            <text:p>0.02356907</text:p>
          </table:table-cell>
          <table:table-cell office:value-type="float" office:value="0.021347" calcext:value-type="float">
            <text:p>0.021347</text:p>
          </table:table-cell>
          <table:table-cell office:value-type="float" office:value="0.02043879" calcext:value-type="float">
            <text:p>0.02043879</text:p>
          </table:table-cell>
          <table:table-cell office:value-type="float" office:value="0.02039831" calcext:value-type="float">
            <text:p>0.02039831</text:p>
          </table:table-cell>
          <table:table-cell office:value-type="float" office:value="0.02509841" calcext:value-type="float">
            <text:p>0.02509841</text:p>
          </table:table-cell>
          <table:table-cell office:value-type="float" office:value="0.004921493" calcext:value-type="float">
            <text:p>0.004921493</text:p>
          </table:table-cell>
          <table:table-cell office:value-type="float" office:value="0.004241504" calcext:value-type="float">
            <text:p>0.004241504</text:p>
          </table:table-cell>
          <table:table-cell office:value-type="float" office:value="0" calcext:value-type="float">
            <text:p>0</text:p>
          </table:table-cell>
          <table:table-cell office:value-type="float" office:value="10.16587" calcext:value-type="float">
            <text:p>10.16587</text:p>
          </table:table-cell>
          <table:table-cell office:value-type="float" office:value="14.40175" calcext:value-type="float">
            <text:p>14.40175</text:p>
          </table:table-cell>
          <table:table-cell office:value-type="float" office:value="16.65773" calcext:value-type="float">
            <text:p>16.65773</text:p>
          </table:table-cell>
          <table:table-cell office:value-type="float" office:value="16.49974" calcext:value-type="float">
            <text:p>16.49974</text:p>
          </table:table-cell>
          <table:table-cell office:value-type="float" office:value="14.51614" calcext:value-type="float">
            <text:p>14.51614</text:p>
          </table:table-cell>
          <table:table-cell office:value-type="float" office:value="6.663591" calcext:value-type="float">
            <text:p>6.663591</text:p>
          </table:table-cell>
          <table:table-cell office:value-type="float" office:value="2.800672" calcext:value-type="float">
            <text:p>2.800672</text:p>
          </table:table-cell>
          <table:table-cell office:value-type="float" office:value="2.371483" calcext:value-type="float">
            <text:p>2.371483</text:p>
          </table:table-cell>
          <table:table-cell office:value-type="float" office:value="1.854493" calcext:value-type="float">
            <text:p>1.854493</text:p>
          </table:table-cell>
          <table:table-cell office:value-type="float" office:value="0.7675247" calcext:value-type="float">
            <text:p>0.7675247</text:p>
          </table:table-cell>
          <table:table-cell office:value-type="float" office:value="0.4048865" calcext:value-type="float">
            <text:p>0.4048865</text:p>
          </table:table-cell>
          <table:table-cell office:value-type="float" office:value="0.4682504" calcext:value-type="float">
            <text:p>0.4682504</text:p>
          </table:table-cell>
          <table:table-cell office:value-type="float" office:value="0.3235028" calcext:value-type="float">
            <text:p>0.3235028</text:p>
          </table:table-cell>
          <table:table-cell office:value-type="float" office:value="0.3474057" calcext:value-type="float">
            <text:p>0.3474057</text:p>
          </table:table-cell>
          <table:table-cell office:value-type="float" office:value="0" calcext:value-type="float">
            <text:p>0</text:p>
          </table:table-cell>
          <table:table-cell office:value-type="float" office:value="284.9807" calcext:value-type="float">
            <text:p>284.9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8831" calcext:value-type="float">
            <text:p>0.3528831</text:p>
          </table:table-cell>
          <table:table-cell office:value-type="float" office:value="0" calcext:value-type="float">
            <text:p>0</text:p>
          </table:table-cell>
          <table:table-cell office:value-type="float" office:value="-0.0004941769" calcext:value-type="float">
            <text:p>-0.00049417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31.11556" calcext:value-type="float">
            <text:p>31.11556</text:p>
          </table:table-cell>
          <table:table-cell office:value-type="float" office:value="1095.335" calcext:value-type="float">
            <text:p>1095.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7139" calcext:value-type="float">
            <text:p>0.4297139</text:p>
          </table:table-cell>
          <table:table-cell office:value-type="float" office:value="7.371559" calcext:value-type="float">
            <text:p>7.371559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101" calcext:value-type="float">
            <text:p>8.84910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173736" calcext:value-type="float">
            <text:p>-0.01173736</text:p>
          </table:table-cell>
          <table:table-cell office:value-type="float" office:value="-0.001411862" calcext:value-type="float">
            <text:p>-0.001411862</text:p>
          </table:table-cell>
          <table:table-cell office:value-type="float" office:value="0.002930085" calcext:value-type="float">
            <text:p>0.002930085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8305" calcext:value-type="float">
            <text:p>13.88305</text:p>
          </table:table-cell>
          <table:table-cell office:value-type="float" office:value="0.09229094" calcext:value-type="float">
            <text:p>0.09229094</text:p>
          </table:table-cell>
          <table:table-cell office:value-type="float" office:value="0.04288298" calcext:value-type="float">
            <text:p>0.04288298</text:p>
          </table:table-cell>
          <table:table-cell office:value-type="float" office:value="0.03892596" calcext:value-type="float">
            <text:p>0.03892596</text:p>
          </table:table-cell>
          <table:table-cell office:value-type="float" office:value="0.02456838" calcext:value-type="float">
            <text:p>0.02456838</text:p>
          </table:table-cell>
          <table:table-cell office:value-type="float" office:value="0.02623652" calcext:value-type="float">
            <text:p>0.02623652</text:p>
          </table:table-cell>
          <table:table-cell office:value-type="float" office:value="0.01162867" calcext:value-type="float">
            <text:p>0.01162867</text:p>
          </table:table-cell>
          <table:table-cell office:value-type="float" office:value="0.01045408" calcext:value-type="float">
            <text:p>0.01045408</text:p>
          </table:table-cell>
          <table:table-cell office:value-type="float" office:value="0.0233952" calcext:value-type="float">
            <text:p>0.0233952</text:p>
          </table:table-cell>
          <table:table-cell office:value-type="float" office:value="0.0212298" calcext:value-type="float">
            <text:p>0.0212298</text:p>
          </table:table-cell>
          <table:table-cell office:value-type="float" office:value="0.02036852" calcext:value-type="float">
            <text:p>0.02036852</text:p>
          </table:table-cell>
          <table:table-cell office:value-type="float" office:value="0.02038009" calcext:value-type="float">
            <text:p>0.02038009</text:p>
          </table:table-cell>
          <table:table-cell office:value-type="float" office:value="0.02506501" calcext:value-type="float">
            <text:p>0.02506501</text:p>
          </table:table-cell>
          <table:table-cell office:value-type="float" office:value="0.004935921" calcext:value-type="float">
            <text:p>0.004935921</text:p>
          </table:table-cell>
          <table:table-cell office:value-type="float" office:value="0.004225703" calcext:value-type="float">
            <text:p>0.004225703</text:p>
          </table:table-cell>
          <table:table-cell office:value-type="float" office:value="0" calcext:value-type="float">
            <text:p>0</text:p>
          </table:table-cell>
          <table:table-cell office:value-type="float" office:value="9.542977" calcext:value-type="float">
            <text:p>9.542977</text:p>
          </table:table-cell>
          <table:table-cell office:value-type="float" office:value="14.65296" calcext:value-type="float">
            <text:p>14.65296</text:p>
          </table:table-cell>
          <table:table-cell office:value-type="float" office:value="16.66455" calcext:value-type="float">
            <text:p>16.66455</text:p>
          </table:table-cell>
          <table:table-cell office:value-type="float" office:value="16.35162" calcext:value-type="float">
            <text:p>16.35162</text:p>
          </table:table-cell>
          <table:table-cell office:value-type="float" office:value="14.36212" calcext:value-type="float">
            <text:p>14.36212</text:p>
          </table:table-cell>
          <table:table-cell office:value-type="float" office:value="6.63593" calcext:value-type="float">
            <text:p>6.63593</text:p>
          </table:table-cell>
          <table:table-cell office:value-type="float" office:value="2.806404" calcext:value-type="float">
            <text:p>2.806404</text:p>
          </table:table-cell>
          <table:table-cell office:value-type="float" office:value="2.374512" calcext:value-type="float">
            <text:p>2.374512</text:p>
          </table:table-cell>
          <table:table-cell office:value-type="float" office:value="1.858814" calcext:value-type="float">
            <text:p>1.858814</text:p>
          </table:table-cell>
          <table:table-cell office:value-type="float" office:value="0.7715361" calcext:value-type="float">
            <text:p>0.7715361</text:p>
          </table:table-cell>
          <table:table-cell office:value-type="float" office:value="0.4058974" calcext:value-type="float">
            <text:p>0.4058974</text:p>
          </table:table-cell>
          <table:table-cell office:value-type="float" office:value="0.4690574" calcext:value-type="float">
            <text:p>0.4690574</text:p>
          </table:table-cell>
          <table:table-cell office:value-type="float" office:value="0.3297528" calcext:value-type="float">
            <text:p>0.3297528</text:p>
          </table:table-cell>
          <table:table-cell office:value-type="float" office:value="0.3418477" calcext:value-type="float">
            <text:p>0.3418477</text:p>
          </table:table-cell>
          <table:table-cell office:value-type="float" office:value="0" calcext:value-type="float">
            <text:p>0</text:p>
          </table:table-cell>
          <table:table-cell office:value-type="float" office:value="285.819" calcext:value-type="float">
            <text:p>285.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017" calcext:value-type="float">
            <text:p>0.378017</text:p>
          </table:table-cell>
          <table:table-cell office:value-type="float" office:value="0" calcext:value-type="float">
            <text:p>0</text:p>
          </table:table-cell>
          <table:table-cell office:value-type="float" office:value="-0.000506808" calcext:value-type="float">
            <text:p>-0.0005068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31.08996" calcext:value-type="float">
            <text:p>31.08996</text:p>
          </table:table-cell>
          <table:table-cell office:value-type="float" office:value="1095.329" calcext:value-type="float">
            <text:p>1095.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8808" calcext:value-type="float">
            <text:p>0.4318808</text:p>
          </table:table-cell>
          <table:table-cell office:value-type="float" office:value="7.397015" calcext:value-type="float">
            <text:p>7.397015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101" calcext:value-type="float">
            <text:p>8.84910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256371" calcext:value-type="float">
            <text:p>-0.01256371</text:p>
          </table:table-cell>
          <table:table-cell office:value-type="float" office:value="-0.001442801" calcext:value-type="float">
            <text:p>-0.001442801</text:p>
          </table:table-cell>
          <table:table-cell office:value-type="float" office:value="0.00295498" calcext:value-type="float">
            <text:p>0.00295498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9596" calcext:value-type="float">
            <text:p>13.89596</text:p>
          </table:table-cell>
          <table:table-cell office:value-type="float" office:value="0.1337529" calcext:value-type="float">
            <text:p>0.1337529</text:p>
          </table:table-cell>
          <table:table-cell office:value-type="float" office:value="0.04425875" calcext:value-type="float">
            <text:p>0.04425875</text:p>
          </table:table-cell>
          <table:table-cell office:value-type="float" office:value="0.0398303" calcext:value-type="float">
            <text:p>0.0398303</text:p>
          </table:table-cell>
          <table:table-cell office:value-type="float" office:value="0.025417" calcext:value-type="float">
            <text:p>0.025417</text:p>
          </table:table-cell>
          <table:table-cell office:value-type="float" office:value="0.02731837" calcext:value-type="float">
            <text:p>0.02731837</text:p>
          </table:table-cell>
          <table:table-cell office:value-type="float" office:value="0.01172829" calcext:value-type="float">
            <text:p>0.01172829</text:p>
          </table:table-cell>
          <table:table-cell office:value-type="float" office:value="0.01049932" calcext:value-type="float">
            <text:p>0.01049932</text:p>
          </table:table-cell>
          <table:table-cell office:value-type="float" office:value="0.02325648" calcext:value-type="float">
            <text:p>0.02325648</text:p>
          </table:table-cell>
          <table:table-cell office:value-type="float" office:value="0.02112024" calcext:value-type="float">
            <text:p>0.02112024</text:p>
          </table:table-cell>
          <table:table-cell office:value-type="float" office:value="0.02029469" calcext:value-type="float">
            <text:p>0.02029469</text:p>
          </table:table-cell>
          <table:table-cell office:value-type="float" office:value="0.02036039" calcext:value-type="float">
            <text:p>0.02036039</text:p>
          </table:table-cell>
          <table:table-cell office:value-type="float" office:value="0.02502924" calcext:value-type="float">
            <text:p>0.02502924</text:p>
          </table:table-cell>
          <table:table-cell office:value-type="float" office:value="0.004930164" calcext:value-type="float">
            <text:p>0.004930164</text:p>
          </table:table-cell>
          <table:table-cell office:value-type="float" office:value="0.004230183" calcext:value-type="float">
            <text:p>0.004230183</text:p>
          </table:table-cell>
          <table:table-cell office:value-type="float" office:value="0" calcext:value-type="float">
            <text:p>0</text:p>
          </table:table-cell>
          <table:table-cell office:value-type="float" office:value="9.368536" calcext:value-type="float">
            <text:p>9.368536</text:p>
          </table:table-cell>
          <table:table-cell office:value-type="float" office:value="14.92298" calcext:value-type="float">
            <text:p>14.92298</text:p>
          </table:table-cell>
          <table:table-cell office:value-type="float" office:value="16.68578" calcext:value-type="float">
            <text:p>16.68578</text:p>
          </table:table-cell>
          <table:table-cell office:value-type="float" office:value="16.22555" calcext:value-type="float">
            <text:p>16.22555</text:p>
          </table:table-cell>
          <table:table-cell office:value-type="float" office:value="14.23427" calcext:value-type="float">
            <text:p>14.23427</text:p>
          </table:table-cell>
          <table:table-cell office:value-type="float" office:value="6.610624" calcext:value-type="float">
            <text:p>6.610624</text:p>
          </table:table-cell>
          <table:table-cell office:value-type="float" office:value="2.81299" calcext:value-type="float">
            <text:p>2.81299</text:p>
          </table:table-cell>
          <table:table-cell office:value-type="float" office:value="2.377686" calcext:value-type="float">
            <text:p>2.377686</text:p>
          </table:table-cell>
          <table:table-cell office:value-type="float" office:value="1.862808" calcext:value-type="float">
            <text:p>1.862808</text:p>
          </table:table-cell>
          <table:table-cell office:value-type="float" office:value="0.7754326" calcext:value-type="float">
            <text:p>0.7754326</text:p>
          </table:table-cell>
          <table:table-cell office:value-type="float" office:value="0.4070168" calcext:value-type="float">
            <text:p>0.4070168</text:p>
          </table:table-cell>
          <table:table-cell office:value-type="float" office:value="0.4699234" calcext:value-type="float">
            <text:p>0.4699234</text:p>
          </table:table-cell>
          <table:table-cell office:value-type="float" office:value="0.3275966" calcext:value-type="float">
            <text:p>0.3275966</text:p>
          </table:table-cell>
          <table:table-cell office:value-type="float" office:value="0.3450406" calcext:value-type="float">
            <text:p>0.3450406</text:p>
          </table:table-cell>
          <table:table-cell office:value-type="float" office:value="0" calcext:value-type="float">
            <text:p>0</text:p>
          </table:table-cell>
          <table:table-cell office:value-type="float" office:value="287.2127" calcext:value-type="float">
            <text:p>287.2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48313" calcext:value-type="float">
            <text:p>0.4048313</text:p>
          </table:table-cell>
          <table:table-cell office:value-type="float" office:value="0" calcext:value-type="float">
            <text:p>0</text:p>
          </table:table-cell>
          <table:table-cell office:value-type="float" office:value="-0.0005184528" calcext:value-type="float">
            <text:p>-0.00051845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31.04748" calcext:value-type="float">
            <text:p>31.04748</text:p>
          </table:table-cell>
          <table:table-cell office:value-type="float" office:value="1095.325" calcext:value-type="float">
            <text:p>1095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9853" calcext:value-type="float">
            <text:p>0.4449853</text:p>
          </table:table-cell>
          <table:table-cell office:value-type="float" office:value="7.425387" calcext:value-type="float">
            <text:p>7.425387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101" calcext:value-type="float">
            <text:p>8.84910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14702" calcext:value-type="float">
            <text:p>-0.01314702</text:p>
          </table:table-cell>
          <table:table-cell office:value-type="float" office:value="-0.001485578" calcext:value-type="float">
            <text:p>-0.001485578</text:p>
          </table:table-cell>
          <table:table-cell office:value-type="float" office:value="0.002976496" calcext:value-type="float">
            <text:p>0.002976496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7788" calcext:value-type="float">
            <text:p>13.87788</text:p>
          </table:table-cell>
          <table:table-cell office:value-type="float" office:value="0.1357542" calcext:value-type="float">
            <text:p>0.1357542</text:p>
          </table:table-cell>
          <table:table-cell office:value-type="float" office:value="0.044637" calcext:value-type="float">
            <text:p>0.044637</text:p>
          </table:table-cell>
          <table:table-cell office:value-type="float" office:value="0.04030376" calcext:value-type="float">
            <text:p>0.04030376</text:p>
          </table:table-cell>
          <table:table-cell office:value-type="float" office:value="0.02596285" calcext:value-type="float">
            <text:p>0.02596285</text:p>
          </table:table-cell>
          <table:table-cell office:value-type="float" office:value="0.02812108" calcext:value-type="float">
            <text:p>0.02812108</text:p>
          </table:table-cell>
          <table:table-cell office:value-type="float" office:value="0.01182113" calcext:value-type="float">
            <text:p>0.01182113</text:p>
          </table:table-cell>
          <table:table-cell office:value-type="float" office:value="0.01055743" calcext:value-type="float">
            <text:p>0.01055743</text:p>
          </table:table-cell>
          <table:table-cell office:value-type="float" office:value="0.02314599" calcext:value-type="float">
            <text:p>0.02314599</text:p>
          </table:table-cell>
          <table:table-cell office:value-type="float" office:value="0.02102081" calcext:value-type="float">
            <text:p>0.02102081</text:p>
          </table:table-cell>
          <table:table-cell office:value-type="float" office:value="0.02021968" calcext:value-type="float">
            <text:p>0.02021968</text:p>
          </table:table-cell>
          <table:table-cell office:value-type="float" office:value="0.02033898" calcext:value-type="float">
            <text:p>0.02033898</text:p>
          </table:table-cell>
          <table:table-cell office:value-type="float" office:value="0.02499074" calcext:value-type="float">
            <text:p>0.02499074</text:p>
          </table:table-cell>
          <table:table-cell office:value-type="float" office:value="0.004925903" calcext:value-type="float">
            <text:p>0.004925903</text:p>
          </table:table-cell>
          <table:table-cell office:value-type="float" office:value="0.004233152" calcext:value-type="float">
            <text:p>0.004233152</text:p>
          </table:table-cell>
          <table:table-cell office:value-type="float" office:value="0" calcext:value-type="float">
            <text:p>0</text:p>
          </table:table-cell>
          <table:table-cell office:value-type="float" office:value="10.16757" calcext:value-type="float">
            <text:p>10.16757</text:p>
          </table:table-cell>
          <table:table-cell office:value-type="float" office:value="15.13932" calcext:value-type="float">
            <text:p>15.13932</text:p>
          </table:table-cell>
          <table:table-cell office:value-type="float" office:value="16.74703" calcext:value-type="float">
            <text:p>16.74703</text:p>
          </table:table-cell>
          <table:table-cell office:value-type="float" office:value="16.14292" calcext:value-type="float">
            <text:p>16.14292</text:p>
          </table:table-cell>
          <table:table-cell office:value-type="float" office:value="14.12847" calcext:value-type="float">
            <text:p>14.12847</text:p>
          </table:table-cell>
          <table:table-cell office:value-type="float" office:value="6.585647" calcext:value-type="float">
            <text:p>6.585647</text:p>
          </table:table-cell>
          <table:table-cell office:value-type="float" office:value="2.820177" calcext:value-type="float">
            <text:p>2.820177</text:p>
          </table:table-cell>
          <table:table-cell office:value-type="float" office:value="2.38086" calcext:value-type="float">
            <text:p>2.38086</text:p>
          </table:table-cell>
          <table:table-cell office:value-type="float" office:value="1.866507" calcext:value-type="float">
            <text:p>1.866507</text:p>
          </table:table-cell>
          <table:table-cell office:value-type="float" office:value="0.7792146" calcext:value-type="float">
            <text:p>0.7792146</text:p>
          </table:table-cell>
          <table:table-cell office:value-type="float" office:value="0.4081925" calcext:value-type="float">
            <text:p>0.4081925</text:p>
          </table:table-cell>
          <table:table-cell office:value-type="float" office:value="0.4706691" calcext:value-type="float">
            <text:p>0.4706691</text:p>
          </table:table-cell>
          <table:table-cell office:value-type="float" office:value="0.3260716" calcext:value-type="float">
            <text:p>0.3260716</text:p>
          </table:table-cell>
          <table:table-cell office:value-type="float" office:value="0.3473015" calcext:value-type="float">
            <text:p>0.3473015</text:p>
          </table:table-cell>
          <table:table-cell office:value-type="float" office:value="0" calcext:value-type="float">
            <text:p>0</text:p>
          </table:table-cell>
          <table:table-cell office:value-type="float" office:value="297.617" calcext:value-type="float">
            <text:p>297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766" calcext:value-type="float">
            <text:p>0.445766</text:p>
          </table:table-cell>
          <table:table-cell office:value-type="float" office:value="0" calcext:value-type="float">
            <text:p>0</text:p>
          </table:table-cell>
          <table:table-cell office:value-type="float" office:value="-0.0005308868" calcext:value-type="float">
            <text:p>-0.0005308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31.00959" calcext:value-type="float">
            <text:p>31.00959</text:p>
          </table:table-cell>
          <table:table-cell office:value-type="float" office:value="1095.319" calcext:value-type="float">
            <text:p>1095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3271" calcext:value-type="float">
            <text:p>0.4533271</text:p>
          </table:table-cell>
          <table:table-cell office:value-type="float" office:value="7.454798" calcext:value-type="float">
            <text:p>7.454798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101" calcext:value-type="float">
            <text:p>8.84910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14702" calcext:value-type="float">
            <text:p>-0.01314702</text:p>
          </table:table-cell>
          <table:table-cell office:value-type="float" office:value="-0.001529885" calcext:value-type="float">
            <text:p>-0.001529885</text:p>
          </table:table-cell>
          <table:table-cell office:value-type="float" office:value="0.002998925" calcext:value-type="float">
            <text:p>0.002998925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723" calcext:value-type="float">
            <text:p>13.8723</text:p>
          </table:table-cell>
          <table:table-cell office:value-type="float" office:value="0.1347999" calcext:value-type="float">
            <text:p>0.1347999</text:p>
          </table:table-cell>
          <table:table-cell office:value-type="float" office:value="0.04516538" calcext:value-type="float">
            <text:p>0.04516538</text:p>
          </table:table-cell>
          <table:table-cell office:value-type="float" office:value="0.04087213" calcext:value-type="float">
            <text:p>0.04087213</text:p>
          </table:table-cell>
          <table:table-cell office:value-type="float" office:value="0.02644824" calcext:value-type="float">
            <text:p>0.02644824</text:p>
          </table:table-cell>
          <table:table-cell office:value-type="float" office:value="0.02866158" calcext:value-type="float">
            <text:p>0.02866158</text:p>
          </table:table-cell>
          <table:table-cell office:value-type="float" office:value="0.01187399" calcext:value-type="float">
            <text:p>0.01187399</text:p>
          </table:table-cell>
          <table:table-cell office:value-type="float" office:value="0.01057298" calcext:value-type="float">
            <text:p>0.01057298</text:p>
          </table:table-cell>
          <table:table-cell office:value-type="float" office:value="0.0230446" calcext:value-type="float">
            <text:p>0.0230446</text:p>
          </table:table-cell>
          <table:table-cell office:value-type="float" office:value="0.02093001" calcext:value-type="float">
            <text:p>0.02093001</text:p>
          </table:table-cell>
          <table:table-cell office:value-type="float" office:value="0.02014468" calcext:value-type="float">
            <text:p>0.02014468</text:p>
          </table:table-cell>
          <table:table-cell office:value-type="float" office:value="0.02031572" calcext:value-type="float">
            <text:p>0.02031572</text:p>
          </table:table-cell>
          <table:table-cell office:value-type="float" office:value="0.02494951" calcext:value-type="float">
            <text:p>0.02494951</text:p>
          </table:table-cell>
          <table:table-cell office:value-type="float" office:value="0.004924858" calcext:value-type="float">
            <text:p>0.004924858</text:p>
          </table:table-cell>
          <table:table-cell office:value-type="float" office:value="0.004233006" calcext:value-type="float">
            <text:p>0.004233006</text:p>
          </table:table-cell>
          <table:table-cell office:value-type="float" office:value="0" calcext:value-type="float">
            <text:p>0</text:p>
          </table:table-cell>
          <table:table-cell office:value-type="float" office:value="10.56791" calcext:value-type="float">
            <text:p>10.56791</text:p>
          </table:table-cell>
          <table:table-cell office:value-type="float" office:value="15.37231" calcext:value-type="float">
            <text:p>15.37231</text:p>
          </table:table-cell>
          <table:table-cell office:value-type="float" office:value="16.8035" calcext:value-type="float">
            <text:p>16.8035</text:p>
          </table:table-cell>
          <table:table-cell office:value-type="float" office:value="16.0589" calcext:value-type="float">
            <text:p>16.0589</text:p>
          </table:table-cell>
          <table:table-cell office:value-type="float" office:value="14.0412" calcext:value-type="float">
            <text:p>14.0412</text:p>
          </table:table-cell>
          <table:table-cell office:value-type="float" office:value="6.564909" calcext:value-type="float">
            <text:p>6.564909</text:p>
          </table:table-cell>
          <table:table-cell office:value-type="float" office:value="2.828576" calcext:value-type="float">
            <text:p>2.828576</text:p>
          </table:table-cell>
          <table:table-cell office:value-type="float" office:value="2.384177" calcext:value-type="float">
            <text:p>2.384177</text:p>
          </table:table-cell>
          <table:table-cell office:value-type="float" office:value="1.869955" calcext:value-type="float">
            <text:p>1.869955</text:p>
          </table:table-cell>
          <table:table-cell office:value-type="float" office:value="0.7828802" calcext:value-type="float">
            <text:p>0.7828802</text:p>
          </table:table-cell>
          <table:table-cell office:value-type="float" office:value="0.4093829" calcext:value-type="float">
            <text:p>0.4093829</text:p>
          </table:table-cell>
          <table:table-cell office:value-type="float" office:value="0.4713545" calcext:value-type="float">
            <text:p>0.4713545</text:p>
          </table:table-cell>
          <table:table-cell office:value-type="float" office:value="0.3257182" calcext:value-type="float">
            <text:p>0.3257182</text:p>
          </table:table-cell>
          <table:table-cell office:value-type="float" office:value="0.3474537" calcext:value-type="float">
            <text:p>0.3474537</text:p>
          </table:table-cell>
          <table:table-cell office:value-type="float" office:value="0" calcext:value-type="float">
            <text:p>0</text:p>
          </table:table-cell>
          <table:table-cell office:value-type="float" office:value="304.2794" calcext:value-type="float">
            <text:p>304.2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5591" calcext:value-type="float">
            <text:p>0.4835591</text:p>
          </table:table-cell>
          <table:table-cell office:value-type="float" office:value="0" calcext:value-type="float">
            <text:p>0</text:p>
          </table:table-cell>
          <table:table-cell office:value-type="float" office:value="-0.0005443085" calcext:value-type="float">
            <text:p>-0.00054430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30.97053" calcext:value-type="float">
            <text:p>30.97053</text:p>
          </table:table-cell>
          <table:table-cell office:value-type="float" office:value="1095.313" calcext:value-type="float">
            <text:p>1095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1303" calcext:value-type="float">
            <text:p>0.461303</text:p>
          </table:table-cell>
          <table:table-cell office:value-type="float" office:value="7.485996" calcext:value-type="float">
            <text:p>7.485996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101" calcext:value-type="float">
            <text:p>8.84910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14702" calcext:value-type="float">
            <text:p>-0.01314702</text:p>
          </table:table-cell>
          <table:table-cell office:value-type="float" office:value="-0.001574898" calcext:value-type="float">
            <text:p>-0.001574898</text:p>
          </table:table-cell>
          <table:table-cell office:value-type="float" office:value="0.003020895" calcext:value-type="float">
            <text:p>0.003020895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6787" calcext:value-type="float">
            <text:p>13.86787</text:p>
          </table:table-cell>
          <table:table-cell office:value-type="float" office:value="0.1216803" calcext:value-type="float">
            <text:p>0.1216803</text:p>
          </table:table-cell>
          <table:table-cell office:value-type="float" office:value="0.04554319" calcext:value-type="float">
            <text:p>0.04554319</text:p>
          </table:table-cell>
          <table:table-cell office:value-type="float" office:value="0.04141264" calcext:value-type="float">
            <text:p>0.04141264</text:p>
          </table:table-cell>
          <table:table-cell office:value-type="float" office:value="0.0270269" calcext:value-type="float">
            <text:p>0.0270269</text:p>
          </table:table-cell>
          <table:table-cell office:value-type="float" office:value="0.0291669" calcext:value-type="float">
            <text:p>0.0291669</text:p>
          </table:table-cell>
          <table:table-cell office:value-type="float" office:value="0.01192447" calcext:value-type="float">
            <text:p>0.01192447</text:p>
          </table:table-cell>
          <table:table-cell office:value-type="float" office:value="0.01057917" calcext:value-type="float">
            <text:p>0.01057917</text:p>
          </table:table-cell>
          <table:table-cell office:value-type="float" office:value="0.02294979" calcext:value-type="float">
            <text:p>0.02294979</text:p>
          </table:table-cell>
          <table:table-cell office:value-type="float" office:value="0.02084481" calcext:value-type="float">
            <text:p>0.02084481</text:p>
          </table:table-cell>
          <table:table-cell office:value-type="float" office:value="0.02007025" calcext:value-type="float">
            <text:p>0.02007025</text:p>
          </table:table-cell>
          <table:table-cell office:value-type="float" office:value="0.02029078" calcext:value-type="float">
            <text:p>0.02029078</text:p>
          </table:table-cell>
          <table:table-cell office:value-type="float" office:value="0.02490572" calcext:value-type="float">
            <text:p>0.02490572</text:p>
          </table:table-cell>
          <table:table-cell office:value-type="float" office:value="0.004924273" calcext:value-type="float">
            <text:p>0.004924273</text:p>
          </table:table-cell>
          <table:table-cell office:value-type="float" office:value="0.004232407" calcext:value-type="float">
            <text:p>0.004232407</text:p>
          </table:table-cell>
          <table:table-cell office:value-type="float" office:value="0" calcext:value-type="float">
            <text:p>0</text:p>
          </table:table-cell>
          <table:table-cell office:value-type="float" office:value="11.21887" calcext:value-type="float">
            <text:p>11.21887</text:p>
          </table:table-cell>
          <table:table-cell office:value-type="float" office:value="15.60259" calcext:value-type="float">
            <text:p>15.60259</text:p>
          </table:table-cell>
          <table:table-cell office:value-type="float" office:value="16.83882" calcext:value-type="float">
            <text:p>16.83882</text:p>
          </table:table-cell>
          <table:table-cell office:value-type="float" office:value="15.96241" calcext:value-type="float">
            <text:p>15.96241</text:p>
          </table:table-cell>
          <table:table-cell office:value-type="float" office:value="13.94092" calcext:value-type="float">
            <text:p>13.94092</text:p>
          </table:table-cell>
          <table:table-cell office:value-type="float" office:value="6.544612" calcext:value-type="float">
            <text:p>6.544612</text:p>
          </table:table-cell>
          <table:table-cell office:value-type="float" office:value="2.837892" calcext:value-type="float">
            <text:p>2.837892</text:p>
          </table:table-cell>
          <table:table-cell office:value-type="float" office:value="2.387708" calcext:value-type="float">
            <text:p>2.387708</text:p>
          </table:table-cell>
          <table:table-cell office:value-type="float" office:value="1.87322" calcext:value-type="float">
            <text:p>1.87322</text:p>
          </table:table-cell>
          <table:table-cell office:value-type="float" office:value="0.7864303" calcext:value-type="float">
            <text:p>0.7864303</text:p>
          </table:table-cell>
          <table:table-cell office:value-type="float" office:value="0.4105769" calcext:value-type="float">
            <text:p>0.4105769</text:p>
          </table:table-cell>
          <table:table-cell office:value-type="float" office:value="0.4720235" calcext:value-type="float">
            <text:p>0.4720235</text:p>
          </table:table-cell>
          <table:table-cell office:value-type="float" office:value="0.3255634" calcext:value-type="float">
            <text:p>0.3255634</text:p>
          </table:table-cell>
          <table:table-cell office:value-type="float" office:value="0.3474563" calcext:value-type="float">
            <text:p>0.3474563</text:p>
          </table:table-cell>
          <table:table-cell office:value-type="float" office:value="0" calcext:value-type="float">
            <text:p>0</text:p>
          </table:table-cell>
          <table:table-cell office:value-type="float" office:value="310.751" calcext:value-type="float">
            <text:p>310.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27464" calcext:value-type="float">
            <text:p>0.5227464</text:p>
          </table:table-cell>
          <table:table-cell office:value-type="float" office:value="0" calcext:value-type="float">
            <text:p>0</text:p>
          </table:table-cell>
          <table:table-cell office:value-type="float" office:value="-0.0005586344" calcext:value-type="float">
            <text:p>-0.00055863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30.93285" calcext:value-type="float">
            <text:p>30.93285</text:p>
          </table:table-cell>
          <table:table-cell office:value-type="float" office:value="1095.307" calcext:value-type="float">
            <text:p>1095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67251" calcext:value-type="float">
            <text:p>0.4667251</text:p>
          </table:table-cell>
          <table:table-cell office:value-type="float" office:value="7.519344" calcext:value-type="float">
            <text:p>7.519344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101" calcext:value-type="float">
            <text:p>8.84910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14702" calcext:value-type="float">
            <text:p>-0.01314702</text:p>
          </table:table-cell>
          <table:table-cell office:value-type="float" office:value="-0.00162067" calcext:value-type="float">
            <text:p>-0.00162067</text:p>
          </table:table-cell>
          <table:table-cell office:value-type="float" office:value="0.003043291" calcext:value-type="float">
            <text:p>0.003043291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7012" calcext:value-type="float">
            <text:p>13.87012</text:p>
          </table:table-cell>
          <table:table-cell office:value-type="float" office:value="0.1133808" calcext:value-type="float">
            <text:p>0.1133808</text:p>
          </table:table-cell>
          <table:table-cell office:value-type="float" office:value="0.04600625" calcext:value-type="float">
            <text:p>0.04600625</text:p>
          </table:table-cell>
          <table:table-cell office:value-type="float" office:value="0.04194738" calcext:value-type="float">
            <text:p>0.04194738</text:p>
          </table:table-cell>
          <table:table-cell office:value-type="float" office:value="0.02754023" calcext:value-type="float">
            <text:p>0.02754023</text:p>
          </table:table-cell>
          <table:table-cell office:value-type="float" office:value="0.02958723" calcext:value-type="float">
            <text:p>0.02958723</text:p>
          </table:table-cell>
          <table:table-cell office:value-type="float" office:value="0.01195619" calcext:value-type="float">
            <text:p>0.01195619</text:p>
          </table:table-cell>
          <table:table-cell office:value-type="float" office:value="0.01056185" calcext:value-type="float">
            <text:p>0.01056185</text:p>
          </table:table-cell>
          <table:table-cell office:value-type="float" office:value="0.02285761" calcext:value-type="float">
            <text:p>0.02285761</text:p>
          </table:table-cell>
          <table:table-cell office:value-type="float" office:value="0.02076342" calcext:value-type="float">
            <text:p>0.02076342</text:p>
          </table:table-cell>
          <table:table-cell office:value-type="float" office:value="0.01999642" calcext:value-type="float">
            <text:p>0.01999642</text:p>
          </table:table-cell>
          <table:table-cell office:value-type="float" office:value="0.02026427" calcext:value-type="float">
            <text:p>0.02026427</text:p>
          </table:table-cell>
          <table:table-cell office:value-type="float" office:value="0.02485953" calcext:value-type="float">
            <text:p>0.02485953</text:p>
          </table:table-cell>
          <table:table-cell office:value-type="float" office:value="0.004923685" calcext:value-type="float">
            <text:p>0.004923685</text:p>
          </table:table-cell>
          <table:table-cell office:value-type="float" office:value="0.004231796" calcext:value-type="float">
            <text:p>0.004231796</text:p>
          </table:table-cell>
          <table:table-cell office:value-type="float" office:value="0" calcext:value-type="float">
            <text:p>0</text:p>
          </table:table-cell>
          <table:table-cell office:value-type="float" office:value="11.4701" calcext:value-type="float">
            <text:p>11.4701</text:p>
          </table:table-cell>
          <table:table-cell office:value-type="float" office:value="15.83347" calcext:value-type="float">
            <text:p>15.83347</text:p>
          </table:table-cell>
          <table:table-cell office:value-type="float" office:value="16.89064" calcext:value-type="float">
            <text:p>16.89064</text:p>
          </table:table-cell>
          <table:table-cell office:value-type="float" office:value="15.88032" calcext:value-type="float">
            <text:p>15.88032</text:p>
          </table:table-cell>
          <table:table-cell office:value-type="float" office:value="13.8622" calcext:value-type="float">
            <text:p>13.8622</text:p>
          </table:table-cell>
          <table:table-cell office:value-type="float" office:value="6.525997" calcext:value-type="float">
            <text:p>6.525997</text:p>
          </table:table-cell>
          <table:table-cell office:value-type="float" office:value="2.848314" calcext:value-type="float">
            <text:p>2.848314</text:p>
          </table:table-cell>
          <table:table-cell office:value-type="float" office:value="2.391513" calcext:value-type="float">
            <text:p>2.391513</text:p>
          </table:table-cell>
          <table:table-cell office:value-type="float" office:value="1.87636" calcext:value-type="float">
            <text:p>1.87636</text:p>
          </table:table-cell>
          <table:table-cell office:value-type="float" office:value="0.7898706" calcext:value-type="float">
            <text:p>0.7898706</text:p>
          </table:table-cell>
          <table:table-cell office:value-type="float" office:value="0.4117687" calcext:value-type="float">
            <text:p>0.4117687</text:p>
          </table:table-cell>
          <table:table-cell office:value-type="float" office:value="0.4727021" calcext:value-type="float">
            <text:p>0.4727021</text:p>
          </table:table-cell>
          <table:table-cell office:value-type="float" office:value="0.3254328" calcext:value-type="float">
            <text:p>0.3254328</text:p>
          </table:table-cell>
          <table:table-cell office:value-type="float" office:value="0.3474588" calcext:value-type="float">
            <text:p>0.3474588</text:p>
          </table:table-cell>
          <table:table-cell office:value-type="float" office:value="0" calcext:value-type="float">
            <text:p>0</text:p>
          </table:table-cell>
          <table:table-cell office:value-type="float" office:value="315.1666" calcext:value-type="float">
            <text:p>315.1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15367" calcext:value-type="float">
            <text:p>0.5615367</text:p>
          </table:table-cell>
          <table:table-cell office:value-type="float" office:value="0" calcext:value-type="float">
            <text:p>0</text:p>
          </table:table-cell>
          <table:table-cell office:value-type="float" office:value="-0.0005740549" calcext:value-type="float">
            <text:p>-0.00057405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30.89503" calcext:value-type="float">
            <text:p>30.89503</text:p>
          </table:table-cell>
          <table:table-cell office:value-type="float" office:value="1095.3" calcext:value-type="float">
            <text:p>109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115" calcext:value-type="float">
            <text:p>0.4706115</text:p>
          </table:table-cell>
          <table:table-cell office:value-type="float" office:value="7.555096" calcext:value-type="float">
            <text:p>7.555096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101" calcext:value-type="float">
            <text:p>8.84910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14702" calcext:value-type="float">
            <text:p>-0.01314702</text:p>
          </table:table-cell>
          <table:table-cell office:value-type="float" office:value="-0.00167216" calcext:value-type="float">
            <text:p>-0.00167216</text:p>
          </table:table-cell>
          <table:table-cell office:value-type="float" office:value="0.003065753" calcext:value-type="float">
            <text:p>0.003065753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7572" calcext:value-type="float">
            <text:p>13.87572</text:p>
          </table:table-cell>
          <table:table-cell office:value-type="float" office:value="0.1060849" calcext:value-type="float">
            <text:p>0.1060849</text:p>
          </table:table-cell>
          <table:table-cell office:value-type="float" office:value="0.04642475" calcext:value-type="float">
            <text:p>0.04642475</text:p>
          </table:table-cell>
          <table:table-cell office:value-type="float" office:value="0.04258392" calcext:value-type="float">
            <text:p>0.04258392</text:p>
          </table:table-cell>
          <table:table-cell office:value-type="float" office:value="0.02809751" calcext:value-type="float">
            <text:p>0.02809751</text:p>
          </table:table-cell>
          <table:table-cell office:value-type="float" office:value="0.03004726" calcext:value-type="float">
            <text:p>0.03004726</text:p>
          </table:table-cell>
          <table:table-cell office:value-type="float" office:value="0.01198464" calcext:value-type="float">
            <text:p>0.01198464</text:p>
          </table:table-cell>
          <table:table-cell office:value-type="float" office:value="0.01053285" calcext:value-type="float">
            <text:p>0.01053285</text:p>
          </table:table-cell>
          <table:table-cell office:value-type="float" office:value="0.02276628" calcext:value-type="float">
            <text:p>0.02276628</text:p>
          </table:table-cell>
          <table:table-cell office:value-type="float" office:value="0.02068404" calcext:value-type="float">
            <text:p>0.02068404</text:p>
          </table:table-cell>
          <table:table-cell office:value-type="float" office:value="0.01992305" calcext:value-type="float">
            <text:p>0.01992305</text:p>
          </table:table-cell>
          <table:table-cell office:value-type="float" office:value="0.02023629" calcext:value-type="float">
            <text:p>0.02023629</text:p>
          </table:table-cell>
          <table:table-cell office:value-type="float" office:value="0.024811" calcext:value-type="float">
            <text:p>0.024811</text:p>
          </table:table-cell>
          <table:table-cell office:value-type="float" office:value="0.004923087" calcext:value-type="float">
            <text:p>0.004923087</text:p>
          </table:table-cell>
          <table:table-cell office:value-type="float" office:value="0.004231179" calcext:value-type="float">
            <text:p>0.004231179</text:p>
          </table:table-cell>
          <table:table-cell office:value-type="float" office:value="0" calcext:value-type="float">
            <text:p>0</text:p>
          </table:table-cell>
          <table:table-cell office:value-type="float" office:value="12.03203" calcext:value-type="float">
            <text:p>12.03203</text:p>
          </table:table-cell>
          <table:table-cell office:value-type="float" office:value="16.06269" calcext:value-type="float">
            <text:p>16.06269</text:p>
          </table:table-cell>
          <table:table-cell office:value-type="float" office:value="16.95569" calcext:value-type="float">
            <text:p>16.95569</text:p>
          </table:table-cell>
          <table:table-cell office:value-type="float" office:value="15.8165" calcext:value-type="float">
            <text:p>15.8165</text:p>
          </table:table-cell>
          <table:table-cell office:value-type="float" office:value="13.7908" calcext:value-type="float">
            <text:p>13.7908</text:p>
          </table:table-cell>
          <table:table-cell office:value-type="float" office:value="6.506841" calcext:value-type="float">
            <text:p>6.506841</text:p>
          </table:table-cell>
          <table:table-cell office:value-type="float" office:value="2.858755" calcext:value-type="float">
            <text:p>2.858755</text:p>
          </table:table-cell>
          <table:table-cell office:value-type="float" office:value="2.395607" calcext:value-type="float">
            <text:p>2.395607</text:p>
          </table:table-cell>
          <table:table-cell office:value-type="float" office:value="1.879375" calcext:value-type="float">
            <text:p>1.879375</text:p>
          </table:table-cell>
          <table:table-cell office:value-type="float" office:value="0.7932416" calcext:value-type="float">
            <text:p>0.7932416</text:p>
          </table:table-cell>
          <table:table-cell office:value-type="float" office:value="0.4129623" calcext:value-type="float">
            <text:p>0.4129623</text:p>
          </table:table-cell>
          <table:table-cell office:value-type="float" office:value="0.4733916" calcext:value-type="float">
            <text:p>0.4733916</text:p>
          </table:table-cell>
          <table:table-cell office:value-type="float" office:value="0.3253237" calcext:value-type="float">
            <text:p>0.3253237</text:p>
          </table:table-cell>
          <table:table-cell office:value-type="float" office:value="0.3474613" calcext:value-type="float">
            <text:p>0.3474613</text:p>
          </table:table-cell>
          <table:table-cell office:value-type="float" office:value="0" calcext:value-type="float">
            <text:p>0</text:p>
          </table:table-cell>
          <table:table-cell office:value-type="float" office:value="318.3546" calcext:value-type="float">
            <text:p>318.3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2033" calcext:value-type="float">
            <text:p>0.6012033</text:p>
          </table:table-cell>
          <table:table-cell office:value-type="float" office:value="0" calcext:value-type="float">
            <text:p>0</text:p>
          </table:table-cell>
          <table:table-cell office:value-type="float" office:value="-0.0005903224" calcext:value-type="float">
            <text:p>-0.00059032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30.86262" calcext:value-type="float">
            <text:p>30.86262</text:p>
          </table:table-cell>
          <table:table-cell office:value-type="float" office:value="1095.292" calcext:value-type="float">
            <text:p>1095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4903" calcext:value-type="float">
            <text:p>0.4724903</text:p>
          </table:table-cell>
          <table:table-cell office:value-type="float" office:value="7.592616" calcext:value-type="float">
            <text:p>7.592616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277" calcext:value-type="float">
            <text:p>8.849277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14694" calcext:value-type="float">
            <text:p>-0.01314694</text:p>
          </table:table-cell>
          <table:table-cell office:value-type="float" office:value="-0.001718605" calcext:value-type="float">
            <text:p>-0.001718605</text:p>
          </table:table-cell>
          <table:table-cell office:value-type="float" office:value="0.003087562" calcext:value-type="float">
            <text:p>0.003087562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89273" calcext:value-type="float">
            <text:p>13.89273</text:p>
          </table:table-cell>
          <table:table-cell office:value-type="float" office:value="0.2640914" calcext:value-type="float">
            <text:p>0.2640914</text:p>
          </table:table-cell>
          <table:table-cell office:value-type="float" office:value="0.04989047" calcext:value-type="float">
            <text:p>0.04989047</text:p>
          </table:table-cell>
          <table:table-cell office:value-type="float" office:value="0.04336163" calcext:value-type="float">
            <text:p>0.04336163</text:p>
          </table:table-cell>
          <table:table-cell office:value-type="float" office:value="0.02868307" calcext:value-type="float">
            <text:p>0.02868307</text:p>
          </table:table-cell>
          <table:table-cell office:value-type="float" office:value="0.03057177" calcext:value-type="float">
            <text:p>0.03057177</text:p>
          </table:table-cell>
          <table:table-cell office:value-type="float" office:value="0.01203304" calcext:value-type="float">
            <text:p>0.01203304</text:p>
          </table:table-cell>
          <table:table-cell office:value-type="float" office:value="0.01051239" calcext:value-type="float">
            <text:p>0.01051239</text:p>
          </table:table-cell>
          <table:table-cell office:value-type="float" office:value="0.0226783" calcext:value-type="float">
            <text:p>0.0226783</text:p>
          </table:table-cell>
          <table:table-cell office:value-type="float" office:value="0.02060518" calcext:value-type="float">
            <text:p>0.02060518</text:p>
          </table:table-cell>
          <table:table-cell office:value-type="float" office:value="0.01985012" calcext:value-type="float">
            <text:p>0.01985012</text:p>
          </table:table-cell>
          <table:table-cell office:value-type="float" office:value="0.02020702" calcext:value-type="float">
            <text:p>0.02020702</text:p>
          </table:table-cell>
          <table:table-cell office:value-type="float" office:value="0.02476026" calcext:value-type="float">
            <text:p>0.02476026</text:p>
          </table:table-cell>
          <table:table-cell office:value-type="float" office:value="0.004922487" calcext:value-type="float">
            <text:p>0.004922487</text:p>
          </table:table-cell>
          <table:table-cell office:value-type="float" office:value="0.004230547" calcext:value-type="float">
            <text:p>0.004230547</text:p>
          </table:table-cell>
          <table:table-cell office:value-type="float" office:value="0" calcext:value-type="float">
            <text:p>0</text:p>
          </table:table-cell>
          <table:table-cell office:value-type="float" office:value="29.18904" calcext:value-type="float">
            <text:p>29.18904</text:p>
          </table:table-cell>
          <table:table-cell office:value-type="float" office:value="16.72297" calcext:value-type="float">
            <text:p>16.72297</text:p>
          </table:table-cell>
          <table:table-cell office:value-type="float" office:value="17.01094" calcext:value-type="float">
            <text:p>17.01094</text:p>
          </table:table-cell>
          <table:table-cell office:value-type="float" office:value="15.73384" calcext:value-type="float">
            <text:p>15.73384</text:p>
          </table:table-cell>
          <table:table-cell office:value-type="float" office:value="13.71136" calcext:value-type="float">
            <text:p>13.71136</text:p>
          </table:table-cell>
          <table:table-cell office:value-type="float" office:value="6.487572" calcext:value-type="float">
            <text:p>6.487572</text:p>
          </table:table-cell>
          <table:table-cell office:value-type="float" office:value="2.869234" calcext:value-type="float">
            <text:p>2.869234</text:p>
          </table:table-cell>
          <table:table-cell office:value-type="float" office:value="2.400043" calcext:value-type="float">
            <text:p>2.400043</text:p>
          </table:table-cell>
          <table:table-cell office:value-type="float" office:value="1.882008" calcext:value-type="float">
            <text:p>1.882008</text:p>
          </table:table-cell>
          <table:table-cell office:value-type="float" office:value="0.7967449" calcext:value-type="float">
            <text:p>0.7967449</text:p>
          </table:table-cell>
          <table:table-cell office:value-type="float" office:value="0.414201" calcext:value-type="float">
            <text:p>0.414201</text:p>
          </table:table-cell>
          <table:table-cell office:value-type="float" office:value="0.4740935" calcext:value-type="float">
            <text:p>0.4740935</text:p>
          </table:table-cell>
          <table:table-cell office:value-type="float" office:value="0.3252326" calcext:value-type="float">
            <text:p>0.3252326</text:p>
          </table:table-cell>
          <table:table-cell office:value-type="float" office:value="0.3474638" calcext:value-type="float">
            <text:p>0.3474638</text:p>
          </table:table-cell>
          <table:table-cell office:value-type="float" office:value="0" calcext:value-type="float">
            <text:p>0</text:p>
          </table:table-cell>
          <table:table-cell office:value-type="float" office:value="318.5492" calcext:value-type="float">
            <text:p>318.5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58252" calcext:value-type="float">
            <text:p>0.6358252</text:p>
          </table:table-cell>
          <table:table-cell office:value-type="float" office:value="0" calcext:value-type="float">
            <text:p>0</text:p>
          </table:table-cell>
          <table:table-cell office:value-type="float" office:value="-0.0006052084" calcext:value-type="float">
            <text:p>-0.00060520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30.84214" calcext:value-type="float">
            <text:p>30.84214</text:p>
          </table:table-cell>
          <table:table-cell office:value-type="float" office:value="1095.285" calcext:value-type="float">
            <text:p>1095.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40608" calcext:value-type="float">
            <text:p>0.4640608</text:p>
          </table:table-cell>
          <table:table-cell office:value-type="float" office:value="7.624501" calcext:value-type="float">
            <text:p>7.624501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381" calcext:value-type="float">
            <text:p>8.84938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1469" calcext:value-type="float">
            <text:p>-0.0131469</text:p>
          </table:table-cell>
          <table:table-cell office:value-type="float" office:value="-0.001754093" calcext:value-type="float">
            <text:p>-0.001754093</text:p>
          </table:table-cell>
          <table:table-cell office:value-type="float" office:value="0.003102771" calcext:value-type="float">
            <text:p>0.003102771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90869" calcext:value-type="float">
            <text:p>13.90869</text:p>
          </table:table-cell>
          <table:table-cell office:value-type="float" office:value="0.1554991" calcext:value-type="float">
            <text:p>0.1554991</text:p>
          </table:table-cell>
          <table:table-cell office:value-type="float" office:value="0.05397944" calcext:value-type="float">
            <text:p>0.05397944</text:p>
          </table:table-cell>
          <table:table-cell office:value-type="float" office:value="0.04596224" calcext:value-type="float">
            <text:p>0.04596224</text:p>
          </table:table-cell>
          <table:table-cell office:value-type="float" office:value="0.03049353" calcext:value-type="float">
            <text:p>0.03049353</text:p>
          </table:table-cell>
          <table:table-cell office:value-type="float" office:value="0.03207353" calcext:value-type="float">
            <text:p>0.03207353</text:p>
          </table:table-cell>
          <table:table-cell office:value-type="float" office:value="0.01214569" calcext:value-type="float">
            <text:p>0.01214569</text:p>
          </table:table-cell>
          <table:table-cell office:value-type="float" office:value="0.0105431" calcext:value-type="float">
            <text:p>0.0105431</text:p>
          </table:table-cell>
          <table:table-cell office:value-type="float" office:value="0.02261259" calcext:value-type="float">
            <text:p>0.02261259</text:p>
          </table:table-cell>
          <table:table-cell office:value-type="float" office:value="0.02052956" calcext:value-type="float">
            <text:p>0.02052956</text:p>
          </table:table-cell>
          <table:table-cell office:value-type="float" office:value="0.01977717" calcext:value-type="float">
            <text:p>0.01977717</text:p>
          </table:table-cell>
          <table:table-cell office:value-type="float" office:value="0.02017626" calcext:value-type="float">
            <text:p>0.02017626</text:p>
          </table:table-cell>
          <table:table-cell office:value-type="float" office:value="0.02470733" calcext:value-type="float">
            <text:p>0.02470733</text:p>
          </table:table-cell>
          <table:table-cell office:value-type="float" office:value="0.004921869" calcext:value-type="float">
            <text:p>0.004921869</text:p>
          </table:table-cell>
          <table:table-cell office:value-type="float" office:value="0.004229915" calcext:value-type="float">
            <text:p>0.004229915</text:p>
          </table:table-cell>
          <table:table-cell office:value-type="float" office:value="0" calcext:value-type="float">
            <text:p>0</text:p>
          </table:table-cell>
          <table:table-cell office:value-type="float" office:value="19.11377" calcext:value-type="float">
            <text:p>19.11377</text:p>
          </table:table-cell>
          <table:table-cell office:value-type="float" office:value="19.57854" calcext:value-type="float">
            <text:p>19.57854</text:p>
          </table:table-cell>
          <table:table-cell office:value-type="float" office:value="18.71231" calcext:value-type="float">
            <text:p>18.71231</text:p>
          </table:table-cell>
          <table:table-cell office:value-type="float" office:value="16.42374" calcext:value-type="float">
            <text:p>16.42374</text:p>
          </table:table-cell>
          <table:table-cell office:value-type="float" office:value="13.97925" calcext:value-type="float">
            <text:p>13.97925</text:p>
          </table:table-cell>
          <table:table-cell office:value-type="float" office:value="6.483093" calcext:value-type="float">
            <text:p>6.483093</text:p>
          </table:table-cell>
          <table:table-cell office:value-type="float" office:value="2.879346" calcext:value-type="float">
            <text:p>2.879346</text:p>
          </table:table-cell>
          <table:table-cell office:value-type="float" office:value="2.40463" calcext:value-type="float">
            <text:p>2.40463</text:p>
          </table:table-cell>
          <table:table-cell office:value-type="float" office:value="1.884659" calcext:value-type="float">
            <text:p>1.884659</text:p>
          </table:table-cell>
          <table:table-cell office:value-type="float" office:value="0.8000962" calcext:value-type="float">
            <text:p>0.8000962</text:p>
          </table:table-cell>
          <table:table-cell office:value-type="float" office:value="0.4154378" calcext:value-type="float">
            <text:p>0.4154378</text:p>
          </table:table-cell>
          <table:table-cell office:value-type="float" office:value="0.4748108" calcext:value-type="float">
            <text:p>0.4748108</text:p>
          </table:table-cell>
          <table:table-cell office:value-type="float" office:value="0.3251581" calcext:value-type="float">
            <text:p>0.3251581</text:p>
          </table:table-cell>
          <table:table-cell office:value-type="float" office:value="0.3474663" calcext:value-type="float">
            <text:p>0.3474663</text:p>
          </table:table-cell>
          <table:table-cell office:value-type="float" office:value="0" calcext:value-type="float">
            <text:p>0</text:p>
          </table:table-cell>
          <table:table-cell office:value-type="float" office:value="312.5435" calcext:value-type="float">
            <text:p>312.5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76666" calcext:value-type="float">
            <text:p>0.6576666</text:p>
          </table:table-cell>
          <table:table-cell office:value-type="float" office:value="0" calcext:value-type="float">
            <text:p>0</text:p>
          </table:table-cell>
          <table:table-cell office:value-type="float" office:value="-0.0006157236" calcext:value-type="float">
            <text:p>-0.00061572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30.82954" calcext:value-type="float">
            <text:p>30.82954</text:p>
          </table:table-cell>
          <table:table-cell office:value-type="float" office:value="1095.278" calcext:value-type="float">
            <text:p>1095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60003" calcext:value-type="float">
            <text:p>0.4560003</text:p>
          </table:table-cell>
          <table:table-cell office:value-type="float" office:value="7.645058" calcext:value-type="float">
            <text:p>7.645058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381" calcext:value-type="float">
            <text:p>8.849381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1469" calcext:value-type="float">
            <text:p>-0.0131469</text:p>
          </table:table-cell>
          <table:table-cell office:value-type="float" office:value="-0.001815993" calcext:value-type="float">
            <text:p>-0.001815993</text:p>
          </table:table-cell>
          <table:table-cell office:value-type="float" office:value="0.00311871" calcext:value-type="float">
            <text:p>0.00311871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3.96685" calcext:value-type="float">
            <text:p>13.96685</text:p>
          </table:table-cell>
          <table:table-cell office:value-type="float" office:value="0.1044462" calcext:value-type="float">
            <text:p>0.1044462</text:p>
          </table:table-cell>
          <table:table-cell office:value-type="float" office:value="0.05234123" calcext:value-type="float">
            <text:p>0.05234123</text:p>
          </table:table-cell>
          <table:table-cell office:value-type="float" office:value="0.04662553" calcext:value-type="float">
            <text:p>0.04662553</text:p>
          </table:table-cell>
          <table:table-cell office:value-type="float" office:value="0.03162453" calcext:value-type="float">
            <text:p>0.03162453</text:p>
          </table:table-cell>
          <table:table-cell office:value-type="float" office:value="0.0335147" calcext:value-type="float">
            <text:p>0.0335147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066755" calcext:value-type="float">
            <text:p>0.01066755</text:p>
          </table:table-cell>
          <table:table-cell office:value-type="float" office:value="0.02258993" calcext:value-type="float">
            <text:p>0.02258993</text:p>
          </table:table-cell>
          <table:table-cell office:value-type="float" office:value="0.0204649" calcext:value-type="float">
            <text:p>0.0204649</text:p>
          </table:table-cell>
          <table:table-cell office:value-type="float" office:value="0.01970504" calcext:value-type="float">
            <text:p>0.01970504</text:p>
          </table:table-cell>
          <table:table-cell office:value-type="float" office:value="0.02014402" calcext:value-type="float">
            <text:p>0.02014402</text:p>
          </table:table-cell>
          <table:table-cell office:value-type="float" office:value="0.02465235" calcext:value-type="float">
            <text:p>0.02465235</text:p>
          </table:table-cell>
          <table:table-cell office:value-type="float" office:value="0.004921245" calcext:value-type="float">
            <text:p>0.004921245</text:p>
          </table:table-cell>
          <table:table-cell office:value-type="float" office:value="0.004229279" calcext:value-type="float">
            <text:p>0.004229279</text:p>
          </table:table-cell>
          <table:table-cell office:value-type="float" office:value="0" calcext:value-type="float">
            <text:p>0</text:p>
          </table:table-cell>
          <table:table-cell office:value-type="float" office:value="15.55705" calcext:value-type="float">
            <text:p>15.55705</text:p>
          </table:table-cell>
          <table:table-cell office:value-type="float" office:value="17.23095" calcext:value-type="float">
            <text:p>17.23095</text:p>
          </table:table-cell>
          <table:table-cell office:value-type="float" office:value="18.03652" calcext:value-type="float">
            <text:p>18.03652</text:p>
          </table:table-cell>
          <table:table-cell office:value-type="float" office:value="16.54312" calcext:value-type="float">
            <text:p>16.54312</text:p>
          </table:table-cell>
          <table:table-cell office:value-type="float" office:value="14.31401" calcext:value-type="float">
            <text:p>14.31401</text:p>
          </table:table-cell>
          <table:table-cell office:value-type="float" office:value="6.563289" calcext:value-type="float">
            <text:p>6.563289</text:p>
          </table:table-cell>
          <table:table-cell office:value-type="float" office:value="2.899352" calcext:value-type="float">
            <text:p>2.899352</text:p>
          </table:table-cell>
          <table:table-cell office:value-type="float" office:value="2.409226" calcext:value-type="float">
            <text:p>2.409226</text:p>
          </table:table-cell>
          <table:table-cell office:value-type="float" office:value="1.887342" calcext:value-type="float">
            <text:p>1.887342</text:p>
          </table:table-cell>
          <table:table-cell office:value-type="float" office:value="0.8033098" calcext:value-type="float">
            <text:p>0.8033098</text:p>
          </table:table-cell>
          <table:table-cell office:value-type="float" office:value="0.4166694" calcext:value-type="float">
            <text:p>0.4166694</text:p>
          </table:table-cell>
          <table:table-cell office:value-type="float" office:value="0.4755427" calcext:value-type="float">
            <text:p>0.4755427</text:p>
          </table:table-cell>
          <table:table-cell office:value-type="float" office:value="0.3250977" calcext:value-type="float">
            <text:p>0.3250977</text:p>
          </table:table-cell>
          <table:table-cell office:value-type="float" office:value="0.3474688" calcext:value-type="float">
            <text:p>0.3474688</text:p>
          </table:table-cell>
          <table:table-cell office:value-type="float" office:value="0" calcext:value-type="float">
            <text:p>0</text:p>
          </table:table-cell>
          <table:table-cell office:value-type="float" office:value="306.757" calcext:value-type="float">
            <text:p>306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01877" calcext:value-type="float">
            <text:p>0.6701877</text:p>
          </table:table-cell>
          <table:table-cell office:value-type="float" office:value="0" calcext:value-type="float">
            <text:p>0</text:p>
          </table:table-cell>
          <table:table-cell office:value-type="float" office:value="-0.0006260966" calcext:value-type="float">
            <text:p>-0.00062609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30.82056" calcext:value-type="float">
            <text:p>30.82056</text:p>
          </table:table-cell>
          <table:table-cell office:value-type="float" office:value="1095.272" calcext:value-type="float">
            <text:p>1095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783" calcext:value-type="float">
            <text:p>0.447783</text:p>
          </table:table-cell>
          <table:table-cell office:value-type="float" office:value="7.661646" calcext:value-type="float">
            <text:p>7.661646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849408" calcext:value-type="float">
            <text:p>8.849408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14689" calcext:value-type="float">
            <text:p>-0.01314689</text:p>
          </table:table-cell>
          <table:table-cell office:value-type="float" office:value="-0.001895326" calcext:value-type="float">
            <text:p>-0.001895326</text:p>
          </table:table-cell>
          <table:table-cell office:value-type="float" office:value="0.003136931" calcext:value-type="float">
            <text:p>0.003136931</text:p>
          </table:table-cell>
          <table:table-cell office:value-type="float" office:value="0.0006216884" calcext:value-type="float">
            <text:p>0.0006216884</text:p>
          </table:table-cell>
          <table:table-cell office:value-type="float" office:value="14.0389" calcext:value-type="float">
            <text:p>14.0389</text:p>
          </table:table-cell>
          <table:table-cell office:value-type="float" office:value="0.07936136" calcext:value-type="float">
            <text:p>0.07936136</text:p>
          </table:table-cell>
          <table:table-cell office:value-type="float" office:value="0.05292238" calcext:value-type="float">
            <text:p>0.05292238</text:p>
          </table:table-cell>
          <table:table-cell office:value-type="float" office:value="0.04712451" calcext:value-type="float">
            <text:p>0.04712451</text:p>
          </table:table-cell>
          <table:table-cell office:value-type="float" office:value="0.03223845" calcext:value-type="float">
            <text:p>0.03223845</text:p>
          </table:table-cell>
          <table:table-cell office:value-type="float" office:value="0.0342533" calcext:value-type="float">
            <text:p>0.0342533</text:p>
          </table:table-cell>
          <table:table-cell office:value-type="float" office:value="0.01260017" calcext:value-type="float">
            <text:p>0.01260017</text:p>
          </table:table-cell>
          <table:table-cell office:value-type="float" office:value="0.01077121" calcext:value-type="float">
            <text:p>0.01077121</text:p>
          </table:table-cell>
          <table:table-cell office:value-type="float" office:value="0.02258127" calcext:value-type="float">
            <text:p>0.02258127</text:p>
          </table:table-cell>
          <table:table-cell office:value-type="float" office:value="0.02041317" calcext:value-type="float">
            <text:p>0.02041317</text:p>
          </table:table-cell>
          <table:table-cell office:value-type="float" office:value="0.01963531" calcext:value-type="float">
            <text:p>0.01963531</text:p>
          </table:table-cell>
          <table:table-cell office:value-type="float" office:value="0.02011082" calcext:value-type="float">
            <text:p>0.02011082</text:p>
          </table:table-cell>
          <table:table-cell office:value-type="float" office:value="0.02459521" calcext:value-type="float">
            <text:p>0.02459521</text:p>
          </table:table-cell>
          <table:table-cell office:value-type="float" office:value="0.004920617" calcext:value-type="float">
            <text:p>0.004920617</text:p>
          </table:table-cell>
          <table:table-cell office:value-type="float" office:value="0.004228648" calcext:value-type="float">
            <text:p>0.004228648</text:p>
          </table:table-cell>
          <table:table-cell office:value-type="float" office:value="0" calcext:value-type="float">
            <text:p>0</text:p>
          </table:table-cell>
          <table:table-cell office:value-type="float" office:value="14.33812" calcext:value-type="float">
            <text:p>14.33812</text:p>
          </table:table-cell>
          <table:table-cell office:value-type="float" office:value="16.58121" calcext:value-type="float">
            <text:p>16.58121</text:p>
          </table:table-cell>
          <table:table-cell office:value-type="float" office:value="17.51495" calcext:value-type="float">
            <text:p>17.51495</text:p>
          </table:table-cell>
          <table:table-cell office:value-type="float" office:value="16.19182" calcext:value-type="float">
            <text:p>16.19182</text:p>
          </table:table-cell>
          <table:table-cell office:value-type="float" office:value="14.13848" calcext:value-type="float">
            <text:p>14.13848</text:p>
          </table:table-cell>
          <table:table-cell office:value-type="float" office:value="6.576928" calcext:value-type="float">
            <text:p>6.576928</text:p>
          </table:table-cell>
          <table:table-cell office:value-type="float" office:value="2.92574" calcext:value-type="float">
            <text:p>2.92574</text:p>
          </table:table-cell>
          <table:table-cell office:value-type="float" office:value="2.414787" calcext:value-type="float">
            <text:p>2.414787</text:p>
          </table:table-cell>
          <table:table-cell office:value-type="float" office:value="1.890087" calcext:value-type="float">
            <text:p>1.890087</text:p>
          </table:table-cell>
          <table:table-cell office:value-type="float" office:value="0.8063707" calcext:value-type="float">
            <text:p>0.8063707</text:p>
          </table:table-cell>
          <table:table-cell office:value-type="float" office:value="0.4179468" calcext:value-type="float">
            <text:p>0.4179468</text:p>
          </table:table-cell>
          <table:table-cell office:value-type="float" office:value="0.4762773" calcext:value-type="float">
            <text:p>0.4762773</text:p>
          </table:table-cell>
          <table:table-cell office:value-type="float" office:value="0.3250506" calcext:value-type="float">
            <text:p>0.3250506</text:p>
          </table:table-cell>
          <table:table-cell office:value-type="float" office:value="0.3474713" calcext:value-type="float">
            <text:p>0.3474713</text:p>
          </table:table-cell>
          <table:table-cell office:value-type="float" office:value="0" calcext:value-type="float">
            <text:p>0</text:p>
          </table:table-cell>
          <table:table-cell office:value-type="float" office:value="300.6651" calcext:value-type="float">
            <text:p>300.6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82809" calcext:value-type="float">
            <text:p>0.6782809</text:p>
          </table:table-cell>
          <table:table-cell office:value-type="float" office:value="0" calcext:value-type="float">
            <text:p>0</text:p>
          </table:table-cell>
          <table:table-cell office:value-type="float" office:value="-0.0006367078" calcext:value-type="float">
            <text:p>-0.00063670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30.81075" calcext:value-type="float">
            <text:p>30.81075</text:p>
          </table:table-cell>
          <table:table-cell office:value-type="float" office:value="1095.268" calcext:value-type="float">
            <text:p>1095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58" calcext:value-type="float">
            <text:p>0.42158</text:p>
          </table:table-cell>
          <table:table-cell office:value-type="float" office:value="7.715213" calcext:value-type="float">
            <text:p>7.715213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67107" calcext:value-type="float">
            <text:p>8.967107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9" calcext:value-type="float">
            <text:p>-0.013099</text:p>
          </table:table-cell>
          <table:table-cell office:value-type="float" office:value="-0.001964719" calcext:value-type="float">
            <text:p>-0.001964719</text:p>
          </table:table-cell>
          <table:table-cell office:value-type="float" office:value="0.003148195" calcext:value-type="float">
            <text:p>0.003148195</text:p>
          </table:table-cell>
          <table:table-cell office:value-type="float" office:value="0.0006216922" calcext:value-type="float">
            <text:p>0.0006216922</text:p>
          </table:table-cell>
          <table:table-cell office:value-type="float" office:value="14.09005" calcext:value-type="float">
            <text:p>14.09005</text:p>
          </table:table-cell>
          <table:table-cell office:value-type="float" office:value="0.3836538" calcext:value-type="float">
            <text:p>0.3836538</text:p>
          </table:table-cell>
          <table:table-cell office:value-type="float" office:value="0.1290314" calcext:value-type="float">
            <text:p>0.1290314</text:p>
          </table:table-cell>
          <table:table-cell office:value-type="float" office:value="0.06696202" calcext:value-type="float">
            <text:p>0.06696202</text:p>
          </table:table-cell>
          <table:table-cell office:value-type="float" office:value="0.04351765" calcext:value-type="float">
            <text:p>0.04351765</text:p>
          </table:table-cell>
          <table:table-cell office:value-type="float" office:value="0.04138201" calcext:value-type="float">
            <text:p>0.04138201</text:p>
          </table:table-cell>
          <table:table-cell office:value-type="float" office:value="0.01294642" calcext:value-type="float">
            <text:p>0.01294642</text:p>
          </table:table-cell>
          <table:table-cell office:value-type="float" office:value="0.01082067" calcext:value-type="float">
            <text:p>0.01082067</text:p>
          </table:table-cell>
          <table:table-cell office:value-type="float" office:value="0.0225867" calcext:value-type="float">
            <text:p>0.0225867</text:p>
          </table:table-cell>
          <table:table-cell office:value-type="float" office:value="0.02037074" calcext:value-type="float">
            <text:p>0.02037074</text:p>
          </table:table-cell>
          <table:table-cell office:value-type="float" office:value="0.01956893" calcext:value-type="float">
            <text:p>0.01956893</text:p>
          </table:table-cell>
          <table:table-cell office:value-type="float" office:value="0.02007661" calcext:value-type="float">
            <text:p>0.02007661</text:p>
          </table:table-cell>
          <table:table-cell office:value-type="float" office:value="0.0245363" calcext:value-type="float">
            <text:p>0.0245363</text:p>
          </table:table-cell>
          <table:table-cell office:value-type="float" office:value="0.004919965" calcext:value-type="float">
            <text:p>0.004919965</text:p>
          </table:table-cell>
          <table:table-cell office:value-type="float" office:value="0.004227982" calcext:value-type="float">
            <text:p>0.004227982</text:p>
          </table:table-cell>
          <table:table-cell office:value-type="float" office:value="0" calcext:value-type="float">
            <text:p>0</text:p>
          </table:table-cell>
          <table:table-cell office:value-type="float" office:value="2.42319" calcext:value-type="float">
            <text:p>2.42319</text:p>
          </table:table-cell>
          <table:table-cell office:value-type="float" office:value="11.20502" calcext:value-type="float">
            <text:p>11.20502</text:p>
          </table:table-cell>
          <table:table-cell office:value-type="float" office:value="19.62436" calcext:value-type="float">
            <text:p>19.62436</text:p>
          </table:table-cell>
          <table:table-cell office:value-type="float" office:value="23.47412" calcext:value-type="float">
            <text:p>23.47412</text:p>
          </table:table-cell>
          <table:table-cell office:value-type="float" office:value="23.40091" calcext:value-type="float">
            <text:p>23.40091</text:p>
          </table:table-cell>
          <table:table-cell office:value-type="float" office:value="7.014739" calcext:value-type="float">
            <text:p>7.014739</text:p>
          </table:table-cell>
          <table:table-cell office:value-type="float" office:value="2.894968" calcext:value-type="float">
            <text:p>2.894968</text:p>
          </table:table-cell>
          <table:table-cell office:value-type="float" office:value="2.428657" calcext:value-type="float">
            <text:p>2.428657</text:p>
          </table:table-cell>
          <table:table-cell office:value-type="float" office:value="1.89321" calcext:value-type="float">
            <text:p>1.89321</text:p>
          </table:table-cell>
          <table:table-cell office:value-type="float" office:value="0.8093224" calcext:value-type="float">
            <text:p>0.8093224</text:p>
          </table:table-cell>
          <table:table-cell office:value-type="float" office:value="0.4192054" calcext:value-type="float">
            <text:p>0.4192054</text:p>
          </table:table-cell>
          <table:table-cell office:value-type="float" office:value="0.4770317" calcext:value-type="float">
            <text:p>0.4770317</text:p>
          </table:table-cell>
          <table:table-cell office:value-type="float" office:value="0.3250136" calcext:value-type="float">
            <text:p>0.3250136</text:p>
          </table:table-cell>
          <table:table-cell office:value-type="float" office:value="0.3474737" calcext:value-type="float">
            <text:p>0.3474737</text:p>
          </table:table-cell>
          <table:table-cell office:value-type="float" office:value="0" calcext:value-type="float">
            <text:p>0</text:p>
          </table:table-cell>
          <table:table-cell office:value-type="float" office:value="273.8839" calcext:value-type="float">
            <text:p>273.8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57093" calcext:value-type="float">
            <text:p>0.6857093</text:p>
          </table:table-cell>
          <table:table-cell office:value-type="float" office:value="0" calcext:value-type="float">
            <text:p>0</text:p>
          </table:table-cell>
          <table:table-cell office:value-type="float" office:value="-0.0007048683" calcext:value-type="float">
            <text:p>-0.00070486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30.81121" calcext:value-type="float">
            <text:p>30.81121</text:p>
          </table:table-cell>
          <table:table-cell office:value-type="float" office:value="1095.265" calcext:value-type="float">
            <text:p>1095.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299" calcext:value-type="float">
            <text:p>0.395299</text:p>
          </table:table-cell>
          <table:table-cell office:value-type="float" office:value="7.741133" calcext:value-type="float">
            <text:p>7.741133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613" calcext:value-type="float">
            <text:p>8.984613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68" calcext:value-type="float">
            <text:p>-0.01309168</text:p>
          </table:table-cell>
          <table:table-cell office:value-type="float" office:value="-0.002152089" calcext:value-type="float">
            <text:p>-0.002152089</text:p>
          </table:table-cell>
          <table:table-cell office:value-type="float" office:value="0.003160769" calcext:value-type="float">
            <text:p>0.003160769</text:p>
          </table:table-cell>
          <table:table-cell office:value-type="float" office:value="0.0006268052" calcext:value-type="float">
            <text:p>0.0006268052</text:p>
          </table:table-cell>
          <table:table-cell office:value-type="float" office:value="14.16468" calcext:value-type="float">
            <text:p>14.16468</text:p>
          </table:table-cell>
          <table:table-cell office:value-type="float" office:value="0.2773345" calcext:value-type="float">
            <text:p>0.2773345</text:p>
          </table:table-cell>
          <table:table-cell office:value-type="float" office:value="0.09598986" calcext:value-type="float">
            <text:p>0.09598986</text:p>
          </table:table-cell>
          <table:table-cell office:value-type="float" office:value="0.05995338" calcext:value-type="float">
            <text:p>0.05995338</text:p>
          </table:table-cell>
          <table:table-cell office:value-type="float" office:value="0.04097778" calcext:value-type="float">
            <text:p>0.04097778</text:p>
          </table:table-cell>
          <table:table-cell office:value-type="float" office:value="0.04092811" calcext:value-type="float">
            <text:p>0.04092811</text:p>
          </table:table-cell>
          <table:table-cell office:value-type="float" office:value="0.01454009" calcext:value-type="float">
            <text:p>0.01454009</text:p>
          </table:table-cell>
          <table:table-cell office:value-type="float" office:value="0.01167173" calcext:value-type="float">
            <text:p>0.01167173</text:p>
          </table:table-cell>
          <table:table-cell office:value-type="float" office:value="0.02264212" calcext:value-type="float">
            <text:p>0.02264212</text:p>
          </table:table-cell>
          <table:table-cell office:value-type="float" office:value="0.02033954" calcext:value-type="float">
            <text:p>0.02033954</text:p>
          </table:table-cell>
          <table:table-cell office:value-type="float" office:value="0.01950616" calcext:value-type="float">
            <text:p>0.01950616</text:p>
          </table:table-cell>
          <table:table-cell office:value-type="float" office:value="0.02004165" calcext:value-type="float">
            <text:p>0.02004165</text:p>
          </table:table-cell>
          <table:table-cell office:value-type="float" office:value="0.0244759" calcext:value-type="float">
            <text:p>0.0244759</text:p>
          </table:table-cell>
          <table:table-cell office:value-type="float" office:value="0.004919309" calcext:value-type="float">
            <text:p>0.004919309</text:p>
          </table:table-cell>
          <table:table-cell office:value-type="float" office:value="0.004227304" calcext:value-type="float">
            <text:p>0.004227304</text:p>
          </table:table-cell>
          <table:table-cell office:value-type="float" office:value="0" calcext:value-type="float">
            <text:p>0</text:p>
          </table:table-cell>
          <table:table-cell office:value-type="float" office:value="1.671101" calcext:value-type="float">
            <text:p>1.671101</text:p>
          </table:table-cell>
          <table:table-cell office:value-type="float" office:value="8.040946" calcext:value-type="float">
            <text:p>8.040946</text:p>
          </table:table-cell>
          <table:table-cell office:value-type="float" office:value="15.75769" calcext:value-type="float">
            <text:p>15.75769</text:p>
          </table:table-cell>
          <table:table-cell office:value-type="float" office:value="19.80656" calcext:value-type="float">
            <text:p>19.80656</text:p>
          </table:table-cell>
          <table:table-cell office:value-type="float" office:value="20.30322" calcext:value-type="float">
            <text:p>20.30322</text:p>
          </table:table-cell>
          <table:table-cell office:value-type="float" office:value="10.00071" calcext:value-type="float">
            <text:p>10.00071</text:p>
          </table:table-cell>
          <table:table-cell office:value-type="float" office:value="4.787772" calcext:value-type="float">
            <text:p>4.787772</text:p>
          </table:table-cell>
          <table:table-cell office:value-type="float" office:value="2.48058" calcext:value-type="float">
            <text:p>2.48058</text:p>
          </table:table-cell>
          <table:table-cell office:value-type="float" office:value="1.898431" calcext:value-type="float">
            <text:p>1.898431</text:p>
          </table:table-cell>
          <table:table-cell office:value-type="float" office:value="0.8122404" calcext:value-type="float">
            <text:p>0.8122404</text:p>
          </table:table-cell>
          <table:table-cell office:value-type="float" office:value="0.4204379" calcext:value-type="float">
            <text:p>0.4204379</text:p>
          </table:table-cell>
          <table:table-cell office:value-type="float" office:value="0.4778049" calcext:value-type="float">
            <text:p>0.4778049</text:p>
          </table:table-cell>
          <table:table-cell office:value-type="float" office:value="0.3249876" calcext:value-type="float">
            <text:p>0.3249876</text:p>
          </table:table-cell>
          <table:table-cell office:value-type="float" office:value="0.3474762" calcext:value-type="float">
            <text:p>0.3474762</text:p>
          </table:table-cell>
          <table:table-cell office:value-type="float" office:value="0" calcext:value-type="float">
            <text:p>0</text:p>
          </table:table-cell>
          <table:table-cell office:value-type="float" office:value="255.4171" calcext:value-type="float">
            <text:p>255.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17397" calcext:value-type="float">
            <text:p>0.6817397</text:p>
          </table:table-cell>
          <table:table-cell office:value-type="float" office:value="0" calcext:value-type="float">
            <text:p>0</text:p>
          </table:table-cell>
          <table:table-cell office:value-type="float" office:value="-0.001147948" calcext:value-type="float">
            <text:p>-0.0011479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30.80926" calcext:value-type="float">
            <text:p>30.80926</text:p>
          </table:table-cell>
          <table:table-cell office:value-type="float" office:value="1095.26" calcext:value-type="float">
            <text:p>109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4237" calcext:value-type="float">
            <text:p>0.3764237</text:p>
          </table:table-cell>
          <table:table-cell office:value-type="float" office:value="7.761306" calcext:value-type="float">
            <text:p>7.761306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668" calcext:value-type="float">
            <text:p>8.984668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62" calcext:value-type="float">
            <text:p>-0.01309162</text:p>
          </table:table-cell>
          <table:table-cell office:value-type="float" office:value="-0.002358847" calcext:value-type="float">
            <text:p>-0.002358847</text:p>
          </table:table-cell>
          <table:table-cell office:value-type="float" office:value="0.003173975" calcext:value-type="float">
            <text:p>0.003173975</text:p>
          </table:table-cell>
          <table:table-cell office:value-type="float" office:value="0.0006347789" calcext:value-type="float">
            <text:p>0.0006347789</text:p>
          </table:table-cell>
          <table:table-cell office:value-type="float" office:value="14.2245" calcext:value-type="float">
            <text:p>14.2245</text:p>
          </table:table-cell>
          <table:table-cell office:value-type="float" office:value="0.2235674" calcext:value-type="float">
            <text:p>0.2235674</text:p>
          </table:table-cell>
          <table:table-cell office:value-type="float" office:value="0.08247853" calcext:value-type="float">
            <text:p>0.08247853</text:p>
          </table:table-cell>
          <table:table-cell office:value-type="float" office:value="0.05774826" calcext:value-type="float">
            <text:p>0.05774826</text:p>
          </table:table-cell>
          <table:table-cell office:value-type="float" office:value="0.04048674" calcext:value-type="float">
            <text:p>0.04048674</text:p>
          </table:table-cell>
          <table:table-cell office:value-type="float" office:value="0.04140824" calcext:value-type="float">
            <text:p>0.04140824</text:p>
          </table:table-cell>
          <table:table-cell office:value-type="float" office:value="0.01474231" calcext:value-type="float">
            <text:p>0.01474231</text:p>
          </table:table-cell>
          <table:table-cell office:value-type="float" office:value="0.0120757" calcext:value-type="float">
            <text:p>0.0120757</text:p>
          </table:table-cell>
          <table:table-cell office:value-type="float" office:value="0.02277726" calcext:value-type="float">
            <text:p>0.02277726</text:p>
          </table:table-cell>
          <table:table-cell office:value-type="float" office:value="0.02032748" calcext:value-type="float">
            <text:p>0.02032748</text:p>
          </table:table-cell>
          <table:table-cell office:value-type="float" office:value="0.01944756" calcext:value-type="float">
            <text:p>0.01944756</text:p>
          </table:table-cell>
          <table:table-cell office:value-type="float" office:value="0.02000623" calcext:value-type="float">
            <text:p>0.02000623</text:p>
          </table:table-cell>
          <table:table-cell office:value-type="float" office:value="0.02441426" calcext:value-type="float">
            <text:p>0.02441426</text:p>
          </table:table-cell>
          <table:table-cell office:value-type="float" office:value="0.004918637" calcext:value-type="float">
            <text:p>0.004918637</text:p>
          </table:table-cell>
          <table:table-cell office:value-type="float" office:value="0.004226624" calcext:value-type="float">
            <text:p>0.004226624</text:p>
          </table:table-cell>
          <table:table-cell office:value-type="float" office:value="0" calcext:value-type="float">
            <text:p>0</text:p>
          </table:table-cell>
          <table:table-cell office:value-type="float" office:value="1.296261" calcext:value-type="float">
            <text:p>1.296261</text:p>
          </table:table-cell>
          <table:table-cell office:value-type="float" office:value="6.879476" calcext:value-type="float">
            <text:p>6.879476</text:p>
          </table:table-cell>
          <table:table-cell office:value-type="float" office:value="14.17139" calcext:value-type="float">
            <text:p>14.17139</text:p>
          </table:table-cell>
          <table:table-cell office:value-type="float" office:value="18.59637" calcext:value-type="float">
            <text:p>18.59637</text:p>
          </table:table-cell>
          <table:table-cell office:value-type="float" office:value="19.66383" calcext:value-type="float">
            <text:p>19.66383</text:p>
          </table:table-cell>
          <table:table-cell office:value-type="float" office:value="10.35305" calcext:value-type="float">
            <text:p>10.35305</text:p>
          </table:table-cell>
          <table:table-cell office:value-type="float" office:value="5.861877" calcext:value-type="float">
            <text:p>5.861877</text:p>
          </table:table-cell>
          <table:table-cell office:value-type="float" office:value="2.661399" calcext:value-type="float">
            <text:p>2.661399</text:p>
          </table:table-cell>
          <table:table-cell office:value-type="float" office:value="1.910871" calcext:value-type="float">
            <text:p>1.910871</text:p>
          </table:table-cell>
          <table:table-cell office:value-type="float" office:value="0.8153583" calcext:value-type="float">
            <text:p>0.8153583</text:p>
          </table:table-cell>
          <table:table-cell office:value-type="float" office:value="0.4216555" calcext:value-type="float">
            <text:p>0.4216555</text:p>
          </table:table-cell>
          <table:table-cell office:value-type="float" office:value="0.4785932" calcext:value-type="float">
            <text:p>0.4785932</text:p>
          </table:table-cell>
          <table:table-cell office:value-type="float" office:value="0.3249713" calcext:value-type="float">
            <text:p>0.3249713</text:p>
          </table:table-cell>
          <table:table-cell office:value-type="float" office:value="0.3474787" calcext:value-type="float">
            <text:p>0.3474787</text:p>
          </table:table-cell>
          <table:table-cell office:value-type="float" office:value="0" calcext:value-type="float">
            <text:p>0</text:p>
          </table:table-cell>
          <table:table-cell office:value-type="float" office:value="241.571" calcext:value-type="float">
            <text:p>241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10718" calcext:value-type="float">
            <text:p>0.6810718</text:p>
          </table:table-cell>
          <table:table-cell office:value-type="float" office:value="0" calcext:value-type="float">
            <text:p>0</text:p>
          </table:table-cell>
          <table:table-cell office:value-type="float" office:value="-0.001236802" calcext:value-type="float">
            <text:p>-0.0012368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30.83325" calcext:value-type="float">
            <text:p>30.83325</text:p>
          </table:table-cell>
          <table:table-cell office:value-type="float" office:value="1095.261" calcext:value-type="float">
            <text:p>1095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4056" calcext:value-type="float">
            <text:p>0.3494056</text:p>
          </table:table-cell>
          <table:table-cell office:value-type="float" office:value="7.755747" calcext:value-type="float">
            <text:p>7.755747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668" calcext:value-type="float">
            <text:p>8.984668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62" calcext:value-type="float">
            <text:p>-0.01309162</text:p>
          </table:table-cell>
          <table:table-cell office:value-type="float" office:value="-0.003018555" calcext:value-type="float">
            <text:p>-0.003018555</text:p>
          </table:table-cell>
          <table:table-cell office:value-type="float" office:value="0.003187485" calcext:value-type="float">
            <text:p>0.003187485</text:p>
          </table:table-cell>
          <table:table-cell office:value-type="float" office:value="0.000676854" calcext:value-type="float">
            <text:p>0.000676854</text:p>
          </table:table-cell>
          <table:table-cell office:value-type="float" office:value="14.35166" calcext:value-type="float">
            <text:p>14.35166</text:p>
          </table:table-cell>
          <table:table-cell office:value-type="float" office:value="0.1416937" calcext:value-type="float">
            <text:p>0.1416937</text:p>
          </table:table-cell>
          <table:table-cell office:value-type="float" office:value="0.06991488" calcext:value-type="float">
            <text:p>0.06991488</text:p>
          </table:table-cell>
          <table:table-cell office:value-type="float" office:value="0.05516164" calcext:value-type="float">
            <text:p>0.05516164</text:p>
          </table:table-cell>
          <table:table-cell office:value-type="float" office:value="0.0393287" calcext:value-type="float">
            <text:p>0.0393287</text:p>
          </table:table-cell>
          <table:table-cell office:value-type="float" office:value="0.04103466" calcext:value-type="float">
            <text:p>0.04103466</text:p>
          </table:table-cell>
          <table:table-cell office:value-type="float" office:value="0.01461838" calcext:value-type="float">
            <text:p>0.01461838</text:p>
          </table:table-cell>
          <table:table-cell office:value-type="float" office:value="0.01193529" calcext:value-type="float">
            <text:p>0.01193529</text:p>
          </table:table-cell>
          <table:table-cell office:value-type="float" office:value="0.02298648" calcext:value-type="float">
            <text:p>0.02298648</text:p>
          </table:table-cell>
          <table:table-cell office:value-type="float" office:value="0.02033761" calcext:value-type="float">
            <text:p>0.02033761</text:p>
          </table:table-cell>
          <table:table-cell office:value-type="float" office:value="0.01939383" calcext:value-type="float">
            <text:p>0.01939383</text:p>
          </table:table-cell>
          <table:table-cell office:value-type="float" office:value="0.01997065" calcext:value-type="float">
            <text:p>0.01997065</text:p>
          </table:table-cell>
          <table:table-cell office:value-type="float" office:value="0.0243517" calcext:value-type="float">
            <text:p>0.0243517</text:p>
          </table:table-cell>
          <table:table-cell office:value-type="float" office:value="0.004917948" calcext:value-type="float">
            <text:p>0.004917948</text:p>
          </table:table-cell>
          <table:table-cell office:value-type="float" office:value="0.004225943" calcext:value-type="float">
            <text:p>0.004225943</text:p>
          </table:table-cell>
          <table:table-cell office:value-type="float" office:value="0" calcext:value-type="float">
            <text:p>0</text:p>
          </table:table-cell>
          <table:table-cell office:value-type="float" office:value="2.506292" calcext:value-type="float">
            <text:p>2.506292</text:p>
          </table:table-cell>
          <table:table-cell office:value-type="float" office:value="7.743572" calcext:value-type="float">
            <text:p>7.743572</text:p>
          </table:table-cell>
          <table:table-cell office:value-type="float" office:value="13.74154" calcext:value-type="float">
            <text:p>13.74154</text:p>
          </table:table-cell>
          <table:table-cell office:value-type="float" office:value="17.52596" calcext:value-type="float">
            <text:p>17.52596</text:p>
          </table:table-cell>
          <table:table-cell office:value-type="float" office:value="18.42456" calcext:value-type="float">
            <text:p>18.42456</text:p>
          </table:table-cell>
          <table:table-cell office:value-type="float" office:value="9.843096" calcext:value-type="float">
            <text:p>9.843096</text:p>
          </table:table-cell>
          <table:table-cell office:value-type="float" office:value="5.814203" calcext:value-type="float">
            <text:p>5.814203</text:p>
          </table:table-cell>
          <table:table-cell office:value-type="float" office:value="2.931267" calcext:value-type="float">
            <text:p>2.931267</text:p>
          </table:table-cell>
          <table:table-cell office:value-type="float" office:value="1.933271" calcext:value-type="float">
            <text:p>1.933271</text:p>
          </table:table-cell>
          <table:table-cell office:value-type="float" office:value="0.8191171" calcext:value-type="float">
            <text:p>0.8191171</text:p>
          </table:table-cell>
          <table:table-cell office:value-type="float" office:value="0.4228825" calcext:value-type="float">
            <text:p>0.4228825</text:p>
          </table:table-cell>
          <table:table-cell office:value-type="float" office:value="0.4793954" calcext:value-type="float">
            <text:p>0.4793954</text:p>
          </table:table-cell>
          <table:table-cell office:value-type="float" office:value="0.3249641" calcext:value-type="float">
            <text:p>0.3249641</text:p>
          </table:table-cell>
          <table:table-cell office:value-type="float" office:value="0.3474811" calcext:value-type="float">
            <text:p>0.3474811</text:p>
          </table:table-cell>
          <table:table-cell office:value-type="float" office:value="0" calcext:value-type="float">
            <text:p>0</text:p>
          </table:table-cell>
          <table:table-cell office:value-type="float" office:value="221.7459" calcext:value-type="float">
            <text:p>221.7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1802" calcext:value-type="float">
            <text:p>0.6491802</text:p>
          </table:table-cell>
          <table:table-cell office:value-type="float" office:value="0" calcext:value-type="float">
            <text:p>0</text:p>
          </table:table-cell>
          <table:table-cell office:value-type="float" office:value="-0.001299412" calcext:value-type="float">
            <text:p>-0.0012994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30.85622" calcext:value-type="float">
            <text:p>30.85622</text:p>
          </table:table-cell>
          <table:table-cell office:value-type="float" office:value="1095.266" calcext:value-type="float">
            <text:p>1095.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284" calcext:value-type="float">
            <text:p>0.331284</text:p>
          </table:table-cell>
          <table:table-cell office:value-type="float" office:value="7.738392" calcext:value-type="float">
            <text:p>7.738392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688" calcext:value-type="float">
            <text:p>8.984688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61" calcext:value-type="float">
            <text:p>-0.01309161</text:p>
          </table:table-cell>
          <table:table-cell office:value-type="float" office:value="-0.003875947" calcext:value-type="float">
            <text:p>-0.003875947</text:p>
          </table:table-cell>
          <table:table-cell office:value-type="float" office:value="0.003201016" calcext:value-type="float">
            <text:p>0.003201016</text:p>
          </table:table-cell>
          <table:table-cell office:value-type="float" office:value="0.0007409938" calcext:value-type="float">
            <text:p>0.0007409938</text:p>
          </table:table-cell>
          <table:table-cell office:value-type="float" office:value="14.48718" calcext:value-type="float">
            <text:p>14.48718</text:p>
          </table:table-cell>
          <table:table-cell office:value-type="float" office:value="0.1505757" calcext:value-type="float">
            <text:p>0.1505757</text:p>
          </table:table-cell>
          <table:table-cell office:value-type="float" office:value="0.06364199" calcext:value-type="float">
            <text:p>0.06364199</text:p>
          </table:table-cell>
          <table:table-cell office:value-type="float" office:value="0.05346973" calcext:value-type="float">
            <text:p>0.05346973</text:p>
          </table:table-cell>
          <table:table-cell office:value-type="float" office:value="0.03812248" calcext:value-type="float">
            <text:p>0.03812248</text:p>
          </table:table-cell>
          <table:table-cell office:value-type="float" office:value="0.04018496" calcext:value-type="float">
            <text:p>0.04018496</text:p>
          </table:table-cell>
          <table:table-cell office:value-type="float" office:value="0.01447407" calcext:value-type="float">
            <text:p>0.01447407</text:p>
          </table:table-cell>
          <table:table-cell office:value-type="float" office:value="0.01187521" calcext:value-type="float">
            <text:p>0.01187521</text:p>
          </table:table-cell>
          <table:table-cell office:value-type="float" office:value="0.02309167" calcext:value-type="float">
            <text:p>0.02309167</text:p>
          </table:table-cell>
          <table:table-cell office:value-type="float" office:value="0.02036816" calcext:value-type="float">
            <text:p>0.02036816</text:p>
          </table:table-cell>
          <table:table-cell office:value-type="float" office:value="0.01934593" calcext:value-type="float">
            <text:p>0.01934593</text:p>
          </table:table-cell>
          <table:table-cell office:value-type="float" office:value="0.01993524" calcext:value-type="float">
            <text:p>0.01993524</text:p>
          </table:table-cell>
          <table:table-cell office:value-type="float" office:value="0.02428845" calcext:value-type="float">
            <text:p>0.02428845</text:p>
          </table:table-cell>
          <table:table-cell office:value-type="float" office:value="0.004917259" calcext:value-type="float">
            <text:p>0.004917259</text:p>
          </table:table-cell>
          <table:table-cell office:value-type="float" office:value="0.004225268" calcext:value-type="float">
            <text:p>0.004225268</text:p>
          </table:table-cell>
          <table:table-cell office:value-type="float" office:value="0" calcext:value-type="float">
            <text:p>0</text:p>
          </table:table-cell>
          <table:table-cell office:value-type="float" office:value="4.042467" calcext:value-type="float">
            <text:p>4.042467</text:p>
          </table:table-cell>
          <table:table-cell office:value-type="float" office:value="8.503178" calcext:value-type="float">
            <text:p>8.503178</text:p>
          </table:table-cell>
          <table:table-cell office:value-type="float" office:value="13.33888" calcext:value-type="float">
            <text:p>13.33888</text:p>
          </table:table-cell>
          <table:table-cell office:value-type="float" office:value="16.5956" calcext:value-type="float">
            <text:p>16.5956</text:p>
          </table:table-cell>
          <table:table-cell office:value-type="float" office:value="17.37209" calcext:value-type="float">
            <text:p>17.37209</text:p>
          </table:table-cell>
          <table:table-cell office:value-type="float" office:value="9.456044" calcext:value-type="float">
            <text:p>9.456044</text:p>
          </table:table-cell>
          <table:table-cell office:value-type="float" office:value="5.795574" calcext:value-type="float">
            <text:p>5.795574</text:p>
          </table:table-cell>
          <table:table-cell office:value-type="float" office:value="3.047967" calcext:value-type="float">
            <text:p>3.047967</text:p>
          </table:table-cell>
          <table:table-cell office:value-type="float" office:value="1.964637" calcext:value-type="float">
            <text:p>1.964637</text:p>
          </table:table-cell>
          <table:table-cell office:value-type="float" office:value="0.8241704" calcext:value-type="float">
            <text:p>0.8241704</text:p>
          </table:table-cell>
          <table:table-cell office:value-type="float" office:value="0.4241709" calcext:value-type="float">
            <text:p>0.4241709</text:p>
          </table:table-cell>
          <table:table-cell office:value-type="float" office:value="0.4802097" calcext:value-type="float">
            <text:p>0.4802097</text:p>
          </table:table-cell>
          <table:table-cell office:value-type="float" office:value="0.3249657" calcext:value-type="float">
            <text:p>0.3249657</text:p>
          </table:table-cell>
          <table:table-cell office:value-type="float" office:value="0.3474836" calcext:value-type="float">
            <text:p>0.3474836</text:p>
          </table:table-cell>
          <table:table-cell office:value-type="float" office:value="0" calcext:value-type="float">
            <text:p>0</text:p>
          </table:table-cell>
          <table:table-cell office:value-type="float" office:value="208.0608" calcext:value-type="float">
            <text:p>208.0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42115" calcext:value-type="float">
            <text:p>0.6142115</text:p>
          </table:table-cell>
          <table:table-cell office:value-type="float" office:value="0" calcext:value-type="float">
            <text:p>0</text:p>
          </table:table-cell>
          <table:table-cell office:value-type="float" office:value="-0.001349355" calcext:value-type="float">
            <text:p>-0.0013493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30.85946" calcext:value-type="float">
            <text:p>30.85946</text:p>
          </table:table-cell>
          <table:table-cell office:value-type="float" office:value="1095.268" calcext:value-type="float">
            <text:p>1095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1528" calcext:value-type="float">
            <text:p>0.3191528</text:p>
          </table:table-cell>
          <table:table-cell office:value-type="float" office:value="7.73818" calcext:value-type="float">
            <text:p>7.73818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694" calcext:value-type="float">
            <text:p>8.98469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61" calcext:value-type="float">
            <text:p>-0.01309161</text:p>
          </table:table-cell>
          <table:table-cell office:value-type="float" office:value="-0.004406832" calcext:value-type="float">
            <text:p>-0.004406832</text:p>
          </table:table-cell>
          <table:table-cell office:value-type="float" office:value="0.0032151" calcext:value-type="float">
            <text:p>0.0032151</text:p>
          </table:table-cell>
          <table:table-cell office:value-type="float" office:value="0.0007804303" calcext:value-type="float">
            <text:p>0.0007804303</text:p>
          </table:table-cell>
          <table:table-cell office:value-type="float" office:value="14.57182" calcext:value-type="float">
            <text:p>14.57182</text:p>
          </table:table-cell>
          <table:table-cell office:value-type="float" office:value="0.07881001" calcext:value-type="float">
            <text:p>0.07881001</text:p>
          </table:table-cell>
          <table:table-cell office:value-type="float" office:value="0.05983235" calcext:value-type="float">
            <text:p>0.05983235</text:p>
          </table:table-cell>
          <table:table-cell office:value-type="float" office:value="0.05291251" calcext:value-type="float">
            <text:p>0.05291251</text:p>
          </table:table-cell>
          <table:table-cell office:value-type="float" office:value="0.03766423" calcext:value-type="float">
            <text:p>0.03766423</text:p>
          </table:table-cell>
          <table:table-cell office:value-type="float" office:value="0.0398114" calcext:value-type="float">
            <text:p>0.0398114</text:p>
          </table:table-cell>
          <table:table-cell office:value-type="float" office:value="0.01439961" calcext:value-type="float">
            <text:p>0.01439961</text:p>
          </table:table-cell>
          <table:table-cell office:value-type="float" office:value="0.0118505" calcext:value-type="float">
            <text:p>0.0118505</text:p>
          </table:table-cell>
          <table:table-cell office:value-type="float" office:value="0.02309828" calcext:value-type="float">
            <text:p>0.02309828</text:p>
          </table:table-cell>
          <table:table-cell office:value-type="float" office:value="0.02040708" calcext:value-type="float">
            <text:p>0.02040708</text:p>
          </table:table-cell>
          <table:table-cell office:value-type="float" office:value="0.01930326" calcext:value-type="float">
            <text:p>0.01930326</text:p>
          </table:table-cell>
          <table:table-cell office:value-type="float" office:value="0.01990025" calcext:value-type="float">
            <text:p>0.01990025</text:p>
          </table:table-cell>
          <table:table-cell office:value-type="float" office:value="0.02422474" calcext:value-type="float">
            <text:p>0.02422474</text:p>
          </table:table-cell>
          <table:table-cell office:value-type="float" office:value="0.004916546" calcext:value-type="float">
            <text:p>0.004916546</text:p>
          </table:table-cell>
          <table:table-cell office:value-type="float" office:value="0.004224566" calcext:value-type="float">
            <text:p>0.004224566</text:p>
          </table:table-cell>
          <table:table-cell office:value-type="float" office:value="0" calcext:value-type="float">
            <text:p>0</text:p>
          </table:table-cell>
          <table:table-cell office:value-type="float" office:value="3.939905" calcext:value-type="float">
            <text:p>3.939905</text:p>
          </table:table-cell>
          <table:table-cell office:value-type="float" office:value="8.901368" calcext:value-type="float">
            <text:p>8.901368</text:p>
          </table:table-cell>
          <table:table-cell office:value-type="float" office:value="13.4312" calcext:value-type="float">
            <text:p>13.4312</text:p>
          </table:table-cell>
          <table:table-cell office:value-type="float" office:value="16.31458" calcext:value-type="float">
            <text:p>16.31458</text:p>
          </table:table-cell>
          <table:table-cell office:value-type="float" office:value="16.87062" calcext:value-type="float">
            <text:p>16.87062</text:p>
          </table:table-cell>
          <table:table-cell office:value-type="float" office:value="9.273995" calcext:value-type="float">
            <text:p>9.273995</text:p>
          </table:table-cell>
          <table:table-cell office:value-type="float" office:value="5.695822" calcext:value-type="float">
            <text:p>5.695822</text:p>
          </table:table-cell>
          <table:table-cell office:value-type="float" office:value="3.044919" calcext:value-type="float">
            <text:p>3.044919</text:p>
          </table:table-cell>
          <table:table-cell office:value-type="float" office:value="1.998335" calcext:value-type="float">
            <text:p>1.998335</text:p>
          </table:table-cell>
          <table:table-cell office:value-type="float" office:value="0.8305799" calcext:value-type="float">
            <text:p>0.8305799</text:p>
          </table:table-cell>
          <table:table-cell office:value-type="float" office:value="0.4255721" calcext:value-type="float">
            <text:p>0.4255721</text:p>
          </table:table-cell>
          <table:table-cell office:value-type="float" office:value="0.4810375" calcext:value-type="float">
            <text:p>0.4810375</text:p>
          </table:table-cell>
          <table:table-cell office:value-type="float" office:value="0.324975" calcext:value-type="float">
            <text:p>0.324975</text:p>
          </table:table-cell>
          <table:table-cell office:value-type="float" office:value="0.347486" calcext:value-type="float">
            <text:p>0.347486</text:p>
          </table:table-cell>
          <table:table-cell office:value-type="float" office:value="0" calcext:value-type="float">
            <text:p>0</text:p>
          </table:table-cell>
          <table:table-cell office:value-type="float" office:value="199.473" calcext:value-type="float">
            <text:p>199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3417" calcext:value-type="float">
            <text:p>0.6023417</text:p>
          </table:table-cell>
          <table:table-cell office:value-type="float" office:value="0" calcext:value-type="float">
            <text:p>0</text:p>
          </table:table-cell>
          <table:table-cell office:value-type="float" office:value="-0.001389968" calcext:value-type="float">
            <text:p>-0.0013899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30.86692" calcext:value-type="float">
            <text:p>30.86692</text:p>
          </table:table-cell>
          <table:table-cell office:value-type="float" office:value="1095.27" calcext:value-type="float">
            <text:p>1095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85369" calcext:value-type="float">
            <text:p>0.3085369</text:p>
          </table:table-cell>
          <table:table-cell office:value-type="float" office:value="7.732145" calcext:value-type="float">
            <text:p>7.732145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694" calcext:value-type="float">
            <text:p>8.98469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61" calcext:value-type="float">
            <text:p>-0.01309161</text:p>
          </table:table-cell>
          <table:table-cell office:value-type="float" office:value="-0.004952847" calcext:value-type="float">
            <text:p>-0.004952847</text:p>
          </table:table-cell>
          <table:table-cell office:value-type="float" office:value="0.003229708" calcext:value-type="float">
            <text:p>0.003229708</text:p>
          </table:table-cell>
          <table:table-cell office:value-type="float" office:value="0.0008240211" calcext:value-type="float">
            <text:p>0.0008240211</text:p>
          </table:table-cell>
          <table:table-cell office:value-type="float" office:value="14.65659" calcext:value-type="float">
            <text:p>14.65659</text:p>
          </table:table-cell>
          <table:table-cell office:value-type="float" office:value="0.06324598" calcext:value-type="float">
            <text:p>0.06324598</text:p>
          </table:table-cell>
          <table:table-cell office:value-type="float" office:value="0.05814456" calcext:value-type="float">
            <text:p>0.05814456</text:p>
          </table:table-cell>
          <table:table-cell office:value-type="float" office:value="0.05262844" calcext:value-type="float">
            <text:p>0.05262844</text:p>
          </table:table-cell>
          <table:table-cell office:value-type="float" office:value="0.03765426" calcext:value-type="float">
            <text:p>0.03765426</text:p>
          </table:table-cell>
          <table:table-cell office:value-type="float" office:value="0.0398361" calcext:value-type="float">
            <text:p>0.0398361</text:p>
          </table:table-cell>
          <table:table-cell office:value-type="float" office:value="0.01440738" calcext:value-type="float">
            <text:p>0.01440738</text:p>
          </table:table-cell>
          <table:table-cell office:value-type="float" office:value="0.01182947" calcext:value-type="float">
            <text:p>0.01182947</text:p>
          </table:table-cell>
          <table:table-cell office:value-type="float" office:value="0.02308315" calcext:value-type="float">
            <text:p>0.02308315</text:p>
          </table:table-cell>
          <table:table-cell office:value-type="float" office:value="0.02044562" calcext:value-type="float">
            <text:p>0.02044562</text:p>
          </table:table-cell>
          <table:table-cell office:value-type="float" office:value="0.01926446" calcext:value-type="float">
            <text:p>0.01926446</text:p>
          </table:table-cell>
          <table:table-cell office:value-type="float" office:value="0.01986573" calcext:value-type="float">
            <text:p>0.01986573</text:p>
          </table:table-cell>
          <table:table-cell office:value-type="float" office:value="0.02416071" calcext:value-type="float">
            <text:p>0.02416071</text:p>
          </table:table-cell>
          <table:table-cell office:value-type="float" office:value="0.004915834" calcext:value-type="float">
            <text:p>0.004915834</text:p>
          </table:table-cell>
          <table:table-cell office:value-type="float" office:value="0.004223849" calcext:value-type="float">
            <text:p>0.004223849</text:p>
          </table:table-cell>
          <table:table-cell office:value-type="float" office:value="0" calcext:value-type="float">
            <text:p>0</text:p>
          </table:table-cell>
          <table:table-cell office:value-type="float" office:value="4.343132" calcext:value-type="float">
            <text:p>4.343132</text:p>
          </table:table-cell>
          <table:table-cell office:value-type="float" office:value="9.276341" calcext:value-type="float">
            <text:p>9.276341</text:p>
          </table:table-cell>
          <table:table-cell office:value-type="float" office:value="13.3652" calcext:value-type="float">
            <text:p>13.3652</text:p>
          </table:table-cell>
          <table:table-cell office:value-type="float" office:value="15.94969" calcext:value-type="float">
            <text:p>15.94969</text:p>
          </table:table-cell>
          <table:table-cell office:value-type="float" office:value="16.35904" calcext:value-type="float">
            <text:p>16.35904</text:p>
          </table:table-cell>
          <table:table-cell office:value-type="float" office:value="9.106694" calcext:value-type="float">
            <text:p>9.106694</text:p>
          </table:table-cell>
          <table:table-cell office:value-type="float" office:value="5.598822" calcext:value-type="float">
            <text:p>5.598822</text:p>
          </table:table-cell>
          <table:table-cell office:value-type="float" office:value="3.033054" calcext:value-type="float">
            <text:p>3.033054</text:p>
          </table:table-cell>
          <table:table-cell office:value-type="float" office:value="2.028472" calcext:value-type="float">
            <text:p>2.028472</text:p>
          </table:table-cell>
          <table:table-cell office:value-type="float" office:value="0.8380154" calcext:value-type="float">
            <text:p>0.8380154</text:p>
          </table:table-cell>
          <table:table-cell office:value-type="float" office:value="0.427124" calcext:value-type="float">
            <text:p>0.427124</text:p>
          </table:table-cell>
          <table:table-cell office:value-type="float" office:value="0.4818798" calcext:value-type="float">
            <text:p>0.4818798</text:p>
          </table:table-cell>
          <table:table-cell office:value-type="float" office:value="0.3249926" calcext:value-type="float">
            <text:p>0.3249926</text:p>
          </table:table-cell>
          <table:table-cell office:value-type="float" office:value="0.3474885" calcext:value-type="float">
            <text:p>0.3474885</text:p>
          </table:table-cell>
          <table:table-cell office:value-type="float" office:value="0" calcext:value-type="float">
            <text:p>0</text:p>
          </table:table-cell>
          <table:table-cell office:value-type="float" office:value="191.518" calcext:value-type="float">
            <text:p>191.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62325" calcext:value-type="float">
            <text:p>0.5862325</text:p>
          </table:table-cell>
          <table:table-cell office:value-type="float" office:value="0" calcext:value-type="float">
            <text:p>0</text:p>
          </table:table-cell>
          <table:table-cell office:value-type="float" office:value="-0.001417987" calcext:value-type="float">
            <text:p>-0.0014179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30.87914" calcext:value-type="float">
            <text:p>30.87914</text:p>
          </table:table-cell>
          <table:table-cell office:value-type="float" office:value="1095.272" calcext:value-type="float">
            <text:p>1095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4356" calcext:value-type="float">
            <text:p>0.2984356</text:p>
          </table:table-cell>
          <table:table-cell office:value-type="float" office:value="7.719904" calcext:value-type="float">
            <text:p>7.719904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694" calcext:value-type="float">
            <text:p>8.98469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61" calcext:value-type="float">
            <text:p>-0.01309161</text:p>
          </table:table-cell>
          <table:table-cell office:value-type="float" office:value="-0.005569338" calcext:value-type="float">
            <text:p>-0.005569338</text:p>
          </table:table-cell>
          <table:table-cell office:value-type="float" office:value="0.003244864" calcext:value-type="float">
            <text:p>0.003244864</text:p>
          </table:table-cell>
          <table:table-cell office:value-type="float" office:value="0.0008747514" calcext:value-type="float">
            <text:p>0.0008747514</text:p>
          </table:table-cell>
          <table:table-cell office:value-type="float" office:value="14.74786" calcext:value-type="float">
            <text:p>14.74786</text:p>
          </table:table-cell>
          <table:table-cell office:value-type="float" office:value="0.05485066" calcext:value-type="float">
            <text:p>0.05485066</text:p>
          </table:table-cell>
          <table:table-cell office:value-type="float" office:value="0.0572564" calcext:value-type="float">
            <text:p>0.0572564</text:p>
          </table:table-cell>
          <table:table-cell office:value-type="float" office:value="0.05249001" calcext:value-type="float">
            <text:p>0.05249001</text:p>
          </table:table-cell>
          <table:table-cell office:value-type="float" office:value="0.0377554" calcext:value-type="float">
            <text:p>0.0377554</text:p>
          </table:table-cell>
          <table:table-cell office:value-type="float" office:value="0.03991535" calcext:value-type="float">
            <text:p>0.03991535</text:p>
          </table:table-cell>
          <table:table-cell office:value-type="float" office:value="0.01443839" calcext:value-type="float">
            <text:p>0.01443839</text:p>
          </table:table-cell>
          <table:table-cell office:value-type="float" office:value="0.0118034" calcext:value-type="float">
            <text:p>0.0118034</text:p>
          </table:table-cell>
          <table:table-cell office:value-type="float" office:value="0.02305939" calcext:value-type="float">
            <text:p>0.02305939</text:p>
          </table:table-cell>
          <table:table-cell office:value-type="float" office:value="0.02048261" calcext:value-type="float">
            <text:p>0.02048261</text:p>
          </table:table-cell>
          <table:table-cell office:value-type="float" office:value="0.01922885" calcext:value-type="float">
            <text:p>0.01922885</text:p>
          </table:table-cell>
          <table:table-cell office:value-type="float" office:value="0.01983163" calcext:value-type="float">
            <text:p>0.01983163</text:p>
          </table:table-cell>
          <table:table-cell office:value-type="float" office:value="0.02409676" calcext:value-type="float">
            <text:p>0.02409676</text:p>
          </table:table-cell>
          <table:table-cell office:value-type="float" office:value="0.004915097" calcext:value-type="float">
            <text:p>0.004915097</text:p>
          </table:table-cell>
          <table:table-cell office:value-type="float" office:value="0.004223128" calcext:value-type="float">
            <text:p>0.004223128</text:p>
          </table:table-cell>
          <table:table-cell office:value-type="float" office:value="0" calcext:value-type="float">
            <text:p>0</text:p>
          </table:table-cell>
          <table:table-cell office:value-type="float" office:value="4.960985" calcext:value-type="float">
            <text:p>4.960985</text:p>
          </table:table-cell>
          <table:table-cell office:value-type="float" office:value="9.512859" calcext:value-type="float">
            <text:p>9.512859</text:p>
          </table:table-cell>
          <table:table-cell office:value-type="float" office:value="13.26192" calcext:value-type="float">
            <text:p>13.26192</text:p>
          </table:table-cell>
          <table:table-cell office:value-type="float" office:value="15.58978" calcext:value-type="float">
            <text:p>15.58978</text:p>
          </table:table-cell>
          <table:table-cell office:value-type="float" office:value="15.87004" calcext:value-type="float">
            <text:p>15.87004</text:p>
          </table:table-cell>
          <table:table-cell office:value-type="float" office:value="8.932324" calcext:value-type="float">
            <text:p>8.932324</text:p>
          </table:table-cell>
          <table:table-cell office:value-type="float" office:value="5.502939" calcext:value-type="float">
            <text:p>5.502939</text:p>
          </table:table-cell>
          <table:table-cell office:value-type="float" office:value="3.022706" calcext:value-type="float">
            <text:p>3.022706</text:p>
          </table:table-cell>
          <table:table-cell office:value-type="float" office:value="2.053499" calcext:value-type="float">
            <text:p>2.053499</text:p>
          </table:table-cell>
          <table:table-cell office:value-type="float" office:value="0.8462481" calcext:value-type="float">
            <text:p>0.8462481</text:p>
          </table:table-cell>
          <table:table-cell office:value-type="float" office:value="0.4288461" calcext:value-type="float">
            <text:p>0.4288461</text:p>
          </table:table-cell>
          <table:table-cell office:value-type="float" office:value="0.4827417" calcext:value-type="float">
            <text:p>0.4827417</text:p>
          </table:table-cell>
          <table:table-cell office:value-type="float" office:value="0.3250183" calcext:value-type="float">
            <text:p>0.3250183</text:p>
          </table:table-cell>
          <table:table-cell office:value-type="float" office:value="0.3474909" calcext:value-type="float">
            <text:p>0.3474909</text:p>
          </table:table-cell>
          <table:table-cell office:value-type="float" office:value="0" calcext:value-type="float">
            <text:p>0</text:p>
          </table:table-cell>
          <table:table-cell office:value-type="float" office:value="183.8835" calcext:value-type="float">
            <text:p>183.8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5138" calcext:value-type="float">
            <text:p>0.5645138</text:p>
          </table:table-cell>
          <table:table-cell office:value-type="float" office:value="0" calcext:value-type="float">
            <text:p>0</text:p>
          </table:table-cell>
          <table:table-cell office:value-type="float" office:value="-0.001442" calcext:value-type="float">
            <text:p>-0.0014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30.89966" calcext:value-type="float">
            <text:p>30.89966</text:p>
          </table:table-cell>
          <table:table-cell office:value-type="float" office:value="1095.278" calcext:value-type="float">
            <text:p>1095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2708" calcext:value-type="float">
            <text:p>0.2892708</text:p>
          </table:table-cell>
          <table:table-cell office:value-type="float" office:value="7.694735" calcext:value-type="float">
            <text:p>7.694735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694" calcext:value-type="float">
            <text:p>8.98469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61" calcext:value-type="float">
            <text:p>-0.01309161</text:p>
          </table:table-cell>
          <table:table-cell office:value-type="float" office:value="-0.006472794" calcext:value-type="float">
            <text:p>-0.006472794</text:p>
          </table:table-cell>
          <table:table-cell office:value-type="float" office:value="0.003260855" calcext:value-type="float">
            <text:p>0.003260855</text:p>
          </table:table-cell>
          <table:table-cell office:value-type="float" office:value="0.0009426973" calcext:value-type="float">
            <text:p>0.0009426973</text:p>
          </table:table-cell>
          <table:table-cell office:value-type="float" office:value="14.86105" calcext:value-type="float">
            <text:p>14.86105</text:p>
          </table:table-cell>
          <table:table-cell office:value-type="float" office:value="0.0505289" calcext:value-type="float">
            <text:p>0.0505289</text:p>
          </table:table-cell>
          <table:table-cell office:value-type="float" office:value="0.05641758" calcext:value-type="float">
            <text:p>0.05641758</text:p>
          </table:table-cell>
          <table:table-cell office:value-type="float" office:value="0.05228573" calcext:value-type="float">
            <text:p>0.05228573</text:p>
          </table:table-cell>
          <table:table-cell office:value-type="float" office:value="0.03779669" calcext:value-type="float">
            <text:p>0.03779669</text:p>
          </table:table-cell>
          <table:table-cell office:value-type="float" office:value="0.0399033" calcext:value-type="float">
            <text:p>0.0399033</text:p>
          </table:table-cell>
          <table:table-cell office:value-type="float" office:value="0.01447022" calcext:value-type="float">
            <text:p>0.01447022</text:p>
          </table:table-cell>
          <table:table-cell office:value-type="float" office:value="0.01177471" calcext:value-type="float">
            <text:p>0.01177471</text:p>
          </table:table-cell>
          <table:table-cell office:value-type="float" office:value="0.02303498" calcext:value-type="float">
            <text:p>0.02303498</text:p>
          </table:table-cell>
          <table:table-cell office:value-type="float" office:value="0.02050823" calcext:value-type="float">
            <text:p>0.02050823</text:p>
          </table:table-cell>
          <table:table-cell office:value-type="float" office:value="0.01919751" calcext:value-type="float">
            <text:p>0.01919751</text:p>
          </table:table-cell>
          <table:table-cell office:value-type="float" office:value="0.01979879" calcext:value-type="float">
            <text:p>0.01979879</text:p>
          </table:table-cell>
          <table:table-cell office:value-type="float" office:value="0.0240336" calcext:value-type="float">
            <text:p>0.0240336</text:p>
          </table:table-cell>
          <table:table-cell office:value-type="float" office:value="0.004914385" calcext:value-type="float">
            <text:p>0.004914385</text:p>
          </table:table-cell>
          <table:table-cell office:value-type="float" office:value="0.004222403" calcext:value-type="float">
            <text:p>0.004222403</text:p>
          </table:table-cell>
          <table:table-cell office:value-type="float" office:value="0" calcext:value-type="float">
            <text:p>0</text:p>
          </table:table-cell>
          <table:table-cell office:value-type="float" office:value="5.23215" calcext:value-type="float">
            <text:p>5.23215</text:p>
          </table:table-cell>
          <table:table-cell office:value-type="float" office:value="9.517788" calcext:value-type="float">
            <text:p>9.517788</text:p>
          </table:table-cell>
          <table:table-cell office:value-type="float" office:value="13.16405" calcext:value-type="float">
            <text:p>13.16405</text:p>
          </table:table-cell>
          <table:table-cell office:value-type="float" office:value="15.20566" calcext:value-type="float">
            <text:p>15.20566</text:p>
          </table:table-cell>
          <table:table-cell office:value-type="float" office:value="15.37035" calcext:value-type="float">
            <text:p>15.37035</text:p>
          </table:table-cell>
          <table:table-cell office:value-type="float" office:value="8.752823" calcext:value-type="float">
            <text:p>8.752823</text:p>
          </table:table-cell>
          <table:table-cell office:value-type="float" office:value="5.41929" calcext:value-type="float">
            <text:p>5.41929</text:p>
          </table:table-cell>
          <table:table-cell office:value-type="float" office:value="3.015042" calcext:value-type="float">
            <text:p>3.015042</text:p>
          </table:table-cell>
          <table:table-cell office:value-type="float" office:value="2.068458" calcext:value-type="float">
            <text:p>2.068458</text:p>
          </table:table-cell>
          <table:table-cell office:value-type="float" office:value="0.8559507" calcext:value-type="float">
            <text:p>0.8559507</text:p>
          </table:table-cell>
          <table:table-cell office:value-type="float" office:value="0.430982" calcext:value-type="float">
            <text:p>0.430982</text:p>
          </table:table-cell>
          <table:table-cell office:value-type="float" office:value="0.4836287" calcext:value-type="float">
            <text:p>0.4836287</text:p>
          </table:table-cell>
          <table:table-cell office:value-type="float" office:value="0.3250538" calcext:value-type="float">
            <text:p>0.3250538</text:p>
          </table:table-cell>
          <table:table-cell office:value-type="float" office:value="0.3474934" calcext:value-type="float">
            <text:p>0.3474934</text:p>
          </table:table-cell>
          <table:table-cell office:value-type="float" office:value="0" calcext:value-type="float">
            <text:p>0</text:p>
          </table:table-cell>
          <table:table-cell office:value-type="float" office:value="177.0298" calcext:value-type="float">
            <text:p>177.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11344" calcext:value-type="float">
            <text:p>0.5311344</text:p>
          </table:table-cell>
          <table:table-cell office:value-type="float" office:value="0" calcext:value-type="float">
            <text:p>0</text:p>
          </table:table-cell>
          <table:table-cell office:value-type="float" office:value="-0.001466885" calcext:value-type="float">
            <text:p>-0.0014668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30.91083" calcext:value-type="float">
            <text:p>30.91083</text:p>
          </table:table-cell>
          <table:table-cell office:value-type="float" office:value="1095.283" calcext:value-type="float">
            <text:p>1095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28659" calcext:value-type="float">
            <text:p>0.2828659</text:p>
          </table:table-cell>
          <table:table-cell office:value-type="float" office:value="7.677741" calcext:value-type="float">
            <text:p>7.677741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694" calcext:value-type="float">
            <text:p>8.98469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61" calcext:value-type="float">
            <text:p>-0.01309161</text:p>
          </table:table-cell>
          <table:table-cell office:value-type="float" office:value="-0.007208535" calcext:value-type="float">
            <text:p>-0.007208535</text:p>
          </table:table-cell>
          <table:table-cell office:value-type="float" office:value="0.003277875" calcext:value-type="float">
            <text:p>0.003277875</text:p>
          </table:table-cell>
          <table:table-cell office:value-type="float" office:value="0.0009983303" calcext:value-type="float">
            <text:p>0.0009983303</text:p>
          </table:table-cell>
          <table:table-cell office:value-type="float" office:value="14.95071" calcext:value-type="float">
            <text:p>14.95071</text:p>
          </table:table-cell>
          <table:table-cell office:value-type="float" office:value="0.04846848" calcext:value-type="float">
            <text:p>0.04846848</text:p>
          </table:table-cell>
          <table:table-cell office:value-type="float" office:value="0.05674253" calcext:value-type="float">
            <text:p>0.05674253</text:p>
          </table:table-cell>
          <table:table-cell office:value-type="float" office:value="0.05236685" calcext:value-type="float">
            <text:p>0.05236685</text:p>
          </table:table-cell>
          <table:table-cell office:value-type="float" office:value="0.03800416" calcext:value-type="float">
            <text:p>0.03800416</text:p>
          </table:table-cell>
          <table:table-cell office:value-type="float" office:value="0.03998958" calcext:value-type="float">
            <text:p>0.03998958</text:p>
          </table:table-cell>
          <table:table-cell office:value-type="float" office:value="0.01449721" calcext:value-type="float">
            <text:p>0.01449721</text:p>
          </table:table-cell>
          <table:table-cell office:value-type="float" office:value="0.01173948" calcext:value-type="float">
            <text:p>0.01173948</text:p>
          </table:table-cell>
          <table:table-cell office:value-type="float" office:value="0.02300656" calcext:value-type="float">
            <text:p>0.02300656</text:p>
          </table:table-cell>
          <table:table-cell office:value-type="float" office:value="0.02052537" calcext:value-type="float">
            <text:p>0.02052537</text:p>
          </table:table-cell>
          <table:table-cell office:value-type="float" office:value="0.01916769" calcext:value-type="float">
            <text:p>0.01916769</text:p>
          </table:table-cell>
          <table:table-cell office:value-type="float" office:value="0.01976643" calcext:value-type="float">
            <text:p>0.01976643</text:p>
          </table:table-cell>
          <table:table-cell office:value-type="float" office:value="0.02397119" calcext:value-type="float">
            <text:p>0.02397119</text:p>
          </table:table-cell>
          <table:table-cell office:value-type="float" office:value="0.004913821" calcext:value-type="float">
            <text:p>0.004913821</text:p>
          </table:table-cell>
          <table:table-cell office:value-type="float" office:value="0.004221679" calcext:value-type="float">
            <text:p>0.004221679</text:p>
          </table:table-cell>
          <table:table-cell office:value-type="float" office:value="0" calcext:value-type="float">
            <text:p>0</text:p>
          </table:table-cell>
          <table:table-cell office:value-type="float" office:value="5.107814" calcext:value-type="float">
            <text:p>5.107814</text:p>
          </table:table-cell>
          <table:table-cell office:value-type="float" office:value="9.868634" calcext:value-type="float">
            <text:p>9.868634</text:p>
          </table:table-cell>
          <table:table-cell office:value-type="float" office:value="13.11705" calcext:value-type="float">
            <text:p>13.11705</text:p>
          </table:table-cell>
          <table:table-cell office:value-type="float" office:value="14.86291" calcext:value-type="float">
            <text:p>14.86291</text:p>
          </table:table-cell>
          <table:table-cell office:value-type="float" office:value="14.91959" calcext:value-type="float">
            <text:p>14.91959</text:p>
          </table:table-cell>
          <table:table-cell office:value-type="float" office:value="8.579041" calcext:value-type="float">
            <text:p>8.579041</text:p>
          </table:table-cell>
          <table:table-cell office:value-type="float" office:value="5.351082" calcext:value-type="float">
            <text:p>5.351082</text:p>
          </table:table-cell>
          <table:table-cell office:value-type="float" office:value="3.006421" calcext:value-type="float">
            <text:p>3.006421</text:p>
          </table:table-cell>
          <table:table-cell office:value-type="float" office:value="2.077253" calcext:value-type="float">
            <text:p>2.077253</text:p>
          </table:table-cell>
          <table:table-cell office:value-type="float" office:value="0.8653113" calcext:value-type="float">
            <text:p>0.8653113</text:p>
          </table:table-cell>
          <table:table-cell office:value-type="float" office:value="0.4333375" calcext:value-type="float">
            <text:p>0.4333375</text:p>
          </table:table-cell>
          <table:table-cell office:value-type="float" office:value="0.4845407" calcext:value-type="float">
            <text:p>0.4845407</text:p>
          </table:table-cell>
          <table:table-cell office:value-type="float" office:value="0.3251071" calcext:value-type="float">
            <text:p>0.3251071</text:p>
          </table:table-cell>
          <table:table-cell office:value-type="float" office:value="0.3474958" calcext:value-type="float">
            <text:p>0.3474958</text:p>
          </table:table-cell>
          <table:table-cell office:value-type="float" office:value="0" calcext:value-type="float">
            <text:p>0</text:p>
          </table:table-cell>
          <table:table-cell office:value-type="float" office:value="172.2427" calcext:value-type="float">
            <text:p>172.2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85304" calcext:value-type="float">
            <text:p>0.5085304</text:p>
          </table:table-cell>
          <table:table-cell office:value-type="float" office:value="0" calcext:value-type="float">
            <text:p>0</text:p>
          </table:table-cell>
          <table:table-cell office:value-type="float" office:value="-0.001487061" calcext:value-type="float">
            <text:p>-0.0014870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30.92288" calcext:value-type="float">
            <text:p>30.92288</text:p>
          </table:table-cell>
          <table:table-cell office:value-type="float" office:value="1095.294" calcext:value-type="float">
            <text:p>1095.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8035" calcext:value-type="float">
            <text:p>0.2758035</text:p>
          </table:table-cell>
          <table:table-cell office:value-type="float" office:value="7.656358" calcext:value-type="float">
            <text:p>7.656358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17" calcext:value-type="float">
            <text:p>8.984817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3" calcext:value-type="float">
            <text:p>-0.01309153</text:p>
          </table:table-cell>
          <table:table-cell office:value-type="float" office:value="-0.008548949" calcext:value-type="float">
            <text:p>-0.008548949</text:p>
          </table:table-cell>
          <table:table-cell office:value-type="float" office:value="0.003294375" calcext:value-type="float">
            <text:p>0.003294375</text:p>
          </table:table-cell>
          <table:table-cell office:value-type="float" office:value="0.001072367" calcext:value-type="float">
            <text:p>0.001072367</text:p>
          </table:table-cell>
          <table:table-cell office:value-type="float" office:value="15.0653" calcext:value-type="float">
            <text:p>15.0653</text:p>
          </table:table-cell>
          <table:table-cell office:value-type="float" office:value="0.08650744" calcext:value-type="float">
            <text:p>0.08650744</text:p>
          </table:table-cell>
          <table:table-cell office:value-type="float" office:value="0.05720345" calcext:value-type="float">
            <text:p>0.05720345</text:p>
          </table:table-cell>
          <table:table-cell office:value-type="float" office:value="0.0519876" calcext:value-type="float">
            <text:p>0.0519876</text:p>
          </table:table-cell>
          <table:table-cell office:value-type="float" office:value="0.03801638" calcext:value-type="float">
            <text:p>0.03801638</text:p>
          </table:table-cell>
          <table:table-cell office:value-type="float" office:value="0.04002032" calcext:value-type="float">
            <text:p>0.04002032</text:p>
          </table:table-cell>
          <table:table-cell office:value-type="float" office:value="0.01450962" calcext:value-type="float">
            <text:p>0.01450962</text:p>
          </table:table-cell>
          <table:table-cell office:value-type="float" office:value="0.01169726" calcext:value-type="float">
            <text:p>0.01169726</text:p>
          </table:table-cell>
          <table:table-cell office:value-type="float" office:value="0.02297647" calcext:value-type="float">
            <text:p>0.02297647</text:p>
          </table:table-cell>
          <table:table-cell office:value-type="float" office:value="0.02053699" calcext:value-type="float">
            <text:p>0.02053699</text:p>
          </table:table-cell>
          <table:table-cell office:value-type="float" office:value="0.01913889" calcext:value-type="float">
            <text:p>0.01913889</text:p>
          </table:table-cell>
          <table:table-cell office:value-type="float" office:value="0.01973427" calcext:value-type="float">
            <text:p>0.01973427</text:p>
          </table:table-cell>
          <table:table-cell office:value-type="float" office:value="0.02390952" calcext:value-type="float">
            <text:p>0.02390952</text:p>
          </table:table-cell>
          <table:table-cell office:value-type="float" office:value="0.004913445" calcext:value-type="float">
            <text:p>0.004913445</text:p>
          </table:table-cell>
          <table:table-cell office:value-type="float" office:value="0.004220951" calcext:value-type="float">
            <text:p>0.004220951</text:p>
          </table:table-cell>
          <table:table-cell office:value-type="float" office:value="0" calcext:value-type="float">
            <text:p>0</text:p>
          </table:table-cell>
          <table:table-cell office:value-type="float" office:value="8.783936" calcext:value-type="float">
            <text:p>8.783936</text:p>
          </table:table-cell>
          <table:table-cell office:value-type="float" office:value="11.06603" calcext:value-type="float">
            <text:p>11.06603</text:p>
          </table:table-cell>
          <table:table-cell office:value-type="float" office:value="13.29823" calcext:value-type="float">
            <text:p>13.29823</text:p>
          </table:table-cell>
          <table:table-cell office:value-type="float" office:value="14.63769" calcext:value-type="float">
            <text:p>14.63769</text:p>
          </table:table-cell>
          <table:table-cell office:value-type="float" office:value="14.57904" calcext:value-type="float">
            <text:p>14.57904</text:p>
          </table:table-cell>
          <table:table-cell office:value-type="float" office:value="8.43139" calcext:value-type="float">
            <text:p>8.43139</text:p>
          </table:table-cell>
          <table:table-cell office:value-type="float" office:value="5.294117" calcext:value-type="float">
            <text:p>5.294117</text:p>
          </table:table-cell>
          <table:table-cell office:value-type="float" office:value="2.997368" calcext:value-type="float">
            <text:p>2.997368</text:p>
          </table:table-cell>
          <table:table-cell office:value-type="float" office:value="2.083173" calcext:value-type="float">
            <text:p>2.083173</text:p>
          </table:table-cell>
          <table:table-cell office:value-type="float" office:value="0.8740312" calcext:value-type="float">
            <text:p>0.8740312</text:p>
          </table:table-cell>
          <table:table-cell office:value-type="float" office:value="0.4358181" calcext:value-type="float">
            <text:p>0.4358181</text:p>
          </table:table-cell>
          <table:table-cell office:value-type="float" office:value="0.4854756" calcext:value-type="float">
            <text:p>0.4854756</text:p>
          </table:table-cell>
          <table:table-cell office:value-type="float" office:value="0.3251815" calcext:value-type="float">
            <text:p>0.3251815</text:p>
          </table:table-cell>
          <table:table-cell office:value-type="float" office:value="0.3474982" calcext:value-type="float">
            <text:p>0.3474982</text:p>
          </table:table-cell>
          <table:table-cell office:value-type="float" office:value="0" calcext:value-type="float">
            <text:p>0</text:p>
          </table:table-cell>
          <table:table-cell office:value-type="float" office:value="166.7532" calcext:value-type="float">
            <text:p>166.7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1823" calcext:value-type="float">
            <text:p>0.4781823</text:p>
          </table:table-cell>
          <table:table-cell office:value-type="float" office:value="0" calcext:value-type="float">
            <text:p>0</text:p>
          </table:table-cell>
          <table:table-cell office:value-type="float" office:value="-0.001563098" calcext:value-type="float">
            <text:p>-0.0015630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30.93344" calcext:value-type="float">
            <text:p>30.93344</text:p>
          </table:table-cell>
          <table:table-cell office:value-type="float" office:value="1095.308" calcext:value-type="float">
            <text:p>1095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0341" calcext:value-type="float">
            <text:p>0.2720341</text:p>
          </table:table-cell>
          <table:table-cell office:value-type="float" office:value="7.627129" calcext:value-type="float">
            <text:p>7.627129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17" calcext:value-type="float">
            <text:p>8.984817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3" calcext:value-type="float">
            <text:p>-0.01309153</text:p>
          </table:table-cell>
          <table:table-cell office:value-type="float" office:value="-0.01033798" calcext:value-type="float">
            <text:p>-0.01033798</text:p>
          </table:table-cell>
          <table:table-cell office:value-type="float" office:value="0.003310666" calcext:value-type="float">
            <text:p>0.003310666</text:p>
          </table:table-cell>
          <table:table-cell office:value-type="float" office:value="0.001169613" calcext:value-type="float">
            <text:p>0.001169613</text:p>
          </table:table-cell>
          <table:table-cell office:value-type="float" office:value="15.19259" calcext:value-type="float">
            <text:p>15.19259</text:p>
          </table:table-cell>
          <table:table-cell office:value-type="float" office:value="0.05712937" calcext:value-type="float">
            <text:p>0.05712937</text:p>
          </table:table-cell>
          <table:table-cell office:value-type="float" office:value="0.05607674" calcext:value-type="float">
            <text:p>0.05607674</text:p>
          </table:table-cell>
          <table:table-cell office:value-type="float" office:value="0.05193263" calcext:value-type="float">
            <text:p>0.05193263</text:p>
          </table:table-cell>
          <table:table-cell office:value-type="float" office:value="0.03825806" calcext:value-type="float">
            <text:p>0.03825806</text:p>
          </table:table-cell>
          <table:table-cell office:value-type="float" office:value="0.04000027" calcext:value-type="float">
            <text:p>0.04000027</text:p>
          </table:table-cell>
          <table:table-cell office:value-type="float" office:value="0.01445877" calcext:value-type="float">
            <text:p>0.01445877</text:p>
          </table:table-cell>
          <table:table-cell office:value-type="float" office:value="0.01159811" calcext:value-type="float">
            <text:p>0.01159811</text:p>
          </table:table-cell>
          <table:table-cell office:value-type="float" office:value="0.02293579" calcext:value-type="float">
            <text:p>0.02293579</text:p>
          </table:table-cell>
          <table:table-cell office:value-type="float" office:value="0.02054023" calcext:value-type="float">
            <text:p>0.02054023</text:p>
          </table:table-cell>
          <table:table-cell office:value-type="float" office:value="0.0191108" calcext:value-type="float">
            <text:p>0.0191108</text:p>
          </table:table-cell>
          <table:table-cell office:value-type="float" office:value="0.01970213" calcext:value-type="float">
            <text:p>0.01970213</text:p>
          </table:table-cell>
          <table:table-cell office:value-type="float" office:value="0.02384857" calcext:value-type="float">
            <text:p>0.02384857</text:p>
          </table:table-cell>
          <table:table-cell office:value-type="float" office:value="0.004913276" calcext:value-type="float">
            <text:p>0.004913276</text:p>
          </table:table-cell>
          <table:table-cell office:value-type="float" office:value="0.004220197" calcext:value-type="float">
            <text:p>0.004220197</text:p>
          </table:table-cell>
          <table:table-cell office:value-type="float" office:value="0" calcext:value-type="float">
            <text:p>0</text:p>
          </table:table-cell>
          <table:table-cell office:value-type="float" office:value="4.325326" calcext:value-type="float">
            <text:p>4.325326</text:p>
          </table:table-cell>
          <table:table-cell office:value-type="float" office:value="10.40355" calcext:value-type="float">
            <text:p>10.40355</text:p>
          </table:table-cell>
          <table:table-cell office:value-type="float" office:value="13.47436" calcext:value-type="float">
            <text:p>13.47436</text:p>
          </table:table-cell>
          <table:table-cell office:value-type="float" office:value="14.75527" calcext:value-type="float">
            <text:p>14.75527</text:p>
          </table:table-cell>
          <table:table-cell office:value-type="float" office:value="14.5665" calcext:value-type="float">
            <text:p>14.5665</text:p>
          </table:table-cell>
          <table:table-cell office:value-type="float" office:value="8.359649" calcext:value-type="float">
            <text:p>8.359649</text:p>
          </table:table-cell>
          <table:table-cell office:value-type="float" office:value="5.253381" calcext:value-type="float">
            <text:p>5.253381</text:p>
          </table:table-cell>
          <table:table-cell office:value-type="float" office:value="2.992518" calcext:value-type="float">
            <text:p>2.992518</text:p>
          </table:table-cell>
          <table:table-cell office:value-type="float" office:value="2.085889" calcext:value-type="float">
            <text:p>2.085889</text:p>
          </table:table-cell>
          <table:table-cell office:value-type="float" office:value="0.8820972" calcext:value-type="float">
            <text:p>0.8820972</text:p>
          </table:table-cell>
          <table:table-cell office:value-type="float" office:value="0.4383789" calcext:value-type="float">
            <text:p>0.4383789</text:p>
          </table:table-cell>
          <table:table-cell office:value-type="float" office:value="0.4864296" calcext:value-type="float">
            <text:p>0.4864296</text:p>
          </table:table-cell>
          <table:table-cell office:value-type="float" office:value="0.3252791" calcext:value-type="float">
            <text:p>0.3252791</text:p>
          </table:table-cell>
          <table:table-cell office:value-type="float" office:value="0.3475007" calcext:value-type="float">
            <text:p>0.3475007</text:p>
          </table:table-cell>
          <table:table-cell office:value-type="float" office:value="0" calcext:value-type="float">
            <text:p>0</text:p>
          </table:table-cell>
          <table:table-cell office:value-type="float" office:value="164.527" calcext:value-type="float">
            <text:p>164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0645" calcext:value-type="float">
            <text:p>0.4470645</text:p>
          </table:table-cell>
          <table:table-cell office:value-type="float" office:value="0" calcext:value-type="float">
            <text:p>0</text:p>
          </table:table-cell>
          <table:table-cell office:value-type="float" office:value="-0.001610845" calcext:value-type="float">
            <text:p>-0.0016108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30.88382" calcext:value-type="float">
            <text:p>30.88382</text:p>
          </table:table-cell>
          <table:table-cell office:value-type="float" office:value="1095.311" calcext:value-type="float">
            <text:p>1095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5119" calcext:value-type="float">
            <text:p>0.2845119</text:p>
          </table:table-cell>
          <table:table-cell office:value-type="float" office:value="7.654029" calcext:value-type="float">
            <text:p>7.654029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24" calcext:value-type="float">
            <text:p>8.98482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3" calcext:value-type="float">
            <text:p>-0.01309153</text:p>
          </table:table-cell>
          <table:table-cell office:value-type="float" office:value="-0.01095636" calcext:value-type="float">
            <text:p>-0.01095636</text:p>
          </table:table-cell>
          <table:table-cell office:value-type="float" office:value="0.003329728" calcext:value-type="float">
            <text:p>0.003329728</text:p>
          </table:table-cell>
          <table:table-cell office:value-type="float" office:value="0.001200612" calcext:value-type="float">
            <text:p>0.001200612</text:p>
          </table:table-cell>
          <table:table-cell office:value-type="float" office:value="15.18675" calcext:value-type="float">
            <text:p>15.18675</text:p>
          </table:table-cell>
          <table:table-cell office:value-type="float" office:value="0.07061458" calcext:value-type="float">
            <text:p>0.07061458</text:p>
          </table:table-cell>
          <table:table-cell office:value-type="float" office:value="0.056731" calcext:value-type="float">
            <text:p>0.056731</text:p>
          </table:table-cell>
          <table:table-cell office:value-type="float" office:value="0.05196904" calcext:value-type="float">
            <text:p>0.05196904</text:p>
          </table:table-cell>
          <table:table-cell office:value-type="float" office:value="0.03860641" calcext:value-type="float">
            <text:p>0.03860641</text:p>
          </table:table-cell>
          <table:table-cell office:value-type="float" office:value="0.04025718" calcext:value-type="float">
            <text:p>0.04025718</text:p>
          </table:table-cell>
          <table:table-cell office:value-type="float" office:value="0.01446779" calcext:value-type="float">
            <text:p>0.01446779</text:p>
          </table:table-cell>
          <table:table-cell office:value-type="float" office:value="0.01152302" calcext:value-type="float">
            <text:p>0.01152302</text:p>
          </table:table-cell>
          <table:table-cell office:value-type="float" office:value="0.02288655" calcext:value-type="float">
            <text:p>0.02288655</text:p>
          </table:table-cell>
          <table:table-cell office:value-type="float" office:value="0.02053554" calcext:value-type="float">
            <text:p>0.02053554</text:p>
          </table:table-cell>
          <table:table-cell office:value-type="float" office:value="0.01908274" calcext:value-type="float">
            <text:p>0.01908274</text:p>
          </table:table-cell>
          <table:table-cell office:value-type="float" office:value="0.01966986" calcext:value-type="float">
            <text:p>0.01966986</text:p>
          </table:table-cell>
          <table:table-cell office:value-type="float" office:value="0.0237883" calcext:value-type="float">
            <text:p>0.0237883</text:p>
          </table:table-cell>
          <table:table-cell office:value-type="float" office:value="0.004913318" calcext:value-type="float">
            <text:p>0.004913318</text:p>
          </table:table-cell>
          <table:table-cell office:value-type="float" office:value="0.004219433" calcext:value-type="float">
            <text:p>0.004219433</text:p>
          </table:table-cell>
          <table:table-cell office:value-type="float" office:value="0" calcext:value-type="float">
            <text:p>0</text:p>
          </table:table-cell>
          <table:table-cell office:value-type="float" office:value="3.627063" calcext:value-type="float">
            <text:p>3.627063</text:p>
          </table:table-cell>
          <table:table-cell office:value-type="float" office:value="10.76036" calcext:value-type="float">
            <text:p>10.76036</text:p>
          </table:table-cell>
          <table:table-cell office:value-type="float" office:value="13.4441" calcext:value-type="float">
            <text:p>13.4441</text:p>
          </table:table-cell>
          <table:table-cell office:value-type="float" office:value="14.54831" calcext:value-type="float">
            <text:p>14.54831</text:p>
          </table:table-cell>
          <table:table-cell office:value-type="float" office:value="14.34993" calcext:value-type="float">
            <text:p>14.34993</text:p>
          </table:table-cell>
          <table:table-cell office:value-type="float" office:value="8.275491" calcext:value-type="float">
            <text:p>8.275491</text:p>
          </table:table-cell>
          <table:table-cell office:value-type="float" office:value="5.220912" calcext:value-type="float">
            <text:p>5.220912</text:p>
          </table:table-cell>
          <table:table-cell office:value-type="float" office:value="2.990243" calcext:value-type="float">
            <text:p>2.990243</text:p>
          </table:table-cell>
          <table:table-cell office:value-type="float" office:value="2.087685" calcext:value-type="float">
            <text:p>2.087685</text:p>
          </table:table-cell>
          <table:table-cell office:value-type="float" office:value="0.8895342" calcext:value-type="float">
            <text:p>0.8895342</text:p>
          </table:table-cell>
          <table:table-cell office:value-type="float" office:value="0.4409849" calcext:value-type="float">
            <text:p>0.4409849</text:p>
          </table:table-cell>
          <table:table-cell office:value-type="float" office:value="0.4873995" calcext:value-type="float">
            <text:p>0.4873995</text:p>
          </table:table-cell>
          <table:table-cell office:value-type="float" office:value="0.3253999" calcext:value-type="float">
            <text:p>0.3253999</text:p>
          </table:table-cell>
          <table:table-cell office:value-type="float" office:value="0.3475031" calcext:value-type="float">
            <text:p>0.3475031</text:p>
          </table:table-cell>
          <table:table-cell office:value-type="float" office:value="0" calcext:value-type="float">
            <text:p>0</text:p>
          </table:table-cell>
          <table:table-cell office:value-type="float" office:value="174.7026" calcext:value-type="float">
            <text:p>174.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898" calcext:value-type="float">
            <text:p>0.4870898</text:p>
          </table:table-cell>
          <table:table-cell office:value-type="float" office:value="0" calcext:value-type="float">
            <text:p>0</text:p>
          </table:table-cell>
          <table:table-cell office:value-type="float" office:value="-0.001629433" calcext:value-type="float">
            <text:p>-0.0016294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30.70532" calcext:value-type="float">
            <text:p>30.70532</text:p>
          </table:table-cell>
          <table:table-cell office:value-type="float" office:value="1095.333" calcext:value-type="float">
            <text:p>1095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4086" calcext:value-type="float">
            <text:p>0.3854086</text:p>
          </table:table-cell>
          <table:table-cell office:value-type="float" office:value="7.703029" calcext:value-type="float">
            <text:p>7.703029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39" calcext:value-type="float">
            <text:p>8.984839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11366" calcext:value-type="float">
            <text:p>-0.0111366</text:p>
          </table:table-cell>
          <table:table-cell office:value-type="float" office:value="0.003334979" calcext:value-type="float">
            <text:p>0.003334979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94128" calcext:value-type="float">
            <text:p>14.94128</text:p>
          </table:table-cell>
          <table:table-cell office:value-type="float" office:value="0.08066185" calcext:value-type="float">
            <text:p>0.08066185</text:p>
          </table:table-cell>
          <table:table-cell office:value-type="float" office:value="0.05705327" calcext:value-type="float">
            <text:p>0.05705327</text:p>
          </table:table-cell>
          <table:table-cell office:value-type="float" office:value="0.0520613" calcext:value-type="float">
            <text:p>0.0520613</text:p>
          </table:table-cell>
          <table:table-cell office:value-type="float" office:value="0.03927473" calcext:value-type="float">
            <text:p>0.03927473</text:p>
          </table:table-cell>
          <table:table-cell office:value-type="float" office:value="0.04087854" calcext:value-type="float">
            <text:p>0.04087854</text:p>
          </table:table-cell>
          <table:table-cell office:value-type="float" office:value="0.01452412" calcext:value-type="float">
            <text:p>0.01452412</text:p>
          </table:table-cell>
          <table:table-cell office:value-type="float" office:value="0.01148867" calcext:value-type="float">
            <text:p>0.01148867</text:p>
          </table:table-cell>
          <table:table-cell office:value-type="float" office:value="0.02284348" calcext:value-type="float">
            <text:p>0.02284348</text:p>
          </table:table-cell>
          <table:table-cell office:value-type="float" office:value="0.0205237" calcext:value-type="float">
            <text:p>0.0205237</text:p>
          </table:table-cell>
          <table:table-cell office:value-type="float" office:value="0.01905467" calcext:value-type="float">
            <text:p>0.01905467</text:p>
          </table:table-cell>
          <table:table-cell office:value-type="float" office:value="0.01963778" calcext:value-type="float">
            <text:p>0.01963778</text:p>
          </table:table-cell>
          <table:table-cell office:value-type="float" office:value="0.0237287" calcext:value-type="float">
            <text:p>0.0237287</text:p>
          </table:table-cell>
          <table:table-cell office:value-type="float" office:value="0.004913575" calcext:value-type="float">
            <text:p>0.004913575</text:p>
          </table:table-cell>
          <table:table-cell office:value-type="float" office:value="0.004218669" calcext:value-type="float">
            <text:p>0.004218669</text:p>
          </table:table-cell>
          <table:table-cell office:value-type="float" office:value="0" calcext:value-type="float">
            <text:p>0</text:p>
          </table:table-cell>
          <table:table-cell office:value-type="float" office:value="5.43679" calcext:value-type="float">
            <text:p>5.43679</text:p>
          </table:table-cell>
          <table:table-cell office:value-type="float" office:value="11.30526" calcext:value-type="float">
            <text:p>11.30526</text:p>
          </table:table-cell>
          <table:table-cell office:value-type="float" office:value="13.69628" calcext:value-type="float">
            <text:p>13.69628</text:p>
          </table:table-cell>
          <table:table-cell office:value-type="float" office:value="14.50907" calcext:value-type="float">
            <text:p>14.50907</text:p>
          </table:table-cell>
          <table:table-cell office:value-type="float" office:value="14.21292" calcext:value-type="float">
            <text:p>14.21292</text:p>
          </table:table-cell>
          <table:table-cell office:value-type="float" office:value="8.195378" calcext:value-type="float">
            <text:p>8.195378</text:p>
          </table:table-cell>
          <table:table-cell office:value-type="float" office:value="5.188077" calcext:value-type="float">
            <text:p>5.188077</text:p>
          </table:table-cell>
          <table:table-cell office:value-type="float" office:value="2.989297" calcext:value-type="float">
            <text:p>2.989297</text:p>
          </table:table-cell>
          <table:table-cell office:value-type="float" office:value="2.088347" calcext:value-type="float">
            <text:p>2.088347</text:p>
          </table:table-cell>
          <table:table-cell office:value-type="float" office:value="0.8967336" calcext:value-type="float">
            <text:p>0.8967336</text:p>
          </table:table-cell>
          <table:table-cell office:value-type="float" office:value="0.443727" calcext:value-type="float">
            <text:p>0.443727</text:p>
          </table:table-cell>
          <table:table-cell office:value-type="float" office:value="0.4883829" calcext:value-type="float">
            <text:p>0.4883829</text:p>
          </table:table-cell>
          <table:table-cell office:value-type="float" office:value="0.3255444" calcext:value-type="float">
            <text:p>0.3255444</text:p>
          </table:table-cell>
          <table:table-cell office:value-type="float" office:value="0.3475055" calcext:value-type="float">
            <text:p>0.3475055</text:p>
          </table:table-cell>
          <table:table-cell office:value-type="float" office:value="0" calcext:value-type="float">
            <text:p>0</text:p>
          </table:table-cell>
          <table:table-cell office:value-type="float" office:value="256.2692" calcext:value-type="float">
            <text:p>256.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70935" calcext:value-type="float">
            <text:p>0.6370935</text:p>
          </table:table-cell>
          <table:table-cell office:value-type="float" office:value="0" calcext:value-type="float">
            <text:p>0</text:p>
          </table:table-cell>
          <table:table-cell office:value-type="float" office:value="-0.001643902" calcext:value-type="float">
            <text:p>-0.0016439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30.50157" calcext:value-type="float">
            <text:p>30.50157</text:p>
          </table:table-cell>
          <table:table-cell office:value-type="float" office:value="1095.358" calcext:value-type="float">
            <text:p>1095.358</text:p>
          </table:table-cell>
          <table:table-cell office:value-type="float" office:value="0" calcext:value-type="float">
            <text:p>0</text:p>
          </table:table-cell>
          <table:table-cell office:value-type="float" office:value="-0.0001279046" calcext:value-type="float">
            <text:p>-0.0001279046</text:p>
          </table:table-cell>
          <table:table-cell office:value-type="float" office:value="0.5062679" calcext:value-type="float">
            <text:p>0.5062679</text:p>
          </table:table-cell>
          <table:table-cell office:value-type="float" office:value="7.754023" calcext:value-type="float">
            <text:p>7.754023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39" calcext:value-type="float">
            <text:p>8.984839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127027" calcext:value-type="float">
            <text:p>-0.01127027</text:p>
          </table:table-cell>
          <table:table-cell office:value-type="float" office:value="0.003333829" calcext:value-type="float">
            <text:p>0.003333829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65729" calcext:value-type="float">
            <text:p>14.65729</text:p>
          </table:table-cell>
          <table:table-cell office:value-type="float" office:value="0.09586026" calcext:value-type="float">
            <text:p>0.09586026</text:p>
          </table:table-cell>
          <table:table-cell office:value-type="float" office:value="0.05681809" calcext:value-type="float">
            <text:p>0.05681809</text:p>
          </table:table-cell>
          <table:table-cell office:value-type="float" office:value="0.05196218" calcext:value-type="float">
            <text:p>0.05196218</text:p>
          </table:table-cell>
          <table:table-cell office:value-type="float" office:value="0.03983272" calcext:value-type="float">
            <text:p>0.03983272</text:p>
          </table:table-cell>
          <table:table-cell office:value-type="float" office:value="0.04140393" calcext:value-type="float">
            <text:p>0.04140393</text:p>
          </table:table-cell>
          <table:table-cell office:value-type="float" office:value="0.01454918" calcext:value-type="float">
            <text:p>0.01454918</text:p>
          </table:table-cell>
          <table:table-cell office:value-type="float" office:value="0.01143907" calcext:value-type="float">
            <text:p>0.01143907</text:p>
          </table:table-cell>
          <table:table-cell office:value-type="float" office:value="0.02280274" calcext:value-type="float">
            <text:p>0.02280274</text:p>
          </table:table-cell>
          <table:table-cell office:value-type="float" office:value="0.02050523" calcext:value-type="float">
            <text:p>0.02050523</text:p>
          </table:table-cell>
          <table:table-cell office:value-type="float" office:value="0.01902602" calcext:value-type="float">
            <text:p>0.01902602</text:p>
          </table:table-cell>
          <table:table-cell office:value-type="float" office:value="0.01960725" calcext:value-type="float">
            <text:p>0.01960725</text:p>
          </table:table-cell>
          <table:table-cell office:value-type="float" office:value="0.0236703" calcext:value-type="float">
            <text:p>0.0236703</text:p>
          </table:table-cell>
          <table:table-cell office:value-type="float" office:value="0.00491409" calcext:value-type="float">
            <text:p>0.00491409</text:p>
          </table:table-cell>
          <table:table-cell office:value-type="float" office:value="0.004217904" calcext:value-type="float">
            <text:p>0.004217904</text:p>
          </table:table-cell>
          <table:table-cell office:value-type="float" office:value="0" calcext:value-type="float">
            <text:p>0</text:p>
          </table:table-cell>
          <table:table-cell office:value-type="float" office:value="6.778712" calcext:value-type="float">
            <text:p>6.778712</text:p>
          </table:table-cell>
          <table:table-cell office:value-type="float" office:value="11.76295" calcext:value-type="float">
            <text:p>11.76295</text:p>
          </table:table-cell>
          <table:table-cell office:value-type="float" office:value="13.94408" calcext:value-type="float">
            <text:p>13.94408</text:p>
          </table:table-cell>
          <table:table-cell office:value-type="float" office:value="14.53635" calcext:value-type="float">
            <text:p>14.53635</text:p>
          </table:table-cell>
          <table:table-cell office:value-type="float" office:value="14.1805" calcext:value-type="float">
            <text:p>14.1805</text:p>
          </table:table-cell>
          <table:table-cell office:value-type="float" office:value="8.137295" calcext:value-type="float">
            <text:p>8.137295</text:p>
          </table:table-cell>
          <table:table-cell office:value-type="float" office:value="5.156326" calcext:value-type="float">
            <text:p>5.156326</text:p>
          </table:table-cell>
          <table:table-cell office:value-type="float" office:value="2.989814" calcext:value-type="float">
            <text:p>2.989814</text:p>
          </table:table-cell>
          <table:table-cell office:value-type="float" office:value="2.087289" calcext:value-type="float">
            <text:p>2.087289</text:p>
          </table:table-cell>
          <table:table-cell office:value-type="float" office:value="0.9038808" calcext:value-type="float">
            <text:p>0.9038808</text:p>
          </table:table-cell>
          <table:table-cell office:value-type="float" office:value="0.4471102" calcext:value-type="float">
            <text:p>0.4471102</text:p>
          </table:table-cell>
          <table:table-cell office:value-type="float" office:value="0.4894429" calcext:value-type="float">
            <text:p>0.4894429</text:p>
          </table:table-cell>
          <table:table-cell office:value-type="float" office:value="0.3257175" calcext:value-type="float">
            <text:p>0.3257175</text:p>
          </table:table-cell>
          <table:table-cell office:value-type="float" office:value="0.3475102" calcext:value-type="float">
            <text:p>0.3475102</text:p>
          </table:table-cell>
          <table:table-cell office:value-type="float" office:value="0" calcext:value-type="float">
            <text:p>0</text:p>
          </table:table-cell>
          <table:table-cell office:value-type="float" office:value="354.1557" calcext:value-type="float">
            <text:p>354.1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265" calcext:value-type="float">
            <text:p>0.809265</text:p>
          </table:table-cell>
          <table:table-cell office:value-type="float" office:value="0" calcext:value-type="float">
            <text:p>0</text:p>
          </table:table-cell>
          <table:table-cell office:value-type="float" office:value="-0.001660004" calcext:value-type="float">
            <text:p>-0.0016600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30.38008" calcext:value-type="float">
            <text:p>30.38008</text:p>
          </table:table-cell>
          <table:table-cell office:value-type="float" office:value="1095.361" calcext:value-type="float">
            <text:p>1095.361</text:p>
          </table:table-cell>
          <table:table-cell office:value-type="float" office:value="0" calcext:value-type="float">
            <text:p>0</text:p>
          </table:table-cell>
          <table:table-cell office:value-type="float" office:value="-0.0003596224" calcext:value-type="float">
            <text:p>-0.0003596224</text:p>
          </table:table-cell>
          <table:table-cell office:value-type="float" office:value="0.5642042" calcext:value-type="float">
            <text:p>0.5642042</text:p>
          </table:table-cell>
          <table:table-cell office:value-type="float" office:value="7.806662" calcext:value-type="float">
            <text:p>7.806662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39" calcext:value-type="float">
            <text:p>8.984839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141281" calcext:value-type="float">
            <text:p>-0.01141281</text:p>
          </table:table-cell>
          <table:table-cell office:value-type="float" office:value="0.003344924" calcext:value-type="float">
            <text:p>0.003344924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52253" calcext:value-type="float">
            <text:p>14.52253</text:p>
          </table:table-cell>
          <table:table-cell office:value-type="float" office:value="0.1137258" calcext:value-type="float">
            <text:p>0.1137258</text:p>
          </table:table-cell>
          <table:table-cell office:value-type="float" office:value="0.05701434" calcext:value-type="float">
            <text:p>0.05701434</text:p>
          </table:table-cell>
          <table:table-cell office:value-type="float" office:value="0.05197449" calcext:value-type="float">
            <text:p>0.05197449</text:p>
          </table:table-cell>
          <table:table-cell office:value-type="float" office:value="0.04035748" calcext:value-type="float">
            <text:p>0.04035748</text:p>
          </table:table-cell>
          <table:table-cell office:value-type="float" office:value="0.04184686" calcext:value-type="float">
            <text:p>0.04184686</text:p>
          </table:table-cell>
          <table:table-cell office:value-type="float" office:value="0.01455004" calcext:value-type="float">
            <text:p>0.01455004</text:p>
          </table:table-cell>
          <table:table-cell office:value-type="float" office:value="0.01137333" calcext:value-type="float">
            <text:p>0.01137333</text:p>
          </table:table-cell>
          <table:table-cell office:value-type="float" office:value="0.02275613" calcext:value-type="float">
            <text:p>0.02275613</text:p>
          </table:table-cell>
          <table:table-cell office:value-type="float" office:value="0.02048245" calcext:value-type="float">
            <text:p>0.02048245</text:p>
          </table:table-cell>
          <table:table-cell office:value-type="float" office:value="0.01899632" calcext:value-type="float">
            <text:p>0.01899632</text:p>
          </table:table-cell>
          <table:table-cell office:value-type="float" office:value="0.01957597" calcext:value-type="float">
            <text:p>0.01957597</text:p>
          </table:table-cell>
          <table:table-cell office:value-type="float" office:value="0.02361264" calcext:value-type="float">
            <text:p>0.02361264</text:p>
          </table:table-cell>
          <table:table-cell office:value-type="float" office:value="0.004914936" calcext:value-type="float">
            <text:p>0.004914936</text:p>
          </table:table-cell>
          <table:table-cell office:value-type="float" office:value="0.004217143" calcext:value-type="float">
            <text:p>0.004217143</text:p>
          </table:table-cell>
          <table:table-cell office:value-type="float" office:value="0" calcext:value-type="float">
            <text:p>0</text:p>
          </table:table-cell>
          <table:table-cell office:value-type="float" office:value="7.430681" calcext:value-type="float">
            <text:p>7.430681</text:p>
          </table:table-cell>
          <table:table-cell office:value-type="float" office:value="12.20703" calcext:value-type="float">
            <text:p>12.20703</text:p>
          </table:table-cell>
          <table:table-cell office:value-type="float" office:value="14.18147" calcext:value-type="float">
            <text:p>14.18147</text:p>
          </table:table-cell>
          <table:table-cell office:value-type="float" office:value="14.57558" calcext:value-type="float">
            <text:p>14.57558</text:p>
          </table:table-cell>
          <table:table-cell office:value-type="float" office:value="14.154" calcext:value-type="float">
            <text:p>14.154</text:p>
          </table:table-cell>
          <table:table-cell office:value-type="float" office:value="8.09485" calcext:value-type="float">
            <text:p>8.09485</text:p>
          </table:table-cell>
          <table:table-cell office:value-type="float" office:value="5.133449" calcext:value-type="float">
            <text:p>5.133449</text:p>
          </table:table-cell>
          <table:table-cell office:value-type="float" office:value="2.991357" calcext:value-type="float">
            <text:p>2.991357</text:p>
          </table:table-cell>
          <table:table-cell office:value-type="float" office:value="2.086482" calcext:value-type="float">
            <text:p>2.086482</text:p>
          </table:table-cell>
          <table:table-cell office:value-type="float" office:value="0.9102722" calcext:value-type="float">
            <text:p>0.9102722</text:p>
          </table:table-cell>
          <table:table-cell office:value-type="float" office:value="0.4504404" calcext:value-type="float">
            <text:p>0.4504404</text:p>
          </table:table-cell>
          <table:table-cell office:value-type="float" office:value="0.4905287" calcext:value-type="float">
            <text:p>0.4905287</text:p>
          </table:table-cell>
          <table:table-cell office:value-type="float" office:value="0.3259269" calcext:value-type="float">
            <text:p>0.3259269</text:p>
          </table:table-cell>
          <table:table-cell office:value-type="float" office:value="0.3475152" calcext:value-type="float">
            <text:p>0.3475152</text:p>
          </table:table-cell>
          <table:table-cell office:value-type="float" office:value="0" calcext:value-type="float">
            <text:p>0</text:p>
          </table:table-cell>
          <table:table-cell office:value-type="float" office:value="401.092" calcext:value-type="float">
            <text:p>401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02319" calcext:value-type="float">
            <text:p>0.9202319</text:p>
          </table:table-cell>
          <table:table-cell office:value-type="float" office:value="0" calcext:value-type="float">
            <text:p>0</text:p>
          </table:table-cell>
          <table:table-cell office:value-type="float" office:value="-0.001676499" calcext:value-type="float">
            <text:p>-0.0016764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30.32239" calcext:value-type="float">
            <text:p>30.32239</text:p>
          </table:table-cell>
          <table:table-cell office:value-type="float" office:value="1095.35" calcext:value-type="float">
            <text:p>1095.35</text:p>
          </table:table-cell>
          <table:table-cell office:value-type="float" office:value="0" calcext:value-type="float">
            <text:p>0</text:p>
          </table:table-cell>
          <table:table-cell office:value-type="float" office:value="-0.0008838838" calcext:value-type="float">
            <text:p>-0.0008838838</text:p>
          </table:table-cell>
          <table:table-cell office:value-type="float" office:value="0.5764426" calcext:value-type="float">
            <text:p>0.5764426</text:p>
          </table:table-cell>
          <table:table-cell office:value-type="float" office:value="7.854652" calcext:value-type="float">
            <text:p>7.854652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39" calcext:value-type="float">
            <text:p>8.984839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154055" calcext:value-type="float">
            <text:p>-0.01154055</text:p>
          </table:table-cell>
          <table:table-cell office:value-type="float" office:value="0.003366434" calcext:value-type="float">
            <text:p>0.003366434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49048" calcext:value-type="float">
            <text:p>14.49048</text:p>
          </table:table-cell>
          <table:table-cell office:value-type="float" office:value="0.1640907" calcext:value-type="float">
            <text:p>0.1640907</text:p>
          </table:table-cell>
          <table:table-cell office:value-type="float" office:value="0.05812139" calcext:value-type="float">
            <text:p>0.05812139</text:p>
          </table:table-cell>
          <table:table-cell office:value-type="float" office:value="0.05245203" calcext:value-type="float">
            <text:p>0.05245203</text:p>
          </table:table-cell>
          <table:table-cell office:value-type="float" office:value="0.040883" calcext:value-type="float">
            <text:p>0.040883</text:p>
          </table:table-cell>
          <table:table-cell office:value-type="float" office:value="0.04228896" calcext:value-type="float">
            <text:p>0.04228896</text:p>
          </table:table-cell>
          <table:table-cell office:value-type="float" office:value="0.01460412" calcext:value-type="float">
            <text:p>0.01460412</text:p>
          </table:table-cell>
          <table:table-cell office:value-type="float" office:value="0.01132934" calcext:value-type="float">
            <text:p>0.01132934</text:p>
          </table:table-cell>
          <table:table-cell office:value-type="float" office:value="0.02270976" calcext:value-type="float">
            <text:p>0.02270976</text:p>
          </table:table-cell>
          <table:table-cell office:value-type="float" office:value="0.02045649" calcext:value-type="float">
            <text:p>0.02045649</text:p>
          </table:table-cell>
          <table:table-cell office:value-type="float" office:value="0.01896437" calcext:value-type="float">
            <text:p>0.01896437</text:p>
          </table:table-cell>
          <table:table-cell office:value-type="float" office:value="0.01954374" calcext:value-type="float">
            <text:p>0.01954374</text:p>
          </table:table-cell>
          <table:table-cell office:value-type="float" office:value="0.02355562" calcext:value-type="float">
            <text:p>0.02355562</text:p>
          </table:table-cell>
          <table:table-cell office:value-type="float" office:value="0.004916094" calcext:value-type="float">
            <text:p>0.004916094</text:p>
          </table:table-cell>
          <table:table-cell office:value-type="float" office:value="0.004216377" calcext:value-type="float">
            <text:p>0.004216377</text:p>
          </table:table-cell>
          <table:table-cell office:value-type="float" office:value="0" calcext:value-type="float">
            <text:p>0</text:p>
          </table:table-cell>
          <table:table-cell office:value-type="float" office:value="7.656942" calcext:value-type="float">
            <text:p>7.656942</text:p>
          </table:table-cell>
          <table:table-cell office:value-type="float" office:value="12.62277" calcext:value-type="float">
            <text:p>12.62277</text:p>
          </table:table-cell>
          <table:table-cell office:value-type="float" office:value="14.39669" calcext:value-type="float">
            <text:p>14.39669</text:p>
          </table:table-cell>
          <table:table-cell office:value-type="float" office:value="14.61164" calcext:value-type="float">
            <text:p>14.61164</text:p>
          </table:table-cell>
          <table:table-cell office:value-type="float" office:value="14.1431" calcext:value-type="float">
            <text:p>14.1431</text:p>
          </table:table-cell>
          <table:table-cell office:value-type="float" office:value="8.060017" calcext:value-type="float">
            <text:p>8.060017</text:p>
          </table:table-cell>
          <table:table-cell office:value-type="float" office:value="5.115294" calcext:value-type="float">
            <text:p>5.115294</text:p>
          </table:table-cell>
          <table:table-cell office:value-type="float" office:value="2.994324" calcext:value-type="float">
            <text:p>2.994324</text:p>
          </table:table-cell>
          <table:table-cell office:value-type="float" office:value="2.086602" calcext:value-type="float">
            <text:p>2.086602</text:p>
          </table:table-cell>
          <table:table-cell office:value-type="float" office:value="0.9153695" calcext:value-type="float">
            <text:p>0.9153695</text:p>
          </table:table-cell>
          <table:table-cell office:value-type="float" office:value="0.4536393" calcext:value-type="float">
            <text:p>0.4536393</text:p>
          </table:table-cell>
          <table:table-cell office:value-type="float" office:value="0.4916233" calcext:value-type="float">
            <text:p>0.4916233</text:p>
          </table:table-cell>
          <table:table-cell office:value-type="float" office:value="0.3261733" calcext:value-type="float">
            <text:p>0.3261733</text:p>
          </table:table-cell>
          <table:table-cell office:value-type="float" office:value="0.3475201" calcext:value-type="float">
            <text:p>0.3475201</text:p>
          </table:table-cell>
          <table:table-cell office:value-type="float" office:value="0" calcext:value-type="float">
            <text:p>0</text:p>
          </table:table-cell>
          <table:table-cell office:value-type="float" office:value="410.6334" calcext:value-type="float">
            <text:p>410.6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1106" calcext:value-type="float">
            <text:p>0.981106</text:p>
          </table:table-cell>
          <table:table-cell office:value-type="float" office:value="0" calcext:value-type="float">
            <text:p>0</text:p>
          </table:table-cell>
          <table:table-cell office:value-type="float" office:value="-0.001690136" calcext:value-type="float">
            <text:p>-0.001690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30.25085" calcext:value-type="float">
            <text:p>30.25085</text:p>
          </table:table-cell>
          <table:table-cell office:value-type="float" office:value="1095.342" calcext:value-type="float">
            <text:p>1095.342</text:p>
          </table:table-cell>
          <table:table-cell office:value-type="float" office:value="0" calcext:value-type="float">
            <text:p>0</text:p>
          </table:table-cell>
          <table:table-cell office:value-type="float" office:value="-0.001914851" calcext:value-type="float">
            <text:p>-0.001914851</text:p>
          </table:table-cell>
          <table:table-cell office:value-type="float" office:value="0.5979596" calcext:value-type="float">
            <text:p>0.5979596</text:p>
          </table:table-cell>
          <table:table-cell office:value-type="float" office:value="7.904308" calcext:value-type="float">
            <text:p>7.904308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39" calcext:value-type="float">
            <text:p>8.984839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169888" calcext:value-type="float">
            <text:p>-0.01169888</text:p>
          </table:table-cell>
          <table:table-cell office:value-type="float" office:value="0.003385683" calcext:value-type="float">
            <text:p>0.003385683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43433" calcext:value-type="float">
            <text:p>14.43433</text:p>
          </table:table-cell>
          <table:table-cell office:value-type="float" office:value="0.1737077" calcext:value-type="float">
            <text:p>0.1737077</text:p>
          </table:table-cell>
          <table:table-cell office:value-type="float" office:value="0.05800997" calcext:value-type="float">
            <text:p>0.05800997</text:p>
          </table:table-cell>
          <table:table-cell office:value-type="float" office:value="0.05249555" calcext:value-type="float">
            <text:p>0.05249555</text:p>
          </table:table-cell>
          <table:table-cell office:value-type="float" office:value="0.04146843" calcext:value-type="float">
            <text:p>0.04146843</text:p>
          </table:table-cell>
          <table:table-cell office:value-type="float" office:value="0.04288265" calcext:value-type="float">
            <text:p>0.04288265</text:p>
          </table:table-cell>
          <table:table-cell office:value-type="float" office:value="0.01470271" calcext:value-type="float">
            <text:p>0.01470271</text:p>
          </table:table-cell>
          <table:table-cell office:value-type="float" office:value="0.01132876" calcext:value-type="float">
            <text:p>0.01132876</text:p>
          </table:table-cell>
          <table:table-cell office:value-type="float" office:value="0.02267664" calcext:value-type="float">
            <text:p>0.02267664</text:p>
          </table:table-cell>
          <table:table-cell office:value-type="float" office:value="0.02042908" calcext:value-type="float">
            <text:p>0.02042908</text:p>
          </table:table-cell>
          <table:table-cell office:value-type="float" office:value="0.01893143" calcext:value-type="float">
            <text:p>0.01893143</text:p>
          </table:table-cell>
          <table:table-cell office:value-type="float" office:value="0.01951048" calcext:value-type="float">
            <text:p>0.01951048</text:p>
          </table:table-cell>
          <table:table-cell office:value-type="float" office:value="0.02349918" calcext:value-type="float">
            <text:p>0.02349918</text:p>
          </table:table-cell>
          <table:table-cell office:value-type="float" office:value="0.004917536" calcext:value-type="float">
            <text:p>0.004917536</text:p>
          </table:table-cell>
          <table:table-cell office:value-type="float" office:value="0.004215579" calcext:value-type="float">
            <text:p>0.004215579</text:p>
          </table:table-cell>
          <table:table-cell office:value-type="float" office:value="0" calcext:value-type="float">
            <text:p>0</text:p>
          </table:table-cell>
          <table:table-cell office:value-type="float" office:value="8.383059" calcext:value-type="float">
            <text:p>8.383059</text:p>
          </table:table-cell>
          <table:table-cell office:value-type="float" office:value="13.02997" calcext:value-type="float">
            <text:p>13.02997</text:p>
          </table:table-cell>
          <table:table-cell office:value-type="float" office:value="14.61373" calcext:value-type="float">
            <text:p>14.61373</text:p>
          </table:table-cell>
          <table:table-cell office:value-type="float" office:value="14.65879" calcext:value-type="float">
            <text:p>14.65879</text:p>
          </table:table-cell>
          <table:table-cell office:value-type="float" office:value="14.15083" calcext:value-type="float">
            <text:p>14.15083</text:p>
          </table:table-cell>
          <table:table-cell office:value-type="float" office:value="8.030679" calcext:value-type="float">
            <text:p>8.030679</text:p>
          </table:table-cell>
          <table:table-cell office:value-type="float" office:value="5.097263" calcext:value-type="float">
            <text:p>5.097263</text:p>
          </table:table-cell>
          <table:table-cell office:value-type="float" office:value="2.997701" calcext:value-type="float">
            <text:p>2.997701</text:p>
          </table:table-cell>
          <table:table-cell office:value-type="float" office:value="2.087025" calcext:value-type="float">
            <text:p>2.087025</text:p>
          </table:table-cell>
          <table:table-cell office:value-type="float" office:value="0.92003" calcext:value-type="float">
            <text:p>0.92003</text:p>
          </table:table-cell>
          <table:table-cell office:value-type="float" office:value="0.4566896" calcext:value-type="float">
            <text:p>0.4566896</text:p>
          </table:table-cell>
          <table:table-cell office:value-type="float" office:value="0.4927185" calcext:value-type="float">
            <text:p>0.4927185</text:p>
          </table:table-cell>
          <table:table-cell office:value-type="float" office:value="0.3264517" calcext:value-type="float">
            <text:p>0.3264517</text:p>
          </table:table-cell>
          <table:table-cell office:value-type="float" office:value="0.3475251" calcext:value-type="float">
            <text:p>0.3475251</text:p>
          </table:table-cell>
          <table:table-cell office:value-type="float" office:value="0" calcext:value-type="float">
            <text:p>0</text:p>
          </table:table-cell>
          <table:table-cell office:value-type="float" office:value="428.0865" calcext:value-type="float">
            <text:p>428.0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3442" calcext:value-type="float">
            <text:p>1.053442</text:p>
          </table:table-cell>
          <table:table-cell office:value-type="float" office:value="0" calcext:value-type="float">
            <text:p>0</text:p>
          </table:table-cell>
          <table:table-cell office:value-type="float" office:value="-0.001703887" calcext:value-type="float">
            <text:p>-0.0017038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30.17306" calcext:value-type="float">
            <text:p>30.17306</text:p>
          </table:table-cell>
          <table:table-cell office:value-type="float" office:value="1095.334" calcext:value-type="float">
            <text:p>1095.334</text:p>
          </table:table-cell>
          <table:table-cell office:value-type="float" office:value="0" calcext:value-type="float">
            <text:p>0</text:p>
          </table:table-cell>
          <table:table-cell office:value-type="float" office:value="-0.004137496" calcext:value-type="float">
            <text:p>-0.004137496</text:p>
          </table:table-cell>
          <table:table-cell office:value-type="float" office:value="0.6222621" calcext:value-type="float">
            <text:p>0.6222621</text:p>
          </table:table-cell>
          <table:table-cell office:value-type="float" office:value="7.956139" calcext:value-type="float">
            <text:p>7.956139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39" calcext:value-type="float">
            <text:p>8.984839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184708" calcext:value-type="float">
            <text:p>-0.01184708</text:p>
          </table:table-cell>
          <table:table-cell office:value-type="float" office:value="0.003403387" calcext:value-type="float">
            <text:p>0.003403387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37215" calcext:value-type="float">
            <text:p>14.37215</text:p>
          </table:table-cell>
          <table:table-cell office:value-type="float" office:value="0.1631242" calcext:value-type="float">
            <text:p>0.1631242</text:p>
          </table:table-cell>
          <table:table-cell office:value-type="float" office:value="0.05763334" calcext:value-type="float">
            <text:p>0.05763334</text:p>
          </table:table-cell>
          <table:table-cell office:value-type="float" office:value="0.05238401" calcext:value-type="float">
            <text:p>0.05238401</text:p>
          </table:table-cell>
          <table:table-cell office:value-type="float" office:value="0.0419299" calcext:value-type="float">
            <text:p>0.0419299</text:p>
          </table:table-cell>
          <table:table-cell office:value-type="float" office:value="0.04339872" calcext:value-type="float">
            <text:p>0.04339872</text:p>
          </table:table-cell>
          <table:table-cell office:value-type="float" office:value="0.0147079" calcext:value-type="float">
            <text:p>0.0147079</text:p>
          </table:table-cell>
          <table:table-cell office:value-type="float" office:value="0.01131164" calcext:value-type="float">
            <text:p>0.01131164</text:p>
          </table:table-cell>
          <table:table-cell office:value-type="float" office:value="0.02264689" calcext:value-type="float">
            <text:p>0.02264689</text:p>
          </table:table-cell>
          <table:table-cell office:value-type="float" office:value="0.02040197" calcext:value-type="float">
            <text:p>0.02040197</text:p>
          </table:table-cell>
          <table:table-cell office:value-type="float" office:value="0.01889803" calcext:value-type="float">
            <text:p>0.01889803</text:p>
          </table:table-cell>
          <table:table-cell office:value-type="float" office:value="0.01947629" calcext:value-type="float">
            <text:p>0.01947629</text:p>
          </table:table-cell>
          <table:table-cell office:value-type="float" office:value="0.0234433" calcext:value-type="float">
            <text:p>0.0234433</text:p>
          </table:table-cell>
          <table:table-cell office:value-type="float" office:value="0.004919222" calcext:value-type="float">
            <text:p>0.004919222</text:p>
          </table:table-cell>
          <table:table-cell office:value-type="float" office:value="0.004214777" calcext:value-type="float">
            <text:p>0.004214777</text:p>
          </table:table-cell>
          <table:table-cell office:value-type="float" office:value="0" calcext:value-type="float">
            <text:p>0</text:p>
          </table:table-cell>
          <table:table-cell office:value-type="float" office:value="9.189608" calcext:value-type="float">
            <text:p>9.189608</text:p>
          </table:table-cell>
          <table:table-cell office:value-type="float" office:value="13.42493" calcext:value-type="float">
            <text:p>13.42493</text:p>
          </table:table-cell>
          <table:table-cell office:value-type="float" office:value="14.83356" calcext:value-type="float">
            <text:p>14.83356</text:p>
          </table:table-cell>
          <table:table-cell office:value-type="float" office:value="14.71681" calcext:value-type="float">
            <text:p>14.71681</text:p>
          </table:table-cell>
          <table:table-cell office:value-type="float" office:value="14.16844" calcext:value-type="float">
            <text:p>14.16844</text:p>
          </table:table-cell>
          <table:table-cell office:value-type="float" office:value="8.004136" calcext:value-type="float">
            <text:p>8.004136</text:p>
          </table:table-cell>
          <table:table-cell office:value-type="float" office:value="5.081143" calcext:value-type="float">
            <text:p>5.081143</text:p>
          </table:table-cell>
          <table:table-cell office:value-type="float" office:value="3.001492" calcext:value-type="float">
            <text:p>3.001492</text:p>
          </table:table-cell>
          <table:table-cell office:value-type="float" office:value="2.087601" calcext:value-type="float">
            <text:p>2.087601</text:p>
          </table:table-cell>
          <table:table-cell office:value-type="float" office:value="0.9244267" calcext:value-type="float">
            <text:p>0.9244267</text:p>
          </table:table-cell>
          <table:table-cell office:value-type="float" office:value="0.4596133" calcext:value-type="float">
            <text:p>0.4596133</text:p>
          </table:table-cell>
          <table:table-cell office:value-type="float" office:value="0.4938127" calcext:value-type="float">
            <text:p>0.4938127</text:p>
          </table:table-cell>
          <table:table-cell office:value-type="float" office:value="0.3267584" calcext:value-type="float">
            <text:p>0.3267584</text:p>
          </table:table-cell>
          <table:table-cell office:value-type="float" office:value="0.3475301" calcext:value-type="float">
            <text:p>0.3475301</text:p>
          </table:table-cell>
          <table:table-cell office:value-type="float" office:value="0" calcext:value-type="float">
            <text:p>0</text:p>
          </table:table-cell>
          <table:table-cell office:value-type="float" office:value="448.0043" calcext:value-type="float">
            <text:p>448.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181" calcext:value-type="float">
            <text:p>1.13181</text:p>
          </table:table-cell>
          <table:table-cell office:value-type="float" office:value="0" calcext:value-type="float">
            <text:p>0</text:p>
          </table:table-cell>
          <table:table-cell office:value-type="float" office:value="-0.001719065" calcext:value-type="float">
            <text:p>-0.0017190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30.09132" calcext:value-type="float">
            <text:p>30.09132</text:p>
          </table:table-cell>
          <table:table-cell office:value-type="float" office:value="1095.326" calcext:value-type="float">
            <text:p>1095.326</text:p>
          </table:table-cell>
          <table:table-cell office:value-type="float" office:value="0" calcext:value-type="float">
            <text:p>0</text:p>
          </table:table-cell>
          <table:table-cell office:value-type="float" office:value="-0.009521593" calcext:value-type="float">
            <text:p>-0.009521593</text:p>
          </table:table-cell>
          <table:table-cell office:value-type="float" office:value="0.6465978" calcext:value-type="float">
            <text:p>0.6465978</text:p>
          </table:table-cell>
          <table:table-cell office:value-type="float" office:value="8.009827" calcext:value-type="float">
            <text:p>8.009827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39" calcext:value-type="float">
            <text:p>8.984839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198479" calcext:value-type="float">
            <text:p>-0.01198479</text:p>
          </table:table-cell>
          <table:table-cell office:value-type="float" office:value="0.003419948" calcext:value-type="float">
            <text:p>0.003419948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31136" calcext:value-type="float">
            <text:p>14.31136</text:p>
          </table:table-cell>
          <table:table-cell office:value-type="float" office:value="0.1469745" calcext:value-type="float">
            <text:p>0.1469745</text:p>
          </table:table-cell>
          <table:table-cell office:value-type="float" office:value="0.05754811" calcext:value-type="float">
            <text:p>0.05754811</text:p>
          </table:table-cell>
          <table:table-cell office:value-type="float" office:value="0.05211039" calcext:value-type="float">
            <text:p>0.05211039</text:p>
          </table:table-cell>
          <table:table-cell office:value-type="float" office:value="0.04221708" calcext:value-type="float">
            <text:p>0.04221708</text:p>
          </table:table-cell>
          <table:table-cell office:value-type="float" office:value="0.04371563" calcext:value-type="float">
            <text:p>0.04371563</text:p>
          </table:table-cell>
          <table:table-cell office:value-type="float" office:value="0.01458482" calcext:value-type="float">
            <text:p>0.01458482</text:p>
          </table:table-cell>
          <table:table-cell office:value-type="float" office:value="0.01126642" calcext:value-type="float">
            <text:p>0.01126642</text:p>
          </table:table-cell>
          <table:table-cell office:value-type="float" office:value="0.02261296" calcext:value-type="float">
            <text:p>0.02261296</text:p>
          </table:table-cell>
          <table:table-cell office:value-type="float" office:value="0.02037428" calcext:value-type="float">
            <text:p>0.02037428</text:p>
          </table:table-cell>
          <table:table-cell office:value-type="float" office:value="0.01886441" calcext:value-type="float">
            <text:p>0.01886441</text:p>
          </table:table-cell>
          <table:table-cell office:value-type="float" office:value="0.01944131" calcext:value-type="float">
            <text:p>0.01944131</text:p>
          </table:table-cell>
          <table:table-cell office:value-type="float" office:value="0.02338796" calcext:value-type="float">
            <text:p>0.02338796</text:p>
          </table:table-cell>
          <table:table-cell office:value-type="float" office:value="0.004921115" calcext:value-type="float">
            <text:p>0.004921115</text:p>
          </table:table-cell>
          <table:table-cell office:value-type="float" office:value="0.004213978" calcext:value-type="float">
            <text:p>0.004213978</text:p>
          </table:table-cell>
          <table:table-cell office:value-type="float" office:value="0" calcext:value-type="float">
            <text:p>0</text:p>
          </table:table-cell>
          <table:table-cell office:value-type="float" office:value="10.2414" calcext:value-type="float">
            <text:p>10.2414</text:p>
          </table:table-cell>
          <table:table-cell office:value-type="float" office:value="13.81435" calcext:value-type="float">
            <text:p>13.81435</text:p>
          </table:table-cell>
          <table:table-cell office:value-type="float" office:value="15.04572" calcext:value-type="float">
            <text:p>15.04572</text:p>
          </table:table-cell>
          <table:table-cell office:value-type="float" office:value="14.77225" calcext:value-type="float">
            <text:p>14.77225</text:p>
          </table:table-cell>
          <table:table-cell office:value-type="float" office:value="14.19472" calcext:value-type="float">
            <text:p>14.19472</text:p>
          </table:table-cell>
          <table:table-cell office:value-type="float" office:value="7.968585" calcext:value-type="float">
            <text:p>7.968585</text:p>
          </table:table-cell>
          <table:table-cell office:value-type="float" office:value="5.068221" calcext:value-type="float">
            <text:p>5.068221</text:p>
          </table:table-cell>
          <table:table-cell office:value-type="float" office:value="3.006017" calcext:value-type="float">
            <text:p>3.006017</text:p>
          </table:table-cell>
          <table:table-cell office:value-type="float" office:value="2.088367" calcext:value-type="float">
            <text:p>2.088367</text:p>
          </table:table-cell>
          <table:table-cell office:value-type="float" office:value="0.9285773" calcext:value-type="float">
            <text:p>0.9285773</text:p>
          </table:table-cell>
          <table:table-cell office:value-type="float" office:value="0.4624255" calcext:value-type="float">
            <text:p>0.4624255</text:p>
          </table:table-cell>
          <table:table-cell office:value-type="float" office:value="0.4949037" calcext:value-type="float">
            <text:p>0.4949037</text:p>
          </table:table-cell>
          <table:table-cell office:value-type="float" office:value="0.3270902" calcext:value-type="float">
            <text:p>0.3270902</text:p>
          </table:table-cell>
          <table:table-cell office:value-type="float" office:value="0.3475351" calcext:value-type="float">
            <text:p>0.3475351</text:p>
          </table:table-cell>
          <table:table-cell office:value-type="float" office:value="0" calcext:value-type="float">
            <text:p>0</text:p>
          </table:table-cell>
          <table:table-cell office:value-type="float" office:value="468.0258" calcext:value-type="float">
            <text:p>468.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5" calcext:value-type="float">
            <text:p>1.215</text:p>
          </table:table-cell>
          <table:table-cell office:value-type="float" office:value="0" calcext:value-type="float">
            <text:p>0</text:p>
          </table:table-cell>
          <table:table-cell office:value-type="float" office:value="-0.001736858" calcext:value-type="float">
            <text:p>-0.0017368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30.0231" calcext:value-type="float">
            <text:p>30.0231</text:p>
          </table:table-cell>
          <table:table-cell office:value-type="float" office:value="1095.313" calcext:value-type="float">
            <text:p>1095.313</text:p>
          </table:table-cell>
          <table:table-cell office:value-type="float" office:value="0" calcext:value-type="float">
            <text:p>0</text:p>
          </table:table-cell>
          <table:table-cell office:value-type="float" office:value="-0.02128589" calcext:value-type="float">
            <text:p>-0.02128589</text:p>
          </table:table-cell>
          <table:table-cell office:value-type="float" office:value="0.6589638" calcext:value-type="float">
            <text:p>0.6589638</text:p>
          </table:table-cell>
          <table:table-cell office:value-type="float" office:value="8.060171" calcext:value-type="float">
            <text:p>8.060171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39" calcext:value-type="float">
            <text:p>8.984839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212211" calcext:value-type="float">
            <text:p>-0.01212211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27708" calcext:value-type="float">
            <text:p>14.27708</text:p>
          </table:table-cell>
          <table:table-cell office:value-type="float" office:value="0.1394192" calcext:value-type="float">
            <text:p>0.1394192</text:p>
          </table:table-cell>
          <table:table-cell office:value-type="float" office:value="0.05780567" calcext:value-type="float">
            <text:p>0.05780567</text:p>
          </table:table-cell>
          <table:table-cell office:value-type="float" office:value="0.05182992" calcext:value-type="float">
            <text:p>0.05182992</text:p>
          </table:table-cell>
          <table:table-cell office:value-type="float" office:value="0.04227722" calcext:value-type="float">
            <text:p>0.04227722</text:p>
          </table:table-cell>
          <table:table-cell office:value-type="float" office:value="0.04397545" calcext:value-type="float">
            <text:p>0.04397545</text:p>
          </table:table-cell>
          <table:table-cell office:value-type="float" office:value="0.01440537" calcext:value-type="float">
            <text:p>0.01440537</text:p>
          </table:table-cell>
          <table:table-cell office:value-type="float" office:value="0.01116957" calcext:value-type="float">
            <text:p>0.01116957</text:p>
          </table:table-cell>
          <table:table-cell office:value-type="float" office:value="0.0225711" calcext:value-type="float">
            <text:p>0.0225711</text:p>
          </table:table-cell>
          <table:table-cell office:value-type="float" office:value="0.02034416" calcext:value-type="float">
            <text:p>0.02034416</text:p>
          </table:table-cell>
          <table:table-cell office:value-type="float" office:value="0.01883041" calcext:value-type="float">
            <text:p>0.01883041</text:p>
          </table:table-cell>
          <table:table-cell office:value-type="float" office:value="0.01940557" calcext:value-type="float">
            <text:p>0.01940557</text:p>
          </table:table-cell>
          <table:table-cell office:value-type="float" office:value="0.02333314" calcext:value-type="float">
            <text:p>0.02333314</text:p>
          </table:table-cell>
          <table:table-cell office:value-type="float" office:value="0.004923178" calcext:value-type="float">
            <text:p>0.004923178</text:p>
          </table:table-cell>
          <table:table-cell office:value-type="float" office:value="0.004213178" calcext:value-type="float">
            <text:p>0.004213178</text:p>
          </table:table-cell>
          <table:table-cell office:value-type="float" office:value="0" calcext:value-type="float">
            <text:p>0</text:p>
          </table:table-cell>
          <table:table-cell office:value-type="float" office:value="10.54163" calcext:value-type="float">
            <text:p>10.54163</text:p>
          </table:table-cell>
          <table:table-cell office:value-type="float" office:value="14.17896" calcext:value-type="float">
            <text:p>14.17896</text:p>
          </table:table-cell>
          <table:table-cell office:value-type="float" office:value="15.25219" calcext:value-type="float">
            <text:p>15.25219</text:p>
          </table:table-cell>
          <table:table-cell office:value-type="float" office:value="14.81868" calcext:value-type="float">
            <text:p>14.81868</text:p>
          </table:table-cell>
          <table:table-cell office:value-type="float" office:value="14.2187" calcext:value-type="float">
            <text:p>14.2187</text:p>
          </table:table-cell>
          <table:table-cell office:value-type="float" office:value="7.921393" calcext:value-type="float">
            <text:p>7.921393</text:p>
          </table:table-cell>
          <table:table-cell office:value-type="float" office:value="5.058074" calcext:value-type="float">
            <text:p>5.058074</text:p>
          </table:table-cell>
          <table:table-cell office:value-type="float" office:value="3.011216" calcext:value-type="float">
            <text:p>3.011216</text:p>
          </table:table-cell>
          <table:table-cell office:value-type="float" office:value="2.089381" calcext:value-type="float">
            <text:p>2.089381</text:p>
          </table:table-cell>
          <table:table-cell office:value-type="float" office:value="0.9325036" calcext:value-type="float">
            <text:p>0.9325036</text:p>
          </table:table-cell>
          <table:table-cell office:value-type="float" office:value="0.4651374" calcext:value-type="float">
            <text:p>0.4651374</text:p>
          </table:table-cell>
          <table:table-cell office:value-type="float" office:value="0.4959905" calcext:value-type="float">
            <text:p>0.4959905</text:p>
          </table:table-cell>
          <table:table-cell office:value-type="float" office:value="0.3274432" calcext:value-type="float">
            <text:p>0.3274432</text:p>
          </table:table-cell>
          <table:table-cell office:value-type="float" office:value="0.34754" calcext:value-type="float">
            <text:p>0.34754</text:p>
          </table:table-cell>
          <table:table-cell office:value-type="float" office:value="0" calcext:value-type="float">
            <text:p>0</text:p>
          </table:table-cell>
          <table:table-cell office:value-type="float" office:value="478.2515" calcext:value-type="float">
            <text:p>478.2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8984" calcext:value-type="float">
            <text:p>1.288984</text:p>
          </table:table-cell>
          <table:table-cell office:value-type="float" office:value="0" calcext:value-type="float">
            <text:p>0</text:p>
          </table:table-cell>
          <table:table-cell office:value-type="float" office:value="-0.001755815" calcext:value-type="float">
            <text:p>-0.0017558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29.94653" calcext:value-type="float">
            <text:p>29.94653</text:p>
          </table:table-cell>
          <table:table-cell office:value-type="float" office:value="1095.299" calcext:value-type="float">
            <text:p>1095.299</text:p>
          </table:table-cell>
          <table:table-cell office:value-type="float" office:value="0" calcext:value-type="float">
            <text:p>0</text:p>
          </table:table-cell>
          <table:table-cell office:value-type="float" office:value="-0.04375675" calcext:value-type="float">
            <text:p>-0.04375675</text:p>
          </table:table-cell>
          <table:table-cell office:value-type="float" office:value="0.6717017" calcext:value-type="float">
            <text:p>0.6717017</text:p>
          </table:table-cell>
          <table:table-cell office:value-type="float" office:value="8.109343" calcext:value-type="float">
            <text:p>8.109343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39" calcext:value-type="float">
            <text:p>8.984839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226067" calcext:value-type="float">
            <text:p>-0.01226067</text:p>
          </table:table-cell>
          <table:table-cell office:value-type="float" office:value="0.00345719" calcext:value-type="float">
            <text:p>0.00345719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24249" calcext:value-type="float">
            <text:p>14.24249</text:p>
          </table:table-cell>
          <table:table-cell office:value-type="float" office:value="0.136534" calcext:value-type="float">
            <text:p>0.136534</text:p>
          </table:table-cell>
          <table:table-cell office:value-type="float" office:value="0.05983171" calcext:value-type="float">
            <text:p>0.05983171</text:p>
          </table:table-cell>
          <table:table-cell office:value-type="float" office:value="0.05309246" calcext:value-type="float">
            <text:p>0.05309246</text:p>
          </table:table-cell>
          <table:table-cell office:value-type="float" office:value="0.04210334" calcext:value-type="float">
            <text:p>0.04210334</text:p>
          </table:table-cell>
          <table:table-cell office:value-type="float" office:value="0.04399578" calcext:value-type="float">
            <text:p>0.04399578</text:p>
          </table:table-cell>
          <table:table-cell office:value-type="float" office:value="0.01422569" calcext:value-type="float">
            <text:p>0.01422569</text:p>
          </table:table-cell>
          <table:table-cell office:value-type="float" office:value="0.01096037" calcext:value-type="float">
            <text:p>0.01096037</text:p>
          </table:table-cell>
          <table:table-cell office:value-type="float" office:value="0.02251412" calcext:value-type="float">
            <text:p>0.02251412</text:p>
          </table:table-cell>
          <table:table-cell office:value-type="float" office:value="0.02031087" calcext:value-type="float">
            <text:p>0.02031087</text:p>
          </table:table-cell>
          <table:table-cell office:value-type="float" office:value="0.01879592" calcext:value-type="float">
            <text:p>0.01879592</text:p>
          </table:table-cell>
          <table:table-cell office:value-type="float" office:value="0.0193691" calcext:value-type="float">
            <text:p>0.0193691</text:p>
          </table:table-cell>
          <table:table-cell office:value-type="float" office:value="0.02327879" calcext:value-type="float">
            <text:p>0.02327879</text:p>
          </table:table-cell>
          <table:table-cell office:value-type="float" office:value="0.004925493" calcext:value-type="float">
            <text:p>0.004925493</text:p>
          </table:table-cell>
          <table:table-cell office:value-type="float" office:value="0.004212381" calcext:value-type="float">
            <text:p>0.004212381</text:p>
          </table:table-cell>
          <table:table-cell office:value-type="float" office:value="0" calcext:value-type="float">
            <text:p>0</text:p>
          </table:table-cell>
          <table:table-cell office:value-type="float" office:value="11.38735" calcext:value-type="float">
            <text:p>11.38735</text:p>
          </table:table-cell>
          <table:table-cell office:value-type="float" office:value="14.55548" calcext:value-type="float">
            <text:p>14.55548</text:p>
          </table:table-cell>
          <table:table-cell office:value-type="float" office:value="15.47237" calcext:value-type="float">
            <text:p>15.47237</text:p>
          </table:table-cell>
          <table:table-cell office:value-type="float" office:value="14.8461" calcext:value-type="float">
            <text:p>14.8461</text:p>
          </table:table-cell>
          <table:table-cell office:value-type="float" office:value="14.25943" calcext:value-type="float">
            <text:p>14.25943</text:p>
          </table:table-cell>
          <table:table-cell office:value-type="float" office:value="7.85697" calcext:value-type="float">
            <text:p>7.85697</text:p>
          </table:table-cell>
          <table:table-cell office:value-type="float" office:value="5.036976" calcext:value-type="float">
            <text:p>5.036976</text:p>
          </table:table-cell>
          <table:table-cell office:value-type="float" office:value="3.017156" calcext:value-type="float">
            <text:p>3.017156</text:p>
          </table:table-cell>
          <table:table-cell office:value-type="float" office:value="2.090626" calcext:value-type="float">
            <text:p>2.090626</text:p>
          </table:table-cell>
          <table:table-cell office:value-type="float" office:value="0.9362313" calcext:value-type="float">
            <text:p>0.9362313</text:p>
          </table:table-cell>
          <table:table-cell office:value-type="float" office:value="0.4677578" calcext:value-type="float">
            <text:p>0.4677578</text:p>
          </table:table-cell>
          <table:table-cell office:value-type="float" office:value="0.4970622" calcext:value-type="float">
            <text:p>0.4970622</text:p>
          </table:table-cell>
          <table:table-cell office:value-type="float" office:value="0.3278262" calcext:value-type="float">
            <text:p>0.3278262</text:p>
          </table:table-cell>
          <table:table-cell office:value-type="float" office:value="0.347545" calcext:value-type="float">
            <text:p>0.347545</text:p>
          </table:table-cell>
          <table:table-cell office:value-type="float" office:value="0" calcext:value-type="float">
            <text:p>0</text:p>
          </table:table-cell>
          <table:table-cell office:value-type="float" office:value="488.6535" calcext:value-type="float">
            <text:p>488.6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504" calcext:value-type="float">
            <text:p>1.372504</text:p>
          </table:table-cell>
          <table:table-cell office:value-type="float" office:value="0" calcext:value-type="float">
            <text:p>0</text:p>
          </table:table-cell>
          <table:table-cell office:value-type="float" office:value="-0.001779901" calcext:value-type="float">
            <text:p>-0.0017799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29.88981" calcext:value-type="float">
            <text:p>29.88981</text:p>
          </table:table-cell>
          <table:table-cell office:value-type="float" office:value="1095.282" calcext:value-type="float">
            <text:p>1095.282</text:p>
          </table:table-cell>
          <table:table-cell office:value-type="float" office:value="0" calcext:value-type="float">
            <text:p>0</text:p>
          </table:table-cell>
          <table:table-cell office:value-type="float" office:value="-0.07761234" calcext:value-type="float">
            <text:p>-0.07761234</text:p>
          </table:table-cell>
          <table:table-cell office:value-type="float" office:value="0.6740938" calcext:value-type="float">
            <text:p>0.6740938</text:p>
          </table:table-cell>
          <table:table-cell office:value-type="float" office:value="8.141227" calcext:value-type="float">
            <text:p>8.141227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46" calcext:value-type="float">
            <text:p>8.984846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240048" calcext:value-type="float">
            <text:p>-0.01240048</text:p>
          </table:table-cell>
          <table:table-cell office:value-type="float" office:value="0.003479357" calcext:value-type="float">
            <text:p>0.003479357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22887" calcext:value-type="float">
            <text:p>14.22887</text:p>
          </table:table-cell>
          <table:table-cell office:value-type="float" office:value="0.1957823" calcext:value-type="float">
            <text:p>0.1957823</text:p>
          </table:table-cell>
          <table:table-cell office:value-type="float" office:value="0.0587577" calcext:value-type="float">
            <text:p>0.0587577</text:p>
          </table:table-cell>
          <table:table-cell office:value-type="float" office:value="0.0518452" calcext:value-type="float">
            <text:p>0.0518452</text:p>
          </table:table-cell>
          <table:table-cell office:value-type="float" office:value="0.04194491" calcext:value-type="float">
            <text:p>0.04194491</text:p>
          </table:table-cell>
          <table:table-cell office:value-type="float" office:value="0.04389995" calcext:value-type="float">
            <text:p>0.04389995</text:p>
          </table:table-cell>
          <table:table-cell office:value-type="float" office:value="0.01399592" calcext:value-type="float">
            <text:p>0.01399592</text:p>
          </table:table-cell>
          <table:table-cell office:value-type="float" office:value="0.0107931" calcext:value-type="float">
            <text:p>0.0107931</text:p>
          </table:table-cell>
          <table:table-cell office:value-type="float" office:value="0.02242644" calcext:value-type="float">
            <text:p>0.02242644</text:p>
          </table:table-cell>
          <table:table-cell office:value-type="float" office:value="0.02027268" calcext:value-type="float">
            <text:p>0.02027268</text:p>
          </table:table-cell>
          <table:table-cell office:value-type="float" office:value="0.01876059" calcext:value-type="float">
            <text:p>0.01876059</text:p>
          </table:table-cell>
          <table:table-cell office:value-type="float" office:value="0.01933174" calcext:value-type="float">
            <text:p>0.01933174</text:p>
          </table:table-cell>
          <table:table-cell office:value-type="float" office:value="0.02322473" calcext:value-type="float">
            <text:p>0.02322473</text:p>
          </table:table-cell>
          <table:table-cell office:value-type="float" office:value="0.004928014" calcext:value-type="float">
            <text:p>0.004928014</text:p>
          </table:table-cell>
          <table:table-cell office:value-type="float" office:value="0.004211573" calcext:value-type="float">
            <text:p>0.004211573</text:p>
          </table:table-cell>
          <table:table-cell office:value-type="float" office:value="0" calcext:value-type="float">
            <text:p>0</text:p>
          </table:table-cell>
          <table:table-cell office:value-type="float" office:value="10.29521" calcext:value-type="float">
            <text:p>10.29521</text:p>
          </table:table-cell>
          <table:table-cell office:value-type="float" office:value="14.95383" calcext:value-type="float">
            <text:p>14.95383</text:p>
          </table:table-cell>
          <table:table-cell office:value-type="float" office:value="15.60702" calcext:value-type="float">
            <text:p>15.60702</text:p>
          </table:table-cell>
          <table:table-cell office:value-type="float" office:value="14.81601" calcext:value-type="float">
            <text:p>14.81601</text:p>
          </table:table-cell>
          <table:table-cell office:value-type="float" office:value="14.25313" calcext:value-type="float">
            <text:p>14.25313</text:p>
          </table:table-cell>
          <table:table-cell office:value-type="float" office:value="7.762507" calcext:value-type="float">
            <text:p>7.762507</text:p>
          </table:table-cell>
          <table:table-cell office:value-type="float" office:value="5.009727" calcext:value-type="float">
            <text:p>5.009727</text:p>
          </table:table-cell>
          <table:table-cell office:value-type="float" office:value="3.021774" calcext:value-type="float">
            <text:p>3.021774</text:p>
          </table:table-cell>
          <table:table-cell office:value-type="float" office:value="2.092198" calcext:value-type="float">
            <text:p>2.092198</text:p>
          </table:table-cell>
          <table:table-cell office:value-type="float" office:value="0.9397886" calcext:value-type="float">
            <text:p>0.9397886</text:p>
          </table:table-cell>
          <table:table-cell office:value-type="float" office:value="0.4702926" calcext:value-type="float">
            <text:p>0.4702926</text:p>
          </table:table-cell>
          <table:table-cell office:value-type="float" office:value="0.4981201" calcext:value-type="float">
            <text:p>0.4981201</text:p>
          </table:table-cell>
          <table:table-cell office:value-type="float" office:value="0.3282347" calcext:value-type="float">
            <text:p>0.3282347</text:p>
          </table:table-cell>
          <table:table-cell office:value-type="float" office:value="0.3475507" calcext:value-type="float">
            <text:p>0.3475507</text:p>
          </table:table-cell>
          <table:table-cell office:value-type="float" office:value="0" calcext:value-type="float">
            <text:p>0</text:p>
          </table:table-cell>
          <table:table-cell office:value-type="float" office:value="490.3422" calcext:value-type="float">
            <text:p>490.3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9608" calcext:value-type="float">
            <text:p>1.439608</text:p>
          </table:table-cell>
          <table:table-cell office:value-type="float" office:value="0" calcext:value-type="float">
            <text:p>0</text:p>
          </table:table-cell>
          <table:table-cell office:value-type="float" office:value="-0.001798946" calcext:value-type="float">
            <text:p>-0.0017989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29.83087" calcext:value-type="float">
            <text:p>29.83087</text:p>
          </table:table-cell>
          <table:table-cell office:value-type="float" office:value="1095.265" calcext:value-type="float">
            <text:p>1095.265</text:p>
          </table:table-cell>
          <table:table-cell office:value-type="float" office:value="0" calcext:value-type="float">
            <text:p>0</text:p>
          </table:table-cell>
          <table:table-cell office:value-type="float" office:value="-0.1210434" calcext:value-type="float">
            <text:p>-0.1210434</text:p>
          </table:table-cell>
          <table:table-cell office:value-type="float" office:value="0.6774944" calcext:value-type="float">
            <text:p>0.6774944</text:p>
          </table:table-cell>
          <table:table-cell office:value-type="float" office:value="8.165119" calcext:value-type="float">
            <text:p>8.165119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54" calcext:value-type="float">
            <text:p>8.98485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253622" calcext:value-type="float">
            <text:p>-0.01253622</text:p>
          </table:table-cell>
          <table:table-cell office:value-type="float" office:value="0.003501069" calcext:value-type="float">
            <text:p>0.003501069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20751" calcext:value-type="float">
            <text:p>14.20751</text:p>
          </table:table-cell>
          <table:table-cell office:value-type="float" office:value="0.2260083" calcext:value-type="float">
            <text:p>0.2260083</text:p>
          </table:table-cell>
          <table:table-cell office:value-type="float" office:value="0.05860193" calcext:value-type="float">
            <text:p>0.05860193</text:p>
          </table:table-cell>
          <table:table-cell office:value-type="float" office:value="0.0515177" calcext:value-type="float">
            <text:p>0.0515177</text:p>
          </table:table-cell>
          <table:table-cell office:value-type="float" office:value="0.04178702" calcext:value-type="float">
            <text:p>0.04178702</text:p>
          </table:table-cell>
          <table:table-cell office:value-type="float" office:value="0.04386381" calcext:value-type="float">
            <text:p>0.04386381</text:p>
          </table:table-cell>
          <table:table-cell office:value-type="float" office:value="0.01387273" calcext:value-type="float">
            <text:p>0.01387273</text:p>
          </table:table-cell>
          <table:table-cell office:value-type="float" office:value="0.010726" calcext:value-type="float">
            <text:p>0.010726</text:p>
          </table:table-cell>
          <table:table-cell office:value-type="float" office:value="0.02234588" calcext:value-type="float">
            <text:p>0.02234588</text:p>
          </table:table-cell>
          <table:table-cell office:value-type="float" office:value="0.02023287" calcext:value-type="float">
            <text:p>0.02023287</text:p>
          </table:table-cell>
          <table:table-cell office:value-type="float" office:value="0.01872375" calcext:value-type="float">
            <text:p>0.01872375</text:p>
          </table:table-cell>
          <table:table-cell office:value-type="float" office:value="0.01929267" calcext:value-type="float">
            <text:p>0.01929267</text:p>
          </table:table-cell>
          <table:table-cell office:value-type="float" office:value="0.02317077" calcext:value-type="float">
            <text:p>0.02317077</text:p>
          </table:table-cell>
          <table:table-cell office:value-type="float" office:value="0.00493155" calcext:value-type="float">
            <text:p>0.00493155</text:p>
          </table:table-cell>
          <table:table-cell office:value-type="float" office:value="0.004210734" calcext:value-type="float">
            <text:p>0.004210734</text:p>
          </table:table-cell>
          <table:table-cell office:value-type="float" office:value="0" calcext:value-type="float">
            <text:p>0</text:p>
          </table:table-cell>
          <table:table-cell office:value-type="float" office:value="10.90059" calcext:value-type="float">
            <text:p>10.90059</text:p>
          </table:table-cell>
          <table:table-cell office:value-type="float" office:value="15.35721" calcext:value-type="float">
            <text:p>15.35721</text:p>
          </table:table-cell>
          <table:table-cell office:value-type="float" office:value="15.72504" calcext:value-type="float">
            <text:p>15.72504</text:p>
          </table:table-cell>
          <table:table-cell office:value-type="float" office:value="14.76282" calcext:value-type="float">
            <text:p>14.76282</text:p>
          </table:table-cell>
          <table:table-cell office:value-type="float" office:value="14.22367" calcext:value-type="float">
            <text:p>14.22367</text:p>
          </table:table-cell>
          <table:table-cell office:value-type="float" office:value="7.640115" calcext:value-type="float">
            <text:p>7.640115</text:p>
          </table:table-cell>
          <table:table-cell office:value-type="float" office:value="4.980238" calcext:value-type="float">
            <text:p>4.980238</text:p>
          </table:table-cell>
          <table:table-cell office:value-type="float" office:value="3.024142" calcext:value-type="float">
            <text:p>3.024142</text:p>
          </table:table-cell>
          <table:table-cell office:value-type="float" office:value="2.09426" calcext:value-type="float">
            <text:p>2.09426</text:p>
          </table:table-cell>
          <table:table-cell office:value-type="float" office:value="0.9429258" calcext:value-type="float">
            <text:p>0.9429258</text:p>
          </table:table-cell>
          <table:table-cell office:value-type="float" office:value="0.4726489" calcext:value-type="float">
            <text:p>0.4726489</text:p>
          </table:table-cell>
          <table:table-cell office:value-type="float" office:value="0.4991518" calcext:value-type="float">
            <text:p>0.4991518</text:p>
          </table:table-cell>
          <table:table-cell office:value-type="float" office:value="0.3287535" calcext:value-type="float">
            <text:p>0.3287535</text:p>
          </table:table-cell>
          <table:table-cell office:value-type="float" office:value="0.3475579" calcext:value-type="float">
            <text:p>0.3475579</text:p>
          </table:table-cell>
          <table:table-cell office:value-type="float" office:value="0" calcext:value-type="float">
            <text:p>0</text:p>
          </table:table-cell>
          <table:table-cell office:value-type="float" office:value="493.0008" calcext:value-type="float">
            <text:p>493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8895" calcext:value-type="float">
            <text:p>1.508895</text:p>
          </table:table-cell>
          <table:table-cell office:value-type="float" office:value="0" calcext:value-type="float">
            <text:p>0</text:p>
          </table:table-cell>
          <table:table-cell office:value-type="float" office:value="-0.001816972" calcext:value-type="float">
            <text:p>-0.0018169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29.76655" calcext:value-type="float">
            <text:p>29.76655</text:p>
          </table:table-cell>
          <table:table-cell office:value-type="float" office:value="1095.248" calcext:value-type="float">
            <text:p>1095.248</text:p>
          </table:table-cell>
          <table:table-cell office:value-type="float" office:value="0" calcext:value-type="float">
            <text:p>0</text:p>
          </table:table-cell>
          <table:table-cell office:value-type="float" office:value="-0.1802142" calcext:value-type="float">
            <text:p>-0.1802142</text:p>
          </table:table-cell>
          <table:table-cell office:value-type="float" office:value="0.6814029" calcext:value-type="float">
            <text:p>0.6814029</text:p>
          </table:table-cell>
          <table:table-cell office:value-type="float" office:value="8.179357" calcext:value-type="float">
            <text:p>8.179357</text:p>
          </table:table-cell>
          <table:table-cell office:value-type="float" office:value="0.02507237" calcext:value-type="float">
            <text:p>0.02507237</text:p>
          </table:table-cell>
          <table:table-cell office:value-type="float" office:value="0.000008984854" calcext:value-type="float">
            <text:p>8.984854E-06</text:p>
          </table:table-cell>
          <table:table-cell office:value-type="float" office:value="0.1999543" calcext:value-type="float">
            <text:p>0.1999543</text:p>
          </table:table-cell>
          <table:table-cell office:value-type="float" office:value="-0.01309152" calcext:value-type="float">
            <text:p>-0.01309152</text:p>
          </table:table-cell>
          <table:table-cell office:value-type="float" office:value="-0.01267781" calcext:value-type="float">
            <text:p>-0.01267781</text:p>
          </table:table-cell>
          <table:table-cell office:value-type="float" office:value="0.003522238" calcext:value-type="float">
            <text:p>0.003522238</text:p>
          </table:table-cell>
          <table:table-cell office:value-type="float" office:value="0.001201244" calcext:value-type="float">
            <text:p>0.001201244</text:p>
          </table:table-cell>
          <table:table-cell office:value-type="float" office:value="14.18445" calcext:value-type="float">
            <text:p>14.18445</text:p>
          </table:table-cell>
          <table:table-cell office:value-type="float" office:value="0.2356751" calcext:value-type="float">
            <text:p>0.2356751</text:p>
          </table:table-cell>
          <table:table-cell office:value-type="float" office:value="0.06078739" calcext:value-type="float">
            <text:p>0.06078739</text:p>
          </table:table-cell>
          <table:table-cell office:value-type="float" office:value="0.05338517" calcext:value-type="float">
            <text:p>0.05338517</text:p>
          </table:table-cell>
          <table:table-cell office:value-type="float" office:value="0.04175204" calcext:value-type="float">
            <text:p>0.04175204</text:p>
          </table:table-cell>
          <table:table-cell office:value-type="float" office:value="0.04371234" calcext:value-type="float">
            <text:p>0.04371234</text:p>
          </table:table-cell>
          <table:table-cell office:value-type="float" office:value="0.01363024" calcext:value-type="float">
            <text:p>0.01363024</text:p>
          </table:table-cell>
          <table:table-cell office:value-type="float" office:value="0.01064544" calcext:value-type="float">
            <text:p>0.01064544</text:p>
          </table:table-cell>
          <table:table-cell office:value-type="float" office:value="0.02226986" calcext:value-type="float">
            <text:p>0.02226986</text:p>
          </table:table-cell>
          <table:table-cell office:value-type="float" office:value="0.0201918" calcext:value-type="float">
            <text:p>0.0201918</text:p>
          </table:table-cell>
          <table:table-cell office:value-type="float" office:value="0.01868594" calcext:value-type="float">
            <text:p>0.01868594</text:p>
          </table:table-cell>
          <table:table-cell office:value-type="float" office:value="0.01925246" calcext:value-type="float">
            <text:p>0.01925246</text:p>
          </table:table-cell>
          <table:table-cell office:value-type="float" office:value="0.02311726" calcext:value-type="float">
            <text:p>0.02311726</text:p>
          </table:table-cell>
          <table:table-cell office:value-type="float" office:value="0.004935282" calcext:value-type="float">
            <text:p>0.004935282</text:p>
          </table:table-cell>
          <table:table-cell office:value-type="float" office:value="0.004209892" calcext:value-type="float">
            <text:p>0.004209892</text:p>
          </table:table-cell>
          <table:table-cell office:value-type="float" office:value="0" calcext:value-type="float">
            <text:p>0</text:p>
          </table:table-cell>
          <table:table-cell office:value-type="float" office:value="11.66581" calcext:value-type="float">
            <text:p>11.66581</text:p>
          </table:table-cell>
          <table:table-cell office:value-type="float" office:value="15.75765" calcext:value-type="float">
            <text:p>15.75765</text:p>
          </table:table-cell>
          <table:table-cell office:value-type="float" office:value="15.79693" calcext:value-type="float">
            <text:p>15.79693</text:p>
          </table:table-cell>
          <table:table-cell office:value-type="float" office:value="14.69933" calcext:value-type="float">
            <text:p>14.69933</text:p>
          </table:table-cell>
          <table:table-cell office:value-type="float" office:value="14.15063" calcext:value-type="float">
            <text:p>14.15063</text:p>
          </table:table-cell>
          <table:table-cell office:value-type="float" office:value="7.47288" calcext:value-type="float">
            <text:p>7.47288</text:p>
          </table:table-cell>
          <table:table-cell office:value-type="float" office:value="4.950134" calcext:value-type="float">
            <text:p>4.950134</text:p>
          </table:table-cell>
          <table:table-cell office:value-type="float" office:value="3.024393" calcext:value-type="float">
            <text:p>3.024393</text:p>
          </table:table-cell>
          <table:table-cell office:value-type="float" office:value="2.096498" calcext:value-type="float">
            <text:p>2.096498</text:p>
          </table:table-cell>
          <table:table-cell office:value-type="float" office:value="0.9458346" calcext:value-type="float">
            <text:p>0.9458346</text:p>
          </table:table-cell>
          <table:table-cell office:value-type="float" office:value="0.4749205" calcext:value-type="float">
            <text:p>0.4749205</text:p>
          </table:table-cell>
          <table:table-cell office:value-type="float" office:value="0.5001785" calcext:value-type="float">
            <text:p>0.5001785</text:p>
          </table:table-cell>
          <table:table-cell office:value-type="float" office:value="0.3292978" calcext:value-type="float">
            <text:p>0.3292978</text:p>
          </table:table-cell>
          <table:table-cell office:value-type="float" office:value="0.3475651" calcext:value-type="float">
            <text:p>0.3475651</text:p>
          </table:table-cell>
          <table:table-cell office:value-type="float" office:value="0" calcext:value-type="float">
            <text:p>0</text:p>
          </table:table-cell>
          <table:table-cell office:value-type="float" office:value="496.0851" calcext:value-type="float">
            <text:p>496.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4349" calcext:value-type="float">
            <text:p>1.584349</text:p>
          </table:table-cell>
          <table:table-cell office:value-type="float" office:value="0" calcext:value-type="float">
            <text:p>0</text:p>
          </table:table-cell>
          <table:table-cell office:value-type="float" office:value="-0.001837435" calcext:value-type="float">
            <text:p>-0.0018374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29.6974" calcext:value-type="float">
            <text:p>29.6974</text:p>
          </table:table-cell>
          <table:table-cell office:value-type="float" office:value="1095.23" calcext:value-type="float">
            <text:p>1095.23</text:p>
          </table:table-cell>
          <table:table-cell office:value-type="float" office:value="0" calcext:value-type="float">
            <text:p>0</text:p>
          </table:table-cell>
          <table:table-cell office:value-type="float" office:value="-0.2530641" calcext:value-type="float">
            <text:p>-0.2530641</text:p>
          </table:table-cell>
          <table:table-cell office:value-type="float" office:value="0.680097" calcext:value-type="float">
            <text:p>0.680097</text:p>
          </table:table-cell>
          <table:table-cell office:value-type="float" office:value="8.198139" calcext:value-type="float">
            <text:p>8.198139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158694" calcext:value-type="float">
            <text:p>1.158694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63452" calcext:value-type="float">
            <text:p>-0.01263452</text:p>
          </table:table-cell>
          <table:table-cell office:value-type="float" office:value="-0.01284135" calcext:value-type="float">
            <text:p>-0.01284135</text:p>
          </table:table-cell>
          <table:table-cell office:value-type="float" office:value="0.00353993" calcext:value-type="float">
            <text:p>0.00353993</text:p>
          </table:table-cell>
          <table:table-cell office:value-type="float" office:value="0.001201245" calcext:value-type="float">
            <text:p>0.001201245</text:p>
          </table:table-cell>
          <table:table-cell office:value-type="float" office:value="14.16871" calcext:value-type="float">
            <text:p>14.16871</text:p>
          </table:table-cell>
          <table:table-cell office:value-type="float" office:value="0.3074889" calcext:value-type="float">
            <text:p>0.3074889</text:p>
          </table:table-cell>
          <table:table-cell office:value-type="float" office:value="0.08441598" calcext:value-type="float">
            <text:p>0.08441598</text:p>
          </table:table-cell>
          <table:table-cell office:value-type="float" office:value="0.05530403" calcext:value-type="float">
            <text:p>0.05530403</text:p>
          </table:table-cell>
          <table:table-cell office:value-type="float" office:value="0.04122669" calcext:value-type="float">
            <text:p>0.04122669</text:p>
          </table:table-cell>
          <table:table-cell office:value-type="float" office:value="0.0433265" calcext:value-type="float">
            <text:p>0.0433265</text:p>
          </table:table-cell>
          <table:table-cell office:value-type="float" office:value="0.01355515" calcext:value-type="float">
            <text:p>0.01355515</text:p>
          </table:table-cell>
          <table:table-cell office:value-type="float" office:value="0.0105416" calcext:value-type="float">
            <text:p>0.0105416</text:p>
          </table:table-cell>
          <table:table-cell office:value-type="float" office:value="0.02220896" calcext:value-type="float">
            <text:p>0.02220896</text:p>
          </table:table-cell>
          <table:table-cell office:value-type="float" office:value="0.0201376" calcext:value-type="float">
            <text:p>0.0201376</text:p>
          </table:table-cell>
          <table:table-cell office:value-type="float" office:value="0.01864766" calcext:value-type="float">
            <text:p>0.01864766</text:p>
          </table:table-cell>
          <table:table-cell office:value-type="float" office:value="0.01921136" calcext:value-type="float">
            <text:p>0.01921136</text:p>
          </table:table-cell>
          <table:table-cell office:value-type="float" office:value="0.0230642" calcext:value-type="float">
            <text:p>0.0230642</text:p>
          </table:table-cell>
          <table:table-cell office:value-type="float" office:value="0.004938884" calcext:value-type="float">
            <text:p>0.004938884</text:p>
          </table:table-cell>
          <table:table-cell office:value-type="float" office:value="0.004209059" calcext:value-type="float">
            <text:p>0.004209059</text:p>
          </table:table-cell>
          <table:table-cell office:value-type="float" office:value="0" calcext:value-type="float">
            <text:p>0</text:p>
          </table:table-cell>
          <table:table-cell office:value-type="float" office:value="15.6814" calcext:value-type="float">
            <text:p>15.6814</text:p>
          </table:table-cell>
          <table:table-cell office:value-type="float" office:value="22.07237" calcext:value-type="float">
            <text:p>22.07237</text:p>
          </table:table-cell>
          <table:table-cell office:value-type="float" office:value="16.71103" calcext:value-type="float">
            <text:p>16.71103</text:p>
          </table:table-cell>
          <table:table-cell office:value-type="float" office:value="14.51289" calcext:value-type="float">
            <text:p>14.51289</text:p>
          </table:table-cell>
          <table:table-cell office:value-type="float" office:value="14.14814" calcext:value-type="float">
            <text:p>14.14814</text:p>
          </table:table-cell>
          <table:table-cell office:value-type="float" office:value="7.306983" calcext:value-type="float">
            <text:p>7.306983</text:p>
          </table:table-cell>
          <table:table-cell office:value-type="float" office:value="4.857562" calcext:value-type="float">
            <text:p>4.857562</text:p>
          </table:table-cell>
          <table:table-cell office:value-type="float" office:value="3.032967" calcext:value-type="float">
            <text:p>3.032967</text:p>
          </table:table-cell>
          <table:table-cell office:value-type="float" office:value="2.098237" calcext:value-type="float">
            <text:p>2.098237</text:p>
          </table:table-cell>
          <table:table-cell office:value-type="float" office:value="0.9487037" calcext:value-type="float">
            <text:p>0.9487037</text:p>
          </table:table-cell>
          <table:table-cell office:value-type="float" office:value="0.4771452" calcext:value-type="float">
            <text:p>0.4771452</text:p>
          </table:table-cell>
          <table:table-cell office:value-type="float" office:value="0.5012113" calcext:value-type="float">
            <text:p>0.5012113</text:p>
          </table:table-cell>
          <table:table-cell office:value-type="float" office:value="0.3298336" calcext:value-type="float">
            <text:p>0.3298336</text:p>
          </table:table-cell>
          <table:table-cell office:value-type="float" office:value="0.3475723" calcext:value-type="float">
            <text:p>0.3475723</text:p>
          </table:table-cell>
          <table:table-cell office:value-type="float" office:value="0" calcext:value-type="float">
            <text:p>0</text:p>
          </table:table-cell>
          <table:table-cell office:value-type="float" office:value="493.75" calcext:value-type="float">
            <text:p>49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5269" calcext:value-type="float">
            <text:p>1.665269</text:p>
          </table:table-cell>
          <table:table-cell office:value-type="float" office:value="0" calcext:value-type="float">
            <text:p>0</text:p>
          </table:table-cell>
          <table:table-cell office:value-type="float" office:value="-0.00190893" calcext:value-type="float">
            <text:p>-0.001908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29.65633" calcext:value-type="float">
            <text:p>29.65633</text:p>
          </table:table-cell>
          <table:table-cell office:value-type="float" office:value="1095.216" calcext:value-type="float">
            <text:p>1095.216</text:p>
          </table:table-cell>
          <table:table-cell office:value-type="float" office:value="0" calcext:value-type="float">
            <text:p>0</text:p>
          </table:table-cell>
          <table:table-cell office:value-type="float" office:value="-0.3309495" calcext:value-type="float">
            <text:p>-0.3309495</text:p>
          </table:table-cell>
          <table:table-cell office:value-type="float" office:value="0.657196" calcext:value-type="float">
            <text:p>0.657196</text:p>
          </table:table-cell>
          <table:table-cell office:value-type="float" office:value="8.19241" calcext:value-type="float">
            <text:p>8.19241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94" calcext:value-type="float">
            <text:p>-0.01246094</text:p>
          </table:table-cell>
          <table:table-cell office:value-type="float" office:value="-0.01324278" calcext:value-type="float">
            <text:p>-0.01324278</text:p>
          </table:table-cell>
          <table:table-cell office:value-type="float" office:value="0.003552081" calcext:value-type="float">
            <text:p>0.003552081</text:p>
          </table:table-cell>
          <table:table-cell office:value-type="float" office:value="0.001201246" calcext:value-type="float">
            <text:p>0.001201246</text:p>
          </table:table-cell>
          <table:table-cell office:value-type="float" office:value="14.27918" calcext:value-type="float">
            <text:p>14.27918</text:p>
          </table:table-cell>
          <table:table-cell office:value-type="float" office:value="0.1687733" calcext:value-type="float">
            <text:p>0.1687733</text:p>
          </table:table-cell>
          <table:table-cell office:value-type="float" office:value="0.06418127" calcext:value-type="float">
            <text:p>0.06418127</text:p>
          </table:table-cell>
          <table:table-cell office:value-type="float" office:value="0.05426657" calcext:value-type="float">
            <text:p>0.05426657</text:p>
          </table:table-cell>
          <table:table-cell office:value-type="float" office:value="0.04200838" calcext:value-type="float">
            <text:p>0.04200838</text:p>
          </table:table-cell>
          <table:table-cell office:value-type="float" office:value="0.04374143" calcext:value-type="float">
            <text:p>0.04374143</text:p>
          </table:table-cell>
          <table:table-cell office:value-type="float" office:value="0.01365086" calcext:value-type="float">
            <text:p>0.01365086</text:p>
          </table:table-cell>
          <table:table-cell office:value-type="float" office:value="0.01035974" calcext:value-type="float">
            <text:p>0.01035974</text:p>
          </table:table-cell>
          <table:table-cell office:value-type="float" office:value="0.02214873" calcext:value-type="float">
            <text:p>0.02214873</text:p>
          </table:table-cell>
          <table:table-cell office:value-type="float" office:value="0.02007897" calcext:value-type="float">
            <text:p>0.02007897</text:p>
          </table:table-cell>
          <table:table-cell office:value-type="float" office:value="0.01860916" calcext:value-type="float">
            <text:p>0.01860916</text:p>
          </table:table-cell>
          <table:table-cell office:value-type="float" office:value="0.01916845" calcext:value-type="float">
            <text:p>0.01916845</text:p>
          </table:table-cell>
          <table:table-cell office:value-type="float" office:value="0.02301154" calcext:value-type="float">
            <text:p>0.02301154</text:p>
          </table:table-cell>
          <table:table-cell office:value-type="float" office:value="0.004942343" calcext:value-type="float">
            <text:p>0.004942343</text:p>
          </table:table-cell>
          <table:table-cell office:value-type="float" office:value="0.004208221" calcext:value-type="float">
            <text:p>0.004208221</text:p>
          </table:table-cell>
          <table:table-cell office:value-type="float" office:value="0" calcext:value-type="float">
            <text:p>0</text:p>
          </table:table-cell>
          <table:table-cell office:value-type="float" office:value="12.90805" calcext:value-type="float">
            <text:p>12.90805</text:p>
          </table:table-cell>
          <table:table-cell office:value-type="float" office:value="15.59087" calcext:value-type="float">
            <text:p>15.59087</text:p>
          </table:table-cell>
          <table:table-cell office:value-type="float" office:value="17.23389" calcext:value-type="float">
            <text:p>17.23389</text:p>
          </table:table-cell>
          <table:table-cell office:value-type="float" office:value="15.56135" calcext:value-type="float">
            <text:p>15.56135</text:p>
          </table:table-cell>
          <table:table-cell office:value-type="float" office:value="15.06432" calcext:value-type="float">
            <text:p>15.06432</text:p>
          </table:table-cell>
          <table:table-cell office:value-type="float" office:value="7.322575" calcext:value-type="float">
            <text:p>7.322575</text:p>
          </table:table-cell>
          <table:table-cell office:value-type="float" office:value="4.62686" calcext:value-type="float">
            <text:p>4.62686</text:p>
          </table:table-cell>
          <table:table-cell office:value-type="float" office:value="3.056942" calcext:value-type="float">
            <text:p>3.056942</text:p>
          </table:table-cell>
          <table:table-cell office:value-type="float" office:value="2.100923" calcext:value-type="float">
            <text:p>2.100923</text:p>
          </table:table-cell>
          <table:table-cell office:value-type="float" office:value="0.9515655" calcext:value-type="float">
            <text:p>0.9515655</text:p>
          </table:table-cell>
          <table:table-cell office:value-type="float" office:value="0.4790588" calcext:value-type="float">
            <text:p>0.4790588</text:p>
          </table:table-cell>
          <table:table-cell office:value-type="float" office:value="0.5022472" calcext:value-type="float">
            <text:p>0.5022472</text:p>
          </table:table-cell>
          <table:table-cell office:value-type="float" office:value="0.3303593" calcext:value-type="float">
            <text:p>0.3303593</text:p>
          </table:table-cell>
          <table:table-cell office:value-type="float" office:value="0.3475795" calcext:value-type="float">
            <text:p>0.3475795</text:p>
          </table:table-cell>
          <table:table-cell office:value-type="float" office:value="0" calcext:value-type="float">
            <text:p>0</text:p>
          </table:table-cell>
          <table:table-cell office:value-type="float" office:value="477.6391" calcext:value-type="float">
            <text:p>477.6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2114" calcext:value-type="float">
            <text:p>1.712114</text:p>
          </table:table-cell>
          <table:table-cell office:value-type="float" office:value="0" calcext:value-type="float">
            <text:p>0</text:p>
          </table:table-cell>
          <table:table-cell office:value-type="float" office:value="-0.002396126" calcext:value-type="float">
            <text:p>-0.0023961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29.60412" calcext:value-type="float">
            <text:p>29.60412</text:p>
          </table:table-cell>
          <table:table-cell office:value-type="float" office:value="1095.204" calcext:value-type="float">
            <text:p>1095.204</text:p>
          </table:table-cell>
          <table:table-cell office:value-type="float" office:value="0" calcext:value-type="float">
            <text:p>0</text:p>
          </table:table-cell>
          <table:table-cell office:value-type="float" office:value="-0.4260333" calcext:value-type="float">
            <text:p>-0.4260333</text:p>
          </table:table-cell>
          <table:table-cell office:value-type="float" office:value="0.6527036" calcext:value-type="float">
            <text:p>0.6527036</text:p>
          </table:table-cell>
          <table:table-cell office:value-type="float" office:value="8.162977" calcext:value-type="float">
            <text:p>8.162977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94" calcext:value-type="float">
            <text:p>-0.01246094</text:p>
          </table:table-cell>
          <table:table-cell office:value-type="float" office:value="-0.01348628" calcext:value-type="float">
            <text:p>-0.01348628</text:p>
          </table:table-cell>
          <table:table-cell office:value-type="float" office:value="0.003566852" calcext:value-type="float">
            <text:p>0.003566852</text:p>
          </table:table-cell>
          <table:table-cell office:value-type="float" office:value="0.001201252" calcext:value-type="float">
            <text:p>0.001201252</text:p>
          </table:table-cell>
          <table:table-cell office:value-type="float" office:value="14.35268" calcext:value-type="float">
            <text:p>14.35268</text:p>
          </table:table-cell>
          <table:table-cell office:value-type="float" office:value="0.1302601" calcext:value-type="float">
            <text:p>0.1302601</text:p>
          </table:table-cell>
          <table:table-cell office:value-type="float" office:value="0.06334054" calcext:value-type="float">
            <text:p>0.06334054</text:p>
          </table:table-cell>
          <table:table-cell office:value-type="float" office:value="0.05440315" calcext:value-type="float">
            <text:p>0.05440315</text:p>
          </table:table-cell>
          <table:table-cell office:value-type="float" office:value="0.04159681" calcext:value-type="float">
            <text:p>0.04159681</text:p>
          </table:table-cell>
          <table:table-cell office:value-type="float" office:value="0.04363936" calcext:value-type="float">
            <text:p>0.04363936</text:p>
          </table:table-cell>
          <table:table-cell office:value-type="float" office:value="0.01353521" calcext:value-type="float">
            <text:p>0.01353521</text:p>
          </table:table-cell>
          <table:table-cell office:value-type="float" office:value="0.01035301" calcext:value-type="float">
            <text:p>0.01035301</text:p>
          </table:table-cell>
          <table:table-cell office:value-type="float" office:value="0.02207587" calcext:value-type="float">
            <text:p>0.02207587</text:p>
          </table:table-cell>
          <table:table-cell office:value-type="float" office:value="0.02001675" calcext:value-type="float">
            <text:p>0.02001675</text:p>
          </table:table-cell>
          <table:table-cell office:value-type="float" office:value="0.01857023" calcext:value-type="float">
            <text:p>0.01857023</text:p>
          </table:table-cell>
          <table:table-cell office:value-type="float" office:value="0.0191245" calcext:value-type="float">
            <text:p>0.0191245</text:p>
          </table:table-cell>
          <table:table-cell office:value-type="float" office:value="0.0229592" calcext:value-type="float">
            <text:p>0.0229592</text:p>
          </table:table-cell>
          <table:table-cell office:value-type="float" office:value="0.004945648" calcext:value-type="float">
            <text:p>0.004945648</text:p>
          </table:table-cell>
          <table:table-cell office:value-type="float" office:value="0.004207375" calcext:value-type="float">
            <text:p>0.004207375</text:p>
          </table:table-cell>
          <table:table-cell office:value-type="float" office:value="0" calcext:value-type="float">
            <text:p>0</text:p>
          </table:table-cell>
          <table:table-cell office:value-type="float" office:value="9.563638" calcext:value-type="float">
            <text:p>9.563638</text:p>
          </table:table-cell>
          <table:table-cell office:value-type="float" office:value="15.54738" calcext:value-type="float">
            <text:p>15.54738</text:p>
          </table:table-cell>
          <table:table-cell office:value-type="float" office:value="16.57551" calcext:value-type="float">
            <text:p>16.57551</text:p>
          </table:table-cell>
          <table:table-cell office:value-type="float" office:value="15.0107" calcext:value-type="float">
            <text:p>15.0107</text:p>
          </table:table-cell>
          <table:table-cell office:value-type="float" office:value="14.69112" calcext:value-type="float">
            <text:p>14.69112</text:p>
          </table:table-cell>
          <table:table-cell office:value-type="float" office:value="7.1304" calcext:value-type="float">
            <text:p>7.1304</text:p>
          </table:table-cell>
          <table:table-cell office:value-type="float" office:value="4.583128" calcext:value-type="float">
            <text:p>4.583128</text:p>
          </table:table-cell>
          <table:table-cell office:value-type="float" office:value="3.058271" calcext:value-type="float">
            <text:p>3.058271</text:p>
          </table:table-cell>
          <table:table-cell office:value-type="float" office:value="2.102519" calcext:value-type="float">
            <text:p>2.102519</text:p>
          </table:table-cell>
          <table:table-cell office:value-type="float" office:value="0.9544797" calcext:value-type="float">
            <text:p>0.9544797</text:p>
          </table:table-cell>
          <table:table-cell office:value-type="float" office:value="0.4808901" calcext:value-type="float">
            <text:p>0.4808901</text:p>
          </table:table-cell>
          <table:table-cell office:value-type="float" office:value="0.50328" calcext:value-type="float">
            <text:p>0.50328</text:p>
          </table:table-cell>
          <table:table-cell office:value-type="float" office:value="0.330873" calcext:value-type="float">
            <text:p>0.330873</text:p>
          </table:table-cell>
          <table:table-cell office:value-type="float" office:value="0.3475867" calcext:value-type="float">
            <text:p>0.3475867</text:p>
          </table:table-cell>
          <table:table-cell office:value-type="float" office:value="0" calcext:value-type="float">
            <text:p>0</text:p>
          </table:table-cell>
          <table:table-cell office:value-type="float" office:value="475.0414" calcext:value-type="float">
            <text:p>475.0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9185" calcext:value-type="float">
            <text:p>1.769185</text:p>
          </table:table-cell>
          <table:table-cell office:value-type="float" office:value="0" calcext:value-type="float">
            <text:p>0</text:p>
          </table:table-cell>
          <table:table-cell office:value-type="float" office:value="-0.002419202" calcext:value-type="float">
            <text:p>-0.0024192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29.51152" calcext:value-type="float">
            <text:p>29.51152</text:p>
          </table:table-cell>
          <table:table-cell office:value-type="float" office:value="1095.191" calcext:value-type="float">
            <text:p>1095.191</text:p>
          </table:table-cell>
          <table:table-cell office:value-type="float" office:value="0" calcext:value-type="float">
            <text:p>0</text:p>
          </table:table-cell>
          <table:table-cell office:value-type="float" office:value="-0.5361627" calcext:value-type="float">
            <text:p>-0.5361627</text:p>
          </table:table-cell>
          <table:table-cell office:value-type="float" office:value="0.6785732" calcext:value-type="float">
            <text:p>0.6785732</text:p>
          </table:table-cell>
          <table:table-cell office:value-type="float" office:value="8.132738" calcext:value-type="float">
            <text:p>8.132738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91" calcext:value-type="float">
            <text:p>-0.01246091</text:p>
          </table:table-cell>
          <table:table-cell office:value-type="float" office:value="-0.01359162" calcext:value-type="float">
            <text:p>-0.01359162</text:p>
          </table:table-cell>
          <table:table-cell office:value-type="float" office:value="0.00358272" calcext:value-type="float">
            <text:p>0.00358272</text:p>
          </table:table-cell>
          <table:table-cell office:value-type="float" office:value="0.001201261" calcext:value-type="float">
            <text:p>0.001201261</text:p>
          </table:table-cell>
          <table:table-cell office:value-type="float" office:value="14.29689" calcext:value-type="float">
            <text:p>14.29689</text:p>
          </table:table-cell>
          <table:table-cell office:value-type="float" office:value="0.123765" calcext:value-type="float">
            <text:p>0.123765</text:p>
          </table:table-cell>
          <table:table-cell office:value-type="float" office:value="0.06326019" calcext:value-type="float">
            <text:p>0.06326019</text:p>
          </table:table-cell>
          <table:table-cell office:value-type="float" office:value="0.05478202" calcext:value-type="float">
            <text:p>0.05478202</text:p>
          </table:table-cell>
          <table:table-cell office:value-type="float" office:value="0.0413226" calcext:value-type="float">
            <text:p>0.0413226</text:p>
          </table:table-cell>
          <table:table-cell office:value-type="float" office:value="0.04324044" calcext:value-type="float">
            <text:p>0.04324044</text:p>
          </table:table-cell>
          <table:table-cell office:value-type="float" office:value="0.01359454" calcext:value-type="float">
            <text:p>0.01359454</text:p>
          </table:table-cell>
          <table:table-cell office:value-type="float" office:value="0.01027987" calcext:value-type="float">
            <text:p>0.01027987</text:p>
          </table:table-cell>
          <table:table-cell office:value-type="float" office:value="0.02200794" calcext:value-type="float">
            <text:p>0.02200794</text:p>
          </table:table-cell>
          <table:table-cell office:value-type="float" office:value="0.01995409" calcext:value-type="float">
            <text:p>0.01995409</text:p>
          </table:table-cell>
          <table:table-cell office:value-type="float" office:value="0.01853101" calcext:value-type="float">
            <text:p>0.01853101</text:p>
          </table:table-cell>
          <table:table-cell office:value-type="float" office:value="0.01907987" calcext:value-type="float">
            <text:p>0.01907987</text:p>
          </table:table-cell>
          <table:table-cell office:value-type="float" office:value="0.02290716" calcext:value-type="float">
            <text:p>0.02290716</text:p>
          </table:table-cell>
          <table:table-cell office:value-type="float" office:value="0.004948781" calcext:value-type="float">
            <text:p>0.004948781</text:p>
          </table:table-cell>
          <table:table-cell office:value-type="float" office:value="0.004206499" calcext:value-type="float">
            <text:p>0.004206499</text:p>
          </table:table-cell>
          <table:table-cell office:value-type="float" office:value="0" calcext:value-type="float">
            <text:p>0</text:p>
          </table:table-cell>
          <table:table-cell office:value-type="float" office:value="11.58949" calcext:value-type="float">
            <text:p>11.58949</text:p>
          </table:table-cell>
          <table:table-cell office:value-type="float" office:value="15.8668" calcext:value-type="float">
            <text:p>15.8668</text:p>
          </table:table-cell>
          <table:table-cell office:value-type="float" office:value="16.40808" calcext:value-type="float">
            <text:p>16.40808</text:p>
          </table:table-cell>
          <table:table-cell office:value-type="float" office:value="14.66732" calcext:value-type="float">
            <text:p>14.66732</text:p>
          </table:table-cell>
          <table:table-cell office:value-type="float" office:value="14.31874" calcext:value-type="float">
            <text:p>14.31874</text:p>
          </table:table-cell>
          <table:table-cell office:value-type="float" office:value="6.870838" calcext:value-type="float">
            <text:p>6.870838</text:p>
          </table:table-cell>
          <table:table-cell office:value-type="float" office:value="4.534549" calcext:value-type="float">
            <text:p>4.534549</text:p>
          </table:table-cell>
          <table:table-cell office:value-type="float" office:value="3.053952" calcext:value-type="float">
            <text:p>3.053952</text:p>
          </table:table-cell>
          <table:table-cell office:value-type="float" office:value="2.102151" calcext:value-type="float">
            <text:p>2.102151</text:p>
          </table:table-cell>
          <table:table-cell office:value-type="float" office:value="0.9574404" calcext:value-type="float">
            <text:p>0.9574404</text:p>
          </table:table-cell>
          <table:table-cell office:value-type="float" office:value="0.4827522" calcext:value-type="float">
            <text:p>0.4827522</text:p>
          </table:table-cell>
          <table:table-cell office:value-type="float" office:value="0.5043131" calcext:value-type="float">
            <text:p>0.5043131</text:p>
          </table:table-cell>
          <table:table-cell office:value-type="float" office:value="0.3313737" calcext:value-type="float">
            <text:p>0.3313737</text:p>
          </table:table-cell>
          <table:table-cell office:value-type="float" office:value="0.3475939" calcext:value-type="float">
            <text:p>0.3475939</text:p>
          </table:table-cell>
          <table:table-cell office:value-type="float" office:value="0" calcext:value-type="float">
            <text:p>0</text:p>
          </table:table-cell>
          <table:table-cell office:value-type="float" office:value="496.3891" calcext:value-type="float">
            <text:p>496.3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7657" calcext:value-type="float">
            <text:p>1.867657</text:p>
          </table:table-cell>
          <table:table-cell office:value-type="float" office:value="0" calcext:value-type="float">
            <text:p>0</text:p>
          </table:table-cell>
          <table:table-cell office:value-type="float" office:value="-0.002440408" calcext:value-type="float">
            <text:p>-0.0024404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29.45252" calcext:value-type="float">
            <text:p>29.45252</text:p>
          </table:table-cell>
          <table:table-cell office:value-type="float" office:value="1095.178" calcext:value-type="float">
            <text:p>1095.178</text:p>
          </table:table-cell>
          <table:table-cell office:value-type="float" office:value="0" calcext:value-type="float">
            <text:p>0</text:p>
          </table:table-cell>
          <table:table-cell office:value-type="float" office:value="-0.6710795" calcext:value-type="float">
            <text:p>-0.6710795</text:p>
          </table:table-cell>
          <table:table-cell office:value-type="float" office:value="0.6747342" calcext:value-type="float">
            <text:p>0.6747342</text:p>
          </table:table-cell>
          <table:table-cell office:value-type="float" office:value="8.073812" calcext:value-type="float">
            <text:p>8.073812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9" calcext:value-type="float">
            <text:p>-0.01246089</text:p>
          </table:table-cell>
          <table:table-cell office:value-type="float" office:value="-0.01386097" calcext:value-type="float">
            <text:p>-0.01386097</text:p>
          </table:table-cell>
          <table:table-cell office:value-type="float" office:value="0.003598819" calcext:value-type="float">
            <text:p>0.003598819</text:p>
          </table:table-cell>
          <table:table-cell office:value-type="float" office:value="0.001201272" calcext:value-type="float">
            <text:p>0.001201272</text:p>
          </table:table-cell>
          <table:table-cell office:value-type="float" office:value="14.36033" calcext:value-type="float">
            <text:p>14.36033</text:p>
          </table:table-cell>
          <table:table-cell office:value-type="float" office:value="0.1028092" calcext:value-type="float">
            <text:p>0.1028092</text:p>
          </table:table-cell>
          <table:table-cell office:value-type="float" office:value="0.06532952" calcext:value-type="float">
            <text:p>0.06532952</text:p>
          </table:table-cell>
          <table:table-cell office:value-type="float" office:value="0.05604625" calcext:value-type="float">
            <text:p>0.05604625</text:p>
          </table:table-cell>
          <table:table-cell office:value-type="float" office:value="0.04084182" calcext:value-type="float">
            <text:p>0.04084182</text:p>
          </table:table-cell>
          <table:table-cell office:value-type="float" office:value="0.04295422" calcext:value-type="float">
            <text:p>0.04295422</text:p>
          </table:table-cell>
          <table:table-cell office:value-type="float" office:value="0.01343082" calcext:value-type="float">
            <text:p>0.01343082</text:p>
          </table:table-cell>
          <table:table-cell office:value-type="float" office:value="0.01015946" calcext:value-type="float">
            <text:p>0.01015946</text:p>
          </table:table-cell>
          <table:table-cell office:value-type="float" office:value="0.02194138" calcext:value-type="float">
            <text:p>0.02194138</text:p>
          </table:table-cell>
          <table:table-cell office:value-type="float" office:value="0.01989357" calcext:value-type="float">
            <text:p>0.01989357</text:p>
          </table:table-cell>
          <table:table-cell office:value-type="float" office:value="0.01849187" calcext:value-type="float">
            <text:p>0.01849187</text:p>
          </table:table-cell>
          <table:table-cell office:value-type="float" office:value="0.01903455" calcext:value-type="float">
            <text:p>0.01903455</text:p>
          </table:table-cell>
          <table:table-cell office:value-type="float" office:value="0.02285509" calcext:value-type="float">
            <text:p>0.02285509</text:p>
          </table:table-cell>
          <table:table-cell office:value-type="float" office:value="0.004951738" calcext:value-type="float">
            <text:p>0.004951738</text:p>
          </table:table-cell>
          <table:table-cell office:value-type="float" office:value="0.004205616" calcext:value-type="float">
            <text:p>0.004205616</text:p>
          </table:table-cell>
          <table:table-cell office:value-type="float" office:value="0" calcext:value-type="float">
            <text:p>0</text:p>
          </table:table-cell>
          <table:table-cell office:value-type="float" office:value="12.19381" calcext:value-type="float">
            <text:p>12.19381</text:p>
          </table:table-cell>
          <table:table-cell office:value-type="float" office:value="15.62732" calcext:value-type="float">
            <text:p>15.62732</text:p>
          </table:table-cell>
          <table:table-cell office:value-type="float" office:value="16.10785" calcext:value-type="float">
            <text:p>16.10785</text:p>
          </table:table-cell>
          <table:table-cell office:value-type="float" office:value="14.32836" calcext:value-type="float">
            <text:p>14.32836</text:p>
          </table:table-cell>
          <table:table-cell office:value-type="float" office:value="13.95795" calcext:value-type="float">
            <text:p>13.95795</text:p>
          </table:table-cell>
          <table:table-cell office:value-type="float" office:value="6.569191" calcext:value-type="float">
            <text:p>6.569191</text:p>
          </table:table-cell>
          <table:table-cell office:value-type="float" office:value="4.466861" calcext:value-type="float">
            <text:p>4.466861</text:p>
          </table:table-cell>
          <table:table-cell office:value-type="float" office:value="3.045893" calcext:value-type="float">
            <text:p>3.045893</text:p>
          </table:table-cell>
          <table:table-cell office:value-type="float" office:value="2.099932" calcext:value-type="float">
            <text:p>2.099932</text:p>
          </table:table-cell>
          <table:table-cell office:value-type="float" office:value="0.9604213" calcext:value-type="float">
            <text:p>0.9604213</text:p>
          </table:table-cell>
          <table:table-cell office:value-type="float" office:value="0.484636" calcext:value-type="float">
            <text:p>0.484636</text:p>
          </table:table-cell>
          <table:table-cell office:value-type="float" office:value="0.505353" calcext:value-type="float">
            <text:p>0.505353</text:p>
          </table:table-cell>
          <table:table-cell office:value-type="float" office:value="0.3318604" calcext:value-type="float">
            <text:p>0.3318604</text:p>
          </table:table-cell>
          <table:table-cell office:value-type="float" office:value="0.3476011" calcext:value-type="float">
            <text:p>0.3476011</text:p>
          </table:table-cell>
          <table:table-cell office:value-type="float" office:value="0" calcext:value-type="float">
            <text:p>0</text:p>
          </table:table-cell>
          <table:table-cell office:value-type="float" office:value="494.1512" calcext:value-type="float">
            <text:p>494.1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516" calcext:value-type="float">
            <text:p>1.931516</text:p>
          </table:table-cell>
          <table:table-cell office:value-type="float" office:value="0" calcext:value-type="float">
            <text:p>0</text:p>
          </table:table-cell>
          <table:table-cell office:value-type="float" office:value="-0.002463258" calcext:value-type="float">
            <text:p>-0.0024632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29.32856" calcext:value-type="float">
            <text:p>29.32856</text:p>
          </table:table-cell>
          <table:table-cell office:value-type="float" office:value="1095.167" calcext:value-type="float">
            <text:p>1095.167</text:p>
          </table:table-cell>
          <table:table-cell office:value-type="float" office:value="0" calcext:value-type="float">
            <text:p>0</text:p>
          </table:table-cell>
          <table:table-cell office:value-type="float" office:value="-0.8251756" calcext:value-type="float">
            <text:p>-0.8251756</text:p>
          </table:table-cell>
          <table:table-cell office:value-type="float" office:value="0.7188677" calcext:value-type="float">
            <text:p>0.7188677</text:p>
          </table:table-cell>
          <table:table-cell office:value-type="float" office:value="8.013629" calcext:value-type="float">
            <text:p>8.013629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8" calcext:value-type="float">
            <text:p>-0.01246088</text:p>
          </table:table-cell>
          <table:table-cell office:value-type="float" office:value="-0.01398012" calcext:value-type="float">
            <text:p>-0.01398012</text:p>
          </table:table-cell>
          <table:table-cell office:value-type="float" office:value="0.003611503" calcext:value-type="float">
            <text:p>0.003611503</text:p>
          </table:table-cell>
          <table:table-cell office:value-type="float" office:value="0.001201292" calcext:value-type="float">
            <text:p>0.001201292</text:p>
          </table:table-cell>
          <table:table-cell office:value-type="float" office:value="14.25739" calcext:value-type="float">
            <text:p>14.25739</text:p>
          </table:table-cell>
          <table:table-cell office:value-type="float" office:value="0.1062827" calcext:value-type="float">
            <text:p>0.1062827</text:p>
          </table:table-cell>
          <table:table-cell office:value-type="float" office:value="0.07076968" calcext:value-type="float">
            <text:p>0.07076968</text:p>
          </table:table-cell>
          <table:table-cell office:value-type="float" office:value="0.06007371" calcext:value-type="float">
            <text:p>0.06007371</text:p>
          </table:table-cell>
          <table:table-cell office:value-type="float" office:value="0.04083984" calcext:value-type="float">
            <text:p>0.04083984</text:p>
          </table:table-cell>
          <table:table-cell office:value-type="float" office:value="0.04253704" calcext:value-type="float">
            <text:p>0.04253704</text:p>
          </table:table-cell>
          <table:table-cell office:value-type="float" office:value="0.0134072" calcext:value-type="float">
            <text:p>0.0134072</text:p>
          </table:table-cell>
          <table:table-cell office:value-type="float" office:value="0.0101111" calcext:value-type="float">
            <text:p>0.0101111</text:p>
          </table:table-cell>
          <table:table-cell office:value-type="float" office:value="0.02186322" calcext:value-type="float">
            <text:p>0.02186322</text:p>
          </table:table-cell>
          <table:table-cell office:value-type="float" office:value="0.01983662" calcext:value-type="float">
            <text:p>0.01983662</text:p>
          </table:table-cell>
          <table:table-cell office:value-type="float" office:value="0.01845299" calcext:value-type="float">
            <text:p>0.01845299</text:p>
          </table:table-cell>
          <table:table-cell office:value-type="float" office:value="0.01898863" calcext:value-type="float">
            <text:p>0.01898863</text:p>
          </table:table-cell>
          <table:table-cell office:value-type="float" office:value="0.0228028" calcext:value-type="float">
            <text:p>0.0228028</text:p>
          </table:table-cell>
          <table:table-cell office:value-type="float" office:value="0.00495452" calcext:value-type="float">
            <text:p>0.00495452</text:p>
          </table:table-cell>
          <table:table-cell office:value-type="float" office:value="0.004204732" calcext:value-type="float">
            <text:p>0.004204732</text:p>
          </table:table-cell>
          <table:table-cell office:value-type="float" office:value="0" calcext:value-type="float">
            <text:p>0</text:p>
          </table:table-cell>
          <table:table-cell office:value-type="float" office:value="12.43355" calcext:value-type="float">
            <text:p>12.43355</text:p>
          </table:table-cell>
          <table:table-cell office:value-type="float" office:value="15.67588" calcext:value-type="float">
            <text:p>15.67588</text:p>
          </table:table-cell>
          <table:table-cell office:value-type="float" office:value="15.89952" calcext:value-type="float">
            <text:p>15.89952</text:p>
          </table:table-cell>
          <table:table-cell office:value-type="float" office:value="13.9819" calcext:value-type="float">
            <text:p>13.9819</text:p>
          </table:table-cell>
          <table:table-cell office:value-type="float" office:value="13.55914" calcext:value-type="float">
            <text:p>13.55914</text:p>
          </table:table-cell>
          <table:table-cell office:value-type="float" office:value="6.250004" calcext:value-type="float">
            <text:p>6.250004</text:p>
          </table:table-cell>
          <table:table-cell office:value-type="float" office:value="4.394055" calcext:value-type="float">
            <text:p>4.394055</text:p>
          </table:table-cell>
          <table:table-cell office:value-type="float" office:value="3.034114" calcext:value-type="float">
            <text:p>3.034114</text:p>
          </table:table-cell>
          <table:table-cell office:value-type="float" office:value="2.096414" calcext:value-type="float">
            <text:p>2.096414</text:p>
          </table:table-cell>
          <table:table-cell office:value-type="float" office:value="0.9633868" calcext:value-type="float">
            <text:p>0.9633868</text:p>
          </table:table-cell>
          <table:table-cell office:value-type="float" office:value="0.486533" calcext:value-type="float">
            <text:p>0.486533</text:p>
          </table:table-cell>
          <table:table-cell office:value-type="float" office:value="0.5064029" calcext:value-type="float">
            <text:p>0.5064029</text:p>
          </table:table-cell>
          <table:table-cell office:value-type="float" office:value="0.3323331" calcext:value-type="float">
            <text:p>0.3323331</text:p>
          </table:table-cell>
          <table:table-cell office:value-type="float" office:value="0.3476084" calcext:value-type="float">
            <text:p>0.3476084</text:p>
          </table:table-cell>
          <table:table-cell office:value-type="float" office:value="0" calcext:value-type="float">
            <text:p>0</text:p>
          </table:table-cell>
          <table:table-cell office:value-type="float" office:value="530.0416" calcext:value-type="float">
            <text:p>530.0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9724" calcext:value-type="float">
            <text:p>2.059724</text:p>
          </table:table-cell>
          <table:table-cell office:value-type="float" office:value="0" calcext:value-type="float">
            <text:p>0</text:p>
          </table:table-cell>
          <table:table-cell office:value-type="float" office:value="-0.002487836" calcext:value-type="float">
            <text:p>-0.0024878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29.23294" calcext:value-type="float">
            <text:p>29.23294</text:p>
          </table:table-cell>
          <table:table-cell office:value-type="float" office:value="1095.148" calcext:value-type="float">
            <text:p>1095.148</text:p>
          </table:table-cell>
          <table:table-cell office:value-type="float" office:value="0" calcext:value-type="float">
            <text:p>0</text:p>
          </table:table-cell>
          <table:table-cell office:value-type="float" office:value="-0.9997995" calcext:value-type="float">
            <text:p>-0.9997995</text:p>
          </table:table-cell>
          <table:table-cell office:value-type="float" office:value="0.7395404" calcext:value-type="float">
            <text:p>0.7395404</text:p>
          </table:table-cell>
          <table:table-cell office:value-type="float" office:value="7.937743" calcext:value-type="float">
            <text:p>7.937743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8" calcext:value-type="float">
            <text:p>-0.01246088</text:p>
          </table:table-cell>
          <table:table-cell office:value-type="float" office:value="-0.01410067" calcext:value-type="float">
            <text:p>-0.01410067</text:p>
          </table:table-cell>
          <table:table-cell office:value-type="float" office:value="0.003628733" calcext:value-type="float">
            <text:p>0.003628733</text:p>
          </table:table-cell>
          <table:table-cell office:value-type="float" office:value="0.001201332" calcext:value-type="float">
            <text:p>0.001201332</text:p>
          </table:table-cell>
          <table:table-cell office:value-type="float" office:value="14.20472" calcext:value-type="float">
            <text:p>14.20472</text:p>
          </table:table-cell>
          <table:table-cell office:value-type="float" office:value="0.1026537" calcext:value-type="float">
            <text:p>0.1026537</text:p>
          </table:table-cell>
          <table:table-cell office:value-type="float" office:value="0.07300556" calcext:value-type="float">
            <text:p>0.07300556</text:p>
          </table:table-cell>
          <table:table-cell office:value-type="float" office:value="0.06198018" calcext:value-type="float">
            <text:p>0.06198018</text:p>
          </table:table-cell>
          <table:table-cell office:value-type="float" office:value="0.04039889" calcext:value-type="float">
            <text:p>0.04039889</text:p>
          </table:table-cell>
          <table:table-cell office:value-type="float" office:value="0.04229245" calcext:value-type="float">
            <text:p>0.04229245</text:p>
          </table:table-cell>
          <table:table-cell office:value-type="float" office:value="0.01325567" calcext:value-type="float">
            <text:p>0.01325567</text:p>
          </table:table-cell>
          <table:table-cell office:value-type="float" office:value="0.01006515" calcext:value-type="float">
            <text:p>0.01006515</text:p>
          </table:table-cell>
          <table:table-cell office:value-type="float" office:value="0.02178575" calcext:value-type="float">
            <text:p>0.02178575</text:p>
          </table:table-cell>
          <table:table-cell office:value-type="float" office:value="0.01978337" calcext:value-type="float">
            <text:p>0.01978337</text:p>
          </table:table-cell>
          <table:table-cell office:value-type="float" office:value="0.01840933" calcext:value-type="float">
            <text:p>0.01840933</text:p>
          </table:table-cell>
          <table:table-cell office:value-type="float" office:value="0.01894211" calcext:value-type="float">
            <text:p>0.01894211</text:p>
          </table:table-cell>
          <table:table-cell office:value-type="float" office:value="0.02275031" calcext:value-type="float">
            <text:p>0.02275031</text:p>
          </table:table-cell>
          <table:table-cell office:value-type="float" office:value="0.004957133" calcext:value-type="float">
            <text:p>0.004957133</text:p>
          </table:table-cell>
          <table:table-cell office:value-type="float" office:value="0.004203852" calcext:value-type="float">
            <text:p>0.004203852</text:p>
          </table:table-cell>
          <table:table-cell office:value-type="float" office:value="0" calcext:value-type="float">
            <text:p>0</text:p>
          </table:table-cell>
          <table:table-cell office:value-type="float" office:value="13.35664" calcext:value-type="float">
            <text:p>13.35664</text:p>
          </table:table-cell>
          <table:table-cell office:value-type="float" office:value="15.58369" calcext:value-type="float">
            <text:p>15.58369</text:p>
          </table:table-cell>
          <table:table-cell office:value-type="float" office:value="15.71264" calcext:value-type="float">
            <text:p>15.71264</text:p>
          </table:table-cell>
          <table:table-cell office:value-type="float" office:value="13.61291" calcext:value-type="float">
            <text:p>13.61291</text:p>
          </table:table-cell>
          <table:table-cell office:value-type="float" office:value="13.15658" calcext:value-type="float">
            <text:p>13.15658</text:p>
          </table:table-cell>
          <table:table-cell office:value-type="float" office:value="5.880709" calcext:value-type="float">
            <text:p>5.880709</text:p>
          </table:table-cell>
          <table:table-cell office:value-type="float" office:value="4.316616" calcext:value-type="float">
            <text:p>4.316616</text:p>
          </table:table-cell>
          <table:table-cell office:value-type="float" office:value="3.018676" calcext:value-type="float">
            <text:p>3.018676</text:p>
          </table:table-cell>
          <table:table-cell office:value-type="float" office:value="2.092752" calcext:value-type="float">
            <text:p>2.092752</text:p>
          </table:table-cell>
          <table:table-cell office:value-type="float" office:value="0.9662116" calcext:value-type="float">
            <text:p>0.9662116</text:p>
          </table:table-cell>
          <table:table-cell office:value-type="float" office:value="0.4884343" calcext:value-type="float">
            <text:p>0.4884343</text:p>
          </table:table-cell>
          <table:table-cell office:value-type="float" office:value="0.5074617" calcext:value-type="float">
            <text:p>0.5074617</text:p>
          </table:table-cell>
          <table:table-cell office:value-type="float" office:value="0.3327928" calcext:value-type="float">
            <text:p>0.3327928</text:p>
          </table:table-cell>
          <table:table-cell office:value-type="float" office:value="0.3476156" calcext:value-type="float">
            <text:p>0.3476156</text:p>
          </table:table-cell>
          <table:table-cell office:value-type="float" office:value="0" calcext:value-type="float">
            <text:p>0</text:p>
          </table:table-cell>
          <table:table-cell office:value-type="float" office:value="547.0528" calcext:value-type="float">
            <text:p>547.0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7518" calcext:value-type="float">
            <text:p>2.167518</text:p>
          </table:table-cell>
          <table:table-cell office:value-type="float" office:value="0" calcext:value-type="float">
            <text:p>0</text:p>
          </table:table-cell>
          <table:table-cell office:value-type="float" office:value="-0.002512648" calcext:value-type="float">
            <text:p>-0.0025126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29.14733" calcext:value-type="float">
            <text:p>29.14733</text:p>
          </table:table-cell>
          <table:table-cell office:value-type="float" office:value="1095.124" calcext:value-type="float">
            <text:p>1095.124</text:p>
          </table:table-cell>
          <table:table-cell office:value-type="float" office:value="0" calcext:value-type="float">
            <text:p>0</text:p>
          </table:table-cell>
          <table:table-cell office:value-type="float" office:value="-1.189743" calcext:value-type="float">
            <text:p>-1.189743</text:p>
          </table:table-cell>
          <table:table-cell office:value-type="float" office:value="0.7532053" calcext:value-type="float">
            <text:p>0.7532053</text:p>
          </table:table-cell>
          <table:table-cell office:value-type="float" office:value="7.849902" calcext:value-type="float">
            <text:p>7.849902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8" calcext:value-type="float">
            <text:p>-0.01246088</text:p>
          </table:table-cell>
          <table:table-cell office:value-type="float" office:value="-0.01421708" calcext:value-type="float">
            <text:p>-0.01421708</text:p>
          </table:table-cell>
          <table:table-cell office:value-type="float" office:value="0.003648981" calcext:value-type="float">
            <text:p>0.003648981</text:p>
          </table:table-cell>
          <table:table-cell office:value-type="float" office:value="0.001201389" calcext:value-type="float">
            <text:p>0.001201389</text:p>
          </table:table-cell>
          <table:table-cell office:value-type="float" office:value="14.15895" calcext:value-type="float">
            <text:p>14.15895</text:p>
          </table:table-cell>
          <table:table-cell office:value-type="float" office:value="0.1094731" calcext:value-type="float">
            <text:p>0.1094731</text:p>
          </table:table-cell>
          <table:table-cell office:value-type="float" office:value="0.07462425" calcext:value-type="float">
            <text:p>0.07462425</text:p>
          </table:table-cell>
          <table:table-cell office:value-type="float" office:value="0.06331837" calcext:value-type="float">
            <text:p>0.06331837</text:p>
          </table:table-cell>
          <table:table-cell office:value-type="float" office:value="0.04016058" calcext:value-type="float">
            <text:p>0.04016058</text:p>
          </table:table-cell>
          <table:table-cell office:value-type="float" office:value="0.04185705" calcext:value-type="float">
            <text:p>0.04185705</text:p>
          </table:table-cell>
          <table:table-cell office:value-type="float" office:value="0.01318267" calcext:value-type="float">
            <text:p>0.01318267</text:p>
          </table:table-cell>
          <table:table-cell office:value-type="float" office:value="0.009969444" calcext:value-type="float">
            <text:p>0.009969444</text:p>
          </table:table-cell>
          <table:table-cell office:value-type="float" office:value="0.02171843" calcext:value-type="float">
            <text:p>0.02171843</text:p>
          </table:table-cell>
          <table:table-cell office:value-type="float" office:value="0.01972746" calcext:value-type="float">
            <text:p>0.01972746</text:p>
          </table:table-cell>
          <table:table-cell office:value-type="float" office:value="0.01835727" calcext:value-type="float">
            <text:p>0.01835727</text:p>
          </table:table-cell>
          <table:table-cell office:value-type="float" office:value="0.01889501" calcext:value-type="float">
            <text:p>0.01889501</text:p>
          </table:table-cell>
          <table:table-cell office:value-type="float" office:value="0.02269766" calcext:value-type="float">
            <text:p>0.02269766</text:p>
          </table:table-cell>
          <table:table-cell office:value-type="float" office:value="0.004959578" calcext:value-type="float">
            <text:p>0.004959578</text:p>
          </table:table-cell>
          <table:table-cell office:value-type="float" office:value="0.004202952" calcext:value-type="float">
            <text:p>0.004202952</text:p>
          </table:table-cell>
          <table:table-cell office:value-type="float" office:value="0" calcext:value-type="float">
            <text:p>0</text:p>
          </table:table-cell>
          <table:table-cell office:value-type="float" office:value="13.49596" calcext:value-type="float">
            <text:p>13.49596</text:p>
          </table:table-cell>
          <table:table-cell office:value-type="float" office:value="15.39122" calcext:value-type="float">
            <text:p>15.39122</text:p>
          </table:table-cell>
          <table:table-cell office:value-type="float" office:value="15.5168" calcext:value-type="float">
            <text:p>15.5168</text:p>
          </table:table-cell>
          <table:table-cell office:value-type="float" office:value="13.23447" calcext:value-type="float">
            <text:p>13.23447</text:p>
          </table:table-cell>
          <table:table-cell office:value-type="float" office:value="12.71159" calcext:value-type="float">
            <text:p>12.71159</text:p>
          </table:table-cell>
          <table:table-cell office:value-type="float" office:value="5.509417" calcext:value-type="float">
            <text:p>5.509417</text:p>
          </table:table-cell>
          <table:table-cell office:value-type="float" office:value="4.235078" calcext:value-type="float">
            <text:p>4.235078</text:p>
          </table:table-cell>
          <table:table-cell office:value-type="float" office:value="3.002277" calcext:value-type="float">
            <text:p>3.002277</text:p>
          </table:table-cell>
          <table:table-cell office:value-type="float" office:value="2.08791" calcext:value-type="float">
            <text:p>2.08791</text:p>
          </table:table-cell>
          <table:table-cell office:value-type="float" office:value="0.9682232" calcext:value-type="float">
            <text:p>0.9682232</text:p>
          </table:table-cell>
          <table:table-cell office:value-type="float" office:value="0.4903292" calcext:value-type="float">
            <text:p>0.4903292</text:p>
          </table:table-cell>
          <table:table-cell office:value-type="float" office:value="0.5085325" calcext:value-type="float">
            <text:p>0.5085325</text:p>
          </table:table-cell>
          <table:table-cell office:value-type="float" office:value="0.3332393" calcext:value-type="float">
            <text:p>0.3332393</text:p>
          </table:table-cell>
          <table:table-cell office:value-type="float" office:value="0.3476227" calcext:value-type="float">
            <text:p>0.3476227</text:p>
          </table:table-cell>
          <table:table-cell office:value-type="float" office:value="0" calcext:value-type="float">
            <text:p>0</text:p>
          </table:table-cell>
          <table:table-cell office:value-type="float" office:value="558.2431" calcext:value-type="float">
            <text:p>558.2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9509" calcext:value-type="float">
            <text:p>2.269509</text:p>
          </table:table-cell>
          <table:table-cell office:value-type="float" office:value="0" calcext:value-type="float">
            <text:p>0</text:p>
          </table:table-cell>
          <table:table-cell office:value-type="float" office:value="-0.002536236" calcext:value-type="float">
            <text:p>-0.0025362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29.06709" calcext:value-type="float">
            <text:p>29.06709</text:p>
          </table:table-cell>
          <table:table-cell office:value-type="float" office:value="1095.098" calcext:value-type="float">
            <text:p>1095.098</text:p>
          </table:table-cell>
          <table:table-cell office:value-type="float" office:value="0" calcext:value-type="float">
            <text:p>0</text:p>
          </table:table-cell>
          <table:table-cell office:value-type="float" office:value="-1.40439" calcext:value-type="float">
            <text:p>-1.40439</text:p>
          </table:table-cell>
          <table:table-cell office:value-type="float" office:value="0.7628219" calcext:value-type="float">
            <text:p>0.7628219</text:p>
          </table:table-cell>
          <table:table-cell office:value-type="float" office:value="7.74158" calcext:value-type="float">
            <text:p>7.74158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8" calcext:value-type="float">
            <text:p>-0.01246088</text:p>
          </table:table-cell>
          <table:table-cell office:value-type="float" office:value="-0.01433264" calcext:value-type="float">
            <text:p>-0.01433264</text:p>
          </table:table-cell>
          <table:table-cell office:value-type="float" office:value="0.003670879" calcext:value-type="float">
            <text:p>0.003670879</text:p>
          </table:table-cell>
          <table:table-cell office:value-type="float" office:value="0.001201464" calcext:value-type="float">
            <text:p>0.001201464</text:p>
          </table:table-cell>
          <table:table-cell office:value-type="float" office:value="14.11592" calcext:value-type="float">
            <text:p>14.11592</text:p>
          </table:table-cell>
          <table:table-cell office:value-type="float" office:value="0.1246421" calcext:value-type="float">
            <text:p>0.1246421</text:p>
          </table:table-cell>
          <table:table-cell office:value-type="float" office:value="0.07664965" calcext:value-type="float">
            <text:p>0.07664965</text:p>
          </table:table-cell>
          <table:table-cell office:value-type="float" office:value="0.06457325" calcext:value-type="float">
            <text:p>0.06457325</text:p>
          </table:table-cell>
          <table:table-cell office:value-type="float" office:value="0.03981549" calcext:value-type="float">
            <text:p>0.03981549</text:p>
          </table:table-cell>
          <table:table-cell office:value-type="float" office:value="0.04135132" calcext:value-type="float">
            <text:p>0.04135132</text:p>
          </table:table-cell>
          <table:table-cell office:value-type="float" office:value="0.01316423" calcext:value-type="float">
            <text:p>0.01316423</text:p>
          </table:table-cell>
          <table:table-cell office:value-type="float" office:value="0.00987512" calcext:value-type="float">
            <text:p>0.00987512</text:p>
          </table:table-cell>
          <table:table-cell office:value-type="float" office:value="0.02164985" calcext:value-type="float">
            <text:p>0.02164985</text:p>
          </table:table-cell>
          <table:table-cell office:value-type="float" office:value="0.01967301" calcext:value-type="float">
            <text:p>0.01967301</text:p>
          </table:table-cell>
          <table:table-cell office:value-type="float" office:value="0.01830083" calcext:value-type="float">
            <text:p>0.01830083</text:p>
          </table:table-cell>
          <table:table-cell office:value-type="float" office:value="0.01884733" calcext:value-type="float">
            <text:p>0.01884733</text:p>
          </table:table-cell>
          <table:table-cell office:value-type="float" office:value="0.02264487" calcext:value-type="float">
            <text:p>0.02264487</text:p>
          </table:table-cell>
          <table:table-cell office:value-type="float" office:value="0.004961863" calcext:value-type="float">
            <text:p>0.004961863</text:p>
          </table:table-cell>
          <table:table-cell office:value-type="float" office:value="0.004202027" calcext:value-type="float">
            <text:p>0.004202027</text:p>
          </table:table-cell>
          <table:table-cell office:value-type="float" office:value="0" calcext:value-type="float">
            <text:p>0</text:p>
          </table:table-cell>
          <table:table-cell office:value-type="float" office:value="13.92971" calcext:value-type="float">
            <text:p>13.92971</text:p>
          </table:table-cell>
          <table:table-cell office:value-type="float" office:value="15.04821" calcext:value-type="float">
            <text:p>15.04821</text:p>
          </table:table-cell>
          <table:table-cell office:value-type="float" office:value="15.27855" calcext:value-type="float">
            <text:p>15.27855</text:p>
          </table:table-cell>
          <table:table-cell office:value-type="float" office:value="12.80305" calcext:value-type="float">
            <text:p>12.80305</text:p>
          </table:table-cell>
          <table:table-cell office:value-type="float" office:value="12.22483" calcext:value-type="float">
            <text:p>12.22483</text:p>
          </table:table-cell>
          <table:table-cell office:value-type="float" office:value="5.120997" calcext:value-type="float">
            <text:p>5.120997</text:p>
          </table:table-cell>
          <table:table-cell office:value-type="float" office:value="4.136764" calcext:value-type="float">
            <text:p>4.136764</text:p>
          </table:table-cell>
          <table:table-cell office:value-type="float" office:value="2.983531" calcext:value-type="float">
            <text:p>2.983531</text:p>
          </table:table-cell>
          <table:table-cell office:value-type="float" office:value="2.082038" calcext:value-type="float">
            <text:p>2.082038</text:p>
          </table:table-cell>
          <table:table-cell office:value-type="float" office:value="0.9687874" calcext:value-type="float">
            <text:p>0.9687874</text:p>
          </table:table-cell>
          <table:table-cell office:value-type="float" office:value="0.4922061" calcext:value-type="float">
            <text:p>0.4922061</text:p>
          </table:table-cell>
          <table:table-cell office:value-type="float" office:value="0.5096157" calcext:value-type="float">
            <text:p>0.5096157</text:p>
          </table:table-cell>
          <table:table-cell office:value-type="float" office:value="0.3336739" calcext:value-type="float">
            <text:p>0.3336739</text:p>
          </table:table-cell>
          <table:table-cell office:value-type="float" office:value="0.3476299" calcext:value-type="float">
            <text:p>0.3476299</text:p>
          </table:table-cell>
          <table:table-cell office:value-type="float" office:value="0" calcext:value-type="float">
            <text:p>0</text:p>
          </table:table-cell>
          <table:table-cell office:value-type="float" office:value="566.032" calcext:value-type="float">
            <text:p>566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8744" calcext:value-type="float">
            <text:p>2.368744</text:p>
          </table:table-cell>
          <table:table-cell office:value-type="float" office:value="0" calcext:value-type="float">
            <text:p>0</text:p>
          </table:table-cell>
          <table:table-cell office:value-type="float" office:value="-0.00255906" calcext:value-type="float">
            <text:p>-0.002559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28.99328" calcext:value-type="float">
            <text:p>28.99328</text:p>
          </table:table-cell>
          <table:table-cell office:value-type="float" office:value="1095.07" calcext:value-type="float">
            <text:p>1095.07</text:p>
          </table:table-cell>
          <table:table-cell office:value-type="float" office:value="0" calcext:value-type="float">
            <text:p>0</text:p>
          </table:table-cell>
          <table:table-cell office:value-type="float" office:value="-1.638179" calcext:value-type="float">
            <text:p>-1.638179</text:p>
          </table:table-cell>
          <table:table-cell office:value-type="float" office:value="0.7692989" calcext:value-type="float">
            <text:p>0.7692989</text:p>
          </table:table-cell>
          <table:table-cell office:value-type="float" office:value="7.616501" calcext:value-type="float">
            <text:p>7.616501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8" calcext:value-type="float">
            <text:p>-0.01246088</text:p>
          </table:table-cell>
          <table:table-cell office:value-type="float" office:value="-0.01443753" calcext:value-type="float">
            <text:p>-0.01443753</text:p>
          </table:table-cell>
          <table:table-cell office:value-type="float" office:value="0.003694268" calcext:value-type="float">
            <text:p>0.003694268</text:p>
          </table:table-cell>
          <table:table-cell office:value-type="float" office:value="0.001201564" calcext:value-type="float">
            <text:p>0.001201564</text:p>
          </table:table-cell>
          <table:table-cell office:value-type="float" office:value="14.07509" calcext:value-type="float">
            <text:p>14.07509</text:p>
          </table:table-cell>
          <table:table-cell office:value-type="float" office:value="0.1443149" calcext:value-type="float">
            <text:p>0.1443149</text:p>
          </table:table-cell>
          <table:table-cell office:value-type="float" office:value="0.07693376" calcext:value-type="float">
            <text:p>0.07693376</text:p>
          </table:table-cell>
          <table:table-cell office:value-type="float" office:value="0.06460466" calcext:value-type="float">
            <text:p>0.06460466</text:p>
          </table:table-cell>
          <table:table-cell office:value-type="float" office:value="0.03957409" calcext:value-type="float">
            <text:p>0.03957409</text:p>
          </table:table-cell>
          <table:table-cell office:value-type="float" office:value="0.04090662" calcext:value-type="float">
            <text:p>0.04090662</text:p>
          </table:table-cell>
          <table:table-cell office:value-type="float" office:value="0.01308403" calcext:value-type="float">
            <text:p>0.01308403</text:p>
          </table:table-cell>
          <table:table-cell office:value-type="float" office:value="0.00980968" calcext:value-type="float">
            <text:p>0.00980968</text:p>
          </table:table-cell>
          <table:table-cell office:value-type="float" office:value="0.02159084" calcext:value-type="float">
            <text:p>0.02159084</text:p>
          </table:table-cell>
          <table:table-cell office:value-type="float" office:value="0.01961402" calcext:value-type="float">
            <text:p>0.01961402</text:p>
          </table:table-cell>
          <table:table-cell office:value-type="float" office:value="0.01824058" calcext:value-type="float">
            <text:p>0.01824058</text:p>
          </table:table-cell>
          <table:table-cell office:value-type="float" office:value="0.01879902" calcext:value-type="float">
            <text:p>0.01879902</text:p>
          </table:table-cell>
          <table:table-cell office:value-type="float" office:value="0.022592" calcext:value-type="float">
            <text:p>0.022592</text:p>
          </table:table-cell>
          <table:table-cell office:value-type="float" office:value="0.004963995" calcext:value-type="float">
            <text:p>0.004963995</text:p>
          </table:table-cell>
          <table:table-cell office:value-type="float" office:value="0.004201102" calcext:value-type="float">
            <text:p>0.004201102</text:p>
          </table:table-cell>
          <table:table-cell office:value-type="float" office:value="0" calcext:value-type="float">
            <text:p>0</text:p>
          </table:table-cell>
          <table:table-cell office:value-type="float" office:value="14.27606" calcext:value-type="float">
            <text:p>14.27606</text:p>
          </table:table-cell>
          <table:table-cell office:value-type="float" office:value="14.5936" calcext:value-type="float">
            <text:p>14.5936</text:p>
          </table:table-cell>
          <table:table-cell office:value-type="float" office:value="14.98026" calcext:value-type="float">
            <text:p>14.98026</text:p>
          </table:table-cell>
          <table:table-cell office:value-type="float" office:value="12.35759" calcext:value-type="float">
            <text:p>12.35759</text:p>
          </table:table-cell>
          <table:table-cell office:value-type="float" office:value="11.68999" calcext:value-type="float">
            <text:p>11.68999</text:p>
          </table:table-cell>
          <table:table-cell office:value-type="float" office:value="4.71809" calcext:value-type="float">
            <text:p>4.71809</text:p>
          </table:table-cell>
          <table:table-cell office:value-type="float" office:value="4.043456" calcext:value-type="float">
            <text:p>4.043456</text:p>
          </table:table-cell>
          <table:table-cell office:value-type="float" office:value="2.961715" calcext:value-type="float">
            <text:p>2.961715</text:p>
          </table:table-cell>
          <table:table-cell office:value-type="float" office:value="2.074074" calcext:value-type="float">
            <text:p>2.074074</text:p>
          </table:table-cell>
          <table:table-cell office:value-type="float" office:value="0.9675719" calcext:value-type="float">
            <text:p>0.9675719</text:p>
          </table:table-cell>
          <table:table-cell office:value-type="float" office:value="0.4940546" calcext:value-type="float">
            <text:p>0.4940546</text:p>
          </table:table-cell>
          <table:table-cell office:value-type="float" office:value="0.5107085" calcext:value-type="float">
            <text:p>0.5107085</text:p>
          </table:table-cell>
          <table:table-cell office:value-type="float" office:value="0.3340984" calcext:value-type="float">
            <text:p>0.3340984</text:p>
          </table:table-cell>
          <table:table-cell office:value-type="float" office:value="0.3476372" calcext:value-type="float">
            <text:p>0.3476372</text:p>
          </table:table-cell>
          <table:table-cell office:value-type="float" office:value="0" calcext:value-type="float">
            <text:p>0</text:p>
          </table:table-cell>
          <table:table-cell office:value-type="float" office:value="571.3148" calcext:value-type="float">
            <text:p>571.3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3434" calcext:value-type="float">
            <text:p>2.463434</text:p>
          </table:table-cell>
          <table:table-cell office:value-type="float" office:value="0" calcext:value-type="float">
            <text:p>0</text:p>
          </table:table-cell>
          <table:table-cell office:value-type="float" office:value="-0.002580215" calcext:value-type="float">
            <text:p>-0.0025802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28.91988" calcext:value-type="float">
            <text:p>28.91988</text:p>
          </table:table-cell>
          <table:table-cell office:value-type="float" office:value="1095.041" calcext:value-type="float">
            <text:p>1095.041</text:p>
          </table:table-cell>
          <table:table-cell office:value-type="float" office:value="0" calcext:value-type="float">
            <text:p>0</text:p>
          </table:table-cell>
          <table:table-cell office:value-type="float" office:value="-1.896309" calcext:value-type="float">
            <text:p>-1.896309</text:p>
          </table:table-cell>
          <table:table-cell office:value-type="float" office:value="0.775319" calcext:value-type="float">
            <text:p>0.775319</text:p>
          </table:table-cell>
          <table:table-cell office:value-type="float" office:value="7.474885" calcext:value-type="float">
            <text:p>7.474885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6" calcext:value-type="float">
            <text:p>-0.01246086</text:p>
          </table:table-cell>
          <table:table-cell office:value-type="float" office:value="-0.01454669" calcext:value-type="float">
            <text:p>-0.01454669</text:p>
          </table:table-cell>
          <table:table-cell office:value-type="float" office:value="0.00371789" calcext:value-type="float">
            <text:p>0.00371789</text:p>
          </table:table-cell>
          <table:table-cell office:value-type="float" office:value="0.001201688" calcext:value-type="float">
            <text:p>0.001201688</text:p>
          </table:table-cell>
          <table:table-cell office:value-type="float" office:value="14.0306" calcext:value-type="float">
            <text:p>14.0306</text:p>
          </table:table-cell>
          <table:table-cell office:value-type="float" office:value="0.1685159" calcext:value-type="float">
            <text:p>0.1685159</text:p>
          </table:table-cell>
          <table:table-cell office:value-type="float" office:value="0.0800152" calcext:value-type="float">
            <text:p>0.0800152</text:p>
          </table:table-cell>
          <table:table-cell office:value-type="float" office:value="0.06616633" calcext:value-type="float">
            <text:p>0.06616633</text:p>
          </table:table-cell>
          <table:table-cell office:value-type="float" office:value="0.03942632" calcext:value-type="float">
            <text:p>0.03942632</text:p>
          </table:table-cell>
          <table:table-cell office:value-type="float" office:value="0.04065664" calcext:value-type="float">
            <text:p>0.04065664</text:p>
          </table:table-cell>
          <table:table-cell office:value-type="float" office:value="0.01309906" calcext:value-type="float">
            <text:p>0.01309906</text:p>
          </table:table-cell>
          <table:table-cell office:value-type="float" office:value="0.009739985" calcext:value-type="float">
            <text:p>0.009739985</text:p>
          </table:table-cell>
          <table:table-cell office:value-type="float" office:value="0.02152815" calcext:value-type="float">
            <text:p>0.02152815</text:p>
          </table:table-cell>
          <table:table-cell office:value-type="float" office:value="0.01955471" calcext:value-type="float">
            <text:p>0.01955471</text:p>
          </table:table-cell>
          <table:table-cell office:value-type="float" office:value="0.01817758" calcext:value-type="float">
            <text:p>0.01817758</text:p>
          </table:table-cell>
          <table:table-cell office:value-type="float" office:value="0.01875011" calcext:value-type="float">
            <text:p>0.01875011</text:p>
          </table:table-cell>
          <table:table-cell office:value-type="float" office:value="0.02253889" calcext:value-type="float">
            <text:p>0.02253889</text:p>
          </table:table-cell>
          <table:table-cell office:value-type="float" office:value="0.004966042" calcext:value-type="float">
            <text:p>0.004966042</text:p>
          </table:table-cell>
          <table:table-cell office:value-type="float" office:value="0.004200175" calcext:value-type="float">
            <text:p>0.004200175</text:p>
          </table:table-cell>
          <table:table-cell office:value-type="float" office:value="0" calcext:value-type="float">
            <text:p>0</text:p>
          </table:table-cell>
          <table:table-cell office:value-type="float" office:value="15.52531" calcext:value-type="float">
            <text:p>15.52531</text:p>
          </table:table-cell>
          <table:table-cell office:value-type="float" office:value="13.9381" calcext:value-type="float">
            <text:p>13.9381</text:p>
          </table:table-cell>
          <table:table-cell office:value-type="float" office:value="14.66203" calcext:value-type="float">
            <text:p>14.66203</text:p>
          </table:table-cell>
          <table:table-cell office:value-type="float" office:value="11.84143" calcext:value-type="float">
            <text:p>11.84143</text:p>
          </table:table-cell>
          <table:table-cell office:value-type="float" office:value="11.14115" calcext:value-type="float">
            <text:p>11.14115</text:p>
          </table:table-cell>
          <table:table-cell office:value-type="float" office:value="4.326631" calcext:value-type="float">
            <text:p>4.326631</text:p>
          </table:table-cell>
          <table:table-cell office:value-type="float" office:value="3.943335" calcext:value-type="float">
            <text:p>3.943335</text:p>
          </table:table-cell>
          <table:table-cell office:value-type="float" office:value="2.936689" calcext:value-type="float">
            <text:p>2.936689</text:p>
          </table:table-cell>
          <table:table-cell office:value-type="float" office:value="2.063657" calcext:value-type="float">
            <text:p>2.063657</text:p>
          </table:table-cell>
          <table:table-cell office:value-type="float" office:value="0.9644597" calcext:value-type="float">
            <text:p>0.9644597</text:p>
          </table:table-cell>
          <table:table-cell office:value-type="float" office:value="0.4958638" calcext:value-type="float">
            <text:p>0.4958638</text:p>
          </table:table-cell>
          <table:table-cell office:value-type="float" office:value="0.511806" calcext:value-type="float">
            <text:p>0.511806</text:p>
          </table:table-cell>
          <table:table-cell office:value-type="float" office:value="0.33452" calcext:value-type="float">
            <text:p>0.33452</text:p>
          </table:table-cell>
          <table:table-cell office:value-type="float" office:value="0.3476444" calcext:value-type="float">
            <text:p>0.3476444</text:p>
          </table:table-cell>
          <table:table-cell office:value-type="float" office:value="0" calcext:value-type="float">
            <text:p>0</text:p>
          </table:table-cell>
          <table:table-cell office:value-type="float" office:value="576.0093" calcext:value-type="float">
            <text:p>576.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9546" calcext:value-type="float">
            <text:p>2.559546</text:p>
          </table:table-cell>
          <table:table-cell office:value-type="float" office:value="0" calcext:value-type="float">
            <text:p>0</text:p>
          </table:table-cell>
          <table:table-cell office:value-type="float" office:value="-0.002601309" calcext:value-type="float">
            <text:p>-0.0026013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28.8756" calcext:value-type="float">
            <text:p>28.8756</text:p>
          </table:table-cell>
          <table:table-cell office:value-type="float" office:value="1095.018" calcext:value-type="float">
            <text:p>1095.018</text:p>
          </table:table-cell>
          <table:table-cell office:value-type="float" office:value="0" calcext:value-type="float">
            <text:p>0</text:p>
          </table:table-cell>
          <table:table-cell office:value-type="float" office:value="-2.171029" calcext:value-type="float">
            <text:p>-2.171029</text:p>
          </table:table-cell>
          <table:table-cell office:value-type="float" office:value="0.7489899" calcext:value-type="float">
            <text:p>0.7489899</text:p>
          </table:table-cell>
          <table:table-cell office:value-type="float" office:value="7.319085" calcext:value-type="float">
            <text:p>7.319085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499171" calcext:value-type="float">
            <text:p>-0.01499171</text:p>
          </table:table-cell>
          <table:table-cell office:value-type="float" office:value="0.003734641" calcext:value-type="float">
            <text:p>0.003734641</text:p>
          </table:table-cell>
          <table:table-cell office:value-type="float" office:value="0.001201843" calcext:value-type="float">
            <text:p>0.001201843</text:p>
          </table:table-cell>
          <table:table-cell office:value-type="float" office:value="14.1103" calcext:value-type="float">
            <text:p>14.1103</text:p>
          </table:table-cell>
          <table:table-cell office:value-type="float" office:value="0.1451606" calcext:value-type="float">
            <text:p>0.1451606</text:p>
          </table:table-cell>
          <table:table-cell office:value-type="float" office:value="0.07720064" calcext:value-type="float">
            <text:p>0.07720064</text:p>
          </table:table-cell>
          <table:table-cell office:value-type="float" office:value="0.06465784" calcext:value-type="float">
            <text:p>0.06465784</text:p>
          </table:table-cell>
          <table:table-cell office:value-type="float" office:value="0.03909648" calcext:value-type="float">
            <text:p>0.03909648</text:p>
          </table:table-cell>
          <table:table-cell office:value-type="float" office:value="0.04035826" calcext:value-type="float">
            <text:p>0.04035826</text:p>
          </table:table-cell>
          <table:table-cell office:value-type="float" office:value="0.01306315" calcext:value-type="float">
            <text:p>0.01306315</text:p>
          </table:table-cell>
          <table:table-cell office:value-type="float" office:value="0.009627067" calcext:value-type="float">
            <text:p>0.009627067</text:p>
          </table:table-cell>
          <table:table-cell office:value-type="float" office:value="0.02145633" calcext:value-type="float">
            <text:p>0.02145633</text:p>
          </table:table-cell>
          <table:table-cell office:value-type="float" office:value="0.01949929" calcext:value-type="float">
            <text:p>0.01949929</text:p>
          </table:table-cell>
          <table:table-cell office:value-type="float" office:value="0.01811383" calcext:value-type="float">
            <text:p>0.01811383</text:p>
          </table:table-cell>
          <table:table-cell office:value-type="float" office:value="0.01870063" calcext:value-type="float">
            <text:p>0.01870063</text:p>
          </table:table-cell>
          <table:table-cell office:value-type="float" office:value="0.02248556" calcext:value-type="float">
            <text:p>0.02248556</text:p>
          </table:table-cell>
          <table:table-cell office:value-type="float" office:value="0.004968081" calcext:value-type="float">
            <text:p>0.004968081</text:p>
          </table:table-cell>
          <table:table-cell office:value-type="float" office:value="0.004199231" calcext:value-type="float">
            <text:p>0.004199231</text:p>
          </table:table-cell>
          <table:table-cell office:value-type="float" office:value="0" calcext:value-type="float">
            <text:p>0</text:p>
          </table:table-cell>
          <table:table-cell office:value-type="float" office:value="21.05754" calcext:value-type="float">
            <text:p>21.05754</text:p>
          </table:table-cell>
          <table:table-cell office:value-type="float" office:value="14.40685" calcext:value-type="float">
            <text:p>14.40685</text:p>
          </table:table-cell>
          <table:table-cell office:value-type="float" office:value="14.25719" calcext:value-type="float">
            <text:p>14.25719</text:p>
          </table:table-cell>
          <table:table-cell office:value-type="float" office:value="11.35369" calcext:value-type="float">
            <text:p>11.35369</text:p>
          </table:table-cell>
          <table:table-cell office:value-type="float" office:value="10.60774" calcext:value-type="float">
            <text:p>10.60774</text:p>
          </table:table-cell>
          <table:table-cell office:value-type="float" office:value="3.920152" calcext:value-type="float">
            <text:p>3.920152</text:p>
          </table:table-cell>
          <table:table-cell office:value-type="float" office:value="3.835477" calcext:value-type="float">
            <text:p>3.835477</text:p>
          </table:table-cell>
          <table:table-cell office:value-type="float" office:value="2.905397" calcext:value-type="float">
            <text:p>2.905397</text:p>
          </table:table-cell>
          <table:table-cell office:value-type="float" office:value="2.051787" calcext:value-type="float">
            <text:p>2.051787</text:p>
          </table:table-cell>
          <table:table-cell office:value-type="float" office:value="0.9597832" calcext:value-type="float">
            <text:p>0.9597832</text:p>
          </table:table-cell>
          <table:table-cell office:value-type="float" office:value="0.4976199" calcext:value-type="float">
            <text:p>0.4976199</text:p>
          </table:table-cell>
          <table:table-cell office:value-type="float" office:value="0.5128983" calcext:value-type="float">
            <text:p>0.5128983</text:p>
          </table:table-cell>
          <table:table-cell office:value-type="float" office:value="0.3349463" calcext:value-type="float">
            <text:p>0.3349463</text:p>
          </table:table-cell>
          <table:table-cell office:value-type="float" office:value="0.3476516" calcext:value-type="float">
            <text:p>0.3476516</text:p>
          </table:table-cell>
          <table:table-cell office:value-type="float" office:value="0" calcext:value-type="float">
            <text:p>0</text:p>
          </table:table-cell>
          <table:table-cell office:value-type="float" office:value="555.7314" calcext:value-type="float">
            <text:p>555.7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0083" calcext:value-type="float">
            <text:p>2.620083</text:p>
          </table:table-cell>
          <table:table-cell office:value-type="float" office:value="0" calcext:value-type="float">
            <text:p>0</text:p>
          </table:table-cell>
          <table:table-cell office:value-type="float" office:value="-0.003772597" calcext:value-type="float">
            <text:p>-0.0037725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28.81506" calcext:value-type="float">
            <text:p>28.81506</text:p>
          </table:table-cell>
          <table:table-cell office:value-type="float" office:value="1094.994" calcext:value-type="float">
            <text:p>1094.994</text:p>
          </table:table-cell>
          <table:table-cell office:value-type="float" office:value="0" calcext:value-type="float">
            <text:p>0</text:p>
          </table:table-cell>
          <table:table-cell office:value-type="float" office:value="-2.462925" calcext:value-type="float">
            <text:p>-2.462925</text:p>
          </table:table-cell>
          <table:table-cell office:value-type="float" office:value="0.7502692" calcext:value-type="float">
            <text:p>0.7502692</text:p>
          </table:table-cell>
          <table:table-cell office:value-type="float" office:value="7.141217" calcext:value-type="float">
            <text:p>7.141217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515548" calcext:value-type="float">
            <text:p>-0.01515548</text:p>
          </table:table-cell>
          <table:table-cell office:value-type="float" office:value="0.003754078" calcext:value-type="float">
            <text:p>0.003754078</text:p>
          </table:table-cell>
          <table:table-cell office:value-type="float" office:value="0.001202035" calcext:value-type="float">
            <text:p>0.001202035</text:p>
          </table:table-cell>
          <table:table-cell office:value-type="float" office:value="14.11569" calcext:value-type="float">
            <text:p>14.11569</text:p>
          </table:table-cell>
          <table:table-cell office:value-type="float" office:value="0.119202" calcext:value-type="float">
            <text:p>0.119202</text:p>
          </table:table-cell>
          <table:table-cell office:value-type="float" office:value="0.07625332" calcext:value-type="float">
            <text:p>0.07625332</text:p>
          </table:table-cell>
          <table:table-cell office:value-type="float" office:value="0.06411978" calcext:value-type="float">
            <text:p>0.06411978</text:p>
          </table:table-cell>
          <table:table-cell office:value-type="float" office:value="0.03892407" calcext:value-type="float">
            <text:p>0.03892407</text:p>
          </table:table-cell>
          <table:table-cell office:value-type="float" office:value="0.04018666" calcext:value-type="float">
            <text:p>0.04018666</text:p>
          </table:table-cell>
          <table:table-cell office:value-type="float" office:value="0.01308239" calcext:value-type="float">
            <text:p>0.01308239</text:p>
          </table:table-cell>
          <table:table-cell office:value-type="float" office:value="0.009548296" calcext:value-type="float">
            <text:p>0.009548296</text:p>
          </table:table-cell>
          <table:table-cell office:value-type="float" office:value="0.02137874" calcext:value-type="float">
            <text:p>0.02137874</text:p>
          </table:table-cell>
          <table:table-cell office:value-type="float" office:value="0.0194476" calcext:value-type="float">
            <text:p>0.0194476</text:p>
          </table:table-cell>
          <table:table-cell office:value-type="float" office:value="0.01805188" calcext:value-type="float">
            <text:p>0.01805188</text:p>
          </table:table-cell>
          <table:table-cell office:value-type="float" office:value="0.01865064" calcext:value-type="float">
            <text:p>0.01865064</text:p>
          </table:table-cell>
          <table:table-cell office:value-type="float" office:value="0.02243215" calcext:value-type="float">
            <text:p>0.02243215</text:p>
          </table:table-cell>
          <table:table-cell office:value-type="float" office:value="0.004969919" calcext:value-type="float">
            <text:p>0.004969919</text:p>
          </table:table-cell>
          <table:table-cell office:value-type="float" office:value="0.004198259" calcext:value-type="float">
            <text:p>0.004198259</text:p>
          </table:table-cell>
          <table:table-cell office:value-type="float" office:value="0" calcext:value-type="float">
            <text:p>0</text:p>
          </table:table-cell>
          <table:table-cell office:value-type="float" office:value="14.94602" calcext:value-type="float">
            <text:p>14.94602</text:p>
          </table:table-cell>
          <table:table-cell office:value-type="float" office:value="13.59223" calcext:value-type="float">
            <text:p>13.59223</text:p>
          </table:table-cell>
          <table:table-cell office:value-type="float" office:value="13.8315" calcext:value-type="float">
            <text:p>13.8315</text:p>
          </table:table-cell>
          <table:table-cell office:value-type="float" office:value="10.81961" calcext:value-type="float">
            <text:p>10.81961</text:p>
          </table:table-cell>
          <table:table-cell office:value-type="float" office:value="10.06192" calcext:value-type="float">
            <text:p>10.06192</text:p>
          </table:table-cell>
          <table:table-cell office:value-type="float" office:value="3.552129" calcext:value-type="float">
            <text:p>3.552129</text:p>
          </table:table-cell>
          <table:table-cell office:value-type="float" office:value="3.722963" calcext:value-type="float">
            <text:p>3.722963</text:p>
          </table:table-cell>
          <table:table-cell office:value-type="float" office:value="2.868162" calcext:value-type="float">
            <text:p>2.868162</text:p>
          </table:table-cell>
          <table:table-cell office:value-type="float" office:value="2.038544" calcext:value-type="float">
            <text:p>2.038544</text:p>
          </table:table-cell>
          <table:table-cell office:value-type="float" office:value="0.9544073" calcext:value-type="float">
            <text:p>0.9544073</text:p>
          </table:table-cell>
          <table:table-cell office:value-type="float" office:value="0.4993184" calcext:value-type="float">
            <text:p>0.4993184</text:p>
          </table:table-cell>
          <table:table-cell office:value-type="float" office:value="0.5140072" calcext:value-type="float">
            <text:p>0.5140072</text:p>
          </table:table-cell>
          <table:table-cell office:value-type="float" office:value="0.3353552" calcext:value-type="float">
            <text:p>0.3353552</text:p>
          </table:table-cell>
          <table:table-cell office:value-type="float" office:value="0.3476588" calcext:value-type="float">
            <text:p>0.3476588</text:p>
          </table:table-cell>
          <table:table-cell office:value-type="float" office:value="0" calcext:value-type="float">
            <text:p>0</text:p>
          </table:table-cell>
          <table:table-cell office:value-type="float" office:value="557.592" calcext:value-type="float">
            <text:p>557.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9335" calcext:value-type="float">
            <text:p>2.699335</text:p>
          </table:table-cell>
          <table:table-cell office:value-type="float" office:value="0" calcext:value-type="float">
            <text:p>0</text:p>
          </table:table-cell>
          <table:table-cell office:value-type="float" office:value="-0.003792142" calcext:value-type="float">
            <text:p>-0.0037921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28.73056" calcext:value-type="float">
            <text:p>28.73056</text:p>
          </table:table-cell>
          <table:table-cell office:value-type="float" office:value="1094.969" calcext:value-type="float">
            <text:p>1094.969</text:p>
          </table:table-cell>
          <table:table-cell office:value-type="float" office:value="0" calcext:value-type="float">
            <text:p>0</text:p>
          </table:table-cell>
          <table:table-cell office:value-type="float" office:value="-2.784193" calcext:value-type="float">
            <text:p>-2.784193</text:p>
          </table:table-cell>
          <table:table-cell office:value-type="float" office:value="0.7690991" calcext:value-type="float">
            <text:p>0.7690991</text:p>
          </table:table-cell>
          <table:table-cell office:value-type="float" office:value="6.951027" calcext:value-type="float">
            <text:p>6.951027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527114" calcext:value-type="float">
            <text:p>-0.01527114</text:p>
          </table:table-cell>
          <table:table-cell office:value-type="float" office:value="0.003776632" calcext:value-type="float">
            <text:p>0.003776632</text:p>
          </table:table-cell>
          <table:table-cell office:value-type="float" office:value="0.001202269" calcext:value-type="float">
            <text:p>0.001202269</text:p>
          </table:table-cell>
          <table:table-cell office:value-type="float" office:value="14.04002" calcext:value-type="float">
            <text:p>14.04002</text:p>
          </table:table-cell>
          <table:table-cell office:value-type="float" office:value="0.1199224" calcext:value-type="float">
            <text:p>0.1199224</text:p>
          </table:table-cell>
          <table:table-cell office:value-type="float" office:value="0.07849731" calcext:value-type="float">
            <text:p>0.07849731</text:p>
          </table:table-cell>
          <table:table-cell office:value-type="float" office:value="0.06507237" calcext:value-type="float">
            <text:p>0.06507237</text:p>
          </table:table-cell>
          <table:table-cell office:value-type="float" office:value="0.03896077" calcext:value-type="float">
            <text:p>0.03896077</text:p>
          </table:table-cell>
          <table:table-cell office:value-type="float" office:value="0.04007604" calcext:value-type="float">
            <text:p>0.04007604</text:p>
          </table:table-cell>
          <table:table-cell office:value-type="float" office:value="0.01311153" calcext:value-type="float">
            <text:p>0.01311153</text:p>
          </table:table-cell>
          <table:table-cell office:value-type="float" office:value="0.009452934" calcext:value-type="float">
            <text:p>0.009452934</text:p>
          </table:table-cell>
          <table:table-cell office:value-type="float" office:value="0.02129515" calcext:value-type="float">
            <text:p>0.02129515</text:p>
          </table:table-cell>
          <table:table-cell office:value-type="float" office:value="0.01939208" calcext:value-type="float">
            <text:p>0.01939208</text:p>
          </table:table-cell>
          <table:table-cell office:value-type="float" office:value="0.01799284" calcext:value-type="float">
            <text:p>0.01799284</text:p>
          </table:table-cell>
          <table:table-cell office:value-type="float" office:value="0.01860023" calcext:value-type="float">
            <text:p>0.01860023</text:p>
          </table:table-cell>
          <table:table-cell office:value-type="float" office:value="0.02237871" calcext:value-type="float">
            <text:p>0.02237871</text:p>
          </table:table-cell>
          <table:table-cell office:value-type="float" office:value="0.004971567" calcext:value-type="float">
            <text:p>0.004971567</text:p>
          </table:table-cell>
          <table:table-cell office:value-type="float" office:value="0.004197286" calcext:value-type="float">
            <text:p>0.004197286</text:p>
          </table:table-cell>
          <table:table-cell office:value-type="float" office:value="0" calcext:value-type="float">
            <text:p>0</text:p>
          </table:table-cell>
          <table:table-cell office:value-type="float" office:value="13.99384" calcext:value-type="float">
            <text:p>13.99384</text:p>
          </table:table-cell>
          <table:table-cell office:value-type="float" office:value="12.38505" calcext:value-type="float">
            <text:p>12.38505</text:p>
          </table:table-cell>
          <table:table-cell office:value-type="float" office:value="13.30769" calcext:value-type="float">
            <text:p>13.30769</text:p>
          </table:table-cell>
          <table:table-cell office:value-type="float" office:value="10.30676" calcext:value-type="float">
            <text:p>10.30676</text:p>
          </table:table-cell>
          <table:table-cell office:value-type="float" office:value="9.5028" calcext:value-type="float">
            <text:p>9.5028</text:p>
          </table:table-cell>
          <table:table-cell office:value-type="float" office:value="3.172299" calcext:value-type="float">
            <text:p>3.172299</text:p>
          </table:table-cell>
          <table:table-cell office:value-type="float" office:value="3.598494" calcext:value-type="float">
            <text:p>3.598494</text:p>
          </table:table-cell>
          <table:table-cell office:value-type="float" office:value="2.823378" calcext:value-type="float">
            <text:p>2.823378</text:p>
          </table:table-cell>
          <table:table-cell office:value-type="float" office:value="2.021514" calcext:value-type="float">
            <text:p>2.021514</text:p>
          </table:table-cell>
          <table:table-cell office:value-type="float" office:value="0.948792" calcext:value-type="float">
            <text:p>0.948792</text:p>
          </table:table-cell>
          <table:table-cell office:value-type="float" office:value="0.5009579" calcext:value-type="float">
            <text:p>0.5009579</text:p>
          </table:table-cell>
          <table:table-cell office:value-type="float" office:value="0.5151302" calcext:value-type="float">
            <text:p>0.5151302</text:p>
          </table:table-cell>
          <table:table-cell office:value-type="float" office:value="0.3357482" calcext:value-type="float">
            <text:p>0.3357482</text:p>
          </table:table-cell>
          <table:table-cell office:value-type="float" office:value="0.347666" calcext:value-type="float">
            <text:p>0.347666</text:p>
          </table:table-cell>
          <table:table-cell office:value-type="float" office:value="0" calcext:value-type="float">
            <text:p>0</text:p>
          </table:table-cell>
          <table:table-cell office:value-type="float" office:value="573.0917" calcext:value-type="float">
            <text:p>573.0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5853" calcext:value-type="float">
            <text:p>2.805853</text:p>
          </table:table-cell>
          <table:table-cell office:value-type="float" office:value="0" calcext:value-type="float">
            <text:p>0</text:p>
          </table:table-cell>
          <table:table-cell office:value-type="float" office:value="-0.003811023" calcext:value-type="float">
            <text:p>-0.0038110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28.64327" calcext:value-type="float">
            <text:p>28.64327</text:p>
          </table:table-cell>
          <table:table-cell office:value-type="float" office:value="1094.942" calcext:value-type="float">
            <text:p>1094.942</text:p>
          </table:table-cell>
          <table:table-cell office:value-type="float" office:value="0" calcext:value-type="float">
            <text:p>0</text:p>
          </table:table-cell>
          <table:table-cell office:value-type="float" office:value="-3.133254" calcext:value-type="float">
            <text:p>-3.133254</text:p>
          </table:table-cell>
          <table:table-cell office:value-type="float" office:value="0.7888951" calcext:value-type="float">
            <text:p>0.7888951</text:p>
          </table:table-cell>
          <table:table-cell office:value-type="float" office:value="6.745644" calcext:value-type="float">
            <text:p>6.745644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538241" calcext:value-type="float">
            <text:p>-0.01538241</text:p>
          </table:table-cell>
          <table:table-cell office:value-type="float" office:value="0.003799776" calcext:value-type="float">
            <text:p>0.003799776</text:p>
          </table:table-cell>
          <table:table-cell office:value-type="float" office:value="0.001202552" calcext:value-type="float">
            <text:p>0.001202552</text:p>
          </table:table-cell>
          <table:table-cell office:value-type="float" office:value="13.94826" calcext:value-type="float">
            <text:p>13.94826</text:p>
          </table:table-cell>
          <table:table-cell office:value-type="float" office:value="0.1492258" calcext:value-type="float">
            <text:p>0.1492258</text:p>
          </table:table-cell>
          <table:table-cell office:value-type="float" office:value="0.08458588" calcext:value-type="float">
            <text:p>0.08458588</text:p>
          </table:table-cell>
          <table:table-cell office:value-type="float" office:value="0.06769801" calcext:value-type="float">
            <text:p>0.06769801</text:p>
          </table:table-cell>
          <table:table-cell office:value-type="float" office:value="0.03976474" calcext:value-type="float">
            <text:p>0.03976474</text:p>
          </table:table-cell>
          <table:table-cell office:value-type="float" office:value="0.04003897" calcext:value-type="float">
            <text:p>0.04003897</text:p>
          </table:table-cell>
          <table:table-cell office:value-type="float" office:value="0.01322215" calcext:value-type="float">
            <text:p>0.01322215</text:p>
          </table:table-cell>
          <table:table-cell office:value-type="float" office:value="0.009351163" calcext:value-type="float">
            <text:p>0.009351163</text:p>
          </table:table-cell>
          <table:table-cell office:value-type="float" office:value="0.02120447" calcext:value-type="float">
            <text:p>0.02120447</text:p>
          </table:table-cell>
          <table:table-cell office:value-type="float" office:value="0.01933516" calcext:value-type="float">
            <text:p>0.01933516</text:p>
          </table:table-cell>
          <table:table-cell office:value-type="float" office:value="0.01793664" calcext:value-type="float">
            <text:p>0.01793664</text:p>
          </table:table-cell>
          <table:table-cell office:value-type="float" office:value="0.01854954" calcext:value-type="float">
            <text:p>0.01854954</text:p>
          </table:table-cell>
          <table:table-cell office:value-type="float" office:value="0.02232526" calcext:value-type="float">
            <text:p>0.02232526</text:p>
          </table:table-cell>
          <table:table-cell office:value-type="float" office:value="0.004973031" calcext:value-type="float">
            <text:p>0.004973031</text:p>
          </table:table-cell>
          <table:table-cell office:value-type="float" office:value="0.00419631" calcext:value-type="float">
            <text:p>0.00419631</text:p>
          </table:table-cell>
          <table:table-cell office:value-type="float" office:value="0" calcext:value-type="float">
            <text:p>0</text:p>
          </table:table-cell>
          <table:table-cell office:value-type="float" office:value="14.16285" calcext:value-type="float">
            <text:p>14.16285</text:p>
          </table:table-cell>
          <table:table-cell office:value-type="float" office:value="11.1137" calcext:value-type="float">
            <text:p>11.1137</text:p>
          </table:table-cell>
          <table:table-cell office:value-type="float" office:value="12.70293" calcext:value-type="float">
            <text:p>12.70293</text:p>
          </table:table-cell>
          <table:table-cell office:value-type="float" office:value="9.767174" calcext:value-type="float">
            <text:p>9.767174</text:p>
          </table:table-cell>
          <table:table-cell office:value-type="float" office:value="8.923594" calcext:value-type="float">
            <text:p>8.923594</text:p>
          </table:table-cell>
          <table:table-cell office:value-type="float" office:value="2.815291" calcext:value-type="float">
            <text:p>2.815291</text:p>
          </table:table-cell>
          <table:table-cell office:value-type="float" office:value="3.473506" calcext:value-type="float">
            <text:p>3.473506</text:p>
          </table:table-cell>
          <table:table-cell office:value-type="float" office:value="2.769626" calcext:value-type="float">
            <text:p>2.769626</text:p>
          </table:table-cell>
          <table:table-cell office:value-type="float" office:value="2.000631" calcext:value-type="float">
            <text:p>2.000631</text:p>
          </table:table-cell>
          <table:table-cell office:value-type="float" office:value="0.9430351" calcext:value-type="float">
            <text:p>0.9430351</text:p>
          </table:table-cell>
          <table:table-cell office:value-type="float" office:value="0.5025341" calcext:value-type="float">
            <text:p>0.5025341</text:p>
          </table:table-cell>
          <table:table-cell office:value-type="float" office:value="0.516264" calcext:value-type="float">
            <text:p>0.516264</text:p>
          </table:table-cell>
          <table:table-cell office:value-type="float" office:value="0.3361262" calcext:value-type="float">
            <text:p>0.3361262</text:p>
          </table:table-cell>
          <table:table-cell office:value-type="float" office:value="0.3476731" calcext:value-type="float">
            <text:p>0.3476731</text:p>
          </table:table-cell>
          <table:table-cell office:value-type="float" office:value="0" calcext:value-type="float">
            <text:p>0</text:p>
          </table:table-cell>
          <table:table-cell office:value-type="float" office:value="588.8887" calcext:value-type="float">
            <text:p>588.8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7925" calcext:value-type="float">
            <text:p>2.917925</text:p>
          </table:table-cell>
          <table:table-cell office:value-type="float" office:value="0" calcext:value-type="float">
            <text:p>0</text:p>
          </table:table-cell>
          <table:table-cell office:value-type="float" office:value="-0.003830075" calcext:value-type="float">
            <text:p>-0.0038300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28.56116" calcext:value-type="float">
            <text:p>28.56116</text:p>
          </table:table-cell>
          <table:table-cell office:value-type="float" office:value="1094.912" calcext:value-type="float">
            <text:p>1094.912</text:p>
          </table:table-cell>
          <table:table-cell office:value-type="float" office:value="0" calcext:value-type="float">
            <text:p>0</text:p>
          </table:table-cell>
          <table:table-cell office:value-type="float" office:value="-3.51117" calcext:value-type="float">
            <text:p>-3.51117</text:p>
          </table:table-cell>
          <table:table-cell office:value-type="float" office:value="0.80336" calcext:value-type="float">
            <text:p>0.80336</text:p>
          </table:table-cell>
          <table:table-cell office:value-type="float" office:value="6.522628" calcext:value-type="float">
            <text:p>6.522628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550103" calcext:value-type="float">
            <text:p>-0.01550103</text:p>
          </table:table-cell>
          <table:table-cell office:value-type="float" office:value="0.003824439" calcext:value-type="float">
            <text:p>0.003824439</text:p>
          </table:table-cell>
          <table:table-cell office:value-type="float" office:value="0.001202881" calcext:value-type="float">
            <text:p>0.001202881</text:p>
          </table:table-cell>
          <table:table-cell office:value-type="float" office:value="13.85625" calcext:value-type="float">
            <text:p>13.85625</text:p>
          </table:table-cell>
          <table:table-cell office:value-type="float" office:value="0.2450718" calcext:value-type="float">
            <text:p>0.2450718</text:p>
          </table:table-cell>
          <table:table-cell office:value-type="float" office:value="0.09072837" calcext:value-type="float">
            <text:p>0.09072837</text:p>
          </table:table-cell>
          <table:table-cell office:value-type="float" office:value="0.07047687" calcext:value-type="float">
            <text:p>0.07047687</text:p>
          </table:table-cell>
          <table:table-cell office:value-type="float" office:value="0.0409481" calcext:value-type="float">
            <text:p>0.0409481</text:p>
          </table:table-cell>
          <table:table-cell office:value-type="float" office:value="0.04039033" calcext:value-type="float">
            <text:p>0.04039033</text:p>
          </table:table-cell>
          <table:table-cell office:value-type="float" office:value="0.01334977" calcext:value-type="float">
            <text:p>0.01334977</text:p>
          </table:table-cell>
          <table:table-cell office:value-type="float" office:value="0.009276229" calcext:value-type="float">
            <text:p>0.009276229</text:p>
          </table:table-cell>
          <table:table-cell office:value-type="float" office:value="0.02111421" calcext:value-type="float">
            <text:p>0.02111421</text:p>
          </table:table-cell>
          <table:table-cell office:value-type="float" office:value="0.01927615" calcext:value-type="float">
            <text:p>0.01927615</text:p>
          </table:table-cell>
          <table:table-cell office:value-type="float" office:value="0.01788442" calcext:value-type="float">
            <text:p>0.01788442</text:p>
          </table:table-cell>
          <table:table-cell office:value-type="float" office:value="0.01849808" calcext:value-type="float">
            <text:p>0.01849808</text:p>
          </table:table-cell>
          <table:table-cell office:value-type="float" office:value="0.02227195" calcext:value-type="float">
            <text:p>0.02227195</text:p>
          </table:table-cell>
          <table:table-cell office:value-type="float" office:value="0.004974316" calcext:value-type="float">
            <text:p>0.004974316</text:p>
          </table:table-cell>
          <table:table-cell office:value-type="float" office:value="0.00419531" calcext:value-type="float">
            <text:p>0.00419531</text:p>
          </table:table-cell>
          <table:table-cell office:value-type="float" office:value="0" calcext:value-type="float">
            <text:p>0</text:p>
          </table:table-cell>
          <table:table-cell office:value-type="float" office:value="14.34706" calcext:value-type="float">
            <text:p>14.34706</text:p>
          </table:table-cell>
          <table:table-cell office:value-type="float" office:value="9.8021" calcext:value-type="float">
            <text:p>9.8021</text:p>
          </table:table-cell>
          <table:table-cell office:value-type="float" office:value="12.00547" calcext:value-type="float">
            <text:p>12.00547</text:p>
          </table:table-cell>
          <table:table-cell office:value-type="float" office:value="9.195415" calcext:value-type="float">
            <text:p>9.195415</text:p>
          </table:table-cell>
          <table:table-cell office:value-type="float" office:value="8.32169" calcext:value-type="float">
            <text:p>8.32169</text:p>
          </table:table-cell>
          <table:table-cell office:value-type="float" office:value="2.462784" calcext:value-type="float">
            <text:p>2.462784</text:p>
          </table:table-cell>
          <table:table-cell office:value-type="float" office:value="3.342362" calcext:value-type="float">
            <text:p>3.342362</text:p>
          </table:table-cell>
          <table:table-cell office:value-type="float" office:value="2.710032" calcext:value-type="float">
            <text:p>2.710032</text:p>
          </table:table-cell>
          <table:table-cell office:value-type="float" office:value="1.975796" calcext:value-type="float">
            <text:p>1.975796</text:p>
          </table:table-cell>
          <table:table-cell office:value-type="float" office:value="0.9376108" calcext:value-type="float">
            <text:p>0.9376108</text:p>
          </table:table-cell>
          <table:table-cell office:value-type="float" office:value="0.5040301" calcext:value-type="float">
            <text:p>0.5040301</text:p>
          </table:table-cell>
          <table:table-cell office:value-type="float" office:value="0.5174072" calcext:value-type="float">
            <text:p>0.5174072</text:p>
          </table:table-cell>
          <table:table-cell office:value-type="float" office:value="0.3364897" calcext:value-type="float">
            <text:p>0.3364897</text:p>
          </table:table-cell>
          <table:table-cell office:value-type="float" office:value="0.3476804" calcext:value-type="float">
            <text:p>0.3476804</text:p>
          </table:table-cell>
          <table:table-cell office:value-type="float" office:value="0" calcext:value-type="float">
            <text:p>0</text:p>
          </table:table-cell>
          <table:table-cell office:value-type="float" office:value="599.7112" calcext:value-type="float">
            <text:p>599.7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9993" calcext:value-type="float">
            <text:p>3.029993</text:p>
          </table:table-cell>
          <table:table-cell office:value-type="float" office:value="0" calcext:value-type="float">
            <text:p>0</text:p>
          </table:table-cell>
          <table:table-cell office:value-type="float" office:value="-0.003849745" calcext:value-type="float">
            <text:p>-0.0038497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28.48704" calcext:value-type="float">
            <text:p>28.48704</text:p>
          </table:table-cell>
          <table:table-cell office:value-type="float" office:value="1094.879" calcext:value-type="float">
            <text:p>1094.879</text:p>
          </table:table-cell>
          <table:table-cell office:value-type="float" office:value="0" calcext:value-type="float">
            <text:p>0</text:p>
          </table:table-cell>
          <table:table-cell office:value-type="float" office:value="-3.910356" calcext:value-type="float">
            <text:p>-3.910356</text:p>
          </table:table-cell>
          <table:table-cell office:value-type="float" office:value="0.8129986" calcext:value-type="float">
            <text:p>0.8129986</text:p>
          </table:table-cell>
          <table:table-cell office:value-type="float" office:value="6.283986" calcext:value-type="float">
            <text:p>6.283986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562878" calcext:value-type="float">
            <text:p>-0.01562878</text:p>
          </table:table-cell>
          <table:table-cell office:value-type="float" office:value="0.003850466" calcext:value-type="float">
            <text:p>0.003850466</text:p>
          </table:table-cell>
          <table:table-cell office:value-type="float" office:value="0.00120325" calcext:value-type="float">
            <text:p>0.00120325</text:p>
          </table:table-cell>
          <table:table-cell office:value-type="float" office:value="13.76956" calcext:value-type="float">
            <text:p>13.76956</text:p>
          </table:table-cell>
          <table:table-cell office:value-type="float" office:value="0.454192" calcext:value-type="float">
            <text:p>0.454192</text:p>
          </table:table-cell>
          <table:table-cell office:value-type="float" office:value="0.09337813" calcext:value-type="float">
            <text:p>0.09337813</text:p>
          </table:table-cell>
          <table:table-cell office:value-type="float" office:value="0.07202445" calcext:value-type="float">
            <text:p>0.07202445</text:p>
          </table:table-cell>
          <table:table-cell office:value-type="float" office:value="0.04170473" calcext:value-type="float">
            <text:p>0.04170473</text:p>
          </table:table-cell>
          <table:table-cell office:value-type="float" office:value="0.04087335" calcext:value-type="float">
            <text:p>0.04087335</text:p>
          </table:table-cell>
          <table:table-cell office:value-type="float" office:value="0.01345744" calcext:value-type="float">
            <text:p>0.01345744</text:p>
          </table:table-cell>
          <table:table-cell office:value-type="float" office:value="0.009166246" calcext:value-type="float">
            <text:p>0.009166246</text:p>
          </table:table-cell>
          <table:table-cell office:value-type="float" office:value="0.02103425" calcext:value-type="float">
            <text:p>0.02103425</text:p>
          </table:table-cell>
          <table:table-cell office:value-type="float" office:value="0.01921874" calcext:value-type="float">
            <text:p>0.01921874</text:p>
          </table:table-cell>
          <table:table-cell office:value-type="float" office:value="0.01783224" calcext:value-type="float">
            <text:p>0.01783224</text:p>
          </table:table-cell>
          <table:table-cell office:value-type="float" office:value="0.01844037" calcext:value-type="float">
            <text:p>0.01844037</text:p>
          </table:table-cell>
          <table:table-cell office:value-type="float" office:value="0.02221869" calcext:value-type="float">
            <text:p>0.02221869</text:p>
          </table:table-cell>
          <table:table-cell office:value-type="float" office:value="0.004975426" calcext:value-type="float">
            <text:p>0.004975426</text:p>
          </table:table-cell>
          <table:table-cell office:value-type="float" office:value="0.004194293" calcext:value-type="float">
            <text:p>0.004194293</text:p>
          </table:table-cell>
          <table:table-cell office:value-type="float" office:value="0" calcext:value-type="float">
            <text:p>0</text:p>
          </table:table-cell>
          <table:table-cell office:value-type="float" office:value="14.31557" calcext:value-type="float">
            <text:p>14.31557</text:p>
          </table:table-cell>
          <table:table-cell office:value-type="float" office:value="8.472136" calcext:value-type="float">
            <text:p>8.472136</text:p>
          </table:table-cell>
          <table:table-cell office:value-type="float" office:value="11.22269" calcext:value-type="float">
            <text:p>11.22269</text:p>
          </table:table-cell>
          <table:table-cell office:value-type="float" office:value="8.590387" calcext:value-type="float">
            <text:p>8.590387</text:p>
          </table:table-cell>
          <table:table-cell office:value-type="float" office:value="7.696727" calcext:value-type="float">
            <text:p>7.696727</text:p>
          </table:table-cell>
          <table:table-cell office:value-type="float" office:value="2.113853" calcext:value-type="float">
            <text:p>2.113853</text:p>
          </table:table-cell>
          <table:table-cell office:value-type="float" office:value="3.197378" calcext:value-type="float">
            <text:p>3.197378</text:p>
          </table:table-cell>
          <table:table-cell office:value-type="float" office:value="2.646257" calcext:value-type="float">
            <text:p>2.646257</text:p>
          </table:table-cell>
          <table:table-cell office:value-type="float" office:value="1.948869" calcext:value-type="float">
            <text:p>1.948869</text:p>
          </table:table-cell>
          <table:table-cell office:value-type="float" office:value="0.9316501" calcext:value-type="float">
            <text:p>0.9316501</text:p>
          </table:table-cell>
          <table:table-cell office:value-type="float" office:value="0.5048999" calcext:value-type="float">
            <text:p>0.5048999</text:p>
          </table:table-cell>
          <table:table-cell office:value-type="float" office:value="0.5185571" calcext:value-type="float">
            <text:p>0.5185571</text:p>
          </table:table-cell>
          <table:table-cell office:value-type="float" office:value="0.3368387" calcext:value-type="float">
            <text:p>0.3368387</text:p>
          </table:table-cell>
          <table:table-cell office:value-type="float" office:value="0.3476877" calcext:value-type="float">
            <text:p>0.3476877</text:p>
          </table:table-cell>
          <table:table-cell office:value-type="float" office:value="0" calcext:value-type="float">
            <text:p>0</text:p>
          </table:table-cell>
          <table:table-cell office:value-type="float" office:value="605.813" calcext:value-type="float">
            <text:p>605.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8737" calcext:value-type="float">
            <text:p>3.138737</text:p>
          </table:table-cell>
          <table:table-cell office:value-type="float" office:value="0" calcext:value-type="float">
            <text:p>0</text:p>
          </table:table-cell>
          <table:table-cell office:value-type="float" office:value="-0.003869628" calcext:value-type="float">
            <text:p>-0.0038696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28.41047" calcext:value-type="float">
            <text:p>28.41047</text:p>
          </table:table-cell>
          <table:table-cell office:value-type="float" office:value="1094.845" calcext:value-type="float">
            <text:p>1094.845</text:p>
          </table:table-cell>
          <table:table-cell office:value-type="float" office:value="0" calcext:value-type="float">
            <text:p>0</text:p>
          </table:table-cell>
          <table:table-cell office:value-type="float" office:value="-4.341649" calcext:value-type="float">
            <text:p>-4.341649</text:p>
          </table:table-cell>
          <table:table-cell office:value-type="float" office:value="0.8240382" calcext:value-type="float">
            <text:p>0.8240382</text:p>
          </table:table-cell>
          <table:table-cell office:value-type="float" office:value="6.022887" calcext:value-type="float">
            <text:p>6.022887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575325" calcext:value-type="float">
            <text:p>-0.01575325</text:p>
          </table:table-cell>
          <table:table-cell office:value-type="float" office:value="0.003875433" calcext:value-type="float">
            <text:p>0.003875433</text:p>
          </table:table-cell>
          <table:table-cell office:value-type="float" office:value="0.001203656" calcext:value-type="float">
            <text:p>0.001203656</text:p>
          </table:table-cell>
          <table:table-cell office:value-type="float" office:value="13.67064" calcext:value-type="float">
            <text:p>13.67064</text:p>
          </table:table-cell>
          <table:table-cell office:value-type="float" office:value="0.6990899" calcext:value-type="float">
            <text:p>0.6990899</text:p>
          </table:table-cell>
          <table:table-cell office:value-type="float" office:value="0.1001007" calcext:value-type="float">
            <text:p>0.1001007</text:p>
          </table:table-cell>
          <table:table-cell office:value-type="float" office:value="0.07773779" calcext:value-type="float">
            <text:p>0.07773779</text:p>
          </table:table-cell>
          <table:table-cell office:value-type="float" office:value="0.04407593" calcext:value-type="float">
            <text:p>0.04407593</text:p>
          </table:table-cell>
          <table:table-cell office:value-type="float" office:value="0.04270106" calcext:value-type="float">
            <text:p>0.04270106</text:p>
          </table:table-cell>
          <table:table-cell office:value-type="float" office:value="0.01353928" calcext:value-type="float">
            <text:p>0.01353928</text:p>
          </table:table-cell>
          <table:table-cell office:value-type="float" office:value="0.009079508" calcext:value-type="float">
            <text:p>0.009079508</text:p>
          </table:table-cell>
          <table:table-cell office:value-type="float" office:value="0.02096641" calcext:value-type="float">
            <text:p>0.02096641</text:p>
          </table:table-cell>
          <table:table-cell office:value-type="float" office:value="0.01915703" calcext:value-type="float">
            <text:p>0.01915703</text:p>
          </table:table-cell>
          <table:table-cell office:value-type="float" office:value="0.0177805" calcext:value-type="float">
            <text:p>0.0177805</text:p>
          </table:table-cell>
          <table:table-cell office:value-type="float" office:value="0.01837865" calcext:value-type="float">
            <text:p>0.01837865</text:p>
          </table:table-cell>
          <table:table-cell office:value-type="float" office:value="0.02216557" calcext:value-type="float">
            <text:p>0.02216557</text:p>
          </table:table-cell>
          <table:table-cell office:value-type="float" office:value="0.004976354" calcext:value-type="float">
            <text:p>0.004976354</text:p>
          </table:table-cell>
          <table:table-cell office:value-type="float" office:value="0.004193275" calcext:value-type="float">
            <text:p>0.004193275</text:p>
          </table:table-cell>
          <table:table-cell office:value-type="float" office:value="0" calcext:value-type="float">
            <text:p>0</text:p>
          </table:table-cell>
          <table:table-cell office:value-type="float" office:value="14.64142" calcext:value-type="float">
            <text:p>14.64142</text:p>
          </table:table-cell>
          <table:table-cell office:value-type="float" office:value="7.039815" calcext:value-type="float">
            <text:p>7.039815</text:p>
          </table:table-cell>
          <table:table-cell office:value-type="float" office:value="10.3251" calcext:value-type="float">
            <text:p>10.3251</text:p>
          </table:table-cell>
          <table:table-cell office:value-type="float" office:value="7.926787" calcext:value-type="float">
            <text:p>7.926787</text:p>
          </table:table-cell>
          <table:table-cell office:value-type="float" office:value="7.060791" calcext:value-type="float">
            <text:p>7.060791</text:p>
          </table:table-cell>
          <table:table-cell office:value-type="float" office:value="1.767494" calcext:value-type="float">
            <text:p>1.767494</text:p>
          </table:table-cell>
          <table:table-cell office:value-type="float" office:value="3.037837" calcext:value-type="float">
            <text:p>3.037837</text:p>
          </table:table-cell>
          <table:table-cell office:value-type="float" office:value="2.577585" calcext:value-type="float">
            <text:p>2.577585</text:p>
          </table:table-cell>
          <table:table-cell office:value-type="float" office:value="1.917164" calcext:value-type="float">
            <text:p>1.917164</text:p>
          </table:table-cell>
          <table:table-cell office:value-type="float" office:value="0.9249939" calcext:value-type="float">
            <text:p>0.9249939</text:p>
          </table:table-cell>
          <table:table-cell office:value-type="float" office:value="0.5039049" calcext:value-type="float">
            <text:p>0.5039049</text:p>
          </table:table-cell>
          <table:table-cell office:value-type="float" office:value="0.5197093" calcext:value-type="float">
            <text:p>0.5197093</text:p>
          </table:table-cell>
          <table:table-cell office:value-type="float" office:value="0.3371724" calcext:value-type="float">
            <text:p>0.3371724</text:p>
          </table:table-cell>
          <table:table-cell office:value-type="float" office:value="0.347695" calcext:value-type="float">
            <text:p>0.347695</text:p>
          </table:table-cell>
          <table:table-cell office:value-type="float" office:value="0" calcext:value-type="float">
            <text:p>0</text:p>
          </table:table-cell>
          <table:table-cell office:value-type="float" office:value="612.3588" calcext:value-type="float">
            <text:p>612.3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3002" calcext:value-type="float">
            <text:p>3.253002</text:p>
          </table:table-cell>
          <table:table-cell office:value-type="float" office:value="0" calcext:value-type="float">
            <text:p>0</text:p>
          </table:table-cell>
          <table:table-cell office:value-type="float" office:value="-0.003890409" calcext:value-type="float">
            <text:p>-0.0038904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28.35014" calcext:value-type="float">
            <text:p>28.35014</text:p>
          </table:table-cell>
          <table:table-cell office:value-type="float" office:value="1094.809" calcext:value-type="float">
            <text:p>1094.809</text:p>
          </table:table-cell>
          <table:table-cell office:value-type="float" office:value="0" calcext:value-type="float">
            <text:p>0</text:p>
          </table:table-cell>
          <table:table-cell office:value-type="float" office:value="-4.769996" calcext:value-type="float">
            <text:p>-4.769996</text:p>
          </table:table-cell>
          <table:table-cell office:value-type="float" office:value="0.8277076" calcext:value-type="float">
            <text:p>0.8277076</text:p>
          </table:table-cell>
          <table:table-cell office:value-type="float" office:value="5.760914" calcext:value-type="float">
            <text:p>5.760914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58611" calcext:value-type="float">
            <text:p>-0.0158611</text:p>
          </table:table-cell>
          <table:table-cell office:value-type="float" office:value="0.003902739" calcext:value-type="float">
            <text:p>0.003902739</text:p>
          </table:table-cell>
          <table:table-cell office:value-type="float" office:value="0.001204093" calcext:value-type="float">
            <text:p>0.001204093</text:p>
          </table:table-cell>
          <table:table-cell office:value-type="float" office:value="13.59446" calcext:value-type="float">
            <text:p>13.59446</text:p>
          </table:table-cell>
          <table:table-cell office:value-type="float" office:value="0.8521767" calcext:value-type="float">
            <text:p>0.8521767</text:p>
          </table:table-cell>
          <table:table-cell office:value-type="float" office:value="0.09181293" calcext:value-type="float">
            <text:p>0.09181293</text:p>
          </table:table-cell>
          <table:table-cell office:value-type="float" office:value="0.07411414" calcext:value-type="float">
            <text:p>0.07411414</text:p>
          </table:table-cell>
          <table:table-cell office:value-type="float" office:value="0.04283866" calcext:value-type="float">
            <text:p>0.04283866</text:p>
          </table:table-cell>
          <table:table-cell office:value-type="float" office:value="0.04197231" calcext:value-type="float">
            <text:p>0.04197231</text:p>
          </table:table-cell>
          <table:table-cell office:value-type="float" office:value="0.01358663" calcext:value-type="float">
            <text:p>0.01358663</text:p>
          </table:table-cell>
          <table:table-cell office:value-type="float" office:value="0.009016827" calcext:value-type="float">
            <text:p>0.009016827</text:p>
          </table:table-cell>
          <table:table-cell office:value-type="float" office:value="0.02091774" calcext:value-type="float">
            <text:p>0.02091774</text:p>
          </table:table-cell>
          <table:table-cell office:value-type="float" office:value="0.01909742" calcext:value-type="float">
            <text:p>0.01909742</text:p>
          </table:table-cell>
          <table:table-cell office:value-type="float" office:value="0.01772796" calcext:value-type="float">
            <text:p>0.01772796</text:p>
          </table:table-cell>
          <table:table-cell office:value-type="float" office:value="0.01831349" calcext:value-type="float">
            <text:p>0.01831349</text:p>
          </table:table-cell>
          <table:table-cell office:value-type="float" office:value="0.02211262" calcext:value-type="float">
            <text:p>0.02211262</text:p>
          </table:table-cell>
          <table:table-cell office:value-type="float" office:value="0.004977087" calcext:value-type="float">
            <text:p>0.004977087</text:p>
          </table:table-cell>
          <table:table-cell office:value-type="float" office:value="0.004192243" calcext:value-type="float">
            <text:p>0.004192243</text:p>
          </table:table-cell>
          <table:table-cell office:value-type="float" office:value="0" calcext:value-type="float">
            <text:p>0</text:p>
          </table:table-cell>
          <table:table-cell office:value-type="float" office:value="14.20024" calcext:value-type="float">
            <text:p>14.20024</text:p>
          </table:table-cell>
          <table:table-cell office:value-type="float" office:value="5.80738" calcext:value-type="float">
            <text:p>5.80738</text:p>
          </table:table-cell>
          <table:table-cell office:value-type="float" office:value="9.419869" calcext:value-type="float">
            <text:p>9.419869</text:p>
          </table:table-cell>
          <table:table-cell office:value-type="float" office:value="7.263754" calcext:value-type="float">
            <text:p>7.263754</text:p>
          </table:table-cell>
          <table:table-cell office:value-type="float" office:value="6.414341" calcext:value-type="float">
            <text:p>6.414341</text:p>
          </table:table-cell>
          <table:table-cell office:value-type="float" office:value="1.421278" calcext:value-type="float">
            <text:p>1.421278</text:p>
          </table:table-cell>
          <table:table-cell office:value-type="float" office:value="2.872226" calcext:value-type="float">
            <text:p>2.872226</text:p>
          </table:table-cell>
          <table:table-cell office:value-type="float" office:value="2.506535" calcext:value-type="float">
            <text:p>2.506535</text:p>
          </table:table-cell>
          <table:table-cell office:value-type="float" office:value="1.881799" calcext:value-type="float">
            <text:p>1.881799</text:p>
          </table:table-cell>
          <table:table-cell office:value-type="float" office:value="0.9170713" calcext:value-type="float">
            <text:p>0.9170713</text:p>
          </table:table-cell>
          <table:table-cell office:value-type="float" office:value="0.5003033" calcext:value-type="float">
            <text:p>0.5003033</text:p>
          </table:table-cell>
          <table:table-cell office:value-type="float" office:value="0.5208606" calcext:value-type="float">
            <text:p>0.5208606</text:p>
          </table:table-cell>
          <table:table-cell office:value-type="float" office:value="0.3374894" calcext:value-type="float">
            <text:p>0.3374894</text:p>
          </table:table-cell>
          <table:table-cell office:value-type="float" office:value="0.3477024" calcext:value-type="float">
            <text:p>0.3477024</text:p>
          </table:table-cell>
          <table:table-cell office:value-type="float" office:value="0" calcext:value-type="float">
            <text:p>0</text:p>
          </table:table-cell>
          <table:table-cell office:value-type="float" office:value="614.7056" calcext:value-type="float">
            <text:p>614.7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2718" calcext:value-type="float">
            <text:p>3.352718</text:p>
          </table:table-cell>
          <table:table-cell office:value-type="float" office:value="0" calcext:value-type="float">
            <text:p>0</text:p>
          </table:table-cell>
          <table:table-cell office:value-type="float" office:value="-0.003910212" calcext:value-type="float">
            <text:p>-0.0039102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28.29887" calcext:value-type="float">
            <text:p>28.29887</text:p>
          </table:table-cell>
          <table:table-cell office:value-type="float" office:value="1094.773" calcext:value-type="float">
            <text:p>1094.773</text:p>
          </table:table-cell>
          <table:table-cell office:value-type="float" office:value="0" calcext:value-type="float">
            <text:p>0</text:p>
          </table:table-cell>
          <table:table-cell office:value-type="float" office:value="-5.200942" calcext:value-type="float">
            <text:p>-5.200942</text:p>
          </table:table-cell>
          <table:table-cell office:value-type="float" office:value="0.8304092" calcext:value-type="float">
            <text:p>0.8304092</text:p>
          </table:table-cell>
          <table:table-cell office:value-type="float" office:value="5.498759" calcext:value-type="float">
            <text:p>5.498759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595982" calcext:value-type="float">
            <text:p>-0.01595982</text:p>
          </table:table-cell>
          <table:table-cell office:value-type="float" office:value="0.003930371" calcext:value-type="float">
            <text:p>0.003930371</text:p>
          </table:table-cell>
          <table:table-cell office:value-type="float" office:value="0.001204557" calcext:value-type="float">
            <text:p>0.001204557</text:p>
          </table:table-cell>
          <table:table-cell office:value-type="float" office:value="13.52535" calcext:value-type="float">
            <text:p>13.52535</text:p>
          </table:table-cell>
          <table:table-cell office:value-type="float" office:value="0.9547541" calcext:value-type="float">
            <text:p>0.9547541</text:p>
          </table:table-cell>
          <table:table-cell office:value-type="float" office:value="0.08544519" calcext:value-type="float">
            <text:p>0.08544519</text:p>
          </table:table-cell>
          <table:table-cell office:value-type="float" office:value="0.07142355" calcext:value-type="float">
            <text:p>0.07142355</text:p>
          </table:table-cell>
          <table:table-cell office:value-type="float" office:value="0.04155861" calcext:value-type="float">
            <text:p>0.04155861</text:p>
          </table:table-cell>
          <table:table-cell office:value-type="float" office:value="0.04090812" calcext:value-type="float">
            <text:p>0.04090812</text:p>
          </table:table-cell>
          <table:table-cell office:value-type="float" office:value="0.01358348" calcext:value-type="float">
            <text:p>0.01358348</text:p>
          </table:table-cell>
          <table:table-cell office:value-type="float" office:value="0.008953267" calcext:value-type="float">
            <text:p>0.008953267</text:p>
          </table:table-cell>
          <table:table-cell office:value-type="float" office:value="0.02088495" calcext:value-type="float">
            <text:p>0.02088495</text:p>
          </table:table-cell>
          <table:table-cell office:value-type="float" office:value="0.01903328" calcext:value-type="float">
            <text:p>0.01903328</text:p>
          </table:table-cell>
          <table:table-cell office:value-type="float" office:value="0.01767134" calcext:value-type="float">
            <text:p>0.01767134</text:p>
          </table:table-cell>
          <table:table-cell office:value-type="float" office:value="0.01824451" calcext:value-type="float">
            <text:p>0.01824451</text:p>
          </table:table-cell>
          <table:table-cell office:value-type="float" office:value="0.0220598" calcext:value-type="float">
            <text:p>0.0220598</text:p>
          </table:table-cell>
          <table:table-cell office:value-type="float" office:value="0.004977622" calcext:value-type="float">
            <text:p>0.004977622</text:p>
          </table:table-cell>
          <table:table-cell office:value-type="float" office:value="0.004191181" calcext:value-type="float">
            <text:p>0.004191181</text:p>
          </table:table-cell>
          <table:table-cell office:value-type="float" office:value="0" calcext:value-type="float">
            <text:p>0</text:p>
          </table:table-cell>
          <table:table-cell office:value-type="float" office:value="13.89569" calcext:value-type="float">
            <text:p>13.89569</text:p>
          </table:table-cell>
          <table:table-cell office:value-type="float" office:value="4.703904" calcext:value-type="float">
            <text:p>4.703904</text:p>
          </table:table-cell>
          <table:table-cell office:value-type="float" office:value="8.48086" calcext:value-type="float">
            <text:p>8.48086</text:p>
          </table:table-cell>
          <table:table-cell office:value-type="float" office:value="6.636748" calcext:value-type="float">
            <text:p>6.636748</text:p>
          </table:table-cell>
          <table:table-cell office:value-type="float" office:value="5.788086" calcext:value-type="float">
            <text:p>5.788086</text:p>
          </table:table-cell>
          <table:table-cell office:value-type="float" office:value="1.101394" calcext:value-type="float">
            <text:p>1.101394</text:p>
          </table:table-cell>
          <table:table-cell office:value-type="float" office:value="2.707706" calcext:value-type="float">
            <text:p>2.707706</text:p>
          </table:table-cell>
          <table:table-cell office:value-type="float" office:value="2.430703" calcext:value-type="float">
            <text:p>2.430703</text:p>
          </table:table-cell>
          <table:table-cell office:value-type="float" office:value="1.839267" calcext:value-type="float">
            <text:p>1.839267</text:p>
          </table:table-cell>
          <table:table-cell office:value-type="float" office:value="0.9064966" calcext:value-type="float">
            <text:p>0.9064966</text:p>
          </table:table-cell>
          <table:table-cell office:value-type="float" office:value="0.4934764" calcext:value-type="float">
            <text:p>0.4934764</text:p>
          </table:table-cell>
          <table:table-cell office:value-type="float" office:value="0.5220072" calcext:value-type="float">
            <text:p>0.5220072</text:p>
          </table:table-cell>
          <table:table-cell office:value-type="float" office:value="0.3377887" calcext:value-type="float">
            <text:p>0.3377887</text:p>
          </table:table-cell>
          <table:table-cell office:value-type="float" office:value="0.3477098" calcext:value-type="float">
            <text:p>0.3477098</text:p>
          </table:table-cell>
          <table:table-cell office:value-type="float" office:value="0" calcext:value-type="float">
            <text:p>0</text:p>
          </table:table-cell>
          <table:table-cell office:value-type="float" office:value="616.5909" calcext:value-type="float">
            <text:p>616.5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267" calcext:value-type="float">
            <text:p>3.44267</text:p>
          </table:table-cell>
          <table:table-cell office:value-type="float" office:value="0" calcext:value-type="float">
            <text:p>0</text:p>
          </table:table-cell>
          <table:table-cell office:value-type="float" office:value="-0.003929409" calcext:value-type="float">
            <text:p>-0.0039294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28.25245" calcext:value-type="float">
            <text:p>28.25245</text:p>
          </table:table-cell>
          <table:table-cell office:value-type="float" office:value="1094.738" calcext:value-type="float">
            <text:p>1094.738</text:p>
          </table:table-cell>
          <table:table-cell office:value-type="float" office:value="0" calcext:value-type="float">
            <text:p>0</text:p>
          </table:table-cell>
          <table:table-cell office:value-type="float" office:value="-5.639011" calcext:value-type="float">
            <text:p>-5.639011</text:p>
          </table:table-cell>
          <table:table-cell office:value-type="float" office:value="0.8328205" calcext:value-type="float">
            <text:p>0.8328205</text:p>
          </table:table-cell>
          <table:table-cell office:value-type="float" office:value="5.239582" calcext:value-type="float">
            <text:p>5.239582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60632" calcext:value-type="float">
            <text:p>-0.0160632</text:p>
          </table:table-cell>
          <table:table-cell office:value-type="float" office:value="0.003958049" calcext:value-type="float">
            <text:p>0.003958049</text:p>
          </table:table-cell>
          <table:table-cell office:value-type="float" office:value="0.001205045" calcext:value-type="float">
            <text:p>0.001205045</text:p>
          </table:table-cell>
          <table:table-cell office:value-type="float" office:value="13.45757" calcext:value-type="float">
            <text:p>13.45757</text:p>
          </table:table-cell>
          <table:table-cell office:value-type="float" office:value="1.031249" calcext:value-type="float">
            <text:p>1.031249</text:p>
          </table:table-cell>
          <table:table-cell office:value-type="float" office:value="0.08091945" calcext:value-type="float">
            <text:p>0.08091945</text:p>
          </table:table-cell>
          <table:table-cell office:value-type="float" office:value="0.0699119" calcext:value-type="float">
            <text:p>0.0699119</text:p>
          </table:table-cell>
          <table:table-cell office:value-type="float" office:value="0.04092772" calcext:value-type="float">
            <text:p>0.04092772</text:p>
          </table:table-cell>
          <table:table-cell office:value-type="float" office:value="0.04027629" calcext:value-type="float">
            <text:p>0.04027629</text:p>
          </table:table-cell>
          <table:table-cell office:value-type="float" office:value="0.01352732" calcext:value-type="float">
            <text:p>0.01352732</text:p>
          </table:table-cell>
          <table:table-cell office:value-type="float" office:value="0.008879585" calcext:value-type="float">
            <text:p>0.008879585</text:p>
          </table:table-cell>
          <table:table-cell office:value-type="float" office:value="0.02087255" calcext:value-type="float">
            <text:p>0.02087255</text:p>
          </table:table-cell>
          <table:table-cell office:value-type="float" office:value="0.01896537" calcext:value-type="float">
            <text:p>0.01896537</text:p>
          </table:table-cell>
          <table:table-cell office:value-type="float" office:value="0.01761413" calcext:value-type="float">
            <text:p>0.01761413</text:p>
          </table:table-cell>
          <table:table-cell office:value-type="float" office:value="0.01817171" calcext:value-type="float">
            <text:p>0.01817171</text:p>
          </table:table-cell>
          <table:table-cell office:value-type="float" office:value="0.02200709" calcext:value-type="float">
            <text:p>0.02200709</text:p>
          </table:table-cell>
          <table:table-cell office:value-type="float" office:value="0.004977945" calcext:value-type="float">
            <text:p>0.004977945</text:p>
          </table:table-cell>
          <table:table-cell office:value-type="float" office:value="0.004190115" calcext:value-type="float">
            <text:p>0.004190115</text:p>
          </table:table-cell>
          <table:table-cell office:value-type="float" office:value="0" calcext:value-type="float">
            <text:p>0</text:p>
          </table:table-cell>
          <table:table-cell office:value-type="float" office:value="13.55305" calcext:value-type="float">
            <text:p>13.55305</text:p>
          </table:table-cell>
          <table:table-cell office:value-type="float" office:value="3.851572" calcext:value-type="float">
            <text:p>3.851572</text:p>
          </table:table-cell>
          <table:table-cell office:value-type="float" office:value="7.537482" calcext:value-type="float">
            <text:p>7.537482</text:p>
          </table:table-cell>
          <table:table-cell office:value-type="float" office:value="5.996627" calcext:value-type="float">
            <text:p>5.996627</text:p>
          </table:table-cell>
          <table:table-cell office:value-type="float" office:value="5.155462" calcext:value-type="float">
            <text:p>5.155462</text:p>
          </table:table-cell>
          <table:table-cell office:value-type="float" office:value="0.7978171" calcext:value-type="float">
            <text:p>0.7978171</text:p>
          </table:table-cell>
          <table:table-cell office:value-type="float" office:value="2.544827" calcext:value-type="float">
            <text:p>2.544827</text:p>
          </table:table-cell>
          <table:table-cell office:value-type="float" office:value="2.352158" calcext:value-type="float">
            <text:p>2.352158</text:p>
          </table:table-cell>
          <table:table-cell office:value-type="float" office:value="1.788412" calcext:value-type="float">
            <text:p>1.788412</text:p>
          </table:table-cell>
          <table:table-cell office:value-type="float" office:value="0.8941348" calcext:value-type="float">
            <text:p>0.8941348</text:p>
          </table:table-cell>
          <table:table-cell office:value-type="float" office:value="0.4832711" calcext:value-type="float">
            <text:p>0.4832711</text:p>
          </table:table-cell>
          <table:table-cell office:value-type="float" office:value="0.5231464" calcext:value-type="float">
            <text:p>0.5231464</text:p>
          </table:table-cell>
          <table:table-cell office:value-type="float" office:value="0.3380689" calcext:value-type="float">
            <text:p>0.3380689</text:p>
          </table:table-cell>
          <table:table-cell office:value-type="float" office:value="0.3477171" calcext:value-type="float">
            <text:p>0.3477171</text:p>
          </table:table-cell>
          <table:table-cell office:value-type="float" office:value="0" calcext:value-type="float">
            <text:p>0</text:p>
          </table:table-cell>
          <table:table-cell office:value-type="float" office:value="618.3098" calcext:value-type="float">
            <text:p>618.3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8932" calcext:value-type="float">
            <text:p>3.528932</text:p>
          </table:table-cell>
          <table:table-cell office:value-type="float" office:value="0" calcext:value-type="float">
            <text:p>0</text:p>
          </table:table-cell>
          <table:table-cell office:value-type="float" office:value="-0.00395284" calcext:value-type="float">
            <text:p>-0.003952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28.20706" calcext:value-type="float">
            <text:p>28.20706</text:p>
          </table:table-cell>
          <table:table-cell office:value-type="float" office:value="1094.701" calcext:value-type="float">
            <text:p>1094.701</text:p>
          </table:table-cell>
          <table:table-cell office:value-type="float" office:value="0" calcext:value-type="float">
            <text:p>0</text:p>
          </table:table-cell>
          <table:table-cell office:value-type="float" office:value="-6.086675" calcext:value-type="float">
            <text:p>-6.086675</text:p>
          </table:table-cell>
          <table:table-cell office:value-type="float" office:value="0.836521" calcext:value-type="float">
            <text:p>0.836521</text:p>
          </table:table-cell>
          <table:table-cell office:value-type="float" office:value="4.984709" calcext:value-type="float">
            <text:p>4.984709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617794" calcext:value-type="float">
            <text:p>-0.01617794</text:p>
          </table:table-cell>
          <table:table-cell office:value-type="float" office:value="0.003984902" calcext:value-type="float">
            <text:p>0.003984902</text:p>
          </table:table-cell>
          <table:table-cell office:value-type="float" office:value="0.001205554" calcext:value-type="float">
            <text:p>0.001205554</text:p>
          </table:table-cell>
          <table:table-cell office:value-type="float" office:value="13.38321" calcext:value-type="float">
            <text:p>13.38321</text:p>
          </table:table-cell>
          <table:table-cell office:value-type="float" office:value="1.161402" calcext:value-type="float">
            <text:p>1.161402</text:p>
          </table:table-cell>
          <table:table-cell office:value-type="float" office:value="0.08085563" calcext:value-type="float">
            <text:p>0.08085563</text:p>
          </table:table-cell>
          <table:table-cell office:value-type="float" office:value="0.07146002" calcext:value-type="float">
            <text:p>0.07146002</text:p>
          </table:table-cell>
          <table:table-cell office:value-type="float" office:value="0.04195169" calcext:value-type="float">
            <text:p>0.04195169</text:p>
          </table:table-cell>
          <table:table-cell office:value-type="float" office:value="0.04077046" calcext:value-type="float">
            <text:p>0.04077046</text:p>
          </table:table-cell>
          <table:table-cell office:value-type="float" office:value="0.01340102" calcext:value-type="float">
            <text:p>0.01340102</text:p>
          </table:table-cell>
          <table:table-cell office:value-type="float" office:value="0.008795299" calcext:value-type="float">
            <text:p>0.008795299</text:p>
          </table:table-cell>
          <table:table-cell office:value-type="float" office:value="0.02085537" calcext:value-type="float">
            <text:p>0.02085537</text:p>
          </table:table-cell>
          <table:table-cell office:value-type="float" office:value="0.01890305" calcext:value-type="float">
            <text:p>0.01890305</text:p>
          </table:table-cell>
          <table:table-cell office:value-type="float" office:value="0.01755719" calcext:value-type="float">
            <text:p>0.01755719</text:p>
          </table:table-cell>
          <table:table-cell office:value-type="float" office:value="0.01809764" calcext:value-type="float">
            <text:p>0.01809764</text:p>
          </table:table-cell>
          <table:table-cell office:value-type="float" office:value="0.02195" calcext:value-type="float">
            <text:p>0.02195</text:p>
          </table:table-cell>
          <table:table-cell office:value-type="float" office:value="0.004978039" calcext:value-type="float">
            <text:p>0.004978039</text:p>
          </table:table-cell>
          <table:table-cell office:value-type="float" office:value="0.004189046" calcext:value-type="float">
            <text:p>0.004189046</text:p>
          </table:table-cell>
          <table:table-cell office:value-type="float" office:value="0" calcext:value-type="float">
            <text:p>0</text:p>
          </table:table-cell>
          <table:table-cell office:value-type="float" office:value="13.23368" calcext:value-type="float">
            <text:p>13.23368</text:p>
          </table:table-cell>
          <table:table-cell office:value-type="float" office:value="3.302617" calcext:value-type="float">
            <text:p>3.302617</text:p>
          </table:table-cell>
          <table:table-cell office:value-type="float" office:value="6.52207" calcext:value-type="float">
            <text:p>6.52207</text:p>
          </table:table-cell>
          <table:table-cell office:value-type="float" office:value="5.301019" calcext:value-type="float">
            <text:p>5.301019</text:p>
          </table:table-cell>
          <table:table-cell office:value-type="float" office:value="4.495907" calcext:value-type="float">
            <text:p>4.495907</text:p>
          </table:table-cell>
          <table:table-cell office:value-type="float" office:value="0.5331982" calcext:value-type="float">
            <text:p>0.5331982</text:p>
          </table:table-cell>
          <table:table-cell office:value-type="float" office:value="2.380585" calcext:value-type="float">
            <text:p>2.380585</text:p>
          </table:table-cell>
          <table:table-cell office:value-type="float" office:value="2.271741" calcext:value-type="float">
            <text:p>2.271741</text:p>
          </table:table-cell>
          <table:table-cell office:value-type="float" office:value="1.731178" calcext:value-type="float">
            <text:p>1.731178</text:p>
          </table:table-cell>
          <table:table-cell office:value-type="float" office:value="0.8801887" calcext:value-type="float">
            <text:p>0.8801887</text:p>
          </table:table-cell>
          <table:table-cell office:value-type="float" office:value="0.4729186" calcext:value-type="float">
            <text:p>0.4729186</text:p>
          </table:table-cell>
          <table:table-cell office:value-type="float" office:value="0.5240892" calcext:value-type="float">
            <text:p>0.5240892</text:p>
          </table:table-cell>
          <table:table-cell office:value-type="float" office:value="0.3383274" calcext:value-type="float">
            <text:p>0.3383274</text:p>
          </table:table-cell>
          <table:table-cell office:value-type="float" office:value="0.3477245" calcext:value-type="float">
            <text:p>0.3477245</text:p>
          </table:table-cell>
          <table:table-cell office:value-type="float" office:value="0" calcext:value-type="float">
            <text:p>0</text:p>
          </table:table-cell>
          <table:table-cell office:value-type="float" office:value="620.2814" calcext:value-type="float">
            <text:p>620.2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7549" calcext:value-type="float">
            <text:p>3.617549</text:p>
          </table:table-cell>
          <table:table-cell office:value-type="float" office:value="0" calcext:value-type="float">
            <text:p>0</text:p>
          </table:table-cell>
          <table:table-cell office:value-type="float" office:value="-0.003982376" calcext:value-type="float">
            <text:p>-0.0039823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28.15798" calcext:value-type="float">
            <text:p>28.15798</text:p>
          </table:table-cell>
          <table:table-cell office:value-type="float" office:value="1094.662" calcext:value-type="float">
            <text:p>1094.662</text:p>
          </table:table-cell>
          <table:table-cell office:value-type="float" office:value="0" calcext:value-type="float">
            <text:p>0</text:p>
          </table:table-cell>
          <table:table-cell office:value-type="float" office:value="-6.563591" calcext:value-type="float">
            <text:p>-6.563591</text:p>
          </table:table-cell>
          <table:table-cell office:value-type="float" office:value="0.8420722" calcext:value-type="float">
            <text:p>0.8420722</text:p>
          </table:table-cell>
          <table:table-cell office:value-type="float" office:value="4.713116" calcext:value-type="float">
            <text:p>4.713116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8" calcext:value-type="float">
            <text:p>-0.0124608</text:p>
          </table:table-cell>
          <table:table-cell office:value-type="float" office:value="-0.0163096" calcext:value-type="float">
            <text:p>-0.0163096</text:p>
          </table:table-cell>
          <table:table-cell office:value-type="float" office:value="0.00401028" calcext:value-type="float">
            <text:p>0.00401028</text:p>
          </table:table-cell>
          <table:table-cell office:value-type="float" office:value="0.00120608" calcext:value-type="float">
            <text:p>0.00120608</text:p>
          </table:table-cell>
          <table:table-cell office:value-type="float" office:value="13.29401" calcext:value-type="float">
            <text:p>13.29401</text:p>
          </table:table-cell>
          <table:table-cell office:value-type="float" office:value="1.399435" calcext:value-type="float">
            <text:p>1.399435</text:p>
          </table:table-cell>
          <table:table-cell office:value-type="float" office:value="0.0853055" calcext:value-type="float">
            <text:p>0.0853055</text:p>
          </table:table-cell>
          <table:table-cell office:value-type="float" office:value="0.07677974" calcext:value-type="float">
            <text:p>0.07677974</text:p>
          </table:table-cell>
          <table:table-cell office:value-type="float" office:value="0.04528373" calcext:value-type="float">
            <text:p>0.04528373</text:p>
          </table:table-cell>
          <table:table-cell office:value-type="float" office:value="0.04331525" calcext:value-type="float">
            <text:p>0.04331525</text:p>
          </table:table-cell>
          <table:table-cell office:value-type="float" office:value="0.01318791" calcext:value-type="float">
            <text:p>0.01318791</text:p>
          </table:table-cell>
          <table:table-cell office:value-type="float" office:value="0.008709819" calcext:value-type="float">
            <text:p>0.008709819</text:p>
          </table:table-cell>
          <table:table-cell office:value-type="float" office:value="0.02083791" calcext:value-type="float">
            <text:p>0.02083791</text:p>
          </table:table-cell>
          <table:table-cell office:value-type="float" office:value="0.01885748" calcext:value-type="float">
            <text:p>0.01885748</text:p>
          </table:table-cell>
          <table:table-cell office:value-type="float" office:value="0.01750005" calcext:value-type="float">
            <text:p>0.01750005</text:p>
          </table:table-cell>
          <table:table-cell office:value-type="float" office:value="0.01802844" calcext:value-type="float">
            <text:p>0.01802844</text:p>
          </table:table-cell>
          <table:table-cell office:value-type="float" office:value="0.02187754" calcext:value-type="float">
            <text:p>0.02187754</text:p>
          </table:table-cell>
          <table:table-cell office:value-type="float" office:value="0.004977872" calcext:value-type="float">
            <text:p>0.004977872</text:p>
          </table:table-cell>
          <table:table-cell office:value-type="float" office:value="0.004187945" calcext:value-type="float">
            <text:p>0.004187945</text:p>
          </table:table-cell>
          <table:table-cell office:value-type="float" office:value="0" calcext:value-type="float">
            <text:p>0</text:p>
          </table:table-cell>
          <table:table-cell office:value-type="float" office:value="13.19462" calcext:value-type="float">
            <text:p>13.19462</text:p>
          </table:table-cell>
          <table:table-cell office:value-type="float" office:value="2.609589" calcext:value-type="float">
            <text:p>2.609589</text:p>
          </table:table-cell>
          <table:table-cell office:value-type="float" office:value="5.352309" calcext:value-type="float">
            <text:p>5.352309</text:p>
          </table:table-cell>
          <table:table-cell office:value-type="float" office:value="4.497903" calcext:value-type="float">
            <text:p>4.497903</text:p>
          </table:table-cell>
          <table:table-cell office:value-type="float" office:value="3.768591" calcext:value-type="float">
            <text:p>3.768591</text:p>
          </table:table-cell>
          <table:table-cell office:value-type="float" office:value="0.3152658" calcext:value-type="float">
            <text:p>0.3152658</text:p>
          </table:table-cell>
          <table:table-cell office:value-type="float" office:value="2.210175" calcext:value-type="float">
            <text:p>2.210175</text:p>
          </table:table-cell>
          <table:table-cell office:value-type="float" office:value="2.19216" calcext:value-type="float">
            <text:p>2.19216</text:p>
          </table:table-cell>
          <table:table-cell office:value-type="float" office:value="1.67349" calcext:value-type="float">
            <text:p>1.67349</text:p>
          </table:table-cell>
          <table:table-cell office:value-type="float" office:value="0.8644542" calcext:value-type="float">
            <text:p>0.8644542</text:p>
          </table:table-cell>
          <table:table-cell office:value-type="float" office:value="0.4674972" calcext:value-type="float">
            <text:p>0.4674972</text:p>
          </table:table-cell>
          <table:table-cell office:value-type="float" office:value="0.5236223" calcext:value-type="float">
            <text:p>0.5236223</text:p>
          </table:table-cell>
          <table:table-cell office:value-type="float" office:value="0.3385608" calcext:value-type="float">
            <text:p>0.3385608</text:p>
          </table:table-cell>
          <table:table-cell office:value-type="float" office:value="0.3477318" calcext:value-type="float">
            <text:p>0.3477318</text:p>
          </table:table-cell>
          <table:table-cell office:value-type="float" office:value="0" calcext:value-type="float">
            <text:p>0</text:p>
          </table:table-cell>
          <table:table-cell office:value-type="float" office:value="622.4348" calcext:value-type="float">
            <text:p>622.4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5838" calcext:value-type="float">
            <text:p>3.715838</text:p>
          </table:table-cell>
          <table:table-cell office:value-type="float" office:value="0" calcext:value-type="float">
            <text:p>0</text:p>
          </table:table-cell>
          <table:table-cell office:value-type="float" office:value="-0.004017397" calcext:value-type="float">
            <text:p>-0.0040173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28.1081" calcext:value-type="float">
            <text:p>28.1081</text:p>
          </table:table-cell>
          <table:table-cell office:value-type="float" office:value="1094.62" calcext:value-type="float">
            <text:p>1094.62</text:p>
          </table:table-cell>
          <table:table-cell office:value-type="float" office:value="0" calcext:value-type="float">
            <text:p>0</text:p>
          </table:table-cell>
          <table:table-cell office:value-type="float" office:value="-7.046513" calcext:value-type="float">
            <text:p>-7.046513</text:p>
          </table:table-cell>
          <table:table-cell office:value-type="float" office:value="0.8474163" calcext:value-type="float">
            <text:p>0.8474163</text:p>
          </table:table-cell>
          <table:table-cell office:value-type="float" office:value="4.438198" calcext:value-type="float">
            <text:p>4.438198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8" calcext:value-type="float">
            <text:p>-0.01246078</text:p>
          </table:table-cell>
          <table:table-cell office:value-type="float" office:value="-0.0164555" calcext:value-type="float">
            <text:p>-0.0164555</text:p>
          </table:table-cell>
          <table:table-cell office:value-type="float" office:value="0.004034808" calcext:value-type="float">
            <text:p>0.004034808</text:p>
          </table:table-cell>
          <table:table-cell office:value-type="float" office:value="0.00120662" calcext:value-type="float">
            <text:p>0.00120662</text:p>
          </table:table-cell>
          <table:table-cell office:value-type="float" office:value="13.19837" calcext:value-type="float">
            <text:p>13.19837</text:p>
          </table:table-cell>
          <table:table-cell office:value-type="float" office:value="1.648065" calcext:value-type="float">
            <text:p>1.648065</text:p>
          </table:table-cell>
          <table:table-cell office:value-type="float" office:value="0.08760922" calcext:value-type="float">
            <text:p>0.08760922</text:p>
          </table:table-cell>
          <table:table-cell office:value-type="float" office:value="0.08067694" calcext:value-type="float">
            <text:p>0.08067694</text:p>
          </table:table-cell>
          <table:table-cell office:value-type="float" office:value="0.04845818" calcext:value-type="float">
            <text:p>0.04845818</text:p>
          </table:table-cell>
          <table:table-cell office:value-type="float" office:value="0.04648716" calcext:value-type="float">
            <text:p>0.04648716</text:p>
          </table:table-cell>
          <table:table-cell office:value-type="float" office:value="0.01304934" calcext:value-type="float">
            <text:p>0.01304934</text:p>
          </table:table-cell>
          <table:table-cell office:value-type="float" office:value="0.008635056" calcext:value-type="float">
            <text:p>0.008635056</text:p>
          </table:table-cell>
          <table:table-cell office:value-type="float" office:value="0.02082077" calcext:value-type="float">
            <text:p>0.02082077</text:p>
          </table:table-cell>
          <table:table-cell office:value-type="float" office:value="0.01883125" calcext:value-type="float">
            <text:p>0.01883125</text:p>
          </table:table-cell>
          <table:table-cell office:value-type="float" office:value="0.01744529" calcext:value-type="float">
            <text:p>0.01744529</text:p>
          </table:table-cell>
          <table:table-cell office:value-type="float" office:value="0.01796298" calcext:value-type="float">
            <text:p>0.01796298</text:p>
          </table:table-cell>
          <table:table-cell office:value-type="float" office:value="0.02178939" calcext:value-type="float">
            <text:p>0.02178939</text:p>
          </table:table-cell>
          <table:table-cell office:value-type="float" office:value="0.004977411" calcext:value-type="float">
            <text:p>0.004977411</text:p>
          </table:table-cell>
          <table:table-cell office:value-type="float" office:value="0.004186838" calcext:value-type="float">
            <text:p>0.004186838</text:p>
          </table:table-cell>
          <table:table-cell office:value-type="float" office:value="0" calcext:value-type="float">
            <text:p>0</text:p>
          </table:table-cell>
          <table:table-cell office:value-type="float" office:value="13.2757" calcext:value-type="float">
            <text:p>13.2757</text:p>
          </table:table-cell>
          <table:table-cell office:value-type="float" office:value="1.840985" calcext:value-type="float">
            <text:p>1.840985</text:p>
          </table:table-cell>
          <table:table-cell office:value-type="float" office:value="4.280633" calcext:value-type="float">
            <text:p>4.280633</text:p>
          </table:table-cell>
          <table:table-cell office:value-type="float" office:value="3.639309" calcext:value-type="float">
            <text:p>3.639309</text:p>
          </table:table-cell>
          <table:table-cell office:value-type="float" office:value="2.988806" calcext:value-type="float">
            <text:p>2.988806</text:p>
          </table:table-cell>
          <table:table-cell office:value-type="float" office:value="0.09250564" calcext:value-type="float">
            <text:p>0.09250564</text:p>
          </table:table-cell>
          <table:table-cell office:value-type="float" office:value="2.030041" calcext:value-type="float">
            <text:p>2.030041</text:p>
          </table:table-cell>
          <table:table-cell office:value-type="float" office:value="2.114632" calcext:value-type="float">
            <text:p>2.114632</text:p>
          </table:table-cell>
          <table:table-cell office:value-type="float" office:value="1.620164" calcext:value-type="float">
            <text:p>1.620164</text:p>
          </table:table-cell>
          <table:table-cell office:value-type="float" office:value="0.8474555" calcext:value-type="float">
            <text:p>0.8474555</text:p>
          </table:table-cell>
          <table:table-cell office:value-type="float" office:value="0.4638085" calcext:value-type="float">
            <text:p>0.4638085</text:p>
          </table:table-cell>
          <table:table-cell office:value-type="float" office:value="0.5210821" calcext:value-type="float">
            <text:p>0.5210821</text:p>
          </table:table-cell>
          <table:table-cell office:value-type="float" office:value="0.3387664" calcext:value-type="float">
            <text:p>0.3387664</text:p>
          </table:table-cell>
          <table:table-cell office:value-type="float" office:value="0.3477392" calcext:value-type="float">
            <text:p>0.3477392</text:p>
          </table:table-cell>
          <table:table-cell office:value-type="float" office:value="0" calcext:value-type="float">
            <text:p>0</text:p>
          </table:table-cell>
          <table:table-cell office:value-type="float" office:value="624.4359" calcext:value-type="float">
            <text:p>624.4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902" calcext:value-type="float">
            <text:p>3.81902</text:p>
          </table:table-cell>
          <table:table-cell office:value-type="float" office:value="0" calcext:value-type="float">
            <text:p>0</text:p>
          </table:table-cell>
          <table:table-cell office:value-type="float" office:value="-0.004062314" calcext:value-type="float">
            <text:p>-0.0040623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28.07495" calcext:value-type="float">
            <text:p>28.07495</text:p>
          </table:table-cell>
          <table:table-cell office:value-type="float" office:value="1094.586" calcext:value-type="float">
            <text:p>1094.586</text:p>
          </table:table-cell>
          <table:table-cell office:value-type="float" office:value="0" calcext:value-type="float">
            <text:p>0</text:p>
          </table:table-cell>
          <table:table-cell office:value-type="float" office:value="-7.468249" calcext:value-type="float">
            <text:p>-7.468249</text:p>
          </table:table-cell>
          <table:table-cell office:value-type="float" office:value="0.8234333" calcext:value-type="float">
            <text:p>0.8234333</text:p>
          </table:table-cell>
          <table:table-cell office:value-type="float" office:value="4.22963" calcext:value-type="float">
            <text:p>4.22963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5" calcext:value-type="float">
            <text:p>-0.01246075</text:p>
          </table:table-cell>
          <table:table-cell office:value-type="float" office:value="-0.01666353" calcext:value-type="float">
            <text:p>-0.01666353</text:p>
          </table:table-cell>
          <table:table-cell office:value-type="float" office:value="0.004055479" calcext:value-type="float">
            <text:p>0.004055479</text:p>
          </table:table-cell>
          <table:table-cell office:value-type="float" office:value="0.001207172" calcext:value-type="float">
            <text:p>0.001207172</text:p>
          </table:table-cell>
          <table:table-cell office:value-type="float" office:value="13.1831" calcext:value-type="float">
            <text:p>13.1831</text:p>
          </table:table-cell>
          <table:table-cell office:value-type="float" office:value="0.9073428" calcext:value-type="float">
            <text:p>0.9073428</text:p>
          </table:table-cell>
          <table:table-cell office:value-type="float" office:value="0.08148677" calcext:value-type="float">
            <text:p>0.08148677</text:p>
          </table:table-cell>
          <table:table-cell office:value-type="float" office:value="0.07842524" calcext:value-type="float">
            <text:p>0.07842524</text:p>
          </table:table-cell>
          <table:table-cell office:value-type="float" office:value="0.04868953" calcext:value-type="float">
            <text:p>0.04868953</text:p>
          </table:table-cell>
          <table:table-cell office:value-type="float" office:value="0.04750895" calcext:value-type="float">
            <text:p>0.04750895</text:p>
          </table:table-cell>
          <table:table-cell office:value-type="float" office:value="0.01275353" calcext:value-type="float">
            <text:p>0.01275353</text:p>
          </table:table-cell>
          <table:table-cell office:value-type="float" office:value="0.008564489" calcext:value-type="float">
            <text:p>0.008564489</text:p>
          </table:table-cell>
          <table:table-cell office:value-type="float" office:value="0.02080074" calcext:value-type="float">
            <text:p>0.02080074</text:p>
          </table:table-cell>
          <table:table-cell office:value-type="float" office:value="0.01882062" calcext:value-type="float">
            <text:p>0.01882062</text:p>
          </table:table-cell>
          <table:table-cell office:value-type="float" office:value="0.0173921" calcext:value-type="float">
            <text:p>0.0173921</text:p>
          </table:table-cell>
          <table:table-cell office:value-type="float" office:value="0.01790149" calcext:value-type="float">
            <text:p>0.01790149</text:p>
          </table:table-cell>
          <table:table-cell office:value-type="float" office:value="0.02168793" calcext:value-type="float">
            <text:p>0.02168793</text:p>
          </table:table-cell>
          <table:table-cell office:value-type="float" office:value="0.004976647" calcext:value-type="float">
            <text:p>0.004976647</text:p>
          </table:table-cell>
          <table:table-cell office:value-type="float" office:value="0.004185725" calcext:value-type="float">
            <text:p>0.004185725</text:p>
          </table:table-cell>
          <table:table-cell office:value-type="float" office:value="0" calcext:value-type="float">
            <text:p>0</text:p>
          </table:table-cell>
          <table:table-cell office:value-type="float" office:value="20.78932" calcext:value-type="float">
            <text:p>20.78932</text:p>
          </table:table-cell>
          <table:table-cell office:value-type="float" office:value="1.390152" calcext:value-type="float">
            <text:p>1.390152</text:p>
          </table:table-cell>
          <table:table-cell office:value-type="float" office:value="3.669896" calcext:value-type="float">
            <text:p>3.669896</text:p>
          </table:table-cell>
          <table:table-cell office:value-type="float" office:value="3.070861" calcext:value-type="float">
            <text:p>3.070861</text:p>
          </table:table-cell>
          <table:table-cell office:value-type="float" office:value="2.376572" calcext:value-type="float">
            <text:p>2.376572</text:p>
          </table:table-cell>
          <table:table-cell office:value-type="float" office:value="0.01981158" calcext:value-type="float">
            <text:p>0.01981158</text:p>
          </table:table-cell>
          <table:table-cell office:value-type="float" office:value="1.845614" calcext:value-type="float">
            <text:p>1.845614</text:p>
          </table:table-cell>
          <table:table-cell office:value-type="float" office:value="2.035336" calcext:value-type="float">
            <text:p>2.035336</text:p>
          </table:table-cell>
          <table:table-cell office:value-type="float" office:value="1.570368" calcext:value-type="float">
            <text:p>1.570368</text:p>
          </table:table-cell>
          <table:table-cell office:value-type="float" office:value="0.8284492" calcext:value-type="float">
            <text:p>0.8284492</text:p>
          </table:table-cell>
          <table:table-cell office:value-type="float" office:value="0.4603974" calcext:value-type="float">
            <text:p>0.4603974</text:p>
          </table:table-cell>
          <table:table-cell office:value-type="float" office:value="0.5162604" calcext:value-type="float">
            <text:p>0.5162604</text:p>
          </table:table-cell>
          <table:table-cell office:value-type="float" office:value="0.3389395" calcext:value-type="float">
            <text:p>0.3389395</text:p>
          </table:table-cell>
          <table:table-cell office:value-type="float" office:value="0.3477466" calcext:value-type="float">
            <text:p>0.3477466</text:p>
          </table:table-cell>
          <table:table-cell office:value-type="float" office:value="0" calcext:value-type="float">
            <text:p>0</text:p>
          </table:table-cell>
          <table:table-cell office:value-type="float" office:value="611.764" calcext:value-type="float">
            <text:p>611.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7477" calcext:value-type="float">
            <text:p>3.897477</text:p>
          </table:table-cell>
          <table:table-cell office:value-type="float" office:value="0" calcext:value-type="float">
            <text:p>0</text:p>
          </table:table-cell>
          <table:table-cell office:value-type="float" office:value="-0.004122979" calcext:value-type="float">
            <text:p>-0.0041229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28.04345" calcext:value-type="float">
            <text:p>28.04345</text:p>
          </table:table-cell>
          <table:table-cell office:value-type="float" office:value="1094.552" calcext:value-type="float">
            <text:p>1094.552</text:p>
          </table:table-cell>
          <table:table-cell office:value-type="float" office:value="0" calcext:value-type="float">
            <text:p>0</text:p>
          </table:table-cell>
          <table:table-cell office:value-type="float" office:value="-7.867063" calcext:value-type="float">
            <text:p>-7.867063</text:p>
          </table:table-cell>
          <table:table-cell office:value-type="float" office:value="0.8184358" calcext:value-type="float">
            <text:p>0.8184358</text:p>
          </table:table-cell>
          <table:table-cell office:value-type="float" office:value="4.027572" calcext:value-type="float">
            <text:p>4.027572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4" calcext:value-type="float">
            <text:p>-0.01246074</text:p>
          </table:table-cell>
          <table:table-cell office:value-type="float" office:value="-0.0168029" calcext:value-type="float">
            <text:p>-0.0168029</text:p>
          </table:table-cell>
          <table:table-cell office:value-type="float" office:value="0.00407961" calcext:value-type="float">
            <text:p>0.00407961</text:p>
          </table:table-cell>
          <table:table-cell office:value-type="float" office:value="0.001207739" calcext:value-type="float">
            <text:p>0.001207739</text:p>
          </table:table-cell>
          <table:table-cell office:value-type="float" office:value="13.15219" calcext:value-type="float">
            <text:p>13.15219</text:p>
          </table:table-cell>
          <table:table-cell office:value-type="float" office:value="0.7205502" calcext:value-type="float">
            <text:p>0.7205502</text:p>
          </table:table-cell>
          <table:table-cell office:value-type="float" office:value="0.07428546" calcext:value-type="float">
            <text:p>0.07428546</text:p>
          </table:table-cell>
          <table:table-cell office:value-type="float" office:value="0.07376719" calcext:value-type="float">
            <text:p>0.07376719</text:p>
          </table:table-cell>
          <table:table-cell office:value-type="float" office:value="0.04732209" calcext:value-type="float">
            <text:p>0.04732209</text:p>
          </table:table-cell>
          <table:table-cell office:value-type="float" office:value="0.04697168" calcext:value-type="float">
            <text:p>0.04697168</text:p>
          </table:table-cell>
          <table:table-cell office:value-type="float" office:value="0.01234998" calcext:value-type="float">
            <text:p>0.01234998</text:p>
          </table:table-cell>
          <table:table-cell office:value-type="float" office:value="0.008496905" calcext:value-type="float">
            <text:p>0.008496905</text:p>
          </table:table-cell>
          <table:table-cell office:value-type="float" office:value="0.02077473" calcext:value-type="float">
            <text:p>0.02077473</text:p>
          </table:table-cell>
          <table:table-cell office:value-type="float" office:value="0.01882143" calcext:value-type="float">
            <text:p>0.01882143</text:p>
          </table:table-cell>
          <table:table-cell office:value-type="float" office:value="0.01733939" calcext:value-type="float">
            <text:p>0.01733939</text:p>
          </table:table-cell>
          <table:table-cell office:value-type="float" office:value="0.01784087" calcext:value-type="float">
            <text:p>0.01784087</text:p>
          </table:table-cell>
          <table:table-cell office:value-type="float" office:value="0.02157774" calcext:value-type="float">
            <text:p>0.02157774</text:p>
          </table:table-cell>
          <table:table-cell office:value-type="float" office:value="0.004975583" calcext:value-type="float">
            <text:p>0.004975583</text:p>
          </table:table-cell>
          <table:table-cell office:value-type="float" office:value="0.004184591" calcext:value-type="float">
            <text:p>0.004184591</text:p>
          </table:table-cell>
          <table:table-cell office:value-type="float" office:value="0" calcext:value-type="float">
            <text:p>0</text:p>
          </table:table-cell>
          <table:table-cell office:value-type="float" office:value="14.81698" calcext:value-type="float">
            <text:p>14.81698</text:p>
          </table:table-cell>
          <table:table-cell office:value-type="float" office:value="0.9081539" calcext:value-type="float">
            <text:p>0.9081539</text:p>
          </table:table-cell>
          <table:table-cell office:value-type="float" office:value="3.074316" calcext:value-type="float">
            <text:p>3.074316</text:p>
          </table:table-cell>
          <table:table-cell office:value-type="float" office:value="2.622378" calcext:value-type="float">
            <text:p>2.622378</text:p>
          </table:table-cell>
          <table:table-cell office:value-type="float" office:value="1.95778" calcext:value-type="float">
            <text:p>1.95778</text:p>
          </table:table-cell>
          <table:table-cell office:value-type="float" office:value="0.01766322" calcext:value-type="float">
            <text:p>0.01766322</text:p>
          </table:table-cell>
          <table:table-cell office:value-type="float" office:value="1.664764" calcext:value-type="float">
            <text:p>1.664764</text:p>
          </table:table-cell>
          <table:table-cell office:value-type="float" office:value="1.950306" calcext:value-type="float">
            <text:p>1.950306</text:p>
          </table:table-cell>
          <table:table-cell office:value-type="float" office:value="1.522142" calcext:value-type="float">
            <text:p>1.522142</text:p>
          </table:table-cell>
          <table:table-cell office:value-type="float" office:value="0.8059038" calcext:value-type="float">
            <text:p>0.8059038</text:p>
          </table:table-cell>
          <table:table-cell office:value-type="float" office:value="0.4567594" calcext:value-type="float">
            <text:p>0.4567594</text:p>
          </table:table-cell>
          <table:table-cell office:value-type="float" office:value="0.5092803" calcext:value-type="float">
            <text:p>0.5092803</text:p>
          </table:table-cell>
          <table:table-cell office:value-type="float" office:value="0.3390798" calcext:value-type="float">
            <text:p>0.3390798</text:p>
          </table:table-cell>
          <table:table-cell office:value-type="float" office:value="0.3477539" calcext:value-type="float">
            <text:p>0.3477539</text:p>
          </table:table-cell>
          <table:table-cell office:value-type="float" office:value="0" calcext:value-type="float">
            <text:p>0</text:p>
          </table:table-cell>
          <table:table-cell office:value-type="float" office:value="610.1776" calcext:value-type="float">
            <text:p>610.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45" calcext:value-type="float">
            <text:p>3.9745</text:p>
          </table:table-cell>
          <table:table-cell office:value-type="float" office:value="0" calcext:value-type="float">
            <text:p>0</text:p>
          </table:table-cell>
          <table:table-cell office:value-type="float" office:value="-0.004181218" calcext:value-type="float">
            <text:p>-0.0041812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27.99032" calcext:value-type="float">
            <text:p>27.99032</text:p>
          </table:table-cell>
          <table:table-cell office:value-type="float" office:value="1094.517" calcext:value-type="float">
            <text:p>1094.517</text:p>
          </table:table-cell>
          <table:table-cell office:value-type="float" office:value="0" calcext:value-type="float">
            <text:p>0</text:p>
          </table:table-cell>
          <table:table-cell office:value-type="float" office:value="-8.295988" calcext:value-type="float">
            <text:p>-8.295988</text:p>
          </table:table-cell>
          <table:table-cell office:value-type="float" office:value="0.8314447" calcext:value-type="float">
            <text:p>0.8314447</text:p>
          </table:table-cell>
          <table:table-cell office:value-type="float" office:value="3.813044" calcext:value-type="float">
            <text:p>3.813044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4" calcext:value-type="float">
            <text:p>-0.01246074</text:p>
          </table:table-cell>
          <table:table-cell office:value-type="float" office:value="-0.016927" calcext:value-type="float">
            <text:p>-0.016927</text:p>
          </table:table-cell>
          <table:table-cell office:value-type="float" office:value="0.00410553" calcext:value-type="float">
            <text:p>0.00410553</text:p>
          </table:table-cell>
          <table:table-cell office:value-type="float" office:value="0.001208321" calcext:value-type="float">
            <text:p>0.001208321</text:p>
          </table:table-cell>
          <table:table-cell office:value-type="float" office:value="13.04982" calcext:value-type="float">
            <text:p>13.04982</text:p>
          </table:table-cell>
          <table:table-cell office:value-type="float" office:value="0.6366459" calcext:value-type="float">
            <text:p>0.6366459</text:p>
          </table:table-cell>
          <table:table-cell office:value-type="float" office:value="0.07578058" calcext:value-type="float">
            <text:p>0.07578058</text:p>
          </table:table-cell>
          <table:table-cell office:value-type="float" office:value="0.07479385" calcext:value-type="float">
            <text:p>0.07479385</text:p>
          </table:table-cell>
          <table:table-cell office:value-type="float" office:value="0.04869945" calcext:value-type="float">
            <text:p>0.04869945</text:p>
          </table:table-cell>
          <table:table-cell office:value-type="float" office:value="0.04864101" calcext:value-type="float">
            <text:p>0.04864101</text:p>
          </table:table-cell>
          <table:table-cell office:value-type="float" office:value="0.01203026" calcext:value-type="float">
            <text:p>0.01203026</text:p>
          </table:table-cell>
          <table:table-cell office:value-type="float" office:value="0.008402743" calcext:value-type="float">
            <text:p>0.008402743</text:p>
          </table:table-cell>
          <table:table-cell office:value-type="float" office:value="0.02073859" calcext:value-type="float">
            <text:p>0.02073859</text:p>
          </table:table-cell>
          <table:table-cell office:value-type="float" office:value="0.01883263" calcext:value-type="float">
            <text:p>0.01883263</text:p>
          </table:table-cell>
          <table:table-cell office:value-type="float" office:value="0.0172856" calcext:value-type="float">
            <text:p>0.0172856</text:p>
          </table:table-cell>
          <table:table-cell office:value-type="float" office:value="0.01777964" calcext:value-type="float">
            <text:p>0.01777964</text:p>
          </table:table-cell>
          <table:table-cell office:value-type="float" office:value="0.02146231" calcext:value-type="float">
            <text:p>0.02146231</text:p>
          </table:table-cell>
          <table:table-cell office:value-type="float" office:value="0.004974212" calcext:value-type="float">
            <text:p>0.004974212</text:p>
          </table:table-cell>
          <table:table-cell office:value-type="float" office:value="0.004183437" calcext:value-type="float">
            <text:p>0.004183437</text:p>
          </table:table-cell>
          <table:table-cell office:value-type="float" office:value="0" calcext:value-type="float">
            <text:p>0</text:p>
          </table:table-cell>
          <table:table-cell office:value-type="float" office:value="12.11003" calcext:value-type="float">
            <text:p>12.11003</text:p>
          </table:table-cell>
          <table:table-cell office:value-type="float" office:value="0.2314866" calcext:value-type="float">
            <text:p>0.2314866</text:p>
          </table:table-cell>
          <table:table-cell office:value-type="float" office:value="2.40412" calcext:value-type="float">
            <text:p>2.40412</text:p>
          </table:table-cell>
          <table:table-cell office:value-type="float" office:value="2.132027" calcext:value-type="float">
            <text:p>2.132027</text:p>
          </table:table-cell>
          <table:table-cell office:value-type="float" office:value="1.516734" calcext:value-type="float">
            <text:p>1.516734</text:p>
          </table:table-cell>
          <table:table-cell office:value-type="float" office:value="0.01618414" calcext:value-type="float">
            <text:p>0.01618414</text:p>
          </table:table-cell>
          <table:table-cell office:value-type="float" office:value="1.484983" calcext:value-type="float">
            <text:p>1.484983</text:p>
          </table:table-cell>
          <table:table-cell office:value-type="float" office:value="1.857321" calcext:value-type="float">
            <text:p>1.857321</text:p>
          </table:table-cell>
          <table:table-cell office:value-type="float" office:value="1.474359" calcext:value-type="float">
            <text:p>1.474359</text:p>
          </table:table-cell>
          <table:table-cell office:value-type="float" office:value="0.7783849" calcext:value-type="float">
            <text:p>0.7783849</text:p>
          </table:table-cell>
          <table:table-cell office:value-type="float" office:value="0.4527187" calcext:value-type="float">
            <text:p>0.4527187</text:p>
          </table:table-cell>
          <table:table-cell office:value-type="float" office:value="0.5004886" calcext:value-type="float">
            <text:p>0.5004886</text:p>
          </table:table-cell>
          <table:table-cell office:value-type="float" office:value="0.3391858" calcext:value-type="float">
            <text:p>0.3391858</text:p>
          </table:table-cell>
          <table:table-cell office:value-type="float" office:value="0.3477612" calcext:value-type="float">
            <text:p>0.3477612</text:p>
          </table:table-cell>
          <table:table-cell office:value-type="float" office:value="0" calcext:value-type="float">
            <text:p>0</text:p>
          </table:table-cell>
          <table:table-cell office:value-type="float" office:value="621.5527" calcext:value-type="float">
            <text:p>621.5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5827" calcext:value-type="float">
            <text:p>4.075827</text:p>
          </table:table-cell>
          <table:table-cell office:value-type="float" office:value="0" calcext:value-type="float">
            <text:p>0</text:p>
          </table:table-cell>
          <table:table-cell office:value-type="float" office:value="-0.004238388" calcext:value-type="float">
            <text:p>-0.0042383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27.94191" calcext:value-type="float">
            <text:p>27.94191</text:p>
          </table:table-cell>
          <table:table-cell office:value-type="float" office:value="1094.478" calcext:value-type="float">
            <text:p>1094.478</text:p>
          </table:table-cell>
          <table:table-cell office:value-type="float" office:value="0" calcext:value-type="float">
            <text:p>0</text:p>
          </table:table-cell>
          <table:table-cell office:value-type="float" office:value="-8.7219" calcext:value-type="float">
            <text:p>-8.7219</text:p>
          </table:table-cell>
          <table:table-cell office:value-type="float" office:value="0.840984" calcext:value-type="float">
            <text:p>0.840984</text:p>
          </table:table-cell>
          <table:table-cell office:value-type="float" office:value="3.608789" calcext:value-type="float">
            <text:p>3.608789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4" calcext:value-type="float">
            <text:p>-0.01246074</text:p>
          </table:table-cell>
          <table:table-cell office:value-type="float" office:value="-0.01705783" calcext:value-type="float">
            <text:p>-0.01705783</text:p>
          </table:table-cell>
          <table:table-cell office:value-type="float" office:value="0.004132157" calcext:value-type="float">
            <text:p>0.004132157</text:p>
          </table:table-cell>
          <table:table-cell office:value-type="float" office:value="0.001208903" calcext:value-type="float">
            <text:p>0.001208903</text:p>
          </table:table-cell>
          <table:table-cell office:value-type="float" office:value="12.94701" calcext:value-type="float">
            <text:p>12.94701</text:p>
          </table:table-cell>
          <table:table-cell office:value-type="float" office:value="0.5748084" calcext:value-type="float">
            <text:p>0.5748084</text:p>
          </table:table-cell>
          <table:table-cell office:value-type="float" office:value="0.07688025" calcext:value-type="float">
            <text:p>0.07688025</text:p>
          </table:table-cell>
          <table:table-cell office:value-type="float" office:value="0.07518907" calcext:value-type="float">
            <text:p>0.07518907</text:p>
          </table:table-cell>
          <table:table-cell office:value-type="float" office:value="0.04980865" calcext:value-type="float">
            <text:p>0.04980865</text:p>
          </table:table-cell>
          <table:table-cell office:value-type="float" office:value="0.05042884" calcext:value-type="float">
            <text:p>0.05042884</text:p>
          </table:table-cell>
          <table:table-cell office:value-type="float" office:value="0.01180676" calcext:value-type="float">
            <text:p>0.01180676</text:p>
          </table:table-cell>
          <table:table-cell office:value-type="float" office:value="0.008307016" calcext:value-type="float">
            <text:p>0.008307016</text:p>
          </table:table-cell>
          <table:table-cell office:value-type="float" office:value="0.0207009" calcext:value-type="float">
            <text:p>0.0207009</text:p>
          </table:table-cell>
          <table:table-cell office:value-type="float" office:value="0.01887802" calcext:value-type="float">
            <text:p>0.01887802</text:p>
          </table:table-cell>
          <table:table-cell office:value-type="float" office:value="0.01723419" calcext:value-type="float">
            <text:p>0.01723419</text:p>
          </table:table-cell>
          <table:table-cell office:value-type="float" office:value="0.01772008" calcext:value-type="float">
            <text:p>0.01772008</text:p>
          </table:table-cell>
          <table:table-cell office:value-type="float" office:value="0.02134797" calcext:value-type="float">
            <text:p>0.02134797</text:p>
          </table:table-cell>
          <table:table-cell office:value-type="float" office:value="0.004972543" calcext:value-type="float">
            <text:p>0.004972543</text:p>
          </table:table-cell>
          <table:table-cell office:value-type="float" office:value="0.004182282" calcext:value-type="float">
            <text:p>0.004182282</text:p>
          </table:table-cell>
          <table:table-cell office:value-type="float" office:value="0" calcext:value-type="float">
            <text:p>0</text:p>
          </table:table-cell>
          <table:table-cell office:value-type="float" office:value="10.39989" calcext:value-type="float">
            <text:p>10.39989</text:p>
          </table:table-cell>
          <table:table-cell office:value-type="float" office:value="0.04448845" calcext:value-type="float">
            <text:p>0.04448845</text:p>
          </table:table-cell>
          <table:table-cell office:value-type="float" office:value="1.660031" calcext:value-type="float">
            <text:p>1.660031</text:p>
          </table:table-cell>
          <table:table-cell office:value-type="float" office:value="1.582116" calcext:value-type="float">
            <text:p>1.582116</text:p>
          </table:table-cell>
          <table:table-cell office:value-type="float" office:value="1.027793" calcext:value-type="float">
            <text:p>1.027793</text:p>
          </table:table-cell>
          <table:table-cell office:value-type="float" office:value="0.01522244" calcext:value-type="float">
            <text:p>0.01522244</text:p>
          </table:table-cell>
          <table:table-cell office:value-type="float" office:value="1.297595" calcext:value-type="float">
            <text:p>1.297595</text:p>
          </table:table-cell>
          <table:table-cell office:value-type="float" office:value="1.762847" calcext:value-type="float">
            <text:p>1.762847</text:p>
          </table:table-cell>
          <table:table-cell office:value-type="float" office:value="1.43139" calcext:value-type="float">
            <text:p>1.43139</text:p>
          </table:table-cell>
          <table:table-cell office:value-type="float" office:value="0.747741" calcext:value-type="float">
            <text:p>0.747741</text:p>
          </table:table-cell>
          <table:table-cell office:value-type="float" office:value="0.4486704" calcext:value-type="float">
            <text:p>0.4486704</text:p>
          </table:table-cell>
          <table:table-cell office:value-type="float" office:value="0.4909906" calcext:value-type="float">
            <text:p>0.4909906</text:p>
          </table:table-cell>
          <table:table-cell office:value-type="float" office:value="0.3392584" calcext:value-type="float">
            <text:p>0.3392584</text:p>
          </table:table-cell>
          <table:table-cell office:value-type="float" office:value="0.3477685" calcext:value-type="float">
            <text:p>0.3477685</text:p>
          </table:table-cell>
          <table:table-cell office:value-type="float" office:value="0" calcext:value-type="float">
            <text:p>0</text:p>
          </table:table-cell>
          <table:table-cell office:value-type="float" office:value="629.898" calcext:value-type="float">
            <text:p>629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77649" calcext:value-type="float">
            <text:p>4.177649</text:p>
          </table:table-cell>
          <table:table-cell office:value-type="float" office:value="0" calcext:value-type="float">
            <text:p>0</text:p>
          </table:table-cell>
          <table:table-cell office:value-type="float" office:value="-0.004299453" calcext:value-type="float">
            <text:p>-0.0042994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27.89516" calcext:value-type="float">
            <text:p>27.89516</text:p>
          </table:table-cell>
          <table:table-cell office:value-type="float" office:value="1094.435" calcext:value-type="float">
            <text:p>1094.435</text:p>
          </table:table-cell>
          <table:table-cell office:value-type="float" office:value="0" calcext:value-type="float">
            <text:p>0</text:p>
          </table:table-cell>
          <table:table-cell office:value-type="float" office:value="-9.150361" calcext:value-type="float">
            <text:p>-9.150361</text:p>
          </table:table-cell>
          <table:table-cell office:value-type="float" office:value="0.8498703" calcext:value-type="float">
            <text:p>0.8498703</text:p>
          </table:table-cell>
          <table:table-cell office:value-type="float" office:value="3.405634" calcext:value-type="float">
            <text:p>3.405634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4" calcext:value-type="float">
            <text:p>-0.01246074</text:p>
          </table:table-cell>
          <table:table-cell office:value-type="float" office:value="-0.01719727" calcext:value-type="float">
            <text:p>-0.01719727</text:p>
          </table:table-cell>
          <table:table-cell office:value-type="float" office:value="0.004158265" calcext:value-type="float">
            <text:p>0.004158265</text:p>
          </table:table-cell>
          <table:table-cell office:value-type="float" office:value="0.001209491" calcext:value-type="float">
            <text:p>0.001209491</text:p>
          </table:table-cell>
          <table:table-cell office:value-type="float" office:value="12.83822" calcext:value-type="float">
            <text:p>12.83822</text:p>
          </table:table-cell>
          <table:table-cell office:value-type="float" office:value="0.5412133" calcext:value-type="float">
            <text:p>0.5412133</text:p>
          </table:table-cell>
          <table:table-cell office:value-type="float" office:value="0.0809712" calcext:value-type="float">
            <text:p>0.0809712</text:p>
          </table:table-cell>
          <table:table-cell office:value-type="float" office:value="0.07804485" calcext:value-type="float">
            <text:p>0.07804485</text:p>
          </table:table-cell>
          <table:table-cell office:value-type="float" office:value="0.0520399" calcext:value-type="float">
            <text:p>0.0520399</text:p>
          </table:table-cell>
          <table:table-cell office:value-type="float" office:value="0.05323159" calcext:value-type="float">
            <text:p>0.05323159</text:p>
          </table:table-cell>
          <table:table-cell office:value-type="float" office:value="0.01171149" calcext:value-type="float">
            <text:p>0.01171149</text:p>
          </table:table-cell>
          <table:table-cell office:value-type="float" office:value="0.00821267" calcext:value-type="float">
            <text:p>0.00821267</text:p>
          </table:table-cell>
          <table:table-cell office:value-type="float" office:value="0.02066167" calcext:value-type="float">
            <text:p>0.02066167</text:p>
          </table:table-cell>
          <table:table-cell office:value-type="float" office:value="0.01892894" calcext:value-type="float">
            <text:p>0.01892894</text:p>
          </table:table-cell>
          <table:table-cell office:value-type="float" office:value="0.01718726" calcext:value-type="float">
            <text:p>0.01718726</text:p>
          </table:table-cell>
          <table:table-cell office:value-type="float" office:value="0.01766258" calcext:value-type="float">
            <text:p>0.01766258</text:p>
          </table:table-cell>
          <table:table-cell office:value-type="float" office:value="0.02125148" calcext:value-type="float">
            <text:p>0.02125148</text:p>
          </table:table-cell>
          <table:table-cell office:value-type="float" office:value="0.004970617" calcext:value-type="float">
            <text:p>0.004970617</text:p>
          </table:table-cell>
          <table:table-cell office:value-type="float" office:value="0.004181123" calcext:value-type="float">
            <text:p>0.004181123</text:p>
          </table:table-cell>
          <table:table-cell office:value-type="float" office:value="0" calcext:value-type="float">
            <text:p>0</text:p>
          </table:table-cell>
          <table:table-cell office:value-type="float" office:value="9.456258" calcext:value-type="float">
            <text:p>9.456258</text:p>
          </table:table-cell>
          <table:table-cell office:value-type="float" office:value="0.04303456" calcext:value-type="float">
            <text:p>0.04303456</text:p>
          </table:table-cell>
          <table:table-cell office:value-type="float" office:value="0.8388239" calcext:value-type="float">
            <text:p>0.8388239</text:p>
          </table:table-cell>
          <table:table-cell office:value-type="float" office:value="0.9727001" calcext:value-type="float">
            <text:p>0.9727001</text:p>
          </table:table-cell>
          <table:table-cell office:value-type="float" office:value="0.4940998" calcext:value-type="float">
            <text:p>0.4940998</text:p>
          </table:table-cell>
          <table:table-cell office:value-type="float" office:value="0.01485476" calcext:value-type="float">
            <text:p>0.01485476</text:p>
          </table:table-cell>
          <table:table-cell office:value-type="float" office:value="1.102121" calcext:value-type="float">
            <text:p>1.102121</text:p>
          </table:table-cell>
          <table:table-cell office:value-type="float" office:value="1.668363" calcext:value-type="float">
            <text:p>1.668363</text:p>
          </table:table-cell>
          <table:table-cell office:value-type="float" office:value="1.392521" calcext:value-type="float">
            <text:p>1.392521</text:p>
          </table:table-cell>
          <table:table-cell office:value-type="float" office:value="0.7143273" calcext:value-type="float">
            <text:p>0.7143273</text:p>
          </table:table-cell>
          <table:table-cell office:value-type="float" office:value="0.4446834" calcext:value-type="float">
            <text:p>0.4446834</text:p>
          </table:table-cell>
          <table:table-cell office:value-type="float" office:value="0.4842172" calcext:value-type="float">
            <text:p>0.4842172</text:p>
          </table:table-cell>
          <table:table-cell office:value-type="float" office:value="0.3393011" calcext:value-type="float">
            <text:p>0.3393011</text:p>
          </table:table-cell>
          <table:table-cell office:value-type="float" office:value="0.3477758" calcext:value-type="float">
            <text:p>0.3477758</text:p>
          </table:table-cell>
          <table:table-cell office:value-type="float" office:value="0" calcext:value-type="float">
            <text:p>0</text:p>
          </table:table-cell>
          <table:table-cell office:value-type="float" office:value="637.1379" calcext:value-type="float">
            <text:p>637.1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4279" calcext:value-type="float">
            <text:p>4.284279</text:p>
          </table:table-cell>
          <table:table-cell office:value-type="float" office:value="0" calcext:value-type="float">
            <text:p>0</text:p>
          </table:table-cell>
          <table:table-cell office:value-type="float" office:value="-0.004363602" calcext:value-type="float">
            <text:p>-0.0043636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27.85412" calcext:value-type="float">
            <text:p>27.85412</text:p>
          </table:table-cell>
          <table:table-cell office:value-type="float" office:value="1094.391" calcext:value-type="float">
            <text:p>1094.391</text:p>
          </table:table-cell>
          <table:table-cell office:value-type="float" office:value="0" calcext:value-type="float">
            <text:p>0</text:p>
          </table:table-cell>
          <table:table-cell office:value-type="float" office:value="-9.567972" calcext:value-type="float">
            <text:p>-9.567972</text:p>
          </table:table-cell>
          <table:table-cell office:value-type="float" office:value="0.8543384" calcext:value-type="float">
            <text:p>0.8543384</text:p>
          </table:table-cell>
          <table:table-cell office:value-type="float" office:value="3.210283" calcext:value-type="float">
            <text:p>3.210283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4" calcext:value-type="float">
            <text:p>-0.01246074</text:p>
          </table:table-cell>
          <table:table-cell office:value-type="float" office:value="-0.01733204" calcext:value-type="float">
            <text:p>-0.01733204</text:p>
          </table:table-cell>
          <table:table-cell office:value-type="float" office:value="0.004185536" calcext:value-type="float">
            <text:p>0.004185536</text:p>
          </table:table-cell>
          <table:table-cell office:value-type="float" office:value="0.001210088" calcext:value-type="float">
            <text:p>0.001210088</text:p>
          </table:table-cell>
          <table:table-cell office:value-type="float" office:value="12.74138" calcext:value-type="float">
            <text:p>12.74138</text:p>
          </table:table-cell>
          <table:table-cell office:value-type="float" office:value="0.5154232" calcext:value-type="float">
            <text:p>0.5154232</text:p>
          </table:table-cell>
          <table:table-cell office:value-type="float" office:value="0.08022131" calcext:value-type="float">
            <text:p>0.08022131</text:p>
          </table:table-cell>
          <table:table-cell office:value-type="float" office:value="0.07717106" calcext:value-type="float">
            <text:p>0.07717106</text:p>
          </table:table-cell>
          <table:table-cell office:value-type="float" office:value="0.05223821" calcext:value-type="float">
            <text:p>0.05223821</text:p>
          </table:table-cell>
          <table:table-cell office:value-type="float" office:value="0.05430675" calcext:value-type="float">
            <text:p>0.05430675</text:p>
          </table:table-cell>
          <table:table-cell office:value-type="float" office:value="0.01161729" calcext:value-type="float">
            <text:p>0.01161729</text:p>
          </table:table-cell>
          <table:table-cell office:value-type="float" office:value="0.008114871" calcext:value-type="float">
            <text:p>0.008114871</text:p>
          </table:table-cell>
          <table:table-cell office:value-type="float" office:value="0.02062178" calcext:value-type="float">
            <text:p>0.02062178</text:p>
          </table:table-cell>
          <table:table-cell office:value-type="float" office:value="0.0189755" calcext:value-type="float">
            <text:p>0.0189755</text:p>
          </table:table-cell>
          <table:table-cell office:value-type="float" office:value="0.01714781" calcext:value-type="float">
            <text:p>0.01714781</text:p>
          </table:table-cell>
          <table:table-cell office:value-type="float" office:value="0.01760737" calcext:value-type="float">
            <text:p>0.01760737</text:p>
          </table:table-cell>
          <table:table-cell office:value-type="float" office:value="0.02117382" calcext:value-type="float">
            <text:p>0.02117382</text:p>
          </table:table-cell>
          <table:table-cell office:value-type="float" office:value="0.004968597" calcext:value-type="float">
            <text:p>0.004968597</text:p>
          </table:table-cell>
          <table:table-cell office:value-type="float" office:value="0.004179928" calcext:value-type="float">
            <text:p>0.004179928</text:p>
          </table:table-cell>
          <table:table-cell office:value-type="float" office:value="0" calcext:value-type="float">
            <text:p>0</text:p>
          </table:table-cell>
          <table:table-cell office:value-type="float" office:value="8.61902" calcext:value-type="float">
            <text:p>8.61902</text:p>
          </table:table-cell>
          <table:table-cell office:value-type="float" office:value="0.0405625" calcext:value-type="float">
            <text:p>0.0405625</text:p>
          </table:table-cell>
          <table:table-cell office:value-type="float" office:value="0.07879684" calcext:value-type="float">
            <text:p>0.07879684</text:p>
          </table:table-cell>
          <table:table-cell office:value-type="float" office:value="0.3482072" calcext:value-type="float">
            <text:p>0.3482072</text:p>
          </table:table-cell>
          <table:table-cell office:value-type="float" office:value="0.04921233" calcext:value-type="float">
            <text:p>0.04921233</text:p>
          </table:table-cell>
          <table:table-cell office:value-type="float" office:value="0.01445508" calcext:value-type="float">
            <text:p>0.01445508</text:p>
          </table:table-cell>
          <table:table-cell office:value-type="float" office:value="0.9022988" calcext:value-type="float">
            <text:p>0.9022988</text:p>
          </table:table-cell>
          <table:table-cell office:value-type="float" office:value="1.57457" calcext:value-type="float">
            <text:p>1.57457</text:p>
          </table:table-cell>
          <table:table-cell office:value-type="float" office:value="1.35451" calcext:value-type="float">
            <text:p>1.35451</text:p>
          </table:table-cell>
          <table:table-cell office:value-type="float" office:value="0.6797742" calcext:value-type="float">
            <text:p>0.6797742</text:p>
          </table:table-cell>
          <table:table-cell office:value-type="float" office:value="0.4407962" calcext:value-type="float">
            <text:p>0.4407962</text:p>
          </table:table-cell>
          <table:table-cell office:value-type="float" office:value="0.4804756" calcext:value-type="float">
            <text:p>0.4804756</text:p>
          </table:table-cell>
          <table:table-cell office:value-type="float" office:value="0.3393239" calcext:value-type="float">
            <text:p>0.3393239</text:p>
          </table:table-cell>
          <table:table-cell office:value-type="float" office:value="0.3477832" calcext:value-type="float">
            <text:p>0.3477832</text:p>
          </table:table-cell>
          <table:table-cell office:value-type="float" office:value="0" calcext:value-type="float">
            <text:p>0</text:p>
          </table:table-cell>
          <table:table-cell office:value-type="float" office:value="641.1419" calcext:value-type="float">
            <text:p>641.1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5828" calcext:value-type="float">
            <text:p>4.385828</text:p>
          </table:table-cell>
          <table:table-cell office:value-type="float" office:value="0" calcext:value-type="float">
            <text:p>0</text:p>
          </table:table-cell>
          <table:table-cell office:value-type="float" office:value="-0.004430658" calcext:value-type="float">
            <text:p>-0.0044306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27.8182" calcext:value-type="float">
            <text:p>27.8182</text:p>
          </table:table-cell>
          <table:table-cell office:value-type="float" office:value="1094.347" calcext:value-type="float">
            <text:p>1094.347</text:p>
          </table:table-cell>
          <table:table-cell office:value-type="float" office:value="0" calcext:value-type="float">
            <text:p>0</text:p>
          </table:table-cell>
          <table:table-cell office:value-type="float" office:value="-9.916033" calcext:value-type="float">
            <text:p>-9.916033</text:p>
          </table:table-cell>
          <table:table-cell office:value-type="float" office:value="0.8573103" calcext:value-type="float">
            <text:p>0.8573103</text:p>
          </table:table-cell>
          <table:table-cell office:value-type="float" office:value="3.081995" calcext:value-type="float">
            <text:p>3.081995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3" calcext:value-type="float">
            <text:p>-0.01246073</text:p>
          </table:table-cell>
          <table:table-cell office:value-type="float" office:value="-0.01746087" calcext:value-type="float">
            <text:p>-0.01746087</text:p>
          </table:table-cell>
          <table:table-cell office:value-type="float" office:value="0.004213024" calcext:value-type="float">
            <text:p>0.004213024</text:p>
          </table:table-cell>
          <table:table-cell office:value-type="float" office:value="0.001210697" calcext:value-type="float">
            <text:p>0.001210697</text:p>
          </table:table-cell>
          <table:table-cell office:value-type="float" office:value="12.65497" calcext:value-type="float">
            <text:p>12.65497</text:p>
          </table:table-cell>
          <table:table-cell office:value-type="float" office:value="0.4835366" calcext:value-type="float">
            <text:p>0.4835366</text:p>
          </table:table-cell>
          <table:table-cell office:value-type="float" office:value="0.07850946" calcext:value-type="float">
            <text:p>0.07850946</text:p>
          </table:table-cell>
          <table:table-cell office:value-type="float" office:value="0.07549837" calcext:value-type="float">
            <text:p>0.07549837</text:p>
          </table:table-cell>
          <table:table-cell office:value-type="float" office:value="0.05155579" calcext:value-type="float">
            <text:p>0.05155579</text:p>
          </table:table-cell>
          <table:table-cell office:value-type="float" office:value="0.05432546" calcext:value-type="float">
            <text:p>0.05432546</text:p>
          </table:table-cell>
          <table:table-cell office:value-type="float" office:value="0.01149581" calcext:value-type="float">
            <text:p>0.01149581</text:p>
          </table:table-cell>
          <table:table-cell office:value-type="float" office:value="0.007983494" calcext:value-type="float">
            <text:p>0.007983494</text:p>
          </table:table-cell>
          <table:table-cell office:value-type="float" office:value="0.02057888" calcext:value-type="float">
            <text:p>0.02057888</text:p>
          </table:table-cell>
          <table:table-cell office:value-type="float" office:value="0.01901041" calcext:value-type="float">
            <text:p>0.01901041</text:p>
          </table:table-cell>
          <table:table-cell office:value-type="float" office:value="0.01711417" calcext:value-type="float">
            <text:p>0.01711417</text:p>
          </table:table-cell>
          <table:table-cell office:value-type="float" office:value="0.01755347" calcext:value-type="float">
            <text:p>0.01755347</text:p>
          </table:table-cell>
          <table:table-cell office:value-type="float" office:value="0.02110581" calcext:value-type="float">
            <text:p>0.02110581</text:p>
          </table:table-cell>
          <table:table-cell office:value-type="float" office:value="0.004966519" calcext:value-type="float">
            <text:p>0.004966519</text:p>
          </table:table-cell>
          <table:table-cell office:value-type="float" office:value="0.004178729" calcext:value-type="float">
            <text:p>0.004178729</text:p>
          </table:table-cell>
          <table:table-cell office:value-type="float" office:value="0" calcext:value-type="float">
            <text:p>0</text:p>
          </table:table-cell>
          <table:table-cell office:value-type="float" office:value="8.213594" calcext:value-type="float">
            <text:p>8.213594</text:p>
          </table:table-cell>
          <table:table-cell office:value-type="float" office:value="0.03871429" calcext:value-type="float">
            <text:p>0.03871429</text:p>
          </table:table-cell>
          <table:table-cell office:value-type="float" office:value="0.03629523" calcext:value-type="float">
            <text:p>0.03629523</text:p>
          </table:table-cell>
          <table:table-cell office:value-type="float" office:value="0.03350241" calcext:value-type="float">
            <text:p>0.03350241</text:p>
          </table:table-cell>
          <table:table-cell office:value-type="float" office:value="0.03724321" calcext:value-type="float">
            <text:p>0.03724321</text:p>
          </table:table-cell>
          <table:table-cell office:value-type="float" office:value="0.01408532" calcext:value-type="float">
            <text:p>0.01408532</text:p>
          </table:table-cell>
          <table:table-cell office:value-type="float" office:value="0.7269024" calcext:value-type="float">
            <text:p>0.7269024</text:p>
          </table:table-cell>
          <table:table-cell office:value-type="float" office:value="1.478864" calcext:value-type="float">
            <text:p>1.478864</text:p>
          </table:table-cell>
          <table:table-cell office:value-type="float" office:value="1.314877" calcext:value-type="float">
            <text:p>1.314877</text:p>
          </table:table-cell>
          <table:table-cell office:value-type="float" office:value="0.6432515" calcext:value-type="float">
            <text:p>0.6432515</text:p>
          </table:table-cell>
          <table:table-cell office:value-type="float" office:value="0.436834" calcext:value-type="float">
            <text:p>0.436834</text:p>
          </table:table-cell>
          <table:table-cell office:value-type="float" office:value="0.4780919" calcext:value-type="float">
            <text:p>0.4780919</text:p>
          </table:table-cell>
          <table:table-cell office:value-type="float" office:value="0.3393295" calcext:value-type="float">
            <text:p>0.3393295</text:p>
          </table:table-cell>
          <table:table-cell office:value-type="float" office:value="0.3477904" calcext:value-type="float">
            <text:p>0.3477904</text:p>
          </table:table-cell>
          <table:table-cell office:value-type="float" office:value="0" calcext:value-type="float">
            <text:p>0</text:p>
          </table:table-cell>
          <table:table-cell office:value-type="float" office:value="644.0952" calcext:value-type="float">
            <text:p>644.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0998" calcext:value-type="float">
            <text:p>4.480998</text:p>
          </table:table-cell>
          <table:table-cell office:value-type="float" office:value="0" calcext:value-type="float">
            <text:p>0</text:p>
          </table:table-cell>
          <table:table-cell office:value-type="float" office:value="-0.004505929" calcext:value-type="float">
            <text:p>-0.00450592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27.79992" calcext:value-type="float">
            <text:p>27.79992</text:p>
          </table:table-cell>
          <table:table-cell office:value-type="float" office:value="1094.313" calcext:value-type="float">
            <text:p>1094.313</text:p>
          </table:table-cell>
          <table:table-cell office:value-type="float" office:value="0" calcext:value-type="float">
            <text:p>0</text:p>
          </table:table-cell>
          <table:table-cell office:value-type="float" office:value="-10.25142" calcext:value-type="float">
            <text:p>-10.25142</text:p>
          </table:table-cell>
          <table:table-cell office:value-type="float" office:value="0.8380684" calcext:value-type="float">
            <text:p>0.8380684</text:p>
          </table:table-cell>
          <table:table-cell office:value-type="float" office:value="2.968679" calcext:value-type="float">
            <text:p>2.968679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2" calcext:value-type="float">
            <text:p>-0.01246072</text:p>
          </table:table-cell>
          <table:table-cell office:value-type="float" office:value="-0.01761957" calcext:value-type="float">
            <text:p>-0.01761957</text:p>
          </table:table-cell>
          <table:table-cell office:value-type="float" office:value="0.004234614" calcext:value-type="float">
            <text:p>0.004234614</text:p>
          </table:table-cell>
          <table:table-cell office:value-type="float" office:value="0.001211322" calcext:value-type="float">
            <text:p>0.001211322</text:p>
          </table:table-cell>
          <table:table-cell office:value-type="float" office:value="12.65167" calcext:value-type="float">
            <text:p>12.65167</text:p>
          </table:table-cell>
          <table:table-cell office:value-type="float" office:value="0.3217476" calcext:value-type="float">
            <text:p>0.3217476</text:p>
          </table:table-cell>
          <table:table-cell office:value-type="float" office:value="0.07121979" calcext:value-type="float">
            <text:p>0.07121979</text:p>
          </table:table-cell>
          <table:table-cell office:value-type="float" office:value="0.07008394" calcext:value-type="float">
            <text:p>0.07008394</text:p>
          </table:table-cell>
          <table:table-cell office:value-type="float" office:value="0.04873116" calcext:value-type="float">
            <text:p>0.04873116</text:p>
          </table:table-cell>
          <table:table-cell office:value-type="float" office:value="0.05206696" calcext:value-type="float">
            <text:p>0.05206696</text:p>
          </table:table-cell>
          <table:table-cell office:value-type="float" office:value="0.01127933" calcext:value-type="float">
            <text:p>0.01127933</text:p>
          </table:table-cell>
          <table:table-cell office:value-type="float" office:value="0.007804598" calcext:value-type="float">
            <text:p>0.007804598</text:p>
          </table:table-cell>
          <table:table-cell office:value-type="float" office:value="0.02053124" calcext:value-type="float">
            <text:p>0.02053124</text:p>
          </table:table-cell>
          <table:table-cell office:value-type="float" office:value="0.01903347" calcext:value-type="float">
            <text:p>0.01903347</text:p>
          </table:table-cell>
          <table:table-cell office:value-type="float" office:value="0.01708622" calcext:value-type="float">
            <text:p>0.01708622</text:p>
          </table:table-cell>
          <table:table-cell office:value-type="float" office:value="0.01749601" calcext:value-type="float">
            <text:p>0.01749601</text:p>
          </table:table-cell>
          <table:table-cell office:value-type="float" office:value="0.02104094" calcext:value-type="float">
            <text:p>0.02104094</text:p>
          </table:table-cell>
          <table:table-cell office:value-type="float" office:value="0.004964388" calcext:value-type="float">
            <text:p>0.004964388</text:p>
          </table:table-cell>
          <table:table-cell office:value-type="float" office:value="0.00417753" calcext:value-type="float">
            <text:p>0.00417753</text:p>
          </table:table-cell>
          <table:table-cell office:value-type="float" office:value="0" calcext:value-type="float">
            <text:p>0</text:p>
          </table:table-cell>
          <table:table-cell office:value-type="float" office:value="16.81429" calcext:value-type="float">
            <text:p>16.81429</text:p>
          </table:table-cell>
          <table:table-cell office:value-type="float" office:value="0.04869929" calcext:value-type="float">
            <text:p>0.04869929</text:p>
          </table:table-cell>
          <table:table-cell office:value-type="float" office:value="0.03362489" calcext:value-type="float">
            <text:p>0.03362489</text:p>
          </table:table-cell>
          <table:table-cell office:value-type="float" office:value="0.03088444" calcext:value-type="float">
            <text:p>0.03088444</text:p>
          </table:table-cell>
          <table:table-cell office:value-type="float" office:value="0.03476558" calcext:value-type="float">
            <text:p>0.03476558</text:p>
          </table:table-cell>
          <table:table-cell office:value-type="float" office:value="0.01362188" calcext:value-type="float">
            <text:p>0.01362188</text:p>
          </table:table-cell>
          <table:table-cell office:value-type="float" office:value="0.5968177" calcext:value-type="float">
            <text:p>0.5968177</text:p>
          </table:table-cell>
          <table:table-cell office:value-type="float" office:value="1.379326" calcext:value-type="float">
            <text:p>1.379326</text:p>
          </table:table-cell>
          <table:table-cell office:value-type="float" office:value="1.272674" calcext:value-type="float">
            <text:p>1.272674</text:p>
          </table:table-cell>
          <table:table-cell office:value-type="float" office:value="0.6051647" calcext:value-type="float">
            <text:p>0.6051647</text:p>
          </table:table-cell>
          <table:table-cell office:value-type="float" office:value="0.4293782" calcext:value-type="float">
            <text:p>0.4293782</text:p>
          </table:table-cell>
          <table:table-cell office:value-type="float" office:value="0.475974" calcext:value-type="float">
            <text:p>0.475974</text:p>
          </table:table-cell>
          <table:table-cell office:value-type="float" office:value="0.3393181" calcext:value-type="float">
            <text:p>0.3393181</text:p>
          </table:table-cell>
          <table:table-cell office:value-type="float" office:value="0.3477977" calcext:value-type="float">
            <text:p>0.3477977</text:p>
          </table:table-cell>
          <table:table-cell office:value-type="float" office:value="0" calcext:value-type="float">
            <text:p>0</text:p>
          </table:table-cell>
          <table:table-cell office:value-type="float" office:value="630.8561" calcext:value-type="float">
            <text:p>630.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9116" calcext:value-type="float">
            <text:p>4.549116</text:p>
          </table:table-cell>
          <table:table-cell office:value-type="float" office:value="0" calcext:value-type="float">
            <text:p>0</text:p>
          </table:table-cell>
          <table:table-cell office:value-type="float" office:value="-0.004579111" calcext:value-type="float">
            <text:p>-0.0045791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27.78606" calcext:value-type="float">
            <text:p>27.78606</text:p>
          </table:table-cell>
          <table:table-cell office:value-type="float" office:value="1094.282" calcext:value-type="float">
            <text:p>1094.282</text:p>
          </table:table-cell>
          <table:table-cell office:value-type="float" office:value="0" calcext:value-type="float">
            <text:p>0</text:p>
          </table:table-cell>
          <table:table-cell office:value-type="float" office:value="-10.59552" calcext:value-type="float">
            <text:p>-10.59552</text:p>
          </table:table-cell>
          <table:table-cell office:value-type="float" office:value="0.8274677" calcext:value-type="float">
            <text:p>0.8274677</text:p>
          </table:table-cell>
          <table:table-cell office:value-type="float" office:value="2.839426" calcext:value-type="float">
            <text:p>2.839426</text:p>
          </table:table-cell>
          <table:table-cell office:value-type="float" office:value="0.02507727" calcext:value-type="float">
            <text:p>0.02507727</text:p>
          </table:table-cell>
          <table:table-cell office:value-type="float" office:value="0.00001208969" calcext:value-type="float">
            <text:p>1.208969E-05</text:p>
          </table:table-cell>
          <table:table-cell office:value-type="float" office:value="0.2017294" calcext:value-type="float">
            <text:p>0.2017294</text:p>
          </table:table-cell>
          <table:table-cell office:value-type="float" office:value="-0.01246072" calcext:value-type="float">
            <text:p>-0.01246072</text:p>
          </table:table-cell>
          <table:table-cell office:value-type="float" office:value="-0.01776261" calcext:value-type="float">
            <text:p>-0.01776261</text:p>
          </table:table-cell>
          <table:table-cell office:value-type="float" office:value="0.004258163" calcext:value-type="float">
            <text:p>0.004258163</text:p>
          </table:table-cell>
          <table:table-cell office:value-type="float" office:value="0.00121197" calcext:value-type="float">
            <text:p>0.00121197</text:p>
          </table:table-cell>
          <table:table-cell office:value-type="float" office:value="12.65546" calcext:value-type="float">
            <text:p>12.65546</text:p>
          </table:table-cell>
          <table:table-cell office:value-type="float" office:value="0.2450283" calcext:value-type="float">
            <text:p>0.2450283</text:p>
          </table:table-cell>
          <table:table-cell office:value-type="float" office:value="0.06516025" calcext:value-type="float">
            <text:p>0.06516025</text:p>
          </table:table-cell>
          <table:table-cell office:value-type="float" office:value="0.06510384" calcext:value-type="float">
            <text:p>0.06510384</text:p>
          </table:table-cell>
          <table:table-cell office:value-type="float" office:value="0.04577886" calcext:value-type="float">
            <text:p>0.04577886</text:p>
          </table:table-cell>
          <table:table-cell office:value-type="float" office:value="0.04931021" calcext:value-type="float">
            <text:p>0.04931021</text:p>
          </table:table-cell>
          <table:table-cell office:value-type="float" office:value="0.01103329" calcext:value-type="float">
            <text:p>0.01103329</text:p>
          </table:table-cell>
          <table:table-cell office:value-type="float" office:value="0.007636475" calcext:value-type="float">
            <text:p>0.007636475</text:p>
          </table:table-cell>
          <table:table-cell office:value-type="float" office:value="0.02047387" calcext:value-type="float">
            <text:p>0.02047387</text:p>
          </table:table-cell>
          <table:table-cell office:value-type="float" office:value="0.01904057" calcext:value-type="float">
            <text:p>0.01904057</text:p>
          </table:table-cell>
          <table:table-cell office:value-type="float" office:value="0.01706258" calcext:value-type="float">
            <text:p>0.01706258</text:p>
          </table:table-cell>
          <table:table-cell office:value-type="float" office:value="0.01743458" calcext:value-type="float">
            <text:p>0.01743458</text:p>
          </table:table-cell>
          <table:table-cell office:value-type="float" office:value="0.02097664" calcext:value-type="float">
            <text:p>0.02097664</text:p>
          </table:table-cell>
          <table:table-cell office:value-type="float" office:value="0.004962199" calcext:value-type="float">
            <text:p>0.004962199</text:p>
          </table:table-cell>
          <table:table-cell office:value-type="float" office:value="0.0041763" calcext:value-type="float">
            <text:p>0.0041763</text:p>
          </table:table-cell>
          <table:table-cell office:value-type="float" office:value="0" calcext:value-type="float">
            <text:p>0</text:p>
          </table:table-cell>
          <table:table-cell office:value-type="float" office:value="13.29287" calcext:value-type="float">
            <text:p>13.29287</text:p>
          </table:table-cell>
          <table:table-cell office:value-type="float" office:value="0.03663474" calcext:value-type="float">
            <text:p>0.03663474</text:p>
          </table:table-cell>
          <table:table-cell office:value-type="float" office:value="0.03184194" calcext:value-type="float">
            <text:p>0.03184194</text:p>
          </table:table-cell>
          <table:table-cell office:value-type="float" office:value="0.0291433" calcext:value-type="float">
            <text:p>0.0291433</text:p>
          </table:table-cell>
          <table:table-cell office:value-type="float" office:value="0.03289761" calcext:value-type="float">
            <text:p>0.03289761</text:p>
          </table:table-cell>
          <table:table-cell office:value-type="float" office:value="0.0131864" calcext:value-type="float">
            <text:p>0.0131864</text:p>
          </table:table-cell>
          <table:table-cell office:value-type="float" office:value="0.4713967" calcext:value-type="float">
            <text:p>0.4713967</text:p>
          </table:table-cell>
          <table:table-cell office:value-type="float" office:value="1.274385" calcext:value-type="float">
            <text:p>1.274385</text:p>
          </table:table-cell>
          <table:table-cell office:value-type="float" office:value="1.22655" calcext:value-type="float">
            <text:p>1.22655</text:p>
          </table:table-cell>
          <table:table-cell office:value-type="float" office:value="0.5643468" calcext:value-type="float">
            <text:p>0.5643468</text:p>
          </table:table-cell>
          <table:table-cell office:value-type="float" office:value="0.4182225" calcext:value-type="float">
            <text:p>0.4182225</text:p>
          </table:table-cell>
          <table:table-cell office:value-type="float" office:value="0.4736565" calcext:value-type="float">
            <text:p>0.4736565</text:p>
          </table:table-cell>
          <table:table-cell office:value-type="float" office:value="0.3392887" calcext:value-type="float">
            <text:p>0.3392887</text:p>
          </table:table-cell>
          <table:table-cell office:value-type="float" office:value="0.347805" calcext:value-type="float">
            <text:p>0.347805</text:p>
          </table:table-cell>
          <table:table-cell office:value-type="float" office:value="0" calcext:value-type="float">
            <text:p>0</text:p>
          </table:table-cell>
          <table:table-cell office:value-type="float" office:value="623.9747" calcext:value-type="float">
            <text:p>623.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09954" calcext:value-type="float">
            <text:p>4.609954</text:p>
          </table:table-cell>
          <table:table-cell office:value-type="float" office:value="0" calcext:value-type="float">
            <text:p>0</text:p>
          </table:table-cell>
          <table:table-cell office:value-type="float" office:value="-0.004647226" calcext:value-type="float">
            <text:p>-0.0046472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27.77302" calcext:value-type="float">
            <text:p>27.77302</text:p>
          </table:table-cell>
          <table:table-cell office:value-type="float" office:value="1094.257" calcext:value-type="float">
            <text:p>1094.257</text:p>
          </table:table-cell>
          <table:table-cell office:value-type="float" office:value="0" calcext:value-type="float">
            <text:p>0</text:p>
          </table:table-cell>
          <table:table-cell office:value-type="float" office:value="-10.9655" calcext:value-type="float">
            <text:p>-10.9655</text:p>
          </table:table-cell>
          <table:table-cell office:value-type="float" office:value="0.800763" calcext:value-type="float">
            <text:p>0.800763</text:p>
          </table:table-cell>
          <table:table-cell office:value-type="float" office:value="2.680759" calcext:value-type="float">
            <text:p>2.680759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368966" calcext:value-type="float">
            <text:p>2.368966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67353" calcext:value-type="float">
            <text:p>-0.01167353</text:p>
          </table:table-cell>
          <table:table-cell office:value-type="float" office:value="-0.01815316" calcext:value-type="float">
            <text:p>-0.01815316</text:p>
          </table:table-cell>
          <table:table-cell office:value-type="float" office:value="0.004278163" calcext:value-type="float">
            <text:p>0.004278163</text:p>
          </table:table-cell>
          <table:table-cell office:value-type="float" office:value="0.001212643" calcext:value-type="float">
            <text:p>0.001212643</text:p>
          </table:table-cell>
          <table:table-cell office:value-type="float" office:value="12.67213" calcext:value-type="float">
            <text:p>12.67213</text:p>
          </table:table-cell>
          <table:table-cell office:value-type="float" office:value="0.6386849" calcext:value-type="float">
            <text:p>0.6386849</text:p>
          </table:table-cell>
          <table:table-cell office:value-type="float" office:value="0.1533458" calcext:value-type="float">
            <text:p>0.1533458</text:p>
          </table:table-cell>
          <table:table-cell office:value-type="float" office:value="0.05985081" calcext:value-type="float">
            <text:p>0.05985081</text:p>
          </table:table-cell>
          <table:table-cell office:value-type="float" office:value="0.0410067" calcext:value-type="float">
            <text:p>0.0410067</text:p>
          </table:table-cell>
          <table:table-cell office:value-type="float" office:value="0.04619069" calcext:value-type="float">
            <text:p>0.04619069</text:p>
          </table:table-cell>
          <table:table-cell office:value-type="float" office:value="0.01076462" calcext:value-type="float">
            <text:p>0.01076462</text:p>
          </table:table-cell>
          <table:table-cell office:value-type="float" office:value="0.007898808" calcext:value-type="float">
            <text:p>0.007898808</text:p>
          </table:table-cell>
          <table:table-cell office:value-type="float" office:value="0.02040272" calcext:value-type="float">
            <text:p>0.02040272</text:p>
          </table:table-cell>
          <table:table-cell office:value-type="float" office:value="0.01903083" calcext:value-type="float">
            <text:p>0.01903083</text:p>
          </table:table-cell>
          <table:table-cell office:value-type="float" office:value="0.01704211" calcext:value-type="float">
            <text:p>0.01704211</text:p>
          </table:table-cell>
          <table:table-cell office:value-type="float" office:value="0.01737188" calcext:value-type="float">
            <text:p>0.01737188</text:p>
          </table:table-cell>
          <table:table-cell office:value-type="float" office:value="0.02091217" calcext:value-type="float">
            <text:p>0.02091217</text:p>
          </table:table-cell>
          <table:table-cell office:value-type="float" office:value="0.004959948" calcext:value-type="float">
            <text:p>0.004959948</text:p>
          </table:table-cell>
          <table:table-cell office:value-type="float" office:value="0.004175056" calcext:value-type="float">
            <text:p>0.004175056</text:p>
          </table:table-cell>
          <table:table-cell office:value-type="float" office:value="0" calcext:value-type="float">
            <text:p>0</text:p>
          </table:table-cell>
          <table:table-cell office:value-type="float" office:value="6.608695" calcext:value-type="float">
            <text:p>6.608695</text:p>
          </table:table-cell>
          <table:table-cell office:value-type="float" office:value="9.6972" calcext:value-type="float">
            <text:p>9.6972</text:p>
          </table:table-cell>
          <table:table-cell office:value-type="float" office:value="0.03776778" calcext:value-type="float">
            <text:p>0.03776778</text:p>
          </table:table-cell>
          <table:table-cell office:value-type="float" office:value="0.02620716" calcext:value-type="float">
            <text:p>0.02620716</text:p>
          </table:table-cell>
          <table:table-cell office:value-type="float" office:value="0.03066857" calcext:value-type="float">
            <text:p>0.03066857</text:p>
          </table:table-cell>
          <table:table-cell office:value-type="float" office:value="0.01287737" calcext:value-type="float">
            <text:p>0.01287737</text:p>
          </table:table-cell>
          <table:table-cell office:value-type="float" office:value="0.3493195" calcext:value-type="float">
            <text:p>0.3493195</text:p>
          </table:table-cell>
          <table:table-cell office:value-type="float" office:value="1.163607" calcext:value-type="float">
            <text:p>1.163607</text:p>
          </table:table-cell>
          <table:table-cell office:value-type="float" office:value="1.174863" calcext:value-type="float">
            <text:p>1.174863</text:p>
          </table:table-cell>
          <table:table-cell office:value-type="float" office:value="0.5195395" calcext:value-type="float">
            <text:p>0.5195395</text:p>
          </table:table-cell>
          <table:table-cell office:value-type="float" office:value="0.4046912" calcext:value-type="float">
            <text:p>0.4046912</text:p>
          </table:table-cell>
          <table:table-cell office:value-type="float" office:value="0.4709502" calcext:value-type="float">
            <text:p>0.4709502</text:p>
          </table:table-cell>
          <table:table-cell office:value-type="float" office:value="0.3392418" calcext:value-type="float">
            <text:p>0.3392418</text:p>
          </table:table-cell>
          <table:table-cell office:value-type="float" office:value="0.3478123" calcext:value-type="float">
            <text:p>0.3478123</text:p>
          </table:table-cell>
          <table:table-cell office:value-type="float" office:value="0" calcext:value-type="float">
            <text:p>0</text:p>
          </table:table-cell>
          <table:table-cell office:value-type="float" office:value="597.0813" calcext:value-type="float">
            <text:p>597.0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64265" calcext:value-type="float">
            <text:p>4.664265</text:p>
          </table:table-cell>
          <table:table-cell office:value-type="float" office:value="0" calcext:value-type="float">
            <text:p>0</text:p>
          </table:table-cell>
          <table:table-cell office:value-type="float" office:value="-0.01113033" calcext:value-type="float">
            <text:p>-0.011130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27.7845" calcext:value-type="float">
            <text:p>27.7845</text:p>
          </table:table-cell>
          <table:table-cell office:value-type="float" office:value="1094.242" calcext:value-type="float">
            <text:p>1094.242</text:p>
          </table:table-cell>
          <table:table-cell office:value-type="float" office:value="0" calcext:value-type="float">
            <text:p>0</text:p>
          </table:table-cell>
          <table:table-cell office:value-type="float" office:value="-11.38955" calcext:value-type="float">
            <text:p>-11.38955</text:p>
          </table:table-cell>
          <table:table-cell office:value-type="float" office:value="0.7647249" calcext:value-type="float">
            <text:p>0.7647249</text:p>
          </table:table-cell>
          <table:table-cell office:value-type="float" office:value="2.482621" calcext:value-type="float">
            <text:p>2.482621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368966" calcext:value-type="float">
            <text:p>2.368966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67353" calcext:value-type="float">
            <text:p>-0.01167353</text:p>
          </table:table-cell>
          <table:table-cell office:value-type="float" office:value="-0.01938777" calcext:value-type="float">
            <text:p>-0.01938777</text:p>
          </table:table-cell>
          <table:table-cell office:value-type="float" office:value="0.004289731" calcext:value-type="float">
            <text:p>0.004289731</text:p>
          </table:table-cell>
          <table:table-cell office:value-type="float" office:value="0.001224108" calcext:value-type="float">
            <text:p>0.001224108</text:p>
          </table:table-cell>
          <table:table-cell office:value-type="float" office:value="12.77033" calcext:value-type="float">
            <text:p>12.77033</text:p>
          </table:table-cell>
          <table:table-cell office:value-type="float" office:value="0.3370503" calcext:value-type="float">
            <text:p>0.3370503</text:p>
          </table:table-cell>
          <table:table-cell office:value-type="float" office:value="0.08515469" calcext:value-type="float">
            <text:p>0.08515469</text:p>
          </table:table-cell>
          <table:table-cell office:value-type="float" office:value="0.05480909" calcext:value-type="float">
            <text:p>0.05480909</text:p>
          </table:table-cell>
          <table:table-cell office:value-type="float" office:value="0.03713769" calcext:value-type="float">
            <text:p>0.03713769</text:p>
          </table:table-cell>
          <table:table-cell office:value-type="float" office:value="0.04228719" calcext:value-type="float">
            <text:p>0.04228719</text:p>
          </table:table-cell>
          <table:table-cell office:value-type="float" office:value="0.01044659" calcext:value-type="float">
            <text:p>0.01044659</text:p>
          </table:table-cell>
          <table:table-cell office:value-type="float" office:value="0.007822687" calcext:value-type="float">
            <text:p>0.007822687</text:p>
          </table:table-cell>
          <table:table-cell office:value-type="float" office:value="0.02030808" calcext:value-type="float">
            <text:p>0.02030808</text:p>
          </table:table-cell>
          <table:table-cell office:value-type="float" office:value="0.01901232" calcext:value-type="float">
            <text:p>0.01901232</text:p>
          </table:table-cell>
          <table:table-cell office:value-type="float" office:value="0.01702404" calcext:value-type="float">
            <text:p>0.01702404</text:p>
          </table:table-cell>
          <table:table-cell office:value-type="float" office:value="0.01730562" calcext:value-type="float">
            <text:p>0.01730562</text:p>
          </table:table-cell>
          <table:table-cell office:value-type="float" office:value="0.02084705" calcext:value-type="float">
            <text:p>0.02084705</text:p>
          </table:table-cell>
          <table:table-cell office:value-type="float" office:value="0.004957645" calcext:value-type="float">
            <text:p>0.004957645</text:p>
          </table:table-cell>
          <table:table-cell office:value-type="float" office:value="0.004173812" calcext:value-type="float">
            <text:p>0.004173812</text:p>
          </table:table-cell>
          <table:table-cell office:value-type="float" office:value="0" calcext:value-type="float">
            <text:p>0</text:p>
          </table:table-cell>
          <table:table-cell office:value-type="float" office:value="4.053742" calcext:value-type="float">
            <text:p>4.053742</text:p>
          </table:table-cell>
          <table:table-cell office:value-type="float" office:value="7.278546" calcext:value-type="float">
            <text:p>7.278546</text:p>
          </table:table-cell>
          <table:table-cell office:value-type="float" office:value="0.03346388" calcext:value-type="float">
            <text:p>0.03346388</text:p>
          </table:table-cell>
          <table:table-cell office:value-type="float" office:value="0.02493209" calcext:value-type="float">
            <text:p>0.02493209</text:p>
          </table:table-cell>
          <table:table-cell office:value-type="float" office:value="0.02906892" calcext:value-type="float">
            <text:p>0.02906892</text:p>
          </table:table-cell>
          <table:table-cell office:value-type="float" office:value="0.01244965" calcext:value-type="float">
            <text:p>0.01244965</text:p>
          </table:table-cell>
          <table:table-cell office:value-type="float" office:value="0.2150103" calcext:value-type="float">
            <text:p>0.2150103</text:p>
          </table:table-cell>
          <table:table-cell office:value-type="float" office:value="1.05009" calcext:value-type="float">
            <text:p>1.05009</text:p>
          </table:table-cell>
          <table:table-cell office:value-type="float" office:value="1.114037" calcext:value-type="float">
            <text:p>1.114037</text:p>
          </table:table-cell>
          <table:table-cell office:value-type="float" office:value="0.4679841" calcext:value-type="float">
            <text:p>0.4679841</text:p>
          </table:table-cell>
          <table:table-cell office:value-type="float" office:value="0.3862401" calcext:value-type="float">
            <text:p>0.3862401</text:p>
          </table:table-cell>
          <table:table-cell office:value-type="float" office:value="0.4676277" calcext:value-type="float">
            <text:p>0.4676277</text:p>
          </table:table-cell>
          <table:table-cell office:value-type="float" office:value="0.3391806" calcext:value-type="float">
            <text:p>0.3391806</text:p>
          </table:table-cell>
          <table:table-cell office:value-type="float" office:value="0.3478195" calcext:value-type="float">
            <text:p>0.3478195</text:p>
          </table:table-cell>
          <table:table-cell office:value-type="float" office:value="0" calcext:value-type="float">
            <text:p>0</text:p>
          </table:table-cell>
          <table:table-cell office:value-type="float" office:value="573.7733" calcext:value-type="float">
            <text:p>573.7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84743" calcext:value-type="float">
            <text:p>4.684743</text:p>
          </table:table-cell>
          <table:table-cell office:value-type="float" office:value="0" calcext:value-type="float">
            <text:p>0</text:p>
          </table:table-cell>
          <table:table-cell office:value-type="float" office:value="-0.02097835" calcext:value-type="float">
            <text:p>-0.020978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27.80442" calcext:value-type="float">
            <text:p>27.80442</text:p>
          </table:table-cell>
          <table:table-cell office:value-type="float" office:value="1094.229" calcext:value-type="float">
            <text:p>1094.229</text:p>
          </table:table-cell>
          <table:table-cell office:value-type="float" office:value="0" calcext:value-type="float">
            <text:p>0</text:p>
          </table:table-cell>
          <table:table-cell office:value-type="float" office:value="-11.91925" calcext:value-type="float">
            <text:p>-11.91925</text:p>
          </table:table-cell>
          <table:table-cell office:value-type="float" office:value="0.7195348" calcext:value-type="float">
            <text:p>0.7195348</text:p>
          </table:table-cell>
          <table:table-cell office:value-type="float" office:value="2.225834" calcext:value-type="float">
            <text:p>2.225834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368966" calcext:value-type="float">
            <text:p>2.368966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67353" calcext:value-type="float">
            <text:p>-0.01167353</text:p>
          </table:table-cell>
          <table:table-cell office:value-type="float" office:value="-0.02004257" calcext:value-type="float">
            <text:p>-0.02004257</text:p>
          </table:table-cell>
          <table:table-cell office:value-type="float" office:value="0.004303559" calcext:value-type="float">
            <text:p>0.004303559</text:p>
          </table:table-cell>
          <table:table-cell office:value-type="float" office:value="0.001270425" calcext:value-type="float">
            <text:p>0.001270425</text:p>
          </table:table-cell>
          <table:table-cell office:value-type="float" office:value="12.87743" calcext:value-type="float">
            <text:p>12.87743</text:p>
          </table:table-cell>
          <table:table-cell office:value-type="float" office:value="0.2273663" calcext:value-type="float">
            <text:p>0.2273663</text:p>
          </table:table-cell>
          <table:table-cell office:value-type="float" office:value="0.06703496" calcext:value-type="float">
            <text:p>0.06703496</text:p>
          </table:table-cell>
          <table:table-cell office:value-type="float" office:value="0.05257972" calcext:value-type="float">
            <text:p>0.05257972</text:p>
          </table:table-cell>
          <table:table-cell office:value-type="float" office:value="0.03560023" calcext:value-type="float">
            <text:p>0.03560023</text:p>
          </table:table-cell>
          <table:table-cell office:value-type="float" office:value="0.04022286" calcext:value-type="float">
            <text:p>0.04022286</text:p>
          </table:table-cell>
          <table:table-cell office:value-type="float" office:value="0.01025374" calcext:value-type="float">
            <text:p>0.01025374</text:p>
          </table:table-cell>
          <table:table-cell office:value-type="float" office:value="0.007706034" calcext:value-type="float">
            <text:p>0.007706034</text:p>
          </table:table-cell>
          <table:table-cell office:value-type="float" office:value="0.02019711" calcext:value-type="float">
            <text:p>0.02019711</text:p>
          </table:table-cell>
          <table:table-cell office:value-type="float" office:value="0.01899134" calcext:value-type="float">
            <text:p>0.01899134</text:p>
          </table:table-cell>
          <table:table-cell office:value-type="float" office:value="0.01700707" calcext:value-type="float">
            <text:p>0.01700707</text:p>
          </table:table-cell>
          <table:table-cell office:value-type="float" office:value="0.01723535" calcext:value-type="float">
            <text:p>0.01723535</text:p>
          </table:table-cell>
          <table:table-cell office:value-type="float" office:value="0.02078229" calcext:value-type="float">
            <text:p>0.02078229</text:p>
          </table:table-cell>
          <table:table-cell office:value-type="float" office:value="0.004955285" calcext:value-type="float">
            <text:p>0.004955285</text:p>
          </table:table-cell>
          <table:table-cell office:value-type="float" office:value="0.00417256" calcext:value-type="float">
            <text:p>0.00417256</text:p>
          </table:table-cell>
          <table:table-cell office:value-type="float" office:value="0" calcext:value-type="float">
            <text:p>0</text:p>
          </table:table-cell>
          <table:table-cell office:value-type="float" office:value="1.699599" calcext:value-type="float">
            <text:p>1.699599</text:p>
          </table:table-cell>
          <table:table-cell office:value-type="float" office:value="3.98403" calcext:value-type="float">
            <text:p>3.98403</text:p>
          </table:table-cell>
          <table:table-cell office:value-type="float" office:value="0.03059888" calcext:value-type="float">
            <text:p>0.03059888</text:p>
          </table:table-cell>
          <table:table-cell office:value-type="float" office:value="0.02441831" calcext:value-type="float">
            <text:p>0.02441831</text:p>
          </table:table-cell>
          <table:table-cell office:value-type="float" office:value="0.02776325" calcext:value-type="float">
            <text:p>0.02776325</text:p>
          </table:table-cell>
          <table:table-cell office:value-type="float" office:value="0.01227208" calcext:value-type="float">
            <text:p>0.01227208</text:p>
          </table:table-cell>
          <table:table-cell office:value-type="float" office:value="0.09043266" calcext:value-type="float">
            <text:p>0.09043266</text:p>
          </table:table-cell>
          <table:table-cell office:value-type="float" office:value="0.9445325" calcext:value-type="float">
            <text:p>0.9445325</text:p>
          </table:table-cell>
          <table:table-cell office:value-type="float" office:value="1.046956" calcext:value-type="float">
            <text:p>1.046956</text:p>
          </table:table-cell>
          <table:table-cell office:value-type="float" office:value="0.4117609" calcext:value-type="float">
            <text:p>0.4117609</text:p>
          </table:table-cell>
          <table:table-cell office:value-type="float" office:value="0.3636699" calcext:value-type="float">
            <text:p>0.3636699</text:p>
          </table:table-cell>
          <table:table-cell office:value-type="float" office:value="0.4638476" calcext:value-type="float">
            <text:p>0.4638476</text:p>
          </table:table-cell>
          <table:table-cell office:value-type="float" office:value="0.3391035" calcext:value-type="float">
            <text:p>0.3391035</text:p>
          </table:table-cell>
          <table:table-cell office:value-type="float" office:value="0.3478267" calcext:value-type="float">
            <text:p>0.3478267</text:p>
          </table:table-cell>
          <table:table-cell office:value-type="float" office:value="0" calcext:value-type="float">
            <text:p>0</text:p>
          </table:table-cell>
          <table:table-cell office:value-type="float" office:value="539.5385" calcext:value-type="float">
            <text:p>539.5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7515" calcext:value-type="float">
            <text:p>4.697515</text:p>
          </table:table-cell>
          <table:table-cell office:value-type="float" office:value="0" calcext:value-type="float">
            <text:p>0</text:p>
          </table:table-cell>
          <table:table-cell office:value-type="float" office:value="-0.02105808" calcext:value-type="float">
            <text:p>-0.021058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27.81501" calcext:value-type="float">
            <text:p>27.81501</text:p>
          </table:table-cell>
          <table:table-cell office:value-type="float" office:value="1094.215" calcext:value-type="float">
            <text:p>1094.215</text:p>
          </table:table-cell>
          <table:table-cell office:value-type="float" office:value="0" calcext:value-type="float">
            <text:p>0</text:p>
          </table:table-cell>
          <table:table-cell office:value-type="float" office:value="-12.40577" calcext:value-type="float">
            <text:p>-12.40577</text:p>
          </table:table-cell>
          <table:table-cell office:value-type="float" office:value="0.6712196" calcext:value-type="float">
            <text:p>0.6712196</text:p>
          </table:table-cell>
          <table:table-cell office:value-type="float" office:value="2.046784" calcext:value-type="float">
            <text:p>2.046784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368966" calcext:value-type="float">
            <text:p>2.368966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67353" calcext:value-type="float">
            <text:p>-0.01167353</text:p>
          </table:table-cell>
          <table:table-cell office:value-type="float" office:value="-0.02071225" calcext:value-type="float">
            <text:p>-0.02071225</text:p>
          </table:table-cell>
          <table:table-cell office:value-type="float" office:value="0.004323153" calcext:value-type="float">
            <text:p>0.004323153</text:p>
          </table:table-cell>
          <table:table-cell office:value-type="float" office:value="0.001304802" calcext:value-type="float">
            <text:p>0.001304802</text:p>
          </table:table-cell>
          <table:table-cell office:value-type="float" office:value="12.94195" calcext:value-type="float">
            <text:p>12.94195</text:p>
          </table:table-cell>
          <table:table-cell office:value-type="float" office:value="0.1679445" calcext:value-type="float">
            <text:p>0.1679445</text:p>
          </table:table-cell>
          <table:table-cell office:value-type="float" office:value="0.05886878" calcext:value-type="float">
            <text:p>0.05886878</text:p>
          </table:table-cell>
          <table:table-cell office:value-type="float" office:value="0.05098854" calcext:value-type="float">
            <text:p>0.05098854</text:p>
          </table:table-cell>
          <table:table-cell office:value-type="float" office:value="0.03479619" calcext:value-type="float">
            <text:p>0.03479619</text:p>
          </table:table-cell>
          <table:table-cell office:value-type="float" office:value="0.0388266" calcext:value-type="float">
            <text:p>0.0388266</text:p>
          </table:table-cell>
          <table:table-cell office:value-type="float" office:value="0.01010799" calcext:value-type="float">
            <text:p>0.01010799</text:p>
          </table:table-cell>
          <table:table-cell office:value-type="float" office:value="0.007513501" calcext:value-type="float">
            <text:p>0.007513501</text:p>
          </table:table-cell>
          <table:table-cell office:value-type="float" office:value="0.02006189" calcext:value-type="float">
            <text:p>0.02006189</text:p>
          </table:table-cell>
          <table:table-cell office:value-type="float" office:value="0.01896942" calcext:value-type="float">
            <text:p>0.01896942</text:p>
          </table:table-cell>
          <table:table-cell office:value-type="float" office:value="0.01699584" calcext:value-type="float">
            <text:p>0.01699584</text:p>
          </table:table-cell>
          <table:table-cell office:value-type="float" office:value="0.01715886" calcext:value-type="float">
            <text:p>0.01715886</text:p>
          </table:table-cell>
          <table:table-cell office:value-type="float" office:value="0.02071881" calcext:value-type="float">
            <text:p>0.02071881</text:p>
          </table:table-cell>
          <table:table-cell office:value-type="float" office:value="0.004952868" calcext:value-type="float">
            <text:p>0.004952868</text:p>
          </table:table-cell>
          <table:table-cell office:value-type="float" office:value="0.004171276" calcext:value-type="float">
            <text:p>0.004171276</text:p>
          </table:table-cell>
          <table:table-cell office:value-type="float" office:value="0" calcext:value-type="float">
            <text:p>0</text:p>
          </table:table-cell>
          <table:table-cell office:value-type="float" office:value="1.208631" calcext:value-type="float">
            <text:p>1.208631</text:p>
          </table:table-cell>
          <table:table-cell office:value-type="float" office:value="2.183543" calcext:value-type="float">
            <text:p>2.183543</text:p>
          </table:table-cell>
          <table:table-cell office:value-type="float" office:value="0.02840574" calcext:value-type="float">
            <text:p>0.02840574</text:p>
          </table:table-cell>
          <table:table-cell office:value-type="float" office:value="0.02405541" calcext:value-type="float">
            <text:p>0.02405541</text:p>
          </table:table-cell>
          <table:table-cell office:value-type="float" office:value="0.02704353" calcext:value-type="float">
            <text:p>0.02704353</text:p>
          </table:table-cell>
          <table:table-cell office:value-type="float" office:value="0.01212725" calcext:value-type="float">
            <text:p>0.01212725</text:p>
          </table:table-cell>
          <table:table-cell office:value-type="float" office:value="0.01814134" calcext:value-type="float">
            <text:p>0.01814134</text:p>
          </table:table-cell>
          <table:table-cell office:value-type="float" office:value="0.8592275" calcext:value-type="float">
            <text:p>0.8592275</text:p>
          </table:table-cell>
          <table:table-cell office:value-type="float" office:value="0.9766141" calcext:value-type="float">
            <text:p>0.9766141</text:p>
          </table:table-cell>
          <table:table-cell office:value-type="float" office:value="0.3575416" calcext:value-type="float">
            <text:p>0.3575416</text:p>
          </table:table-cell>
          <table:table-cell office:value-type="float" office:value="0.336372" calcext:value-type="float">
            <text:p>0.336372</text:p>
          </table:table-cell>
          <table:table-cell office:value-type="float" office:value="0.459891" calcext:value-type="float">
            <text:p>0.459891</text:p>
          </table:table-cell>
          <table:table-cell office:value-type="float" office:value="0.3390101" calcext:value-type="float">
            <text:p>0.3390101</text:p>
          </table:table-cell>
          <table:table-cell office:value-type="float" office:value="0.347834" calcext:value-type="float">
            <text:p>0.347834</text:p>
          </table:table-cell>
          <table:table-cell office:value-type="float" office:value="0" calcext:value-type="float">
            <text:p>0</text:p>
          </table:table-cell>
          <table:table-cell office:value-type="float" office:value="501.6594" calcext:value-type="float">
            <text:p>501.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4448" calcext:value-type="float">
            <text:p>4.724448</text:p>
          </table:table-cell>
          <table:table-cell office:value-type="float" office:value="0" calcext:value-type="float">
            <text:p>0</text:p>
          </table:table-cell>
          <table:table-cell office:value-type="float" office:value="-0.02113338" calcext:value-type="float">
            <text:p>-0.021133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27.79111" calcext:value-type="float">
            <text:p>27.79111</text:p>
          </table:table-cell>
          <table:table-cell office:value-type="float" office:value="1094.196" calcext:value-type="float">
            <text:p>1094.196</text:p>
          </table:table-cell>
          <table:table-cell office:value-type="float" office:value="0" calcext:value-type="float">
            <text:p>0</text:p>
          </table:table-cell>
          <table:table-cell office:value-type="float" office:value="-12.87451" calcext:value-type="float">
            <text:p>-12.87451</text:p>
          </table:table-cell>
          <table:table-cell office:value-type="float" office:value="0.6661369" calcext:value-type="float">
            <text:p>0.6661369</text:p>
          </table:table-cell>
          <table:table-cell office:value-type="float" office:value="1.896079" calcext:value-type="float">
            <text:p>1.896079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368966" calcext:value-type="float">
            <text:p>2.368966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67353" calcext:value-type="float">
            <text:p>-0.01167353</text:p>
          </table:table-cell>
          <table:table-cell office:value-type="float" office:value="-0.02119851" calcext:value-type="float">
            <text:p>-0.02119851</text:p>
          </table:table-cell>
          <table:table-cell office:value-type="float" office:value="0.00434654" calcext:value-type="float">
            <text:p>0.00434654</text:p>
          </table:table-cell>
          <table:table-cell office:value-type="float" office:value="0.001318324" calcext:value-type="float">
            <text:p>0.001318324</text:p>
          </table:table-cell>
          <table:table-cell office:value-type="float" office:value="12.91205" calcext:value-type="float">
            <text:p>12.91205</text:p>
          </table:table-cell>
          <table:table-cell office:value-type="float" office:value="0.138093" calcext:value-type="float">
            <text:p>0.138093</text:p>
          </table:table-cell>
          <table:table-cell office:value-type="float" office:value="0.05844025" calcext:value-type="float">
            <text:p>0.05844025</text:p>
          </table:table-cell>
          <table:table-cell office:value-type="float" office:value="0.0523052" calcext:value-type="float">
            <text:p>0.0523052</text:p>
          </table:table-cell>
          <table:table-cell office:value-type="float" office:value="0.03566442" calcext:value-type="float">
            <text:p>0.03566442</text:p>
          </table:table-cell>
          <table:table-cell office:value-type="float" office:value="0.03908237" calcext:value-type="float">
            <text:p>0.03908237</text:p>
          </table:table-cell>
          <table:table-cell office:value-type="float" office:value="0.01014272" calcext:value-type="float">
            <text:p>0.01014272</text:p>
          </table:table-cell>
          <table:table-cell office:value-type="float" office:value="0.007249849" calcext:value-type="float">
            <text:p>0.007249849</text:p>
          </table:table-cell>
          <table:table-cell office:value-type="float" office:value="0.01990417" calcext:value-type="float">
            <text:p>0.01990417</text:p>
          </table:table-cell>
          <table:table-cell office:value-type="float" office:value="0.0189475" calcext:value-type="float">
            <text:p>0.0189475</text:p>
          </table:table-cell>
          <table:table-cell office:value-type="float" office:value="0.01699773" calcext:value-type="float">
            <text:p>0.01699773</text:p>
          </table:table-cell>
          <table:table-cell office:value-type="float" office:value="0.01707441" calcext:value-type="float">
            <text:p>0.01707441</text:p>
          </table:table-cell>
          <table:table-cell office:value-type="float" office:value="0.02065765" calcext:value-type="float">
            <text:p>0.02065765</text:p>
          </table:table-cell>
          <table:table-cell office:value-type="float" office:value="0.004950421" calcext:value-type="float">
            <text:p>0.004950421</text:p>
          </table:table-cell>
          <table:table-cell office:value-type="float" office:value="0.004169987" calcext:value-type="float">
            <text:p>0.004169987</text:p>
          </table:table-cell>
          <table:table-cell office:value-type="float" office:value="0" calcext:value-type="float">
            <text:p>0</text:p>
          </table:table-cell>
          <table:table-cell office:value-type="float" office:value="0.6190529" calcext:value-type="float">
            <text:p>0.6190529</text:p>
          </table:table-cell>
          <table:table-cell office:value-type="float" office:value="0.8847787" calcext:value-type="float">
            <text:p>0.8847787</text:p>
          </table:table-cell>
          <table:table-cell office:value-type="float" office:value="0.02673069" calcext:value-type="float">
            <text:p>0.02673069</text:p>
          </table:table-cell>
          <table:table-cell office:value-type="float" office:value="0.02380759" calcext:value-type="float">
            <text:p>0.02380759</text:p>
          </table:table-cell>
          <table:table-cell office:value-type="float" office:value="0.02677392" calcext:value-type="float">
            <text:p>0.02677392</text:p>
          </table:table-cell>
          <table:table-cell office:value-type="float" office:value="0.01181814" calcext:value-type="float">
            <text:p>0.01181814</text:p>
          </table:table-cell>
          <table:table-cell office:value-type="float" office:value="0.01394257" calcext:value-type="float">
            <text:p>0.01394257</text:p>
          </table:table-cell>
          <table:table-cell office:value-type="float" office:value="0.7909671" calcext:value-type="float">
            <text:p>0.7909671</text:p>
          </table:table-cell>
          <table:table-cell office:value-type="float" office:value="0.9050729" calcext:value-type="float">
            <text:p>0.9050729</text:p>
          </table:table-cell>
          <table:table-cell office:value-type="float" office:value="0.3131688" calcext:value-type="float">
            <text:p>0.3131688</text:p>
          </table:table-cell>
          <table:table-cell office:value-type="float" office:value="0.3018751" calcext:value-type="float">
            <text:p>0.3018751</text:p>
          </table:table-cell>
          <table:table-cell office:value-type="float" office:value="0.455975" calcext:value-type="float">
            <text:p>0.455975</text:p>
          </table:table-cell>
          <table:table-cell office:value-type="float" office:value="0.3389203" calcext:value-type="float">
            <text:p>0.3389203</text:p>
          </table:table-cell>
          <table:table-cell office:value-type="float" office:value="0.3478412" calcext:value-type="float">
            <text:p>0.3478412</text:p>
          </table:table-cell>
          <table:table-cell office:value-type="float" office:value="0" calcext:value-type="float">
            <text:p>0</text:p>
          </table:table-cell>
          <table:table-cell office:value-type="float" office:value="498.2504" calcext:value-type="float">
            <text:p>498.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4309" calcext:value-type="float">
            <text:p>4.794309</text:p>
          </table:table-cell>
          <table:table-cell office:value-type="float" office:value="0" calcext:value-type="float">
            <text:p>0</text:p>
          </table:table-cell>
          <table:table-cell office:value-type="float" office:value="-0.02120759" calcext:value-type="float">
            <text:p>-0.021207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27.69724" calcext:value-type="float">
            <text:p>27.69724</text:p>
          </table:table-cell>
          <table:table-cell office:value-type="float" office:value="1094.178" calcext:value-type="float">
            <text:p>1094.178</text:p>
          </table:table-cell>
          <table:table-cell office:value-type="float" office:value="0" calcext:value-type="float">
            <text:p>0</text:p>
          </table:table-cell>
          <table:table-cell office:value-type="float" office:value="-13.32849" calcext:value-type="float">
            <text:p>-13.32849</text:p>
          </table:table-cell>
          <table:table-cell office:value-type="float" office:value="0.7321799" calcext:value-type="float">
            <text:p>0.7321799</text:p>
          </table:table-cell>
          <table:table-cell office:value-type="float" office:value="1.754775" calcext:value-type="float">
            <text:p>1.754775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143678" calcext:value-type="float">
            <text:p>-0.02143678</text:p>
          </table:table-cell>
          <table:table-cell office:value-type="float" office:value="0.004362041" calcext:value-type="float">
            <text:p>0.004362041</text:p>
          </table:table-cell>
          <table:table-cell office:value-type="float" office:value="0.001319083" calcext:value-type="float">
            <text:p>0.001319083</text:p>
          </table:table-cell>
          <table:table-cell office:value-type="float" office:value="12.72131" calcext:value-type="float">
            <text:p>12.72131</text:p>
          </table:table-cell>
          <table:table-cell office:value-type="float" office:value="0.1472413" calcext:value-type="float">
            <text:p>0.1472413</text:p>
          </table:table-cell>
          <table:table-cell office:value-type="float" office:value="0.06516363" calcext:value-type="float">
            <text:p>0.06516363</text:p>
          </table:table-cell>
          <table:table-cell office:value-type="float" office:value="0.05729577" calcext:value-type="float">
            <text:p>0.05729577</text:p>
          </table:table-cell>
          <table:table-cell office:value-type="float" office:value="0.03863185" calcext:value-type="float">
            <text:p>0.03863185</text:p>
          </table:table-cell>
          <table:table-cell office:value-type="float" office:value="0.0415004" calcext:value-type="float">
            <text:p>0.0415004</text:p>
          </table:table-cell>
          <table:table-cell office:value-type="float" office:value="0.01053809" calcext:value-type="float">
            <text:p>0.01053809</text:p>
          </table:table-cell>
          <table:table-cell office:value-type="float" office:value="0.007010514" calcext:value-type="float">
            <text:p>0.007010514</text:p>
          </table:table-cell>
          <table:table-cell office:value-type="float" office:value="0.01974763" calcext:value-type="float">
            <text:p>0.01974763</text:p>
          </table:table-cell>
          <table:table-cell office:value-type="float" office:value="0.01892799" calcext:value-type="float">
            <text:p>0.01892799</text:p>
          </table:table-cell>
          <table:table-cell office:value-type="float" office:value="0.0170422" calcext:value-type="float">
            <text:p>0.0170422</text:p>
          </table:table-cell>
          <table:table-cell office:value-type="float" office:value="0.0169837" calcext:value-type="float">
            <text:p>0.0169837</text:p>
          </table:table-cell>
          <table:table-cell office:value-type="float" office:value="0.02060005" calcext:value-type="float">
            <text:p>0.02060005</text:p>
          </table:table-cell>
          <table:table-cell office:value-type="float" office:value="0.004947949" calcext:value-type="float">
            <text:p>0.004947949</text:p>
          </table:table-cell>
          <table:table-cell office:value-type="float" office:value="0.004168694" calcext:value-type="float">
            <text:p>0.004168694</text:p>
          </table:table-cell>
          <table:table-cell office:value-type="float" office:value="0" calcext:value-type="float">
            <text:p>0</text:p>
          </table:table-cell>
          <table:table-cell office:value-type="float" office:value="0.314386" calcext:value-type="float">
            <text:p>0.314386</text:p>
          </table:table-cell>
          <table:table-cell office:value-type="float" office:value="0.02708579" calcext:value-type="float">
            <text:p>0.02708579</text:p>
          </table:table-cell>
          <table:table-cell office:value-type="float" office:value="0.02670774" calcext:value-type="float">
            <text:p>0.02670774</text:p>
          </table:table-cell>
          <table:table-cell office:value-type="float" office:value="0.02378657" calcext:value-type="float">
            <text:p>0.02378657</text:p>
          </table:table-cell>
          <table:table-cell office:value-type="float" office:value="0.02683191" calcext:value-type="float">
            <text:p>0.02683191</text:p>
          </table:table-cell>
          <table:table-cell office:value-type="float" office:value="0.01106392" calcext:value-type="float">
            <text:p>0.01106392</text:p>
          </table:table-cell>
          <table:table-cell office:value-type="float" office:value="0.01286325" calcext:value-type="float">
            <text:p>0.01286325</text:p>
          </table:table-cell>
          <table:table-cell office:value-type="float" office:value="0.7245582" calcext:value-type="float">
            <text:p>0.7245582</text:p>
          </table:table-cell>
          <table:table-cell office:value-type="float" office:value="0.8357354" calcext:value-type="float">
            <text:p>0.8357354</text:p>
          </table:table-cell>
          <table:table-cell office:value-type="float" office:value="0.2806614" calcext:value-type="float">
            <text:p>0.2806614</text:p>
          </table:table-cell>
          <table:table-cell office:value-type="float" office:value="0.2540741" calcext:value-type="float">
            <text:p>0.2540741</text:p>
          </table:table-cell>
          <table:table-cell office:value-type="float" office:value="0.4523599" calcext:value-type="float">
            <text:p>0.4523599</text:p>
          </table:table-cell>
          <table:table-cell office:value-type="float" office:value="0.3388336" calcext:value-type="float">
            <text:p>0.3388336</text:p>
          </table:table-cell>
          <table:table-cell office:value-type="float" office:value="0.3478484" calcext:value-type="float">
            <text:p>0.3478484</text:p>
          </table:table-cell>
          <table:table-cell office:value-type="float" office:value="0" calcext:value-type="float">
            <text:p>0</text:p>
          </table:table-cell>
          <table:table-cell office:value-type="float" office:value="552.3462" calcext:value-type="float">
            <text:p>552.3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6928" calcext:value-type="float">
            <text:p>4.936928</text:p>
          </table:table-cell>
          <table:table-cell office:value-type="float" office:value="0" calcext:value-type="float">
            <text:p>0</text:p>
          </table:table-cell>
          <table:table-cell office:value-type="float" office:value="-0.0212829" calcext:value-type="float">
            <text:p>-0.02128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27.71848" calcext:value-type="float">
            <text:p>27.71848</text:p>
          </table:table-cell>
          <table:table-cell office:value-type="float" office:value="1094.159" calcext:value-type="float">
            <text:p>1094.159</text:p>
          </table:table-cell>
          <table:table-cell office:value-type="float" office:value="0" calcext:value-type="float">
            <text:p>0</text:p>
          </table:table-cell>
          <table:table-cell office:value-type="float" office:value="-13.73638" calcext:value-type="float">
            <text:p>-13.73638</text:p>
          </table:table-cell>
          <table:table-cell office:value-type="float" office:value="0.6800994" calcext:value-type="float">
            <text:p>0.6800994</text:p>
          </table:table-cell>
          <table:table-cell office:value-type="float" office:value="1.655885" calcext:value-type="float">
            <text:p>1.655885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261298" calcext:value-type="float">
            <text:p>-0.02261298</text:p>
          </table:table-cell>
          <table:table-cell office:value-type="float" office:value="0.004386503" calcext:value-type="float">
            <text:p>0.004386503</text:p>
          </table:table-cell>
          <table:table-cell office:value-type="float" office:value="0.001325422" calcext:value-type="float">
            <text:p>0.001325422</text:p>
          </table:table-cell>
          <table:table-cell office:value-type="float" office:value="12.80255" calcext:value-type="float">
            <text:p>12.80255</text:p>
          </table:table-cell>
          <table:table-cell office:value-type="float" office:value="0.1214249" calcext:value-type="float">
            <text:p>0.1214249</text:p>
          </table:table-cell>
          <table:table-cell office:value-type="float" office:value="0.06622467" calcext:value-type="float">
            <text:p>0.06622467</text:p>
          </table:table-cell>
          <table:table-cell office:value-type="float" office:value="0.05856896" calcext:value-type="float">
            <text:p>0.05856896</text:p>
          </table:table-cell>
          <table:table-cell office:value-type="float" office:value="0.03979672" calcext:value-type="float">
            <text:p>0.03979672</text:p>
          </table:table-cell>
          <table:table-cell office:value-type="float" office:value="0.0426219" calcext:value-type="float">
            <text:p>0.0426219</text:p>
          </table:table-cell>
          <table:table-cell office:value-type="float" office:value="0.01086666" calcext:value-type="float">
            <text:p>0.01086666</text:p>
          </table:table-cell>
          <table:table-cell office:value-type="float" office:value="0.006832363" calcext:value-type="float">
            <text:p>0.006832363</text:p>
          </table:table-cell>
          <table:table-cell office:value-type="float" office:value="0.01960554" calcext:value-type="float">
            <text:p>0.01960554</text:p>
          </table:table-cell>
          <table:table-cell office:value-type="float" office:value="0.01890923" calcext:value-type="float">
            <text:p>0.01890923</text:p>
          </table:table-cell>
          <table:table-cell office:value-type="float" office:value="0.01710844" calcext:value-type="float">
            <text:p>0.01710844</text:p>
          </table:table-cell>
          <table:table-cell office:value-type="float" office:value="0.0168908" calcext:value-type="float">
            <text:p>0.0168908</text:p>
          </table:table-cell>
          <table:table-cell office:value-type="float" office:value="0.02054545" calcext:value-type="float">
            <text:p>0.02054545</text:p>
          </table:table-cell>
          <table:table-cell office:value-type="float" office:value="0.004945423" calcext:value-type="float">
            <text:p>0.004945423</text:p>
          </table:table-cell>
          <table:table-cell office:value-type="float" office:value="0.004167394" calcext:value-type="float">
            <text:p>0.004167394</text:p>
          </table:table-cell>
          <table:table-cell office:value-type="float" office:value="0" calcext:value-type="float">
            <text:p>0</text:p>
          </table:table-cell>
          <table:table-cell office:value-type="float" office:value="0.9844557" calcext:value-type="float">
            <text:p>0.9844557</text:p>
          </table:table-cell>
          <table:table-cell office:value-type="float" office:value="0.02646435" calcext:value-type="float">
            <text:p>0.02646435</text:p>
          </table:table-cell>
          <table:table-cell office:value-type="float" office:value="0.02614979" calcext:value-type="float">
            <text:p>0.02614979</text:p>
          </table:table-cell>
          <table:table-cell office:value-type="float" office:value="0.02350203" calcext:value-type="float">
            <text:p>0.02350203</text:p>
          </table:table-cell>
          <table:table-cell office:value-type="float" office:value="0.0264602" calcext:value-type="float">
            <text:p>0.0264602</text:p>
          </table:table-cell>
          <table:table-cell office:value-type="float" office:value="0.01050269" calcext:value-type="float">
            <text:p>0.01050269</text:p>
          </table:table-cell>
          <table:table-cell office:value-type="float" office:value="0.0120414" calcext:value-type="float">
            <text:p>0.0120414</text:p>
          </table:table-cell>
          <table:table-cell office:value-type="float" office:value="0.6547847" calcext:value-type="float">
            <text:p>0.6547847</text:p>
          </table:table-cell>
          <table:table-cell office:value-type="float" office:value="0.7685918" calcext:value-type="float">
            <text:p>0.7685918</text:p>
          </table:table-cell>
          <table:table-cell office:value-type="float" office:value="0.2543615" calcext:value-type="float">
            <text:p>0.2543615</text:p>
          </table:table-cell>
          <table:table-cell office:value-type="float" office:value="0.1887622" calcext:value-type="float">
            <text:p>0.1887622</text:p>
          </table:table-cell>
          <table:table-cell office:value-type="float" office:value="0.4490097" calcext:value-type="float">
            <text:p>0.4490097</text:p>
          </table:table-cell>
          <table:table-cell office:value-type="float" office:value="0.3387306" calcext:value-type="float">
            <text:p>0.3387306</text:p>
          </table:table-cell>
          <table:table-cell office:value-type="float" office:value="0.3478556" calcext:value-type="float">
            <text:p>0.3478556</text:p>
          </table:table-cell>
          <table:table-cell office:value-type="float" office:value="0" calcext:value-type="float">
            <text:p>0</text:p>
          </table:table-cell>
          <table:table-cell office:value-type="float" office:value="510.4128" calcext:value-type="float">
            <text:p>510.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74787" calcext:value-type="float">
            <text:p>4.974787</text:p>
          </table:table-cell>
          <table:table-cell office:value-type="float" office:value="0" calcext:value-type="float">
            <text:p>0</text:p>
          </table:table-cell>
          <table:table-cell office:value-type="float" office:value="-0.02136393" calcext:value-type="float">
            <text:p>-0.021363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27.68294" calcext:value-type="float">
            <text:p>27.68294</text:p>
          </table:table-cell>
          <table:table-cell office:value-type="float" office:value="1094.134" calcext:value-type="float">
            <text:p>1094.134</text:p>
          </table:table-cell>
          <table:table-cell office:value-type="float" office:value="0" calcext:value-type="float">
            <text:p>0</text:p>
          </table:table-cell>
          <table:table-cell office:value-type="float" office:value="-14.14672" calcext:value-type="float">
            <text:p>-14.14672</text:p>
          </table:table-cell>
          <table:table-cell office:value-type="float" office:value="0.6842531" calcext:value-type="float">
            <text:p>0.6842531</text:p>
          </table:table-cell>
          <table:table-cell office:value-type="float" office:value="1.553136" calcext:value-type="float">
            <text:p>1.553136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306779" calcext:value-type="float">
            <text:p>-0.02306779</text:p>
          </table:table-cell>
          <table:table-cell office:value-type="float" office:value="0.004411432" calcext:value-type="float">
            <text:p>0.004411432</text:p>
          </table:table-cell>
          <table:table-cell office:value-type="float" office:value="0.001329289" calcext:value-type="float">
            <text:p>0.001329289</text:p>
          </table:table-cell>
          <table:table-cell office:value-type="float" office:value="12.7315" calcext:value-type="float">
            <text:p>12.7315</text:p>
          </table:table-cell>
          <table:table-cell office:value-type="float" office:value="0.106467" calcext:value-type="float">
            <text:p>0.106467</text:p>
          </table:table-cell>
          <table:table-cell office:value-type="float" office:value="0.06619006" calcext:value-type="float">
            <text:p>0.06619006</text:p>
          </table:table-cell>
          <table:table-cell office:value-type="float" office:value="0.05864769" calcext:value-type="float">
            <text:p>0.05864769</text:p>
          </table:table-cell>
          <table:table-cell office:value-type="float" office:value="0.04007424" calcext:value-type="float">
            <text:p>0.04007424</text:p>
          </table:table-cell>
          <table:table-cell office:value-type="float" office:value="0.04281792" calcext:value-type="float">
            <text:p>0.04281792</text:p>
          </table:table-cell>
          <table:table-cell office:value-type="float" office:value="0.01103819" calcext:value-type="float">
            <text:p>0.01103819</text:p>
          </table:table-cell>
          <table:table-cell office:value-type="float" office:value="0.006670194" calcext:value-type="float">
            <text:p>0.006670194</text:p>
          </table:table-cell>
          <table:table-cell office:value-type="float" office:value="0.01947675" calcext:value-type="float">
            <text:p>0.01947675</text:p>
          </table:table-cell>
          <table:table-cell office:value-type="float" office:value="0.01888963" calcext:value-type="float">
            <text:p>0.01888963</text:p>
          </table:table-cell>
          <table:table-cell office:value-type="float" office:value="0.01717096" calcext:value-type="float">
            <text:p>0.01717096</text:p>
          </table:table-cell>
          <table:table-cell office:value-type="float" office:value="0.01680466" calcext:value-type="float">
            <text:p>0.01680466</text:p>
          </table:table-cell>
          <table:table-cell office:value-type="float" office:value="0.02049342" calcext:value-type="float">
            <text:p>0.02049342</text:p>
          </table:table-cell>
          <table:table-cell office:value-type="float" office:value="0.004942833" calcext:value-type="float">
            <text:p>0.004942833</text:p>
          </table:table-cell>
          <table:table-cell office:value-type="float" office:value="0.004166061" calcext:value-type="float">
            <text:p>0.004166061</text:p>
          </table:table-cell>
          <table:table-cell office:value-type="float" office:value="0" calcext:value-type="float">
            <text:p>0</text:p>
          </table:table-cell>
          <table:table-cell office:value-type="float" office:value="0.37102" calcext:value-type="float">
            <text:p>0.37102</text:p>
          </table:table-cell>
          <table:table-cell office:value-type="float" office:value="0.02403511" calcext:value-type="float">
            <text:p>0.02403511</text:p>
          </table:table-cell>
          <table:table-cell office:value-type="float" office:value="0.02561097" calcext:value-type="float">
            <text:p>0.02561097</text:p>
          </table:table-cell>
          <table:table-cell office:value-type="float" office:value="0.02317899" calcext:value-type="float">
            <text:p>0.02317899</text:p>
          </table:table-cell>
          <table:table-cell office:value-type="float" office:value="0.02597104" calcext:value-type="float">
            <text:p>0.02597104</text:p>
          </table:table-cell>
          <table:table-cell office:value-type="float" office:value="0.01020691" calcext:value-type="float">
            <text:p>0.01020691</text:p>
          </table:table-cell>
          <table:table-cell office:value-type="float" office:value="0.01136583" calcext:value-type="float">
            <text:p>0.01136583</text:p>
          </table:table-cell>
          <table:table-cell office:value-type="float" office:value="0.5824553" calcext:value-type="float">
            <text:p>0.5824553</text:p>
          </table:table-cell>
          <table:table-cell office:value-type="float" office:value="0.7026121" calcext:value-type="float">
            <text:p>0.7026121</text:p>
          </table:table-cell>
          <table:table-cell office:value-type="float" office:value="0.2296567" calcext:value-type="float">
            <text:p>0.2296567</text:p>
          </table:table-cell>
          <table:table-cell office:value-type="float" office:value="0.1138877" calcext:value-type="float">
            <text:p>0.1138877</text:p>
          </table:table-cell>
          <table:table-cell office:value-type="float" office:value="0.4458283" calcext:value-type="float">
            <text:p>0.4458283</text:p>
          </table:table-cell>
          <table:table-cell office:value-type="float" office:value="0.3386074" calcext:value-type="float">
            <text:p>0.3386074</text:p>
          </table:table-cell>
          <table:table-cell office:value-type="float" office:value="0.3478628" calcext:value-type="float">
            <text:p>0.3478628</text:p>
          </table:table-cell>
          <table:table-cell office:value-type="float" office:value="0" calcext:value-type="float">
            <text:p>0</text:p>
          </table:table-cell>
          <table:table-cell office:value-type="float" office:value="514.4304" calcext:value-type="float">
            <text:p>514.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65139" calcext:value-type="float">
            <text:p>5.065139</text:p>
          </table:table-cell>
          <table:table-cell office:value-type="float" office:value="0" calcext:value-type="float">
            <text:p>0</text:p>
          </table:table-cell>
          <table:table-cell office:value-type="float" office:value="-0.0214389" calcext:value-type="float">
            <text:p>-0.02143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27.62225" calcext:value-type="float">
            <text:p>27.62225</text:p>
          </table:table-cell>
          <table:table-cell office:value-type="float" office:value="1094.108" calcext:value-type="float">
            <text:p>1094.108</text:p>
          </table:table-cell>
          <table:table-cell office:value-type="float" office:value="0" calcext:value-type="float">
            <text:p>0</text:p>
          </table:table-cell>
          <table:table-cell office:value-type="float" office:value="-14.54705" calcext:value-type="float">
            <text:p>-14.54705</text:p>
          </table:table-cell>
          <table:table-cell office:value-type="float" office:value="0.7253087" calcext:value-type="float">
            <text:p>0.7253087</text:p>
          </table:table-cell>
          <table:table-cell office:value-type="float" office:value="1.446493" calcext:value-type="float">
            <text:p>1.446493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331227" calcext:value-type="float">
            <text:p>-0.02331227</text:p>
          </table:table-cell>
          <table:table-cell office:value-type="float" office:value="0.004432583" calcext:value-type="float">
            <text:p>0.004432583</text:p>
          </table:table-cell>
          <table:table-cell office:value-type="float" office:value="0.001330087" calcext:value-type="float">
            <text:p>0.001330087</text:p>
          </table:table-cell>
          <table:table-cell office:value-type="float" office:value="12.59169" calcext:value-type="float">
            <text:p>12.59169</text:p>
          </table:table-cell>
          <table:table-cell office:value-type="float" office:value="0.107665" calcext:value-type="float">
            <text:p>0.107665</text:p>
          </table:table-cell>
          <table:table-cell office:value-type="float" office:value="0.06750729" calcext:value-type="float">
            <text:p>0.06750729</text:p>
          </table:table-cell>
          <table:table-cell office:value-type="float" office:value="0.05939406" calcext:value-type="float">
            <text:p>0.05939406</text:p>
          </table:table-cell>
          <table:table-cell office:value-type="float" office:value="0.04059052" calcext:value-type="float">
            <text:p>0.04059052</text:p>
          </table:table-cell>
          <table:table-cell office:value-type="float" office:value="0.04319594" calcext:value-type="float">
            <text:p>0.04319594</text:p>
          </table:table-cell>
          <table:table-cell office:value-type="float" office:value="0.01121924" calcext:value-type="float">
            <text:p>0.01121924</text:p>
          </table:table-cell>
          <table:table-cell office:value-type="float" office:value="0.006533721" calcext:value-type="float">
            <text:p>0.006533721</text:p>
          </table:table-cell>
          <table:table-cell office:value-type="float" office:value="0.01935217" calcext:value-type="float">
            <text:p>0.01935217</text:p>
          </table:table-cell>
          <table:table-cell office:value-type="float" office:value="0.01886691" calcext:value-type="float">
            <text:p>0.01886691</text:p>
          </table:table-cell>
          <table:table-cell office:value-type="float" office:value="0.01722614" calcext:value-type="float">
            <text:p>0.01722614</text:p>
          </table:table-cell>
          <table:table-cell office:value-type="float" office:value="0.0167312" calcext:value-type="float">
            <text:p>0.0167312</text:p>
          </table:table-cell>
          <table:table-cell office:value-type="float" office:value="0.02044336" calcext:value-type="float">
            <text:p>0.02044336</text:p>
          </table:table-cell>
          <table:table-cell office:value-type="float" office:value="0.004940182" calcext:value-type="float">
            <text:p>0.004940182</text:p>
          </table:table-cell>
          <table:table-cell office:value-type="float" office:value="0.004164731" calcext:value-type="float">
            <text:p>0.004164731</text:p>
          </table:table-cell>
          <table:table-cell office:value-type="float" office:value="0" calcext:value-type="float">
            <text:p>0</text:p>
          </table:table-cell>
          <table:table-cell office:value-type="float" office:value="0.2539284" calcext:value-type="float">
            <text:p>0.2539284</text:p>
          </table:table-cell>
          <table:table-cell office:value-type="float" office:value="0.02343676" calcext:value-type="float">
            <text:p>0.02343676</text:p>
          </table:table-cell>
          <table:table-cell office:value-type="float" office:value="0.02531928" calcext:value-type="float">
            <text:p>0.02531928</text:p>
          </table:table-cell>
          <table:table-cell office:value-type="float" office:value="0.02283729" calcext:value-type="float">
            <text:p>0.02283729</text:p>
          </table:table-cell>
          <table:table-cell office:value-type="float" office:value="0.02553101" calcext:value-type="float">
            <text:p>0.02553101</text:p>
          </table:table-cell>
          <table:table-cell office:value-type="float" office:value="0.009901172" calcext:value-type="float">
            <text:p>0.009901172</text:p>
          </table:table-cell>
          <table:table-cell office:value-type="float" office:value="0.0107803" calcext:value-type="float">
            <text:p>0.0107803</text:p>
          </table:table-cell>
          <table:table-cell office:value-type="float" office:value="0.5081339" calcext:value-type="float">
            <text:p>0.5081339</text:p>
          </table:table-cell>
          <table:table-cell office:value-type="float" office:value="0.6364879" calcext:value-type="float">
            <text:p>0.6364879</text:p>
          </table:table-cell>
          <table:table-cell office:value-type="float" office:value="0.205423" calcext:value-type="float">
            <text:p>0.205423</text:p>
          </table:table-cell>
          <table:table-cell office:value-type="float" office:value="0.05076459" calcext:value-type="float">
            <text:p>0.05076459</text:p>
          </table:table-cell>
          <table:table-cell office:value-type="float" office:value="0.4427058" calcext:value-type="float">
            <text:p>0.4427058</text:p>
          </table:table-cell>
          <table:table-cell office:value-type="float" office:value="0.3384614" calcext:value-type="float">
            <text:p>0.3384614</text:p>
          </table:table-cell>
          <table:table-cell office:value-type="float" office:value="0.34787" calcext:value-type="float">
            <text:p>0.34787</text:p>
          </table:table-cell>
          <table:table-cell office:value-type="float" office:value="0" calcext:value-type="float">
            <text:p>0</text:p>
          </table:table-cell>
          <table:table-cell office:value-type="float" office:value="548.5453" calcext:value-type="float">
            <text:p>548.5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82726" calcext:value-type="float">
            <text:p>5.182726</text:p>
          </table:table-cell>
          <table:table-cell office:value-type="float" office:value="0" calcext:value-type="float">
            <text:p>0</text:p>
          </table:table-cell>
          <table:table-cell office:value-type="float" office:value="-0.02151072" calcext:value-type="float">
            <text:p>-0.021510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27.58309" calcext:value-type="float">
            <text:p>27.58309</text:p>
          </table:table-cell>
          <table:table-cell office:value-type="float" office:value="1094.078" calcext:value-type="float">
            <text:p>1094.078</text:p>
          </table:table-cell>
          <table:table-cell office:value-type="float" office:value="0" calcext:value-type="float">
            <text:p>0</text:p>
          </table:table-cell>
          <table:table-cell office:value-type="float" office:value="-14.92696" calcext:value-type="float">
            <text:p>-14.92696</text:p>
          </table:table-cell>
          <table:table-cell office:value-type="float" office:value="0.7521043" calcext:value-type="float">
            <text:p>0.7521043</text:p>
          </table:table-cell>
          <table:table-cell office:value-type="float" office:value="1.355861" calcext:value-type="float">
            <text:p>1.355861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352065" calcext:value-type="float">
            <text:p>-0.02352065</text:p>
          </table:table-cell>
          <table:table-cell office:value-type="float" office:value="0.004456757" calcext:value-type="float">
            <text:p>0.004456757</text:p>
          </table:table-cell>
          <table:table-cell office:value-type="float" office:value="0.001330895" calcext:value-type="float">
            <text:p>0.001330895</text:p>
          </table:table-cell>
          <table:table-cell office:value-type="float" office:value="12.48388" calcext:value-type="float">
            <text:p>12.48388</text:p>
          </table:table-cell>
          <table:table-cell office:value-type="float" office:value="0.1058823" calcext:value-type="float">
            <text:p>0.1058823</text:p>
          </table:table-cell>
          <table:table-cell office:value-type="float" office:value="0.06629241" calcext:value-type="float">
            <text:p>0.06629241</text:p>
          </table:table-cell>
          <table:table-cell office:value-type="float" office:value="0.05839922" calcext:value-type="float">
            <text:p>0.05839922</text:p>
          </table:table-cell>
          <table:table-cell office:value-type="float" office:value="0.04011575" calcext:value-type="float">
            <text:p>0.04011575</text:p>
          </table:table-cell>
          <table:table-cell office:value-type="float" office:value="0.04273456" calcext:value-type="float">
            <text:p>0.04273456</text:p>
          </table:table-cell>
          <table:table-cell office:value-type="float" office:value="0.01127133" calcext:value-type="float">
            <text:p>0.01127133</text:p>
          </table:table-cell>
          <table:table-cell office:value-type="float" office:value="0.006429246" calcext:value-type="float">
            <text:p>0.006429246</text:p>
          </table:table-cell>
          <table:table-cell office:value-type="float" office:value="0.01922823" calcext:value-type="float">
            <text:p>0.01922823</text:p>
          </table:table-cell>
          <table:table-cell office:value-type="float" office:value="0.01883949" calcext:value-type="float">
            <text:p>0.01883949</text:p>
          </table:table-cell>
          <table:table-cell office:value-type="float" office:value="0.01727094" calcext:value-type="float">
            <text:p>0.01727094</text:p>
          </table:table-cell>
          <table:table-cell office:value-type="float" office:value="0.01667371" calcext:value-type="float">
            <text:p>0.01667371</text:p>
          </table:table-cell>
          <table:table-cell office:value-type="float" office:value="0.02039478" calcext:value-type="float">
            <text:p>0.02039478</text:p>
          </table:table-cell>
          <table:table-cell office:value-type="float" office:value="0.004937473" calcext:value-type="float">
            <text:p>0.004937473</text:p>
          </table:table-cell>
          <table:table-cell office:value-type="float" office:value="0.0041634" calcext:value-type="float">
            <text:p>0.0041634</text:p>
          </table:table-cell>
          <table:table-cell office:value-type="float" office:value="0" calcext:value-type="float">
            <text:p>0</text:p>
          </table:table-cell>
          <table:table-cell office:value-type="float" office:value="0.414538" calcext:value-type="float">
            <text:p>0.414538</text:p>
          </table:table-cell>
          <table:table-cell office:value-type="float" office:value="0.02304946" calcext:value-type="float">
            <text:p>0.02304946</text:p>
          </table:table-cell>
          <table:table-cell office:value-type="float" office:value="0.02474405" calcext:value-type="float">
            <text:p>0.02474405</text:p>
          </table:table-cell>
          <table:table-cell office:value-type="float" office:value="0.02242619" calcext:value-type="float">
            <text:p>0.02242619</text:p>
          </table:table-cell>
          <table:table-cell office:value-type="float" office:value="0.02497469" calcext:value-type="float">
            <text:p>0.02497469</text:p>
          </table:table-cell>
          <table:table-cell office:value-type="float" office:value="0.009647176" calcext:value-type="float">
            <text:p>0.009647176</text:p>
          </table:table-cell>
          <table:table-cell office:value-type="float" office:value="0.01030182" calcext:value-type="float">
            <text:p>0.01030182</text:p>
          </table:table-cell>
          <table:table-cell office:value-type="float" office:value="0.43137" calcext:value-type="float">
            <text:p>0.43137</text:p>
          </table:table-cell>
          <table:table-cell office:value-type="float" office:value="0.5690087" calcext:value-type="float">
            <text:p>0.5690087</text:p>
          </table:table-cell>
          <table:table-cell office:value-type="float" office:value="0.1813018" calcext:value-type="float">
            <text:p>0.1813018</text:p>
          </table:table-cell>
          <table:table-cell office:value-type="float" office:value="0.023874" calcext:value-type="float">
            <text:p>0.023874</text:p>
          </table:table-cell>
          <table:table-cell office:value-type="float" office:value="0.4395634" calcext:value-type="float">
            <text:p>0.4395634</text:p>
          </table:table-cell>
          <table:table-cell office:value-type="float" office:value="0.3382904" calcext:value-type="float">
            <text:p>0.3382904</text:p>
          </table:table-cell>
          <table:table-cell office:value-type="float" office:value="0.3478771" calcext:value-type="float">
            <text:p>0.3478771</text:p>
          </table:table-cell>
          <table:table-cell office:value-type="float" office:value="0" calcext:value-type="float">
            <text:p>0</text:p>
          </table:table-cell>
          <table:table-cell office:value-type="float" office:value="571.057" calcext:value-type="float">
            <text:p>571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84222" calcext:value-type="float">
            <text:p>5.284222</text:p>
          </table:table-cell>
          <table:table-cell office:value-type="float" office:value="0" calcext:value-type="float">
            <text:p>0</text:p>
          </table:table-cell>
          <table:table-cell office:value-type="float" office:value="-0.02158062" calcext:value-type="float">
            <text:p>-0.021580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27.55639" calcext:value-type="float">
            <text:p>27.55639</text:p>
          </table:table-cell>
          <table:table-cell office:value-type="float" office:value="1094.047" calcext:value-type="float">
            <text:p>1094.047</text:p>
          </table:table-cell>
          <table:table-cell office:value-type="float" office:value="0" calcext:value-type="float">
            <text:p>0</text:p>
          </table:table-cell>
          <table:table-cell office:value-type="float" office:value="-15.30051" calcext:value-type="float">
            <text:p>-15.30051</text:p>
          </table:table-cell>
          <table:table-cell office:value-type="float" office:value="0.7715524" calcext:value-type="float">
            <text:p>0.7715524</text:p>
          </table:table-cell>
          <table:table-cell office:value-type="float" office:value="1.272199" calcext:value-type="float">
            <text:p>1.272199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370962" calcext:value-type="float">
            <text:p>-0.02370962</text:p>
          </table:table-cell>
          <table:table-cell office:value-type="float" office:value="0.004482743" calcext:value-type="float">
            <text:p>0.004482743</text:p>
          </table:table-cell>
          <table:table-cell office:value-type="float" office:value="0.001331712" calcext:value-type="float">
            <text:p>0.001331712</text:p>
          </table:table-cell>
          <table:table-cell office:value-type="float" office:value="12.39541" calcext:value-type="float">
            <text:p>12.39541</text:p>
          </table:table-cell>
          <table:table-cell office:value-type="float" office:value="0.102347" calcext:value-type="float">
            <text:p>0.102347</text:p>
          </table:table-cell>
          <table:table-cell office:value-type="float" office:value="0.0646403" calcext:value-type="float">
            <text:p>0.0646403</text:p>
          </table:table-cell>
          <table:table-cell office:value-type="float" office:value="0.05695803" calcext:value-type="float">
            <text:p>0.05695803</text:p>
          </table:table-cell>
          <table:table-cell office:value-type="float" office:value="0.03923957" calcext:value-type="float">
            <text:p>0.03923957</text:p>
          </table:table-cell>
          <table:table-cell office:value-type="float" office:value="0.04184309" calcext:value-type="float">
            <text:p>0.04184309</text:p>
          </table:table-cell>
          <table:table-cell office:value-type="float" office:value="0.01120418" calcext:value-type="float">
            <text:p>0.01120418</text:p>
          </table:table-cell>
          <table:table-cell office:value-type="float" office:value="0.006346947" calcext:value-type="float">
            <text:p>0.006346947</text:p>
          </table:table-cell>
          <table:table-cell office:value-type="float" office:value="0.01909907" calcext:value-type="float">
            <text:p>0.01909907</text:p>
          </table:table-cell>
          <table:table-cell office:value-type="float" office:value="0.01880578" calcext:value-type="float">
            <text:p>0.01880578</text:p>
          </table:table-cell>
          <table:table-cell office:value-type="float" office:value="0.01730283" calcext:value-type="float">
            <text:p>0.01730283</text:p>
          </table:table-cell>
          <table:table-cell office:value-type="float" office:value="0.01663308" calcext:value-type="float">
            <text:p>0.01663308</text:p>
          </table:table-cell>
          <table:table-cell office:value-type="float" office:value="0.02034724" calcext:value-type="float">
            <text:p>0.02034724</text:p>
          </table:table-cell>
          <table:table-cell office:value-type="float" office:value="0.004934703" calcext:value-type="float">
            <text:p>0.004934703</text:p>
          </table:table-cell>
          <table:table-cell office:value-type="float" office:value="0.004162059" calcext:value-type="float">
            <text:p>0.004162059</text:p>
          </table:table-cell>
          <table:table-cell office:value-type="float" office:value="0" calcext:value-type="float">
            <text:p>0</text:p>
          </table:table-cell>
          <table:table-cell office:value-type="float" office:value="0.5404109" calcext:value-type="float">
            <text:p>0.5404109</text:p>
          </table:table-cell>
          <table:table-cell office:value-type="float" office:value="0.02277641" calcext:value-type="float">
            <text:p>0.02277641</text:p>
          </table:table-cell>
          <table:table-cell office:value-type="float" office:value="0.0242238" calcext:value-type="float">
            <text:p>0.0242238</text:p>
          </table:table-cell>
          <table:table-cell office:value-type="float" office:value="0.02203587" calcext:value-type="float">
            <text:p>0.02203587</text:p>
          </table:table-cell>
          <table:table-cell office:value-type="float" office:value="0.02444168" calcext:value-type="float">
            <text:p>0.02444168</text:p>
          </table:table-cell>
          <table:table-cell office:value-type="float" office:value="0.009480371" calcext:value-type="float">
            <text:p>0.009480371</text:p>
          </table:table-cell>
          <table:table-cell office:value-type="float" office:value="0.00993874" calcext:value-type="float">
            <text:p>0.00993874</text:p>
          </table:table-cell>
          <table:table-cell office:value-type="float" office:value="0.3519935" calcext:value-type="float">
            <text:p>0.3519935</text:p>
          </table:table-cell>
          <table:table-cell office:value-type="float" office:value="0.499093" calcext:value-type="float">
            <text:p>0.499093</text:p>
          </table:table-cell>
          <table:table-cell office:value-type="float" office:value="0.1572525" calcext:value-type="float">
            <text:p>0.1572525</text:p>
          </table:table-cell>
          <table:table-cell office:value-type="float" office:value="0.01977922" calcext:value-type="float">
            <text:p>0.01977922</text:p>
          </table:table-cell>
          <table:table-cell office:value-type="float" office:value="0.4363321" calcext:value-type="float">
            <text:p>0.4363321</text:p>
          </table:table-cell>
          <table:table-cell office:value-type="float" office:value="0.3380921" calcext:value-type="float">
            <text:p>0.3380921</text:p>
          </table:table-cell>
          <table:table-cell office:value-type="float" office:value="0.3478843" calcext:value-type="float">
            <text:p>0.3478843</text:p>
          </table:table-cell>
          <table:table-cell office:value-type="float" office:value="0" calcext:value-type="float">
            <text:p>0</text:p>
          </table:table-cell>
          <table:table-cell office:value-type="float" office:value="587.5516" calcext:value-type="float">
            <text:p>587.5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5191" calcext:value-type="float">
            <text:p>5.375191</text:p>
          </table:table-cell>
          <table:table-cell office:value-type="float" office:value="0" calcext:value-type="float">
            <text:p>0</text:p>
          </table:table-cell>
          <table:table-cell office:value-type="float" office:value="-0.02164819" calcext:value-type="float">
            <text:p>-0.021648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27.53479" calcext:value-type="float">
            <text:p>27.53479</text:p>
          </table:table-cell>
          <table:table-cell office:value-type="float" office:value="1094.015" calcext:value-type="float">
            <text:p>1094.015</text:p>
          </table:table-cell>
          <table:table-cell office:value-type="float" office:value="0" calcext:value-type="float">
            <text:p>0</text:p>
          </table:table-cell>
          <table:table-cell office:value-type="float" office:value="-15.67887" calcext:value-type="float">
            <text:p>-15.67887</text:p>
          </table:table-cell>
          <table:table-cell office:value-type="float" office:value="0.788652" calcext:value-type="float">
            <text:p>0.788652</text:p>
          </table:table-cell>
          <table:table-cell office:value-type="float" office:value="1.189292" calcext:value-type="float">
            <text:p>1.189292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390282" calcext:value-type="float">
            <text:p>-0.02390282</text:p>
          </table:table-cell>
          <table:table-cell office:value-type="float" office:value="0.004508768" calcext:value-type="float">
            <text:p>0.004508768</text:p>
          </table:table-cell>
          <table:table-cell office:value-type="float" office:value="0.001332538" calcext:value-type="float">
            <text:p>0.001332538</text:p>
          </table:table-cell>
          <table:table-cell office:value-type="float" office:value="12.31429" calcext:value-type="float">
            <text:p>12.31429</text:p>
          </table:table-cell>
          <table:table-cell office:value-type="float" office:value="0.111131" calcext:value-type="float">
            <text:p>0.111131</text:p>
          </table:table-cell>
          <table:table-cell office:value-type="float" office:value="0.06412931" calcext:value-type="float">
            <text:p>0.06412931</text:p>
          </table:table-cell>
          <table:table-cell office:value-type="float" office:value="0.05639617" calcext:value-type="float">
            <text:p>0.05639617</text:p>
          </table:table-cell>
          <table:table-cell office:value-type="float" office:value="0.0387572" calcext:value-type="float">
            <text:p>0.0387572</text:p>
          </table:table-cell>
          <table:table-cell office:value-type="float" office:value="0.04128218" calcext:value-type="float">
            <text:p>0.04128218</text:p>
          </table:table-cell>
          <table:table-cell office:value-type="float" office:value="0.01115052" calcext:value-type="float">
            <text:p>0.01115052</text:p>
          </table:table-cell>
          <table:table-cell office:value-type="float" office:value="0.006287432" calcext:value-type="float">
            <text:p>0.006287432</text:p>
          </table:table-cell>
          <table:table-cell office:value-type="float" office:value="0.01896455" calcext:value-type="float">
            <text:p>0.01896455</text:p>
          </table:table-cell>
          <table:table-cell office:value-type="float" office:value="0.01876713" calcext:value-type="float">
            <text:p>0.01876713</text:p>
          </table:table-cell>
          <table:table-cell office:value-type="float" office:value="0.0173225" calcext:value-type="float">
            <text:p>0.0173225</text:p>
          </table:table-cell>
          <table:table-cell office:value-type="float" office:value="0.01660733" calcext:value-type="float">
            <text:p>0.01660733</text:p>
          </table:table-cell>
          <table:table-cell office:value-type="float" office:value="0.02030183" calcext:value-type="float">
            <text:p>0.02030183</text:p>
          </table:table-cell>
          <table:table-cell office:value-type="float" office:value="0.004931876" calcext:value-type="float">
            <text:p>0.004931876</text:p>
          </table:table-cell>
          <table:table-cell office:value-type="float" office:value="0.00416069" calcext:value-type="float">
            <text:p>0.00416069</text:p>
          </table:table-cell>
          <table:table-cell office:value-type="float" office:value="0" calcext:value-type="float">
            <text:p>0</text:p>
          </table:table-cell>
          <table:table-cell office:value-type="float" office:value="0.713995" calcext:value-type="float">
            <text:p>0.713995</text:p>
          </table:table-cell>
          <table:table-cell office:value-type="float" office:value="0.02252604" calcext:value-type="float">
            <text:p>0.02252604</text:p>
          </table:table-cell>
          <table:table-cell office:value-type="float" office:value="0.02387464" calcext:value-type="float">
            <text:p>0.02387464</text:p>
          </table:table-cell>
          <table:table-cell office:value-type="float" office:value="0.02167005" calcext:value-type="float">
            <text:p>0.02167005</text:p>
          </table:table-cell>
          <table:table-cell office:value-type="float" office:value="0.0239828" calcext:value-type="float">
            <text:p>0.0239828</text:p>
          </table:table-cell>
          <table:table-cell office:value-type="float" office:value="0.009288611" calcext:value-type="float">
            <text:p>0.009288611</text:p>
          </table:table-cell>
          <table:table-cell office:value-type="float" office:value="0.009636882" calcext:value-type="float">
            <text:p>0.009636882</text:p>
          </table:table-cell>
          <table:table-cell office:value-type="float" office:value="0.2706719" calcext:value-type="float">
            <text:p>0.2706719</text:p>
          </table:table-cell>
          <table:table-cell office:value-type="float" office:value="0.4274261" calcext:value-type="float">
            <text:p>0.4274261</text:p>
          </table:table-cell>
          <table:table-cell office:value-type="float" office:value="0.1340325" calcext:value-type="float">
            <text:p>0.1340325</text:p>
          </table:table-cell>
          <table:table-cell office:value-type="float" office:value="0.01928644" calcext:value-type="float">
            <text:p>0.01928644</text:p>
          </table:table-cell>
          <table:table-cell office:value-type="float" office:value="0.4331571" calcext:value-type="float">
            <text:p>0.4331571</text:p>
          </table:table-cell>
          <table:table-cell office:value-type="float" office:value="0.3378726" calcext:value-type="float">
            <text:p>0.3378726</text:p>
          </table:table-cell>
          <table:table-cell office:value-type="float" office:value="0.3478915" calcext:value-type="float">
            <text:p>0.3478915</text:p>
          </table:table-cell>
          <table:table-cell office:value-type="float" office:value="0" calcext:value-type="float">
            <text:p>0</text:p>
          </table:table-cell>
          <table:table-cell office:value-type="float" office:value="601.8918" calcext:value-type="float">
            <text:p>601.8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62502" calcext:value-type="float">
            <text:p>5.462502</text:p>
          </table:table-cell>
          <table:table-cell office:value-type="float" office:value="0" calcext:value-type="float">
            <text:p>0</text:p>
          </table:table-cell>
          <table:table-cell office:value-type="float" office:value="-0.02171489" calcext:value-type="float">
            <text:p>-0.021714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27.5489" calcext:value-type="float">
            <text:p>27.5489</text:p>
          </table:table-cell>
          <table:table-cell office:value-type="float" office:value="1093.993" calcext:value-type="float">
            <text:p>1093.993</text:p>
          </table:table-cell>
          <table:table-cell office:value-type="float" office:value="0" calcext:value-type="float">
            <text:p>0</text:p>
          </table:table-cell>
          <table:table-cell office:value-type="float" office:value="-16.0732" calcext:value-type="float">
            <text:p>-16.0732</text:p>
          </table:table-cell>
          <table:table-cell office:value-type="float" office:value="0.7529899" calcext:value-type="float">
            <text:p>0.7529899</text:p>
          </table:table-cell>
          <table:table-cell office:value-type="float" office:value="1.104363" calcext:value-type="float">
            <text:p>1.104363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464706" calcext:value-type="float">
            <text:p>-0.02464706</text:p>
          </table:table-cell>
          <table:table-cell office:value-type="float" office:value="0.004531432" calcext:value-type="float">
            <text:p>0.004531432</text:p>
          </table:table-cell>
          <table:table-cell office:value-type="float" office:value="0.001333375" calcext:value-type="float">
            <text:p>0.001333375</text:p>
          </table:table-cell>
          <table:table-cell office:value-type="float" office:value="12.37933" calcext:value-type="float">
            <text:p>12.37933</text:p>
          </table:table-cell>
          <table:table-cell office:value-type="float" office:value="0.1045778" calcext:value-type="float">
            <text:p>0.1045778</text:p>
          </table:table-cell>
          <table:table-cell office:value-type="float" office:value="0.0608016" calcext:value-type="float">
            <text:p>0.0608016</text:p>
          </table:table-cell>
          <table:table-cell office:value-type="float" office:value="0.05420437" calcext:value-type="float">
            <text:p>0.05420437</text:p>
          </table:table-cell>
          <table:table-cell office:value-type="float" office:value="0.03743187" calcext:value-type="float">
            <text:p>0.03743187</text:p>
          </table:table-cell>
          <table:table-cell office:value-type="float" office:value="0.04000606" calcext:value-type="float">
            <text:p>0.04000606</text:p>
          </table:table-cell>
          <table:table-cell office:value-type="float" office:value="0.01099564" calcext:value-type="float">
            <text:p>0.01099564</text:p>
          </table:table-cell>
          <table:table-cell office:value-type="float" office:value="0.006225158" calcext:value-type="float">
            <text:p>0.006225158</text:p>
          </table:table-cell>
          <table:table-cell office:value-type="float" office:value="0.01882848" calcext:value-type="float">
            <text:p>0.01882848</text:p>
          </table:table-cell>
          <table:table-cell office:value-type="float" office:value="0.01872481" calcext:value-type="float">
            <text:p>0.01872481</text:p>
          </table:table-cell>
          <table:table-cell office:value-type="float" office:value="0.01733216" calcext:value-type="float">
            <text:p>0.01733216</text:p>
          </table:table-cell>
          <table:table-cell office:value-type="float" office:value="0.01659668" calcext:value-type="float">
            <text:p>0.01659668</text:p>
          </table:table-cell>
          <table:table-cell office:value-type="float" office:value="0.02025776" calcext:value-type="float">
            <text:p>0.02025776</text:p>
          </table:table-cell>
          <table:table-cell office:value-type="float" office:value="0.004928994" calcext:value-type="float">
            <text:p>0.004928994</text:p>
          </table:table-cell>
          <table:table-cell office:value-type="float" office:value="0.004159313" calcext:value-type="float">
            <text:p>0.004159313</text:p>
          </table:table-cell>
          <table:table-cell office:value-type="float" office:value="0" calcext:value-type="float">
            <text:p>0</text:p>
          </table:table-cell>
          <table:table-cell office:value-type="float" office:value="1.227955" calcext:value-type="float">
            <text:p>1.227955</text:p>
          </table:table-cell>
          <table:table-cell office:value-type="float" office:value="0.02355593" calcext:value-type="float">
            <text:p>0.02355593</text:p>
          </table:table-cell>
          <table:table-cell office:value-type="float" office:value="0.02328001" calcext:value-type="float">
            <text:p>0.02328001</text:p>
          </table:table-cell>
          <table:table-cell office:value-type="float" office:value="0.02127562" calcext:value-type="float">
            <text:p>0.02127562</text:p>
          </table:table-cell>
          <table:table-cell office:value-type="float" office:value="0.0234341" calcext:value-type="float">
            <text:p>0.0234341</text:p>
          </table:table-cell>
          <table:table-cell office:value-type="float" office:value="0.009160385" calcext:value-type="float">
            <text:p>0.009160385</text:p>
          </table:table-cell>
          <table:table-cell office:value-type="float" office:value="0.009393639" calcext:value-type="float">
            <text:p>0.009393639</text:p>
          </table:table-cell>
          <table:table-cell office:value-type="float" office:value="0.1886105" calcext:value-type="float">
            <text:p>0.1886105</text:p>
          </table:table-cell>
          <table:table-cell office:value-type="float" office:value="0.3554402" calcext:value-type="float">
            <text:p>0.3554402</text:p>
          </table:table-cell>
          <table:table-cell office:value-type="float" office:value="0.1126815" calcext:value-type="float">
            <text:p>0.1126815</text:p>
          </table:table-cell>
          <table:table-cell office:value-type="float" office:value="0.01910715" calcext:value-type="float">
            <text:p>0.01910715</text:p>
          </table:table-cell>
          <table:table-cell office:value-type="float" office:value="0.4299444" calcext:value-type="float">
            <text:p>0.4299444</text:p>
          </table:table-cell>
          <table:table-cell office:value-type="float" office:value="0.3376369" calcext:value-type="float">
            <text:p>0.3376369</text:p>
          </table:table-cell>
          <table:table-cell office:value-type="float" office:value="0.3478987" calcext:value-type="float">
            <text:p>0.3478987</text:p>
          </table:table-cell>
          <table:table-cell office:value-type="float" office:value="0" calcext:value-type="float">
            <text:p>0</text:p>
          </table:table-cell>
          <table:table-cell office:value-type="float" office:value="573.6852" calcext:value-type="float">
            <text:p>573.6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05721" calcext:value-type="float">
            <text:p>5.505721</text:p>
          </table:table-cell>
          <table:table-cell office:value-type="float" office:value="0" calcext:value-type="float">
            <text:p>0</text:p>
          </table:table-cell>
          <table:table-cell office:value-type="float" office:value="-0.02178405" calcext:value-type="float">
            <text:p>-0.021784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27.55501" calcext:value-type="float">
            <text:p>27.55501</text:p>
          </table:table-cell>
          <table:table-cell office:value-type="float" office:value="1093.968" calcext:value-type="float">
            <text:p>1093.968</text:p>
          </table:table-cell>
          <table:table-cell office:value-type="float" office:value="0" calcext:value-type="float">
            <text:p>0</text:p>
          </table:table-cell>
          <table:table-cell office:value-type="float" office:value="-16.45876" calcext:value-type="float">
            <text:p>-16.45876</text:p>
          </table:table-cell>
          <table:table-cell office:value-type="float" office:value="0.7259507" calcext:value-type="float">
            <text:p>0.7259507</text:p>
          </table:table-cell>
          <table:table-cell office:value-type="float" office:value="1.035131" calcext:value-type="float">
            <text:p>1.035131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512152" calcext:value-type="float">
            <text:p>-0.02512152</text:p>
          </table:table-cell>
          <table:table-cell office:value-type="float" office:value="0.004557936" calcext:value-type="float">
            <text:p>0.004557936</text:p>
          </table:table-cell>
          <table:table-cell office:value-type="float" office:value="0.001334226" calcext:value-type="float">
            <text:p>0.001334226</text:p>
          </table:table-cell>
          <table:table-cell office:value-type="float" office:value="12.38955" calcext:value-type="float">
            <text:p>12.38955</text:p>
          </table:table-cell>
          <table:table-cell office:value-type="float" office:value="0.08811098" calcext:value-type="float">
            <text:p>0.08811098</text:p>
          </table:table-cell>
          <table:table-cell office:value-type="float" office:value="0.05874537" calcext:value-type="float">
            <text:p>0.05874537</text:p>
          </table:table-cell>
          <table:table-cell office:value-type="float" office:value="0.05261474" calcext:value-type="float">
            <text:p>0.05261474</text:p>
          </table:table-cell>
          <table:table-cell office:value-type="float" office:value="0.03633312" calcext:value-type="float">
            <text:p>0.03633312</text:p>
          </table:table-cell>
          <table:table-cell office:value-type="float" office:value="0.03886461" calcext:value-type="float">
            <text:p>0.03886461</text:p>
          </table:table-cell>
          <table:table-cell office:value-type="float" office:value="0.01084301" calcext:value-type="float">
            <text:p>0.01084301</text:p>
          </table:table-cell>
          <table:table-cell office:value-type="float" office:value="0.006154774" calcext:value-type="float">
            <text:p>0.006154774</text:p>
          </table:table-cell>
          <table:table-cell office:value-type="float" office:value="0.01868591" calcext:value-type="float">
            <text:p>0.01868591</text:p>
          </table:table-cell>
          <table:table-cell office:value-type="float" office:value="0.01867721" calcext:value-type="float">
            <text:p>0.01867721</text:p>
          </table:table-cell>
          <table:table-cell office:value-type="float" office:value="0.01733096" calcext:value-type="float">
            <text:p>0.01733096</text:p>
          </table:table-cell>
          <table:table-cell office:value-type="float" office:value="0.01659821" calcext:value-type="float">
            <text:p>0.01659821</text:p>
          </table:table-cell>
          <table:table-cell office:value-type="float" office:value="0.02021486" calcext:value-type="float">
            <text:p>0.02021486</text:p>
          </table:table-cell>
          <table:table-cell office:value-type="float" office:value="0.004926078" calcext:value-type="float">
            <text:p>0.004926078</text:p>
          </table:table-cell>
          <table:table-cell office:value-type="float" office:value="0.004157938" calcext:value-type="float">
            <text:p>0.004157938</text:p>
          </table:table-cell>
          <table:table-cell office:value-type="float" office:value="0" calcext:value-type="float">
            <text:p>0</text:p>
          </table:table-cell>
          <table:table-cell office:value-type="float" office:value="0.5161756" calcext:value-type="float">
            <text:p>0.5161756</text:p>
          </table:table-cell>
          <table:table-cell office:value-type="float" office:value="0.02025508" calcext:value-type="float">
            <text:p>0.02025508</text:p>
          </table:table-cell>
          <table:table-cell office:value-type="float" office:value="0.02286104" calcext:value-type="float">
            <text:p>0.02286104</text:p>
          </table:table-cell>
          <table:table-cell office:value-type="float" office:value="0.02094343" calcext:value-type="float">
            <text:p>0.02094343</text:p>
          </table:table-cell>
          <table:table-cell office:value-type="float" office:value="0.02297866" calcext:value-type="float">
            <text:p>0.02297866</text:p>
          </table:table-cell>
          <table:table-cell office:value-type="float" office:value="0.009070982" calcext:value-type="float">
            <text:p>0.009070982</text:p>
          </table:table-cell>
          <table:table-cell office:value-type="float" office:value="0.009168672" calcext:value-type="float">
            <text:p>0.009168672</text:p>
          </table:table-cell>
          <table:table-cell office:value-type="float" office:value="0.1084383" calcext:value-type="float">
            <text:p>0.1084383</text:p>
          </table:table-cell>
          <table:table-cell office:value-type="float" office:value="0.2838554" calcext:value-type="float">
            <text:p>0.2838554</text:p>
          </table:table-cell>
          <table:table-cell office:value-type="float" office:value="0.09397695" calcext:value-type="float">
            <text:p>0.09397695</text:p>
          </table:table-cell>
          <table:table-cell office:value-type="float" office:value="0.01897557" calcext:value-type="float">
            <text:p>0.01897557</text:p>
          </table:table-cell>
          <table:table-cell office:value-type="float" office:value="0.4266745" calcext:value-type="float">
            <text:p>0.4266745</text:p>
          </table:table-cell>
          <table:table-cell office:value-type="float" office:value="0.3373968" calcext:value-type="float">
            <text:p>0.3373968</text:p>
          </table:table-cell>
          <table:table-cell office:value-type="float" office:value="0.3479058" calcext:value-type="float">
            <text:p>0.3479058</text:p>
          </table:table-cell>
          <table:table-cell office:value-type="float" office:value="0" calcext:value-type="float">
            <text:p>0</text:p>
          </table:table-cell>
          <table:table-cell office:value-type="float" office:value="552.2381" calcext:value-type="float">
            <text:p>552.2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59924" calcext:value-type="float">
            <text:p>5.559924</text:p>
          </table:table-cell>
          <table:table-cell office:value-type="float" office:value="0" calcext:value-type="float">
            <text:p>0</text:p>
          </table:table-cell>
          <table:table-cell office:value-type="float" office:value="-0.02185093" calcext:value-type="float">
            <text:p>-0.021850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27.52117" calcext:value-type="float">
            <text:p>27.52117</text:p>
          </table:table-cell>
          <table:table-cell office:value-type="float" office:value="1093.943" calcext:value-type="float">
            <text:p>1093.943</text:p>
          </table:table-cell>
          <table:table-cell office:value-type="float" office:value="0" calcext:value-type="float">
            <text:p>0</text:p>
          </table:table-cell>
          <table:table-cell office:value-type="float" office:value="-16.84275" calcext:value-type="float">
            <text:p>-16.84275</text:p>
          </table:table-cell>
          <table:table-cell office:value-type="float" office:value="0.7501393" calcext:value-type="float">
            <text:p>0.7501393</text:p>
          </table:table-cell>
          <table:table-cell office:value-type="float" office:value="0.9616692" calcext:value-type="float">
            <text:p>0.9616692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538145" calcext:value-type="float">
            <text:p>-0.02538145</text:p>
          </table:table-cell>
          <table:table-cell office:value-type="float" office:value="0.004581385" calcext:value-type="float">
            <text:p>0.004581385</text:p>
          </table:table-cell>
          <table:table-cell office:value-type="float" office:value="0.001335107" calcext:value-type="float">
            <text:p>0.001335107</text:p>
          </table:table-cell>
          <table:table-cell office:value-type="float" office:value="12.29604" calcext:value-type="float">
            <text:p>12.29604</text:p>
          </table:table-cell>
          <table:table-cell office:value-type="float" office:value="0.1022945" calcext:value-type="float">
            <text:p>0.1022945</text:p>
          </table:table-cell>
          <table:table-cell office:value-type="float" office:value="0.06160872" calcext:value-type="float">
            <text:p>0.06160872</text:p>
          </table:table-cell>
          <table:table-cell office:value-type="float" office:value="0.05440907" calcext:value-type="float">
            <text:p>0.05440907</text:p>
          </table:table-cell>
          <table:table-cell office:value-type="float" office:value="0.03705229" calcext:value-type="float">
            <text:p>0.03705229</text:p>
          </table:table-cell>
          <table:table-cell office:value-type="float" office:value="0.03934761" calcext:value-type="float">
            <text:p>0.03934761</text:p>
          </table:table-cell>
          <table:table-cell office:value-type="float" office:value="0.01090048" calcext:value-type="float">
            <text:p>0.01090048</text:p>
          </table:table-cell>
          <table:table-cell office:value-type="float" office:value="0.00611559" calcext:value-type="float">
            <text:p>0.00611559</text:p>
          </table:table-cell>
          <table:table-cell office:value-type="float" office:value="0.01852982" calcext:value-type="float">
            <text:p>0.01852982</text:p>
          </table:table-cell>
          <table:table-cell office:value-type="float" office:value="0.01862579" calcext:value-type="float">
            <text:p>0.01862579</text:p>
          </table:table-cell>
          <table:table-cell office:value-type="float" office:value="0.01732338" calcext:value-type="float">
            <text:p>0.01732338</text:p>
          </table:table-cell>
          <table:table-cell office:value-type="float" office:value="0.01660968" calcext:value-type="float">
            <text:p>0.01660968</text:p>
          </table:table-cell>
          <table:table-cell office:value-type="float" office:value="0.02017334" calcext:value-type="float">
            <text:p>0.02017334</text:p>
          </table:table-cell>
          <table:table-cell office:value-type="float" office:value="0.004923111" calcext:value-type="float">
            <text:p>0.004923111</text:p>
          </table:table-cell>
          <table:table-cell office:value-type="float" office:value="0.004156562" calcext:value-type="float">
            <text:p>0.004156562</text:p>
          </table:table-cell>
          <table:table-cell office:value-type="float" office:value="0" calcext:value-type="float">
            <text:p>0</text:p>
          </table:table-cell>
          <table:table-cell office:value-type="float" office:value="0.2364774" calcext:value-type="float">
            <text:p>0.2364774</text:p>
          </table:table-cell>
          <table:table-cell office:value-type="float" office:value="0.01988279" calcext:value-type="float">
            <text:p>0.01988279</text:p>
          </table:table-cell>
          <table:table-cell office:value-type="float" office:value="0.02280144" calcext:value-type="float">
            <text:p>0.02280144</text:p>
          </table:table-cell>
          <table:table-cell office:value-type="float" office:value="0.02059194" calcext:value-type="float">
            <text:p>0.02059194</text:p>
          </table:table-cell>
          <table:table-cell office:value-type="float" office:value="0.02261151" calcext:value-type="float">
            <text:p>0.02261151</text:p>
          </table:table-cell>
          <table:table-cell office:value-type="float" office:value="0.008806917" calcext:value-type="float">
            <text:p>0.008806917</text:p>
          </table:table-cell>
          <table:table-cell office:value-type="float" office:value="0.008974274" calcext:value-type="float">
            <text:p>0.008974274</text:p>
          </table:table-cell>
          <table:table-cell office:value-type="float" office:value="0.04113586" calcext:value-type="float">
            <text:p>0.04113586</text:p>
          </table:table-cell>
          <table:table-cell office:value-type="float" office:value="0.2159681" calcext:value-type="float">
            <text:p>0.2159681</text:p>
          </table:table-cell>
          <table:table-cell office:value-type="float" office:value="0.07907052" calcext:value-type="float">
            <text:p>0.07907052</text:p>
          </table:table-cell>
          <table:table-cell office:value-type="float" office:value="0.01889612" calcext:value-type="float">
            <text:p>0.01889612</text:p>
          </table:table-cell>
          <table:table-cell office:value-type="float" office:value="0.4234462" calcext:value-type="float">
            <text:p>0.4234462</text:p>
          </table:table-cell>
          <table:table-cell office:value-type="float" office:value="0.337135" calcext:value-type="float">
            <text:p>0.337135</text:p>
          </table:table-cell>
          <table:table-cell office:value-type="float" office:value="0.347913" calcext:value-type="float">
            <text:p>0.347913</text:p>
          </table:table-cell>
          <table:table-cell office:value-type="float" office:value="0" calcext:value-type="float">
            <text:p>0</text:p>
          </table:table-cell>
          <table:table-cell office:value-type="float" office:value="572.2917" calcext:value-type="float">
            <text:p>572.2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5466" calcext:value-type="float">
            <text:p>5.655466</text:p>
          </table:table-cell>
          <table:table-cell office:value-type="float" office:value="0" calcext:value-type="float">
            <text:p>0</text:p>
          </table:table-cell>
          <table:table-cell office:value-type="float" office:value="-0.02191844" calcext:value-type="float">
            <text:p>-0.021918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27.54607" calcext:value-type="float">
            <text:p>27.54607</text:p>
          </table:table-cell>
          <table:table-cell office:value-type="float" office:value="1093.925" calcext:value-type="float">
            <text:p>1093.925</text:p>
          </table:table-cell>
          <table:table-cell office:value-type="float" office:value="0" calcext:value-type="float">
            <text:p>0</text:p>
          </table:table-cell>
          <table:table-cell office:value-type="float" office:value="-17.20529" calcext:value-type="float">
            <text:p>-17.20529</text:p>
          </table:table-cell>
          <table:table-cell office:value-type="float" office:value="0.693787" calcext:value-type="float">
            <text:p>0.693787</text:p>
          </table:table-cell>
          <table:table-cell office:value-type="float" office:value="0.9162623" calcext:value-type="float">
            <text:p>0.9162623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672363" calcext:value-type="float">
            <text:p>-0.02672363</text:p>
          </table:table-cell>
          <table:table-cell office:value-type="float" office:value="0.004599988" calcext:value-type="float">
            <text:p>0.004599988</text:p>
          </table:table-cell>
          <table:table-cell office:value-type="float" office:value="0.0013566" calcext:value-type="float">
            <text:p>0.0013566</text:p>
          </table:table-cell>
          <table:table-cell office:value-type="float" office:value="12.38138" calcext:value-type="float">
            <text:p>12.38138</text:p>
          </table:table-cell>
          <table:table-cell office:value-type="float" office:value="0.1289437" calcext:value-type="float">
            <text:p>0.1289437</text:p>
          </table:table-cell>
          <table:table-cell office:value-type="float" office:value="0.0580503" calcext:value-type="float">
            <text:p>0.0580503</text:p>
          </table:table-cell>
          <table:table-cell office:value-type="float" office:value="0.05205941" calcext:value-type="float">
            <text:p>0.05205941</text:p>
          </table:table-cell>
          <table:table-cell office:value-type="float" office:value="0.03587182" calcext:value-type="float">
            <text:p>0.03587182</text:p>
          </table:table-cell>
          <table:table-cell office:value-type="float" office:value="0.03836701" calcext:value-type="float">
            <text:p>0.03836701</text:p>
          </table:table-cell>
          <table:table-cell office:value-type="float" office:value="0.01084821" calcext:value-type="float">
            <text:p>0.01084821</text:p>
          </table:table-cell>
          <table:table-cell office:value-type="float" office:value="0.006077459" calcext:value-type="float">
            <text:p>0.006077459</text:p>
          </table:table-cell>
          <table:table-cell office:value-type="float" office:value="0.01832366" calcext:value-type="float">
            <text:p>0.01832366</text:p>
          </table:table-cell>
          <table:table-cell office:value-type="float" office:value="0.01856896" calcext:value-type="float">
            <text:p>0.01856896</text:p>
          </table:table-cell>
          <table:table-cell office:value-type="float" office:value="0.01731063" calcext:value-type="float">
            <text:p>0.01731063</text:p>
          </table:table-cell>
          <table:table-cell office:value-type="float" office:value="0.01662852" calcext:value-type="float">
            <text:p>0.01662852</text:p>
          </table:table-cell>
          <table:table-cell office:value-type="float" office:value="0.02013275" calcext:value-type="float">
            <text:p>0.02013275</text:p>
          </table:table-cell>
          <table:table-cell office:value-type="float" office:value="0.004920084" calcext:value-type="float">
            <text:p>0.004920084</text:p>
          </table:table-cell>
          <table:table-cell office:value-type="float" office:value="0.004155185" calcext:value-type="float">
            <text:p>0.004155185</text:p>
          </table:table-cell>
          <table:table-cell office:value-type="float" office:value="0" calcext:value-type="float">
            <text:p>0</text:p>
          </table:table-cell>
          <table:table-cell office:value-type="float" office:value="1.856442" calcext:value-type="float">
            <text:p>1.856442</text:p>
          </table:table-cell>
          <table:table-cell office:value-type="float" office:value="0.02418071" calcext:value-type="float">
            <text:p>0.02418071</text:p>
          </table:table-cell>
          <table:table-cell office:value-type="float" office:value="0.02203975" calcext:value-type="float">
            <text:p>0.02203975</text:p>
          </table:table-cell>
          <table:table-cell office:value-type="float" office:value="0.02015009" calcext:value-type="float">
            <text:p>0.02015009</text:p>
          </table:table-cell>
          <table:table-cell office:value-type="float" office:value="0.02197691" calcext:value-type="float">
            <text:p>0.02197691</text:p>
          </table:table-cell>
          <table:table-cell office:value-type="float" office:value="0.008590403" calcext:value-type="float">
            <text:p>0.008590403</text:p>
          </table:table-cell>
          <table:table-cell office:value-type="float" office:value="0.008877839" calcext:value-type="float">
            <text:p>0.008877839</text:p>
          </table:table-cell>
          <table:table-cell office:value-type="float" office:value="0.01676181" calcext:value-type="float">
            <text:p>0.01676181</text:p>
          </table:table-cell>
          <table:table-cell office:value-type="float" office:value="0.1544616" calcext:value-type="float">
            <text:p>0.1544616</text:p>
          </table:table-cell>
          <table:table-cell office:value-type="float" office:value="0.06826244" calcext:value-type="float">
            <text:p>0.06826244</text:p>
          </table:table-cell>
          <table:table-cell office:value-type="float" office:value="0.0188178" calcext:value-type="float">
            <text:p>0.0188178</text:p>
          </table:table-cell>
          <table:table-cell office:value-type="float" office:value="0.4201716" calcext:value-type="float">
            <text:p>0.4201716</text:p>
          </table:table-cell>
          <table:table-cell office:value-type="float" office:value="0.3368492" calcext:value-type="float">
            <text:p>0.3368492</text:p>
          </table:table-cell>
          <table:table-cell office:value-type="float" office:value="0.3479201" calcext:value-type="float">
            <text:p>0.3479201</text:p>
          </table:table-cell>
          <table:table-cell office:value-type="float" office:value="0" calcext:value-type="float">
            <text:p>0</text:p>
          </table:table-cell>
          <table:table-cell office:value-type="float" office:value="526.6856" calcext:value-type="float">
            <text:p>526.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3262" calcext:value-type="float">
            <text:p>5.683262</text:p>
          </table:table-cell>
          <table:table-cell office:value-type="float" office:value="0" calcext:value-type="float">
            <text:p>0</text:p>
          </table:table-cell>
          <table:table-cell office:value-type="float" office:value="-0.02384367" calcext:value-type="float">
            <text:p>-0.023843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27.56939" calcext:value-type="float">
            <text:p>27.56939</text:p>
          </table:table-cell>
          <table:table-cell office:value-type="float" office:value="1093.91" calcext:value-type="float">
            <text:p>1093.91</text:p>
          </table:table-cell>
          <table:table-cell office:value-type="float" office:value="0" calcext:value-type="float">
            <text:p>0</text:p>
          </table:table-cell>
          <table:table-cell office:value-type="float" office:value="-17.55374" calcext:value-type="float">
            <text:p>-17.55374</text:p>
          </table:table-cell>
          <table:table-cell office:value-type="float" office:value="0.6262688" calcext:value-type="float">
            <text:p>0.6262688</text:p>
          </table:table-cell>
          <table:table-cell office:value-type="float" office:value="0.8992618" calcext:value-type="float">
            <text:p>0.8992618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407" calcext:value-type="float">
            <text:p>2.498407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01" calcext:value-type="float">
            <text:p>-0.01153801</text:p>
          </table:table-cell>
          <table:table-cell office:value-type="float" office:value="-0.02772343" calcext:value-type="float">
            <text:p>-0.02772343</text:p>
          </table:table-cell>
          <table:table-cell office:value-type="float" office:value="0.004623545" calcext:value-type="float">
            <text:p>0.004623545</text:p>
          </table:table-cell>
          <table:table-cell office:value-type="float" office:value="0.001399084" calcext:value-type="float">
            <text:p>0.001399084</text:p>
          </table:table-cell>
          <table:table-cell office:value-type="float" office:value="12.45412" calcext:value-type="float">
            <text:p>12.45412</text:p>
          </table:table-cell>
          <table:table-cell office:value-type="float" office:value="0.1024169" calcext:value-type="float">
            <text:p>0.1024169</text:p>
          </table:table-cell>
          <table:table-cell office:value-type="float" office:value="0.05685786" calcext:value-type="float">
            <text:p>0.05685786</text:p>
          </table:table-cell>
          <table:table-cell office:value-type="float" office:value="0.05107369" calcext:value-type="float">
            <text:p>0.05107369</text:p>
          </table:table-cell>
          <table:table-cell office:value-type="float" office:value="0.03510871" calcext:value-type="float">
            <text:p>0.03510871</text:p>
          </table:table-cell>
          <table:table-cell office:value-type="float" office:value="0.03753123" calcext:value-type="float">
            <text:p>0.03753123</text:p>
          </table:table-cell>
          <table:table-cell office:value-type="float" office:value="0.01070909" calcext:value-type="float">
            <text:p>0.01070909</text:p>
          </table:table-cell>
          <table:table-cell office:value-type="float" office:value="0.006017738" calcext:value-type="float">
            <text:p>0.006017738</text:p>
          </table:table-cell>
          <table:table-cell office:value-type="float" office:value="0.01809892" calcext:value-type="float">
            <text:p>0.01809892</text:p>
          </table:table-cell>
          <table:table-cell office:value-type="float" office:value="0.01849744" calcext:value-type="float">
            <text:p>0.01849744</text:p>
          </table:table-cell>
          <table:table-cell office:value-type="float" office:value="0.01727961" calcext:value-type="float">
            <text:p>0.01727961</text:p>
          </table:table-cell>
          <table:table-cell office:value-type="float" office:value="0.01665093" calcext:value-type="float">
            <text:p>0.01665093</text:p>
          </table:table-cell>
          <table:table-cell office:value-type="float" office:value="0.02007966" calcext:value-type="float">
            <text:p>0.02007966</text:p>
          </table:table-cell>
          <table:table-cell office:value-type="float" office:value="0.004916988" calcext:value-type="float">
            <text:p>0.004916988</text:p>
          </table:table-cell>
          <table:table-cell office:value-type="float" office:value="0.004153775" calcext:value-type="float">
            <text:p>0.004153775</text:p>
          </table:table-cell>
          <table:table-cell office:value-type="float" office:value="0" calcext:value-type="float">
            <text:p>0</text:p>
          </table:table-cell>
          <table:table-cell office:value-type="float" office:value="0.9390174" calcext:value-type="float">
            <text:p>0.9390174</text:p>
          </table:table-cell>
          <table:table-cell office:value-type="float" office:value="0.02017024" calcext:value-type="float">
            <text:p>0.02017024</text:p>
          </table:table-cell>
          <table:table-cell office:value-type="float" office:value="0.02172519" calcext:value-type="float">
            <text:p>0.02172519</text:p>
          </table:table-cell>
          <table:table-cell office:value-type="float" office:value="0.01988292" calcext:value-type="float">
            <text:p>0.01988292</text:p>
          </table:table-cell>
          <table:table-cell office:value-type="float" office:value="0.02162408" calcext:value-type="float">
            <text:p>0.02162408</text:p>
          </table:table-cell>
          <table:table-cell office:value-type="float" office:value="0.008578365" calcext:value-type="float">
            <text:p>0.008578365</text:p>
          </table:table-cell>
          <table:table-cell office:value-type="float" office:value="0.008755655" calcext:value-type="float">
            <text:p>0.008755655</text:p>
          </table:table-cell>
          <table:table-cell office:value-type="float" office:value="0.01521628" calcext:value-type="float">
            <text:p>0.01521628</text:p>
          </table:table-cell>
          <table:table-cell office:value-type="float" office:value="0.1001224" calcext:value-type="float">
            <text:p>0.1001224</text:p>
          </table:table-cell>
          <table:table-cell office:value-type="float" office:value="0.06081245" calcext:value-type="float">
            <text:p>0.06081245</text:p>
          </table:table-cell>
          <table:table-cell office:value-type="float" office:value="0.01874304" calcext:value-type="float">
            <text:p>0.01874304</text:p>
          </table:table-cell>
          <table:table-cell office:value-type="float" office:value="0.4136697" calcext:value-type="float">
            <text:p>0.4136697</text:p>
          </table:table-cell>
          <table:table-cell office:value-type="float" office:value="0.3365348" calcext:value-type="float">
            <text:p>0.3365348</text:p>
          </table:table-cell>
          <table:table-cell office:value-type="float" office:value="0.3479272" calcext:value-type="float">
            <text:p>0.3479272</text:p>
          </table:table-cell>
          <table:table-cell office:value-type="float" office:value="0" calcext:value-type="float">
            <text:p>0</text:p>
          </table:table-cell>
          <table:table-cell office:value-type="float" office:value="471.9395" calcext:value-type="float">
            <text:p>471.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07626" calcext:value-type="float">
            <text:p>5.707626</text:p>
          </table:table-cell>
          <table:table-cell office:value-type="float" office:value="0" calcext:value-type="float">
            <text:p>0</text:p>
          </table:table-cell>
          <table:table-cell office:value-type="float" office:value="-0.02391682" calcext:value-type="float">
            <text:p>-0.0239168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27.57035" calcext:value-type="float">
            <text:p>27.57035</text:p>
          </table:table-cell>
          <table:table-cell office:value-type="float" office:value="1093.89" calcext:value-type="float">
            <text:p>1093.89</text:p>
          </table:table-cell>
          <table:table-cell office:value-type="float" office:value="0" calcext:value-type="float">
            <text:p>0</text:p>
          </table:table-cell>
          <table:table-cell office:value-type="float" office:value="-17.89901" calcext:value-type="float">
            <text:p>-17.89901</text:p>
          </table:table-cell>
          <table:table-cell office:value-type="float" office:value="0.593966" calcext:value-type="float">
            <text:p>0.593966</text:p>
          </table:table-cell>
          <table:table-cell office:value-type="float" office:value="0.8852785" calcext:value-type="float">
            <text:p>0.8852785</text:p>
          </table:table-cell>
          <table:table-cell office:value-type="float" office:value="0.02542032" calcext:value-type="float">
            <text:p>0.02542032</text:p>
          </table:table-cell>
          <table:table-cell office:value-type="float" office:value="0.0000249861" calcext:value-type="float">
            <text:p>2.49861E-05</text:p>
          </table:table-cell>
          <table:table-cell office:value-type="float" office:value="0.2129585" calcext:value-type="float">
            <text:p>0.2129585</text:p>
          </table:table-cell>
          <table:table-cell office:value-type="float" office:value="-0.011538" calcext:value-type="float">
            <text:p>-0.011538</text:p>
          </table:table-cell>
          <table:table-cell office:value-type="float" office:value="-0.02846493" calcext:value-type="float">
            <text:p>-0.02846493</text:p>
          </table:table-cell>
          <table:table-cell office:value-type="float" office:value="0.004650214" calcext:value-type="float">
            <text:p>0.004650214</text:p>
          </table:table-cell>
          <table:table-cell office:value-type="float" office:value="0.00142351" calcext:value-type="float">
            <text:p>0.00142351</text:p>
          </table:table-cell>
          <table:table-cell office:value-type="float" office:value="12.46237" calcext:value-type="float">
            <text:p>12.46237</text:p>
          </table:table-cell>
          <table:table-cell office:value-type="float" office:value="0.369213" calcext:value-type="float">
            <text:p>0.369213</text:p>
          </table:table-cell>
          <table:table-cell office:value-type="float" office:value="0.05813038" calcext:value-type="float">
            <text:p>0.05813038</text:p>
          </table:table-cell>
          <table:table-cell office:value-type="float" office:value="0.05084538" calcext:value-type="float">
            <text:p>0.05084538</text:p>
          </table:table-cell>
          <table:table-cell office:value-type="float" office:value="0.03480532" calcext:value-type="float">
            <text:p>0.03480532</text:p>
          </table:table-cell>
          <table:table-cell office:value-type="float" office:value="0.03716376" calcext:value-type="float">
            <text:p>0.03716376</text:p>
          </table:table-cell>
          <table:table-cell office:value-type="float" office:value="0.0106227" calcext:value-type="float">
            <text:p>0.0106227</text:p>
          </table:table-cell>
          <table:table-cell office:value-type="float" office:value="0.005969227" calcext:value-type="float">
            <text:p>0.005969227</text:p>
          </table:table-cell>
          <table:table-cell office:value-type="float" office:value="0.01788216" calcext:value-type="float">
            <text:p>0.01788216</text:p>
          </table:table-cell>
          <table:table-cell office:value-type="float" office:value="0.0184119" calcext:value-type="float">
            <text:p>0.0184119</text:p>
          </table:table-cell>
          <table:table-cell office:value-type="float" office:value="0.01724012" calcext:value-type="float">
            <text:p>0.01724012</text:p>
          </table:table-cell>
          <table:table-cell office:value-type="float" office:value="0.0166754" calcext:value-type="float">
            <text:p>0.0166754</text:p>
          </table:table-cell>
          <table:table-cell office:value-type="float" office:value="0.02002446" calcext:value-type="float">
            <text:p>0.02002446</text:p>
          </table:table-cell>
          <table:table-cell office:value-type="float" office:value="0.004913823" calcext:value-type="float">
            <text:p>0.004913823</text:p>
          </table:table-cell>
          <table:table-cell office:value-type="float" office:value="0.004152358" calcext:value-type="float">
            <text:p>0.004152358</text:p>
          </table:table-cell>
          <table:table-cell office:value-type="float" office:value="0" calcext:value-type="float">
            <text:p>0</text:p>
          </table:table-cell>
          <table:table-cell office:value-type="float" office:value="9.453489" calcext:value-type="float">
            <text:p>9.453489</text:p>
          </table:table-cell>
          <table:table-cell office:value-type="float" office:value="0.06503412" calcext:value-type="float">
            <text:p>0.06503412</text:p>
          </table:table-cell>
          <table:table-cell office:value-type="float" office:value="0.02146139" calcext:value-type="float">
            <text:p>0.02146139</text:p>
          </table:table-cell>
          <table:table-cell office:value-type="float" office:value="0.01959738" calcext:value-type="float">
            <text:p>0.01959738</text:p>
          </table:table-cell>
          <table:table-cell office:value-type="float" office:value="0.02128935" calcext:value-type="float">
            <text:p>0.02128935</text:p>
          </table:table-cell>
          <table:table-cell office:value-type="float" office:value="0.008464384" calcext:value-type="float">
            <text:p>0.008464384</text:p>
          </table:table-cell>
          <table:table-cell office:value-type="float" office:value="0.008650127" calcext:value-type="float">
            <text:p>0.008650127</text:p>
          </table:table-cell>
          <table:table-cell office:value-type="float" office:value="0.01473982" calcext:value-type="float">
            <text:p>0.01473982</text:p>
          </table:table-cell>
          <table:table-cell office:value-type="float" office:value="0.05987714" calcext:value-type="float">
            <text:p>0.05987714</text:p>
          </table:table-cell>
          <table:table-cell office:value-type="float" office:value="0.05644443" calcext:value-type="float">
            <text:p>0.05644443</text:p>
          </table:table-cell>
          <table:table-cell office:value-type="float" office:value="0.01864443" calcext:value-type="float">
            <text:p>0.01864443</text:p>
          </table:table-cell>
          <table:table-cell office:value-type="float" office:value="0.4058406" calcext:value-type="float">
            <text:p>0.4058406</text:p>
          </table:table-cell>
          <table:table-cell office:value-type="float" office:value="0.3361879" calcext:value-type="float">
            <text:p>0.3361879</text:p>
          </table:table-cell>
          <table:table-cell office:value-type="float" office:value="0.3479344" calcext:value-type="float">
            <text:p>0.3479344</text:p>
          </table:table-cell>
          <table:table-cell office:value-type="float" office:value="0" calcext:value-type="float">
            <text:p>0</text:p>
          </table:table-cell>
          <table:table-cell office:value-type="float" office:value="443.4674" calcext:value-type="float">
            <text:p>443.4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57248" calcext:value-type="float">
            <text:p>5.757248</text:p>
          </table:table-cell>
          <table:table-cell office:value-type="float" office:value="0" calcext:value-type="float">
            <text:p>0</text:p>
          </table:table-cell>
          <table:table-cell office:value-type="float" office:value="-0.02398665" calcext:value-type="float">
            <text:p>-0.023986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27.59544" calcext:value-type="float">
            <text:p>27.59544</text:p>
          </table:table-cell>
          <table:table-cell office:value-type="float" office:value="1093.888" calcext:value-type="float">
            <text:p>1093.888</text:p>
          </table:table-cell>
          <table:table-cell office:value-type="float" office:value="0" calcext:value-type="float">
            <text:p>0</text:p>
          </table:table-cell>
          <table:table-cell office:value-type="float" office:value="-18.26279" calcext:value-type="float">
            <text:p>-18.26279</text:p>
          </table:table-cell>
          <table:table-cell office:value-type="float" office:value="0.4946483" calcext:value-type="float">
            <text:p>0.4946483</text:p>
          </table:table-cell>
          <table:table-cell office:value-type="float" office:value="0.7918714" calcext:value-type="float">
            <text:p>0.7918714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368163" calcext:value-type="float">
            <text:p>3.368163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7921" calcext:value-type="float">
            <text:p>-0.01127921</text:p>
          </table:table-cell>
          <table:table-cell office:value-type="float" office:value="-0.03193589" calcext:value-type="float">
            <text:p>-0.03193589</text:p>
          </table:table-cell>
          <table:table-cell office:value-type="float" office:value="0.004661128" calcext:value-type="float">
            <text:p>0.004661128</text:p>
          </table:table-cell>
          <table:table-cell office:value-type="float" office:value="0.001521425" calcext:value-type="float">
            <text:p>0.001521425</text:p>
          </table:table-cell>
          <table:table-cell office:value-type="float" office:value="12.58063" calcext:value-type="float">
            <text:p>12.58063</text:p>
          </table:table-cell>
          <table:table-cell office:value-type="float" office:value="0.160009" calcext:value-type="float">
            <text:p>0.160009</text:p>
          </table:table-cell>
          <table:table-cell office:value-type="float" office:value="0.1330098" calcext:value-type="float">
            <text:p>0.1330098</text:p>
          </table:table-cell>
          <table:table-cell office:value-type="float" office:value="0.05247395" calcext:value-type="float">
            <text:p>0.05247395</text:p>
          </table:table-cell>
          <table:table-cell office:value-type="float" office:value="0.0346414" calcext:value-type="float">
            <text:p>0.0346414</text:p>
          </table:table-cell>
          <table:table-cell office:value-type="float" office:value="0.03748035" calcext:value-type="float">
            <text:p>0.03748035</text:p>
          </table:table-cell>
          <table:table-cell office:value-type="float" office:value="0.01065783" calcext:value-type="float">
            <text:p>0.01065783</text:p>
          </table:table-cell>
          <table:table-cell office:value-type="float" office:value="0.006369258" calcext:value-type="float">
            <text:p>0.006369258</text:p>
          </table:table-cell>
          <table:table-cell office:value-type="float" office:value="0.01769033" calcext:value-type="float">
            <text:p>0.01769033</text:p>
          </table:table-cell>
          <table:table-cell office:value-type="float" office:value="0.01830938" calcext:value-type="float">
            <text:p>0.01830938</text:p>
          </table:table-cell>
          <table:table-cell office:value-type="float" office:value="0.01719453" calcext:value-type="float">
            <text:p>0.01719453</text:p>
          </table:table-cell>
          <table:table-cell office:value-type="float" office:value="0.01670128" calcext:value-type="float">
            <text:p>0.01670128</text:p>
          </table:table-cell>
          <table:table-cell office:value-type="float" office:value="0.01997364" calcext:value-type="float">
            <text:p>0.01997364</text:p>
          </table:table-cell>
          <table:table-cell office:value-type="float" office:value="0.004910612" calcext:value-type="float">
            <text:p>0.004910612</text:p>
          </table:table-cell>
          <table:table-cell office:value-type="float" office:value="0.004150938" calcext:value-type="float">
            <text:p>0.004150938</text:p>
          </table:table-cell>
          <table:table-cell office:value-type="float" office:value="0" calcext:value-type="float">
            <text:p>0</text:p>
          </table:table-cell>
          <table:table-cell office:value-type="float" office:value="0.7396186" calcext:value-type="float">
            <text:p>0.7396186</text:p>
          </table:table-cell>
          <table:table-cell office:value-type="float" office:value="1.162907" calcext:value-type="float">
            <text:p>1.162907</text:p>
          </table:table-cell>
          <table:table-cell office:value-type="float" office:value="0.02350128" calcext:value-type="float">
            <text:p>0.02350128</text:p>
          </table:table-cell>
          <table:table-cell office:value-type="float" office:value="0.01934738" calcext:value-type="float">
            <text:p>0.01934738</text:p>
          </table:table-cell>
          <table:table-cell office:value-type="float" office:value="0.02064024" calcext:value-type="float">
            <text:p>0.02064024</text:p>
          </table:table-cell>
          <table:table-cell office:value-type="float" office:value="0.008289132" calcext:value-type="float">
            <text:p>0.008289132</text:p>
          </table:table-cell>
          <table:table-cell office:value-type="float" office:value="0.01123442" calcext:value-type="float">
            <text:p>0.01123442</text:p>
          </table:table-cell>
          <table:table-cell office:value-type="float" office:value="0.01442829" calcext:value-type="float">
            <text:p>0.01442829</text:p>
          </table:table-cell>
          <table:table-cell office:value-type="float" office:value="0.03640236" calcext:value-type="float">
            <text:p>0.03640236</text:p>
          </table:table-cell>
          <table:table-cell office:value-type="float" office:value="0.05411918" calcext:value-type="float">
            <text:p>0.05411918</text:p>
          </table:table-cell>
          <table:table-cell office:value-type="float" office:value="0.01858086" calcext:value-type="float">
            <text:p>0.01858086</text:p>
          </table:table-cell>
          <table:table-cell office:value-type="float" office:value="0.3977384" calcext:value-type="float">
            <text:p>0.3977384</text:p>
          </table:table-cell>
          <table:table-cell office:value-type="float" office:value="0.3358291" calcext:value-type="float">
            <text:p>0.3358291</text:p>
          </table:table-cell>
          <table:table-cell office:value-type="float" office:value="0.3479415" calcext:value-type="float">
            <text:p>0.3479415</text:p>
          </table:table-cell>
          <table:table-cell office:value-type="float" office:value="0" calcext:value-type="float">
            <text:p>0</text:p>
          </table:table-cell>
          <table:table-cell office:value-type="float" office:value="360.9683" calcext:value-type="float">
            <text:p>360.9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4431" calcext:value-type="float">
            <text:p>5.764431</text:p>
          </table:table-cell>
          <table:table-cell office:value-type="float" office:value="0" calcext:value-type="float">
            <text:p>0</text:p>
          </table:table-cell>
          <table:table-cell office:value-type="float" office:value="-0.05998681" calcext:value-type="float">
            <text:p>-0.059986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27.61804" calcext:value-type="float">
            <text:p>27.61804</text:p>
          </table:table-cell>
          <table:table-cell office:value-type="float" office:value="1093.887" calcext:value-type="float">
            <text:p>1093.887</text:p>
          </table:table-cell>
          <table:table-cell office:value-type="float" office:value="0" calcext:value-type="float">
            <text:p>0</text:p>
          </table:table-cell>
          <table:table-cell office:value-type="float" office:value="-18.64558" calcext:value-type="float">
            <text:p>-18.64558</text:p>
          </table:table-cell>
          <table:table-cell office:value-type="float" office:value="0.4181077" calcext:value-type="float">
            <text:p>0.4181077</text:p>
          </table:table-cell>
          <table:table-cell office:value-type="float" office:value="0.7484558" calcext:value-type="float">
            <text:p>0.7484558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368163" calcext:value-type="float">
            <text:p>3.368163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7921" calcext:value-type="float">
            <text:p>-0.01127921</text:p>
          </table:table-cell>
          <table:table-cell office:value-type="float" office:value="-0.03453756" calcext:value-type="float">
            <text:p>-0.03453756</text:p>
          </table:table-cell>
          <table:table-cell office:value-type="float" office:value="0.004676841" calcext:value-type="float">
            <text:p>0.004676841</text:p>
          </table:table-cell>
          <table:table-cell office:value-type="float" office:value="0.001619101" calcext:value-type="float">
            <text:p>0.001619101</text:p>
          </table:table-cell>
          <table:table-cell office:value-type="float" office:value="12.70326" calcext:value-type="float">
            <text:p>12.70326</text:p>
          </table:table-cell>
          <table:table-cell office:value-type="float" office:value="0.1066861" calcext:value-type="float">
            <text:p>0.1066861</text:p>
          </table:table-cell>
          <table:table-cell office:value-type="float" office:value="0.08712685" calcext:value-type="float">
            <text:p>0.08712685</text:p>
          </table:table-cell>
          <table:table-cell office:value-type="float" office:value="0.05202147" calcext:value-type="float">
            <text:p>0.05202147</text:p>
          </table:table-cell>
          <table:table-cell office:value-type="float" office:value="0.03432276" calcext:value-type="float">
            <text:p>0.03432276</text:p>
          </table:table-cell>
          <table:table-cell office:value-type="float" office:value="0.03716724" calcext:value-type="float">
            <text:p>0.03716724</text:p>
          </table:table-cell>
          <table:table-cell office:value-type="float" office:value="0.01061897" calcext:value-type="float">
            <text:p>0.01061897</text:p>
          </table:table-cell>
          <table:table-cell office:value-type="float" office:value="0.00634099" calcext:value-type="float">
            <text:p>0.00634099</text:p>
          </table:table-cell>
          <table:table-cell office:value-type="float" office:value="0.01752553" calcext:value-type="float">
            <text:p>0.01752553</text:p>
          </table:table-cell>
          <table:table-cell office:value-type="float" office:value="0.01818027" calcext:value-type="float">
            <text:p>0.01818027</text:p>
          </table:table-cell>
          <table:table-cell office:value-type="float" office:value="0.01713944" calcext:value-type="float">
            <text:p>0.01713944</text:p>
          </table:table-cell>
          <table:table-cell office:value-type="float" office:value="0.01672903" calcext:value-type="float">
            <text:p>0.01672903</text:p>
          </table:table-cell>
          <table:table-cell office:value-type="float" office:value="0.01992679" calcext:value-type="float">
            <text:p>0.01992679</text:p>
          </table:table-cell>
          <table:table-cell office:value-type="float" office:value="0.004907371" calcext:value-type="float">
            <text:p>0.004907371</text:p>
          </table:table-cell>
          <table:table-cell office:value-type="float" office:value="0.004149518" calcext:value-type="float">
            <text:p>0.004149518</text:p>
          </table:table-cell>
          <table:table-cell office:value-type="float" office:value="0" calcext:value-type="float">
            <text:p>0</text:p>
          </table:table-cell>
          <table:table-cell office:value-type="float" office:value="0.09142352" calcext:value-type="float">
            <text:p>0.09142352</text:p>
          </table:table-cell>
          <table:table-cell office:value-type="float" office:value="0.03546269" calcext:value-type="float">
            <text:p>0.03546269</text:p>
          </table:table-cell>
          <table:table-cell office:value-type="float" office:value="0.02086022" calcext:value-type="float">
            <text:p>0.02086022</text:p>
          </table:table-cell>
          <table:table-cell office:value-type="float" office:value="0.01889312" calcext:value-type="float">
            <text:p>0.01889312</text:p>
          </table:table-cell>
          <table:table-cell office:value-type="float" office:value="0.02033934" calcext:value-type="float">
            <text:p>0.02033934</text:p>
          </table:table-cell>
          <table:table-cell office:value-type="float" office:value="0.008149636" calcext:value-type="float">
            <text:p>0.008149636</text:p>
          </table:table-cell>
          <table:table-cell office:value-type="float" office:value="0.01058395" calcext:value-type="float">
            <text:p>0.01058395</text:p>
          </table:table-cell>
          <table:table-cell office:value-type="float" office:value="0.0141866" calcext:value-type="float">
            <text:p>0.0141866</text:p>
          </table:table-cell>
          <table:table-cell office:value-type="float" office:value="0.02630712" calcext:value-type="float">
            <text:p>0.02630712</text:p>
          </table:table-cell>
          <table:table-cell office:value-type="float" office:value="0.05284321" calcext:value-type="float">
            <text:p>0.05284321</text:p>
          </table:table-cell>
          <table:table-cell office:value-type="float" office:value="0.01852869" calcext:value-type="float">
            <text:p>0.01852869</text:p>
          </table:table-cell>
          <table:table-cell office:value-type="float" office:value="0.389299" calcext:value-type="float">
            <text:p>0.389299</text:p>
          </table:table-cell>
          <table:table-cell office:value-type="float" office:value="0.3354671" calcext:value-type="float">
            <text:p>0.3354671</text:p>
          </table:table-cell>
          <table:table-cell office:value-type="float" office:value="0.3479486" calcext:value-type="float">
            <text:p>0.3479486</text:p>
          </table:table-cell>
          <table:table-cell office:value-type="float" office:value="0" calcext:value-type="float">
            <text:p>0</text:p>
          </table:table-cell>
          <table:table-cell office:value-type="float" office:value="299.9748" calcext:value-type="float">
            <text:p>299.9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73921" calcext:value-type="float">
            <text:p>5.773921</text:p>
          </table:table-cell>
          <table:table-cell office:value-type="float" office:value="0" calcext:value-type="float">
            <text:p>0</text:p>
          </table:table-cell>
          <table:table-cell office:value-type="float" office:value="-0.06473323" calcext:value-type="float">
            <text:p>-0.064733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27.62959" calcext:value-type="float">
            <text:p>27.62959</text:p>
          </table:table-cell>
          <table:table-cell office:value-type="float" office:value="1093.885" calcext:value-type="float">
            <text:p>1093.885</text:p>
          </table:table-cell>
          <table:table-cell office:value-type="float" office:value="0" calcext:value-type="float">
            <text:p>0</text:p>
          </table:table-cell>
          <table:table-cell office:value-type="float" office:value="-18.98023" calcext:value-type="float">
            <text:p>-18.98023</text:p>
          </table:table-cell>
          <table:table-cell office:value-type="float" office:value="0.3678367" calcext:value-type="float">
            <text:p>0.3678367</text:p>
          </table:table-cell>
          <table:table-cell office:value-type="float" office:value="0.7417892" calcext:value-type="float">
            <text:p>0.7417892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368163" calcext:value-type="float">
            <text:p>3.368163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7921" calcext:value-type="float">
            <text:p>-0.01127921</text:p>
          </table:table-cell>
          <table:table-cell office:value-type="float" office:value="-0.03627191" calcext:value-type="float">
            <text:p>-0.03627191</text:p>
          </table:table-cell>
          <table:table-cell office:value-type="float" office:value="0.004696542" calcext:value-type="float">
            <text:p>0.004696542</text:p>
          </table:table-cell>
          <table:table-cell office:value-type="float" office:value="0.001711165" calcext:value-type="float">
            <text:p>0.001711165</text:p>
          </table:table-cell>
          <table:table-cell office:value-type="float" office:value="12.79648" calcext:value-type="float">
            <text:p>12.79648</text:p>
          </table:table-cell>
          <table:table-cell office:value-type="float" office:value="0.08651781" calcext:value-type="float">
            <text:p>0.08651781</text:p>
          </table:table-cell>
          <table:table-cell office:value-type="float" office:value="0.07421726" calcext:value-type="float">
            <text:p>0.07421726</text:p>
          </table:table-cell>
          <table:table-cell office:value-type="float" office:value="0.05210824" calcext:value-type="float">
            <text:p>0.05210824</text:p>
          </table:table-cell>
          <table:table-cell office:value-type="float" office:value="0.0343438" calcext:value-type="float">
            <text:p>0.0343438</text:p>
          </table:table-cell>
          <table:table-cell office:value-type="float" office:value="0.03698642" calcext:value-type="float">
            <text:p>0.03698642</text:p>
          </table:table-cell>
          <table:table-cell office:value-type="float" office:value="0.01053995" calcext:value-type="float">
            <text:p>0.01053995</text:p>
          </table:table-cell>
          <table:table-cell office:value-type="float" office:value="0.00626302" calcext:value-type="float">
            <text:p>0.00626302</text:p>
          </table:table-cell>
          <table:table-cell office:value-type="float" office:value="0.01737469" calcext:value-type="float">
            <text:p>0.01737469</text:p>
          </table:table-cell>
          <table:table-cell office:value-type="float" office:value="0.01803549" calcext:value-type="float">
            <text:p>0.01803549</text:p>
          </table:table-cell>
          <table:table-cell office:value-type="float" office:value="0.01708435" calcext:value-type="float">
            <text:p>0.01708435</text:p>
          </table:table-cell>
          <table:table-cell office:value-type="float" office:value="0.01675558" calcext:value-type="float">
            <text:p>0.01675558</text:p>
          </table:table-cell>
          <table:table-cell office:value-type="float" office:value="0.01987893" calcext:value-type="float">
            <text:p>0.01987893</text:p>
          </table:table-cell>
          <table:table-cell office:value-type="float" office:value="0.00490409" calcext:value-type="float">
            <text:p>0.00490409</text:p>
          </table:table-cell>
          <table:table-cell office:value-type="float" office:value="0.004148098" calcext:value-type="float">
            <text:p>0.004148098</text:p>
          </table:table-cell>
          <table:table-cell office:value-type="float" office:value="0" calcext:value-type="float">
            <text:p>0</text:p>
          </table:table-cell>
          <table:table-cell office:value-type="float" office:value="0.0811021" calcext:value-type="float">
            <text:p>0.0811021</text:p>
          </table:table-cell>
          <table:table-cell office:value-type="float" office:value="0.02167472" calcext:value-type="float">
            <text:p>0.02167472</text:p>
          </table:table-cell>
          <table:table-cell office:value-type="float" office:value="0.02036439" calcext:value-type="float">
            <text:p>0.02036439</text:p>
          </table:table-cell>
          <table:table-cell office:value-type="float" office:value="0.01850356" calcext:value-type="float">
            <text:p>0.01850356</text:p>
          </table:table-cell>
          <table:table-cell office:value-type="float" office:value="0.02007409" calcext:value-type="float">
            <text:p>0.02007409</text:p>
          </table:table-cell>
          <table:table-cell office:value-type="float" office:value="0.008133712" calcext:value-type="float">
            <text:p>0.008133712</text:p>
          </table:table-cell>
          <table:table-cell office:value-type="float" office:value="0.01017345" calcext:value-type="float">
            <text:p>0.01017345</text:p>
          </table:table-cell>
          <table:table-cell office:value-type="float" office:value="0.01398266" calcext:value-type="float">
            <text:p>0.01398266</text:p>
          </table:table-cell>
          <table:table-cell office:value-type="float" office:value="0.02321792" calcext:value-type="float">
            <text:p>0.02321792</text:p>
          </table:table-cell>
          <table:table-cell office:value-type="float" office:value="0.05214468" calcext:value-type="float">
            <text:p>0.05214468</text:p>
          </table:table-cell>
          <table:table-cell office:value-type="float" office:value="0.01849107" calcext:value-type="float">
            <text:p>0.01849107</text:p>
          </table:table-cell>
          <table:table-cell office:value-type="float" office:value="0.3793848" calcext:value-type="float">
            <text:p>0.3793848</text:p>
          </table:table-cell>
          <table:table-cell office:value-type="float" office:value="0.3350974" calcext:value-type="float">
            <text:p>0.3350974</text:p>
          </table:table-cell>
          <table:table-cell office:value-type="float" office:value="0.3479557" calcext:value-type="float">
            <text:p>0.3479557</text:p>
          </table:table-cell>
          <table:table-cell office:value-type="float" office:value="0" calcext:value-type="float">
            <text:p>0</text:p>
          </table:table-cell>
          <table:table-cell office:value-type="float" office:value="259.301" calcext:value-type="float">
            <text:p>259.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94364" calcext:value-type="float">
            <text:p>5.794364</text:p>
          </table:table-cell>
          <table:table-cell office:value-type="float" office:value="0" calcext:value-type="float">
            <text:p>0</text:p>
          </table:table-cell>
          <table:table-cell office:value-type="float" office:value="-0.06485047" calcext:value-type="float">
            <text:p>-0.064850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27.61669" calcext:value-type="float">
            <text:p>27.61669</text:p>
          </table:table-cell>
          <table:table-cell office:value-type="float" office:value="1093.876" calcext:value-type="float">
            <text:p>1093.876</text:p>
          </table:table-cell>
          <table:table-cell office:value-type="float" office:value="0" calcext:value-type="float">
            <text:p>0</text:p>
          </table:table-cell>
          <table:table-cell office:value-type="float" office:value="-19.3138" calcext:value-type="float">
            <text:p>-19.3138</text:p>
          </table:table-cell>
          <table:table-cell office:value-type="float" office:value="0.3436854" calcext:value-type="float">
            <text:p>0.3436854</text:p>
          </table:table-cell>
          <table:table-cell office:value-type="float" office:value="0.7376705" calcext:value-type="float">
            <text:p>0.7376705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368163" calcext:value-type="float">
            <text:p>3.368163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7921" calcext:value-type="float">
            <text:p>-0.01127921</text:p>
          </table:table-cell>
          <table:table-cell office:value-type="float" office:value="-0.03772166" calcext:value-type="float">
            <text:p>-0.03772166</text:p>
          </table:table-cell>
          <table:table-cell office:value-type="float" office:value="0.004721803" calcext:value-type="float">
            <text:p>0.004721803</text:p>
          </table:table-cell>
          <table:table-cell office:value-type="float" office:value="0.001758695" calcext:value-type="float">
            <text:p>0.001758695</text:p>
          </table:table-cell>
          <table:table-cell office:value-type="float" office:value="12.82155" calcext:value-type="float">
            <text:p>12.82155</text:p>
          </table:table-cell>
          <table:table-cell office:value-type="float" office:value="0.08827102" calcext:value-type="float">
            <text:p>0.08827102</text:p>
          </table:table-cell>
          <table:table-cell office:value-type="float" office:value="0.07052799" calcext:value-type="float">
            <text:p>0.07052799</text:p>
          </table:table-cell>
          <table:table-cell office:value-type="float" office:value="0.05373828" calcext:value-type="float">
            <text:p>0.05373828</text:p>
          </table:table-cell>
          <table:table-cell office:value-type="float" office:value="0.03535842" calcext:value-type="float">
            <text:p>0.03535842</text:p>
          </table:table-cell>
          <table:table-cell office:value-type="float" office:value="0.03776112" calcext:value-type="float">
            <text:p>0.03776112</text:p>
          </table:table-cell>
          <table:table-cell office:value-type="float" office:value="0.01061392" calcext:value-type="float">
            <text:p>0.01061392</text:p>
          </table:table-cell>
          <table:table-cell office:value-type="float" office:value="0.00616776" calcext:value-type="float">
            <text:p>0.00616776</text:p>
          </table:table-cell>
          <table:table-cell office:value-type="float" office:value="0.01724015" calcext:value-type="float">
            <text:p>0.01724015</text:p>
          </table:table-cell>
          <table:table-cell office:value-type="float" office:value="0.01789218" calcext:value-type="float">
            <text:p>0.01789218</text:p>
          </table:table-cell>
          <table:table-cell office:value-type="float" office:value="0.01703396" calcext:value-type="float">
            <text:p>0.01703396</text:p>
          </table:table-cell>
          <table:table-cell office:value-type="float" office:value="0.01678185" calcext:value-type="float">
            <text:p>0.01678185</text:p>
          </table:table-cell>
          <table:table-cell office:value-type="float" office:value="0.01983235" calcext:value-type="float">
            <text:p>0.01983235</text:p>
          </table:table-cell>
          <table:table-cell office:value-type="float" office:value="0.004900841" calcext:value-type="float">
            <text:p>0.004900841</text:p>
          </table:table-cell>
          <table:table-cell office:value-type="float" office:value="0.004146663" calcext:value-type="float">
            <text:p>0.004146663</text:p>
          </table:table-cell>
          <table:table-cell office:value-type="float" office:value="0" calcext:value-type="float">
            <text:p>0</text:p>
          </table:table-cell>
          <table:table-cell office:value-type="float" office:value="0.07208747" calcext:value-type="float">
            <text:p>0.07208747</text:p>
          </table:table-cell>
          <table:table-cell office:value-type="float" office:value="0.01746931" calcext:value-type="float">
            <text:p>0.01746931</text:p>
          </table:table-cell>
          <table:table-cell office:value-type="float" office:value="0.01987212" calcext:value-type="float">
            <text:p>0.01987212</text:p>
          </table:table-cell>
          <table:table-cell office:value-type="float" office:value="0.01809368" calcext:value-type="float">
            <text:p>0.01809368</text:p>
          </table:table-cell>
          <table:table-cell office:value-type="float" office:value="0.01973973" calcext:value-type="float">
            <text:p>0.01973973</text:p>
          </table:table-cell>
          <table:table-cell office:value-type="float" office:value="0.007963898" calcext:value-type="float">
            <text:p>0.007963898</text:p>
          </table:table-cell>
          <table:table-cell office:value-type="float" office:value="0.009768385" calcext:value-type="float">
            <text:p>0.009768385</text:p>
          </table:table-cell>
          <table:table-cell office:value-type="float" office:value="0.0138221" calcext:value-type="float">
            <text:p>0.0138221</text:p>
          </table:table-cell>
          <table:table-cell office:value-type="float" office:value="0.02230825" calcext:value-type="float">
            <text:p>0.02230825</text:p>
          </table:table-cell>
          <table:table-cell office:value-type="float" office:value="0.05179602" calcext:value-type="float">
            <text:p>0.05179602</text:p>
          </table:table-cell>
          <table:table-cell office:value-type="float" office:value="0.01845466" calcext:value-type="float">
            <text:p>0.01845466</text:p>
          </table:table-cell>
          <table:table-cell office:value-type="float" office:value="0.3683787" calcext:value-type="float">
            <text:p>0.3683787</text:p>
          </table:table-cell>
          <table:table-cell office:value-type="float" office:value="0.3347804" calcext:value-type="float">
            <text:p>0.3347804</text:p>
          </table:table-cell>
          <table:table-cell office:value-type="float" office:value="0.3479628" calcext:value-type="float">
            <text:p>0.3479628</text:p>
          </table:table-cell>
          <table:table-cell office:value-type="float" office:value="0" calcext:value-type="float">
            <text:p>0</text:p>
          </table:table-cell>
          <table:table-cell office:value-type="float" office:value="239.6388" calcext:value-type="float">
            <text:p>239.6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46004" calcext:value-type="float">
            <text:p>5.846004</text:p>
          </table:table-cell>
          <table:table-cell office:value-type="float" office:value="0" calcext:value-type="float">
            <text:p>0</text:p>
          </table:table-cell>
          <table:table-cell office:value-type="float" office:value="-0.06494866" calcext:value-type="float">
            <text:p>-0.0649486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27.54378" calcext:value-type="float">
            <text:p>27.54378</text:p>
          </table:table-cell>
          <table:table-cell office:value-type="float" office:value="1093.861" calcext:value-type="float">
            <text:p>1093.861</text:p>
          </table:table-cell>
          <table:table-cell office:value-type="float" office:value="0" calcext:value-type="float">
            <text:p>0</text:p>
          </table:table-cell>
          <table:table-cell office:value-type="float" office:value="-19.64383" calcext:value-type="float">
            <text:p>-19.64383</text:p>
          </table:table-cell>
          <table:table-cell office:value-type="float" office:value="0.3816116" calcext:value-type="float">
            <text:p>0.3816116</text:p>
          </table:table-cell>
          <table:table-cell office:value-type="float" office:value="0.7352197" calcext:value-type="float">
            <text:p>0.7352197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368163" calcext:value-type="float">
            <text:p>3.368163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7921" calcext:value-type="float">
            <text:p>-0.01127921</text:p>
          </table:table-cell>
          <table:table-cell office:value-type="float" office:value="-0.03806151" calcext:value-type="float">
            <text:p>-0.03806151</text:p>
          </table:table-cell>
          <table:table-cell office:value-type="float" office:value="0.004744641" calcext:value-type="float">
            <text:p>0.004744641</text:p>
          </table:table-cell>
          <table:table-cell office:value-type="float" office:value="0.001761342" calcext:value-type="float">
            <text:p>0.001761342</text:p>
          </table:table-cell>
          <table:table-cell office:value-type="float" office:value="12.69407" calcext:value-type="float">
            <text:p>12.69407</text:p>
          </table:table-cell>
          <table:table-cell office:value-type="float" office:value="0.09542106" calcext:value-type="float">
            <text:p>0.09542106</text:p>
          </table:table-cell>
          <table:table-cell office:value-type="float" office:value="0.06885644" calcext:value-type="float">
            <text:p>0.06885644</text:p>
          </table:table-cell>
          <table:table-cell office:value-type="float" office:value="0.05427701" calcext:value-type="float">
            <text:p>0.05427701</text:p>
          </table:table-cell>
          <table:table-cell office:value-type="float" office:value="0.03591232" calcext:value-type="float">
            <text:p>0.03591232</text:p>
          </table:table-cell>
          <table:table-cell office:value-type="float" office:value="0.03816712" calcext:value-type="float">
            <text:p>0.03816712</text:p>
          </table:table-cell>
          <table:table-cell office:value-type="float" office:value="0.01061074" calcext:value-type="float">
            <text:p>0.01061074</text:p>
          </table:table-cell>
          <table:table-cell office:value-type="float" office:value="0.006054359" calcext:value-type="float">
            <text:p>0.006054359</text:p>
          </table:table-cell>
          <table:table-cell office:value-type="float" office:value="0.01711563" calcext:value-type="float">
            <text:p>0.01711563</text:p>
          </table:table-cell>
          <table:table-cell office:value-type="float" office:value="0.01775331" calcext:value-type="float">
            <text:p>0.01775331</text:p>
          </table:table-cell>
          <table:table-cell office:value-type="float" office:value="0.01698785" calcext:value-type="float">
            <text:p>0.01698785</text:p>
          </table:table-cell>
          <table:table-cell office:value-type="float" office:value="0.01680881" calcext:value-type="float">
            <text:p>0.01680881</text:p>
          </table:table-cell>
          <table:table-cell office:value-type="float" office:value="0.01979015" calcext:value-type="float">
            <text:p>0.01979015</text:p>
          </table:table-cell>
          <table:table-cell office:value-type="float" office:value="0.004897582" calcext:value-type="float">
            <text:p>0.004897582</text:p>
          </table:table-cell>
          <table:table-cell office:value-type="float" office:value="0.004145206" calcext:value-type="float">
            <text:p>0.004145206</text:p>
          </table:table-cell>
          <table:table-cell office:value-type="float" office:value="0" calcext:value-type="float">
            <text:p>0</text:p>
          </table:table-cell>
          <table:table-cell office:value-type="float" office:value="0.06805306" calcext:value-type="float">
            <text:p>0.06805306</text:p>
          </table:table-cell>
          <table:table-cell office:value-type="float" office:value="0.01666811" calcext:value-type="float">
            <text:p>0.01666811</text:p>
          </table:table-cell>
          <table:table-cell office:value-type="float" office:value="0.01949325" calcext:value-type="float">
            <text:p>0.01949325</text:p>
          </table:table-cell>
          <table:table-cell office:value-type="float" office:value="0.01781896" calcext:value-type="float">
            <text:p>0.01781896</text:p>
          </table:table-cell>
          <table:table-cell office:value-type="float" office:value="0.01941869" calcext:value-type="float">
            <text:p>0.01941869</text:p>
          </table:table-cell>
          <table:table-cell office:value-type="float" office:value="0.007839905" calcext:value-type="float">
            <text:p>0.007839905</text:p>
          </table:table-cell>
          <table:table-cell office:value-type="float" office:value="0.009339066" calcext:value-type="float">
            <text:p>0.009339066</text:p>
          </table:table-cell>
          <table:table-cell office:value-type="float" office:value="0.01365974" calcext:value-type="float">
            <text:p>0.01365974</text:p>
          </table:table-cell>
          <table:table-cell office:value-type="float" office:value="0.02188555" calcext:value-type="float">
            <text:p>0.02188555</text:p>
          </table:table-cell>
          <table:table-cell office:value-type="float" office:value="0.05160708" calcext:value-type="float">
            <text:p>0.05160708</text:p>
          </table:table-cell>
          <table:table-cell office:value-type="float" office:value="0.01842628" calcext:value-type="float">
            <text:p>0.01842628</text:p>
          </table:table-cell>
          <table:table-cell office:value-type="float" office:value="0.3573675" calcext:value-type="float">
            <text:p>0.3573675</text:p>
          </table:table-cell>
          <table:table-cell office:value-type="float" office:value="0.334476" calcext:value-type="float">
            <text:p>0.334476</text:p>
          </table:table-cell>
          <table:table-cell office:value-type="float" office:value="0.3479699" calcext:value-type="float">
            <text:p>0.3479699</text:p>
          </table:table-cell>
          <table:table-cell office:value-type="float" office:value="0" calcext:value-type="float">
            <text:p>0</text:p>
          </table:table-cell>
          <table:table-cell office:value-type="float" office:value="271.9446" calcext:value-type="float">
            <text:p>271.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62514" calcext:value-type="float">
            <text:p>5.962514</text:p>
          </table:table-cell>
          <table:table-cell office:value-type="float" office:value="0" calcext:value-type="float">
            <text:p>0</text:p>
          </table:table-cell>
          <table:table-cell office:value-type="float" office:value="-0.06503165" calcext:value-type="float">
            <text:p>-0.065031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27.45069" calcext:value-type="float">
            <text:p>27.45069</text:p>
          </table:table-cell>
          <table:table-cell office:value-type="float" office:value="1093.844" calcext:value-type="float">
            <text:p>1093.844</text:p>
          </table:table-cell>
          <table:table-cell office:value-type="float" office:value="0" calcext:value-type="float">
            <text:p>0</text:p>
          </table:table-cell>
          <table:table-cell office:value-type="float" office:value="-19.97015" calcext:value-type="float">
            <text:p>-19.97015</text:p>
          </table:table-cell>
          <table:table-cell office:value-type="float" office:value="0.4454425" calcext:value-type="float">
            <text:p>0.4454425</text:p>
          </table:table-cell>
          <table:table-cell office:value-type="float" office:value="0.7261339" calcext:value-type="float">
            <text:p>0.7261339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368163" calcext:value-type="float">
            <text:p>3.368163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7921" calcext:value-type="float">
            <text:p>-0.01127921</text:p>
          </table:table-cell>
          <table:table-cell office:value-type="float" office:value="-0.0382319" calcext:value-type="float">
            <text:p>-0.0382319</text:p>
          </table:table-cell>
          <table:table-cell office:value-type="float" office:value="0.004762132" calcext:value-type="float">
            <text:p>0.004762132</text:p>
          </table:table-cell>
          <table:table-cell office:value-type="float" office:value="0.001762548" calcext:value-type="float">
            <text:p>0.001762548</text:p>
          </table:table-cell>
          <table:table-cell office:value-type="float" office:value="12.51815" calcext:value-type="float">
            <text:p>12.51815</text:p>
          </table:table-cell>
          <table:table-cell office:value-type="float" office:value="0.1099534" calcext:value-type="float">
            <text:p>0.1099534</text:p>
          </table:table-cell>
          <table:table-cell office:value-type="float" office:value="0.07025842" calcext:value-type="float">
            <text:p>0.07025842</text:p>
          </table:table-cell>
          <table:table-cell office:value-type="float" office:value="0.05618417" calcext:value-type="float">
            <text:p>0.05618417</text:p>
          </table:table-cell>
          <table:table-cell office:value-type="float" office:value="0.03721282" calcext:value-type="float">
            <text:p>0.03721282</text:p>
          </table:table-cell>
          <table:table-cell office:value-type="float" office:value="0.0393148" calcext:value-type="float">
            <text:p>0.0393148</text:p>
          </table:table-cell>
          <table:table-cell office:value-type="float" office:value="0.01073501" calcext:value-type="float">
            <text:p>0.01073501</text:p>
          </table:table-cell>
          <table:table-cell office:value-type="float" office:value="0.005982279" calcext:value-type="float">
            <text:p>0.005982279</text:p>
          </table:table-cell>
          <table:table-cell office:value-type="float" office:value="0.01700017" calcext:value-type="float">
            <text:p>0.01700017</text:p>
          </table:table-cell>
          <table:table-cell office:value-type="float" office:value="0.01762282" calcext:value-type="float">
            <text:p>0.01762282</text:p>
          </table:table-cell>
          <table:table-cell office:value-type="float" office:value="0.01694599" calcext:value-type="float">
            <text:p>0.01694599</text:p>
          </table:table-cell>
          <table:table-cell office:value-type="float" office:value="0.01683755" calcext:value-type="float">
            <text:p>0.01683755</text:p>
          </table:table-cell>
          <table:table-cell office:value-type="float" office:value="0.01975278" calcext:value-type="float">
            <text:p>0.01975278</text:p>
          </table:table-cell>
          <table:table-cell office:value-type="float" office:value="0.004894274" calcext:value-type="float">
            <text:p>0.004894274</text:p>
          </table:table-cell>
          <table:table-cell office:value-type="float" office:value="0.004143746" calcext:value-type="float">
            <text:p>0.004143746</text:p>
          </table:table-cell>
          <table:table-cell office:value-type="float" office:value="0" calcext:value-type="float">
            <text:p>0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1664164" calcext:value-type="float">
            <text:p>0.01664164</text:p>
          </table:table-cell>
          <table:table-cell office:value-type="float" office:value="0.0193233" calcext:value-type="float">
            <text:p>0.0193233</text:p>
          </table:table-cell>
          <table:table-cell office:value-type="float" office:value="0.01759795" calcext:value-type="float">
            <text:p>0.01759795</text:p>
          </table:table-cell>
          <table:table-cell office:value-type="float" office:value="0.01921912" calcext:value-type="float">
            <text:p>0.01921912</text:p>
          </table:table-cell>
          <table:table-cell office:value-type="float" office:value="0.007633312" calcext:value-type="float">
            <text:p>0.007633312</text:p>
          </table:table-cell>
          <table:table-cell office:value-type="float" office:value="0.008984104" calcext:value-type="float">
            <text:p>0.008984104</text:p>
          </table:table-cell>
          <table:table-cell office:value-type="float" office:value="0.01349847" calcext:value-type="float">
            <text:p>0.01349847</text:p>
          </table:table-cell>
          <table:table-cell office:value-type="float" office:value="0.02161172" calcext:value-type="float">
            <text:p>0.02161172</text:p>
          </table:table-cell>
          <table:table-cell office:value-type="float" office:value="0.05149679" calcext:value-type="float">
            <text:p>0.05149679</text:p>
          </table:table-cell>
          <table:table-cell office:value-type="float" office:value="0.01841055" calcext:value-type="float">
            <text:p>0.01841055</text:p>
          </table:table-cell>
          <table:table-cell office:value-type="float" office:value="0.3466761" calcext:value-type="float">
            <text:p>0.3466761</text:p>
          </table:table-cell>
          <table:table-cell office:value-type="float" office:value="0.3341438" calcext:value-type="float">
            <text:p>0.3341438</text:p>
          </table:table-cell>
          <table:table-cell office:value-type="float" office:value="0.347977" calcext:value-type="float">
            <text:p>0.347977</text:p>
          </table:table-cell>
          <table:table-cell office:value-type="float" office:value="0" calcext:value-type="float">
            <text:p>0</text:p>
          </table:table-cell>
          <table:table-cell office:value-type="float" office:value="325.8072" calcext:value-type="float">
            <text:p>325.8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00141" calcext:value-type="float">
            <text:p>6.100141</text:p>
          </table:table-cell>
          <table:table-cell office:value-type="float" office:value="0" calcext:value-type="float">
            <text:p>0</text:p>
          </table:table-cell>
          <table:table-cell office:value-type="float" office:value="-0.06511034" calcext:value-type="float">
            <text:p>-0.065110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27.45332" calcext:value-type="float">
            <text:p>27.45332</text:p>
          </table:table-cell>
          <table:table-cell office:value-type="float" office:value="1093.825" calcext:value-type="float">
            <text:p>1093.825</text:p>
          </table:table-cell>
          <table:table-cell office:value-type="float" office:value="0" calcext:value-type="float">
            <text:p>0</text:p>
          </table:table-cell>
          <table:table-cell office:value-type="float" office:value="-20.17614" calcext:value-type="float">
            <text:p>-20.17614</text:p>
          </table:table-cell>
          <table:table-cell office:value-type="float" office:value="0.5180829" calcext:value-type="float">
            <text:p>0.5180829</text:p>
          </table:table-cell>
          <table:table-cell office:value-type="float" office:value="0.7189596" calcext:value-type="float">
            <text:p>0.7189596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45589" calcext:value-type="float">
            <text:p>3.45589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4115" calcext:value-type="float">
            <text:p>-0.01124115</text:p>
          </table:table-cell>
          <table:table-cell office:value-type="float" office:value="-0.03840656" calcext:value-type="float">
            <text:p>-0.03840656</text:p>
          </table:table-cell>
          <table:table-cell office:value-type="float" office:value="0.004776567" calcext:value-type="float">
            <text:p>0.004776567</text:p>
          </table:table-cell>
          <table:table-cell office:value-type="float" office:value="0.001763631" calcext:value-type="float">
            <text:p>0.001763631</text:p>
          </table:table-cell>
          <table:table-cell office:value-type="float" office:value="12.31421" calcext:value-type="float">
            <text:p>12.31421</text:p>
          </table:table-cell>
          <table:table-cell office:value-type="float" office:value="0.1442592" calcext:value-type="float">
            <text:p>0.1442592</text:p>
          </table:table-cell>
          <table:table-cell office:value-type="float" office:value="0.07639137" calcext:value-type="float">
            <text:p>0.07639137</text:p>
          </table:table-cell>
          <table:table-cell office:value-type="float" office:value="0.06138315" calcext:value-type="float">
            <text:p>0.06138315</text:p>
          </table:table-cell>
          <table:table-cell office:value-type="float" office:value="0.04022568" calcext:value-type="float">
            <text:p>0.04022568</text:p>
          </table:table-cell>
          <table:table-cell office:value-type="float" office:value="0.04198265" calcext:value-type="float">
            <text:p>0.04198265</text:p>
          </table:table-cell>
          <table:table-cell office:value-type="float" office:value="0.01109512" calcext:value-type="float">
            <text:p>0.01109512</text:p>
          </table:table-cell>
          <table:table-cell office:value-type="float" office:value="0.005979431" calcext:value-type="float">
            <text:p>0.005979431</text:p>
          </table:table-cell>
          <table:table-cell office:value-type="float" office:value="0.01690154" calcext:value-type="float">
            <text:p>0.01690154</text:p>
          </table:table-cell>
          <table:table-cell office:value-type="float" office:value="0.01750568" calcext:value-type="float">
            <text:p>0.01750568</text:p>
          </table:table-cell>
          <table:table-cell office:value-type="float" office:value="0.01691752" calcext:value-type="float">
            <text:p>0.01691752</text:p>
          </table:table-cell>
          <table:table-cell office:value-type="float" office:value="0.01687021" calcext:value-type="float">
            <text:p>0.01687021</text:p>
          </table:table-cell>
          <table:table-cell office:value-type="float" office:value="0.01971781" calcext:value-type="float">
            <text:p>0.01971781</text:p>
          </table:table-cell>
          <table:table-cell office:value-type="float" office:value="0.004890904" calcext:value-type="float">
            <text:p>0.004890904</text:p>
          </table:table-cell>
          <table:table-cell office:value-type="float" office:value="0.004142289" calcext:value-type="float">
            <text:p>0.004142289</text:p>
          </table:table-cell>
          <table:table-cell office:value-type="float" office:value="0" calcext:value-type="float">
            <text:p>0</text:p>
          </table:table-cell>
          <table:table-cell office:value-type="float" office:value="0.255499" calcext:value-type="float">
            <text:p>0.255499</text:p>
          </table:table-cell>
          <table:table-cell office:value-type="float" office:value="0.01702065" calcext:value-type="float">
            <text:p>0.01702065</text:p>
          </table:table-cell>
          <table:table-cell office:value-type="float" office:value="0.01953587" calcext:value-type="float">
            <text:p>0.01953587</text:p>
          </table:table-cell>
          <table:table-cell office:value-type="float" office:value="0.01745711" calcext:value-type="float">
            <text:p>0.01745711</text:p>
          </table:table-cell>
          <table:table-cell office:value-type="float" office:value="0.01911221" calcext:value-type="float">
            <text:p>0.01911221</text:p>
          </table:table-cell>
          <table:table-cell office:value-type="float" office:value="0.007339977" calcext:value-type="float">
            <text:p>0.007339977</text:p>
          </table:table-cell>
          <table:table-cell office:value-type="float" office:value="0.008773427" calcext:value-type="float">
            <text:p>0.008773427</text:p>
          </table:table-cell>
          <table:table-cell office:value-type="float" office:value="0.01335863" calcext:value-type="float">
            <text:p>0.01335863</text:p>
          </table:table-cell>
          <table:table-cell office:value-type="float" office:value="0.02145686" calcext:value-type="float">
            <text:p>0.02145686</text:p>
          </table:table-cell>
          <table:table-cell office:value-type="float" office:value="0.05146974" calcext:value-type="float">
            <text:p>0.05146974</text:p>
          </table:table-cell>
          <table:table-cell office:value-type="float" office:value="0.01840945" calcext:value-type="float">
            <text:p>0.01840945</text:p>
          </table:table-cell>
          <table:table-cell office:value-type="float" office:value="0.335737" calcext:value-type="float">
            <text:p>0.335737</text:p>
          </table:table-cell>
          <table:table-cell office:value-type="float" office:value="0.3337796" calcext:value-type="float">
            <text:p>0.3337796</text:p>
          </table:table-cell>
          <table:table-cell office:value-type="float" office:value="0.3479842" calcext:value-type="float">
            <text:p>0.3479842</text:p>
          </table:table-cell>
          <table:table-cell office:value-type="float" office:value="0" calcext:value-type="float">
            <text:p>0</text:p>
          </table:table-cell>
          <table:table-cell office:value-type="float" office:value="384.6516" calcext:value-type="float">
            <text:p>384.6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4079" calcext:value-type="float">
            <text:p>6.254079</text:p>
          </table:table-cell>
          <table:table-cell office:value-type="float" office:value="0" calcext:value-type="float">
            <text:p>0</text:p>
          </table:table-cell>
          <table:table-cell office:value-type="float" office:value="-0.06518967" calcext:value-type="float">
            <text:p>-0.065189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27.46118" calcext:value-type="float">
            <text:p>27.46118</text:p>
          </table:table-cell>
          <table:table-cell office:value-type="float" office:value="1093.815" calcext:value-type="float">
            <text:p>1093.815</text:p>
          </table:table-cell>
          <table:table-cell office:value-type="float" office:value="0" calcext:value-type="float">
            <text:p>0</text:p>
          </table:table-cell>
          <table:table-cell office:value-type="float" office:value="-20.50941" calcext:value-type="float">
            <text:p>-20.50941</text:p>
          </table:table-cell>
          <table:table-cell office:value-type="float" office:value="0.4509919" calcext:value-type="float">
            <text:p>0.4509919</text:p>
          </table:table-cell>
          <table:table-cell office:value-type="float" office:value="0.6900615" calcext:value-type="float">
            <text:p>0.6900615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45738" calcext:value-type="float">
            <text:p>3.45738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411" calcext:value-type="float">
            <text:p>-0.0112411</text:p>
          </table:table-cell>
          <table:table-cell office:value-type="float" office:value="-0.04018529" calcext:value-type="float">
            <text:p>-0.04018529</text:p>
          </table:table-cell>
          <table:table-cell office:value-type="float" office:value="0.004793563" calcext:value-type="float">
            <text:p>0.004793563</text:p>
          </table:table-cell>
          <table:table-cell office:value-type="float" office:value="0.001767077" calcext:value-type="float">
            <text:p>0.001767077</text:p>
          </table:table-cell>
          <table:table-cell office:value-type="float" office:value="12.46485" calcext:value-type="float">
            <text:p>12.46485</text:p>
          </table:table-cell>
          <table:table-cell office:value-type="float" office:value="0.1693802" calcext:value-type="float">
            <text:p>0.1693802</text:p>
          </table:table-cell>
          <table:table-cell office:value-type="float" office:value="0.06831308" calcext:value-type="float">
            <text:p>0.06831308</text:p>
          </table:table-cell>
          <table:table-cell office:value-type="float" office:value="0.05655773" calcext:value-type="float">
            <text:p>0.05655773</text:p>
          </table:table-cell>
          <table:table-cell office:value-type="float" office:value="0.03807773" calcext:value-type="float">
            <text:p>0.03807773</text:p>
          </table:table-cell>
          <table:table-cell office:value-type="float" office:value="0.04021516" calcext:value-type="float">
            <text:p>0.04021516</text:p>
          </table:table-cell>
          <table:table-cell office:value-type="float" office:value="0.01091093" calcext:value-type="float">
            <text:p>0.01091093</text:p>
          </table:table-cell>
          <table:table-cell office:value-type="float" office:value="0.005941907" calcext:value-type="float">
            <text:p>0.005941907</text:p>
          </table:table-cell>
          <table:table-cell office:value-type="float" office:value="0.01682626" calcext:value-type="float">
            <text:p>0.01682626</text:p>
          </table:table-cell>
          <table:table-cell office:value-type="float" office:value="0.01740566" calcext:value-type="float">
            <text:p>0.01740566</text:p>
          </table:table-cell>
          <table:table-cell office:value-type="float" office:value="0.01690196" calcext:value-type="float">
            <text:p>0.01690196</text:p>
          </table:table-cell>
          <table:table-cell office:value-type="float" office:value="0.01690771" calcext:value-type="float">
            <text:p>0.01690771</text:p>
          </table:table-cell>
          <table:table-cell office:value-type="float" office:value="0.01968586" calcext:value-type="float">
            <text:p>0.01968586</text:p>
          </table:table-cell>
          <table:table-cell office:value-type="float" office:value="0.004887458" calcext:value-type="float">
            <text:p>0.004887458</text:p>
          </table:table-cell>
          <table:table-cell office:value-type="float" office:value="0.004140826" calcext:value-type="float">
            <text:p>0.004140826</text:p>
          </table:table-cell>
          <table:table-cell office:value-type="float" office:value="0" calcext:value-type="float">
            <text:p>0</text:p>
          </table:table-cell>
          <table:table-cell office:value-type="float" office:value="0.1179465" calcext:value-type="float">
            <text:p>0.1179465</text:p>
          </table:table-cell>
          <table:table-cell office:value-type="float" office:value="0.01945113" calcext:value-type="float">
            <text:p>0.01945113</text:p>
          </table:table-cell>
          <table:table-cell office:value-type="float" office:value="0.0187712" calcext:value-type="float">
            <text:p>0.0187712</text:p>
          </table:table-cell>
          <table:table-cell office:value-type="float" office:value="0.01718144" calcext:value-type="float">
            <text:p>0.01718144</text:p>
          </table:table-cell>
          <table:table-cell office:value-type="float" office:value="0.01867556" calcext:value-type="float">
            <text:p>0.01867556</text:p>
          </table:table-cell>
          <table:table-cell office:value-type="float" office:value="0.007369026" calcext:value-type="float">
            <text:p>0.007369026</text:p>
          </table:table-cell>
          <table:table-cell office:value-type="float" office:value="0.008721153" calcext:value-type="float">
            <text:p>0.008721153</text:p>
          </table:table-cell>
          <table:table-cell office:value-type="float" office:value="0.01326749" calcext:value-type="float">
            <text:p>0.01326749</text:p>
          </table:table-cell>
          <table:table-cell office:value-type="float" office:value="0.02134155" calcext:value-type="float">
            <text:p>0.02134155</text:p>
          </table:table-cell>
          <table:table-cell office:value-type="float" office:value="0.0514673" calcext:value-type="float">
            <text:p>0.0514673</text:p>
          </table:table-cell>
          <table:table-cell office:value-type="float" office:value="0.01841384" calcext:value-type="float">
            <text:p>0.01841384</text:p>
          </table:table-cell>
          <table:table-cell office:value-type="float" office:value="0.3246141" calcext:value-type="float">
            <text:p>0.3246141</text:p>
          </table:table-cell>
          <table:table-cell office:value-type="float" office:value="0.3333737" calcext:value-type="float">
            <text:p>0.3333737</text:p>
          </table:table-cell>
          <table:table-cell office:value-type="float" office:value="0.3479913" calcext:value-type="float">
            <text:p>0.3479913</text:p>
          </table:table-cell>
          <table:table-cell office:value-type="float" office:value="0" calcext:value-type="float">
            <text:p>0</text:p>
          </table:table-cell>
          <table:table-cell office:value-type="float" office:value="329.7091" calcext:value-type="float">
            <text:p>329.7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82577" calcext:value-type="float">
            <text:p>6.282577</text:p>
          </table:table-cell>
          <table:table-cell office:value-type="float" office:value="0" calcext:value-type="float">
            <text:p>0</text:p>
          </table:table-cell>
          <table:table-cell office:value-type="float" office:value="-0.06878524" calcext:value-type="float">
            <text:p>-0.068785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27.47128" calcext:value-type="float">
            <text:p>27.47128</text:p>
          </table:table-cell>
          <table:table-cell office:value-type="float" office:value="1093.803" calcext:value-type="float">
            <text:p>1093.803</text:p>
          </table:table-cell>
          <table:table-cell office:value-type="float" office:value="0" calcext:value-type="float">
            <text:p>0</text:p>
          </table:table-cell>
          <table:table-cell office:value-type="float" office:value="-20.79589" calcext:value-type="float">
            <text:p>-20.79589</text:p>
          </table:table-cell>
          <table:table-cell office:value-type="float" office:value="0.400878" calcext:value-type="float">
            <text:p>0.400878</text:p>
          </table:table-cell>
          <table:table-cell office:value-type="float" office:value="0.6900526" calcext:value-type="float">
            <text:p>0.6900526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45738" calcext:value-type="float">
            <text:p>3.45738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411" calcext:value-type="float">
            <text:p>-0.0112411</text:p>
          </table:table-cell>
          <table:table-cell office:value-type="float" office:value="-0.04118162" calcext:value-type="float">
            <text:p>-0.04118162</text:p>
          </table:table-cell>
          <table:table-cell office:value-type="float" office:value="0.00481735" calcext:value-type="float">
            <text:p>0.00481735</text:p>
          </table:table-cell>
          <table:table-cell office:value-type="float" office:value="0.001807154" calcext:value-type="float">
            <text:p>0.001807154</text:p>
          </table:table-cell>
          <table:table-cell office:value-type="float" office:value="12.55213" calcext:value-type="float">
            <text:p>12.55213</text:p>
          </table:table-cell>
          <table:table-cell office:value-type="float" office:value="0.1288026" calcext:value-type="float">
            <text:p>0.1288026</text:p>
          </table:table-cell>
          <table:table-cell office:value-type="float" office:value="0.06265558" calcext:value-type="float">
            <text:p>0.06265558</text:p>
          </table:table-cell>
          <table:table-cell office:value-type="float" office:value="0.0532925" calcext:value-type="float">
            <text:p>0.0532925</text:p>
          </table:table-cell>
          <table:table-cell office:value-type="float" office:value="0.03619171" calcext:value-type="float">
            <text:p>0.03619171</text:p>
          </table:table-cell>
          <table:table-cell office:value-type="float" office:value="0.03857997" calcext:value-type="float">
            <text:p>0.03857997</text:p>
          </table:table-cell>
          <table:table-cell office:value-type="float" office:value="0.01060894" calcext:value-type="float">
            <text:p>0.01060894</text:p>
          </table:table-cell>
          <table:table-cell office:value-type="float" office:value="0.005875012" calcext:value-type="float">
            <text:p>0.005875012</text:p>
          </table:table-cell>
          <table:table-cell office:value-type="float" office:value="0.0167351" calcext:value-type="float">
            <text:p>0.0167351</text:p>
          </table:table-cell>
          <table:table-cell office:value-type="float" office:value="0.01730367" calcext:value-type="float">
            <text:p>0.01730367</text:p>
          </table:table-cell>
          <table:table-cell office:value-type="float" office:value="0.01687688" calcext:value-type="float">
            <text:p>0.01687688</text:p>
          </table:table-cell>
          <table:table-cell office:value-type="float" office:value="0.0169481" calcext:value-type="float">
            <text:p>0.0169481</text:p>
          </table:table-cell>
          <table:table-cell office:value-type="float" office:value="0.0196538" calcext:value-type="float">
            <text:p>0.0196538</text:p>
          </table:table-cell>
          <table:table-cell office:value-type="float" office:value="0.004883955" calcext:value-type="float">
            <text:p>0.004883955</text:p>
          </table:table-cell>
          <table:table-cell office:value-type="float" office:value="0.004139365" calcext:value-type="float">
            <text:p>0.004139365</text:p>
          </table:table-cell>
          <table:table-cell office:value-type="float" office:value="0" calcext:value-type="float">
            <text:p>0</text:p>
          </table:table-cell>
          <table:table-cell office:value-type="float" office:value="0.08697891" calcext:value-type="float">
            <text:p>0.08697891</text:p>
          </table:table-cell>
          <table:table-cell office:value-type="float" office:value="0.01593365" calcext:value-type="float">
            <text:p>0.01593365</text:p>
          </table:table-cell>
          <table:table-cell office:value-type="float" office:value="0.01849737" calcext:value-type="float">
            <text:p>0.01849737</text:p>
          </table:table-cell>
          <table:table-cell office:value-type="float" office:value="0.01710073" calcext:value-type="float">
            <text:p>0.01710073</text:p>
          </table:table-cell>
          <table:table-cell office:value-type="float" office:value="0.01858785" calcext:value-type="float">
            <text:p>0.01858785</text:p>
          </table:table-cell>
          <table:table-cell office:value-type="float" office:value="0.007492571" calcext:value-type="float">
            <text:p>0.007492571</text:p>
          </table:table-cell>
          <table:table-cell office:value-type="float" office:value="0.008581003" calcext:value-type="float">
            <text:p>0.008581003</text:p>
          </table:table-cell>
          <table:table-cell office:value-type="float" office:value="0.01309787" calcext:value-type="float">
            <text:p>0.01309787</text:p>
          </table:table-cell>
          <table:table-cell office:value-type="float" office:value="0.02110896" calcext:value-type="float">
            <text:p>0.02110896</text:p>
          </table:table-cell>
          <table:table-cell office:value-type="float" office:value="0.05135149" calcext:value-type="float">
            <text:p>0.05135149</text:p>
          </table:table-cell>
          <table:table-cell office:value-type="float" office:value="0.01838456" calcext:value-type="float">
            <text:p>0.01838456</text:p>
          </table:table-cell>
          <table:table-cell office:value-type="float" office:value="0.3120713" calcext:value-type="float">
            <text:p>0.3120713</text:p>
          </table:table-cell>
          <table:table-cell office:value-type="float" office:value="0.3329346" calcext:value-type="float">
            <text:p>0.3329346</text:p>
          </table:table-cell>
          <table:table-cell office:value-type="float" office:value="0.3479984" calcext:value-type="float">
            <text:p>0.3479984</text:p>
          </table:table-cell>
          <table:table-cell office:value-type="float" office:value="0" calcext:value-type="float">
            <text:p>0</text:p>
          </table:table-cell>
          <table:table-cell office:value-type="float" office:value="289.012" calcext:value-type="float">
            <text:p>289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07928" calcext:value-type="float">
            <text:p>6.307928</text:p>
          </table:table-cell>
          <table:table-cell office:value-type="float" office:value="0" calcext:value-type="float">
            <text:p>0</text:p>
          </table:table-cell>
          <table:table-cell office:value-type="float" office:value="-0.0688714" calcext:value-type="float">
            <text:p>-0.06887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27.46514" calcext:value-type="float">
            <text:p>27.46514</text:p>
          </table:table-cell>
          <table:table-cell office:value-type="float" office:value="1093.787" calcext:value-type="float">
            <text:p>1093.787</text:p>
          </table:table-cell>
          <table:table-cell office:value-type="float" office:value="0" calcext:value-type="float">
            <text:p>0</text:p>
          </table:table-cell>
          <table:table-cell office:value-type="float" office:value="-21.09353" calcext:value-type="float">
            <text:p>-21.09353</text:p>
          </table:table-cell>
          <table:table-cell office:value-type="float" office:value="0.3741102" calcext:value-type="float">
            <text:p>0.3741102</text:p>
          </table:table-cell>
          <table:table-cell office:value-type="float" office:value="0.6867698" calcext:value-type="float">
            <text:p>0.6867698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45738" calcext:value-type="float">
            <text:p>3.45738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411" calcext:value-type="float">
            <text:p>-0.0112411</text:p>
          </table:table-cell>
          <table:table-cell office:value-type="float" office:value="-0.04191331" calcext:value-type="float">
            <text:p>-0.04191331</text:p>
          </table:table-cell>
          <table:table-cell office:value-type="float" office:value="0.00484495" calcext:value-type="float">
            <text:p>0.00484495</text:p>
          </table:table-cell>
          <table:table-cell office:value-type="float" office:value="0.001842335" calcext:value-type="float">
            <text:p>0.001842335</text:p>
          </table:table-cell>
          <table:table-cell office:value-type="float" office:value="12.57447" calcext:value-type="float">
            <text:p>12.57447</text:p>
          </table:table-cell>
          <table:table-cell office:value-type="float" office:value="0.1081982" calcext:value-type="float">
            <text:p>0.1081982</text:p>
          </table:table-cell>
          <table:table-cell office:value-type="float" office:value="0.05973781" calcext:value-type="float">
            <text:p>0.05973781</text:p>
          </table:table-cell>
          <table:table-cell office:value-type="float" office:value="0.05113008" calcext:value-type="float">
            <text:p>0.05113008</text:p>
          </table:table-cell>
          <table:table-cell office:value-type="float" office:value="0.03481148" calcext:value-type="float">
            <text:p>0.03481148</text:p>
          </table:table-cell>
          <table:table-cell office:value-type="float" office:value="0.03724379" calcext:value-type="float">
            <text:p>0.03724379</text:p>
          </table:table-cell>
          <table:table-cell office:value-type="float" office:value="0.01032623" calcext:value-type="float">
            <text:p>0.01032623</text:p>
          </table:table-cell>
          <table:table-cell office:value-type="float" office:value="0.005801149" calcext:value-type="float">
            <text:p>0.005801149</text:p>
          </table:table-cell>
          <table:table-cell office:value-type="float" office:value="0.01662812" calcext:value-type="float">
            <text:p>0.01662812</text:p>
          </table:table-cell>
          <table:table-cell office:value-type="float" office:value="0.01719704" calcext:value-type="float">
            <text:p>0.01719704</text:p>
          </table:table-cell>
          <table:table-cell office:value-type="float" office:value="0.01683892" calcext:value-type="float">
            <text:p>0.01683892</text:p>
          </table:table-cell>
          <table:table-cell office:value-type="float" office:value="0.01699111" calcext:value-type="float">
            <text:p>0.01699111</text:p>
          </table:table-cell>
          <table:table-cell office:value-type="float" office:value="0.01961831" calcext:value-type="float">
            <text:p>0.01961831</text:p>
          </table:table-cell>
          <table:table-cell office:value-type="float" office:value="0.004880395" calcext:value-type="float">
            <text:p>0.004880395</text:p>
          </table:table-cell>
          <table:table-cell office:value-type="float" office:value="0.00413789" calcext:value-type="float">
            <text:p>0.00413789</text:p>
          </table:table-cell>
          <table:table-cell office:value-type="float" office:value="0" calcext:value-type="float">
            <text:p>0</text:p>
          </table:table-cell>
          <table:table-cell office:value-type="float" office:value="0.0651162" calcext:value-type="float">
            <text:p>0.0651162</text:p>
          </table:table-cell>
          <table:table-cell office:value-type="float" office:value="0.01531854" calcext:value-type="float">
            <text:p>0.01531854</text:p>
          </table:table-cell>
          <table:table-cell office:value-type="float" office:value="0.01816471" calcext:value-type="float">
            <text:p>0.01816471</text:p>
          </table:table-cell>
          <table:table-cell office:value-type="float" office:value="0.01695278" calcext:value-type="float">
            <text:p>0.01695278</text:p>
          </table:table-cell>
          <table:table-cell office:value-type="float" office:value="0.01838266" calcext:value-type="float">
            <text:p>0.01838266</text:p>
          </table:table-cell>
          <table:table-cell office:value-type="float" office:value="0.007571111" calcext:value-type="float">
            <text:p>0.007571111</text:p>
          </table:table-cell>
          <table:table-cell office:value-type="float" office:value="0.008433888" calcext:value-type="float">
            <text:p>0.008433888</text:p>
          </table:table-cell>
          <table:table-cell office:value-type="float" office:value="0.01289425" calcext:value-type="float">
            <text:p>0.01289425</text:p>
          </table:table-cell>
          <table:table-cell office:value-type="float" office:value="0.02082757" calcext:value-type="float">
            <text:p>0.02082757</text:p>
          </table:table-cell>
          <table:table-cell office:value-type="float" office:value="0.05115854" calcext:value-type="float">
            <text:p>0.05115854</text:p>
          </table:table-cell>
          <table:table-cell office:value-type="float" office:value="0.01841111" calcext:value-type="float">
            <text:p>0.01841111</text:p>
          </table:table-cell>
          <table:table-cell office:value-type="float" office:value="0.2971241" calcext:value-type="float">
            <text:p>0.2971241</text:p>
          </table:table-cell>
          <table:table-cell office:value-type="float" office:value="0.3324642" calcext:value-type="float">
            <text:p>0.3324642</text:p>
          </table:table-cell>
          <table:table-cell office:value-type="float" office:value="0.3480054" calcext:value-type="float">
            <text:p>0.3480054</text:p>
          </table:table-cell>
          <table:table-cell office:value-type="float" office:value="0" calcext:value-type="float">
            <text:p>0</text:p>
          </table:table-cell>
          <table:table-cell office:value-type="float" office:value="267.3965" calcext:value-type="float">
            <text:p>267.3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1637" calcext:value-type="float">
            <text:p>6.351637</text:p>
          </table:table-cell>
          <table:table-cell office:value-type="float" office:value="0" calcext:value-type="float">
            <text:p>0</text:p>
          </table:table-cell>
          <table:table-cell office:value-type="float" office:value="-0.06894592" calcext:value-type="float">
            <text:p>-0.0689459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27.41445" calcext:value-type="float">
            <text:p>27.41445</text:p>
          </table:table-cell>
          <table:table-cell office:value-type="float" office:value="1093.769" calcext:value-type="float">
            <text:p>1093.769</text:p>
          </table:table-cell>
          <table:table-cell office:value-type="float" office:value="0" calcext:value-type="float">
            <text:p>0</text:p>
          </table:table-cell>
          <table:table-cell office:value-type="float" office:value="-21.40211" calcext:value-type="float">
            <text:p>-21.40211</text:p>
          </table:table-cell>
          <table:table-cell office:value-type="float" office:value="0.3940327" calcext:value-type="float">
            <text:p>0.3940327</text:p>
          </table:table-cell>
          <table:table-cell office:value-type="float" office:value="0.6797314" calcext:value-type="float">
            <text:p>0.6797314</text:p>
          </table:table-cell>
          <table:table-cell office:value-type="float" office:value="0.02685818" calcext:value-type="float">
            <text:p>0.02685818</text:p>
          </table:table-cell>
          <table:table-cell office:value-type="float" office:value="0.0000345738" calcext:value-type="float">
            <text:p>3.45738E-05</text:p>
          </table:table-cell>
          <table:table-cell office:value-type="float" office:value="0.2497171" calcext:value-type="float">
            <text:p>0.2497171</text:p>
          </table:table-cell>
          <table:table-cell office:value-type="float" office:value="-0.0112411" calcext:value-type="float">
            <text:p>-0.0112411</text:p>
          </table:table-cell>
          <table:table-cell office:value-type="float" office:value="-0.0422077" calcext:value-type="float">
            <text:p>-0.0422077</text:p>
          </table:table-cell>
          <table:table-cell office:value-type="float" office:value="0.004870716" calcext:value-type="float">
            <text:p>0.004870716</text:p>
          </table:table-cell>
          <table:table-cell office:value-type="float" office:value="0.001846795" calcext:value-type="float">
            <text:p>0.001846795</text:p>
          </table:table-cell>
          <table:table-cell office:value-type="float" office:value="12.49269" calcext:value-type="float">
            <text:p>12.49269</text:p>
          </table:table-cell>
          <table:table-cell office:value-type="float" office:value="0.1063507" calcext:value-type="float">
            <text:p>0.1063507</text:p>
          </table:table-cell>
          <table:table-cell office:value-type="float" office:value="0.06091775" calcext:value-type="float">
            <text:p>0.06091775</text:p>
          </table:table-cell>
          <table:table-cell office:value-type="float" office:value="0.05154084" calcext:value-type="float">
            <text:p>0.05154084</text:p>
          </table:table-cell>
          <table:table-cell office:value-type="float" office:value="0.03483184" calcext:value-type="float">
            <text:p>0.03483184</text:p>
          </table:table-cell>
          <table:table-cell office:value-type="float" office:value="0.03705096" calcext:value-type="float">
            <text:p>0.03705096</text:p>
          </table:table-cell>
          <table:table-cell office:value-type="float" office:value="0.01020387" calcext:value-type="float">
            <text:p>0.01020387</text:p>
          </table:table-cell>
          <table:table-cell office:value-type="float" office:value="0.005751858" calcext:value-type="float">
            <text:p>0.005751858</text:p>
          </table:table-cell>
          <table:table-cell office:value-type="float" office:value="0.01651781" calcext:value-type="float">
            <text:p>0.01651781</text:p>
          </table:table-cell>
          <table:table-cell office:value-type="float" office:value="0.01709116" calcext:value-type="float">
            <text:p>0.01709116</text:p>
          </table:table-cell>
          <table:table-cell office:value-type="float" office:value="0.01679893" calcext:value-type="float">
            <text:p>0.01679893</text:p>
          </table:table-cell>
          <table:table-cell office:value-type="float" office:value="0.01710452" calcext:value-type="float">
            <text:p>0.01710452</text:p>
          </table:table-cell>
          <table:table-cell office:value-type="float" office:value="0.01957875" calcext:value-type="float">
            <text:p>0.01957875</text:p>
          </table:table-cell>
          <table:table-cell office:value-type="float" office:value="0.004876753" calcext:value-type="float">
            <text:p>0.004876753</text:p>
          </table:table-cell>
          <table:table-cell office:value-type="float" office:value="0.004136394" calcext:value-type="float">
            <text:p>0.004136394</text:p>
          </table:table-cell>
          <table:table-cell office:value-type="float" office:value="0" calcext:value-type="float">
            <text:p>0</text:p>
          </table:table-cell>
          <table:table-cell office:value-type="float" office:value="0.06068724" calcext:value-type="float">
            <text:p>0.06068724</text:p>
          </table:table-cell>
          <table:table-cell office:value-type="float" office:value="0.01493497" calcext:value-type="float">
            <text:p>0.01493497</text:p>
          </table:table-cell>
          <table:table-cell office:value-type="float" office:value="0.01789296" calcext:value-type="float">
            <text:p>0.01789296</text:p>
          </table:table-cell>
          <table:table-cell office:value-type="float" office:value="0.01666377" calcext:value-type="float">
            <text:p>0.01666377</text:p>
          </table:table-cell>
          <table:table-cell office:value-type="float" office:value="0.01803725" calcext:value-type="float">
            <text:p>0.01803725</text:p>
          </table:table-cell>
          <table:table-cell office:value-type="float" office:value="0.00748517" calcext:value-type="float">
            <text:p>0.00748517</text:p>
          </table:table-cell>
          <table:table-cell office:value-type="float" office:value="0.008311869" calcext:value-type="float">
            <text:p>0.008311869</text:p>
          </table:table-cell>
          <table:table-cell office:value-type="float" office:value="0.01270088" calcext:value-type="float">
            <text:p>0.01270088</text:p>
          </table:table-cell>
          <table:table-cell office:value-type="float" office:value="0.02059026" calcext:value-type="float">
            <text:p>0.02059026</text:p>
          </table:table-cell>
          <table:table-cell office:value-type="float" office:value="0.05099734" calcext:value-type="float">
            <text:p>0.05099734</text:p>
          </table:table-cell>
          <table:table-cell office:value-type="float" office:value="0.01851965" calcext:value-type="float">
            <text:p>0.01851965</text:p>
          </table:table-cell>
          <table:table-cell office:value-type="float" office:value="0.2793532" calcext:value-type="float">
            <text:p>0.2793532</text:p>
          </table:table-cell>
          <table:table-cell office:value-type="float" office:value="0.3319464" calcext:value-type="float">
            <text:p>0.3319464</text:p>
          </table:table-cell>
          <table:table-cell office:value-type="float" office:value="0.3480126" calcext:value-type="float">
            <text:p>0.3480126</text:p>
          </table:table-cell>
          <table:table-cell office:value-type="float" office:value="0" calcext:value-type="float">
            <text:p>0</text:p>
          </table:table-cell>
          <table:table-cell office:value-type="float" office:value="284.5533" calcext:value-type="float">
            <text:p>284.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42097" calcext:value-type="float">
            <text:p>6.442097</text:p>
          </table:table-cell>
          <table:table-cell office:value-type="float" office:value="0" calcext:value-type="float">
            <text:p>0</text:p>
          </table:table-cell>
          <table:table-cell office:value-type="float" office:value="-0.06901597" calcext:value-type="float">
            <text:p>-0.0690159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27.39743" calcext:value-type="float">
            <text:p>27.39743</text:p>
          </table:table-cell>
          <table:table-cell office:value-type="float" office:value="1093.76" calcext:value-type="float">
            <text:p>1093.76</text:p>
          </table:table-cell>
          <table:table-cell office:value-type="float" office:value="0" calcext:value-type="float">
            <text:p>0</text:p>
          </table:table-cell>
          <table:table-cell office:value-type="float" office:value="-21.72286" calcext:value-type="float">
            <text:p>-21.72286</text:p>
          </table:table-cell>
          <table:table-cell office:value-type="float" office:value="0.3653441" calcext:value-type="float">
            <text:p>0.3653441</text:p>
          </table:table-cell>
          <table:table-cell office:value-type="float" office:value="0.6362613" calcext:value-type="float">
            <text:p>0.6362613</text:p>
          </table:table-cell>
          <table:table-cell office:value-type="float" office:value="0.02746399" calcext:value-type="float">
            <text:p>0.02746399</text:p>
          </table:table-cell>
          <table:table-cell office:value-type="float" office:value="0.00006563807" calcext:value-type="float">
            <text:p>6.563807E-05</text:p>
          </table:table-cell>
          <table:table-cell office:value-type="float" office:value="0.2518422" calcext:value-type="float">
            <text:p>0.2518422</text:p>
          </table:table-cell>
          <table:table-cell office:value-type="float" office:value="-0.01165345" calcext:value-type="float">
            <text:p>-0.01165345</text:p>
          </table:table-cell>
          <table:table-cell office:value-type="float" office:value="-0.04341776" calcext:value-type="float">
            <text:p>-0.04341776</text:p>
          </table:table-cell>
          <table:table-cell office:value-type="float" office:value="0.004890935" calcext:value-type="float">
            <text:p>0.004890935</text:p>
          </table:table-cell>
          <table:table-cell office:value-type="float" office:value="0.001888113" calcext:value-type="float">
            <text:p>0.001888113</text:p>
          </table:table-cell>
          <table:table-cell office:value-type="float" office:value="12.53313" calcext:value-type="float">
            <text:p>12.53313</text:p>
          </table:table-cell>
          <table:table-cell office:value-type="float" office:value="0.1774466" calcext:value-type="float">
            <text:p>0.1774466</text:p>
          </table:table-cell>
          <table:table-cell office:value-type="float" office:value="0.1316531" calcext:value-type="float">
            <text:p>0.1316531</text:p>
          </table:table-cell>
          <table:table-cell office:value-type="float" office:value="0.05405189" calcext:value-type="float">
            <text:p>0.05405189</text:p>
          </table:table-cell>
          <table:table-cell office:value-type="float" office:value="0.0356726" calcext:value-type="float">
            <text:p>0.0356726</text:p>
          </table:table-cell>
          <table:table-cell office:value-type="float" office:value="0.03821053" calcext:value-type="float">
            <text:p>0.03821053</text:p>
          </table:table-cell>
          <table:table-cell office:value-type="float" office:value="0.01036372" calcext:value-type="float">
            <text:p>0.01036372</text:p>
          </table:table-cell>
          <table:table-cell office:value-type="float" office:value="0.006148594" calcext:value-type="float">
            <text:p>0.006148594</text:p>
          </table:table-cell>
          <table:table-cell office:value-type="float" office:value="0.01643043" calcext:value-type="float">
            <text:p>0.01643043</text:p>
          </table:table-cell>
          <table:table-cell office:value-type="float" office:value="0.01699597" calcext:value-type="float">
            <text:p>0.01699597</text:p>
          </table:table-cell>
          <table:table-cell office:value-type="float" office:value="0.01676638" calcext:value-type="float">
            <text:p>0.01676638</text:p>
          </table:table-cell>
          <table:table-cell office:value-type="float" office:value="0.01727496" calcext:value-type="float">
            <text:p>0.01727496</text:p>
          </table:table-cell>
          <table:table-cell office:value-type="float" office:value="0.01954139" calcext:value-type="float">
            <text:p>0.01954139</text:p>
          </table:table-cell>
          <table:table-cell office:value-type="float" office:value="0.004881538" calcext:value-type="float">
            <text:p>0.004881538</text:p>
          </table:table-cell>
          <table:table-cell office:value-type="float" office:value="0.004126156" calcext:value-type="float">
            <text:p>0.004126156</text:p>
          </table:table-cell>
          <table:table-cell office:value-type="float" office:value="0" calcext:value-type="float">
            <text:p>0</text:p>
          </table:table-cell>
          <table:table-cell office:value-type="float" office:value="0.5950736" calcext:value-type="float">
            <text:p>0.5950736</text:p>
          </table:table-cell>
          <table:table-cell office:value-type="float" office:value="0.5684207" calcext:value-type="float">
            <text:p>0.5684207</text:p>
          </table:table-cell>
          <table:table-cell office:value-type="float" office:value="0.01918566" calcext:value-type="float">
            <text:p>0.01918566</text:p>
          </table:table-cell>
          <table:table-cell office:value-type="float" office:value="0.01715513" calcext:value-type="float">
            <text:p>0.01715513</text:p>
          </table:table-cell>
          <table:table-cell office:value-type="float" office:value="0.01771193" calcext:value-type="float">
            <text:p>0.01771193</text:p>
          </table:table-cell>
          <table:table-cell office:value-type="float" office:value="0.007230357" calcext:value-type="float">
            <text:p>0.007230357</text:p>
          </table:table-cell>
          <table:table-cell office:value-type="float" office:value="0.01048408" calcext:value-type="float">
            <text:p>0.01048408</text:p>
          </table:table-cell>
          <table:table-cell office:value-type="float" office:value="0.01259394" calcext:value-type="float">
            <text:p>0.01259394</text:p>
          </table:table-cell>
          <table:table-cell office:value-type="float" office:value="0.02042567" calcext:value-type="float">
            <text:p>0.02042567</text:p>
          </table:table-cell>
          <table:table-cell office:value-type="float" office:value="0.05089619" calcext:value-type="float">
            <text:p>0.05089619</text:p>
          </table:table-cell>
          <table:table-cell office:value-type="float" office:value="0.01861358" calcext:value-type="float">
            <text:p>0.01861358</text:p>
          </table:table-cell>
          <table:table-cell office:value-type="float" office:value="0.2595502" calcext:value-type="float">
            <text:p>0.2595502</text:p>
          </table:table-cell>
          <table:table-cell office:value-type="float" office:value="0.3350545" calcext:value-type="float">
            <text:p>0.3350545</text:p>
          </table:table-cell>
          <table:table-cell office:value-type="float" office:value="0.3450736" calcext:value-type="float">
            <text:p>0.3450736</text:p>
          </table:table-cell>
          <table:table-cell office:value-type="float" office:value="0" calcext:value-type="float">
            <text:p>0</text:p>
          </table:table-cell>
          <table:table-cell office:value-type="float" office:value="257.6973" calcext:value-type="float">
            <text:p>257.6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072" calcext:value-type="float">
            <text:p>6.49072</text:p>
          </table:table-cell>
          <table:table-cell office:value-type="float" office:value="0" calcext:value-type="float">
            <text:p>0</text:p>
          </table:table-cell>
          <table:table-cell office:value-type="float" office:value="-0.08272544" calcext:value-type="float">
            <text:p>-0.0827254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27.403" calcext:value-type="float">
            <text:p>27.403</text:p>
          </table:table-cell>
          <table:table-cell office:value-type="float" office:value="1093.766" calcext:value-type="float">
            <text:p>1093.766</text:p>
          </table:table-cell>
          <table:table-cell office:value-type="float" office:value="0" calcext:value-type="float">
            <text:p>0</text:p>
          </table:table-cell>
          <table:table-cell office:value-type="float" office:value="-22.01099" calcext:value-type="float">
            <text:p>-22.01099</text:p>
          </table:table-cell>
          <table:table-cell office:value-type="float" office:value="0.3071197" calcext:value-type="float">
            <text:p>0.3071197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0.02746399" calcext:value-type="float">
            <text:p>0.02746399</text:p>
          </table:table-cell>
          <table:table-cell office:value-type="float" office:value="0.00006563807" calcext:value-type="float">
            <text:p>6.563807E-05</text:p>
          </table:table-cell>
          <table:table-cell office:value-type="float" office:value="0.2518422" calcext:value-type="float">
            <text:p>0.2518422</text:p>
          </table:table-cell>
          <table:table-cell office:value-type="float" office:value="-0.01245763" calcext:value-type="float">
            <text:p>-0.01245763</text:p>
          </table:table-cell>
          <table:table-cell office:value-type="float" office:value="-0.0455936" calcext:value-type="float">
            <text:p>-0.0455936</text:p>
          </table:table-cell>
          <table:table-cell office:value-type="float" office:value="0.004905095" calcext:value-type="float">
            <text:p>0.004905095</text:p>
          </table:table-cell>
          <table:table-cell office:value-type="float" office:value="0.002003438" calcext:value-type="float">
            <text:p>0.002003438</text:p>
          </table:table-cell>
          <table:table-cell office:value-type="float" office:value="12.65674" calcext:value-type="float">
            <text:p>12.65674</text:p>
          </table:table-cell>
          <table:table-cell office:value-type="float" office:value="0.1131387" calcext:value-type="float">
            <text:p>0.1131387</text:p>
          </table:table-cell>
          <table:table-cell office:value-type="float" office:value="0.1471821" calcext:value-type="float">
            <text:p>0.1471821</text:p>
          </table:table-cell>
          <table:table-cell office:value-type="float" office:value="0.05414826" calcext:value-type="float">
            <text:p>0.05414826</text:p>
          </table:table-cell>
          <table:table-cell office:value-type="float" office:value="0.03557841" calcext:value-type="float">
            <text:p>0.03557841</text:p>
          </table:table-cell>
          <table:table-cell office:value-type="float" office:value="0.03825814" calcext:value-type="float">
            <text:p>0.03825814</text:p>
          </table:table-cell>
          <table:table-cell office:value-type="float" office:value="0.01041248" calcext:value-type="float">
            <text:p>0.01041248</text:p>
          </table:table-cell>
          <table:table-cell office:value-type="float" office:value="0.006192596" calcext:value-type="float">
            <text:p>0.006192596</text:p>
          </table:table-cell>
          <table:table-cell office:value-type="float" office:value="0.01636552" calcext:value-type="float">
            <text:p>0.01636552</text:p>
          </table:table-cell>
          <table:table-cell office:value-type="float" office:value="0.01691153" calcext:value-type="float">
            <text:p>0.01691153</text:p>
          </table:table-cell>
          <table:table-cell office:value-type="float" office:value="0.01673877" calcext:value-type="float">
            <text:p>0.01673877</text:p>
          </table:table-cell>
          <table:table-cell office:value-type="float" office:value="0.01740255" calcext:value-type="float">
            <text:p>0.01740255</text:p>
          </table:table-cell>
          <table:table-cell office:value-type="float" office:value="0.0195142" calcext:value-type="float">
            <text:p>0.0195142</text:p>
          </table:table-cell>
          <table:table-cell office:value-type="float" office:value="0.004875992" calcext:value-type="float">
            <text:p>0.004875992</text:p>
          </table:table-cell>
          <table:table-cell office:value-type="float" office:value="0.004126278" calcext:value-type="float">
            <text:p>0.004126278</text:p>
          </table:table-cell>
          <table:table-cell office:value-type="float" office:value="0" calcext:value-type="float">
            <text:p>0</text:p>
          </table:table-cell>
          <table:table-cell office:value-type="float" office:value="0.05981728" calcext:value-type="float">
            <text:p>0.05981728</text:p>
          </table:table-cell>
          <table:table-cell office:value-type="float" office:value="0.08154672" calcext:value-type="float">
            <text:p>0.08154672</text:p>
          </table:table-cell>
          <table:table-cell office:value-type="float" office:value="0.01815585" calcext:value-type="float">
            <text:p>0.01815585</text:p>
          </table:table-cell>
          <table:table-cell office:value-type="float" office:value="0.01662699" calcext:value-type="float">
            <text:p>0.01662699</text:p>
          </table:table-cell>
          <table:table-cell office:value-type="float" office:value="0.01747999" calcext:value-type="float">
            <text:p>0.01747999</text:p>
          </table:table-cell>
          <table:table-cell office:value-type="float" office:value="0.007117284" calcext:value-type="float">
            <text:p>0.007117284</text:p>
          </table:table-cell>
          <table:table-cell office:value-type="float" office:value="0.01019313" calcext:value-type="float">
            <text:p>0.01019313</text:p>
          </table:table-cell>
          <table:table-cell office:value-type="float" office:value="0.01254343" calcext:value-type="float">
            <text:p>0.01254343</text:p>
          </table:table-cell>
          <table:table-cell office:value-type="float" office:value="0.02028248" calcext:value-type="float">
            <text:p>0.02028248</text:p>
          </table:table-cell>
          <table:table-cell office:value-type="float" office:value="0.05078476" calcext:value-type="float">
            <text:p>0.05078476</text:p>
          </table:table-cell>
          <table:table-cell office:value-type="float" office:value="0.01865811" calcext:value-type="float">
            <text:p>0.01865811</text:p>
          </table:table-cell>
          <table:table-cell office:value-type="float" office:value="0.2391227" calcext:value-type="float">
            <text:p>0.2391227</text:p>
          </table:table-cell>
          <table:table-cell office:value-type="float" office:value="0.3336767" calcext:value-type="float">
            <text:p>0.3336767</text:p>
          </table:table-cell>
          <table:table-cell office:value-type="float" office:value="0.3470825" calcext:value-type="float">
            <text:p>0.3470825</text:p>
          </table:table-cell>
          <table:table-cell office:value-type="float" office:value="0" calcext:value-type="float">
            <text:p>0</text:p>
          </table:table-cell>
          <table:table-cell office:value-type="float" office:value="209.0113" calcext:value-type="float">
            <text:p>209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04926" calcext:value-type="float">
            <text:p>6.504926</text:p>
          </table:table-cell>
          <table:table-cell office:value-type="float" office:value="0" calcext:value-type="float">
            <text:p>0</text:p>
          </table:table-cell>
          <table:table-cell office:value-type="float" office:value="-0.1072207" calcext:value-type="float">
            <text:p>-0.10722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27.40521" calcext:value-type="float">
            <text:p>27.40521</text:p>
          </table:table-cell>
          <table:table-cell office:value-type="float" office:value="1093.77" calcext:value-type="float">
            <text:p>1093.77</text:p>
          </table:table-cell>
          <table:table-cell office:value-type="float" office:value="0" calcext:value-type="float">
            <text:p>0</text:p>
          </table:table-cell>
          <table:table-cell office:value-type="float" office:value="-22.32708" calcext:value-type="float">
            <text:p>-22.32708</text:p>
          </table:table-cell>
          <table:table-cell office:value-type="float" office:value="0.2611217" calcext:value-type="float">
            <text:p>0.2611217</text:p>
          </table:table-cell>
          <table:table-cell office:value-type="float" office:value="0.5803439" calcext:value-type="float">
            <text:p>0.5803439</text:p>
          </table:table-cell>
          <table:table-cell office:value-type="float" office:value="0.02746399" calcext:value-type="float">
            <text:p>0.02746399</text:p>
          </table:table-cell>
          <table:table-cell office:value-type="float" office:value="0.00006563807" calcext:value-type="float">
            <text:p>6.563807E-05</text:p>
          </table:table-cell>
          <table:table-cell office:value-type="float" office:value="0.2518422" calcext:value-type="float">
            <text:p>0.2518422</text:p>
          </table:table-cell>
          <table:table-cell office:value-type="float" office:value="-0.01268133" calcext:value-type="float">
            <text:p>-0.01268133</text:p>
          </table:table-cell>
          <table:table-cell office:value-type="float" office:value="-0.0469017" calcext:value-type="float">
            <text:p>-0.0469017</text:p>
          </table:table-cell>
          <table:table-cell office:value-type="float" office:value="0.004921204" calcext:value-type="float">
            <text:p>0.004921204</text:p>
          </table:table-cell>
          <table:table-cell office:value-type="float" office:value="0.00213362" calcext:value-type="float">
            <text:p>0.00213362</text:p>
          </table:table-cell>
          <table:table-cell office:value-type="float" office:value="12.78257" calcext:value-type="float">
            <text:p>12.78257</text:p>
          </table:table-cell>
          <table:table-cell office:value-type="float" office:value="0.08285104" calcext:value-type="float">
            <text:p>0.08285104</text:p>
          </table:table-cell>
          <table:table-cell office:value-type="float" office:value="0.1026571" calcext:value-type="float">
            <text:p>0.1026571</text:p>
          </table:table-cell>
          <table:table-cell office:value-type="float" office:value="0.05401207" calcext:value-type="float">
            <text:p>0.05401207</text:p>
          </table:table-cell>
          <table:table-cell office:value-type="float" office:value="0.03557578" calcext:value-type="float">
            <text:p>0.03557578</text:p>
          </table:table-cell>
          <table:table-cell office:value-type="float" office:value="0.03823198" calcext:value-type="float">
            <text:p>0.03823198</text:p>
          </table:table-cell>
          <table:table-cell office:value-type="float" office:value="0.01040558" calcext:value-type="float">
            <text:p>0.01040558</text:p>
          </table:table-cell>
          <table:table-cell office:value-type="float" office:value="0.006156316" calcext:value-type="float">
            <text:p>0.006156316</text:p>
          </table:table-cell>
          <table:table-cell office:value-type="float" office:value="0.01630836" calcext:value-type="float">
            <text:p>0.01630836</text:p>
          </table:table-cell>
          <table:table-cell office:value-type="float" office:value="0.01683404" calcext:value-type="float">
            <text:p>0.01683404</text:p>
          </table:table-cell>
          <table:table-cell office:value-type="float" office:value="0.01670992" calcext:value-type="float">
            <text:p>0.01670992</text:p>
          </table:table-cell>
          <table:table-cell office:value-type="float" office:value="0.01749645" calcext:value-type="float">
            <text:p>0.01749645</text:p>
          </table:table-cell>
          <table:table-cell office:value-type="float" office:value="0.01949399" calcext:value-type="float">
            <text:p>0.01949399</text:p>
          </table:table-cell>
          <table:table-cell office:value-type="float" office:value="0.004870913" calcext:value-type="float">
            <text:p>0.004870913</text:p>
          </table:table-cell>
          <table:table-cell office:value-type="float" office:value="0.004126007" calcext:value-type="float">
            <text:p>0.004126007</text:p>
          </table:table-cell>
          <table:table-cell office:value-type="float" office:value="0" calcext:value-type="float">
            <text:p>0</text:p>
          </table:table-cell>
          <table:table-cell office:value-type="float" office:value="0.0269641" calcext:value-type="float">
            <text:p>0.0269641</text:p>
          </table:table-cell>
          <table:table-cell office:value-type="float" office:value="0.02189599" calcext:value-type="float">
            <text:p>0.02189599</text:p>
          </table:table-cell>
          <table:table-cell office:value-type="float" office:value="0.01761908" calcext:value-type="float">
            <text:p>0.01761908</text:p>
          </table:table-cell>
          <table:table-cell office:value-type="float" office:value="0.01622992" calcext:value-type="float">
            <text:p>0.01622992</text:p>
          </table:table-cell>
          <table:table-cell office:value-type="float" office:value="0.01728741" calcext:value-type="float">
            <text:p>0.01728741</text:p>
          </table:table-cell>
          <table:table-cell office:value-type="float" office:value="0.007080874" calcext:value-type="float">
            <text:p>0.007080874</text:p>
          </table:table-cell>
          <table:table-cell office:value-type="float" office:value="0.009895633" calcext:value-type="float">
            <text:p>0.009895633</text:p>
          </table:table-cell>
          <table:table-cell office:value-type="float" office:value="0.01247946" calcext:value-type="float">
            <text:p>0.01247946</text:p>
          </table:table-cell>
          <table:table-cell office:value-type="float" office:value="0.02012381" calcext:value-type="float">
            <text:p>0.02012381</text:p>
          </table:table-cell>
          <table:table-cell office:value-type="float" office:value="0.05064723" calcext:value-type="float">
            <text:p>0.05064723</text:p>
          </table:table-cell>
          <table:table-cell office:value-type="float" office:value="0.01867462" calcext:value-type="float">
            <text:p>0.01867462</text:p>
          </table:table-cell>
          <table:table-cell office:value-type="float" office:value="0.2177382" calcext:value-type="float">
            <text:p>0.2177382</text:p>
          </table:table-cell>
          <table:table-cell office:value-type="float" office:value="0.3325293" calcext:value-type="float">
            <text:p>0.3325293</text:p>
          </table:table-cell>
          <table:table-cell office:value-type="float" office:value="0.3479207" calcext:value-type="float">
            <text:p>0.3479207</text:p>
          </table:table-cell>
          <table:table-cell office:value-type="float" office:value="0" calcext:value-type="float">
            <text:p>0</text:p>
          </table:table-cell>
          <table:table-cell office:value-type="float" office:value="172.2657" calcext:value-type="float">
            <text:p>172.2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22742" calcext:value-type="float">
            <text:p>6.522742</text:p>
          </table:table-cell>
          <table:table-cell office:value-type="float" office:value="0" calcext:value-type="float">
            <text:p>0</text:p>
          </table:table-cell>
          <table:table-cell office:value-type="float" office:value="-0.1076757" calcext:value-type="float">
            <text:p>-0.10767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27.39777" calcext:value-type="float">
            <text:p>27.39777</text:p>
          </table:table-cell>
          <table:table-cell office:value-type="float" office:value="1093.771" calcext:value-type="float">
            <text:p>1093.771</text:p>
          </table:table-cell>
          <table:table-cell office:value-type="float" office:value="0" calcext:value-type="float">
            <text:p>0</text:p>
          </table:table-cell>
          <table:table-cell office:value-type="float" office:value="-22.63046" calcext:value-type="float">
            <text:p>-22.63046</text:p>
          </table:table-cell>
          <table:table-cell office:value-type="float" office:value="0.2331065" calcext:value-type="float">
            <text:p>0.2331065</text:p>
          </table:table-cell>
          <table:table-cell office:value-type="float" office:value="0.5597639" calcext:value-type="float">
            <text:p>0.5597639</text:p>
          </table:table-cell>
          <table:table-cell office:value-type="float" office:value="0.02746399" calcext:value-type="float">
            <text:p>0.02746399</text:p>
          </table:table-cell>
          <table:table-cell office:value-type="float" office:value="0.00006563807" calcext:value-type="float">
            <text:p>6.563807E-05</text:p>
          </table:table-cell>
          <table:table-cell office:value-type="float" office:value="0.2518422" calcext:value-type="float">
            <text:p>0.2518422</text:p>
          </table:table-cell>
          <table:table-cell office:value-type="float" office:value="-0.01268133" calcext:value-type="float">
            <text:p>-0.01268133</text:p>
          </table:table-cell>
          <table:table-cell office:value-type="float" office:value="-0.04777737" calcext:value-type="float">
            <text:p>-0.04777737</text:p>
          </table:table-cell>
          <table:table-cell office:value-type="float" office:value="0.004941823" calcext:value-type="float">
            <text:p>0.004941823</text:p>
          </table:table-cell>
          <table:table-cell office:value-type="float" office:value="0.002241699" calcext:value-type="float">
            <text:p>0.002241699</text:p>
          </table:table-cell>
          <table:table-cell office:value-type="float" office:value="12.8661" calcext:value-type="float">
            <text:p>12.8661</text:p>
          </table:table-cell>
          <table:table-cell office:value-type="float" office:value="0.06671368" calcext:value-type="float">
            <text:p>0.06671368</text:p>
          </table:table-cell>
          <table:table-cell office:value-type="float" office:value="0.08431412" calcext:value-type="float">
            <text:p>0.08431412</text:p>
          </table:table-cell>
          <table:table-cell office:value-type="float" office:value="0.05342904" calcext:value-type="float">
            <text:p>0.05342904</text:p>
          </table:table-cell>
          <table:table-cell office:value-type="float" office:value="0.0354045" calcext:value-type="float">
            <text:p>0.0354045</text:p>
          </table:table-cell>
          <table:table-cell office:value-type="float" office:value="0.03802152" calcext:value-type="float">
            <text:p>0.03802152</text:p>
          </table:table-cell>
          <table:table-cell office:value-type="float" office:value="0.01036078" calcext:value-type="float">
            <text:p>0.01036078</text:p>
          </table:table-cell>
          <table:table-cell office:value-type="float" office:value="0.006081955" calcext:value-type="float">
            <text:p>0.006081955</text:p>
          </table:table-cell>
          <table:table-cell office:value-type="float" office:value="0.01625502" calcext:value-type="float">
            <text:p>0.01625502</text:p>
          </table:table-cell>
          <table:table-cell office:value-type="float" office:value="0.01676324" calcext:value-type="float">
            <text:p>0.01676324</text:p>
          </table:table-cell>
          <table:table-cell office:value-type="float" office:value="0.01668129" calcext:value-type="float">
            <text:p>0.01668129</text:p>
          </table:table-cell>
          <table:table-cell office:value-type="float" office:value="0.01756873" calcext:value-type="float">
            <text:p>0.01756873</text:p>
          </table:table-cell>
          <table:table-cell office:value-type="float" office:value="0.01947934" calcext:value-type="float">
            <text:p>0.01947934</text:p>
          </table:table-cell>
          <table:table-cell office:value-type="float" office:value="0.004866799" calcext:value-type="float">
            <text:p>0.004866799</text:p>
          </table:table-cell>
          <table:table-cell office:value-type="float" office:value="0.004124742" calcext:value-type="float">
            <text:p>0.004124742</text:p>
          </table:table-cell>
          <table:table-cell office:value-type="float" office:value="0" calcext:value-type="float">
            <text:p>0</text:p>
          </table:table-cell>
          <table:table-cell office:value-type="float" office:value="0.01572097" calcext:value-type="float">
            <text:p>0.01572097</text:p>
          </table:table-cell>
          <table:table-cell office:value-type="float" office:value="0.01658705" calcext:value-type="float">
            <text:p>0.01658705</text:p>
          </table:table-cell>
          <table:table-cell office:value-type="float" office:value="0.01722193" calcext:value-type="float">
            <text:p>0.01722193</text:p>
          </table:table-cell>
          <table:table-cell office:value-type="float" office:value="0.01588758" calcext:value-type="float">
            <text:p>0.01588758</text:p>
          </table:table-cell>
          <table:table-cell office:value-type="float" office:value="0.01698972" calcext:value-type="float">
            <text:p>0.01698972</text:p>
          </table:table-cell>
          <table:table-cell office:value-type="float" office:value="0.007057786" calcext:value-type="float">
            <text:p>0.007057786</text:p>
          </table:table-cell>
          <table:table-cell office:value-type="float" office:value="0.009591842" calcext:value-type="float">
            <text:p>0.009591842</text:p>
          </table:table-cell>
          <table:table-cell office:value-type="float" office:value="0.01241175" calcext:value-type="float">
            <text:p>0.01241175</text:p>
          </table:table-cell>
          <table:table-cell office:value-type="float" office:value="0.01997814" calcext:value-type="float">
            <text:p>0.01997814</text:p>
          </table:table-cell>
          <table:table-cell office:value-type="float" office:value="0.05052021" calcext:value-type="float">
            <text:p>0.05052021</text:p>
          </table:table-cell>
          <table:table-cell office:value-type="float" office:value="0.01868329" calcext:value-type="float">
            <text:p>0.01868329</text:p>
          </table:table-cell>
          <table:table-cell office:value-type="float" office:value="0.1957751" calcext:value-type="float">
            <text:p>0.1957751</text:p>
          </table:table-cell>
          <table:table-cell office:value-type="float" office:value="0.3317461" calcext:value-type="float">
            <text:p>0.3317461</text:p>
          </table:table-cell>
          <table:table-cell office:value-type="float" office:value="0.3480138" calcext:value-type="float">
            <text:p>0.3480138</text:p>
          </table:table-cell>
          <table:table-cell office:value-type="float" office:value="0" calcext:value-type="float">
            <text:p>0</text:p>
          </table:table-cell>
          <table:table-cell office:value-type="float" office:value="149.6381" calcext:value-type="float">
            <text:p>149.6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53469" calcext:value-type="float">
            <text:p>6.553469</text:p>
          </table:table-cell>
          <table:table-cell office:value-type="float" office:value="0" calcext:value-type="float">
            <text:p>0</text:p>
          </table:table-cell>
          <table:table-cell office:value-type="float" office:value="-0.1078008" calcext:value-type="float">
            <text:p>-0.10780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27.37416" calcext:value-type="float">
            <text:p>27.37416</text:p>
          </table:table-cell>
          <table:table-cell office:value-type="float" office:value="1093.763" calcext:value-type="float">
            <text:p>1093.763</text:p>
          </table:table-cell>
          <table:table-cell office:value-type="float" office:value="0" calcext:value-type="float">
            <text:p>0</text:p>
          </table:table-cell>
          <table:table-cell office:value-type="float" office:value="-22.93472" calcext:value-type="float">
            <text:p>-22.93472</text:p>
          </table:table-cell>
          <table:table-cell office:value-type="float" office:value="0.2199544" calcext:value-type="float">
            <text:p>0.2199544</text:p>
          </table:table-cell>
          <table:table-cell office:value-type="float" office:value="0.547794" calcext:value-type="float">
            <text:p>0.547794</text:p>
          </table:table-cell>
          <table:table-cell office:value-type="float" office:value="0.02746399" calcext:value-type="float">
            <text:p>0.02746399</text:p>
          </table:table-cell>
          <table:table-cell office:value-type="float" office:value="0.00006563807" calcext:value-type="float">
            <text:p>6.563807E-05</text:p>
          </table:table-cell>
          <table:table-cell office:value-type="float" office:value="0.2518422" calcext:value-type="float">
            <text:p>0.2518422</text:p>
          </table:table-cell>
          <table:table-cell office:value-type="float" office:value="-0.01272833" calcext:value-type="float">
            <text:p>-0.01272833</text:p>
          </table:table-cell>
          <table:table-cell office:value-type="float" office:value="-0.04826976" calcext:value-type="float">
            <text:p>-0.04826976</text:p>
          </table:table-cell>
          <table:table-cell office:value-type="float" office:value="0.004968179" calcext:value-type="float">
            <text:p>0.004968179</text:p>
          </table:table-cell>
          <table:table-cell office:value-type="float" office:value="0.002288119" calcext:value-type="float">
            <text:p>0.002288119</text:p>
          </table:table-cell>
          <table:table-cell office:value-type="float" office:value="12.88172" calcext:value-type="float">
            <text:p>12.88172</text:p>
          </table:table-cell>
          <table:table-cell office:value-type="float" office:value="0.07817644" calcext:value-type="float">
            <text:p>0.07817644</text:p>
          </table:table-cell>
          <table:table-cell office:value-type="float" office:value="0.07655613" calcext:value-type="float">
            <text:p>0.07655613</text:p>
          </table:table-cell>
          <table:table-cell office:value-type="float" office:value="0.05370424" calcext:value-type="float">
            <text:p>0.05370424</text:p>
          </table:table-cell>
          <table:table-cell office:value-type="float" office:value="0.03565342" calcext:value-type="float">
            <text:p>0.03565342</text:p>
          </table:table-cell>
          <table:table-cell office:value-type="float" office:value="0.0381293" calcext:value-type="float">
            <text:p>0.0381293</text:p>
          </table:table-cell>
          <table:table-cell office:value-type="float" office:value="0.01034013" calcext:value-type="float">
            <text:p>0.01034013</text:p>
          </table:table-cell>
          <table:table-cell office:value-type="float" office:value="0.005976455" calcext:value-type="float">
            <text:p>0.005976455</text:p>
          </table:table-cell>
          <table:table-cell office:value-type="float" office:value="0.01619905" calcext:value-type="float">
            <text:p>0.01619905</text:p>
          </table:table-cell>
          <table:table-cell office:value-type="float" office:value="0.01669381" calcext:value-type="float">
            <text:p>0.01669381</text:p>
          </table:table-cell>
          <table:table-cell office:value-type="float" office:value="0.01665197" calcext:value-type="float">
            <text:p>0.01665197</text:p>
          </table:table-cell>
          <table:table-cell office:value-type="float" office:value="0.01762224" calcext:value-type="float">
            <text:p>0.01762224</text:p>
          </table:table-cell>
          <table:table-cell office:value-type="float" office:value="0.01946976" calcext:value-type="float">
            <text:p>0.01946976</text:p>
          </table:table-cell>
          <table:table-cell office:value-type="float" office:value="0.004876223" calcext:value-type="float">
            <text:p>0.004876223</text:p>
          </table:table-cell>
          <table:table-cell office:value-type="float" office:value="0.004109938" calcext:value-type="float">
            <text:p>0.004109938</text:p>
          </table:table-cell>
          <table:table-cell office:value-type="float" office:value="0" calcext:value-type="float">
            <text:p>0</text:p>
          </table:table-cell>
          <table:table-cell office:value-type="float" office:value="0.01703119" calcext:value-type="float">
            <text:p>0.01703119</text:p>
          </table:table-cell>
          <table:table-cell office:value-type="float" office:value="0.01382796" calcext:value-type="float">
            <text:p>0.01382796</text:p>
          </table:table-cell>
          <table:table-cell office:value-type="float" office:value="0.01661508" calcext:value-type="float">
            <text:p>0.01661508</text:p>
          </table:table-cell>
          <table:table-cell office:value-type="float" office:value="0.01539157" calcext:value-type="float">
            <text:p>0.01539157</text:p>
          </table:table-cell>
          <table:table-cell office:value-type="float" office:value="0.01647367" calcext:value-type="float">
            <text:p>0.01647367</text:p>
          </table:table-cell>
          <table:table-cell office:value-type="float" office:value="0.006987286" calcext:value-type="float">
            <text:p>0.006987286</text:p>
          </table:table-cell>
          <table:table-cell office:value-type="float" office:value="0.009233539" calcext:value-type="float">
            <text:p>0.009233539</text:p>
          </table:table-cell>
          <table:table-cell office:value-type="float" office:value="0.01232544" calcext:value-type="float">
            <text:p>0.01232544</text:p>
          </table:table-cell>
          <table:table-cell office:value-type="float" office:value="0.01983762" calcext:value-type="float">
            <text:p>0.01983762</text:p>
          </table:table-cell>
          <table:table-cell office:value-type="float" office:value="0.05040426" calcext:value-type="float">
            <text:p>0.05040426</text:p>
          </table:table-cell>
          <table:table-cell office:value-type="float" office:value="0.01867733" calcext:value-type="float">
            <text:p>0.01867733</text:p>
          </table:table-cell>
          <table:table-cell office:value-type="float" office:value="0.173526" calcext:value-type="float">
            <text:p>0.173526</text:p>
          </table:table-cell>
          <table:table-cell office:value-type="float" office:value="0.3369001" calcext:value-type="float">
            <text:p>0.3369001</text:p>
          </table:table-cell>
          <table:table-cell office:value-type="float" office:value="0.3423052" calcext:value-type="float">
            <text:p>0.3423052</text:p>
          </table:table-cell>
          <table:table-cell office:value-type="float" office:value="0" calcext:value-type="float">
            <text:p>0</text:p>
          </table:table-cell>
          <table:table-cell office:value-type="float" office:value="138.8752" calcext:value-type="float">
            <text:p>138.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08253" calcext:value-type="float">
            <text:p>6.608253</text:p>
          </table:table-cell>
          <table:table-cell office:value-type="float" office:value="0" calcext:value-type="float">
            <text:p>0</text:p>
          </table:table-cell>
          <table:table-cell office:value-type="float" office:value="-0.1079089" calcext:value-type="float">
            <text:p>-0.107908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27.33749" calcext:value-type="float">
            <text:p>27.33749</text:p>
          </table:table-cell>
          <table:table-cell office:value-type="float" office:value="1093.766" calcext:value-type="float">
            <text:p>1093.766</text:p>
          </table:table-cell>
          <table:table-cell office:value-type="float" office:value="0" calcext:value-type="float">
            <text:p>0</text:p>
          </table:table-cell>
          <table:table-cell office:value-type="float" office:value="-23.22934" calcext:value-type="float">
            <text:p>-23.22934</text:p>
          </table:table-cell>
          <table:table-cell office:value-type="float" office:value="0.2034961" calcext:value-type="float">
            <text:p>0.2034961</text:p>
          </table:table-cell>
          <table:table-cell office:value-type="float" office:value="0.5339516" calcext:value-type="float">
            <text:p>0.5339516</text:p>
          </table:table-cell>
          <table:table-cell office:value-type="float" office:value="0.0282653" calcext:value-type="float">
            <text:p>0.0282653</text:p>
          </table:table-cell>
          <table:table-cell office:value-type="float" office:value="0.0001027512" calcext:value-type="float">
            <text:p>0.0001027512</text:p>
          </table:table-cell>
          <table:table-cell office:value-type="float" office:value="0.2523773" calcext:value-type="float">
            <text:p>0.2523773</text:p>
          </table:table-cell>
          <table:table-cell office:value-type="float" office:value="-0.01354935" calcext:value-type="float">
            <text:p>-0.01354935</text:p>
          </table:table-cell>
          <table:table-cell office:value-type="float" office:value="-0.04877342" calcext:value-type="float">
            <text:p>-0.04877342</text:p>
          </table:table-cell>
          <table:table-cell office:value-type="float" office:value="0.004989835" calcext:value-type="float">
            <text:p>0.004989835</text:p>
          </table:table-cell>
          <table:table-cell office:value-type="float" office:value="0.002391664" calcext:value-type="float">
            <text:p>0.002391664</text:p>
          </table:table-cell>
          <table:table-cell office:value-type="float" office:value="12.92378" calcext:value-type="float">
            <text:p>12.92378</text:p>
          </table:table-cell>
          <table:table-cell office:value-type="float" office:value="0.07764547" calcext:value-type="float">
            <text:p>0.07764547</text:p>
          </table:table-cell>
          <table:table-cell office:value-type="float" office:value="0.1754739" calcext:value-type="float">
            <text:p>0.1754739</text:p>
          </table:table-cell>
          <table:table-cell office:value-type="float" office:value="0.05796751" calcext:value-type="float">
            <text:p>0.05796751</text:p>
          </table:table-cell>
          <table:table-cell office:value-type="float" office:value="0.03765304" calcext:value-type="float">
            <text:p>0.03765304</text:p>
          </table:table-cell>
          <table:table-cell office:value-type="float" office:value="0.04001921" calcext:value-type="float">
            <text:p>0.04001921</text:p>
          </table:table-cell>
          <table:table-cell office:value-type="float" office:value="0.0106048" calcext:value-type="float">
            <text:p>0.0106048</text:p>
          </table:table-cell>
          <table:table-cell office:value-type="float" office:value="0.006425779" calcext:value-type="float">
            <text:p>0.006425779</text:p>
          </table:table-cell>
          <table:table-cell office:value-type="float" office:value="0.01615401" calcext:value-type="float">
            <text:p>0.01615401</text:p>
          </table:table-cell>
          <table:table-cell office:value-type="float" office:value="0.01663047" calcext:value-type="float">
            <text:p>0.01663047</text:p>
          </table:table-cell>
          <table:table-cell office:value-type="float" office:value="0.01662465" calcext:value-type="float">
            <text:p>0.01662465</text:p>
          </table:table-cell>
          <table:table-cell office:value-type="float" office:value="0.01766671" calcext:value-type="float">
            <text:p>0.01766671</text:p>
          </table:table-cell>
          <table:table-cell office:value-type="float" office:value="0.01946688" calcext:value-type="float">
            <text:p>0.01946688</text:p>
          </table:table-cell>
          <table:table-cell office:value-type="float" office:value="0.004869978" calcext:value-type="float">
            <text:p>0.004869978</text:p>
          </table:table-cell>
          <table:table-cell office:value-type="float" office:value="0.004110659" calcext:value-type="float">
            <text:p>0.004110659</text:p>
          </table:table-cell>
          <table:table-cell office:value-type="float" office:value="0" calcext:value-type="float">
            <text:p>0</text:p>
          </table:table-cell>
          <table:table-cell office:value-type="float" office:value="0.0547161" calcext:value-type="float">
            <text:p>0.0547161</text:p>
          </table:table-cell>
          <table:table-cell office:value-type="float" office:value="0.0461023" calcext:value-type="float">
            <text:p>0.0461023</text:p>
          </table:table-cell>
          <table:table-cell office:value-type="float" office:value="0.01663277" calcext:value-type="float">
            <text:p>0.01663277</text:p>
          </table:table-cell>
          <table:table-cell office:value-type="float" office:value="0.01595065" calcext:value-type="float">
            <text:p>0.01595065</text:p>
          </table:table-cell>
          <table:table-cell office:value-type="float" office:value="0.01603929" calcext:value-type="float">
            <text:p>0.01603929</text:p>
          </table:table-cell>
          <table:table-cell office:value-type="float" office:value="0.006768127" calcext:value-type="float">
            <text:p>0.006768127</text:p>
          </table:table-cell>
          <table:table-cell office:value-type="float" office:value="0.0106693" calcext:value-type="float">
            <text:p>0.0106693</text:p>
          </table:table-cell>
          <table:table-cell office:value-type="float" office:value="0.01227488" calcext:value-type="float">
            <text:p>0.01227488</text:p>
          </table:table-cell>
          <table:table-cell office:value-type="float" office:value="0.01972714" calcext:value-type="float">
            <text:p>0.01972714</text:p>
          </table:table-cell>
          <table:table-cell office:value-type="float" office:value="0.05032185" calcext:value-type="float">
            <text:p>0.05032185</text:p>
          </table:table-cell>
          <table:table-cell office:value-type="float" office:value="0.01868075" calcext:value-type="float">
            <text:p>0.01868075</text:p>
          </table:table-cell>
          <table:table-cell office:value-type="float" office:value="0.1521099" calcext:value-type="float">
            <text:p>0.1521099</text:p>
          </table:table-cell>
          <table:table-cell office:value-type="float" office:value="0.335283" calcext:value-type="float">
            <text:p>0.335283</text:p>
          </table:table-cell>
          <table:table-cell office:value-type="float" office:value="0.3445666" calcext:value-type="float">
            <text:p>0.3445666</text:p>
          </table:table-cell>
          <table:table-cell office:value-type="float" office:value="0" calcext:value-type="float">
            <text:p>0</text:p>
          </table:table-cell>
          <table:table-cell office:value-type="float" office:value="121.4195" calcext:value-type="float">
            <text:p>121.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67822" calcext:value-type="float">
            <text:p>6.667822</text:p>
          </table:table-cell>
          <table:table-cell office:value-type="float" office:value="0" calcext:value-type="float">
            <text:p>0</text:p>
          </table:table-cell>
          <table:table-cell office:value-type="float" office:value="-0.1110615" calcext:value-type="float">
            <text:p>-0.11106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27.32771" calcext:value-type="float">
            <text:p>27.32771</text:p>
          </table:table-cell>
          <table:table-cell office:value-type="float" office:value="1093.787" calcext:value-type="float">
            <text:p>1093.787</text:p>
          </table:table-cell>
          <table:table-cell office:value-type="float" office:value="0" calcext:value-type="float">
            <text:p>0</text:p>
          </table:table-cell>
          <table:table-cell office:value-type="float" office:value="-23.49468" calcext:value-type="float">
            <text:p>-23.49468</text:p>
          </table:table-cell>
          <table:table-cell office:value-type="float" office:value="0.1743226" calcext:value-type="float">
            <text:p>0.1743226</text:p>
          </table:table-cell>
          <table:table-cell office:value-type="float" office:value="0.5204549" calcext:value-type="float">
            <text:p>0.5204549</text:p>
          </table:table-cell>
          <table:table-cell office:value-type="float" office:value="0.0282653" calcext:value-type="float">
            <text:p>0.0282653</text:p>
          </table:table-cell>
          <table:table-cell office:value-type="float" office:value="0.0001047941" calcext:value-type="float">
            <text:p>0.0001047941</text:p>
          </table:table-cell>
          <table:table-cell office:value-type="float" office:value="0.2523773" calcext:value-type="float">
            <text:p>0.2523773</text:p>
          </table:table-cell>
          <table:table-cell office:value-type="float" office:value="-0.01435594" calcext:value-type="float">
            <text:p>-0.01435594</text:p>
          </table:table-cell>
          <table:table-cell office:value-type="float" office:value="-0.04915437" calcext:value-type="float">
            <text:p>-0.04915437</text:p>
          </table:table-cell>
          <table:table-cell office:value-type="float" office:value="0.005004762" calcext:value-type="float">
            <text:p>0.005004762</text:p>
          </table:table-cell>
          <table:table-cell office:value-type="float" office:value="0.002592461" calcext:value-type="float">
            <text:p>0.002592461</text:p>
          </table:table-cell>
          <table:table-cell office:value-type="float" office:value="13.05413" calcext:value-type="float">
            <text:p>13.05413</text:p>
          </table:table-cell>
          <table:table-cell office:value-type="float" office:value="0.06864264" calcext:value-type="float">
            <text:p>0.06864264</text:p>
          </table:table-cell>
          <table:table-cell office:value-type="float" office:value="0.1079242" calcext:value-type="float">
            <text:p>0.1079242</text:p>
          </table:table-cell>
          <table:table-cell office:value-type="float" office:value="0.05880728" calcext:value-type="float">
            <text:p>0.05880728</text:p>
          </table:table-cell>
          <table:table-cell office:value-type="float" office:value="0.03823264" calcext:value-type="float">
            <text:p>0.03823264</text:p>
          </table:table-cell>
          <table:table-cell office:value-type="float" office:value="0.04081888" calcext:value-type="float">
            <text:p>0.04081888</text:p>
          </table:table-cell>
          <table:table-cell office:value-type="float" office:value="0.0107914" calcext:value-type="float">
            <text:p>0.0107914</text:p>
          </table:table-cell>
          <table:table-cell office:value-type="float" office:value="0.006492732" calcext:value-type="float">
            <text:p>0.006492732</text:p>
          </table:table-cell>
          <table:table-cell office:value-type="float" office:value="0.01613285" calcext:value-type="float">
            <text:p>0.01613285</text:p>
          </table:table-cell>
          <table:table-cell office:value-type="float" office:value="0.01657875" calcext:value-type="float">
            <text:p>0.01657875</text:p>
          </table:table-cell>
          <table:table-cell office:value-type="float" office:value="0.01660453" calcext:value-type="float">
            <text:p>0.01660453</text:p>
          </table:table-cell>
          <table:table-cell office:value-type="float" office:value="0.01770335" calcext:value-type="float">
            <text:p>0.01770335</text:p>
          </table:table-cell>
          <table:table-cell office:value-type="float" office:value="0.019472" calcext:value-type="float">
            <text:p>0.019472</text:p>
          </table:table-cell>
          <table:table-cell office:value-type="float" office:value="0.004863468" calcext:value-type="float">
            <text:p>0.004863468</text:p>
          </table:table-cell>
          <table:table-cell office:value-type="float" office:value="0.004111751" calcext:value-type="float">
            <text:p>0.004111751</text:p>
          </table:table-cell>
          <table:table-cell office:value-type="float" office:value="0" calcext:value-type="float">
            <text:p>0</text:p>
          </table:table-cell>
          <table:table-cell office:value-type="float" office:value="0.02421976" calcext:value-type="float">
            <text:p>0.02421976</text:p>
          </table:table-cell>
          <table:table-cell office:value-type="float" office:value="0.02217557" calcext:value-type="float">
            <text:p>0.02217557</text:p>
          </table:table-cell>
          <table:table-cell office:value-type="float" office:value="0.0163394" calcext:value-type="float">
            <text:p>0.0163394</text:p>
          </table:table-cell>
          <table:table-cell office:value-type="float" office:value="0.0152623" calcext:value-type="float">
            <text:p>0.0152623</text:p>
          </table:table-cell>
          <table:table-cell office:value-type="float" office:value="0.01582329" calcext:value-type="float">
            <text:p>0.01582329</text:p>
          </table:table-cell>
          <table:table-cell office:value-type="float" office:value="0.006602238" calcext:value-type="float">
            <text:p>0.006602238</text:p>
          </table:table-cell>
          <table:table-cell office:value-type="float" office:value="0.01087762" calcext:value-type="float">
            <text:p>0.01087762</text:p>
          </table:table-cell>
          <table:table-cell office:value-type="float" office:value="0.01226497" calcext:value-type="float">
            <text:p>0.01226497</text:p>
          </table:table-cell>
          <table:table-cell office:value-type="float" office:value="0.01965281" calcext:value-type="float">
            <text:p>0.01965281</text:p>
          </table:table-cell>
          <table:table-cell office:value-type="float" office:value="0.05026811" calcext:value-type="float">
            <text:p>0.05026811</text:p>
          </table:table-cell>
          <table:table-cell office:value-type="float" office:value="0.01868656" calcext:value-type="float">
            <text:p>0.01868656</text:p>
          </table:table-cell>
          <table:table-cell office:value-type="float" office:value="0.1316562" calcext:value-type="float">
            <text:p>0.1316562</text:p>
          </table:table-cell>
          <table:table-cell office:value-type="float" office:value="0.3335367" calcext:value-type="float">
            <text:p>0.3335367</text:p>
          </table:table-cell>
          <table:table-cell office:value-type="float" office:value="0.3469502" calcext:value-type="float">
            <text:p>0.3469502</text:p>
          </table:table-cell>
          <table:table-cell office:value-type="float" office:value="0" calcext:value-type="float">
            <text:p>0</text:p>
          </table:table-cell>
          <table:table-cell office:value-type="float" office:value="98.9174" calcext:value-type="float">
            <text:p>98.9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2052" calcext:value-type="float">
            <text:p>6.712052</text:p>
          </table:table-cell>
          <table:table-cell office:value-type="float" office:value="0" calcext:value-type="float">
            <text:p>0</text:p>
          </table:table-cell>
          <table:table-cell office:value-type="float" office:value="-0.1134309" calcext:value-type="float">
            <text:p>-0.11343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27.2826" calcext:value-type="float">
            <text:p>27.2826</text:p>
          </table:table-cell>
          <table:table-cell office:value-type="float" office:value="1093.803" calcext:value-type="float">
            <text:p>1093.803</text:p>
          </table:table-cell>
          <table:table-cell office:value-type="float" office:value="0" calcext:value-type="float">
            <text:p>0</text:p>
          </table:table-cell>
          <table:table-cell office:value-type="float" office:value="-23.79087" calcext:value-type="float">
            <text:p>-23.79087</text:p>
          </table:table-cell>
          <table:table-cell office:value-type="float" office:value="0.1554349" calcext:value-type="float">
            <text:p>0.1554349</text:p>
          </table:table-cell>
          <table:table-cell office:value-type="float" office:value="0.508064" calcext:value-type="float">
            <text:p>0.508064</text:p>
          </table:table-cell>
          <table:table-cell office:value-type="float" office:value="0.0282653" calcext:value-type="float">
            <text:p>0.0282653</text:p>
          </table:table-cell>
          <table:table-cell office:value-type="float" office:value="0.0001047941" calcext:value-type="float">
            <text:p>0.0001047941</text:p>
          </table:table-cell>
          <table:table-cell office:value-type="float" office:value="0.2523773" calcext:value-type="float">
            <text:p>0.2523773</text:p>
          </table:table-cell>
          <table:table-cell office:value-type="float" office:value="-0.01462305" calcext:value-type="float">
            <text:p>-0.01462305</text:p>
          </table:table-cell>
          <table:table-cell office:value-type="float" office:value="-0.04921544" calcext:value-type="float">
            <text:p>-0.04921544</text:p>
          </table:table-cell>
          <table:table-cell office:value-type="float" office:value="0.005022217" calcext:value-type="float">
            <text:p>0.005022217</text:p>
          </table:table-cell>
          <table:table-cell office:value-type="float" office:value="0.002762411" calcext:value-type="float">
            <text:p>0.002762411</text:p>
          </table:table-cell>
          <table:table-cell office:value-type="float" office:value="13.16187" calcext:value-type="float">
            <text:p>13.16187</text:p>
          </table:table-cell>
          <table:table-cell office:value-type="float" office:value="0.06022625" calcext:value-type="float">
            <text:p>0.06022625</text:p>
          </table:table-cell>
          <table:table-cell office:value-type="float" office:value="0.09087041" calcext:value-type="float">
            <text:p>0.09087041</text:p>
          </table:table-cell>
          <table:table-cell office:value-type="float" office:value="0.05953789" calcext:value-type="float">
            <text:p>0.05953789</text:p>
          </table:table-cell>
          <table:table-cell office:value-type="float" office:value="0.03886952" calcext:value-type="float">
            <text:p>0.03886952</text:p>
          </table:table-cell>
          <table:table-cell office:value-type="float" office:value="0.04141443" calcext:value-type="float">
            <text:p>0.04141443</text:p>
          </table:table-cell>
          <table:table-cell office:value-type="float" office:value="0.01090758" calcext:value-type="float">
            <text:p>0.01090758</text:p>
          </table:table-cell>
          <table:table-cell office:value-type="float" office:value="0.006462922" calcext:value-type="float">
            <text:p>0.006462922</text:p>
          </table:table-cell>
          <table:table-cell office:value-type="float" office:value="0.01611614" calcext:value-type="float">
            <text:p>0.01611614</text:p>
          </table:table-cell>
          <table:table-cell office:value-type="float" office:value="0.01653238" calcext:value-type="float">
            <text:p>0.01653238</text:p>
          </table:table-cell>
          <table:table-cell office:value-type="float" office:value="0.01658397" calcext:value-type="float">
            <text:p>0.01658397</text:p>
          </table:table-cell>
          <table:table-cell office:value-type="float" office:value="0.01773156" calcext:value-type="float">
            <text:p>0.01773156</text:p>
          </table:table-cell>
          <table:table-cell office:value-type="float" office:value="0.01947971" calcext:value-type="float">
            <text:p>0.01947971</text:p>
          </table:table-cell>
          <table:table-cell office:value-type="float" office:value="0.004857888" calcext:value-type="float">
            <text:p>0.004857888</text:p>
          </table:table-cell>
          <table:table-cell office:value-type="float" office:value="0.004111987" calcext:value-type="float">
            <text:p>0.004111987</text:p>
          </table:table-cell>
          <table:table-cell office:value-type="float" office:value="0" calcext:value-type="float">
            <text:p>0</text:p>
          </table:table-cell>
          <table:table-cell office:value-type="float" office:value="0.01772867" calcext:value-type="float">
            <text:p>0.01772867</text:p>
          </table:table-cell>
          <table:table-cell office:value-type="float" office:value="0.01742469" calcext:value-type="float">
            <text:p>0.01742469</text:p>
          </table:table-cell>
          <table:table-cell office:value-type="float" office:value="0.01609219" calcext:value-type="float">
            <text:p>0.01609219</text:p>
          </table:table-cell>
          <table:table-cell office:value-type="float" office:value="0.01476509" calcext:value-type="float">
            <text:p>0.01476509</text:p>
          </table:table-cell>
          <table:table-cell office:value-type="float" office:value="0.01551148" calcext:value-type="float">
            <text:p>0.01551148</text:p>
          </table:table-cell>
          <table:table-cell office:value-type="float" office:value="0.006533254" calcext:value-type="float">
            <text:p>0.006533254</text:p>
          </table:table-cell>
          <table:table-cell office:value-type="float" office:value="0.01060196" calcext:value-type="float">
            <text:p>0.01060196</text:p>
          </table:table-cell>
          <table:table-cell office:value-type="float" office:value="0.01224025" calcext:value-type="float">
            <text:p>0.01224025</text:p>
          </table:table-cell>
          <table:table-cell office:value-type="float" office:value="0.01956046" calcext:value-type="float">
            <text:p>0.01956046</text:p>
          </table:table-cell>
          <table:table-cell office:value-type="float" office:value="0.05019135" calcext:value-type="float">
            <text:p>0.05019135</text:p>
          </table:table-cell>
          <table:table-cell office:value-type="float" office:value="0.01868589" calcext:value-type="float">
            <text:p>0.01868589</text:p>
          </table:table-cell>
          <table:table-cell office:value-type="float" office:value="0.111719" calcext:value-type="float">
            <text:p>0.111719</text:p>
          </table:table-cell>
          <table:table-cell office:value-type="float" office:value="0.33216" calcext:value-type="float">
            <text:p>0.33216</text:p>
          </table:table-cell>
          <table:table-cell office:value-type="float" office:value="0.3480625" calcext:value-type="float">
            <text:p>0.3480625</text:p>
          </table:table-cell>
          <table:table-cell office:value-type="float" office:value="0" calcext:value-type="float">
            <text:p>0</text:p>
          </table:table-cell>
          <table:table-cell office:value-type="float" office:value="83.57072" calcext:value-type="float">
            <text:p>83.57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64084" calcext:value-type="float">
            <text:p>6.764084</text:p>
          </table:table-cell>
          <table:table-cell office:value-type="float" office:value="0" calcext:value-type="float">
            <text:p>0</text:p>
          </table:table-cell>
          <table:table-cell office:value-type="float" office:value="-0.1136222" calcext:value-type="float">
            <text:p>-0.11362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27.28724" calcext:value-type="float">
            <text:p>27.28724</text:p>
          </table:table-cell>
          <table:table-cell office:value-type="float" office:value="1093.812" calcext:value-type="float">
            <text:p>1093.812</text:p>
          </table:table-cell>
          <table:table-cell office:value-type="float" office:value="0" calcext:value-type="float">
            <text:p>0</text:p>
          </table:table-cell>
          <table:table-cell office:value-type="float" office:value="-24.03022" calcext:value-type="float">
            <text:p>-24.03022</text:p>
          </table:table-cell>
          <table:table-cell office:value-type="float" office:value="0.1437461" calcext:value-type="float">
            <text:p>0.1437461</text:p>
          </table:table-cell>
          <table:table-cell office:value-type="float" office:value="0.4960852" calcext:value-type="float">
            <text:p>0.4960852</text:p>
          </table:table-cell>
          <table:table-cell office:value-type="float" office:value="0.0282653" calcext:value-type="float">
            <text:p>0.0282653</text:p>
          </table:table-cell>
          <table:table-cell office:value-type="float" office:value="0.0001047941" calcext:value-type="float">
            <text:p>0.0001047941</text:p>
          </table:table-cell>
          <table:table-cell office:value-type="float" office:value="0.2523773" calcext:value-type="float">
            <text:p>0.2523773</text:p>
          </table:table-cell>
          <table:table-cell office:value-type="float" office:value="-0.01462305" calcext:value-type="float">
            <text:p>-0.01462305</text:p>
          </table:table-cell>
          <table:table-cell office:value-type="float" office:value="-0.04920102" calcext:value-type="float">
            <text:p>-0.04920102</text:p>
          </table:table-cell>
          <table:table-cell office:value-type="float" office:value="0.005044157" calcext:value-type="float">
            <text:p>0.005044157</text:p>
          </table:table-cell>
          <table:table-cell office:value-type="float" office:value="0.002881546" calcext:value-type="float">
            <text:p>0.002881546</text:p>
          </table:table-cell>
          <table:table-cell office:value-type="float" office:value="13.22958" calcext:value-type="float">
            <text:p>13.22958</text:p>
          </table:table-cell>
          <table:table-cell office:value-type="float" office:value="0.05427863" calcext:value-type="float">
            <text:p>0.05427863</text:p>
          </table:table-cell>
          <table:table-cell office:value-type="float" office:value="0.08311895" calcext:value-type="float">
            <text:p>0.08311895</text:p>
          </table:table-cell>
          <table:table-cell office:value-type="float" office:value="0.05995061" calcext:value-type="float">
            <text:p>0.05995061</text:p>
          </table:table-cell>
          <table:table-cell office:value-type="float" office:value="0.03939509" calcext:value-type="float">
            <text:p>0.03939509</text:p>
          </table:table-cell>
          <table:table-cell office:value-type="float" office:value="0.0418711" calcext:value-type="float">
            <text:p>0.0418711</text:p>
          </table:table-cell>
          <table:table-cell office:value-type="float" office:value="0.01099061" calcext:value-type="float">
            <text:p>0.01099061</text:p>
          </table:table-cell>
          <table:table-cell office:value-type="float" office:value="0.00636974" calcext:value-type="float">
            <text:p>0.00636974</text:p>
          </table:table-cell>
          <table:table-cell office:value-type="float" office:value="0.01609896" calcext:value-type="float">
            <text:p>0.01609896</text:p>
          </table:table-cell>
          <table:table-cell office:value-type="float" office:value="0.01648824" calcext:value-type="float">
            <text:p>0.01648824</text:p>
          </table:table-cell>
          <table:table-cell office:value-type="float" office:value="0.01656193" calcext:value-type="float">
            <text:p>0.01656193</text:p>
          </table:table-cell>
          <table:table-cell office:value-type="float" office:value="0.01775202" calcext:value-type="float">
            <text:p>0.01775202</text:p>
          </table:table-cell>
          <table:table-cell office:value-type="float" office:value="0.01948759" calcext:value-type="float">
            <text:p>0.01948759</text:p>
          </table:table-cell>
          <table:table-cell office:value-type="float" office:value="0.004854108" calcext:value-type="float">
            <text:p>0.004854108</text:p>
          </table:table-cell>
          <table:table-cell office:value-type="float" office:value="0.00411043" calcext:value-type="float">
            <text:p>0.00411043</text:p>
          </table:table-cell>
          <table:table-cell office:value-type="float" office:value="0" calcext:value-type="float">
            <text:p>0</text:p>
          </table:table-cell>
          <table:table-cell office:value-type="float" office:value="0.01194853" calcext:value-type="float">
            <text:p>0.01194853</text:p>
          </table:table-cell>
          <table:table-cell office:value-type="float" office:value="0.01420571" calcext:value-type="float">
            <text:p>0.01420571</text:p>
          </table:table-cell>
          <table:table-cell office:value-type="float" office:value="0.01569024" calcext:value-type="float">
            <text:p>0.01569024</text:p>
          </table:table-cell>
          <table:table-cell office:value-type="float" office:value="0.01433104" calcext:value-type="float">
            <text:p>0.01433104</text:p>
          </table:table-cell>
          <table:table-cell office:value-type="float" office:value="0.01510797" calcext:value-type="float">
            <text:p>0.01510797</text:p>
          </table:table-cell>
          <table:table-cell office:value-type="float" office:value="0.006449818" calcext:value-type="float">
            <text:p>0.006449818</text:p>
          </table:table-cell>
          <table:table-cell office:value-type="float" office:value="0.01022036" calcext:value-type="float">
            <text:p>0.01022036</text:p>
          </table:table-cell>
          <table:table-cell office:value-type="float" office:value="0.01219922" calcext:value-type="float">
            <text:p>0.01219922</text:p>
          </table:table-cell>
          <table:table-cell office:value-type="float" office:value="0.01945399" calcext:value-type="float">
            <text:p>0.01945399</text:p>
          </table:table-cell>
          <table:table-cell office:value-type="float" office:value="0.05009724" calcext:value-type="float">
            <text:p>0.05009724</text:p>
          </table:table-cell>
          <table:table-cell office:value-type="float" office:value="0.01867921" calcext:value-type="float">
            <text:p>0.01867921</text:p>
          </table:table-cell>
          <table:table-cell office:value-type="float" office:value="0.09249964" calcext:value-type="float">
            <text:p>0.09249964</text:p>
          </table:table-cell>
          <table:table-cell office:value-type="float" office:value="0.3314315" calcext:value-type="float">
            <text:p>0.3314315</text:p>
          </table:table-cell>
          <table:table-cell office:value-type="float" office:value="0.3480696" calcext:value-type="float">
            <text:p>0.3480696</text:p>
          </table:table-cell>
          <table:table-cell office:value-type="float" office:value="0" calcext:value-type="float">
            <text:p>0</text:p>
          </table:table-cell>
          <table:table-cell office:value-type="float" office:value="73.7787" calcext:value-type="float">
            <text:p>73.7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23764" calcext:value-type="float">
            <text:p>6.823764</text:p>
          </table:table-cell>
          <table:table-cell office:value-type="float" office:value="0" calcext:value-type="float">
            <text:p>0</text:p>
          </table:table-cell>
          <table:table-cell office:value-type="float" office:value="-0.1137961" calcext:value-type="float">
            <text:p>-0.11379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27.25378" calcext:value-type="float">
            <text:p>27.25378</text:p>
          </table:table-cell>
          <table:table-cell office:value-type="float" office:value="1093.799" calcext:value-type="float">
            <text:p>1093.799</text:p>
          </table:table-cell>
          <table:table-cell office:value-type="float" office:value="0" calcext:value-type="float">
            <text:p>0</text:p>
          </table:table-cell>
          <table:table-cell office:value-type="float" office:value="-24.32096" calcext:value-type="float">
            <text:p>-24.32096</text:p>
          </table:table-cell>
          <table:table-cell office:value-type="float" office:value="0.1412243" calcext:value-type="float">
            <text:p>0.1412243</text:p>
          </table:table-cell>
          <table:table-cell office:value-type="float" office:value="0.4888907" calcext:value-type="float">
            <text:p>0.4888907</text:p>
          </table:table-cell>
          <table:table-cell office:value-type="float" office:value="0.0282653" calcext:value-type="float">
            <text:p>0.0282653</text:p>
          </table:table-cell>
          <table:table-cell office:value-type="float" office:value="0.0001047941" calcext:value-type="float">
            <text:p>0.0001047941</text:p>
          </table:table-cell>
          <table:table-cell office:value-type="float" office:value="0.2523773" calcext:value-type="float">
            <text:p>0.2523773</text:p>
          </table:table-cell>
          <table:table-cell office:value-type="float" office:value="-0.01462305" calcext:value-type="float">
            <text:p>-0.01462305</text:p>
          </table:table-cell>
          <table:table-cell office:value-type="float" office:value="-0.0493135" calcext:value-type="float">
            <text:p>-0.0493135</text:p>
          </table:table-cell>
          <table:table-cell office:value-type="float" office:value="0.005072818" calcext:value-type="float">
            <text:p>0.005072818</text:p>
          </table:table-cell>
          <table:table-cell office:value-type="float" office:value="0.002896824" calcext:value-type="float">
            <text:p>0.002896824</text:p>
          </table:table-cell>
          <table:table-cell office:value-type="float" office:value="13.21062" calcext:value-type="float">
            <text:p>13.21062</text:p>
          </table:table-cell>
          <table:table-cell office:value-type="float" office:value="0.07032667" calcext:value-type="float">
            <text:p>0.07032667</text:p>
          </table:table-cell>
          <table:table-cell office:value-type="float" office:value="0.07343399" calcext:value-type="float">
            <text:p>0.07343399</text:p>
          </table:table-cell>
          <table:table-cell office:value-type="float" office:value="0.0560818" calcext:value-type="float">
            <text:p>0.0560818</text:p>
          </table:table-cell>
          <table:table-cell office:value-type="float" office:value="0.03775259" calcext:value-type="float">
            <text:p>0.03775259</text:p>
          </table:table-cell>
          <table:table-cell office:value-type="float" office:value="0.04052731" calcext:value-type="float">
            <text:p>0.04052731</text:p>
          </table:table-cell>
          <table:table-cell office:value-type="float" office:value="0.01079651" calcext:value-type="float">
            <text:p>0.01079651</text:p>
          </table:table-cell>
          <table:table-cell office:value-type="float" office:value="0.006207125" calcext:value-type="float">
            <text:p>0.006207125</text:p>
          </table:table-cell>
          <table:table-cell office:value-type="float" office:value="0.01607137" calcext:value-type="float">
            <text:p>0.01607137</text:p>
          </table:table-cell>
          <table:table-cell office:value-type="float" office:value="0.01643956" calcext:value-type="float">
            <text:p>0.01643956</text:p>
          </table:table-cell>
          <table:table-cell office:value-type="float" office:value="0.0165355" calcext:value-type="float">
            <text:p>0.0165355</text:p>
          </table:table-cell>
          <table:table-cell office:value-type="float" office:value="0.0177626" calcext:value-type="float">
            <text:p>0.0177626</text:p>
          </table:table-cell>
          <table:table-cell office:value-type="float" office:value="0.01949292" calcext:value-type="float">
            <text:p>0.01949292</text:p>
          </table:table-cell>
          <table:table-cell office:value-type="float" office:value="0.004850322" calcext:value-type="float">
            <text:p>0.004850322</text:p>
          </table:table-cell>
          <table:table-cell office:value-type="float" office:value="0.004108861" calcext:value-type="float">
            <text:p>0.004108861</text:p>
          </table:table-cell>
          <table:table-cell office:value-type="float" office:value="0" calcext:value-type="float">
            <text:p>0</text:p>
          </table:table-cell>
          <table:table-cell office:value-type="float" office:value="0.01598869" calcext:value-type="float">
            <text:p>0.01598869</text:p>
          </table:table-cell>
          <table:table-cell office:value-type="float" office:value="0.01265713" calcext:value-type="float">
            <text:p>0.01265713</text:p>
          </table:table-cell>
          <table:table-cell office:value-type="float" office:value="0.01517392" calcext:value-type="float">
            <text:p>0.01517392</text:p>
          </table:table-cell>
          <table:table-cell office:value-type="float" office:value="0.0140782" calcext:value-type="float">
            <text:p>0.0140782</text:p>
          </table:table-cell>
          <table:table-cell office:value-type="float" office:value="0.01478927" calcext:value-type="float">
            <text:p>0.01478927</text:p>
          </table:table-cell>
          <table:table-cell office:value-type="float" office:value="0.006449428" calcext:value-type="float">
            <text:p>0.006449428</text:p>
          </table:table-cell>
          <table:table-cell office:value-type="float" office:value="0.009726292" calcext:value-type="float">
            <text:p>0.009726292</text:p>
          </table:table-cell>
          <table:table-cell office:value-type="float" office:value="0.01212823" calcext:value-type="float">
            <text:p>0.01212823</text:p>
          </table:table-cell>
          <table:table-cell office:value-type="float" office:value="0.01931376" calcext:value-type="float">
            <text:p>0.01931376</text:p>
          </table:table-cell>
          <table:table-cell office:value-type="float" office:value="0.04997629" calcext:value-type="float">
            <text:p>0.04997629</text:p>
          </table:table-cell>
          <table:table-cell office:value-type="float" office:value="0.01866197" calcext:value-type="float">
            <text:p>0.01866197</text:p>
          </table:table-cell>
          <table:table-cell office:value-type="float" office:value="0.0742775" calcext:value-type="float">
            <text:p>0.0742775</text:p>
          </table:table-cell>
          <table:table-cell office:value-type="float" office:value="0.3306803" calcext:value-type="float">
            <text:p>0.3306803</text:p>
          </table:table-cell>
          <table:table-cell office:value-type="float" office:value="0.3480766" calcext:value-type="float">
            <text:p>0.3480766</text:p>
          </table:table-cell>
          <table:table-cell office:value-type="float" office:value="0" calcext:value-type="float">
            <text:p>0</text:p>
          </table:table-cell>
          <table:table-cell office:value-type="float" office:value="72.23785" calcext:value-type="float">
            <text:p>72.23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94507" calcext:value-type="float">
            <text:p>6.894507</text:p>
          </table:table-cell>
          <table:table-cell office:value-type="float" office:value="0" calcext:value-type="float">
            <text:p>0</text:p>
          </table:table-cell>
          <table:table-cell office:value-type="float" office:value="-0.1139076" calcext:value-type="float">
            <text:p>-0.11390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27.21267" calcext:value-type="float">
            <text:p>27.21267</text:p>
          </table:table-cell>
          <table:table-cell office:value-type="float" office:value="1093.8" calcext:value-type="float">
            <text:p>1093.8</text:p>
          </table:table-cell>
          <table:table-cell office:value-type="float" office:value="0" calcext:value-type="float">
            <text:p>0</text:p>
          </table:table-cell>
          <table:table-cell office:value-type="float" office:value="-24.62082" calcext:value-type="float">
            <text:p>-24.62082</text:p>
          </table:table-cell>
          <table:table-cell office:value-type="float" office:value="0.1354604" calcext:value-type="float">
            <text:p>0.1354604</text:p>
          </table:table-cell>
          <table:table-cell office:value-type="float" office:value="0.4770067" calcext:value-type="float">
            <text:p>0.4770067</text:p>
          </table:table-cell>
          <table:table-cell office:value-type="float" office:value="0.02914466" calcext:value-type="float">
            <text:p>0.02914466</text:p>
          </table:table-cell>
          <table:table-cell office:value-type="float" office:value="0.0001394174" calcext:value-type="float">
            <text:p>0.0001394174</text:p>
          </table:table-cell>
          <table:table-cell office:value-type="float" office:value="0.2526932" calcext:value-type="float">
            <text:p>0.2526932</text:p>
          </table:table-cell>
          <table:table-cell office:value-type="float" office:value="-0.01461247" calcext:value-type="float">
            <text:p>-0.01461247</text:p>
          </table:table-cell>
          <table:table-cell office:value-type="float" office:value="-0.04955325" calcext:value-type="float">
            <text:p>-0.04955325</text:p>
          </table:table-cell>
          <table:table-cell office:value-type="float" office:value="0.005095119" calcext:value-type="float">
            <text:p>0.005095119</text:p>
          </table:table-cell>
          <table:table-cell office:value-type="float" office:value="0.003024545" calcext:value-type="float">
            <text:p>0.003024545</text:p>
          </table:table-cell>
          <table:table-cell office:value-type="float" office:value="13.24977" calcext:value-type="float">
            <text:p>13.24977</text:p>
          </table:table-cell>
          <table:table-cell office:value-type="float" office:value="0.06954527" calcext:value-type="float">
            <text:p>0.06954527</text:p>
          </table:table-cell>
          <table:table-cell office:value-type="float" office:value="0.1257121" calcext:value-type="float">
            <text:p>0.1257121</text:p>
          </table:table-cell>
          <table:table-cell office:value-type="float" office:value="0.05465915" calcext:value-type="float">
            <text:p>0.05465915</text:p>
          </table:table-cell>
          <table:table-cell office:value-type="float" office:value="0.03679872" calcext:value-type="float">
            <text:p>0.03679872</text:p>
          </table:table-cell>
          <table:table-cell office:value-type="float" office:value="0.03962911" calcext:value-type="float">
            <text:p>0.03962911</text:p>
          </table:table-cell>
          <table:table-cell office:value-type="float" office:value="0.01057809" calcext:value-type="float">
            <text:p>0.01057809</text:p>
          </table:table-cell>
          <table:table-cell office:value-type="float" office:value="0.006589946" calcext:value-type="float">
            <text:p>0.006589946</text:p>
          </table:table-cell>
          <table:table-cell office:value-type="float" office:value="0.0160207" calcext:value-type="float">
            <text:p>0.0160207</text:p>
          </table:table-cell>
          <table:table-cell office:value-type="float" office:value="0.01638719" calcext:value-type="float">
            <text:p>0.01638719</text:p>
          </table:table-cell>
          <table:table-cell office:value-type="float" office:value="0.01650648" calcext:value-type="float">
            <text:p>0.01650648</text:p>
          </table:table-cell>
          <table:table-cell office:value-type="float" office:value="0.01776498" calcext:value-type="float">
            <text:p>0.01776498</text:p>
          </table:table-cell>
          <table:table-cell office:value-type="float" office:value="0.01949433" calcext:value-type="float">
            <text:p>0.01949433</text:p>
          </table:table-cell>
          <table:table-cell office:value-type="float" office:value="0.004846526" calcext:value-type="float">
            <text:p>0.004846526</text:p>
          </table:table-cell>
          <table:table-cell office:value-type="float" office:value="0.004107286" calcext:value-type="float">
            <text:p>0.004107286</text:p>
          </table:table-cell>
          <table:table-cell office:value-type="float" office:value="0" calcext:value-type="float">
            <text:p>0</text:p>
          </table:table-cell>
          <table:table-cell office:value-type="float" office:value="0.05205887" calcext:value-type="float">
            <text:p>0.05205887</text:p>
          </table:table-cell>
          <table:table-cell office:value-type="float" office:value="0.04070245" calcext:value-type="float">
            <text:p>0.04070245</text:p>
          </table:table-cell>
          <table:table-cell office:value-type="float" office:value="0.01505184" calcext:value-type="float">
            <text:p>0.01505184</text:p>
          </table:table-cell>
          <table:table-cell office:value-type="float" office:value="0.01489253" calcext:value-type="float">
            <text:p>0.01489253</text:p>
          </table:table-cell>
          <table:table-cell office:value-type="float" office:value="0.01454823" calcext:value-type="float">
            <text:p>0.01454823</text:p>
          </table:table-cell>
          <table:table-cell office:value-type="float" office:value="0.006504195" calcext:value-type="float">
            <text:p>0.006504195</text:p>
          </table:table-cell>
          <table:table-cell office:value-type="float" office:value="0.01100725" calcext:value-type="float">
            <text:p>0.01100725</text:p>
          </table:table-cell>
          <table:table-cell office:value-type="float" office:value="0.01204686" calcext:value-type="float">
            <text:p>0.01204686</text:p>
          </table:table-cell>
          <table:table-cell office:value-type="float" office:value="0.01915066" calcext:value-type="float">
            <text:p>0.01915066</text:p>
          </table:table-cell>
          <table:table-cell office:value-type="float" office:value="0.04983211" calcext:value-type="float">
            <text:p>0.04983211</text:p>
          </table:table-cell>
          <table:table-cell office:value-type="float" office:value="0.0186404" calcext:value-type="float">
            <text:p>0.0186404</text:p>
          </table:table-cell>
          <table:table-cell office:value-type="float" office:value="0.05762802" calcext:value-type="float">
            <text:p>0.05762802</text:p>
          </table:table-cell>
          <table:table-cell office:value-type="float" office:value="0.3299047" calcext:value-type="float">
            <text:p>0.3299047</text:p>
          </table:table-cell>
          <table:table-cell office:value-type="float" office:value="0.3480837" calcext:value-type="float">
            <text:p>0.3480837</text:p>
          </table:table-cell>
          <table:table-cell office:value-type="float" office:value="0" calcext:value-type="float">
            <text:p>0</text:p>
          </table:table-cell>
          <table:table-cell office:value-type="float" office:value="65.78901" calcext:value-type="float">
            <text:p>65.78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54058" calcext:value-type="float">
            <text:p>6.954058</text:p>
          </table:table-cell>
          <table:table-cell office:value-type="float" office:value="0" calcext:value-type="float">
            <text:p>0</text:p>
          </table:table-cell>
          <table:table-cell office:value-type="float" office:value="-0.1161096" calcext:value-type="float">
            <text:p>-0.11610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27.19466" calcext:value-type="float">
            <text:p>27.19466</text:p>
          </table:table-cell>
          <table:table-cell office:value-type="float" office:value="1093.823" calcext:value-type="float">
            <text:p>1093.823</text:p>
          </table:table-cell>
          <table:table-cell office:value-type="float" office:value="0" calcext:value-type="float">
            <text:p>0</text:p>
          </table:table-cell>
          <table:table-cell office:value-type="float" office:value="-24.89335" calcext:value-type="float">
            <text:p>-24.89335</text:p>
          </table:table-cell>
          <table:table-cell office:value-type="float" office:value="0.1207673" calcext:value-type="float">
            <text:p>0.1207673</text:p>
          </table:table-cell>
          <table:table-cell office:value-type="float" office:value="0.4679221" calcext:value-type="float">
            <text:p>0.4679221</text:p>
          </table:table-cell>
          <table:table-cell office:value-type="float" office:value="0.02914466" calcext:value-type="float">
            <text:p>0.02914466</text:p>
          </table:table-cell>
          <table:table-cell office:value-type="float" office:value="0.0001394174" calcext:value-type="float">
            <text:p>0.0001394174</text:p>
          </table:table-cell>
          <table:table-cell office:value-type="float" office:value="0.2526932" calcext:value-type="float">
            <text:p>0.2526932</text:p>
          </table:table-cell>
          <table:table-cell office:value-type="float" office:value="-0.01502753" calcext:value-type="float">
            <text:p>-0.01502753</text:p>
          </table:table-cell>
          <table:table-cell office:value-type="float" office:value="-0.0496398" calcext:value-type="float">
            <text:p>-0.0496398</text:p>
          </table:table-cell>
          <table:table-cell office:value-type="float" office:value="0.005109205" calcext:value-type="float">
            <text:p>0.005109205</text:p>
          </table:table-cell>
          <table:table-cell office:value-type="float" office:value="0.003287537" calcext:value-type="float">
            <text:p>0.003287537</text:p>
          </table:table-cell>
          <table:table-cell office:value-type="float" office:value="13.36315" calcext:value-type="float">
            <text:p>13.36315</text:p>
          </table:table-cell>
          <table:table-cell office:value-type="float" office:value="0.05873563" calcext:value-type="float">
            <text:p>0.05873563</text:p>
          </table:table-cell>
          <table:table-cell office:value-type="float" office:value="0.1177976" calcext:value-type="float">
            <text:p>0.1177976</text:p>
          </table:table-cell>
          <table:table-cell office:value-type="float" office:value="0.05397829" calcext:value-type="float">
            <text:p>0.05397829</text:p>
          </table:table-cell>
          <table:table-cell office:value-type="float" office:value="0.03606006" calcext:value-type="float">
            <text:p>0.03606006</text:p>
          </table:table-cell>
          <table:table-cell office:value-type="float" office:value="0.0388998" calcext:value-type="float">
            <text:p>0.0388998</text:p>
          </table:table-cell>
          <table:table-cell office:value-type="float" office:value="0.01042558" calcext:value-type="float">
            <text:p>0.01042558</text:p>
          </table:table-cell>
          <table:table-cell office:value-type="float" office:value="0.006630985" calcext:value-type="float">
            <text:p>0.006630985</text:p>
          </table:table-cell>
          <table:table-cell office:value-type="float" office:value="0.01597119" calcext:value-type="float">
            <text:p>0.01597119</text:p>
          </table:table-cell>
          <table:table-cell office:value-type="float" office:value="0.01633856" calcext:value-type="float">
            <text:p>0.01633856</text:p>
          </table:table-cell>
          <table:table-cell office:value-type="float" office:value="0.01648525" calcext:value-type="float">
            <text:p>0.01648525</text:p>
          </table:table-cell>
          <table:table-cell office:value-type="float" office:value="0.01776852" calcext:value-type="float">
            <text:p>0.01776852</text:p>
          </table:table-cell>
          <table:table-cell office:value-type="float" office:value="0.01949658" calcext:value-type="float">
            <text:p>0.01949658</text:p>
          </table:table-cell>
          <table:table-cell office:value-type="float" office:value="0.004845179" calcext:value-type="float">
            <text:p>0.004845179</text:p>
          </table:table-cell>
          <table:table-cell office:value-type="float" office:value="0.004103235" calcext:value-type="float">
            <text:p>0.004103235</text:p>
          </table:table-cell>
          <table:table-cell office:value-type="float" office:value="0" calcext:value-type="float">
            <text:p>0</text:p>
          </table:table-cell>
          <table:table-cell office:value-type="float" office:value="0.03244123" calcext:value-type="float">
            <text:p>0.03244123</text:p>
          </table:table-cell>
          <table:table-cell office:value-type="float" office:value="0.01634202" calcext:value-type="float">
            <text:p>0.01634202</text:p>
          </table:table-cell>
          <table:table-cell office:value-type="float" office:value="0.01771073" calcext:value-type="float">
            <text:p>0.01771073</text:p>
          </table:table-cell>
          <table:table-cell office:value-type="float" office:value="0.01456597" calcext:value-type="float">
            <text:p>0.01456597</text:p>
          </table:table-cell>
          <table:table-cell office:value-type="float" office:value="0.01446328" calcext:value-type="float">
            <text:p>0.01446328</text:p>
          </table:table-cell>
          <table:table-cell office:value-type="float" office:value="0.006492312" calcext:value-type="float">
            <text:p>0.006492312</text:p>
          </table:table-cell>
          <table:table-cell office:value-type="float" office:value="0.01125719" calcext:value-type="float">
            <text:p>0.01125719</text:p>
          </table:table-cell>
          <table:table-cell office:value-type="float" office:value="0.01200328" calcext:value-type="float">
            <text:p>0.01200328</text:p>
          </table:table-cell>
          <table:table-cell office:value-type="float" office:value="0.01903732" calcext:value-type="float">
            <text:p>0.01903732</text:p>
          </table:table-cell>
          <table:table-cell office:value-type="float" office:value="0.04973206" calcext:value-type="float">
            <text:p>0.04973206</text:p>
          </table:table-cell>
          <table:table-cell office:value-type="float" office:value="0.0186399" calcext:value-type="float">
            <text:p>0.0186399</text:p>
          </table:table-cell>
          <table:table-cell office:value-type="float" office:value="0.04424581" calcext:value-type="float">
            <text:p>0.04424581</text:p>
          </table:table-cell>
          <table:table-cell office:value-type="float" office:value="0.3301745" calcext:value-type="float">
            <text:p>0.3301745</text:p>
          </table:table-cell>
          <table:table-cell office:value-type="float" office:value="0.3477284" calcext:value-type="float">
            <text:p>0.3477284</text:p>
          </table:table-cell>
          <table:table-cell office:value-type="float" office:value="0" calcext:value-type="float">
            <text:p>0</text:p>
          </table:table-cell>
          <table:table-cell office:value-type="float" office:value="53.61487" calcext:value-type="float">
            <text:p>53.6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00876" calcext:value-type="float">
            <text:p>7.000876</text:p>
          </table:table-cell>
          <table:table-cell office:value-type="float" office:value="0" calcext:value-type="float">
            <text:p>0</text:p>
          </table:table-cell>
          <table:table-cell office:value-type="float" office:value="-0.1187096" calcext:value-type="float">
            <text:p>-0.118709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27.14609" calcext:value-type="float">
            <text:p>27.14609</text:p>
          </table:table-cell>
          <table:table-cell office:value-type="float" office:value="1093.853" calcext:value-type="float">
            <text:p>1093.853</text:p>
          </table:table-cell>
          <table:table-cell office:value-type="float" office:value="0" calcext:value-type="float">
            <text:p>0</text:p>
          </table:table-cell>
          <table:table-cell office:value-type="float" office:value="-25.19382" calcext:value-type="float">
            <text:p>-25.19382</text:p>
          </table:table-cell>
          <table:table-cell office:value-type="float" office:value="0.1105251" calcext:value-type="float">
            <text:p>0.1105251</text:p>
          </table:table-cell>
          <table:table-cell office:value-type="float" office:value="0.4624881" calcext:value-type="float">
            <text:p>0.4624881</text:p>
          </table:table-cell>
          <table:table-cell office:value-type="float" office:value="0.02914466" calcext:value-type="float">
            <text:p>0.02914466</text:p>
          </table:table-cell>
          <table:table-cell office:value-type="float" office:value="0.0001394384" calcext:value-type="float">
            <text:p>0.0001394384</text:p>
          </table:table-cell>
          <table:table-cell office:value-type="float" office:value="0.2526932" calcext:value-type="float">
            <text:p>0.2526932</text:p>
          </table:table-cell>
          <table:table-cell office:value-type="float" office:value="-0.01556349" calcext:value-type="float">
            <text:p>-0.01556349</text:p>
          </table:table-cell>
          <table:table-cell office:value-type="float" office:value="-0.04967633" calcext:value-type="float">
            <text:p>-0.04967633</text:p>
          </table:table-cell>
          <table:table-cell office:value-type="float" office:value="0.00512269" calcext:value-type="float">
            <text:p>0.00512269</text:p>
          </table:table-cell>
          <table:table-cell office:value-type="float" office:value="0.003581923" calcext:value-type="float">
            <text:p>0.003581923</text:p>
          </table:table-cell>
          <table:table-cell office:value-type="float" office:value="13.47581" calcext:value-type="float">
            <text:p>13.47581</text:p>
          </table:table-cell>
          <table:table-cell office:value-type="float" office:value="0.05692173" calcext:value-type="float">
            <text:p>0.05692173</text:p>
          </table:table-cell>
          <table:table-cell office:value-type="float" office:value="0.1420395" calcext:value-type="float">
            <text:p>0.1420395</text:p>
          </table:table-cell>
          <table:table-cell office:value-type="float" office:value="0.05567968" calcext:value-type="float">
            <text:p>0.05567968</text:p>
          </table:table-cell>
          <table:table-cell office:value-type="float" office:value="0.03674901" calcext:value-type="float">
            <text:p>0.03674901</text:p>
          </table:table-cell>
          <table:table-cell office:value-type="float" office:value="0.03935128" calcext:value-type="float">
            <text:p>0.03935128</text:p>
          </table:table-cell>
          <table:table-cell office:value-type="float" office:value="0.01047054" calcext:value-type="float">
            <text:p>0.01047054</text:p>
          </table:table-cell>
          <table:table-cell office:value-type="float" office:value="0.006628274" calcext:value-type="float">
            <text:p>0.006628274</text:p>
          </table:table-cell>
          <table:table-cell office:value-type="float" office:value="0.01593251" calcext:value-type="float">
            <text:p>0.01593251</text:p>
          </table:table-cell>
          <table:table-cell office:value-type="float" office:value="0.01629481" calcext:value-type="float">
            <text:p>0.01629481</text:p>
          </table:table-cell>
          <table:table-cell office:value-type="float" office:value="0.01646868" calcext:value-type="float">
            <text:p>0.01646868</text:p>
          </table:table-cell>
          <table:table-cell office:value-type="float" office:value="0.01777795" calcext:value-type="float">
            <text:p>0.01777795</text:p>
          </table:table-cell>
          <table:table-cell office:value-type="float" office:value="0.01950087" calcext:value-type="float">
            <text:p>0.01950087</text:p>
          </table:table-cell>
          <table:table-cell office:value-type="float" office:value="0.004854599" calcext:value-type="float">
            <text:p>0.004854599</text:p>
          </table:table-cell>
          <table:table-cell office:value-type="float" office:value="0.004088177" calcext:value-type="float">
            <text:p>0.004088177</text:p>
          </table:table-cell>
          <table:table-cell office:value-type="float" office:value="0" calcext:value-type="float">
            <text:p>0</text:p>
          </table:table-cell>
          <table:table-cell office:value-type="float" office:value="0.02997485" calcext:value-type="float">
            <text:p>0.02997485</text:p>
          </table:table-cell>
          <table:table-cell office:value-type="float" office:value="0.01764452" calcext:value-type="float">
            <text:p>0.01764452</text:p>
          </table:table-cell>
          <table:table-cell office:value-type="float" office:value="0.0192906" calcext:value-type="float">
            <text:p>0.0192906</text:p>
          </table:table-cell>
          <table:table-cell office:value-type="float" office:value="0.01418082" calcext:value-type="float">
            <text:p>0.01418082</text:p>
          </table:table-cell>
          <table:table-cell office:value-type="float" office:value="0.0142458" calcext:value-type="float">
            <text:p>0.0142458</text:p>
          </table:table-cell>
          <table:table-cell office:value-type="float" office:value="0.006392516" calcext:value-type="float">
            <text:p>0.006392516</text:p>
          </table:table-cell>
          <table:table-cell office:value-type="float" office:value="0.01116792" calcext:value-type="float">
            <text:p>0.01116792</text:p>
          </table:table-cell>
          <table:table-cell office:value-type="float" office:value="0.01198795" calcext:value-type="float">
            <text:p>0.01198795</text:p>
          </table:table-cell>
          <table:table-cell office:value-type="float" office:value="0.01895847" calcext:value-type="float">
            <text:p>0.01895847</text:p>
          </table:table-cell>
          <table:table-cell office:value-type="float" office:value="0.04966955" calcext:value-type="float">
            <text:p>0.04966955</text:p>
          </table:table-cell>
          <table:table-cell office:value-type="float" office:value="0.01863944" calcext:value-type="float">
            <text:p>0.01863944</text:p>
          </table:table-cell>
          <table:table-cell office:value-type="float" office:value="0.03464476" calcext:value-type="float">
            <text:p>0.03464476</text:p>
          </table:table-cell>
          <table:table-cell office:value-type="float" office:value="0.3351317" calcext:value-type="float">
            <text:p>0.3351317</text:p>
          </table:table-cell>
          <table:table-cell office:value-type="float" office:value="0.3426822" calcext:value-type="float">
            <text:p>0.3426822</text:p>
          </table:table-cell>
          <table:table-cell office:value-type="float" office:value="0" calcext:value-type="float">
            <text:p>0</text:p>
          </table:table-cell>
          <table:table-cell office:value-type="float" office:value="43.90494" calcext:value-type="float">
            <text:p>43.90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536" calcext:value-type="float">
            <text:p>7.05536</text:p>
          </table:table-cell>
          <table:table-cell office:value-type="float" office:value="0" calcext:value-type="float">
            <text:p>0</text:p>
          </table:table-cell>
          <table:table-cell office:value-type="float" office:value="-0.120239" calcext:value-type="float">
            <text:p>-0.12023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27.09789" calcext:value-type="float">
            <text:p>27.09789</text:p>
          </table:table-cell>
          <table:table-cell office:value-type="float" office:value="1093.879" calcext:value-type="float">
            <text:p>1093.879</text:p>
          </table:table-cell>
          <table:table-cell office:value-type="float" office:value="0" calcext:value-type="float">
            <text:p>0</text:p>
          </table:table-cell>
          <table:table-cell office:value-type="float" office:value="-25.49291" calcext:value-type="float">
            <text:p>-25.49291</text:p>
          </table:table-cell>
          <table:table-cell office:value-type="float" office:value="0.1018179" calcext:value-type="float">
            <text:p>0.1018179</text:p>
          </table:table-cell>
          <table:table-cell office:value-type="float" office:value="0.4620558" calcext:value-type="float">
            <text:p>0.4620558</text:p>
          </table:table-cell>
          <table:table-cell office:value-type="float" office:value="0.02914466" calcext:value-type="float">
            <text:p>0.02914466</text:p>
          </table:table-cell>
          <table:table-cell office:value-type="float" office:value="0.0001399646" calcext:value-type="float">
            <text:p>0.0001399646</text:p>
          </table:table-cell>
          <table:table-cell office:value-type="float" office:value="0.2526932" calcext:value-type="float">
            <text:p>0.2526932</text:p>
          </table:table-cell>
          <table:table-cell office:value-type="float" office:value="-0.01638963" calcext:value-type="float">
            <text:p>-0.01638963</text:p>
          </table:table-cell>
          <table:table-cell office:value-type="float" office:value="-0.04973236" calcext:value-type="float">
            <text:p>-0.04973236</text:p>
          </table:table-cell>
          <table:table-cell office:value-type="float" office:value="0.005134527" calcext:value-type="float">
            <text:p>0.005134527</text:p>
          </table:table-cell>
          <table:table-cell office:value-type="float" office:value="0.003834829" calcext:value-type="float">
            <text:p>0.003834829</text:p>
          </table:table-cell>
          <table:table-cell office:value-type="float" office:value="13.58689" calcext:value-type="float">
            <text:p>13.58689</text:p>
          </table:table-cell>
          <table:table-cell office:value-type="float" office:value="0.07049727" calcext:value-type="float">
            <text:p>0.07049727</text:p>
          </table:table-cell>
          <table:table-cell office:value-type="float" office:value="0.1243777" calcext:value-type="float">
            <text:p>0.1243777</text:p>
          </table:table-cell>
          <table:table-cell office:value-type="float" office:value="0.05918596" calcext:value-type="float">
            <text:p>0.05918596</text:p>
          </table:table-cell>
          <table:table-cell office:value-type="float" office:value="0.03580169" calcext:value-type="float">
            <text:p>0.03580169</text:p>
          </table:table-cell>
          <table:table-cell office:value-type="float" office:value="0.03853201" calcext:value-type="float">
            <text:p>0.03853201</text:p>
          </table:table-cell>
          <table:table-cell office:value-type="float" office:value="0.01039236" calcext:value-type="float">
            <text:p>0.01039236</text:p>
          </table:table-cell>
          <table:table-cell office:value-type="float" office:value="0.006677952" calcext:value-type="float">
            <text:p>0.006677952</text:p>
          </table:table-cell>
          <table:table-cell office:value-type="float" office:value="0.01590909" calcext:value-type="float">
            <text:p>0.01590909</text:p>
          </table:table-cell>
          <table:table-cell office:value-type="float" office:value="0.01626043" calcext:value-type="float">
            <text:p>0.01626043</text:p>
          </table:table-cell>
          <table:table-cell office:value-type="float" office:value="0.01645723" calcext:value-type="float">
            <text:p>0.01645723</text:p>
          </table:table-cell>
          <table:table-cell office:value-type="float" office:value="0.01779286" calcext:value-type="float">
            <text:p>0.01779286</text:p>
          </table:table-cell>
          <table:table-cell office:value-type="float" office:value="0.01950997" calcext:value-type="float">
            <text:p>0.01950997</text:p>
          </table:table-cell>
          <table:table-cell office:value-type="float" office:value="0.004846802" calcext:value-type="float">
            <text:p>0.004846802</text:p>
          </table:table-cell>
          <table:table-cell office:value-type="float" office:value="0.004090459" calcext:value-type="float">
            <text:p>0.004090459</text:p>
          </table:table-cell>
          <table:table-cell office:value-type="float" office:value="0" calcext:value-type="float">
            <text:p>0</text:p>
          </table:table-cell>
          <table:table-cell office:value-type="float" office:value="0.05203306" calcext:value-type="float">
            <text:p>0.05203306</text:p>
          </table:table-cell>
          <table:table-cell office:value-type="float" office:value="0.03711979" calcext:value-type="float">
            <text:p>0.03711979</text:p>
          </table:table-cell>
          <table:table-cell office:value-type="float" office:value="0.03651902" calcext:value-type="float">
            <text:p>0.03651902</text:p>
          </table:table-cell>
          <table:table-cell office:value-type="float" office:value="0.01417654" calcext:value-type="float">
            <text:p>0.01417654</text:p>
          </table:table-cell>
          <table:table-cell office:value-type="float" office:value="0.01412129" calcext:value-type="float">
            <text:p>0.01412129</text:p>
          </table:table-cell>
          <table:table-cell office:value-type="float" office:value="0.006351761" calcext:value-type="float">
            <text:p>0.006351761</text:p>
          </table:table-cell>
          <table:table-cell office:value-type="float" office:value="0.01126456" calcext:value-type="float">
            <text:p>0.01126456</text:p>
          </table:table-cell>
          <table:table-cell office:value-type="float" office:value="0.01200276" calcext:value-type="float">
            <text:p>0.01200276</text:p>
          </table:table-cell>
          <table:table-cell office:value-type="float" office:value="0.01891178" calcext:value-type="float">
            <text:p>0.01891178</text:p>
          </table:table-cell>
          <table:table-cell office:value-type="float" office:value="0.04962853" calcext:value-type="float">
            <text:p>0.04962853</text:p>
          </table:table-cell>
          <table:table-cell office:value-type="float" office:value="0.01863177" calcext:value-type="float">
            <text:p>0.01863177</text:p>
          </table:table-cell>
          <table:table-cell office:value-type="float" office:value="0.02837915" calcext:value-type="float">
            <text:p>0.02837915</text:p>
          </table:table-cell>
          <table:table-cell office:value-type="float" office:value="0.3327141" calcext:value-type="float">
            <text:p>0.3327141</text:p>
          </table:table-cell>
          <table:table-cell office:value-type="float" office:value="0.3455347" calcext:value-type="float">
            <text:p>0.3455347</text:p>
          </table:table-cell>
          <table:table-cell office:value-type="float" office:value="0" calcext:value-type="float">
            <text:p>0</text:p>
          </table:table-cell>
          <table:table-cell office:value-type="float" office:value="36.84736" calcext:value-type="float">
            <text:p>36.8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9902" calcext:value-type="float">
            <text:p>7.09902</text:p>
          </table:table-cell>
          <table:table-cell office:value-type="float" office:value="0" calcext:value-type="float">
            <text:p>0</text:p>
          </table:table-cell>
          <table:table-cell office:value-type="float" office:value="-0.1221762" calcext:value-type="float">
            <text:p>-0.122176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27.0934" calcext:value-type="float">
            <text:p>27.0934</text:p>
          </table:table-cell>
          <table:table-cell office:value-type="float" office:value="1093.905" calcext:value-type="float">
            <text:p>1093.905</text:p>
          </table:table-cell>
          <table:table-cell office:value-type="float" office:value="0" calcext:value-type="float">
            <text:p>0</text:p>
          </table:table-cell>
          <table:table-cell office:value-type="float" office:value="-25.73205" calcext:value-type="float">
            <text:p>-25.73205</text:p>
          </table:table-cell>
          <table:table-cell office:value-type="float" office:value="0.09324966" calcext:value-type="float">
            <text:p>0.09324966</text:p>
          </table:table-cell>
          <table:table-cell office:value-type="float" office:value="0.4611832" calcext:value-type="float">
            <text:p>0.4611832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483615" calcext:value-type="float">
            <text:p>0.0001483615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717161" calcext:value-type="float">
            <text:p>-0.01717161</text:p>
          </table:table-cell>
          <table:table-cell office:value-type="float" office:value="-0.04991941" calcext:value-type="float">
            <text:p>-0.04991941</text:p>
          </table:table-cell>
          <table:table-cell office:value-type="float" office:value="0.005143512" calcext:value-type="float">
            <text:p>0.005143512</text:p>
          </table:table-cell>
          <table:table-cell office:value-type="float" office:value="0.004059886" calcext:value-type="float">
            <text:p>0.004059886</text:p>
          </table:table-cell>
          <table:table-cell office:value-type="float" office:value="13.69691" calcext:value-type="float">
            <text:p>13.69691</text:p>
          </table:table-cell>
          <table:table-cell office:value-type="float" office:value="0.05199334" calcext:value-type="float">
            <text:p>0.05199334</text:p>
          </table:table-cell>
          <table:table-cell office:value-type="float" office:value="0.09508824" calcext:value-type="float">
            <text:p>0.09508824</text:p>
          </table:table-cell>
          <table:table-cell office:value-type="float" office:value="0.06031026" calcext:value-type="float">
            <text:p>0.06031026</text:p>
          </table:table-cell>
          <table:table-cell office:value-type="float" office:value="0.03797402" calcext:value-type="float">
            <text:p>0.03797402</text:p>
          </table:table-cell>
          <table:table-cell office:value-type="float" office:value="0.04482172" calcext:value-type="float">
            <text:p>0.04482172</text:p>
          </table:table-cell>
          <table:table-cell office:value-type="float" office:value="0.01150346" calcext:value-type="float">
            <text:p>0.01150346</text:p>
          </table:table-cell>
          <table:table-cell office:value-type="float" office:value="0.007733645" calcext:value-type="float">
            <text:p>0.007733645</text:p>
          </table:table-cell>
          <table:table-cell office:value-type="float" office:value="0.01587863" calcext:value-type="float">
            <text:p>0.01587863</text:p>
          </table:table-cell>
          <table:table-cell office:value-type="float" office:value="0.01622876" calcext:value-type="float">
            <text:p>0.01622876</text:p>
          </table:table-cell>
          <table:table-cell office:value-type="float" office:value="0.01644725" calcext:value-type="float">
            <text:p>0.01644725</text:p>
          </table:table-cell>
          <table:table-cell office:value-type="float" office:value="0.0178089" calcext:value-type="float">
            <text:p>0.0178089</text:p>
          </table:table-cell>
          <table:table-cell office:value-type="float" office:value="0.01951731" calcext:value-type="float">
            <text:p>0.01951731</text:p>
          </table:table-cell>
          <table:table-cell office:value-type="float" office:value="0.00484068" calcext:value-type="float">
            <text:p>0.00484068</text:p>
          </table:table-cell>
          <table:table-cell office:value-type="float" office:value="0.004091021" calcext:value-type="float">
            <text:p>0.004091021</text:p>
          </table:table-cell>
          <table:table-cell office:value-type="float" office:value="0" calcext:value-type="float">
            <text:p>0</text:p>
          </table:table-cell>
          <table:table-cell office:value-type="float" office:value="0.03219893" calcext:value-type="float">
            <text:p>0.03219893</text:p>
          </table:table-cell>
          <table:table-cell office:value-type="float" office:value="0.02486729" calcext:value-type="float">
            <text:p>0.02486729</text:p>
          </table:table-cell>
          <table:table-cell office:value-type="float" office:value="0.02830242" calcext:value-type="float">
            <text:p>0.02830242</text:p>
          </table:table-cell>
          <table:table-cell office:value-type="float" office:value="0.03582289" calcext:value-type="float">
            <text:p>0.03582289</text:p>
          </table:table-cell>
          <table:table-cell office:value-type="float" office:value="0.03544208" calcext:value-type="float">
            <text:p>0.03544208</text:p>
          </table:table-cell>
          <table:table-cell office:value-type="float" office:value="0.01729399" calcext:value-type="float">
            <text:p>0.01729399</text:p>
          </table:table-cell>
          <table:table-cell office:value-type="float" office:value="0.01473894" calcext:value-type="float">
            <text:p>0.01473894</text:p>
          </table:table-cell>
          <table:table-cell office:value-type="float" office:value="0.01199756" calcext:value-type="float">
            <text:p>0.01199756</text:p>
          </table:table-cell>
          <table:table-cell office:value-type="float" office:value="0.01883119" calcext:value-type="float">
            <text:p>0.01883119</text:p>
          </table:table-cell>
          <table:table-cell office:value-type="float" office:value="0.04954608" calcext:value-type="float">
            <text:p>0.04954608</text:p>
          </table:table-cell>
          <table:table-cell office:value-type="float" office:value="0.01862594" calcext:value-type="float">
            <text:p>0.01862594</text:p>
          </table:table-cell>
          <table:table-cell office:value-type="float" office:value="0.02431454" calcext:value-type="float">
            <text:p>0.02431454</text:p>
          </table:table-cell>
          <table:table-cell office:value-type="float" office:value="0.3309734" calcext:value-type="float">
            <text:p>0.3309734</text:p>
          </table:table-cell>
          <table:table-cell office:value-type="float" office:value="0.3477395" calcext:value-type="float">
            <text:p>0.3477395</text:p>
          </table:table-cell>
          <table:table-cell office:value-type="float" office:value="0" calcext:value-type="float">
            <text:p>0</text:p>
          </table:table-cell>
          <table:table-cell office:value-type="float" office:value="30.01789" calcext:value-type="float">
            <text:p>30.0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33746" calcext:value-type="float">
            <text:p>7.133746</text:p>
          </table:table-cell>
          <table:table-cell office:value-type="float" office:value="0" calcext:value-type="float">
            <text:p>0</text:p>
          </table:table-cell>
          <table:table-cell office:value-type="float" office:value="-0.1262169" calcext:value-type="float">
            <text:p>-0.12621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27.08769" calcext:value-type="float">
            <text:p>27.08769</text:p>
          </table:table-cell>
          <table:table-cell office:value-type="float" office:value="1093.933" calcext:value-type="float">
            <text:p>1093.933</text:p>
          </table:table-cell>
          <table:table-cell office:value-type="float" office:value="0" calcext:value-type="float">
            <text:p>0</text:p>
          </table:table-cell>
          <table:table-cell office:value-type="float" office:value="-26.02764" calcext:value-type="float">
            <text:p>-26.02764</text:p>
          </table:table-cell>
          <table:table-cell office:value-type="float" office:value="0.08561454" calcext:value-type="float">
            <text:p>0.08561454</text:p>
          </table:table-cell>
          <table:table-cell office:value-type="float" office:value="0.458975" calcext:value-type="float">
            <text:p>0.458975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483664" calcext:value-type="float">
            <text:p>0.000148366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717159" calcext:value-type="float">
            <text:p>-0.01717159</text:p>
          </table:table-cell>
          <table:table-cell office:value-type="float" office:value="-0.04996002" calcext:value-type="float">
            <text:p>-0.04996002</text:p>
          </table:table-cell>
          <table:table-cell office:value-type="float" office:value="0.005156147" calcext:value-type="float">
            <text:p>0.005156147</text:p>
          </table:table-cell>
          <table:table-cell office:value-type="float" office:value="0.004356479" calcext:value-type="float">
            <text:p>0.004356479</text:p>
          </table:table-cell>
          <table:table-cell office:value-type="float" office:value="13.83653" calcext:value-type="float">
            <text:p>13.83653</text:p>
          </table:table-cell>
          <table:table-cell office:value-type="float" office:value="0.04796118" calcext:value-type="float">
            <text:p>0.04796118</text:p>
          </table:table-cell>
          <table:table-cell office:value-type="float" office:value="0.0743228" calcext:value-type="float">
            <text:p>0.0743228</text:p>
          </table:table-cell>
          <table:table-cell office:value-type="float" office:value="0.05379442" calcext:value-type="float">
            <text:p>0.05379442</text:p>
          </table:table-cell>
          <table:table-cell office:value-type="float" office:value="0.0346403" calcext:value-type="float">
            <text:p>0.0346403</text:p>
          </table:table-cell>
          <table:table-cell office:value-type="float" office:value="0.03877405" calcext:value-type="float">
            <text:p>0.03877405</text:p>
          </table:table-cell>
          <table:table-cell office:value-type="float" office:value="0.0116338" calcext:value-type="float">
            <text:p>0.0116338</text:p>
          </table:table-cell>
          <table:table-cell office:value-type="float" office:value="0.008477846" calcext:value-type="float">
            <text:p>0.008477846</text:p>
          </table:table-cell>
          <table:table-cell office:value-type="float" office:value="0.01583867" calcext:value-type="float">
            <text:p>0.01583867</text:p>
          </table:table-cell>
          <table:table-cell office:value-type="float" office:value="0.01619334" calcext:value-type="float">
            <text:p>0.01619334</text:p>
          </table:table-cell>
          <table:table-cell office:value-type="float" office:value="0.01643675" calcext:value-type="float">
            <text:p>0.01643675</text:p>
          </table:table-cell>
          <table:table-cell office:value-type="float" office:value="0.01782442" calcext:value-type="float">
            <text:p>0.01782442</text:p>
          </table:table-cell>
          <table:table-cell office:value-type="float" office:value="0.01952295" calcext:value-type="float">
            <text:p>0.01952295</text:p>
          </table:table-cell>
          <table:table-cell office:value-type="float" office:value="0.004835895" calcext:value-type="float">
            <text:p>0.004835895</text:p>
          </table:table-cell>
          <table:table-cell office:value-type="float" office:value="0.004090442" calcext:value-type="float">
            <text:p>0.004090442</text:p>
          </table:table-cell>
          <table:table-cell office:value-type="float" office:value="0" calcext:value-type="float">
            <text:p>0</text:p>
          </table:table-cell>
          <table:table-cell office:value-type="float" office:value="0.02604397" calcext:value-type="float">
            <text:p>0.02604397</text:p>
          </table:table-cell>
          <table:table-cell office:value-type="float" office:value="0.02435715" calcext:value-type="float">
            <text:p>0.02435715</text:p>
          </table:table-cell>
          <table:table-cell office:value-type="float" office:value="0.0284004" calcext:value-type="float">
            <text:p>0.0284004</text:p>
          </table:table-cell>
          <table:table-cell office:value-type="float" office:value="0.02963228" calcext:value-type="float">
            <text:p>0.02963228</text:p>
          </table:table-cell>
          <table:table-cell office:value-type="float" office:value="0.03623493" calcext:value-type="float">
            <text:p>0.03623493</text:p>
          </table:table-cell>
          <table:table-cell office:value-type="float" office:value="0.01827076" calcext:value-type="float">
            <text:p>0.01827076</text:p>
          </table:table-cell>
          <table:table-cell office:value-type="float" office:value="0.01702416" calcext:value-type="float">
            <text:p>0.01702416</text:p>
          </table:table-cell>
          <table:table-cell office:value-type="float" office:value="0.01198077" calcext:value-type="float">
            <text:p>0.01198077</text:p>
          </table:table-cell>
          <table:table-cell office:value-type="float" office:value="0.0187339" calcext:value-type="float">
            <text:p>0.0187339</text:p>
          </table:table-cell>
          <table:table-cell office:value-type="float" office:value="0.04944601" calcext:value-type="float">
            <text:p>0.04944601</text:p>
          </table:table-cell>
          <table:table-cell office:value-type="float" office:value="0.01862179" calcext:value-type="float">
            <text:p>0.01862179</text:p>
          </table:table-cell>
          <table:table-cell office:value-type="float" office:value="0.02192117" calcext:value-type="float">
            <text:p>0.02192117</text:p>
          </table:table-cell>
          <table:table-cell office:value-type="float" office:value="0.3297819" calcext:value-type="float">
            <text:p>0.3297819</text:p>
          </table:table-cell>
          <table:table-cell office:value-type="float" office:value="0.348114" calcext:value-type="float">
            <text:p>0.348114</text:p>
          </table:table-cell>
          <table:table-cell office:value-type="float" office:value="0" calcext:value-type="float">
            <text:p>0</text:p>
          </table:table-cell>
          <table:table-cell office:value-type="float" office:value="24.61434" calcext:value-type="float">
            <text:p>24.6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7207" calcext:value-type="float">
            <text:p>7.177207</text:p>
          </table:table-cell>
          <table:table-cell office:value-type="float" office:value="0" calcext:value-type="float">
            <text:p>0</text:p>
          </table:table-cell>
          <table:table-cell office:value-type="float" office:value="-0.1278111" calcext:value-type="float">
            <text:p>-0.12781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27.03298" calcext:value-type="float">
            <text:p>27.03298</text:p>
          </table:table-cell>
          <table:table-cell office:value-type="float" office:value="1093.973" calcext:value-type="float">
            <text:p>1093.973</text:p>
          </table:table-cell>
          <table:table-cell office:value-type="float" office:value="0" calcext:value-type="float">
            <text:p>0</text:p>
          </table:table-cell>
          <table:table-cell office:value-type="float" office:value="-26.36743" calcext:value-type="float">
            <text:p>-26.36743</text:p>
          </table:table-cell>
          <table:table-cell office:value-type="float" office:value="0.080277" calcext:value-type="float">
            <text:p>0.080277</text:p>
          </table:table-cell>
          <table:table-cell office:value-type="float" office:value="0.4572707" calcext:value-type="float">
            <text:p>0.4572707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483664" calcext:value-type="float">
            <text:p>0.000148366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717159" calcext:value-type="float">
            <text:p>-0.01717159</text:p>
          </table:table-cell>
          <table:table-cell office:value-type="float" office:value="-0.04993926" calcext:value-type="float">
            <text:p>-0.04993926</text:p>
          </table:table-cell>
          <table:table-cell office:value-type="float" office:value="0.005168978" calcext:value-type="float">
            <text:p>0.005168978</text:p>
          </table:table-cell>
          <table:table-cell office:value-type="float" office:value="0.004740283" calcext:value-type="float">
            <text:p>0.004740283</text:p>
          </table:table-cell>
          <table:table-cell office:value-type="float" office:value="14.01632" calcext:value-type="float">
            <text:p>14.01632</text:p>
          </table:table-cell>
          <table:table-cell office:value-type="float" office:value="0.05018738" calcext:value-type="float">
            <text:p>0.05018738</text:p>
          </table:table-cell>
          <table:table-cell office:value-type="float" office:value="0.06651007" calcext:value-type="float">
            <text:p>0.06651007</text:p>
          </table:table-cell>
          <table:table-cell office:value-type="float" office:value="0.05314798" calcext:value-type="float">
            <text:p>0.05314798</text:p>
          </table:table-cell>
          <table:table-cell office:value-type="float" office:value="0.03407527" calcext:value-type="float">
            <text:p>0.03407527</text:p>
          </table:table-cell>
          <table:table-cell office:value-type="float" office:value="0.03645148" calcext:value-type="float">
            <text:p>0.03645148</text:p>
          </table:table-cell>
          <table:table-cell office:value-type="float" office:value="0.01161288" calcext:value-type="float">
            <text:p>0.01161288</text:p>
          </table:table-cell>
          <table:table-cell office:value-type="float" office:value="0.008600643" calcext:value-type="float">
            <text:p>0.008600643</text:p>
          </table:table-cell>
          <table:table-cell office:value-type="float" office:value="0.01580492" calcext:value-type="float">
            <text:p>0.01580492</text:p>
          </table:table-cell>
          <table:table-cell office:value-type="float" office:value="0.01615671" calcext:value-type="float">
            <text:p>0.01615671</text:p>
          </table:table-cell>
          <table:table-cell office:value-type="float" office:value="0.01642596" calcext:value-type="float">
            <text:p>0.01642596</text:p>
          </table:table-cell>
          <table:table-cell office:value-type="float" office:value="0.01784192" calcext:value-type="float">
            <text:p>0.01784192</text:p>
          </table:table-cell>
          <table:table-cell office:value-type="float" office:value="0.019538" calcext:value-type="float">
            <text:p>0.019538</text:p>
          </table:table-cell>
          <table:table-cell office:value-type="float" office:value="0.004832184" calcext:value-type="float">
            <text:p>0.004832184</text:p>
          </table:table-cell>
          <table:table-cell office:value-type="float" office:value="0.004088808" calcext:value-type="float">
            <text:p>0.004088808</text:p>
          </table:table-cell>
          <table:table-cell office:value-type="float" office:value="0" calcext:value-type="float">
            <text:p>0</text:p>
          </table:table-cell>
          <table:table-cell office:value-type="float" office:value="0.01932754" calcext:value-type="float">
            <text:p>0.01932754</text:p>
          </table:table-cell>
          <table:table-cell office:value-type="float" office:value="0.02445588" calcext:value-type="float">
            <text:p>0.02445588</text:p>
          </table:table-cell>
          <table:table-cell office:value-type="float" office:value="0.02532868" calcext:value-type="float">
            <text:p>0.02532868</text:p>
          </table:table-cell>
          <table:table-cell office:value-type="float" office:value="0.02706935" calcext:value-type="float">
            <text:p>0.02706935</text:p>
          </table:table-cell>
          <table:table-cell office:value-type="float" office:value="0.03397333" calcext:value-type="float">
            <text:p>0.03397333</text:p>
          </table:table-cell>
          <table:table-cell office:value-type="float" office:value="0.01787587" calcext:value-type="float">
            <text:p>0.01787587</text:p>
          </table:table-cell>
          <table:table-cell office:value-type="float" office:value="0.01679591" calcext:value-type="float">
            <text:p>0.01679591</text:p>
          </table:table-cell>
          <table:table-cell office:value-type="float" office:value="0.01198155" calcext:value-type="float">
            <text:p>0.01198155</text:p>
          </table:table-cell>
          <table:table-cell office:value-type="float" office:value="0.01865146" calcext:value-type="float">
            <text:p>0.01865146</text:p>
          </table:table-cell>
          <table:table-cell office:value-type="float" office:value="0.0493718" calcext:value-type="float">
            <text:p>0.0493718</text:p>
          </table:table-cell>
          <table:table-cell office:value-type="float" office:value="0.01862025" calcext:value-type="float">
            <text:p>0.01862025</text:p>
          </table:table-cell>
          <table:table-cell office:value-type="float" office:value="0.02088044" calcext:value-type="float">
            <text:p>0.02088044</text:p>
          </table:table-cell>
          <table:table-cell office:value-type="float" office:value="0.3289942" calcext:value-type="float">
            <text:p>0.3289942</text:p>
          </table:table-cell>
          <table:table-cell office:value-type="float" office:value="0.348121" calcext:value-type="float">
            <text:p>0.348121</text:p>
          </table:table-cell>
          <table:table-cell office:value-type="float" office:value="0" calcext:value-type="float">
            <text:p>0</text:p>
          </table:table-cell>
          <table:table-cell office:value-type="float" office:value="20.37098" calcext:value-type="float">
            <text:p>20.37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8206" calcext:value-type="float">
            <text:p>7.228206</text:p>
          </table:table-cell>
          <table:table-cell office:value-type="float" office:value="0" calcext:value-type="float">
            <text:p>0</text:p>
          </table:table-cell>
          <table:table-cell office:value-type="float" office:value="-0.1285279" calcext:value-type="float">
            <text:p>-0.12852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27.08053" calcext:value-type="float">
            <text:p>27.08053</text:p>
          </table:table-cell>
          <table:table-cell office:value-type="float" office:value="1094.005" calcext:value-type="float">
            <text:p>1094.005</text:p>
          </table:table-cell>
          <table:table-cell office:value-type="float" office:value="0" calcext:value-type="float">
            <text:p>0</text:p>
          </table:table-cell>
          <table:table-cell office:value-type="float" office:value="-26.59155" calcext:value-type="float">
            <text:p>-26.59155</text:p>
          </table:table-cell>
          <table:table-cell office:value-type="float" office:value="0.07600465" calcext:value-type="float">
            <text:p>0.07600465</text:p>
          </table:table-cell>
          <table:table-cell office:value-type="float" office:value="0.4560505" calcext:value-type="float">
            <text:p>0.4560505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483664" calcext:value-type="float">
            <text:p>0.000148366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717159" calcext:value-type="float">
            <text:p>-0.01717159</text:p>
          </table:table-cell>
          <table:table-cell office:value-type="float" office:value="-0.04986432" calcext:value-type="float">
            <text:p>-0.04986432</text:p>
          </table:table-cell>
          <table:table-cell office:value-type="float" office:value="0.005182571" calcext:value-type="float">
            <text:p>0.005182571</text:p>
          </table:table-cell>
          <table:table-cell office:value-type="float" office:value="0.005055756" calcext:value-type="float">
            <text:p>0.005055756</text:p>
          </table:table-cell>
          <table:table-cell office:value-type="float" office:value="14.16765" calcext:value-type="float">
            <text:p>14.16765</text:p>
          </table:table-cell>
          <table:table-cell office:value-type="float" office:value="0.0475236" calcext:value-type="float">
            <text:p>0.0475236</text:p>
          </table:table-cell>
          <table:table-cell office:value-type="float" office:value="0.06091576" calcext:value-type="float">
            <text:p>0.06091576</text:p>
          </table:table-cell>
          <table:table-cell office:value-type="float" office:value="0.05220426" calcext:value-type="float">
            <text:p>0.05220426</text:p>
          </table:table-cell>
          <table:table-cell office:value-type="float" office:value="0.03370922" calcext:value-type="float">
            <text:p>0.03370922</text:p>
          </table:table-cell>
          <table:table-cell office:value-type="float" office:value="0.0355839" calcext:value-type="float">
            <text:p>0.0355839</text:p>
          </table:table-cell>
          <table:table-cell office:value-type="float" office:value="0.01156815" calcext:value-type="float">
            <text:p>0.01156815</text:p>
          </table:table-cell>
          <table:table-cell office:value-type="float" office:value="0.00852741" calcext:value-type="float">
            <text:p>0.00852741</text:p>
          </table:table-cell>
          <table:table-cell office:value-type="float" office:value="0.01578305" calcext:value-type="float">
            <text:p>0.01578305</text:p>
          </table:table-cell>
          <table:table-cell office:value-type="float" office:value="0.01612296" calcext:value-type="float">
            <text:p>0.01612296</text:p>
          </table:table-cell>
          <table:table-cell office:value-type="float" office:value="0.01641612" calcext:value-type="float">
            <text:p>0.01641612</text:p>
          </table:table-cell>
          <table:table-cell office:value-type="float" office:value="0.01786445" calcext:value-type="float">
            <text:p>0.01786445</text:p>
          </table:table-cell>
          <table:table-cell office:value-type="float" office:value="0.01958551" calcext:value-type="float">
            <text:p>0.01958551</text:p>
          </table:table-cell>
          <table:table-cell office:value-type="float" office:value="0.004828511" calcext:value-type="float">
            <text:p>0.004828511</text:p>
          </table:table-cell>
          <table:table-cell office:value-type="float" office:value="0.004087172" calcext:value-type="float">
            <text:p>0.004087172</text:p>
          </table:table-cell>
          <table:table-cell office:value-type="float" office:value="0" calcext:value-type="float">
            <text:p>0</text:p>
          </table:table-cell>
          <table:table-cell office:value-type="float" office:value="0.01791593" calcext:value-type="float">
            <text:p>0.01791593</text:p>
          </table:table-cell>
          <table:table-cell office:value-type="float" office:value="0.02035948" calcext:value-type="float">
            <text:p>0.02035948</text:p>
          </table:table-cell>
          <table:table-cell office:value-type="float" office:value="0.02388245" calcext:value-type="float">
            <text:p>0.02388245</text:p>
          </table:table-cell>
          <table:table-cell office:value-type="float" office:value="0.02513745" calcext:value-type="float">
            <text:p>0.02513745</text:p>
          </table:table-cell>
          <table:table-cell office:value-type="float" office:value="0.02676828" calcext:value-type="float">
            <text:p>0.02676828</text:p>
          </table:table-cell>
          <table:table-cell office:value-type="float" office:value="0.01702916" calcext:value-type="float">
            <text:p>0.01702916</text:p>
          </table:table-cell>
          <table:table-cell office:value-type="float" office:value="0.01626342" calcext:value-type="float">
            <text:p>0.01626342</text:p>
          </table:table-cell>
          <table:table-cell office:value-type="float" office:value="0.0119936" calcext:value-type="float">
            <text:p>0.0119936</text:p>
          </table:table-cell>
          <table:table-cell office:value-type="float" office:value="0.01858865" calcext:value-type="float">
            <text:p>0.01858865</text:p>
          </table:table-cell>
          <table:table-cell office:value-type="float" office:value="0.04932337" calcext:value-type="float">
            <text:p>0.04932337</text:p>
          </table:table-cell>
          <table:table-cell office:value-type="float" office:value="0.01862349" calcext:value-type="float">
            <text:p>0.01862349</text:p>
          </table:table-cell>
          <table:table-cell office:value-type="float" office:value="0.02089234" calcext:value-type="float">
            <text:p>0.02089234</text:p>
          </table:table-cell>
          <table:table-cell office:value-type="float" office:value="0.3282365" calcext:value-type="float">
            <text:p>0.3282365</text:p>
          </table:table-cell>
          <table:table-cell office:value-type="float" office:value="0.348128" calcext:value-type="float">
            <text:p>0.348128</text:p>
          </table:table-cell>
          <table:table-cell office:value-type="float" office:value="0" calcext:value-type="float">
            <text:p>0</text:p>
          </table:table-cell>
          <table:table-cell office:value-type="float" office:value="16.83678" calcext:value-type="float">
            <text:p>16.83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83517" calcext:value-type="float">
            <text:p>7.283517</text:p>
          </table:table-cell>
          <table:table-cell office:value-type="float" office:value="0" calcext:value-type="float">
            <text:p>0</text:p>
          </table:table-cell>
          <table:table-cell office:value-type="float" office:value="-0.1288143" calcext:value-type="float">
            <text:p>-0.12881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27.06468" calcext:value-type="float">
            <text:p>27.06468</text:p>
          </table:table-cell>
          <table:table-cell office:value-type="float" office:value="1094.039" calcext:value-type="float">
            <text:p>1094.039</text:p>
          </table:table-cell>
          <table:table-cell office:value-type="float" office:value="0" calcext:value-type="float">
            <text:p>0</text:p>
          </table:table-cell>
          <table:table-cell office:value-type="float" office:value="-26.85823" calcext:value-type="float">
            <text:p>-26.85823</text:p>
          </table:table-cell>
          <table:table-cell office:value-type="float" office:value="0.07276502" calcext:value-type="float">
            <text:p>0.07276502</text:p>
          </table:table-cell>
          <table:table-cell office:value-type="float" office:value="0.4554331" calcext:value-type="float">
            <text:p>0.4554331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483664" calcext:value-type="float">
            <text:p>0.000148366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772917" calcext:value-type="float">
            <text:p>-0.01772917</text:p>
          </table:table-cell>
          <table:table-cell office:value-type="float" office:value="-0.04978133" calcext:value-type="float">
            <text:p>-0.04978133</text:p>
          </table:table-cell>
          <table:table-cell office:value-type="float" office:value="0.005196955" calcext:value-type="float">
            <text:p>0.005196955</text:p>
          </table:table-cell>
          <table:table-cell office:value-type="float" office:value="0.005390149" calcext:value-type="float">
            <text:p>0.005390149</text:p>
          </table:table-cell>
          <table:table-cell office:value-type="float" office:value="14.32289" calcext:value-type="float">
            <text:p>14.32289</text:p>
          </table:table-cell>
          <table:table-cell office:value-type="float" office:value="0.04791261" calcext:value-type="float">
            <text:p>0.04791261</text:p>
          </table:table-cell>
          <table:table-cell office:value-type="float" office:value="0.05835085" calcext:value-type="float">
            <text:p>0.05835085</text:p>
          </table:table-cell>
          <table:table-cell office:value-type="float" office:value="0.05183442" calcext:value-type="float">
            <text:p>0.05183442</text:p>
          </table:table-cell>
          <table:table-cell office:value-type="float" office:value="0.03355593" calcext:value-type="float">
            <text:p>0.03355593</text:p>
          </table:table-cell>
          <table:table-cell office:value-type="float" office:value="0.03519955" calcext:value-type="float">
            <text:p>0.03519955</text:p>
          </table:table-cell>
          <table:table-cell office:value-type="float" office:value="0.01153917" calcext:value-type="float">
            <text:p>0.01153917</text:p>
          </table:table-cell>
          <table:table-cell office:value-type="float" office:value="0.008361514" calcext:value-type="float">
            <text:p>0.008361514</text:p>
          </table:table-cell>
          <table:table-cell office:value-type="float" office:value="0.01576406" calcext:value-type="float">
            <text:p>0.01576406</text:p>
          </table:table-cell>
          <table:table-cell office:value-type="float" office:value="0.01608615" calcext:value-type="float">
            <text:p>0.01608615</text:p>
          </table:table-cell>
          <table:table-cell office:value-type="float" office:value="0.0164057" calcext:value-type="float">
            <text:p>0.0164057</text:p>
          </table:table-cell>
          <table:table-cell office:value-type="float" office:value="0.01789474" calcext:value-type="float">
            <text:p>0.01789474</text:p>
          </table:table-cell>
          <table:table-cell office:value-type="float" office:value="0.01962716" calcext:value-type="float">
            <text:p>0.01962716</text:p>
          </table:table-cell>
          <table:table-cell office:value-type="float" office:value="0.004843177" calcext:value-type="float">
            <text:p>0.004843177</text:p>
          </table:table-cell>
          <table:table-cell office:value-type="float" office:value="0.004066833" calcext:value-type="float">
            <text:p>0.004066833</text:p>
          </table:table-cell>
          <table:table-cell office:value-type="float" office:value="0" calcext:value-type="float">
            <text:p>0</text:p>
          </table:table-cell>
          <table:table-cell office:value-type="float" office:value="0.0166603" calcext:value-type="float">
            <text:p>0.0166603</text:p>
          </table:table-cell>
          <table:table-cell office:value-type="float" office:value="0.01897047" calcext:value-type="float">
            <text:p>0.01897047</text:p>
          </table:table-cell>
          <table:table-cell office:value-type="float" office:value="0.02237419" calcext:value-type="float">
            <text:p>0.02237419</text:p>
          </table:table-cell>
          <table:table-cell office:value-type="float" office:value="0.02335052" calcext:value-type="float">
            <text:p>0.02335052</text:p>
          </table:table-cell>
          <table:table-cell office:value-type="float" office:value="0.0242493" calcext:value-type="float">
            <text:p>0.0242493</text:p>
          </table:table-cell>
          <table:table-cell office:value-type="float" office:value="0.01549492" calcext:value-type="float">
            <text:p>0.01549492</text:p>
          </table:table-cell>
          <table:table-cell office:value-type="float" office:value="0.01568735" calcext:value-type="float">
            <text:p>0.01568735</text:p>
          </table:table-cell>
          <table:table-cell office:value-type="float" office:value="0.01200334" calcext:value-type="float">
            <text:p>0.01200334</text:p>
          </table:table-cell>
          <table:table-cell office:value-type="float" office:value="0.01849229" calcext:value-type="float">
            <text:p>0.01849229</text:p>
          </table:table-cell>
          <table:table-cell office:value-type="float" office:value="0.04922481" calcext:value-type="float">
            <text:p>0.04922481</text:p>
          </table:table-cell>
          <table:table-cell office:value-type="float" office:value="0.01862524" calcext:value-type="float">
            <text:p>0.01862524</text:p>
          </table:table-cell>
          <table:table-cell office:value-type="float" office:value="0.02105879" calcext:value-type="float">
            <text:p>0.02105879</text:p>
          </table:table-cell>
          <table:table-cell office:value-type="float" office:value="0.3355763" calcext:value-type="float">
            <text:p>0.3355763</text:p>
          </table:table-cell>
          <table:table-cell office:value-type="float" office:value="0.3407367" calcext:value-type="float">
            <text:p>0.3407367</text:p>
          </table:table-cell>
          <table:table-cell office:value-type="float" office:value="0" calcext:value-type="float">
            <text:p>0</text:p>
          </table:table-cell>
          <table:table-cell office:value-type="float" office:value="14.11669" calcext:value-type="float">
            <text:p>14.11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40081" calcext:value-type="float">
            <text:p>7.340081</text:p>
          </table:table-cell>
          <table:table-cell office:value-type="float" office:value="0" calcext:value-type="float">
            <text:p>0</text:p>
          </table:table-cell>
          <table:table-cell office:value-type="float" office:value="-0.1290105" calcext:value-type="float">
            <text:p>-0.12901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27.03544" calcext:value-type="float">
            <text:p>27.03544</text:p>
          </table:table-cell>
          <table:table-cell office:value-type="float" office:value="1094.074" calcext:value-type="float">
            <text:p>1094.074</text:p>
          </table:table-cell>
          <table:table-cell office:value-type="float" office:value="0" calcext:value-type="float">
            <text:p>0</text:p>
          </table:table-cell>
          <table:table-cell office:value-type="float" office:value="-27.13135" calcext:value-type="float">
            <text:p>-27.13135</text:p>
          </table:table-cell>
          <table:table-cell office:value-type="float" office:value="0.07077722" calcext:value-type="float">
            <text:p>0.07077722</text:p>
          </table:table-cell>
          <table:table-cell office:value-type="float" office:value="0.4556247" calcext:value-type="float">
            <text:p>0.4556247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483665" calcext:value-type="float">
            <text:p>0.0001483665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857572" calcext:value-type="float">
            <text:p>-0.01857572</text:p>
          </table:table-cell>
          <table:table-cell office:value-type="float" office:value="-0.04969596" calcext:value-type="float">
            <text:p>-0.04969596</text:p>
          </table:table-cell>
          <table:table-cell office:value-type="float" office:value="0.005212153" calcext:value-type="float">
            <text:p>0.005212153</text:p>
          </table:table-cell>
          <table:table-cell office:value-type="float" office:value="0.00575121" calcext:value-type="float">
            <text:p>0.00575121</text:p>
          </table:table-cell>
          <table:table-cell office:value-type="float" office:value="14.48446" calcext:value-type="float">
            <text:p>14.48446</text:p>
          </table:table-cell>
          <table:table-cell office:value-type="float" office:value="0.0545735" calcext:value-type="float">
            <text:p>0.0545735</text:p>
          </table:table-cell>
          <table:table-cell office:value-type="float" office:value="0.05773707" calcext:value-type="float">
            <text:p>0.05773707</text:p>
          </table:table-cell>
          <table:table-cell office:value-type="float" office:value="0.05196496" calcext:value-type="float">
            <text:p>0.05196496</text:p>
          </table:table-cell>
          <table:table-cell office:value-type="float" office:value="0.03367798" calcext:value-type="float">
            <text:p>0.03367798</text:p>
          </table:table-cell>
          <table:table-cell office:value-type="float" office:value="0.03523158" calcext:value-type="float">
            <text:p>0.03523158</text:p>
          </table:table-cell>
          <table:table-cell office:value-type="float" office:value="0.01151938" calcext:value-type="float">
            <text:p>0.01151938</text:p>
          </table:table-cell>
          <table:table-cell office:value-type="float" office:value="0.008173339" calcext:value-type="float">
            <text:p>0.008173339</text:p>
          </table:table-cell>
          <table:table-cell office:value-type="float" office:value="0.01574833" calcext:value-type="float">
            <text:p>0.01574833</text:p>
          </table:table-cell>
          <table:table-cell office:value-type="float" office:value="0.0160493" calcext:value-type="float">
            <text:p>0.0160493</text:p>
          </table:table-cell>
          <table:table-cell office:value-type="float" office:value="0.0164046" calcext:value-type="float">
            <text:p>0.0164046</text:p>
          </table:table-cell>
          <table:table-cell office:value-type="float" office:value="0.01792784" calcext:value-type="float">
            <text:p>0.01792784</text:p>
          </table:table-cell>
          <table:table-cell office:value-type="float" office:value="0.0196585" calcext:value-type="float">
            <text:p>0.0196585</text:p>
          </table:table-cell>
          <table:table-cell office:value-type="float" office:value="0.004833547" calcext:value-type="float">
            <text:p>0.004833547</text:p>
          </table:table-cell>
          <table:table-cell office:value-type="float" office:value="0.004070985" calcext:value-type="float">
            <text:p>0.004070985</text:p>
          </table:table-cell>
          <table:table-cell office:value-type="float" office:value="0" calcext:value-type="float">
            <text:p>0</text:p>
          </table:table-cell>
          <table:table-cell office:value-type="float" office:value="0.03527907" calcext:value-type="float">
            <text:p>0.03527907</text:p>
          </table:table-cell>
          <table:table-cell office:value-type="float" office:value="0.01808351" calcext:value-type="float">
            <text:p>0.01808351</text:p>
          </table:table-cell>
          <table:table-cell office:value-type="float" office:value="0.0209701" calcext:value-type="float">
            <text:p>0.0209701</text:p>
          </table:table-cell>
          <table:table-cell office:value-type="float" office:value="0.02176097" calcext:value-type="float">
            <text:p>0.02176097</text:p>
          </table:table-cell>
          <table:table-cell office:value-type="float" office:value="0.02262859" calcext:value-type="float">
            <text:p>0.02262859</text:p>
          </table:table-cell>
          <table:table-cell office:value-type="float" office:value="0.01404852" calcext:value-type="float">
            <text:p>0.01404852</text:p>
          </table:table-cell>
          <table:table-cell office:value-type="float" office:value="0.01514448" calcext:value-type="float">
            <text:p>0.01514448</text:p>
          </table:table-cell>
          <table:table-cell office:value-type="float" office:value="0.01201503" calcext:value-type="float">
            <text:p>0.01201503</text:p>
          </table:table-cell>
          <table:table-cell office:value-type="float" office:value="0.01840522" calcext:value-type="float">
            <text:p>0.01840522</text:p>
          </table:table-cell>
          <table:table-cell office:value-type="float" office:value="0.04913207" calcext:value-type="float">
            <text:p>0.04913207</text:p>
          </table:table-cell>
          <table:table-cell office:value-type="float" office:value="0.01862663" calcext:value-type="float">
            <text:p>0.01862663</text:p>
          </table:table-cell>
          <table:table-cell office:value-type="float" office:value="0.02093321" calcext:value-type="float">
            <text:p>0.02093321</text:p>
          </table:table-cell>
          <table:table-cell office:value-type="float" office:value="0.3324526" calcext:value-type="float">
            <text:p>0.3324526</text:p>
          </table:table-cell>
          <table:table-cell office:value-type="float" office:value="0.3443159" calcext:value-type="float">
            <text:p>0.3443159</text:p>
          </table:table-cell>
          <table:table-cell office:value-type="float" office:value="0" calcext:value-type="float">
            <text:p>0</text:p>
          </table:table-cell>
          <table:table-cell office:value-type="float" office:value="12.34418" calcext:value-type="float">
            <text:p>12.34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97258" calcext:value-type="float">
            <text:p>7.397258</text:p>
          </table:table-cell>
          <table:table-cell office:value-type="float" office:value="0" calcext:value-type="float">
            <text:p>0</text:p>
          </table:table-cell>
          <table:table-cell office:value-type="float" office:value="-0.1291907" calcext:value-type="float">
            <text:p>-0.12919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27.12968" calcext:value-type="float">
            <text:p>27.12968</text:p>
          </table:table-cell>
          <table:table-cell office:value-type="float" office:value="1094.11" calcext:value-type="float">
            <text:p>1094.11</text:p>
          </table:table-cell>
          <table:table-cell office:value-type="float" office:value="0" calcext:value-type="float">
            <text:p>0</text:p>
          </table:table-cell>
          <table:table-cell office:value-type="float" office:value="-27.29052" calcext:value-type="float">
            <text:p>-27.29052</text:p>
          </table:table-cell>
          <table:table-cell office:value-type="float" office:value="0.06809571" calcext:value-type="float">
            <text:p>0.06809571</text:p>
          </table:table-cell>
          <table:table-cell office:value-type="float" office:value="0.4550359" calcext:value-type="float">
            <text:p>0.4550359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484084" calcext:value-type="float">
            <text:p>0.000148408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938445" calcext:value-type="float">
            <text:p>-0.01938445</text:p>
          </table:table-cell>
          <table:table-cell office:value-type="float" office:value="-0.04963867" calcext:value-type="float">
            <text:p>-0.04963867</text:p>
          </table:table-cell>
          <table:table-cell office:value-type="float" office:value="0.005224902" calcext:value-type="float">
            <text:p>0.005224902</text:p>
          </table:table-cell>
          <table:table-cell office:value-type="float" office:value="0.00613744" calcext:value-type="float">
            <text:p>0.00613744</text:p>
          </table:table-cell>
          <table:table-cell office:value-type="float" office:value="14.64035" calcext:value-type="float">
            <text:p>14.64035</text:p>
          </table:table-cell>
          <table:table-cell office:value-type="float" office:value="0.04846351" calcext:value-type="float">
            <text:p>0.04846351</text:p>
          </table:table-cell>
          <table:table-cell office:value-type="float" office:value="0.0533871" calcext:value-type="float">
            <text:p>0.0533871</text:p>
          </table:table-cell>
          <table:table-cell office:value-type="float" office:value="0.05018757" calcext:value-type="float">
            <text:p>0.05018757</text:p>
          </table:table-cell>
          <table:table-cell office:value-type="float" office:value="0.0332029" calcext:value-type="float">
            <text:p>0.0332029</text:p>
          </table:table-cell>
          <table:table-cell office:value-type="float" office:value="0.03486869" calcext:value-type="float">
            <text:p>0.03486869</text:p>
          </table:table-cell>
          <table:table-cell office:value-type="float" office:value="0.01159301" calcext:value-type="float">
            <text:p>0.01159301</text:p>
          </table:table-cell>
          <table:table-cell office:value-type="float" office:value="0.008081453" calcext:value-type="float">
            <text:p>0.008081453</text:p>
          </table:table-cell>
          <table:table-cell office:value-type="float" office:value="0.0157235" calcext:value-type="float">
            <text:p>0.0157235</text:p>
          </table:table-cell>
          <table:table-cell office:value-type="float" office:value="0.01600504" calcext:value-type="float">
            <text:p>0.01600504</text:p>
          </table:table-cell>
          <table:table-cell office:value-type="float" office:value="0.01640333" calcext:value-type="float">
            <text:p>0.01640333</text:p>
          </table:table-cell>
          <table:table-cell office:value-type="float" office:value="0.01795773" calcext:value-type="float">
            <text:p>0.01795773</text:p>
          </table:table-cell>
          <table:table-cell office:value-type="float" office:value="0.01967061" calcext:value-type="float">
            <text:p>0.01967061</text:p>
          </table:table-cell>
          <table:table-cell office:value-type="float" office:value="0.00482538" calcext:value-type="float">
            <text:p>0.00482538</text:p>
          </table:table-cell>
          <table:table-cell office:value-type="float" office:value="0.004073706" calcext:value-type="float">
            <text:p>0.004073706</text:p>
          </table:table-cell>
          <table:table-cell office:value-type="float" office:value="0" calcext:value-type="float">
            <text:p>0</text:p>
          </table:table-cell>
          <table:table-cell office:value-type="float" office:value="0.01733633" calcext:value-type="float">
            <text:p>0.01733633</text:p>
          </table:table-cell>
          <table:table-cell office:value-type="float" office:value="0.01950636" calcext:value-type="float">
            <text:p>0.01950636</text:p>
          </table:table-cell>
          <table:table-cell office:value-type="float" office:value="0.02223805" calcext:value-type="float">
            <text:p>0.02223805</text:p>
          </table:table-cell>
          <table:table-cell office:value-type="float" office:value="0.02287074" calcext:value-type="float">
            <text:p>0.02287074</text:p>
          </table:table-cell>
          <table:table-cell office:value-type="float" office:value="0.02306262" calcext:value-type="float">
            <text:p>0.02306262</text:p>
          </table:table-cell>
          <table:table-cell office:value-type="float" office:value="0.01380369" calcext:value-type="float">
            <text:p>0.01380369</text:p>
          </table:table-cell>
          <table:table-cell office:value-type="float" office:value="0.01507747" calcext:value-type="float">
            <text:p>0.01507747</text:p>
          </table:table-cell>
          <table:table-cell office:value-type="float" office:value="0.0119903" calcext:value-type="float">
            <text:p>0.0119903</text:p>
          </table:table-cell>
          <table:table-cell office:value-type="float" office:value="0.01825971" calcext:value-type="float">
            <text:p>0.01825971</text:p>
          </table:table-cell>
          <table:table-cell office:value-type="float" office:value="0.04899716" calcext:value-type="float">
            <text:p>0.04899716</text:p>
          </table:table-cell>
          <table:table-cell office:value-type="float" office:value="0.01862922" calcext:value-type="float">
            <text:p>0.01862922</text:p>
          </table:table-cell>
          <table:table-cell office:value-type="float" office:value="0.02039835" calcext:value-type="float">
            <text:p>0.02039835</text:p>
          </table:table-cell>
          <table:table-cell office:value-type="float" office:value="0.3299492" calcext:value-type="float">
            <text:p>0.3299492</text:p>
          </table:table-cell>
          <table:table-cell office:value-type="float" office:value="0.3473582" calcext:value-type="float">
            <text:p>0.3473582</text:p>
          </table:table-cell>
          <table:table-cell office:value-type="float" office:value="0" calcext:value-type="float">
            <text:p>0</text:p>
          </table:table-cell>
          <table:table-cell office:value-type="float" office:value="10.22881" calcext:value-type="float">
            <text:p>10.22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43828" calcext:value-type="float">
            <text:p>7.443828</text:p>
          </table:table-cell>
          <table:table-cell office:value-type="float" office:value="0" calcext:value-type="float">
            <text:p>0</text:p>
          </table:table-cell>
          <table:table-cell office:value-type="float" office:value="-0.1295881" calcext:value-type="float">
            <text:p>-0.12958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27.1294" calcext:value-type="float">
            <text:p>27.1294</text:p>
          </table:table-cell>
          <table:table-cell office:value-type="float" office:value="1094.14" calcext:value-type="float">
            <text:p>1094.14</text:p>
          </table:table-cell>
          <table:table-cell office:value-type="float" office:value="0" calcext:value-type="float">
            <text:p>0</text:p>
          </table:table-cell>
          <table:table-cell office:value-type="float" office:value="-27.56613" calcext:value-type="float">
            <text:p>-27.56613</text:p>
          </table:table-cell>
          <table:table-cell office:value-type="float" office:value="0.06615288" calcext:value-type="float">
            <text:p>0.06615288</text:p>
          </table:table-cell>
          <table:table-cell office:value-type="float" office:value="0.4533156" calcext:value-type="float">
            <text:p>0.4533156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484084" calcext:value-type="float">
            <text:p>0.000148408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958398" calcext:value-type="float">
            <text:p>-0.01958398</text:p>
          </table:table-cell>
          <table:table-cell office:value-type="float" office:value="-0.04954642" calcext:value-type="float">
            <text:p>-0.04954642</text:p>
          </table:table-cell>
          <table:table-cell office:value-type="float" office:value="0.005239838" calcext:value-type="float">
            <text:p>0.005239838</text:p>
          </table:table-cell>
          <table:table-cell office:value-type="float" office:value="0.00650664" calcext:value-type="float">
            <text:p>0.00650664</text:p>
          </table:table-cell>
          <table:table-cell office:value-type="float" office:value="14.78679" calcext:value-type="float">
            <text:p>14.78679</text:p>
          </table:table-cell>
          <table:table-cell office:value-type="float" office:value="0.04477469" calcext:value-type="float">
            <text:p>0.04477469</text:p>
          </table:table-cell>
          <table:table-cell office:value-type="float" office:value="0.05240364" calcext:value-type="float">
            <text:p>0.05240364</text:p>
          </table:table-cell>
          <table:table-cell office:value-type="float" office:value="0.04927516" calcext:value-type="float">
            <text:p>0.04927516</text:p>
          </table:table-cell>
          <table:table-cell office:value-type="float" office:value="0.0327808" calcext:value-type="float">
            <text:p>0.0327808</text:p>
          </table:table-cell>
          <table:table-cell office:value-type="float" office:value="0.03454648" calcext:value-type="float">
            <text:p>0.03454648</text:p>
          </table:table-cell>
          <table:table-cell office:value-type="float" office:value="0.01162808" calcext:value-type="float">
            <text:p>0.01162808</text:p>
          </table:table-cell>
          <table:table-cell office:value-type="float" office:value="0.007953264" calcext:value-type="float">
            <text:p>0.007953264</text:p>
          </table:table-cell>
          <table:table-cell office:value-type="float" office:value="0.01568277" calcext:value-type="float">
            <text:p>0.01568277</text:p>
          </table:table-cell>
          <table:table-cell office:value-type="float" office:value="0.0159543" calcext:value-type="float">
            <text:p>0.0159543</text:p>
          </table:table-cell>
          <table:table-cell office:value-type="float" office:value="0.01639827" calcext:value-type="float">
            <text:p>0.01639827</text:p>
          </table:table-cell>
          <table:table-cell office:value-type="float" office:value="0.01798362" calcext:value-type="float">
            <text:p>0.01798362</text:p>
          </table:table-cell>
          <table:table-cell office:value-type="float" office:value="0.0196463" calcext:value-type="float">
            <text:p>0.0196463</text:p>
          </table:table-cell>
          <table:table-cell office:value-type="float" office:value="0.004820107" calcext:value-type="float">
            <text:p>0.004820107</text:p>
          </table:table-cell>
          <table:table-cell office:value-type="float" office:value="0.004073628" calcext:value-type="float">
            <text:p>0.004073628</text:p>
          </table:table-cell>
          <table:table-cell office:value-type="float" office:value="0" calcext:value-type="float">
            <text:p>0</text:p>
          </table:table-cell>
          <table:table-cell office:value-type="float" office:value="0.01533645" calcext:value-type="float">
            <text:p>0.01533645</text:p>
          </table:table-cell>
          <table:table-cell office:value-type="float" office:value="0.01656905" calcext:value-type="float">
            <text:p>0.01656905</text:p>
          </table:table-cell>
          <table:table-cell office:value-type="float" office:value="0.01909071" calcext:value-type="float">
            <text:p>0.01909071</text:p>
          </table:table-cell>
          <table:table-cell office:value-type="float" office:value="0.01938785" calcext:value-type="float">
            <text:p>0.01938785</text:p>
          </table:table-cell>
          <table:table-cell office:value-type="float" office:value="0.01945904" calcext:value-type="float">
            <text:p>0.01945904</text:p>
          </table:table-cell>
          <table:table-cell office:value-type="float" office:value="0.012227" calcext:value-type="float">
            <text:p>0.012227</text:p>
          </table:table-cell>
          <table:table-cell office:value-type="float" office:value="0.01490636" calcext:value-type="float">
            <text:p>0.01490636</text:p>
          </table:table-cell>
          <table:table-cell office:value-type="float" office:value="0.01195862" calcext:value-type="float">
            <text:p>0.01195862</text:p>
          </table:table-cell>
          <table:table-cell office:value-type="float" office:value="0.0181295" calcext:value-type="float">
            <text:p>0.0181295</text:p>
          </table:table-cell>
          <table:table-cell office:value-type="float" office:value="0.04886543" calcext:value-type="float">
            <text:p>0.04886543</text:p>
          </table:table-cell>
          <table:table-cell office:value-type="float" office:value="0.01863048" calcext:value-type="float">
            <text:p>0.01863048</text:p>
          </table:table-cell>
          <table:table-cell office:value-type="float" office:value="0.01953811" calcext:value-type="float">
            <text:p>0.01953811</text:p>
          </table:table-cell>
          <table:table-cell office:value-type="float" office:value="0.3285808" calcext:value-type="float">
            <text:p>0.3285808</text:p>
          </table:table-cell>
          <table:table-cell office:value-type="float" office:value="0.3482964" calcext:value-type="float">
            <text:p>0.3482964</text:p>
          </table:table-cell>
          <table:table-cell office:value-type="float" office:value="0" calcext:value-type="float">
            <text:p>0</text:p>
          </table:table-cell>
          <table:table-cell office:value-type="float" office:value="8.689633" calcext:value-type="float">
            <text:p>8.68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97926" calcext:value-type="float">
            <text:p>7.497926</text:p>
          </table:table-cell>
          <table:table-cell office:value-type="float" office:value="0" calcext:value-type="float">
            <text:p>0</text:p>
          </table:table-cell>
          <table:table-cell office:value-type="float" office:value="-0.1297583" calcext:value-type="float">
            <text:p>-0.12975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27.08991" calcext:value-type="float">
            <text:p>27.08991</text:p>
          </table:table-cell>
          <table:table-cell office:value-type="float" office:value="1094.173" calcext:value-type="float">
            <text:p>1094.173</text:p>
          </table:table-cell>
          <table:table-cell office:value-type="float" office:value="0" calcext:value-type="float">
            <text:p>0</text:p>
          </table:table-cell>
          <table:table-cell office:value-type="float" office:value="-27.89823" calcext:value-type="float">
            <text:p>-27.89823</text:p>
          </table:table-cell>
          <table:table-cell office:value-type="float" office:value="0.06547216" calcext:value-type="float">
            <text:p>0.06547216</text:p>
          </table:table-cell>
          <table:table-cell office:value-type="float" office:value="0.4530792" calcext:value-type="float">
            <text:p>0.4530792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484184" calcext:value-type="float">
            <text:p>0.000148418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958396" calcext:value-type="float">
            <text:p>-0.01958396</text:p>
          </table:table-cell>
          <table:table-cell office:value-type="float" office:value="-0.04945143" calcext:value-type="float">
            <text:p>-0.04945143</text:p>
          </table:table-cell>
          <table:table-cell office:value-type="float" office:value="0.00525571" calcext:value-type="float">
            <text:p>0.00525571</text:p>
          </table:table-cell>
          <table:table-cell office:value-type="float" office:value="0.006932654" calcext:value-type="float">
            <text:p>0.006932654</text:p>
          </table:table-cell>
          <table:table-cell office:value-type="float" office:value="14.94654" calcext:value-type="float">
            <text:p>14.94654</text:p>
          </table:table-cell>
          <table:table-cell office:value-type="float" office:value="0.05749206" calcext:value-type="float">
            <text:p>0.05749206</text:p>
          </table:table-cell>
          <table:table-cell office:value-type="float" office:value="0.05312186" calcext:value-type="float">
            <text:p>0.05312186</text:p>
          </table:table-cell>
          <table:table-cell office:value-type="float" office:value="0.04882735" calcext:value-type="float">
            <text:p>0.04882735</text:p>
          </table:table-cell>
          <table:table-cell office:value-type="float" office:value="0.03249099" calcext:value-type="float">
            <text:p>0.03249099</text:p>
          </table:table-cell>
          <table:table-cell office:value-type="float" office:value="0.03424487" calcext:value-type="float">
            <text:p>0.03424487</text:p>
          </table:table-cell>
          <table:table-cell office:value-type="float" office:value="0.01157954" calcext:value-type="float">
            <text:p>0.01157954</text:p>
          </table:table-cell>
          <table:table-cell office:value-type="float" office:value="0.00778091" calcext:value-type="float">
            <text:p>0.00778091</text:p>
          </table:table-cell>
          <table:table-cell office:value-type="float" office:value="0.01564273" calcext:value-type="float">
            <text:p>0.01564273</text:p>
          </table:table-cell>
          <table:table-cell office:value-type="float" office:value="0.01590779" calcext:value-type="float">
            <text:p>0.01590779</text:p>
          </table:table-cell>
          <table:table-cell office:value-type="float" office:value="0.01639276" calcext:value-type="float">
            <text:p>0.01639276</text:p>
          </table:table-cell>
          <table:table-cell office:value-type="float" office:value="0.01800661" calcext:value-type="float">
            <text:p>0.01800661</text:p>
          </table:table-cell>
          <table:table-cell office:value-type="float" office:value="0.01963277" calcext:value-type="float">
            <text:p>0.01963277</text:p>
          </table:table-cell>
          <table:table-cell office:value-type="float" office:value="0.004816502" calcext:value-type="float">
            <text:p>0.004816502</text:p>
          </table:table-cell>
          <table:table-cell office:value-type="float" office:value="0.004071927" calcext:value-type="float">
            <text:p>0.004071927</text:p>
          </table:table-cell>
          <table:table-cell office:value-type="float" office:value="0" calcext:value-type="float">
            <text:p>0</text:p>
          </table:table-cell>
          <table:table-cell office:value-type="float" office:value="0.03823064" calcext:value-type="float">
            <text:p>0.03823064</text:p>
          </table:table-cell>
          <table:table-cell office:value-type="float" office:value="0.01658306" calcext:value-type="float">
            <text:p>0.01658306</text:p>
          </table:table-cell>
          <table:table-cell office:value-type="float" office:value="0.01743836" calcext:value-type="float">
            <text:p>0.01743836</text:p>
          </table:table-cell>
          <table:table-cell office:value-type="float" office:value="0.01746303" calcext:value-type="float">
            <text:p>0.01746303</text:p>
          </table:table-cell>
          <table:table-cell office:value-type="float" office:value="0.01757018" calcext:value-type="float">
            <text:p>0.01757018</text:p>
          </table:table-cell>
          <table:table-cell office:value-type="float" office:value="0.0108927" calcext:value-type="float">
            <text:p>0.0108927</text:p>
          </table:table-cell>
          <table:table-cell office:value-type="float" office:value="0.01450266" calcext:value-type="float">
            <text:p>0.01450266</text:p>
          </table:table-cell>
          <table:table-cell office:value-type="float" office:value="0.01194917" calcext:value-type="float">
            <text:p>0.01194917</text:p>
          </table:table-cell>
          <table:table-cell office:value-type="float" office:value="0.01806007" calcext:value-type="float">
            <text:p>0.01806007</text:p>
          </table:table-cell>
          <table:table-cell office:value-type="float" office:value="0.04879621" calcext:value-type="float">
            <text:p>0.04879621</text:p>
          </table:table-cell>
          <table:table-cell office:value-type="float" office:value="0.01863115" calcext:value-type="float">
            <text:p>0.01863115</text:p>
          </table:table-cell>
          <table:table-cell office:value-type="float" office:value="0.01925549" calcext:value-type="float">
            <text:p>0.01925549</text:p>
          </table:table-cell>
          <table:table-cell office:value-type="float" office:value="0.3278462" calcext:value-type="float">
            <text:p>0.3278462</text:p>
          </table:table-cell>
          <table:table-cell office:value-type="float" office:value="0.3483035" calcext:value-type="float">
            <text:p>0.3483035</text:p>
          </table:table-cell>
          <table:table-cell office:value-type="float" office:value="0" calcext:value-type="float">
            <text:p>0</text:p>
          </table:table-cell>
          <table:table-cell office:value-type="float" office:value="8.074257" calcext:value-type="float">
            <text:p>8.07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4996" calcext:value-type="float">
            <text:p>7.54996</text:p>
          </table:table-cell>
          <table:table-cell office:value-type="float" office:value="0" calcext:value-type="float">
            <text:p>0</text:p>
          </table:table-cell>
          <table:table-cell office:value-type="float" office:value="-0.1299222" calcext:value-type="float">
            <text:p>-0.12992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27.07026" calcext:value-type="float">
            <text:p>27.07026</text:p>
          </table:table-cell>
          <table:table-cell office:value-type="float" office:value="1094.218" calcext:value-type="float">
            <text:p>1094.218</text:p>
          </table:table-cell>
          <table:table-cell office:value-type="float" office:value="0" calcext:value-type="float">
            <text:p>0</text:p>
          </table:table-cell>
          <table:table-cell office:value-type="float" office:value="-28.21054" calcext:value-type="float">
            <text:p>-28.21054</text:p>
          </table:table-cell>
          <table:table-cell office:value-type="float" office:value="0.06390531" calcext:value-type="float">
            <text:p>0.06390531</text:p>
          </table:table-cell>
          <table:table-cell office:value-type="float" office:value="0.4528564" calcext:value-type="float">
            <text:p>0.4528564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95822" calcext:value-type="float">
            <text:p>-0.0195822</text:p>
          </table:table-cell>
          <table:table-cell office:value-type="float" office:value="-0.04940152" calcext:value-type="float">
            <text:p>-0.04940152</text:p>
          </table:table-cell>
          <table:table-cell office:value-type="float" office:value="0.005267045" calcext:value-type="float">
            <text:p>0.005267045</text:p>
          </table:table-cell>
          <table:table-cell office:value-type="float" office:value="0.007478585" calcext:value-type="float">
            <text:p>0.007478585</text:p>
          </table:table-cell>
          <table:table-cell office:value-type="float" office:value="15.13817" calcext:value-type="float">
            <text:p>15.13817</text:p>
          </table:table-cell>
          <table:table-cell office:value-type="float" office:value="0.04724076" calcext:value-type="float">
            <text:p>0.04724076</text:p>
          </table:table-cell>
          <table:table-cell office:value-type="float" office:value="0.05084206" calcext:value-type="float">
            <text:p>0.05084206</text:p>
          </table:table-cell>
          <table:table-cell office:value-type="float" office:value="0.04796316" calcext:value-type="float">
            <text:p>0.04796316</text:p>
          </table:table-cell>
          <table:table-cell office:value-type="float" office:value="0.03244004" calcext:value-type="float">
            <text:p>0.03244004</text:p>
          </table:table-cell>
          <table:table-cell office:value-type="float" office:value="0.0341421" calcext:value-type="float">
            <text:p>0.0341421</text:p>
          </table:table-cell>
          <table:table-cell office:value-type="float" office:value="0.01183875" calcext:value-type="float">
            <text:p>0.01183875</text:p>
          </table:table-cell>
          <table:table-cell office:value-type="float" office:value="0.008021612" calcext:value-type="float">
            <text:p>0.008021612</text:p>
          </table:table-cell>
          <table:table-cell office:value-type="float" office:value="0.01561637" calcext:value-type="float">
            <text:p>0.01561637</text:p>
          </table:table-cell>
          <table:table-cell office:value-type="float" office:value="0.01587595" calcext:value-type="float">
            <text:p>0.01587595</text:p>
          </table:table-cell>
          <table:table-cell office:value-type="float" office:value="0.01639331" calcext:value-type="float">
            <text:p>0.01639331</text:p>
          </table:table-cell>
          <table:table-cell office:value-type="float" office:value="0.01803004" calcext:value-type="float">
            <text:p>0.01803004</text:p>
          </table:table-cell>
          <table:table-cell office:value-type="float" office:value="0.01964877" calcext:value-type="float">
            <text:p>0.01964877</text:p>
          </table:table-cell>
          <table:table-cell office:value-type="float" office:value="0.00481293" calcext:value-type="float">
            <text:p>0.00481293</text:p>
          </table:table-cell>
          <table:table-cell office:value-type="float" office:value="0.004070215" calcext:value-type="float">
            <text:p>0.004070215</text:p>
          </table:table-cell>
          <table:table-cell office:value-type="float" office:value="0" calcext:value-type="float">
            <text:p>0</text:p>
          </table:table-cell>
          <table:table-cell office:value-type="float" office:value="0.02320763" calcext:value-type="float">
            <text:p>0.02320763</text:p>
          </table:table-cell>
          <table:table-cell office:value-type="float" office:value="0.01907928" calcext:value-type="float">
            <text:p>0.01907928</text:p>
          </table:table-cell>
          <table:table-cell office:value-type="float" office:value="0.02067566" calcext:value-type="float">
            <text:p>0.02067566</text:p>
          </table:table-cell>
          <table:table-cell office:value-type="float" office:value="0.02087552" calcext:value-type="float">
            <text:p>0.02087552</text:p>
          </table:table-cell>
          <table:table-cell office:value-type="float" office:value="0.02085224" calcext:value-type="float">
            <text:p>0.02085224</text:p>
          </table:table-cell>
          <table:table-cell office:value-type="float" office:value="0.01219802" calcext:value-type="float">
            <text:p>0.01219802</text:p>
          </table:table-cell>
          <table:table-cell office:value-type="float" office:value="0.01508934" calcext:value-type="float">
            <text:p>0.01508934</text:p>
          </table:table-cell>
          <table:table-cell office:value-type="float" office:value="0.01195841" calcext:value-type="float">
            <text:p>0.01195841</text:p>
          </table:table-cell>
          <table:table-cell office:value-type="float" office:value="0.01806309" calcext:value-type="float">
            <text:p>0.01806309</text:p>
          </table:table-cell>
          <table:table-cell office:value-type="float" office:value="0.0488204" calcext:value-type="float">
            <text:p>0.0488204</text:p>
          </table:table-cell>
          <table:table-cell office:value-type="float" office:value="0.01863326" calcext:value-type="float">
            <text:p>0.01863326</text:p>
          </table:table-cell>
          <table:table-cell office:value-type="float" office:value="0.0194226" calcext:value-type="float">
            <text:p>0.0194226</text:p>
          </table:table-cell>
          <table:table-cell office:value-type="float" office:value="0.3271381" calcext:value-type="float">
            <text:p>0.3271381</text:p>
          </table:table-cell>
          <table:table-cell office:value-type="float" office:value="0.3483106" calcext:value-type="float">
            <text:p>0.3483106</text:p>
          </table:table-cell>
          <table:table-cell office:value-type="float" office:value="0" calcext:value-type="float">
            <text:p>0</text:p>
          </table:table-cell>
          <table:table-cell office:value-type="float" office:value="6.871805" calcext:value-type="float">
            <text:p>6.871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9314" calcext:value-type="float">
            <text:p>7.589314</text:p>
          </table:table-cell>
          <table:table-cell office:value-type="float" office:value="0" calcext:value-type="float">
            <text:p>0</text:p>
          </table:table-cell>
          <table:table-cell office:value-type="float" office:value="-0.1303924" calcext:value-type="float">
            <text:p>-0.13039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27.05065" calcext:value-type="float">
            <text:p>27.05065</text:p>
          </table:table-cell>
          <table:table-cell office:value-type="float" office:value="1094.273" calcext:value-type="float">
            <text:p>1094.273</text:p>
          </table:table-cell>
          <table:table-cell office:value-type="float" office:value="0" calcext:value-type="float">
            <text:p>0</text:p>
          </table:table-cell>
          <table:table-cell office:value-type="float" office:value="-28.5053" calcext:value-type="float">
            <text:p>-28.5053</text:p>
          </table:table-cell>
          <table:table-cell office:value-type="float" office:value="0.06306975" calcext:value-type="float">
            <text:p>0.06306975</text:p>
          </table:table-cell>
          <table:table-cell office:value-type="float" office:value="0.4525844" calcext:value-type="float">
            <text:p>0.4525844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95822" calcext:value-type="float">
            <text:p>-0.0195822</text:p>
          </table:table-cell>
          <table:table-cell office:value-type="float" office:value="-0.04931765" calcext:value-type="float">
            <text:p>-0.04931765</text:p>
          </table:table-cell>
          <table:table-cell office:value-type="float" office:value="0.005280105" calcext:value-type="float">
            <text:p>0.005280105</text:p>
          </table:table-cell>
          <table:table-cell office:value-type="float" office:value="0.008062197" calcext:value-type="float">
            <text:p>0.008062197</text:p>
          </table:table-cell>
          <table:table-cell office:value-type="float" office:value="15.34978" calcext:value-type="float">
            <text:p>15.34978</text:p>
          </table:table-cell>
          <table:table-cell office:value-type="float" office:value="0.04708045" calcext:value-type="float">
            <text:p>0.04708045</text:p>
          </table:table-cell>
          <table:table-cell office:value-type="float" office:value="0.05313495" calcext:value-type="float">
            <text:p>0.05313495</text:p>
          </table:table-cell>
          <table:table-cell office:value-type="float" office:value="0.04958265" calcext:value-type="float">
            <text:p>0.04958265</text:p>
          </table:table-cell>
          <table:table-cell office:value-type="float" office:value="0.03297645" calcext:value-type="float">
            <text:p>0.03297645</text:p>
          </table:table-cell>
          <table:table-cell office:value-type="float" office:value="0.03446893" calcext:value-type="float">
            <text:p>0.03446893</text:p>
          </table:table-cell>
          <table:table-cell office:value-type="float" office:value="0.01191982" calcext:value-type="float">
            <text:p>0.01191982</text:p>
          </table:table-cell>
          <table:table-cell office:value-type="float" office:value="0.008081964" calcext:value-type="float">
            <text:p>0.008081964</text:p>
          </table:table-cell>
          <table:table-cell office:value-type="float" office:value="0.01560247" calcext:value-type="float">
            <text:p>0.01560247</text:p>
          </table:table-cell>
          <table:table-cell office:value-type="float" office:value="0.01585326" calcext:value-type="float">
            <text:p>0.01585326</text:p>
          </table:table-cell>
          <table:table-cell office:value-type="float" office:value="0.01639822" calcext:value-type="float">
            <text:p>0.01639822</text:p>
          </table:table-cell>
          <table:table-cell office:value-type="float" office:value="0.01805292" calcext:value-type="float">
            <text:p>0.01805292</text:p>
          </table:table-cell>
          <table:table-cell office:value-type="float" office:value="0.01968764" calcext:value-type="float">
            <text:p>0.01968764</text:p>
          </table:table-cell>
          <table:table-cell office:value-type="float" office:value="0.004809394" calcext:value-type="float">
            <text:p>0.004809394</text:p>
          </table:table-cell>
          <table:table-cell office:value-type="float" office:value="0.004068496" calcext:value-type="float">
            <text:p>0.004068496</text:p>
          </table:table-cell>
          <table:table-cell office:value-type="float" office:value="0" calcext:value-type="float">
            <text:p>0</text:p>
          </table:table-cell>
          <table:table-cell office:value-type="float" office:value="0.02246489" calcext:value-type="float">
            <text:p>0.02246489</text:p>
          </table:table-cell>
          <table:table-cell office:value-type="float" office:value="0.01786637" calcext:value-type="float">
            <text:p>0.01786637</text:p>
          </table:table-cell>
          <table:table-cell office:value-type="float" office:value="0.0201553" calcext:value-type="float">
            <text:p>0.0201553</text:p>
          </table:table-cell>
          <table:table-cell office:value-type="float" office:value="0.02045302" calcext:value-type="float">
            <text:p>0.02045302</text:p>
          </table:table-cell>
          <table:table-cell office:value-type="float" office:value="0.02072138" calcext:value-type="float">
            <text:p>0.02072138</text:p>
          </table:table-cell>
          <table:table-cell office:value-type="float" office:value="0.01237758" calcext:value-type="float">
            <text:p>0.01237758</text:p>
          </table:table-cell>
          <table:table-cell office:value-type="float" office:value="0.01542412" calcext:value-type="float">
            <text:p>0.01542412</text:p>
          </table:table-cell>
          <table:table-cell office:value-type="float" office:value="0.01198803" calcext:value-type="float">
            <text:p>0.01198803</text:p>
          </table:table-cell>
          <table:table-cell office:value-type="float" office:value="0.01807771" calcext:value-type="float">
            <text:p>0.01807771</text:p>
          </table:table-cell>
          <table:table-cell office:value-type="float" office:value="0.04885998" calcext:value-type="float">
            <text:p>0.04885998</text:p>
          </table:table-cell>
          <table:table-cell office:value-type="float" office:value="0.01863595" calcext:value-type="float">
            <text:p>0.01863595</text:p>
          </table:table-cell>
          <table:table-cell office:value-type="float" office:value="0.01976432" calcext:value-type="float">
            <text:p>0.01976432</text:p>
          </table:table-cell>
          <table:table-cell office:value-type="float" office:value="0.3264565" calcext:value-type="float">
            <text:p>0.3264565</text:p>
          </table:table-cell>
          <table:table-cell office:value-type="float" office:value="0.3483178" calcext:value-type="float">
            <text:p>0.3483178</text:p>
          </table:table-cell>
          <table:table-cell office:value-type="float" office:value="0" calcext:value-type="float">
            <text:p>0</text:p>
          </table:table-cell>
          <table:table-cell office:value-type="float" office:value="5.91957" calcext:value-type="float">
            <text:p>5.91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2119" calcext:value-type="float">
            <text:p>7.642119</text:p>
          </table:table-cell>
          <table:table-cell office:value-type="float" office:value="0" calcext:value-type="float">
            <text:p>0</text:p>
          </table:table-cell>
          <table:table-cell office:value-type="float" office:value="-0.1306099" calcext:value-type="float">
            <text:p>-0.13060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26.9876" calcext:value-type="float">
            <text:p>26.9876</text:p>
          </table:table-cell>
          <table:table-cell office:value-type="float" office:value="1094.331" calcext:value-type="float">
            <text:p>1094.331</text:p>
          </table:table-cell>
          <table:table-cell office:value-type="float" office:value="0" calcext:value-type="float">
            <text:p>0</text:p>
          </table:table-cell>
          <table:table-cell office:value-type="float" office:value="-28.8248" calcext:value-type="float">
            <text:p>-28.8248</text:p>
          </table:table-cell>
          <table:table-cell office:value-type="float" office:value="0.06250044" calcext:value-type="float">
            <text:p>0.06250044</text:p>
          </table:table-cell>
          <table:table-cell office:value-type="float" office:value="0.4524133" calcext:value-type="float">
            <text:p>0.4524133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1979874" calcext:value-type="float">
            <text:p>-0.01979874</text:p>
          </table:table-cell>
          <table:table-cell office:value-type="float" office:value="-0.04922334" calcext:value-type="float">
            <text:p>-0.04922334</text:p>
          </table:table-cell>
          <table:table-cell office:value-type="float" office:value="0.005293772" calcext:value-type="float">
            <text:p>0.005293772</text:p>
          </table:table-cell>
          <table:table-cell office:value-type="float" office:value="0.008631887" calcext:value-type="float">
            <text:p>0.008631887</text:p>
          </table:table-cell>
          <table:table-cell office:value-type="float" office:value="15.55951" calcext:value-type="float">
            <text:p>15.55951</text:p>
          </table:table-cell>
          <table:table-cell office:value-type="float" office:value="0.05020414" calcext:value-type="float">
            <text:p>0.05020414</text:p>
          </table:table-cell>
          <table:table-cell office:value-type="float" office:value="0.05566243" calcext:value-type="float">
            <text:p>0.05566243</text:p>
          </table:table-cell>
          <table:table-cell office:value-type="float" office:value="0.05116035" calcext:value-type="float">
            <text:p>0.05116035</text:p>
          </table:table-cell>
          <table:table-cell office:value-type="float" office:value="0.03363395" calcext:value-type="float">
            <text:p>0.03363395</text:p>
          </table:table-cell>
          <table:table-cell office:value-type="float" office:value="0.03504455" calcext:value-type="float">
            <text:p>0.03504455</text:p>
          </table:table-cell>
          <table:table-cell office:value-type="float" office:value="0.01195771" calcext:value-type="float">
            <text:p>0.01195771</text:p>
          </table:table-cell>
          <table:table-cell office:value-type="float" office:value="0.008032837" calcext:value-type="float">
            <text:p>0.008032837</text:p>
          </table:table-cell>
          <table:table-cell office:value-type="float" office:value="0.01560068" calcext:value-type="float">
            <text:p>0.01560068</text:p>
          </table:table-cell>
          <table:table-cell office:value-type="float" office:value="0.01583698" calcext:value-type="float">
            <text:p>0.01583698</text:p>
          </table:table-cell>
          <table:table-cell office:value-type="float" office:value="0.01640803" calcext:value-type="float">
            <text:p>0.01640803</text:p>
          </table:table-cell>
          <table:table-cell office:value-type="float" office:value="0.01807649" calcext:value-type="float">
            <text:p>0.01807649</text:p>
          </table:table-cell>
          <table:table-cell office:value-type="float" office:value="0.01973796" calcext:value-type="float">
            <text:p>0.01973796</text:p>
          </table:table-cell>
          <table:table-cell office:value-type="float" office:value="0.004824665" calcext:value-type="float">
            <text:p>0.004824665</text:p>
          </table:table-cell>
          <table:table-cell office:value-type="float" office:value="0.004047784" calcext:value-type="float">
            <text:p>0.004047784</text:p>
          </table:table-cell>
          <table:table-cell office:value-type="float" office:value="0" calcext:value-type="float">
            <text:p>0</text:p>
          </table:table-cell>
          <table:table-cell office:value-type="float" office:value="0.01675322" calcext:value-type="float">
            <text:p>0.01675322</text:p>
          </table:table-cell>
          <table:table-cell office:value-type="float" office:value="0.01728297" calcext:value-type="float">
            <text:p>0.01728297</text:p>
          </table:table-cell>
          <table:table-cell office:value-type="float" office:value="0.01953552" calcext:value-type="float">
            <text:p>0.01953552</text:p>
          </table:table-cell>
          <table:table-cell office:value-type="float" office:value="0.01976032" calcext:value-type="float">
            <text:p>0.01976032</text:p>
          </table:table-cell>
          <table:table-cell office:value-type="float" office:value="0.02011707" calcext:value-type="float">
            <text:p>0.02011707</text:p>
          </table:table-cell>
          <table:table-cell office:value-type="float" office:value="0.01203972" calcext:value-type="float">
            <text:p>0.01203972</text:p>
          </table:table-cell>
          <table:table-cell office:value-type="float" office:value="0.01526379" calcext:value-type="float">
            <text:p>0.01526379</text:p>
          </table:table-cell>
          <table:table-cell office:value-type="float" office:value="0.01202791" calcext:value-type="float">
            <text:p>0.01202791</text:p>
          </table:table-cell>
          <table:table-cell office:value-type="float" office:value="0.01808635" calcext:value-type="float">
            <text:p>0.01808635</text:p>
          </table:table-cell>
          <table:table-cell office:value-type="float" office:value="0.04888237" calcext:value-type="float">
            <text:p>0.04888237</text:p>
          </table:table-cell>
          <table:table-cell office:value-type="float" office:value="0.01863909" calcext:value-type="float">
            <text:p>0.01863909</text:p>
          </table:table-cell>
          <table:table-cell office:value-type="float" office:value="0.02021316" calcext:value-type="float">
            <text:p>0.02021316</text:p>
          </table:table-cell>
          <table:table-cell office:value-type="float" office:value="0.3340883" calcext:value-type="float">
            <text:p>0.3340883</text:p>
          </table:table-cell>
          <table:table-cell office:value-type="float" office:value="0.3402804" calcext:value-type="float">
            <text:p>0.3402804</text:p>
          </table:table-cell>
          <table:table-cell office:value-type="float" office:value="0" calcext:value-type="float">
            <text:p>0</text:p>
          </table:table-cell>
          <table:table-cell office:value-type="float" office:value="5.169216" calcext:value-type="float">
            <text:p>5.16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9698" calcext:value-type="float">
            <text:p>7.699698</text:p>
          </table:table-cell>
          <table:table-cell office:value-type="float" office:value="0" calcext:value-type="float">
            <text:p>0</text:p>
          </table:table-cell>
          <table:table-cell office:value-type="float" office:value="-0.1307917" calcext:value-type="float">
            <text:p>-0.13079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26.94322" calcext:value-type="float">
            <text:p>26.94322</text:p>
          </table:table-cell>
          <table:table-cell office:value-type="float" office:value="1094.372" calcext:value-type="float">
            <text:p>1094.372</text:p>
          </table:table-cell>
          <table:table-cell office:value-type="float" office:value="0" calcext:value-type="float">
            <text:p>0</text:p>
          </table:table-cell>
          <table:table-cell office:value-type="float" office:value="-29.12851" calcext:value-type="float">
            <text:p>-29.12851</text:p>
          </table:table-cell>
          <table:table-cell office:value-type="float" office:value="0.06164398" calcext:value-type="float">
            <text:p>0.06164398</text:p>
          </table:table-cell>
          <table:table-cell office:value-type="float" office:value="0.4528369" calcext:value-type="float">
            <text:p>0.4528369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065607" calcext:value-type="float">
            <text:p>-0.02065607</text:p>
          </table:table-cell>
          <table:table-cell office:value-type="float" office:value="-0.04912377" calcext:value-type="float">
            <text:p>-0.04912377</text:p>
          </table:table-cell>
          <table:table-cell office:value-type="float" office:value="0.005308763" calcext:value-type="float">
            <text:p>0.005308763</text:p>
          </table:table-cell>
          <table:table-cell office:value-type="float" office:value="0.009084403" calcext:value-type="float">
            <text:p>0.009084403</text:p>
          </table:table-cell>
          <table:table-cell office:value-type="float" office:value="15.7173" calcext:value-type="float">
            <text:p>15.7173</text:p>
          </table:table-cell>
          <table:table-cell office:value-type="float" office:value="0.04945474" calcext:value-type="float">
            <text:p>0.04945474</text:p>
          </table:table-cell>
          <table:table-cell office:value-type="float" office:value="0.0540138" calcext:value-type="float">
            <text:p>0.0540138</text:p>
          </table:table-cell>
          <table:table-cell office:value-type="float" office:value="0.04996751" calcext:value-type="float">
            <text:p>0.04996751</text:p>
          </table:table-cell>
          <table:table-cell office:value-type="float" office:value="0.03307887" calcext:value-type="float">
            <text:p>0.03307887</text:p>
          </table:table-cell>
          <table:table-cell office:value-type="float" office:value="0.03469962" calcext:value-type="float">
            <text:p>0.03469962</text:p>
          </table:table-cell>
          <table:table-cell office:value-type="float" office:value="0.01185136" calcext:value-type="float">
            <text:p>0.01185136</text:p>
          </table:table-cell>
          <table:table-cell office:value-type="float" office:value="0.007915308" calcext:value-type="float">
            <text:p>0.007915308</text:p>
          </table:table-cell>
          <table:table-cell office:value-type="float" office:value="0.01560487" calcext:value-type="float">
            <text:p>0.01560487</text:p>
          </table:table-cell>
          <table:table-cell office:value-type="float" office:value="0.01582483" calcext:value-type="float">
            <text:p>0.01582483</text:p>
          </table:table-cell>
          <table:table-cell office:value-type="float" office:value="0.01642275" calcext:value-type="float">
            <text:p>0.01642275</text:p>
          </table:table-cell>
          <table:table-cell office:value-type="float" office:value="0.01810462" calcext:value-type="float">
            <text:p>0.01810462</text:p>
          </table:table-cell>
          <table:table-cell office:value-type="float" office:value="0.01979689" calcext:value-type="float">
            <text:p>0.01979689</text:p>
          </table:table-cell>
          <table:table-cell office:value-type="float" office:value="0.004816067" calcext:value-type="float">
            <text:p>0.004816067</text:p>
          </table:table-cell>
          <table:table-cell office:value-type="float" office:value="0.004050959" calcext:value-type="float">
            <text:p>0.004050959</text:p>
          </table:table-cell>
          <table:table-cell office:value-type="float" office:value="0" calcext:value-type="float">
            <text:p>0</text:p>
          </table:table-cell>
          <table:table-cell office:value-type="float" office:value="0.01604652" calcext:value-type="float">
            <text:p>0.01604652</text:p>
          </table:table-cell>
          <table:table-cell office:value-type="float" office:value="0.01665303" calcext:value-type="float">
            <text:p>0.01665303</text:p>
          </table:table-cell>
          <table:table-cell office:value-type="float" office:value="0.01897186" calcext:value-type="float">
            <text:p>0.01897186</text:p>
          </table:table-cell>
          <table:table-cell office:value-type="float" office:value="0.01924973" calcext:value-type="float">
            <text:p>0.01924973</text:p>
          </table:table-cell>
          <table:table-cell office:value-type="float" office:value="0.01953602" calcext:value-type="float">
            <text:p>0.01953602</text:p>
          </table:table-cell>
          <table:table-cell office:value-type="float" office:value="0.01165637" calcext:value-type="float">
            <text:p>0.01165637</text:p>
          </table:table-cell>
          <table:table-cell office:value-type="float" office:value="0.01491285" calcext:value-type="float">
            <text:p>0.01491285</text:p>
          </table:table-cell>
          <table:table-cell office:value-type="float" office:value="0.01206551" calcext:value-type="float">
            <text:p>0.01206551</text:p>
          </table:table-cell>
          <table:table-cell office:value-type="float" office:value="0.01808055" calcext:value-type="float">
            <text:p>0.01808055</text:p>
          </table:table-cell>
          <table:table-cell office:value-type="float" office:value="0.04888086" calcext:value-type="float">
            <text:p>0.04888086</text:p>
          </table:table-cell>
          <table:table-cell office:value-type="float" office:value="0.01864313" calcext:value-type="float">
            <text:p>0.01864313</text:p>
          </table:table-cell>
          <table:table-cell office:value-type="float" office:value="0.0207669" calcext:value-type="float">
            <text:p>0.0207669</text:p>
          </table:table-cell>
          <table:table-cell office:value-type="float" office:value="0.3313382" calcext:value-type="float">
            <text:p>0.3313382</text:p>
          </table:table-cell>
          <table:table-cell office:value-type="float" office:value="0.3435465" calcext:value-type="float">
            <text:p>0.3435465</text:p>
          </table:table-cell>
          <table:table-cell office:value-type="float" office:value="0" calcext:value-type="float">
            <text:p>0</text:p>
          </table:table-cell>
          <table:table-cell office:value-type="float" office:value="4.547229" calcext:value-type="float">
            <text:p>4.547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6321" calcext:value-type="float">
            <text:p>7.756321</text:p>
          </table:table-cell>
          <table:table-cell office:value-type="float" office:value="0" calcext:value-type="float">
            <text:p>0</text:p>
          </table:table-cell>
          <table:table-cell office:value-type="float" office:value="-0.1309641" calcext:value-type="float">
            <text:p>-0.13096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26.90705" calcext:value-type="float">
            <text:p>26.90705</text:p>
          </table:table-cell>
          <table:table-cell office:value-type="float" office:value="1094.419" calcext:value-type="float">
            <text:p>1094.419</text:p>
          </table:table-cell>
          <table:table-cell office:value-type="float" office:value="0" calcext:value-type="float">
            <text:p>0</text:p>
          </table:table-cell>
          <table:table-cell office:value-type="float" office:value="-29.41726" calcext:value-type="float">
            <text:p>-29.41726</text:p>
          </table:table-cell>
          <table:table-cell office:value-type="float" office:value="0.06102993" calcext:value-type="float">
            <text:p>0.06102993</text:p>
          </table:table-cell>
          <table:table-cell office:value-type="float" office:value="0.453044" calcext:value-type="float">
            <text:p>0.453044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14738" calcext:value-type="float">
            <text:p>-0.0214738</text:p>
          </table:table-cell>
          <table:table-cell office:value-type="float" office:value="-0.04902679" calcext:value-type="float">
            <text:p>-0.04902679</text:p>
          </table:table-cell>
          <table:table-cell office:value-type="float" office:value="0.005324707" calcext:value-type="float">
            <text:p>0.005324707</text:p>
          </table:table-cell>
          <table:table-cell office:value-type="float" office:value="0.009633425" calcext:value-type="float">
            <text:p>0.009633425</text:p>
          </table:table-cell>
          <table:table-cell office:value-type="float" office:value="15.90046" calcext:value-type="float">
            <text:p>15.90046</text:p>
          </table:table-cell>
          <table:table-cell office:value-type="float" office:value="0.04967027" calcext:value-type="float">
            <text:p>0.04967027</text:p>
          </table:table-cell>
          <table:table-cell office:value-type="float" office:value="0.05379171" calcext:value-type="float">
            <text:p>0.05379171</text:p>
          </table:table-cell>
          <table:table-cell office:value-type="float" office:value="0.04945095" calcext:value-type="float">
            <text:p>0.04945095</text:p>
          </table:table-cell>
          <table:table-cell office:value-type="float" office:value="0.03265496" calcext:value-type="float">
            <text:p>0.03265496</text:p>
          </table:table-cell>
          <table:table-cell office:value-type="float" office:value="0.03429402" calcext:value-type="float">
            <text:p>0.03429402</text:p>
          </table:table-cell>
          <table:table-cell office:value-type="float" office:value="0.01168058" calcext:value-type="float">
            <text:p>0.01168058</text:p>
          </table:table-cell>
          <table:table-cell office:value-type="float" office:value="0.007755095" calcext:value-type="float">
            <text:p>0.007755095</text:p>
          </table:table-cell>
          <table:table-cell office:value-type="float" office:value="0.01560458" calcext:value-type="float">
            <text:p>0.01560458</text:p>
          </table:table-cell>
          <table:table-cell office:value-type="float" office:value="0.01581065" calcext:value-type="float">
            <text:p>0.01581065</text:p>
          </table:table-cell>
          <table:table-cell office:value-type="float" office:value="0.01643503" calcext:value-type="float">
            <text:p>0.01643503</text:p>
          </table:table-cell>
          <table:table-cell office:value-type="float" office:value="0.01812599" calcext:value-type="float">
            <text:p>0.01812599</text:p>
          </table:table-cell>
          <table:table-cell office:value-type="float" office:value="0.01985708" calcext:value-type="float">
            <text:p>0.01985708</text:p>
          </table:table-cell>
          <table:table-cell office:value-type="float" office:value="0.004807678" calcext:value-type="float">
            <text:p>0.004807678</text:p>
          </table:table-cell>
          <table:table-cell office:value-type="float" office:value="0.004054033" calcext:value-type="float">
            <text:p>0.004054033</text:p>
          </table:table-cell>
          <table:table-cell office:value-type="float" office:value="0" calcext:value-type="float">
            <text:p>0</text:p>
          </table:table-cell>
          <table:table-cell office:value-type="float" office:value="0.01486881" calcext:value-type="float">
            <text:p>0.01486881</text:p>
          </table:table-cell>
          <table:table-cell office:value-type="float" office:value="0.01571615" calcext:value-type="float">
            <text:p>0.01571615</text:p>
          </table:table-cell>
          <table:table-cell office:value-type="float" office:value="0.01817339" calcext:value-type="float">
            <text:p>0.01817339</text:p>
          </table:table-cell>
          <table:table-cell office:value-type="float" office:value="0.01845747" calcext:value-type="float">
            <text:p>0.01845747</text:p>
          </table:table-cell>
          <table:table-cell office:value-type="float" office:value="0.01871176" calcext:value-type="float">
            <text:p>0.01871176</text:p>
          </table:table-cell>
          <table:table-cell office:value-type="float" office:value="0.01129902" calcext:value-type="float">
            <text:p>0.01129902</text:p>
          </table:table-cell>
          <table:table-cell office:value-type="float" office:value="0.01451216" calcext:value-type="float">
            <text:p>0.01451216</text:p>
          </table:table-cell>
          <table:table-cell office:value-type="float" office:value="0.01208879" calcext:value-type="float">
            <text:p>0.01208879</text:p>
          </table:table-cell>
          <table:table-cell office:value-type="float" office:value="0.01804688" calcext:value-type="float">
            <text:p>0.01804688</text:p>
          </table:table-cell>
          <table:table-cell office:value-type="float" office:value="0.04884695" calcext:value-type="float">
            <text:p>0.04884695</text:p>
          </table:table-cell>
          <table:table-cell office:value-type="float" office:value="0.018647" calcext:value-type="float">
            <text:p>0.018647</text:p>
          </table:table-cell>
          <table:table-cell office:value-type="float" office:value="0.02105333" calcext:value-type="float">
            <text:p>0.02105333</text:p>
          </table:table-cell>
          <table:table-cell office:value-type="float" office:value="0.3287388" calcext:value-type="float">
            <text:p>0.3287388</text:p>
          </table:table-cell>
          <table:table-cell office:value-type="float" office:value="0.3467451" calcext:value-type="float">
            <text:p>0.3467451</text:p>
          </table:table-cell>
          <table:table-cell office:value-type="float" office:value="0" calcext:value-type="float">
            <text:p>0</text:p>
          </table:table-cell>
          <table:table-cell office:value-type="float" office:value="4.063446" calcext:value-type="float">
            <text:p>4.063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11091" calcext:value-type="float">
            <text:p>7.811091</text:p>
          </table:table-cell>
          <table:table-cell office:value-type="float" office:value="0" calcext:value-type="float">
            <text:p>0</text:p>
          </table:table-cell>
          <table:table-cell office:value-type="float" office:value="-0.1311349" calcext:value-type="float">
            <text:p>-0.131134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26.83149" calcext:value-type="float">
            <text:p>26.83149</text:p>
          </table:table-cell>
          <table:table-cell office:value-type="float" office:value="1094.474" calcext:value-type="float">
            <text:p>1094.474</text:p>
          </table:table-cell>
          <table:table-cell office:value-type="float" office:value="0" calcext:value-type="float">
            <text:p>0</text:p>
          </table:table-cell>
          <table:table-cell office:value-type="float" office:value="-29.74352" calcext:value-type="float">
            <text:p>-29.74352</text:p>
          </table:table-cell>
          <table:table-cell office:value-type="float" office:value="0.06070961" calcext:value-type="float">
            <text:p>0.06070961</text:p>
          </table:table-cell>
          <table:table-cell office:value-type="float" office:value="0.4527589" calcext:value-type="float">
            <text:p>0.4527589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188773" calcext:value-type="float">
            <text:p>-0.02188773</text:p>
          </table:table-cell>
          <table:table-cell office:value-type="float" office:value="-0.04893113" calcext:value-type="float">
            <text:p>-0.04893113</text:p>
          </table:table-cell>
          <table:table-cell office:value-type="float" office:value="0.00534204" calcext:value-type="float">
            <text:p>0.00534204</text:p>
          </table:table-cell>
          <table:table-cell office:value-type="float" office:value="0.01022436" calcext:value-type="float">
            <text:p>0.01022436</text:p>
          </table:table-cell>
          <table:table-cell office:value-type="float" office:value="16.09605" calcext:value-type="float">
            <text:p>16.09605</text:p>
          </table:table-cell>
          <table:table-cell office:value-type="float" office:value="0.05104532" calcext:value-type="float">
            <text:p>0.05104532</text:p>
          </table:table-cell>
          <table:table-cell office:value-type="float" office:value="0.0550276" calcext:value-type="float">
            <text:p>0.0550276</text:p>
          </table:table-cell>
          <table:table-cell office:value-type="float" office:value="0.04992305" calcext:value-type="float">
            <text:p>0.04992305</text:p>
          </table:table-cell>
          <table:table-cell office:value-type="float" office:value="0.03273861" calcext:value-type="float">
            <text:p>0.03273861</text:p>
          </table:table-cell>
          <table:table-cell office:value-type="float" office:value="0.03432703" calcext:value-type="float">
            <text:p>0.03432703</text:p>
          </table:table-cell>
          <table:table-cell office:value-type="float" office:value="0.01155851" calcext:value-type="float">
            <text:p>0.01155851</text:p>
          </table:table-cell>
          <table:table-cell office:value-type="float" office:value="0.007588711" calcext:value-type="float">
            <text:p>0.007588711</text:p>
          </table:table-cell>
          <table:table-cell office:value-type="float" office:value="0.0156022" calcext:value-type="float">
            <text:p>0.0156022</text:p>
          </table:table-cell>
          <table:table-cell office:value-type="float" office:value="0.01579307" calcext:value-type="float">
            <text:p>0.01579307</text:p>
          </table:table-cell>
          <table:table-cell office:value-type="float" office:value="0.01644166" calcext:value-type="float">
            <text:p>0.01644166</text:p>
          </table:table-cell>
          <table:table-cell office:value-type="float" office:value="0.01814212" calcext:value-type="float">
            <text:p>0.01814212</text:p>
          </table:table-cell>
          <table:table-cell office:value-type="float" office:value="0.01991815" calcext:value-type="float">
            <text:p>0.01991815</text:p>
          </table:table-cell>
          <table:table-cell office:value-type="float" office:value="0.004801671" calcext:value-type="float">
            <text:p>0.004801671</text:p>
          </table:table-cell>
          <table:table-cell office:value-type="float" office:value="0.004054774" calcext:value-type="float">
            <text:p>0.004054774</text:p>
          </table:table-cell>
          <table:table-cell office:value-type="float" office:value="0" calcext:value-type="float">
            <text:p>0</text:p>
          </table:table-cell>
          <table:table-cell office:value-type="float" office:value="0.01414776" calcext:value-type="float">
            <text:p>0.01414776</text:p>
          </table:table-cell>
          <table:table-cell office:value-type="float" office:value="0.01463542" calcext:value-type="float">
            <text:p>0.01463542</text:p>
          </table:table-cell>
          <table:table-cell office:value-type="float" office:value="0.01714543" calcext:value-type="float">
            <text:p>0.01714543</text:p>
          </table:table-cell>
          <table:table-cell office:value-type="float" office:value="0.01732237" calcext:value-type="float">
            <text:p>0.01732237</text:p>
          </table:table-cell>
          <table:table-cell office:value-type="float" office:value="0.01757917" calcext:value-type="float">
            <text:p>0.01757917</text:p>
          </table:table-cell>
          <table:table-cell office:value-type="float" office:value="0.01073379" calcext:value-type="float">
            <text:p>0.01073379</text:p>
          </table:table-cell>
          <table:table-cell office:value-type="float" office:value="0.01411023" calcext:value-type="float">
            <text:p>0.01411023</text:p>
          </table:table-cell>
          <table:table-cell office:value-type="float" office:value="0.01210561" calcext:value-type="float">
            <text:p>0.01210561</text:p>
          </table:table-cell>
          <table:table-cell office:value-type="float" office:value="0.01800017" calcext:value-type="float">
            <text:p>0.01800017</text:p>
          </table:table-cell>
          <table:table-cell office:value-type="float" office:value="0.04880677" calcext:value-type="float">
            <text:p>0.04880677</text:p>
          </table:table-cell>
          <table:table-cell office:value-type="float" office:value="0.01864989" calcext:value-type="float">
            <text:p>0.01864989</text:p>
          </table:table-cell>
          <table:table-cell office:value-type="float" office:value="0.0212485" calcext:value-type="float">
            <text:p>0.0212485</text:p>
          </table:table-cell>
          <table:table-cell office:value-type="float" office:value="0.3270818" calcext:value-type="float">
            <text:p>0.3270818</text:p>
          </table:table-cell>
          <table:table-cell office:value-type="float" office:value="0.3483905" calcext:value-type="float">
            <text:p>0.3483905</text:p>
          </table:table-cell>
          <table:table-cell office:value-type="float" office:value="0" calcext:value-type="float">
            <text:p>0</text:p>
          </table:table-cell>
          <table:table-cell office:value-type="float" office:value="3.714095" calcext:value-type="float">
            <text:p>3.714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66807" calcext:value-type="float">
            <text:p>7.866807</text:p>
          </table:table-cell>
          <table:table-cell office:value-type="float" office:value="0" calcext:value-type="float">
            <text:p>0</text:p>
          </table:table-cell>
          <table:table-cell office:value-type="float" office:value="-0.1313012" calcext:value-type="float">
            <text:p>-0.13130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26.75818" calcext:value-type="float">
            <text:p>26.75818</text:p>
          </table:table-cell>
          <table:table-cell office:value-type="float" office:value="1094.523" calcext:value-type="float">
            <text:p>1094.523</text:p>
          </table:table-cell>
          <table:table-cell office:value-type="float" office:value="0" calcext:value-type="float">
            <text:p>0</text:p>
          </table:table-cell>
          <table:table-cell office:value-type="float" office:value="-30.07718" calcext:value-type="float">
            <text:p>-30.07718</text:p>
          </table:table-cell>
          <table:table-cell office:value-type="float" office:value="0.06054964" calcext:value-type="float">
            <text:p>0.06054964</text:p>
          </table:table-cell>
          <table:table-cell office:value-type="float" office:value="0.4521673" calcext:value-type="float">
            <text:p>0.4521673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188773" calcext:value-type="float">
            <text:p>-0.02188773</text:p>
          </table:table-cell>
          <table:table-cell office:value-type="float" office:value="-0.04883657" calcext:value-type="float">
            <text:p>-0.04883657</text:p>
          </table:table-cell>
          <table:table-cell office:value-type="float" office:value="0.005361599" calcext:value-type="float">
            <text:p>0.005361599</text:p>
          </table:table-cell>
          <table:table-cell office:value-type="float" office:value="0.01065948" calcext:value-type="float">
            <text:p>0.01065948</text:p>
          </table:table-cell>
          <table:table-cell office:value-type="float" office:value="16.25145" calcext:value-type="float">
            <text:p>16.25145</text:p>
          </table:table-cell>
          <table:table-cell office:value-type="float" office:value="0.05246918" calcext:value-type="float">
            <text:p>0.05246918</text:p>
          </table:table-cell>
          <table:table-cell office:value-type="float" office:value="0.05645767" calcext:value-type="float">
            <text:p>0.05645767</text:p>
          </table:table-cell>
          <table:table-cell office:value-type="float" office:value="0.05055644" calcext:value-type="float">
            <text:p>0.05055644</text:p>
          </table:table-cell>
          <table:table-cell office:value-type="float" office:value="0.03298867" calcext:value-type="float">
            <text:p>0.03298867</text:p>
          </table:table-cell>
          <table:table-cell office:value-type="float" office:value="0.03456749" calcext:value-type="float">
            <text:p>0.03456749</text:p>
          </table:table-cell>
          <table:table-cell office:value-type="float" office:value="0.01148205" calcext:value-type="float">
            <text:p>0.01148205</text:p>
          </table:table-cell>
          <table:table-cell office:value-type="float" office:value="0.007431675" calcext:value-type="float">
            <text:p>0.007431675</text:p>
          </table:table-cell>
          <table:table-cell office:value-type="float" office:value="0.01560379" calcext:value-type="float">
            <text:p>0.01560379</text:p>
          </table:table-cell>
          <table:table-cell office:value-type="float" office:value="0.01577595" calcext:value-type="float">
            <text:p>0.01577595</text:p>
          </table:table-cell>
          <table:table-cell office:value-type="float" office:value="0.0164432" calcext:value-type="float">
            <text:p>0.0164432</text:p>
          </table:table-cell>
          <table:table-cell office:value-type="float" office:value="0.01815434" calcext:value-type="float">
            <text:p>0.01815434</text:p>
          </table:table-cell>
          <table:table-cell office:value-type="float" office:value="0.01998467" calcext:value-type="float">
            <text:p>0.01998467</text:p>
          </table:table-cell>
          <table:table-cell office:value-type="float" office:value="0.004798173" calcext:value-type="float">
            <text:p>0.004798173</text:p>
          </table:table-cell>
          <table:table-cell office:value-type="float" office:value="0.004053097" calcext:value-type="float">
            <text:p>0.004053097</text:p>
          </table:table-cell>
          <table:table-cell office:value-type="float" office:value="0" calcext:value-type="float">
            <text:p>0</text:p>
          </table:table-cell>
          <table:table-cell office:value-type="float" office:value="0.01276307" calcext:value-type="float">
            <text:p>0.01276307</text:p>
          </table:table-cell>
          <table:table-cell office:value-type="float" office:value="0.01360163" calcext:value-type="float">
            <text:p>0.01360163</text:p>
          </table:table-cell>
          <table:table-cell office:value-type="float" office:value="0.01623918" calcext:value-type="float">
            <text:p>0.01623918</text:p>
          </table:table-cell>
          <table:table-cell office:value-type="float" office:value="0.01631603" calcext:value-type="float">
            <text:p>0.01631603</text:p>
          </table:table-cell>
          <table:table-cell office:value-type="float" office:value="0.01655141" calcext:value-type="float">
            <text:p>0.01655141</text:p>
          </table:table-cell>
          <table:table-cell office:value-type="float" office:value="0.01012618" calcext:value-type="float">
            <text:p>0.01012618</text:p>
          </table:table-cell>
          <table:table-cell office:value-type="float" office:value="0.01372392" calcext:value-type="float">
            <text:p>0.01372392</text:p>
          </table:table-cell>
          <table:table-cell office:value-type="float" office:value="0.01213172" calcext:value-type="float">
            <text:p>0.01213172</text:p>
          </table:table-cell>
          <table:table-cell office:value-type="float" office:value="0.01796662" calcext:value-type="float">
            <text:p>0.01796662</text:p>
          </table:table-cell>
          <table:table-cell office:value-type="float" office:value="0.04878762" calcext:value-type="float">
            <text:p>0.04878762</text:p>
          </table:table-cell>
          <table:table-cell office:value-type="float" office:value="0.01865211" calcext:value-type="float">
            <text:p>0.01865211</text:p>
          </table:table-cell>
          <table:table-cell office:value-type="float" office:value="0.0215127" calcext:value-type="float">
            <text:p>0.0215127</text:p>
          </table:table-cell>
          <table:table-cell office:value-type="float" office:value="0.3263773" calcext:value-type="float">
            <text:p>0.3263773</text:p>
          </table:table-cell>
          <table:table-cell office:value-type="float" office:value="0.3484238" calcext:value-type="float">
            <text:p>0.3484238</text:p>
          </table:table-cell>
          <table:table-cell office:value-type="float" office:value="0" calcext:value-type="float">
            <text:p>0</text:p>
          </table:table-cell>
          <table:table-cell office:value-type="float" office:value="3.471716" calcext:value-type="float">
            <text:p>3.471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4118" calcext:value-type="float">
            <text:p>7.924118</text:p>
          </table:table-cell>
          <table:table-cell office:value-type="float" office:value="0" calcext:value-type="float">
            <text:p>0</text:p>
          </table:table-cell>
          <table:table-cell office:value-type="float" office:value="-0.1314552" calcext:value-type="float">
            <text:p>-0.13145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26.69523" calcext:value-type="float">
            <text:p>26.69523</text:p>
          </table:table-cell>
          <table:table-cell office:value-type="float" office:value="1094.564" calcext:value-type="float">
            <text:p>1094.564</text:p>
          </table:table-cell>
          <table:table-cell office:value-type="float" office:value="0" calcext:value-type="float">
            <text:p>0</text:p>
          </table:table-cell>
          <table:table-cell office:value-type="float" office:value="-30.41299" calcext:value-type="float">
            <text:p>-30.41299</text:p>
          </table:table-cell>
          <table:table-cell office:value-type="float" office:value="0.06062048" calcext:value-type="float">
            <text:p>0.06062048</text:p>
          </table:table-cell>
          <table:table-cell office:value-type="float" office:value="0.451689" calcext:value-type="float">
            <text:p>0.451689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188773" calcext:value-type="float">
            <text:p>-0.02188773</text:p>
          </table:table-cell>
          <table:table-cell office:value-type="float" office:value="-0.04874664" calcext:value-type="float">
            <text:p>-0.04874664</text:p>
          </table:table-cell>
          <table:table-cell office:value-type="float" office:value="0.005384139" calcext:value-type="float">
            <text:p>0.005384139</text:p>
          </table:table-cell>
          <table:table-cell office:value-type="float" office:value="0.01085853" calcext:value-type="float">
            <text:p>0.01085853</text:p>
          </table:table-cell>
          <table:table-cell office:value-type="float" office:value="16.35363" calcext:value-type="float">
            <text:p>16.35363</text:p>
          </table:table-cell>
          <table:table-cell office:value-type="float" office:value="0.05581431" calcext:value-type="float">
            <text:p>0.05581431</text:p>
          </table:table-cell>
          <table:table-cell office:value-type="float" office:value="0.05897286" calcext:value-type="float">
            <text:p>0.05897286</text:p>
          </table:table-cell>
          <table:table-cell office:value-type="float" office:value="0.05193579" calcext:value-type="float">
            <text:p>0.05193579</text:p>
          </table:table-cell>
          <table:table-cell office:value-type="float" office:value="0.03350675" calcext:value-type="float">
            <text:p>0.03350675</text:p>
          </table:table-cell>
          <table:table-cell office:value-type="float" office:value="0.0350313" calcext:value-type="float">
            <text:p>0.0350313</text:p>
          </table:table-cell>
          <table:table-cell office:value-type="float" office:value="0.01142864" calcext:value-type="float">
            <text:p>0.01142864</text:p>
          </table:table-cell>
          <table:table-cell office:value-type="float" office:value="0.007281421" calcext:value-type="float">
            <text:p>0.007281421</text:p>
          </table:table-cell>
          <table:table-cell office:value-type="float" office:value="0.01560777" calcext:value-type="float">
            <text:p>0.01560777</text:p>
          </table:table-cell>
          <table:table-cell office:value-type="float" office:value="0.01575905" calcext:value-type="float">
            <text:p>0.01575905</text:p>
          </table:table-cell>
          <table:table-cell office:value-type="float" office:value="0.01643856" calcext:value-type="float">
            <text:p>0.01643856</text:p>
          </table:table-cell>
          <table:table-cell office:value-type="float" office:value="0.01816222" calcext:value-type="float">
            <text:p>0.01816222</text:p>
          </table:table-cell>
          <table:table-cell office:value-type="float" office:value="0.02005779" calcext:value-type="float">
            <text:p>0.02005779</text:p>
          </table:table-cell>
          <table:table-cell office:value-type="float" office:value="0.004794776" calcext:value-type="float">
            <text:p>0.004794776</text:p>
          </table:table-cell>
          <table:table-cell office:value-type="float" office:value="0.004051339" calcext:value-type="float">
            <text:p>0.004051339</text:p>
          </table:table-cell>
          <table:table-cell office:value-type="float" office:value="0" calcext:value-type="float">
            <text:p>0</text:p>
          </table:table-cell>
          <table:table-cell office:value-type="float" office:value="0.01170649" calcext:value-type="float">
            <text:p>0.01170649</text:p>
          </table:table-cell>
          <table:table-cell office:value-type="float" office:value="0.01257095" calcext:value-type="float">
            <text:p>0.01257095</text:p>
          </table:table-cell>
          <table:table-cell office:value-type="float" office:value="0.01540487" calcext:value-type="float">
            <text:p>0.01540487</text:p>
          </table:table-cell>
          <table:table-cell office:value-type="float" office:value="0.01535725" calcext:value-type="float">
            <text:p>0.01535725</text:p>
          </table:table-cell>
          <table:table-cell office:value-type="float" office:value="0.01565227" calcext:value-type="float">
            <text:p>0.01565227</text:p>
          </table:table-cell>
          <table:table-cell office:value-type="float" office:value="0.009590128" calcext:value-type="float">
            <text:p>0.009590128</text:p>
          </table:table-cell>
          <table:table-cell office:value-type="float" office:value="0.01335312" calcext:value-type="float">
            <text:p>0.01335312</text:p>
          </table:table-cell>
          <table:table-cell office:value-type="float" office:value="0.01215649" calcext:value-type="float">
            <text:p>0.01215649</text:p>
          </table:table-cell>
          <table:table-cell office:value-type="float" office:value="0.01793419" calcext:value-type="float">
            <text:p>0.01793419</text:p>
          </table:table-cell>
          <table:table-cell office:value-type="float" office:value="0.0487699" calcext:value-type="float">
            <text:p>0.0487699</text:p>
          </table:table-cell>
          <table:table-cell office:value-type="float" office:value="0.01865315" calcext:value-type="float">
            <text:p>0.01865315</text:p>
          </table:table-cell>
          <table:table-cell office:value-type="float" office:value="0.02191086" calcext:value-type="float">
            <text:p>0.02191086</text:p>
          </table:table-cell>
          <table:table-cell office:value-type="float" office:value="0.3257191" calcext:value-type="float">
            <text:p>0.3257191</text:p>
          </table:table-cell>
          <table:table-cell office:value-type="float" office:value="0.3484309" calcext:value-type="float">
            <text:p>0.3484309</text:p>
          </table:table-cell>
          <table:table-cell office:value-type="float" office:value="0" calcext:value-type="float">
            <text:p>0</text:p>
          </table:table-cell>
          <table:table-cell office:value-type="float" office:value="3.321935" calcext:value-type="float">
            <text:p>3.321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83364" calcext:value-type="float">
            <text:p>7.983364</text:p>
          </table:table-cell>
          <table:table-cell office:value-type="float" office:value="0" calcext:value-type="float">
            <text:p>0</text:p>
          </table:table-cell>
          <table:table-cell office:value-type="float" office:value="-0.1315978" calcext:value-type="float">
            <text:p>-0.13159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26.66202" calcext:value-type="float">
            <text:p>26.66202</text:p>
          </table:table-cell>
          <table:table-cell office:value-type="float" office:value="1094.586" calcext:value-type="float">
            <text:p>1094.586</text:p>
          </table:table-cell>
          <table:table-cell office:value-type="float" office:value="0" calcext:value-type="float">
            <text:p>0</text:p>
          </table:table-cell>
          <table:table-cell office:value-type="float" office:value="-30.74284" calcext:value-type="float">
            <text:p>-30.74284</text:p>
          </table:table-cell>
          <table:table-cell office:value-type="float" office:value="0.06248419" calcext:value-type="float">
            <text:p>0.06248419</text:p>
          </table:table-cell>
          <table:table-cell office:value-type="float" office:value="0.4514827" calcext:value-type="float">
            <text:p>0.4514827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188773" calcext:value-type="float">
            <text:p>-0.02188773</text:p>
          </table:table-cell>
          <table:table-cell office:value-type="float" office:value="-0.04866682" calcext:value-type="float">
            <text:p>-0.04866682</text:p>
          </table:table-cell>
          <table:table-cell office:value-type="float" office:value="0.005410393" calcext:value-type="float">
            <text:p>0.005410393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16.37693" calcext:value-type="float">
            <text:p>16.37693</text:p>
          </table:table-cell>
          <table:table-cell office:value-type="float" office:value="0.07549743" calcext:value-type="float">
            <text:p>0.07549743</text:p>
          </table:table-cell>
          <table:table-cell office:value-type="float" office:value="0.06217705" calcext:value-type="float">
            <text:p>0.06217705</text:p>
          </table:table-cell>
          <table:table-cell office:value-type="float" office:value="0.05384373" calcext:value-type="float">
            <text:p>0.05384373</text:p>
          </table:table-cell>
          <table:table-cell office:value-type="float" office:value="0.03446804" calcext:value-type="float">
            <text:p>0.03446804</text:p>
          </table:table-cell>
          <table:table-cell office:value-type="float" office:value="0.03586103" calcext:value-type="float">
            <text:p>0.03586103</text:p>
          </table:table-cell>
          <table:table-cell office:value-type="float" office:value="0.01141408" calcext:value-type="float">
            <text:p>0.01141408</text:p>
          </table:table-cell>
          <table:table-cell office:value-type="float" office:value="0.007131118" calcext:value-type="float">
            <text:p>0.007131118</text:p>
          </table:table-cell>
          <table:table-cell office:value-type="float" office:value="0.01561251" calcext:value-type="float">
            <text:p>0.01561251</text:p>
          </table:table-cell>
          <table:table-cell office:value-type="float" office:value="0.01574138" calcext:value-type="float">
            <text:p>0.01574138</text:p>
          </table:table-cell>
          <table:table-cell office:value-type="float" office:value="0.01642695" calcext:value-type="float">
            <text:p>0.01642695</text:p>
          </table:table-cell>
          <table:table-cell office:value-type="float" office:value="0.0181652" calcext:value-type="float">
            <text:p>0.0181652</text:p>
          </table:table-cell>
          <table:table-cell office:value-type="float" office:value="0.02013706" calcext:value-type="float">
            <text:p>0.02013706</text:p>
          </table:table-cell>
          <table:table-cell office:value-type="float" office:value="0.004791408" calcext:value-type="float">
            <text:p>0.004791408</text:p>
          </table:table-cell>
          <table:table-cell office:value-type="float" office:value="0.004049585" calcext:value-type="float">
            <text:p>0.004049585</text:p>
          </table:table-cell>
          <table:table-cell office:value-type="float" office:value="0" calcext:value-type="float">
            <text:p>0</text:p>
          </table:table-cell>
          <table:table-cell office:value-type="float" office:value="0.009765457" calcext:value-type="float">
            <text:p>0.009765457</text:p>
          </table:table-cell>
          <table:table-cell office:value-type="float" office:value="0.01158374" calcext:value-type="float">
            <text:p>0.01158374</text:p>
          </table:table-cell>
          <table:table-cell office:value-type="float" office:value="0.01450043" calcext:value-type="float">
            <text:p>0.01450043</text:p>
          </table:table-cell>
          <table:table-cell office:value-type="float" office:value="0.01432017" calcext:value-type="float">
            <text:p>0.01432017</text:p>
          </table:table-cell>
          <table:table-cell office:value-type="float" office:value="0.01462855" calcext:value-type="float">
            <text:p>0.01462855</text:p>
          </table:table-cell>
          <table:table-cell office:value-type="float" office:value="0.009011372" calcext:value-type="float">
            <text:p>0.009011372</text:p>
          </table:table-cell>
          <table:table-cell office:value-type="float" office:value="0.01297366" calcext:value-type="float">
            <text:p>0.01297366</text:p>
          </table:table-cell>
          <table:table-cell office:value-type="float" office:value="0.01217721" calcext:value-type="float">
            <text:p>0.01217721</text:p>
          </table:table-cell>
          <table:table-cell office:value-type="float" office:value="0.01789973" calcext:value-type="float">
            <text:p>0.01789973</text:p>
          </table:table-cell>
          <table:table-cell office:value-type="float" office:value="0.04874872" calcext:value-type="float">
            <text:p>0.04874872</text:p>
          </table:table-cell>
          <table:table-cell office:value-type="float" office:value="0.01865244" calcext:value-type="float">
            <text:p>0.01865244</text:p>
          </table:table-cell>
          <table:table-cell office:value-type="float" office:value="0.02244283" calcext:value-type="float">
            <text:p>0.02244283</text:p>
          </table:table-cell>
          <table:table-cell office:value-type="float" office:value="0.325078" calcext:value-type="float">
            <text:p>0.325078</text:p>
          </table:table-cell>
          <table:table-cell office:value-type="float" office:value="0.348438" calcext:value-type="float">
            <text:p>0.348438</text:p>
          </table:table-cell>
          <table:table-cell office:value-type="float" office:value="0" calcext:value-type="float">
            <text:p>0</text:p>
          </table:table-cell>
          <table:table-cell office:value-type="float" office:value="4.645576" calcext:value-type="float">
            <text:p>4.645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4796" calcext:value-type="float">
            <text:p>8.04796</text:p>
          </table:table-cell>
          <table:table-cell office:value-type="float" office:value="0" calcext:value-type="float">
            <text:p>0</text:p>
          </table:table-cell>
          <table:table-cell office:value-type="float" office:value="-0.131734" calcext:value-type="float">
            <text:p>-0.1317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26.5746" calcext:value-type="float">
            <text:p>26.5746</text:p>
          </table:table-cell>
          <table:table-cell office:value-type="float" office:value="1094.585" calcext:value-type="float">
            <text:p>1094.585</text:p>
          </table:table-cell>
          <table:table-cell office:value-type="float" office:value="0" calcext:value-type="float">
            <text:p>0</text:p>
          </table:table-cell>
          <table:table-cell office:value-type="float" office:value="-31.09533" calcext:value-type="float">
            <text:p>-31.09533</text:p>
          </table:table-cell>
          <table:table-cell office:value-type="float" office:value="0.1229037" calcext:value-type="float">
            <text:p>0.1229037</text:p>
          </table:table-cell>
          <table:table-cell office:value-type="float" office:value="0.4522924" calcext:value-type="float">
            <text:p>0.4522924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188773" calcext:value-type="float">
            <text:p>-0.02188773</text:p>
          </table:table-cell>
          <table:table-cell office:value-type="float" office:value="-0.04873631" calcext:value-type="float">
            <text:p>-0.04873631</text:p>
          </table:table-cell>
          <table:table-cell office:value-type="float" office:value="0.005431361" calcext:value-type="float">
            <text:p>0.005431361</text:p>
          </table:table-cell>
          <table:table-cell office:value-type="float" office:value="0.01087231" calcext:value-type="float">
            <text:p>0.01087231</text:p>
          </table:table-cell>
          <table:table-cell office:value-type="float" office:value="16.24107" calcext:value-type="float">
            <text:p>16.24107</text:p>
          </table:table-cell>
          <table:table-cell office:value-type="float" office:value="0.1053864" calcext:value-type="float">
            <text:p>0.1053864</text:p>
          </table:table-cell>
          <table:table-cell office:value-type="float" office:value="0.06253042" calcext:value-type="float">
            <text:p>0.06253042</text:p>
          </table:table-cell>
          <table:table-cell office:value-type="float" office:value="0.05404257" calcext:value-type="float">
            <text:p>0.05404257</text:p>
          </table:table-cell>
          <table:table-cell office:value-type="float" office:value="0.03481479" calcext:value-type="float">
            <text:p>0.03481479</text:p>
          </table:table-cell>
          <table:table-cell office:value-type="float" office:value="0.03630487" calcext:value-type="float">
            <text:p>0.03630487</text:p>
          </table:table-cell>
          <table:table-cell office:value-type="float" office:value="0.01135223" calcext:value-type="float">
            <text:p>0.01135223</text:p>
          </table:table-cell>
          <table:table-cell office:value-type="float" office:value="0.006976209" calcext:value-type="float">
            <text:p>0.006976209</text:p>
          </table:table-cell>
          <table:table-cell office:value-type="float" office:value="0.01561943" calcext:value-type="float">
            <text:p>0.01561943</text:p>
          </table:table-cell>
          <table:table-cell office:value-type="float" office:value="0.01572587" calcext:value-type="float">
            <text:p>0.01572587</text:p>
          </table:table-cell>
          <table:table-cell office:value-type="float" office:value="0.01641033" calcext:value-type="float">
            <text:p>0.01641033</text:p>
          </table:table-cell>
          <table:table-cell office:value-type="float" office:value="0.01816407" calcext:value-type="float">
            <text:p>0.01816407</text:p>
          </table:table-cell>
          <table:table-cell office:value-type="float" office:value="0.020226" calcext:value-type="float">
            <text:p>0.020226</text:p>
          </table:table-cell>
          <table:table-cell office:value-type="float" office:value="0.004788074" calcext:value-type="float">
            <text:p>0.004788074</text:p>
          </table:table-cell>
          <table:table-cell office:value-type="float" office:value="0.00404784" calcext:value-type="float">
            <text:p>0.00404784</text:p>
          </table:table-cell>
          <table:table-cell office:value-type="float" office:value="0" calcext:value-type="float">
            <text:p>0</text:p>
          </table:table-cell>
          <table:table-cell office:value-type="float" office:value="0.01198042" calcext:value-type="float">
            <text:p>0.01198042</text:p>
          </table:table-cell>
          <table:table-cell office:value-type="float" office:value="0.01096514" calcext:value-type="float">
            <text:p>0.01096514</text:p>
          </table:table-cell>
          <table:table-cell office:value-type="float" office:value="0.01366522" calcext:value-type="float">
            <text:p>0.01366522</text:p>
          </table:table-cell>
          <table:table-cell office:value-type="float" office:value="0.01351757" calcext:value-type="float">
            <text:p>0.01351757</text:p>
          </table:table-cell>
          <table:table-cell office:value-type="float" office:value="0.01385088" calcext:value-type="float">
            <text:p>0.01385088</text:p>
          </table:table-cell>
          <table:table-cell office:value-type="float" office:value="0.008504597" calcext:value-type="float">
            <text:p>0.008504597</text:p>
          </table:table-cell>
          <table:table-cell office:value-type="float" office:value="0.01258213" calcext:value-type="float">
            <text:p>0.01258213</text:p>
          </table:table-cell>
          <table:table-cell office:value-type="float" office:value="0.01219554" calcext:value-type="float">
            <text:p>0.01219554</text:p>
          </table:table-cell>
          <table:table-cell office:value-type="float" office:value="0.01787563" calcext:value-type="float">
            <text:p>0.01787563</text:p>
          </table:table-cell>
          <table:table-cell office:value-type="float" office:value="0.04873827" calcext:value-type="float">
            <text:p>0.04873827</text:p>
          </table:table-cell>
          <table:table-cell office:value-type="float" office:value="0.018651" calcext:value-type="float">
            <text:p>0.018651</text:p>
          </table:table-cell>
          <table:table-cell office:value-type="float" office:value="0.02319674" calcext:value-type="float">
            <text:p>0.02319674</text:p>
          </table:table-cell>
          <table:table-cell office:value-type="float" office:value="0.3244499" calcext:value-type="float">
            <text:p>0.3244499</text:p>
          </table:table-cell>
          <table:table-cell office:value-type="float" office:value="0.3484451" calcext:value-type="float">
            <text:p>0.3484451</text:p>
          </table:table-cell>
          <table:table-cell office:value-type="float" office:value="0" calcext:value-type="float">
            <text:p>0</text:p>
          </table:table-cell>
          <table:table-cell office:value-type="float" office:value="62.8931" calcext:value-type="float">
            <text:p>62.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7002" calcext:value-type="float">
            <text:p>8.177002</text:p>
          </table:table-cell>
          <table:table-cell office:value-type="float" office:value="0" calcext:value-type="float">
            <text:p>0</text:p>
          </table:table-cell>
          <table:table-cell office:value-type="float" office:value="-0.1318591" calcext:value-type="float">
            <text:p>-0.131859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26.47513" calcext:value-type="float">
            <text:p>26.47513</text:p>
          </table:table-cell>
          <table:table-cell office:value-type="float" office:value="1094.581" calcext:value-type="float">
            <text:p>1094.581</text:p>
          </table:table-cell>
          <table:table-cell office:value-type="float" office:value="0" calcext:value-type="float">
            <text:p>0</text:p>
          </table:table-cell>
          <table:table-cell office:value-type="float" office:value="-31.45567" calcext:value-type="float">
            <text:p>-31.45567</text:p>
          </table:table-cell>
          <table:table-cell office:value-type="float" office:value="0.2029431" calcext:value-type="float">
            <text:p>0.2029431</text:p>
          </table:table-cell>
          <table:table-cell office:value-type="float" office:value="0.4535542" calcext:value-type="float">
            <text:p>0.4535542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229976" calcext:value-type="float">
            <text:p>-0.02229976</text:p>
          </table:table-cell>
          <table:table-cell office:value-type="float" office:value="-0.0487209" calcext:value-type="float">
            <text:p>-0.0487209</text:p>
          </table:table-cell>
          <table:table-cell office:value-type="float" office:value="0.00544793" calcext:value-type="float">
            <text:p>0.00544793</text:p>
          </table:table-cell>
          <table:table-cell office:value-type="float" office:value="0.01087845" calcext:value-type="float">
            <text:p>0.01087845</text:p>
          </table:table-cell>
          <table:table-cell office:value-type="float" office:value="16.06264" calcext:value-type="float">
            <text:p>16.06264</text:p>
          </table:table-cell>
          <table:table-cell office:value-type="float" office:value="0.1388175" calcext:value-type="float">
            <text:p>0.1388175</text:p>
          </table:table-cell>
          <table:table-cell office:value-type="float" office:value="0.06237112" calcext:value-type="float">
            <text:p>0.06237112</text:p>
          </table:table-cell>
          <table:table-cell office:value-type="float" office:value="0.05387829" calcext:value-type="float">
            <text:p>0.05387829</text:p>
          </table:table-cell>
          <table:table-cell office:value-type="float" office:value="0.03490518" calcext:value-type="float">
            <text:p>0.03490518</text:p>
          </table:table-cell>
          <table:table-cell office:value-type="float" office:value="0.036481" calcext:value-type="float">
            <text:p>0.036481</text:p>
          </table:table-cell>
          <table:table-cell office:value-type="float" office:value="0.01123229" calcext:value-type="float">
            <text:p>0.01123229</text:p>
          </table:table-cell>
          <table:table-cell office:value-type="float" office:value="0.006804523" calcext:value-type="float">
            <text:p>0.006804523</text:p>
          </table:table-cell>
          <table:table-cell office:value-type="float" office:value="0.01562235" calcext:value-type="float">
            <text:p>0.01562235</text:p>
          </table:table-cell>
          <table:table-cell office:value-type="float" office:value="0.01571088" calcext:value-type="float">
            <text:p>0.01571088</text:p>
          </table:table-cell>
          <table:table-cell office:value-type="float" office:value="0.01638968" calcext:value-type="float">
            <text:p>0.01638968</text:p>
          </table:table-cell>
          <table:table-cell office:value-type="float" office:value="0.01816247" calcext:value-type="float">
            <text:p>0.01816247</text:p>
          </table:table-cell>
          <table:table-cell office:value-type="float" office:value="0.02032611" calcext:value-type="float">
            <text:p>0.02032611</text:p>
          </table:table-cell>
          <table:table-cell office:value-type="float" office:value="0.004803906" calcext:value-type="float">
            <text:p>0.004803906</text:p>
          </table:table-cell>
          <table:table-cell office:value-type="float" office:value="0.004026658" calcext:value-type="float">
            <text:p>0.004026658</text:p>
          </table:table-cell>
          <table:table-cell office:value-type="float" office:value="0" calcext:value-type="float">
            <text:p>0</text:p>
          </table:table-cell>
          <table:table-cell office:value-type="float" office:value="0.02640641" calcext:value-type="float">
            <text:p>0.02640641</text:p>
          </table:table-cell>
          <table:table-cell office:value-type="float" office:value="0.01059819" calcext:value-type="float">
            <text:p>0.01059819</text:p>
          </table:table-cell>
          <table:table-cell office:value-type="float" office:value="0.01289738" calcext:value-type="float">
            <text:p>0.01289738</text:p>
          </table:table-cell>
          <table:table-cell office:value-type="float" office:value="0.01279064" calcext:value-type="float">
            <text:p>0.01279064</text:p>
          </table:table-cell>
          <table:table-cell office:value-type="float" office:value="0.01310629" calcext:value-type="float">
            <text:p>0.01310629</text:p>
          </table:table-cell>
          <table:table-cell office:value-type="float" office:value="0.008128834" calcext:value-type="float">
            <text:p>0.008128834</text:p>
          </table:table-cell>
          <table:table-cell office:value-type="float" office:value="0.01215145" calcext:value-type="float">
            <text:p>0.01215145</text:p>
          </table:table-cell>
          <table:table-cell office:value-type="float" office:value="0.01220261" calcext:value-type="float">
            <text:p>0.01220261</text:p>
          </table:table-cell>
          <table:table-cell office:value-type="float" office:value="0.01785149" calcext:value-type="float">
            <text:p>0.01785149</text:p>
          </table:table-cell>
          <table:table-cell office:value-type="float" office:value="0.04872705" calcext:value-type="float">
            <text:p>0.04872705</text:p>
          </table:table-cell>
          <table:table-cell office:value-type="float" office:value="0.01864818" calcext:value-type="float">
            <text:p>0.01864818</text:p>
          </table:table-cell>
          <table:table-cell office:value-type="float" office:value="0.02443725" calcext:value-type="float">
            <text:p>0.02443725</text:p>
          </table:table-cell>
          <table:table-cell office:value-type="float" office:value="0.3323323" calcext:value-type="float">
            <text:p>0.3323323</text:p>
          </table:table-cell>
          <table:table-cell office:value-type="float" office:value="0.340443" calcext:value-type="float">
            <text:p>0.340443</text:p>
          </table:table-cell>
          <table:table-cell office:value-type="float" office:value="0" calcext:value-type="float">
            <text:p>0</text:p>
          </table:table-cell>
          <table:table-cell office:value-type="float" office:value="140.373" calcext:value-type="float">
            <text:p>140.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2358" calcext:value-type="float">
            <text:p>8.32358</text:p>
          </table:table-cell>
          <table:table-cell office:value-type="float" office:value="0" calcext:value-type="float">
            <text:p>0</text:p>
          </table:table-cell>
          <table:table-cell office:value-type="float" office:value="-0.1319665" calcext:value-type="float">
            <text:p>-0.131966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26.44594" calcext:value-type="float">
            <text:p>26.44594</text:p>
          </table:table-cell>
          <table:table-cell office:value-type="float" office:value="1094.628" calcext:value-type="float">
            <text:p>1094.628</text:p>
          </table:table-cell>
          <table:table-cell office:value-type="float" office:value="0" calcext:value-type="float">
            <text:p>0</text:p>
          </table:table-cell>
          <table:table-cell office:value-type="float" office:value="-31.82143" calcext:value-type="float">
            <text:p>-31.82143</text:p>
          </table:table-cell>
          <table:table-cell office:value-type="float" office:value="0.1720513" calcext:value-type="float">
            <text:p>0.1720513</text:p>
          </table:table-cell>
          <table:table-cell office:value-type="float" office:value="0.4530835" calcext:value-type="float">
            <text:p>0.4530835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315358" calcext:value-type="float">
            <text:p>-0.02315358</text:p>
          </table:table-cell>
          <table:table-cell office:value-type="float" office:value="-0.04901105" calcext:value-type="float">
            <text:p>-0.04901105</text:p>
          </table:table-cell>
          <table:table-cell office:value-type="float" office:value="0.005467485" calcext:value-type="float">
            <text:p>0.005467485</text:p>
          </table:table-cell>
          <table:table-cell office:value-type="float" office:value="0.01159217" calcext:value-type="float">
            <text:p>0.01159217</text:p>
          </table:table-cell>
          <table:table-cell office:value-type="float" office:value="16.37759" calcext:value-type="float">
            <text:p>16.37759</text:p>
          </table:table-cell>
          <table:table-cell office:value-type="float" office:value="0.08136546" calcext:value-type="float">
            <text:p>0.08136546</text:p>
          </table:table-cell>
          <table:table-cell office:value-type="float" office:value="0.05997719" calcext:value-type="float">
            <text:p>0.05997719</text:p>
          </table:table-cell>
          <table:table-cell office:value-type="float" office:value="0.05259742" calcext:value-type="float">
            <text:p>0.05259742</text:p>
          </table:table-cell>
          <table:table-cell office:value-type="float" office:value="0.03444431" calcext:value-type="float">
            <text:p>0.03444431</text:p>
          </table:table-cell>
          <table:table-cell office:value-type="float" office:value="0.03617227" calcext:value-type="float">
            <text:p>0.03617227</text:p>
          </table:table-cell>
          <table:table-cell office:value-type="float" office:value="0.01107676" calcext:value-type="float">
            <text:p>0.01107676</text:p>
          </table:table-cell>
          <table:table-cell office:value-type="float" office:value="0.006647367" calcext:value-type="float">
            <text:p>0.006647367</text:p>
          </table:table-cell>
          <table:table-cell office:value-type="float" office:value="0.01562238" calcext:value-type="float">
            <text:p>0.01562238</text:p>
          </table:table-cell>
          <table:table-cell office:value-type="float" office:value="0.01569712" calcext:value-type="float">
            <text:p>0.01569712</text:p>
          </table:table-cell>
          <table:table-cell office:value-type="float" office:value="0.01636827" calcext:value-type="float">
            <text:p>0.01636827</text:p>
          </table:table-cell>
          <table:table-cell office:value-type="float" office:value="0.0181611" calcext:value-type="float">
            <text:p>0.0181611</text:p>
          </table:table-cell>
          <table:table-cell office:value-type="float" office:value="0.02043827" calcext:value-type="float">
            <text:p>0.02043827</text:p>
          </table:table-cell>
          <table:table-cell office:value-type="float" office:value="0.004794694" calcext:value-type="float">
            <text:p>0.004794694</text:p>
          </table:table-cell>
          <table:table-cell office:value-type="float" office:value="0.004030656" calcext:value-type="float">
            <text:p>0.004030656</text:p>
          </table:table-cell>
          <table:table-cell office:value-type="float" office:value="0" calcext:value-type="float">
            <text:p>0</text:p>
          </table:table-cell>
          <table:table-cell office:value-type="float" office:value="0.01617139" calcext:value-type="float">
            <text:p>0.01617139</text:p>
          </table:table-cell>
          <table:table-cell office:value-type="float" office:value="0.01072715" calcext:value-type="float">
            <text:p>0.01072715</text:p>
          </table:table-cell>
          <table:table-cell office:value-type="float" office:value="0.01246448" calcext:value-type="float">
            <text:p>0.01246448</text:p>
          </table:table-cell>
          <table:table-cell office:value-type="float" office:value="0.0123637" calcext:value-type="float">
            <text:p>0.0123637</text:p>
          </table:table-cell>
          <table:table-cell office:value-type="float" office:value="0.01269892" calcext:value-type="float">
            <text:p>0.01269892</text:p>
          </table:table-cell>
          <table:table-cell office:value-type="float" office:value="0.007863968" calcext:value-type="float">
            <text:p>0.007863968</text:p>
          </table:table-cell>
          <table:table-cell office:value-type="float" office:value="0.01177307" calcext:value-type="float">
            <text:p>0.01177307</text:p>
          </table:table-cell>
          <table:table-cell office:value-type="float" office:value="0.0122088" calcext:value-type="float">
            <text:p>0.0122088</text:p>
          </table:table-cell>
          <table:table-cell office:value-type="float" office:value="0.0178307" calcext:value-type="float">
            <text:p>0.0178307</text:p>
          </table:table-cell>
          <table:table-cell office:value-type="float" office:value="0.04871724" calcext:value-type="float">
            <text:p>0.04871724</text:p>
          </table:table-cell>
          <table:table-cell office:value-type="float" office:value="0.0186478" calcext:value-type="float">
            <text:p>0.0186478</text:p>
          </table:table-cell>
          <table:table-cell office:value-type="float" office:value="0.0261603" calcext:value-type="float">
            <text:p>0.0261603</text:p>
          </table:table-cell>
          <table:table-cell office:value-type="float" office:value="0.3293065" calcext:value-type="float">
            <text:p>0.3293065</text:p>
          </table:table-cell>
          <table:table-cell office:value-type="float" office:value="0.3440209" calcext:value-type="float">
            <text:p>0.3440209</text:p>
          </table:table-cell>
          <table:table-cell office:value-type="float" office:value="0" calcext:value-type="float">
            <text:p>0</text:p>
          </table:table-cell>
          <table:table-cell office:value-type="float" office:value="112.433" calcext:value-type="float">
            <text:p>112.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48563" calcext:value-type="float">
            <text:p>8.348563</text:p>
          </table:table-cell>
          <table:table-cell office:value-type="float" office:value="0" calcext:value-type="float">
            <text:p>0</text:p>
          </table:table-cell>
          <table:table-cell office:value-type="float" office:value="-0.1327707" calcext:value-type="float">
            <text:p>-0.13277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26.41509" calcext:value-type="float">
            <text:p>26.41509</text:p>
          </table:table-cell>
          <table:table-cell office:value-type="float" office:value="1094.664" calcext:value-type="float">
            <text:p>1094.664</text:p>
          </table:table-cell>
          <table:table-cell office:value-type="float" office:value="0" calcext:value-type="float">
            <text:p>0</text:p>
          </table:table-cell>
          <table:table-cell office:value-type="float" office:value="-32.19249" calcext:value-type="float">
            <text:p>-32.19249</text:p>
          </table:table-cell>
          <table:table-cell office:value-type="float" office:value="0.1555587" calcext:value-type="float">
            <text:p>0.1555587</text:p>
          </table:table-cell>
          <table:table-cell office:value-type="float" office:value="0.4540123" calcext:value-type="float">
            <text:p>0.4540123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396737" calcext:value-type="float">
            <text:p>-0.02396737</text:p>
          </table:table-cell>
          <table:table-cell office:value-type="float" office:value="-0.04892017" calcext:value-type="float">
            <text:p>-0.04892017</text:p>
          </table:table-cell>
          <table:table-cell office:value-type="float" office:value="0.005490819" calcext:value-type="float">
            <text:p>0.005490819</text:p>
          </table:table-cell>
          <table:table-cell office:value-type="float" office:value="0.01219353" calcext:value-type="float">
            <text:p>0.01219353</text:p>
          </table:table-cell>
          <table:table-cell office:value-type="float" office:value="16.55508" calcext:value-type="float">
            <text:p>16.55508</text:p>
          </table:table-cell>
          <table:table-cell office:value-type="float" office:value="0.0650072" calcext:value-type="float">
            <text:p>0.0650072</text:p>
          </table:table-cell>
          <table:table-cell office:value-type="float" office:value="0.05628283" calcext:value-type="float">
            <text:p>0.05628283</text:p>
          </table:table-cell>
          <table:table-cell office:value-type="float" office:value="0.05038719" calcext:value-type="float">
            <text:p>0.05038719</text:p>
          </table:table-cell>
          <table:table-cell office:value-type="float" office:value="0.03346568" calcext:value-type="float">
            <text:p>0.03346568</text:p>
          </table:table-cell>
          <table:table-cell office:value-type="float" office:value="0.03534973" calcext:value-type="float">
            <text:p>0.03534973</text:p>
          </table:table-cell>
          <table:table-cell office:value-type="float" office:value="0.01085886" calcext:value-type="float">
            <text:p>0.01085886</text:p>
          </table:table-cell>
          <table:table-cell office:value-type="float" office:value="0.006488728" calcext:value-type="float">
            <text:p>0.006488728</text:p>
          </table:table-cell>
          <table:table-cell office:value-type="float" office:value="0.01561844" calcext:value-type="float">
            <text:p>0.01561844</text:p>
          </table:table-cell>
          <table:table-cell office:value-type="float" office:value="0.0156832" calcext:value-type="float">
            <text:p>0.0156832</text:p>
          </table:table-cell>
          <table:table-cell office:value-type="float" office:value="0.01634845" calcext:value-type="float">
            <text:p>0.01634845</text:p>
          </table:table-cell>
          <table:table-cell office:value-type="float" office:value="0.0181548" calcext:value-type="float">
            <text:p>0.0181548</text:p>
          </table:table-cell>
          <table:table-cell office:value-type="float" office:value="0.02054563" calcext:value-type="float">
            <text:p>0.02054563</text:p>
          </table:table-cell>
          <table:table-cell office:value-type="float" office:value="0.004786519" calcext:value-type="float">
            <text:p>0.004786519</text:p>
          </table:table-cell>
          <table:table-cell office:value-type="float" office:value="0.004033672" calcext:value-type="float">
            <text:p>0.004033672</text:p>
          </table:table-cell>
          <table:table-cell office:value-type="float" office:value="0" calcext:value-type="float">
            <text:p>0</text:p>
          </table:table-cell>
          <table:table-cell office:value-type="float" office:value="0.01249197" calcext:value-type="float">
            <text:p>0.01249197</text:p>
          </table:table-cell>
          <table:table-cell office:value-type="float" office:value="0.01070442" calcext:value-type="float">
            <text:p>0.01070442</text:p>
          </table:table-cell>
          <table:table-cell office:value-type="float" office:value="0.01217385" calcext:value-type="float">
            <text:p>0.01217385</text:p>
          </table:table-cell>
          <table:table-cell office:value-type="float" office:value="0.01203034" calcext:value-type="float">
            <text:p>0.01203034</text:p>
          </table:table-cell>
          <table:table-cell office:value-type="float" office:value="0.01233227" calcext:value-type="float">
            <text:p>0.01233227</text:p>
          </table:table-cell>
          <table:table-cell office:value-type="float" office:value="0.007685642" calcext:value-type="float">
            <text:p>0.007685642</text:p>
          </table:table-cell>
          <table:table-cell office:value-type="float" office:value="0.01141124" calcext:value-type="float">
            <text:p>0.01141124</text:p>
          </table:table-cell>
          <table:table-cell office:value-type="float" office:value="0.01221041" calcext:value-type="float">
            <text:p>0.01221041</text:p>
          </table:table-cell>
          <table:table-cell office:value-type="float" office:value="0.01780983" calcext:value-type="float">
            <text:p>0.01780983</text:p>
          </table:table-cell>
          <table:table-cell office:value-type="float" office:value="0.04870695" calcext:value-type="float">
            <text:p>0.04870695</text:p>
          </table:table-cell>
          <table:table-cell office:value-type="float" office:value="0.01864798" calcext:value-type="float">
            <text:p>0.01864798</text:p>
          </table:table-cell>
          <table:table-cell office:value-type="float" office:value="0.02780673" calcext:value-type="float">
            <text:p>0.02780673</text:p>
          </table:table-cell>
          <table:table-cell office:value-type="float" office:value="0.3267207" calcext:value-type="float">
            <text:p>0.3267207</text:p>
          </table:table-cell>
          <table:table-cell office:value-type="float" office:value="0.3472128" calcext:value-type="float">
            <text:p>0.3472128</text:p>
          </table:table-cell>
          <table:table-cell office:value-type="float" office:value="0" calcext:value-type="float">
            <text:p>0</text:p>
          </table:table-cell>
          <table:table-cell office:value-type="float" office:value="97.60255" calcext:value-type="float">
            <text:p>97.6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86679" calcext:value-type="float">
            <text:p>8.386679</text:p>
          </table:table-cell>
          <table:table-cell office:value-type="float" office:value="0" calcext:value-type="float">
            <text:p>0</text:p>
          </table:table-cell>
          <table:table-cell office:value-type="float" office:value="-0.132999" calcext:value-type="float">
            <text:p>-0.1329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26.39487" calcext:value-type="float">
            <text:p>26.39487</text:p>
          </table:table-cell>
          <table:table-cell office:value-type="float" office:value="1094.69" calcext:value-type="float">
            <text:p>1094.69</text:p>
          </table:table-cell>
          <table:table-cell office:value-type="float" office:value="0" calcext:value-type="float">
            <text:p>0</text:p>
          </table:table-cell>
          <table:table-cell office:value-type="float" office:value="-32.56851" calcext:value-type="float">
            <text:p>-32.56851</text:p>
          </table:table-cell>
          <table:table-cell office:value-type="float" office:value="0.1467592" calcext:value-type="float">
            <text:p>0.1467592</text:p>
          </table:table-cell>
          <table:table-cell office:value-type="float" office:value="0.454455" calcext:value-type="float">
            <text:p>0.454455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42681" calcext:value-type="float">
            <text:p>-0.0242681</text:p>
          </table:table-cell>
          <table:table-cell office:value-type="float" office:value="-0.04884081" calcext:value-type="float">
            <text:p>-0.04884081</text:p>
          </table:table-cell>
          <table:table-cell office:value-type="float" office:value="0.0055171" calcext:value-type="float">
            <text:p>0.0055171</text:p>
          </table:table-cell>
          <table:table-cell office:value-type="float" office:value="0.01247382" calcext:value-type="float">
            <text:p>0.01247382</text:p>
          </table:table-cell>
          <table:table-cell office:value-type="float" office:value="16.63217" calcext:value-type="float">
            <text:p>16.63217</text:p>
          </table:table-cell>
          <table:table-cell office:value-type="float" office:value="0.05779416" calcext:value-type="float">
            <text:p>0.05779416</text:p>
          </table:table-cell>
          <table:table-cell office:value-type="float" office:value="0.05461513" calcext:value-type="float">
            <text:p>0.05461513</text:p>
          </table:table-cell>
          <table:table-cell office:value-type="float" office:value="0.0492866" calcext:value-type="float">
            <text:p>0.0492866</text:p>
          </table:table-cell>
          <table:table-cell office:value-type="float" office:value="0.0328728" calcext:value-type="float">
            <text:p>0.0328728</text:p>
          </table:table-cell>
          <table:table-cell office:value-type="float" office:value="0.03473701" calcext:value-type="float">
            <text:p>0.03473701</text:p>
          </table:table-cell>
          <table:table-cell office:value-type="float" office:value="0.01062488" calcext:value-type="float">
            <text:p>0.01062488</text:p>
          </table:table-cell>
          <table:table-cell office:value-type="float" office:value="0.006319796" calcext:value-type="float">
            <text:p>0.006319796</text:p>
          </table:table-cell>
          <table:table-cell office:value-type="float" office:value="0.01560678" calcext:value-type="float">
            <text:p>0.01560678</text:p>
          </table:table-cell>
          <table:table-cell office:value-type="float" office:value="0.01566715" calcext:value-type="float">
            <text:p>0.01566715</text:p>
          </table:table-cell>
          <table:table-cell office:value-type="float" office:value="0.01633142" calcext:value-type="float">
            <text:p>0.01633142</text:p>
          </table:table-cell>
          <table:table-cell office:value-type="float" office:value="0.01814634" calcext:value-type="float">
            <text:p>0.01814634</text:p>
          </table:table-cell>
          <table:table-cell office:value-type="float" office:value="0.02064203" calcext:value-type="float">
            <text:p>0.02064203</text:p>
          </table:table-cell>
          <table:table-cell office:value-type="float" office:value="0.004780879" calcext:value-type="float">
            <text:p>0.004780879</text:p>
          </table:table-cell>
          <table:table-cell office:value-type="float" office:value="0.004034015" calcext:value-type="float">
            <text:p>0.004034015</text:p>
          </table:table-cell>
          <table:table-cell office:value-type="float" office:value="0" calcext:value-type="float">
            <text:p>0</text:p>
          </table:table-cell>
          <table:table-cell office:value-type="float" office:value="0.01012065" calcext:value-type="float">
            <text:p>0.01012065</text:p>
          </table:table-cell>
          <table:table-cell office:value-type="float" office:value="0.01044339" calcext:value-type="float">
            <text:p>0.01044339</text:p>
          </table:table-cell>
          <table:table-cell office:value-type="float" office:value="0.01185442" calcext:value-type="float">
            <text:p>0.01185442</text:p>
          </table:table-cell>
          <table:table-cell office:value-type="float" office:value="0.01162916" calcext:value-type="float">
            <text:p>0.01162916</text:p>
          </table:table-cell>
          <table:table-cell office:value-type="float" office:value="0.01188536" calcext:value-type="float">
            <text:p>0.01188536</text:p>
          </table:table-cell>
          <table:table-cell office:value-type="float" office:value="0.007539347" calcext:value-type="float">
            <text:p>0.007539347</text:p>
          </table:table-cell>
          <table:table-cell office:value-type="float" office:value="0.01102936" calcext:value-type="float">
            <text:p>0.01102936</text:p>
          </table:table-cell>
          <table:table-cell office:value-type="float" office:value="0.01220614" calcext:value-type="float">
            <text:p>0.01220614</text:p>
          </table:table-cell>
          <table:table-cell office:value-type="float" office:value="0.01778459" calcext:value-type="float">
            <text:p>0.01778459</text:p>
          </table:table-cell>
          <table:table-cell office:value-type="float" office:value="0.0486939" calcext:value-type="float">
            <text:p>0.0486939</text:p>
          </table:table-cell>
          <table:table-cell office:value-type="float" office:value="0.01865036" calcext:value-type="float">
            <text:p>0.01865036</text:p>
          </table:table-cell>
          <table:table-cell office:value-type="float" office:value="0.02945808" calcext:value-type="float">
            <text:p>0.02945808</text:p>
          </table:table-cell>
          <table:table-cell office:value-type="float" office:value="0.3249951" calcext:value-type="float">
            <text:p>0.3249951</text:p>
          </table:table-cell>
          <table:table-cell office:value-type="float" office:value="0.3485205" calcext:value-type="float">
            <text:p>0.3485205</text:p>
          </table:table-cell>
          <table:table-cell office:value-type="float" office:value="0" calcext:value-type="float">
            <text:p>0</text:p>
          </table:table-cell>
          <table:table-cell office:value-type="float" office:value="89.68664" calcext:value-type="float">
            <text:p>89.68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0181" calcext:value-type="float">
            <text:p>8.430181</text:p>
          </table:table-cell>
          <table:table-cell office:value-type="float" office:value="0" calcext:value-type="float">
            <text:p>0</text:p>
          </table:table-cell>
          <table:table-cell office:value-type="float" office:value="-0.1331451" calcext:value-type="float">
            <text:p>-0.13314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26.39684" calcext:value-type="float">
            <text:p>26.39684</text:p>
          </table:table-cell>
          <table:table-cell office:value-type="float" office:value="1094.694" calcext:value-type="float">
            <text:p>1094.694</text:p>
          </table:table-cell>
          <table:table-cell office:value-type="float" office:value="0" calcext:value-type="float">
            <text:p>0</text:p>
          </table:table-cell>
          <table:table-cell office:value-type="float" office:value="-32.95006" calcext:value-type="float">
            <text:p>-32.95006</text:p>
          </table:table-cell>
          <table:table-cell office:value-type="float" office:value="0.1432058" calcext:value-type="float">
            <text:p>0.1432058</text:p>
          </table:table-cell>
          <table:table-cell office:value-type="float" office:value="0.4546033" calcext:value-type="float">
            <text:p>0.4546033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42681" calcext:value-type="float">
            <text:p>-0.0242681</text:p>
          </table:table-cell>
          <table:table-cell office:value-type="float" office:value="-0.04876994" calcext:value-type="float">
            <text:p>-0.04876994</text:p>
          </table:table-cell>
          <table:table-cell office:value-type="float" office:value="0.005547027" calcext:value-type="float">
            <text:p>0.005547027</text:p>
          </table:table-cell>
          <table:table-cell office:value-type="float" office:value="0.01248672" calcext:value-type="float">
            <text:p>0.01248672</text:p>
          </table:table-cell>
          <table:table-cell office:value-type="float" office:value="16.62371" calcext:value-type="float">
            <text:p>16.62371</text:p>
          </table:table-cell>
          <table:table-cell office:value-type="float" office:value="0.06567905" calcext:value-type="float">
            <text:p>0.06567905</text:p>
          </table:table-cell>
          <table:table-cell office:value-type="float" office:value="0.05387952" calcext:value-type="float">
            <text:p>0.05387952</text:p>
          </table:table-cell>
          <table:table-cell office:value-type="float" office:value="0.04869504" calcext:value-type="float">
            <text:p>0.04869504</text:p>
          </table:table-cell>
          <table:table-cell office:value-type="float" office:value="0.03260151" calcext:value-type="float">
            <text:p>0.03260151</text:p>
          </table:table-cell>
          <table:table-cell office:value-type="float" office:value="0.03450499" calcext:value-type="float">
            <text:p>0.03450499</text:p>
          </table:table-cell>
          <table:table-cell office:value-type="float" office:value="0.0104465" calcext:value-type="float">
            <text:p>0.0104465</text:p>
          </table:table-cell>
          <table:table-cell office:value-type="float" office:value="0.006153708" calcext:value-type="float">
            <text:p>0.006153708</text:p>
          </table:table-cell>
          <table:table-cell office:value-type="float" office:value="0.01559105" calcext:value-type="float">
            <text:p>0.01559105</text:p>
          </table:table-cell>
          <table:table-cell office:value-type="float" office:value="0.01564833" calcext:value-type="float">
            <text:p>0.01564833</text:p>
          </table:table-cell>
          <table:table-cell office:value-type="float" office:value="0.01631606" calcext:value-type="float">
            <text:p>0.01631606</text:p>
          </table:table-cell>
          <table:table-cell office:value-type="float" office:value="0.01813637" calcext:value-type="float">
            <text:p>0.01813637</text:p>
          </table:table-cell>
          <table:table-cell office:value-type="float" office:value="0.0207285" calcext:value-type="float">
            <text:p>0.0207285</text:p>
          </table:table-cell>
          <table:table-cell office:value-type="float" office:value="0.004777501" calcext:value-type="float">
            <text:p>0.004777501</text:p>
          </table:table-cell>
          <table:table-cell office:value-type="float" office:value="0.004032236" calcext:value-type="float">
            <text:p>0.004032236</text:p>
          </table:table-cell>
          <table:table-cell office:value-type="float" office:value="0" calcext:value-type="float">
            <text:p>0</text:p>
          </table:table-cell>
          <table:table-cell office:value-type="float" office:value="0.007948314" calcext:value-type="float">
            <text:p>0.007948314</text:p>
          </table:table-cell>
          <table:table-cell office:value-type="float" office:value="0.01006038" calcext:value-type="float">
            <text:p>0.01006038</text:p>
          </table:table-cell>
          <table:table-cell office:value-type="float" office:value="0.01155326" calcext:value-type="float">
            <text:p>0.01155326</text:p>
          </table:table-cell>
          <table:table-cell office:value-type="float" office:value="0.01121087" calcext:value-type="float">
            <text:p>0.01121087</text:p>
          </table:table-cell>
          <table:table-cell office:value-type="float" office:value="0.01138066" calcext:value-type="float">
            <text:p>0.01138066</text:p>
          </table:table-cell>
          <table:table-cell office:value-type="float" office:value="0.007315151" calcext:value-type="float">
            <text:p>0.007315151</text:p>
          </table:table-cell>
          <table:table-cell office:value-type="float" office:value="0.01063073" calcext:value-type="float">
            <text:p>0.01063073</text:p>
          </table:table-cell>
          <table:table-cell office:value-type="float" office:value="0.01219558" calcext:value-type="float">
            <text:p>0.01219558</text:p>
          </table:table-cell>
          <table:table-cell office:value-type="float" office:value="0.01775441" calcext:value-type="float">
            <text:p>0.01775441</text:p>
          </table:table-cell>
          <table:table-cell office:value-type="float" office:value="0.04868159" calcext:value-type="float">
            <text:p>0.04868159</text:p>
          </table:table-cell>
          <table:table-cell office:value-type="float" office:value="0.01865448" calcext:value-type="float">
            <text:p>0.01865448</text:p>
          </table:table-cell>
          <table:table-cell office:value-type="float" office:value="0.03090145" calcext:value-type="float">
            <text:p>0.03090145</text:p>
          </table:table-cell>
          <table:table-cell office:value-type="float" office:value="0.3241467" calcext:value-type="float">
            <text:p>0.3241467</text:p>
          </table:table-cell>
          <table:table-cell office:value-type="float" office:value="0.3485252" calcext:value-type="float">
            <text:p>0.3485252</text:p>
          </table:table-cell>
          <table:table-cell office:value-type="float" office:value="0" calcext:value-type="float">
            <text:p>0</text:p>
          </table:table-cell>
          <table:table-cell office:value-type="float" office:value="86.35995" calcext:value-type="float">
            <text:p>86.3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79155" calcext:value-type="float">
            <text:p>8.479155</text:p>
          </table:table-cell>
          <table:table-cell office:value-type="float" office:value="0" calcext:value-type="float">
            <text:p>0</text:p>
          </table:table-cell>
          <table:table-cell office:value-type="float" office:value="-0.1332564" calcext:value-type="float">
            <text:p>-0.13325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26.33167" calcext:value-type="float">
            <text:p>26.33167</text:p>
          </table:table-cell>
          <table:table-cell office:value-type="float" office:value="1094.693" calcext:value-type="float">
            <text:p>1094.693</text:p>
          </table:table-cell>
          <table:table-cell office:value-type="float" office:value="0" calcext:value-type="float">
            <text:p>0</text:p>
          </table:table-cell>
          <table:table-cell office:value-type="float" office:value="-33.33764" calcext:value-type="float">
            <text:p>-33.33764</text:p>
          </table:table-cell>
          <table:table-cell office:value-type="float" office:value="0.2172474" calcext:value-type="float">
            <text:p>0.2172474</text:p>
          </table:table-cell>
          <table:table-cell office:value-type="float" office:value="0.4552501" calcext:value-type="float">
            <text:p>0.4552501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42681" calcext:value-type="float">
            <text:p>-0.0242681</text:p>
          </table:table-cell>
          <table:table-cell office:value-type="float" office:value="-0.04874236" calcext:value-type="float">
            <text:p>-0.04874236</text:p>
          </table:table-cell>
          <table:table-cell office:value-type="float" office:value="0.005567357" calcext:value-type="float">
            <text:p>0.005567357</text:p>
          </table:table-cell>
          <table:table-cell office:value-type="float" office:value="0.01249245" calcext:value-type="float">
            <text:p>0.01249245</text:p>
          </table:table-cell>
          <table:table-cell office:value-type="float" office:value="16.44609" calcext:value-type="float">
            <text:p>16.44609</text:p>
          </table:table-cell>
          <table:table-cell office:value-type="float" office:value="0.09652292" calcext:value-type="float">
            <text:p>0.09652292</text:p>
          </table:table-cell>
          <table:table-cell office:value-type="float" office:value="0.05511129" calcext:value-type="float">
            <text:p>0.05511129</text:p>
          </table:table-cell>
          <table:table-cell office:value-type="float" office:value="0.04940935" calcext:value-type="float">
            <text:p>0.04940935</text:p>
          </table:table-cell>
          <table:table-cell office:value-type="float" office:value="0.03299458" calcext:value-type="float">
            <text:p>0.03299458</text:p>
          </table:table-cell>
          <table:table-cell office:value-type="float" office:value="0.03493723" calcext:value-type="float">
            <text:p>0.03493723</text:p>
          </table:table-cell>
          <table:table-cell office:value-type="float" office:value="0.01034665" calcext:value-type="float">
            <text:p>0.01034665</text:p>
          </table:table-cell>
          <table:table-cell office:value-type="float" office:value="0.005995192" calcext:value-type="float">
            <text:p>0.005995192</text:p>
          </table:table-cell>
          <table:table-cell office:value-type="float" office:value="0.01557509" calcext:value-type="float">
            <text:p>0.01557509</text:p>
          </table:table-cell>
          <table:table-cell office:value-type="float" office:value="0.01562884" calcext:value-type="float">
            <text:p>0.01562884</text:p>
          </table:table-cell>
          <table:table-cell office:value-type="float" office:value="0.01630292" calcext:value-type="float">
            <text:p>0.01630292</text:p>
          </table:table-cell>
          <table:table-cell office:value-type="float" office:value="0.01812668" calcext:value-type="float">
            <text:p>0.01812668</text:p>
          </table:table-cell>
          <table:table-cell office:value-type="float" office:value="0.02080638" calcext:value-type="float">
            <text:p>0.02080638</text:p>
          </table:table-cell>
          <table:table-cell office:value-type="float" office:value="0.004774157" calcext:value-type="float">
            <text:p>0.004774157</text:p>
          </table:table-cell>
          <table:table-cell office:value-type="float" office:value="0.004030458" calcext:value-type="float">
            <text:p>0.004030458</text:p>
          </table:table-cell>
          <table:table-cell office:value-type="float" office:value="0" calcext:value-type="float">
            <text:p>0</text:p>
          </table:table-cell>
          <table:table-cell office:value-type="float" office:value="0.01120712" calcext:value-type="float">
            <text:p>0.01120712</text:p>
          </table:table-cell>
          <table:table-cell office:value-type="float" office:value="0.009882618" calcext:value-type="float">
            <text:p>0.009882618</text:p>
          </table:table-cell>
          <table:table-cell office:value-type="float" office:value="0.01133679" calcext:value-type="float">
            <text:p>0.01133679</text:p>
          </table:table-cell>
          <table:table-cell office:value-type="float" office:value="0.01084711" calcext:value-type="float">
            <text:p>0.01084711</text:p>
          </table:table-cell>
          <table:table-cell office:value-type="float" office:value="0.01094525" calcext:value-type="float">
            <text:p>0.01094525</text:p>
          </table:table-cell>
          <table:table-cell office:value-type="float" office:value="0.00704167" calcext:value-type="float">
            <text:p>0.00704167</text:p>
          </table:table-cell>
          <table:table-cell office:value-type="float" office:value="0.01020432" calcext:value-type="float">
            <text:p>0.01020432</text:p>
          </table:table-cell>
          <table:table-cell office:value-type="float" office:value="0.01218513" calcext:value-type="float">
            <text:p>0.01218513</text:p>
          </table:table-cell>
          <table:table-cell office:value-type="float" office:value="0.01773457" calcext:value-type="float">
            <text:p>0.01773457</text:p>
          </table:table-cell>
          <table:table-cell office:value-type="float" office:value="0.04868903" calcext:value-type="float">
            <text:p>0.04868903</text:p>
          </table:table-cell>
          <table:table-cell office:value-type="float" office:value="0.01866831" calcext:value-type="float">
            <text:p>0.01866831</text:p>
          </table:table-cell>
          <table:table-cell office:value-type="float" office:value="0.03225328" calcext:value-type="float">
            <text:p>0.03225328</text:p>
          </table:table-cell>
          <table:table-cell office:value-type="float" office:value="0.3233331" calcext:value-type="float">
            <text:p>0.3233331</text:p>
          </table:table-cell>
          <table:table-cell office:value-type="float" office:value="0.3485299" calcext:value-type="float">
            <text:p>0.3485299</text:p>
          </table:table-cell>
          <table:table-cell office:value-type="float" office:value="0" calcext:value-type="float">
            <text:p>0</text:p>
          </table:table-cell>
          <table:table-cell office:value-type="float" office:value="159.9006" calcext:value-type="float">
            <text:p>159.9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12768" calcext:value-type="float">
            <text:p>8.612768</text:p>
          </table:table-cell>
          <table:table-cell office:value-type="float" office:value="0" calcext:value-type="float">
            <text:p>0</text:p>
          </table:table-cell>
          <table:table-cell office:value-type="float" office:value="-0.1333562" calcext:value-type="float">
            <text:p>-0.133356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26.27353" calcext:value-type="float">
            <text:p>26.27353</text:p>
          </table:table-cell>
          <table:table-cell office:value-type="float" office:value="1094.686" calcext:value-type="float">
            <text:p>1094.686</text:p>
          </table:table-cell>
          <table:table-cell office:value-type="float" office:value="0" calcext:value-type="float">
            <text:p>0</text:p>
          </table:table-cell>
          <table:table-cell office:value-type="float" office:value="-33.72934" calcext:value-type="float">
            <text:p>-33.72934</text:p>
          </table:table-cell>
          <table:table-cell office:value-type="float" office:value="0.295004" calcext:value-type="float">
            <text:p>0.295004</text:p>
          </table:table-cell>
          <table:table-cell office:value-type="float" office:value="0.4556105" calcext:value-type="float">
            <text:p>0.4556105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42681" calcext:value-type="float">
            <text:p>-0.0242681</text:p>
          </table:table-cell>
          <table:table-cell office:value-type="float" office:value="-0.04870655" calcext:value-type="float">
            <text:p>-0.04870655</text:p>
          </table:table-cell>
          <table:table-cell office:value-type="float" office:value="0.005585041" calcext:value-type="float">
            <text:p>0.005585041</text:p>
          </table:table-cell>
          <table:table-cell office:value-type="float" office:value="0.01249773" calcext:value-type="float">
            <text:p>0.01249773</text:p>
          </table:table-cell>
          <table:table-cell office:value-type="float" office:value="16.2603" calcext:value-type="float">
            <text:p>16.2603</text:p>
          </table:table-cell>
          <table:table-cell office:value-type="float" office:value="0.1123879" calcext:value-type="float">
            <text:p>0.1123879</text:p>
          </table:table-cell>
          <table:table-cell office:value-type="float" office:value="0.05565482" calcext:value-type="float">
            <text:p>0.05565482</text:p>
          </table:table-cell>
          <table:table-cell office:value-type="float" office:value="0.04984508" calcext:value-type="float">
            <text:p>0.04984508</text:p>
          </table:table-cell>
          <table:table-cell office:value-type="float" office:value="0.03340644" calcext:value-type="float">
            <text:p>0.03340644</text:p>
          </table:table-cell>
          <table:table-cell office:value-type="float" office:value="0.03547651" calcext:value-type="float">
            <text:p>0.03547651</text:p>
          </table:table-cell>
          <table:table-cell office:value-type="float" office:value="0.01028081" calcext:value-type="float">
            <text:p>0.01028081</text:p>
          </table:table-cell>
          <table:table-cell office:value-type="float" office:value="0.005853824" calcext:value-type="float">
            <text:p>0.005853824</text:p>
          </table:table-cell>
          <table:table-cell office:value-type="float" office:value="0.01556289" calcext:value-type="float">
            <text:p>0.01556289</text:p>
          </table:table-cell>
          <table:table-cell office:value-type="float" office:value="0.01561085" calcext:value-type="float">
            <text:p>0.01561085</text:p>
          </table:table-cell>
          <table:table-cell office:value-type="float" office:value="0.01629286" calcext:value-type="float">
            <text:p>0.01629286</text:p>
          </table:table-cell>
          <table:table-cell office:value-type="float" office:value="0.01811749" calcext:value-type="float">
            <text:p>0.01811749</text:p>
          </table:table-cell>
          <table:table-cell office:value-type="float" office:value="0.02087834" calcext:value-type="float">
            <text:p>0.02087834</text:p>
          </table:table-cell>
          <table:table-cell office:value-type="float" office:value="0.004770929" calcext:value-type="float">
            <text:p>0.004770929</text:p>
          </table:table-cell>
          <table:table-cell office:value-type="float" office:value="0.004028677" calcext:value-type="float">
            <text:p>0.004028677</text:p>
          </table:table-cell>
          <table:table-cell office:value-type="float" office:value="0" calcext:value-type="float">
            <text:p>0</text:p>
          </table:table-cell>
          <table:table-cell office:value-type="float" office:value="0.01188411" calcext:value-type="float">
            <text:p>0.01188411</text:p>
          </table:table-cell>
          <table:table-cell office:value-type="float" office:value="0.009862883" calcext:value-type="float">
            <text:p>0.009862883</text:p>
          </table:table-cell>
          <table:table-cell office:value-type="float" office:value="0.01128666" calcext:value-type="float">
            <text:p>0.01128666</text:p>
          </table:table-cell>
          <table:table-cell office:value-type="float" office:value="0.01070966" calcext:value-type="float">
            <text:p>0.01070966</text:p>
          </table:table-cell>
          <table:table-cell office:value-type="float" office:value="0.01076487" calcext:value-type="float">
            <text:p>0.01076487</text:p>
          </table:table-cell>
          <table:table-cell office:value-type="float" office:value="0.006811401" calcext:value-type="float">
            <text:p>0.006811401</text:p>
          </table:table-cell>
          <table:table-cell office:value-type="float" office:value="0.009785162" calcext:value-type="float">
            <text:p>0.009785162</text:p>
          </table:table-cell>
          <table:table-cell office:value-type="float" office:value="0.01217749" calcext:value-type="float">
            <text:p>0.01217749</text:p>
          </table:table-cell>
          <table:table-cell office:value-type="float" office:value="0.01772496" calcext:value-type="float">
            <text:p>0.01772496</text:p>
          </table:table-cell>
          <table:table-cell office:value-type="float" office:value="0.04871928" calcext:value-type="float">
            <text:p>0.04871928</text:p>
          </table:table-cell>
          <table:table-cell office:value-type="float" office:value="0.0186817" calcext:value-type="float">
            <text:p>0.0186817</text:p>
          </table:table-cell>
          <table:table-cell office:value-type="float" office:value="0.03346471" calcext:value-type="float">
            <text:p>0.03346471</text:p>
          </table:table-cell>
          <table:table-cell office:value-type="float" office:value="0.3226672" calcext:value-type="float">
            <text:p>0.3226672</text:p>
          </table:table-cell>
          <table:table-cell office:value-type="float" office:value="0.3485345" calcext:value-type="float">
            <text:p>0.3485345</text:p>
          </table:table-cell>
          <table:table-cell office:value-type="float" office:value="0" calcext:value-type="float">
            <text:p>0</text:p>
          </table:table-cell>
          <table:table-cell office:value-type="float" office:value="237.0395" calcext:value-type="float">
            <text:p>237.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1603" calcext:value-type="float">
            <text:p>8.751603</text:p>
          </table:table-cell>
          <table:table-cell office:value-type="float" office:value="0" calcext:value-type="float">
            <text:p>0</text:p>
          </table:table-cell>
          <table:table-cell office:value-type="float" office:value="-0.1334482" calcext:value-type="float">
            <text:p>-0.13344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26.24638" calcext:value-type="float">
            <text:p>26.24638</text:p>
          </table:table-cell>
          <table:table-cell office:value-type="float" office:value="1094.672" calcext:value-type="float">
            <text:p>1094.672</text:p>
          </table:table-cell>
          <table:table-cell office:value-type="float" office:value="0" calcext:value-type="float">
            <text:p>0</text:p>
          </table:table-cell>
          <table:table-cell office:value-type="float" office:value="-34.13351" calcext:value-type="float">
            <text:p>-34.13351</text:p>
          </table:table-cell>
          <table:table-cell office:value-type="float" office:value="0.3468699" calcext:value-type="float">
            <text:p>0.3468699</text:p>
          </table:table-cell>
          <table:table-cell office:value-type="float" office:value="0.4574099" calcext:value-type="float">
            <text:p>0.4574099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7969" calcext:value-type="float">
            <text:p>0.0001597969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474388" calcext:value-type="float">
            <text:p>-0.02474388</text:p>
          </table:table-cell>
          <table:table-cell office:value-type="float" office:value="-0.04866506" calcext:value-type="float">
            <text:p>-0.04866506</text:p>
          </table:table-cell>
          <table:table-cell office:value-type="float" office:value="0.005607299" calcext:value-type="float">
            <text:p>0.005607299</text:p>
          </table:table-cell>
          <table:table-cell office:value-type="float" office:value="0.01250269" calcext:value-type="float">
            <text:p>0.01250269</text:p>
          </table:table-cell>
          <table:table-cell office:value-type="float" office:value="16.13112" calcext:value-type="float">
            <text:p>16.13112</text:p>
          </table:table-cell>
          <table:table-cell office:value-type="float" office:value="0.1275419" calcext:value-type="float">
            <text:p>0.1275419</text:p>
          </table:table-cell>
          <table:table-cell office:value-type="float" office:value="0.05303353" calcext:value-type="float">
            <text:p>0.05303353</text:p>
          </table:table-cell>
          <table:table-cell office:value-type="float" office:value="0.04808198" calcext:value-type="float">
            <text:p>0.04808198</text:p>
          </table:table-cell>
          <table:table-cell office:value-type="float" office:value="0.03272072" calcext:value-type="float">
            <text:p>0.03272072</text:p>
          </table:table-cell>
          <table:table-cell office:value-type="float" office:value="0.0350474" calcext:value-type="float">
            <text:p>0.0350474</text:p>
          </table:table-cell>
          <table:table-cell office:value-type="float" office:value="0.01011759" calcext:value-type="float">
            <text:p>0.01011759</text:p>
          </table:table-cell>
          <table:table-cell office:value-type="float" office:value="0.005722735" calcext:value-type="float">
            <text:p>0.005722735</text:p>
          </table:table-cell>
          <table:table-cell office:value-type="float" office:value="0.01555094" calcext:value-type="float">
            <text:p>0.01555094</text:p>
          </table:table-cell>
          <table:table-cell office:value-type="float" office:value="0.01559371" calcext:value-type="float">
            <text:p>0.01559371</text:p>
          </table:table-cell>
          <table:table-cell office:value-type="float" office:value="0.01628405" calcext:value-type="float">
            <text:p>0.01628405</text:p>
          </table:table-cell>
          <table:table-cell office:value-type="float" office:value="0.01811295" calcext:value-type="float">
            <text:p>0.01811295</text:p>
          </table:table-cell>
          <table:table-cell office:value-type="float" office:value="0.02094599" calcext:value-type="float">
            <text:p>0.02094599</text:p>
          </table:table-cell>
          <table:table-cell office:value-type="float" office:value="0.004788486" calcext:value-type="float">
            <text:p>0.004788486</text:p>
          </table:table-cell>
          <table:table-cell office:value-type="float" office:value="0.004005841" calcext:value-type="float">
            <text:p>0.004005841</text:p>
          </table:table-cell>
          <table:table-cell office:value-type="float" office:value="0" calcext:value-type="float">
            <text:p>0</text:p>
          </table:table-cell>
          <table:table-cell office:value-type="float" office:value="0.02667604" calcext:value-type="float">
            <text:p>0.02667604</text:p>
          </table:table-cell>
          <table:table-cell office:value-type="float" office:value="0.009922909" calcext:value-type="float">
            <text:p>0.009922909</text:p>
          </table:table-cell>
          <table:table-cell office:value-type="float" office:value="0.01138004" calcext:value-type="float">
            <text:p>0.01138004</text:p>
          </table:table-cell>
          <table:table-cell office:value-type="float" office:value="0.01083309" calcext:value-type="float">
            <text:p>0.01083309</text:p>
          </table:table-cell>
          <table:table-cell office:value-type="float" office:value="0.01087137" calcext:value-type="float">
            <text:p>0.01087137</text:p>
          </table:table-cell>
          <table:table-cell office:value-type="float" office:value="0.00670694" calcext:value-type="float">
            <text:p>0.00670694</text:p>
          </table:table-cell>
          <table:table-cell office:value-type="float" office:value="0.00941058" calcext:value-type="float">
            <text:p>0.00941058</text:p>
          </table:table-cell>
          <table:table-cell office:value-type="float" office:value="0.01216887" calcext:value-type="float">
            <text:p>0.01216887</text:p>
          </table:table-cell>
          <table:table-cell office:value-type="float" office:value="0.01771362" calcext:value-type="float">
            <text:p>0.01771362</text:p>
          </table:table-cell>
          <table:table-cell office:value-type="float" office:value="0.04874276" calcext:value-type="float">
            <text:p>0.04874276</text:p>
          </table:table-cell>
          <table:table-cell office:value-type="float" office:value="0.01869411" calcext:value-type="float">
            <text:p>0.01869411</text:p>
          </table:table-cell>
          <table:table-cell office:value-type="float" office:value="0.03487913" calcext:value-type="float">
            <text:p>0.03487913</text:p>
          </table:table-cell>
          <table:table-cell office:value-type="float" office:value="0.3313424" calcext:value-type="float">
            <text:p>0.3313424</text:p>
          </table:table-cell>
          <table:table-cell office:value-type="float" office:value="0.3398065" calcext:value-type="float">
            <text:p>0.3398065</text:p>
          </table:table-cell>
          <table:table-cell office:value-type="float" office:value="0" calcext:value-type="float">
            <text:p>0</text:p>
          </table:table-cell>
          <table:table-cell office:value-type="float" office:value="288.5135" calcext:value-type="float">
            <text:p>288.5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60182" calcext:value-type="float">
            <text:p>8.860182</text:p>
          </table:table-cell>
          <table:table-cell office:value-type="float" office:value="0" calcext:value-type="float">
            <text:p>0</text:p>
          </table:table-cell>
          <table:table-cell office:value-type="float" office:value="-0.1335341" calcext:value-type="float">
            <text:p>-0.133534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26.29066" calcext:value-type="float">
            <text:p>26.29066</text:p>
          </table:table-cell>
          <table:table-cell office:value-type="float" office:value="1094.708" calcext:value-type="float">
            <text:p>1094.708</text:p>
          </table:table-cell>
          <table:table-cell office:value-type="float" office:value="0" calcext:value-type="float">
            <text:p>0</text:p>
          </table:table-cell>
          <table:table-cell office:value-type="float" office:value="-34.54514" calcext:value-type="float">
            <text:p>-34.54514</text:p>
          </table:table-cell>
          <table:table-cell office:value-type="float" office:value="0.2933507" calcext:value-type="float">
            <text:p>0.2933507</text:p>
          </table:table-cell>
          <table:table-cell office:value-type="float" office:value="0.4577281" calcext:value-type="float">
            <text:p>0.4577281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8184" calcext:value-type="float">
            <text:p>0.000159818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560535" calcext:value-type="float">
            <text:p>-0.02560535</text:p>
          </table:table-cell>
          <table:table-cell office:value-type="float" office:value="-0.04874578" calcext:value-type="float">
            <text:p>-0.04874578</text:p>
          </table:table-cell>
          <table:table-cell office:value-type="float" office:value="0.005623578" calcext:value-type="float">
            <text:p>0.005623578</text:p>
          </table:table-cell>
          <table:table-cell office:value-type="float" office:value="0.01309809" calcext:value-type="float">
            <text:p>0.01309809</text:p>
          </table:table-cell>
          <table:table-cell office:value-type="float" office:value="16.43185" calcext:value-type="float">
            <text:p>16.43185</text:p>
          </table:table-cell>
          <table:table-cell office:value-type="float" office:value="0.09016657" calcext:value-type="float">
            <text:p>0.09016657</text:p>
          </table:table-cell>
          <table:table-cell office:value-type="float" office:value="0.04639553" calcext:value-type="float">
            <text:p>0.04639553</text:p>
          </table:table-cell>
          <table:table-cell office:value-type="float" office:value="0.04445237" calcext:value-type="float">
            <text:p>0.04445237</text:p>
          </table:table-cell>
          <table:table-cell office:value-type="float" office:value="0.03076776" calcext:value-type="float">
            <text:p>0.03076776</text:p>
          </table:table-cell>
          <table:table-cell office:value-type="float" office:value="0.0331876" calcext:value-type="float">
            <text:p>0.0331876</text:p>
          </table:table-cell>
          <table:table-cell office:value-type="float" office:value="0.009783831" calcext:value-type="float">
            <text:p>0.009783831</text:p>
          </table:table-cell>
          <table:table-cell office:value-type="float" office:value="0.005630308" calcext:value-type="float">
            <text:p>0.005630308</text:p>
          </table:table-cell>
          <table:table-cell office:value-type="float" office:value="0.01553756" calcext:value-type="float">
            <text:p>0.01553756</text:p>
          </table:table-cell>
          <table:table-cell office:value-type="float" office:value="0.01558052" calcext:value-type="float">
            <text:p>0.01558052</text:p>
          </table:table-cell>
          <table:table-cell office:value-type="float" office:value="0.01627921" calcext:value-type="float">
            <text:p>0.01627921</text:p>
          </table:table-cell>
          <table:table-cell office:value-type="float" office:value="0.01811389" calcext:value-type="float">
            <text:p>0.01811389</text:p>
          </table:table-cell>
          <table:table-cell office:value-type="float" office:value="0.02101184" calcext:value-type="float">
            <text:p>0.02101184</text:p>
          </table:table-cell>
          <table:table-cell office:value-type="float" office:value="0.004778754" calcext:value-type="float">
            <text:p>0.004778754</text:p>
          </table:table-cell>
          <table:table-cell office:value-type="float" office:value="0.004010474" calcext:value-type="float">
            <text:p>0.004010474</text:p>
          </table:table-cell>
          <table:table-cell office:value-type="float" office:value="0" calcext:value-type="float">
            <text:p>0</text:p>
          </table:table-cell>
          <table:table-cell office:value-type="float" office:value="0.01633072" calcext:value-type="float">
            <text:p>0.01633072</text:p>
          </table:table-cell>
          <table:table-cell office:value-type="float" office:value="0.01567345" calcext:value-type="float">
            <text:p>0.01567345</text:p>
          </table:table-cell>
          <table:table-cell office:value-type="float" office:value="0.01184835" calcext:value-type="float">
            <text:p>0.01184835</text:p>
          </table:table-cell>
          <table:table-cell office:value-type="float" office:value="0.01131226" calcext:value-type="float">
            <text:p>0.01131226</text:p>
          </table:table-cell>
          <table:table-cell office:value-type="float" office:value="0.01135081" calcext:value-type="float">
            <text:p>0.01135081</text:p>
          </table:table-cell>
          <table:table-cell office:value-type="float" office:value="0.006950922" calcext:value-type="float">
            <text:p>0.006950922</text:p>
          </table:table-cell>
          <table:table-cell office:value-type="float" office:value="0.009271722" calcext:value-type="float">
            <text:p>0.009271722</text:p>
          </table:table-cell>
          <table:table-cell office:value-type="float" office:value="0.01217428" calcext:value-type="float">
            <text:p>0.01217428</text:p>
          </table:table-cell>
          <table:table-cell office:value-type="float" office:value="0.01770689" calcext:value-type="float">
            <text:p>0.01770689</text:p>
          </table:table-cell>
          <table:table-cell office:value-type="float" office:value="0.04876083" calcext:value-type="float">
            <text:p>0.04876083</text:p>
          </table:table-cell>
          <table:table-cell office:value-type="float" office:value="0.01871286" calcext:value-type="float">
            <text:p>0.01871286</text:p>
          </table:table-cell>
          <table:table-cell office:value-type="float" office:value="0.03640543" calcext:value-type="float">
            <text:p>0.03640543</text:p>
          </table:table-cell>
          <table:table-cell office:value-type="float" office:value="0.3280654" calcext:value-type="float">
            <text:p>0.3280654</text:p>
          </table:table-cell>
          <table:table-cell office:value-type="float" office:value="0.3436269" calcext:value-type="float">
            <text:p>0.3436269</text:p>
          </table:table-cell>
          <table:table-cell office:value-type="float" office:value="0" calcext:value-type="float">
            <text:p>0</text:p>
          </table:table-cell>
          <table:table-cell office:value-type="float" office:value="238.0532" calcext:value-type="float">
            <text:p>238.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2343" calcext:value-type="float">
            <text:p>8.852343</text:p>
          </table:table-cell>
          <table:table-cell office:value-type="float" office:value="0" calcext:value-type="float">
            <text:p>0</text:p>
          </table:table-cell>
          <table:table-cell office:value-type="float" office:value="-0.1340511" calcext:value-type="float">
            <text:p>-0.13405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26.32893" calcext:value-type="float">
            <text:p>26.32893</text:p>
          </table:table-cell>
          <table:table-cell office:value-type="float" office:value="1094.737" calcext:value-type="float">
            <text:p>1094.737</text:p>
          </table:table-cell>
          <table:table-cell office:value-type="float" office:value="0" calcext:value-type="float">
            <text:p>0</text:p>
          </table:table-cell>
          <table:table-cell office:value-type="float" office:value="-34.96328" calcext:value-type="float">
            <text:p>-34.96328</text:p>
          </table:table-cell>
          <table:table-cell office:value-type="float" office:value="0.2648601" calcext:value-type="float">
            <text:p>0.2648601</text:p>
          </table:table-cell>
          <table:table-cell office:value-type="float" office:value="0.4585065" calcext:value-type="float">
            <text:p>0.4585065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8184" calcext:value-type="float">
            <text:p>0.000159818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642327" calcext:value-type="float">
            <text:p>-0.02642327</text:p>
          </table:table-cell>
          <table:table-cell office:value-type="float" office:value="-0.04871977" calcext:value-type="float">
            <text:p>-0.04871977</text:p>
          </table:table-cell>
          <table:table-cell office:value-type="float" office:value="0.005644901" calcext:value-type="float">
            <text:p>0.005644901</text:p>
          </table:table-cell>
          <table:table-cell office:value-type="float" office:value="0.01353671" calcext:value-type="float">
            <text:p>0.01353671</text:p>
          </table:table-cell>
          <table:table-cell office:value-type="float" office:value="16.6069" calcext:value-type="float">
            <text:p>16.6069</text:p>
          </table:table-cell>
          <table:table-cell office:value-type="float" office:value="0.07308561" calcext:value-type="float">
            <text:p>0.07308561</text:p>
          </table:table-cell>
          <table:table-cell office:value-type="float" office:value="0.04335662" calcext:value-type="float">
            <text:p>0.04335662</text:p>
          </table:table-cell>
          <table:table-cell office:value-type="float" office:value="0.04279099" calcext:value-type="float">
            <text:p>0.04279099</text:p>
          </table:table-cell>
          <table:table-cell office:value-type="float" office:value="0.02979349" calcext:value-type="float">
            <text:p>0.02979349</text:p>
          </table:table-cell>
          <table:table-cell office:value-type="float" office:value="0.03213068" calcext:value-type="float">
            <text:p>0.03213068</text:p>
          </table:table-cell>
          <table:table-cell office:value-type="float" office:value="0.009584899" calcext:value-type="float">
            <text:p>0.009584899</text:p>
          </table:table-cell>
          <table:table-cell office:value-type="float" office:value="0.005553519" calcext:value-type="float">
            <text:p>0.005553519</text:p>
          </table:table-cell>
          <table:table-cell office:value-type="float" office:value="0.01552111" calcext:value-type="float">
            <text:p>0.01552111</text:p>
          </table:table-cell>
          <table:table-cell office:value-type="float" office:value="0.0155658" calcext:value-type="float">
            <text:p>0.0155658</text:p>
          </table:table-cell>
          <table:table-cell office:value-type="float" office:value="0.01627577" calcext:value-type="float">
            <text:p>0.01627577</text:p>
          </table:table-cell>
          <table:table-cell office:value-type="float" office:value="0.01811309" calcext:value-type="float">
            <text:p>0.01811309</text:p>
          </table:table-cell>
          <table:table-cell office:value-type="float" office:value="0.02107584" calcext:value-type="float">
            <text:p>0.02107584</text:p>
          </table:table-cell>
          <table:table-cell office:value-type="float" office:value="0.004770212" calcext:value-type="float">
            <text:p>0.004770212</text:p>
          </table:table-cell>
          <table:table-cell office:value-type="float" office:value="0.004013965" calcext:value-type="float">
            <text:p>0.004013965</text:p>
          </table:table-cell>
          <table:table-cell office:value-type="float" office:value="0" calcext:value-type="float">
            <text:p>0</text:p>
          </table:table-cell>
          <table:table-cell office:value-type="float" office:value="0.01281298" calcext:value-type="float">
            <text:p>0.01281298</text:p>
          </table:table-cell>
          <table:table-cell office:value-type="float" office:value="0.01260695" calcext:value-type="float">
            <text:p>0.01260695</text:p>
          </table:table-cell>
          <table:table-cell office:value-type="float" office:value="0.01209488" calcext:value-type="float">
            <text:p>0.01209488</text:p>
          </table:table-cell>
          <table:table-cell office:value-type="float" office:value="0.0115353" calcext:value-type="float">
            <text:p>0.0115353</text:p>
          </table:table-cell>
          <table:table-cell office:value-type="float" office:value="0.01156709" calcext:value-type="float">
            <text:p>0.01156709</text:p>
          </table:table-cell>
          <table:table-cell office:value-type="float" office:value="0.007074105" calcext:value-type="float">
            <text:p>0.007074105</text:p>
          </table:table-cell>
          <table:table-cell office:value-type="float" office:value="0.009139572" calcext:value-type="float">
            <text:p>0.009139572</text:p>
          </table:table-cell>
          <table:table-cell office:value-type="float" office:value="0.01217343" calcext:value-type="float">
            <text:p>0.01217343</text:p>
          </table:table-cell>
          <table:table-cell office:value-type="float" office:value="0.01769299" calcext:value-type="float">
            <text:p>0.01769299</text:p>
          </table:table-cell>
          <table:table-cell office:value-type="float" office:value="0.04876623" calcext:value-type="float">
            <text:p>0.04876623</text:p>
          </table:table-cell>
          <table:table-cell office:value-type="float" office:value="0.01873246" calcext:value-type="float">
            <text:p>0.01873246</text:p>
          </table:table-cell>
          <table:table-cell office:value-type="float" office:value="0.03774876" calcext:value-type="float">
            <text:p>0.03774876</text:p>
          </table:table-cell>
          <table:table-cell office:value-type="float" office:value="0.3253106" calcext:value-type="float">
            <text:p>0.3253106</text:p>
          </table:table-cell>
          <table:table-cell office:value-type="float" office:value="0.3469916" calcext:value-type="float">
            <text:p>0.3469916</text:p>
          </table:table-cell>
          <table:table-cell office:value-type="float" office:value="0" calcext:value-type="float">
            <text:p>0</text:p>
          </table:table-cell>
          <table:table-cell office:value-type="float" office:value="210.959" calcext:value-type="float">
            <text:p>210.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68306" calcext:value-type="float">
            <text:p>8.868306</text:p>
          </table:table-cell>
          <table:table-cell office:value-type="float" office:value="0" calcext:value-type="float">
            <text:p>0</text:p>
          </table:table-cell>
          <table:table-cell office:value-type="float" office:value="-0.1342843" calcext:value-type="float">
            <text:p>-0.13428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26.38884" calcext:value-type="float">
            <text:p>26.38884</text:p>
          </table:table-cell>
          <table:table-cell office:value-type="float" office:value="1094.755" calcext:value-type="float">
            <text:p>1094.755</text:p>
          </table:table-cell>
          <table:table-cell office:value-type="float" office:value="0" calcext:value-type="float">
            <text:p>0</text:p>
          </table:table-cell>
          <table:table-cell office:value-type="float" office:value="-35.37402" calcext:value-type="float">
            <text:p>-35.37402</text:p>
          </table:table-cell>
          <table:table-cell office:value-type="float" office:value="0.2501936" calcext:value-type="float">
            <text:p>0.2501936</text:p>
          </table:table-cell>
          <table:table-cell office:value-type="float" office:value="0.4589143" calcext:value-type="float">
            <text:p>0.4589143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8184" calcext:value-type="float">
            <text:p>0.000159818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677508" calcext:value-type="float">
            <text:p>-0.02677508</text:p>
          </table:table-cell>
          <table:table-cell office:value-type="float" office:value="-0.04865274" calcext:value-type="float">
            <text:p>-0.04865274</text:p>
          </table:table-cell>
          <table:table-cell office:value-type="float" office:value="0.005671495" calcext:value-type="float">
            <text:p>0.005671495</text:p>
          </table:table-cell>
          <table:table-cell office:value-type="float" office:value="0.01371339" calcext:value-type="float">
            <text:p>0.01371339</text:p>
          </table:table-cell>
          <table:table-cell office:value-type="float" office:value="16.67138" calcext:value-type="float">
            <text:p>16.67138</text:p>
          </table:table-cell>
          <table:table-cell office:value-type="float" office:value="0.0635125" calcext:value-type="float">
            <text:p>0.0635125</text:p>
          </table:table-cell>
          <table:table-cell office:value-type="float" office:value="0.04382931" calcext:value-type="float">
            <text:p>0.04382931</text:p>
          </table:table-cell>
          <table:table-cell office:value-type="float" office:value="0.04229732" calcext:value-type="float">
            <text:p>0.04229732</text:p>
          </table:table-cell>
          <table:table-cell office:value-type="float" office:value="0.02938208" calcext:value-type="float">
            <text:p>0.02938208</text:p>
          </table:table-cell>
          <table:table-cell office:value-type="float" office:value="0.03160994" calcext:value-type="float">
            <text:p>0.03160994</text:p>
          </table:table-cell>
          <table:table-cell office:value-type="float" office:value="0.009464553" calcext:value-type="float">
            <text:p>0.009464553</text:p>
          </table:table-cell>
          <table:table-cell office:value-type="float" office:value="0.005489697" calcext:value-type="float">
            <text:p>0.005489697</text:p>
          </table:table-cell>
          <table:table-cell office:value-type="float" office:value="0.01550421" calcext:value-type="float">
            <text:p>0.01550421</text:p>
          </table:table-cell>
          <table:table-cell office:value-type="float" office:value="0.01554956" calcext:value-type="float">
            <text:p>0.01554956</text:p>
          </table:table-cell>
          <table:table-cell office:value-type="float" office:value="0.01627184" calcext:value-type="float">
            <text:p>0.01627184</text:p>
          </table:table-cell>
          <table:table-cell office:value-type="float" office:value="0.01811173" calcext:value-type="float">
            <text:p>0.01811173</text:p>
          </table:table-cell>
          <table:table-cell office:value-type="float" office:value="0.02113813" calcext:value-type="float">
            <text:p>0.02113813</text:p>
          </table:table-cell>
          <table:table-cell office:value-type="float" office:value="0.004764268" calcext:value-type="float">
            <text:p>0.004764268</text:p>
          </table:table-cell>
          <table:table-cell office:value-type="float" office:value="0.004014872" calcext:value-type="float">
            <text:p>0.004014872</text:p>
          </table:table-cell>
          <table:table-cell office:value-type="float" office:value="0" calcext:value-type="float">
            <text:p>0</text:p>
          </table:table-cell>
          <table:table-cell office:value-type="float" office:value="0.009907678" calcext:value-type="float">
            <text:p>0.009907678</text:p>
          </table:table-cell>
          <table:table-cell office:value-type="float" office:value="0.01111695" calcext:value-type="float">
            <text:p>0.01111695</text:p>
          </table:table-cell>
          <table:table-cell office:value-type="float" office:value="0.01207017" calcext:value-type="float">
            <text:p>0.01207017</text:p>
          </table:table-cell>
          <table:table-cell office:value-type="float" office:value="0.01158009" calcext:value-type="float">
            <text:p>0.01158009</text:p>
          </table:table-cell>
          <table:table-cell office:value-type="float" office:value="0.01156844" calcext:value-type="float">
            <text:p>0.01156844</text:p>
          </table:table-cell>
          <table:table-cell office:value-type="float" office:value="0.007070269" calcext:value-type="float">
            <text:p>0.007070269</text:p>
          </table:table-cell>
          <table:table-cell office:value-type="float" office:value="0.009005417" calcext:value-type="float">
            <text:p>0.009005417</text:p>
          </table:table-cell>
          <table:table-cell office:value-type="float" office:value="0.01216692" calcext:value-type="float">
            <text:p>0.01216692</text:p>
          </table:table-cell>
          <table:table-cell office:value-type="float" office:value="0.01767694" calcext:value-type="float">
            <text:p>0.01767694</text:p>
          </table:table-cell>
          <table:table-cell office:value-type="float" office:value="0.04876906" calcext:value-type="float">
            <text:p>0.04876906</text:p>
          </table:table-cell>
          <table:table-cell office:value-type="float" office:value="0.01875321" calcext:value-type="float">
            <text:p>0.01875321</text:p>
          </table:table-cell>
          <table:table-cell office:value-type="float" office:value="0.03896889" calcext:value-type="float">
            <text:p>0.03896889</text:p>
          </table:table-cell>
          <table:table-cell office:value-type="float" office:value="0.3235852" calcext:value-type="float">
            <text:p>0.3235852</text:p>
          </table:table-cell>
          <table:table-cell office:value-type="float" office:value="0.3485972" calcext:value-type="float">
            <text:p>0.3485972</text:p>
          </table:table-cell>
          <table:table-cell office:value-type="float" office:value="0" calcext:value-type="float">
            <text:p>0</text:p>
          </table:table-cell>
          <table:table-cell office:value-type="float" office:value="196.4354" calcext:value-type="float">
            <text:p>196.4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98797" calcext:value-type="float">
            <text:p>8.898797</text:p>
          </table:table-cell>
          <table:table-cell office:value-type="float" office:value="0" calcext:value-type="float">
            <text:p>0</text:p>
          </table:table-cell>
          <table:table-cell office:value-type="float" office:value="-0.1344486" calcext:value-type="float">
            <text:p>-0.134448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26.44511" calcext:value-type="float">
            <text:p>26.44511</text:p>
          </table:table-cell>
          <table:table-cell office:value-type="float" office:value="1094.755" calcext:value-type="float">
            <text:p>1094.755</text:p>
          </table:table-cell>
          <table:table-cell office:value-type="float" office:value="0" calcext:value-type="float">
            <text:p>0</text:p>
          </table:table-cell>
          <table:table-cell office:value-type="float" office:value="-35.77346" calcext:value-type="float">
            <text:p>-35.77346</text:p>
          </table:table-cell>
          <table:table-cell office:value-type="float" office:value="0.2797569" calcext:value-type="float">
            <text:p>0.2797569</text:p>
          </table:table-cell>
          <table:table-cell office:value-type="float" office:value="0.459118" calcext:value-type="float">
            <text:p>0.459118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8184" calcext:value-type="float">
            <text:p>0.000159818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677508" calcext:value-type="float">
            <text:p>-0.02677508</text:p>
          </table:table-cell>
          <table:table-cell office:value-type="float" office:value="-0.0485951" calcext:value-type="float">
            <text:p>-0.0485951</text:p>
          </table:table-cell>
          <table:table-cell office:value-type="float" office:value="0.005697307" calcext:value-type="float">
            <text:p>0.005697307</text:p>
          </table:table-cell>
          <table:table-cell office:value-type="float" office:value="0.01372005" calcext:value-type="float">
            <text:p>0.01372005</text:p>
          </table:table-cell>
          <table:table-cell office:value-type="float" office:value="16.5836" calcext:value-type="float">
            <text:p>16.5836</text:p>
          </table:table-cell>
          <table:table-cell office:value-type="float" office:value="0.07860845" calcext:value-type="float">
            <text:p>0.07860845</text:p>
          </table:table-cell>
          <table:table-cell office:value-type="float" office:value="0.04583658" calcext:value-type="float">
            <text:p>0.04583658</text:p>
          </table:table-cell>
          <table:table-cell office:value-type="float" office:value="0.04265481" calcext:value-type="float">
            <text:p>0.04265481</text:p>
          </table:table-cell>
          <table:table-cell office:value-type="float" office:value="0.02944537" calcext:value-type="float">
            <text:p>0.02944537</text:p>
          </table:table-cell>
          <table:table-cell office:value-type="float" office:value="0.03162205" calcext:value-type="float">
            <text:p>0.03162205</text:p>
          </table:table-cell>
          <table:table-cell office:value-type="float" office:value="0.009418331" calcext:value-type="float">
            <text:p>0.009418331</text:p>
          </table:table-cell>
          <table:table-cell office:value-type="float" office:value="0.005435097" calcext:value-type="float">
            <text:p>0.005435097</text:p>
          </table:table-cell>
          <table:table-cell office:value-type="float" office:value="0.01548632" calcext:value-type="float">
            <text:p>0.01548632</text:p>
          </table:table-cell>
          <table:table-cell office:value-type="float" office:value="0.01553142" calcext:value-type="float">
            <text:p>0.01553142</text:p>
          </table:table-cell>
          <table:table-cell office:value-type="float" office:value="0.01626612" calcext:value-type="float">
            <text:p>0.01626612</text:p>
          </table:table-cell>
          <table:table-cell office:value-type="float" office:value="0.01811139" calcext:value-type="float">
            <text:p>0.01811139</text:p>
          </table:table-cell>
          <table:table-cell office:value-type="float" office:value="0.02119892" calcext:value-type="float">
            <text:p>0.02119892</text:p>
          </table:table-cell>
          <table:table-cell office:value-type="float" office:value="0.004761121" calcext:value-type="float">
            <text:p>0.004761121</text:p>
          </table:table-cell>
          <table:table-cell office:value-type="float" office:value="0.004013087" calcext:value-type="float">
            <text:p>0.004013087</text:p>
          </table:table-cell>
          <table:table-cell office:value-type="float" office:value="0" calcext:value-type="float">
            <text:p>0</text:p>
          </table:table-cell>
          <table:table-cell office:value-type="float" office:value="0.01071197" calcext:value-type="float">
            <text:p>0.01071197</text:p>
          </table:table-cell>
          <table:table-cell office:value-type="float" office:value="0.01047452" calcext:value-type="float">
            <text:p>0.01047452</text:p>
          </table:table-cell>
          <table:table-cell office:value-type="float" office:value="0.01188891" calcext:value-type="float">
            <text:p>0.01188891</text:p>
          </table:table-cell>
          <table:table-cell office:value-type="float" office:value="0.01146169" calcext:value-type="float">
            <text:p>0.01146169</text:p>
          </table:table-cell>
          <table:table-cell office:value-type="float" office:value="0.0114167" calcext:value-type="float">
            <text:p>0.0114167</text:p>
          </table:table-cell>
          <table:table-cell office:value-type="float" office:value="0.006947841" calcext:value-type="float">
            <text:p>0.006947841</text:p>
          </table:table-cell>
          <table:table-cell office:value-type="float" office:value="0.008849606" calcext:value-type="float">
            <text:p>0.008849606</text:p>
          </table:table-cell>
          <table:table-cell office:value-type="float" office:value="0.01214865" calcext:value-type="float">
            <text:p>0.01214865</text:p>
          </table:table-cell>
          <table:table-cell office:value-type="float" office:value="0.01765701" calcext:value-type="float">
            <text:p>0.01765701</text:p>
          </table:table-cell>
          <table:table-cell office:value-type="float" office:value="0.04877126" calcext:value-type="float">
            <text:p>0.04877126</text:p>
          </table:table-cell>
          <table:table-cell office:value-type="float" office:value="0.01877965" calcext:value-type="float">
            <text:p>0.01877965</text:p>
          </table:table-cell>
          <table:table-cell office:value-type="float" office:value="0.04011938" calcext:value-type="float">
            <text:p>0.04011938</text:p>
          </table:table-cell>
          <table:table-cell office:value-type="float" office:value="0.322886" calcext:value-type="float">
            <text:p>0.322886</text:p>
          </table:table-cell>
          <table:table-cell office:value-type="float" office:value="0.3486017" calcext:value-type="float">
            <text:p>0.3486017</text:p>
          </table:table-cell>
          <table:table-cell office:value-type="float" office:value="0" calcext:value-type="float">
            <text:p>0</text:p>
          </table:table-cell>
          <table:table-cell office:value-type="float" office:value="225.06" calcext:value-type="float">
            <text:p>225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771" calcext:value-type="float">
            <text:p>8.9771</text:p>
          </table:table-cell>
          <table:table-cell office:value-type="float" office:value="0" calcext:value-type="float">
            <text:p>0</text:p>
          </table:table-cell>
          <table:table-cell office:value-type="float" office:value="-0.1345499" calcext:value-type="float">
            <text:p>-0.13454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26.44464" calcext:value-type="float">
            <text:p>26.44464</text:p>
          </table:table-cell>
          <table:table-cell office:value-type="float" office:value="1094.753" calcext:value-type="float">
            <text:p>1094.753</text:p>
          </table:table-cell>
          <table:table-cell office:value-type="float" office:value="0" calcext:value-type="float">
            <text:p>0</text:p>
          </table:table-cell>
          <table:table-cell office:value-type="float" office:value="-36.17923" calcext:value-type="float">
            <text:p>-36.17923</text:p>
          </table:table-cell>
          <table:table-cell office:value-type="float" office:value="0.3673236" calcext:value-type="float">
            <text:p>0.3673236</text:p>
          </table:table-cell>
          <table:table-cell office:value-type="float" office:value="0.4594905" calcext:value-type="float">
            <text:p>0.4594905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8184" calcext:value-type="float">
            <text:p>0.0001598184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677508" calcext:value-type="float">
            <text:p>-0.02677508</text:p>
          </table:table-cell>
          <table:table-cell office:value-type="float" office:value="-0.04855129" calcext:value-type="float">
            <text:p>-0.04855129</text:p>
          </table:table-cell>
          <table:table-cell office:value-type="float" office:value="0.005713897" calcext:value-type="float">
            <text:p>0.005713897</text:p>
          </table:table-cell>
          <table:table-cell office:value-type="float" office:value="0.01372464" calcext:value-type="float">
            <text:p>0.01372464</text:p>
          </table:table-cell>
          <table:table-cell office:value-type="float" office:value="16.3795" calcext:value-type="float">
            <text:p>16.3795</text:p>
          </table:table-cell>
          <table:table-cell office:value-type="float" office:value="0.09615562" calcext:value-type="float">
            <text:p>0.09615562</text:p>
          </table:table-cell>
          <table:table-cell office:value-type="float" office:value="0.0487536" calcext:value-type="float">
            <text:p>0.0487536</text:p>
          </table:table-cell>
          <table:table-cell office:value-type="float" office:value="0.04389668" calcext:value-type="float">
            <text:p>0.04389668</text:p>
          </table:table-cell>
          <table:table-cell office:value-type="float" office:value="0.03005758" calcext:value-type="float">
            <text:p>0.03005758</text:p>
          </table:table-cell>
          <table:table-cell office:value-type="float" office:value="0.03222827" calcext:value-type="float">
            <text:p>0.03222827</text:p>
          </table:table-cell>
          <table:table-cell office:value-type="float" office:value="0.009461129" calcext:value-type="float">
            <text:p>0.009461129</text:p>
          </table:table-cell>
          <table:table-cell office:value-type="float" office:value="0.00539637" calcext:value-type="float">
            <text:p>0.00539637</text:p>
          </table:table-cell>
          <table:table-cell office:value-type="float" office:value="0.01546751" calcext:value-type="float">
            <text:p>0.01546751</text:p>
          </table:table-cell>
          <table:table-cell office:value-type="float" office:value="0.01551168" calcext:value-type="float">
            <text:p>0.01551168</text:p>
          </table:table-cell>
          <table:table-cell office:value-type="float" office:value="0.01625852" calcext:value-type="float">
            <text:p>0.01625852</text:p>
          </table:table-cell>
          <table:table-cell office:value-type="float" office:value="0.01811442" calcext:value-type="float">
            <text:p>0.01811442</text:p>
          </table:table-cell>
          <table:table-cell office:value-type="float" office:value="0.02125883" calcext:value-type="float">
            <text:p>0.02125883</text:p>
          </table:table-cell>
          <table:table-cell office:value-type="float" office:value="0.004757974" calcext:value-type="float">
            <text:p>0.004757974</text:p>
          </table:table-cell>
          <table:table-cell office:value-type="float" office:value="0.004011299" calcext:value-type="float">
            <text:p>0.004011299</text:p>
          </table:table-cell>
          <table:table-cell office:value-type="float" office:value="0" calcext:value-type="float">
            <text:p>0</text:p>
          </table:table-cell>
          <table:table-cell office:value-type="float" office:value="0.01235846" calcext:value-type="float">
            <text:p>0.01235846</text:p>
          </table:table-cell>
          <table:table-cell office:value-type="float" office:value="0.01034325" calcext:value-type="float">
            <text:p>0.01034325</text:p>
          </table:table-cell>
          <table:table-cell office:value-type="float" office:value="0.01173938" calcext:value-type="float">
            <text:p>0.01173938</text:p>
          </table:table-cell>
          <table:table-cell office:value-type="float" office:value="0.01126242" calcext:value-type="float">
            <text:p>0.01126242</text:p>
          </table:table-cell>
          <table:table-cell office:value-type="float" office:value="0.01121732" calcext:value-type="float">
            <text:p>0.01121732</text:p>
          </table:table-cell>
          <table:table-cell office:value-type="float" office:value="0.0067284" calcext:value-type="float">
            <text:p>0.0067284</text:p>
          </table:table-cell>
          <table:table-cell office:value-type="float" office:value="0.008686669" calcext:value-type="float">
            <text:p>0.008686669</text:p>
          </table:table-cell>
          <table:table-cell office:value-type="float" office:value="0.01211694" calcext:value-type="float">
            <text:p>0.01211694</text:p>
          </table:table-cell>
          <table:table-cell office:value-type="float" office:value="0.01763307" calcext:value-type="float">
            <text:p>0.01763307</text:p>
          </table:table-cell>
          <table:table-cell office:value-type="float" office:value="0.04877631" calcext:value-type="float">
            <text:p>0.04877631</text:p>
          </table:table-cell>
          <table:table-cell office:value-type="float" office:value="0.01881605" calcext:value-type="float">
            <text:p>0.01881605</text:p>
          </table:table-cell>
          <table:table-cell office:value-type="float" office:value="0.04125713" calcext:value-type="float">
            <text:p>0.04125713</text:p>
          </table:table-cell>
          <table:table-cell office:value-type="float" office:value="0.3221806" calcext:value-type="float">
            <text:p>0.3221806</text:p>
          </table:table-cell>
          <table:table-cell office:value-type="float" office:value="0.3486063" calcext:value-type="float">
            <text:p>0.3486063</text:p>
          </table:table-cell>
          <table:table-cell office:value-type="float" office:value="0" calcext:value-type="float">
            <text:p>0</text:p>
          </table:table-cell>
          <table:table-cell office:value-type="float" office:value="311.1496" calcext:value-type="float">
            <text:p>311.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19066" calcext:value-type="float">
            <text:p>9.119066</text:p>
          </table:table-cell>
          <table:table-cell office:value-type="float" office:value="0" calcext:value-type="float">
            <text:p>0</text:p>
          </table:table-cell>
          <table:table-cell office:value-type="float" office:value="-0.1346392" calcext:value-type="float">
            <text:p>-0.134639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26.43049" calcext:value-type="float">
            <text:p>26.43049</text:p>
          </table:table-cell>
          <table:table-cell office:value-type="float" office:value="1094.75" calcext:value-type="float">
            <text:p>1094.75</text:p>
          </table:table-cell>
          <table:table-cell office:value-type="float" office:value="0" calcext:value-type="float">
            <text:p>0</text:p>
          </table:table-cell>
          <table:table-cell office:value-type="float" office:value="-36.60704" calcext:value-type="float">
            <text:p>-36.60704</text:p>
          </table:table-cell>
          <table:table-cell office:value-type="float" office:value="0.452776" calcext:value-type="float">
            <text:p>0.452776</text:p>
          </table:table-cell>
          <table:table-cell office:value-type="float" office:value="0.4626507" calcext:value-type="float">
            <text:p>0.4626507</text:p>
          </table:table-cell>
          <table:table-cell office:value-type="float" office:value="0.03149074" calcext:value-type="float">
            <text:p>0.03149074</text:p>
          </table:table-cell>
          <table:table-cell office:value-type="float" office:value="0.0001598231" calcext:value-type="float">
            <text:p>0.0001598231</text:p>
          </table:table-cell>
          <table:table-cell office:value-type="float" office:value="0.2579867" calcext:value-type="float">
            <text:p>0.2579867</text:p>
          </table:table-cell>
          <table:table-cell office:value-type="float" office:value="-0.02677507" calcext:value-type="float">
            <text:p>-0.02677507</text:p>
          </table:table-cell>
          <table:table-cell office:value-type="float" office:value="-0.04851164" calcext:value-type="float">
            <text:p>-0.04851164</text:p>
          </table:table-cell>
          <table:table-cell office:value-type="float" office:value="0.005729237" calcext:value-type="float">
            <text:p>0.005729237</text:p>
          </table:table-cell>
          <table:table-cell office:value-type="float" office:value="0.01372861" calcext:value-type="float">
            <text:p>0.01372861</text:p>
          </table:table-cell>
          <table:table-cell office:value-type="float" office:value="16.18144" calcext:value-type="float">
            <text:p>16.18144</text:p>
          </table:table-cell>
          <table:table-cell office:value-type="float" office:value="0.8793593" calcext:value-type="float">
            <text:p>0.8793593</text:p>
          </table:table-cell>
          <table:table-cell office:value-type="float" office:value="0.06336506" calcext:value-type="float">
            <text:p>0.06336506</text:p>
          </table:table-cell>
          <table:table-cell office:value-type="float" office:value="0.0451073" calcext:value-type="float">
            <text:p>0.0451073</text:p>
          </table:table-cell>
          <table:table-cell office:value-type="float" office:value="0.03075334" calcext:value-type="float">
            <text:p>0.03075334</text:p>
          </table:table-cell>
          <table:table-cell office:value-type="float" office:value="0.03296915" calcext:value-type="float">
            <text:p>0.03296915</text:p>
          </table:table-cell>
          <table:table-cell office:value-type="float" office:value="0.009539408" calcext:value-type="float">
            <text:p>0.009539408</text:p>
          </table:table-cell>
          <table:table-cell office:value-type="float" office:value="0.005373333" calcext:value-type="float">
            <text:p>0.005373333</text:p>
          </table:table-cell>
          <table:table-cell office:value-type="float" office:value="0.01544913" calcext:value-type="float">
            <text:p>0.01544913</text:p>
          </table:table-cell>
          <table:table-cell office:value-type="float" office:value="0.01549173" calcext:value-type="float">
            <text:p>0.01549173</text:p>
          </table:table-cell>
          <table:table-cell office:value-type="float" office:value="0.01624954" calcext:value-type="float">
            <text:p>0.01624954</text:p>
          </table:table-cell>
          <table:table-cell office:value-type="float" office:value="0.01812495" calcext:value-type="float">
            <text:p>0.01812495</text:p>
          </table:table-cell>
          <table:table-cell office:value-type="float" office:value="0.02131827" calcext:value-type="float">
            <text:p>0.02131827</text:p>
          </table:table-cell>
          <table:table-cell office:value-type="float" office:value="0.00475483" calcext:value-type="float">
            <text:p>0.00475483</text:p>
          </table:table-cell>
          <table:table-cell office:value-type="float" office:value="0.004009511" calcext:value-type="float">
            <text:p>0.004009511</text:p>
          </table:table-cell>
          <table:table-cell office:value-type="float" office:value="0" calcext:value-type="float">
            <text:p>0</text:p>
          </table:table-cell>
          <table:table-cell office:value-type="float" office:value="0.1634863" calcext:value-type="float">
            <text:p>0.1634863</text:p>
          </table:table-cell>
          <table:table-cell office:value-type="float" office:value="0.01266928" calcext:value-type="float">
            <text:p>0.01266928</text:p>
          </table:table-cell>
          <table:table-cell office:value-type="float" office:value="0.01173546" calcext:value-type="float">
            <text:p>0.01173546</text:p>
          </table:table-cell>
          <table:table-cell office:value-type="float" office:value="0.01116056" calcext:value-type="float">
            <text:p>0.01116056</text:p>
          </table:table-cell>
          <table:table-cell office:value-type="float" office:value="0.01112125" calcext:value-type="float">
            <text:p>0.01112125</text:p>
          </table:table-cell>
          <table:table-cell office:value-type="float" office:value="0.006509449" calcext:value-type="float">
            <text:p>0.006509449</text:p>
          </table:table-cell>
          <table:table-cell office:value-type="float" office:value="0.008542337" calcext:value-type="float">
            <text:p>0.008542337</text:p>
          </table:table-cell>
          <table:table-cell office:value-type="float" office:value="0.01207611" calcext:value-type="float">
            <text:p>0.01207611</text:p>
          </table:table-cell>
          <table:table-cell office:value-type="float" office:value="0.017607" calcext:value-type="float">
            <text:p>0.017607</text:p>
          </table:table-cell>
          <table:table-cell office:value-type="float" office:value="0.04878045" calcext:value-type="float">
            <text:p>0.04878045</text:p>
          </table:table-cell>
          <table:table-cell office:value-type="float" office:value="0.01886277" calcext:value-type="float">
            <text:p>0.01886277</text:p>
          </table:table-cell>
          <table:table-cell office:value-type="float" office:value="0.04238881" calcext:value-type="float">
            <text:p>0.04238881</text:p>
          </table:table-cell>
          <table:table-cell office:value-type="float" office:value="0.3214652" calcext:value-type="float">
            <text:p>0.3214652</text:p>
          </table:table-cell>
          <table:table-cell office:value-type="float" office:value="0.3486108" calcext:value-type="float">
            <text:p>0.3486108</text:p>
          </table:table-cell>
          <table:table-cell office:value-type="float" office:value="0" calcext:value-type="float">
            <text:p>0</text:p>
          </table:table-cell>
          <table:table-cell office:value-type="float" office:value="386.6826" calcext:value-type="float">
            <text:p>386.6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60436" calcext:value-type="float">
            <text:p>9.260436</text:p>
          </table:table-cell>
          <table:table-cell office:value-type="float" office:value="0" calcext:value-type="float">
            <text:p>0</text:p>
          </table:table-cell>
          <table:table-cell office:value-type="float" office:value="-0.1347285" calcext:value-type="float">
            <text:p>-0.134728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26.46877" calcext:value-type="float">
            <text:p>26.46877</text:p>
          </table:table-cell>
          <table:table-cell office:value-type="float" office:value="1094.799" calcext:value-type="float">
            <text:p>1094.799</text:p>
          </table:table-cell>
          <table:table-cell office:value-type="float" office:value="0" calcext:value-type="float">
            <text:p>0</text:p>
          </table:table-cell>
          <table:table-cell office:value-type="float" office:value="-36.76668" calcext:value-type="float">
            <text:p>-36.76668</text:p>
          </table:table-cell>
          <table:table-cell office:value-type="float" office:value="0.3581069" calcext:value-type="float">
            <text:p>0.3581069</text:p>
          </table:table-cell>
          <table:table-cell office:value-type="float" office:value="0.4613161" calcext:value-type="float">
            <text:p>0.4613161</text:p>
          </table:table-cell>
          <table:table-cell office:value-type="float" office:value="0.03919722" calcext:value-type="float">
            <text:p>0.03919722</text:p>
          </table:table-cell>
          <table:table-cell office:value-type="float" office:value="0.0001948289" calcext:value-type="float">
            <text:p>0.0001948289</text:p>
          </table:table-cell>
          <table:table-cell office:value-type="float" office:value="0.2692549" calcext:value-type="float">
            <text:p>0.2692549</text:p>
          </table:table-cell>
          <table:table-cell office:value-type="float" office:value="-0.02675164" calcext:value-type="float">
            <text:p>-0.02675164</text:p>
          </table:table-cell>
          <table:table-cell office:value-type="float" office:value="-0.04870526" calcext:value-type="float">
            <text:p>-0.04870526</text:p>
          </table:table-cell>
          <table:table-cell office:value-type="float" office:value="0.00573986" calcext:value-type="float">
            <text:p>0.00573986</text:p>
          </table:table-cell>
          <table:table-cell office:value-type="float" office:value="0.01438667" calcext:value-type="float">
            <text:p>0.01438667</text:p>
          </table:table-cell>
          <table:table-cell office:value-type="float" office:value="16.55811" calcext:value-type="float">
            <text:p>16.55811</text:p>
          </table:table-cell>
          <table:table-cell office:value-type="float" office:value="0.1247839" calcext:value-type="float">
            <text:p>0.1247839</text:p>
          </table:table-cell>
          <table:table-cell office:value-type="float" office:value="0.05751383" calcext:value-type="float">
            <text:p>0.05751383</text:p>
          </table:table-cell>
          <table:table-cell office:value-type="float" office:value="0.04275072" calcext:value-type="float">
            <text:p>0.04275072</text:p>
          </table:table-cell>
          <table:table-cell office:value-type="float" office:value="0.02934054" calcext:value-type="float">
            <text:p>0.02934054</text:p>
          </table:table-cell>
          <table:table-cell office:value-type="float" office:value="0.03237676" calcext:value-type="float">
            <text:p>0.03237676</text:p>
          </table:table-cell>
          <table:table-cell office:value-type="float" office:value="0.009515816" calcext:value-type="float">
            <text:p>0.009515816</text:p>
          </table:table-cell>
          <table:table-cell office:value-type="float" office:value="0.00595437" calcext:value-type="float">
            <text:p>0.00595437</text:p>
          </table:table-cell>
          <table:table-cell office:value-type="float" office:value="0.01544212" calcext:value-type="float">
            <text:p>0.01544212</text:p>
          </table:table-cell>
          <table:table-cell office:value-type="float" office:value="0.01547317" calcext:value-type="float">
            <text:p>0.01547317</text:p>
          </table:table-cell>
          <table:table-cell office:value-type="float" office:value="0.01624138" calcext:value-type="float">
            <text:p>0.01624138</text:p>
          </table:table-cell>
          <table:table-cell office:value-type="float" office:value="0.01813333" calcext:value-type="float">
            <text:p>0.01813333</text:p>
          </table:table-cell>
          <table:table-cell office:value-type="float" office:value="0.02138157" calcext:value-type="float">
            <text:p>0.02138157</text:p>
          </table:table-cell>
          <table:table-cell office:value-type="float" office:value="0.0047517" calcext:value-type="float">
            <text:p>0.0047517</text:p>
          </table:table-cell>
          <table:table-cell office:value-type="float" office:value="0.004007711" calcext:value-type="float">
            <text:p>0.004007711</text:p>
          </table:table-cell>
          <table:table-cell office:value-type="float" office:value="0" calcext:value-type="float">
            <text:p>0</text:p>
          </table:table-cell>
          <table:table-cell office:value-type="float" office:value="0.04373589" calcext:value-type="float">
            <text:p>0.04373589</text:p>
          </table:table-cell>
          <table:table-cell office:value-type="float" office:value="0.0196837" calcext:value-type="float">
            <text:p>0.0196837</text:p>
          </table:table-cell>
          <table:table-cell office:value-type="float" office:value="0.0130967" calcext:value-type="float">
            <text:p>0.0130967</text:p>
          </table:table-cell>
          <table:table-cell office:value-type="float" office:value="0.0123417" calcext:value-type="float">
            <text:p>0.0123417</text:p>
          </table:table-cell>
          <table:table-cell office:value-type="float" office:value="0.01139568" calcext:value-type="float">
            <text:p>0.01139568</text:p>
          </table:table-cell>
          <table:table-cell office:value-type="float" office:value="0.006519263" calcext:value-type="float">
            <text:p>0.006519263</text:p>
          </table:table-cell>
          <table:table-cell office:value-type="float" office:value="0.01040788" calcext:value-type="float">
            <text:p>0.01040788</text:p>
          </table:table-cell>
          <table:table-cell office:value-type="float" office:value="0.01207449" calcext:value-type="float">
            <text:p>0.01207449</text:p>
          </table:table-cell>
          <table:table-cell office:value-type="float" office:value="0.01753923" calcext:value-type="float">
            <text:p>0.01753923</text:p>
          </table:table-cell>
          <table:table-cell office:value-type="float" office:value="0.04872124" calcext:value-type="float">
            <text:p>0.04872124</text:p>
          </table:table-cell>
          <table:table-cell office:value-type="float" office:value="0.01887796" calcext:value-type="float">
            <text:p>0.01887796</text:p>
          </table:table-cell>
          <table:table-cell office:value-type="float" office:value="0.04342788" calcext:value-type="float">
            <text:p>0.04342788</text:p>
          </table:table-cell>
          <table:table-cell office:value-type="float" office:value="0.3207533" calcext:value-type="float">
            <text:p>0.3207533</text:p>
          </table:table-cell>
          <table:table-cell office:value-type="float" office:value="0.3486155" calcext:value-type="float">
            <text:p>0.3486155</text:p>
          </table:table-cell>
          <table:table-cell office:value-type="float" office:value="0" calcext:value-type="float">
            <text:p>0</text:p>
          </table:table-cell>
          <table:table-cell office:value-type="float" office:value="304.1548" calcext:value-type="float">
            <text:p>304.1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9584" calcext:value-type="float">
            <text:p>9.219584</text:p>
          </table:table-cell>
          <table:table-cell office:value-type="float" office:value="0" calcext:value-type="float">
            <text:p>0</text:p>
          </table:table-cell>
          <table:table-cell office:value-type="float" office:value="-0.1368705" calcext:value-type="float">
            <text:p>-0.13687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26.4803" calcext:value-type="float">
            <text:p>26.4803</text:p>
          </table:table-cell>
          <table:table-cell office:value-type="float" office:value="1094.854" calcext:value-type="float">
            <text:p>1094.854</text:p>
          </table:table-cell>
          <table:table-cell office:value-type="float" office:value="0" calcext:value-type="float">
            <text:p>0</text:p>
          </table:table-cell>
          <table:table-cell office:value-type="float" office:value="-36.76167" calcext:value-type="float">
            <text:p>-36.76167</text:p>
          </table:table-cell>
          <table:table-cell office:value-type="float" office:value="0.2989196" calcext:value-type="float">
            <text:p>0.2989196</text:p>
          </table:table-cell>
          <table:table-cell office:value-type="float" office:value="0.4621381" calcext:value-type="float">
            <text:p>0.4621381</text:p>
          </table:table-cell>
          <table:table-cell office:value-type="float" office:value="0.03919722" calcext:value-type="float">
            <text:p>0.03919722</text:p>
          </table:table-cell>
          <table:table-cell office:value-type="float" office:value="0.0001948685" calcext:value-type="float">
            <text:p>0.0001948685</text:p>
          </table:table-cell>
          <table:table-cell office:value-type="float" office:value="0.2692549" calcext:value-type="float">
            <text:p>0.2692549</text:p>
          </table:table-cell>
          <table:table-cell office:value-type="float" office:value="-0.02741891" calcext:value-type="float">
            <text:p>-0.02741891</text:p>
          </table:table-cell>
          <table:table-cell office:value-type="float" office:value="-0.04869965" calcext:value-type="float">
            <text:p>-0.04869965</text:p>
          </table:table-cell>
          <table:table-cell office:value-type="float" office:value="0.005752204" calcext:value-type="float">
            <text:p>0.005752204</text:p>
          </table:table-cell>
          <table:table-cell office:value-type="float" office:value="0.01495421" calcext:value-type="float">
            <text:p>0.01495421</text:p>
          </table:table-cell>
          <table:table-cell office:value-type="float" office:value="16.85641" calcext:value-type="float">
            <text:p>16.85641</text:p>
          </table:table-cell>
          <table:table-cell office:value-type="float" office:value="0.0760486" calcext:value-type="float">
            <text:p>0.0760486</text:p>
          </table:table-cell>
          <table:table-cell office:value-type="float" office:value="0.04589851" calcext:value-type="float">
            <text:p>0.04589851</text:p>
          </table:table-cell>
          <table:table-cell office:value-type="float" office:value="0.03878731" calcext:value-type="float">
            <text:p>0.03878731</text:p>
          </table:table-cell>
          <table:table-cell office:value-type="float" office:value="0.02780091" calcext:value-type="float">
            <text:p>0.02780091</text:p>
          </table:table-cell>
          <table:table-cell office:value-type="float" office:value="0.03099836" calcext:value-type="float">
            <text:p>0.03099836</text:p>
          </table:table-cell>
          <table:table-cell office:value-type="float" office:value="0.009370148" calcext:value-type="float">
            <text:p>0.009370148</text:p>
          </table:table-cell>
          <table:table-cell office:value-type="float" office:value="0.006052917" calcext:value-type="float">
            <text:p>0.006052917</text:p>
          </table:table-cell>
          <table:table-cell office:value-type="float" office:value="0.0154341" calcext:value-type="float">
            <text:p>0.0154341</text:p>
          </table:table-cell>
          <table:table-cell office:value-type="float" office:value="0.01545772" calcext:value-type="float">
            <text:p>0.01545772</text:p>
          </table:table-cell>
          <table:table-cell office:value-type="float" office:value="0.01623456" calcext:value-type="float">
            <text:p>0.01623456</text:p>
          </table:table-cell>
          <table:table-cell office:value-type="float" office:value="0.01812872" calcext:value-type="float">
            <text:p>0.01812872</text:p>
          </table:table-cell>
          <table:table-cell office:value-type="float" office:value="0.02145037" calcext:value-type="float">
            <text:p>0.02145037</text:p>
          </table:table-cell>
          <table:table-cell office:value-type="float" office:value="0.004758394" calcext:value-type="float">
            <text:p>0.004758394</text:p>
          </table:table-cell>
          <table:table-cell office:value-type="float" office:value="0.003995959" calcext:value-type="float">
            <text:p>0.003995959</text:p>
          </table:table-cell>
          <table:table-cell office:value-type="float" office:value="0" calcext:value-type="float">
            <text:p>0</text:p>
          </table:table-cell>
          <table:table-cell office:value-type="float" office:value="0.02123567" calcext:value-type="float">
            <text:p>0.02123567</text:p>
          </table:table-cell>
          <table:table-cell office:value-type="float" office:value="0.02005749" calcext:value-type="float">
            <text:p>0.02005749</text:p>
          </table:table-cell>
          <table:table-cell office:value-type="float" office:value="0.02342483" calcext:value-type="float">
            <text:p>0.02342483</text:p>
          </table:table-cell>
          <table:table-cell office:value-type="float" office:value="0.01275559" calcext:value-type="float">
            <text:p>0.01275559</text:p>
          </table:table-cell>
          <table:table-cell office:value-type="float" office:value="0.01172413" calcext:value-type="float">
            <text:p>0.01172413</text:p>
          </table:table-cell>
          <table:table-cell office:value-type="float" office:value="0.006669654" calcext:value-type="float">
            <text:p>0.006669654</text:p>
          </table:table-cell>
          <table:table-cell office:value-type="float" office:value="0.01068337" calcext:value-type="float">
            <text:p>0.01068337</text:p>
          </table:table-cell>
          <table:table-cell office:value-type="float" office:value="0.01208176" calcext:value-type="float">
            <text:p>0.01208176</text:p>
          </table:table-cell>
          <table:table-cell office:value-type="float" office:value="0.01751395" calcext:value-type="float">
            <text:p>0.01751395</text:p>
          </table:table-cell>
          <table:table-cell office:value-type="float" office:value="0.04867113" calcext:value-type="float">
            <text:p>0.04867113</text:p>
          </table:table-cell>
          <table:table-cell office:value-type="float" office:value="0.01888959" calcext:value-type="float">
            <text:p>0.01888959</text:p>
          </table:table-cell>
          <table:table-cell office:value-type="float" office:value="0.04447135" calcext:value-type="float">
            <text:p>0.04447135</text:p>
          </table:table-cell>
          <table:table-cell office:value-type="float" office:value="0.3244564" calcext:value-type="float">
            <text:p>0.3244564</text:p>
          </table:table-cell>
          <table:table-cell office:value-type="float" office:value="0.3451918" calcext:value-type="float">
            <text:p>0.3451918</text:p>
          </table:table-cell>
          <table:table-cell office:value-type="float" office:value="0" calcext:value-type="float">
            <text:p>0</text:p>
          </table:table-cell>
          <table:table-cell office:value-type="float" office:value="248.6196" calcext:value-type="float">
            <text:p>248.6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5759" calcext:value-type="float">
            <text:p>9.195759</text:p>
          </table:table-cell>
          <table:table-cell office:value-type="float" office:value="0" calcext:value-type="float">
            <text:p>0</text:p>
          </table:table-cell>
          <table:table-cell office:value-type="float" office:value="-0.1380655" calcext:value-type="float">
            <text:p>-0.13806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26.47996" calcext:value-type="float">
            <text:p>26.47996</text:p>
          </table:table-cell>
          <table:table-cell office:value-type="float" office:value="1094.899" calcext:value-type="float">
            <text:p>1094.899</text:p>
          </table:table-cell>
          <table:table-cell office:value-type="float" office:value="0" calcext:value-type="float">
            <text:p>0</text:p>
          </table:table-cell>
          <table:table-cell office:value-type="float" office:value="-36.75962" calcext:value-type="float">
            <text:p>-36.75962</text:p>
          </table:table-cell>
          <table:table-cell office:value-type="float" office:value="0.2531634" calcext:value-type="float">
            <text:p>0.2531634</text:p>
          </table:table-cell>
          <table:table-cell office:value-type="float" office:value="0.4629436" calcext:value-type="float">
            <text:p>0.4629436</text:p>
          </table:table-cell>
          <table:table-cell office:value-type="float" office:value="0.03919722" calcext:value-type="float">
            <text:p>0.03919722</text:p>
          </table:table-cell>
          <table:table-cell office:value-type="float" office:value="0.0001948685" calcext:value-type="float">
            <text:p>0.0001948685</text:p>
          </table:table-cell>
          <table:table-cell office:value-type="float" office:value="0.2692549" calcext:value-type="float">
            <text:p>0.2692549</text:p>
          </table:table-cell>
          <table:table-cell office:value-type="float" office:value="-0.02822658" calcext:value-type="float">
            <text:p>-0.02822658</text:p>
          </table:table-cell>
          <table:table-cell office:value-type="float" office:value="-0.04865952" calcext:value-type="float">
            <text:p>-0.04865952</text:p>
          </table:table-cell>
          <table:table-cell office:value-type="float" office:value="0.005765747" calcext:value-type="float">
            <text:p>0.005765747</text:p>
          </table:table-cell>
          <table:table-cell office:value-type="float" office:value="0.01544939" calcext:value-type="float">
            <text:p>0.01544939</text:p>
          </table:table-cell>
          <table:table-cell office:value-type="float" office:value="17.09094" calcext:value-type="float">
            <text:p>17.09094</text:p>
          </table:table-cell>
          <table:table-cell office:value-type="float" office:value="0.05829895" calcext:value-type="float">
            <text:p>0.05829895</text:p>
          </table:table-cell>
          <table:table-cell office:value-type="float" office:value="0.0410085" calcext:value-type="float">
            <text:p>0.0410085</text:p>
          </table:table-cell>
          <table:table-cell office:value-type="float" office:value="0.03620939" calcext:value-type="float">
            <text:p>0.03620939</text:p>
          </table:table-cell>
          <table:table-cell office:value-type="float" office:value="0.0264774" calcext:value-type="float">
            <text:p>0.0264774</text:p>
          </table:table-cell>
          <table:table-cell office:value-type="float" office:value="0.02965527" calcext:value-type="float">
            <text:p>0.02965527</text:p>
          </table:table-cell>
          <table:table-cell office:value-type="float" office:value="0.009216756" calcext:value-type="float">
            <text:p>0.009216756</text:p>
          </table:table-cell>
          <table:table-cell office:value-type="float" office:value="0.006060241" calcext:value-type="float">
            <text:p>0.006060241</text:p>
          </table:table-cell>
          <table:table-cell office:value-type="float" office:value="0.01542718" calcext:value-type="float">
            <text:p>0.01542718</text:p>
          </table:table-cell>
          <table:table-cell office:value-type="float" office:value="0.01544776" calcext:value-type="float">
            <text:p>0.01544776</text:p>
          </table:table-cell>
          <table:table-cell office:value-type="float" office:value="0.01623222" calcext:value-type="float">
            <text:p>0.01623222</text:p>
          </table:table-cell>
          <table:table-cell office:value-type="float" office:value="0.01812108" calcext:value-type="float">
            <text:p>0.01812108</text:p>
          </table:table-cell>
          <table:table-cell office:value-type="float" office:value="0.0215218" calcext:value-type="float">
            <text:p>0.0215218</text:p>
          </table:table-cell>
          <table:table-cell office:value-type="float" office:value="0.00475322" calcext:value-type="float">
            <text:p>0.00475322</text:p>
          </table:table-cell>
          <table:table-cell office:value-type="float" office:value="0.003996193" calcext:value-type="float">
            <text:p>0.003996193</text:p>
          </table:table-cell>
          <table:table-cell office:value-type="float" office:value="0" calcext:value-type="float">
            <text:p>0</text:p>
          </table:table-cell>
          <table:table-cell office:value-type="float" office:value="0.02000319" calcext:value-type="float">
            <text:p>0.02000319</text:p>
          </table:table-cell>
          <table:table-cell office:value-type="float" office:value="0.01939043" calcext:value-type="float">
            <text:p>0.01939043</text:p>
          </table:table-cell>
          <table:table-cell office:value-type="float" office:value="0.02226487" calcext:value-type="float">
            <text:p>0.02226487</text:p>
          </table:table-cell>
          <table:table-cell office:value-type="float" office:value="0.01314629" calcext:value-type="float">
            <text:p>0.01314629</text:p>
          </table:table-cell>
          <table:table-cell office:value-type="float" office:value="0.01201959" calcext:value-type="float">
            <text:p>0.01201959</text:p>
          </table:table-cell>
          <table:table-cell office:value-type="float" office:value="0.006844783" calcext:value-type="float">
            <text:p>0.006844783</text:p>
          </table:table-cell>
          <table:table-cell office:value-type="float" office:value="0.01068264" calcext:value-type="float">
            <text:p>0.01068264</text:p>
          </table:table-cell>
          <table:table-cell office:value-type="float" office:value="0.01209672" calcext:value-type="float">
            <text:p>0.01209672</text:p>
          </table:table-cell>
          <table:table-cell office:value-type="float" office:value="0.01751876" calcext:value-type="float">
            <text:p>0.01751876</text:p>
          </table:table-cell>
          <table:table-cell office:value-type="float" office:value="0.0486731" calcext:value-type="float">
            <text:p>0.0486731</text:p>
          </table:table-cell>
          <table:table-cell office:value-type="float" office:value="0.01890664" calcext:value-type="float">
            <text:p>0.01890664</text:p>
          </table:table-cell>
          <table:table-cell office:value-type="float" office:value="0.04538016" calcext:value-type="float">
            <text:p>0.04538016</text:p>
          </table:table-cell>
          <table:table-cell office:value-type="float" office:value="0.32287" calcext:value-type="float">
            <text:p>0.32287</text:p>
          </table:table-cell>
          <table:table-cell office:value-type="float" office:value="0.3473568" calcext:value-type="float">
            <text:p>0.3473568</text:p>
          </table:table-cell>
          <table:table-cell office:value-type="float" office:value="0" calcext:value-type="float">
            <text:p>0</text:p>
          </table:table-cell>
          <table:table-cell office:value-type="float" office:value="204.5717" calcext:value-type="float">
            <text:p>204.5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89409" calcext:value-type="float">
            <text:p>9.189409</text:p>
          </table:table-cell>
          <table:table-cell office:value-type="float" office:value="0" calcext:value-type="float">
            <text:p>0</text:p>
          </table:table-cell>
          <table:table-cell office:value-type="float" office:value="-0.1383163" calcext:value-type="float">
            <text:p>-0.13831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26.4592" calcext:value-type="float">
            <text:p>26.4592</text:p>
          </table:table-cell>
          <table:table-cell office:value-type="float" office:value="1094.953" calcext:value-type="float">
            <text:p>1094.953</text:p>
          </table:table-cell>
          <table:table-cell office:value-type="float" office:value="0" calcext:value-type="float">
            <text:p>0</text:p>
          </table:table-cell>
          <table:table-cell office:value-type="float" office:value="-36.75827" calcext:value-type="float">
            <text:p>-36.75827</text:p>
          </table:table-cell>
          <table:table-cell office:value-type="float" office:value="0.2176984" calcext:value-type="float">
            <text:p>0.2176984</text:p>
          </table:table-cell>
          <table:table-cell office:value-type="float" office:value="0.463071" calcext:value-type="float">
            <text:p>0.463071</text:p>
          </table:table-cell>
          <table:table-cell office:value-type="float" office:value="0.03919722" calcext:value-type="float">
            <text:p>0.03919722</text:p>
          </table:table-cell>
          <table:table-cell office:value-type="float" office:value="0.0001948685" calcext:value-type="float">
            <text:p>0.0001948685</text:p>
          </table:table-cell>
          <table:table-cell office:value-type="float" office:value="0.2692549" calcext:value-type="float">
            <text:p>0.2692549</text:p>
          </table:table-cell>
          <table:table-cell office:value-type="float" office:value="-0.02853264" calcext:value-type="float">
            <text:p>-0.02853264</text:p>
          </table:table-cell>
          <table:table-cell office:value-type="float" office:value="-0.0486083" calcext:value-type="float">
            <text:p>-0.0486083</text:p>
          </table:table-cell>
          <table:table-cell office:value-type="float" office:value="0.005779947" calcext:value-type="float">
            <text:p>0.005779947</text:p>
          </table:table-cell>
          <table:table-cell office:value-type="float" office:value="0.01600423" calcext:value-type="float">
            <text:p>0.01600423</text:p>
          </table:table-cell>
          <table:table-cell office:value-type="float" office:value="17.32883" calcext:value-type="float">
            <text:p>17.32883</text:p>
          </table:table-cell>
          <table:table-cell office:value-type="float" office:value="0.04882653" calcext:value-type="float">
            <text:p>0.04882653</text:p>
          </table:table-cell>
          <table:table-cell office:value-type="float" office:value="0.03875875" calcext:value-type="float">
            <text:p>0.03875875</text:p>
          </table:table-cell>
          <table:table-cell office:value-type="float" office:value="0.03491588" calcext:value-type="float">
            <text:p>0.03491588</text:p>
          </table:table-cell>
          <table:table-cell office:value-type="float" office:value="0.02548065" calcext:value-type="float">
            <text:p>0.02548065</text:p>
          </table:table-cell>
          <table:table-cell office:value-type="float" office:value="0.02840655" calcext:value-type="float">
            <text:p>0.02840655</text:p>
          </table:table-cell>
          <table:table-cell office:value-type="float" office:value="0.009048757" calcext:value-type="float">
            <text:p>0.009048757</text:p>
          </table:table-cell>
          <table:table-cell office:value-type="float" office:value="0.006032016" calcext:value-type="float">
            <text:p>0.006032016</text:p>
          </table:table-cell>
          <table:table-cell office:value-type="float" office:value="0.01542082" calcext:value-type="float">
            <text:p>0.01542082</text:p>
          </table:table-cell>
          <table:table-cell office:value-type="float" office:value="0.01544203" calcext:value-type="float">
            <text:p>0.01544203</text:p>
          </table:table-cell>
          <table:table-cell office:value-type="float" office:value="0.01623418" calcext:value-type="float">
            <text:p>0.01623418</text:p>
          </table:table-cell>
          <table:table-cell office:value-type="float" office:value="0.01811095" calcext:value-type="float">
            <text:p>0.01811095</text:p>
          </table:table-cell>
          <table:table-cell office:value-type="float" office:value="0.02159564" calcext:value-type="float">
            <text:p>0.02159564</text:p>
          </table:table-cell>
          <table:table-cell office:value-type="float" office:value="0.00474857" calcext:value-type="float">
            <text:p>0.00474857</text:p>
          </table:table-cell>
          <table:table-cell office:value-type="float" office:value="0.003995942" calcext:value-type="float">
            <text:p>0.003995942</text:p>
          </table:table-cell>
          <table:table-cell office:value-type="float" office:value="0" calcext:value-type="float">
            <text:p>0</text:p>
          </table:table-cell>
          <table:table-cell office:value-type="float" office:value="0.01785236" calcext:value-type="float">
            <text:p>0.01785236</text:p>
          </table:table-cell>
          <table:table-cell office:value-type="float" office:value="0.01798871" calcext:value-type="float">
            <text:p>0.01798871</text:p>
          </table:table-cell>
          <table:table-cell office:value-type="float" office:value="0.02072488" calcext:value-type="float">
            <text:p>0.02072488</text:p>
          </table:table-cell>
          <table:table-cell office:value-type="float" office:value="0.01356142" calcext:value-type="float">
            <text:p>0.01356142</text:p>
          </table:table-cell>
          <table:table-cell office:value-type="float" office:value="0.01231635" calcext:value-type="float">
            <text:p>0.01231635</text:p>
          </table:table-cell>
          <table:table-cell office:value-type="float" office:value="0.007057851" calcext:value-type="float">
            <text:p>0.007057851</text:p>
          </table:table-cell>
          <table:table-cell office:value-type="float" office:value="0.01060442" calcext:value-type="float">
            <text:p>0.01060442</text:p>
          </table:table-cell>
          <table:table-cell office:value-type="float" office:value="0.01211539" calcext:value-type="float">
            <text:p>0.01211539</text:p>
          </table:table-cell>
          <table:table-cell office:value-type="float" office:value="0.01753399" calcext:value-type="float">
            <text:p>0.01753399</text:p>
          </table:table-cell>
          <table:table-cell office:value-type="float" office:value="0.04869842" calcext:value-type="float">
            <text:p>0.04869842</text:p>
          </table:table-cell>
          <table:table-cell office:value-type="float" office:value="0.01892439" calcext:value-type="float">
            <text:p>0.01892439</text:p>
          </table:table-cell>
          <table:table-cell office:value-type="float" office:value="0.04612906" calcext:value-type="float">
            <text:p>0.04612906</text:p>
          </table:table-cell>
          <table:table-cell office:value-type="float" office:value="0.3215662" calcext:value-type="float">
            <text:p>0.3215662</text:p>
          </table:table-cell>
          <table:table-cell office:value-type="float" office:value="0.3484561" calcext:value-type="float">
            <text:p>0.3484561</text:p>
          </table:table-cell>
          <table:table-cell office:value-type="float" office:value="0" calcext:value-type="float">
            <text:p>0</text:p>
          </table:table-cell>
          <table:table-cell office:value-type="float" office:value="170.2424" calcext:value-type="float">
            <text:p>170.2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1814" calcext:value-type="float">
            <text:p>9.191814</text:p>
          </table:table-cell>
          <table:table-cell office:value-type="float" office:value="0" calcext:value-type="float">
            <text:p>0</text:p>
          </table:table-cell>
          <table:table-cell office:value-type="float" office:value="-0.1385737" calcext:value-type="float">
            <text:p>-0.13857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26.41347" calcext:value-type="float">
            <text:p>26.41347</text:p>
          </table:table-cell>
          <table:table-cell office:value-type="float" office:value="1095.02" calcext:value-type="float">
            <text:p>1095.02</text:p>
          </table:table-cell>
          <table:table-cell office:value-type="float" office:value="0" calcext:value-type="float">
            <text:p>0</text:p>
          </table:table-cell>
          <table:table-cell office:value-type="float" office:value="-36.75818" calcext:value-type="float">
            <text:p>-36.75818</text:p>
          </table:table-cell>
          <table:table-cell office:value-type="float" office:value="0.1910991" calcext:value-type="float">
            <text:p>0.1910991</text:p>
          </table:table-cell>
          <table:table-cell office:value-type="float" office:value="0.4628409" calcext:value-type="float">
            <text:p>0.4628409</text:p>
          </table:table-cell>
          <table:table-cell office:value-type="float" office:value="0.03919722" calcext:value-type="float">
            <text:p>0.03919722</text:p>
          </table:table-cell>
          <table:table-cell office:value-type="float" office:value="0.0001948685" calcext:value-type="float">
            <text:p>0.0001948685</text:p>
          </table:table-cell>
          <table:table-cell office:value-type="float" office:value="0.2692549" calcext:value-type="float">
            <text:p>0.2692549</text:p>
          </table:table-cell>
          <table:table-cell office:value-type="float" office:value="-0.02853264" calcext:value-type="float">
            <text:p>-0.02853264</text:p>
          </table:table-cell>
          <table:table-cell office:value-type="float" office:value="-0.04852493" calcext:value-type="float">
            <text:p>-0.04852493</text:p>
          </table:table-cell>
          <table:table-cell office:value-type="float" office:value="0.005795293" calcext:value-type="float">
            <text:p>0.005795293</text:p>
          </table:table-cell>
          <table:table-cell office:value-type="float" office:value="0.01663907" calcext:value-type="float">
            <text:p>0.01663907</text:p>
          </table:table-cell>
          <table:table-cell office:value-type="float" office:value="17.58688" calcext:value-type="float">
            <text:p>17.58688</text:p>
          </table:table-cell>
          <table:table-cell office:value-type="float" office:value="0.04401658" calcext:value-type="float">
            <text:p>0.04401658</text:p>
          </table:table-cell>
          <table:table-cell office:value-type="float" office:value="0.0383586" calcext:value-type="float">
            <text:p>0.0383586</text:p>
          </table:table-cell>
          <table:table-cell office:value-type="float" office:value="0.03480016" calcext:value-type="float">
            <text:p>0.03480016</text:p>
          </table:table-cell>
          <table:table-cell office:value-type="float" office:value="0.02499751" calcext:value-type="float">
            <text:p>0.02499751</text:p>
          </table:table-cell>
          <table:table-cell office:value-type="float" office:value="0.02761938" calcext:value-type="float">
            <text:p>0.02761938</text:p>
          </table:table-cell>
          <table:table-cell office:value-type="float" office:value="0.008953065" calcext:value-type="float">
            <text:p>0.008953065</text:p>
          </table:table-cell>
          <table:table-cell office:value-type="float" office:value="0.00600043" calcext:value-type="float">
            <text:p>0.00600043</text:p>
          </table:table-cell>
          <table:table-cell office:value-type="float" office:value="0.01541855" calcext:value-type="float">
            <text:p>0.01541855</text:p>
          </table:table-cell>
          <table:table-cell office:value-type="float" office:value="0.01543965" calcext:value-type="float">
            <text:p>0.01543965</text:p>
          </table:table-cell>
          <table:table-cell office:value-type="float" office:value="0.01623917" calcext:value-type="float">
            <text:p>0.01623917</text:p>
          </table:table-cell>
          <table:table-cell office:value-type="float" office:value="0.01809923" calcext:value-type="float">
            <text:p>0.01809923</text:p>
          </table:table-cell>
          <table:table-cell office:value-type="float" office:value="0.02167178" calcext:value-type="float">
            <text:p>0.02167178</text:p>
          </table:table-cell>
          <table:table-cell office:value-type="float" office:value="0.004745388" calcext:value-type="float">
            <text:p>0.004745388</text:p>
          </table:table-cell>
          <table:table-cell office:value-type="float" office:value="0.003994298" calcext:value-type="float">
            <text:p>0.003994298</text:p>
          </table:table-cell>
          <table:table-cell office:value-type="float" office:value="0" calcext:value-type="float">
            <text:p>0</text:p>
          </table:table-cell>
          <table:table-cell office:value-type="float" office:value="0.01576021" calcext:value-type="float">
            <text:p>0.01576021</text:p>
          </table:table-cell>
          <table:table-cell office:value-type="float" office:value="0.01635448" calcext:value-type="float">
            <text:p>0.01635448</text:p>
          </table:table-cell>
          <table:table-cell office:value-type="float" office:value="0.01908502" calcext:value-type="float">
            <text:p>0.01908502</text:p>
          </table:table-cell>
          <table:table-cell office:value-type="float" office:value="0.01383089" calcext:value-type="float">
            <text:p>0.01383089</text:p>
          </table:table-cell>
          <table:table-cell office:value-type="float" office:value="0.01253408" calcext:value-type="float">
            <text:p>0.01253408</text:p>
          </table:table-cell>
          <table:table-cell office:value-type="float" office:value="0.007198921" calcext:value-type="float">
            <text:p>0.007198921</text:p>
          </table:table-cell>
          <table:table-cell office:value-type="float" office:value="0.01051364" calcext:value-type="float">
            <text:p>0.01051364</text:p>
          </table:table-cell>
          <table:table-cell office:value-type="float" office:value="0.01213866" calcext:value-type="float">
            <text:p>0.01213866</text:p>
          </table:table-cell>
          <table:table-cell office:value-type="float" office:value="0.01755383" calcext:value-type="float">
            <text:p>0.01755383</text:p>
          </table:table-cell>
          <table:table-cell office:value-type="float" office:value="0.04872698" calcext:value-type="float">
            <text:p>0.04872698</text:p>
          </table:table-cell>
          <table:table-cell office:value-type="float" office:value="0.01894251" calcext:value-type="float">
            <text:p>0.01894251</text:p>
          </table:table-cell>
          <table:table-cell office:value-type="float" office:value="0.04678069" calcext:value-type="float">
            <text:p>0.04678069</text:p>
          </table:table-cell>
          <table:table-cell office:value-type="float" office:value="0.3208242" calcext:value-type="float">
            <text:p>0.3208242</text:p>
          </table:table-cell>
          <table:table-cell office:value-type="float" office:value="0.3485112" calcext:value-type="float">
            <text:p>0.3485112</text:p>
          </table:table-cell>
          <table:table-cell office:value-type="float" office:value="0" calcext:value-type="float">
            <text:p>0</text:p>
          </table:table-cell>
          <table:table-cell office:value-type="float" office:value="144.5115" calcext:value-type="float">
            <text:p>144.5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03217" calcext:value-type="float">
            <text:p>9.203217</text:p>
          </table:table-cell>
          <table:table-cell office:value-type="float" office:value="0" calcext:value-type="float">
            <text:p>0</text:p>
          </table:table-cell>
          <table:table-cell office:value-type="float" office:value="-0.1388231" calcext:value-type="float">
            <text:p>-0.13882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26.3448" calcext:value-type="float">
            <text:p>26.3448</text:p>
          </table:table-cell>
          <table:table-cell office:value-type="float" office:value="1095.1" calcext:value-type="float">
            <text:p>1095.1</text:p>
          </table:table-cell>
          <table:table-cell office:value-type="float" office:value="0" calcext:value-type="float">
            <text:p>0</text:p>
          </table:table-cell>
          <table:table-cell office:value-type="float" office:value="-36.76038" calcext:value-type="float">
            <text:p>-36.76038</text:p>
          </table:table-cell>
          <table:table-cell office:value-type="float" office:value="0.1726411" calcext:value-type="float">
            <text:p>0.1726411</text:p>
          </table:table-cell>
          <table:table-cell office:value-type="float" office:value="0.4631394" calcext:value-type="float">
            <text:p>0.4631394</text:p>
          </table:table-cell>
          <table:table-cell office:value-type="float" office:value="0.03919722" calcext:value-type="float">
            <text:p>0.03919722</text:p>
          </table:table-cell>
          <table:table-cell office:value-type="float" office:value="0.0001948686" calcext:value-type="float">
            <text:p>0.0001948686</text:p>
          </table:table-cell>
          <table:table-cell office:value-type="float" office:value="0.2692549" calcext:value-type="float">
            <text:p>0.2692549</text:p>
          </table:table-cell>
          <table:table-cell office:value-type="float" office:value="-0.02853264" calcext:value-type="float">
            <text:p>-0.02853264</text:p>
          </table:table-cell>
          <table:table-cell office:value-type="float" office:value="-0.04844074" calcext:value-type="float">
            <text:p>-0.04844074</text:p>
          </table:table-cell>
          <table:table-cell office:value-type="float" office:value="0.005812137" calcext:value-type="float">
            <text:p>0.005812137</text:p>
          </table:table-cell>
          <table:table-cell office:value-type="float" office:value="0.01727813" calcext:value-type="float">
            <text:p>0.01727813</text:p>
          </table:table-cell>
          <table:table-cell office:value-type="float" office:value="17.8406" calcext:value-type="float">
            <text:p>17.8406</text:p>
          </table:table-cell>
          <table:table-cell office:value-type="float" office:value="0.06090967" calcext:value-type="float">
            <text:p>0.06090967</text:p>
          </table:table-cell>
          <table:table-cell office:value-type="float" office:value="0.03982054" calcext:value-type="float">
            <text:p>0.03982054</text:p>
          </table:table-cell>
          <table:table-cell office:value-type="float" office:value="0.035812" calcext:value-type="float">
            <text:p>0.035812</text:p>
          </table:table-cell>
          <table:table-cell office:value-type="float" office:value="0.0252094" calcext:value-type="float">
            <text:p>0.0252094</text:p>
          </table:table-cell>
          <table:table-cell office:value-type="float" office:value="0.02746053" calcext:value-type="float">
            <text:p>0.02746053</text:p>
          </table:table-cell>
          <table:table-cell office:value-type="float" office:value="0.008970556" calcext:value-type="float">
            <text:p>0.008970556</text:p>
          </table:table-cell>
          <table:table-cell office:value-type="float" office:value="0.005980994" calcext:value-type="float">
            <text:p>0.005980994</text:p>
          </table:table-cell>
          <table:table-cell office:value-type="float" office:value="0.01542522" calcext:value-type="float">
            <text:p>0.01542522</text:p>
          </table:table-cell>
          <table:table-cell office:value-type="float" office:value="0.01544099" calcext:value-type="float">
            <text:p>0.01544099</text:p>
          </table:table-cell>
          <table:table-cell office:value-type="float" office:value="0.0162454" calcext:value-type="float">
            <text:p>0.0162454</text:p>
          </table:table-cell>
          <table:table-cell office:value-type="float" office:value="0.01809458" calcext:value-type="float">
            <text:p>0.01809458</text:p>
          </table:table-cell>
          <table:table-cell office:value-type="float" office:value="0.02175003" calcext:value-type="float">
            <text:p>0.02175003</text:p>
          </table:table-cell>
          <table:table-cell office:value-type="float" office:value="0.004742378" calcext:value-type="float">
            <text:p>0.004742378</text:p>
          </table:table-cell>
          <table:table-cell office:value-type="float" office:value="0.003992507" calcext:value-type="float">
            <text:p>0.003992507</text:p>
          </table:table-cell>
          <table:table-cell office:value-type="float" office:value="0" calcext:value-type="float">
            <text:p>0</text:p>
          </table:table-cell>
          <table:table-cell office:value-type="float" office:value="0.02877306" calcext:value-type="float">
            <text:p>0.02877306</text:p>
          </table:table-cell>
          <table:table-cell office:value-type="float" office:value="0.0149843" calcext:value-type="float">
            <text:p>0.0149843</text:p>
          </table:table-cell>
          <table:table-cell office:value-type="float" office:value="0.01752469" calcext:value-type="float">
            <text:p>0.01752469</text:p>
          </table:table-cell>
          <table:table-cell office:value-type="float" office:value="0.01395342" calcext:value-type="float">
            <text:p>0.01395342</text:p>
          </table:table-cell>
          <table:table-cell office:value-type="float" office:value="0.01265806" calcext:value-type="float">
            <text:p>0.01265806</text:p>
          </table:table-cell>
          <table:table-cell office:value-type="float" office:value="0.007227001" calcext:value-type="float">
            <text:p>0.007227001</text:p>
          </table:table-cell>
          <table:table-cell office:value-type="float" office:value="0.01043651" calcext:value-type="float">
            <text:p>0.01043651</text:p>
          </table:table-cell>
          <table:table-cell office:value-type="float" office:value="0.01217242" calcext:value-type="float">
            <text:p>0.01217242</text:p>
          </table:table-cell>
          <table:table-cell office:value-type="float" office:value="0.01757568" calcext:value-type="float">
            <text:p>0.01757568</text:p>
          </table:table-cell>
          <table:table-cell office:value-type="float" office:value="0.04874165" calcext:value-type="float">
            <text:p>0.04874165</text:p>
          </table:table-cell>
          <table:table-cell office:value-type="float" office:value="0.01896132" calcext:value-type="float">
            <text:p>0.01896132</text:p>
          </table:table-cell>
          <table:table-cell office:value-type="float" office:value="0.04736967" calcext:value-type="float">
            <text:p>0.04736967</text:p>
          </table:table-cell>
          <table:table-cell office:value-type="float" office:value="0.3201646" calcext:value-type="float">
            <text:p>0.3201646</text:p>
          </table:table-cell>
          <table:table-cell office:value-type="float" office:value="0.3485159" calcext:value-type="float">
            <text:p>0.3485159</text:p>
          </table:table-cell>
          <table:table-cell office:value-type="float" office:value="0" calcext:value-type="float">
            <text:p>0</text:p>
          </table:table-cell>
          <table:table-cell office:value-type="float" office:value="126.5247" calcext:value-type="float">
            <text:p>126.5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397" calcext:value-type="float">
            <text:p>9.22397</text:p>
          </table:table-cell>
          <table:table-cell office:value-type="float" office:value="0" calcext:value-type="float">
            <text:p>0</text:p>
          </table:table-cell>
          <table:table-cell office:value-type="float" office:value="-0.1390266" calcext:value-type="float">
            <text:p>-0.139026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26.26032" calcext:value-type="float">
            <text:p>26.26032</text:p>
          </table:table-cell>
          <table:table-cell office:value-type="float" office:value="1095.206" calcext:value-type="float">
            <text:p>1095.206</text:p>
          </table:table-cell>
          <table:table-cell office:value-type="float" office:value="0" calcext:value-type="float">
            <text:p>0</text:p>
          </table:table-cell>
          <table:table-cell office:value-type="float" office:value="-36.76225" calcext:value-type="float">
            <text:p>-36.76225</text:p>
          </table:table-cell>
          <table:table-cell office:value-type="float" office:value="0.1521123" calcext:value-type="float">
            <text:p>0.1521123</text:p>
          </table:table-cell>
          <table:table-cell office:value-type="float" office:value="0.4651075" calcext:value-type="float">
            <text:p>0.4651075</text:p>
          </table:table-cell>
          <table:table-cell office:value-type="float" office:value="0.03919722" calcext:value-type="float">
            <text:p>0.03919722</text:p>
          </table:table-cell>
          <table:table-cell office:value-type="float" office:value="0.0001992394" calcext:value-type="float">
            <text:p>0.0001992394</text:p>
          </table:table-cell>
          <table:table-cell office:value-type="float" office:value="0.2692549" calcext:value-type="float">
            <text:p>0.2692549</text:p>
          </table:table-cell>
          <table:table-cell office:value-type="float" office:value="-0.02856862" calcext:value-type="float">
            <text:p>-0.02856862</text:p>
          </table:table-cell>
          <table:table-cell office:value-type="float" office:value="-0.04839931" calcext:value-type="float">
            <text:p>-0.04839931</text:p>
          </table:table-cell>
          <table:table-cell office:value-type="float" office:value="0.005824134" calcext:value-type="float">
            <text:p>0.005824134</text:p>
          </table:table-cell>
          <table:table-cell office:value-type="float" office:value="0.01855526" calcext:value-type="float">
            <text:p>0.01855526</text:p>
          </table:table-cell>
          <table:table-cell office:value-type="float" office:value="18.15787" calcext:value-type="float">
            <text:p>18.15787</text:p>
          </table:table-cell>
          <table:table-cell office:value-type="float" office:value="0.07061774" calcext:value-type="float">
            <text:p>0.07061774</text:p>
          </table:table-cell>
          <table:table-cell office:value-type="float" office:value="0.04332493" calcext:value-type="float">
            <text:p>0.04332493</text:p>
          </table:table-cell>
          <table:table-cell office:value-type="float" office:value="0.0374506" calcext:value-type="float">
            <text:p>0.0374506</text:p>
          </table:table-cell>
          <table:table-cell office:value-type="float" office:value="0.02553084" calcext:value-type="float">
            <text:p>0.02553084</text:p>
          </table:table-cell>
          <table:table-cell office:value-type="float" office:value="0.02745749" calcext:value-type="float">
            <text:p>0.02745749</text:p>
          </table:table-cell>
          <table:table-cell office:value-type="float" office:value="0.009024959" calcext:value-type="float">
            <text:p>0.009024959</text:p>
          </table:table-cell>
          <table:table-cell office:value-type="float" office:value="0.006024297" calcext:value-type="float">
            <text:p>0.006024297</text:p>
          </table:table-cell>
          <table:table-cell office:value-type="float" office:value="0.01544083" calcext:value-type="float">
            <text:p>0.01544083</text:p>
          </table:table-cell>
          <table:table-cell office:value-type="float" office:value="0.01544484" calcext:value-type="float">
            <text:p>0.01544484</text:p>
          </table:table-cell>
          <table:table-cell office:value-type="float" office:value="0.0162533" calcext:value-type="float">
            <text:p>0.0162533</text:p>
          </table:table-cell>
          <table:table-cell office:value-type="float" office:value="0.01809855" calcext:value-type="float">
            <text:p>0.01809855</text:p>
          </table:table-cell>
          <table:table-cell office:value-type="float" office:value="0.02183012" calcext:value-type="float">
            <text:p>0.02183012</text:p>
          </table:table-cell>
          <table:table-cell office:value-type="float" office:value="0.00476295" calcext:value-type="float">
            <text:p>0.00476295</text:p>
          </table:table-cell>
          <table:table-cell office:value-type="float" office:value="0.003967042" calcext:value-type="float">
            <text:p>0.003967042</text:p>
          </table:table-cell>
          <table:table-cell office:value-type="float" office:value="0" calcext:value-type="float">
            <text:p>0</text:p>
          </table:table-cell>
          <table:table-cell office:value-type="float" office:value="0.05146248" calcext:value-type="float">
            <text:p>0.05146248</text:p>
          </table:table-cell>
          <table:table-cell office:value-type="float" office:value="0.02273207" calcext:value-type="float">
            <text:p>0.02273207</text:p>
          </table:table-cell>
          <table:table-cell office:value-type="float" office:value="0.02093396" calcext:value-type="float">
            <text:p>0.02093396</text:p>
          </table:table-cell>
          <table:table-cell office:value-type="float" office:value="0.01428918" calcext:value-type="float">
            <text:p>0.01428918</text:p>
          </table:table-cell>
          <table:table-cell office:value-type="float" office:value="0.01285513" calcext:value-type="float">
            <text:p>0.01285513</text:p>
          </table:table-cell>
          <table:table-cell office:value-type="float" office:value="0.007221855" calcext:value-type="float">
            <text:p>0.007221855</text:p>
          </table:table-cell>
          <table:table-cell office:value-type="float" office:value="0.01052773" calcext:value-type="float">
            <text:p>0.01052773</text:p>
          </table:table-cell>
          <table:table-cell office:value-type="float" office:value="0.01221783" calcext:value-type="float">
            <text:p>0.01221783</text:p>
          </table:table-cell>
          <table:table-cell office:value-type="float" office:value="0.01759068" calcext:value-type="float">
            <text:p>0.01759068</text:p>
          </table:table-cell>
          <table:table-cell office:value-type="float" office:value="0.04875725" calcext:value-type="float">
            <text:p>0.04875725</text:p>
          </table:table-cell>
          <table:table-cell office:value-type="float" office:value="0.01898214" calcext:value-type="float">
            <text:p>0.01898214</text:p>
          </table:table-cell>
          <table:table-cell office:value-type="float" office:value="0.04792195" calcext:value-type="float">
            <text:p>0.04792195</text:p>
          </table:table-cell>
          <table:table-cell office:value-type="float" office:value="0.3301844" calcext:value-type="float">
            <text:p>0.3301844</text:p>
          </table:table-cell>
          <table:table-cell office:value-type="float" office:value="0.3378799" calcext:value-type="float">
            <text:p>0.3378799</text:p>
          </table:table-cell>
          <table:table-cell office:value-type="float" office:value="0" calcext:value-type="float">
            <text:p>0</text:p>
          </table:table-cell>
          <table:table-cell office:value-type="float" office:value="106.0706" calcext:value-type="float">
            <text:p>106.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34572" calcext:value-type="float">
            <text:p>9.234572</text:p>
          </table:table-cell>
          <table:table-cell office:value-type="float" office:value="0" calcext:value-type="float">
            <text:p>0</text:p>
          </table:table-cell>
          <table:table-cell office:value-type="float" office:value="-0.1394754" calcext:value-type="float">
            <text:p>-0.13947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26.16225" calcext:value-type="float">
            <text:p>26.16225</text:p>
          </table:table-cell>
          <table:table-cell office:value-type="float" office:value="1095.323" calcext:value-type="float">
            <text:p>1095.323</text:p>
          </table:table-cell>
          <table:table-cell office:value-type="float" office:value="0" calcext:value-type="float">
            <text:p>0</text:p>
          </table:table-cell>
          <table:table-cell office:value-type="float" office:value="-36.76203" calcext:value-type="float">
            <text:p>-36.76203</text:p>
          </table:table-cell>
          <table:table-cell office:value-type="float" office:value="0.1290975" calcext:value-type="float">
            <text:p>0.1290975</text:p>
          </table:table-cell>
          <table:table-cell office:value-type="float" office:value="0.4654446" calcext:value-type="float">
            <text:p>0.4654446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262185" calcext:value-type="float">
            <text:p>0.000226218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2945681" calcext:value-type="float">
            <text:p>-0.02945681</text:p>
          </table:table-cell>
          <table:table-cell office:value-type="float" office:value="-0.04838875" calcext:value-type="float">
            <text:p>-0.04838875</text:p>
          </table:table-cell>
          <table:table-cell office:value-type="float" office:value="0.005833587" calcext:value-type="float">
            <text:p>0.005833587</text:p>
          </table:table-cell>
          <table:table-cell office:value-type="float" office:value="0.01966056" calcext:value-type="float">
            <text:p>0.01966056</text:p>
          </table:table-cell>
          <table:table-cell office:value-type="float" office:value="18.47937" calcext:value-type="float">
            <text:p>18.47937</text:p>
          </table:table-cell>
          <table:table-cell office:value-type="float" office:value="0.03538143" calcext:value-type="float">
            <text:p>0.03538143</text:p>
          </table:table-cell>
          <table:table-cell office:value-type="float" office:value="0.03989111" calcext:value-type="float">
            <text:p>0.03989111</text:p>
          </table:table-cell>
          <table:table-cell office:value-type="float" office:value="0.03708486" calcext:value-type="float">
            <text:p>0.03708486</text:p>
          </table:table-cell>
          <table:table-cell office:value-type="float" office:value="0.02623691" calcext:value-type="float">
            <text:p>0.02623691</text:p>
          </table:table-cell>
          <table:table-cell office:value-type="float" office:value="0.02716329" calcext:value-type="float">
            <text:p>0.02716329</text:p>
          </table:table-cell>
          <table:table-cell office:value-type="float" office:value="0.009034981" calcext:value-type="float">
            <text:p>0.009034981</text:p>
          </table:table-cell>
          <table:table-cell office:value-type="float" office:value="0.00680498" calcext:value-type="float">
            <text:p>0.00680498</text:p>
          </table:table-cell>
          <table:table-cell office:value-type="float" office:value="0.01546234" calcext:value-type="float">
            <text:p>0.01546234</text:p>
          </table:table-cell>
          <table:table-cell office:value-type="float" office:value="0.0154506" calcext:value-type="float">
            <text:p>0.0154506</text:p>
          </table:table-cell>
          <table:table-cell office:value-type="float" office:value="0.01626416" calcext:value-type="float">
            <text:p>0.01626416</text:p>
          </table:table-cell>
          <table:table-cell office:value-type="float" office:value="0.01811059" calcext:value-type="float">
            <text:p>0.01811059</text:p>
          </table:table-cell>
          <table:table-cell office:value-type="float" office:value="0.02191214" calcext:value-type="float">
            <text:p>0.02191214</text:p>
          </table:table-cell>
          <table:table-cell office:value-type="float" office:value="0.004754394" calcext:value-type="float">
            <text:p>0.004754394</text:p>
          </table:table-cell>
          <table:table-cell office:value-type="float" office:value="0.003970583" calcext:value-type="float">
            <text:p>0.003970583</text:p>
          </table:table-cell>
          <table:table-cell office:value-type="float" office:value="0" calcext:value-type="float">
            <text:p>0</text:p>
          </table:table-cell>
          <table:table-cell office:value-type="float" office:value="0.02016754" calcext:value-type="float">
            <text:p>0.02016754</text:p>
          </table:table-cell>
          <table:table-cell office:value-type="float" office:value="0.02299453" calcext:value-type="float">
            <text:p>0.02299453</text:p>
          </table:table-cell>
          <table:table-cell office:value-type="float" office:value="0.02620608" calcext:value-type="float">
            <text:p>0.02620608</text:p>
          </table:table-cell>
          <table:table-cell office:value-type="float" office:value="0.02927906" calcext:value-type="float">
            <text:p>0.02927906</text:p>
          </table:table-cell>
          <table:table-cell office:value-type="float" office:value="0.01407766" calcext:value-type="float">
            <text:p>0.01407766</text:p>
          </table:table-cell>
          <table:table-cell office:value-type="float" office:value="0.007310485" calcext:value-type="float">
            <text:p>0.007310485</text:p>
          </table:table-cell>
          <table:table-cell office:value-type="float" office:value="0.0125191" calcext:value-type="float">
            <text:p>0.0125191</text:p>
          </table:table-cell>
          <table:table-cell office:value-type="float" office:value="0.0122698" calcext:value-type="float">
            <text:p>0.0122698</text:p>
          </table:table-cell>
          <table:table-cell office:value-type="float" office:value="0.01760147" calcext:value-type="float">
            <text:p>0.01760147</text:p>
          </table:table-cell>
          <table:table-cell office:value-type="float" office:value="0.04877769" calcext:value-type="float">
            <text:p>0.04877769</text:p>
          </table:table-cell>
          <table:table-cell office:value-type="float" office:value="0.0190062" calcext:value-type="float">
            <text:p>0.0190062</text:p>
          </table:table-cell>
          <table:table-cell office:value-type="float" office:value="0.04883533" calcext:value-type="float">
            <text:p>0.04883533</text:p>
          </table:table-cell>
          <table:table-cell office:value-type="float" office:value="0.327256" calcext:value-type="float">
            <text:p>0.327256</text:p>
          </table:table-cell>
          <table:table-cell office:value-type="float" office:value="0.3413434" calcext:value-type="float">
            <text:p>0.3413434</text:p>
          </table:table-cell>
          <table:table-cell office:value-type="float" office:value="0" calcext:value-type="float">
            <text:p>0</text:p>
          </table:table-cell>
          <table:table-cell office:value-type="float" office:value="82.91014" calcext:value-type="float">
            <text:p>82.9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36561" calcext:value-type="float">
            <text:p>9.236561</text:p>
          </table:table-cell>
          <table:table-cell office:value-type="float" office:value="0" calcext:value-type="float">
            <text:p>0</text:p>
          </table:table-cell>
          <table:table-cell office:value-type="float" office:value="-0.1403497" calcext:value-type="float">
            <text:p>-0.140349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26.09555" calcext:value-type="float">
            <text:p>26.09555</text:p>
          </table:table-cell>
          <table:table-cell office:value-type="float" office:value="1095.393" calcext:value-type="float">
            <text:p>1095.393</text:p>
          </table:table-cell>
          <table:table-cell office:value-type="float" office:value="0" calcext:value-type="float">
            <text:p>0</text:p>
          </table:table-cell>
          <table:table-cell office:value-type="float" office:value="-36.7661" calcext:value-type="float">
            <text:p>-36.7661</text:p>
          </table:table-cell>
          <table:table-cell office:value-type="float" office:value="0.1148934" calcext:value-type="float">
            <text:p>0.1148934</text:p>
          </table:table-cell>
          <table:table-cell office:value-type="float" office:value="0.466332" calcext:value-type="float">
            <text:p>0.46633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262185" calcext:value-type="float">
            <text:p>0.000226218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029819" calcext:value-type="float">
            <text:p>-0.03029819</text:p>
          </table:table-cell>
          <table:table-cell office:value-type="float" office:value="-0.04831946" calcext:value-type="float">
            <text:p>-0.04831946</text:p>
          </table:table-cell>
          <table:table-cell office:value-type="float" office:value="0.005845992" calcext:value-type="float">
            <text:p>0.005845992</text:p>
          </table:table-cell>
          <table:table-cell office:value-type="float" office:value="0.02023232" calcext:value-type="float">
            <text:p>0.02023232</text:p>
          </table:table-cell>
          <table:table-cell office:value-type="float" office:value="18.67476" calcext:value-type="float">
            <text:p>18.67476</text:p>
          </table:table-cell>
          <table:table-cell office:value-type="float" office:value="0.03278913" calcext:value-type="float">
            <text:p>0.03278913</text:p>
          </table:table-cell>
          <table:table-cell office:value-type="float" office:value="0.03800451" calcext:value-type="float">
            <text:p>0.03800451</text:p>
          </table:table-cell>
          <table:table-cell office:value-type="float" office:value="0.03533771" calcext:value-type="float">
            <text:p>0.03533771</text:p>
          </table:table-cell>
          <table:table-cell office:value-type="float" office:value="0.02472018" calcext:value-type="float">
            <text:p>0.02472018</text:p>
          </table:table-cell>
          <table:table-cell office:value-type="float" office:value="0.02700128" calcext:value-type="float">
            <text:p>0.02700128</text:p>
          </table:table-cell>
          <table:table-cell office:value-type="float" office:value="0.008981005" calcext:value-type="float">
            <text:p>0.008981005</text:p>
          </table:table-cell>
          <table:table-cell office:value-type="float" office:value="0.00692796" calcext:value-type="float">
            <text:p>0.00692796</text:p>
          </table:table-cell>
          <table:table-cell office:value-type="float" office:value="0.01548699" calcext:value-type="float">
            <text:p>0.01548699</text:p>
          </table:table-cell>
          <table:table-cell office:value-type="float" office:value="0.01545721" calcext:value-type="float">
            <text:p>0.01545721</text:p>
          </table:table-cell>
          <table:table-cell office:value-type="float" office:value="0.01627779" calcext:value-type="float">
            <text:p>0.01627779</text:p>
          </table:table-cell>
          <table:table-cell office:value-type="float" office:value="0.01813006" calcext:value-type="float">
            <text:p>0.01813006</text:p>
          </table:table-cell>
          <table:table-cell office:value-type="float" office:value="0.02199562" calcext:value-type="float">
            <text:p>0.02199562</text:p>
          </table:table-cell>
          <table:table-cell office:value-type="float" office:value="0.004744883" calcext:value-type="float">
            <text:p>0.004744883</text:p>
          </table:table-cell>
          <table:table-cell office:value-type="float" office:value="0.003975131" calcext:value-type="float">
            <text:p>0.003975131</text:p>
          </table:table-cell>
          <table:table-cell office:value-type="float" office:value="0" calcext:value-type="float">
            <text:p>0</text:p>
          </table:table-cell>
          <table:table-cell office:value-type="float" office:value="0.02008818" calcext:value-type="float">
            <text:p>0.02008818</text:p>
          </table:table-cell>
          <table:table-cell office:value-type="float" office:value="0.02170224" calcext:value-type="float">
            <text:p>0.02170224</text:p>
          </table:table-cell>
          <table:table-cell office:value-type="float" office:value="0.02473328" calcext:value-type="float">
            <text:p>0.02473328</text:p>
          </table:table-cell>
          <table:table-cell office:value-type="float" office:value="0.02677313" calcext:value-type="float">
            <text:p>0.02677313</text:p>
          </table:table-cell>
          <table:table-cell office:value-type="float" office:value="0.02359273" calcext:value-type="float">
            <text:p>0.02359273</text:p>
          </table:table-cell>
          <table:table-cell office:value-type="float" office:value="0.007459002" calcext:value-type="float">
            <text:p>0.007459002</text:p>
          </table:table-cell>
          <table:table-cell office:value-type="float" office:value="0.01282788" calcext:value-type="float">
            <text:p>0.01282788</text:p>
          </table:table-cell>
          <table:table-cell office:value-type="float" office:value="0.01232101" calcext:value-type="float">
            <text:p>0.01232101</text:p>
          </table:table-cell>
          <table:table-cell office:value-type="float" office:value="0.01761218" calcext:value-type="float">
            <text:p>0.01761218</text:p>
          </table:table-cell>
          <table:table-cell office:value-type="float" office:value="0.04880369" calcext:value-type="float">
            <text:p>0.04880369</text:p>
          </table:table-cell>
          <table:table-cell office:value-type="float" office:value="0.01903516" calcext:value-type="float">
            <text:p>0.01903516</text:p>
          </table:table-cell>
          <table:table-cell office:value-type="float" office:value="0.04979518" calcext:value-type="float">
            <text:p>0.04979518</text:p>
          </table:table-cell>
          <table:table-cell office:value-type="float" office:value="0.323873" calcext:value-type="float">
            <text:p>0.323873</text:p>
          </table:table-cell>
          <table:table-cell office:value-type="float" office:value="0.3450805" calcext:value-type="float">
            <text:p>0.3450805</text:p>
          </table:table-cell>
          <table:table-cell office:value-type="float" office:value="0" calcext:value-type="float">
            <text:p>0</text:p>
          </table:table-cell>
          <table:table-cell office:value-type="float" office:value="68.14222" calcext:value-type="float">
            <text:p>68.14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6059" calcext:value-type="float">
            <text:p>9.26059</text:p>
          </table:table-cell>
          <table:table-cell office:value-type="float" office:value="0" calcext:value-type="float">
            <text:p>0</text:p>
          </table:table-cell>
          <table:table-cell office:value-type="float" office:value="-0.1405228" calcext:value-type="float">
            <text:p>-0.14052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26.04203" calcext:value-type="float">
            <text:p>26.04203</text:p>
          </table:table-cell>
          <table:table-cell office:value-type="float" office:value="1095.449" calcext:value-type="float">
            <text:p>1095.449</text:p>
          </table:table-cell>
          <table:table-cell office:value-type="float" office:value="0" calcext:value-type="float">
            <text:p>0</text:p>
          </table:table-cell>
          <table:table-cell office:value-type="float" office:value="-36.76888" calcext:value-type="float">
            <text:p>-36.76888</text:p>
          </table:table-cell>
          <table:table-cell office:value-type="float" office:value="0.1035594" calcext:value-type="float">
            <text:p>0.1035594</text:p>
          </table:table-cell>
          <table:table-cell office:value-type="float" office:value="0.4672436" calcext:value-type="float">
            <text:p>0.4672436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262185" calcext:value-type="float">
            <text:p>0.000226218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110206" calcext:value-type="float">
            <text:p>-0.03110206</text:p>
          </table:table-cell>
          <table:table-cell office:value-type="float" office:value="-0.04824205" calcext:value-type="float">
            <text:p>-0.04824205</text:p>
          </table:table-cell>
          <table:table-cell office:value-type="float" office:value="0.005858755" calcext:value-type="float">
            <text:p>0.005858755</text:p>
          </table:table-cell>
          <table:table-cell office:value-type="float" office:value="0.02073703" calcext:value-type="float">
            <text:p>0.02073703</text:p>
          </table:table-cell>
          <table:table-cell office:value-type="float" office:value="18.83505" calcext:value-type="float">
            <text:p>18.83505</text:p>
          </table:table-cell>
          <table:table-cell office:value-type="float" office:value="0.03112549" calcext:value-type="float">
            <text:p>0.03112549</text:p>
          </table:table-cell>
          <table:table-cell office:value-type="float" office:value="0.035505" calcext:value-type="float">
            <text:p>0.035505</text:p>
          </table:table-cell>
          <table:table-cell office:value-type="float" office:value="0.03330812" calcext:value-type="float">
            <text:p>0.03330812</text:p>
          </table:table-cell>
          <table:table-cell office:value-type="float" office:value="0.02340567" calcext:value-type="float">
            <text:p>0.02340567</text:p>
          </table:table-cell>
          <table:table-cell office:value-type="float" office:value="0.02508679" calcext:value-type="float">
            <text:p>0.02508679</text:p>
          </table:table-cell>
          <table:table-cell office:value-type="float" office:value="0.008799585" calcext:value-type="float">
            <text:p>0.008799585</text:p>
          </table:table-cell>
          <table:table-cell office:value-type="float" office:value="0.006944389" calcext:value-type="float">
            <text:p>0.006944389</text:p>
          </table:table-cell>
          <table:table-cell office:value-type="float" office:value="0.0155063" calcext:value-type="float">
            <text:p>0.0155063</text:p>
          </table:table-cell>
          <table:table-cell office:value-type="float" office:value="0.01546418" calcext:value-type="float">
            <text:p>0.01546418</text:p>
          </table:table-cell>
          <table:table-cell office:value-type="float" office:value="0.01629427" calcext:value-type="float">
            <text:p>0.01629427</text:p>
          </table:table-cell>
          <table:table-cell office:value-type="float" office:value="0.01815443" calcext:value-type="float">
            <text:p>0.01815443</text:p>
          </table:table-cell>
          <table:table-cell office:value-type="float" office:value="0.02208026" calcext:value-type="float">
            <text:p>0.02208026</text:p>
          </table:table-cell>
          <table:table-cell office:value-type="float" office:value="0.004737567" calcext:value-type="float">
            <text:p>0.004737567</text:p>
          </table:table-cell>
          <table:table-cell office:value-type="float" office:value="0.003977493" calcext:value-type="float">
            <text:p>0.003977493</text:p>
          </table:table-cell>
          <table:table-cell office:value-type="float" office:value="0" calcext:value-type="float">
            <text:p>0</text:p>
          </table:table-cell>
          <table:table-cell office:value-type="float" office:value="0.01965903" calcext:value-type="float">
            <text:p>0.01965903</text:p>
          </table:table-cell>
          <table:table-cell office:value-type="float" office:value="0.02140317" calcext:value-type="float">
            <text:p>0.02140317</text:p>
          </table:table-cell>
          <table:table-cell office:value-type="float" office:value="0.02482667" calcext:value-type="float">
            <text:p>0.02482667</text:p>
          </table:table-cell>
          <table:table-cell office:value-type="float" office:value="0.02788901" calcext:value-type="float">
            <text:p>0.02788901</text:p>
          </table:table-cell>
          <table:table-cell office:value-type="float" office:value="0.02605729" calcext:value-type="float">
            <text:p>0.02605729</text:p>
          </table:table-cell>
          <table:table-cell office:value-type="float" office:value="0.007826017" calcext:value-type="float">
            <text:p>0.007826017</text:p>
          </table:table-cell>
          <table:table-cell office:value-type="float" office:value="0.01288706" calcext:value-type="float">
            <text:p>0.01288706</text:p>
          </table:table-cell>
          <table:table-cell office:value-type="float" office:value="0.01235934" calcext:value-type="float">
            <text:p>0.01235934</text:p>
          </table:table-cell>
          <table:table-cell office:value-type="float" office:value="0.01762076" calcext:value-type="float">
            <text:p>0.01762076</text:p>
          </table:table-cell>
          <table:table-cell office:value-type="float" office:value="0.04883572" calcext:value-type="float">
            <text:p>0.04883572</text:p>
          </table:table-cell>
          <table:table-cell office:value-type="float" office:value="0.01906074" calcext:value-type="float">
            <text:p>0.01906074</text:p>
          </table:table-cell>
          <table:table-cell office:value-type="float" office:value="0.050512" calcext:value-type="float">
            <text:p>0.050512</text:p>
          </table:table-cell>
          <table:table-cell office:value-type="float" office:value="0.3214433" calcext:value-type="float">
            <text:p>0.3214433</text:p>
          </table:table-cell>
          <table:table-cell office:value-type="float" office:value="0.3480013" calcext:value-type="float">
            <text:p>0.3480013</text:p>
          </table:table-cell>
          <table:table-cell office:value-type="float" office:value="0" calcext:value-type="float">
            <text:p>0</text:p>
          </table:table-cell>
          <table:table-cell office:value-type="float" office:value="56.25214" calcext:value-type="float">
            <text:p>56.25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8391" calcext:value-type="float">
            <text:p>9.28391</text:p>
          </table:table-cell>
          <table:table-cell office:value-type="float" office:value="0" calcext:value-type="float">
            <text:p>0</text:p>
          </table:table-cell>
          <table:table-cell office:value-type="float" office:value="-0.1406829" calcext:value-type="float">
            <text:p>-0.14068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25.98612" calcext:value-type="float">
            <text:p>25.98612</text:p>
          </table:table-cell>
          <table:table-cell office:value-type="float" office:value="1095.506" calcext:value-type="float">
            <text:p>1095.506</text:p>
          </table:table-cell>
          <table:table-cell office:value-type="float" office:value="0" calcext:value-type="float">
            <text:p>0</text:p>
          </table:table-cell>
          <table:table-cell office:value-type="float" office:value="-36.77118" calcext:value-type="float">
            <text:p>-36.77118</text:p>
          </table:table-cell>
          <table:table-cell office:value-type="float" office:value="0.09448969" calcext:value-type="float">
            <text:p>0.09448969</text:p>
          </table:table-cell>
          <table:table-cell office:value-type="float" office:value="0.4673002" calcext:value-type="float">
            <text:p>0.467300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262185" calcext:value-type="float">
            <text:p>0.000226218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115141" calcext:value-type="float">
            <text:p>-0.03115141</text:p>
          </table:table-cell>
          <table:table-cell office:value-type="float" office:value="-0.04816611" calcext:value-type="float">
            <text:p>-0.04816611</text:p>
          </table:table-cell>
          <table:table-cell office:value-type="float" office:value="0.0058717" calcext:value-type="float">
            <text:p>0.0058717</text:p>
          </table:table-cell>
          <table:table-cell office:value-type="float" office:value="0.02131443" calcext:value-type="float">
            <text:p>0.02131443</text:p>
          </table:table-cell>
          <table:table-cell office:value-type="float" office:value="19.0074" calcext:value-type="float">
            <text:p>19.0074</text:p>
          </table:table-cell>
          <table:table-cell office:value-type="float" office:value="0.02977674" calcext:value-type="float">
            <text:p>0.02977674</text:p>
          </table:table-cell>
          <table:table-cell office:value-type="float" office:value="0.03384987" calcext:value-type="float">
            <text:p>0.03384987</text:p>
          </table:table-cell>
          <table:table-cell office:value-type="float" office:value="0.03171775" calcext:value-type="float">
            <text:p>0.03171775</text:p>
          </table:table-cell>
          <table:table-cell office:value-type="float" office:value="0.02250407" calcext:value-type="float">
            <text:p>0.02250407</text:p>
          </table:table-cell>
          <table:table-cell office:value-type="float" office:value="0.02369134" calcext:value-type="float">
            <text:p>0.02369134</text:p>
          </table:table-cell>
          <table:table-cell office:value-type="float" office:value="0.008577607" calcext:value-type="float">
            <text:p>0.008577607</text:p>
          </table:table-cell>
          <table:table-cell office:value-type="float" office:value="0.006908222" calcext:value-type="float">
            <text:p>0.006908222</text:p>
          </table:table-cell>
          <table:table-cell office:value-type="float" office:value="0.01551758" calcext:value-type="float">
            <text:p>0.01551758</text:p>
          </table:table-cell>
          <table:table-cell office:value-type="float" office:value="0.01546976" calcext:value-type="float">
            <text:p>0.01546976</text:p>
          </table:table-cell>
          <table:table-cell office:value-type="float" office:value="0.01631276" calcext:value-type="float">
            <text:p>0.01631276</text:p>
          </table:table-cell>
          <table:table-cell office:value-type="float" office:value="0.0181831" calcext:value-type="float">
            <text:p>0.0181831</text:p>
          </table:table-cell>
          <table:table-cell office:value-type="float" office:value="0.02216547" calcext:value-type="float">
            <text:p>0.02216547</text:p>
          </table:table-cell>
          <table:table-cell office:value-type="float" office:value="0.004733379" calcext:value-type="float">
            <text:p>0.004733379</text:p>
          </table:table-cell>
          <table:table-cell office:value-type="float" office:value="0.003976903" calcext:value-type="float">
            <text:p>0.003976903</text:p>
          </table:table-cell>
          <table:table-cell office:value-type="float" office:value="0" calcext:value-type="float">
            <text:p>0</text:p>
          </table:table-cell>
          <table:table-cell office:value-type="float" office:value="0.01941568" calcext:value-type="float">
            <text:p>0.01941568</text:p>
          </table:table-cell>
          <table:table-cell office:value-type="float" office:value="0.0215425" calcext:value-type="float">
            <text:p>0.0215425</text:p>
          </table:table-cell>
          <table:table-cell office:value-type="float" office:value="0.02516378" calcext:value-type="float">
            <text:p>0.02516378</text:p>
          </table:table-cell>
          <table:table-cell office:value-type="float" office:value="0.02786345" calcext:value-type="float">
            <text:p>0.02786345</text:p>
          </table:table-cell>
          <table:table-cell office:value-type="float" office:value="0.02677862" calcext:value-type="float">
            <text:p>0.02677862</text:p>
          </table:table-cell>
          <table:table-cell office:value-type="float" office:value="0.008332373" calcext:value-type="float">
            <text:p>0.008332373</text:p>
          </table:table-cell>
          <table:table-cell office:value-type="float" office:value="0.01282782" calcext:value-type="float">
            <text:p>0.01282782</text:p>
          </table:table-cell>
          <table:table-cell office:value-type="float" office:value="0.01238815" calcext:value-type="float">
            <text:p>0.01238815</text:p>
          </table:table-cell>
          <table:table-cell office:value-type="float" office:value="0.01762579" calcext:value-type="float">
            <text:p>0.01762579</text:p>
          </table:table-cell>
          <table:table-cell office:value-type="float" office:value="0.04886845" calcext:value-type="float">
            <text:p>0.04886845</text:p>
          </table:table-cell>
          <table:table-cell office:value-type="float" office:value="0.01908807" calcext:value-type="float">
            <text:p>0.01908807</text:p>
          </table:table-cell>
          <table:table-cell office:value-type="float" office:value="0.05103869" calcext:value-type="float">
            <text:p>0.05103869</text:p>
          </table:table-cell>
          <table:table-cell office:value-type="float" office:value="0.3202701" calcext:value-type="float">
            <text:p>0.3202701</text:p>
          </table:table-cell>
          <table:table-cell office:value-type="float" office:value="0.3485036" calcext:value-type="float">
            <text:p>0.3485036</text:p>
          </table:table-cell>
          <table:table-cell office:value-type="float" office:value="0" calcext:value-type="float">
            <text:p>0</text:p>
          </table:table-cell>
          <table:table-cell office:value-type="float" office:value="46.64231" calcext:value-type="float">
            <text:p>46.64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06706" calcext:value-type="float">
            <text:p>9.306706</text:p>
          </table:table-cell>
          <table:table-cell office:value-type="float" office:value="0" calcext:value-type="float">
            <text:p>0</text:p>
          </table:table-cell>
          <table:table-cell office:value-type="float" office:value="-0.1408447" calcext:value-type="float">
            <text:p>-0.14084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25.91917" calcext:value-type="float">
            <text:p>25.91917</text:p>
          </table:table-cell>
          <table:table-cell office:value-type="float" office:value="1095.575" calcext:value-type="float">
            <text:p>1095.575</text:p>
          </table:table-cell>
          <table:table-cell office:value-type="float" office:value="0" calcext:value-type="float">
            <text:p>0</text:p>
          </table:table-cell>
          <table:table-cell office:value-type="float" office:value="-36.77418" calcext:value-type="float">
            <text:p>-36.77418</text:p>
          </table:table-cell>
          <table:table-cell office:value-type="float" office:value="0.08858047" calcext:value-type="float">
            <text:p>0.08858047</text:p>
          </table:table-cell>
          <table:table-cell office:value-type="float" office:value="0.4691194" calcext:value-type="float">
            <text:p>0.469119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282341" calcext:value-type="float">
            <text:p>0.000228234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115121" calcext:value-type="float">
            <text:p>-0.03115121</text:p>
          </table:table-cell>
          <table:table-cell office:value-type="float" office:value="-0.04809497" calcext:value-type="float">
            <text:p>-0.04809497</text:p>
          </table:table-cell>
          <table:table-cell office:value-type="float" office:value="0.005884445" calcext:value-type="float">
            <text:p>0.005884445</text:p>
          </table:table-cell>
          <table:table-cell office:value-type="float" office:value="0.0221055" calcext:value-type="float">
            <text:p>0.0221055</text:p>
          </table:table-cell>
          <table:table-cell office:value-type="float" office:value="19.21502" calcext:value-type="float">
            <text:p>19.21502</text:p>
          </table:table-cell>
          <table:table-cell office:value-type="float" office:value="0.0519875" calcext:value-type="float">
            <text:p>0.0519875</text:p>
          </table:table-cell>
          <table:table-cell office:value-type="float" office:value="0.03709629" calcext:value-type="float">
            <text:p>0.03709629</text:p>
          </table:table-cell>
          <table:table-cell office:value-type="float" office:value="0.03122134" calcext:value-type="float">
            <text:p>0.03122134</text:p>
          </table:table-cell>
          <table:table-cell office:value-type="float" office:value="0.02197419" calcext:value-type="float">
            <text:p>0.02197419</text:p>
          </table:table-cell>
          <table:table-cell office:value-type="float" office:value="0.02288692" calcext:value-type="float">
            <text:p>0.02288692</text:p>
          </table:table-cell>
          <table:table-cell office:value-type="float" office:value="0.008406284" calcext:value-type="float">
            <text:p>0.008406284</text:p>
          </table:table-cell>
          <table:table-cell office:value-type="float" office:value="0.006871036" calcext:value-type="float">
            <text:p>0.006871036</text:p>
          </table:table-cell>
          <table:table-cell office:value-type="float" office:value="0.01552456" calcext:value-type="float">
            <text:p>0.01552456</text:p>
          </table:table-cell>
          <table:table-cell office:value-type="float" office:value="0.01547324" calcext:value-type="float">
            <text:p>0.01547324</text:p>
          </table:table-cell>
          <table:table-cell office:value-type="float" office:value="0.01633287" calcext:value-type="float">
            <text:p>0.01633287</text:p>
          </table:table-cell>
          <table:table-cell office:value-type="float" office:value="0.01821499" calcext:value-type="float">
            <text:p>0.01821499</text:p>
          </table:table-cell>
          <table:table-cell office:value-type="float" office:value="0.02225095" calcext:value-type="float">
            <text:p>0.02225095</text:p>
          </table:table-cell>
          <table:table-cell office:value-type="float" office:value="0.004730405" calcext:value-type="float">
            <text:p>0.004730405</text:p>
          </table:table-cell>
          <table:table-cell office:value-type="float" office:value="0.003975125" calcext:value-type="float">
            <text:p>0.003975125</text:p>
          </table:table-cell>
          <table:table-cell office:value-type="float" office:value="0" calcext:value-type="float">
            <text:p>0</text:p>
          </table:table-cell>
          <table:table-cell office:value-type="float" office:value="0.06062217" calcext:value-type="float">
            <text:p>0.06062217</text:p>
          </table:table-cell>
          <table:table-cell office:value-type="float" office:value="0.02949877" calcext:value-type="float">
            <text:p>0.02949877</text:p>
          </table:table-cell>
          <table:table-cell office:value-type="float" office:value="0.02539263" calcext:value-type="float">
            <text:p>0.02539263</text:p>
          </table:table-cell>
          <table:table-cell office:value-type="float" office:value="0.02745585" calcext:value-type="float">
            <text:p>0.02745585</text:p>
          </table:table-cell>
          <table:table-cell office:value-type="float" office:value="0.02668476" calcext:value-type="float">
            <text:p>0.02668476</text:p>
          </table:table-cell>
          <table:table-cell office:value-type="float" office:value="0.008800879" calcext:value-type="float">
            <text:p>0.008800879</text:p>
          </table:table-cell>
          <table:table-cell office:value-type="float" office:value="0.01277081" calcext:value-type="float">
            <text:p>0.01277081</text:p>
          </table:table-cell>
          <table:table-cell office:value-type="float" office:value="0.01241414" calcext:value-type="float">
            <text:p>0.01241414</text:p>
          </table:table-cell>
          <table:table-cell office:value-type="float" office:value="0.01762837" calcext:value-type="float">
            <text:p>0.01762837</text:p>
          </table:table-cell>
          <table:table-cell office:value-type="float" office:value="0.04890106" calcext:value-type="float">
            <text:p>0.04890106</text:p>
          </table:table-cell>
          <table:table-cell office:value-type="float" office:value="0.0191167" calcext:value-type="float">
            <text:p>0.0191167</text:p>
          </table:table-cell>
          <table:table-cell office:value-type="float" office:value="0.05147225" calcext:value-type="float">
            <text:p>0.05147225</text:p>
          </table:table-cell>
          <table:table-cell office:value-type="float" office:value="0.3195818" calcext:value-type="float">
            <text:p>0.3195818</text:p>
          </table:table-cell>
          <table:table-cell office:value-type="float" office:value="0.3485081" calcext:value-type="float">
            <text:p>0.3485081</text:p>
          </table:table-cell>
          <table:table-cell office:value-type="float" office:value="0" calcext:value-type="float">
            <text:p>0</text:p>
          </table:table-cell>
          <table:table-cell office:value-type="float" office:value="39.98069" calcext:value-type="float">
            <text:p>39.98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28496" calcext:value-type="float">
            <text:p>9.328496</text:p>
          </table:table-cell>
          <table:table-cell office:value-type="float" office:value="0" calcext:value-type="float">
            <text:p>0</text:p>
          </table:table-cell>
          <table:table-cell office:value-type="float" office:value="-0.141017" calcext:value-type="float">
            <text:p>-0.1410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25.85152" calcext:value-type="float">
            <text:p>25.85152</text:p>
          </table:table-cell>
          <table:table-cell office:value-type="float" office:value="1095.663" calcext:value-type="float">
            <text:p>1095.663</text:p>
          </table:table-cell>
          <table:table-cell office:value-type="float" office:value="0" calcext:value-type="float">
            <text:p>0</text:p>
          </table:table-cell>
          <table:table-cell office:value-type="float" office:value="-36.77288" calcext:value-type="float">
            <text:p>-36.77288</text:p>
          </table:table-cell>
          <table:table-cell office:value-type="float" office:value="0.08153511" calcext:value-type="float">
            <text:p>0.08153511</text:p>
          </table:table-cell>
          <table:table-cell office:value-type="float" office:value="0.4691651" calcext:value-type="float">
            <text:p>0.469165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27177" calcext:value-type="float">
            <text:p>0.0002427177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114904" calcext:value-type="float">
            <text:p>-0.03114904</text:p>
          </table:table-cell>
          <table:table-cell office:value-type="float" office:value="-0.04810302" calcext:value-type="float">
            <text:p>-0.04810302</text:p>
          </table:table-cell>
          <table:table-cell office:value-type="float" office:value="0.00589294" calcext:value-type="float">
            <text:p>0.00589294</text:p>
          </table:table-cell>
          <table:table-cell office:value-type="float" office:value="0.02377326" calcext:value-type="float">
            <text:p>0.02377326</text:p>
          </table:table-cell>
          <table:table-cell office:value-type="float" office:value="19.45911" calcext:value-type="float">
            <text:p>19.45911</text:p>
          </table:table-cell>
          <table:table-cell office:value-type="float" office:value="0.0278408" calcext:value-type="float">
            <text:p>0.0278408</text:p>
          </table:table-cell>
          <table:table-cell office:value-type="float" office:value="0.03096135" calcext:value-type="float">
            <text:p>0.03096135</text:p>
          </table:table-cell>
          <table:table-cell office:value-type="float" office:value="0.02960789" calcext:value-type="float">
            <text:p>0.02960789</text:p>
          </table:table-cell>
          <table:table-cell office:value-type="float" office:value="0.02247356" calcext:value-type="float">
            <text:p>0.02247356</text:p>
          </table:table-cell>
          <table:table-cell office:value-type="float" office:value="0.02330775" calcext:value-type="float">
            <text:p>0.02330775</text:p>
          </table:table-cell>
          <table:table-cell office:value-type="float" office:value="0.01034945" calcext:value-type="float">
            <text:p>0.01034945</text:p>
          </table:table-cell>
          <table:table-cell office:value-type="float" office:value="0.008070219" calcext:value-type="float">
            <text:p>0.008070219</text:p>
          </table:table-cell>
          <table:table-cell office:value-type="float" office:value="0.01553121" calcext:value-type="float">
            <text:p>0.01553121</text:p>
          </table:table-cell>
          <table:table-cell office:value-type="float" office:value="0.0154753" calcext:value-type="float">
            <text:p>0.0154753</text:p>
          </table:table-cell>
          <table:table-cell office:value-type="float" office:value="0.01635428" calcext:value-type="float">
            <text:p>0.01635428</text:p>
          </table:table-cell>
          <table:table-cell office:value-type="float" office:value="0.01824921" calcext:value-type="float">
            <text:p>0.01824921</text:p>
          </table:table-cell>
          <table:table-cell office:value-type="float" office:value="0.02233666" calcext:value-type="float">
            <text:p>0.02233666</text:p>
          </table:table-cell>
          <table:table-cell office:value-type="float" office:value="0.004727463" calcext:value-type="float">
            <text:p>0.004727463</text:p>
          </table:table-cell>
          <table:table-cell office:value-type="float" office:value="0.003973349" calcext:value-type="float">
            <text:p>0.003973349</text:p>
          </table:table-cell>
          <table:table-cell office:value-type="float" office:value="0" calcext:value-type="float">
            <text:p>0</text:p>
          </table:table-cell>
          <table:table-cell office:value-type="float" office:value="0.01032898" calcext:value-type="float">
            <text:p>0.01032898</text:p>
          </table:table-cell>
          <table:table-cell office:value-type="float" office:value="0.02535397" calcext:value-type="float">
            <text:p>0.02535397</text:p>
          </table:table-cell>
          <table:table-cell office:value-type="float" office:value="0.02871384" calcext:value-type="float">
            <text:p>0.02871384</text:p>
          </table:table-cell>
          <table:table-cell office:value-type="float" office:value="0.02975237" calcext:value-type="float">
            <text:p>0.02975237</text:p>
          </table:table-cell>
          <table:table-cell office:value-type="float" office:value="0.0307165" calcext:value-type="float">
            <text:p>0.0307165</text:p>
          </table:table-cell>
          <table:table-cell office:value-type="float" office:value="0.01780715" calcext:value-type="float">
            <text:p>0.01780715</text:p>
          </table:table-cell>
          <table:table-cell office:value-type="float" office:value="0.0166156" calcext:value-type="float">
            <text:p>0.0166156</text:p>
          </table:table-cell>
          <table:table-cell office:value-type="float" office:value="0.01244515" calcext:value-type="float">
            <text:p>0.01244515</text:p>
          </table:table-cell>
          <table:table-cell office:value-type="float" office:value="0.01762998" calcext:value-type="float">
            <text:p>0.01762998</text:p>
          </table:table-cell>
          <table:table-cell office:value-type="float" office:value="0.04893345" calcext:value-type="float">
            <text:p>0.04893345</text:p>
          </table:table-cell>
          <table:table-cell office:value-type="float" office:value="0.01914627" calcext:value-type="float">
            <text:p>0.01914627</text:p>
          </table:table-cell>
          <table:table-cell office:value-type="float" office:value="0.05184627" calcext:value-type="float">
            <text:p>0.05184627</text:p>
          </table:table-cell>
          <table:table-cell office:value-type="float" office:value="0.3189392" calcext:value-type="float">
            <text:p>0.3189392</text:p>
          </table:table-cell>
          <table:table-cell office:value-type="float" office:value="0.348513" calcext:value-type="float">
            <text:p>0.348513</text:p>
          </table:table-cell>
          <table:table-cell office:value-type="float" office:value="0" calcext:value-type="float">
            <text:p>0</text:p>
          </table:table-cell>
          <table:table-cell office:value-type="float" office:value="32.33438" calcext:value-type="float">
            <text:p>32.3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32035" calcext:value-type="float">
            <text:p>9.332035</text:p>
          </table:table-cell>
          <table:table-cell office:value-type="float" office:value="0" calcext:value-type="float">
            <text:p>0</text:p>
          </table:table-cell>
          <table:table-cell office:value-type="float" office:value="-0.1420741" calcext:value-type="float">
            <text:p>-0.14207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25.75457" calcext:value-type="float">
            <text:p>25.75457</text:p>
          </table:table-cell>
          <table:table-cell office:value-type="float" office:value="1095.755" calcext:value-type="float">
            <text:p>1095.755</text:p>
          </table:table-cell>
          <table:table-cell office:value-type="float" office:value="0" calcext:value-type="float">
            <text:p>0</text:p>
          </table:table-cell>
          <table:table-cell office:value-type="float" office:value="-36.7766" calcext:value-type="float">
            <text:p>-36.7766</text:p>
          </table:table-cell>
          <table:table-cell office:value-type="float" office:value="0.07692879" calcext:value-type="float">
            <text:p>0.07692879</text:p>
          </table:table-cell>
          <table:table-cell office:value-type="float" office:value="0.4692509" calcext:value-type="float">
            <text:p>0.469250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27177" calcext:value-type="float">
            <text:p>0.0002427177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114904" calcext:value-type="float">
            <text:p>-0.03114904</text:p>
          </table:table-cell>
          <table:table-cell office:value-type="float" office:value="-0.04804593" calcext:value-type="float">
            <text:p>-0.04804593</text:p>
          </table:table-cell>
          <table:table-cell office:value-type="float" office:value="0.005904685" calcext:value-type="float">
            <text:p>0.005904685</text:p>
          </table:table-cell>
          <table:table-cell office:value-type="float" office:value="0.024769" calcext:value-type="float">
            <text:p>0.024769</text:p>
          </table:table-cell>
          <table:table-cell office:value-type="float" office:value="19.71903" calcext:value-type="float">
            <text:p>19.71903</text:p>
          </table:table-cell>
          <table:table-cell office:value-type="float" office:value="0.02776388" calcext:value-type="float">
            <text:p>0.02776388</text:p>
          </table:table-cell>
          <table:table-cell office:value-type="float" office:value="0.03356715" calcext:value-type="float">
            <text:p>0.03356715</text:p>
          </table:table-cell>
          <table:table-cell office:value-type="float" office:value="0.03080872" calcext:value-type="float">
            <text:p>0.03080872</text:p>
          </table:table-cell>
          <table:table-cell office:value-type="float" office:value="0.02280463" calcext:value-type="float">
            <text:p>0.02280463</text:p>
          </table:table-cell>
          <table:table-cell office:value-type="float" office:value="0.02337695" calcext:value-type="float">
            <text:p>0.02337695</text:p>
          </table:table-cell>
          <table:table-cell office:value-type="float" office:value="0.01072748" calcext:value-type="float">
            <text:p>0.01072748</text:p>
          </table:table-cell>
          <table:table-cell office:value-type="float" office:value="0.008312699" calcext:value-type="float">
            <text:p>0.008312699</text:p>
          </table:table-cell>
          <table:table-cell office:value-type="float" office:value="0.01553875" calcext:value-type="float">
            <text:p>0.01553875</text:p>
          </table:table-cell>
          <table:table-cell office:value-type="float" office:value="0.01547544" calcext:value-type="float">
            <text:p>0.01547544</text:p>
          </table:table-cell>
          <table:table-cell office:value-type="float" office:value="0.01637652" calcext:value-type="float">
            <text:p>0.01637652</text:p>
          </table:table-cell>
          <table:table-cell office:value-type="float" office:value="0.01828492" calcext:value-type="float">
            <text:p>0.01828492</text:p>
          </table:table-cell>
          <table:table-cell office:value-type="float" office:value="0.02242238" calcext:value-type="float">
            <text:p>0.02242238</text:p>
          </table:table-cell>
          <table:table-cell office:value-type="float" office:value="0.004724546" calcext:value-type="float">
            <text:p>0.004724546</text:p>
          </table:table-cell>
          <table:table-cell office:value-type="float" office:value="0.003971585" calcext:value-type="float">
            <text:p>0.003971585</text:p>
          </table:table-cell>
          <table:table-cell office:value-type="float" office:value="0" calcext:value-type="float">
            <text:p>0</text:p>
          </table:table-cell>
          <table:table-cell office:value-type="float" office:value="0.02070274" calcext:value-type="float">
            <text:p>0.02070274</text:p>
          </table:table-cell>
          <table:table-cell office:value-type="float" office:value="0.02458026" calcext:value-type="float">
            <text:p>0.02458026</text:p>
          </table:table-cell>
          <table:table-cell office:value-type="float" office:value="0.02887418" calcext:value-type="float">
            <text:p>0.02887418</text:p>
          </table:table-cell>
          <table:table-cell office:value-type="float" office:value="0.03078808" calcext:value-type="float">
            <text:p>0.03078808</text:p>
          </table:table-cell>
          <table:table-cell office:value-type="float" office:value="0.03142402" calcext:value-type="float">
            <text:p>0.03142402</text:p>
          </table:table-cell>
          <table:table-cell office:value-type="float" office:value="0.01769474" calcext:value-type="float">
            <text:p>0.01769474</text:p>
          </table:table-cell>
          <table:table-cell office:value-type="float" office:value="0.01679195" calcext:value-type="float">
            <text:p>0.01679195</text:p>
          </table:table-cell>
          <table:table-cell office:value-type="float" office:value="0.01248007" calcext:value-type="float">
            <text:p>0.01248007</text:p>
          </table:table-cell>
          <table:table-cell office:value-type="float" office:value="0.01763328" calcext:value-type="float">
            <text:p>0.01763328</text:p>
          </table:table-cell>
          <table:table-cell office:value-type="float" office:value="0.04896549" calcext:value-type="float">
            <text:p>0.04896549</text:p>
          </table:table-cell>
          <table:table-cell office:value-type="float" office:value="0.01917624" calcext:value-type="float">
            <text:p>0.01917624</text:p>
          </table:table-cell>
          <table:table-cell office:value-type="float" office:value="0.05216968" calcext:value-type="float">
            <text:p>0.05216968</text:p>
          </table:table-cell>
          <table:table-cell office:value-type="float" office:value="0.3183378" calcext:value-type="float">
            <text:p>0.3183378</text:p>
          </table:table-cell>
          <table:table-cell office:value-type="float" office:value="0.3485177" calcext:value-type="float">
            <text:p>0.3485177</text:p>
          </table:table-cell>
          <table:table-cell office:value-type="float" office:value="0" calcext:value-type="float">
            <text:p>0</text:p>
          </table:table-cell>
          <table:table-cell office:value-type="float" office:value="26.9207" calcext:value-type="float">
            <text:p>26.9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58409" calcext:value-type="float">
            <text:p>9.358409</text:p>
          </table:table-cell>
          <table:table-cell office:value-type="float" office:value="0" calcext:value-type="float">
            <text:p>0</text:p>
          </table:table-cell>
          <table:table-cell office:value-type="float" office:value="-0.142232" calcext:value-type="float">
            <text:p>-0.14223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25.67329" calcext:value-type="float">
            <text:p>25.67329</text:p>
          </table:table-cell>
          <table:table-cell office:value-type="float" office:value="1095.83" calcext:value-type="float">
            <text:p>1095.83</text:p>
          </table:table-cell>
          <table:table-cell office:value-type="float" office:value="0" calcext:value-type="float">
            <text:p>0</text:p>
          </table:table-cell>
          <table:table-cell office:value-type="float" office:value="-36.78144" calcext:value-type="float">
            <text:p>-36.78144</text:p>
          </table:table-cell>
          <table:table-cell office:value-type="float" office:value="0.07299688" calcext:value-type="float">
            <text:p>0.07299688</text:p>
          </table:table-cell>
          <table:table-cell office:value-type="float" office:value="0.4693725" calcext:value-type="float">
            <text:p>0.469372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27177" calcext:value-type="float">
            <text:p>0.0002427177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135441" calcext:value-type="float">
            <text:p>-0.03135441</text:p>
          </table:table-cell>
          <table:table-cell office:value-type="float" office:value="-0.04798682" calcext:value-type="float">
            <text:p>-0.04798682</text:p>
          </table:table-cell>
          <table:table-cell office:value-type="float" office:value="0.005916454" calcext:value-type="float">
            <text:p>0.005916454</text:p>
          </table:table-cell>
          <table:table-cell office:value-type="float" office:value="0.02558082" calcext:value-type="float">
            <text:p>0.02558082</text:p>
          </table:table-cell>
          <table:table-cell office:value-type="float" office:value="19.91421" calcext:value-type="float">
            <text:p>19.91421</text:p>
          </table:table-cell>
          <table:table-cell office:value-type="float" office:value="0.02756672" calcext:value-type="float">
            <text:p>0.02756672</text:p>
          </table:table-cell>
          <table:table-cell office:value-type="float" office:value="0.03292292" calcext:value-type="float">
            <text:p>0.03292292</text:p>
          </table:table-cell>
          <table:table-cell office:value-type="float" office:value="0.03047028" calcext:value-type="float">
            <text:p>0.03047028</text:p>
          </table:table-cell>
          <table:table-cell office:value-type="float" office:value="0.0227866" calcext:value-type="float">
            <text:p>0.0227866</text:p>
          </table:table-cell>
          <table:table-cell office:value-type="float" office:value="0.0232982" calcext:value-type="float">
            <text:p>0.0232982</text:p>
          </table:table-cell>
          <table:table-cell office:value-type="float" office:value="0.01088114" calcext:value-type="float">
            <text:p>0.01088114</text:p>
          </table:table-cell>
          <table:table-cell office:value-type="float" office:value="0.00835758" calcext:value-type="float">
            <text:p>0.00835758</text:p>
          </table:table-cell>
          <table:table-cell office:value-type="float" office:value="0.01555133" calcext:value-type="float">
            <text:p>0.01555133</text:p>
          </table:table-cell>
          <table:table-cell office:value-type="float" office:value="0.01547687" calcext:value-type="float">
            <text:p>0.01547687</text:p>
          </table:table-cell>
          <table:table-cell office:value-type="float" office:value="0.01639928" calcext:value-type="float">
            <text:p>0.01639928</text:p>
          </table:table-cell>
          <table:table-cell office:value-type="float" office:value="0.01832261" calcext:value-type="float">
            <text:p>0.01832261</text:p>
          </table:table-cell>
          <table:table-cell office:value-type="float" office:value="0.02250714" calcext:value-type="float">
            <text:p>0.02250714</text:p>
          </table:table-cell>
          <table:table-cell office:value-type="float" office:value="0.004743394" calcext:value-type="float">
            <text:p>0.004743394</text:p>
          </table:table-cell>
          <table:table-cell office:value-type="float" office:value="0.003947838" calcext:value-type="float">
            <text:p>0.003947838</text:p>
          </table:table-cell>
          <table:table-cell office:value-type="float" office:value="0" calcext:value-type="float">
            <text:p>0</text:p>
          </table:table-cell>
          <table:table-cell office:value-type="float" office:value="0.0212858" calcext:value-type="float">
            <text:p>0.0212858</text:p>
          </table:table-cell>
          <table:table-cell office:value-type="float" office:value="0.02482272" calcext:value-type="float">
            <text:p>0.02482272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0.03088203" calcext:value-type="float">
            <text:p>0.03088203</text:p>
          </table:table-cell>
          <table:table-cell office:value-type="float" office:value="0.03143876" calcext:value-type="float">
            <text:p>0.03143876</text:p>
          </table:table-cell>
          <table:table-cell office:value-type="float" office:value="0.01753397" calcext:value-type="float">
            <text:p>0.01753397</text:p>
          </table:table-cell>
          <table:table-cell office:value-type="float" office:value="0.01673812" calcext:value-type="float">
            <text:p>0.01673812</text:p>
          </table:table-cell>
          <table:table-cell office:value-type="float" office:value="0.01251839" calcext:value-type="float">
            <text:p>0.01251839</text:p>
          </table:table-cell>
          <table:table-cell office:value-type="float" office:value="0.01763896" calcext:value-type="float">
            <text:p>0.01763896</text:p>
          </table:table-cell>
          <table:table-cell office:value-type="float" office:value="0.04899868" calcext:value-type="float">
            <text:p>0.04899868</text:p>
          </table:table-cell>
          <table:table-cell office:value-type="float" office:value="0.01921601" calcext:value-type="float">
            <text:p>0.01921601</text:p>
          </table:table-cell>
          <table:table-cell office:value-type="float" office:value="0.05259163" calcext:value-type="float">
            <text:p>0.05259163</text:p>
          </table:table-cell>
          <table:table-cell office:value-type="float" office:value="0.3276739" calcext:value-type="float">
            <text:p>0.3276739</text:p>
          </table:table-cell>
          <table:table-cell office:value-type="float" office:value="0.3387927" calcext:value-type="float">
            <text:p>0.3387927</text:p>
          </table:table-cell>
          <table:table-cell office:value-type="float" office:value="0" calcext:value-type="float">
            <text:p>0</text:p>
          </table:table-cell>
          <table:table-cell office:value-type="float" office:value="22.39537" calcext:value-type="float">
            <text:p>22.39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8538" calcext:value-type="float">
            <text:p>9.38538</text:p>
          </table:table-cell>
          <table:table-cell office:value-type="float" office:value="0" calcext:value-type="float">
            <text:p>0</text:p>
          </table:table-cell>
          <table:table-cell office:value-type="float" office:value="-0.1423892" calcext:value-type="float">
            <text:p>-0.14238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25.573" calcext:value-type="float">
            <text:p>25.573</text:p>
          </table:table-cell>
          <table:table-cell office:value-type="float" office:value="1095.923" calcext:value-type="float">
            <text:p>1095.923</text:p>
          </table:table-cell>
          <table:table-cell office:value-type="float" office:value="0" calcext:value-type="float">
            <text:p>0</text:p>
          </table:table-cell>
          <table:table-cell office:value-type="float" office:value="-36.78695" calcext:value-type="float">
            <text:p>-36.78695</text:p>
          </table:table-cell>
          <table:table-cell office:value-type="float" office:value="0.06992693" calcext:value-type="float">
            <text:p>0.06992693</text:p>
          </table:table-cell>
          <table:table-cell office:value-type="float" office:value="0.4700397" calcext:value-type="float">
            <text:p>0.470039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27177" calcext:value-type="float">
            <text:p>0.0002427177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22316" calcext:value-type="float">
            <text:p>-0.0322316</text:p>
          </table:table-cell>
          <table:table-cell office:value-type="float" office:value="-0.04792913" calcext:value-type="float">
            <text:p>-0.04792913</text:p>
          </table:table-cell>
          <table:table-cell office:value-type="float" office:value="0.005928098" calcext:value-type="float">
            <text:p>0.005928098</text:p>
          </table:table-cell>
          <table:table-cell office:value-type="float" office:value="0.0266025" calcext:value-type="float">
            <text:p>0.0266025</text:p>
          </table:table-cell>
          <table:table-cell office:value-type="float" office:value="20.15272" calcext:value-type="float">
            <text:p>20.15272</text:p>
          </table:table-cell>
          <table:table-cell office:value-type="float" office:value="0.02774769" calcext:value-type="float">
            <text:p>0.02774769</text:p>
          </table:table-cell>
          <table:table-cell office:value-type="float" office:value="0.03376966" calcext:value-type="float">
            <text:p>0.03376966</text:p>
          </table:table-cell>
          <table:table-cell office:value-type="float" office:value="0.03092403" calcext:value-type="float">
            <text:p>0.03092403</text:p>
          </table:table-cell>
          <table:table-cell office:value-type="float" office:value="0.02286615" calcext:value-type="float">
            <text:p>0.02286615</text:p>
          </table:table-cell>
          <table:table-cell office:value-type="float" office:value="0.02329136" calcext:value-type="float">
            <text:p>0.02329136</text:p>
          </table:table-cell>
          <table:table-cell office:value-type="float" office:value="0.01092145" calcext:value-type="float">
            <text:p>0.01092145</text:p>
          </table:table-cell>
          <table:table-cell office:value-type="float" office:value="0.008325414" calcext:value-type="float">
            <text:p>0.008325414</text:p>
          </table:table-cell>
          <table:table-cell office:value-type="float" office:value="0.01556362" calcext:value-type="float">
            <text:p>0.01556362</text:p>
          </table:table-cell>
          <table:table-cell office:value-type="float" office:value="0.01548121" calcext:value-type="float">
            <text:p>0.01548121</text:p>
          </table:table-cell>
          <table:table-cell office:value-type="float" office:value="0.0164224" calcext:value-type="float">
            <text:p>0.0164224</text:p>
          </table:table-cell>
          <table:table-cell office:value-type="float" office:value="0.01836227" calcext:value-type="float">
            <text:p>0.01836227</text:p>
          </table:table-cell>
          <table:table-cell office:value-type="float" office:value="0.02259243" calcext:value-type="float">
            <text:p>0.02259243</text:p>
          </table:table-cell>
          <table:table-cell office:value-type="float" office:value="0.004734478" calcext:value-type="float">
            <text:p>0.004734478</text:p>
          </table:table-cell>
          <table:table-cell office:value-type="float" office:value="0.003951918" calcext:value-type="float">
            <text:p>0.003951918</text:p>
          </table:table-cell>
          <table:table-cell office:value-type="float" office:value="0" calcext:value-type="float">
            <text:p>0</text:p>
          </table:table-cell>
          <table:table-cell office:value-type="float" office:value="0.02129977" calcext:value-type="float">
            <text:p>0.02129977</text:p>
          </table:table-cell>
          <table:table-cell office:value-type="float" office:value="0.02461906" calcext:value-type="float">
            <text:p>0.02461906</text:p>
          </table:table-cell>
          <table:table-cell office:value-type="float" office:value="0.02916975" calcext:value-type="float">
            <text:p>0.02916975</text:p>
          </table:table-cell>
          <table:table-cell office:value-type="float" office:value="0.03076977" calcext:value-type="float">
            <text:p>0.03076977</text:p>
          </table:table-cell>
          <table:table-cell office:value-type="float" office:value="0.03124339" calcext:value-type="float">
            <text:p>0.03124339</text:p>
          </table:table-cell>
          <table:table-cell office:value-type="float" office:value="0.01735449" calcext:value-type="float">
            <text:p>0.01735449</text:p>
          </table:table-cell>
          <table:table-cell office:value-type="float" office:value="0.01662191" calcext:value-type="float">
            <text:p>0.01662191</text:p>
          </table:table-cell>
          <table:table-cell office:value-type="float" office:value="0.01255443" calcext:value-type="float">
            <text:p>0.01255443</text:p>
          </table:table-cell>
          <table:table-cell office:value-type="float" office:value="0.01764756" calcext:value-type="float">
            <text:p>0.01764756</text:p>
          </table:table-cell>
          <table:table-cell office:value-type="float" office:value="0.04903307" calcext:value-type="float">
            <text:p>0.04903307</text:p>
          </table:table-cell>
          <table:table-cell office:value-type="float" office:value="0.01925758" calcext:value-type="float">
            <text:p>0.01925758</text:p>
          </table:table-cell>
          <table:table-cell office:value-type="float" office:value="0.05334928" calcext:value-type="float">
            <text:p>0.05334928</text:p>
          </table:table-cell>
          <table:table-cell office:value-type="float" office:value="0.3245506" calcext:value-type="float">
            <text:p>0.3245506</text:p>
          </table:table-cell>
          <table:table-cell office:value-type="float" office:value="0.342371" calcext:value-type="float">
            <text:p>0.342371</text:p>
          </table:table-cell>
          <table:table-cell office:value-type="float" office:value="0" calcext:value-type="float">
            <text:p>0</text:p>
          </table:table-cell>
          <table:table-cell office:value-type="float" office:value="18.76377" calcext:value-type="float">
            <text:p>18.76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13139" calcext:value-type="float">
            <text:p>9.413139</text:p>
          </table:table-cell>
          <table:table-cell office:value-type="float" office:value="0" calcext:value-type="float">
            <text:p>0</text:p>
          </table:table-cell>
          <table:table-cell office:value-type="float" office:value="-0.1425555" calcext:value-type="float">
            <text:p>-0.142555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25.45181" calcext:value-type="float">
            <text:p>25.45181</text:p>
          </table:table-cell>
          <table:table-cell office:value-type="float" office:value="1096.035" calcext:value-type="float">
            <text:p>1096.035</text:p>
          </table:table-cell>
          <table:table-cell office:value-type="float" office:value="0" calcext:value-type="float">
            <text:p>0</text:p>
          </table:table-cell>
          <table:table-cell office:value-type="float" office:value="-36.79406" calcext:value-type="float">
            <text:p>-36.79406</text:p>
          </table:table-cell>
          <table:table-cell office:value-type="float" office:value="0.06754022" calcext:value-type="float">
            <text:p>0.06754022</text:p>
          </table:table-cell>
          <table:table-cell office:value-type="float" office:value="0.4705888" calcext:value-type="float">
            <text:p>0.4705888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27177" calcext:value-type="float">
            <text:p>0.0002427177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306176" calcext:value-type="float">
            <text:p>-0.03306176</text:p>
          </table:table-cell>
          <table:table-cell office:value-type="float" office:value="-0.0478717" calcext:value-type="float">
            <text:p>-0.0478717</text:p>
          </table:table-cell>
          <table:table-cell office:value-type="float" office:value="0.005939545" calcext:value-type="float">
            <text:p>0.005939545</text:p>
          </table:table-cell>
          <table:table-cell office:value-type="float" office:value="0.02782433" calcext:value-type="float">
            <text:p>0.02782433</text:p>
          </table:table-cell>
          <table:table-cell office:value-type="float" office:value="20.42419" calcext:value-type="float">
            <text:p>20.42419</text:p>
          </table:table-cell>
          <table:table-cell office:value-type="float" office:value="0.02793818" calcext:value-type="float">
            <text:p>0.02793818</text:p>
          </table:table-cell>
          <table:table-cell office:value-type="float" office:value="0.03528703" calcext:value-type="float">
            <text:p>0.03528703</text:p>
          </table:table-cell>
          <table:table-cell office:value-type="float" office:value="0.0318832" calcext:value-type="float">
            <text:p>0.0318832</text:p>
          </table:table-cell>
          <table:table-cell office:value-type="float" office:value="0.02307371" calcext:value-type="float">
            <text:p>0.02307371</text:p>
          </table:table-cell>
          <table:table-cell office:value-type="float" office:value="0.02347375" calcext:value-type="float">
            <text:p>0.02347375</text:p>
          </table:table-cell>
          <table:table-cell office:value-type="float" office:value="0.01093216" calcext:value-type="float">
            <text:p>0.01093216</text:p>
          </table:table-cell>
          <table:table-cell office:value-type="float" office:value="0.008267044" calcext:value-type="float">
            <text:p>0.008267044</text:p>
          </table:table-cell>
          <table:table-cell office:value-type="float" office:value="0.0155789" calcext:value-type="float">
            <text:p>0.0155789</text:p>
          </table:table-cell>
          <table:table-cell office:value-type="float" office:value="0.01548806" calcext:value-type="float">
            <text:p>0.01548806</text:p>
          </table:table-cell>
          <table:table-cell office:value-type="float" office:value="0.01644574" calcext:value-type="float">
            <text:p>0.01644574</text:p>
          </table:table-cell>
          <table:table-cell office:value-type="float" office:value="0.01840252" calcext:value-type="float">
            <text:p>0.01840252</text:p>
          </table:table-cell>
          <table:table-cell office:value-type="float" office:value="0.02267928" calcext:value-type="float">
            <text:p>0.02267928</text:p>
          </table:table-cell>
          <table:table-cell office:value-type="float" office:value="0.004725691" calcext:value-type="float">
            <text:p>0.004725691</text:p>
          </table:table-cell>
          <table:table-cell office:value-type="float" office:value="0.003955968" calcext:value-type="float">
            <text:p>0.003955968</text:p>
          </table:table-cell>
          <table:table-cell office:value-type="float" office:value="0" calcext:value-type="float">
            <text:p>0</text:p>
          </table:table-cell>
          <table:table-cell office:value-type="float" office:value="0.02067541" calcext:value-type="float">
            <text:p>0.02067541</text:p>
          </table:table-cell>
          <table:table-cell office:value-type="float" office:value="0.02398896" calcext:value-type="float">
            <text:p>0.02398896</text:p>
          </table:table-cell>
          <table:table-cell office:value-type="float" office:value="0.02839909" calcext:value-type="float">
            <text:p>0.02839909</text:p>
          </table:table-cell>
          <table:table-cell office:value-type="float" office:value="0.03075169" calcext:value-type="float">
            <text:p>0.03075169</text:p>
          </table:table-cell>
          <table:table-cell office:value-type="float" office:value="0.03103349" calcext:value-type="float">
            <text:p>0.03103349</text:p>
          </table:table-cell>
          <table:table-cell office:value-type="float" office:value="0.01717369" calcext:value-type="float">
            <text:p>0.01717369</text:p>
          </table:table-cell>
          <table:table-cell office:value-type="float" office:value="0.01645418" calcext:value-type="float">
            <text:p>0.01645418</text:p>
          </table:table-cell>
          <table:table-cell office:value-type="float" office:value="0.0125918" calcext:value-type="float">
            <text:p>0.0125918</text:p>
          </table:table-cell>
          <table:table-cell office:value-type="float" office:value="0.01766141" calcext:value-type="float">
            <text:p>0.01766141</text:p>
          </table:table-cell>
          <table:table-cell office:value-type="float" office:value="0.04906761" calcext:value-type="float">
            <text:p>0.04906761</text:p>
          </table:table-cell>
          <table:table-cell office:value-type="float" office:value="0.01929705" calcext:value-type="float">
            <text:p>0.01929705</text:p>
          </table:table-cell>
          <table:table-cell office:value-type="float" office:value="0.0538592" calcext:value-type="float">
            <text:p>0.0538592</text:p>
          </table:table-cell>
          <table:table-cell office:value-type="float" office:value="0.3216412" calcext:value-type="float">
            <text:p>0.3216412</text:p>
          </table:table-cell>
          <table:table-cell office:value-type="float" office:value="0.3458755" calcext:value-type="float">
            <text:p>0.3458755</text:p>
          </table:table-cell>
          <table:table-cell office:value-type="float" office:value="0" calcext:value-type="float">
            <text:p>0</text:p>
          </table:table-cell>
          <table:table-cell office:value-type="float" office:value="15.84617" calcext:value-type="float">
            <text:p>15.84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42696" calcext:value-type="float">
            <text:p>9.442696</text:p>
          </table:table-cell>
          <table:table-cell office:value-type="float" office:value="0" calcext:value-type="float">
            <text:p>0</text:p>
          </table:table-cell>
          <table:table-cell office:value-type="float" office:value="-0.1427271" calcext:value-type="float">
            <text:p>-0.142727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25.30927" calcext:value-type="float">
            <text:p>25.30927</text:p>
          </table:table-cell>
          <table:table-cell office:value-type="float" office:value="1096.165" calcext:value-type="float">
            <text:p>1096.165</text:p>
          </table:table-cell>
          <table:table-cell office:value-type="float" office:value="0" calcext:value-type="float">
            <text:p>0</text:p>
          </table:table-cell>
          <table:table-cell office:value-type="float" office:value="-36.80334" calcext:value-type="float">
            <text:p>-36.80334</text:p>
          </table:table-cell>
          <table:table-cell office:value-type="float" office:value="0.06581022" calcext:value-type="float">
            <text:p>0.06581022</text:p>
          </table:table-cell>
          <table:table-cell office:value-type="float" office:value="0.4709697" calcext:value-type="float">
            <text:p>0.470969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368805" calcext:value-type="float">
            <text:p>-0.03368805</text:p>
          </table:table-cell>
          <table:table-cell office:value-type="float" office:value="-0.04781377" calcext:value-type="float">
            <text:p>-0.04781377</text:p>
          </table:table-cell>
          <table:table-cell office:value-type="float" office:value="0.005950775" calcext:value-type="float">
            <text:p>0.005950775</text:p>
          </table:table-cell>
          <table:table-cell office:value-type="float" office:value="0.02925908" calcext:value-type="float">
            <text:p>0.02925908</text:p>
          </table:table-cell>
          <table:table-cell office:value-type="float" office:value="20.71054" calcext:value-type="float">
            <text:p>20.71054</text:p>
          </table:table-cell>
          <table:table-cell office:value-type="float" office:value="0.03370843" calcext:value-type="float">
            <text:p>0.03370843</text:p>
          </table:table-cell>
          <table:table-cell office:value-type="float" office:value="0.03743184" calcext:value-type="float">
            <text:p>0.03743184</text:p>
          </table:table-cell>
          <table:table-cell office:value-type="float" office:value="0.03332462" calcext:value-type="float">
            <text:p>0.03332462</text:p>
          </table:table-cell>
          <table:table-cell office:value-type="float" office:value="0.02348762" calcext:value-type="float">
            <text:p>0.02348762</text:p>
          </table:table-cell>
          <table:table-cell office:value-type="float" office:value="0.02394107" calcext:value-type="float">
            <text:p>0.02394107</text:p>
          </table:table-cell>
          <table:table-cell office:value-type="float" office:value="0.01094134" calcext:value-type="float">
            <text:p>0.01094134</text:p>
          </table:table-cell>
          <table:table-cell office:value-type="float" office:value="0.008202388" calcext:value-type="float">
            <text:p>0.008202388</text:p>
          </table:table-cell>
          <table:table-cell office:value-type="float" office:value="0.01560054" calcext:value-type="float">
            <text:p>0.01560054</text:p>
          </table:table-cell>
          <table:table-cell office:value-type="float" office:value="0.01549753" calcext:value-type="float">
            <text:p>0.01549753</text:p>
          </table:table-cell>
          <table:table-cell office:value-type="float" office:value="0.01646928" calcext:value-type="float">
            <text:p>0.01646928</text:p>
          </table:table-cell>
          <table:table-cell office:value-type="float" office:value="0.01844276" calcext:value-type="float">
            <text:p>0.01844276</text:p>
          </table:table-cell>
          <table:table-cell office:value-type="float" office:value="0.02276758" calcext:value-type="float">
            <text:p>0.02276758</text:p>
          </table:table-cell>
          <table:table-cell office:value-type="float" office:value="0.004719157" calcext:value-type="float">
            <text:p>0.004719157</text:p>
          </table:table-cell>
          <table:table-cell office:value-type="float" office:value="0.003957794" calcext:value-type="float">
            <text:p>0.003957794</text:p>
          </table:table-cell>
          <table:table-cell office:value-type="float" office:value="0" calcext:value-type="float">
            <text:p>0</text:p>
          </table:table-cell>
          <table:table-cell office:value-type="float" office:value="0.02463751" calcext:value-type="float">
            <text:p>0.02463751</text:p>
          </table:table-cell>
          <table:table-cell office:value-type="float" office:value="0.02331256" calcext:value-type="float">
            <text:p>0.02331256</text:p>
          </table:table-cell>
          <table:table-cell office:value-type="float" office:value="0.02737441" calcext:value-type="float">
            <text:p>0.02737441</text:p>
          </table:table-cell>
          <table:table-cell office:value-type="float" office:value="0.03050758" calcext:value-type="float">
            <text:p>0.03050758</text:p>
          </table:table-cell>
          <table:table-cell office:value-type="float" office:value="0.0303129" calcext:value-type="float">
            <text:p>0.0303129</text:p>
          </table:table-cell>
          <table:table-cell office:value-type="float" office:value="0.01699966" calcext:value-type="float">
            <text:p>0.01699966</text:p>
          </table:table-cell>
          <table:table-cell office:value-type="float" office:value="0.01625516" calcext:value-type="float">
            <text:p>0.01625516</text:p>
          </table:table-cell>
          <table:table-cell office:value-type="float" office:value="0.01263673" calcext:value-type="float">
            <text:p>0.01263673</text:p>
          </table:table-cell>
          <table:table-cell office:value-type="float" office:value="0.0176805" calcext:value-type="float">
            <text:p>0.0176805</text:p>
          </table:table-cell>
          <table:table-cell office:value-type="float" office:value="0.04910149" calcext:value-type="float">
            <text:p>0.04910149</text:p>
          </table:table-cell>
          <table:table-cell office:value-type="float" office:value="0.01933473" calcext:value-type="float">
            <text:p>0.01933473</text:p>
          </table:table-cell>
          <table:table-cell office:value-type="float" office:value="0.0541924" calcext:value-type="float">
            <text:p>0.0541924</text:p>
          </table:table-cell>
          <table:table-cell office:value-type="float" office:value="0.3196558" calcext:value-type="float">
            <text:p>0.3196558</text:p>
          </table:table-cell>
          <table:table-cell office:value-type="float" office:value="0.3482588" calcext:value-type="float">
            <text:p>0.3482588</text:p>
          </table:table-cell>
          <table:table-cell office:value-type="float" office:value="0" calcext:value-type="float">
            <text:p>0</text:p>
          </table:table-cell>
          <table:table-cell office:value-type="float" office:value="13.5372" calcext:value-type="float">
            <text:p>13.5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74609" calcext:value-type="float">
            <text:p>9.474609</text:p>
          </table:table-cell>
          <table:table-cell office:value-type="float" office:value="0" calcext:value-type="float">
            <text:p>0</text:p>
          </table:table-cell>
          <table:table-cell office:value-type="float" office:value="-0.1429055" calcext:value-type="float">
            <text:p>-0.14290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25.21324" calcext:value-type="float">
            <text:p>25.21324</text:p>
          </table:table-cell>
          <table:table-cell office:value-type="float" office:value="1096.25" calcext:value-type="float">
            <text:p>1096.25</text:p>
          </table:table-cell>
          <table:table-cell office:value-type="float" office:value="0" calcext:value-type="float">
            <text:p>0</text:p>
          </table:table-cell>
          <table:table-cell office:value-type="float" office:value="-36.81124" calcext:value-type="float">
            <text:p>-36.81124</text:p>
          </table:table-cell>
          <table:table-cell office:value-type="float" office:value="0.06395204" calcext:value-type="float">
            <text:p>0.06395204</text:p>
          </table:table-cell>
          <table:table-cell office:value-type="float" office:value="0.4708594" calcext:value-type="float">
            <text:p>0.470859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368805" calcext:value-type="float">
            <text:p>-0.03368805</text:p>
          </table:table-cell>
          <table:table-cell office:value-type="float" office:value="-0.04775775" calcext:value-type="float">
            <text:p>-0.04775775</text:p>
          </table:table-cell>
          <table:table-cell office:value-type="float" office:value="0.005961981" calcext:value-type="float">
            <text:p>0.005961981</text:p>
          </table:table-cell>
          <table:table-cell office:value-type="float" office:value="0.03040114" calcext:value-type="float">
            <text:p>0.03040114</text:p>
          </table:table-cell>
          <table:table-cell office:value-type="float" office:value="20.87371" calcext:value-type="float">
            <text:p>20.87371</text:p>
          </table:table-cell>
          <table:table-cell office:value-type="float" office:value="0.02806129" calcext:value-type="float">
            <text:p>0.02806129</text:p>
          </table:table-cell>
          <table:table-cell office:value-type="float" office:value="0.03471596" calcext:value-type="float">
            <text:p>0.03471596</text:p>
          </table:table-cell>
          <table:table-cell office:value-type="float" office:value="0.03200147" calcext:value-type="float">
            <text:p>0.03200147</text:p>
          </table:table-cell>
          <table:table-cell office:value-type="float" office:value="0.0232452" calcext:value-type="float">
            <text:p>0.0232452</text:p>
          </table:table-cell>
          <table:table-cell office:value-type="float" office:value="0.02372824" calcext:value-type="float">
            <text:p>0.02372824</text:p>
          </table:table-cell>
          <table:table-cell office:value-type="float" office:value="0.01093896" calcext:value-type="float">
            <text:p>0.01093896</text:p>
          </table:table-cell>
          <table:table-cell office:value-type="float" office:value="0.008183891" calcext:value-type="float">
            <text:p>0.008183891</text:p>
          </table:table-cell>
          <table:table-cell office:value-type="float" office:value="0.01562766" calcext:value-type="float">
            <text:p>0.01562766</text:p>
          </table:table-cell>
          <table:table-cell office:value-type="float" office:value="0.01550969" calcext:value-type="float">
            <text:p>0.01550969</text:p>
          </table:table-cell>
          <table:table-cell office:value-type="float" office:value="0.01649275" calcext:value-type="float">
            <text:p>0.01649275</text:p>
          </table:table-cell>
          <table:table-cell office:value-type="float" office:value="0.01848257" calcext:value-type="float">
            <text:p>0.01848257</text:p>
          </table:table-cell>
          <table:table-cell office:value-type="float" office:value="0.0228569" calcext:value-type="float">
            <text:p>0.0228569</text:p>
          </table:table-cell>
          <table:table-cell office:value-type="float" office:value="0.004715741" calcext:value-type="float">
            <text:p>0.004715741</text:p>
          </table:table-cell>
          <table:table-cell office:value-type="float" office:value="0.003956618" calcext:value-type="float">
            <text:p>0.003956618</text:p>
          </table:table-cell>
          <table:table-cell office:value-type="float" office:value="0" calcext:value-type="float">
            <text:p>0</text:p>
          </table:table-cell>
          <table:table-cell office:value-type="float" office:value="0.02044097" calcext:value-type="float">
            <text:p>0.02044097</text:p>
          </table:table-cell>
          <table:table-cell office:value-type="float" office:value="0.02391721" calcext:value-type="float">
            <text:p>0.02391721</text:p>
          </table:table-cell>
          <table:table-cell office:value-type="float" office:value="0.02841277" calcext:value-type="float">
            <text:p>0.02841277</text:p>
          </table:table-cell>
          <table:table-cell office:value-type="float" office:value="0.03063838" calcext:value-type="float">
            <text:p>0.03063838</text:p>
          </table:table-cell>
          <table:table-cell office:value-type="float" office:value="0.03090378" calcext:value-type="float">
            <text:p>0.03090378</text:p>
          </table:table-cell>
          <table:table-cell office:value-type="float" office:value="0.01704635" calcext:value-type="float">
            <text:p>0.01704635</text:p>
          </table:table-cell>
          <table:table-cell office:value-type="float" office:value="0.01627809" calcext:value-type="float">
            <text:p>0.01627809</text:p>
          </table:table-cell>
          <table:table-cell office:value-type="float" office:value="0.01268619" calcext:value-type="float">
            <text:p>0.01268619</text:p>
          </table:table-cell>
          <table:table-cell office:value-type="float" office:value="0.01770345" calcext:value-type="float">
            <text:p>0.01770345</text:p>
          </table:table-cell>
          <table:table-cell office:value-type="float" office:value="0.04913206" calcext:value-type="float">
            <text:p>0.04913206</text:p>
          </table:table-cell>
          <table:table-cell office:value-type="float" office:value="0.01937064" calcext:value-type="float">
            <text:p>0.01937064</text:p>
          </table:table-cell>
          <table:table-cell office:value-type="float" office:value="0.05441516" calcext:value-type="float">
            <text:p>0.05441516</text:p>
          </table:table-cell>
          <table:table-cell office:value-type="float" office:value="0.318859" calcext:value-type="float">
            <text:p>0.318859</text:p>
          </table:table-cell>
          <table:table-cell office:value-type="float" office:value="0.3484562" calcext:value-type="float">
            <text:p>0.3484562</text:p>
          </table:table-cell>
          <table:table-cell office:value-type="float" office:value="0" calcext:value-type="float">
            <text:p>0</text:p>
          </table:table-cell>
          <table:table-cell office:value-type="float" office:value="11.48855" calcext:value-type="float">
            <text:p>11.48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03447" calcext:value-type="float">
            <text:p>9.503447</text:p>
          </table:table-cell>
          <table:table-cell office:value-type="float" office:value="0" calcext:value-type="float">
            <text:p>0</text:p>
          </table:table-cell>
          <table:table-cell office:value-type="float" office:value="-0.1431011" calcext:value-type="float">
            <text:p>-0.14310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25.12564" calcext:value-type="float">
            <text:p>25.12564</text:p>
          </table:table-cell>
          <table:table-cell office:value-type="float" office:value="1096.326" calcext:value-type="float">
            <text:p>1096.326</text:p>
          </table:table-cell>
          <table:table-cell office:value-type="float" office:value="0" calcext:value-type="float">
            <text:p>0</text:p>
          </table:table-cell>
          <table:table-cell office:value-type="float" office:value="-36.81898" calcext:value-type="float">
            <text:p>-36.81898</text:p>
          </table:table-cell>
          <table:table-cell office:value-type="float" office:value="0.06249445" calcext:value-type="float">
            <text:p>0.06249445</text:p>
          </table:table-cell>
          <table:table-cell office:value-type="float" office:value="0.4707142" calcext:value-type="float">
            <text:p>0.470714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368805" calcext:value-type="float">
            <text:p>-0.03368805</text:p>
          </table:table-cell>
          <table:table-cell office:value-type="float" office:value="-0.04769645" calcext:value-type="float">
            <text:p>-0.04769645</text:p>
          </table:table-cell>
          <table:table-cell office:value-type="float" office:value="0.005973408" calcext:value-type="float">
            <text:p>0.005973408</text:p>
          </table:table-cell>
          <table:table-cell office:value-type="float" office:value="0.03139647" calcext:value-type="float">
            <text:p>0.03139647</text:p>
          </table:table-cell>
          <table:table-cell office:value-type="float" office:value="21.02231" calcext:value-type="float">
            <text:p>21.02231</text:p>
          </table:table-cell>
          <table:table-cell office:value-type="float" office:value="0.02778603" calcext:value-type="float">
            <text:p>0.02778603</text:p>
          </table:table-cell>
          <table:table-cell office:value-type="float" office:value="0.03339946" calcext:value-type="float">
            <text:p>0.03339946</text:p>
          </table:table-cell>
          <table:table-cell office:value-type="float" office:value="0.03082653" calcext:value-type="float">
            <text:p>0.03082653</text:p>
          </table:table-cell>
          <table:table-cell office:value-type="float" office:value="0.02288731" calcext:value-type="float">
            <text:p>0.02288731</text:p>
          </table:table-cell>
          <table:table-cell office:value-type="float" office:value="0.02338928" calcext:value-type="float">
            <text:p>0.02338928</text:p>
          </table:table-cell>
          <table:table-cell office:value-type="float" office:value="0.01084786" calcext:value-type="float">
            <text:p>0.01084786</text:p>
          </table:table-cell>
          <table:table-cell office:value-type="float" office:value="0.008122132" calcext:value-type="float">
            <text:p>0.008122132</text:p>
          </table:table-cell>
          <table:table-cell office:value-type="float" office:value="0.01565003" calcext:value-type="float">
            <text:p>0.01565003</text:p>
          </table:table-cell>
          <table:table-cell office:value-type="float" office:value="0.015524" calcext:value-type="float">
            <text:p>0.015524</text:p>
          </table:table-cell>
          <table:table-cell office:value-type="float" office:value="0.0165164" calcext:value-type="float">
            <text:p>0.0165164</text:p>
          </table:table-cell>
          <table:table-cell office:value-type="float" office:value="0.01852168" calcext:value-type="float">
            <text:p>0.01852168</text:p>
          </table:table-cell>
          <table:table-cell office:value-type="float" office:value="0.02294685" calcext:value-type="float">
            <text:p>0.02294685</text:p>
          </table:table-cell>
          <table:table-cell office:value-type="float" office:value="0.004712909" calcext:value-type="float">
            <text:p>0.004712909</text:p>
          </table:table-cell>
          <table:table-cell office:value-type="float" office:value="0.003954886" calcext:value-type="float">
            <text:p>0.003954886</text:p>
          </table:table-cell>
          <table:table-cell office:value-type="float" office:value="0" calcext:value-type="float">
            <text:p>0</text:p>
          </table:table-cell>
          <table:table-cell office:value-type="float" office:value="0.02108885" calcext:value-type="float">
            <text:p>0.02108885</text:p>
          </table:table-cell>
          <table:table-cell office:value-type="float" office:value="0.02469174" calcext:value-type="float">
            <text:p>0.02469174</text:p>
          </table:table-cell>
          <table:table-cell office:value-type="float" office:value="0.02936959" calcext:value-type="float">
            <text:p>0.02936959</text:p>
          </table:table-cell>
          <table:table-cell office:value-type="float" office:value="0.03016837" calcext:value-type="float">
            <text:p>0.03016837</text:p>
          </table:table-cell>
          <table:table-cell office:value-type="float" office:value="0.03063366" calcext:value-type="float">
            <text:p>0.03063366</text:p>
          </table:table-cell>
          <table:table-cell office:value-type="float" office:value="0.01685888" calcext:value-type="float">
            <text:p>0.01685888</text:p>
          </table:table-cell>
          <table:table-cell office:value-type="float" office:value="0.01611627" calcext:value-type="float">
            <text:p>0.01611627</text:p>
          </table:table-cell>
          <table:table-cell office:value-type="float" office:value="0.01272748" calcext:value-type="float">
            <text:p>0.01272748</text:p>
          </table:table-cell>
          <table:table-cell office:value-type="float" office:value="0.01772561" calcext:value-type="float">
            <text:p>0.01772561</text:p>
          </table:table-cell>
          <table:table-cell office:value-type="float" office:value="0.04916338" calcext:value-type="float">
            <text:p>0.04916338</text:p>
          </table:table-cell>
          <table:table-cell office:value-type="float" office:value="0.01940494" calcext:value-type="float">
            <text:p>0.01940494</text:p>
          </table:table-cell>
          <table:table-cell office:value-type="float" office:value="0.05460259" calcext:value-type="float">
            <text:p>0.05460259</text:p>
          </table:table-cell>
          <table:table-cell office:value-type="float" office:value="0.3182875" calcext:value-type="float">
            <text:p>0.3182875</text:p>
          </table:table-cell>
          <table:table-cell office:value-type="float" office:value="0.3484607" calcext:value-type="float">
            <text:p>0.3484607</text:p>
          </table:table-cell>
          <table:table-cell office:value-type="float" office:value="0" calcext:value-type="float">
            <text:p>0</text:p>
          </table:table-cell>
          <table:table-cell office:value-type="float" office:value="9.773156" calcext:value-type="float">
            <text:p>9.773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32153" calcext:value-type="float">
            <text:p>9.532153</text:p>
          </table:table-cell>
          <table:table-cell office:value-type="float" office:value="0" calcext:value-type="float">
            <text:p>0</text:p>
          </table:table-cell>
          <table:table-cell office:value-type="float" office:value="-0.1432513" calcext:value-type="float">
            <text:p>-0.14325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25.00822" calcext:value-type="float">
            <text:p>25.00822</text:p>
          </table:table-cell>
          <table:table-cell office:value-type="float" office:value="1096.431" calcext:value-type="float">
            <text:p>1096.431</text:p>
          </table:table-cell>
          <table:table-cell office:value-type="float" office:value="0" calcext:value-type="float">
            <text:p>0</text:p>
          </table:table-cell>
          <table:table-cell office:value-type="float" office:value="-36.82825" calcext:value-type="float">
            <text:p>-36.82825</text:p>
          </table:table-cell>
          <table:table-cell office:value-type="float" office:value="0.06157281" calcext:value-type="float">
            <text:p>0.06157281</text:p>
          </table:table-cell>
          <table:table-cell office:value-type="float" office:value="0.4704099" calcext:value-type="float">
            <text:p>0.470409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368805" calcext:value-type="float">
            <text:p>-0.03368805</text:p>
          </table:table-cell>
          <table:table-cell office:value-type="float" office:value="-0.04763856" calcext:value-type="float">
            <text:p>-0.04763856</text:p>
          </table:table-cell>
          <table:table-cell office:value-type="float" office:value="0.005984534" calcext:value-type="float">
            <text:p>0.005984534</text:p>
          </table:table-cell>
          <table:table-cell office:value-type="float" office:value="0.03292026" calcext:value-type="float">
            <text:p>0.03292026</text:p>
          </table:table-cell>
          <table:table-cell office:value-type="float" office:value="21.24343" calcext:value-type="float">
            <text:p>21.24343</text:p>
          </table:table-cell>
          <table:table-cell office:value-type="float" office:value="0.02740061" calcext:value-type="float">
            <text:p>0.02740061</text:p>
          </table:table-cell>
          <table:table-cell office:value-type="float" office:value="0.03518527" calcext:value-type="float">
            <text:p>0.03518527</text:p>
          </table:table-cell>
          <table:table-cell office:value-type="float" office:value="0.03172427" calcext:value-type="float">
            <text:p>0.03172427</text:p>
          </table:table-cell>
          <table:table-cell office:value-type="float" office:value="0.02301032" calcext:value-type="float">
            <text:p>0.02301032</text:p>
          </table:table-cell>
          <table:table-cell office:value-type="float" office:value="0.02346703" calcext:value-type="float">
            <text:p>0.02346703</text:p>
          </table:table-cell>
          <table:table-cell office:value-type="float" office:value="0.01078932" calcext:value-type="float">
            <text:p>0.01078932</text:p>
          </table:table-cell>
          <table:table-cell office:value-type="float" office:value="0.008056951" calcext:value-type="float">
            <text:p>0.008056951</text:p>
          </table:table-cell>
          <table:table-cell office:value-type="float" office:value="0.01566998" calcext:value-type="float">
            <text:p>0.01566998</text:p>
          </table:table-cell>
          <table:table-cell office:value-type="float" office:value="0.01553968" calcext:value-type="float">
            <text:p>0.01553968</text:p>
          </table:table-cell>
          <table:table-cell office:value-type="float" office:value="0.01654021" calcext:value-type="float">
            <text:p>0.01654021</text:p>
          </table:table-cell>
          <table:table-cell office:value-type="float" office:value="0.01855997" calcext:value-type="float">
            <text:p>0.01855997</text:p>
          </table:table-cell>
          <table:table-cell office:value-type="float" office:value="0.02303714" calcext:value-type="float">
            <text:p>0.02303714</text:p>
          </table:table-cell>
          <table:table-cell office:value-type="float" office:value="0.004710089" calcext:value-type="float">
            <text:p>0.004710089</text:p>
          </table:table-cell>
          <table:table-cell office:value-type="float" office:value="0.003953149" calcext:value-type="float">
            <text:p>0.003953149</text:p>
          </table:table-cell>
          <table:table-cell office:value-type="float" office:value="0" calcext:value-type="float">
            <text:p>0</text:p>
          </table:table-cell>
          <table:table-cell office:value-type="float" office:value="0.02055117" calcext:value-type="float">
            <text:p>0.02055117</text:p>
          </table:table-cell>
          <table:table-cell office:value-type="float" office:value="0.02405871" calcext:value-type="float">
            <text:p>0.02405871</text:p>
          </table:table-cell>
          <table:table-cell office:value-type="float" office:value="0.0285842" calcext:value-type="float">
            <text:p>0.0285842</text:p>
          </table:table-cell>
          <table:table-cell office:value-type="float" office:value="0.03009162" calcext:value-type="float">
            <text:p>0.03009162</text:p>
          </table:table-cell>
          <table:table-cell office:value-type="float" office:value="0.03040157" calcext:value-type="float">
            <text:p>0.03040157</text:p>
          </table:table-cell>
          <table:table-cell office:value-type="float" office:value="0.01667448" calcext:value-type="float">
            <text:p>0.01667448</text:p>
          </table:table-cell>
          <table:table-cell office:value-type="float" office:value="0.01593033" calcext:value-type="float">
            <text:p>0.01593033</text:p>
          </table:table-cell>
          <table:table-cell office:value-type="float" office:value="0.01276519" calcext:value-type="float">
            <text:p>0.01276519</text:p>
          </table:table-cell>
          <table:table-cell office:value-type="float" office:value="0.01774656" calcext:value-type="float">
            <text:p>0.01774656</text:p>
          </table:table-cell>
          <table:table-cell office:value-type="float" office:value="0.04919463" calcext:value-type="float">
            <text:p>0.04919463</text:p>
          </table:table-cell>
          <table:table-cell office:value-type="float" office:value="0.0194379" calcext:value-type="float">
            <text:p>0.0194379</text:p>
          </table:table-cell>
          <table:table-cell office:value-type="float" office:value="0.05476511" calcext:value-type="float">
            <text:p>0.05476511</text:p>
          </table:table-cell>
          <table:table-cell office:value-type="float" office:value="0.3177385" calcext:value-type="float">
            <text:p>0.3177385</text:p>
          </table:table-cell>
          <table:table-cell office:value-type="float" office:value="0.3484654" calcext:value-type="float">
            <text:p>0.3484654</text:p>
          </table:table-cell>
          <table:table-cell office:value-type="float" office:value="0" calcext:value-type="float">
            <text:p>0</text:p>
          </table:table-cell>
          <table:table-cell office:value-type="float" office:value="8.443602" calcext:value-type="float">
            <text:p>8.443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62628" calcext:value-type="float">
            <text:p>9.562628</text:p>
          </table:table-cell>
          <table:table-cell office:value-type="float" office:value="0" calcext:value-type="float">
            <text:p>0</text:p>
          </table:table-cell>
          <table:table-cell office:value-type="float" office:value="-0.143421" calcext:value-type="float">
            <text:p>-0.1434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24.86992" calcext:value-type="float">
            <text:p>24.86992</text:p>
          </table:table-cell>
          <table:table-cell office:value-type="float" office:value="1096.554" calcext:value-type="float">
            <text:p>1096.554</text:p>
          </table:table-cell>
          <table:table-cell office:value-type="float" office:value="0" calcext:value-type="float">
            <text:p>0</text:p>
          </table:table-cell>
          <table:table-cell office:value-type="float" office:value="-36.84052" calcext:value-type="float">
            <text:p>-36.84052</text:p>
          </table:table-cell>
          <table:table-cell office:value-type="float" office:value="0.0610446" calcext:value-type="float">
            <text:p>0.0610446</text:p>
          </table:table-cell>
          <table:table-cell office:value-type="float" office:value="0.4700161" calcext:value-type="float">
            <text:p>0.470016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368805" calcext:value-type="float">
            <text:p>-0.03368805</text:p>
          </table:table-cell>
          <table:table-cell office:value-type="float" office:value="-0.04758012" calcext:value-type="float">
            <text:p>-0.04758012</text:p>
          </table:table-cell>
          <table:table-cell office:value-type="float" office:value="0.005995442" calcext:value-type="float">
            <text:p>0.005995442</text:p>
          </table:table-cell>
          <table:table-cell office:value-type="float" office:value="0.03482605" calcext:value-type="float">
            <text:p>0.03482605</text:p>
          </table:table-cell>
          <table:table-cell office:value-type="float" office:value="21.49196" calcext:value-type="float">
            <text:p>21.49196</text:p>
          </table:table-cell>
          <table:table-cell office:value-type="float" office:value="0.02925869" calcext:value-type="float">
            <text:p>0.02925869</text:p>
          </table:table-cell>
          <table:table-cell office:value-type="float" office:value="0.03824809" calcext:value-type="float">
            <text:p>0.03824809</text:p>
          </table:table-cell>
          <table:table-cell office:value-type="float" office:value="0.03365921" calcext:value-type="float">
            <text:p>0.03365921</text:p>
          </table:table-cell>
          <table:table-cell office:value-type="float" office:value="0.02363188" calcext:value-type="float">
            <text:p>0.02363188</text:p>
          </table:table-cell>
          <table:table-cell office:value-type="float" office:value="0.02407833" calcext:value-type="float">
            <text:p>0.02407833</text:p>
          </table:table-cell>
          <table:table-cell office:value-type="float" office:value="0.0107863" calcext:value-type="float">
            <text:p>0.0107863</text:p>
          </table:table-cell>
          <table:table-cell office:value-type="float" office:value="0.008001694" calcext:value-type="float">
            <text:p>0.008001694</text:p>
          </table:table-cell>
          <table:table-cell office:value-type="float" office:value="0.01569582" calcext:value-type="float">
            <text:p>0.01569582</text:p>
          </table:table-cell>
          <table:table-cell office:value-type="float" office:value="0.01555643" calcext:value-type="float">
            <text:p>0.01555643</text:p>
          </table:table-cell>
          <table:table-cell office:value-type="float" office:value="0.01656411" calcext:value-type="float">
            <text:p>0.01656411</text:p>
          </table:table-cell>
          <table:table-cell office:value-type="float" office:value="0.01859736" calcext:value-type="float">
            <text:p>0.01859736</text:p>
          </table:table-cell>
          <table:table-cell office:value-type="float" office:value="0.02312751" calcext:value-type="float">
            <text:p>0.02312751</text:p>
          </table:table-cell>
          <table:table-cell office:value-type="float" office:value="0.004707302" calcext:value-type="float">
            <text:p>0.004707302</text:p>
          </table:table-cell>
          <table:table-cell office:value-type="float" office:value="0.003951419" calcext:value-type="float">
            <text:p>0.003951419</text:p>
          </table:table-cell>
          <table:table-cell office:value-type="float" office:value="0" calcext:value-type="float">
            <text:p>0</text:p>
          </table:table-cell>
          <table:table-cell office:value-type="float" office:value="0.01983671" calcext:value-type="float">
            <text:p>0.01983671</text:p>
          </table:table-cell>
          <table:table-cell office:value-type="float" office:value="0.02290637" calcext:value-type="float">
            <text:p>0.02290637</text:p>
          </table:table-cell>
          <table:table-cell office:value-type="float" office:value="0.02702705" calcext:value-type="float">
            <text:p>0.02702705</text:p>
          </table:table-cell>
          <table:table-cell office:value-type="float" office:value="0.02967966" calcext:value-type="float">
            <text:p>0.02967966</text:p>
          </table:table-cell>
          <table:table-cell office:value-type="float" office:value="0.02950388" calcext:value-type="float">
            <text:p>0.02950388</text:p>
          </table:table-cell>
          <table:table-cell office:value-type="float" office:value="0.01651689" calcext:value-type="float">
            <text:p>0.01651689</text:p>
          </table:table-cell>
          <table:table-cell office:value-type="float" office:value="0.01573335" calcext:value-type="float">
            <text:p>0.01573335</text:p>
          </table:table-cell>
          <table:table-cell office:value-type="float" office:value="0.01280857" calcext:value-type="float">
            <text:p>0.01280857</text:p>
          </table:table-cell>
          <table:table-cell office:value-type="float" office:value="0.0177692" calcext:value-type="float">
            <text:p>0.0177692</text:p>
          </table:table-cell>
          <table:table-cell office:value-type="float" office:value="0.04922611" calcext:value-type="float">
            <text:p>0.04922611</text:p>
          </table:table-cell>
          <table:table-cell office:value-type="float" office:value="0.01946965" calcext:value-type="float">
            <text:p>0.01946965</text:p>
          </table:table-cell>
          <table:table-cell office:value-type="float" office:value="0.05490485" calcext:value-type="float">
            <text:p>0.05490485</text:p>
          </table:table-cell>
          <table:table-cell office:value-type="float" office:value="0.3172107" calcext:value-type="float">
            <text:p>0.3172107</text:p>
          </table:table-cell>
          <table:table-cell office:value-type="float" office:value="0.34847" calcext:value-type="float">
            <text:p>0.34847</text:p>
          </table:table-cell>
          <table:table-cell office:value-type="float" office:value="0" calcext:value-type="float">
            <text:p>0</text:p>
          </table:table-cell>
          <table:table-cell office:value-type="float" office:value="7.401566" calcext:value-type="float">
            <text:p>7.40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96593" calcext:value-type="float">
            <text:p>9.596593</text:p>
          </table:table-cell>
          <table:table-cell office:value-type="float" office:value="0" calcext:value-type="float">
            <text:p>0</text:p>
          </table:table-cell>
          <table:table-cell office:value-type="float" office:value="-0.1436084" calcext:value-type="float">
            <text:p>-0.143608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24.70879" calcext:value-type="float">
            <text:p>24.70879</text:p>
          </table:table-cell>
          <table:table-cell office:value-type="float" office:value="1096.696" calcext:value-type="float">
            <text:p>1096.696</text:p>
          </table:table-cell>
          <table:table-cell office:value-type="float" office:value="0" calcext:value-type="float">
            <text:p>0</text:p>
          </table:table-cell>
          <table:table-cell office:value-type="float" office:value="-36.85685" calcext:value-type="float">
            <text:p>-36.85685</text:p>
          </table:table-cell>
          <table:table-cell office:value-type="float" office:value="0.06089542" calcext:value-type="float">
            <text:p>0.06089542</text:p>
          </table:table-cell>
          <table:table-cell office:value-type="float" office:value="0.4695345" calcext:value-type="float">
            <text:p>0.469534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368805" calcext:value-type="float">
            <text:p>-0.03368805</text:p>
          </table:table-cell>
          <table:table-cell office:value-type="float" office:value="-0.0475199" calcext:value-type="float">
            <text:p>-0.0475199</text:p>
          </table:table-cell>
          <table:table-cell office:value-type="float" office:value="0.00600614" calcext:value-type="float">
            <text:p>0.00600614</text:p>
          </table:table-cell>
          <table:table-cell office:value-type="float" office:value="0.0370726" calcext:value-type="float">
            <text:p>0.0370726</text:p>
          </table:table-cell>
          <table:table-cell office:value-type="float" office:value="21.74733" calcext:value-type="float">
            <text:p>21.74733</text:p>
          </table:table-cell>
          <table:table-cell office:value-type="float" office:value="0.03427422" calcext:value-type="float">
            <text:p>0.03427422</text:p>
          </table:table-cell>
          <table:table-cell office:value-type="float" office:value="0.04257627" calcext:value-type="float">
            <text:p>0.04257627</text:p>
          </table:table-cell>
          <table:table-cell office:value-type="float" office:value="0.03668303" calcext:value-type="float">
            <text:p>0.03668303</text:p>
          </table:table-cell>
          <table:table-cell office:value-type="float" office:value="0.02497305" calcext:value-type="float">
            <text:p>0.02497305</text:p>
          </table:table-cell>
          <table:table-cell office:value-type="float" office:value="0.02533907" calcext:value-type="float">
            <text:p>0.02533907</text:p>
          </table:table-cell>
          <table:table-cell office:value-type="float" office:value="0.01083335" calcext:value-type="float">
            <text:p>0.01083335</text:p>
          </table:table-cell>
          <table:table-cell office:value-type="float" office:value="0.007955482" calcext:value-type="float">
            <text:p>0.007955482</text:p>
          </table:table-cell>
          <table:table-cell office:value-type="float" office:value="0.01573168" calcext:value-type="float">
            <text:p>0.01573168</text:p>
          </table:table-cell>
          <table:table-cell office:value-type="float" office:value="0.01557449" calcext:value-type="float">
            <text:p>0.01557449</text:p>
          </table:table-cell>
          <table:table-cell office:value-type="float" office:value="0.01658869" calcext:value-type="float">
            <text:p>0.01658869</text:p>
          </table:table-cell>
          <table:table-cell office:value-type="float" office:value="0.01863295" calcext:value-type="float">
            <text:p>0.01863295</text:p>
          </table:table-cell>
          <table:table-cell office:value-type="float" office:value="0.02321762" calcext:value-type="float">
            <text:p>0.02321762</text:p>
          </table:table-cell>
          <table:table-cell office:value-type="float" office:value="0.004704513" calcext:value-type="float">
            <text:p>0.004704513</text:p>
          </table:table-cell>
          <table:table-cell office:value-type="float" office:value="0.003949695" calcext:value-type="float">
            <text:p>0.003949695</text:p>
          </table:table-cell>
          <table:table-cell office:value-type="float" office:value="0" calcext:value-type="float">
            <text:p>0</text:p>
          </table:table-cell>
          <table:table-cell office:value-type="float" office:value="0.01923785" calcext:value-type="float">
            <text:p>0.01923785</text:p>
          </table:table-cell>
          <table:table-cell office:value-type="float" office:value="0.02171269" calcext:value-type="float">
            <text:p>0.02171269</text:p>
          </table:table-cell>
          <table:table-cell office:value-type="float" office:value="0.02538105" calcext:value-type="float">
            <text:p>0.02538105</text:p>
          </table:table-cell>
          <table:table-cell office:value-type="float" office:value="0.02805434" calcext:value-type="float">
            <text:p>0.02805434</text:p>
          </table:table-cell>
          <table:table-cell office:value-type="float" office:value="0.02757942" calcext:value-type="float">
            <text:p>0.02757942</text:p>
          </table:table-cell>
          <table:table-cell office:value-type="float" office:value="0.01638855" calcext:value-type="float">
            <text:p>0.01638855</text:p>
          </table:table-cell>
          <table:table-cell office:value-type="float" office:value="0.01552894" calcext:value-type="float">
            <text:p>0.01552894</text:p>
          </table:table-cell>
          <table:table-cell office:value-type="float" office:value="0.01286308" calcext:value-type="float">
            <text:p>0.01286308</text:p>
          </table:table-cell>
          <table:table-cell office:value-type="float" office:value="0.0177956" calcext:value-type="float">
            <text:p>0.0177956</text:p>
          </table:table-cell>
          <table:table-cell office:value-type="float" office:value="0.04926159" calcext:value-type="float">
            <text:p>0.04926159</text:p>
          </table:table-cell>
          <table:table-cell office:value-type="float" office:value="0.01949579" calcext:value-type="float">
            <text:p>0.01949579</text:p>
          </table:table-cell>
          <table:table-cell office:value-type="float" office:value="0.05502348" calcext:value-type="float">
            <text:p>0.05502348</text:p>
          </table:table-cell>
          <table:table-cell office:value-type="float" office:value="0.3167033" calcext:value-type="float">
            <text:p>0.3167033</text:p>
          </table:table-cell>
          <table:table-cell office:value-type="float" office:value="0.3484747" calcext:value-type="float">
            <text:p>0.3484747</text:p>
          </table:table-cell>
          <table:table-cell office:value-type="float" office:value="0" calcext:value-type="float">
            <text:p>0</text:p>
          </table:table-cell>
          <table:table-cell office:value-type="float" office:value="6.594983" calcext:value-type="float">
            <text:p>6.594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35623" calcext:value-type="float">
            <text:p>9.635623</text:p>
          </table:table-cell>
          <table:table-cell office:value-type="float" office:value="0" calcext:value-type="float">
            <text:p>0</text:p>
          </table:table-cell>
          <table:table-cell office:value-type="float" office:value="-0.1438176" calcext:value-type="float">
            <text:p>-0.14381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24.54834" calcext:value-type="float">
            <text:p>24.54834</text:p>
          </table:table-cell>
          <table:table-cell office:value-type="float" office:value="1096.833" calcext:value-type="float">
            <text:p>1096.833</text:p>
          </table:table-cell>
          <table:table-cell office:value-type="float" office:value="0" calcext:value-type="float">
            <text:p>0</text:p>
          </table:table-cell>
          <table:table-cell office:value-type="float" office:value="-36.8769" calcext:value-type="float">
            <text:p>-36.8769</text:p>
          </table:table-cell>
          <table:table-cell office:value-type="float" office:value="0.06078726" calcext:value-type="float">
            <text:p>0.06078726</text:p>
          </table:table-cell>
          <table:table-cell office:value-type="float" office:value="0.4693355" calcext:value-type="float">
            <text:p>0.469335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390477" calcext:value-type="float">
            <text:p>-0.03390477</text:p>
          </table:table-cell>
          <table:table-cell office:value-type="float" office:value="-0.04745534" calcext:value-type="float">
            <text:p>-0.04745534</text:p>
          </table:table-cell>
          <table:table-cell office:value-type="float" office:value="0.006016809" calcext:value-type="float">
            <text:p>0.006016809</text:p>
          </table:table-cell>
          <table:table-cell office:value-type="float" office:value="0.03918629" calcext:value-type="float">
            <text:p>0.03918629</text:p>
          </table:table-cell>
          <table:table-cell office:value-type="float" office:value="21.94549" calcext:value-type="float">
            <text:p>21.94549</text:p>
          </table:table-cell>
          <table:table-cell office:value-type="float" office:value="0.036566" calcext:value-type="float">
            <text:p>0.036566</text:p>
          </table:table-cell>
          <table:table-cell office:value-type="float" office:value="0.04573376" calcext:value-type="float">
            <text:p>0.04573376</text:p>
          </table:table-cell>
          <table:table-cell office:value-type="float" office:value="0.03912462" calcext:value-type="float">
            <text:p>0.03912462</text:p>
          </table:table-cell>
          <table:table-cell office:value-type="float" office:value="0.02629561" calcext:value-type="float">
            <text:p>0.02629561</text:p>
          </table:table-cell>
          <table:table-cell office:value-type="float" office:value="0.02669101" calcext:value-type="float">
            <text:p>0.02669101</text:p>
          </table:table-cell>
          <table:table-cell office:value-type="float" office:value="0.01089258" calcext:value-type="float">
            <text:p>0.01089258</text:p>
          </table:table-cell>
          <table:table-cell office:value-type="float" office:value="0.007913611" calcext:value-type="float">
            <text:p>0.007913611</text:p>
          </table:table-cell>
          <table:table-cell office:value-type="float" office:value="0.01577942" calcext:value-type="float">
            <text:p>0.01577942</text:p>
          </table:table-cell>
          <table:table-cell office:value-type="float" office:value="0.01559418" calcext:value-type="float">
            <text:p>0.01559418</text:p>
          </table:table-cell>
          <table:table-cell office:value-type="float" office:value="0.01661419" calcext:value-type="float">
            <text:p>0.01661419</text:p>
          </table:table-cell>
          <table:table-cell office:value-type="float" office:value="0.01866673" calcext:value-type="float">
            <text:p>0.01866673</text:p>
          </table:table-cell>
          <table:table-cell office:value-type="float" office:value="0.02330722" calcext:value-type="float">
            <text:p>0.02330722</text:p>
          </table:table-cell>
          <table:table-cell office:value-type="float" office:value="0.004710502" calcext:value-type="float">
            <text:p>0.004710502</text:p>
          </table:table-cell>
          <table:table-cell office:value-type="float" office:value="0.003939135" calcext:value-type="float">
            <text:p>0.003939135</text:p>
          </table:table-cell>
          <table:table-cell office:value-type="float" office:value="0" calcext:value-type="float">
            <text:p>0</text:p>
          </table:table-cell>
          <table:table-cell office:value-type="float" office:value="0.01916444" calcext:value-type="float">
            <text:p>0.01916444</text:p>
          </table:table-cell>
          <table:table-cell office:value-type="float" office:value="0.0210451" calcext:value-type="float">
            <text:p>0.0210451</text:p>
          </table:table-cell>
          <table:table-cell office:value-type="float" office:value="0.02436386" calcext:value-type="float">
            <text:p>0.02436386</text:p>
          </table:table-cell>
          <table:table-cell office:value-type="float" office:value="0.02622361" calcext:value-type="float">
            <text:p>0.02622361</text:p>
          </table:table-cell>
          <table:table-cell office:value-type="float" office:value="0.02584982" calcext:value-type="float">
            <text:p>0.02584982</text:p>
          </table:table-cell>
          <table:table-cell office:value-type="float" office:value="0.01627301" calcext:value-type="float">
            <text:p>0.01627301</text:p>
          </table:table-cell>
          <table:table-cell office:value-type="float" office:value="0.01532553" calcext:value-type="float">
            <text:p>0.01532553</text:p>
          </table:table-cell>
          <table:table-cell office:value-type="float" office:value="0.01292918" calcext:value-type="float">
            <text:p>0.01292918</text:p>
          </table:table-cell>
          <table:table-cell office:value-type="float" office:value="0.01782626" calcext:value-type="float">
            <text:p>0.01782626</text:p>
          </table:table-cell>
          <table:table-cell office:value-type="float" office:value="0.04930132" calcext:value-type="float">
            <text:p>0.04930132</text:p>
          </table:table-cell>
          <table:table-cell office:value-type="float" office:value="0.01951885" calcext:value-type="float">
            <text:p>0.01951885</text:p>
          </table:table-cell>
          <table:table-cell office:value-type="float" office:value="0.05519952" calcext:value-type="float">
            <text:p>0.05519952</text:p>
          </table:table-cell>
          <table:table-cell office:value-type="float" office:value="0.320228" calcext:value-type="float">
            <text:p>0.320228</text:p>
          </table:table-cell>
          <table:table-cell office:value-type="float" office:value="0.3447554" calcext:value-type="float">
            <text:p>0.3447554</text:p>
          </table:table-cell>
          <table:table-cell office:value-type="float" office:value="0" calcext:value-type="float">
            <text:p>0</text:p>
          </table:table-cell>
          <table:table-cell office:value-type="float" office:value="5.926393" calcext:value-type="float">
            <text:p>5.92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8546" calcext:value-type="float">
            <text:p>9.678546</text:p>
          </table:table-cell>
          <table:table-cell office:value-type="float" office:value="0" calcext:value-type="float">
            <text:p>0</text:p>
          </table:table-cell>
          <table:table-cell office:value-type="float" office:value="-0.1440215" calcext:value-type="float">
            <text:p>-0.14402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24.39268" calcext:value-type="float">
            <text:p>24.39268</text:p>
          </table:table-cell>
          <table:table-cell office:value-type="float" office:value="1096.961" calcext:value-type="float">
            <text:p>1096.961</text:p>
          </table:table-cell>
          <table:table-cell office:value-type="float" office:value="0" calcext:value-type="float">
            <text:p>0</text:p>
          </table:table-cell>
          <table:table-cell office:value-type="float" office:value="-36.89946" calcext:value-type="float">
            <text:p>-36.89946</text:p>
          </table:table-cell>
          <table:table-cell office:value-type="float" office:value="0.06073216" calcext:value-type="float">
            <text:p>0.06073216</text:p>
          </table:table-cell>
          <table:table-cell office:value-type="float" office:value="0.4698025" calcext:value-type="float">
            <text:p>0.469802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471683" calcext:value-type="float">
            <text:p>-0.03471683</text:p>
          </table:table-cell>
          <table:table-cell office:value-type="float" office:value="-0.04738765" calcext:value-type="float">
            <text:p>-0.04738765</text:p>
          </table:table-cell>
          <table:table-cell office:value-type="float" office:value="0.006027521" calcext:value-type="float">
            <text:p>0.006027521</text:p>
          </table:table-cell>
          <table:table-cell office:value-type="float" office:value="0.04112024" calcext:value-type="float">
            <text:p>0.04112024</text:p>
          </table:table-cell>
          <table:table-cell office:value-type="float" office:value="22.09394" calcext:value-type="float">
            <text:p>22.09394</text:p>
          </table:table-cell>
          <table:table-cell office:value-type="float" office:value="0.04051242" calcext:value-type="float">
            <text:p>0.04051242</text:p>
          </table:table-cell>
          <table:table-cell office:value-type="float" office:value="0.04806345" calcext:value-type="float">
            <text:p>0.04806345</text:p>
          </table:table-cell>
          <table:table-cell office:value-type="float" office:value="0.04106704" calcext:value-type="float">
            <text:p>0.04106704</text:p>
          </table:table-cell>
          <table:table-cell office:value-type="float" office:value="0.02742143" calcext:value-type="float">
            <text:p>0.02742143</text:p>
          </table:table-cell>
          <table:table-cell office:value-type="float" office:value="0.02786567" calcext:value-type="float">
            <text:p>0.02786567</text:p>
          </table:table-cell>
          <table:table-cell office:value-type="float" office:value="0.01093398" calcext:value-type="float">
            <text:p>0.01093398</text:p>
          </table:table-cell>
          <table:table-cell office:value-type="float" office:value="0.007868747" calcext:value-type="float">
            <text:p>0.007868747</text:p>
          </table:table-cell>
          <table:table-cell office:value-type="float" office:value="0.01583427" calcext:value-type="float">
            <text:p>0.01583427</text:p>
          </table:table-cell>
          <table:table-cell office:value-type="float" office:value="0.01561578" calcext:value-type="float">
            <text:p>0.01561578</text:p>
          </table:table-cell>
          <table:table-cell office:value-type="float" office:value="0.01664034" calcext:value-type="float">
            <text:p>0.01664034</text:p>
          </table:table-cell>
          <table:table-cell office:value-type="float" office:value="0.01869974" calcext:value-type="float">
            <text:p>0.01869974</text:p>
          </table:table-cell>
          <table:table-cell office:value-type="float" office:value="0.02339668" calcext:value-type="float">
            <text:p>0.02339668</text:p>
          </table:table-cell>
          <table:table-cell office:value-type="float" office:value="0.004706054" calcext:value-type="float">
            <text:p>0.004706054</text:p>
          </table:table-cell>
          <table:table-cell office:value-type="float" office:value="0.003939057" calcext:value-type="float">
            <text:p>0.003939057</text:p>
          </table:table-cell>
          <table:table-cell office:value-type="float" office:value="0" calcext:value-type="float">
            <text:p>0</text:p>
          </table:table-cell>
          <table:table-cell office:value-type="float" office:value="0.01799622" calcext:value-type="float">
            <text:p>0.01799622</text:p>
          </table:table-cell>
          <table:table-cell office:value-type="float" office:value="0.02060667" calcext:value-type="float">
            <text:p>0.02060667</text:p>
          </table:table-cell>
          <table:table-cell office:value-type="float" office:value="0.02376672" calcext:value-type="float">
            <text:p>0.02376672</text:p>
          </table:table-cell>
          <table:table-cell office:value-type="float" office:value="0.02508509" calcext:value-type="float">
            <text:p>0.02508509</text:p>
          </table:table-cell>
          <table:table-cell office:value-type="float" office:value="0.02475711" calcext:value-type="float">
            <text:p>0.02475711</text:p>
          </table:table-cell>
          <table:table-cell office:value-type="float" office:value="0.01615014" calcext:value-type="float">
            <text:p>0.01615014</text:p>
          </table:table-cell>
          <table:table-cell office:value-type="float" office:value="0.01512662" calcext:value-type="float">
            <text:p>0.01512662</text:p>
          </table:table-cell>
          <table:table-cell office:value-type="float" office:value="0.01299713" calcext:value-type="float">
            <text:p>0.01299713</text:p>
          </table:table-cell>
          <table:table-cell office:value-type="float" office:value="0.01785994" calcext:value-type="float">
            <text:p>0.01785994</text:p>
          </table:table-cell>
          <table:table-cell office:value-type="float" office:value="0.04934319" calcext:value-type="float">
            <text:p>0.04934319</text:p>
          </table:table-cell>
          <table:table-cell office:value-type="float" office:value="0.01954387" calcext:value-type="float">
            <text:p>0.01954387</text:p>
          </table:table-cell>
          <table:table-cell office:value-type="float" office:value="0.05551917" calcext:value-type="float">
            <text:p>0.05551917</text:p>
          </table:table-cell>
          <table:table-cell office:value-type="float" office:value="0.3189455" calcext:value-type="float">
            <text:p>0.3189455</text:p>
          </table:table-cell>
          <table:table-cell office:value-type="float" office:value="0.3467489" calcext:value-type="float">
            <text:p>0.3467489</text:p>
          </table:table-cell>
          <table:table-cell office:value-type="float" office:value="0" calcext:value-type="float">
            <text:p>0</text:p>
          </table:table-cell>
          <table:table-cell office:value-type="float" office:value="5.366489" calcext:value-type="float">
            <text:p>5.36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23869" calcext:value-type="float">
            <text:p>9.723869</text:p>
          </table:table-cell>
          <table:table-cell office:value-type="float" office:value="0" calcext:value-type="float">
            <text:p>0</text:p>
          </table:table-cell>
          <table:table-cell office:value-type="float" office:value="-0.1442183" calcext:value-type="float">
            <text:p>-0.14421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24.30066" calcext:value-type="float">
            <text:p>24.30066</text:p>
          </table:table-cell>
          <table:table-cell office:value-type="float" office:value="1097.027" calcext:value-type="float">
            <text:p>1097.027</text:p>
          </table:table-cell>
          <table:table-cell office:value-type="float" office:value="0" calcext:value-type="float">
            <text:p>0</text:p>
          </table:table-cell>
          <table:table-cell office:value-type="float" office:value="-36.91922" calcext:value-type="float">
            <text:p>-36.91922</text:p>
          </table:table-cell>
          <table:table-cell office:value-type="float" office:value="0.05989806" calcext:value-type="float">
            <text:p>0.05989806</text:p>
          </table:table-cell>
          <table:table-cell office:value-type="float" office:value="0.4702688" calcext:value-type="float">
            <text:p>0.4702688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521256" calcext:value-type="float">
            <text:p>-0.03521256</text:p>
          </table:table-cell>
          <table:table-cell office:value-type="float" office:value="-0.04731558" calcext:value-type="float">
            <text:p>-0.04731558</text:p>
          </table:table-cell>
          <table:table-cell office:value-type="float" office:value="0.006038686" calcext:value-type="float">
            <text:p>0.006038686</text:p>
          </table:table-cell>
          <table:table-cell office:value-type="float" office:value="0.04217319" calcext:value-type="float">
            <text:p>0.04217319</text:p>
          </table:table-cell>
          <table:table-cell office:value-type="float" office:value="22.14026" calcext:value-type="float">
            <text:p>22.14026</text:p>
          </table:table-cell>
          <table:table-cell office:value-type="float" office:value="0.03584133" calcext:value-type="float">
            <text:p>0.03584133</text:p>
          </table:table-cell>
          <table:table-cell office:value-type="float" office:value="0.04264869" calcext:value-type="float">
            <text:p>0.04264869</text:p>
          </table:table-cell>
          <table:table-cell office:value-type="float" office:value="0.03779822" calcext:value-type="float">
            <text:p>0.03779822</text:p>
          </table:table-cell>
          <table:table-cell office:value-type="float" office:value="0.02617481" calcext:value-type="float">
            <text:p>0.02617481</text:p>
          </table:table-cell>
          <table:table-cell office:value-type="float" office:value="0.02718302" calcext:value-type="float">
            <text:p>0.02718302</text:p>
          </table:table-cell>
          <table:table-cell office:value-type="float" office:value="0.01084907" calcext:value-type="float">
            <text:p>0.01084907</text:p>
          </table:table-cell>
          <table:table-cell office:value-type="float" office:value="0.007802837" calcext:value-type="float">
            <text:p>0.007802837</text:p>
          </table:table-cell>
          <table:table-cell office:value-type="float" office:value="0.0158906" calcext:value-type="float">
            <text:p>0.0158906</text:p>
          </table:table-cell>
          <table:table-cell office:value-type="float" office:value="0.01563923" calcext:value-type="float">
            <text:p>0.01563923</text:p>
          </table:table-cell>
          <table:table-cell office:value-type="float" office:value="0.01666718" calcext:value-type="float">
            <text:p>0.01666718</text:p>
          </table:table-cell>
          <table:table-cell office:value-type="float" office:value="0.01873229" calcext:value-type="float">
            <text:p>0.01873229</text:p>
          </table:table-cell>
          <table:table-cell office:value-type="float" office:value="0.02348557" calcext:value-type="float">
            <text:p>0.02348557</text:p>
          </table:table-cell>
          <table:table-cell office:value-type="float" office:value="0.004701722" calcext:value-type="float">
            <text:p>0.004701722</text:p>
          </table:table-cell>
          <table:table-cell office:value-type="float" office:value="0.003938927" calcext:value-type="float">
            <text:p>0.003938927</text:p>
          </table:table-cell>
          <table:table-cell office:value-type="float" office:value="0" calcext:value-type="float">
            <text:p>0</text:p>
          </table:table-cell>
          <table:table-cell office:value-type="float" office:value="0.01913874" calcext:value-type="float">
            <text:p>0.01913874</text:p>
          </table:table-cell>
          <table:table-cell office:value-type="float" office:value="0.02156095" calcext:value-type="float">
            <text:p>0.02156095</text:p>
          </table:table-cell>
          <table:table-cell office:value-type="float" office:value="0.0248502" calcext:value-type="float">
            <text:p>0.0248502</text:p>
          </table:table-cell>
          <table:table-cell office:value-type="float" office:value="0.02593029" calcext:value-type="float">
            <text:p>0.02593029</text:p>
          </table:table-cell>
          <table:table-cell office:value-type="float" office:value="0.02500173" calcext:value-type="float">
            <text:p>0.02500173</text:p>
          </table:table-cell>
          <table:table-cell office:value-type="float" office:value="0.0159646" calcext:value-type="float">
            <text:p>0.0159646</text:p>
          </table:table-cell>
          <table:table-cell office:value-type="float" office:value="0.01492328" calcext:value-type="float">
            <text:p>0.01492328</text:p>
          </table:table-cell>
          <table:table-cell office:value-type="float" office:value="0.01306148" calcext:value-type="float">
            <text:p>0.01306148</text:p>
          </table:table-cell>
          <table:table-cell office:value-type="float" office:value="0.01789485" calcext:value-type="float">
            <text:p>0.01789485</text:p>
          </table:table-cell>
          <table:table-cell office:value-type="float" office:value="0.04938721" calcext:value-type="float">
            <text:p>0.04938721</text:p>
          </table:table-cell>
          <table:table-cell office:value-type="float" office:value="0.01956997" calcext:value-type="float">
            <text:p>0.01956997</text:p>
          </table:table-cell>
          <table:table-cell office:value-type="float" office:value="0.05572476" calcext:value-type="float">
            <text:p>0.05572476</text:p>
          </table:table-cell>
          <table:table-cell office:value-type="float" office:value="0.3177827" calcext:value-type="float">
            <text:p>0.3177827</text:p>
          </table:table-cell>
          <table:table-cell office:value-type="float" office:value="0.3481749" calcext:value-type="float">
            <text:p>0.3481749</text:p>
          </table:table-cell>
          <table:table-cell office:value-type="float" office:value="0" calcext:value-type="float">
            <text:p>0</text:p>
          </table:table-cell>
          <table:table-cell office:value-type="float" office:value="4.788919" calcext:value-type="float">
            <text:p>4.788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64258" calcext:value-type="float">
            <text:p>9.764258</text:p>
          </table:table-cell>
          <table:table-cell office:value-type="float" office:value="0" calcext:value-type="float">
            <text:p>0</text:p>
          </table:table-cell>
          <table:table-cell office:value-type="float" office:value="-0.1443737" calcext:value-type="float">
            <text:p>-0.144373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24.206" calcext:value-type="float">
            <text:p>24.206</text:p>
          </table:table-cell>
          <table:table-cell office:value-type="float" office:value="1097.098" calcext:value-type="float">
            <text:p>1097.098</text:p>
          </table:table-cell>
          <table:table-cell office:value-type="float" office:value="0" calcext:value-type="float">
            <text:p>0</text:p>
          </table:table-cell>
          <table:table-cell office:value-type="float" office:value="-36.93671" calcext:value-type="float">
            <text:p>-36.93671</text:p>
          </table:table-cell>
          <table:table-cell office:value-type="float" office:value="0.0594626" calcext:value-type="float">
            <text:p>0.0594626</text:p>
          </table:table-cell>
          <table:table-cell office:value-type="float" office:value="0.4701524" calcext:value-type="float">
            <text:p>0.470152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521256" calcext:value-type="float">
            <text:p>-0.03521256</text:p>
          </table:table-cell>
          <table:table-cell office:value-type="float" office:value="-0.04725008" calcext:value-type="float">
            <text:p>-0.04725008</text:p>
          </table:table-cell>
          <table:table-cell office:value-type="float" office:value="0.006049835" calcext:value-type="float">
            <text:p>0.006049835</text:p>
          </table:table-cell>
          <table:table-cell office:value-type="float" office:value="0.04335686" calcext:value-type="float">
            <text:p>0.04335686</text:p>
          </table:table-cell>
          <table:table-cell office:value-type="float" office:value="22.19118" calcext:value-type="float">
            <text:p>22.19118</text:p>
          </table:table-cell>
          <table:table-cell office:value-type="float" office:value="0.0350255" calcext:value-type="float">
            <text:p>0.0350255</text:p>
          </table:table-cell>
          <table:table-cell office:value-type="float" office:value="0.04131419" calcext:value-type="float">
            <text:p>0.04131419</text:p>
          </table:table-cell>
          <table:table-cell office:value-type="float" office:value="0.03668513" calcext:value-type="float">
            <text:p>0.03668513</text:p>
          </table:table-cell>
          <table:table-cell office:value-type="float" office:value="0.02543814" calcext:value-type="float">
            <text:p>0.02543814</text:p>
          </table:table-cell>
          <table:table-cell office:value-type="float" office:value="0.02650041" calcext:value-type="float">
            <text:p>0.02650041</text:p>
          </table:table-cell>
          <table:table-cell office:value-type="float" office:value="0.01071159" calcext:value-type="float">
            <text:p>0.01071159</text:p>
          </table:table-cell>
          <table:table-cell office:value-type="float" office:value="0.007718611" calcext:value-type="float">
            <text:p>0.007718611</text:p>
          </table:table-cell>
          <table:table-cell office:value-type="float" office:value="0.01593347" calcext:value-type="float">
            <text:p>0.01593347</text:p>
          </table:table-cell>
          <table:table-cell office:value-type="float" office:value="0.01566412" calcext:value-type="float">
            <text:p>0.01566412</text:p>
          </table:table-cell>
          <table:table-cell office:value-type="float" office:value="0.0166947" calcext:value-type="float">
            <text:p>0.0166947</text:p>
          </table:table-cell>
          <table:table-cell office:value-type="float" office:value="0.01876453" calcext:value-type="float">
            <text:p>0.01876453</text:p>
          </table:table-cell>
          <table:table-cell office:value-type="float" office:value="0.02357353" calcext:value-type="float">
            <text:p>0.02357353</text:p>
          </table:table-cell>
          <table:table-cell office:value-type="float" office:value="0.004698521" calcext:value-type="float">
            <text:p>0.004698521</text:p>
          </table:table-cell>
          <table:table-cell office:value-type="float" office:value="0.003937744" calcext:value-type="float">
            <text:p>0.003937744</text:p>
          </table:table-cell>
          <table:table-cell office:value-type="float" office:value="0" calcext:value-type="float">
            <text:p>0</text:p>
          </table:table-cell>
          <table:table-cell office:value-type="float" office:value="0.01883307" calcext:value-type="float">
            <text:p>0.01883307</text:p>
          </table:table-cell>
          <table:table-cell office:value-type="float" office:value="0.02173945" calcext:value-type="float">
            <text:p>0.02173945</text:p>
          </table:table-cell>
          <table:table-cell office:value-type="float" office:value="0.02531653" calcext:value-type="float">
            <text:p>0.02531653</text:p>
          </table:table-cell>
          <table:table-cell office:value-type="float" office:value="0.02697617" calcext:value-type="float">
            <text:p>0.02697617</text:p>
          </table:table-cell>
          <table:table-cell office:value-type="float" office:value="0.02577547" calcext:value-type="float">
            <text:p>0.02577547</text:p>
          </table:table-cell>
          <table:table-cell office:value-type="float" office:value="0.01574627" calcext:value-type="float">
            <text:p>0.01574627</text:p>
          </table:table-cell>
          <table:table-cell office:value-type="float" office:value="0.0147369" calcext:value-type="float">
            <text:p>0.0147369</text:p>
          </table:table-cell>
          <table:table-cell office:value-type="float" office:value="0.013108" calcext:value-type="float">
            <text:p>0.013108</text:p>
          </table:table-cell>
          <table:table-cell office:value-type="float" office:value="0.01792604" calcext:value-type="float">
            <text:p>0.01792604</text:p>
          </table:table-cell>
          <table:table-cell office:value-type="float" office:value="0.04943193" calcext:value-type="float">
            <text:p>0.04943193</text:p>
          </table:table-cell>
          <table:table-cell office:value-type="float" office:value="0.01959649" calcext:value-type="float">
            <text:p>0.01959649</text:p>
          </table:table-cell>
          <table:table-cell office:value-type="float" office:value="0.05585774" calcext:value-type="float">
            <text:p>0.05585774</text:p>
          </table:table-cell>
          <table:table-cell office:value-type="float" office:value="0.3170721" calcext:value-type="float">
            <text:p>0.3170721</text:p>
          </table:table-cell>
          <table:table-cell office:value-type="float" office:value="0.3483479" calcext:value-type="float">
            <text:p>0.3483479</text:p>
          </table:table-cell>
          <table:table-cell office:value-type="float" office:value="0" calcext:value-type="float">
            <text:p>0</text:p>
          </table:table-cell>
          <table:table-cell office:value-type="float" office:value="4.322817" calcext:value-type="float">
            <text:p>4.32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01456" calcext:value-type="float">
            <text:p>9.801456</text:p>
          </table:table-cell>
          <table:table-cell office:value-type="float" office:value="0" calcext:value-type="float">
            <text:p>0</text:p>
          </table:table-cell>
          <table:table-cell office:value-type="float" office:value="-0.1445297" calcext:value-type="float">
            <text:p>-0.144529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24.10778" calcext:value-type="float">
            <text:p>24.10778</text:p>
          </table:table-cell>
          <table:table-cell office:value-type="float" office:value="1097.173" calcext:value-type="float">
            <text:p>1097.173</text:p>
          </table:table-cell>
          <table:table-cell office:value-type="float" office:value="0" calcext:value-type="float">
            <text:p>0</text:p>
          </table:table-cell>
          <table:table-cell office:value-type="float" office:value="-36.95521" calcext:value-type="float">
            <text:p>-36.95521</text:p>
          </table:table-cell>
          <table:table-cell office:value-type="float" office:value="0.05924204" calcext:value-type="float">
            <text:p>0.05924204</text:p>
          </table:table-cell>
          <table:table-cell office:value-type="float" office:value="0.469895" calcext:value-type="float">
            <text:p>0.46989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521256" calcext:value-type="float">
            <text:p>-0.03521256</text:p>
          </table:table-cell>
          <table:table-cell office:value-type="float" office:value="-0.04718596" calcext:value-type="float">
            <text:p>-0.04718596</text:p>
          </table:table-cell>
          <table:table-cell office:value-type="float" office:value="0.006061048" calcext:value-type="float">
            <text:p>0.006061048</text:p>
          </table:table-cell>
          <table:table-cell office:value-type="float" office:value="0.04462434" calcext:value-type="float">
            <text:p>0.04462434</text:p>
          </table:table-cell>
          <table:table-cell office:value-type="float" office:value="22.24036" calcext:value-type="float">
            <text:p>22.24036</text:p>
          </table:table-cell>
          <table:table-cell office:value-type="float" office:value="0.03519357" calcext:value-type="float">
            <text:p>0.03519357</text:p>
          </table:table-cell>
          <table:table-cell office:value-type="float" office:value="0.04128425" calcext:value-type="float">
            <text:p>0.04128425</text:p>
          </table:table-cell>
          <table:table-cell office:value-type="float" office:value="0.03650923" calcext:value-type="float">
            <text:p>0.03650923</text:p>
          </table:table-cell>
          <table:table-cell office:value-type="float" office:value="0.02521192" calcext:value-type="float">
            <text:p>0.02521192</text:p>
          </table:table-cell>
          <table:table-cell office:value-type="float" office:value="0.02625942" calcext:value-type="float">
            <text:p>0.02625942</text:p>
          </table:table-cell>
          <table:table-cell office:value-type="float" office:value="0.01061465" calcext:value-type="float">
            <text:p>0.01061465</text:p>
          </table:table-cell>
          <table:table-cell office:value-type="float" office:value="0.007647411" calcext:value-type="float">
            <text:p>0.007647411</text:p>
          </table:table-cell>
          <table:table-cell office:value-type="float" office:value="0.01597153" calcext:value-type="float">
            <text:p>0.01597153</text:p>
          </table:table-cell>
          <table:table-cell office:value-type="float" office:value="0.01568937" calcext:value-type="float">
            <text:p>0.01568937</text:p>
          </table:table-cell>
          <table:table-cell office:value-type="float" office:value="0.01672275" calcext:value-type="float">
            <text:p>0.01672275</text:p>
          </table:table-cell>
          <table:table-cell office:value-type="float" office:value="0.01879657" calcext:value-type="float">
            <text:p>0.01879657</text:p>
          </table:table-cell>
          <table:table-cell office:value-type="float" office:value="0.02366036" calcext:value-type="float">
            <text:p>0.02366036</text:p>
          </table:table-cell>
          <table:table-cell office:value-type="float" office:value="0.004695846" calcext:value-type="float">
            <text:p>0.004695846</text:p>
          </table:table-cell>
          <table:table-cell office:value-type="float" office:value="0.00393607" calcext:value-type="float">
            <text:p>0.00393607</text:p>
          </table:table-cell>
          <table:table-cell office:value-type="float" office:value="0" calcext:value-type="float">
            <text:p>0</text:p>
          </table:table-cell>
          <table:table-cell office:value-type="float" office:value="0.01851519" calcext:value-type="float">
            <text:p>0.01851519</text:p>
          </table:table-cell>
          <table:table-cell office:value-type="float" office:value="0.02139147" calcext:value-type="float">
            <text:p>0.02139147</text:p>
          </table:table-cell>
          <table:table-cell office:value-type="float" office:value="0.02500985" calcext:value-type="float">
            <text:p>0.02500985</text:p>
          </table:table-cell>
          <table:table-cell office:value-type="float" office:value="0.02682495" calcext:value-type="float">
            <text:p>0.02682495</text:p>
          </table:table-cell>
          <table:table-cell office:value-type="float" office:value="0.02570379" calcext:value-type="float">
            <text:p>0.02570379</text:p>
          </table:table-cell>
          <table:table-cell office:value-type="float" office:value="0.01555921" calcext:value-type="float">
            <text:p>0.01555921</text:p>
          </table:table-cell>
          <table:table-cell office:value-type="float" office:value="0.01456044" calcext:value-type="float">
            <text:p>0.01456044</text:p>
          </table:table-cell>
          <table:table-cell office:value-type="float" office:value="0.01315371" calcext:value-type="float">
            <text:p>0.01315371</text:p>
          </table:table-cell>
          <table:table-cell office:value-type="float" office:value="0.01795409" calcext:value-type="float">
            <text:p>0.01795409</text:p>
          </table:table-cell>
          <table:table-cell office:value-type="float" office:value="0.04947586" calcext:value-type="float">
            <text:p>0.04947586</text:p>
          </table:table-cell>
          <table:table-cell office:value-type="float" office:value="0.01962334" calcext:value-type="float">
            <text:p>0.01962334</text:p>
          </table:table-cell>
          <table:table-cell office:value-type="float" office:value="0.05596381" calcext:value-type="float">
            <text:p>0.05596381</text:p>
          </table:table-cell>
          <table:table-cell office:value-type="float" office:value="0.3165567" calcext:value-type="float">
            <text:p>0.3165567</text:p>
          </table:table-cell>
          <table:table-cell office:value-type="float" office:value="0.3483525" calcext:value-type="float">
            <text:p>0.3483525</text:p>
          </table:table-cell>
          <table:table-cell office:value-type="float" office:value="0" calcext:value-type="float">
            <text:p>0</text:p>
          </table:table-cell>
          <table:table-cell office:value-type="float" office:value="3.949104" calcext:value-type="float">
            <text:p>3.949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39468" calcext:value-type="float">
            <text:p>9.839468</text:p>
          </table:table-cell>
          <table:table-cell office:value-type="float" office:value="0" calcext:value-type="float">
            <text:p>0</text:p>
          </table:table-cell>
          <table:table-cell office:value-type="float" office:value="-0.1446872" calcext:value-type="float">
            <text:p>-0.14468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23.99151" calcext:value-type="float">
            <text:p>23.99151</text:p>
          </table:table-cell>
          <table:table-cell office:value-type="float" office:value="1097.262" calcext:value-type="float">
            <text:p>1097.262</text:p>
          </table:table-cell>
          <table:table-cell office:value-type="float" office:value="0" calcext:value-type="float">
            <text:p>0</text:p>
          </table:table-cell>
          <table:table-cell office:value-type="float" office:value="-36.97702" calcext:value-type="float">
            <text:p>-36.97702</text:p>
          </table:table-cell>
          <table:table-cell office:value-type="float" office:value="0.05940753" calcext:value-type="float">
            <text:p>0.05940753</text:p>
          </table:table-cell>
          <table:table-cell office:value-type="float" office:value="0.4694921" calcext:value-type="float">
            <text:p>0.469492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521256" calcext:value-type="float">
            <text:p>-0.03521256</text:p>
          </table:table-cell>
          <table:table-cell office:value-type="float" office:value="-0.04712144" calcext:value-type="float">
            <text:p>-0.04712144</text:p>
          </table:table-cell>
          <table:table-cell office:value-type="float" office:value="0.006072312" calcext:value-type="float">
            <text:p>0.006072312</text:p>
          </table:table-cell>
          <table:table-cell office:value-type="float" office:value="0.0460915" calcext:value-type="float">
            <text:p>0.0460915</text:p>
          </table:table-cell>
          <table:table-cell office:value-type="float" office:value="22.29369" calcext:value-type="float">
            <text:p>22.29369</text:p>
          </table:table-cell>
          <table:table-cell office:value-type="float" office:value="0.0373194" calcext:value-type="float">
            <text:p>0.0373194</text:p>
          </table:table-cell>
          <table:table-cell office:value-type="float" office:value="0.04410718" calcext:value-type="float">
            <text:p>0.04410718</text:p>
          </table:table-cell>
          <table:table-cell office:value-type="float" office:value="0.03840673" calcext:value-type="float">
            <text:p>0.03840673</text:p>
          </table:table-cell>
          <table:table-cell office:value-type="float" office:value="0.02604374" calcext:value-type="float">
            <text:p>0.02604374</text:p>
          </table:table-cell>
          <table:table-cell office:value-type="float" office:value="0.02692598" calcext:value-type="float">
            <text:p>0.02692598</text:p>
          </table:table-cell>
          <table:table-cell office:value-type="float" office:value="0.01059317" calcext:value-type="float">
            <text:p>0.01059317</text:p>
          </table:table-cell>
          <table:table-cell office:value-type="float" office:value="0.007596562" calcext:value-type="float">
            <text:p>0.007596562</text:p>
          </table:table-cell>
          <table:table-cell office:value-type="float" office:value="0.0160119" calcext:value-type="float">
            <text:p>0.0160119</text:p>
          </table:table-cell>
          <table:table-cell office:value-type="float" office:value="0.01571482" calcext:value-type="float">
            <text:p>0.01571482</text:p>
          </table:table-cell>
          <table:table-cell office:value-type="float" office:value="0.01675117" calcext:value-type="float">
            <text:p>0.01675117</text:p>
          </table:table-cell>
          <table:table-cell office:value-type="float" office:value="0.01882843" calcext:value-type="float">
            <text:p>0.01882843</text:p>
          </table:table-cell>
          <table:table-cell office:value-type="float" office:value="0.02374598" calcext:value-type="float">
            <text:p>0.02374598</text:p>
          </table:table-cell>
          <table:table-cell office:value-type="float" office:value="0.004693195" calcext:value-type="float">
            <text:p>0.004693195</text:p>
          </table:table-cell>
          <table:table-cell office:value-type="float" office:value="0.003934389" calcext:value-type="float">
            <text:p>0.003934389</text:p>
          </table:table-cell>
          <table:table-cell office:value-type="float" office:value="0" calcext:value-type="float">
            <text:p>0</text:p>
          </table:table-cell>
          <table:table-cell office:value-type="float" office:value="0.01793218" calcext:value-type="float">
            <text:p>0.01793218</text:p>
          </table:table-cell>
          <table:table-cell office:value-type="float" office:value="0.02040438" calcext:value-type="float">
            <text:p>0.02040438</text:p>
          </table:table-cell>
          <table:table-cell office:value-type="float" office:value="0.02391992" calcext:value-type="float">
            <text:p>0.02391992</text:p>
          </table:table-cell>
          <table:table-cell office:value-type="float" office:value="0.02550901" calcext:value-type="float">
            <text:p>0.02550901</text:p>
          </table:table-cell>
          <table:table-cell office:value-type="float" office:value="0.0247912" calcext:value-type="float">
            <text:p>0.0247912</text:p>
          </table:table-cell>
          <table:table-cell office:value-type="float" office:value="0.01542119" calcext:value-type="float">
            <text:p>0.01542119</text:p>
          </table:table-cell>
          <table:table-cell office:value-type="float" office:value="0.01439976" calcext:value-type="float">
            <text:p>0.01439976</text:p>
          </table:table-cell>
          <table:table-cell office:value-type="float" office:value="0.01320692" calcext:value-type="float">
            <text:p>0.01320692</text:p>
          </table:table-cell>
          <table:table-cell office:value-type="float" office:value="0.01798285" calcext:value-type="float">
            <text:p>0.01798285</text:p>
          </table:table-cell>
          <table:table-cell office:value-type="float" office:value="0.04951892" calcext:value-type="float">
            <text:p>0.04951892</text:p>
          </table:table-cell>
          <table:table-cell office:value-type="float" office:value="0.01965033" calcext:value-type="float">
            <text:p>0.01965033</text:p>
          </table:table-cell>
          <table:table-cell office:value-type="float" office:value="0.05604951" calcext:value-type="float">
            <text:p>0.05604951</text:p>
          </table:table-cell>
          <table:table-cell office:value-type="float" office:value="0.3160622" calcext:value-type="float">
            <text:p>0.3160622</text:p>
          </table:table-cell>
          <table:table-cell office:value-type="float" office:value="0.3483569" calcext:value-type="float">
            <text:p>0.3483569</text:p>
          </table:table-cell>
          <table:table-cell office:value-type="float" office:value="0" calcext:value-type="float">
            <text:p>0</text:p>
          </table:table-cell>
          <table:table-cell office:value-type="float" office:value="3.675276" calcext:value-type="float">
            <text:p>3.675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1116" calcext:value-type="float">
            <text:p>9.881116</text:p>
          </table:table-cell>
          <table:table-cell office:value-type="float" office:value="0" calcext:value-type="float">
            <text:p>0</text:p>
          </table:table-cell>
          <table:table-cell office:value-type="float" office:value="-0.1448574" calcext:value-type="float">
            <text:p>-0.14485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23.90612" calcext:value-type="float">
            <text:p>23.90612</text:p>
          </table:table-cell>
          <table:table-cell office:value-type="float" office:value="1097.32" calcext:value-type="float">
            <text:p>1097.32</text:p>
          </table:table-cell>
          <table:table-cell office:value-type="float" office:value="0" calcext:value-type="float">
            <text:p>0</text:p>
          </table:table-cell>
          <table:table-cell office:value-type="float" office:value="-36.99824" calcext:value-type="float">
            <text:p>-36.99824</text:p>
          </table:table-cell>
          <table:table-cell office:value-type="float" office:value="0.05906611" calcext:value-type="float">
            <text:p>0.05906611</text:p>
          </table:table-cell>
          <table:table-cell office:value-type="float" office:value="0.4693146" calcext:value-type="float">
            <text:p>0.4693146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521256" calcext:value-type="float">
            <text:p>-0.03521256</text:p>
          </table:table-cell>
          <table:table-cell office:value-type="float" office:value="-0.04705232" calcext:value-type="float">
            <text:p>-0.04705232</text:p>
          </table:table-cell>
          <table:table-cell office:value-type="float" office:value="0.006084115" calcext:value-type="float">
            <text:p>0.006084115</text:p>
          </table:table-cell>
          <table:table-cell office:value-type="float" office:value="0.04702688" calcext:value-type="float">
            <text:p>0.04702688</text:p>
          </table:table-cell>
          <table:table-cell office:value-type="float" office:value="22.30456" calcext:value-type="float">
            <text:p>22.30456</text:p>
          </table:table-cell>
          <table:table-cell office:value-type="float" office:value="0.03467765" calcext:value-type="float">
            <text:p>0.03467765</text:p>
          </table:table-cell>
          <table:table-cell office:value-type="float" office:value="0.04154287" calcext:value-type="float">
            <text:p>0.04154287</text:p>
          </table:table-cell>
          <table:table-cell office:value-type="float" office:value="0.03689328" calcext:value-type="float">
            <text:p>0.03689328</text:p>
          </table:table-cell>
          <table:table-cell office:value-type="float" office:value="0.02550188" calcext:value-type="float">
            <text:p>0.02550188</text:p>
          </table:table-cell>
          <table:table-cell office:value-type="float" office:value="0.02665082" calcext:value-type="float">
            <text:p>0.02665082</text:p>
          </table:table-cell>
          <table:table-cell office:value-type="float" office:value="0.01052847" calcext:value-type="float">
            <text:p>0.01052847</text:p>
          </table:table-cell>
          <table:table-cell office:value-type="float" office:value="0.007545793" calcext:value-type="float">
            <text:p>0.007545793</text:p>
          </table:table-cell>
          <table:table-cell office:value-type="float" office:value="0.01605698" calcext:value-type="float">
            <text:p>0.01605698</text:p>
          </table:table-cell>
          <table:table-cell office:value-type="float" office:value="0.01574077" calcext:value-type="float">
            <text:p>0.01574077</text:p>
          </table:table-cell>
          <table:table-cell office:value-type="float" office:value="0.01677987" calcext:value-type="float">
            <text:p>0.01677987</text:p>
          </table:table-cell>
          <table:table-cell office:value-type="float" office:value="0.01886019" calcext:value-type="float">
            <text:p>0.01886019</text:p>
          </table:table-cell>
          <table:table-cell office:value-type="float" office:value="0.02383024" calcext:value-type="float">
            <text:p>0.02383024</text:p>
          </table:table-cell>
          <table:table-cell office:value-type="float" office:value="0.004690577" calcext:value-type="float">
            <text:p>0.004690577</text:p>
          </table:table-cell>
          <table:table-cell office:value-type="float" office:value="0.00393273" calcext:value-type="float">
            <text:p>0.00393273</text:p>
          </table:table-cell>
          <table:table-cell office:value-type="float" office:value="0" calcext:value-type="float">
            <text:p>0</text:p>
          </table:table-cell>
          <table:table-cell office:value-type="float" office:value="0.01830284" calcext:value-type="float">
            <text:p>0.01830284</text:p>
          </table:table-cell>
          <table:table-cell office:value-type="float" office:value="0.02063713" calcext:value-type="float">
            <text:p>0.02063713</text:p>
          </table:table-cell>
          <table:table-cell office:value-type="float" office:value="0.02417328" calcext:value-type="float">
            <text:p>0.02417328</text:p>
          </table:table-cell>
          <table:table-cell office:value-type="float" office:value="0.02541092" calcext:value-type="float">
            <text:p>0.02541092</text:p>
          </table:table-cell>
          <table:table-cell office:value-type="float" office:value="0.02449032" calcext:value-type="float">
            <text:p>0.02449032</text:p>
          </table:table-cell>
          <table:table-cell office:value-type="float" office:value="0.01526629" calcext:value-type="float">
            <text:p>0.01526629</text:p>
          </table:table-cell>
          <table:table-cell office:value-type="float" office:value="0.0142406" calcext:value-type="float">
            <text:p>0.0142406</text:p>
          </table:table-cell>
          <table:table-cell office:value-type="float" office:value="0.01326462" calcext:value-type="float">
            <text:p>0.01326462</text:p>
          </table:table-cell>
          <table:table-cell office:value-type="float" office:value="0.01801469" calcext:value-type="float">
            <text:p>0.01801469</text:p>
          </table:table-cell>
          <table:table-cell office:value-type="float" office:value="0.04956227" calcext:value-type="float">
            <text:p>0.04956227</text:p>
          </table:table-cell>
          <table:table-cell office:value-type="float" office:value="0.01967746" calcext:value-type="float">
            <text:p>0.01967746</text:p>
          </table:table-cell>
          <table:table-cell office:value-type="float" office:value="0.0561182" calcext:value-type="float">
            <text:p>0.0561182</text:p>
          </table:table-cell>
          <table:table-cell office:value-type="float" office:value="0.3155883" calcext:value-type="float">
            <text:p>0.3155883</text:p>
          </table:table-cell>
          <table:table-cell office:value-type="float" office:value="0.3483613" calcext:value-type="float">
            <text:p>0.3483613</text:p>
          </table:table-cell>
          <table:table-cell office:value-type="float" office:value="0" calcext:value-type="float">
            <text:p>0</text:p>
          </table:table-cell>
          <table:table-cell office:value-type="float" office:value="3.400643" calcext:value-type="float">
            <text:p>3.400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20905" calcext:value-type="float">
            <text:p>9.920905</text:p>
          </table:table-cell>
          <table:table-cell office:value-type="float" office:value="0" calcext:value-type="float">
            <text:p>0</text:p>
          </table:table-cell>
          <table:table-cell office:value-type="float" office:value="-0.1450065" calcext:value-type="float">
            <text:p>-0.145006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43.07009" calcext:value-type="float">
            <text:p>43.07009</text:p>
          </table:table-cell>
          <table:table-cell office:value-type="float" office:value="1097.368" calcext:value-type="float">
            <text:p>1097.36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07020845" calcext:value-type="float">
            <text:p>0.07020845</text:p>
          </table:table-cell>
          <table:table-cell office:value-type="float" office:value="0.4858416" calcext:value-type="float">
            <text:p>0.4858416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591262" calcext:value-type="float">
            <text:p>-0.03591262</text:p>
          </table:table-cell>
          <table:table-cell office:value-type="float" office:value="-0.04700224" calcext:value-type="float">
            <text:p>-0.04700224</text:p>
          </table:table-cell>
          <table:table-cell office:value-type="float" office:value="0.006099282" calcext:value-type="float">
            <text:p>0.006099282</text:p>
          </table:table-cell>
          <table:table-cell office:value-type="float" office:value="0.04728591" calcext:value-type="float">
            <text:p>0.04728591</text:p>
          </table:table-cell>
          <table:table-cell office:value-type="float" office:value="22.45323" calcext:value-type="float">
            <text:p>22.45323</text:p>
          </table:table-cell>
          <table:table-cell office:value-type="float" office:value="0.04946842" calcext:value-type="float">
            <text:p>0.04946842</text:p>
          </table:table-cell>
          <table:table-cell office:value-type="float" office:value="0.1134862" calcext:value-type="float">
            <text:p>0.1134862</text:p>
          </table:table-cell>
          <table:table-cell office:value-type="float" office:value="0.08423191" calcext:value-type="float">
            <text:p>0.08423191</text:p>
          </table:table-cell>
          <table:table-cell office:value-type="float" office:value="0.05539116" calcext:value-type="float">
            <text:p>0.05539116</text:p>
          </table:table-cell>
          <table:table-cell office:value-type="float" office:value="0.06241574" calcext:value-type="float">
            <text:p>0.06241574</text:p>
          </table:table-cell>
          <table:table-cell office:value-type="float" office:value="0.01862909" calcext:value-type="float">
            <text:p>0.01862909</text:p>
          </table:table-cell>
          <table:table-cell office:value-type="float" office:value="0.01261183" calcext:value-type="float">
            <text:p>0.01261183</text:p>
          </table:table-cell>
          <table:table-cell office:value-type="float" office:value="0.0173665" calcext:value-type="float">
            <text:p>0.0173665</text:p>
          </table:table-cell>
          <table:table-cell office:value-type="float" office:value="0.01640865" calcext:value-type="float">
            <text:p>0.01640865</text:p>
          </table:table-cell>
          <table:table-cell office:value-type="float" office:value="0.01710276" calcext:value-type="float">
            <text:p>0.01710276</text:p>
          </table:table-cell>
          <table:table-cell office:value-type="float" office:value="0.01915566" calcext:value-type="float">
            <text:p>0.01915566</text:p>
          </table:table-cell>
          <table:table-cell office:value-type="float" office:value="0.02420489" calcext:value-type="float">
            <text:p>0.02420489</text:p>
          </table:table-cell>
          <table:table-cell office:value-type="float" office:value="0.004705495" calcext:value-type="float">
            <text:p>0.004705495</text:p>
          </table:table-cell>
          <table:table-cell office:value-type="float" office:value="0.003911926" calcext:value-type="float">
            <text:p>0.003911926</text:p>
          </table:table-cell>
          <table:table-cell office:value-type="float" office:value="0" calcext:value-type="float">
            <text:p>0</text:p>
          </table:table-cell>
          <table:table-cell office:value-type="float" office:value="0.05935307" calcext:value-type="float">
            <text:p>0.05935307</text:p>
          </table:table-cell>
          <table:table-cell office:value-type="float" office:value="0.08539298" calcext:value-type="float">
            <text:p>0.08539298</text:p>
          </table:table-cell>
          <table:table-cell office:value-type="float" office:value="0.09010486" calcext:value-type="float">
            <text:p>0.09010486</text:p>
          </table:table-cell>
          <table:table-cell office:value-type="float" office:value="0.06712355" calcext:value-type="float">
            <text:p>0.06712355</text:p>
          </table:table-cell>
          <table:table-cell office:value-type="float" office:value="0.07222007" calcext:value-type="float">
            <text:p>0.07222007</text:p>
          </table:table-cell>
          <table:table-cell office:value-type="float" office:value="0.02140448" calcext:value-type="float">
            <text:p>0.02140448</text:p>
          </table:table-cell>
          <table:table-cell office:value-type="float" office:value="0.0179847" calcext:value-type="float">
            <text:p>0.0179847</text:p>
          </table:table-cell>
          <table:table-cell office:value-type="float" office:value="0.01675812" calcext:value-type="float">
            <text:p>0.01675812</text:p>
          </table:table-cell>
          <table:table-cell office:value-type="float" office:value="0.02082519" calcext:value-type="float">
            <text:p>0.02082519</text:p>
          </table:table-cell>
          <table:table-cell office:value-type="float" office:value="0.05130796" calcext:value-type="float">
            <text:p>0.05130796</text:p>
          </table:table-cell>
          <table:table-cell office:value-type="float" office:value="0.02055815" calcext:value-type="float">
            <text:p>0.02055815</text:p>
          </table:table-cell>
          <table:table-cell office:value-type="float" office:value="0.05769829" calcext:value-type="float">
            <text:p>0.05769829</text:p>
          </table:table-cell>
          <table:table-cell office:value-type="float" office:value="0.3232814" calcext:value-type="float">
            <text:p>0.3232814</text:p>
          </table:table-cell>
          <table:table-cell office:value-type="float" office:value="0.340845" calcext:value-type="float">
            <text:p>0.340845</text:p>
          </table:table-cell>
          <table:table-cell office:value-type="float" office:value="0" calcext:value-type="float">
            <text:p>0</text:p>
          </table:table-cell>
          <table:table-cell office:value-type="float" office:value="1.708697" calcext:value-type="float">
            <text:p>1.70869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9.964139" calcext:value-type="float">
            <text:p>9.964139</text:p>
          </table:table-cell>
          <table:table-cell office:value-type="float" office:value="0" calcext:value-type="float">
            <text:p>0</text:p>
          </table:table-cell>
          <table:table-cell office:value-type="float" office:value="-0.1451506" calcext:value-type="float">
            <text:p>-0.14515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42.93628" calcext:value-type="float">
            <text:p>42.93628</text:p>
          </table:table-cell>
          <table:table-cell office:value-type="float" office:value="1097.435" calcext:value-type="float">
            <text:p>1097.435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0939303" calcext:value-type="float">
            <text:p>0.0939303</text:p>
          </table:table-cell>
          <table:table-cell office:value-type="float" office:value="0.5244513" calcext:value-type="float">
            <text:p>0.524451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67585" calcext:value-type="float">
            <text:p>-0.0367585</text:p>
          </table:table-cell>
          <table:table-cell office:value-type="float" office:value="-0.0472196" calcext:value-type="float">
            <text:p>-0.0472196</text:p>
          </table:table-cell>
          <table:table-cell office:value-type="float" office:value="0.006114598" calcext:value-type="float">
            <text:p>0.006114598</text:p>
          </table:table-cell>
          <table:table-cell office:value-type="float" office:value="0.0472964" calcext:value-type="float">
            <text:p>0.0472964</text:p>
          </table:table-cell>
          <table:table-cell office:value-type="float" office:value="22.93101" calcext:value-type="float">
            <text:p>22.93101</text:p>
          </table:table-cell>
          <table:table-cell office:value-type="float" office:value="0.07644346" calcext:value-type="float">
            <text:p>0.07644346</text:p>
          </table:table-cell>
          <table:table-cell office:value-type="float" office:value="0.1751572" calcext:value-type="float">
            <text:p>0.1751572</text:p>
          </table:table-cell>
          <table:table-cell office:value-type="float" office:value="0.1205064" calcext:value-type="float">
            <text:p>0.1205064</text:p>
          </table:table-cell>
          <table:table-cell office:value-type="float" office:value="0.07878116" calcext:value-type="float">
            <text:p>0.07878116</text:p>
          </table:table-cell>
          <table:table-cell office:value-type="float" office:value="0.08992804" calcext:value-type="float">
            <text:p>0.08992804</text:p>
          </table:table-cell>
          <table:table-cell office:value-type="float" office:value="0.02768547" calcext:value-type="float">
            <text:p>0.02768547</text:p>
          </table:table-cell>
          <table:table-cell office:value-type="float" office:value="0.01912517" calcext:value-type="float">
            <text:p>0.01912517</text:p>
          </table:table-cell>
          <table:table-cell office:value-type="float" office:value="0.01892504" calcext:value-type="float">
            <text:p>0.01892504</text:p>
          </table:table-cell>
          <table:table-cell office:value-type="float" office:value="0.01721848" calcext:value-type="float">
            <text:p>0.01721848</text:p>
          </table:table-cell>
          <table:table-cell office:value-type="float" office:value="0.01757603" calcext:value-type="float">
            <text:p>0.01757603</text:p>
          </table:table-cell>
          <table:table-cell office:value-type="float" office:value="0.01960253" calcext:value-type="float">
            <text:p>0.01960253</text:p>
          </table:table-cell>
          <table:table-cell office:value-type="float" office:value="0.02483767" calcext:value-type="float">
            <text:p>0.02483767</text:p>
          </table:table-cell>
          <table:table-cell office:value-type="float" office:value="0.004696879" calcext:value-type="float">
            <text:p>0.004696879</text:p>
          </table:table-cell>
          <table:table-cell office:value-type="float" office:value="0.003916477" calcext:value-type="float">
            <text:p>0.003916477</text:p>
          </table:table-cell>
          <table:table-cell office:value-type="float" office:value="0" calcext:value-type="float">
            <text:p>0</text:p>
          </table:table-cell>
          <table:table-cell office:value-type="float" office:value="0.1031395" calcext:value-type="float">
            <text:p>0.1031395</text:p>
          </table:table-cell>
          <table:table-cell office:value-type="float" office:value="0.2414642" calcext:value-type="float">
            <text:p>0.2414642</text:p>
          </table:table-cell>
          <table:table-cell office:value-type="float" office:value="0.2516806" calcext:value-type="float">
            <text:p>0.2516806</text:p>
          </table:table-cell>
          <table:table-cell office:value-type="float" office:value="0.1751277" calcext:value-type="float">
            <text:p>0.1751277</text:p>
          </table:table-cell>
          <table:table-cell office:value-type="float" office:value="0.1961738" calcext:value-type="float">
            <text:p>0.1961738</text:p>
          </table:table-cell>
          <table:table-cell office:value-type="float" office:value="0.03992314" calcext:value-type="float">
            <text:p>0.03992314</text:p>
          </table:table-cell>
          <table:table-cell office:value-type="float" office:value="0.02978508" calcext:value-type="float">
            <text:p>0.02978508</text:p>
          </table:table-cell>
          <table:table-cell office:value-type="float" office:value="0.02438381" calcext:value-type="float">
            <text:p>0.02438381</text:p>
          </table:table-cell>
          <table:table-cell office:value-type="float" office:value="0.02662786" calcext:value-type="float">
            <text:p>0.02662786</text:p>
          </table:table-cell>
          <table:table-cell office:value-type="float" office:value="0.05474763" calcext:value-type="float">
            <text:p>0.05474763</text:p>
          </table:table-cell>
          <table:table-cell office:value-type="float" office:value="0.02226528" calcext:value-type="float">
            <text:p>0.02226528</text:p>
          </table:table-cell>
          <table:table-cell office:value-type="float" office:value="0.06025027" calcext:value-type="float">
            <text:p>0.06025027</text:p>
          </table:table-cell>
          <table:table-cell office:value-type="float" office:value="0.3203217" calcext:value-type="float">
            <text:p>0.3203217</text:p>
          </table:table-cell>
          <table:table-cell office:value-type="float" office:value="0.3444629" calcext:value-type="float">
            <text:p>0.3444629</text:p>
          </table:table-cell>
          <table:table-cell office:value-type="float" office:value="0" calcext:value-type="float">
            <text:p>0</text:p>
          </table:table-cell>
          <table:table-cell office:value-type="float" office:value="14.4616" calcext:value-type="float">
            <text:p>14.461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02468" calcext:value-type="float">
            <text:p>10.02468</text:p>
          </table:table-cell>
          <table:table-cell office:value-type="float" office:value="0" calcext:value-type="float">
            <text:p>0</text:p>
          </table:table-cell>
          <table:table-cell office:value-type="float" office:value="-0.1454046" calcext:value-type="float">
            <text:p>-0.14540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42.80783" calcext:value-type="float">
            <text:p>42.80783</text:p>
          </table:table-cell>
          <table:table-cell office:value-type="float" office:value="1097.487" calcext:value-type="float">
            <text:p>1097.48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263568" calcext:value-type="float">
            <text:p>0.1263568</text:p>
          </table:table-cell>
          <table:table-cell office:value-type="float" office:value="0.5619952" calcext:value-type="float">
            <text:p>0.561995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756581" calcext:value-type="float">
            <text:p>-0.03756581</text:p>
          </table:table-cell>
          <table:table-cell office:value-type="float" office:value="-0.04787772" calcext:value-type="float">
            <text:p>-0.04787772</text:p>
          </table:table-cell>
          <table:table-cell office:value-type="float" office:value="0.00613012" calcext:value-type="float">
            <text:p>0.00613012</text:p>
          </table:table-cell>
          <table:table-cell office:value-type="float" office:value="0.04729712" calcext:value-type="float">
            <text:p>0.04729712</text:p>
          </table:table-cell>
          <table:table-cell office:value-type="float" office:value="23.33165" calcext:value-type="float">
            <text:p>23.33165</text:p>
          </table:table-cell>
          <table:table-cell office:value-type="float" office:value="0.1053557" calcext:value-type="float">
            <text:p>0.1053557</text:p>
          </table:table-cell>
          <table:table-cell office:value-type="float" office:value="0.2109969" calcext:value-type="float">
            <text:p>0.2109969</text:p>
          </table:table-cell>
          <table:table-cell office:value-type="float" office:value="0.1395968" calcext:value-type="float">
            <text:p>0.1395968</text:p>
          </table:table-cell>
          <table:table-cell office:value-type="float" office:value="0.0921343" calcext:value-type="float">
            <text:p>0.0921343</text:p>
          </table:table-cell>
          <table:table-cell office:value-type="float" office:value="0.1051667" calcext:value-type="float">
            <text:p>0.1051667</text:p>
          </table:table-cell>
          <table:table-cell office:value-type="float" office:value="0.03341155" calcext:value-type="float">
            <text:p>0.03341155</text:p>
          </table:table-cell>
          <table:table-cell office:value-type="float" office:value="0.02312648" calcext:value-type="float">
            <text:p>0.02312648</text:p>
          </table:table-cell>
          <table:table-cell office:value-type="float" office:value="0.02015305" calcext:value-type="float">
            <text:p>0.02015305</text:p>
          </table:table-cell>
          <table:table-cell office:value-type="float" office:value="0.01784177" calcext:value-type="float">
            <text:p>0.01784177</text:p>
          </table:table-cell>
          <table:table-cell office:value-type="float" office:value="0.01795077" calcext:value-type="float">
            <text:p>0.01795077</text:p>
          </table:table-cell>
          <table:table-cell office:value-type="float" office:value="0.01999241" calcext:value-type="float">
            <text:p>0.01999241</text:p>
          </table:table-cell>
          <table:table-cell office:value-type="float" office:value="0.02542689" calcext:value-type="float">
            <text:p>0.02542689</text:p>
          </table:table-cell>
          <table:table-cell office:value-type="float" office:value="0.004689782" calcext:value-type="float">
            <text:p>0.004689782</text:p>
          </table:table-cell>
          <table:table-cell office:value-type="float" office:value="0.003919512" calcext:value-type="float">
            <text:p>0.003919512</text:p>
          </table:table-cell>
          <table:table-cell office:value-type="float" office:value="0" calcext:value-type="float">
            <text:p>0</text:p>
          </table:table-cell>
          <table:table-cell office:value-type="float" office:value="0.1937572" calcext:value-type="float">
            <text:p>0.1937572</text:p>
          </table:table-cell>
          <table:table-cell office:value-type="float" office:value="0.3834255" calcext:value-type="float">
            <text:p>0.3834255</text:p>
          </table:table-cell>
          <table:table-cell office:value-type="float" office:value="0.3910982" calcext:value-type="float">
            <text:p>0.3910982</text:p>
          </table:table-cell>
          <table:table-cell office:value-type="float" office:value="0.2761285" calcext:value-type="float">
            <text:p>0.2761285</text:p>
          </table:table-cell>
          <table:table-cell office:value-type="float" office:value="0.3108639" calcext:value-type="float">
            <text:p>0.3108639</text:p>
          </table:table-cell>
          <table:table-cell office:value-type="float" office:value="0.05945308" calcext:value-type="float">
            <text:p>0.05945308</text:p>
          </table:table-cell>
          <table:table-cell office:value-type="float" office:value="0.04280031" calcext:value-type="float">
            <text:p>0.04280031</text:p>
          </table:table-cell>
          <table:table-cell office:value-type="float" office:value="0.03197864" calcext:value-type="float">
            <text:p>0.03197864</text:p>
          </table:table-cell>
          <table:table-cell office:value-type="float" office:value="0.03246678" calcext:value-type="float">
            <text:p>0.03246678</text:p>
          </table:table-cell>
          <table:table-cell office:value-type="float" office:value="0.05824152" calcext:value-type="float">
            <text:p>0.05824152</text:p>
          </table:table-cell>
          <table:table-cell office:value-type="float" office:value="0.02401004" calcext:value-type="float">
            <text:p>0.02401004</text:p>
          </table:table-cell>
          <table:table-cell office:value-type="float" office:value="0.06266189" calcext:value-type="float">
            <text:p>0.06266189</text:p>
          </table:table-cell>
          <table:table-cell office:value-type="float" office:value="0.3180407" calcext:value-type="float">
            <text:p>0.3180407</text:p>
          </table:table-cell>
          <table:table-cell office:value-type="float" office:value="0.3475222" calcext:value-type="float">
            <text:p>0.3475222</text:p>
          </table:table-cell>
          <table:table-cell office:value-type="float" office:value="0" calcext:value-type="float">
            <text:p>0</text:p>
          </table:table-cell>
          <table:table-cell office:value-type="float" office:value="39.42292" calcext:value-type="float">
            <text:p>39.42292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095" calcext:value-type="float">
            <text:p>10.095</text:p>
          </table:table-cell>
          <table:table-cell office:value-type="float" office:value="0" calcext:value-type="float">
            <text:p>0</text:p>
          </table:table-cell>
          <table:table-cell office:value-type="float" office:value="-0.1456505" calcext:value-type="float">
            <text:p>-0.14565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42.65757" calcext:value-type="float">
            <text:p>42.65757</text:p>
          </table:table-cell>
          <table:table-cell office:value-type="float" office:value="1097.551" calcext:value-type="float">
            <text:p>1097.551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71439" calcext:value-type="float">
            <text:p>0.171439</text:p>
          </table:table-cell>
          <table:table-cell office:value-type="float" office:value="0.597518" calcext:value-type="float">
            <text:p>0.597518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767287" calcext:value-type="float">
            <text:p>-0.03767287</text:p>
          </table:table-cell>
          <table:table-cell office:value-type="float" office:value="-0.04906897" calcext:value-type="float">
            <text:p>-0.04906897</text:p>
          </table:table-cell>
          <table:table-cell office:value-type="float" office:value="0.006145548" calcext:value-type="float">
            <text:p>0.006145548</text:p>
          </table:table-cell>
          <table:table-cell office:value-type="float" office:value="0.04729712" calcext:value-type="float">
            <text:p>0.04729712</text:p>
          </table:table-cell>
          <table:table-cell office:value-type="float" office:value="23.80516" calcext:value-type="float">
            <text:p>23.80516</text:p>
          </table:table-cell>
          <table:table-cell office:value-type="float" office:value="0.1402503" calcext:value-type="float">
            <text:p>0.1402503</text:p>
          </table:table-cell>
          <table:table-cell office:value-type="float" office:value="0.2334206" calcext:value-type="float">
            <text:p>0.2334206</text:p>
          </table:table-cell>
          <table:table-cell office:value-type="float" office:value="0.1504591" calcext:value-type="float">
            <text:p>0.1504591</text:p>
          </table:table-cell>
          <table:table-cell office:value-type="float" office:value="0.100488" calcext:value-type="float">
            <text:p>0.100488</text:p>
          </table:table-cell>
          <table:table-cell office:value-type="float" office:value="0.1142341" calcext:value-type="float">
            <text:p>0.1142341</text:p>
          </table:table-cell>
          <table:table-cell office:value-type="float" office:value="0.03726167" calcext:value-type="float">
            <text:p>0.03726167</text:p>
          </table:table-cell>
          <table:table-cell office:value-type="float" office:value="0.02575743" calcext:value-type="float">
            <text:p>0.02575743</text:p>
          </table:table-cell>
          <table:table-cell office:value-type="float" office:value="0.02121424" calcext:value-type="float">
            <text:p>0.02121424</text:p>
          </table:table-cell>
          <table:table-cell office:value-type="float" office:value="0.01836603" calcext:value-type="float">
            <text:p>0.01836603</text:p>
          </table:table-cell>
          <table:table-cell office:value-type="float" office:value="0.01826588" calcext:value-type="float">
            <text:p>0.01826588</text:p>
          </table:table-cell>
          <table:table-cell office:value-type="float" office:value="0.02033962" calcext:value-type="float">
            <text:p>0.02033962</text:p>
          </table:table-cell>
          <table:table-cell office:value-type="float" office:value="0.0259898" calcext:value-type="float">
            <text:p>0.0259898</text:p>
          </table:table-cell>
          <table:table-cell office:value-type="float" office:value="0.004686004" calcext:value-type="float">
            <text:p>0.004686004</text:p>
          </table:table-cell>
          <table:table-cell office:value-type="float" office:value="0.003919425" calcext:value-type="float">
            <text:p>0.003919425</text:p>
          </table:table-cell>
          <table:table-cell office:value-type="float" office:value="0" calcext:value-type="float">
            <text:p>0</text:p>
          </table:table-cell>
          <table:table-cell office:value-type="float" office:value="0.2830947" calcext:value-type="float">
            <text:p>0.2830947</text:p>
          </table:table-cell>
          <table:table-cell office:value-type="float" office:value="0.5200285" calcext:value-type="float">
            <text:p>0.5200285</text:p>
          </table:table-cell>
          <table:table-cell office:value-type="float" office:value="0.5196106" calcext:value-type="float">
            <text:p>0.5196106</text:p>
          </table:table-cell>
          <table:table-cell office:value-type="float" office:value="0.3716719" calcext:value-type="float">
            <text:p>0.3716719</text:p>
          </table:table-cell>
          <table:table-cell office:value-type="float" office:value="0.4139648" calcext:value-type="float">
            <text:p>0.4139648</text:p>
          </table:table-cell>
          <table:table-cell office:value-type="float" office:value="0.07849812" calcext:value-type="float">
            <text:p>0.07849812</text:p>
          </table:table-cell>
          <table:table-cell office:value-type="float" office:value="0.05578085" calcext:value-type="float">
            <text:p>0.05578085</text:p>
          </table:table-cell>
          <table:table-cell office:value-type="float" office:value="0.03931929" calcext:value-type="float">
            <text:p>0.03931929</text:p>
          </table:table-cell>
          <table:table-cell office:value-type="float" office:value="0.03821558" calcext:value-type="float">
            <text:p>0.03821558</text:p>
          </table:table-cell>
          <table:table-cell office:value-type="float" office:value="0.06173655" calcext:value-type="float">
            <text:p>0.06173655</text:p>
          </table:table-cell>
          <table:table-cell office:value-type="float" office:value="0.02577214" calcext:value-type="float">
            <text:p>0.02577214</text:p>
          </table:table-cell>
          <table:table-cell office:value-type="float" office:value="0.06499168" calcext:value-type="float">
            <text:p>0.06499168</text:p>
          </table:table-cell>
          <table:table-cell office:value-type="float" office:value="0.316986" calcext:value-type="float">
            <text:p>0.316986</text:p>
          </table:table-cell>
          <table:table-cell office:value-type="float" office:value="0.3482384" calcext:value-type="float">
            <text:p>0.3482384</text:p>
          </table:table-cell>
          <table:table-cell office:value-type="float" office:value="0" calcext:value-type="float">
            <text:p>0</text:p>
          </table:table-cell>
          <table:table-cell office:value-type="float" office:value="79.0624" calcext:value-type="float">
            <text:p>79.062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17727" calcext:value-type="float">
            <text:p>10.17727</text:p>
          </table:table-cell>
          <table:table-cell office:value-type="float" office:value="0" calcext:value-type="float">
            <text:p>0</text:p>
          </table:table-cell>
          <table:table-cell office:value-type="float" office:value="-0.1459685" calcext:value-type="float">
            <text:p>-0.14596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42.49698" calcext:value-type="float">
            <text:p>42.49698</text:p>
          </table:table-cell>
          <table:table-cell office:value-type="float" office:value="1097.626" calcext:value-type="float">
            <text:p>1097.62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2137638" calcext:value-type="float">
            <text:p>0.2137638</text:p>
          </table:table-cell>
          <table:table-cell office:value-type="float" office:value="0.633188" calcext:value-type="float">
            <text:p>0.633188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767287" calcext:value-type="float">
            <text:p>-0.03767287</text:p>
          </table:table-cell>
          <table:table-cell office:value-type="float" office:value="-0.05090875" calcext:value-type="float">
            <text:p>-0.05090875</text:p>
          </table:table-cell>
          <table:table-cell office:value-type="float" office:value="0.006160878" calcext:value-type="float">
            <text:p>0.006160878</text:p>
          </table:table-cell>
          <table:table-cell office:value-type="float" office:value="0.04729712" calcext:value-type="float">
            <text:p>0.04729712</text:p>
          </table:table-cell>
          <table:table-cell office:value-type="float" office:value="24.34525" calcext:value-type="float">
            <text:p>24.34525</text:p>
          </table:table-cell>
          <table:table-cell office:value-type="float" office:value="0.1649875" calcext:value-type="float">
            <text:p>0.1649875</text:p>
          </table:table-cell>
          <table:table-cell office:value-type="float" office:value="0.2462594" calcext:value-type="float">
            <text:p>0.2462594</text:p>
          </table:table-cell>
          <table:table-cell office:value-type="float" office:value="0.1558886" calcext:value-type="float">
            <text:p>0.1558886</text:p>
          </table:table-cell>
          <table:table-cell office:value-type="float" office:value="0.1053988" calcext:value-type="float">
            <text:p>0.1053988</text:p>
          </table:table-cell>
          <table:table-cell office:value-type="float" office:value="0.1193224" calcext:value-type="float">
            <text:p>0.1193224</text:p>
          </table:table-cell>
          <table:table-cell office:value-type="float" office:value="0.0398865" calcext:value-type="float">
            <text:p>0.0398865</text:p>
          </table:table-cell>
          <table:table-cell office:value-type="float" office:value="0.02754189" calcext:value-type="float">
            <text:p>0.02754189</text:p>
          </table:table-cell>
          <table:table-cell office:value-type="float" office:value="0.02213811" calcext:value-type="float">
            <text:p>0.02213811</text:p>
          </table:table-cell>
          <table:table-cell office:value-type="float" office:value="0.01881586" calcext:value-type="float">
            <text:p>0.01881586</text:p>
          </table:table-cell>
          <table:table-cell office:value-type="float" office:value="0.01853037" calcext:value-type="float">
            <text:p>0.01853037</text:p>
          </table:table-cell>
          <table:table-cell office:value-type="float" office:value="0.0206534" calcext:value-type="float">
            <text:p>0.0206534</text:p>
          </table:table-cell>
          <table:table-cell office:value-type="float" office:value="0.0265387" calcext:value-type="float">
            <text:p>0.0265387</text:p>
          </table:table-cell>
          <table:table-cell office:value-type="float" office:value="0.004683813" calcext:value-type="float">
            <text:p>0.004683813</text:p>
          </table:table-cell>
          <table:table-cell office:value-type="float" office:value="0.003917813" calcext:value-type="float">
            <text:p>0.003917813</text:p>
          </table:table-cell>
          <table:table-cell office:value-type="float" office:value="0" calcext:value-type="float">
            <text:p>0</text:p>
          </table:table-cell>
          <table:table-cell office:value-type="float" office:value="0.3783259" calcext:value-type="float">
            <text:p>0.3783259</text:p>
          </table:table-cell>
          <table:table-cell office:value-type="float" office:value="0.6607591" calcext:value-type="float">
            <text:p>0.6607591</text:p>
          </table:table-cell>
          <table:table-cell office:value-type="float" office:value="0.6473059" calcext:value-type="float">
            <text:p>0.6473059</text:p>
          </table:table-cell>
          <table:table-cell office:value-type="float" office:value="0.4672657" calcext:value-type="float">
            <text:p>0.4672657</text:p>
          </table:table-cell>
          <table:table-cell office:value-type="float" office:value="0.5126411" calcext:value-type="float">
            <text:p>0.5126411</text:p>
          </table:table-cell>
          <table:table-cell office:value-type="float" office:value="0.09757347" calcext:value-type="float">
            <text:p>0.09757347</text:p>
          </table:table-cell>
          <table:table-cell office:value-type="float" office:value="0.06869613" calcext:value-type="float">
            <text:p>0.06869613</text:p>
          </table:table-cell>
          <table:table-cell office:value-type="float" office:value="0.04641718" calcext:value-type="float">
            <text:p>0.04641718</text:p>
          </table:table-cell>
          <table:table-cell office:value-type="float" office:value="0.04382798" calcext:value-type="float">
            <text:p>0.04382798</text:p>
          </table:table-cell>
          <table:table-cell office:value-type="float" office:value="0.06521057" calcext:value-type="float">
            <text:p>0.06521057</text:p>
          </table:table-cell>
          <table:table-cell office:value-type="float" office:value="0.02754341" calcext:value-type="float">
            <text:p>0.02754341</text:p>
          </table:table-cell>
          <table:table-cell office:value-type="float" office:value="0.06730108" calcext:value-type="float">
            <text:p>0.06730108</text:p>
          </table:table-cell>
          <table:table-cell office:value-type="float" office:value="0.3165047" calcext:value-type="float">
            <text:p>0.3165047</text:p>
          </table:table-cell>
          <table:table-cell office:value-type="float" office:value="0.3482428" calcext:value-type="float">
            <text:p>0.3482428</text:p>
          </table:table-cell>
          <table:table-cell office:value-type="float" office:value="0" calcext:value-type="float">
            <text:p>0</text:p>
          </table:table-cell>
          <table:table-cell office:value-type="float" office:value="118.5236" calcext:value-type="float">
            <text:p>118.523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25765" calcext:value-type="float">
            <text:p>10.25765</text:p>
          </table:table-cell>
          <table:table-cell office:value-type="float" office:value="0" calcext:value-type="float">
            <text:p>0</text:p>
          </table:table-cell>
          <table:table-cell office:value-type="float" office:value="-0.1463774" calcext:value-type="float">
            <text:p>-0.146377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42.35229" calcext:value-type="float">
            <text:p>42.35229</text:p>
          </table:table-cell>
          <table:table-cell office:value-type="float" office:value="1097.718" calcext:value-type="float">
            <text:p>1097.71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2250499" calcext:value-type="float">
            <text:p>0.2250499</text:p>
          </table:table-cell>
          <table:table-cell office:value-type="float" office:value="0.6675524" calcext:value-type="float">
            <text:p>0.667552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767287" calcext:value-type="float">
            <text:p>-0.03767287</text:p>
          </table:table-cell>
          <table:table-cell office:value-type="float" office:value="-0.05348152" calcext:value-type="float">
            <text:p>-0.05348152</text:p>
          </table:table-cell>
          <table:table-cell office:value-type="float" office:value="0.006177694" calcext:value-type="float">
            <text:p>0.006177694</text:p>
          </table:table-cell>
          <table:table-cell office:value-type="float" office:value="0.04729712" calcext:value-type="float">
            <text:p>0.04729712</text:p>
          </table:table-cell>
          <table:table-cell office:value-type="float" office:value="24.9244" calcext:value-type="float">
            <text:p>24.9244</text:p>
          </table:table-cell>
          <table:table-cell office:value-type="float" office:value="0.1600886" calcext:value-type="float">
            <text:p>0.1600886</text:p>
          </table:table-cell>
          <table:table-cell office:value-type="float" office:value="0.2509103" calcext:value-type="float">
            <text:p>0.2509103</text:p>
          </table:table-cell>
          <table:table-cell office:value-type="float" office:value="0.1573625" calcext:value-type="float">
            <text:p>0.1573625</text:p>
          </table:table-cell>
          <table:table-cell office:value-type="float" office:value="0.1078326" calcext:value-type="float">
            <text:p>0.1078326</text:p>
          </table:table-cell>
          <table:table-cell office:value-type="float" office:value="0.1216356" calcext:value-type="float">
            <text:p>0.1216356</text:p>
          </table:table-cell>
          <table:table-cell office:value-type="float" office:value="0.04162733" calcext:value-type="float">
            <text:p>0.04162733</text:p>
          </table:table-cell>
          <table:table-cell office:value-type="float" office:value="0.0287435" calcext:value-type="float">
            <text:p>0.0287435</text:p>
          </table:table-cell>
          <table:table-cell office:value-type="float" office:value="0.02294695" calcext:value-type="float">
            <text:p>0.02294695</text:p>
          </table:table-cell>
          <table:table-cell office:value-type="float" office:value="0.01920432" calcext:value-type="float">
            <text:p>0.01920432</text:p>
          </table:table-cell>
          <table:table-cell office:value-type="float" office:value="0.01875162" calcext:value-type="float">
            <text:p>0.01875162</text:p>
          </table:table-cell>
          <table:table-cell office:value-type="float" office:value="0.02094259" calcext:value-type="float">
            <text:p>0.02094259</text:p>
          </table:table-cell>
          <table:table-cell office:value-type="float" office:value="0.02707862" calcext:value-type="float">
            <text:p>0.02707862</text:p>
          </table:table-cell>
          <table:table-cell office:value-type="float" office:value="0.004681664" calcext:value-type="float">
            <text:p>0.004681664</text:p>
          </table:table-cell>
          <table:table-cell office:value-type="float" office:value="0.003916201" calcext:value-type="float">
            <text:p>0.003916201</text:p>
          </table:table-cell>
          <table:table-cell office:value-type="float" office:value="0" calcext:value-type="float">
            <text:p>0</text:p>
          </table:table-cell>
          <table:table-cell office:value-type="float" office:value="0.3945153" calcext:value-type="float">
            <text:p>0.3945153</text:p>
          </table:table-cell>
          <table:table-cell office:value-type="float" office:value="0.8068506" calcext:value-type="float">
            <text:p>0.8068506</text:p>
          </table:table-cell>
          <table:table-cell office:value-type="float" office:value="0.7762705" calcext:value-type="float">
            <text:p>0.7762705</text:p>
          </table:table-cell>
          <table:table-cell office:value-type="float" office:value="0.5643679" calcext:value-type="float">
            <text:p>0.5643679</text:p>
          </table:table-cell>
          <table:table-cell office:value-type="float" office:value="0.6094478" calcext:value-type="float">
            <text:p>0.6094478</text:p>
          </table:table-cell>
          <table:table-cell office:value-type="float" office:value="0.1169458" calcext:value-type="float">
            <text:p>0.1169458</text:p>
          </table:table-cell>
          <table:table-cell office:value-type="float" office:value="0.08166055" calcext:value-type="float">
            <text:p>0.08166055</text:p>
          </table:table-cell>
          <table:table-cell office:value-type="float" office:value="0.05336865" calcext:value-type="float">
            <text:p>0.05336865</text:p>
          </table:table-cell>
          <table:table-cell office:value-type="float" office:value="0.04930197" calcext:value-type="float">
            <text:p>0.04930197</text:p>
          </table:table-cell>
          <table:table-cell office:value-type="float" office:value="0.06865482" calcext:value-type="float">
            <text:p>0.06865482</text:p>
          </table:table-cell>
          <table:table-cell office:value-type="float" office:value="0.02931136" calcext:value-type="float">
            <text:p>0.02931136</text:p>
          </table:table-cell>
          <table:table-cell office:value-type="float" office:value="0.0696194" calcext:value-type="float">
            <text:p>0.0696194</text:p>
          </table:table-cell>
          <table:table-cell office:value-type="float" office:value="0.3160417" calcext:value-type="float">
            <text:p>0.3160417</text:p>
          </table:table-cell>
          <table:table-cell office:value-type="float" office:value="0.3482473" calcext:value-type="float">
            <text:p>0.3482473</text:p>
          </table:table-cell>
          <table:table-cell office:value-type="float" office:value="0" calcext:value-type="float">
            <text:p>0</text:p>
          </table:table-cell>
          <table:table-cell office:value-type="float" office:value="129.7661" calcext:value-type="float">
            <text:p>129.766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30637" calcext:value-type="float">
            <text:p>10.30637</text:p>
          </table:table-cell>
          <table:table-cell office:value-type="float" office:value="0" calcext:value-type="float">
            <text:p>0</text:p>
          </table:table-cell>
          <table:table-cell office:value-type="float" office:value="-0.146879" calcext:value-type="float">
            <text:p>-0.14687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42.18613" calcext:value-type="float">
            <text:p>42.18613</text:p>
          </table:table-cell>
          <table:table-cell office:value-type="float" office:value="1097.853" calcext:value-type="float">
            <text:p>1097.853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2140334" calcext:value-type="float">
            <text:p>0.2140334</text:p>
          </table:table-cell>
          <table:table-cell office:value-type="float" office:value="0.7008224" calcext:value-type="float">
            <text:p>0.700822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767287" calcext:value-type="float">
            <text:p>-0.03767287</text:p>
          </table:table-cell>
          <table:table-cell office:value-type="float" office:value="-0.05624923" calcext:value-type="float">
            <text:p>-0.05624923</text:p>
          </table:table-cell>
          <table:table-cell office:value-type="float" office:value="0.006194817" calcext:value-type="float">
            <text:p>0.006194817</text:p>
          </table:table-cell>
          <table:table-cell office:value-type="float" office:value="0.04729712" calcext:value-type="float">
            <text:p>0.04729712</text:p>
          </table:table-cell>
          <table:table-cell office:value-type="float" office:value="25.66376" calcext:value-type="float">
            <text:p>25.66376</text:p>
          </table:table-cell>
          <table:table-cell office:value-type="float" office:value="0.14238" calcext:value-type="float">
            <text:p>0.14238</text:p>
          </table:table-cell>
          <table:table-cell office:value-type="float" office:value="0.2487649" calcext:value-type="float">
            <text:p>0.2487649</text:p>
          </table:table-cell>
          <table:table-cell office:value-type="float" office:value="0.1555535" calcext:value-type="float">
            <text:p>0.1555535</text:p>
          </table:table-cell>
          <table:table-cell office:value-type="float" office:value="0.1080277" calcext:value-type="float">
            <text:p>0.1080277</text:p>
          </table:table-cell>
          <table:table-cell office:value-type="float" office:value="0.1214869" calcext:value-type="float">
            <text:p>0.1214869</text:p>
          </table:table-cell>
          <table:table-cell office:value-type="float" office:value="0.04268851" calcext:value-type="float">
            <text:p>0.04268851</text:p>
          </table:table-cell>
          <table:table-cell office:value-type="float" office:value="0.0295047" calcext:value-type="float">
            <text:p>0.0295047</text:p>
          </table:table-cell>
          <table:table-cell office:value-type="float" office:value="0.02365851" calcext:value-type="float">
            <text:p>0.02365851</text:p>
          </table:table-cell>
          <table:table-cell office:value-type="float" office:value="0.01953922" calcext:value-type="float">
            <text:p>0.01953922</text:p>
          </table:table-cell>
          <table:table-cell office:value-type="float" office:value="0.01894731" calcext:value-type="float">
            <text:p>0.01894731</text:p>
          </table:table-cell>
          <table:table-cell office:value-type="float" office:value="0.02120976" calcext:value-type="float">
            <text:p>0.02120976</text:p>
          </table:table-cell>
          <table:table-cell office:value-type="float" office:value="0.02760994" calcext:value-type="float">
            <text:p>0.02760994</text:p>
          </table:table-cell>
          <table:table-cell office:value-type="float" office:value="0.004679556" calcext:value-type="float">
            <text:p>0.004679556</text:p>
          </table:table-cell>
          <table:table-cell office:value-type="float" office:value="0.003914582" calcext:value-type="float">
            <text:p>0.003914582</text:p>
          </table:table-cell>
          <table:table-cell office:value-type="float" office:value="0" calcext:value-type="float">
            <text:p>0</text:p>
          </table:table-cell>
          <table:table-cell office:value-type="float" office:value="0.3462887" calcext:value-type="float">
            <text:p>0.3462887</text:p>
          </table:table-cell>
          <table:table-cell office:value-type="float" office:value="0.9948927" calcext:value-type="float">
            <text:p>0.9948927</text:p>
          </table:table-cell>
          <table:table-cell office:value-type="float" office:value="0.9380414" calcext:value-type="float">
            <text:p>0.9380414</text:p>
          </table:table-cell>
          <table:table-cell office:value-type="float" office:value="0.6748405" calcext:value-type="float">
            <text:p>0.6748405</text:p>
          </table:table-cell>
          <table:table-cell office:value-type="float" office:value="0.7148891" calcext:value-type="float">
            <text:p>0.7148891</text:p>
          </table:table-cell>
          <table:table-cell office:value-type="float" office:value="0.1376615" calcext:value-type="float">
            <text:p>0.1376615</text:p>
          </table:table-cell>
          <table:table-cell office:value-type="float" office:value="0.09511613" calcext:value-type="float">
            <text:p>0.09511613</text:p>
          </table:table-cell>
          <table:table-cell office:value-type="float" office:value="0.06029473" calcext:value-type="float">
            <text:p>0.06029473</text:p>
          </table:table-cell>
          <table:table-cell office:value-type="float" office:value="0.05466124" calcext:value-type="float">
            <text:p>0.05466124</text:p>
          </table:table-cell>
          <table:table-cell office:value-type="float" office:value="0.07205872" calcext:value-type="float">
            <text:p>0.07205872</text:p>
          </table:table-cell>
          <table:table-cell office:value-type="float" office:value="0.03108358" calcext:value-type="float">
            <text:p>0.03108358</text:p>
          </table:table-cell>
          <table:table-cell office:value-type="float" office:value="0.0719462" calcext:value-type="float">
            <text:p>0.0719462</text:p>
          </table:table-cell>
          <table:table-cell office:value-type="float" office:value="0.3155929" calcext:value-type="float">
            <text:p>0.3155929</text:p>
          </table:table-cell>
          <table:table-cell office:value-type="float" office:value="0.3482517" calcext:value-type="float">
            <text:p>0.3482517</text:p>
          </table:table-cell>
          <table:table-cell office:value-type="float" office:value="0" calcext:value-type="float">
            <text:p>0</text:p>
          </table:table-cell>
          <table:table-cell office:value-type="float" office:value="120.5426" calcext:value-type="float">
            <text:p>120.542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33205" calcext:value-type="float">
            <text:p>10.33205</text:p>
          </table:table-cell>
          <table:table-cell office:value-type="float" office:value="0" calcext:value-type="float">
            <text:p>0</text:p>
          </table:table-cell>
          <table:table-cell office:value-type="float" office:value="-0.1475807" calcext:value-type="float">
            <text:p>-0.14758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42.00614" calcext:value-type="float">
            <text:p>42.00614</text:p>
          </table:table-cell>
          <table:table-cell office:value-type="float" office:value="1098.001" calcext:value-type="float">
            <text:p>1098.001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2001758" calcext:value-type="float">
            <text:p>0.2001758</text:p>
          </table:table-cell>
          <table:table-cell office:value-type="float" office:value="0.7396259" calcext:value-type="float">
            <text:p>0.739625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767287" calcext:value-type="float">
            <text:p>-0.03767287</text:p>
          </table:table-cell>
          <table:table-cell office:value-type="float" office:value="-0.05783686" calcext:value-type="float">
            <text:p>-0.05783686</text:p>
          </table:table-cell>
          <table:table-cell office:value-type="float" office:value="0.006213036" calcext:value-type="float">
            <text:p>0.006213036</text:p>
          </table:table-cell>
          <table:table-cell office:value-type="float" office:value="0.04729712" calcext:value-type="float">
            <text:p>0.04729712</text:p>
          </table:table-cell>
          <table:table-cell office:value-type="float" office:value="26.31107" calcext:value-type="float">
            <text:p>26.31107</text:p>
          </table:table-cell>
          <table:table-cell office:value-type="float" office:value="0.1179354" calcext:value-type="float">
            <text:p>0.1179354</text:p>
          </table:table-cell>
          <table:table-cell office:value-type="float" office:value="0.2404395" calcext:value-type="float">
            <text:p>0.2404395</text:p>
          </table:table-cell>
          <table:table-cell office:value-type="float" office:value="0.1512244" calcext:value-type="float">
            <text:p>0.1512244</text:p>
          </table:table-cell>
          <table:table-cell office:value-type="float" office:value="0.1067904" calcext:value-type="float">
            <text:p>0.1067904</text:p>
          </table:table-cell>
          <table:table-cell office:value-type="float" office:value="0.1198111" calcext:value-type="float">
            <text:p>0.1198111</text:p>
          </table:table-cell>
          <table:table-cell office:value-type="float" office:value="0.04319121" calcext:value-type="float">
            <text:p>0.04319121</text:p>
          </table:table-cell>
          <table:table-cell office:value-type="float" office:value="0.02990101" calcext:value-type="float">
            <text:p>0.02990101</text:p>
          </table:table-cell>
          <table:table-cell office:value-type="float" office:value="0.02429486" calcext:value-type="float">
            <text:p>0.02429486</text:p>
          </table:table-cell>
          <table:table-cell office:value-type="float" office:value="0.01982672" calcext:value-type="float">
            <text:p>0.01982672</text:p>
          </table:table-cell>
          <table:table-cell office:value-type="float" office:value="0.0191237" calcext:value-type="float">
            <text:p>0.0191237</text:p>
          </table:table-cell>
          <table:table-cell office:value-type="float" office:value="0.0214565" calcext:value-type="float">
            <text:p>0.0214565</text:p>
          </table:table-cell>
          <table:table-cell office:value-type="float" office:value="0.0281333" calcext:value-type="float">
            <text:p>0.0281333</text:p>
          </table:table-cell>
          <table:table-cell office:value-type="float" office:value="0.004677494" calcext:value-type="float">
            <text:p>0.004677494</text:p>
          </table:table-cell>
          <table:table-cell office:value-type="float" office:value="0.003912963" calcext:value-type="float">
            <text:p>0.003912963</text:p>
          </table:table-cell>
          <table:table-cell office:value-type="float" office:value="0" calcext:value-type="float">
            <text:p>0</text:p>
          </table:table-cell>
          <table:table-cell office:value-type="float" office:value="0.3707251" calcext:value-type="float">
            <text:p>0.3707251</text:p>
          </table:table-cell>
          <table:table-cell office:value-type="float" office:value="1.199738" calcext:value-type="float">
            <text:p>1.199738</text:p>
          </table:table-cell>
          <table:table-cell office:value-type="float" office:value="1.110681" calcext:value-type="float">
            <text:p>1.110681</text:p>
          </table:table-cell>
          <table:table-cell office:value-type="float" office:value="0.7961119" calcext:value-type="float">
            <text:p>0.7961119</text:p>
          </table:table-cell>
          <table:table-cell office:value-type="float" office:value="0.8322718" calcext:value-type="float">
            <text:p>0.8322718</text:p>
          </table:table-cell>
          <table:table-cell office:value-type="float" office:value="0.1604402" calcext:value-type="float">
            <text:p>0.1604402</text:p>
          </table:table-cell>
          <table:table-cell office:value-type="float" office:value="0.1094255" calcext:value-type="float">
            <text:p>0.1094255</text:p>
          </table:table-cell>
          <table:table-cell office:value-type="float" office:value="0.06742842" calcext:value-type="float">
            <text:p>0.06742842</text:p>
          </table:table-cell>
          <table:table-cell office:value-type="float" office:value="0.0599585" calcext:value-type="float">
            <text:p>0.0599585</text:p>
          </table:table-cell>
          <table:table-cell office:value-type="float" office:value="0.07542713" calcext:value-type="float">
            <text:p>0.07542713</text:p>
          </table:table-cell>
          <table:table-cell office:value-type="float" office:value="0.03285814" calcext:value-type="float">
            <text:p>0.03285814</text:p>
          </table:table-cell>
          <table:table-cell office:value-type="float" office:value="0.07428209" calcext:value-type="float">
            <text:p>0.07428209</text:p>
          </table:table-cell>
          <table:table-cell office:value-type="float" office:value="0.3151581" calcext:value-type="float">
            <text:p>0.3151581</text:p>
          </table:table-cell>
          <table:table-cell office:value-type="float" office:value="0.3482561" calcext:value-type="float">
            <text:p>0.3482561</text:p>
          </table:table-cell>
          <table:table-cell office:value-type="float" office:value="0" calcext:value-type="float">
            <text:p>0</text:p>
          </table:table-cell>
          <table:table-cell office:value-type="float" office:value="108.8279" calcext:value-type="float">
            <text:p>108.8279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35881" calcext:value-type="float">
            <text:p>10.35881</text:p>
          </table:table-cell>
          <table:table-cell office:value-type="float" office:value="0" calcext:value-type="float">
            <text:p>0</text:p>
          </table:table-cell>
          <table:table-cell office:value-type="float" office:value="-0.1480902" calcext:value-type="float">
            <text:p>-0.148090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41.84038" calcext:value-type="float">
            <text:p>41.84038</text:p>
          </table:table-cell>
          <table:table-cell office:value-type="float" office:value="1098.14" calcext:value-type="float">
            <text:p>1098.1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83588" calcext:value-type="float">
            <text:p>0.183588</text:p>
          </table:table-cell>
          <table:table-cell office:value-type="float" office:value="0.7780874" calcext:value-type="float">
            <text:p>0.778087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767287" calcext:value-type="float">
            <text:p>-0.03767287</text:p>
          </table:table-cell>
          <table:table-cell office:value-type="float" office:value="-0.05822946" calcext:value-type="float">
            <text:p>-0.05822946</text:p>
          </table:table-cell>
          <table:table-cell office:value-type="float" office:value="0.006229037" calcext:value-type="float">
            <text:p>0.006229037</text:p>
          </table:table-cell>
          <table:table-cell office:value-type="float" office:value="0.04732876" calcext:value-type="float">
            <text:p>0.04732876</text:p>
          </table:table-cell>
          <table:table-cell office:value-type="float" office:value="26.94901" calcext:value-type="float">
            <text:p>26.94901</text:p>
          </table:table-cell>
          <table:table-cell office:value-type="float" office:value="0.1183639" calcext:value-type="float">
            <text:p>0.1183639</text:p>
          </table:table-cell>
          <table:table-cell office:value-type="float" office:value="0.2315185" calcext:value-type="float">
            <text:p>0.2315185</text:p>
          </table:table-cell>
          <table:table-cell office:value-type="float" office:value="0.1479982" calcext:value-type="float">
            <text:p>0.1479982</text:p>
          </table:table-cell>
          <table:table-cell office:value-type="float" office:value="0.1057776" calcext:value-type="float">
            <text:p>0.1057776</text:p>
          </table:table-cell>
          <table:table-cell office:value-type="float" office:value="0.1179467" calcext:value-type="float">
            <text:p>0.1179467</text:p>
          </table:table-cell>
          <table:table-cell office:value-type="float" office:value="0.04330746" calcext:value-type="float">
            <text:p>0.04330746</text:p>
          </table:table-cell>
          <table:table-cell office:value-type="float" office:value="0.03004983" calcext:value-type="float">
            <text:p>0.03004983</text:p>
          </table:table-cell>
          <table:table-cell office:value-type="float" office:value="0.02486352" calcext:value-type="float">
            <text:p>0.02486352</text:p>
          </table:table-cell>
          <table:table-cell office:value-type="float" office:value="0.02008066" calcext:value-type="float">
            <text:p>0.02008066</text:p>
          </table:table-cell>
          <table:table-cell office:value-type="float" office:value="0.01928503" calcext:value-type="float">
            <text:p>0.01928503</text:p>
          </table:table-cell>
          <table:table-cell office:value-type="float" office:value="0.02168527" calcext:value-type="float">
            <text:p>0.02168527</text:p>
          </table:table-cell>
          <table:table-cell office:value-type="float" office:value="0.02864943" calcext:value-type="float">
            <text:p>0.02864943</text:p>
          </table:table-cell>
          <table:table-cell office:value-type="float" office:value="0.004675478" calcext:value-type="float">
            <text:p>0.004675478</text:p>
          </table:table-cell>
          <table:table-cell office:value-type="float" office:value="0.00391135" calcext:value-type="float">
            <text:p>0.00391135</text:p>
          </table:table-cell>
          <table:table-cell office:value-type="float" office:value="0" calcext:value-type="float">
            <text:p>0</text:p>
          </table:table-cell>
          <table:table-cell office:value-type="float" office:value="0.3054788" calcext:value-type="float">
            <text:p>0.3054788</text:p>
          </table:table-cell>
          <table:table-cell office:value-type="float" office:value="1.33108" calcext:value-type="float">
            <text:p>1.33108</text:p>
          </table:table-cell>
          <table:table-cell office:value-type="float" office:value="1.318509" calcext:value-type="float">
            <text:p>1.318509</text:p>
          </table:table-cell>
          <table:table-cell office:value-type="float" office:value="0.9236148" calcext:value-type="float">
            <text:p>0.9236148</text:p>
          </table:table-cell>
          <table:table-cell office:value-type="float" office:value="0.9531058" calcext:value-type="float">
            <text:p>0.9531058</text:p>
          </table:table-cell>
          <table:table-cell office:value-type="float" office:value="0.183506" calcext:value-type="float">
            <text:p>0.183506</text:p>
          </table:table-cell>
          <table:table-cell office:value-type="float" office:value="0.1241325" calcext:value-type="float">
            <text:p>0.1241325</text:p>
          </table:table-cell>
          <table:table-cell office:value-type="float" office:value="0.07480776" calcext:value-type="float">
            <text:p>0.07480776</text:p>
          </table:table-cell>
          <table:table-cell office:value-type="float" office:value="0.06525502" calcext:value-type="float">
            <text:p>0.06525502</text:p>
          </table:table-cell>
          <table:table-cell office:value-type="float" office:value="0.07876608" calcext:value-type="float">
            <text:p>0.07876608</text:p>
          </table:table-cell>
          <table:table-cell office:value-type="float" office:value="0.03463349" calcext:value-type="float">
            <text:p>0.03463349</text:p>
          </table:table-cell>
          <table:table-cell office:value-type="float" office:value="0.07662744" calcext:value-type="float">
            <text:p>0.07662744</text:p>
          </table:table-cell>
          <table:table-cell office:value-type="float" office:value="0.3147362" calcext:value-type="float">
            <text:p>0.3147362</text:p>
          </table:table-cell>
          <table:table-cell office:value-type="float" office:value="0.3482606" calcext:value-type="float">
            <text:p>0.3482606</text:p>
          </table:table-cell>
          <table:table-cell office:value-type="float" office:value="0" calcext:value-type="float">
            <text:p>0</text:p>
          </table:table-cell>
          <table:table-cell office:value-type="float" office:value="93.48428" calcext:value-type="float">
            <text:p>93.48428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37991" calcext:value-type="float">
            <text:p>10.37991</text:p>
          </table:table-cell>
          <table:table-cell office:value-type="float" office:value="0" calcext:value-type="float">
            <text:p>0</text:p>
          </table:table-cell>
          <table:table-cell office:value-type="float" office:value="-0.1485204" calcext:value-type="float">
            <text:p>-0.14852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41.75302" calcext:value-type="float">
            <text:p>41.75302</text:p>
          </table:table-cell>
          <table:table-cell office:value-type="float" office:value="1098.206" calcext:value-type="float">
            <text:p>1098.20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681603" calcext:value-type="float">
            <text:p>0.1681603</text:p>
          </table:table-cell>
          <table:table-cell office:value-type="float" office:value="0.8100852" calcext:value-type="float">
            <text:p>0.810085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318" calcext:value-type="float">
            <text:p>0.000243031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767287" calcext:value-type="float">
            <text:p>-0.03767287</text:p>
          </table:table-cell>
          <table:table-cell office:value-type="float" office:value="-0.05836743" calcext:value-type="float">
            <text:p>-0.05836743</text:p>
          </table:table-cell>
          <table:table-cell office:value-type="float" office:value="0.006244215" calcext:value-type="float">
            <text:p>0.006244215</text:p>
          </table:table-cell>
          <table:table-cell office:value-type="float" office:value="0.04742347" calcext:value-type="float">
            <text:p>0.04742347</text:p>
          </table:table-cell>
          <table:table-cell office:value-type="float" office:value="27.238" calcext:value-type="float">
            <text:p>27.238</text:p>
          </table:table-cell>
          <table:table-cell office:value-type="float" office:value="0.06601868" calcext:value-type="float">
            <text:p>0.06601868</text:p>
          </table:table-cell>
          <table:table-cell office:value-type="float" office:value="0.2214049" calcext:value-type="float">
            <text:p>0.2214049</text:p>
          </table:table-cell>
          <table:table-cell office:value-type="float" office:value="0.1485227" calcext:value-type="float">
            <text:p>0.1485227</text:p>
          </table:table-cell>
          <table:table-cell office:value-type="float" office:value="0.1068561" calcext:value-type="float">
            <text:p>0.1068561</text:p>
          </table:table-cell>
          <table:table-cell office:value-type="float" office:value="0.1179664" calcext:value-type="float">
            <text:p>0.1179664</text:p>
          </table:table-cell>
          <table:table-cell office:value-type="float" office:value="0.04339566" calcext:value-type="float">
            <text:p>0.04339566</text:p>
          </table:table-cell>
          <table:table-cell office:value-type="float" office:value="0.03010838" calcext:value-type="float">
            <text:p>0.03010838</text:p>
          </table:table-cell>
          <table:table-cell office:value-type="float" office:value="0.02537403" calcext:value-type="float">
            <text:p>0.02537403</text:p>
          </table:table-cell>
          <table:table-cell office:value-type="float" office:value="0.02030971" calcext:value-type="float">
            <text:p>0.02030971</text:p>
          </table:table-cell>
          <table:table-cell office:value-type="float" office:value="0.01943414" calcext:value-type="float">
            <text:p>0.01943414</text:p>
          </table:table-cell>
          <table:table-cell office:value-type="float" office:value="0.02190583" calcext:value-type="float">
            <text:p>0.02190583</text:p>
          </table:table-cell>
          <table:table-cell office:value-type="float" office:value="0.02915904" calcext:value-type="float">
            <text:p>0.02915904</text:p>
          </table:table-cell>
          <table:table-cell office:value-type="float" office:value="0.004673507" calcext:value-type="float">
            <text:p>0.004673507</text:p>
          </table:table-cell>
          <table:table-cell office:value-type="float" office:value="0.003909764" calcext:value-type="float">
            <text:p>0.003909764</text:p>
          </table:table-cell>
          <table:table-cell office:value-type="float" office:value="0" calcext:value-type="float">
            <text:p>0</text:p>
          </table:table-cell>
          <table:table-cell office:value-type="float" office:value="0.02309316" calcext:value-type="float">
            <text:p>0.02309316</text:p>
          </table:table-cell>
          <table:table-cell office:value-type="float" office:value="1.350069" calcext:value-type="float">
            <text:p>1.350069</text:p>
          </table:table-cell>
          <table:table-cell office:value-type="float" office:value="1.516875" calcext:value-type="float">
            <text:p>1.516875</text:p>
          </table:table-cell>
          <table:table-cell office:value-type="float" office:value="1.062008" calcext:value-type="float">
            <text:p>1.062008</text:p>
          </table:table-cell>
          <table:table-cell office:value-type="float" office:value="1.079672" calcext:value-type="float">
            <text:p>1.079672</text:p>
          </table:table-cell>
          <table:table-cell office:value-type="float" office:value="0.2057905" calcext:value-type="float">
            <text:p>0.2057905</text:p>
          </table:table-cell>
          <table:table-cell office:value-type="float" office:value="0.1385908" calcext:value-type="float">
            <text:p>0.1385908</text:p>
          </table:table-cell>
          <table:table-cell office:value-type="float" office:value="0.0821781" calcext:value-type="float">
            <text:p>0.0821781</text:p>
          </table:table-cell>
          <table:table-cell office:value-type="float" office:value="0.0705627" calcext:value-type="float">
            <text:p>0.0705627</text:p>
          </table:table-cell>
          <table:table-cell office:value-type="float" office:value="0.08207923" calcext:value-type="float">
            <text:p>0.08207923</text:p>
          </table:table-cell>
          <table:table-cell office:value-type="float" office:value="0.03641079" calcext:value-type="float">
            <text:p>0.03641079</text:p>
          </table:table-cell>
          <table:table-cell office:value-type="float" office:value="0.07898293" calcext:value-type="float">
            <text:p>0.07898293</text:p>
          </table:table-cell>
          <table:table-cell office:value-type="float" office:value="0.3143277" calcext:value-type="float">
            <text:p>0.3143277</text:p>
          </table:table-cell>
          <table:table-cell office:value-type="float" office:value="0.348265" calcext:value-type="float">
            <text:p>0.348265</text:p>
          </table:table-cell>
          <table:table-cell office:value-type="float" office:value="0" calcext:value-type="float">
            <text:p>0</text:p>
          </table:table-cell>
          <table:table-cell office:value-type="float" office:value="78.08054" calcext:value-type="float">
            <text:p>78.0805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3968" calcext:value-type="float">
            <text:p>10.3968</text:p>
          </table:table-cell>
          <table:table-cell office:value-type="float" office:value="0" calcext:value-type="float">
            <text:p>0</text:p>
          </table:table-cell>
          <table:table-cell office:value-type="float" office:value="-0.1487756" calcext:value-type="float">
            <text:p>-0.148775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41.63369" calcext:value-type="float">
            <text:p>41.63369</text:p>
          </table:table-cell>
          <table:table-cell office:value-type="float" office:value="1098.302" calcext:value-type="float">
            <text:p>1098.302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57354" calcext:value-type="float">
            <text:p>0.157354</text:p>
          </table:table-cell>
          <table:table-cell office:value-type="float" office:value="0.8397354" calcext:value-type="float">
            <text:p>0.839735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846" calcext:value-type="float">
            <text:p>0.0002430846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803952" calcext:value-type="float">
            <text:p>-0.03803952</text:p>
          </table:table-cell>
          <table:table-cell office:value-type="float" office:value="-0.05851834" calcext:value-type="float">
            <text:p>-0.05851834</text:p>
          </table:table-cell>
          <table:table-cell office:value-type="float" office:value="0.006259908" calcext:value-type="float">
            <text:p>0.006259908</text:p>
          </table:table-cell>
          <table:table-cell office:value-type="float" office:value="0.0474756" calcext:value-type="float">
            <text:p>0.0474756</text:p>
          </table:table-cell>
          <table:table-cell office:value-type="float" office:value="27.6989" calcext:value-type="float">
            <text:p>27.6989</text:p>
          </table:table-cell>
          <table:table-cell office:value-type="float" office:value="0.07643145" calcext:value-type="float">
            <text:p>0.07643145</text:p>
          </table:table-cell>
          <table:table-cell office:value-type="float" office:value="0.2182655" calcext:value-type="float">
            <text:p>0.2182655</text:p>
          </table:table-cell>
          <table:table-cell office:value-type="float" office:value="0.1462485" calcext:value-type="float">
            <text:p>0.1462485</text:p>
          </table:table-cell>
          <table:table-cell office:value-type="float" office:value="0.1076765" calcext:value-type="float">
            <text:p>0.1076765</text:p>
          </table:table-cell>
          <table:table-cell office:value-type="float" office:value="0.1186801" calcext:value-type="float">
            <text:p>0.1186801</text:p>
          </table:table-cell>
          <table:table-cell office:value-type="float" office:value="0.04362783" calcext:value-type="float">
            <text:p>0.04362783</text:p>
          </table:table-cell>
          <table:table-cell office:value-type="float" office:value="0.03019414" calcext:value-type="float">
            <text:p>0.03019414</text:p>
          </table:table-cell>
          <table:table-cell office:value-type="float" office:value="0.02583974" calcext:value-type="float">
            <text:p>0.02583974</text:p>
          </table:table-cell>
          <table:table-cell office:value-type="float" office:value="0.02051867" calcext:value-type="float">
            <text:p>0.02051867</text:p>
          </table:table-cell>
          <table:table-cell office:value-type="float" office:value="0.01957185" calcext:value-type="float">
            <text:p>0.01957185</text:p>
          </table:table-cell>
          <table:table-cell office:value-type="float" office:value="0.02211935" calcext:value-type="float">
            <text:p>0.02211935</text:p>
          </table:table-cell>
          <table:table-cell office:value-type="float" office:value="0.02966144" calcext:value-type="float">
            <text:p>0.02966144</text:p>
          </table:table-cell>
          <table:table-cell office:value-type="float" office:value="0.004685035" calcext:value-type="float">
            <text:p>0.004685035</text:p>
          </table:table-cell>
          <table:table-cell office:value-type="float" office:value="0.00389471" calcext:value-type="float">
            <text:p>0.00389471</text:p>
          </table:table-cell>
          <table:table-cell office:value-type="float" office:value="0" calcext:value-type="float">
            <text:p>0</text:p>
          </table:table-cell>
          <table:table-cell office:value-type="float" office:value="0.1495762" calcext:value-type="float">
            <text:p>0.1495762</text:p>
          </table:table-cell>
          <table:table-cell office:value-type="float" office:value="1.379946" calcext:value-type="float">
            <text:p>1.379946</text:p>
          </table:table-cell>
          <table:table-cell office:value-type="float" office:value="1.604328" calcext:value-type="float">
            <text:p>1.604328</text:p>
          </table:table-cell>
          <table:table-cell office:value-type="float" office:value="1.167701" calcext:value-type="float">
            <text:p>1.167701</text:p>
          </table:table-cell>
          <table:table-cell office:value-type="float" office:value="1.193988" calcext:value-type="float">
            <text:p>1.193988</text:p>
          </table:table-cell>
          <table:table-cell office:value-type="float" office:value="0.2301252" calcext:value-type="float">
            <text:p>0.2301252</text:p>
          </table:table-cell>
          <table:table-cell office:value-type="float" office:value="0.1510552" calcext:value-type="float">
            <text:p>0.1510552</text:p>
          </table:table-cell>
          <table:table-cell office:value-type="float" office:value="0.08922525" calcext:value-type="float">
            <text:p>0.08922525</text:p>
          </table:table-cell>
          <table:table-cell office:value-type="float" office:value="0.07582378" calcext:value-type="float">
            <text:p>0.07582378</text:p>
          </table:table-cell>
          <table:table-cell office:value-type="float" office:value="0.0853634" calcext:value-type="float">
            <text:p>0.0853634</text:p>
          </table:table-cell>
          <table:table-cell office:value-type="float" office:value="0.03819216" calcext:value-type="float">
            <text:p>0.03819216</text:p>
          </table:table-cell>
          <table:table-cell office:value-type="float" office:value="0.08153557" calcext:value-type="float">
            <text:p>0.08153557</text:p>
          </table:table-cell>
          <table:table-cell office:value-type="float" office:value="0.3201125" calcext:value-type="float">
            <text:p>0.3201125</text:p>
          </table:table-cell>
          <table:table-cell office:value-type="float" office:value="0.3425254" calcext:value-type="float">
            <text:p>0.3425254</text:p>
          </table:table-cell>
          <table:table-cell office:value-type="float" office:value="0" calcext:value-type="float">
            <text:p>0</text:p>
          </table:table-cell>
          <table:table-cell office:value-type="float" office:value="66.90858" calcext:value-type="float">
            <text:p>66.90858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41578" calcext:value-type="float">
            <text:p>10.41578</text:p>
          </table:table-cell>
          <table:table-cell office:value-type="float" office:value="0" calcext:value-type="float">
            <text:p>0</text:p>
          </table:table-cell>
          <table:table-cell office:value-type="float" office:value="-0.1490562" calcext:value-type="float">
            <text:p>-0.149056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41.47359" calcext:value-type="float">
            <text:p>41.47359</text:p>
          </table:table-cell>
          <table:table-cell office:value-type="float" office:value="1098.436" calcext:value-type="float">
            <text:p>1098.43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475209" calcext:value-type="float">
            <text:p>0.1475209</text:p>
          </table:table-cell>
          <table:table-cell office:value-type="float" office:value="0.8726253" calcext:value-type="float">
            <text:p>0.872625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848" calcext:value-type="float">
            <text:p>0.000243084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886995" calcext:value-type="float">
            <text:p>-0.03886995</text:p>
          </table:table-cell>
          <table:table-cell office:value-type="float" office:value="-0.05864631" calcext:value-type="float">
            <text:p>-0.05864631</text:p>
          </table:table-cell>
          <table:table-cell office:value-type="float" office:value="0.006274537" calcext:value-type="float">
            <text:p>0.006274537</text:p>
          </table:table-cell>
          <table:table-cell office:value-type="float" office:value="0.04760342" calcext:value-type="float">
            <text:p>0.04760342</text:p>
          </table:table-cell>
          <table:table-cell office:value-type="float" office:value="28.33546" calcext:value-type="float">
            <text:p>28.33546</text:p>
          </table:table-cell>
          <table:table-cell office:value-type="float" office:value="0.08417938" calcext:value-type="float">
            <text:p>0.08417938</text:p>
          </table:table-cell>
          <table:table-cell office:value-type="float" office:value="0.2116129" calcext:value-type="float">
            <text:p>0.2116129</text:p>
          </table:table-cell>
          <table:table-cell office:value-type="float" office:value="0.1448433" calcext:value-type="float">
            <text:p>0.1448433</text:p>
          </table:table-cell>
          <table:table-cell office:value-type="float" office:value="0.108235" calcext:value-type="float">
            <text:p>0.108235</text:p>
          </table:table-cell>
          <table:table-cell office:value-type="float" office:value="0.1188293" calcext:value-type="float">
            <text:p>0.1188293</text:p>
          </table:table-cell>
          <table:table-cell office:value-type="float" office:value="0.04372602" calcext:value-type="float">
            <text:p>0.04372602</text:p>
          </table:table-cell>
          <table:table-cell office:value-type="float" office:value="0.03020552" calcext:value-type="float">
            <text:p>0.03020552</text:p>
          </table:table-cell>
          <table:table-cell office:value-type="float" office:value="0.0262598" calcext:value-type="float">
            <text:p>0.0262598</text:p>
          </table:table-cell>
          <table:table-cell office:value-type="float" office:value="0.02071048" calcext:value-type="float">
            <text:p>0.02071048</text:p>
          </table:table-cell>
          <table:table-cell office:value-type="float" office:value="0.01969987" calcext:value-type="float">
            <text:p>0.01969987</text:p>
          </table:table-cell>
          <table:table-cell office:value-type="float" office:value="0.02232598" calcext:value-type="float">
            <text:p>0.02232598</text:p>
          </table:table-cell>
          <table:table-cell office:value-type="float" office:value="0.03015766" calcext:value-type="float">
            <text:p>0.03015766</text:p>
          </table:table-cell>
          <table:table-cell office:value-type="float" office:value="0.004679493" calcext:value-type="float">
            <text:p>0.004679493</text:p>
          </table:table-cell>
          <table:table-cell office:value-type="float" office:value="0.003896985" calcext:value-type="float">
            <text:p>0.003896985</text:p>
          </table:table-cell>
          <table:table-cell office:value-type="float" office:value="0" calcext:value-type="float">
            <text:p>0</text:p>
          </table:table-cell>
          <table:table-cell office:value-type="float" office:value="0.23647" calcext:value-type="float">
            <text:p>0.23647</text:p>
          </table:table-cell>
          <table:table-cell office:value-type="float" office:value="1.365387" calcext:value-type="float">
            <text:p>1.365387</text:p>
          </table:table-cell>
          <table:table-cell office:value-type="float" office:value="1.748759" calcext:value-type="float">
            <text:p>1.748759</text:p>
          </table:table-cell>
          <table:table-cell office:value-type="float" office:value="1.308546" calcext:value-type="float">
            <text:p>1.308546</text:p>
          </table:table-cell>
          <table:table-cell office:value-type="float" office:value="1.321218" calcext:value-type="float">
            <text:p>1.321218</text:p>
          </table:table-cell>
          <table:table-cell office:value-type="float" office:value="0.2560904" calcext:value-type="float">
            <text:p>0.2560904</text:p>
          </table:table-cell>
          <table:table-cell office:value-type="float" office:value="0.1643812" calcext:value-type="float">
            <text:p>0.1643812</text:p>
          </table:table-cell>
          <table:table-cell office:value-type="float" office:value="0.0960255" calcext:value-type="float">
            <text:p>0.0960255</text:p>
          </table:table-cell>
          <table:table-cell office:value-type="float" office:value="0.08097097" calcext:value-type="float">
            <text:p>0.08097097</text:p>
          </table:table-cell>
          <table:table-cell office:value-type="float" office:value="0.08861578" calcext:value-type="float">
            <text:p>0.08861578</text:p>
          </table:table-cell>
          <table:table-cell office:value-type="float" office:value="0.03998135" calcext:value-type="float">
            <text:p>0.03998135</text:p>
          </table:table-cell>
          <table:table-cell office:value-type="float" office:value="0.08423243" calcext:value-type="float">
            <text:p>0.08423243</text:p>
          </table:table-cell>
          <table:table-cell office:value-type="float" office:value="0.3180778" calcext:value-type="float">
            <text:p>0.3180778</text:p>
          </table:table-cell>
          <table:table-cell office:value-type="float" office:value="0.3453077" calcext:value-type="float">
            <text:p>0.3453077</text:p>
          </table:table-cell>
          <table:table-cell office:value-type="float" office:value="0" calcext:value-type="float">
            <text:p>0</text:p>
          </table:table-cell>
          <table:table-cell office:value-type="float" office:value="57.0918" calcext:value-type="float">
            <text:p>57.0918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43741" calcext:value-type="float">
            <text:p>10.43741</text:p>
          </table:table-cell>
          <table:table-cell office:value-type="float" office:value="0" calcext:value-type="float">
            <text:p>0</text:p>
          </table:table-cell>
          <table:table-cell office:value-type="float" office:value="-0.1493621" calcext:value-type="float">
            <text:p>-0.14936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41.37202" calcext:value-type="float">
            <text:p>41.37202</text:p>
          </table:table-cell>
          <table:table-cell office:value-type="float" office:value="1098.507" calcext:value-type="float">
            <text:p>1098.50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397327" calcext:value-type="float">
            <text:p>0.1397327</text:p>
          </table:table-cell>
          <table:table-cell office:value-type="float" office:value="0.9057469" calcext:value-type="float">
            <text:p>0.905746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0848" calcext:value-type="float">
            <text:p>0.000243084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967039" calcext:value-type="float">
            <text:p>-0.03967039</text:p>
          </table:table-cell>
          <table:table-cell office:value-type="float" office:value="-0.05876051" calcext:value-type="float">
            <text:p>-0.05876051</text:p>
          </table:table-cell>
          <table:table-cell office:value-type="float" office:value="0.006289711" calcext:value-type="float">
            <text:p>0.006289711</text:p>
          </table:table-cell>
          <table:table-cell office:value-type="float" office:value="0.04768225" calcext:value-type="float">
            <text:p>0.04768225</text:p>
          </table:table-cell>
          <table:table-cell office:value-type="float" office:value="28.63271" calcext:value-type="float">
            <text:p>28.63271</text:p>
          </table:table-cell>
          <table:table-cell office:value-type="float" office:value="0.08275076" calcext:value-type="float">
            <text:p>0.08275076</text:p>
          </table:table-cell>
          <table:table-cell office:value-type="float" office:value="0.2103003" calcext:value-type="float">
            <text:p>0.2103003</text:p>
          </table:table-cell>
          <table:table-cell office:value-type="float" office:value="0.1438079" calcext:value-type="float">
            <text:p>0.1438079</text:p>
          </table:table-cell>
          <table:table-cell office:value-type="float" office:value="0.1087313" calcext:value-type="float">
            <text:p>0.1087313</text:p>
          </table:table-cell>
          <table:table-cell office:value-type="float" office:value="0.1191059" calcext:value-type="float">
            <text:p>0.1191059</text:p>
          </table:table-cell>
          <table:table-cell office:value-type="float" office:value="0.04378864" calcext:value-type="float">
            <text:p>0.04378864</text:p>
          </table:table-cell>
          <table:table-cell office:value-type="float" office:value="0.03015098" calcext:value-type="float">
            <text:p>0.03015098</text:p>
          </table:table-cell>
          <table:table-cell office:value-type="float" office:value="0.02665411" calcext:value-type="float">
            <text:p>0.02665411</text:p>
          </table:table-cell>
          <table:table-cell office:value-type="float" office:value="0.0208857" calcext:value-type="float">
            <text:p>0.0208857</text:p>
          </table:table-cell>
          <table:table-cell office:value-type="float" office:value="0.01981938" calcext:value-type="float">
            <text:p>0.01981938</text:p>
          </table:table-cell>
          <table:table-cell office:value-type="float" office:value="0.02252617" calcext:value-type="float">
            <text:p>0.02252617</text:p>
          </table:table-cell>
          <table:table-cell office:value-type="float" office:value="0.03064787" calcext:value-type="float">
            <text:p>0.03064787</text:p>
          </table:table-cell>
          <table:table-cell office:value-type="float" office:value="0.004674822" calcext:value-type="float">
            <text:p>0.004674822</text:p>
          </table:table-cell>
          <table:table-cell office:value-type="float" office:value="0.003898309" calcext:value-type="float">
            <text:p>0.003898309</text:p>
          </table:table-cell>
          <table:table-cell office:value-type="float" office:value="0" calcext:value-type="float">
            <text:p>0</text:p>
          </table:table-cell>
          <table:table-cell office:value-type="float" office:value="0.2838949" calcext:value-type="float">
            <text:p>0.2838949</text:p>
          </table:table-cell>
          <table:table-cell office:value-type="float" office:value="1.45013" calcext:value-type="float">
            <text:p>1.45013</text:p>
          </table:table-cell>
          <table:table-cell office:value-type="float" office:value="1.864282" calcext:value-type="float">
            <text:p>1.864282</text:p>
          </table:table-cell>
          <table:table-cell office:value-type="float" office:value="1.413243" calcext:value-type="float">
            <text:p>1.413243</text:p>
          </table:table-cell>
          <table:table-cell office:value-type="float" office:value="1.431052" calcext:value-type="float">
            <text:p>1.431052</text:p>
          </table:table-cell>
          <table:table-cell office:value-type="float" office:value="0.2836593" calcext:value-type="float">
            <text:p>0.2836593</text:p>
          </table:table-cell>
          <table:table-cell office:value-type="float" office:value="0.1784018" calcext:value-type="float">
            <text:p>0.1784018</text:p>
          </table:table-cell>
          <table:table-cell office:value-type="float" office:value="0.1029507" calcext:value-type="float">
            <text:p>0.1029507</text:p>
          </table:table-cell>
          <table:table-cell office:value-type="float" office:value="0.08602905" calcext:value-type="float">
            <text:p>0.08602905</text:p>
          </table:table-cell>
          <table:table-cell office:value-type="float" office:value="0.09182913" calcext:value-type="float">
            <text:p>0.09182913</text:p>
          </table:table-cell>
          <table:table-cell office:value-type="float" office:value="0.04177429" calcext:value-type="float">
            <text:p>0.04177429</text:p>
          </table:table-cell>
          <table:table-cell office:value-type="float" office:value="0.08681654" calcext:value-type="float">
            <text:p>0.08681654</text:p>
          </table:table-cell>
          <table:table-cell office:value-type="float" office:value="0.3164747" calcext:value-type="float">
            <text:p>0.3164747</text:p>
          </table:table-cell>
          <table:table-cell office:value-type="float" office:value="0.3477366" calcext:value-type="float">
            <text:p>0.3477366</text:p>
          </table:table-cell>
          <table:table-cell office:value-type="float" office:value="0" calcext:value-type="float">
            <text:p>0</text:p>
          </table:table-cell>
          <table:table-cell office:value-type="float" office:value="48.37571" calcext:value-type="float">
            <text:p>48.3757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46231" calcext:value-type="float">
            <text:p>10.46231</text:p>
          </table:table-cell>
          <table:table-cell office:value-type="float" office:value="0" calcext:value-type="float">
            <text:p>0</text:p>
          </table:table-cell>
          <table:table-cell office:value-type="float" office:value="-0.1495714" calcext:value-type="float">
            <text:p>-0.14957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41.27782" calcext:value-type="float">
            <text:p>41.27782</text:p>
          </table:table-cell>
          <table:table-cell office:value-type="float" office:value="1098.578" calcext:value-type="float">
            <text:p>1098.57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339414" calcext:value-type="float">
            <text:p>0.1339414</text:p>
          </table:table-cell>
          <table:table-cell office:value-type="float" office:value="0.9297889" calcext:value-type="float">
            <text:p>0.929788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295" calcext:value-type="float">
            <text:p>0.000243129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967274" calcext:value-type="float">
            <text:p>-0.03967274</text:p>
          </table:table-cell>
          <table:table-cell office:value-type="float" office:value="-0.05898869" calcext:value-type="float">
            <text:p>-0.05898869</text:p>
          </table:table-cell>
          <table:table-cell office:value-type="float" office:value="0.006305858" calcext:value-type="float">
            <text:p>0.006305858</text:p>
          </table:table-cell>
          <table:table-cell office:value-type="float" office:value="0.04778793" calcext:value-type="float">
            <text:p>0.04778793</text:p>
          </table:table-cell>
          <table:table-cell office:value-type="float" office:value="28.92245" calcext:value-type="float">
            <text:p>28.92245</text:p>
          </table:table-cell>
          <table:table-cell office:value-type="float" office:value="0.08162659" calcext:value-type="float">
            <text:p>0.08162659</text:p>
          </table:table-cell>
          <table:table-cell office:value-type="float" office:value="0.2080466" calcext:value-type="float">
            <text:p>0.2080466</text:p>
          </table:table-cell>
          <table:table-cell office:value-type="float" office:value="0.142814" calcext:value-type="float">
            <text:p>0.142814</text:p>
          </table:table-cell>
          <table:table-cell office:value-type="float" office:value="0.1092965" calcext:value-type="float">
            <text:p>0.1092965</text:p>
          </table:table-cell>
          <table:table-cell office:value-type="float" office:value="0.1196796" calcext:value-type="float">
            <text:p>0.1196796</text:p>
          </table:table-cell>
          <table:table-cell office:value-type="float" office:value="0.04388051" calcext:value-type="float">
            <text:p>0.04388051</text:p>
          </table:table-cell>
          <table:table-cell office:value-type="float" office:value="0.03019289" calcext:value-type="float">
            <text:p>0.03019289</text:p>
          </table:table-cell>
          <table:table-cell office:value-type="float" office:value="0.02703308" calcext:value-type="float">
            <text:p>0.02703308</text:p>
          </table:table-cell>
          <table:table-cell office:value-type="float" office:value="0.0210493" calcext:value-type="float">
            <text:p>0.0210493</text:p>
          </table:table-cell>
          <table:table-cell office:value-type="float" office:value="0.01993117" calcext:value-type="float">
            <text:p>0.01993117</text:p>
          </table:table-cell>
          <table:table-cell office:value-type="float" office:value="0.02271999" calcext:value-type="float">
            <text:p>0.02271999</text:p>
          </table:table-cell>
          <table:table-cell office:value-type="float" office:value="0.03113231" calcext:value-type="float">
            <text:p>0.03113231</text:p>
          </table:table-cell>
          <table:table-cell office:value-type="float" office:value="0.004672098" calcext:value-type="float">
            <text:p>0.004672098</text:p>
          </table:table-cell>
          <table:table-cell office:value-type="float" office:value="0.003897826" calcext:value-type="float">
            <text:p>0.003897826</text:p>
          </table:table-cell>
          <table:table-cell office:value-type="float" office:value="0" calcext:value-type="float">
            <text:p>0</text:p>
          </table:table-cell>
          <table:table-cell office:value-type="float" office:value="0.1432771" calcext:value-type="float">
            <text:p>0.1432771</text:p>
          </table:table-cell>
          <table:table-cell office:value-type="float" office:value="1.520857" calcext:value-type="float">
            <text:p>1.520857</text:p>
          </table:table-cell>
          <table:table-cell office:value-type="float" office:value="1.925825" calcext:value-type="float">
            <text:p>1.925825</text:p>
          </table:table-cell>
          <table:table-cell office:value-type="float" office:value="1.486183" calcext:value-type="float">
            <text:p>1.486183</text:p>
          </table:table-cell>
          <table:table-cell office:value-type="float" office:value="1.517834" calcext:value-type="float">
            <text:p>1.517834</text:p>
          </table:table-cell>
          <table:table-cell office:value-type="float" office:value="0.3070498" calcext:value-type="float">
            <text:p>0.3070498</text:p>
          </table:table-cell>
          <table:table-cell office:value-type="float" office:value="0.1907798" calcext:value-type="float">
            <text:p>0.1907798</text:p>
          </table:table-cell>
          <table:table-cell office:value-type="float" office:value="0.1097532" calcext:value-type="float">
            <text:p>0.1097532</text:p>
          </table:table-cell>
          <table:table-cell office:value-type="float" office:value="0.0910074" calcext:value-type="float">
            <text:p>0.0910074</text:p>
          </table:table-cell>
          <table:table-cell office:value-type="float" office:value="0.0950037" calcext:value-type="float">
            <text:p>0.0950037</text:p>
          </table:table-cell>
          <table:table-cell office:value-type="float" office:value="0.0435673" calcext:value-type="float">
            <text:p>0.0435673</text:p>
          </table:table-cell>
          <table:table-cell office:value-type="float" office:value="0.08932514" calcext:value-type="float">
            <text:p>0.08932514</text:p>
          </table:table-cell>
          <table:table-cell office:value-type="float" office:value="0.3156254" calcext:value-type="float">
            <text:p>0.3156254</text:p>
          </table:table-cell>
          <table:table-cell office:value-type="float" office:value="0.3481056" calcext:value-type="float">
            <text:p>0.3481056</text:p>
          </table:table-cell>
          <table:table-cell office:value-type="float" office:value="0" calcext:value-type="float">
            <text:p>0</text:p>
          </table:table-cell>
          <table:table-cell office:value-type="float" office:value="41.74366" calcext:value-type="float">
            <text:p>41.7436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48131" calcext:value-type="float">
            <text:p>10.48131</text:p>
          </table:table-cell>
          <table:table-cell office:value-type="float" office:value="0" calcext:value-type="float">
            <text:p>0</text:p>
          </table:table-cell>
          <table:table-cell office:value-type="float" office:value="-0.1498016" calcext:value-type="float">
            <text:p>-0.14980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41.17663" calcext:value-type="float">
            <text:p>41.17663</text:p>
          </table:table-cell>
          <table:table-cell office:value-type="float" office:value="1098.652" calcext:value-type="float">
            <text:p>1098.652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293725" calcext:value-type="float">
            <text:p>0.1293725</text:p>
          </table:table-cell>
          <table:table-cell office:value-type="float" office:value="0.9551843" calcext:value-type="float">
            <text:p>0.955184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438" calcext:value-type="float">
            <text:p>0.00024314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967242" calcext:value-type="float">
            <text:p>-0.03967242</text:p>
          </table:table-cell>
          <table:table-cell office:value-type="float" office:value="-0.05927197" calcext:value-type="float">
            <text:p>-0.05927197</text:p>
          </table:table-cell>
          <table:table-cell office:value-type="float" office:value="0.006322646" calcext:value-type="float">
            <text:p>0.006322646</text:p>
          </table:table-cell>
          <table:table-cell office:value-type="float" office:value="0.0479331" calcext:value-type="float">
            <text:p>0.0479331</text:p>
          </table:table-cell>
          <table:table-cell office:value-type="float" office:value="29.22187" calcext:value-type="float">
            <text:p>29.22187</text:p>
          </table:table-cell>
          <table:table-cell office:value-type="float" office:value="0.07999709" calcext:value-type="float">
            <text:p>0.07999709</text:p>
          </table:table-cell>
          <table:table-cell office:value-type="float" office:value="0.2060272" calcext:value-type="float">
            <text:p>0.2060272</text:p>
          </table:table-cell>
          <table:table-cell office:value-type="float" office:value="0.1418083" calcext:value-type="float">
            <text:p>0.1418083</text:p>
          </table:table-cell>
          <table:table-cell office:value-type="float" office:value="0.1097089" calcext:value-type="float">
            <text:p>0.1097089</text:p>
          </table:table-cell>
          <table:table-cell office:value-type="float" office:value="0.1200447" calcext:value-type="float">
            <text:p>0.1200447</text:p>
          </table:table-cell>
          <table:table-cell office:value-type="float" office:value="0.04389473" calcext:value-type="float">
            <text:p>0.04389473</text:p>
          </table:table-cell>
          <table:table-cell office:value-type="float" office:value="0.03030476" calcext:value-type="float">
            <text:p>0.03030476</text:p>
          </table:table-cell>
          <table:table-cell office:value-type="float" office:value="0.02739677" calcext:value-type="float">
            <text:p>0.02739677</text:p>
          </table:table-cell>
          <table:table-cell office:value-type="float" office:value="0.021205" calcext:value-type="float">
            <text:p>0.021205</text:p>
          </table:table-cell>
          <table:table-cell office:value-type="float" office:value="0.02003622" calcext:value-type="float">
            <text:p>0.02003622</text:p>
          </table:table-cell>
          <table:table-cell office:value-type="float" office:value="0.02290755" calcext:value-type="float">
            <text:p>0.02290755</text:p>
          </table:table-cell>
          <table:table-cell office:value-type="float" office:value="0.03161124" calcext:value-type="float">
            <text:p>0.03161124</text:p>
          </table:table-cell>
          <table:table-cell office:value-type="float" office:value="0.004670462" calcext:value-type="float">
            <text:p>0.004670462</text:p>
          </table:table-cell>
          <table:table-cell office:value-type="float" office:value="0.003896286" calcext:value-type="float">
            <text:p>0.003896286</text:p>
          </table:table-cell>
          <table:table-cell office:value-type="float" office:value="0" calcext:value-type="float">
            <text:p>0</text:p>
          </table:table-cell>
          <table:table-cell office:value-type="float" office:value="0.2028943" calcext:value-type="float">
            <text:p>0.2028943</text:p>
          </table:table-cell>
          <table:table-cell office:value-type="float" office:value="1.608021" calcext:value-type="float">
            <text:p>1.608021</text:p>
          </table:table-cell>
          <table:table-cell office:value-type="float" office:value="1.989397" calcext:value-type="float">
            <text:p>1.989397</text:p>
          </table:table-cell>
          <table:table-cell office:value-type="float" office:value="1.556473" calcext:value-type="float">
            <text:p>1.556473</text:p>
          </table:table-cell>
          <table:table-cell office:value-type="float" office:value="1.598656" calcext:value-type="float">
            <text:p>1.598656</text:p>
          </table:table-cell>
          <table:table-cell office:value-type="float" office:value="0.3251041" calcext:value-type="float">
            <text:p>0.3251041</text:p>
          </table:table-cell>
          <table:table-cell office:value-type="float" office:value="0.2025427" calcext:value-type="float">
            <text:p>0.2025427</text:p>
          </table:table-cell>
          <table:table-cell office:value-type="float" office:value="0.1163216" calcext:value-type="float">
            <text:p>0.1163216</text:p>
          </table:table-cell>
          <table:table-cell office:value-type="float" office:value="0.09587299" calcext:value-type="float">
            <text:p>0.09587299</text:p>
          </table:table-cell>
          <table:table-cell office:value-type="float" office:value="0.09813701" calcext:value-type="float">
            <text:p>0.09813701</text:p>
          </table:table-cell>
          <table:table-cell office:value-type="float" office:value="0.0453578" calcext:value-type="float">
            <text:p>0.0453578</text:p>
          </table:table-cell>
          <table:table-cell office:value-type="float" office:value="0.09181532" calcext:value-type="float">
            <text:p>0.09181532</text:p>
          </table:table-cell>
          <table:table-cell office:value-type="float" office:value="0.3151704" calcext:value-type="float">
            <text:p>0.3151704</text:p>
          </table:table-cell>
          <table:table-cell office:value-type="float" office:value="0.3481101" calcext:value-type="float">
            <text:p>0.3481101</text:p>
          </table:table-cell>
          <table:table-cell office:value-type="float" office:value="0" calcext:value-type="float">
            <text:p>0</text:p>
          </table:table-cell>
          <table:table-cell office:value-type="float" office:value="36.43138" calcext:value-type="float">
            <text:p>36.43138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5029" calcext:value-type="float">
            <text:p>10.5029</text:p>
          </table:table-cell>
          <table:table-cell office:value-type="float" office:value="0" calcext:value-type="float">
            <text:p>0</text:p>
          </table:table-cell>
          <table:table-cell office:value-type="float" office:value="-0.1500426" calcext:value-type="float">
            <text:p>-0.15004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41.06133" calcext:value-type="float">
            <text:p>41.06133</text:p>
          </table:table-cell>
          <table:table-cell office:value-type="float" office:value="1098.74" calcext:value-type="float">
            <text:p>1098.7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25755" calcext:value-type="float">
            <text:p>0.125755</text:p>
          </table:table-cell>
          <table:table-cell office:value-type="float" office:value="0.9805385" calcext:value-type="float">
            <text:p>0.980538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438" calcext:value-type="float">
            <text:p>0.00024314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967242" calcext:value-type="float">
            <text:p>-0.03967242</text:p>
          </table:table-cell>
          <table:table-cell office:value-type="float" office:value="-0.05955685" calcext:value-type="float">
            <text:p>-0.05955685</text:p>
          </table:table-cell>
          <table:table-cell office:value-type="float" office:value="0.006339821" calcext:value-type="float">
            <text:p>0.006339821</text:p>
          </table:table-cell>
          <table:table-cell office:value-type="float" office:value="0.04812916" calcext:value-type="float">
            <text:p>0.04812916</text:p>
          </table:table-cell>
          <table:table-cell office:value-type="float" office:value="29.5522" calcext:value-type="float">
            <text:p>29.5522</text:p>
          </table:table-cell>
          <table:table-cell office:value-type="float" office:value="0.08269671" calcext:value-type="float">
            <text:p>0.08269671</text:p>
          </table:table-cell>
          <table:table-cell office:value-type="float" office:value="0.2032941" calcext:value-type="float">
            <text:p>0.2032941</text:p>
          </table:table-cell>
          <table:table-cell office:value-type="float" office:value="0.1402287" calcext:value-type="float">
            <text:p>0.1402287</text:p>
          </table:table-cell>
          <table:table-cell office:value-type="float" office:value="0.1097454" calcext:value-type="float">
            <text:p>0.1097454</text:p>
          </table:table-cell>
          <table:table-cell office:value-type="float" office:value="0.1199689" calcext:value-type="float">
            <text:p>0.1199689</text:p>
          </table:table-cell>
          <table:table-cell office:value-type="float" office:value="0.04385683" calcext:value-type="float">
            <text:p>0.04385683</text:p>
          </table:table-cell>
          <table:table-cell office:value-type="float" office:value="0.03042602" calcext:value-type="float">
            <text:p>0.03042602</text:p>
          </table:table-cell>
          <table:table-cell office:value-type="float" office:value="0.02774473" calcext:value-type="float">
            <text:p>0.02774473</text:p>
          </table:table-cell>
          <table:table-cell office:value-type="float" office:value="0.0213533" calcext:value-type="float">
            <text:p>0.0213533</text:p>
          </table:table-cell>
          <table:table-cell office:value-type="float" office:value="0.02013554" calcext:value-type="float">
            <text:p>0.02013554</text:p>
          </table:table-cell>
          <table:table-cell office:value-type="float" office:value="0.02308899" calcext:value-type="float">
            <text:p>0.02308899</text:p>
          </table:table-cell>
          <table:table-cell office:value-type="float" office:value="0.03208507" calcext:value-type="float">
            <text:p>0.03208507</text:p>
          </table:table-cell>
          <table:table-cell office:value-type="float" office:value="0.004668862" calcext:value-type="float">
            <text:p>0.004668862</text:p>
          </table:table-cell>
          <table:table-cell office:value-type="float" office:value="0.003894745" calcext:value-type="float">
            <text:p>0.003894745</text:p>
          </table:table-cell>
          <table:table-cell office:value-type="float" office:value="0" calcext:value-type="float">
            <text:p>0</text:p>
          </table:table-cell>
          <table:table-cell office:value-type="float" office:value="0.1999857" calcext:value-type="float">
            <text:p>0.1999857</text:p>
          </table:table-cell>
          <table:table-cell office:value-type="float" office:value="1.70563" calcext:value-type="float">
            <text:p>1.70563</text:p>
          </table:table-cell>
          <table:table-cell office:value-type="float" office:value="2.062153" calcext:value-type="float">
            <text:p>2.062153</text:p>
          </table:table-cell>
          <table:table-cell office:value-type="float" office:value="1.630132" calcext:value-type="float">
            <text:p>1.630132</text:p>
          </table:table-cell>
          <table:table-cell office:value-type="float" office:value="1.675314" calcext:value-type="float">
            <text:p>1.675314</text:p>
          </table:table-cell>
          <table:table-cell office:value-type="float" office:value="0.3417898" calcext:value-type="float">
            <text:p>0.3417898</text:p>
          </table:table-cell>
          <table:table-cell office:value-type="float" office:value="0.2139385" calcext:value-type="float">
            <text:p>0.2139385</text:p>
          </table:table-cell>
          <table:table-cell office:value-type="float" office:value="0.1227139" calcext:value-type="float">
            <text:p>0.1227139</text:p>
          </table:table-cell>
          <table:table-cell office:value-type="float" office:value="0.1006184" calcext:value-type="float">
            <text:p>0.1006184</text:p>
          </table:table-cell>
          <table:table-cell office:value-type="float" office:value="0.101229" calcext:value-type="float">
            <text:p>0.101229</text:p>
          </table:table-cell>
          <table:table-cell office:value-type="float" office:value="0.04714362" calcext:value-type="float">
            <text:p>0.04714362</text:p>
          </table:table-cell>
          <table:table-cell office:value-type="float" office:value="0.09430382" calcext:value-type="float">
            <text:p>0.09430382</text:p>
          </table:table-cell>
          <table:table-cell office:value-type="float" office:value="0.3147333" calcext:value-type="float">
            <text:p>0.3147333</text:p>
          </table:table-cell>
          <table:table-cell office:value-type="float" office:value="0.3481146" calcext:value-type="float">
            <text:p>0.3481146</text:p>
          </table:table-cell>
          <table:table-cell office:value-type="float" office:value="0" calcext:value-type="float">
            <text:p>0</text:p>
          </table:table-cell>
          <table:table-cell office:value-type="float" office:value="32.25427" calcext:value-type="float">
            <text:p>32.2542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52498" calcext:value-type="float">
            <text:p>10.52498</text:p>
          </table:table-cell>
          <table:table-cell office:value-type="float" office:value="0" calcext:value-type="float">
            <text:p>0</text:p>
          </table:table-cell>
          <table:table-cell office:value-type="float" office:value="-0.1503066" calcext:value-type="float">
            <text:p>-0.150306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40.93586" calcext:value-type="float">
            <text:p>40.93586</text:p>
          </table:table-cell>
          <table:table-cell office:value-type="float" office:value="1098.836" calcext:value-type="float">
            <text:p>1098.83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218491" calcext:value-type="float">
            <text:p>0.1218491</text:p>
          </table:table-cell>
          <table:table-cell office:value-type="float" office:value="1.009238" calcext:value-type="float">
            <text:p>1.009238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967158" calcext:value-type="float">
            <text:p>-0.03967158</text:p>
          </table:table-cell>
          <table:table-cell office:value-type="float" office:value="-0.05965863" calcext:value-type="float">
            <text:p>-0.05965863</text:p>
          </table:table-cell>
          <table:table-cell office:value-type="float" office:value="0.006355124" calcext:value-type="float">
            <text:p>0.006355124</text:p>
          </table:table-cell>
          <table:table-cell office:value-type="float" office:value="0.04834154" calcext:value-type="float">
            <text:p>0.04834154</text:p>
          </table:table-cell>
          <table:table-cell office:value-type="float" office:value="29.85464" calcext:value-type="float">
            <text:p>29.85464</text:p>
          </table:table-cell>
          <table:table-cell office:value-type="float" office:value="0.07940181" calcext:value-type="float">
            <text:p>0.07940181</text:p>
          </table:table-cell>
          <table:table-cell office:value-type="float" office:value="0.2004993" calcext:value-type="float">
            <text:p>0.2004993</text:p>
          </table:table-cell>
          <table:table-cell office:value-type="float" office:value="0.1395611" calcext:value-type="float">
            <text:p>0.1395611</text:p>
          </table:table-cell>
          <table:table-cell office:value-type="float" office:value="0.1097153" calcext:value-type="float">
            <text:p>0.1097153</text:p>
          </table:table-cell>
          <table:table-cell office:value-type="float" office:value="0.1196203" calcext:value-type="float">
            <text:p>0.1196203</text:p>
          </table:table-cell>
          <table:table-cell office:value-type="float" office:value="0.0437759" calcext:value-type="float">
            <text:p>0.0437759</text:p>
          </table:table-cell>
          <table:table-cell office:value-type="float" office:value="0.03050826" calcext:value-type="float">
            <text:p>0.03050826</text:p>
          </table:table-cell>
          <table:table-cell office:value-type="float" office:value="0.02808183" calcext:value-type="float">
            <text:p>0.02808183</text:p>
          </table:table-cell>
          <table:table-cell office:value-type="float" office:value="0.02149423" calcext:value-type="float">
            <text:p>0.02149423</text:p>
          </table:table-cell>
          <table:table-cell office:value-type="float" office:value="0.02022979" calcext:value-type="float">
            <text:p>0.02022979</text:p>
          </table:table-cell>
          <table:table-cell office:value-type="float" office:value="0.02326452" calcext:value-type="float">
            <text:p>0.02326452</text:p>
          </table:table-cell>
          <table:table-cell office:value-type="float" office:value="0.0325541" calcext:value-type="float">
            <text:p>0.0325541</text:p>
          </table:table-cell>
          <table:table-cell office:value-type="float" office:value="0.0046673" calcext:value-type="float">
            <text:p>0.0046673</text:p>
          </table:table-cell>
          <table:table-cell office:value-type="float" office:value="0.003893218" calcext:value-type="float">
            <text:p>0.003893218</text:p>
          </table:table-cell>
          <table:table-cell office:value-type="float" office:value="0" calcext:value-type="float">
            <text:p>0</text:p>
          </table:table-cell>
          <table:table-cell office:value-type="float" office:value="0.1934328" calcext:value-type="float">
            <text:p>0.1934328</text:p>
          </table:table-cell>
          <table:table-cell office:value-type="float" office:value="1.741348" calcext:value-type="float">
            <text:p>1.741348</text:p>
          </table:table-cell>
          <table:table-cell office:value-type="float" office:value="2.213406" calcext:value-type="float">
            <text:p>2.213406</text:p>
          </table:table-cell>
          <table:table-cell office:value-type="float" office:value="1.736416" calcext:value-type="float">
            <text:p>1.736416</text:p>
          </table:table-cell>
          <table:table-cell office:value-type="float" office:value="1.76828" calcext:value-type="float">
            <text:p>1.76828</text:p>
          </table:table-cell>
          <table:table-cell office:value-type="float" office:value="0.3599848" calcext:value-type="float">
            <text:p>0.3599848</text:p>
          </table:table-cell>
          <table:table-cell office:value-type="float" office:value="0.2231852" calcext:value-type="float">
            <text:p>0.2231852</text:p>
          </table:table-cell>
          <table:table-cell office:value-type="float" office:value="0.1291822" calcext:value-type="float">
            <text:p>0.1291822</text:p>
          </table:table-cell>
          <table:table-cell office:value-type="float" office:value="0.1052609" calcext:value-type="float">
            <text:p>0.1052609</text:p>
          </table:table-cell>
          <table:table-cell office:value-type="float" office:value="0.1042774" calcext:value-type="float">
            <text:p>0.1042774</text:p>
          </table:table-cell>
          <table:table-cell office:value-type="float" office:value="0.04892283" calcext:value-type="float">
            <text:p>0.04892283</text:p>
          </table:table-cell>
          <table:table-cell office:value-type="float" office:value="0.09679125" calcext:value-type="float">
            <text:p>0.09679125</text:p>
          </table:table-cell>
          <table:table-cell office:value-type="float" office:value="0.3143129" calcext:value-type="float">
            <text:p>0.3143129</text:p>
          </table:table-cell>
          <table:table-cell office:value-type="float" office:value="0.3481191" calcext:value-type="float">
            <text:p>0.3481191</text:p>
          </table:table-cell>
          <table:table-cell office:value-type="float" office:value="0" calcext:value-type="float">
            <text:p>0</text:p>
          </table:table-cell>
          <table:table-cell office:value-type="float" office:value="27.6399" calcext:value-type="float">
            <text:p>27.6399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54897" calcext:value-type="float">
            <text:p>10.54897</text:p>
          </table:table-cell>
          <table:table-cell office:value-type="float" office:value="0" calcext:value-type="float">
            <text:p>0</text:p>
          </table:table-cell>
          <table:table-cell office:value-type="float" office:value="-0.1505473" calcext:value-type="float">
            <text:p>-0.150547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40.79794" calcext:value-type="float">
            <text:p>40.79794</text:p>
          </table:table-cell>
          <table:table-cell office:value-type="float" office:value="1098.94" calcext:value-type="float">
            <text:p>1098.9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189419" calcext:value-type="float">
            <text:p>0.1189419</text:p>
          </table:table-cell>
          <table:table-cell office:value-type="float" office:value="1.040191" calcext:value-type="float">
            <text:p>1.04019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967158" calcext:value-type="float">
            <text:p>-0.03967158</text:p>
          </table:table-cell>
          <table:table-cell office:value-type="float" office:value="-0.05979195" calcext:value-type="float">
            <text:p>-0.05979195</text:p>
          </table:table-cell>
          <table:table-cell office:value-type="float" office:value="0.006371452" calcext:value-type="float">
            <text:p>0.006371452</text:p>
          </table:table-cell>
          <table:table-cell office:value-type="float" office:value="0.0484888" calcext:value-type="float">
            <text:p>0.0484888</text:p>
          </table:table-cell>
          <table:table-cell office:value-type="float" office:value="30.09912" calcext:value-type="float">
            <text:p>30.09912</text:p>
          </table:table-cell>
          <table:table-cell office:value-type="float" office:value="0.09302186" calcext:value-type="float">
            <text:p>0.09302186</text:p>
          </table:table-cell>
          <table:table-cell office:value-type="float" office:value="0.1966409" calcext:value-type="float">
            <text:p>0.1966409</text:p>
          </table:table-cell>
          <table:table-cell office:value-type="float" office:value="0.1370375" calcext:value-type="float">
            <text:p>0.1370375</text:p>
          </table:table-cell>
          <table:table-cell office:value-type="float" office:value="0.108611" calcext:value-type="float">
            <text:p>0.108611</text:p>
          </table:table-cell>
          <table:table-cell office:value-type="float" office:value="0.118883" calcext:value-type="float">
            <text:p>0.118883</text:p>
          </table:table-cell>
          <table:table-cell office:value-type="float" office:value="0.04360965" calcext:value-type="float">
            <text:p>0.04360965</text:p>
          </table:table-cell>
          <table:table-cell office:value-type="float" office:value="0.03055898" calcext:value-type="float">
            <text:p>0.03055898</text:p>
          </table:table-cell>
          <table:table-cell office:value-type="float" office:value="0.02840189" calcext:value-type="float">
            <text:p>0.02840189</text:p>
          </table:table-cell>
          <table:table-cell office:value-type="float" office:value="0.02162516" calcext:value-type="float">
            <text:p>0.02162516</text:p>
          </table:table-cell>
          <table:table-cell office:value-type="float" office:value="0.02031929" calcext:value-type="float">
            <text:p>0.02031929</text:p>
          </table:table-cell>
          <table:table-cell office:value-type="float" office:value="0.02343431" calcext:value-type="float">
            <text:p>0.02343431</text:p>
          </table:table-cell>
          <table:table-cell office:value-type="float" office:value="0.03301863" calcext:value-type="float">
            <text:p>0.03301863</text:p>
          </table:table-cell>
          <table:table-cell office:value-type="float" office:value="0.004665775" calcext:value-type="float">
            <text:p>0.004665775</text:p>
          </table:table-cell>
          <table:table-cell office:value-type="float" office:value="0.003891698" calcext:value-type="float">
            <text:p>0.003891698</text:p>
          </table:table-cell>
          <table:table-cell office:value-type="float" office:value="0" calcext:value-type="float">
            <text:p>0</text:p>
          </table:table-cell>
          <table:table-cell office:value-type="float" office:value="0.3379142" calcext:value-type="float">
            <text:p>0.3379142</text:p>
          </table:table-cell>
          <table:table-cell office:value-type="float" office:value="1.844866" calcext:value-type="float">
            <text:p>1.844866</text:p>
          </table:table-cell>
          <table:table-cell office:value-type="float" office:value="2.314446" calcext:value-type="float">
            <text:p>2.314446</text:p>
          </table:table-cell>
          <table:table-cell office:value-type="float" office:value="1.83502" calcext:value-type="float">
            <text:p>1.83502</text:p>
          </table:table-cell>
          <table:table-cell office:value-type="float" office:value="1.875185" calcext:value-type="float">
            <text:p>1.875185</text:p>
          </table:table-cell>
          <table:table-cell office:value-type="float" office:value="0.3786998" calcext:value-type="float">
            <text:p>0.3786998</text:p>
          </table:table-cell>
          <table:table-cell office:value-type="float" office:value="0.2341188" calcext:value-type="float">
            <text:p>0.2341188</text:p>
          </table:table-cell>
          <table:table-cell office:value-type="float" office:value="0.1357373" calcext:value-type="float">
            <text:p>0.1357373</text:p>
          </table:table-cell>
          <table:table-cell office:value-type="float" office:value="0.1098323" calcext:value-type="float">
            <text:p>0.1098323</text:p>
          </table:table-cell>
          <table:table-cell office:value-type="float" office:value="0.1072832" calcext:value-type="float">
            <text:p>0.1072832</text:p>
          </table:table-cell>
          <table:table-cell office:value-type="float" office:value="0.05069397" calcext:value-type="float">
            <text:p>0.05069397</text:p>
          </table:table-cell>
          <table:table-cell office:value-type="float" office:value="0.09927797" calcext:value-type="float">
            <text:p>0.09927797</text:p>
          </table:table-cell>
          <table:table-cell office:value-type="float" office:value="0.3139074" calcext:value-type="float">
            <text:p>0.3139074</text:p>
          </table:table-cell>
          <table:table-cell office:value-type="float" office:value="0.3481227" calcext:value-type="float">
            <text:p>0.3481227</text:p>
          </table:table-cell>
          <table:table-cell office:value-type="float" office:value="0" calcext:value-type="float">
            <text:p>0</text:p>
          </table:table-cell>
          <table:table-cell office:value-type="float" office:value="24.15686" calcext:value-type="float">
            <text:p>24.1568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57749" calcext:value-type="float">
            <text:p>10.57749</text:p>
          </table:table-cell>
          <table:table-cell office:value-type="float" office:value="0" calcext:value-type="float">
            <text:p>0</text:p>
          </table:table-cell>
          <table:table-cell office:value-type="float" office:value="-0.1507955" calcext:value-type="float">
            <text:p>-0.15079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40.63438" calcext:value-type="float">
            <text:p>40.63438</text:p>
          </table:table-cell>
          <table:table-cell office:value-type="float" office:value="1099.068" calcext:value-type="float">
            <text:p>1099.06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164254" calcext:value-type="float">
            <text:p>0.1164254</text:p>
          </table:table-cell>
          <table:table-cell office:value-type="float" office:value="1.070902" calcext:value-type="float">
            <text:p>1.07090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967158" calcext:value-type="float">
            <text:p>-0.03967158</text:p>
          </table:table-cell>
          <table:table-cell office:value-type="float" office:value="-0.06007005" calcext:value-type="float">
            <text:p>-0.06007005</text:p>
          </table:table-cell>
          <table:table-cell office:value-type="float" office:value="0.006388426" calcext:value-type="float">
            <text:p>0.006388426</text:p>
          </table:table-cell>
          <table:table-cell office:value-type="float" office:value="0.04862322" calcext:value-type="float">
            <text:p>0.04862322</text:p>
          </table:table-cell>
          <table:table-cell office:value-type="float" office:value="30.35015" calcext:value-type="float">
            <text:p>30.35015</text:p>
          </table:table-cell>
          <table:table-cell office:value-type="float" office:value="0.0980091" calcext:value-type="float">
            <text:p>0.0980091</text:p>
          </table:table-cell>
          <table:table-cell office:value-type="float" office:value="0.1905017" calcext:value-type="float">
            <text:p>0.1905017</text:p>
          </table:table-cell>
          <table:table-cell office:value-type="float" office:value="0.1336246" calcext:value-type="float">
            <text:p>0.1336246</text:p>
          </table:table-cell>
          <table:table-cell office:value-type="float" office:value="0.1063835" calcext:value-type="float">
            <text:p>0.1063835</text:p>
          </table:table-cell>
          <table:table-cell office:value-type="float" office:value="0.1169474" calcext:value-type="float">
            <text:p>0.1169474</text:p>
          </table:table-cell>
          <table:table-cell office:value-type="float" office:value="0.04338403" calcext:value-type="float">
            <text:p>0.04338403</text:p>
          </table:table-cell>
          <table:table-cell office:value-type="float" office:value="0.03059936" calcext:value-type="float">
            <text:p>0.03059936</text:p>
          </table:table-cell>
          <table:table-cell office:value-type="float" office:value="0.02870434" calcext:value-type="float">
            <text:p>0.02870434</text:p>
          </table:table-cell>
          <table:table-cell office:value-type="float" office:value="0.02173949" calcext:value-type="float">
            <text:p>0.02173949</text:p>
          </table:table-cell>
          <table:table-cell office:value-type="float" office:value="0.02040482" calcext:value-type="float">
            <text:p>0.02040482</text:p>
          </table:table-cell>
          <table:table-cell office:value-type="float" office:value="0.02359756" calcext:value-type="float">
            <text:p>0.02359756</text:p>
          </table:table-cell>
          <table:table-cell office:value-type="float" office:value="0.03347884" calcext:value-type="float">
            <text:p>0.03347884</text:p>
          </table:table-cell>
          <table:table-cell office:value-type="float" office:value="0.004664286" calcext:value-type="float">
            <text:p>0.004664286</text:p>
          </table:table-cell>
          <table:table-cell office:value-type="float" office:value="0.003890176" calcext:value-type="float">
            <text:p>0.003890176</text:p>
          </table:table-cell>
          <table:table-cell office:value-type="float" office:value="0" calcext:value-type="float">
            <text:p>0</text:p>
          </table:table-cell>
          <table:table-cell office:value-type="float" office:value="0.4078645" calcext:value-type="float">
            <text:p>0.4078645</text:p>
          </table:table-cell>
          <table:table-cell office:value-type="float" office:value="1.973805" calcext:value-type="float">
            <text:p>1.973805</text:p>
          </table:table-cell>
          <table:table-cell office:value-type="float" office:value="2.412864" calcext:value-type="float">
            <text:p>2.412864</text:p>
          </table:table-cell>
          <table:table-cell office:value-type="float" office:value="1.927892" calcext:value-type="float">
            <text:p>1.927892</text:p>
          </table:table-cell>
          <table:table-cell office:value-type="float" office:value="1.976975" calcext:value-type="float">
            <text:p>1.976975</text:p>
          </table:table-cell>
          <table:table-cell office:value-type="float" office:value="0.3975673" calcext:value-type="float">
            <text:p>0.3975673</text:p>
          </table:table-cell>
          <table:table-cell office:value-type="float" office:value="0.2462587" calcext:value-type="float">
            <text:p>0.2462587</text:p>
          </table:table-cell>
          <table:table-cell office:value-type="float" office:value="0.1423387" calcext:value-type="float">
            <text:p>0.1423387</text:p>
          </table:table-cell>
          <table:table-cell office:value-type="float" office:value="0.1143685" calcext:value-type="float">
            <text:p>0.1143685</text:p>
          </table:table-cell>
          <table:table-cell office:value-type="float" office:value="0.1102582" calcext:value-type="float">
            <text:p>0.1102582</text:p>
          </table:table-cell>
          <table:table-cell office:value-type="float" office:value="0.05244699" calcext:value-type="float">
            <text:p>0.05244699</text:p>
          </table:table-cell>
          <table:table-cell office:value-type="float" office:value="0.1017638" calcext:value-type="float">
            <text:p>0.1017638</text:p>
          </table:table-cell>
          <table:table-cell office:value-type="float" office:value="0.3135154" calcext:value-type="float">
            <text:p>0.3135154</text:p>
          </table:table-cell>
          <table:table-cell office:value-type="float" office:value="0.348125" calcext:value-type="float">
            <text:p>0.348125</text:p>
          </table:table-cell>
          <table:table-cell office:value-type="float" office:value="0" calcext:value-type="float">
            <text:p>0</text:p>
          </table:table-cell>
          <table:table-cell office:value-type="float" office:value="21.54255" calcext:value-type="float">
            <text:p>21.54255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60638" calcext:value-type="float">
            <text:p>10.60638</text:p>
          </table:table-cell>
          <table:table-cell office:value-type="float" office:value="0" calcext:value-type="float">
            <text:p>0</text:p>
          </table:table-cell>
          <table:table-cell office:value-type="float" office:value="-0.1510671" calcext:value-type="float">
            <text:p>-0.151067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40.47343" calcext:value-type="float">
            <text:p>40.47343</text:p>
          </table:table-cell>
          <table:table-cell office:value-type="float" office:value="1099.196" calcext:value-type="float">
            <text:p>1099.19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142611" calcext:value-type="float">
            <text:p>0.1142611</text:p>
          </table:table-cell>
          <table:table-cell office:value-type="float" office:value="1.09971" calcext:value-type="float">
            <text:p>1.0997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3967158" calcext:value-type="float">
            <text:p>-0.03967158</text:p>
          </table:table-cell>
          <table:table-cell office:value-type="float" office:value="-0.0604484" calcext:value-type="float">
            <text:p>-0.0604484</text:p>
          </table:table-cell>
          <table:table-cell office:value-type="float" office:value="0.006406518" calcext:value-type="float">
            <text:p>0.006406518</text:p>
          </table:table-cell>
          <table:table-cell office:value-type="float" office:value="0.04868249" calcext:value-type="float">
            <text:p>0.04868249</text:p>
          </table:table-cell>
          <table:table-cell office:value-type="float" office:value="30.52233" calcext:value-type="float">
            <text:p>30.52233</text:p>
          </table:table-cell>
          <table:table-cell office:value-type="float" office:value="0.1018837" calcext:value-type="float">
            <text:p>0.1018837</text:p>
          </table:table-cell>
          <table:table-cell office:value-type="float" office:value="0.1826241" calcext:value-type="float">
            <text:p>0.1826241</text:p>
          </table:table-cell>
          <table:table-cell office:value-type="float" office:value="0.1293883" calcext:value-type="float">
            <text:p>0.1293883</text:p>
          </table:table-cell>
          <table:table-cell office:value-type="float" office:value="0.1035475" calcext:value-type="float">
            <text:p>0.1035475</text:p>
          </table:table-cell>
          <table:table-cell office:value-type="float" office:value="0.1139495" calcext:value-type="float">
            <text:p>0.1139495</text:p>
          </table:table-cell>
          <table:table-cell office:value-type="float" office:value="0.04307941" calcext:value-type="float">
            <text:p>0.04307941</text:p>
          </table:table-cell>
          <table:table-cell office:value-type="float" office:value="0.03058735" calcext:value-type="float">
            <text:p>0.03058735</text:p>
          </table:table-cell>
          <table:table-cell office:value-type="float" office:value="0.02898746" calcext:value-type="float">
            <text:p>0.02898746</text:p>
          </table:table-cell>
          <table:table-cell office:value-type="float" office:value="0.02183883" calcext:value-type="float">
            <text:p>0.02183883</text:p>
          </table:table-cell>
          <table:table-cell office:value-type="float" office:value="0.02048638" calcext:value-type="float">
            <text:p>0.02048638</text:p>
          </table:table-cell>
          <table:table-cell office:value-type="float" office:value="0.02375476" calcext:value-type="float">
            <text:p>0.02375476</text:p>
          </table:table-cell>
          <table:table-cell office:value-type="float" office:value="0.03393488" calcext:value-type="float">
            <text:p>0.03393488</text:p>
          </table:table-cell>
          <table:table-cell office:value-type="float" office:value="0.004662844" calcext:value-type="float">
            <text:p>0.004662844</text:p>
          </table:table-cell>
          <table:table-cell office:value-type="float" office:value="0.003888665" calcext:value-type="float">
            <text:p>0.003888665</text:p>
          </table:table-cell>
          <table:table-cell office:value-type="float" office:value="0" calcext:value-type="float">
            <text:p>0</text:p>
          </table:table-cell>
          <table:table-cell office:value-type="float" office:value="0.2660614" calcext:value-type="float">
            <text:p>0.2660614</text:p>
          </table:table-cell>
          <table:table-cell office:value-type="float" office:value="2.106335" calcext:value-type="float">
            <text:p>2.106335</text:p>
          </table:table-cell>
          <table:table-cell office:value-type="float" office:value="2.508752" calcext:value-type="float">
            <text:p>2.508752</text:p>
          </table:table-cell>
          <table:table-cell office:value-type="float" office:value="2.022074" calcext:value-type="float">
            <text:p>2.022074</text:p>
          </table:table-cell>
          <table:table-cell office:value-type="float" office:value="2.076519" calcext:value-type="float">
            <text:p>2.076519</text:p>
          </table:table-cell>
          <table:table-cell office:value-type="float" office:value="0.4172726" calcext:value-type="float">
            <text:p>0.4172726</text:p>
          </table:table-cell>
          <table:table-cell office:value-type="float" office:value="0.2591193" calcext:value-type="float">
            <text:p>0.2591193</text:p>
          </table:table-cell>
          <table:table-cell office:value-type="float" office:value="0.1490613" calcext:value-type="float">
            <text:p>0.1490613</text:p>
          </table:table-cell>
          <table:table-cell office:value-type="float" office:value="0.1188937" calcext:value-type="float">
            <text:p>0.1188937</text:p>
          </table:table-cell>
          <table:table-cell office:value-type="float" office:value="0.1132069" calcext:value-type="float">
            <text:p>0.1132069</text:p>
          </table:table-cell>
          <table:table-cell office:value-type="float" office:value="0.05418734" calcext:value-type="float">
            <text:p>0.05418734</text:p>
          </table:table-cell>
          <table:table-cell office:value-type="float" office:value="0.1042477" calcext:value-type="float">
            <text:p>0.1042477</text:p>
          </table:table-cell>
          <table:table-cell office:value-type="float" office:value="0.3131353" calcext:value-type="float">
            <text:p>0.3131353</text:p>
          </table:table-cell>
          <table:table-cell office:value-type="float" office:value="0.3481273" calcext:value-type="float">
            <text:p>0.3481273</text:p>
          </table:table-cell>
          <table:table-cell office:value-type="float" office:value="0" calcext:value-type="float">
            <text:p>0</text:p>
          </table:table-cell>
          <table:table-cell office:value-type="float" office:value="19.51015" calcext:value-type="float">
            <text:p>19.51015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63369" calcext:value-type="float">
            <text:p>10.63369</text:p>
          </table:table-cell>
          <table:table-cell office:value-type="float" office:value="0" calcext:value-type="float">
            <text:p>0</text:p>
          </table:table-cell>
          <table:table-cell office:value-type="float" office:value="-0.1513073" calcext:value-type="float">
            <text:p>-0.15130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40.28864" calcext:value-type="float">
            <text:p>40.28864</text:p>
          </table:table-cell>
          <table:table-cell office:value-type="float" office:value="1099.337" calcext:value-type="float">
            <text:p>1099.33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122863" calcext:value-type="float">
            <text:p>0.1122863</text:p>
          </table:table-cell>
          <table:table-cell office:value-type="float" office:value="1.139009" calcext:value-type="float">
            <text:p>1.13900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049203" calcext:value-type="float">
            <text:p>-0.04049203</text:p>
          </table:table-cell>
          <table:table-cell office:value-type="float" office:value="-0.06089648" calcext:value-type="float">
            <text:p>-0.06089648</text:p>
          </table:table-cell>
          <table:table-cell office:value-type="float" office:value="0.006425695" calcext:value-type="float">
            <text:p>0.006425695</text:p>
          </table:table-cell>
          <table:table-cell office:value-type="float" office:value="0.0486825" calcext:value-type="float">
            <text:p>0.0486825</text:p>
          </table:table-cell>
          <table:table-cell office:value-type="float" office:value="30.62034" calcext:value-type="float">
            <text:p>30.62034</text:p>
          </table:table-cell>
          <table:table-cell office:value-type="float" office:value="0.09474756" calcext:value-type="float">
            <text:p>0.09474756</text:p>
          </table:table-cell>
          <table:table-cell office:value-type="float" office:value="0.1731123" calcext:value-type="float">
            <text:p>0.1731123</text:p>
          </table:table-cell>
          <table:table-cell office:value-type="float" office:value="0.124416" calcext:value-type="float">
            <text:p>0.124416</text:p>
          </table:table-cell>
          <table:table-cell office:value-type="float" office:value="0.1000691" calcext:value-type="float">
            <text:p>0.1000691</text:p>
          </table:table-cell>
          <table:table-cell office:value-type="float" office:value="0.1101797" calcext:value-type="float">
            <text:p>0.1101797</text:p>
          </table:table-cell>
          <table:table-cell office:value-type="float" office:value="0.04262495" calcext:value-type="float">
            <text:p>0.04262495</text:p>
          </table:table-cell>
          <table:table-cell office:value-type="float" office:value="0.03049788" calcext:value-type="float">
            <text:p>0.03049788</text:p>
          </table:table-cell>
          <table:table-cell office:value-type="float" office:value="0.02926106" calcext:value-type="float">
            <text:p>0.02926106</text:p>
          </table:table-cell>
          <table:table-cell office:value-type="float" office:value="0.02192382" calcext:value-type="float">
            <text:p>0.02192382</text:p>
          </table:table-cell>
          <table:table-cell office:value-type="float" office:value="0.02056347" calcext:value-type="float">
            <text:p>0.02056347</text:p>
          </table:table-cell>
          <table:table-cell office:value-type="float" office:value="0.02390712" calcext:value-type="float">
            <text:p>0.02390712</text:p>
          </table:table-cell>
          <table:table-cell office:value-type="float" office:value="0.03438762" calcext:value-type="float">
            <text:p>0.03438762</text:p>
          </table:table-cell>
          <table:table-cell office:value-type="float" office:value="0.004680075" calcext:value-type="float">
            <text:p>0.004680075</text:p>
          </table:table-cell>
          <table:table-cell office:value-type="float" office:value="0.003868878" calcext:value-type="float">
            <text:p>0.003868878</text:p>
          </table:table-cell>
          <table:table-cell office:value-type="float" office:value="0" calcext:value-type="float">
            <text:p>0</text:p>
          </table:table-cell>
          <table:table-cell office:value-type="float" office:value="0.8585006" calcext:value-type="float">
            <text:p>0.8585006</text:p>
          </table:table-cell>
          <table:table-cell office:value-type="float" office:value="2.255501" calcext:value-type="float">
            <text:p>2.255501</text:p>
          </table:table-cell>
          <table:table-cell office:value-type="float" office:value="2.625771" calcext:value-type="float">
            <text:p>2.625771</text:p>
          </table:table-cell>
          <table:table-cell office:value-type="float" office:value="2.122498" calcext:value-type="float">
            <text:p>2.122498</text:p>
          </table:table-cell>
          <table:table-cell office:value-type="float" office:value="2.176031" calcext:value-type="float">
            <text:p>2.176031</text:p>
          </table:table-cell>
          <table:table-cell office:value-type="float" office:value="0.4378923" calcext:value-type="float">
            <text:p>0.4378923</text:p>
          </table:table-cell>
          <table:table-cell office:value-type="float" office:value="0.2720314" calcext:value-type="float">
            <text:p>0.2720314</text:p>
          </table:table-cell>
          <table:table-cell office:value-type="float" office:value="0.1561767" calcext:value-type="float">
            <text:p>0.1561767</text:p>
          </table:table-cell>
          <table:table-cell office:value-type="float" office:value="0.1234358" calcext:value-type="float">
            <text:p>0.1234358</text:p>
          </table:table-cell>
          <table:table-cell office:value-type="float" office:value="0.1161317" calcext:value-type="float">
            <text:p>0.1161317</text:p>
          </table:table-cell>
          <table:table-cell office:value-type="float" office:value="0.05593009" calcext:value-type="float">
            <text:p>0.05593009</text:p>
          </table:table-cell>
          <table:table-cell office:value-type="float" office:value="0.1072547" calcext:value-type="float">
            <text:p>0.1072547</text:p>
          </table:table-cell>
          <table:table-cell office:value-type="float" office:value="0.3213871" calcext:value-type="float">
            <text:p>0.3213871</text:p>
          </table:table-cell>
          <table:table-cell office:value-type="float" office:value="0.3403937" calcext:value-type="float">
            <text:p>0.3403937</text:p>
          </table:table-cell>
          <table:table-cell office:value-type="float" office:value="0" calcext:value-type="float">
            <text:p>0</text:p>
          </table:table-cell>
          <table:table-cell office:value-type="float" office:value="18.0619" calcext:value-type="float">
            <text:p>18.0619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67101" calcext:value-type="float">
            <text:p>10.67101</text:p>
          </table:table-cell>
          <table:table-cell office:value-type="float" office:value="0" calcext:value-type="float">
            <text:p>0</text:p>
          </table:table-cell>
          <table:table-cell office:value-type="float" office:value="-0.1515371" calcext:value-type="float">
            <text:p>-0.15153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40.14753" calcext:value-type="float">
            <text:p>40.14753</text:p>
          </table:table-cell>
          <table:table-cell office:value-type="float" office:value="1099.441" calcext:value-type="float">
            <text:p>1099.441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111154" calcext:value-type="float">
            <text:p>0.1111154</text:p>
          </table:table-cell>
          <table:table-cell office:value-type="float" office:value="1.170413" calcext:value-type="float">
            <text:p>1.17041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133909" calcext:value-type="float">
            <text:p>-0.04133909</text:p>
          </table:table-cell>
          <table:table-cell office:value-type="float" office:value="-0.06129145" calcext:value-type="float">
            <text:p>-0.06129145</text:p>
          </table:table-cell>
          <table:table-cell office:value-type="float" office:value="0.006447427" calcext:value-type="float">
            <text:p>0.006447427</text:p>
          </table:table-cell>
          <table:table-cell office:value-type="float" office:value="0.0486825" calcext:value-type="float">
            <text:p>0.0486825</text:p>
          </table:table-cell>
          <table:table-cell office:value-type="float" office:value="30.62421" calcext:value-type="float">
            <text:p>30.62421</text:p>
          </table:table-cell>
          <table:table-cell office:value-type="float" office:value="0.115516" calcext:value-type="float">
            <text:p>0.115516</text:p>
          </table:table-cell>
          <table:table-cell office:value-type="float" office:value="0.1655583" calcext:value-type="float">
            <text:p>0.1655583</text:p>
          </table:table-cell>
          <table:table-cell office:value-type="float" office:value="0.1203361" calcext:value-type="float">
            <text:p>0.1203361</text:p>
          </table:table-cell>
          <table:table-cell office:value-type="float" office:value="0.09694994" calcext:value-type="float">
            <text:p>0.09694994</text:p>
          </table:table-cell>
          <table:table-cell office:value-type="float" office:value="0.1065369" calcext:value-type="float">
            <text:p>0.1065369</text:p>
          </table:table-cell>
          <table:table-cell office:value-type="float" office:value="0.04202624" calcext:value-type="float">
            <text:p>0.04202624</text:p>
          </table:table-cell>
          <table:table-cell office:value-type="float" office:value="0.03037035" calcext:value-type="float">
            <text:p>0.03037035</text:p>
          </table:table-cell>
          <table:table-cell office:value-type="float" office:value="0.02951635" calcext:value-type="float">
            <text:p>0.02951635</text:p>
          </table:table-cell>
          <table:table-cell office:value-type="float" office:value="0.02199486" calcext:value-type="float">
            <text:p>0.02199486</text:p>
          </table:table-cell>
          <table:table-cell office:value-type="float" office:value="0.0206361" calcext:value-type="float">
            <text:p>0.0206361</text:p>
          </table:table-cell>
          <table:table-cell office:value-type="float" office:value="0.02405505" calcext:value-type="float">
            <text:p>0.02405505</text:p>
          </table:table-cell>
          <table:table-cell office:value-type="float" office:value="0.03483868" calcext:value-type="float">
            <text:p>0.03483868</text:p>
          </table:table-cell>
          <table:table-cell office:value-type="float" office:value="0.004672457" calcext:value-type="float">
            <text:p>0.004672457</text:p>
          </table:table-cell>
          <table:table-cell office:value-type="float" office:value="0.003874112" calcext:value-type="float">
            <text:p>0.003874112</text:p>
          </table:table-cell>
          <table:table-cell office:value-type="float" office:value="0" calcext:value-type="float">
            <text:p>0</text:p>
          </table:table-cell>
          <table:table-cell office:value-type="float" office:value="0.6580699" calcext:value-type="float">
            <text:p>0.6580699</text:p>
          </table:table-cell>
          <table:table-cell office:value-type="float" office:value="2.396879" calcext:value-type="float">
            <text:p>2.396879</text:p>
          </table:table-cell>
          <table:table-cell office:value-type="float" office:value="2.744183" calcext:value-type="float">
            <text:p>2.744183</text:p>
          </table:table-cell>
          <table:table-cell office:value-type="float" office:value="2.223168" calcext:value-type="float">
            <text:p>2.223168</text:p>
          </table:table-cell>
          <table:table-cell office:value-type="float" office:value="2.273411" calcext:value-type="float">
            <text:p>2.273411</text:p>
          </table:table-cell>
          <table:table-cell office:value-type="float" office:value="0.4594146" calcext:value-type="float">
            <text:p>0.4594146</text:p>
          </table:table-cell>
          <table:table-cell office:value-type="float" office:value="0.2857435" calcext:value-type="float">
            <text:p>0.2857435</text:p>
          </table:table-cell>
          <table:table-cell office:value-type="float" office:value="0.1635688" calcext:value-type="float">
            <text:p>0.1635688</text:p>
          </table:table-cell>
          <table:table-cell office:value-type="float" office:value="0.1280189" calcext:value-type="float">
            <text:p>0.1280189</text:p>
          </table:table-cell>
          <table:table-cell office:value-type="float" office:value="0.1190414" calcext:value-type="float">
            <text:p>0.1190414</text:p>
          </table:table-cell>
          <table:table-cell office:value-type="float" office:value="0.05768029" calcext:value-type="float">
            <text:p>0.05768029</text:p>
          </table:table-cell>
          <table:table-cell office:value-type="float" office:value="0.1101127" calcext:value-type="float">
            <text:p>0.1101127</text:p>
          </table:table-cell>
          <table:table-cell office:value-type="float" office:value="0.3183374" calcext:value-type="float">
            <text:p>0.3183374</text:p>
          </table:table-cell>
          <table:table-cell office:value-type="float" office:value="0.3441914" calcext:value-type="float">
            <text:p>0.3441914</text:p>
          </table:table-cell>
          <table:table-cell office:value-type="float" office:value="0" calcext:value-type="float">
            <text:p>0</text:p>
          </table:table-cell>
          <table:table-cell office:value-type="float" office:value="16.99195" calcext:value-type="float">
            <text:p>16.99195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70094" calcext:value-type="float">
            <text:p>10.70094</text:p>
          </table:table-cell>
          <table:table-cell office:value-type="float" office:value="0" calcext:value-type="float">
            <text:p>0</text:p>
          </table:table-cell>
          <table:table-cell office:value-type="float" office:value="-0.1516947" calcext:value-type="float">
            <text:p>-0.151694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40.0662" calcext:value-type="float">
            <text:p>40.0662</text:p>
          </table:table-cell>
          <table:table-cell office:value-type="float" office:value="1099.481" calcext:value-type="float">
            <text:p>1099.481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158807" calcext:value-type="float">
            <text:p>0.1158807</text:p>
          </table:table-cell>
          <table:table-cell office:value-type="float" office:value="1.201025" calcext:value-type="float">
            <text:p>1.20102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14579" calcext:value-type="float">
            <text:p>-0.04214579</text:p>
          </table:table-cell>
          <table:table-cell office:value-type="float" office:value="-0.06155328" calcext:value-type="float">
            <text:p>-0.06155328</text:p>
          </table:table-cell>
          <table:table-cell office:value-type="float" office:value="0.00647109" calcext:value-type="float">
            <text:p>0.00647109</text:p>
          </table:table-cell>
          <table:table-cell office:value-type="float" office:value="0.0486825" calcext:value-type="float">
            <text:p>0.0486825</text:p>
          </table:table-cell>
          <table:table-cell office:value-type="float" office:value="30.58561" calcext:value-type="float">
            <text:p>30.58561</text:p>
          </table:table-cell>
          <table:table-cell office:value-type="float" office:value="0.1194628" calcext:value-type="float">
            <text:p>0.1194628</text:p>
          </table:table-cell>
          <table:table-cell office:value-type="float" office:value="0.1629873" calcext:value-type="float">
            <text:p>0.1629873</text:p>
          </table:table-cell>
          <table:table-cell office:value-type="float" office:value="0.1192925" calcext:value-type="float">
            <text:p>0.1192925</text:p>
          </table:table-cell>
          <table:table-cell office:value-type="float" office:value="0.09580749" calcext:value-type="float">
            <text:p>0.09580749</text:p>
          </table:table-cell>
          <table:table-cell office:value-type="float" office:value="0.1045838" calcext:value-type="float">
            <text:p>0.1045838</text:p>
          </table:table-cell>
          <table:table-cell office:value-type="float" office:value="0.04154718" calcext:value-type="float">
            <text:p>0.04154718</text:p>
          </table:table-cell>
          <table:table-cell office:value-type="float" office:value="0.03033443" calcext:value-type="float">
            <text:p>0.03033443</text:p>
          </table:table-cell>
          <table:table-cell office:value-type="float" office:value="0.02974843" calcext:value-type="float">
            <text:p>0.02974843</text:p>
          </table:table-cell>
          <table:table-cell office:value-type="float" office:value="0.02205413" calcext:value-type="float">
            <text:p>0.02205413</text:p>
          </table:table-cell>
          <table:table-cell office:value-type="float" office:value="0.02070423" calcext:value-type="float">
            <text:p>0.02070423</text:p>
          </table:table-cell>
          <table:table-cell office:value-type="float" office:value="0.0241983" calcext:value-type="float">
            <text:p>0.0241983</text:p>
          </table:table-cell>
          <table:table-cell office:value-type="float" office:value="0.03528703" calcext:value-type="float">
            <text:p>0.03528703</text:p>
          </table:table-cell>
          <table:table-cell office:value-type="float" office:value="0.004666279" calcext:value-type="float">
            <text:p>0.004666279</text:p>
          </table:table-cell>
          <table:table-cell office:value-type="float" office:value="0.003877664" calcext:value-type="float">
            <text:p>0.003877664</text:p>
          </table:table-cell>
          <table:table-cell office:value-type="float" office:value="0" calcext:value-type="float">
            <text:p>0</text:p>
          </table:table-cell>
          <table:table-cell office:value-type="float" office:value="0.9723998" calcext:value-type="float">
            <text:p>0.9723998</text:p>
          </table:table-cell>
          <table:table-cell office:value-type="float" office:value="2.460661" calcext:value-type="float">
            <text:p>2.460661</text:p>
          </table:table-cell>
          <table:table-cell office:value-type="float" office:value="2.828347" calcext:value-type="float">
            <text:p>2.828347</text:p>
          </table:table-cell>
          <table:table-cell office:value-type="float" office:value="2.307106" calcext:value-type="float">
            <text:p>2.307106</text:p>
          </table:table-cell>
          <table:table-cell office:value-type="float" office:value="2.348705" calcext:value-type="float">
            <text:p>2.348705</text:p>
          </table:table-cell>
          <table:table-cell office:value-type="float" office:value="0.4793633" calcext:value-type="float">
            <text:p>0.4793633</text:p>
          </table:table-cell>
          <table:table-cell office:value-type="float" office:value="0.2991757" calcext:value-type="float">
            <text:p>0.2991757</text:p>
          </table:table-cell>
          <table:table-cell office:value-type="float" office:value="0.1710117" calcext:value-type="float">
            <text:p>0.1710117</text:p>
          </table:table-cell>
          <table:table-cell office:value-type="float" office:value="0.1326479" calcext:value-type="float">
            <text:p>0.1326479</text:p>
          </table:table-cell>
          <table:table-cell office:value-type="float" office:value="0.1219435" calcext:value-type="float">
            <text:p>0.1219435</text:p>
          </table:table-cell>
          <table:table-cell office:value-type="float" office:value="0.05943432" calcext:value-type="float">
            <text:p>0.05943432</text:p>
          </table:table-cell>
          <table:table-cell office:value-type="float" office:value="0.1127959" calcext:value-type="float">
            <text:p>0.1127959</text:p>
          </table:table-cell>
          <table:table-cell office:value-type="float" office:value="0.3160248" calcext:value-type="float">
            <text:p>0.3160248</text:p>
          </table:table-cell>
          <table:table-cell office:value-type="float" office:value="0.3473636" calcext:value-type="float">
            <text:p>0.3473636</text:p>
          </table:table-cell>
          <table:table-cell office:value-type="float" office:value="0" calcext:value-type="float">
            <text:p>0</text:p>
          </table:table-cell>
          <table:table-cell office:value-type="float" office:value="23.35505" calcext:value-type="float">
            <text:p>23.35505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73576" calcext:value-type="float">
            <text:p>10.73576</text:p>
          </table:table-cell>
          <table:table-cell office:value-type="float" office:value="0" calcext:value-type="float">
            <text:p>0</text:p>
          </table:table-cell>
          <table:table-cell office:value-type="float" office:value="-0.1517688" calcext:value-type="float">
            <text:p>-0.15176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39.98434" calcext:value-type="float">
            <text:p>39.98434</text:p>
          </table:table-cell>
          <table:table-cell office:value-type="float" office:value="1099.524" calcext:value-type="float">
            <text:p>1099.52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24876" calcext:value-type="float">
            <text:p>0.124876</text:p>
          </table:table-cell>
          <table:table-cell office:value-type="float" office:value="1.224389" calcext:value-type="float">
            <text:p>1.22438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21328" calcext:value-type="float">
            <text:p>-0.04221328</text:p>
          </table:table-cell>
          <table:table-cell office:value-type="float" office:value="-0.06200603" calcext:value-type="float">
            <text:p>-0.06200603</text:p>
          </table:table-cell>
          <table:table-cell office:value-type="float" office:value="0.00649623" calcext:value-type="float">
            <text:p>0.00649623</text:p>
          </table:table-cell>
          <table:table-cell office:value-type="float" office:value="0.04868271" calcext:value-type="float">
            <text:p>0.04868271</text:p>
          </table:table-cell>
          <table:table-cell office:value-type="float" office:value="30.5437" calcext:value-type="float">
            <text:p>30.5437</text:p>
          </table:table-cell>
          <table:table-cell office:value-type="float" office:value="0.1197773" calcext:value-type="float">
            <text:p>0.1197773</text:p>
          </table:table-cell>
          <table:table-cell office:value-type="float" office:value="0.1612022" calcext:value-type="float">
            <text:p>0.1612022</text:p>
          </table:table-cell>
          <table:table-cell office:value-type="float" office:value="0.1191767" calcext:value-type="float">
            <text:p>0.1191767</text:p>
          </table:table-cell>
          <table:table-cell office:value-type="float" office:value="0.09543718" calcext:value-type="float">
            <text:p>0.09543718</text:p>
          </table:table-cell>
          <table:table-cell office:value-type="float" office:value="0.1035412" calcext:value-type="float">
            <text:p>0.1035412</text:p>
          </table:table-cell>
          <table:table-cell office:value-type="float" office:value="0.04124591" calcext:value-type="float">
            <text:p>0.04124591</text:p>
          </table:table-cell>
          <table:table-cell office:value-type="float" office:value="0.03044622" calcext:value-type="float">
            <text:p>0.03044622</text:p>
          </table:table-cell>
          <table:table-cell office:value-type="float" office:value="0.02997588" calcext:value-type="float">
            <text:p>0.02997588</text:p>
          </table:table-cell>
          <table:table-cell office:value-type="float" office:value="0.02210821" calcext:value-type="float">
            <text:p>0.02210821</text:p>
          </table:table-cell>
          <table:table-cell office:value-type="float" office:value="0.02076836" calcext:value-type="float">
            <text:p>0.02076836</text:p>
          </table:table-cell>
          <table:table-cell office:value-type="float" office:value="0.02433687" calcext:value-type="float">
            <text:p>0.02433687</text:p>
          </table:table-cell>
          <table:table-cell office:value-type="float" office:value="0.03572334" calcext:value-type="float">
            <text:p>0.03572334</text:p>
          </table:table-cell>
          <table:table-cell office:value-type="float" office:value="0.00466382" calcext:value-type="float">
            <text:p>0.00466382</text:p>
          </table:table-cell>
          <table:table-cell office:value-type="float" office:value="0.003877607" calcext:value-type="float">
            <text:p>0.003877607</text:p>
          </table:table-cell>
          <table:table-cell office:value-type="float" office:value="0" calcext:value-type="float">
            <text:p>0</text:p>
          </table:table-cell>
          <table:table-cell office:value-type="float" office:value="0.9980621" calcext:value-type="float">
            <text:p>0.9980621</text:p>
          </table:table-cell>
          <table:table-cell office:value-type="float" office:value="2.512291" calcext:value-type="float">
            <text:p>2.512291</text:p>
          </table:table-cell>
          <table:table-cell office:value-type="float" office:value="2.892533" calcext:value-type="float">
            <text:p>2.892533</text:p>
          </table:table-cell>
          <table:table-cell office:value-type="float" office:value="2.372764" calcext:value-type="float">
            <text:p>2.372764</text:p>
          </table:table-cell>
          <table:table-cell office:value-type="float" office:value="2.39786" calcext:value-type="float">
            <text:p>2.39786</text:p>
          </table:table-cell>
          <table:table-cell office:value-type="float" office:value="0.4959093" calcext:value-type="float">
            <text:p>0.4959093</text:p>
          </table:table-cell>
          <table:table-cell office:value-type="float" office:value="0.310846" calcext:value-type="float">
            <text:p>0.310846</text:p>
          </table:table-cell>
          <table:table-cell office:value-type="float" office:value="0.1781319" calcext:value-type="float">
            <text:p>0.1781319</text:p>
          </table:table-cell>
          <table:table-cell office:value-type="float" office:value="0.1372581" calcext:value-type="float">
            <text:p>0.1372581</text:p>
          </table:table-cell>
          <table:table-cell office:value-type="float" office:value="0.1248399" calcext:value-type="float">
            <text:p>0.1248399</text:p>
          </table:table-cell>
          <table:table-cell office:value-type="float" office:value="0.06119006" calcext:value-type="float">
            <text:p>0.06119006</text:p>
          </table:table-cell>
          <table:table-cell office:value-type="float" office:value="0.1153925" calcext:value-type="float">
            <text:p>0.1153925</text:p>
          </table:table-cell>
          <table:table-cell office:value-type="float" office:value="0.3150884" calcext:value-type="float">
            <text:p>0.3150884</text:p>
          </table:table-cell>
          <table:table-cell office:value-type="float" office:value="0.3479571" calcext:value-type="float">
            <text:p>0.3479571</text:p>
          </table:table-cell>
          <table:table-cell office:value-type="float" office:value="0" calcext:value-type="float">
            <text:p>0</text:p>
          </table:table-cell>
          <table:table-cell office:value-type="float" office:value="35.41166" calcext:value-type="float">
            <text:p>35.4116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76859" calcext:value-type="float">
            <text:p>10.76859</text:p>
          </table:table-cell>
          <table:table-cell office:value-type="float" office:value="0" calcext:value-type="float">
            <text:p>0</text:p>
          </table:table-cell>
          <table:table-cell office:value-type="float" office:value="-0.1518371" calcext:value-type="float">
            <text:p>-0.151837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39.88805" calcext:value-type="float">
            <text:p>39.88805</text:p>
          </table:table-cell>
          <table:table-cell office:value-type="float" office:value="1099.564" calcext:value-type="float">
            <text:p>1099.56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485519" calcext:value-type="float">
            <text:p>0.1485519</text:p>
          </table:table-cell>
          <table:table-cell office:value-type="float" office:value="1.251604" calcext:value-type="float">
            <text:p>1.25160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21328" calcext:value-type="float">
            <text:p>-0.04221328</text:p>
          </table:table-cell>
          <table:table-cell office:value-type="float" office:value="-0.06228861" calcext:value-type="float">
            <text:p>-0.06228861</text:p>
          </table:table-cell>
          <table:table-cell office:value-type="float" office:value="0.006518274" calcext:value-type="float">
            <text:p>0.006518274</text:p>
          </table:table-cell>
          <table:table-cell office:value-type="float" office:value="0.04877164" calcext:value-type="float">
            <text:p>0.04877164</text:p>
          </table:table-cell>
          <table:table-cell office:value-type="float" office:value="30.45353" calcext:value-type="float">
            <text:p>30.45353</text:p>
          </table:table-cell>
          <table:table-cell office:value-type="float" office:value="0.5045441" calcext:value-type="float">
            <text:p>0.5045441</text:p>
          </table:table-cell>
          <table:table-cell office:value-type="float" office:value="0.4882305" calcext:value-type="float">
            <text:p>0.4882305</text:p>
          </table:table-cell>
          <table:table-cell office:value-type="float" office:value="0.4674158" calcext:value-type="float">
            <text:p>0.4674158</text:p>
          </table:table-cell>
          <table:table-cell office:value-type="float" office:value="0.09467884" calcext:value-type="float">
            <text:p>0.09467884</text:p>
          </table:table-cell>
          <table:table-cell office:value-type="float" office:value="0.1020931" calcext:value-type="float">
            <text:p>0.1020931</text:p>
          </table:table-cell>
          <table:table-cell office:value-type="float" office:value="0.04089671" calcext:value-type="float">
            <text:p>0.04089671</text:p>
          </table:table-cell>
          <table:table-cell office:value-type="float" office:value="0.03051998" calcext:value-type="float">
            <text:p>0.03051998</text:p>
          </table:table-cell>
          <table:table-cell office:value-type="float" office:value="0.0302048" calcext:value-type="float">
            <text:p>0.0302048</text:p>
          </table:table-cell>
          <table:table-cell office:value-type="float" office:value="0.02216149" calcext:value-type="float">
            <text:p>0.02216149</text:p>
          </table:table-cell>
          <table:table-cell office:value-type="float" office:value="0.02082953" calcext:value-type="float">
            <text:p>0.02082953</text:p>
          </table:table-cell>
          <table:table-cell office:value-type="float" office:value="0.02447077" calcext:value-type="float">
            <text:p>0.02447077</text:p>
          </table:table-cell>
          <table:table-cell office:value-type="float" office:value="0.0361389" calcext:value-type="float">
            <text:p>0.0361389</text:p>
          </table:table-cell>
          <table:table-cell office:value-type="float" office:value="0.004662769" calcext:value-type="float">
            <text:p>0.004662769</text:p>
          </table:table-cell>
          <table:table-cell office:value-type="float" office:value="0.003876184" calcext:value-type="float">
            <text:p>0.003876184</text:p>
          </table:table-cell>
          <table:table-cell office:value-type="float" office:value="0" calcext:value-type="float">
            <text:p>0</text:p>
          </table:table-cell>
          <table:table-cell office:value-type="float" office:value="1.521114" calcext:value-type="float">
            <text:p>1.521114</text:p>
          </table:table-cell>
          <table:table-cell office:value-type="float" office:value="2.702848" calcext:value-type="float">
            <text:p>2.702848</text:p>
          </table:table-cell>
          <table:table-cell office:value-type="float" office:value="2.867043" calcext:value-type="float">
            <text:p>2.867043</text:p>
          </table:table-cell>
          <table:table-cell office:value-type="float" office:value="2.429957" calcext:value-type="float">
            <text:p>2.429957</text:p>
          </table:table-cell>
          <table:table-cell office:value-type="float" office:value="2.444267" calcext:value-type="float">
            <text:p>2.444267</text:p>
          </table:table-cell>
          <table:table-cell office:value-type="float" office:value="0.5109906" calcext:value-type="float">
            <text:p>0.5109906</text:p>
          </table:table-cell>
          <table:table-cell office:value-type="float" office:value="0.3204639" calcext:value-type="float">
            <text:p>0.3204639</text:p>
          </table:table-cell>
          <table:table-cell office:value-type="float" office:value="0.1851908" calcext:value-type="float">
            <text:p>0.1851908</text:p>
          </table:table-cell>
          <table:table-cell office:value-type="float" office:value="0.1417674" calcext:value-type="float">
            <text:p>0.1417674</text:p>
          </table:table-cell>
          <table:table-cell office:value-type="float" office:value="0.1277196" calcext:value-type="float">
            <text:p>0.1277196</text:p>
          </table:table-cell>
          <table:table-cell office:value-type="float" office:value="0.06294593" calcext:value-type="float">
            <text:p>0.06294593</text:p>
          </table:table-cell>
          <table:table-cell office:value-type="float" office:value="0.1179632" calcext:value-type="float">
            <text:p>0.1179632</text:p>
          </table:table-cell>
          <table:table-cell office:value-type="float" office:value="0.3146609" calcext:value-type="float">
            <text:p>0.3146609</text:p>
          </table:table-cell>
          <table:table-cell office:value-type="float" office:value="0.3479593" calcext:value-type="float">
            <text:p>0.3479593</text:p>
          </table:table-cell>
          <table:table-cell office:value-type="float" office:value="0" calcext:value-type="float">
            <text:p>0</text:p>
          </table:table-cell>
          <table:table-cell office:value-type="float" office:value="66.84287" calcext:value-type="float">
            <text:p>66.8428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81985" calcext:value-type="float">
            <text:p>10.81985</text:p>
          </table:table-cell>
          <table:table-cell office:value-type="float" office:value="0" calcext:value-type="float">
            <text:p>0</text:p>
          </table:table-cell>
          <table:table-cell office:value-type="float" office:value="-0.1518827" calcext:value-type="float">
            <text:p>-0.151882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39.74433" calcext:value-type="float">
            <text:p>39.74433</text:p>
          </table:table-cell>
          <table:table-cell office:value-type="float" office:value="1099.621" calcext:value-type="float">
            <text:p>1099.621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628614" calcext:value-type="float">
            <text:p>0.1628614</text:p>
          </table:table-cell>
          <table:table-cell office:value-type="float" office:value="1.318624" calcext:value-type="float">
            <text:p>1.31862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21328" calcext:value-type="float">
            <text:p>-0.04221328</text:p>
          </table:table-cell>
          <table:table-cell office:value-type="float" office:value="-0.06277443" calcext:value-type="float">
            <text:p>-0.06277443</text:p>
          </table:table-cell>
          <table:table-cell office:value-type="float" office:value="0.006537712" calcext:value-type="float">
            <text:p>0.006537712</text:p>
          </table:table-cell>
          <table:table-cell office:value-type="float" office:value="0.04877306" calcext:value-type="float">
            <text:p>0.04877306</text:p>
          </table:table-cell>
          <table:table-cell office:value-type="float" office:value="30.303" calcext:value-type="float">
            <text:p>30.303</text:p>
          </table:table-cell>
          <table:table-cell office:value-type="float" office:value="0.6453484" calcext:value-type="float">
            <text:p>0.6453484</text:p>
          </table:table-cell>
          <table:table-cell office:value-type="float" office:value="0.5528163" calcext:value-type="float">
            <text:p>0.5528163</text:p>
          </table:table-cell>
          <table:table-cell office:value-type="float" office:value="0.5169731" calcext:value-type="float">
            <text:p>0.5169731</text:p>
          </table:table-cell>
          <table:table-cell office:value-type="float" office:value="0.09238134" calcext:value-type="float">
            <text:p>0.09238134</text:p>
          </table:table-cell>
          <table:table-cell office:value-type="float" office:value="0.09931919" calcext:value-type="float">
            <text:p>0.09931919</text:p>
          </table:table-cell>
          <table:table-cell office:value-type="float" office:value="0.04039707" calcext:value-type="float">
            <text:p>0.04039707</text:p>
          </table:table-cell>
          <table:table-cell office:value-type="float" office:value="0.03046554" calcext:value-type="float">
            <text:p>0.03046554</text:p>
          </table:table-cell>
          <table:table-cell office:value-type="float" office:value="0.03041325" calcext:value-type="float">
            <text:p>0.03041325</text:p>
          </table:table-cell>
          <table:table-cell office:value-type="float" office:value="0.02221474" calcext:value-type="float">
            <text:p>0.02221474</text:p>
          </table:table-cell>
          <table:table-cell office:value-type="float" office:value="0.02088854" calcext:value-type="float">
            <text:p>0.02088854</text:p>
          </table:table-cell>
          <table:table-cell office:value-type="float" office:value="0.02460013" calcext:value-type="float">
            <text:p>0.02460013</text:p>
          </table:table-cell>
          <table:table-cell office:value-type="float" office:value="0.03653488" calcext:value-type="float">
            <text:p>0.03653488</text:p>
          </table:table-cell>
          <table:table-cell office:value-type="float" office:value="0.004661734" calcext:value-type="float">
            <text:p>0.004661734</text:p>
          </table:table-cell>
          <table:table-cell office:value-type="float" office:value="0.003874779" calcext:value-type="float">
            <text:p>0.003874779</text:p>
          </table:table-cell>
          <table:table-cell office:value-type="float" office:value="0" calcext:value-type="float">
            <text:p>0</text:p>
          </table:table-cell>
          <table:table-cell office:value-type="float" office:value="1.907379" calcext:value-type="float">
            <text:p>1.907379</text:p>
          </table:table-cell>
          <table:table-cell office:value-type="float" office:value="3.187085" calcext:value-type="float">
            <text:p>3.187085</text:p>
          </table:table-cell>
          <table:table-cell office:value-type="float" office:value="3.355227" calcext:value-type="float">
            <text:p>3.355227</text:p>
          </table:table-cell>
          <table:table-cell office:value-type="float" office:value="2.502801" calcext:value-type="float">
            <text:p>2.502801</text:p>
          </table:table-cell>
          <table:table-cell office:value-type="float" office:value="2.493818" calcext:value-type="float">
            <text:p>2.493818</text:p>
          </table:table-cell>
          <table:table-cell office:value-type="float" office:value="0.5259414" calcext:value-type="float">
            <text:p>0.5259414</text:p>
          </table:table-cell>
          <table:table-cell office:value-type="float" office:value="0.3301682" calcext:value-type="float">
            <text:p>0.3301682</text:p>
          </table:table-cell>
          <table:table-cell office:value-type="float" office:value="0.1919164" calcext:value-type="float">
            <text:p>0.1919164</text:p>
          </table:table-cell>
          <table:table-cell office:value-type="float" office:value="0.1461551" calcext:value-type="float">
            <text:p>0.1461551</text:p>
          </table:table-cell>
          <table:table-cell office:value-type="float" office:value="0.1305676" calcext:value-type="float">
            <text:p>0.1305676</text:p>
          </table:table-cell>
          <table:table-cell office:value-type="float" office:value="0.06469896" calcext:value-type="float">
            <text:p>0.06469896</text:p>
          </table:table-cell>
          <table:table-cell office:value-type="float" office:value="0.1205181" calcext:value-type="float">
            <text:p>0.1205181</text:p>
          </table:table-cell>
          <table:table-cell office:value-type="float" office:value="0.3142599" calcext:value-type="float">
            <text:p>0.3142599</text:p>
          </table:table-cell>
          <table:table-cell office:value-type="float" office:value="0.3479615" calcext:value-type="float">
            <text:p>0.3479615</text:p>
          </table:table-cell>
          <table:table-cell office:value-type="float" office:value="0" calcext:value-type="float">
            <text:p>0</text:p>
          </table:table-cell>
          <table:table-cell office:value-type="float" office:value="102.9634" calcext:value-type="float">
            <text:p>102.963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90191" calcext:value-type="float">
            <text:p>10.90191</text:p>
          </table:table-cell>
          <table:table-cell office:value-type="float" office:value="0" calcext:value-type="float">
            <text:p>0</text:p>
          </table:table-cell>
          <table:table-cell office:value-type="float" office:value="-0.151931" calcext:value-type="float">
            <text:p>-0.1519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39.60218" calcext:value-type="float">
            <text:p>39.60218</text:p>
          </table:table-cell>
          <table:table-cell office:value-type="float" office:value="1099.667" calcext:value-type="float">
            <text:p>1099.66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1835704" calcext:value-type="float">
            <text:p>0.1835704</text:p>
          </table:table-cell>
          <table:table-cell office:value-type="float" office:value="1.388436" calcext:value-type="float">
            <text:p>1.388436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21328" calcext:value-type="float">
            <text:p>-0.04221328</text:p>
          </table:table-cell>
          <table:table-cell office:value-type="float" office:value="-0.06321271" calcext:value-type="float">
            <text:p>-0.06321271</text:p>
          </table:table-cell>
          <table:table-cell office:value-type="float" office:value="0.006559639" calcext:value-type="float">
            <text:p>0.006559639</text:p>
          </table:table-cell>
          <table:table-cell office:value-type="float" office:value="0.04877527" calcext:value-type="float">
            <text:p>0.04877527</text:p>
          </table:table-cell>
          <table:table-cell office:value-type="float" office:value="30.14013" calcext:value-type="float">
            <text:p>30.14013</text:p>
          </table:table-cell>
          <table:table-cell office:value-type="float" office:value="0.826754" calcext:value-type="float">
            <text:p>0.826754</text:p>
          </table:table-cell>
          <table:table-cell office:value-type="float" office:value="0.5680941" calcext:value-type="float">
            <text:p>0.5680941</text:p>
          </table:table-cell>
          <table:table-cell office:value-type="float" office:value="0.5223464" calcext:value-type="float">
            <text:p>0.5223464</text:p>
          </table:table-cell>
          <table:table-cell office:value-type="float" office:value="0.09062313" calcext:value-type="float">
            <text:p>0.09062313</text:p>
          </table:table-cell>
          <table:table-cell office:value-type="float" office:value="0.09704683" calcext:value-type="float">
            <text:p>0.09704683</text:p>
          </table:table-cell>
          <table:table-cell office:value-type="float" office:value="0.03987551" calcext:value-type="float">
            <text:p>0.03987551</text:p>
          </table:table-cell>
          <table:table-cell office:value-type="float" office:value="0.03028268" calcext:value-type="float">
            <text:p>0.03028268</text:p>
          </table:table-cell>
          <table:table-cell office:value-type="float" office:value="0.03059282" calcext:value-type="float">
            <text:p>0.03059282</text:p>
          </table:table-cell>
          <table:table-cell office:value-type="float" office:value="0.02226603" calcext:value-type="float">
            <text:p>0.02226603</text:p>
          </table:table-cell>
          <table:table-cell office:value-type="float" office:value="0.02094539" calcext:value-type="float">
            <text:p>0.02094539</text:p>
          </table:table-cell>
          <table:table-cell office:value-type="float" office:value="0.02472512" calcext:value-type="float">
            <text:p>0.02472512</text:p>
          </table:table-cell>
          <table:table-cell office:value-type="float" office:value="0.03691192" calcext:value-type="float">
            <text:p>0.03691192</text:p>
          </table:table-cell>
          <table:table-cell office:value-type="float" office:value="0.004660707" calcext:value-type="float">
            <text:p>0.004660707</text:p>
          </table:table-cell>
          <table:table-cell office:value-type="float" office:value="0.003873399" calcext:value-type="float">
            <text:p>0.003873399</text:p>
          </table:table-cell>
          <table:table-cell office:value-type="float" office:value="0" calcext:value-type="float">
            <text:p>0</text:p>
          </table:table-cell>
          <table:table-cell office:value-type="float" office:value="2.564041" calcext:value-type="float">
            <text:p>2.564041</text:p>
          </table:table-cell>
          <table:table-cell office:value-type="float" office:value="3.652789" calcext:value-type="float">
            <text:p>3.652789</text:p>
          </table:table-cell>
          <table:table-cell office:value-type="float" office:value="3.835505" calcext:value-type="float">
            <text:p>3.835505</text:p>
          </table:table-cell>
          <table:table-cell office:value-type="float" office:value="2.581316" calcext:value-type="float">
            <text:p>2.581316</text:p>
          </table:table-cell>
          <table:table-cell office:value-type="float" office:value="2.548939" calcext:value-type="float">
            <text:p>2.548939</text:p>
          </table:table-cell>
          <table:table-cell office:value-type="float" office:value="0.5417643" calcext:value-type="float">
            <text:p>0.5417643</text:p>
          </table:table-cell>
          <table:table-cell office:value-type="float" office:value="0.3404838" calcext:value-type="float">
            <text:p>0.3404838</text:p>
          </table:table-cell>
          <table:table-cell office:value-type="float" office:value="0.1985073" calcext:value-type="float">
            <text:p>0.1985073</text:p>
          </table:table-cell>
          <table:table-cell office:value-type="float" office:value="0.1504799" calcext:value-type="float">
            <text:p>0.1504799</text:p>
          </table:table-cell>
          <table:table-cell office:value-type="float" office:value="0.1333643" calcext:value-type="float">
            <text:p>0.1333643</text:p>
          </table:table-cell>
          <table:table-cell office:value-type="float" office:value="0.06644589" calcext:value-type="float">
            <text:p>0.06644589</text:p>
          </table:table-cell>
          <table:table-cell office:value-type="float" office:value="0.1230689" calcext:value-type="float">
            <text:p>0.1230689</text:p>
          </table:table-cell>
          <table:table-cell office:value-type="float" office:value="0.3138711" calcext:value-type="float">
            <text:p>0.3138711</text:p>
          </table:table-cell>
          <table:table-cell office:value-type="float" office:value="0.3479643" calcext:value-type="float">
            <text:p>0.3479643</text:p>
          </table:table-cell>
          <table:table-cell office:value-type="float" office:value="0" calcext:value-type="float">
            <text:p>0</text:p>
          </table:table-cell>
          <table:table-cell office:value-type="float" office:value="186.9053" calcext:value-type="float">
            <text:p>186.9053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0.99306" calcext:value-type="float">
            <text:p>10.99306</text:p>
          </table:table-cell>
          <table:table-cell office:value-type="float" office:value="0" calcext:value-type="float">
            <text:p>0</text:p>
          </table:table-cell>
          <table:table-cell office:value-type="float" office:value="-0.1519685" calcext:value-type="float">
            <text:p>-0.151968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39.41257" calcext:value-type="float">
            <text:p>39.41257</text:p>
          </table:table-cell>
          <table:table-cell office:value-type="float" office:value="1099.724" calcext:value-type="float">
            <text:p>1099.72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2145693" calcext:value-type="float">
            <text:p>0.2145693</text:p>
          </table:table-cell>
          <table:table-cell office:value-type="float" office:value="1.484584" calcext:value-type="float">
            <text:p>1.48458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21328" calcext:value-type="float">
            <text:p>-0.04221328</text:p>
          </table:table-cell>
          <table:table-cell office:value-type="float" office:value="-0.06406774" calcext:value-type="float">
            <text:p>-0.06406774</text:p>
          </table:table-cell>
          <table:table-cell office:value-type="float" office:value="0.006580323" calcext:value-type="float">
            <text:p>0.006580323</text:p>
          </table:table-cell>
          <table:table-cell office:value-type="float" office:value="0.04877527" calcext:value-type="float">
            <text:p>0.04877527</text:p>
          </table:table-cell>
          <table:table-cell office:value-type="float" office:value="29.92804" calcext:value-type="float">
            <text:p>29.92804</text:p>
          </table:table-cell>
          <table:table-cell office:value-type="float" office:value="1.349292" calcext:value-type="float">
            <text:p>1.349292</text:p>
          </table:table-cell>
          <table:table-cell office:value-type="float" office:value="0.5383651" calcext:value-type="float">
            <text:p>0.5383651</text:p>
          </table:table-cell>
          <table:table-cell office:value-type="float" office:value="0.4889905" calcext:value-type="float">
            <text:p>0.4889905</text:p>
          </table:table-cell>
          <table:table-cell office:value-type="float" office:value="0.08700516" calcext:value-type="float">
            <text:p>0.08700516</text:p>
          </table:table-cell>
          <table:table-cell office:value-type="float" office:value="0.09331974" calcext:value-type="float">
            <text:p>0.09331974</text:p>
          </table:table-cell>
          <table:table-cell office:value-type="float" office:value="0.03918226" calcext:value-type="float">
            <text:p>0.03918226</text:p>
          </table:table-cell>
          <table:table-cell office:value-type="float" office:value="0.02993577" calcext:value-type="float">
            <text:p>0.02993577</text:p>
          </table:table-cell>
          <table:table-cell office:value-type="float" office:value="0.03074424" calcext:value-type="float">
            <text:p>0.03074424</text:p>
          </table:table-cell>
          <table:table-cell office:value-type="float" office:value="0.02231301" calcext:value-type="float">
            <text:p>0.02231301</text:p>
          </table:table-cell>
          <table:table-cell office:value-type="float" office:value="0.02100043" calcext:value-type="float">
            <text:p>0.02100043</text:p>
          </table:table-cell>
          <table:table-cell office:value-type="float" office:value="0.02484592" calcext:value-type="float">
            <text:p>0.02484592</text:p>
          </table:table-cell>
          <table:table-cell office:value-type="float" office:value="0.03727061" calcext:value-type="float">
            <text:p>0.03727061</text:p>
          </table:table-cell>
          <table:table-cell office:value-type="float" office:value="0.004659729" calcext:value-type="float">
            <text:p>0.004659729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" calcext:value-type="float">
            <text:p>0</text:p>
          </table:table-cell>
          <table:table-cell office:value-type="float" office:value="3.281883" calcext:value-type="float">
            <text:p>3.281883</text:p>
          </table:table-cell>
          <table:table-cell office:value-type="float" office:value="4.448334" calcext:value-type="float">
            <text:p>4.448334</text:p>
          </table:table-cell>
          <table:table-cell office:value-type="float" office:value="4.499449" calcext:value-type="float">
            <text:p>4.499449</text:p>
          </table:table-cell>
          <table:table-cell office:value-type="float" office:value="2.685776" calcext:value-type="float">
            <text:p>2.685776</text:p>
          </table:table-cell>
          <table:table-cell office:value-type="float" office:value="2.626053" calcext:value-type="float">
            <text:p>2.626053</text:p>
          </table:table-cell>
          <table:table-cell office:value-type="float" office:value="0.5593888" calcext:value-type="float">
            <text:p>0.5593888</text:p>
          </table:table-cell>
          <table:table-cell office:value-type="float" office:value="0.3518656" calcext:value-type="float">
            <text:p>0.3518656</text:p>
          </table:table-cell>
          <table:table-cell office:value-type="float" office:value="0.2050771" calcext:value-type="float">
            <text:p>0.2050771</text:p>
          </table:table-cell>
          <table:table-cell office:value-type="float" office:value="0.1547493" calcext:value-type="float">
            <text:p>0.1547493</text:p>
          </table:table-cell>
          <table:table-cell office:value-type="float" office:value="0.1361259" calcext:value-type="float">
            <text:p>0.1361259</text:p>
          </table:table-cell>
          <table:table-cell office:value-type="float" office:value="0.06818438" calcext:value-type="float">
            <text:p>0.06818438</text:p>
          </table:table-cell>
          <table:table-cell office:value-type="float" office:value="0.1256151" calcext:value-type="float">
            <text:p>0.1256151</text:p>
          </table:table-cell>
          <table:table-cell office:value-type="float" office:value="0.3134938" calcext:value-type="float">
            <text:p>0.3134938</text:p>
          </table:table-cell>
          <table:table-cell office:value-type="float" office:value="0.3479665" calcext:value-type="float">
            <text:p>0.3479665</text:p>
          </table:table-cell>
          <table:table-cell office:value-type="float" office:value="0" calcext:value-type="float">
            <text:p>0</text:p>
          </table:table-cell>
          <table:table-cell office:value-type="float" office:value="323.0249" calcext:value-type="float">
            <text:p>323.0249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1.12118" calcext:value-type="float">
            <text:p>11.12118</text:p>
          </table:table-cell>
          <table:table-cell office:value-type="float" office:value="0" calcext:value-type="float">
            <text:p>0</text:p>
          </table:table-cell>
          <table:table-cell office:value-type="float" office:value="-0.1520446" calcext:value-type="float">
            <text:p>-0.15204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39.18733" calcext:value-type="float">
            <text:p>39.18733</text:p>
          </table:table-cell>
          <table:table-cell office:value-type="float" office:value="1099.777" calcext:value-type="float">
            <text:p>1099.77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2836315" calcext:value-type="float">
            <text:p>0.2836315</text:p>
          </table:table-cell>
          <table:table-cell office:value-type="float" office:value="1.581461" calcext:value-type="float">
            <text:p>1.58146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21328" calcext:value-type="float">
            <text:p>-0.04221328</text:p>
          </table:table-cell>
          <table:table-cell office:value-type="float" office:value="-0.06483911" calcext:value-type="float">
            <text:p>-0.06483911</text:p>
          </table:table-cell>
          <table:table-cell office:value-type="float" office:value="0.006594085" calcext:value-type="float">
            <text:p>0.006594085</text:p>
          </table:table-cell>
          <table:table-cell office:value-type="float" office:value="0.04877527" calcext:value-type="float">
            <text:p>0.04877527</text:p>
          </table:table-cell>
          <table:table-cell office:value-type="float" office:value="29.64192" calcext:value-type="float">
            <text:p>29.64192</text:p>
          </table:table-cell>
          <table:table-cell office:value-type="float" office:value="2.792089" calcext:value-type="float">
            <text:p>2.792089</text:p>
          </table:table-cell>
          <table:table-cell office:value-type="float" office:value="0.4933664" calcext:value-type="float">
            <text:p>0.4933664</text:p>
          </table:table-cell>
          <table:table-cell office:value-type="float" office:value="0.4416763" calcext:value-type="float">
            <text:p>0.4416763</text:p>
          </table:table-cell>
          <table:table-cell office:value-type="float" office:value="0.0839365" calcext:value-type="float">
            <text:p>0.0839365</text:p>
          </table:table-cell>
          <table:table-cell office:value-type="float" office:value="0.08994388" calcext:value-type="float">
            <text:p>0.08994388</text:p>
          </table:table-cell>
          <table:table-cell office:value-type="float" office:value="0.03841287" calcext:value-type="float">
            <text:p>0.03841287</text:p>
          </table:table-cell>
          <table:table-cell office:value-type="float" office:value="0.02941369" calcext:value-type="float">
            <text:p>0.02941369</text:p>
          </table:table-cell>
          <table:table-cell office:value-type="float" office:value="0.03086091" calcext:value-type="float">
            <text:p>0.03086091</text:p>
          </table:table-cell>
          <table:table-cell office:value-type="float" office:value="0.02235228" calcext:value-type="float">
            <text:p>0.02235228</text:p>
          </table:table-cell>
          <table:table-cell office:value-type="float" office:value="0.02105324" calcext:value-type="float">
            <text:p>0.02105324</text:p>
          </table:table-cell>
          <table:table-cell office:value-type="float" office:value="0.02496264" calcext:value-type="float">
            <text:p>0.02496264</text:p>
          </table:table-cell>
          <table:table-cell office:value-type="float" office:value="0.03761139" calcext:value-type="float">
            <text:p>0.03761139</text:p>
          </table:table-cell>
          <table:table-cell office:value-type="float" office:value="0.004658768" calcext:value-type="float">
            <text:p>0.004658768</text:p>
          </table:table-cell>
          <table:table-cell office:value-type="float" office:value="0.003870643" calcext:value-type="float">
            <text:p>0.003870643</text:p>
          </table:table-cell>
          <table:table-cell office:value-type="float" office:value="0" calcext:value-type="float">
            <text:p>0</text:p>
          </table:table-cell>
          <table:table-cell office:value-type="float" office:value="3.987231" calcext:value-type="float">
            <text:p>3.987231</text:p>
          </table:table-cell>
          <table:table-cell office:value-type="float" office:value="5.332736" calcext:value-type="float">
            <text:p>5.332736</text:p>
          </table:table-cell>
          <table:table-cell office:value-type="float" office:value="5.17367" calcext:value-type="float">
            <text:p>5.17367</text:p>
          </table:table-cell>
          <table:table-cell office:value-type="float" office:value="2.805441" calcext:value-type="float">
            <text:p>2.805441</text:p>
          </table:table-cell>
          <table:table-cell office:value-type="float" office:value="2.712526" calcext:value-type="float">
            <text:p>2.712526</text:p>
          </table:table-cell>
          <table:table-cell office:value-type="float" office:value="0.5795757" calcext:value-type="float">
            <text:p>0.5795757</text:p>
          </table:table-cell>
          <table:table-cell office:value-type="float" office:value="0.3636598" calcext:value-type="float">
            <text:p>0.3636598</text:p>
          </table:table-cell>
          <table:table-cell office:value-type="float" office:value="0.2120781" calcext:value-type="float">
            <text:p>0.2120781</text:p>
          </table:table-cell>
          <table:table-cell office:value-type="float" office:value="0.1590268" calcext:value-type="float">
            <text:p>0.1590268</text:p>
          </table:table-cell>
          <table:table-cell office:value-type="float" office:value="0.1388586" calcext:value-type="float">
            <text:p>0.1388586</text:p>
          </table:table-cell>
          <table:table-cell office:value-type="float" office:value="0.06991398" calcext:value-type="float">
            <text:p>0.06991398</text:p>
          </table:table-cell>
          <table:table-cell office:value-type="float" office:value="0.1281551" calcext:value-type="float">
            <text:p>0.1281551</text:p>
          </table:table-cell>
          <table:table-cell office:value-type="float" office:value="0.3131279" calcext:value-type="float">
            <text:p>0.3131279</text:p>
          </table:table-cell>
          <table:table-cell office:value-type="float" office:value="0.3479687" calcext:value-type="float">
            <text:p>0.3479687</text:p>
          </table:table-cell>
          <table:table-cell office:value-type="float" office:value="0" calcext:value-type="float">
            <text:p>0</text:p>
          </table:table-cell>
          <table:table-cell office:value-type="float" office:value="602.3591" calcext:value-type="float">
            <text:p>602.359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1.28813" calcext:value-type="float">
            <text:p>11.28813</text:p>
          </table:table-cell>
          <table:table-cell office:value-type="float" office:value="0" calcext:value-type="float">
            <text:p>0</text:p>
          </table:table-cell>
          <table:table-cell office:value-type="float" office:value="-0.1521109" calcext:value-type="float">
            <text:p>-0.15211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38.92289" calcext:value-type="float">
            <text:p>38.92289</text:p>
          </table:table-cell>
          <table:table-cell office:value-type="float" office:value="1099.834" calcext:value-type="float">
            <text:p>1099.83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3794713" calcext:value-type="float">
            <text:p>0.3794713</text:p>
          </table:table-cell>
          <table:table-cell office:value-type="float" office:value="1.68549" calcext:value-type="float">
            <text:p>1.6854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5" calcext:value-type="float">
            <text:p>0.000243177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21328" calcext:value-type="float">
            <text:p>-0.04221328</text:p>
          </table:table-cell>
          <table:table-cell office:value-type="float" office:value="-0.06550068" calcext:value-type="float">
            <text:p>-0.06550068</text:p>
          </table:table-cell>
          <table:table-cell office:value-type="float" office:value="0.006594594" calcext:value-type="float">
            <text:p>0.006594594</text:p>
          </table:table-cell>
          <table:table-cell office:value-type="float" office:value="0.04877527" calcext:value-type="float">
            <text:p>0.04877527</text:p>
          </table:table-cell>
          <table:table-cell office:value-type="float" office:value="29.30003" calcext:value-type="float">
            <text:p>29.30003</text:p>
          </table:table-cell>
          <table:table-cell office:value-type="float" office:value="5.212073" calcext:value-type="float">
            <text:p>5.212073</text:p>
          </table:table-cell>
          <table:table-cell office:value-type="float" office:value="0.4335122" calcext:value-type="float">
            <text:p>0.4335122</text:p>
          </table:table-cell>
          <table:table-cell office:value-type="float" office:value="0.3860586" calcext:value-type="float">
            <text:p>0.3860586</text:p>
          </table:table-cell>
          <table:table-cell office:value-type="float" office:value="0.08078761" calcext:value-type="float">
            <text:p>0.08078761</text:p>
          </table:table-cell>
          <table:table-cell office:value-type="float" office:value="0.086539" calcext:value-type="float">
            <text:p>0.086539</text:p>
          </table:table-cell>
          <table:table-cell office:value-type="float" office:value="0.03758467" calcext:value-type="float">
            <text:p>0.03758467</text:p>
          </table:table-cell>
          <table:table-cell office:value-type="float" office:value="0.02881907" calcext:value-type="float">
            <text:p>0.02881907</text:p>
          </table:table-cell>
          <table:table-cell office:value-type="float" office:value="0.03094584" calcext:value-type="float">
            <text:p>0.03094584</text:p>
          </table:table-cell>
          <table:table-cell office:value-type="float" office:value="0.02238278" calcext:value-type="float">
            <text:p>0.02238278</text:p>
          </table:table-cell>
          <table:table-cell office:value-type="float" office:value="0.02110323" calcext:value-type="float">
            <text:p>0.02110323</text:p>
          </table:table-cell>
          <table:table-cell office:value-type="float" office:value="0.02507535" calcext:value-type="float">
            <text:p>0.02507535</text:p>
          </table:table-cell>
          <table:table-cell office:value-type="float" office:value="0.03793482" calcext:value-type="float">
            <text:p>0.03793482</text:p>
          </table:table-cell>
          <table:table-cell office:value-type="float" office:value="0.004657846" calcext:value-type="float">
            <text:p>0.004657846</text:p>
          </table:table-cell>
          <table:table-cell office:value-type="float" office:value="0.003869298" calcext:value-type="float">
            <text:p>0.003869298</text:p>
          </table:table-cell>
          <table:table-cell office:value-type="float" office:value="0" calcext:value-type="float">
            <text:p>0</text:p>
          </table:table-cell>
          <table:table-cell office:value-type="float" office:value="4.398146" calcext:value-type="float">
            <text:p>4.398146</text:p>
          </table:table-cell>
          <table:table-cell office:value-type="float" office:value="6.383204" calcext:value-type="float">
            <text:p>6.383204</text:p>
          </table:table-cell>
          <table:table-cell office:value-type="float" office:value="5.921069" calcext:value-type="float">
            <text:p>5.921069</text:p>
          </table:table-cell>
          <table:table-cell office:value-type="float" office:value="2.944159" calcext:value-type="float">
            <text:p>2.944159</text:p>
          </table:table-cell>
          <table:table-cell office:value-type="float" office:value="2.813537" calcext:value-type="float">
            <text:p>2.813537</text:p>
          </table:table-cell>
          <table:table-cell office:value-type="float" office:value="0.6010069" calcext:value-type="float">
            <text:p>0.6010069</text:p>
          </table:table-cell>
          <table:table-cell office:value-type="float" office:value="0.3767721" calcext:value-type="float">
            <text:p>0.3767721</text:p>
          </table:table-cell>
          <table:table-cell office:value-type="float" office:value="0.2193184" calcext:value-type="float">
            <text:p>0.2193184</text:p>
          </table:table-cell>
          <table:table-cell office:value-type="float" office:value="0.1633599" calcext:value-type="float">
            <text:p>0.1633599</text:p>
          </table:table-cell>
          <table:table-cell office:value-type="float" office:value="0.1415751" calcext:value-type="float">
            <text:p>0.1415751</text:p>
          </table:table-cell>
          <table:table-cell office:value-type="float" office:value="0.07163583" calcext:value-type="float">
            <text:p>0.07163583</text:p>
          </table:table-cell>
          <table:table-cell office:value-type="float" office:value="0.1306884" calcext:value-type="float">
            <text:p>0.1306884</text:p>
          </table:table-cell>
          <table:table-cell office:value-type="float" office:value="0.3127721" calcext:value-type="float">
            <text:p>0.3127721</text:p>
          </table:table-cell>
          <table:table-cell office:value-type="float" office:value="0.3479709" calcext:value-type="float">
            <text:p>0.3479709</text:p>
          </table:table-cell>
          <table:table-cell office:value-type="float" office:value="0" calcext:value-type="float">
            <text:p>0</text:p>
          </table:table-cell>
          <table:table-cell office:value-type="float" office:value="970.607" calcext:value-type="float">
            <text:p>970.60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1.48902" calcext:value-type="float">
            <text:p>11.48902</text:p>
          </table:table-cell>
          <table:table-cell office:value-type="float" office:value="0" calcext:value-type="float">
            <text:p>0</text:p>
          </table:table-cell>
          <table:table-cell office:value-type="float" office:value="-0.1521589" calcext:value-type="float">
            <text:p>-0.152158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38.57602" calcext:value-type="float">
            <text:p>38.57602</text:p>
          </table:table-cell>
          <table:table-cell office:value-type="float" office:value="1099.909" calcext:value-type="float">
            <text:p>1099.909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5164012" calcext:value-type="float">
            <text:p>0.5164012</text:p>
          </table:table-cell>
          <table:table-cell office:value-type="float" office:value="1.813771" calcext:value-type="float">
            <text:p>1.81377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78" calcext:value-type="float">
            <text:p>0.000243177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21326" calcext:value-type="float">
            <text:p>-0.04221326</text:p>
          </table:table-cell>
          <table:table-cell office:value-type="float" office:value="-0.06636575" calcext:value-type="float">
            <text:p>-0.06636575</text:p>
          </table:table-cell>
          <table:table-cell office:value-type="float" office:value="0.006575588" calcext:value-type="float">
            <text:p>0.006575588</text:p>
          </table:table-cell>
          <table:table-cell office:value-type="float" office:value="0.04877527" calcext:value-type="float">
            <text:p>0.04877527</text:p>
          </table:table-cell>
          <table:table-cell office:value-type="float" office:value="28.86145" calcext:value-type="float">
            <text:p>28.86145</text:p>
          </table:table-cell>
          <table:table-cell office:value-type="float" office:value="8.638421" calcext:value-type="float">
            <text:p>8.638421</text:p>
          </table:table-cell>
          <table:table-cell office:value-type="float" office:value="0.3650982" calcext:value-type="float">
            <text:p>0.3650982</text:p>
          </table:table-cell>
          <table:table-cell office:value-type="float" office:value="0.3261159" calcext:value-type="float">
            <text:p>0.3261159</text:p>
          </table:table-cell>
          <table:table-cell office:value-type="float" office:value="0.07702926" calcext:value-type="float">
            <text:p>0.07702926</text:p>
          </table:table-cell>
          <table:table-cell office:value-type="float" office:value="0.08271387" calcext:value-type="float">
            <text:p>0.08271387</text:p>
          </table:table-cell>
          <table:table-cell office:value-type="float" office:value="0.03650711" calcext:value-type="float">
            <text:p>0.03650711</text:p>
          </table:table-cell>
          <table:table-cell office:value-type="float" office:value="0.02804238" calcext:value-type="float">
            <text:p>0.02804238</text:p>
          </table:table-cell>
          <table:table-cell office:value-type="float" office:value="0.03098487" calcext:value-type="float">
            <text:p>0.03098487</text:p>
          </table:table-cell>
          <table:table-cell office:value-type="float" office:value="0.02240348" calcext:value-type="float">
            <text:p>0.02240348</text:p>
          </table:table-cell>
          <table:table-cell office:value-type="float" office:value="0.02114992" calcext:value-type="float">
            <text:p>0.02114992</text:p>
          </table:table-cell>
          <table:table-cell office:value-type="float" office:value="0.02518409" calcext:value-type="float">
            <text:p>0.02518409</text:p>
          </table:table-cell>
          <table:table-cell office:value-type="float" office:value="0.03824136" calcext:value-type="float">
            <text:p>0.03824136</text:p>
          </table:table-cell>
          <table:table-cell office:value-type="float" office:value="0.004656936" calcext:value-type="float">
            <text:p>0.004656936</text:p>
          </table:table-cell>
          <table:table-cell office:value-type="float" office:value="0.00386796" calcext:value-type="float">
            <text:p>0.00386796</text:p>
          </table:table-cell>
          <table:table-cell office:value-type="float" office:value="0" calcext:value-type="float">
            <text:p>0</text:p>
          </table:table-cell>
          <table:table-cell office:value-type="float" office:value="4.716908" calcext:value-type="float">
            <text:p>4.716908</text:p>
          </table:table-cell>
          <table:table-cell office:value-type="float" office:value="7.710141" calcext:value-type="float">
            <text:p>7.710141</text:p>
          </table:table-cell>
          <table:table-cell office:value-type="float" office:value="6.842814" calcext:value-type="float">
            <text:p>6.842814</text:p>
          </table:table-cell>
          <table:table-cell office:value-type="float" office:value="3.121717" calcext:value-type="float">
            <text:p>3.121717</text:p>
          </table:table-cell>
          <table:table-cell office:value-type="float" office:value="2.94693" calcext:value-type="float">
            <text:p>2.94693</text:p>
          </table:table-cell>
          <table:table-cell office:value-type="float" office:value="0.6265665" calcext:value-type="float">
            <text:p>0.6265665</text:p>
          </table:table-cell>
          <table:table-cell office:value-type="float" office:value="0.3919474" calcext:value-type="float">
            <text:p>0.3919474</text:p>
          </table:table-cell>
          <table:table-cell office:value-type="float" office:value="0.2267955" calcext:value-type="float">
            <text:p>0.2267955</text:p>
          </table:table-cell>
          <table:table-cell office:value-type="float" office:value="0.1677777" calcext:value-type="float">
            <text:p>0.1677777</text:p>
          </table:table-cell>
          <table:table-cell office:value-type="float" office:value="0.1442875" calcext:value-type="float">
            <text:p>0.1442875</text:p>
          </table:table-cell>
          <table:table-cell office:value-type="float" office:value="0.07335223" calcext:value-type="float">
            <text:p>0.07335223</text:p>
          </table:table-cell>
          <table:table-cell office:value-type="float" office:value="0.1332153" calcext:value-type="float">
            <text:p>0.1332153</text:p>
          </table:table-cell>
          <table:table-cell office:value-type="float" office:value="0.3124263" calcext:value-type="float">
            <text:p>0.3124263</text:p>
          </table:table-cell>
          <table:table-cell office:value-type="float" office:value="0.3479732" calcext:value-type="float">
            <text:p>0.3479732</text:p>
          </table:table-cell>
          <table:table-cell office:value-type="float" office:value="0" calcext:value-type="float">
            <text:p>0</text:p>
          </table:table-cell>
          <table:table-cell office:value-type="float" office:value="1497.86" calcext:value-type="float">
            <text:p>1497.8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1.75491" calcext:value-type="float">
            <text:p>11.75491</text:p>
          </table:table-cell>
          <table:table-cell office:value-type="float" office:value="0" calcext:value-type="float">
            <text:p>0</text:p>
          </table:table-cell>
          <table:table-cell office:value-type="float" office:value="-0.1522185" calcext:value-type="float">
            <text:p>-0.152218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38.43507" calcext:value-type="float">
            <text:p>38.43507</text:p>
          </table:table-cell>
          <table:table-cell office:value-type="float" office:value="1099.974" calcext:value-type="float">
            <text:p>1099.97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806689" calcext:value-type="float">
            <text:p>0.4806689</text:p>
          </table:table-cell>
          <table:table-cell office:value-type="float" office:value="1.919414" calcext:value-type="float">
            <text:p>1.91941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7" calcext:value-type="float">
            <text:p>0.0002431787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21324" calcext:value-type="float">
            <text:p>-0.04221324</text:p>
          </table:table-cell>
          <table:table-cell office:value-type="float" office:value="-0.06748681" calcext:value-type="float">
            <text:p>-0.06748681</text:p>
          </table:table-cell>
          <table:table-cell office:value-type="float" office:value="0.006584811" calcext:value-type="float">
            <text:p>0.006584811</text:p>
          </table:table-cell>
          <table:table-cell office:value-type="float" office:value="0.04877771" calcext:value-type="float">
            <text:p>0.04877771</text:p>
          </table:table-cell>
          <table:table-cell office:value-type="float" office:value="28.8733" calcext:value-type="float">
            <text:p>28.8733</text:p>
          </table:table-cell>
          <table:table-cell office:value-type="float" office:value="6.411529" calcext:value-type="float">
            <text:p>6.411529</text:p>
          </table:table-cell>
          <table:table-cell office:value-type="float" office:value="0.3248889" calcext:value-type="float">
            <text:p>0.3248889</text:p>
          </table:table-cell>
          <table:table-cell office:value-type="float" office:value="0.2845474" calcext:value-type="float">
            <text:p>0.2845474</text:p>
          </table:table-cell>
          <table:table-cell office:value-type="float" office:value="0.07461584" calcext:value-type="float">
            <text:p>0.07461584</text:p>
          </table:table-cell>
          <table:table-cell office:value-type="float" office:value="0.07996814" calcext:value-type="float">
            <text:p>0.07996814</text:p>
          </table:table-cell>
          <table:table-cell office:value-type="float" office:value="0.03554215" calcext:value-type="float">
            <text:p>0.03554215</text:p>
          </table:table-cell>
          <table:table-cell office:value-type="float" office:value="0.02726502" calcext:value-type="float">
            <text:p>0.02726502</text:p>
          </table:table-cell>
          <table:table-cell office:value-type="float" office:value="0.03097672" calcext:value-type="float">
            <text:p>0.03097672</text:p>
          </table:table-cell>
          <table:table-cell office:value-type="float" office:value="0.0224108" calcext:value-type="float">
            <text:p>0.0224108</text:p>
          </table:table-cell>
          <table:table-cell office:value-type="float" office:value="0.02119256" calcext:value-type="float">
            <text:p>0.02119256</text:p>
          </table:table-cell>
          <table:table-cell office:value-type="float" office:value="0.02528882" calcext:value-type="float">
            <text:p>0.02528882</text:p>
          </table:table-cell>
          <table:table-cell office:value-type="float" office:value="0.03853142" calcext:value-type="float">
            <text:p>0.03853142</text:p>
          </table:table-cell>
          <table:table-cell office:value-type="float" office:value="0.004656053" calcext:value-type="float">
            <text:p>0.004656053</text:p>
          </table:table-cell>
          <table:table-cell office:value-type="float" office:value="0.003866618" calcext:value-type="float">
            <text:p>0.003866618</text:p>
          </table:table-cell>
          <table:table-cell office:value-type="float" office:value="0" calcext:value-type="float">
            <text:p>0</text:p>
          </table:table-cell>
          <table:table-cell office:value-type="float" office:value="4.788678" calcext:value-type="float">
            <text:p>4.788678</text:p>
          </table:table-cell>
          <table:table-cell office:value-type="float" office:value="8.61535" calcext:value-type="float">
            <text:p>8.61535</text:p>
          </table:table-cell>
          <table:table-cell office:value-type="float" office:value="7.587958" calcext:value-type="float">
            <text:p>7.587958</text:p>
          </table:table-cell>
          <table:table-cell office:value-type="float" office:value="3.293663" calcext:value-type="float">
            <text:p>3.293663</text:p>
          </table:table-cell>
          <table:table-cell office:value-type="float" office:value="3.078451" calcext:value-type="float">
            <text:p>3.078451</text:p>
          </table:table-cell>
          <table:table-cell office:value-type="float" office:value="0.6536728" calcext:value-type="float">
            <text:p>0.6536728</text:p>
          </table:table-cell>
          <table:table-cell office:value-type="float" office:value="0.4088067" calcext:value-type="float">
            <text:p>0.4088067</text:p>
          </table:table-cell>
          <table:table-cell office:value-type="float" office:value="0.2347443" calcext:value-type="float">
            <text:p>0.2347443</text:p>
          </table:table-cell>
          <table:table-cell office:value-type="float" office:value="0.172343" calcext:value-type="float">
            <text:p>0.172343</text:p>
          </table:table-cell>
          <table:table-cell office:value-type="float" office:value="0.1470104" calcext:value-type="float">
            <text:p>0.1470104</text:p>
          </table:table-cell>
          <table:table-cell office:value-type="float" office:value="0.07506632" calcext:value-type="float">
            <text:p>0.07506632</text:p>
          </table:table-cell>
          <table:table-cell office:value-type="float" office:value="0.1357365" calcext:value-type="float">
            <text:p>0.1357365</text:p>
          </table:table-cell>
          <table:table-cell office:value-type="float" office:value="0.3120866" calcext:value-type="float">
            <text:p>0.3120866</text:p>
          </table:table-cell>
          <table:table-cell office:value-type="float" office:value="0.3479754" calcext:value-type="float">
            <text:p>0.3479754</text:p>
          </table:table-cell>
          <table:table-cell office:value-type="float" office:value="0" calcext:value-type="float">
            <text:p>0</text:p>
          </table:table-cell>
          <table:table-cell office:value-type="float" office:value="1479.969" calcext:value-type="float">
            <text:p>1479.969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1.8247" calcext:value-type="float">
            <text:p>11.8247</text:p>
          </table:table-cell>
          <table:table-cell office:value-type="float" office:value="0" calcext:value-type="float">
            <text:p>0</text:p>
          </table:table-cell>
          <table:table-cell office:value-type="float" office:value="-0.1522976" calcext:value-type="float">
            <text:p>-0.152297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38.35325" calcext:value-type="float">
            <text:p>38.35325</text:p>
          </table:table-cell>
          <table:table-cell office:value-type="float" office:value="1100.002" calcext:value-type="float">
            <text:p>1100.002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745004" calcext:value-type="float">
            <text:p>0.4745004</text:p>
          </table:table-cell>
          <table:table-cell office:value-type="float" office:value="1.973967" calcext:value-type="float">
            <text:p>1.97396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7" calcext:value-type="float">
            <text:p>0.0002431787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276381" calcext:value-type="float">
            <text:p>-0.04276381</text:p>
          </table:table-cell>
          <table:table-cell office:value-type="float" office:value="-0.06789691" calcext:value-type="float">
            <text:p>-0.06789691</text:p>
          </table:table-cell>
          <table:table-cell office:value-type="float" office:value="0.006598133" calcext:value-type="float">
            <text:p>0.006598133</text:p>
          </table:table-cell>
          <table:table-cell office:value-type="float" office:value="0.04878389" calcext:value-type="float">
            <text:p>0.04878389</text:p>
          </table:table-cell>
          <table:table-cell office:value-type="float" office:value="28.81981" calcext:value-type="float">
            <text:p>28.81981</text:p>
          </table:table-cell>
          <table:table-cell office:value-type="float" office:value="5.533927" calcext:value-type="float">
            <text:p>5.533927</text:p>
          </table:table-cell>
          <table:table-cell office:value-type="float" office:value="0.2964771" calcext:value-type="float">
            <text:p>0.2964771</text:p>
          </table:table-cell>
          <table:table-cell office:value-type="float" office:value="0.2621599" calcext:value-type="float">
            <text:p>0.2621599</text:p>
          </table:table-cell>
          <table:table-cell office:value-type="float" office:value="0.07537174" calcext:value-type="float">
            <text:p>0.07537174</text:p>
          </table:table-cell>
          <table:table-cell office:value-type="float" office:value="0.0801094" calcext:value-type="float">
            <text:p>0.0801094</text:p>
          </table:table-cell>
          <table:table-cell office:value-type="float" office:value="0.03522197" calcext:value-type="float">
            <text:p>0.03522197</text:p>
          </table:table-cell>
          <table:table-cell office:value-type="float" office:value="0.02695105" calcext:value-type="float">
            <text:p>0.02695105</text:p>
          </table:table-cell>
          <table:table-cell office:value-type="float" office:value="0.03099059" calcext:value-type="float">
            <text:p>0.03099059</text:p>
          </table:table-cell>
          <table:table-cell office:value-type="float" office:value="0.02241114" calcext:value-type="float">
            <text:p>0.02241114</text:p>
          </table:table-cell>
          <table:table-cell office:value-type="float" office:value="0.02123071" calcext:value-type="float">
            <text:p>0.02123071</text:p>
          </table:table-cell>
          <table:table-cell office:value-type="float" office:value="0.02538951" calcext:value-type="float">
            <text:p>0.02538951</text:p>
          </table:table-cell>
          <table:table-cell office:value-type="float" office:value="0.03880562" calcext:value-type="float">
            <text:p>0.03880562</text:p>
          </table:table-cell>
          <table:table-cell office:value-type="float" office:value="0.00466155" calcext:value-type="float">
            <text:p>0.00466155</text:p>
          </table:table-cell>
          <table:table-cell office:value-type="float" office:value="0.003859049" calcext:value-type="float">
            <text:p>0.003859049</text:p>
          </table:table-cell>
          <table:table-cell office:value-type="float" office:value="0" calcext:value-type="float">
            <text:p>0</text:p>
          </table:table-cell>
          <table:table-cell office:value-type="float" office:value="6.385004" calcext:value-type="float">
            <text:p>6.385004</text:p>
          </table:table-cell>
          <table:table-cell office:value-type="float" office:value="8.535567" calcext:value-type="float">
            <text:p>8.535567</text:p>
          </table:table-cell>
          <table:table-cell office:value-type="float" office:value="7.890624" calcext:value-type="float">
            <text:p>7.890624</text:p>
          </table:table-cell>
          <table:table-cell office:value-type="float" office:value="3.415867" calcext:value-type="float">
            <text:p>3.415867</text:p>
          </table:table-cell>
          <table:table-cell office:value-type="float" office:value="3.162865" calcext:value-type="float">
            <text:p>3.162865</text:p>
          </table:table-cell>
          <table:table-cell office:value-type="float" office:value="0.6749952" calcext:value-type="float">
            <text:p>0.6749952</text:p>
          </table:table-cell>
          <table:table-cell office:value-type="float" office:value="0.4234738" calcext:value-type="float">
            <text:p>0.4234738</text:p>
          </table:table-cell>
          <table:table-cell office:value-type="float" office:value="0.2424749" calcext:value-type="float">
            <text:p>0.2424749</text:p>
          </table:table-cell>
          <table:table-cell office:value-type="float" office:value="0.1770268" calcext:value-type="float">
            <text:p>0.1770268</text:p>
          </table:table-cell>
          <table:table-cell office:value-type="float" office:value="0.1497571" calcext:value-type="float">
            <text:p>0.1497571</text:p>
          </table:table-cell>
          <table:table-cell office:value-type="float" office:value="0.07678346" calcext:value-type="float">
            <text:p>0.07678346</text:p>
          </table:table-cell>
          <table:table-cell office:value-type="float" office:value="0.1383943" calcext:value-type="float">
            <text:p>0.1383943</text:p>
          </table:table-cell>
          <table:table-cell office:value-type="float" office:value="0.3146254" calcext:value-type="float">
            <text:p>0.3146254</text:p>
          </table:table-cell>
          <table:table-cell office:value-type="float" office:value="0.3459192" calcext:value-type="float">
            <text:p>0.3459192</text:p>
          </table:table-cell>
          <table:table-cell office:value-type="float" office:value="0" calcext:value-type="float">
            <text:p>0</text:p>
          </table:table-cell>
          <table:table-cell office:value-type="float" office:value="1510.997" calcext:value-type="float">
            <text:p>1510.99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1.87323" calcext:value-type="float">
            <text:p>11.87323</text:p>
          </table:table-cell>
          <table:table-cell office:value-type="float" office:value="0" calcext:value-type="float">
            <text:p>0</text:p>
          </table:table-cell>
          <table:table-cell office:value-type="float" office:value="-0.1523305" calcext:value-type="float">
            <text:p>-0.15233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38.28054" calcext:value-type="float">
            <text:p>38.28054</text:p>
          </table:table-cell>
          <table:table-cell office:value-type="float" office:value="1100.028" calcext:value-type="float">
            <text:p>1100.02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692948" calcext:value-type="float">
            <text:p>0.4692948</text:p>
          </table:table-cell>
          <table:table-cell office:value-type="float" office:value="2.020551" calcext:value-type="float">
            <text:p>2.02055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7" calcext:value-type="float">
            <text:p>0.0002431787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34343" calcext:value-type="float">
            <text:p>-0.0434343</text:p>
          </table:table-cell>
          <table:table-cell office:value-type="float" office:value="-0.06826198" calcext:value-type="float">
            <text:p>-0.06826198</text:p>
          </table:table-cell>
          <table:table-cell office:value-type="float" office:value="0.006613565" calcext:value-type="float">
            <text:p>0.006613565</text:p>
          </table:table-cell>
          <table:table-cell office:value-type="float" office:value="0.04879319" calcext:value-type="float">
            <text:p>0.04879319</text:p>
          </table:table-cell>
          <table:table-cell office:value-type="float" office:value="28.76638" calcext:value-type="float">
            <text:p>28.76638</text:p>
          </table:table-cell>
          <table:table-cell office:value-type="float" office:value="4.66296" calcext:value-type="float">
            <text:p>4.66296</text:p>
          </table:table-cell>
          <table:table-cell office:value-type="float" office:value="0.2711247" calcext:value-type="float">
            <text:p>0.2711247</text:p>
          </table:table-cell>
          <table:table-cell office:value-type="float" office:value="0.2424142" calcext:value-type="float">
            <text:p>0.2424142</text:p>
          </table:table-cell>
          <table:table-cell office:value-type="float" office:value="0.07622805" calcext:value-type="float">
            <text:p>0.07622805</text:p>
          </table:table-cell>
          <table:table-cell office:value-type="float" office:value="0.08080319" calcext:value-type="float">
            <text:p>0.08080319</text:p>
          </table:table-cell>
          <table:table-cell office:value-type="float" office:value="0.03515115" calcext:value-type="float">
            <text:p>0.03515115</text:p>
          </table:table-cell>
          <table:table-cell office:value-type="float" office:value="0.02691863" calcext:value-type="float">
            <text:p>0.02691863</text:p>
          </table:table-cell>
          <table:table-cell office:value-type="float" office:value="0.03105326" calcext:value-type="float">
            <text:p>0.03105326</text:p>
          </table:table-cell>
          <table:table-cell office:value-type="float" office:value="0.02241784" calcext:value-type="float">
            <text:p>0.02241784</text:p>
          </table:table-cell>
          <table:table-cell office:value-type="float" office:value="0.02126593" calcext:value-type="float">
            <text:p>0.02126593</text:p>
          </table:table-cell>
          <table:table-cell office:value-type="float" office:value="0.02548564" calcext:value-type="float">
            <text:p>0.02548564</text:p>
          </table:table-cell>
          <table:table-cell office:value-type="float" office:value="0.03906497" calcext:value-type="float">
            <text:p>0.03906497</text:p>
          </table:table-cell>
          <table:table-cell office:value-type="float" office:value="0.004659577" calcext:value-type="float">
            <text:p>0.004659577</text:p>
          </table:table-cell>
          <table:table-cell office:value-type="float" office:value="0.003859082" calcext:value-type="float">
            <text:p>0.003859082</text:p>
          </table:table-cell>
          <table:table-cell office:value-type="float" office:value="0" calcext:value-type="float">
            <text:p>0</text:p>
          </table:table-cell>
          <table:table-cell office:value-type="float" office:value="7.979027" calcext:value-type="float">
            <text:p>7.979027</text:p>
          </table:table-cell>
          <table:table-cell office:value-type="float" office:value="8.555971" calcext:value-type="float">
            <text:p>8.555971</text:p>
          </table:table-cell>
          <table:table-cell office:value-type="float" office:value="8.037249" calcext:value-type="float">
            <text:p>8.037249</text:p>
          </table:table-cell>
          <table:table-cell office:value-type="float" office:value="3.509278" calcext:value-type="float">
            <text:p>3.509278</text:p>
          </table:table-cell>
          <table:table-cell office:value-type="float" office:value="3.221106" calcext:value-type="float">
            <text:p>3.221106</text:p>
          </table:table-cell>
          <table:table-cell office:value-type="float" office:value="0.6915332" calcext:value-type="float">
            <text:p>0.6915332</text:p>
          </table:table-cell>
          <table:table-cell office:value-type="float" office:value="0.4353582" calcext:value-type="float">
            <text:p>0.4353582</text:p>
          </table:table-cell>
          <table:table-cell office:value-type="float" office:value="0.2494229" calcext:value-type="float">
            <text:p>0.2494229</text:p>
          </table:table-cell>
          <table:table-cell office:value-type="float" office:value="0.1816562" calcext:value-type="float">
            <text:p>0.1816562</text:p>
          </table:table-cell>
          <table:table-cell office:value-type="float" office:value="0.1525265" calcext:value-type="float">
            <text:p>0.1525265</text:p>
          </table:table-cell>
          <table:table-cell office:value-type="float" office:value="0.07850034" calcext:value-type="float">
            <text:p>0.07850034</text:p>
          </table:table-cell>
          <table:table-cell office:value-type="float" office:value="0.1410499" calcext:value-type="float">
            <text:p>0.1410499</text:p>
          </table:table-cell>
          <table:table-cell office:value-type="float" office:value="0.3136985" calcext:value-type="float">
            <text:p>0.3136985</text:p>
          </table:table-cell>
          <table:table-cell office:value-type="float" office:value="0.3475605" calcext:value-type="float">
            <text:p>0.3475605</text:p>
          </table:table-cell>
          <table:table-cell office:value-type="float" office:value="0" calcext:value-type="float">
            <text:p>0</text:p>
          </table:table-cell>
          <table:table-cell office:value-type="float" office:value="1545.66" calcext:value-type="float">
            <text:p>1545.6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1.91446" calcext:value-type="float">
            <text:p>11.91446</text:p>
          </table:table-cell>
          <table:table-cell office:value-type="float" office:value="0" calcext:value-type="float">
            <text:p>0</text:p>
          </table:table-cell>
          <table:table-cell office:value-type="float" office:value="-0.152358" calcext:value-type="float">
            <text:p>-0.15235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38.19045" calcext:value-type="float">
            <text:p>38.19045</text:p>
          </table:table-cell>
          <table:table-cell office:value-type="float" office:value="1100.06" calcext:value-type="float">
            <text:p>1100.0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642051" calcext:value-type="float">
            <text:p>0.4642051</text:p>
          </table:table-cell>
          <table:table-cell office:value-type="float" office:value="2.077842" calcext:value-type="float">
            <text:p>2.07784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7" calcext:value-type="float">
            <text:p>0.0002431787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34343" calcext:value-type="float">
            <text:p>-0.0434343</text:p>
          </table:table-cell>
          <table:table-cell office:value-type="float" office:value="-0.06868957" calcext:value-type="float">
            <text:p>-0.06868957</text:p>
          </table:table-cell>
          <table:table-cell office:value-type="float" office:value="0.006630952" calcext:value-type="float">
            <text:p>0.006630952</text:p>
          </table:table-cell>
          <table:table-cell office:value-type="float" office:value="0.04879713" calcext:value-type="float">
            <text:p>0.04879713</text:p>
          </table:table-cell>
          <table:table-cell office:value-type="float" office:value="28.6932" calcext:value-type="float">
            <text:p>28.6932</text:p>
          </table:table-cell>
          <table:table-cell office:value-type="float" office:value="3.617278" calcext:value-type="float">
            <text:p>3.617278</text:p>
          </table:table-cell>
          <table:table-cell office:value-type="float" office:value="0.2480471" calcext:value-type="float">
            <text:p>0.2480471</text:p>
          </table:table-cell>
          <table:table-cell office:value-type="float" office:value="0.2245873" calcext:value-type="float">
            <text:p>0.2245873</text:p>
          </table:table-cell>
          <table:table-cell office:value-type="float" office:value="0.07585278" calcext:value-type="float">
            <text:p>0.07585278</text:p>
          </table:table-cell>
          <table:table-cell office:value-type="float" office:value="0.08044066" calcext:value-type="float">
            <text:p>0.08044066</text:p>
          </table:table-cell>
          <table:table-cell office:value-type="float" office:value="0.03500966" calcext:value-type="float">
            <text:p>0.03500966</text:p>
          </table:table-cell>
          <table:table-cell office:value-type="float" office:value="0.0268635" calcext:value-type="float">
            <text:p>0.0268635</text:p>
          </table:table-cell>
          <table:table-cell office:value-type="float" office:value="0.03113106" calcext:value-type="float">
            <text:p>0.03113106</text:p>
          </table:table-cell>
          <table:table-cell office:value-type="float" office:value="0.02243451" calcext:value-type="float">
            <text:p>0.02243451</text:p>
          </table:table-cell>
          <table:table-cell office:value-type="float" office:value="0.02130056" calcext:value-type="float">
            <text:p>0.02130056</text:p>
          </table:table-cell>
          <table:table-cell office:value-type="float" office:value="0.02557709" calcext:value-type="float">
            <text:p>0.02557709</text:p>
          </table:table-cell>
          <table:table-cell office:value-type="float" office:value="0.03930943" calcext:value-type="float">
            <text:p>0.03930943</text:p>
          </table:table-cell>
          <table:table-cell office:value-type="float" office:value="0.004658067" calcext:value-type="float">
            <text:p>0.004658067</text:p>
          </table:table-cell>
          <table:table-cell office:value-type="float" office:value="0.003858621" calcext:value-type="float">
            <text:p>0.003858621</text:p>
          </table:table-cell>
          <table:table-cell office:value-type="float" office:value="0" calcext:value-type="float">
            <text:p>0</text:p>
          </table:table-cell>
          <table:table-cell office:value-type="float" office:value="9.562616" calcext:value-type="float">
            <text:p>9.562616</text:p>
          </table:table-cell>
          <table:table-cell office:value-type="float" office:value="8.731727" calcext:value-type="float">
            <text:p>8.731727</text:p>
          </table:table-cell>
          <table:table-cell office:value-type="float" office:value="8.226774" calcext:value-type="float">
            <text:p>8.226774</text:p>
          </table:table-cell>
          <table:table-cell office:value-type="float" office:value="3.604766" calcext:value-type="float">
            <text:p>3.604766</text:p>
          </table:table-cell>
          <table:table-cell office:value-type="float" office:value="3.280193" calcext:value-type="float">
            <text:p>3.280193</text:p>
          </table:table-cell>
          <table:table-cell office:value-type="float" office:value="0.7078079" calcext:value-type="float">
            <text:p>0.7078079</text:p>
          </table:table-cell>
          <table:table-cell office:value-type="float" office:value="0.4463219" calcext:value-type="float">
            <text:p>0.4463219</text:p>
          </table:table-cell>
          <table:table-cell office:value-type="float" office:value="0.2558129" calcext:value-type="float">
            <text:p>0.2558129</text:p>
          </table:table-cell>
          <table:table-cell office:value-type="float" office:value="0.1861169" calcext:value-type="float">
            <text:p>0.1861169</text:p>
          </table:table-cell>
          <table:table-cell office:value-type="float" office:value="0.1552977" calcext:value-type="float">
            <text:p>0.1552977</text:p>
          </table:table-cell>
          <table:table-cell office:value-type="float" office:value="0.08021192" calcext:value-type="float">
            <text:p>0.08021192</text:p>
          </table:table-cell>
          <table:table-cell office:value-type="float" office:value="0.1436483" calcext:value-type="float">
            <text:p>0.1436483</text:p>
          </table:table-cell>
          <table:table-cell office:value-type="float" office:value="0.3130063" calcext:value-type="float">
            <text:p>0.3130063</text:p>
          </table:table-cell>
          <table:table-cell office:value-type="float" office:value="0.3478475" calcext:value-type="float">
            <text:p>0.3478475</text:p>
          </table:table-cell>
          <table:table-cell office:value-type="float" office:value="0" calcext:value-type="float">
            <text:p>0</text:p>
          </table:table-cell>
          <table:table-cell office:value-type="float" office:value="1591.193" calcext:value-type="float">
            <text:p>1591.193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1.96736" calcext:value-type="float">
            <text:p>11.96736</text:p>
          </table:table-cell>
          <table:table-cell office:value-type="float" office:value="0" calcext:value-type="float">
            <text:p>0</text:p>
          </table:table-cell>
          <table:table-cell office:value-type="float" office:value="-0.1523842" calcext:value-type="float">
            <text:p>-0.152384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38.09125" calcext:value-type="float">
            <text:p>38.09125</text:p>
          </table:table-cell>
          <table:table-cell office:value-type="float" office:value="1100.09" calcext:value-type="float">
            <text:p>1100.09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644539" calcext:value-type="float">
            <text:p>0.4644539</text:p>
          </table:table-cell>
          <table:table-cell office:value-type="float" office:value="2.140619" calcext:value-type="float">
            <text:p>2.14061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8" calcext:value-type="float">
            <text:p>0.000243178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34343" calcext:value-type="float">
            <text:p>-0.0434343</text:p>
          </table:table-cell>
          <table:table-cell office:value-type="float" office:value="-0.06904476" calcext:value-type="float">
            <text:p>-0.06904476</text:p>
          </table:table-cell>
          <table:table-cell office:value-type="float" office:value="0.006651725" calcext:value-type="float">
            <text:p>0.006651725</text:p>
          </table:table-cell>
          <table:table-cell office:value-type="float" office:value="0.04879955" calcext:value-type="float">
            <text:p>0.04879955</text:p>
          </table:table-cell>
          <table:table-cell office:value-type="float" office:value="28.59965" calcext:value-type="float">
            <text:p>28.59965</text:p>
          </table:table-cell>
          <table:table-cell office:value-type="float" office:value="2.824563" calcext:value-type="float">
            <text:p>2.824563</text:p>
          </table:table-cell>
          <table:table-cell office:value-type="float" office:value="0.2299228" calcext:value-type="float">
            <text:p>0.2299228</text:p>
          </table:table-cell>
          <table:table-cell office:value-type="float" office:value="0.2098864" calcext:value-type="float">
            <text:p>0.2098864</text:p>
          </table:table-cell>
          <table:table-cell office:value-type="float" office:value="0.07510529" calcext:value-type="float">
            <text:p>0.07510529</text:p>
          </table:table-cell>
          <table:table-cell office:value-type="float" office:value="0.07962013" calcext:value-type="float">
            <text:p>0.07962013</text:p>
          </table:table-cell>
          <table:table-cell office:value-type="float" office:value="0.03477603" calcext:value-type="float">
            <text:p>0.03477603</text:p>
          </table:table-cell>
          <table:table-cell office:value-type="float" office:value="0.02671599" calcext:value-type="float">
            <text:p>0.02671599</text:p>
          </table:table-cell>
          <table:table-cell office:value-type="float" office:value="0.03120409" calcext:value-type="float">
            <text:p>0.03120409</text:p>
          </table:table-cell>
          <table:table-cell office:value-type="float" office:value="0.02245666" calcext:value-type="float">
            <text:p>0.02245666</text:p>
          </table:table-cell>
          <table:table-cell office:value-type="float" office:value="0.02133568" calcext:value-type="float">
            <text:p>0.02133568</text:p>
          </table:table-cell>
          <table:table-cell office:value-type="float" office:value="0.02566517" calcext:value-type="float">
            <text:p>0.02566517</text:p>
          </table:table-cell>
          <table:table-cell office:value-type="float" office:value="0.03953923" calcext:value-type="float">
            <text:p>0.03953923</text:p>
          </table:table-cell>
          <table:table-cell office:value-type="float" office:value="0.0046574" calcext:value-type="float">
            <text:p>0.0046574</text:p>
          </table:table-cell>
          <table:table-cell office:value-type="float" office:value="0.003857329" calcext:value-type="float">
            <text:p>0.003857329</text:p>
          </table:table-cell>
          <table:table-cell office:value-type="float" office:value="0" calcext:value-type="float">
            <text:p>0</text:p>
          </table:table-cell>
          <table:table-cell office:value-type="float" office:value="11.18334" calcext:value-type="float">
            <text:p>11.18334</text:p>
          </table:table-cell>
          <table:table-cell office:value-type="float" office:value="8.961778" calcext:value-type="float">
            <text:p>8.961778</text:p>
          </table:table-cell>
          <table:table-cell office:value-type="float" office:value="8.445388" calcext:value-type="float">
            <text:p>8.445388</text:p>
          </table:table-cell>
          <table:table-cell office:value-type="float" office:value="3.708801" calcext:value-type="float">
            <text:p>3.708801</text:p>
          </table:table-cell>
          <table:table-cell office:value-type="float" office:value="3.345304" calcext:value-type="float">
            <text:p>3.345304</text:p>
          </table:table-cell>
          <table:table-cell office:value-type="float" office:value="0.7245407" calcext:value-type="float">
            <text:p>0.7245407</text:p>
          </table:table-cell>
          <table:table-cell office:value-type="float" office:value="0.4571681" calcext:value-type="float">
            <text:p>0.4571681</text:p>
          </table:table-cell>
          <table:table-cell office:value-type="float" office:value="0.262156" calcext:value-type="float">
            <text:p>0.262156</text:p>
          </table:table-cell>
          <table:table-cell office:value-type="float" office:value="0.1904285" calcext:value-type="float">
            <text:p>0.1904285</text:p>
          </table:table-cell>
          <table:table-cell office:value-type="float" office:value="0.1580379" calcext:value-type="float">
            <text:p>0.1580379</text:p>
          </table:table-cell>
          <table:table-cell office:value-type="float" office:value="0.08192863" calcext:value-type="float">
            <text:p>0.08192863</text:p>
          </table:table-cell>
          <table:table-cell office:value-type="float" office:value="0.1462252" calcext:value-type="float">
            <text:p>0.1462252</text:p>
          </table:table-cell>
          <table:table-cell office:value-type="float" office:value="0.3126225" calcext:value-type="float">
            <text:p>0.3126225</text:p>
          </table:table-cell>
          <table:table-cell office:value-type="float" office:value="0.3478498" calcext:value-type="float">
            <text:p>0.3478498</text:p>
          </table:table-cell>
          <table:table-cell office:value-type="float" office:value="0" calcext:value-type="float">
            <text:p>0</text:p>
          </table:table-cell>
          <table:table-cell office:value-type="float" office:value="1647.181" calcext:value-type="float">
            <text:p>1647.18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03088" calcext:value-type="float">
            <text:p>12.03088</text:p>
          </table:table-cell>
          <table:table-cell office:value-type="float" office:value="0" calcext:value-type="float">
            <text:p>0</text:p>
          </table:table-cell>
          <table:table-cell office:value-type="float" office:value="-0.1524085" calcext:value-type="float">
            <text:p>-0.152408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37.98702" calcext:value-type="float">
            <text:p>37.98702</text:p>
          </table:table-cell>
          <table:table-cell office:value-type="float" office:value="1100.123" calcext:value-type="float">
            <text:p>1100.123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645649" calcext:value-type="float">
            <text:p>0.4645649</text:p>
          </table:table-cell>
          <table:table-cell office:value-type="float" office:value="2.20583" calcext:value-type="float">
            <text:p>2.2058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34343" calcext:value-type="float">
            <text:p>-0.0434343</text:p>
          </table:table-cell>
          <table:table-cell office:value-type="float" office:value="-0.06943691" calcext:value-type="float">
            <text:p>-0.06943691</text:p>
          </table:table-cell>
          <table:table-cell office:value-type="float" office:value="0.00667288" calcext:value-type="float">
            <text:p>0.00667288</text:p>
          </table:table-cell>
          <table:table-cell office:value-type="float" office:value="0.0488007" calcext:value-type="float">
            <text:p>0.0488007</text:p>
          </table:table-cell>
          <table:table-cell office:value-type="float" office:value="28.50664" calcext:value-type="float">
            <text:p>28.50664</text:p>
          </table:table-cell>
          <table:table-cell office:value-type="float" office:value="2.171665" calcext:value-type="float">
            <text:p>2.171665</text:p>
          </table:table-cell>
          <table:table-cell office:value-type="float" office:value="0.2141048" calcext:value-type="float">
            <text:p>0.2141048</text:p>
          </table:table-cell>
          <table:table-cell office:value-type="float" office:value="0.1967555" calcext:value-type="float">
            <text:p>0.1967555</text:p>
          </table:table-cell>
          <table:table-cell office:value-type="float" office:value="0.07398427" calcext:value-type="float">
            <text:p>0.07398427</text:p>
          </table:table-cell>
          <table:table-cell office:value-type="float" office:value="0.07842324" calcext:value-type="float">
            <text:p>0.07842324</text:p>
          </table:table-cell>
          <table:table-cell office:value-type="float" office:value="0.03446952" calcext:value-type="float">
            <text:p>0.03446952</text:p>
          </table:table-cell>
          <table:table-cell office:value-type="float" office:value="0.02650612" calcext:value-type="float">
            <text:p>0.02650612</text:p>
          </table:table-cell>
          <table:table-cell office:value-type="float" office:value="0.03126181" calcext:value-type="float">
            <text:p>0.03126181</text:p>
          </table:table-cell>
          <table:table-cell office:value-type="float" office:value="0.02248026" calcext:value-type="float">
            <text:p>0.02248026</text:p>
          </table:table-cell>
          <table:table-cell office:value-type="float" office:value="0.02137185" calcext:value-type="float">
            <text:p>0.02137185</text:p>
          </table:table-cell>
          <table:table-cell office:value-type="float" office:value="0.02575008" calcext:value-type="float">
            <text:p>0.02575008</text:p>
          </table:table-cell>
          <table:table-cell office:value-type="float" office:value="0.03975491" calcext:value-type="float">
            <text:p>0.03975491</text:p>
          </table:table-cell>
          <table:table-cell office:value-type="float" office:value="0.004656731" calcext:value-type="float">
            <text:p>0.004656731</text:p>
          </table:table-cell>
          <table:table-cell office:value-type="float" office:value="0.003856037" calcext:value-type="float">
            <text:p>0.003856037</text:p>
          </table:table-cell>
          <table:table-cell office:value-type="float" office:value="0" calcext:value-type="float">
            <text:p>0</text:p>
          </table:table-cell>
          <table:table-cell office:value-type="float" office:value="12.78851" calcext:value-type="float">
            <text:p>12.78851</text:p>
          </table:table-cell>
          <table:table-cell office:value-type="float" office:value="9.287101" calcext:value-type="float">
            <text:p>9.287101</text:p>
          </table:table-cell>
          <table:table-cell office:value-type="float" office:value="8.703108" calcext:value-type="float">
            <text:p>8.703108</text:p>
          </table:table-cell>
          <table:table-cell office:value-type="float" office:value="3.819243" calcext:value-type="float">
            <text:p>3.819243</text:p>
          </table:table-cell>
          <table:table-cell office:value-type="float" office:value="3.418238" calcext:value-type="float">
            <text:p>3.418238</text:p>
          </table:table-cell>
          <table:table-cell office:value-type="float" office:value="0.7421633" calcext:value-type="float">
            <text:p>0.7421633</text:p>
          </table:table-cell>
          <table:table-cell office:value-type="float" office:value="0.4687214" calcext:value-type="float">
            <text:p>0.4687214</text:p>
          </table:table-cell>
          <table:table-cell office:value-type="float" office:value="0.2682805" calcext:value-type="float">
            <text:p>0.2682805</text:p>
          </table:table-cell>
          <table:table-cell office:value-type="float" office:value="0.1946427" calcext:value-type="float">
            <text:p>0.1946427</text:p>
          </table:table-cell>
          <table:table-cell office:value-type="float" office:value="0.1607415" calcext:value-type="float">
            <text:p>0.1607415</text:p>
          </table:table-cell>
          <table:table-cell office:value-type="float" office:value="0.08364501" calcext:value-type="float">
            <text:p>0.08364501</text:p>
          </table:table-cell>
          <table:table-cell office:value-type="float" office:value="0.1487886" calcext:value-type="float">
            <text:p>0.1487886</text:p>
          </table:table-cell>
          <table:table-cell office:value-type="float" office:value="0.3122542" calcext:value-type="float">
            <text:p>0.3122542</text:p>
          </table:table-cell>
          <table:table-cell office:value-type="float" office:value="0.3478521" calcext:value-type="float">
            <text:p>0.3478521</text:p>
          </table:table-cell>
          <table:table-cell office:value-type="float" office:value="0" calcext:value-type="float">
            <text:p>0</text:p>
          </table:table-cell>
          <table:table-cell office:value-type="float" office:value="1697.127" calcext:value-type="float">
            <text:p>1697.12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09665" calcext:value-type="float">
            <text:p>12.09665</text:p>
          </table:table-cell>
          <table:table-cell office:value-type="float" office:value="0" calcext:value-type="float">
            <text:p>0</text:p>
          </table:table-cell>
          <table:table-cell office:value-type="float" office:value="-0.1524333" calcext:value-type="float">
            <text:p>-0.152433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37.91072" calcext:value-type="float">
            <text:p>37.91072</text:p>
          </table:table-cell>
          <table:table-cell office:value-type="float" office:value="1100.142" calcext:value-type="float">
            <text:p>1100.142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665608" calcext:value-type="float">
            <text:p>0.4665608</text:p>
          </table:table-cell>
          <table:table-cell office:value-type="float" office:value="2.25449" calcext:value-type="float">
            <text:p>2.2544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34343" calcext:value-type="float">
            <text:p>-0.0434343</text:p>
          </table:table-cell>
          <table:table-cell office:value-type="float" office:value="-0.06963031" calcext:value-type="float">
            <text:p>-0.06963031</text:p>
          </table:table-cell>
          <table:table-cell office:value-type="float" office:value="0.006697999" calcext:value-type="float">
            <text:p>0.006697999</text:p>
          </table:table-cell>
          <table:table-cell office:value-type="float" office:value="0.04880298" calcext:value-type="float">
            <text:p>0.04880298</text:p>
          </table:table-cell>
          <table:table-cell office:value-type="float" office:value="28.42893" calcext:value-type="float">
            <text:p>28.42893</text:p>
          </table:table-cell>
          <table:table-cell office:value-type="float" office:value="1.860286" calcext:value-type="float">
            <text:p>1.860286</text:p>
          </table:table-cell>
          <table:table-cell office:value-type="float" office:value="0.2055876" calcext:value-type="float">
            <text:p>0.2055876</text:p>
          </table:table-cell>
          <table:table-cell office:value-type="float" office:value="0.1891369" calcext:value-type="float">
            <text:p>0.1891369</text:p>
          </table:table-cell>
          <table:table-cell office:value-type="float" office:value="0.07425138" calcext:value-type="float">
            <text:p>0.07425138</text:p>
          </table:table-cell>
          <table:table-cell office:value-type="float" office:value="0.07837544" calcext:value-type="float">
            <text:p>0.07837544</text:p>
          </table:table-cell>
          <table:table-cell office:value-type="float" office:value="0.03427022" calcext:value-type="float">
            <text:p>0.03427022</text:p>
          </table:table-cell>
          <table:table-cell office:value-type="float" office:value="0.02634347" calcext:value-type="float">
            <text:p>0.02634347</text:p>
          </table:table-cell>
          <table:table-cell office:value-type="float" office:value="0.03131143" calcext:value-type="float">
            <text:p>0.03131143</text:p>
          </table:table-cell>
          <table:table-cell office:value-type="float" office:value="0.02250331" calcext:value-type="float">
            <text:p>0.02250331</text:p>
          </table:table-cell>
          <table:table-cell office:value-type="float" office:value="0.02140867" calcext:value-type="float">
            <text:p>0.02140867</text:p>
          </table:table-cell>
          <table:table-cell office:value-type="float" office:value="0.02583201" calcext:value-type="float">
            <text:p>0.02583201</text:p>
          </table:table-cell>
          <table:table-cell office:value-type="float" office:value="0.03995685" calcext:value-type="float">
            <text:p>0.03995685</text:p>
          </table:table-cell>
          <table:table-cell office:value-type="float" office:value="0.00465608" calcext:value-type="float">
            <text:p>0.00465608</text:p>
          </table:table-cell>
          <table:table-cell office:value-type="float" office:value="0.003854766" calcext:value-type="float">
            <text:p>0.003854766</text:p>
          </table:table-cell>
          <table:table-cell office:value-type="float" office:value="0" calcext:value-type="float">
            <text:p>0</text:p>
          </table:table-cell>
          <table:table-cell office:value-type="float" office:value="14.3055" calcext:value-type="float">
            <text:p>14.3055</text:p>
          </table:table-cell>
          <table:table-cell office:value-type="float" office:value="9.42722" calcext:value-type="float">
            <text:p>9.42722</text:p>
          </table:table-cell>
          <table:table-cell office:value-type="float" office:value="8.846359" calcext:value-type="float">
            <text:p>8.846359</text:p>
          </table:table-cell>
          <table:table-cell office:value-type="float" office:value="3.914404" calcext:value-type="float">
            <text:p>3.914404</text:p>
          </table:table-cell>
          <table:table-cell office:value-type="float" office:value="3.477784" calcext:value-type="float">
            <text:p>3.477784</text:p>
          </table:table-cell>
          <table:table-cell office:value-type="float" office:value="0.7590255" calcext:value-type="float">
            <text:p>0.7590255</text:p>
          </table:table-cell>
          <table:table-cell office:value-type="float" office:value="0.4802899" calcext:value-type="float">
            <text:p>0.4802899</text:p>
          </table:table-cell>
          <table:table-cell office:value-type="float" office:value="0.2743086" calcext:value-type="float">
            <text:p>0.2743086</text:p>
          </table:table-cell>
          <table:table-cell office:value-type="float" office:value="0.1987995" calcext:value-type="float">
            <text:p>0.1987995</text:p>
          </table:table-cell>
          <table:table-cell office:value-type="float" office:value="0.1634098" calcext:value-type="float">
            <text:p>0.1634098</text:p>
          </table:table-cell>
          <table:table-cell office:value-type="float" office:value="0.08535765" calcext:value-type="float">
            <text:p>0.08535765</text:p>
          </table:table-cell>
          <table:table-cell office:value-type="float" office:value="0.1513384" calcext:value-type="float">
            <text:p>0.1513384</text:p>
          </table:table-cell>
          <table:table-cell office:value-type="float" office:value="0.3119" calcext:value-type="float">
            <text:p>0.3119</text:p>
          </table:table-cell>
          <table:table-cell office:value-type="float" office:value="0.3478543" calcext:value-type="float">
            <text:p>0.3478543</text:p>
          </table:table-cell>
          <table:table-cell office:value-type="float" office:value="0" calcext:value-type="float">
            <text:p>0</text:p>
          </table:table-cell>
          <table:table-cell office:value-type="float" office:value="1730.183" calcext:value-type="float">
            <text:p>1730.183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1478" calcext:value-type="float">
            <text:p>12.1478</text:p>
          </table:table-cell>
          <table:table-cell office:value-type="float" office:value="0" calcext:value-type="float">
            <text:p>0</text:p>
          </table:table-cell>
          <table:table-cell office:value-type="float" office:value="-0.1524551" calcext:value-type="float">
            <text:p>-0.15245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37.84253" calcext:value-type="float">
            <text:p>37.84253</text:p>
          </table:table-cell>
          <table:table-cell office:value-type="float" office:value="1100.158" calcext:value-type="float">
            <text:p>1100.15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697825" calcext:value-type="float">
            <text:p>0.4697825</text:p>
          </table:table-cell>
          <table:table-cell office:value-type="float" office:value="2.296824" calcext:value-type="float">
            <text:p>2.29682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34343" calcext:value-type="float">
            <text:p>-0.0434343</text:p>
          </table:table-cell>
          <table:table-cell office:value-type="float" office:value="-0.06978931" calcext:value-type="float">
            <text:p>-0.06978931</text:p>
          </table:table-cell>
          <table:table-cell office:value-type="float" office:value="0.00672472" calcext:value-type="float">
            <text:p>0.00672472</text:p>
          </table:table-cell>
          <table:table-cell office:value-type="float" office:value="0.04880692" calcext:value-type="float">
            <text:p>0.04880692</text:p>
          </table:table-cell>
          <table:table-cell office:value-type="float" office:value="28.35667" calcext:value-type="float">
            <text:p>28.35667</text:p>
          </table:table-cell>
          <table:table-cell office:value-type="float" office:value="1.599253" calcext:value-type="float">
            <text:p>1.599253</text:p>
          </table:table-cell>
          <table:table-cell office:value-type="float" office:value="0.1977814" calcext:value-type="float">
            <text:p>0.1977814</text:p>
          </table:table-cell>
          <table:table-cell office:value-type="float" office:value="0.1818038" calcext:value-type="float">
            <text:p>0.1818038</text:p>
          </table:table-cell>
          <table:table-cell office:value-type="float" office:value="0.07471318" calcext:value-type="float">
            <text:p>0.07471318</text:p>
          </table:table-cell>
          <table:table-cell office:value-type="float" office:value="0.07869203" calcext:value-type="float">
            <text:p>0.07869203</text:p>
          </table:table-cell>
          <table:table-cell office:value-type="float" office:value="0.03421472" calcext:value-type="float">
            <text:p>0.03421472</text:p>
          </table:table-cell>
          <table:table-cell office:value-type="float" office:value="0.02631227" calcext:value-type="float">
            <text:p>0.02631227</text:p>
          </table:table-cell>
          <table:table-cell office:value-type="float" office:value="0.03137572" calcext:value-type="float">
            <text:p>0.03137572</text:p>
          </table:table-cell>
          <table:table-cell office:value-type="float" office:value="0.02252978" calcext:value-type="float">
            <text:p>0.02252978</text:p>
          </table:table-cell>
          <table:table-cell office:value-type="float" office:value="0.02144526" calcext:value-type="float">
            <text:p>0.02144526</text:p>
          </table:table-cell>
          <table:table-cell office:value-type="float" office:value="0.02591113" calcext:value-type="float">
            <text:p>0.02591113</text:p>
          </table:table-cell>
          <table:table-cell office:value-type="float" office:value="0.04014562" calcext:value-type="float">
            <text:p>0.04014562</text:p>
          </table:table-cell>
          <table:table-cell office:value-type="float" office:value="0.004655427" calcext:value-type="float">
            <text:p>0.004655427</text:p>
          </table:table-cell>
          <table:table-cell office:value-type="float" office:value="0.003853495" calcext:value-type="float">
            <text:p>0.003853495</text:p>
          </table:table-cell>
          <table:table-cell office:value-type="float" office:value="0" calcext:value-type="float">
            <text:p>0</text:p>
          </table:table-cell>
          <table:table-cell office:value-type="float" office:value="15.54015" calcext:value-type="float">
            <text:p>15.54015</text:p>
          </table:table-cell>
          <table:table-cell office:value-type="float" office:value="9.555" calcext:value-type="float">
            <text:p>9.555</text:p>
          </table:table-cell>
          <table:table-cell office:value-type="float" office:value="8.94037" calcext:value-type="float">
            <text:p>8.94037</text:p>
          </table:table-cell>
          <table:table-cell office:value-type="float" office:value="3.994744" calcext:value-type="float">
            <text:p>3.994744</text:p>
          </table:table-cell>
          <table:table-cell office:value-type="float" office:value="3.523114" calcext:value-type="float">
            <text:p>3.523114</text:p>
          </table:table-cell>
          <table:table-cell office:value-type="float" office:value="0.773971" calcext:value-type="float">
            <text:p>0.773971</text:p>
          </table:table-cell>
          <table:table-cell office:value-type="float" office:value="0.4904644" calcext:value-type="float">
            <text:p>0.4904644</text:p>
          </table:table-cell>
          <table:table-cell office:value-type="float" office:value="0.2799689" calcext:value-type="float">
            <text:p>0.2799689</text:p>
          </table:table-cell>
          <table:table-cell office:value-type="float" office:value="0.2029469" calcext:value-type="float">
            <text:p>0.2029469</text:p>
          </table:table-cell>
          <table:table-cell office:value-type="float" office:value="0.1660224" calcext:value-type="float">
            <text:p>0.1660224</text:p>
          </table:table-cell>
          <table:table-cell office:value-type="float" office:value="0.08706553" calcext:value-type="float">
            <text:p>0.08706553</text:p>
          </table:table-cell>
          <table:table-cell office:value-type="float" office:value="0.1538751" calcext:value-type="float">
            <text:p>0.1538751</text:p>
          </table:table-cell>
          <table:table-cell office:value-type="float" office:value="0.3115572" calcext:value-type="float">
            <text:p>0.3115572</text:p>
          </table:table-cell>
          <table:table-cell office:value-type="float" office:value="0.3478567" calcext:value-type="float">
            <text:p>0.3478567</text:p>
          </table:table-cell>
          <table:table-cell office:value-type="float" office:value="0" calcext:value-type="float">
            <text:p>0</text:p>
          </table:table-cell>
          <table:table-cell office:value-type="float" office:value="1766.078" calcext:value-type="float">
            <text:p>1766.078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19396" calcext:value-type="float">
            <text:p>12.19396</text:p>
          </table:table-cell>
          <table:table-cell office:value-type="float" office:value="0" calcext:value-type="float">
            <text:p>0</text:p>
          </table:table-cell>
          <table:table-cell office:value-type="float" office:value="-0.1524761" calcext:value-type="float">
            <text:p>-0.152476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37.77829" calcext:value-type="float">
            <text:p>37.77829</text:p>
          </table:table-cell>
          <table:table-cell office:value-type="float" office:value="1100.172" calcext:value-type="float">
            <text:p>1100.172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758842" calcext:value-type="float">
            <text:p>0.4758842</text:p>
          </table:table-cell>
          <table:table-cell office:value-type="float" office:value="2.335251" calcext:value-type="float">
            <text:p>2.33525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421167" calcext:value-type="float">
            <text:p>-0.04421167</text:p>
          </table:table-cell>
          <table:table-cell office:value-type="float" office:value="-0.07020002" calcext:value-type="float">
            <text:p>-0.07020002</text:p>
          </table:table-cell>
          <table:table-cell office:value-type="float" office:value="0.006752423" calcext:value-type="float">
            <text:p>0.006752423</text:p>
          </table:table-cell>
          <table:table-cell office:value-type="float" office:value="0.0488161" calcext:value-type="float">
            <text:p>0.0488161</text:p>
          </table:table-cell>
          <table:table-cell office:value-type="float" office:value="28.28687" calcext:value-type="float">
            <text:p>28.28687</text:p>
          </table:table-cell>
          <table:table-cell office:value-type="float" office:value="1.559091" calcext:value-type="float">
            <text:p>1.559091</text:p>
          </table:table-cell>
          <table:table-cell office:value-type="float" office:value="0.1915098" calcext:value-type="float">
            <text:p>0.1915098</text:p>
          </table:table-cell>
          <table:table-cell office:value-type="float" office:value="0.1751884" calcext:value-type="float">
            <text:p>0.1751884</text:p>
          </table:table-cell>
          <table:table-cell office:value-type="float" office:value="0.07515053" calcext:value-type="float">
            <text:p>0.07515053</text:p>
          </table:table-cell>
          <table:table-cell office:value-type="float" office:value="0.07900319" calcext:value-type="float">
            <text:p>0.07900319</text:p>
          </table:table-cell>
          <table:table-cell office:value-type="float" office:value="0.03420073" calcext:value-type="float">
            <text:p>0.03420073</text:p>
          </table:table-cell>
          <table:table-cell office:value-type="float" office:value="0.0263174" calcext:value-type="float">
            <text:p>0.0263174</text:p>
          </table:table-cell>
          <table:table-cell office:value-type="float" office:value="0.03144898" calcext:value-type="float">
            <text:p>0.03144898</text:p>
          </table:table-cell>
          <table:table-cell office:value-type="float" office:value="0.02256046" calcext:value-type="float">
            <text:p>0.02256046</text:p>
          </table:table-cell>
          <table:table-cell office:value-type="float" office:value="0.02148234" calcext:value-type="float">
            <text:p>0.02148234</text:p>
          </table:table-cell>
          <table:table-cell office:value-type="float" office:value="0.02598765" calcext:value-type="float">
            <text:p>0.02598765</text:p>
          </table:table-cell>
          <table:table-cell office:value-type="float" office:value="0.04032189" calcext:value-type="float">
            <text:p>0.04032189</text:p>
          </table:table-cell>
          <table:table-cell office:value-type="float" office:value="0.00466254" calcext:value-type="float">
            <text:p>0.00466254</text:p>
          </table:table-cell>
          <table:table-cell office:value-type="float" office:value="0.003844785" calcext:value-type="float">
            <text:p>0.003844785</text:p>
          </table:table-cell>
          <table:table-cell office:value-type="float" office:value="0" calcext:value-type="float">
            <text:p>0</text:p>
          </table:table-cell>
          <table:table-cell office:value-type="float" office:value="16.39755" calcext:value-type="float">
            <text:p>16.39755</text:p>
          </table:table-cell>
          <table:table-cell office:value-type="float" office:value="9.707764" calcext:value-type="float">
            <text:p>9.707764</text:p>
          </table:table-cell>
          <table:table-cell office:value-type="float" office:value="9.016454" calcext:value-type="float">
            <text:p>9.016454</text:p>
          </table:table-cell>
          <table:table-cell office:value-type="float" office:value="4.074888" calcext:value-type="float">
            <text:p>4.074888</text:p>
          </table:table-cell>
          <table:table-cell office:value-type="float" office:value="3.563012" calcext:value-type="float">
            <text:p>3.563012</text:p>
          </table:table-cell>
          <table:table-cell office:value-type="float" office:value="0.7877907" calcext:value-type="float">
            <text:p>0.7877907</text:p>
          </table:table-cell>
          <table:table-cell office:value-type="float" office:value="0.5000191" calcext:value-type="float">
            <text:p>0.5000191</text:p>
          </table:table-cell>
          <table:table-cell office:value-type="float" office:value="0.2852927" calcext:value-type="float">
            <text:p>0.2852927</text:p>
          </table:table-cell>
          <table:table-cell office:value-type="float" office:value="0.2069838" calcext:value-type="float">
            <text:p>0.2069838</text:p>
          </table:table-cell>
          <table:table-cell office:value-type="float" office:value="0.1685974" calcext:value-type="float">
            <text:p>0.1685974</text:p>
          </table:table-cell>
          <table:table-cell office:value-type="float" office:value="0.08877017" calcext:value-type="float">
            <text:p>0.08877017</text:p>
          </table:table-cell>
          <table:table-cell office:value-type="float" office:value="0.1566291" calcext:value-type="float">
            <text:p>0.1566291</text:p>
          </table:table-cell>
          <table:table-cell office:value-type="float" office:value="0.3147069" calcext:value-type="float">
            <text:p>0.3147069</text:p>
          </table:table-cell>
          <table:table-cell office:value-type="float" office:value="0.3454968" calcext:value-type="float">
            <text:p>0.3454968</text:p>
          </table:table-cell>
          <table:table-cell office:value-type="float" office:value="0" calcext:value-type="float">
            <text:p>0</text:p>
          </table:table-cell>
          <table:table-cell office:value-type="float" office:value="1804.144" calcext:value-type="float">
            <text:p>1804.14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23848" calcext:value-type="float">
            <text:p>12.23848</text:p>
          </table:table-cell>
          <table:table-cell office:value-type="float" office:value="0" calcext:value-type="float">
            <text:p>0</text:p>
          </table:table-cell>
          <table:table-cell office:value-type="float" office:value="-0.1525209" calcext:value-type="float">
            <text:p>-0.15252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37.72483" calcext:value-type="float">
            <text:p>37.72483</text:p>
          </table:table-cell>
          <table:table-cell office:value-type="float" office:value="1100.182" calcext:value-type="float">
            <text:p>1100.182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821957" calcext:value-type="float">
            <text:p>0.4821957</text:p>
          </table:table-cell>
          <table:table-cell office:value-type="float" office:value="2.36652" calcext:value-type="float">
            <text:p>2.3665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494055" calcext:value-type="float">
            <text:p>-0.04494055</text:p>
          </table:table-cell>
          <table:table-cell office:value-type="float" office:value="-0.07053899" calcext:value-type="float">
            <text:p>-0.07053899</text:p>
          </table:table-cell>
          <table:table-cell office:value-type="float" office:value="0.006781158" calcext:value-type="float">
            <text:p>0.006781158</text:p>
          </table:table-cell>
          <table:table-cell office:value-type="float" office:value="0.04882611" calcext:value-type="float">
            <text:p>0.04882611</text:p>
          </table:table-cell>
          <table:table-cell office:value-type="float" office:value="28.22706" calcext:value-type="float">
            <text:p>28.22706</text:p>
          </table:table-cell>
          <table:table-cell office:value-type="float" office:value="1.631663" calcext:value-type="float">
            <text:p>1.631663</text:p>
          </table:table-cell>
          <table:table-cell office:value-type="float" office:value="0.187144" calcext:value-type="float">
            <text:p>0.187144</text:p>
          </table:table-cell>
          <table:table-cell office:value-type="float" office:value="0.1701738" calcext:value-type="float">
            <text:p>0.1701738</text:p>
          </table:table-cell>
          <table:table-cell office:value-type="float" office:value="0.07595555" calcext:value-type="float">
            <text:p>0.07595555</text:p>
          </table:table-cell>
          <table:table-cell office:value-type="float" office:value="0.07963995" calcext:value-type="float">
            <text:p>0.07963995</text:p>
          </table:table-cell>
          <table:table-cell office:value-type="float" office:value="0.03423901" calcext:value-type="float">
            <text:p>0.03423901</text:p>
          </table:table-cell>
          <table:table-cell office:value-type="float" office:value="0.02634712" calcext:value-type="float">
            <text:p>0.02634712</text:p>
          </table:table-cell>
          <table:table-cell office:value-type="float" office:value="0.03152747" calcext:value-type="float">
            <text:p>0.03152747</text:p>
          </table:table-cell>
          <table:table-cell office:value-type="float" office:value="0.02259522" calcext:value-type="float">
            <text:p>0.02259522</text:p>
          </table:table-cell>
          <table:table-cell office:value-type="float" office:value="0.0215202" calcext:value-type="float">
            <text:p>0.0215202</text:p>
          </table:table-cell>
          <table:table-cell office:value-type="float" office:value="0.02606185" calcext:value-type="float">
            <text:p>0.02606185</text:p>
          </table:table-cell>
          <table:table-cell office:value-type="float" office:value="0.04048676" calcext:value-type="float">
            <text:p>0.04048676</text:p>
          </table:table-cell>
          <table:table-cell office:value-type="float" office:value="0.004660378" calcext:value-type="float">
            <text:p>0.004660378</text:p>
          </table:table-cell>
          <table:table-cell office:value-type="float" office:value="0.003845272" calcext:value-type="float">
            <text:p>0.003845272</text:p>
          </table:table-cell>
          <table:table-cell office:value-type="float" office:value="0" calcext:value-type="float">
            <text:p>0</text:p>
          </table:table-cell>
          <table:table-cell office:value-type="float" office:value="17.33406" calcext:value-type="float">
            <text:p>17.33406</text:p>
          </table:table-cell>
          <table:table-cell office:value-type="float" office:value="9.845366" calcext:value-type="float">
            <text:p>9.845366</text:p>
          </table:table-cell>
          <table:table-cell office:value-type="float" office:value="9.057741" calcext:value-type="float">
            <text:p>9.057741</text:p>
          </table:table-cell>
          <table:table-cell office:value-type="float" office:value="4.146289" calcext:value-type="float">
            <text:p>4.146289</text:p>
          </table:table-cell>
          <table:table-cell office:value-type="float" office:value="3.600666" calcext:value-type="float">
            <text:p>3.600666</text:p>
          </table:table-cell>
          <table:table-cell office:value-type="float" office:value="0.8006813" calcext:value-type="float">
            <text:p>0.8006813</text:p>
          </table:table-cell>
          <table:table-cell office:value-type="float" office:value="0.5091145" calcext:value-type="float">
            <text:p>0.5091145</text:p>
          </table:table-cell>
          <table:table-cell office:value-type="float" office:value="0.2903386" calcext:value-type="float">
            <text:p>0.2903386</text:p>
          </table:table-cell>
          <table:table-cell office:value-type="float" office:value="0.2108972" calcext:value-type="float">
            <text:p>0.2108972</text:p>
          </table:table-cell>
          <table:table-cell office:value-type="float" office:value="0.1711292" calcext:value-type="float">
            <text:p>0.1711292</text:p>
          </table:table-cell>
          <table:table-cell office:value-type="float" office:value="0.09047136" calcext:value-type="float">
            <text:p>0.09047136</text:p>
          </table:table-cell>
          <table:table-cell office:value-type="float" office:value="0.1593035" calcext:value-type="float">
            <text:p>0.1593035</text:p>
          </table:table-cell>
          <table:table-cell office:value-type="float" office:value="0.313599" calcext:value-type="float">
            <text:p>0.313599</text:p>
          </table:table-cell>
          <table:table-cell office:value-type="float" office:value="0.3473921" calcext:value-type="float">
            <text:p>0.3473921</text:p>
          </table:table-cell>
          <table:table-cell office:value-type="float" office:value="0" calcext:value-type="float">
            <text:p>0</text:p>
          </table:table-cell>
          <table:table-cell office:value-type="float" office:value="1835.52" calcext:value-type="float">
            <text:p>1835.52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27596" calcext:value-type="float">
            <text:p>12.27596</text:p>
          </table:table-cell>
          <table:table-cell office:value-type="float" office:value="0" calcext:value-type="float">
            <text:p>0</text:p>
          </table:table-cell>
          <table:table-cell office:value-type="float" office:value="-0.1525668" calcext:value-type="float">
            <text:p>-0.152566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37.66107" calcext:value-type="float">
            <text:p>37.66107</text:p>
          </table:table-cell>
          <table:table-cell office:value-type="float" office:value="1100.194" calcext:value-type="float">
            <text:p>1100.19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496541" calcext:value-type="float">
            <text:p>0.496541</text:p>
          </table:table-cell>
          <table:table-cell office:value-type="float" office:value="2.397574" calcext:value-type="float">
            <text:p>2.39757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494055" calcext:value-type="float">
            <text:p>-0.04494055</text:p>
          </table:table-cell>
          <table:table-cell office:value-type="float" office:value="-0.07090884" calcext:value-type="float">
            <text:p>-0.07090884</text:p>
          </table:table-cell>
          <table:table-cell office:value-type="float" office:value="0.00680863" calcext:value-type="float">
            <text:p>0.00680863</text:p>
          </table:table-cell>
          <table:table-cell office:value-type="float" office:value="0.04883856" calcext:value-type="float">
            <text:p>0.04883856</text:p>
          </table:table-cell>
          <table:table-cell office:value-type="float" office:value="28.14923" calcext:value-type="float">
            <text:p>28.14923</text:p>
          </table:table-cell>
          <table:table-cell office:value-type="float" office:value="1.880384" calcext:value-type="float">
            <text:p>1.880384</text:p>
          </table:table-cell>
          <table:table-cell office:value-type="float" office:value="0.1840913" calcext:value-type="float">
            <text:p>0.1840913</text:p>
          </table:table-cell>
          <table:table-cell office:value-type="float" office:value="0.1651564" calcext:value-type="float">
            <text:p>0.1651564</text:p>
          </table:table-cell>
          <table:table-cell office:value-type="float" office:value="0.0762559" calcext:value-type="float">
            <text:p>0.0762559</text:p>
          </table:table-cell>
          <table:table-cell office:value-type="float" office:value="0.07993705" calcext:value-type="float">
            <text:p>0.07993705</text:p>
          </table:table-cell>
          <table:table-cell office:value-type="float" office:value="0.03430764" calcext:value-type="float">
            <text:p>0.03430764</text:p>
          </table:table-cell>
          <table:table-cell office:value-type="float" office:value="0.02640625" calcext:value-type="float">
            <text:p>0.02640625</text:p>
          </table:table-cell>
          <table:table-cell office:value-type="float" office:value="0.03161454" calcext:value-type="float">
            <text:p>0.03161454</text:p>
          </table:table-cell>
          <table:table-cell office:value-type="float" office:value="0.0226342" calcext:value-type="float">
            <text:p>0.0226342</text:p>
          </table:table-cell>
          <table:table-cell office:value-type="float" office:value="0.021559" calcext:value-type="float">
            <text:p>0.021559</text:p>
          </table:table-cell>
          <table:table-cell office:value-type="float" office:value="0.0261338" calcext:value-type="float">
            <text:p>0.0261338</text:p>
          </table:table-cell>
          <table:table-cell office:value-type="float" office:value="0.04064042" calcext:value-type="float">
            <text:p>0.04064042</text:p>
          </table:table-cell>
          <table:table-cell office:value-type="float" office:value="0.004659038" calcext:value-type="float">
            <text:p>0.004659038</text:p>
          </table:table-cell>
          <table:table-cell office:value-type="float" office:value="0.003844941" calcext:value-type="float">
            <text:p>0.003844941</text:p>
          </table:table-cell>
          <table:table-cell office:value-type="float" office:value="0" calcext:value-type="float">
            <text:p>0</text:p>
          </table:table-cell>
          <table:table-cell office:value-type="float" office:value="17.99022" calcext:value-type="float">
            <text:p>17.99022</text:p>
          </table:table-cell>
          <table:table-cell office:value-type="float" office:value="10.03246" calcext:value-type="float">
            <text:p>10.03246</text:p>
          </table:table-cell>
          <table:table-cell office:value-type="float" office:value="9.12371" calcext:value-type="float">
            <text:p>9.12371</text:p>
          </table:table-cell>
          <table:table-cell office:value-type="float" office:value="4.215292" calcext:value-type="float">
            <text:p>4.215292</text:p>
          </table:table-cell>
          <table:table-cell office:value-type="float" office:value="3.634678" calcext:value-type="float">
            <text:p>3.634678</text:p>
          </table:table-cell>
          <table:table-cell office:value-type="float" office:value="0.8127326" calcext:value-type="float">
            <text:p>0.8127326</text:p>
          </table:table-cell>
          <table:table-cell office:value-type="float" office:value="0.5176015" calcext:value-type="float">
            <text:p>0.5176015</text:p>
          </table:table-cell>
          <table:table-cell office:value-type="float" office:value="0.2950902" calcext:value-type="float">
            <text:p>0.2950902</text:p>
          </table:table-cell>
          <table:table-cell office:value-type="float" office:value="0.2146828" calcext:value-type="float">
            <text:p>0.2146828</text:p>
          </table:table-cell>
          <table:table-cell office:value-type="float" office:value="0.1736148" calcext:value-type="float">
            <text:p>0.1736148</text:p>
          </table:table-cell>
          <table:table-cell office:value-type="float" office:value="0.0921634" calcext:value-type="float">
            <text:p>0.0921634</text:p>
          </table:table-cell>
          <table:table-cell office:value-type="float" office:value="0.1618886" calcext:value-type="float">
            <text:p>0.1618886</text:p>
          </table:table-cell>
          <table:table-cell office:value-type="float" office:value="0.3128821" calcext:value-type="float">
            <text:p>0.3128821</text:p>
          </table:table-cell>
          <table:table-cell office:value-type="float" office:value="0.3476985" calcext:value-type="float">
            <text:p>0.3476985</text:p>
          </table:table-cell>
          <table:table-cell office:value-type="float" office:value="0" calcext:value-type="float">
            <text:p>0</text:p>
          </table:table-cell>
          <table:table-cell office:value-type="float" office:value="1899.101" calcext:value-type="float">
            <text:p>1899.10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32209" calcext:value-type="float">
            <text:p>12.32209</text:p>
          </table:table-cell>
          <table:table-cell office:value-type="float" office:value="0" calcext:value-type="float">
            <text:p>0</text:p>
          </table:table-cell>
          <table:table-cell office:value-type="float" office:value="-0.1526166" calcext:value-type="float">
            <text:p>-0.152616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37.59148" calcext:value-type="float">
            <text:p>37.59148</text:p>
          </table:table-cell>
          <table:table-cell office:value-type="float" office:value="1100.207" calcext:value-type="float">
            <text:p>1100.20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5126206" calcext:value-type="float">
            <text:p>0.5126206</text:p>
          </table:table-cell>
          <table:table-cell office:value-type="float" office:value="2.431684" calcext:value-type="float">
            <text:p>2.43168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494055" calcext:value-type="float">
            <text:p>-0.04494055</text:p>
          </table:table-cell>
          <table:table-cell office:value-type="float" office:value="-0.07127007" calcext:value-type="float">
            <text:p>-0.07127007</text:p>
          </table:table-cell>
          <table:table-cell office:value-type="float" office:value="0.006835111" calcext:value-type="float">
            <text:p>0.006835111</text:p>
          </table:table-cell>
          <table:table-cell office:value-type="float" office:value="0.04884542" calcext:value-type="float">
            <text:p>0.04884542</text:p>
          </table:table-cell>
          <table:table-cell office:value-type="float" office:value="28.06335" calcext:value-type="float">
            <text:p>28.06335</text:p>
          </table:table-cell>
          <table:table-cell office:value-type="float" office:value="2.207363" calcext:value-type="float">
            <text:p>2.207363</text:p>
          </table:table-cell>
          <table:table-cell office:value-type="float" office:value="0.1817426" calcext:value-type="float">
            <text:p>0.1817426</text:p>
          </table:table-cell>
          <table:table-cell office:value-type="float" office:value="0.1610536" calcext:value-type="float">
            <text:p>0.1610536</text:p>
          </table:table-cell>
          <table:table-cell office:value-type="float" office:value="0.07591683" calcext:value-type="float">
            <text:p>0.07591683</text:p>
          </table:table-cell>
          <table:table-cell office:value-type="float" office:value="0.0795228" calcext:value-type="float">
            <text:p>0.0795228</text:p>
          </table:table-cell>
          <table:table-cell office:value-type="float" office:value="0.03426008" calcext:value-type="float">
            <text:p>0.03426008</text:p>
          </table:table-cell>
          <table:table-cell office:value-type="float" office:value="0.02639455" calcext:value-type="float">
            <text:p>0.02639455</text:p>
          </table:table-cell>
          <table:table-cell office:value-type="float" office:value="0.03169627" calcext:value-type="float">
            <text:p>0.03169627</text:p>
          </table:table-cell>
          <table:table-cell office:value-type="float" office:value="0.02267617" calcext:value-type="float">
            <text:p>0.02267617</text:p>
          </table:table-cell>
          <table:table-cell office:value-type="float" office:value="0.02159875" calcext:value-type="float">
            <text:p>0.02159875</text:p>
          </table:table-cell>
          <table:table-cell office:value-type="float" office:value="0.02620357" calcext:value-type="float">
            <text:p>0.02620357</text:p>
          </table:table-cell>
          <table:table-cell office:value-type="float" office:value="0.0407831" calcext:value-type="float">
            <text:p>0.0407831</text:p>
          </table:table-cell>
          <table:table-cell office:value-type="float" office:value="0.004658577" calcext:value-type="float">
            <text:p>0.004658577</text:p>
          </table:table-cell>
          <table:table-cell office:value-type="float" office:value="0.003843721" calcext:value-type="float">
            <text:p>0.003843721</text:p>
          </table:table-cell>
          <table:table-cell office:value-type="float" office:value="0" calcext:value-type="float">
            <text:p>0</text:p>
          </table:table-cell>
          <table:table-cell office:value-type="float" office:value="18.82043" calcext:value-type="float">
            <text:p>18.82043</text:p>
          </table:table-cell>
          <table:table-cell office:value-type="float" office:value="10.28415" calcext:value-type="float">
            <text:p>10.28415</text:p>
          </table:table-cell>
          <table:table-cell office:value-type="float" office:value="9.212116" calcext:value-type="float">
            <text:p>9.212116</text:p>
          </table:table-cell>
          <table:table-cell office:value-type="float" office:value="4.289195" calcext:value-type="float">
            <text:p>4.289195</text:p>
          </table:table-cell>
          <table:table-cell office:value-type="float" office:value="3.671867" calcext:value-type="float">
            <text:p>3.671867</text:p>
          </table:table-cell>
          <table:table-cell office:value-type="float" office:value="0.8253555" calcext:value-type="float">
            <text:p>0.8253555</text:p>
          </table:table-cell>
          <table:table-cell office:value-type="float" office:value="0.526197" calcext:value-type="float">
            <text:p>0.526197</text:p>
          </table:table-cell>
          <table:table-cell office:value-type="float" office:value="0.2996315" calcext:value-type="float">
            <text:p>0.2996315</text:p>
          </table:table-cell>
          <table:table-cell office:value-type="float" office:value="0.2183484" calcext:value-type="float">
            <text:p>0.2183484</text:p>
          </table:table-cell>
          <table:table-cell office:value-type="float" office:value="0.176051" calcext:value-type="float">
            <text:p>0.176051</text:p>
          </table:table-cell>
          <table:table-cell office:value-type="float" office:value="0.09384231" calcext:value-type="float">
            <text:p>0.09384231</text:p>
          </table:table-cell>
          <table:table-cell office:value-type="float" office:value="0.1644385" calcext:value-type="float">
            <text:p>0.1644385</text:p>
          </table:table-cell>
          <table:table-cell office:value-type="float" office:value="0.3124943" calcext:value-type="float">
            <text:p>0.3124943</text:p>
          </table:table-cell>
          <table:table-cell office:value-type="float" office:value="0.3477011" calcext:value-type="float">
            <text:p>0.3477011</text:p>
          </table:table-cell>
          <table:table-cell office:value-type="float" office:value="0" calcext:value-type="float">
            <text:p>0</text:p>
          </table:table-cell>
          <table:table-cell office:value-type="float" office:value="1967.681" calcext:value-type="float">
            <text:p>1967.68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37308" calcext:value-type="float">
            <text:p>12.37308</text:p>
          </table:table-cell>
          <table:table-cell office:value-type="float" office:value="0" calcext:value-type="float">
            <text:p>0</text:p>
          </table:table-cell>
          <table:table-cell office:value-type="float" office:value="-0.1526662" calcext:value-type="float">
            <text:p>-0.15266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37.49415" calcext:value-type="float">
            <text:p>37.49415</text:p>
          </table:table-cell>
          <table:table-cell office:value-type="float" office:value="1100.225" calcext:value-type="float">
            <text:p>1100.225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5384743" calcext:value-type="float">
            <text:p>0.5384743</text:p>
          </table:table-cell>
          <table:table-cell office:value-type="float" office:value="2.477709" calcext:value-type="float">
            <text:p>2.47770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494055" calcext:value-type="float">
            <text:p>-0.04494055</text:p>
          </table:table-cell>
          <table:table-cell office:value-type="float" office:value="-0.07175727" calcext:value-type="float">
            <text:p>-0.07175727</text:p>
          </table:table-cell>
          <table:table-cell office:value-type="float" office:value="0.006858275" calcext:value-type="float">
            <text:p>0.006858275</text:p>
          </table:table-cell>
          <table:table-cell office:value-type="float" office:value="0.04884577" calcext:value-type="float">
            <text:p>0.04884577</text:p>
          </table:table-cell>
          <table:table-cell office:value-type="float" office:value="27.94176" calcext:value-type="float">
            <text:p>27.94176</text:p>
          </table:table-cell>
          <table:table-cell office:value-type="float" office:value="2.781411" calcext:value-type="float">
            <text:p>2.781411</text:p>
          </table:table-cell>
          <table:table-cell office:value-type="float" office:value="0.1780436" calcext:value-type="float">
            <text:p>0.1780436</text:p>
          </table:table-cell>
          <table:table-cell office:value-type="float" office:value="0.1555871" calcext:value-type="float">
            <text:p>0.1555871</text:p>
          </table:table-cell>
          <table:table-cell office:value-type="float" office:value="0.07410917" calcext:value-type="float">
            <text:p>0.07410917</text:p>
          </table:table-cell>
          <table:table-cell office:value-type="float" office:value="0.07771625" calcext:value-type="float">
            <text:p>0.07771625</text:p>
          </table:table-cell>
          <table:table-cell office:value-type="float" office:value="0.03399479" calcext:value-type="float">
            <text:p>0.03399479</text:p>
          </table:table-cell>
          <table:table-cell office:value-type="float" office:value="0.02624507" calcext:value-type="float">
            <text:p>0.02624507</text:p>
          </table:table-cell>
          <table:table-cell office:value-type="float" office:value="0.031761" calcext:value-type="float">
            <text:p>0.031761</text:p>
          </table:table-cell>
          <table:table-cell office:value-type="float" office:value="0.02271823" calcext:value-type="float">
            <text:p>0.02271823</text:p>
          </table:table-cell>
          <table:table-cell office:value-type="float" office:value="0.02163924" calcext:value-type="float">
            <text:p>0.02163924</text:p>
          </table:table-cell>
          <table:table-cell office:value-type="float" office:value="0.02627129" calcext:value-type="float">
            <text:p>0.02627129</text:p>
          </table:table-cell>
          <table:table-cell office:value-type="float" office:value="0.04091531" calcext:value-type="float">
            <text:p>0.04091531</text:p>
          </table:table-cell>
          <table:table-cell office:value-type="float" office:value="0.004658119" calcext:value-type="float">
            <text:p>0.004658119</text:p>
          </table:table-cell>
          <table:table-cell office:value-type="float" office:value="0.003842504" calcext:value-type="float">
            <text:p>0.003842504</text:p>
          </table:table-cell>
          <table:table-cell office:value-type="float" office:value="0" calcext:value-type="float">
            <text:p>0</text:p>
          </table:table-cell>
          <table:table-cell office:value-type="float" office:value="19.46931" calcext:value-type="float">
            <text:p>19.46931</text:p>
          </table:table-cell>
          <table:table-cell office:value-type="float" office:value="10.68983" calcext:value-type="float">
            <text:p>10.68983</text:p>
          </table:table-cell>
          <table:table-cell office:value-type="float" office:value="9.411137" calcext:value-type="float">
            <text:p>9.411137</text:p>
          </table:table-cell>
          <table:table-cell office:value-type="float" office:value="4.377952" calcext:value-type="float">
            <text:p>4.377952</text:p>
          </table:table-cell>
          <table:table-cell office:value-type="float" office:value="3.721654" calcext:value-type="float">
            <text:p>3.721654</text:p>
          </table:table-cell>
          <table:table-cell office:value-type="float" office:value="0.8397397" calcext:value-type="float">
            <text:p>0.8397397</text:p>
          </table:table-cell>
          <table:table-cell office:value-type="float" office:value="0.5353208" calcext:value-type="float">
            <text:p>0.5353208</text:p>
          </table:table-cell>
          <table:table-cell office:value-type="float" office:value="0.3041086" calcext:value-type="float">
            <text:p>0.3041086</text:p>
          </table:table-cell>
          <table:table-cell office:value-type="float" office:value="0.2219289" calcext:value-type="float">
            <text:p>0.2219289</text:p>
          </table:table-cell>
          <table:table-cell office:value-type="float" office:value="0.1784387" calcext:value-type="float">
            <text:p>0.1784387</text:p>
          </table:table-cell>
          <table:table-cell office:value-type="float" office:value="0.0955058" calcext:value-type="float">
            <text:p>0.0955058</text:p>
          </table:table-cell>
          <table:table-cell office:value-type="float" office:value="0.1669596" calcext:value-type="float">
            <text:p>0.1669596</text:p>
          </table:table-cell>
          <table:table-cell office:value-type="float" office:value="0.3121251" calcext:value-type="float">
            <text:p>0.3121251</text:p>
          </table:table-cell>
          <table:table-cell office:value-type="float" office:value="0.3477034" calcext:value-type="float">
            <text:p>0.3477034</text:p>
          </table:table-cell>
          <table:table-cell office:value-type="float" office:value="0" calcext:value-type="float">
            <text:p>0</text:p>
          </table:table-cell>
          <table:table-cell office:value-type="float" office:value="2076.376" calcext:value-type="float">
            <text:p>2076.37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44575" calcext:value-type="float">
            <text:p>12.44575</text:p>
          </table:table-cell>
          <table:table-cell office:value-type="float" office:value="0" calcext:value-type="float">
            <text:p>0</text:p>
          </table:table-cell>
          <table:table-cell office:value-type="float" office:value="-0.1527221" calcext:value-type="float">
            <text:p>-0.15272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37.37999" calcext:value-type="float">
            <text:p>37.37999</text:p>
          </table:table-cell>
          <table:table-cell office:value-type="float" office:value="1100.246" calcext:value-type="float">
            <text:p>1100.24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5722805" calcext:value-type="float">
            <text:p>0.5722805</text:p>
          </table:table-cell>
          <table:table-cell office:value-type="float" office:value="2.530205" calcext:value-type="float">
            <text:p>2.53020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494055" calcext:value-type="float">
            <text:p>-0.04494055</text:p>
          </table:table-cell>
          <table:table-cell office:value-type="float" office:value="-0.0721461" calcext:value-type="float">
            <text:p>-0.0721461</text:p>
          </table:table-cell>
          <table:table-cell office:value-type="float" office:value="0.006877962" calcext:value-type="float">
            <text:p>0.006877962</text:p>
          </table:table-cell>
          <table:table-cell office:value-type="float" office:value="0.04884578" calcext:value-type="float">
            <text:p>0.04884578</text:p>
          </table:table-cell>
          <table:table-cell office:value-type="float" office:value="27.79958" calcext:value-type="float">
            <text:p>27.79958</text:p>
          </table:table-cell>
          <table:table-cell office:value-type="float" office:value="3.592442" calcext:value-type="float">
            <text:p>3.592442</text:p>
          </table:table-cell>
          <table:table-cell office:value-type="float" office:value="0.173593" calcext:value-type="float">
            <text:p>0.173593</text:p>
          </table:table-cell>
          <table:table-cell office:value-type="float" office:value="0.1496393" calcext:value-type="float">
            <text:p>0.1496393</text:p>
          </table:table-cell>
          <table:table-cell office:value-type="float" office:value="0.07195978" calcext:value-type="float">
            <text:p>0.07195978</text:p>
          </table:table-cell>
          <table:table-cell office:value-type="float" office:value="0.07549803" calcext:value-type="float">
            <text:p>0.07549803</text:p>
          </table:table-cell>
          <table:table-cell office:value-type="float" office:value="0.03355589" calcext:value-type="float">
            <text:p>0.03355589</text:p>
          </table:table-cell>
          <table:table-cell office:value-type="float" office:value="0.02594421" calcext:value-type="float">
            <text:p>0.02594421</text:p>
          </table:table-cell>
          <table:table-cell office:value-type="float" office:value="0.031795" calcext:value-type="float">
            <text:p>0.031795</text:p>
          </table:table-cell>
          <table:table-cell office:value-type="float" office:value="0.0227563" calcext:value-type="float">
            <text:p>0.0227563</text:p>
          </table:table-cell>
          <table:table-cell office:value-type="float" office:value="0.02167993" calcext:value-type="float">
            <text:p>0.02167993</text:p>
          </table:table-cell>
          <table:table-cell office:value-type="float" office:value="0.02633702" calcext:value-type="float">
            <text:p>0.02633702</text:p>
          </table:table-cell>
          <table:table-cell office:value-type="float" office:value="0.04103753" calcext:value-type="float">
            <text:p>0.04103753</text:p>
          </table:table-cell>
          <table:table-cell office:value-type="float" office:value="0.004657664" calcext:value-type="float">
            <text:p>0.004657664</text:p>
          </table:table-cell>
          <table:table-cell office:value-type="float" office:value="0.003841314" calcext:value-type="float">
            <text:p>0.003841314</text:p>
          </table:table-cell>
          <table:table-cell office:value-type="float" office:value="0" calcext:value-type="float">
            <text:p>0</text:p>
          </table:table-cell>
          <table:table-cell office:value-type="float" office:value="20.05046" calcext:value-type="float">
            <text:p>20.05046</text:p>
          </table:table-cell>
          <table:table-cell office:value-type="float" office:value="11.21566" calcext:value-type="float">
            <text:p>11.21566</text:p>
          </table:table-cell>
          <table:table-cell office:value-type="float" office:value="9.671679" calcext:value-type="float">
            <text:p>9.671679</text:p>
          </table:table-cell>
          <table:table-cell office:value-type="float" office:value="4.478815" calcext:value-type="float">
            <text:p>4.478815</text:p>
          </table:table-cell>
          <table:table-cell office:value-type="float" office:value="3.786175" calcext:value-type="float">
            <text:p>3.786175</text:p>
          </table:table-cell>
          <table:table-cell office:value-type="float" office:value="0.8563854" calcext:value-type="float">
            <text:p>0.8563854</text:p>
          </table:table-cell>
          <table:table-cell office:value-type="float" office:value="0.5453881" calcext:value-type="float">
            <text:p>0.5453881</text:p>
          </table:table-cell>
          <table:table-cell office:value-type="float" office:value="0.3087539" calcext:value-type="float">
            <text:p>0.3087539</text:p>
          </table:table-cell>
          <table:table-cell office:value-type="float" office:value="0.2254808" calcext:value-type="float">
            <text:p>0.2254808</text:p>
          </table:table-cell>
          <table:table-cell office:value-type="float" office:value="0.1807846" calcext:value-type="float">
            <text:p>0.1807846</text:p>
          </table:table-cell>
          <table:table-cell office:value-type="float" office:value="0.09715295" calcext:value-type="float">
            <text:p>0.09715295</text:p>
          </table:table-cell>
          <table:table-cell office:value-type="float" office:value="0.1694523" calcext:value-type="float">
            <text:p>0.1694523</text:p>
          </table:table-cell>
          <table:table-cell office:value-type="float" office:value="0.3117732" calcext:value-type="float">
            <text:p>0.3117732</text:p>
          </table:table-cell>
          <table:table-cell office:value-type="float" office:value="0.3477057" calcext:value-type="float">
            <text:p>0.3477057</text:p>
          </table:table-cell>
          <table:table-cell office:value-type="float" office:value="0" calcext:value-type="float">
            <text:p>0</text:p>
          </table:table-cell>
          <table:table-cell office:value-type="float" office:value="2215.179" calcext:value-type="float">
            <text:p>2215.179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53271" calcext:value-type="float">
            <text:p>12.53271</text:p>
          </table:table-cell>
          <table:table-cell office:value-type="float" office:value="0" calcext:value-type="float">
            <text:p>0</text:p>
          </table:table-cell>
          <table:table-cell office:value-type="float" office:value="-0.1527629" calcext:value-type="float">
            <text:p>-0.15276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37.25888" calcext:value-type="float">
            <text:p>37.25888</text:p>
          </table:table-cell>
          <table:table-cell office:value-type="float" office:value="1100.267" calcext:value-type="float">
            <text:p>1100.26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065856" calcext:value-type="float">
            <text:p>0.6065856</text:p>
          </table:table-cell>
          <table:table-cell office:value-type="float" office:value="2.588276" calcext:value-type="float">
            <text:p>2.588276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494055" calcext:value-type="float">
            <text:p>-0.04494055</text:p>
          </table:table-cell>
          <table:table-cell office:value-type="float" office:value="-0.07248328" calcext:value-type="float">
            <text:p>-0.07248328</text:p>
          </table:table-cell>
          <table:table-cell office:value-type="float" office:value="0.006894735" calcext:value-type="float">
            <text:p>0.006894735</text:p>
          </table:table-cell>
          <table:table-cell office:value-type="float" office:value="0.04884578" calcext:value-type="float">
            <text:p>0.04884578</text:p>
          </table:table-cell>
          <table:table-cell office:value-type="float" office:value="27.65303" calcext:value-type="float">
            <text:p>27.65303</text:p>
          </table:table-cell>
          <table:table-cell office:value-type="float" office:value="4.508596" calcext:value-type="float">
            <text:p>4.508596</text:p>
          </table:table-cell>
          <table:table-cell office:value-type="float" office:value="0.1682485" calcext:value-type="float">
            <text:p>0.1682485</text:p>
          </table:table-cell>
          <table:table-cell office:value-type="float" office:value="0.1434268" calcext:value-type="float">
            <text:p>0.1434268</text:p>
          </table:table-cell>
          <table:table-cell office:value-type="float" office:value="0.06977031" calcext:value-type="float">
            <text:p>0.06977031</text:p>
          </table:table-cell>
          <table:table-cell office:value-type="float" office:value="0.07316627" calcext:value-type="float">
            <text:p>0.07316627</text:p>
          </table:table-cell>
          <table:table-cell office:value-type="float" office:value="0.03300895" calcext:value-type="float">
            <text:p>0.03300895</text:p>
          </table:table-cell>
          <table:table-cell office:value-type="float" office:value="0.02552808" calcext:value-type="float">
            <text:p>0.02552808</text:p>
          </table:table-cell>
          <table:table-cell office:value-type="float" office:value="0.0317963" calcext:value-type="float">
            <text:p>0.0317963</text:p>
          </table:table-cell>
          <table:table-cell office:value-type="float" office:value="0.02278739" calcext:value-type="float">
            <text:p>0.02278739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2640075" calcext:value-type="float">
            <text:p>0.02640075</text:p>
          </table:table-cell>
          <table:table-cell office:value-type="float" office:value="0.0411503" calcext:value-type="float">
            <text:p>0.0411503</text:p>
          </table:table-cell>
          <table:table-cell office:value-type="float" office:value="0.004657195" calcext:value-type="float">
            <text:p>0.004657195</text:p>
          </table:table-cell>
          <table:table-cell office:value-type="float" office:value="0.003840129" calcext:value-type="float">
            <text:p>0.003840129</text:p>
          </table:table-cell>
          <table:table-cell office:value-type="float" office:value="0" calcext:value-type="float">
            <text:p>0</text:p>
          </table:table-cell>
          <table:table-cell office:value-type="float" office:value="20.47719" calcext:value-type="float">
            <text:p>20.47719</text:p>
          </table:table-cell>
          <table:table-cell office:value-type="float" office:value="11.83469" calcext:value-type="float">
            <text:p>11.83469</text:p>
          </table:table-cell>
          <table:table-cell office:value-type="float" office:value="9.972648" calcext:value-type="float">
            <text:p>9.972648</text:p>
          </table:table-cell>
          <table:table-cell office:value-type="float" office:value="4.596836" calcext:value-type="float">
            <text:p>4.596836</text:p>
          </table:table-cell>
          <table:table-cell office:value-type="float" office:value="3.862195" calcext:value-type="float">
            <text:p>3.862195</text:p>
          </table:table-cell>
          <table:table-cell office:value-type="float" office:value="0.8748513" calcext:value-type="float">
            <text:p>0.8748513</text:p>
          </table:table-cell>
          <table:table-cell office:value-type="float" office:value="0.5565283" calcext:value-type="float">
            <text:p>0.5565283</text:p>
          </table:table-cell>
          <table:table-cell office:value-type="float" office:value="0.3136374" calcext:value-type="float">
            <text:p>0.3136374</text:p>
          </table:table-cell>
          <table:table-cell office:value-type="float" office:value="0.2290579" calcext:value-type="float">
            <text:p>0.2290579</text:p>
          </table:table-cell>
          <table:table-cell office:value-type="float" office:value="0.1831006" calcext:value-type="float">
            <text:p>0.1831006</text:p>
          </table:table-cell>
          <table:table-cell office:value-type="float" office:value="0.09878425" calcext:value-type="float">
            <text:p>0.09878425</text:p>
          </table:table-cell>
          <table:table-cell office:value-type="float" office:value="0.1719178" calcext:value-type="float">
            <text:p>0.1719178</text:p>
          </table:table-cell>
          <table:table-cell office:value-type="float" office:value="0.3114355" calcext:value-type="float">
            <text:p>0.3114355</text:p>
          </table:table-cell>
          <table:table-cell office:value-type="float" office:value="0.347708" calcext:value-type="float">
            <text:p>0.347708</text:p>
          </table:table-cell>
          <table:table-cell office:value-type="float" office:value="0" calcext:value-type="float">
            <text:p>0</text:p>
          </table:table-cell>
          <table:table-cell office:value-type="float" office:value="2352.33" calcext:value-type="float">
            <text:p>2352.33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62555" calcext:value-type="float">
            <text:p>12.62555</text:p>
          </table:table-cell>
          <table:table-cell office:value-type="float" office:value="0" calcext:value-type="float">
            <text:p>0</text:p>
          </table:table-cell>
          <table:table-cell office:value-type="float" office:value="-0.152799" calcext:value-type="float">
            <text:p>-0.15279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37.15985" calcext:value-type="float">
            <text:p>37.15985</text:p>
          </table:table-cell>
          <table:table-cell office:value-type="float" office:value="1100.284" calcext:value-type="float">
            <text:p>1100.28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285892" calcext:value-type="float">
            <text:p>0.6285892</text:p>
          </table:table-cell>
          <table:table-cell office:value-type="float" office:value="2.641559" calcext:value-type="float">
            <text:p>2.64155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494055" calcext:value-type="float">
            <text:p>-0.04494055</text:p>
          </table:table-cell>
          <table:table-cell office:value-type="float" office:value="-0.07271837" calcext:value-type="float">
            <text:p>-0.07271837</text:p>
          </table:table-cell>
          <table:table-cell office:value-type="float" office:value="0.006911812" calcext:value-type="float">
            <text:p>0.006911812</text:p>
          </table:table-cell>
          <table:table-cell office:value-type="float" office:value="0.04884578" calcext:value-type="float">
            <text:p>0.04884578</text:p>
          </table:table-cell>
          <table:table-cell office:value-type="float" office:value="27.53909" calcext:value-type="float">
            <text:p>27.53909</text:p>
          </table:table-cell>
          <table:table-cell office:value-type="float" office:value="5.172578" calcext:value-type="float">
            <text:p>5.172578</text:p>
          </table:table-cell>
          <table:table-cell office:value-type="float" office:value="0.1640482" calcext:value-type="float">
            <text:p>0.1640482</text:p>
          </table:table-cell>
          <table:table-cell office:value-type="float" office:value="0.1391142" calcext:value-type="float">
            <text:p>0.1391142</text:p>
          </table:table-cell>
          <table:table-cell office:value-type="float" office:value="0.06850692" calcext:value-type="float">
            <text:p>0.06850692</text:p>
          </table:table-cell>
          <table:table-cell office:value-type="float" office:value="0.07167719" calcext:value-type="float">
            <text:p>0.07167719</text:p>
          </table:table-cell>
          <table:table-cell office:value-type="float" office:value="0.03252106" calcext:value-type="float">
            <text:p>0.03252106</text:p>
          </table:table-cell>
          <table:table-cell office:value-type="float" office:value="0.02511485" calcext:value-type="float">
            <text:p>0.02511485</text:p>
          </table:table-cell>
          <table:table-cell office:value-type="float" office:value="0.03177217" calcext:value-type="float">
            <text:p>0.03177217</text:p>
          </table:table-cell>
          <table:table-cell office:value-type="float" office:value="0.02281027" calcext:value-type="float">
            <text:p>0.02281027</text:p>
          </table:table-cell>
          <table:table-cell office:value-type="float" office:value="0.02175906" calcext:value-type="float">
            <text:p>0.02175906</text:p>
          </table:table-cell>
          <table:table-cell office:value-type="float" office:value="0.02646459" calcext:value-type="float">
            <text:p>0.02646459</text:p>
          </table:table-cell>
          <table:table-cell office:value-type="float" office:value="0.04125185" calcext:value-type="float">
            <text:p>0.04125185</text:p>
          </table:table-cell>
          <table:table-cell office:value-type="float" office:value="0.004656742" calcext:value-type="float">
            <text:p>0.004656742</text:p>
          </table:table-cell>
          <table:table-cell office:value-type="float" office:value="0.00383895" calcext:value-type="float">
            <text:p>0.00383895</text:p>
          </table:table-cell>
          <table:table-cell office:value-type="float" office:value="0" calcext:value-type="float">
            <text:p>0</text:p>
          </table:table-cell>
          <table:table-cell office:value-type="float" office:value="20.77393" calcext:value-type="float">
            <text:p>20.77393</text:p>
          </table:table-cell>
          <table:table-cell office:value-type="float" office:value="12.39138" calcext:value-type="float">
            <text:p>12.39138</text:p>
          </table:table-cell>
          <table:table-cell office:value-type="float" office:value="10.23475" calcext:value-type="float">
            <text:p>10.23475</text:p>
          </table:table-cell>
          <table:table-cell office:value-type="float" office:value="4.710737" calcext:value-type="float">
            <text:p>4.710737</text:p>
          </table:table-cell>
          <table:table-cell office:value-type="float" office:value="3.940729" calcext:value-type="float">
            <text:p>3.940729</text:p>
          </table:table-cell>
          <table:table-cell office:value-type="float" office:value="0.8939384" calcext:value-type="float">
            <text:p>0.8939384</text:p>
          </table:table-cell>
          <table:table-cell office:value-type="float" office:value="0.5681931" calcext:value-type="float">
            <text:p>0.5681931</text:p>
          </table:table-cell>
          <table:table-cell office:value-type="float" office:value="0.3187444" calcext:value-type="float">
            <text:p>0.3187444</text:p>
          </table:table-cell>
          <table:table-cell office:value-type="float" office:value="0.2326924" calcext:value-type="float">
            <text:p>0.2326924</text:p>
          </table:table-cell>
          <table:table-cell office:value-type="float" office:value="0.1854064" calcext:value-type="float">
            <text:p>0.1854064</text:p>
          </table:table-cell>
          <table:table-cell office:value-type="float" office:value="0.1004575" calcext:value-type="float">
            <text:p>0.1004575</text:p>
          </table:table-cell>
          <table:table-cell office:value-type="float" office:value="0.1743169" calcext:value-type="float">
            <text:p>0.1743169</text:p>
          </table:table-cell>
          <table:table-cell office:value-type="float" office:value="0.311107" calcext:value-type="float">
            <text:p>0.311107</text:p>
          </table:table-cell>
          <table:table-cell office:value-type="float" office:value="0.3477103" calcext:value-type="float">
            <text:p>0.3477103</text:p>
          </table:table-cell>
          <table:table-cell office:value-type="float" office:value="0" calcext:value-type="float">
            <text:p>0</text:p>
          </table:table-cell>
          <table:table-cell office:value-type="float" office:value="2437.224" calcext:value-type="float">
            <text:p>2437.22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70124" calcext:value-type="float">
            <text:p>12.70124</text:p>
          </table:table-cell>
          <table:table-cell office:value-type="float" office:value="0" calcext:value-type="float">
            <text:p>0</text:p>
          </table:table-cell>
          <table:table-cell office:value-type="float" office:value="-0.1528272" calcext:value-type="float">
            <text:p>-0.15282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37.07246" calcext:value-type="float">
            <text:p>37.07246</text:p>
          </table:table-cell>
          <table:table-cell office:value-type="float" office:value="1100.298" calcext:value-type="float">
            <text:p>1100.29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464335" calcext:value-type="float">
            <text:p>0.6464335</text:p>
          </table:table-cell>
          <table:table-cell office:value-type="float" office:value="2.690655" calcext:value-type="float">
            <text:p>2.69065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56761" calcext:value-type="float">
            <text:p>-0.0456761</text:p>
          </table:table-cell>
          <table:table-cell office:value-type="float" office:value="-0.07293714" calcext:value-type="float">
            <text:p>-0.07293714</text:p>
          </table:table-cell>
          <table:table-cell office:value-type="float" office:value="0.00692907" calcext:value-type="float">
            <text:p>0.00692907</text:p>
          </table:table-cell>
          <table:table-cell office:value-type="float" office:value="0.04884578" calcext:value-type="float">
            <text:p>0.04884578</text:p>
          </table:table-cell>
          <table:table-cell office:value-type="float" office:value="27.43904" calcext:value-type="float">
            <text:p>27.43904</text:p>
          </table:table-cell>
          <table:table-cell office:value-type="float" office:value="5.702648" calcext:value-type="float">
            <text:p>5.702648</text:p>
          </table:table-cell>
          <table:table-cell office:value-type="float" office:value="0.1603564" calcext:value-type="float">
            <text:p>0.1603564</text:p>
          </table:table-cell>
          <table:table-cell office:value-type="float" office:value="0.1354282" calcext:value-type="float">
            <text:p>0.1354282</text:p>
          </table:table-cell>
          <table:table-cell office:value-type="float" office:value="0.06777631" calcext:value-type="float">
            <text:p>0.06777631</text:p>
          </table:table-cell>
          <table:table-cell office:value-type="float" office:value="0.07077384" calcext:value-type="float">
            <text:p>0.07077384</text:p>
          </table:table-cell>
          <table:table-cell office:value-type="float" office:value="0.03216553" calcext:value-type="float">
            <text:p>0.03216553</text:p>
          </table:table-cell>
          <table:table-cell office:value-type="float" office:value="0.02481258" calcext:value-type="float">
            <text:p>0.02481258</text:p>
          </table:table-cell>
          <table:table-cell office:value-type="float" office:value="0.03174432" calcext:value-type="float">
            <text:p>0.03174432</text:p>
          </table:table-cell>
          <table:table-cell office:value-type="float" office:value="0.02282711" calcext:value-type="float">
            <text:p>0.02282711</text:p>
          </table:table-cell>
          <table:table-cell office:value-type="float" office:value="0.02179626" calcext:value-type="float">
            <text:p>0.02179626</text:p>
          </table:table-cell>
          <table:table-cell office:value-type="float" office:value="0.02652631" calcext:value-type="float">
            <text:p>0.02652631</text:p>
          </table:table-cell>
          <table:table-cell office:value-type="float" office:value="0.04134355" calcext:value-type="float">
            <text:p>0.04134355</text:p>
          </table:table-cell>
          <table:table-cell office:value-type="float" office:value="0.004665731" calcext:value-type="float">
            <text:p>0.004665731</text:p>
          </table:table-cell>
          <table:table-cell office:value-type="float" office:value="0.003828701" calcext:value-type="float">
            <text:p>0.003828701</text:p>
          </table:table-cell>
          <table:table-cell office:value-type="float" office:value="0" calcext:value-type="float">
            <text:p>0</text:p>
          </table:table-cell>
          <table:table-cell office:value-type="float" office:value="20.99092" calcext:value-type="float">
            <text:p>20.99092</text:p>
          </table:table-cell>
          <table:table-cell office:value-type="float" office:value="12.86787" calcext:value-type="float">
            <text:p>12.86787</text:p>
          </table:table-cell>
          <table:table-cell office:value-type="float" office:value="10.45349" calcext:value-type="float">
            <text:p>10.45349</text:p>
          </table:table-cell>
          <table:table-cell office:value-type="float" office:value="4.816278" calcext:value-type="float">
            <text:p>4.816278</text:p>
          </table:table-cell>
          <table:table-cell office:value-type="float" office:value="4.013445" calcext:value-type="float">
            <text:p>4.013445</text:p>
          </table:table-cell>
          <table:table-cell office:value-type="float" office:value="0.9122875" calcext:value-type="float">
            <text:p>0.9122875</text:p>
          </table:table-cell>
          <table:table-cell office:value-type="float" office:value="0.5795124" calcext:value-type="float">
            <text:p>0.5795124</text:p>
          </table:table-cell>
          <table:table-cell office:value-type="float" office:value="0.3238875" calcext:value-type="float">
            <text:p>0.3238875</text:p>
          </table:table-cell>
          <table:table-cell office:value-type="float" office:value="0.2363774" calcext:value-type="float">
            <text:p>0.2363774</text:p>
          </table:table-cell>
          <table:table-cell office:value-type="float" office:value="0.1877069" calcext:value-type="float">
            <text:p>0.1877069</text:p>
          </table:table-cell>
          <table:table-cell office:value-type="float" office:value="0.1021258" calcext:value-type="float">
            <text:p>0.1021258</text:p>
          </table:table-cell>
          <table:table-cell office:value-type="float" office:value="0.1769503" calcext:value-type="float">
            <text:p>0.1769503</text:p>
          </table:table-cell>
          <table:table-cell office:value-type="float" office:value="0.3150581" calcext:value-type="float">
            <text:p>0.3150581</text:p>
          </table:table-cell>
          <table:table-cell office:value-type="float" office:value="0.3444587" calcext:value-type="float">
            <text:p>0.3444587</text:p>
          </table:table-cell>
          <table:table-cell office:value-type="float" office:value="0" calcext:value-type="float">
            <text:p>0</text:p>
          </table:table-cell>
          <table:table-cell office:value-type="float" office:value="2506.881" calcext:value-type="float">
            <text:p>2506.88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76782" calcext:value-type="float">
            <text:p>12.76782</text:p>
          </table:table-cell>
          <table:table-cell office:value-type="float" office:value="0" calcext:value-type="float">
            <text:p>0</text:p>
          </table:table-cell>
          <table:table-cell office:value-type="float" office:value="-0.152854" calcext:value-type="float">
            <text:p>-0.15285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37.00765" calcext:value-type="float">
            <text:p>37.00765</text:p>
          </table:table-cell>
          <table:table-cell office:value-type="float" office:value="1100.308" calcext:value-type="float">
            <text:p>1100.30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558806" calcext:value-type="float">
            <text:p>0.6558806</text:p>
          </table:table-cell>
          <table:table-cell office:value-type="float" office:value="2.730455" calcext:value-type="float">
            <text:p>2.73045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89" calcext:value-type="float">
            <text:p>0.0002431789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648144" calcext:value-type="float">
            <text:p>-0.04648144</text:p>
          </table:table-cell>
          <table:table-cell office:value-type="float" office:value="-0.07310138" calcext:value-type="float">
            <text:p>-0.07310138</text:p>
          </table:table-cell>
          <table:table-cell office:value-type="float" office:value="0.00694811" calcext:value-type="float">
            <text:p>0.00694811</text:p>
          </table:table-cell>
          <table:table-cell office:value-type="float" office:value="0.04884578" calcext:value-type="float">
            <text:p>0.04884578</text:p>
          </table:table-cell>
          <table:table-cell office:value-type="float" office:value="27.36673" calcext:value-type="float">
            <text:p>27.36673</text:p>
          </table:table-cell>
          <table:table-cell office:value-type="float" office:value="5.99428" calcext:value-type="float">
            <text:p>5.99428</text:p>
          </table:table-cell>
          <table:table-cell office:value-type="float" office:value="0.1595725" calcext:value-type="float">
            <text:p>0.1595725</text:p>
          </table:table-cell>
          <table:table-cell office:value-type="float" office:value="0.1340701" calcext:value-type="float">
            <text:p>0.1340701</text:p>
          </table:table-cell>
          <table:table-cell office:value-type="float" office:value="0.06800953" calcext:value-type="float">
            <text:p>0.06800953</text:p>
          </table:table-cell>
          <table:table-cell office:value-type="float" office:value="0.07075023" calcext:value-type="float">
            <text:p>0.07075023</text:p>
          </table:table-cell>
          <table:table-cell office:value-type="float" office:value="0.03195289" calcext:value-type="float">
            <text:p>0.03195289</text:p>
          </table:table-cell>
          <table:table-cell office:value-type="float" office:value="0.0246248" calcext:value-type="float">
            <text:p>0.0246248</text:p>
          </table:table-cell>
          <table:table-cell office:value-type="float" office:value="0.0317224" calcext:value-type="float">
            <text:p>0.0317224</text:p>
          </table:table-cell>
          <table:table-cell office:value-type="float" office:value="0.02284183" calcext:value-type="float">
            <text:p>0.02284183</text:p>
          </table:table-cell>
          <table:table-cell office:value-type="float" office:value="0.02183143" calcext:value-type="float">
            <text:p>0.02183143</text:p>
          </table:table-cell>
          <table:table-cell office:value-type="float" office:value="0.02658575" calcext:value-type="float">
            <text:p>0.02658575</text:p>
          </table:table-cell>
          <table:table-cell office:value-type="float" office:value="0.04142644" calcext:value-type="float">
            <text:p>0.04142644</text:p>
          </table:table-cell>
          <table:table-cell office:value-type="float" office:value="0.00466338" calcext:value-type="float">
            <text:p>0.00466338</text:p>
          </table:table-cell>
          <table:table-cell office:value-type="float" office:value="0.003829747" calcext:value-type="float">
            <text:p>0.003829747</text:p>
          </table:table-cell>
          <table:table-cell office:value-type="float" office:value="0" calcext:value-type="float">
            <text:p>0</text:p>
          </table:table-cell>
          <table:table-cell office:value-type="float" office:value="21.29486" calcext:value-type="float">
            <text:p>21.29486</text:p>
          </table:table-cell>
          <table:table-cell office:value-type="float" office:value="13.20943" calcext:value-type="float">
            <text:p>13.20943</text:p>
          </table:table-cell>
          <table:table-cell office:value-type="float" office:value="10.5961" calcext:value-type="float">
            <text:p>10.5961</text:p>
          </table:table-cell>
          <table:table-cell office:value-type="float" office:value="4.908355" calcext:value-type="float">
            <text:p>4.908355</text:p>
          </table:table-cell>
          <table:table-cell office:value-type="float" office:value="4.072295" calcext:value-type="float">
            <text:p>4.072295</text:p>
          </table:table-cell>
          <table:table-cell office:value-type="float" office:value="0.929402" calcext:value-type="float">
            <text:p>0.929402</text:p>
          </table:table-cell>
          <table:table-cell office:value-type="float" office:value="0.5902231" calcext:value-type="float">
            <text:p>0.5902231</text:p>
          </table:table-cell>
          <table:table-cell office:value-type="float" office:value="0.3289302" calcext:value-type="float">
            <text:p>0.3289302</text:p>
          </table:table-cell>
          <table:table-cell office:value-type="float" office:value="0.2400921" calcext:value-type="float">
            <text:p>0.2400921</text:p>
          </table:table-cell>
          <table:table-cell office:value-type="float" office:value="0.1899975" calcext:value-type="float">
            <text:p>0.1899975</text:p>
          </table:table-cell>
          <table:table-cell office:value-type="float" office:value="0.103788" calcext:value-type="float">
            <text:p>0.103788</text:p>
          </table:table-cell>
          <table:table-cell office:value-type="float" office:value="0.1795217" calcext:value-type="float">
            <text:p>0.1795217</text:p>
          </table:table-cell>
          <table:table-cell office:value-type="float" office:value="0.3137537" calcext:value-type="float">
            <text:p>0.3137537</text:p>
          </table:table-cell>
          <table:table-cell office:value-type="float" office:value="0.3466489" calcext:value-type="float">
            <text:p>0.3466489</text:p>
          </table:table-cell>
          <table:table-cell office:value-type="float" office:value="0" calcext:value-type="float">
            <text:p>0</text:p>
          </table:table-cell>
          <table:table-cell office:value-type="float" office:value="2542.917" calcext:value-type="float">
            <text:p>2542.91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8166" calcext:value-type="float">
            <text:p>12.8166</text:p>
          </table:table-cell>
          <table:table-cell office:value-type="float" office:value="0" calcext:value-type="float">
            <text:p>0</text:p>
          </table:table-cell>
          <table:table-cell office:value-type="float" office:value="-0.152878" calcext:value-type="float">
            <text:p>-0.15287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36.94257" calcext:value-type="float">
            <text:p>36.94257</text:p>
          </table:table-cell>
          <table:table-cell office:value-type="float" office:value="1100.324" calcext:value-type="float">
            <text:p>1100.32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518362" calcext:value-type="float">
            <text:p>0.6518362</text:p>
          </table:table-cell>
          <table:table-cell office:value-type="float" office:value="2.776467" calcext:value-type="float">
            <text:p>2.77646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668097" calcext:value-type="float">
            <text:p>-0.04668097</text:p>
          </table:table-cell>
          <table:table-cell office:value-type="float" office:value="-0.07354871" calcext:value-type="float">
            <text:p>-0.07354871</text:p>
          </table:table-cell>
          <table:table-cell office:value-type="float" office:value="0.00696924" calcext:value-type="float">
            <text:p>0.00696924</text:p>
          </table:table-cell>
          <table:table-cell office:value-type="float" office:value="0.04884602" calcext:value-type="float">
            <text:p>0.04884602</text:p>
          </table:table-cell>
          <table:table-cell office:value-type="float" office:value="27.31287" calcext:value-type="float">
            <text:p>27.31287</text:p>
          </table:table-cell>
          <table:table-cell office:value-type="float" office:value="5.264903" calcext:value-type="float">
            <text:p>5.264903</text:p>
          </table:table-cell>
          <table:table-cell office:value-type="float" office:value="0.1535127" calcext:value-type="float">
            <text:p>0.1535127</text:p>
          </table:table-cell>
          <table:table-cell office:value-type="float" office:value="0.1310581" calcext:value-type="float">
            <text:p>0.1310581</text:p>
          </table:table-cell>
          <table:table-cell office:value-type="float" office:value="0.06796805" calcext:value-type="float">
            <text:p>0.06796805</text:p>
          </table:table-cell>
          <table:table-cell office:value-type="float" office:value="0.07066819" calcext:value-type="float">
            <text:p>0.07066819</text:p>
          </table:table-cell>
          <table:table-cell office:value-type="float" office:value="0.03184704" calcext:value-type="float">
            <text:p>0.03184704</text:p>
          </table:table-cell>
          <table:table-cell office:value-type="float" office:value="0.02456167" calcext:value-type="float">
            <text:p>0.02456167</text:p>
          </table:table-cell>
          <table:table-cell office:value-type="float" office:value="0.03171946" calcext:value-type="float">
            <text:p>0.03171946</text:p>
          </table:table-cell>
          <table:table-cell office:value-type="float" office:value="0.02285922" calcext:value-type="float">
            <text:p>0.02285922</text:p>
          </table:table-cell>
          <table:table-cell office:value-type="float" office:value="0.02186459" calcext:value-type="float">
            <text:p>0.02186459</text:p>
          </table:table-cell>
          <table:table-cell office:value-type="float" office:value="0.02664275" calcext:value-type="float">
            <text:p>0.02664275</text:p>
          </table:table-cell>
          <table:table-cell office:value-type="float" office:value="0.04150075" calcext:value-type="float">
            <text:p>0.04150075</text:p>
          </table:table-cell>
          <table:table-cell office:value-type="float" office:value="0.004661647" calcext:value-type="float">
            <text:p>0.004661647</text:p>
          </table:table-cell>
          <table:table-cell office:value-type="float" office:value="0.003830143" calcext:value-type="float">
            <text:p>0.003830143</text:p>
          </table:table-cell>
          <table:table-cell office:value-type="float" office:value="0" calcext:value-type="float">
            <text:p>0</text:p>
          </table:table-cell>
          <table:table-cell office:value-type="float" office:value="22.80544" calcext:value-type="float">
            <text:p>22.80544</text:p>
          </table:table-cell>
          <table:table-cell office:value-type="float" office:value="13.41262" calcext:value-type="float">
            <text:p>13.41262</text:p>
          </table:table-cell>
          <table:table-cell office:value-type="float" office:value="10.72085" calcext:value-type="float">
            <text:p>10.72085</text:p>
          </table:table-cell>
          <table:table-cell office:value-type="float" office:value="4.993231" calcext:value-type="float">
            <text:p>4.993231</text:p>
          </table:table-cell>
          <table:table-cell office:value-type="float" office:value="4.121034" calcext:value-type="float">
            <text:p>4.121034</text:p>
          </table:table-cell>
          <table:table-cell office:value-type="float" office:value="0.9448907" calcext:value-type="float">
            <text:p>0.9448907</text:p>
          </table:table-cell>
          <table:table-cell office:value-type="float" office:value="0.5999111" calcext:value-type="float">
            <text:p>0.5999111</text:p>
          </table:table-cell>
          <table:table-cell office:value-type="float" office:value="0.3336878" calcext:value-type="float">
            <text:p>0.3336878</text:p>
          </table:table-cell>
          <table:table-cell office:value-type="float" office:value="0.2438345" calcext:value-type="float">
            <text:p>0.2438345</text:p>
          </table:table-cell>
          <table:table-cell office:value-type="float" office:value="0.1922586" calcext:value-type="float">
            <text:p>0.1922586</text:p>
          </table:table-cell>
          <table:table-cell office:value-type="float" office:value="0.1054404" calcext:value-type="float">
            <text:p>0.1054404</text:p>
          </table:table-cell>
          <table:table-cell office:value-type="float" office:value="0.1819965" calcext:value-type="float">
            <text:p>0.1819965</text:p>
          </table:table-cell>
          <table:table-cell office:value-type="float" office:value="0.3127847" calcext:value-type="float">
            <text:p>0.3127847</text:p>
          </table:table-cell>
          <table:table-cell office:value-type="float" office:value="0.3475286" calcext:value-type="float">
            <text:p>0.3475286</text:p>
          </table:table-cell>
          <table:table-cell office:value-type="float" office:value="0" calcext:value-type="float">
            <text:p>0</text:p>
          </table:table-cell>
          <table:table-cell office:value-type="float" office:value="2572.574" calcext:value-type="float">
            <text:p>2572.57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85917" calcext:value-type="float">
            <text:p>12.85917</text:p>
          </table:table-cell>
          <table:table-cell office:value-type="float" office:value="0" calcext:value-type="float">
            <text:p>0</text:p>
          </table:table-cell>
          <table:table-cell office:value-type="float" office:value="-0.1529155" calcext:value-type="float">
            <text:p>-0.15291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36.87501" calcext:value-type="float">
            <text:p>36.87501</text:p>
          </table:table-cell>
          <table:table-cell office:value-type="float" office:value="1100.338" calcext:value-type="float">
            <text:p>1100.33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532352" calcext:value-type="float">
            <text:p>0.6532352</text:p>
          </table:table-cell>
          <table:table-cell office:value-type="float" office:value="2.821127" calcext:value-type="float">
            <text:p>2.82112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668097" calcext:value-type="float">
            <text:p>-0.04668097</text:p>
          </table:table-cell>
          <table:table-cell office:value-type="float" office:value="-0.07454538" calcext:value-type="float">
            <text:p>-0.07454538</text:p>
          </table:table-cell>
          <table:table-cell office:value-type="float" office:value="0.006991901" calcext:value-type="float">
            <text:p>0.006991901</text:p>
          </table:table-cell>
          <table:table-cell office:value-type="float" office:value="0.04885137" calcext:value-type="float">
            <text:p>0.04885137</text:p>
          </table:table-cell>
          <table:table-cell office:value-type="float" office:value="27.2484" calcext:value-type="float">
            <text:p>27.2484</text:p>
          </table:table-cell>
          <table:table-cell office:value-type="float" office:value="4.721555" calcext:value-type="float">
            <text:p>4.721555</text:p>
          </table:table-cell>
          <table:table-cell office:value-type="float" office:value="0.1490115" calcext:value-type="float">
            <text:p>0.1490115</text:p>
          </table:table-cell>
          <table:table-cell office:value-type="float" office:value="0.1279274" calcext:value-type="float">
            <text:p>0.1279274</text:p>
          </table:table-cell>
          <table:table-cell office:value-type="float" office:value="0.06764572" calcext:value-type="float">
            <text:p>0.06764572</text:p>
          </table:table-cell>
          <table:table-cell office:value-type="float" office:value="0.0703402" calcext:value-type="float">
            <text:p>0.0703402</text:p>
          </table:table-cell>
          <table:table-cell office:value-type="float" office:value="0.03173548" calcext:value-type="float">
            <text:p>0.03173548</text:p>
          </table:table-cell>
          <table:table-cell office:value-type="float" office:value="0.02450445" calcext:value-type="float">
            <text:p>0.02450445</text:p>
          </table:table-cell>
          <table:table-cell office:value-type="float" office:value="0.03172391" calcext:value-type="float">
            <text:p>0.03172391</text:p>
          </table:table-cell>
          <table:table-cell office:value-type="float" office:value="0.02287962" calcext:value-type="float">
            <text:p>0.02287962</text:p>
          </table:table-cell>
          <table:table-cell office:value-type="float" office:value="0.02189686" calcext:value-type="float">
            <text:p>0.02189686</text:p>
          </table:table-cell>
          <table:table-cell office:value-type="float" office:value="0.02669731" calcext:value-type="float">
            <text:p>0.02669731</text:p>
          </table:table-cell>
          <table:table-cell office:value-type="float" office:value="0.04156657" calcext:value-type="float">
            <text:p>0.04156657</text:p>
          </table:table-cell>
          <table:table-cell office:value-type="float" office:value="0.004661419" calcext:value-type="float">
            <text:p>0.004661419</text:p>
          </table:table-cell>
          <table:table-cell office:value-type="float" office:value="0.003829014" calcext:value-type="float">
            <text:p>0.003829014</text:p>
          </table:table-cell>
          <table:table-cell office:value-type="float" office:value="0" calcext:value-type="float">
            <text:p>0</text:p>
          </table:table-cell>
          <table:table-cell office:value-type="float" office:value="22.30312" calcext:value-type="float">
            <text:p>22.30312</text:p>
          </table:table-cell>
          <table:table-cell office:value-type="float" office:value="13.52258" calcext:value-type="float">
            <text:p>13.52258</text:p>
          </table:table-cell>
          <table:table-cell office:value-type="float" office:value="10.87117" calcext:value-type="float">
            <text:p>10.87117</text:p>
          </table:table-cell>
          <table:table-cell office:value-type="float" office:value="5.078374" calcext:value-type="float">
            <text:p>5.078374</text:p>
          </table:table-cell>
          <table:table-cell office:value-type="float" office:value="4.167819" calcext:value-type="float">
            <text:p>4.167819</text:p>
          </table:table-cell>
          <table:table-cell office:value-type="float" office:value="0.9601056" calcext:value-type="float">
            <text:p>0.9601056</text:p>
          </table:table-cell>
          <table:table-cell office:value-type="float" office:value="0.6092504" calcext:value-type="float">
            <text:p>0.6092504</text:p>
          </table:table-cell>
          <table:table-cell office:value-type="float" office:value="0.3382663" calcext:value-type="float">
            <text:p>0.3382663</text:p>
          </table:table-cell>
          <table:table-cell office:value-type="float" office:value="0.2475059" calcext:value-type="float">
            <text:p>0.2475059</text:p>
          </table:table-cell>
          <table:table-cell office:value-type="float" office:value="0.1945076" calcext:value-type="float">
            <text:p>0.1945076</text:p>
          </table:table-cell>
          <table:table-cell office:value-type="float" office:value="0.1070807" calcext:value-type="float">
            <text:p>0.1070807</text:p>
          </table:table-cell>
          <table:table-cell office:value-type="float" office:value="0.1844215" calcext:value-type="float">
            <text:p>0.1844215</text:p>
          </table:table-cell>
          <table:table-cell office:value-type="float" office:value="0.3123846" calcext:value-type="float">
            <text:p>0.3123846</text:p>
          </table:table-cell>
          <table:table-cell office:value-type="float" office:value="0.3475315" calcext:value-type="float">
            <text:p>0.3475315</text:p>
          </table:table-cell>
          <table:table-cell office:value-type="float" office:value="0" calcext:value-type="float">
            <text:p>0</text:p>
          </table:table-cell>
          <table:table-cell office:value-type="float" office:value="2617.334" calcext:value-type="float">
            <text:p>2617.33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90676" calcext:value-type="float">
            <text:p>12.90676</text:p>
          </table:table-cell>
          <table:table-cell office:value-type="float" office:value="0" calcext:value-type="float">
            <text:p>0</text:p>
          </table:table-cell>
          <table:table-cell office:value-type="float" office:value="-0.1529938" calcext:value-type="float">
            <text:p>-0.15299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36.85126" calcext:value-type="float">
            <text:p>36.85126</text:p>
          </table:table-cell>
          <table:table-cell office:value-type="float" office:value="1100.339" calcext:value-type="float">
            <text:p>1100.339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532139" calcext:value-type="float">
            <text:p>0.6532139</text:p>
          </table:table-cell>
          <table:table-cell office:value-type="float" office:value="2.837981" calcext:value-type="float">
            <text:p>2.83798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668097" calcext:value-type="float">
            <text:p>-0.04668097</text:p>
          </table:table-cell>
          <table:table-cell office:value-type="float" office:value="-0.07457533" calcext:value-type="float">
            <text:p>-0.07457533</text:p>
          </table:table-cell>
          <table:table-cell office:value-type="float" office:value="0.007018262" calcext:value-type="float">
            <text:p>0.007018262</text:p>
          </table:table-cell>
          <table:table-cell office:value-type="float" office:value="0.04886674" calcext:value-type="float">
            <text:p>0.04886674</text:p>
          </table:table-cell>
          <table:table-cell office:value-type="float" office:value="27.22482" calcext:value-type="float">
            <text:p>27.22482</text:p>
          </table:table-cell>
          <table:table-cell office:value-type="float" office:value="4.595026" calcext:value-type="float">
            <text:p>4.595026</text:p>
          </table:table-cell>
          <table:table-cell office:value-type="float" office:value="0.1469322" calcext:value-type="float">
            <text:p>0.1469322</text:p>
          </table:table-cell>
          <table:table-cell office:value-type="float" office:value="0.1262154" calcext:value-type="float">
            <text:p>0.1262154</text:p>
          </table:table-cell>
          <table:table-cell office:value-type="float" office:value="0.07021318" calcext:value-type="float">
            <text:p>0.07021318</text:p>
          </table:table-cell>
          <table:table-cell office:value-type="float" office:value="0.07267371" calcext:value-type="float">
            <text:p>0.07267371</text:p>
          </table:table-cell>
          <table:table-cell office:value-type="float" office:value="0.03192891" calcext:value-type="float">
            <text:p>0.03192891</text:p>
          </table:table-cell>
          <table:table-cell office:value-type="float" office:value="0.02456202" calcext:value-type="float">
            <text:p>0.02456202</text:p>
          </table:table-cell>
          <table:table-cell office:value-type="float" office:value="0.03173864" calcext:value-type="float">
            <text:p>0.03173864</text:p>
          </table:table-cell>
          <table:table-cell office:value-type="float" office:value="0.02290242" calcext:value-type="float">
            <text:p>0.02290242</text:p>
          </table:table-cell>
          <table:table-cell office:value-type="float" office:value="0.02192862" calcext:value-type="float">
            <text:p>0.02192862</text:p>
          </table:table-cell>
          <table:table-cell office:value-type="float" office:value="0.02674958" calcext:value-type="float">
            <text:p>0.02674958</text:p>
          </table:table-cell>
          <table:table-cell office:value-type="float" office:value="0.04162428" calcext:value-type="float">
            <text:p>0.04162428</text:p>
          </table:table-cell>
          <table:table-cell office:value-type="float" office:value="0.004660974" calcext:value-type="float">
            <text:p>0.004660974</text:p>
          </table:table-cell>
          <table:table-cell office:value-type="float" office:value="0.003827466" calcext:value-type="float">
            <text:p>0.003827466</text:p>
          </table:table-cell>
          <table:table-cell office:value-type="float" office:value="0" calcext:value-type="float">
            <text:p>0</text:p>
          </table:table-cell>
          <table:table-cell office:value-type="float" office:value="23.50174" calcext:value-type="float">
            <text:p>23.50174</text:p>
          </table:table-cell>
          <table:table-cell office:value-type="float" office:value="13.3591" calcext:value-type="float">
            <text:p>13.3591</text:p>
          </table:table-cell>
          <table:table-cell office:value-type="float" office:value="10.83426" calcext:value-type="float">
            <text:p>10.83426</text:p>
          </table:table-cell>
          <table:table-cell office:value-type="float" office:value="5.137978" calcext:value-type="float">
            <text:p>5.137978</text:p>
          </table:table-cell>
          <table:table-cell office:value-type="float" office:value="4.192176" calcext:value-type="float">
            <text:p>4.192176</text:p>
          </table:table-cell>
          <table:table-cell office:value-type="float" office:value="0.973446" calcext:value-type="float">
            <text:p>0.973446</text:p>
          </table:table-cell>
          <table:table-cell office:value-type="float" office:value="0.6176161" calcext:value-type="float">
            <text:p>0.6176161</text:p>
          </table:table-cell>
          <table:table-cell office:value-type="float" office:value="0.3426877" calcext:value-type="float">
            <text:p>0.3426877</text:p>
          </table:table-cell>
          <table:table-cell office:value-type="float" office:value="0.2511068" calcext:value-type="float">
            <text:p>0.2511068</text:p>
          </table:table-cell>
          <table:table-cell office:value-type="float" office:value="0.1967381" calcext:value-type="float">
            <text:p>0.1967381</text:p>
          </table:table-cell>
          <table:table-cell office:value-type="float" office:value="0.1087078" calcext:value-type="float">
            <text:p>0.1087078</text:p>
          </table:table-cell>
          <table:table-cell office:value-type="float" office:value="0.1868213" calcext:value-type="float">
            <text:p>0.1868213</text:p>
          </table:table-cell>
          <table:table-cell office:value-type="float" office:value="0.3119467" calcext:value-type="float">
            <text:p>0.3119467</text:p>
          </table:table-cell>
          <table:table-cell office:value-type="float" office:value="0.3475338" calcext:value-type="float">
            <text:p>0.3475338</text:p>
          </table:table-cell>
          <table:table-cell office:value-type="float" office:value="0" calcext:value-type="float">
            <text:p>0</text:p>
          </table:table-cell>
          <table:table-cell office:value-type="float" office:value="2624.089" calcext:value-type="float">
            <text:p>2624.089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92414" calcext:value-type="float">
            <text:p>12.92414</text:p>
          </table:table-cell>
          <table:table-cell office:value-type="float" office:value="0" calcext:value-type="float">
            <text:p>0</text:p>
          </table:table-cell>
          <table:table-cell office:value-type="float" office:value="-0.1530056" calcext:value-type="float">
            <text:p>-0.15300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36.8378" calcext:value-type="float">
            <text:p>36.8378</text:p>
          </table:table-cell>
          <table:table-cell office:value-type="float" office:value="1100.339" calcext:value-type="float">
            <text:p>1100.339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53207" calcext:value-type="float">
            <text:p>0.653207</text:p>
          </table:table-cell>
          <table:table-cell office:value-type="float" office:value="2.847401" calcext:value-type="float">
            <text:p>2.84740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668097" calcext:value-type="float">
            <text:p>-0.04668097</text:p>
          </table:table-cell>
          <table:table-cell office:value-type="float" office:value="-0.07459117" calcext:value-type="float">
            <text:p>-0.07459117</text:p>
          </table:table-cell>
          <table:table-cell office:value-type="float" office:value="0.007045798" calcext:value-type="float">
            <text:p>0.007045798</text:p>
          </table:table-cell>
          <table:table-cell office:value-type="float" office:value="0.04890701" calcext:value-type="float">
            <text:p>0.04890701</text:p>
          </table:table-cell>
          <table:table-cell office:value-type="float" office:value="27.21126" calcext:value-type="float">
            <text:p>27.21126</text:p>
          </table:table-cell>
          <table:table-cell office:value-type="float" office:value="4.54293" calcext:value-type="float">
            <text:p>4.54293</text:p>
          </table:table-cell>
          <table:table-cell office:value-type="float" office:value="0.1409947" calcext:value-type="float">
            <text:p>0.1409947</text:p>
          </table:table-cell>
          <table:table-cell office:value-type="float" office:value="0.1198557" calcext:value-type="float">
            <text:p>0.1198557</text:p>
          </table:table-cell>
          <table:table-cell office:value-type="float" office:value="0.0730563" calcext:value-type="float">
            <text:p>0.0730563</text:p>
          </table:table-cell>
          <table:table-cell office:value-type="float" office:value="0.07557885" calcext:value-type="float">
            <text:p>0.07557885</text:p>
          </table:table-cell>
          <table:table-cell office:value-type="float" office:value="0.03245452" calcext:value-type="float">
            <text:p>0.03245452</text:p>
          </table:table-cell>
          <table:table-cell office:value-type="float" office:value="0.02488392" calcext:value-type="float">
            <text:p>0.02488392</text:p>
          </table:table-cell>
          <table:table-cell office:value-type="float" office:value="0.03181022" calcext:value-type="float">
            <text:p>0.03181022</text:p>
          </table:table-cell>
          <table:table-cell office:value-type="float" office:value="0.02293362" calcext:value-type="float">
            <text:p>0.02293362</text:p>
          </table:table-cell>
          <table:table-cell office:value-type="float" office:value="0.02196035" calcext:value-type="float">
            <text:p>0.02196035</text:p>
          </table:table-cell>
          <table:table-cell office:value-type="float" office:value="0.02679973" calcext:value-type="float">
            <text:p>0.02679973</text:p>
          </table:table-cell>
          <table:table-cell office:value-type="float" office:value="0.04167412" calcext:value-type="float">
            <text:p>0.04167412</text:p>
          </table:table-cell>
          <table:table-cell office:value-type="float" office:value="0.004660327" calcext:value-type="float">
            <text:p>0.004660327</text:p>
          </table:table-cell>
          <table:table-cell office:value-type="float" office:value="0.003825521" calcext:value-type="float">
            <text:p>0.003825521</text:p>
          </table:table-cell>
          <table:table-cell office:value-type="float" office:value="0" calcext:value-type="float">
            <text:p>0</text:p>
          </table:table-cell>
          <table:table-cell office:value-type="float" office:value="24.47421" calcext:value-type="float">
            <text:p>24.47421</text:p>
          </table:table-cell>
          <table:table-cell office:value-type="float" office:value="13.28384" calcext:value-type="float">
            <text:p>13.28384</text:p>
          </table:table-cell>
          <table:table-cell office:value-type="float" office:value="10.77142" calcext:value-type="float">
            <text:p>10.77142</text:p>
          </table:table-cell>
          <table:table-cell office:value-type="float" office:value="5.164902" calcext:value-type="float">
            <text:p>5.164902</text:p>
          </table:table-cell>
          <table:table-cell office:value-type="float" office:value="4.193915" calcext:value-type="float">
            <text:p>4.193915</text:p>
          </table:table-cell>
          <table:table-cell office:value-type="float" office:value="0.9826545" calcext:value-type="float">
            <text:p>0.9826545</text:p>
          </table:table-cell>
          <table:table-cell office:value-type="float" office:value="0.6234996" calcext:value-type="float">
            <text:p>0.6234996</text:p>
          </table:table-cell>
          <table:table-cell office:value-type="float" office:value="0.3465105" calcext:value-type="float">
            <text:p>0.3465105</text:p>
          </table:table-cell>
          <table:table-cell office:value-type="float" office:value="0.2545769" calcext:value-type="float">
            <text:p>0.2545769</text:p>
          </table:table-cell>
          <table:table-cell office:value-type="float" office:value="0.1989431" calcext:value-type="float">
            <text:p>0.1989431</text:p>
          </table:table-cell>
          <table:table-cell office:value-type="float" office:value="0.1103207" calcext:value-type="float">
            <text:p>0.1103207</text:p>
          </table:table-cell>
          <table:table-cell office:value-type="float" office:value="0.1891918" calcext:value-type="float">
            <text:p>0.1891918</text:p>
          </table:table-cell>
          <table:table-cell office:value-type="float" office:value="0.3114836" calcext:value-type="float">
            <text:p>0.3114836</text:p>
          </table:table-cell>
          <table:table-cell office:value-type="float" office:value="0.3475311" calcext:value-type="float">
            <text:p>0.3475311</text:p>
          </table:table-cell>
          <table:table-cell office:value-type="float" office:value="0" calcext:value-type="float">
            <text:p>0</text:p>
          </table:table-cell>
          <table:table-cell office:value-type="float" office:value="2628.188" calcext:value-type="float">
            <text:p>2628.188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93392" calcext:value-type="float">
            <text:p>12.93392</text:p>
          </table:table-cell>
          <table:table-cell office:value-type="float" office:value="0" calcext:value-type="float">
            <text:p>0</text:p>
          </table:table-cell>
          <table:table-cell office:value-type="float" office:value="-0.1530132" calcext:value-type="float">
            <text:p>-0.153013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36.82074" calcext:value-type="float">
            <text:p>36.82074</text:p>
          </table:table-cell>
          <table:table-cell office:value-type="float" office:value="1100.34" calcext:value-type="float">
            <text:p>1100.3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559752" calcext:value-type="float">
            <text:p>0.6559752</text:p>
          </table:table-cell>
          <table:table-cell office:value-type="float" office:value="2.85653" calcext:value-type="float">
            <text:p>2.8565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668097" calcext:value-type="float">
            <text:p>-0.04668097</text:p>
          </table:table-cell>
          <table:table-cell office:value-type="float" office:value="-0.07470367" calcext:value-type="float">
            <text:p>-0.07470367</text:p>
          </table:table-cell>
          <table:table-cell office:value-type="float" office:value="0.007072625" calcext:value-type="float">
            <text:p>0.007072625</text:p>
          </table:table-cell>
          <table:table-cell office:value-type="float" office:value="0.04893174" calcext:value-type="float">
            <text:p>0.04893174</text:p>
          </table:table-cell>
          <table:table-cell office:value-type="float" office:value="27.19083" calcext:value-type="float">
            <text:p>27.19083</text:p>
          </table:table-cell>
          <table:table-cell office:value-type="float" office:value="4.54172" calcext:value-type="float">
            <text:p>4.54172</text:p>
          </table:table-cell>
          <table:table-cell office:value-type="float" office:value="0.1405244" calcext:value-type="float">
            <text:p>0.1405244</text:p>
          </table:table-cell>
          <table:table-cell office:value-type="float" office:value="0.119058" calcext:value-type="float">
            <text:p>0.119058</text:p>
          </table:table-cell>
          <table:table-cell office:value-type="float" office:value="0.07553279" calcext:value-type="float">
            <text:p>0.07553279</text:p>
          </table:table-cell>
          <table:table-cell office:value-type="float" office:value="0.07811312" calcext:value-type="float">
            <text:p>0.07811312</text:p>
          </table:table-cell>
          <table:table-cell office:value-type="float" office:value="0.03298464" calcext:value-type="float">
            <text:p>0.03298464</text:p>
          </table:table-cell>
          <table:table-cell office:value-type="float" office:value="0.02525897" calcext:value-type="float">
            <text:p>0.02525897</text:p>
          </table:table-cell>
          <table:table-cell office:value-type="float" office:value="0.03191893" calcext:value-type="float">
            <text:p>0.03191893</text:p>
          </table:table-cell>
          <table:table-cell office:value-type="float" office:value="0.02297769" calcext:value-type="float">
            <text:p>0.02297769</text:p>
          </table:table-cell>
          <table:table-cell office:value-type="float" office:value="0.02199322" calcext:value-type="float">
            <text:p>0.02199322</text:p>
          </table:table-cell>
          <table:table-cell office:value-type="float" office:value="0.026848" calcext:value-type="float">
            <text:p>0.026848</text:p>
          </table:table-cell>
          <table:table-cell office:value-type="float" office:value="0.04171639" calcext:value-type="float">
            <text:p>0.04171639</text:p>
          </table:table-cell>
          <table:table-cell office:value-type="float" office:value="0.004659978" calcext:value-type="float">
            <text:p>0.004659978</text:p>
          </table:table-cell>
          <table:table-cell office:value-type="float" office:value="0.00382465" calcext:value-type="float">
            <text:p>0.00382465</text:p>
          </table:table-cell>
          <table:table-cell office:value-type="float" office:value="0" calcext:value-type="float">
            <text:p>0</text:p>
          </table:table-cell>
          <table:table-cell office:value-type="float" office:value="25.1468" calcext:value-type="float">
            <text:p>25.1468</text:p>
          </table:table-cell>
          <table:table-cell office:value-type="float" office:value="13.20494" calcext:value-type="float">
            <text:p>13.20494</text:p>
          </table:table-cell>
          <table:table-cell office:value-type="float" office:value="10.7261" calcext:value-type="float">
            <text:p>10.7261</text:p>
          </table:table-cell>
          <table:table-cell office:value-type="float" office:value="5.192726" calcext:value-type="float">
            <text:p>5.192726</text:p>
          </table:table-cell>
          <table:table-cell office:value-type="float" office:value="4.192555" calcext:value-type="float">
            <text:p>4.192555</text:p>
          </table:table-cell>
          <table:table-cell office:value-type="float" office:value="0.9903742" calcext:value-type="float">
            <text:p>0.9903742</text:p>
          </table:table-cell>
          <table:table-cell office:value-type="float" office:value="0.6282039" calcext:value-type="float">
            <text:p>0.6282039</text:p>
          </table:table-cell>
          <table:table-cell office:value-type="float" office:value="0.3497695" calcext:value-type="float">
            <text:p>0.3497695</text:p>
          </table:table-cell>
          <table:table-cell office:value-type="float" office:value="0.2578369" calcext:value-type="float">
            <text:p>0.2578369</text:p>
          </table:table-cell>
          <table:table-cell office:value-type="float" office:value="0.2011067" calcext:value-type="float">
            <text:p>0.2011067</text:p>
          </table:table-cell>
          <table:table-cell office:value-type="float" office:value="0.1119166" calcext:value-type="float">
            <text:p>0.1119166</text:p>
          </table:table-cell>
          <table:table-cell office:value-type="float" office:value="0.1915364" calcext:value-type="float">
            <text:p>0.1915364</text:p>
          </table:table-cell>
          <table:table-cell office:value-type="float" office:value="0.3111585" calcext:value-type="float">
            <text:p>0.3111585</text:p>
          </table:table-cell>
          <table:table-cell office:value-type="float" office:value="0.347533" calcext:value-type="float">
            <text:p>0.347533</text:p>
          </table:table-cell>
          <table:table-cell office:value-type="float" office:value="0" calcext:value-type="float">
            <text:p>0</text:p>
          </table:table-cell>
          <table:table-cell office:value-type="float" office:value="2642.147" calcext:value-type="float">
            <text:p>2642.14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9461" calcext:value-type="float">
            <text:p>12.9461</text:p>
          </table:table-cell>
          <table:table-cell office:value-type="float" office:value="0" calcext:value-type="float">
            <text:p>0</text:p>
          </table:table-cell>
          <table:table-cell office:value-type="float" office:value="-0.1530321" calcext:value-type="float">
            <text:p>-0.15303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36.8074" calcext:value-type="float">
            <text:p>36.8074</text:p>
          </table:table-cell>
          <table:table-cell office:value-type="float" office:value="1100.34" calcext:value-type="float">
            <text:p>1100.3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569222" calcext:value-type="float">
            <text:p>0.6569222</text:p>
          </table:table-cell>
          <table:table-cell office:value-type="float" office:value="2.864879" calcext:value-type="float">
            <text:p>2.86487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668097" calcext:value-type="float">
            <text:p>-0.04668097</text:p>
          </table:table-cell>
          <table:table-cell office:value-type="float" office:value="-0.07476322" calcext:value-type="float">
            <text:p>-0.07476322</text:p>
          </table:table-cell>
          <table:table-cell office:value-type="float" office:value="0.007100256" calcext:value-type="float">
            <text:p>0.007100256</text:p>
          </table:table-cell>
          <table:table-cell office:value-type="float" office:value="0.04896249" calcext:value-type="float">
            <text:p>0.04896249</text:p>
          </table:table-cell>
          <table:table-cell office:value-type="float" office:value="27.17475" calcext:value-type="float">
            <text:p>27.17475</text:p>
          </table:table-cell>
          <table:table-cell office:value-type="float" office:value="4.516983" calcext:value-type="float">
            <text:p>4.516983</text:p>
          </table:table-cell>
          <table:table-cell office:value-type="float" office:value="0.1373423" calcext:value-type="float">
            <text:p>0.1373423</text:p>
          </table:table-cell>
          <table:table-cell office:value-type="float" office:value="0.1188034" calcext:value-type="float">
            <text:p>0.1188034</text:p>
          </table:table-cell>
          <table:table-cell office:value-type="float" office:value="0.07777278" calcext:value-type="float">
            <text:p>0.07777278</text:p>
          </table:table-cell>
          <table:table-cell office:value-type="float" office:value="0.08030092" calcext:value-type="float">
            <text:p>0.08030092</text:p>
          </table:table-cell>
          <table:table-cell office:value-type="float" office:value="0.03348589" calcext:value-type="float">
            <text:p>0.03348589</text:p>
          </table:table-cell>
          <table:table-cell office:value-type="float" office:value="0.02563238" calcext:value-type="float">
            <text:p>0.02563238</text:p>
          </table:table-cell>
          <table:table-cell office:value-type="float" office:value="0.03204433" calcext:value-type="float">
            <text:p>0.03204433</text:p>
          </table:table-cell>
          <table:table-cell office:value-type="float" office:value="0.02303253" calcext:value-type="float">
            <text:p>0.02303253</text:p>
          </table:table-cell>
          <table:table-cell office:value-type="float" office:value="0.02202809" calcext:value-type="float">
            <text:p>0.02202809</text:p>
          </table:table-cell>
          <table:table-cell office:value-type="float" office:value="0.02689478" calcext:value-type="float">
            <text:p>0.02689478</text:p>
          </table:table-cell>
          <table:table-cell office:value-type="float" office:value="0.04175146" calcext:value-type="float">
            <text:p>0.04175146</text:p>
          </table:table-cell>
          <table:table-cell office:value-type="float" office:value="0.004659484" calcext:value-type="float">
            <text:p>0.004659484</text:p>
          </table:table-cell>
          <table:table-cell office:value-type="float" office:value="0.003822542" calcext:value-type="float">
            <text:p>0.003822542</text:p>
          </table:table-cell>
          <table:table-cell office:value-type="float" office:value="0" calcext:value-type="float">
            <text:p>0</text:p>
          </table:table-cell>
          <table:table-cell office:value-type="float" office:value="25.85207" calcext:value-type="float">
            <text:p>25.85207</text:p>
          </table:table-cell>
          <table:table-cell office:value-type="float" office:value="13.13201" calcext:value-type="float">
            <text:p>13.13201</text:p>
          </table:table-cell>
          <table:table-cell office:value-type="float" office:value="10.67574" calcext:value-type="float">
            <text:p>10.67574</text:p>
          </table:table-cell>
          <table:table-cell office:value-type="float" office:value="5.225482" calcext:value-type="float">
            <text:p>5.225482</text:p>
          </table:table-cell>
          <table:table-cell office:value-type="float" office:value="4.186802" calcext:value-type="float">
            <text:p>4.186802</text:p>
          </table:table-cell>
          <table:table-cell office:value-type="float" office:value="0.9974784" calcext:value-type="float">
            <text:p>0.9974784</text:p>
          </table:table-cell>
          <table:table-cell office:value-type="float" office:value="0.632415" calcext:value-type="float">
            <text:p>0.632415</text:p>
          </table:table-cell>
          <table:table-cell office:value-type="float" office:value="0.3526323" calcext:value-type="float">
            <text:p>0.3526323</text:p>
          </table:table-cell>
          <table:table-cell office:value-type="float" office:value="0.2608833" calcext:value-type="float">
            <text:p>0.2608833</text:p>
          </table:table-cell>
          <table:table-cell office:value-type="float" office:value="0.2032118" calcext:value-type="float">
            <text:p>0.2032118</text:p>
          </table:table-cell>
          <table:table-cell office:value-type="float" office:value="0.1134916" calcext:value-type="float">
            <text:p>0.1134916</text:p>
          </table:table-cell>
          <table:table-cell office:value-type="float" office:value="0.1938569" calcext:value-type="float">
            <text:p>0.1938569</text:p>
          </table:table-cell>
          <table:table-cell office:value-type="float" office:value="0.3107632" calcext:value-type="float">
            <text:p>0.3107632</text:p>
          </table:table-cell>
          <table:table-cell office:value-type="float" office:value="0.3474938" calcext:value-type="float">
            <text:p>0.3474938</text:p>
          </table:table-cell>
          <table:table-cell office:value-type="float" office:value="0" calcext:value-type="float">
            <text:p>0</text:p>
          </table:table-cell>
          <table:table-cell office:value-type="float" office:value="2647.757" calcext:value-type="float">
            <text:p>2647.75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95556" calcext:value-type="float">
            <text:p>12.95556</text:p>
          </table:table-cell>
          <table:table-cell office:value-type="float" office:value="0" calcext:value-type="float">
            <text:p>0</text:p>
          </table:table-cell>
          <table:table-cell office:value-type="float" office:value="-0.1530452" calcext:value-type="float">
            <text:p>-0.153045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36.79542" calcext:value-type="float">
            <text:p>36.79542</text:p>
          </table:table-cell>
          <table:table-cell office:value-type="float" office:value="1100.34" calcext:value-type="float">
            <text:p>1100.3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581393" calcext:value-type="float">
            <text:p>0.6581393</text:p>
          </table:table-cell>
          <table:table-cell office:value-type="float" office:value="2.872786" calcext:value-type="float">
            <text:p>2.872786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720273" calcext:value-type="float">
            <text:p>-0.04720273</text:p>
          </table:table-cell>
          <table:table-cell office:value-type="float" office:value="-0.07482041" calcext:value-type="float">
            <text:p>-0.07482041</text:p>
          </table:table-cell>
          <table:table-cell office:value-type="float" office:value="0.007127922" calcext:value-type="float">
            <text:p>0.007127922</text:p>
          </table:table-cell>
          <table:table-cell office:value-type="float" office:value="0.04899147" calcext:value-type="float">
            <text:p>0.04899147</text:p>
          </table:table-cell>
          <table:table-cell office:value-type="float" office:value="27.15995" calcext:value-type="float">
            <text:p>27.15995</text:p>
          </table:table-cell>
          <table:table-cell office:value-type="float" office:value="4.516203" calcext:value-type="float">
            <text:p>4.516203</text:p>
          </table:table-cell>
          <table:table-cell office:value-type="float" office:value="0.1344314" calcext:value-type="float">
            <text:p>0.1344314</text:p>
          </table:table-cell>
          <table:table-cell office:value-type="float" office:value="0.1195166" calcext:value-type="float">
            <text:p>0.1195166</text:p>
          </table:table-cell>
          <table:table-cell office:value-type="float" office:value="0.07997038" calcext:value-type="float">
            <text:p>0.07997038</text:p>
          </table:table-cell>
          <table:table-cell office:value-type="float" office:value="0.08237815" calcext:value-type="float">
            <text:p>0.08237815</text:p>
          </table:table-cell>
          <table:table-cell office:value-type="float" office:value="0.0339752" calcext:value-type="float">
            <text:p>0.0339752</text:p>
          </table:table-cell>
          <table:table-cell office:value-type="float" office:value="0.026008" calcext:value-type="float">
            <text:p>0.026008</text:p>
          </table:table-cell>
          <table:table-cell office:value-type="float" office:value="0.03218213" calcext:value-type="float">
            <text:p>0.03218213</text:p>
          </table:table-cell>
          <table:table-cell office:value-type="float" office:value="0.02309534" calcext:value-type="float">
            <text:p>0.02309534</text:p>
          </table:table-cell>
          <table:table-cell office:value-type="float" office:value="0.02206522" calcext:value-type="float">
            <text:p>0.02206522</text:p>
          </table:table-cell>
          <table:table-cell office:value-type="float" office:value="0.02694051" calcext:value-type="float">
            <text:p>0.02694051</text:p>
          </table:table-cell>
          <table:table-cell office:value-type="float" office:value="0.0417793" calcext:value-type="float">
            <text:p>0.0417793</text:p>
          </table:table-cell>
          <table:table-cell office:value-type="float" office:value="0.004680339" calcext:value-type="float">
            <text:p>0.004680339</text:p>
          </table:table-cell>
          <table:table-cell office:value-type="float" office:value="0.003799996" calcext:value-type="float">
            <text:p>0.003799996</text:p>
          </table:table-cell>
          <table:table-cell office:value-type="float" office:value="0" calcext:value-type="float">
            <text:p>0</text:p>
          </table:table-cell>
          <table:table-cell office:value-type="float" office:value="26.51348" calcext:value-type="float">
            <text:p>26.51348</text:p>
          </table:table-cell>
          <table:table-cell office:value-type="float" office:value="13.05431" calcext:value-type="float">
            <text:p>13.05431</text:p>
          </table:table-cell>
          <table:table-cell office:value-type="float" office:value="10.63705" calcext:value-type="float">
            <text:p>10.63705</text:p>
          </table:table-cell>
          <table:table-cell office:value-type="float" office:value="5.264651" calcext:value-type="float">
            <text:p>5.264651</text:p>
          </table:table-cell>
          <table:table-cell office:value-type="float" office:value="4.176293" calcext:value-type="float">
            <text:p>4.176293</text:p>
          </table:table-cell>
          <table:table-cell office:value-type="float" office:value="1.003835" calcext:value-type="float">
            <text:p>1.003835</text:p>
          </table:table-cell>
          <table:table-cell office:value-type="float" office:value="0.6360755" calcext:value-type="float">
            <text:p>0.6360755</text:p>
          </table:table-cell>
          <table:table-cell office:value-type="float" office:value="0.3552118" calcext:value-type="float">
            <text:p>0.3552118</text:p>
          </table:table-cell>
          <table:table-cell office:value-type="float" office:value="0.263742" calcext:value-type="float">
            <text:p>0.263742</text:p>
          </table:table-cell>
          <table:table-cell office:value-type="float" office:value="0.2052512" calcext:value-type="float">
            <text:p>0.2052512</text:p>
          </table:table-cell>
          <table:table-cell office:value-type="float" office:value="0.1150465" calcext:value-type="float">
            <text:p>0.1150465</text:p>
          </table:table-cell>
          <table:table-cell office:value-type="float" office:value="0.196483" calcext:value-type="float">
            <text:p>0.196483</text:p>
          </table:table-cell>
          <table:table-cell office:value-type="float" office:value="0.3203646" calcext:value-type="float">
            <text:p>0.3203646</text:p>
          </table:table-cell>
          <table:table-cell office:value-type="float" office:value="0.3380753" calcext:value-type="float">
            <text:p>0.3380753</text:p>
          </table:table-cell>
          <table:table-cell office:value-type="float" office:value="0" calcext:value-type="float">
            <text:p>0</text:p>
          </table:table-cell>
          <table:table-cell office:value-type="float" office:value="2653.152" calcext:value-type="float">
            <text:p>2653.152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96424" calcext:value-type="float">
            <text:p>12.96424</text:p>
          </table:table-cell>
          <table:table-cell office:value-type="float" office:value="0" calcext:value-type="float">
            <text:p>0</text:p>
          </table:table-cell>
          <table:table-cell office:value-type="float" office:value="-0.1530579" calcext:value-type="float">
            <text:p>-0.153057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36.7756" calcext:value-type="float">
            <text:p>36.7756</text:p>
          </table:table-cell>
          <table:table-cell office:value-type="float" office:value="1100.342" calcext:value-type="float">
            <text:p>1100.342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631636" calcext:value-type="float">
            <text:p>0.6631636</text:p>
          </table:table-cell>
          <table:table-cell office:value-type="float" office:value="2.882286" calcext:value-type="float">
            <text:p>2.882286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807165" calcext:value-type="float">
            <text:p>-0.04807165</text:p>
          </table:table-cell>
          <table:table-cell office:value-type="float" office:value="-0.07500071" calcext:value-type="float">
            <text:p>-0.07500071</text:p>
          </table:table-cell>
          <table:table-cell office:value-type="float" office:value="0.0071542" calcext:value-type="float">
            <text:p>0.0071542</text:p>
          </table:table-cell>
          <table:table-cell office:value-type="float" office:value="0.04901082" calcext:value-type="float">
            <text:p>0.04901082</text:p>
          </table:table-cell>
          <table:table-cell office:value-type="float" office:value="27.13258" calcext:value-type="float">
            <text:p>27.13258</text:p>
          </table:table-cell>
          <table:table-cell office:value-type="float" office:value="4.54062" calcext:value-type="float">
            <text:p>4.54062</text:p>
          </table:table-cell>
          <table:table-cell office:value-type="float" office:value="0.1386311" calcext:value-type="float">
            <text:p>0.1386311</text:p>
          </table:table-cell>
          <table:table-cell office:value-type="float" office:value="0.1216866" calcext:value-type="float">
            <text:p>0.1216866</text:p>
          </table:table-cell>
          <table:table-cell office:value-type="float" office:value="0.08182158" calcext:value-type="float">
            <text:p>0.08182158</text:p>
          </table:table-cell>
          <table:table-cell office:value-type="float" office:value="0.0841312" calcext:value-type="float">
            <text:p>0.0841312</text:p>
          </table:table-cell>
          <table:table-cell office:value-type="float" office:value="0.03443202" calcext:value-type="float">
            <text:p>0.03443202</text:p>
          </table:table-cell>
          <table:table-cell office:value-type="float" office:value="0.02636936" calcext:value-type="float">
            <text:p>0.02636936</text:p>
          </table:table-cell>
          <table:table-cell office:value-type="float" office:value="0.03232908" calcext:value-type="float">
            <text:p>0.03232908</text:p>
          </table:table-cell>
          <table:table-cell office:value-type="float" office:value="0.02316463" calcext:value-type="float">
            <text:p>0.02316463</text:p>
          </table:table-cell>
          <table:table-cell office:value-type="float" office:value="0.02210481" calcext:value-type="float">
            <text:p>0.02210481</text:p>
          </table:table-cell>
          <table:table-cell office:value-type="float" office:value="0.0269862" calcext:value-type="float">
            <text:p>0.0269862</text:p>
          </table:table-cell>
          <table:table-cell office:value-type="float" office:value="0.04180253" calcext:value-type="float">
            <text:p>0.04180253</text:p>
          </table:table-cell>
          <table:table-cell office:value-type="float" office:value="0.004673747" calcext:value-type="float">
            <text:p>0.004673747</text:p>
          </table:table-cell>
          <table:table-cell office:value-type="float" office:value="0.003807473" calcext:value-type="float">
            <text:p>0.003807473</text:p>
          </table:table-cell>
          <table:table-cell office:value-type="float" office:value="0" calcext:value-type="float">
            <text:p>0</text:p>
          </table:table-cell>
          <table:table-cell office:value-type="float" office:value="26.78315" calcext:value-type="float">
            <text:p>26.78315</text:p>
          </table:table-cell>
          <table:table-cell office:value-type="float" office:value="12.96249" calcext:value-type="float">
            <text:p>12.96249</text:p>
          </table:table-cell>
          <table:table-cell office:value-type="float" office:value="10.61647" calcext:value-type="float">
            <text:p>10.61647</text:p>
          </table:table-cell>
          <table:table-cell office:value-type="float" office:value="5.302527" calcext:value-type="float">
            <text:p>5.302527</text:p>
          </table:table-cell>
          <table:table-cell office:value-type="float" office:value="4.162455" calcext:value-type="float">
            <text:p>4.162455</text:p>
          </table:table-cell>
          <table:table-cell office:value-type="float" office:value="1.009696" calcext:value-type="float">
            <text:p>1.009696</text:p>
          </table:table-cell>
          <table:table-cell office:value-type="float" office:value="0.6393449" calcext:value-type="float">
            <text:p>0.6393449</text:p>
          </table:table-cell>
          <table:table-cell office:value-type="float" office:value="0.3575558" calcext:value-type="float">
            <text:p>0.3575558</text:p>
          </table:table-cell>
          <table:table-cell office:value-type="float" office:value="0.2664321" calcext:value-type="float">
            <text:p>0.2664321</text:p>
          </table:table-cell>
          <table:table-cell office:value-type="float" office:value="0.2072239" calcext:value-type="float">
            <text:p>0.2072239</text:p>
          </table:table-cell>
          <table:table-cell office:value-type="float" office:value="0.1165905" calcext:value-type="float">
            <text:p>0.1165905</text:p>
          </table:table-cell>
          <table:table-cell office:value-type="float" office:value="0.1991631" calcext:value-type="float">
            <text:p>0.1991631</text:p>
          </table:table-cell>
          <table:table-cell office:value-type="float" office:value="0.3172161" calcext:value-type="float">
            <text:p>0.3172161</text:p>
          </table:table-cell>
          <table:table-cell office:value-type="float" office:value="0.3421461" calcext:value-type="float">
            <text:p>0.3421461</text:p>
          </table:table-cell>
          <table:table-cell office:value-type="float" office:value="0" calcext:value-type="float">
            <text:p>0</text:p>
          </table:table-cell>
          <table:table-cell office:value-type="float" office:value="2676.61" calcext:value-type="float">
            <text:p>2676.6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2.97824" calcext:value-type="float">
            <text:p>12.97824</text:p>
          </table:table-cell>
          <table:table-cell office:value-type="float" office:value="0" calcext:value-type="float">
            <text:p>0</text:p>
          </table:table-cell>
          <table:table-cell office:value-type="float" office:value="-0.1530846" calcext:value-type="float">
            <text:p>-0.153084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36.74031" calcext:value-type="float">
            <text:p>36.74031</text:p>
          </table:table-cell>
          <table:table-cell office:value-type="float" office:value="1100.35" calcext:value-type="float">
            <text:p>1100.35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723298" calcext:value-type="float">
            <text:p>0.6723298</text:p>
          </table:table-cell>
          <table:table-cell office:value-type="float" office:value="2.897827" calcext:value-type="float">
            <text:p>2.89782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889161" calcext:value-type="float">
            <text:p>-0.04889161</text:p>
          </table:table-cell>
          <table:table-cell office:value-type="float" office:value="-0.07549103" calcext:value-type="float">
            <text:p>-0.07549103</text:p>
          </table:table-cell>
          <table:table-cell office:value-type="float" office:value="0.007178686" calcext:value-type="float">
            <text:p>0.007178686</text:p>
          </table:table-cell>
          <table:table-cell office:value-type="float" office:value="0.04902269" calcext:value-type="float">
            <text:p>0.04902269</text:p>
          </table:table-cell>
          <table:table-cell office:value-type="float" office:value="27.08456" calcext:value-type="float">
            <text:p>27.08456</text:p>
          </table:table-cell>
          <table:table-cell office:value-type="float" office:value="4.493443" calcext:value-type="float">
            <text:p>4.493443</text:p>
          </table:table-cell>
          <table:table-cell office:value-type="float" office:value="0.1474279" calcext:value-type="float">
            <text:p>0.1474279</text:p>
          </table:table-cell>
          <table:table-cell office:value-type="float" office:value="0.124464" calcext:value-type="float">
            <text:p>0.124464</text:p>
          </table:table-cell>
          <table:table-cell office:value-type="float" office:value="0.08261172" calcext:value-type="float">
            <text:p>0.08261172</text:p>
          </table:table-cell>
          <table:table-cell office:value-type="float" office:value="0.08481856" calcext:value-type="float">
            <text:p>0.08481856</text:p>
          </table:table-cell>
          <table:table-cell office:value-type="float" office:value="0.03477834" calcext:value-type="float">
            <text:p>0.03477834</text:p>
          </table:table-cell>
          <table:table-cell office:value-type="float" office:value="0.02665499" calcext:value-type="float">
            <text:p>0.02665499</text:p>
          </table:table-cell>
          <table:table-cell office:value-type="float" office:value="0.03247419" calcext:value-type="float">
            <text:p>0.03247419</text:p>
          </table:table-cell>
          <table:table-cell office:value-type="float" office:value="0.02323809" calcext:value-type="float">
            <text:p>0.02323809</text:p>
          </table:table-cell>
          <table:table-cell office:value-type="float" office:value="0.02214735" calcext:value-type="float">
            <text:p>0.02214735</text:p>
          </table:table-cell>
          <table:table-cell office:value-type="float" office:value="0.02703042" calcext:value-type="float">
            <text:p>0.02703042</text:p>
          </table:table-cell>
          <table:table-cell office:value-type="float" office:value="0.0418204" calcext:value-type="float">
            <text:p>0.0418204</text:p>
          </table:table-cell>
          <table:table-cell office:value-type="float" office:value="0.004667992" calcext:value-type="float">
            <text:p>0.004667992</text:p>
          </table:table-cell>
          <table:table-cell office:value-type="float" office:value="0.003814449" calcext:value-type="float">
            <text:p>0.003814449</text:p>
          </table:table-cell>
          <table:table-cell office:value-type="float" office:value="0" calcext:value-type="float">
            <text:p>0</text:p>
          </table:table-cell>
          <table:table-cell office:value-type="float" office:value="26.15586" calcext:value-type="float">
            <text:p>26.15586</text:p>
          </table:table-cell>
          <table:table-cell office:value-type="float" office:value="12.98531" calcext:value-type="float">
            <text:p>12.98531</text:p>
          </table:table-cell>
          <table:table-cell office:value-type="float" office:value="10.57579" calcext:value-type="float">
            <text:p>10.57579</text:p>
          </table:table-cell>
          <table:table-cell office:value-type="float" office:value="5.347501" calcext:value-type="float">
            <text:p>5.347501</text:p>
          </table:table-cell>
          <table:table-cell office:value-type="float" office:value="4.16131" calcext:value-type="float">
            <text:p>4.16131</text:p>
          </table:table-cell>
          <table:table-cell office:value-type="float" office:value="1.015924" calcext:value-type="float">
            <text:p>1.015924</text:p>
          </table:table-cell>
          <table:table-cell office:value-type="float" office:value="0.6426734" calcext:value-type="float">
            <text:p>0.6426734</text:p>
          </table:table-cell>
          <table:table-cell office:value-type="float" office:value="0.3597664" calcext:value-type="float">
            <text:p>0.3597664</text:p>
          </table:table-cell>
          <table:table-cell office:value-type="float" office:value="0.2689798" calcext:value-type="float">
            <text:p>0.2689798</text:p>
          </table:table-cell>
          <table:table-cell office:value-type="float" office:value="0.2091453" calcext:value-type="float">
            <text:p>0.2091453</text:p>
          </table:table-cell>
          <table:table-cell office:value-type="float" office:value="0.1180943" calcext:value-type="float">
            <text:p>0.1180943</text:p>
          </table:table-cell>
          <table:table-cell office:value-type="float" office:value="0.2016206" calcext:value-type="float">
            <text:p>0.2016206</text:p>
          </table:table-cell>
          <table:table-cell office:value-type="float" office:value="0.3146349" calcext:value-type="float">
            <text:p>0.3146349</text:p>
          </table:table-cell>
          <table:table-cell office:value-type="float" office:value="0.3458162" calcext:value-type="float">
            <text:p>0.3458162</text:p>
          </table:table-cell>
          <table:table-cell office:value-type="float" office:value="0" calcext:value-type="float">
            <text:p>0</text:p>
          </table:table-cell>
          <table:table-cell office:value-type="float" office:value="2727.004" calcext:value-type="float">
            <text:p>2727.00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00275" calcext:value-type="float">
            <text:p>13.00275</text:p>
          </table:table-cell>
          <table:table-cell office:value-type="float" office:value="0" calcext:value-type="float">
            <text:p>0</text:p>
          </table:table-cell>
          <table:table-cell office:value-type="float" office:value="-0.1531337" calcext:value-type="float">
            <text:p>-0.15313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36.71669" calcext:value-type="float">
            <text:p>36.71669</text:p>
          </table:table-cell>
          <table:table-cell office:value-type="float" office:value="1100.354" calcext:value-type="float">
            <text:p>1100.35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760398" calcext:value-type="float">
            <text:p>0.6760398</text:p>
          </table:table-cell>
          <table:table-cell office:value-type="float" office:value="2.909848" calcext:value-type="float">
            <text:p>2.909848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712" calcext:value-type="float">
            <text:p>-0.04923712</text:p>
          </table:table-cell>
          <table:table-cell office:value-type="float" office:value="-0.0758011" calcext:value-type="float">
            <text:p>-0.0758011</text:p>
          </table:table-cell>
          <table:table-cell office:value-type="float" office:value="0.007204782" calcext:value-type="float">
            <text:p>0.007204782</text:p>
          </table:table-cell>
          <table:table-cell office:value-type="float" office:value="0.04904032" calcext:value-type="float">
            <text:p>0.04904032</text:p>
          </table:table-cell>
          <table:table-cell office:value-type="float" office:value="27.05449" calcext:value-type="float">
            <text:p>27.05449</text:p>
          </table:table-cell>
          <table:table-cell office:value-type="float" office:value="4.462613" calcext:value-type="float">
            <text:p>4.462613</text:p>
          </table:table-cell>
          <table:table-cell office:value-type="float" office:value="0.1502495" calcext:value-type="float">
            <text:p>0.1502495</text:p>
          </table:table-cell>
          <table:table-cell office:value-type="float" office:value="0.1236089" calcext:value-type="float">
            <text:p>0.1236089</text:p>
          </table:table-cell>
          <table:table-cell office:value-type="float" office:value="0.08308323" calcext:value-type="float">
            <text:p>0.08308323</text:p>
          </table:table-cell>
          <table:table-cell office:value-type="float" office:value="0.08508394" calcext:value-type="float">
            <text:p>0.08508394</text:p>
          </table:table-cell>
          <table:table-cell office:value-type="float" office:value="0.03504033" calcext:value-type="float">
            <text:p>0.03504033</text:p>
          </table:table-cell>
          <table:table-cell office:value-type="float" office:value="0.02685981" calcext:value-type="float">
            <text:p>0.02685981</text:p>
          </table:table-cell>
          <table:table-cell office:value-type="float" office:value="0.03260808" calcext:value-type="float">
            <text:p>0.03260808</text:p>
          </table:table-cell>
          <table:table-cell office:value-type="float" office:value="0.02331265" calcext:value-type="float">
            <text:p>0.02331265</text:p>
          </table:table-cell>
          <table:table-cell office:value-type="float" office:value="0.02219138" calcext:value-type="float">
            <text:p>0.02219138</text:p>
          </table:table-cell>
          <table:table-cell office:value-type="float" office:value="0.0270746" calcext:value-type="float">
            <text:p>0.0270746</text:p>
          </table:table-cell>
          <table:table-cell office:value-type="float" office:value="0.04183273" calcext:value-type="float">
            <text:p>0.04183273</text:p>
          </table:table-cell>
          <table:table-cell office:value-type="float" office:value="0.00466527" calcext:value-type="float">
            <text:p>0.00466527</text:p>
          </table:table-cell>
          <table:table-cell office:value-type="float" office:value="0.003815923" calcext:value-type="float">
            <text:p>0.003815923</text:p>
          </table:table-cell>
          <table:table-cell office:value-type="float" office:value="0" calcext:value-type="float">
            <text:p>0</text:p>
          </table:table-cell>
          <table:table-cell office:value-type="float" office:value="26.44623" calcext:value-type="float">
            <text:p>26.44623</text:p>
          </table:table-cell>
          <table:table-cell office:value-type="float" office:value="12.9826" calcext:value-type="float">
            <text:p>12.9826</text:p>
          </table:table-cell>
          <table:table-cell office:value-type="float" office:value="10.51327" calcext:value-type="float">
            <text:p>10.51327</text:p>
          </table:table-cell>
          <table:table-cell office:value-type="float" office:value="5.396349" calcext:value-type="float">
            <text:p>5.396349</text:p>
          </table:table-cell>
          <table:table-cell office:value-type="float" office:value="4.168595" calcext:value-type="float">
            <text:p>4.168595</text:p>
          </table:table-cell>
          <table:table-cell office:value-type="float" office:value="1.022778" calcext:value-type="float">
            <text:p>1.022778</text:p>
          </table:table-cell>
          <table:table-cell office:value-type="float" office:value="0.6462997" calcext:value-type="float">
            <text:p>0.6462997</text:p>
          </table:table-cell>
          <table:table-cell office:value-type="float" office:value="0.3619607" calcext:value-type="float">
            <text:p>0.3619607</text:p>
          </table:table-cell>
          <table:table-cell office:value-type="float" office:value="0.2714384" calcext:value-type="float">
            <text:p>0.2714384</text:p>
          </table:table-cell>
          <table:table-cell office:value-type="float" office:value="0.2109949" calcext:value-type="float">
            <text:p>0.2109949</text:p>
          </table:table-cell>
          <table:table-cell office:value-type="float" office:value="0.11958" calcext:value-type="float">
            <text:p>0.11958</text:p>
          </table:table-cell>
          <table:table-cell office:value-type="float" office:value="0.2039218" calcext:value-type="float">
            <text:p>0.2039218</text:p>
          </table:table-cell>
          <table:table-cell office:value-type="float" office:value="0.3132917" calcext:value-type="float">
            <text:p>0.3132917</text:p>
          </table:table-cell>
          <table:table-cell office:value-type="float" office:value="0.3473328" calcext:value-type="float">
            <text:p>0.3473328</text:p>
          </table:table-cell>
          <table:table-cell office:value-type="float" office:value="0" calcext:value-type="float">
            <text:p>0</text:p>
          </table:table-cell>
          <table:table-cell office:value-type="float" office:value="2748.752" calcext:value-type="float">
            <text:p>2748.752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01839" calcext:value-type="float">
            <text:p>13.01839</text:p>
          </table:table-cell>
          <table:table-cell office:value-type="float" office:value="0" calcext:value-type="float">
            <text:p>0</text:p>
          </table:table-cell>
          <table:table-cell office:value-type="float" office:value="-0.1531709" calcext:value-type="float">
            <text:p>-0.153170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36.70546" calcext:value-type="float">
            <text:p>36.70546</text:p>
          </table:table-cell>
          <table:table-cell office:value-type="float" office:value="1100.356" calcext:value-type="float">
            <text:p>1100.35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760321" calcext:value-type="float">
            <text:p>0.6760321</text:p>
          </table:table-cell>
          <table:table-cell office:value-type="float" office:value="2.917149" calcext:value-type="float">
            <text:p>2.91714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712" calcext:value-type="float">
            <text:p>-0.04923712</text:p>
          </table:table-cell>
          <table:table-cell office:value-type="float" office:value="-0.07585962" calcext:value-type="float">
            <text:p>-0.07585962</text:p>
          </table:table-cell>
          <table:table-cell office:value-type="float" office:value="0.007232965" calcext:value-type="float">
            <text:p>0.007232965</text:p>
          </table:table-cell>
          <table:table-cell office:value-type="float" office:value="0.04906598" calcext:value-type="float">
            <text:p>0.04906598</text:p>
          </table:table-cell>
          <table:table-cell office:value-type="float" office:value="27.04051" calcext:value-type="float">
            <text:p>27.04051</text:p>
          </table:table-cell>
          <table:table-cell office:value-type="float" office:value="4.441285" calcext:value-type="float">
            <text:p>4.441285</text:p>
          </table:table-cell>
          <table:table-cell office:value-type="float" office:value="0.1454486" calcext:value-type="float">
            <text:p>0.1454486</text:p>
          </table:table-cell>
          <table:table-cell office:value-type="float" office:value="0.1213026" calcext:value-type="float">
            <text:p>0.1213026</text:p>
          </table:table-cell>
          <table:table-cell office:value-type="float" office:value="0.08422832" calcext:value-type="float">
            <text:p>0.08422832</text:p>
          </table:table-cell>
          <table:table-cell office:value-type="float" office:value="0.08608936" calcext:value-type="float">
            <text:p>0.08608936</text:p>
          </table:table-cell>
          <table:table-cell office:value-type="float" office:value="0.03533805" calcext:value-type="float">
            <text:p>0.03533805</text:p>
          </table:table-cell>
          <table:table-cell office:value-type="float" office:value="0.02706197" calcext:value-type="float">
            <text:p>0.02706197</text:p>
          </table:table-cell>
          <table:table-cell office:value-type="float" office:value="0.03273613" calcext:value-type="float">
            <text:p>0.03273613</text:p>
          </table:table-cell>
          <table:table-cell office:value-type="float" office:value="0.02338793" calcext:value-type="float">
            <text:p>0.02338793</text:p>
          </table:table-cell>
          <table:table-cell office:value-type="float" office:value="0.02223571" calcext:value-type="float">
            <text:p>0.02223571</text:p>
          </table:table-cell>
          <table:table-cell office:value-type="float" office:value="0.02711845" calcext:value-type="float">
            <text:p>0.02711845</text:p>
          </table:table-cell>
          <table:table-cell office:value-type="float" office:value="0.04183973" calcext:value-type="float">
            <text:p>0.04183973</text:p>
          </table:table-cell>
          <table:table-cell office:value-type="float" office:value="0.004664517" calcext:value-type="float">
            <text:p>0.004664517</text:p>
          </table:table-cell>
          <table:table-cell office:value-type="float" office:value="0.003813174" calcext:value-type="float">
            <text:p>0.003813174</text:p>
          </table:table-cell>
          <table:table-cell office:value-type="float" office:value="0" calcext:value-type="float">
            <text:p>0</text:p>
          </table:table-cell>
          <table:table-cell office:value-type="float" office:value="27.52483" calcext:value-type="float">
            <text:p>27.52483</text:p>
          </table:table-cell>
          <table:table-cell office:value-type="float" office:value="12.92917" calcext:value-type="float">
            <text:p>12.92917</text:p>
          </table:table-cell>
          <table:table-cell office:value-type="float" office:value="10.46063" calcext:value-type="float">
            <text:p>10.46063</text:p>
          </table:table-cell>
          <table:table-cell office:value-type="float" office:value="5.418926" calcext:value-type="float">
            <text:p>5.418926</text:p>
          </table:table-cell>
          <table:table-cell office:value-type="float" office:value="4.171637" calcext:value-type="float">
            <text:p>4.171637</text:p>
          </table:table-cell>
          <table:table-cell office:value-type="float" office:value="1.029399" calcext:value-type="float">
            <text:p>1.029399</text:p>
          </table:table-cell>
          <table:table-cell office:value-type="float" office:value="0.6498191" calcext:value-type="float">
            <text:p>0.6498191</text:p>
          </table:table-cell>
          <table:table-cell office:value-type="float" office:value="0.3640871" calcext:value-type="float">
            <text:p>0.3640871</text:p>
          </table:table-cell>
          <table:table-cell office:value-type="float" office:value="0.2739025" calcext:value-type="float">
            <text:p>0.2739025</text:p>
          </table:table-cell>
          <table:table-cell office:value-type="float" office:value="0.2127533" calcext:value-type="float">
            <text:p>0.2127533</text:p>
          </table:table-cell>
          <table:table-cell office:value-type="float" office:value="0.1210411" calcext:value-type="float">
            <text:p>0.1210411</text:p>
          </table:table-cell>
          <table:table-cell office:value-type="float" office:value="0.206149" calcext:value-type="float">
            <text:p>0.2061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3473393" calcext:value-type="float">
            <text:p>0.3473393</text:p>
          </table:table-cell>
          <table:table-cell office:value-type="float" office:value="0" calcext:value-type="float">
            <text:p>0</text:p>
          </table:table-cell>
          <table:table-cell office:value-type="float" office:value="2750.535" calcext:value-type="float">
            <text:p>2750.535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02571" calcext:value-type="float">
            <text:p>13.02571</text:p>
          </table:table-cell>
          <table:table-cell office:value-type="float" office:value="0" calcext:value-type="float">
            <text:p>0</text:p>
          </table:table-cell>
          <table:table-cell office:value-type="float" office:value="-0.1531848" calcext:value-type="float">
            <text:p>-0.15318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36.68621" calcext:value-type="float">
            <text:p>36.68621</text:p>
          </table:table-cell>
          <table:table-cell office:value-type="float" office:value="1100.361" calcext:value-type="float">
            <text:p>1100.361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80144" calcext:value-type="float">
            <text:p>0.680144</text:p>
          </table:table-cell>
          <table:table-cell office:value-type="float" office:value="2.925993" calcext:value-type="float">
            <text:p>2.92599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712" calcext:value-type="float">
            <text:p>-0.04923712</text:p>
          </table:table-cell>
          <table:table-cell office:value-type="float" office:value="-0.07604957" calcext:value-type="float">
            <text:p>-0.07604957</text:p>
          </table:table-cell>
          <table:table-cell office:value-type="float" office:value="0.007259876" calcext:value-type="float">
            <text:p>0.007259876</text:p>
          </table:table-cell>
          <table:table-cell office:value-type="float" office:value="0.04907749" calcext:value-type="float">
            <text:p>0.04907749</text:p>
          </table:table-cell>
          <table:table-cell office:value-type="float" office:value="27.01369" calcext:value-type="float">
            <text:p>27.01369</text:p>
          </table:table-cell>
          <table:table-cell office:value-type="float" office:value="4.484691" calcext:value-type="float">
            <text:p>4.484691</text:p>
          </table:table-cell>
          <table:table-cell office:value-type="float" office:value="0.1495975" calcext:value-type="float">
            <text:p>0.1495975</text:p>
          </table:table-cell>
          <table:table-cell office:value-type="float" office:value="0.1244133" calcext:value-type="float">
            <text:p>0.1244133</text:p>
          </table:table-cell>
          <table:table-cell office:value-type="float" office:value="0.08537166" calcext:value-type="float">
            <text:p>0.08537166</text:p>
          </table:table-cell>
          <table:table-cell office:value-type="float" office:value="0.08714853" calcext:value-type="float">
            <text:p>0.08714853</text:p>
          </table:table-cell>
          <table:table-cell office:value-type="float" office:value="0.03566336" calcext:value-type="float">
            <text:p>0.03566336</text:p>
          </table:table-cell>
          <table:table-cell office:value-type="float" office:value="0.02729536" calcext:value-type="float">
            <text:p>0.02729536</text:p>
          </table:table-cell>
          <table:table-cell office:value-type="float" office:value="0.0328701" calcext:value-type="float">
            <text:p>0.0328701</text:p>
          </table:table-cell>
          <table:table-cell office:value-type="float" office:value="0.02346372" calcext:value-type="float">
            <text:p>0.02346372</text:p>
          </table:table-cell>
          <table:table-cell office:value-type="float" office:value="0.02228067" calcext:value-type="float">
            <text:p>0.02228067</text:p>
          </table:table-cell>
          <table:table-cell office:value-type="float" office:value="0.0271618" calcext:value-type="float">
            <text:p>0.0271618</text:p>
          </table:table-cell>
          <table:table-cell office:value-type="float" office:value="0.04184183" calcext:value-type="float">
            <text:p>0.04184183</text:p>
          </table:table-cell>
          <table:table-cell office:value-type="float" office:value="0.004664505" calcext:value-type="float">
            <text:p>0.004664505</text:p>
          </table:table-cell>
          <table:table-cell office:value-type="float" office:value="0.003812925" calcext:value-type="float">
            <text:p>0.003812925</text:p>
          </table:table-cell>
          <table:table-cell office:value-type="float" office:value="0" calcext:value-type="float">
            <text:p>0</text:p>
          </table:table-cell>
          <table:table-cell office:value-type="float" office:value="28.27106" calcext:value-type="float">
            <text:p>28.27106</text:p>
          </table:table-cell>
          <table:table-cell office:value-type="float" office:value="12.91888" calcext:value-type="float">
            <text:p>12.91888</text:p>
          </table:table-cell>
          <table:table-cell office:value-type="float" office:value="10.43315" calcext:value-type="float">
            <text:p>10.43315</text:p>
          </table:table-cell>
          <table:table-cell office:value-type="float" office:value="5.444924" calcext:value-type="float">
            <text:p>5.444924</text:p>
          </table:table-cell>
          <table:table-cell office:value-type="float" office:value="4.167819" calcext:value-type="float">
            <text:p>4.167819</text:p>
          </table:table-cell>
          <table:table-cell office:value-type="float" office:value="1.035523" calcext:value-type="float">
            <text:p>1.035523</text:p>
          </table:table-cell>
          <table:table-cell office:value-type="float" office:value="0.6529453" calcext:value-type="float">
            <text:p>0.6529453</text:p>
          </table:table-cell>
          <table:table-cell office:value-type="float" office:value="0.366088" calcext:value-type="float">
            <text:p>0.366088</text:p>
          </table:table-cell>
          <table:table-cell office:value-type="float" office:value="0.2762895" calcext:value-type="float">
            <text:p>0.2762895</text:p>
          </table:table-cell>
          <table:table-cell office:value-type="float" office:value="0.2144628" calcext:value-type="float">
            <text:p>0.2144628</text:p>
          </table:table-cell>
          <table:table-cell office:value-type="float" office:value="0.1224762" calcext:value-type="float">
            <text:p>0.1224762</text:p>
          </table:table-cell>
          <table:table-cell office:value-type="float" office:value="0.2083073" calcext:value-type="float">
            <text:p>0.2083073</text:p>
          </table:table-cell>
          <table:table-cell office:value-type="float" office:value="0.3124254" calcext:value-type="float">
            <text:p>0.3124254</text:p>
          </table:table-cell>
          <table:table-cell office:value-type="float" office:value="0.3473448" calcext:value-type="float">
            <text:p>0.3473448</text:p>
          </table:table-cell>
          <table:table-cell office:value-type="float" office:value="0" calcext:value-type="float">
            <text:p>0</text:p>
          </table:table-cell>
          <table:table-cell office:value-type="float" office:value="2768.525" calcext:value-type="float">
            <text:p>2768.525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03893" calcext:value-type="float">
            <text:p>13.03893</text:p>
          </table:table-cell>
          <table:table-cell office:value-type="float" office:value="0" calcext:value-type="float">
            <text:p>0</text:p>
          </table:table-cell>
          <table:table-cell office:value-type="float" office:value="-0.1532132" calcext:value-type="float">
            <text:p>-0.153213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36.6489" calcext:value-type="float">
            <text:p>36.6489</text:p>
          </table:table-cell>
          <table:table-cell office:value-type="float" office:value="1100.371" calcext:value-type="float">
            <text:p>1100.371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892841" calcext:value-type="float">
            <text:p>0.6892841</text:p>
          </table:table-cell>
          <table:table-cell office:value-type="float" office:value="2.942072" calcext:value-type="float">
            <text:p>2.94207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1" calcext:value-type="float">
            <text:p>0.000243179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712" calcext:value-type="float">
            <text:p>-0.04923712</text:p>
          </table:table-cell>
          <table:table-cell office:value-type="float" office:value="-0.07662575" calcext:value-type="float">
            <text:p>-0.07662575</text:p>
          </table:table-cell>
          <table:table-cell office:value-type="float" office:value="0.007284336" calcext:value-type="float">
            <text:p>0.007284336</text:p>
          </table:table-cell>
          <table:table-cell office:value-type="float" office:value="0.04908505" calcext:value-type="float">
            <text:p>0.04908505</text:p>
          </table:table-cell>
          <table:table-cell office:value-type="float" office:value="26.96194" calcext:value-type="float">
            <text:p>26.96194</text:p>
          </table:table-cell>
          <table:table-cell office:value-type="float" office:value="4.50291" calcext:value-type="float">
            <text:p>4.50291</text:p>
          </table:table-cell>
          <table:table-cell office:value-type="float" office:value="0.1586002" calcext:value-type="float">
            <text:p>0.1586002</text:p>
          </table:table-cell>
          <table:table-cell office:value-type="float" office:value="0.1284408" calcext:value-type="float">
            <text:p>0.1284408</text:p>
          </table:table-cell>
          <table:table-cell office:value-type="float" office:value="0.08520322" calcext:value-type="float">
            <text:p>0.08520322</text:p>
          </table:table-cell>
          <table:table-cell office:value-type="float" office:value="0.08696727" calcext:value-type="float">
            <text:p>0.08696727</text:p>
          </table:table-cell>
          <table:table-cell office:value-type="float" office:value="0.03588243" calcext:value-type="float">
            <text:p>0.03588243</text:p>
          </table:table-cell>
          <table:table-cell office:value-type="float" office:value="0.02747184" calcext:value-type="float">
            <text:p>0.02747184</text:p>
          </table:table-cell>
          <table:table-cell office:value-type="float" office:value="0.03300199" calcext:value-type="float">
            <text:p>0.03300199</text:p>
          </table:table-cell>
          <table:table-cell office:value-type="float" office:value="0.02354049" calcext:value-type="float">
            <text:p>0.02354049</text:p>
          </table:table-cell>
          <table:table-cell office:value-type="float" office:value="0.02232614" calcext:value-type="float">
            <text:p>0.02232614</text:p>
          </table:table-cell>
          <table:table-cell office:value-type="float" office:value="0.02720461" calcext:value-type="float">
            <text:p>0.02720461</text:p>
          </table:table-cell>
          <table:table-cell office:value-type="float" office:value="0.0418393" calcext:value-type="float">
            <text:p>0.0418393</text:p>
          </table:table-cell>
          <table:table-cell office:value-type="float" office:value="0.004664721" calcext:value-type="float">
            <text:p>0.004664721</text:p>
          </table:table-cell>
          <table:table-cell office:value-type="float" office:value="0.003813303" calcext:value-type="float">
            <text:p>0.003813303</text:p>
          </table:table-cell>
          <table:table-cell office:value-type="float" office:value="0" calcext:value-type="float">
            <text:p>0</text:p>
          </table:table-cell>
          <table:table-cell office:value-type="float" office:value="27.96042" calcext:value-type="float">
            <text:p>27.96042</text:p>
          </table:table-cell>
          <table:table-cell office:value-type="float" office:value="13.00363" calcext:value-type="float">
            <text:p>13.00363</text:p>
          </table:table-cell>
          <table:table-cell office:value-type="float" office:value="10.40747" calcext:value-type="float">
            <text:p>10.40747</text:p>
          </table:table-cell>
          <table:table-cell office:value-type="float" office:value="5.488986" calcext:value-type="float">
            <text:p>5.488986</text:p>
          </table:table-cell>
          <table:table-cell office:value-type="float" office:value="4.172124" calcext:value-type="float">
            <text:p>4.172124</text:p>
          </table:table-cell>
          <table:table-cell office:value-type="float" office:value="1.042269" calcext:value-type="float">
            <text:p>1.042269</text:p>
          </table:table-cell>
          <table:table-cell office:value-type="float" office:value="0.6562269" calcext:value-type="float">
            <text:p>0.6562269</text:p>
          </table:table-cell>
          <table:table-cell office:value-type="float" office:value="0.3680066" calcext:value-type="float">
            <text:p>0.3680066</text:p>
          </table:table-cell>
          <table:table-cell office:value-type="float" office:value="0.2785917" calcext:value-type="float">
            <text:p>0.2785917</text:p>
          </table:table-cell>
          <table:table-cell office:value-type="float" office:value="0.2161262" calcext:value-type="float">
            <text:p>0.2161262</text:p>
          </table:table-cell>
          <table:table-cell office:value-type="float" office:value="0.1238856" calcext:value-type="float">
            <text:p>0.1238856</text:p>
          </table:table-cell>
          <table:table-cell office:value-type="float" office:value="0.2104308" calcext:value-type="float">
            <text:p>0.2104308</text:p>
          </table:table-cell>
          <table:table-cell office:value-type="float" office:value="0.312245" calcext:value-type="float">
            <text:p>0.312245</text:p>
          </table:table-cell>
          <table:table-cell office:value-type="float" office:value="0.3473491" calcext:value-type="float">
            <text:p>0.3473491</text:p>
          </table:table-cell>
          <table:table-cell office:value-type="float" office:value="0" calcext:value-type="float">
            <text:p>0</text:p>
          </table:table-cell>
          <table:table-cell office:value-type="float" office:value="2815.837" calcext:value-type="float">
            <text:p>2815.83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06499" calcext:value-type="float">
            <text:p>13.06499</text:p>
          </table:table-cell>
          <table:table-cell office:value-type="float" office:value="0" calcext:value-type="float">
            <text:p>0</text:p>
          </table:table-cell>
          <table:table-cell office:value-type="float" office:value="-0.1532742" calcext:value-type="float">
            <text:p>-0.15327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36.60256" calcext:value-type="float">
            <text:p>36.60256</text:p>
          </table:table-cell>
          <table:table-cell office:value-type="float" office:value="1100.383" calcext:value-type="float">
            <text:p>1100.383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964265" calcext:value-type="float">
            <text:p>0.6964265</text:p>
          </table:table-cell>
          <table:table-cell office:value-type="float" office:value="2.967193" calcext:value-type="float">
            <text:p>2.96719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792" calcext:value-type="float">
            <text:p>0.0002431792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711" calcext:value-type="float">
            <text:p>-0.04923711</text:p>
          </table:table-cell>
          <table:table-cell office:value-type="float" office:value="-0.07723278" calcext:value-type="float">
            <text:p>-0.07723278</text:p>
          </table:table-cell>
          <table:table-cell office:value-type="float" office:value="0.007308725" calcext:value-type="float">
            <text:p>0.007308725</text:p>
          </table:table-cell>
          <table:table-cell office:value-type="float" office:value="0.04908967" calcext:value-type="float">
            <text:p>0.04908967</text:p>
          </table:table-cell>
          <table:table-cell office:value-type="float" office:value="26.90256" calcext:value-type="float">
            <text:p>26.90256</text:p>
          </table:table-cell>
          <table:table-cell office:value-type="float" office:value="4.563224" calcext:value-type="float">
            <text:p>4.563224</text:p>
          </table:table-cell>
          <table:table-cell office:value-type="float" office:value="0.1629393" calcext:value-type="float">
            <text:p>0.1629393</text:p>
          </table:table-cell>
          <table:table-cell office:value-type="float" office:value="0.1280423" calcext:value-type="float">
            <text:p>0.1280423</text:p>
          </table:table-cell>
          <table:table-cell office:value-type="float" office:value="0.08214655" calcext:value-type="float">
            <text:p>0.08214655</text:p>
          </table:table-cell>
          <table:table-cell office:value-type="float" office:value="0.08411513" calcext:value-type="float">
            <text:p>0.08411513</text:p>
          </table:table-cell>
          <table:table-cell office:value-type="float" office:value="0.03576173" calcext:value-type="float">
            <text:p>0.03576173</text:p>
          </table:table-cell>
          <table:table-cell office:value-type="float" office:value="0.02746263" calcext:value-type="float">
            <text:p>0.02746263</text:p>
          </table:table-cell>
          <table:table-cell office:value-type="float" office:value="0.03311286" calcext:value-type="float">
            <text:p>0.03311286</text:p>
          </table:table-cell>
          <table:table-cell office:value-type="float" office:value="0.02361558" calcext:value-type="float">
            <text:p>0.02361558</text:p>
          </table:table-cell>
          <table:table-cell office:value-type="float" office:value="0.02237191" calcext:value-type="float">
            <text:p>0.02237191</text:p>
          </table:table-cell>
          <table:table-cell office:value-type="float" office:value="0.0272469" calcext:value-type="float">
            <text:p>0.0272469</text:p>
          </table:table-cell>
          <table:table-cell office:value-type="float" office:value="0.04183266" calcext:value-type="float">
            <text:p>0.04183266</text:p>
          </table:table-cell>
          <table:table-cell office:value-type="float" office:value="0.004664646" calcext:value-type="float">
            <text:p>0.004664646</text:p>
          </table:table-cell>
          <table:table-cell office:value-type="float" office:value="0.003812286" calcext:value-type="float">
            <text:p>0.003812286</text:p>
          </table:table-cell>
          <table:table-cell office:value-type="float" office:value="0" calcext:value-type="float">
            <text:p>0</text:p>
          </table:table-cell>
          <table:table-cell office:value-type="float" office:value="28.34822" calcext:value-type="float">
            <text:p>28.34822</text:p>
          </table:table-cell>
          <table:table-cell office:value-type="float" office:value="13.17037" calcext:value-type="float">
            <text:p>13.17037</text:p>
          </table:table-cell>
          <table:table-cell office:value-type="float" office:value="10.44545" calcext:value-type="float">
            <text:p>10.44545</text:p>
          </table:table-cell>
          <table:table-cell office:value-type="float" office:value="5.559342" calcext:value-type="float">
            <text:p>5.559342</text:p>
          </table:table-cell>
          <table:table-cell office:value-type="float" office:value="4.200152" calcext:value-type="float">
            <text:p>4.200152</text:p>
          </table:table-cell>
          <table:table-cell office:value-type="float" office:value="1.050852" calcext:value-type="float">
            <text:p>1.050852</text:p>
          </table:table-cell>
          <table:table-cell office:value-type="float" office:value="0.6604015" calcext:value-type="float">
            <text:p>0.6604015</text:p>
          </table:table-cell>
          <table:table-cell office:value-type="float" office:value="0.3700146" calcext:value-type="float">
            <text:p>0.3700146</text:p>
          </table:table-cell>
          <table:table-cell office:value-type="float" office:value="0.2808366" calcext:value-type="float">
            <text:p>0.2808366</text:p>
          </table:table-cell>
          <table:table-cell office:value-type="float" office:value="0.217746" calcext:value-type="float">
            <text:p>0.217746</text:p>
          </table:table-cell>
          <table:table-cell office:value-type="float" office:value="0.1252701" calcext:value-type="float">
            <text:p>0.1252701</text:p>
          </table:table-cell>
          <table:table-cell office:value-type="float" office:value="0.2125181" calcext:value-type="float">
            <text:p>0.2125181</text:p>
          </table:table-cell>
          <table:table-cell office:value-type="float" office:value="0.3119188" calcext:value-type="float">
            <text:p>0.3119188</text:p>
          </table:table-cell>
          <table:table-cell office:value-type="float" office:value="0.3473517" calcext:value-type="float">
            <text:p>0.3473517</text:p>
          </table:table-cell>
          <table:table-cell office:value-type="float" office:value="0" calcext:value-type="float">
            <text:p>0</text:p>
          </table:table-cell>
          <table:table-cell office:value-type="float" office:value="2854.034" calcext:value-type="float">
            <text:p>2854.03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09774" calcext:value-type="float">
            <text:p>13.09774</text:p>
          </table:table-cell>
          <table:table-cell office:value-type="float" office:value="0" calcext:value-type="float">
            <text:p>0</text:p>
          </table:table-cell>
          <table:table-cell office:value-type="float" office:value="-0.1533386" calcext:value-type="float">
            <text:p>-0.153338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36.55951" calcext:value-type="float">
            <text:p>36.55951</text:p>
          </table:table-cell>
          <table:table-cell office:value-type="float" office:value="1100.405" calcext:value-type="float">
            <text:p>1100.405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772282" calcext:value-type="float">
            <text:p>0.6772282</text:p>
          </table:table-cell>
          <table:table-cell office:value-type="float" office:value="3.005905" calcext:value-type="float">
            <text:p>3.00590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838" calcext:value-type="float">
            <text:p>0.00024318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663" calcext:value-type="float">
            <text:p>-0.04923663</text:p>
          </table:table-cell>
          <table:table-cell office:value-type="float" office:value="-0.0774174" calcext:value-type="float">
            <text:p>-0.0774174</text:p>
          </table:table-cell>
          <table:table-cell office:value-type="float" office:value="0.007325849" calcext:value-type="float">
            <text:p>0.007325849</text:p>
          </table:table-cell>
          <table:table-cell office:value-type="float" office:value="0.04909591" calcext:value-type="float">
            <text:p>0.04909591</text:p>
          </table:table-cell>
          <table:table-cell office:value-type="float" office:value="26.89436" calcext:value-type="float">
            <text:p>26.89436</text:p>
          </table:table-cell>
          <table:table-cell office:value-type="float" office:value="3.6335" calcext:value-type="float">
            <text:p>3.6335</text:p>
          </table:table-cell>
          <table:table-cell office:value-type="float" office:value="0.1631334" calcext:value-type="float">
            <text:p>0.1631334</text:p>
          </table:table-cell>
          <table:table-cell office:value-type="float" office:value="0.1274542" calcext:value-type="float">
            <text:p>0.1274542</text:p>
          </table:table-cell>
          <table:table-cell office:value-type="float" office:value="0.07858981" calcext:value-type="float">
            <text:p>0.07858981</text:p>
          </table:table-cell>
          <table:table-cell office:value-type="float" office:value="0.0805262" calcext:value-type="float">
            <text:p>0.0805262</text:p>
          </table:table-cell>
          <table:table-cell office:value-type="float" office:value="0.03529485" calcext:value-type="float">
            <text:p>0.03529485</text:p>
          </table:table-cell>
          <table:table-cell office:value-type="float" office:value="0.02720299" calcext:value-type="float">
            <text:p>0.02720299</text:p>
          </table:table-cell>
          <table:table-cell office:value-type="float" office:value="0.03318258" calcext:value-type="float">
            <text:p>0.03318258</text:p>
          </table:table-cell>
          <table:table-cell office:value-type="float" office:value="0.02368397" calcext:value-type="float">
            <text:p>0.02368397</text:p>
          </table:table-cell>
          <table:table-cell office:value-type="float" office:value="0.02241743" calcext:value-type="float">
            <text:p>0.02241743</text:p>
          </table:table-cell>
          <table:table-cell office:value-type="float" office:value="0.02728864" calcext:value-type="float">
            <text:p>0.02728864</text:p>
          </table:table-cell>
          <table:table-cell office:value-type="float" office:value="0.04182214" calcext:value-type="float">
            <text:p>0.04182214</text:p>
          </table:table-cell>
          <table:table-cell office:value-type="float" office:value="0.004664559" calcext:value-type="float">
            <text:p>0.004664559</text:p>
          </table:table-cell>
          <table:table-cell office:value-type="float" office:value="0.003811293" calcext:value-type="float">
            <text:p>0.003811293</text:p>
          </table:table-cell>
          <table:table-cell office:value-type="float" office:value="0" calcext:value-type="float">
            <text:p>0</text:p>
          </table:table-cell>
          <table:table-cell office:value-type="float" office:value="28.10699" calcext:value-type="float">
            <text:p>28.10699</text:p>
          </table:table-cell>
          <table:table-cell office:value-type="float" office:value="13.94685" calcext:value-type="float">
            <text:p>13.94685</text:p>
          </table:table-cell>
          <table:table-cell office:value-type="float" office:value="10.54052" calcext:value-type="float">
            <text:p>10.54052</text:p>
          </table:table-cell>
          <table:table-cell office:value-type="float" office:value="5.62954" calcext:value-type="float">
            <text:p>5.62954</text:p>
          </table:table-cell>
          <table:table-cell office:value-type="float" office:value="4.243863" calcext:value-type="float">
            <text:p>4.243863</text:p>
          </table:table-cell>
          <table:table-cell office:value-type="float" office:value="1.061681" calcext:value-type="float">
            <text:p>1.061681</text:p>
          </table:table-cell>
          <table:table-cell office:value-type="float" office:value="0.6657033" calcext:value-type="float">
            <text:p>0.6657033</text:p>
          </table:table-cell>
          <table:table-cell office:value-type="float" office:value="0.3723272" calcext:value-type="float">
            <text:p>0.3723272</text:p>
          </table:table-cell>
          <table:table-cell office:value-type="float" office:value="0.2830855" calcext:value-type="float">
            <text:p>0.2830855</text:p>
          </table:table-cell>
          <table:table-cell office:value-type="float" office:value="0.2193309" calcext:value-type="float">
            <text:p>0.2193309</text:p>
          </table:table-cell>
          <table:table-cell office:value-type="float" office:value="0.1266308" calcext:value-type="float">
            <text:p>0.1266308</text:p>
          </table:table-cell>
          <table:table-cell office:value-type="float" office:value="0.2145643" calcext:value-type="float">
            <text:p>0.2145643</text:p>
          </table:table-cell>
          <table:table-cell office:value-type="float" office:value="0.3116048" calcext:value-type="float">
            <text:p>0.3116048</text:p>
          </table:table-cell>
          <table:table-cell office:value-type="float" office:value="0.3473547" calcext:value-type="float">
            <text:p>0.3473547</text:p>
          </table:table-cell>
          <table:table-cell office:value-type="float" office:value="0" calcext:value-type="float">
            <text:p>0</text:p>
          </table:table-cell>
          <table:table-cell office:value-type="float" office:value="2825.789" calcext:value-type="float">
            <text:p>2825.789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11685" calcext:value-type="float">
            <text:p>13.11685</text:p>
          </table:table-cell>
          <table:table-cell office:value-type="float" office:value="0" calcext:value-type="float">
            <text:p>0</text:p>
          </table:table-cell>
          <table:table-cell office:value-type="float" office:value="-0.1533473" calcext:value-type="float">
            <text:p>-0.15334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36.52632" calcext:value-type="float">
            <text:p>36.52632</text:p>
          </table:table-cell>
          <table:table-cell office:value-type="float" office:value="1100.417" calcext:value-type="float">
            <text:p>1100.41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713544" calcext:value-type="float">
            <text:p>0.6713544</text:p>
          </table:table-cell>
          <table:table-cell office:value-type="float" office:value="3.030699" calcext:value-type="float">
            <text:p>3.03069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838" calcext:value-type="float">
            <text:p>0.00024318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663" calcext:value-type="float">
            <text:p>-0.04923663</text:p>
          </table:table-cell>
          <table:table-cell office:value-type="float" office:value="-0.07749421" calcext:value-type="float">
            <text:p>-0.07749421</text:p>
          </table:table-cell>
          <table:table-cell office:value-type="float" office:value="0.007345949" calcext:value-type="float">
            <text:p>0.007345949</text:p>
          </table:table-cell>
          <table:table-cell office:value-type="float" office:value="0.04910188" calcext:value-type="float">
            <text:p>0.04910188</text:p>
          </table:table-cell>
          <table:table-cell office:value-type="float" office:value="26.86123" calcext:value-type="float">
            <text:p>26.86123</text:p>
          </table:table-cell>
          <table:table-cell office:value-type="float" office:value="3.145264" calcext:value-type="float">
            <text:p>3.145264</text:p>
          </table:table-cell>
          <table:table-cell office:value-type="float" office:value="0.1626602" calcext:value-type="float">
            <text:p>0.1626602</text:p>
          </table:table-cell>
          <table:table-cell office:value-type="float" office:value="0.1305281" calcext:value-type="float">
            <text:p>0.1305281</text:p>
          </table:table-cell>
          <table:table-cell office:value-type="float" office:value="0.07787813" calcext:value-type="float">
            <text:p>0.07787813</text:p>
          </table:table-cell>
          <table:table-cell office:value-type="float" office:value="0.07945734" calcext:value-type="float">
            <text:p>0.07945734</text:p>
          </table:table-cell>
          <table:table-cell office:value-type="float" office:value="0.03496534" calcext:value-type="float">
            <text:p>0.03496534</text:p>
          </table:table-cell>
          <table:table-cell office:value-type="float" office:value="0.02693289" calcext:value-type="float">
            <text:p>0.02693289</text:p>
          </table:table-cell>
          <table:table-cell office:value-type="float" office:value="0.0332224" calcext:value-type="float">
            <text:p>0.0332224</text:p>
          </table:table-cell>
          <table:table-cell office:value-type="float" office:value="0.02374281" calcext:value-type="float">
            <text:p>0.02374281</text:p>
          </table:table-cell>
          <table:table-cell office:value-type="float" office:value="0.0224618" calcext:value-type="float">
            <text:p>0.0224618</text:p>
          </table:table-cell>
          <table:table-cell office:value-type="float" office:value="0.02732964" calcext:value-type="float">
            <text:p>0.02732964</text:p>
          </table:table-cell>
          <table:table-cell office:value-type="float" office:value="0.04180812" calcext:value-type="float">
            <text:p>0.04180812</text:p>
          </table:table-cell>
          <table:table-cell office:value-type="float" office:value="0.004664393" calcext:value-type="float">
            <text:p>0.004664393</text:p>
          </table:table-cell>
          <table:table-cell office:value-type="float" office:value="0.00381021" calcext:value-type="float">
            <text:p>0.00381021</text:p>
          </table:table-cell>
          <table:table-cell office:value-type="float" office:value="0" calcext:value-type="float">
            <text:p>0</text:p>
          </table:table-cell>
          <table:table-cell office:value-type="float" office:value="27.42411" calcext:value-type="float">
            <text:p>27.42411</text:p>
          </table:table-cell>
          <table:table-cell office:value-type="float" office:value="14.48544" calcext:value-type="float">
            <text:p>14.48544</text:p>
          </table:table-cell>
          <table:table-cell office:value-type="float" office:value="10.5756" calcext:value-type="float">
            <text:p>10.5756</text:p>
          </table:table-cell>
          <table:table-cell office:value-type="float" office:value="5.681724" calcext:value-type="float">
            <text:p>5.681724</text:p>
          </table:table-cell>
          <table:table-cell office:value-type="float" office:value="4.27955" calcext:value-type="float">
            <text:p>4.27955</text:p>
          </table:table-cell>
          <table:table-cell office:value-type="float" office:value="1.07243" calcext:value-type="float">
            <text:p>1.07243</text:p>
          </table:table-cell>
          <table:table-cell office:value-type="float" office:value="0.6713203" calcext:value-type="float">
            <text:p>0.6713203</text:p>
          </table:table-cell>
          <table:table-cell office:value-type="float" office:value="0.3748649" calcext:value-type="float">
            <text:p>0.3748649</text:p>
          </table:table-cell>
          <table:table-cell office:value-type="float" office:value="0.2853837" calcext:value-type="float">
            <text:p>0.2853837</text:p>
          </table:table-cell>
          <table:table-cell office:value-type="float" office:value="0.2208951" calcext:value-type="float">
            <text:p>0.2208951</text:p>
          </table:table-cell>
          <table:table-cell office:value-type="float" office:value="0.1279703" calcext:value-type="float">
            <text:p>0.1279703</text:p>
          </table:table-cell>
          <table:table-cell office:value-type="float" office:value="0.2165712" calcext:value-type="float">
            <text:p>0.2165712</text:p>
          </table:table-cell>
          <table:table-cell office:value-type="float" office:value="0.3112849" calcext:value-type="float">
            <text:p>0.3112849</text:p>
          </table:table-cell>
          <table:table-cell office:value-type="float" office:value="0.3473576" calcext:value-type="float">
            <text:p>0.3473576</text:p>
          </table:table-cell>
          <table:table-cell office:value-type="float" office:value="0" calcext:value-type="float">
            <text:p>0</text:p>
          </table:table-cell>
          <table:table-cell office:value-type="float" office:value="2828.161" calcext:value-type="float">
            <text:p>2828.16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13622" calcext:value-type="float">
            <text:p>13.13622</text:p>
          </table:table-cell>
          <table:table-cell office:value-type="float" office:value="0" calcext:value-type="float">
            <text:p>0</text:p>
          </table:table-cell>
          <table:table-cell office:value-type="float" office:value="-0.1533553" calcext:value-type="float">
            <text:p>-0.153355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36.47451" calcext:value-type="float">
            <text:p>36.47451</text:p>
          </table:table-cell>
          <table:table-cell office:value-type="float" office:value="1100.437" calcext:value-type="float">
            <text:p>1100.43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637452" calcext:value-type="float">
            <text:p>0.6637452</text:p>
          </table:table-cell>
          <table:table-cell office:value-type="float" office:value="3.068257" calcext:value-type="float">
            <text:p>3.06825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838" calcext:value-type="float">
            <text:p>0.00024318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663" calcext:value-type="float">
            <text:p>-0.04923663</text:p>
          </table:table-cell>
          <table:table-cell office:value-type="float" office:value="-0.07798078" calcext:value-type="float">
            <text:p>-0.07798078</text:p>
          </table:table-cell>
          <table:table-cell office:value-type="float" office:value="0.007369086" calcext:value-type="float">
            <text:p>0.007369086</text:p>
          </table:table-cell>
          <table:table-cell office:value-type="float" office:value="0.04910559" calcext:value-type="float">
            <text:p>0.04910559</text:p>
          </table:table-cell>
          <table:table-cell office:value-type="float" office:value="26.8167" calcext:value-type="float">
            <text:p>26.8167</text:p>
          </table:table-cell>
          <table:table-cell office:value-type="float" office:value="2.30622" calcext:value-type="float">
            <text:p>2.30622</text:p>
          </table:table-cell>
          <table:table-cell office:value-type="float" office:value="0.1532912" calcext:value-type="float">
            <text:p>0.1532912</text:p>
          </table:table-cell>
          <table:table-cell office:value-type="float" office:value="0.1274949" calcext:value-type="float">
            <text:p>0.1274949</text:p>
          </table:table-cell>
          <table:table-cell office:value-type="float" office:value="0.07552403" calcext:value-type="float">
            <text:p>0.07552403</text:p>
          </table:table-cell>
          <table:table-cell office:value-type="float" office:value="0.07741944" calcext:value-type="float">
            <text:p>0.07741944</text:p>
          </table:table-cell>
          <table:table-cell office:value-type="float" office:value="0.03470864" calcext:value-type="float">
            <text:p>0.03470864</text:p>
          </table:table-cell>
          <table:table-cell office:value-type="float" office:value="0.02675794" calcext:value-type="float">
            <text:p>0.02675794</text:p>
          </table:table-cell>
          <table:table-cell office:value-type="float" office:value="0.03326463" calcext:value-type="float">
            <text:p>0.03326463</text:p>
          </table:table-cell>
          <table:table-cell office:value-type="float" office:value="0.02379556" calcext:value-type="float">
            <text:p>0.02379556</text:p>
          </table:table-cell>
          <table:table-cell office:value-type="float" office:value="0.02250447" calcext:value-type="float">
            <text:p>0.02250447</text:p>
          </table:table-cell>
          <table:table-cell office:value-type="float" office:value="0.02736973" calcext:value-type="float">
            <text:p>0.02736973</text:p>
          </table:table-cell>
          <table:table-cell office:value-type="float" office:value="0.04179079" calcext:value-type="float">
            <text:p>0.04179079</text:p>
          </table:table-cell>
          <table:table-cell office:value-type="float" office:value="0.004664338" calcext:value-type="float">
            <text:p>0.004664338</text:p>
          </table:table-cell>
          <table:table-cell office:value-type="float" office:value="0.003809408" calcext:value-type="float">
            <text:p>0.003809408</text:p>
          </table:table-cell>
          <table:table-cell office:value-type="float" office:value="0" calcext:value-type="float">
            <text:p>0</text:p>
          </table:table-cell>
          <table:table-cell office:value-type="float" office:value="27.21443" calcext:value-type="float">
            <text:p>27.21443</text:p>
          </table:table-cell>
          <table:table-cell office:value-type="float" office:value="14.86052" calcext:value-type="float">
            <text:p>14.86052</text:p>
          </table:table-cell>
          <table:table-cell office:value-type="float" office:value="10.67848" calcext:value-type="float">
            <text:p>10.67848</text:p>
          </table:table-cell>
          <table:table-cell office:value-type="float" office:value="5.735712" calcext:value-type="float">
            <text:p>5.735712</text:p>
          </table:table-cell>
          <table:table-cell office:value-type="float" office:value="4.31578" calcext:value-type="float">
            <text:p>4.31578</text:p>
          </table:table-cell>
          <table:table-cell office:value-type="float" office:value="1.082725" calcext:value-type="float">
            <text:p>1.082725</text:p>
          </table:table-cell>
          <table:table-cell office:value-type="float" office:value="0.6766073" calcext:value-type="float">
            <text:p>0.6766073</text:p>
          </table:table-cell>
          <table:table-cell office:value-type="float" office:value="0.3773708" calcext:value-type="float">
            <text:p>0.3773708</text:p>
          </table:table-cell>
          <table:table-cell office:value-type="float" office:value="0.287709" calcext:value-type="float">
            <text:p>0.287709</text:p>
          </table:table-cell>
          <table:table-cell office:value-type="float" office:value="0.2224485" calcext:value-type="float">
            <text:p>0.2224485</text:p>
          </table:table-cell>
          <table:table-cell office:value-type="float" office:value="0.129292" calcext:value-type="float">
            <text:p>0.129292</text:p>
          </table:table-cell>
          <table:table-cell office:value-type="float" office:value="0.2185417" calcext:value-type="float">
            <text:p>0.2185417</text:p>
          </table:table-cell>
          <table:table-cell office:value-type="float" office:value="0.3110085" calcext:value-type="float">
            <text:p>0.3110085</text:p>
          </table:table-cell>
          <table:table-cell office:value-type="float" office:value="0.3473612" calcext:value-type="float">
            <text:p>0.3473612</text:p>
          </table:table-cell>
          <table:table-cell office:value-type="float" office:value="0" calcext:value-type="float">
            <text:p>0</text:p>
          </table:table-cell>
          <table:table-cell office:value-type="float" office:value="2850.358" calcext:value-type="float">
            <text:p>2850.358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16707" calcext:value-type="float">
            <text:p>13.16707</text:p>
          </table:table-cell>
          <table:table-cell office:value-type="float" office:value="0" calcext:value-type="float">
            <text:p>0</text:p>
          </table:table-cell>
          <table:table-cell office:value-type="float" office:value="-0.1533919" calcext:value-type="float">
            <text:p>-0.153391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36.41428" calcext:value-type="float">
            <text:p>36.41428</text:p>
          </table:table-cell>
          <table:table-cell office:value-type="float" office:value="1100.454" calcext:value-type="float">
            <text:p>1100.45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65433" calcext:value-type="float">
            <text:p>0.665433</text:p>
          </table:table-cell>
          <table:table-cell office:value-type="float" office:value="3.106185" calcext:value-type="float">
            <text:p>3.10618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838" calcext:value-type="float">
            <text:p>0.00024318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663" calcext:value-type="float">
            <text:p>-0.04923663</text:p>
          </table:table-cell>
          <table:table-cell office:value-type="float" office:value="-0.07908332" calcext:value-type="float">
            <text:p>-0.07908332</text:p>
          </table:table-cell>
          <table:table-cell office:value-type="float" office:value="0.00739582" calcext:value-type="float">
            <text:p>0.00739582</text:p>
          </table:table-cell>
          <table:table-cell office:value-type="float" office:value="0.04910807" calcext:value-type="float">
            <text:p>0.04910807</text:p>
          </table:table-cell>
          <table:table-cell office:value-type="float" office:value="26.7526" calcext:value-type="float">
            <text:p>26.7526</text:p>
          </table:table-cell>
          <table:table-cell office:value-type="float" office:value="2.072367" calcext:value-type="float">
            <text:p>2.072367</text:p>
          </table:table-cell>
          <table:table-cell office:value-type="float" office:value="0.1475077" calcext:value-type="float">
            <text:p>0.1475077</text:p>
          </table:table-cell>
          <table:table-cell office:value-type="float" office:value="0.1253473" calcext:value-type="float">
            <text:p>0.1253473</text:p>
          </table:table-cell>
          <table:table-cell office:value-type="float" office:value="0.0728474" calcext:value-type="float">
            <text:p>0.0728474</text:p>
          </table:table-cell>
          <table:table-cell office:value-type="float" office:value="0.07475872" calcext:value-type="float">
            <text:p>0.07475872</text:p>
          </table:table-cell>
          <table:table-cell office:value-type="float" office:value="0.03417568" calcext:value-type="float">
            <text:p>0.03417568</text:p>
          </table:table-cell>
          <table:table-cell office:value-type="float" office:value="0.02641088" calcext:value-type="float">
            <text:p>0.02641088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2384295" calcext:value-type="float">
            <text:p>0.02384295</text:p>
          </table:table-cell>
          <table:table-cell office:value-type="float" office:value="0.02254546" calcext:value-type="float">
            <text:p>0.02254546</text:p>
          </table:table-cell>
          <table:table-cell office:value-type="float" office:value="0.02740872" calcext:value-type="float">
            <text:p>0.02740872</text:p>
          </table:table-cell>
          <table:table-cell office:value-type="float" office:value="0.04177039" calcext:value-type="float">
            <text:p>0.04177039</text:p>
          </table:table-cell>
          <table:table-cell office:value-type="float" office:value="0.00466427" calcext:value-type="float">
            <text:p>0.00466427</text:p>
          </table:table-cell>
          <table:table-cell office:value-type="float" office:value="0.003808443" calcext:value-type="float">
            <text:p>0.003808443</text:p>
          </table:table-cell>
          <table:table-cell office:value-type="float" office:value="0" calcext:value-type="float">
            <text:p>0</text:p>
          </table:table-cell>
          <table:table-cell office:value-type="float" office:value="27.23845" calcext:value-type="float">
            <text:p>27.23845</text:p>
          </table:table-cell>
          <table:table-cell office:value-type="float" office:value="15.05872" calcext:value-type="float">
            <text:p>15.05872</text:p>
          </table:table-cell>
          <table:table-cell office:value-type="float" office:value="10.83612" calcext:value-type="float">
            <text:p>10.83612</text:p>
          </table:table-cell>
          <table:table-cell office:value-type="float" office:value="5.800812" calcext:value-type="float">
            <text:p>5.800812</text:p>
          </table:table-cell>
          <table:table-cell office:value-type="float" office:value="4.361971" calcext:value-type="float">
            <text:p>4.361971</text:p>
          </table:table-cell>
          <table:table-cell office:value-type="float" office:value="1.094872" calcext:value-type="float">
            <text:p>1.094872</text:p>
          </table:table-cell>
          <table:table-cell office:value-type="float" office:value="0.6828761" calcext:value-type="float">
            <text:p>0.6828761</text:p>
          </table:table-cell>
          <table:table-cell office:value-type="float" office:value="0.3800178" calcext:value-type="float">
            <text:p>0.3800178</text:p>
          </table:table-cell>
          <table:table-cell office:value-type="float" office:value="0.2900468" calcext:value-type="float">
            <text:p>0.2900468</text:p>
          </table:table-cell>
          <table:table-cell office:value-type="float" office:value="0.2239935" calcext:value-type="float">
            <text:p>0.2239935</text:p>
          </table:table-cell>
          <table:table-cell office:value-type="float" office:value="0.1305984" calcext:value-type="float">
            <text:p>0.1305984</text:p>
          </table:table-cell>
          <table:table-cell office:value-type="float" office:value="0.2204794" calcext:value-type="float">
            <text:p>0.2204794</text:p>
          </table:table-cell>
          <table:table-cell office:value-type="float" office:value="0.3107244" calcext:value-type="float">
            <text:p>0.3107244</text:p>
          </table:table-cell>
          <table:table-cell office:value-type="float" office:value="0.3473639" calcext:value-type="float">
            <text:p>0.3473639</text:p>
          </table:table-cell>
          <table:table-cell office:value-type="float" office:value="0" calcext:value-type="float">
            <text:p>0</text:p>
          </table:table-cell>
          <table:table-cell office:value-type="float" office:value="2884.26" calcext:value-type="float">
            <text:p>2884.26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20823" calcext:value-type="float">
            <text:p>13.20823</text:p>
          </table:table-cell>
          <table:table-cell office:value-type="float" office:value="0" calcext:value-type="float">
            <text:p>0</text:p>
          </table:table-cell>
          <table:table-cell office:value-type="float" office:value="-0.1534815" calcext:value-type="float">
            <text:p>-0.15348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36.3629" calcext:value-type="float">
            <text:p>36.3629</text:p>
          </table:table-cell>
          <table:table-cell office:value-type="float" office:value="1100.467" calcext:value-type="float">
            <text:p>1100.46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690114" calcext:value-type="float">
            <text:p>0.6690114</text:p>
          </table:table-cell>
          <table:table-cell office:value-type="float" office:value="3.138544" calcext:value-type="float">
            <text:p>3.13854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838" calcext:value-type="float">
            <text:p>0.00024318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663" calcext:value-type="float">
            <text:p>-0.04923663</text:p>
          </table:table-cell>
          <table:table-cell office:value-type="float" office:value="-0.07974569" calcext:value-type="float">
            <text:p>-0.07974569</text:p>
          </table:table-cell>
          <table:table-cell office:value-type="float" office:value="0.00742432" calcext:value-type="float">
            <text:p>0.00742432</text:p>
          </table:table-cell>
          <table:table-cell office:value-type="float" office:value="0.04910999" calcext:value-type="float">
            <text:p>0.04910999</text:p>
          </table:table-cell>
          <table:table-cell office:value-type="float" office:value="26.69187" calcext:value-type="float">
            <text:p>26.69187</text:p>
          </table:table-cell>
          <table:table-cell office:value-type="float" office:value="2.073955" calcext:value-type="float">
            <text:p>2.073955</text:p>
          </table:table-cell>
          <table:table-cell office:value-type="float" office:value="0.1461238" calcext:value-type="float">
            <text:p>0.1461238</text:p>
          </table:table-cell>
          <table:table-cell office:value-type="float" office:value="0.1257932" calcext:value-type="float">
            <text:p>0.1257932</text:p>
          </table:table-cell>
          <table:table-cell office:value-type="float" office:value="0.07149077" calcext:value-type="float">
            <text:p>0.07149077</text:p>
          </table:table-cell>
          <table:table-cell office:value-type="float" office:value="0.07319858" calcext:value-type="float">
            <text:p>0.07319858</text:p>
          </table:table-cell>
          <table:table-cell office:value-type="float" office:value="0.03366411" calcext:value-type="float">
            <text:p>0.03366411</text:p>
          </table:table-cell>
          <table:table-cell office:value-type="float" office:value="0.02602575" calcext:value-type="float">
            <text:p>0.02602575</text:p>
          </table:table-cell>
          <table:table-cell office:value-type="float" office:value="0.03326699" calcext:value-type="float">
            <text:p>0.03326699</text:p>
          </table:table-cell>
          <table:table-cell office:value-type="float" office:value="0.02388234" calcext:value-type="float">
            <text:p>0.02388234</text:p>
          </table:table-cell>
          <table:table-cell office:value-type="float" office:value="0.02258452" calcext:value-type="float">
            <text:p>0.02258452</text:p>
          </table:table-cell>
          <table:table-cell office:value-type="float" office:value="0.02744656" calcext:value-type="float">
            <text:p>0.02744656</text:p>
          </table:table-cell>
          <table:table-cell office:value-type="float" office:value="0.04174704" calcext:value-type="float">
            <text:p>0.04174704</text:p>
          </table:table-cell>
          <table:table-cell office:value-type="float" office:value="0.004664234" calcext:value-type="float">
            <text:p>0.004664234</text:p>
          </table:table-cell>
          <table:table-cell office:value-type="float" office:value="0.003807474" calcext:value-type="float">
            <text:p>0.003807474</text:p>
          </table:table-cell>
          <table:table-cell office:value-type="float" office:value="0" calcext:value-type="float">
            <text:p>0</text:p>
          </table:table-cell>
          <table:table-cell office:value-type="float" office:value="28.61512" calcext:value-type="float">
            <text:p>28.61512</text:p>
          </table:table-cell>
          <table:table-cell office:value-type="float" office:value="15.12807" calcext:value-type="float">
            <text:p>15.12807</text:p>
          </table:table-cell>
          <table:table-cell office:value-type="float" office:value="10.96185" calcext:value-type="float">
            <text:p>10.96185</text:p>
          </table:table-cell>
          <table:table-cell office:value-type="float" office:value="5.865448" calcext:value-type="float">
            <text:p>5.865448</text:p>
          </table:table-cell>
          <table:table-cell office:value-type="float" office:value="4.408634" calcext:value-type="float">
            <text:p>4.408634</text:p>
          </table:table-cell>
          <table:table-cell office:value-type="float" office:value="1.107569" calcext:value-type="float">
            <text:p>1.107569</text:p>
          </table:table-cell>
          <table:table-cell office:value-type="float" office:value="0.68966" calcext:value-type="float">
            <text:p>0.68966</text:p>
          </table:table-cell>
          <table:table-cell office:value-type="float" office:value="0.3828609" calcext:value-type="float">
            <text:p>0.3828609</text:p>
          </table:table-cell>
          <table:table-cell office:value-type="float" office:value="0.2924264" calcext:value-type="float">
            <text:p>0.2924264</text:p>
          </table:table-cell>
          <table:table-cell office:value-type="float" office:value="0.2255351" calcext:value-type="float">
            <text:p>0.2255351</text:p>
          </table:table-cell>
          <table:table-cell office:value-type="float" office:value="0.1318917" calcext:value-type="float">
            <text:p>0.1318917</text:p>
          </table:table-cell>
          <table:table-cell office:value-type="float" office:value="0.222386" calcext:value-type="float">
            <text:p>0.222386</text:p>
          </table:table-cell>
          <table:table-cell office:value-type="float" office:value="0.3104495" calcext:value-type="float">
            <text:p>0.3104495</text:p>
          </table:table-cell>
          <table:table-cell office:value-type="float" office:value="0.3473663" calcext:value-type="float">
            <text:p>0.3473663</text:p>
          </table:table-cell>
          <table:table-cell office:value-type="float" office:value="0" calcext:value-type="float">
            <text:p>0</text:p>
          </table:table-cell>
          <table:table-cell office:value-type="float" office:value="2909.024" calcext:value-type="float">
            <text:p>2909.02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24514" calcext:value-type="float">
            <text:p>13.24514</text:p>
          </table:table-cell>
          <table:table-cell office:value-type="float" office:value="0" calcext:value-type="float">
            <text:p>0</text:p>
          </table:table-cell>
          <table:table-cell office:value-type="float" office:value="-0.1535476" calcext:value-type="float">
            <text:p>-0.15354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36.30977" calcext:value-type="float">
            <text:p>36.30977</text:p>
          </table:table-cell>
          <table:table-cell office:value-type="float" office:value="1100.479" calcext:value-type="float">
            <text:p>1100.479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758133" calcext:value-type="float">
            <text:p>0.6758133</text:p>
          </table:table-cell>
          <table:table-cell office:value-type="float" office:value="3.170061" calcext:value-type="float">
            <text:p>3.17006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838" calcext:value-type="float">
            <text:p>0.00024318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23663" calcext:value-type="float">
            <text:p>-0.04923663</text:p>
          </table:table-cell>
          <table:table-cell office:value-type="float" office:value="-0.08032534" calcext:value-type="float">
            <text:p>-0.08032534</text:p>
          </table:table-cell>
          <table:table-cell office:value-type="float" office:value="0.007452419" calcext:value-type="float">
            <text:p>0.007452419</text:p>
          </table:table-cell>
          <table:table-cell office:value-type="float" office:value="0.04911125" calcext:value-type="float">
            <text:p>0.04911125</text:p>
          </table:table-cell>
          <table:table-cell office:value-type="float" office:value="26.62609" calcext:value-type="float">
            <text:p>26.62609</text:p>
          </table:table-cell>
          <table:table-cell office:value-type="float" office:value="2.211208" calcext:value-type="float">
            <text:p>2.211208</text:p>
          </table:table-cell>
          <table:table-cell office:value-type="float" office:value="0.145182" calcext:value-type="float">
            <text:p>0.145182</text:p>
          </table:table-cell>
          <table:table-cell office:value-type="float" office:value="0.1248525" calcext:value-type="float">
            <text:p>0.1248525</text:p>
          </table:table-cell>
          <table:table-cell office:value-type="float" office:value="0.07030788" calcext:value-type="float">
            <text:p>0.07030788</text:p>
          </table:table-cell>
          <table:table-cell office:value-type="float" office:value="0.07198901" calcext:value-type="float">
            <text:p>0.07198901</text:p>
          </table:table-cell>
          <table:table-cell office:value-type="float" office:value="0.0332745" calcext:value-type="float">
            <text:p>0.0332745</text:p>
          </table:table-cell>
          <table:table-cell office:value-type="float" office:value="0.02571809" calcext:value-type="float">
            <text:p>0.02571809</text:p>
          </table:table-cell>
          <table:table-cell office:value-type="float" office:value="0.03324696" calcext:value-type="float">
            <text:p>0.03324696</text:p>
          </table:table-cell>
          <table:table-cell office:value-type="float" office:value="0.02391547" calcext:value-type="float">
            <text:p>0.02391547</text:p>
          </table:table-cell>
          <table:table-cell office:value-type="float" office:value="0.022621" calcext:value-type="float">
            <text:p>0.022621</text:p>
          </table:table-cell>
          <table:table-cell office:value-type="float" office:value="0.02748311" calcext:value-type="float">
            <text:p>0.02748311</text:p>
          </table:table-cell>
          <table:table-cell office:value-type="float" office:value="0.04172089" calcext:value-type="float">
            <text:p>0.04172089</text:p>
          </table:table-cell>
          <table:table-cell office:value-type="float" office:value="0.0046642" calcext:value-type="float">
            <text:p>0.0046642</text:p>
          </table:table-cell>
          <table:table-cell office:value-type="float" office:value="0.003806542" calcext:value-type="float">
            <text:p>0.003806542</text:p>
          </table:table-cell>
          <table:table-cell office:value-type="float" office:value="0" calcext:value-type="float">
            <text:p>0</text:p>
          </table:table-cell>
          <table:table-cell office:value-type="float" office:value="29.98828" calcext:value-type="float">
            <text:p>29.98828</text:p>
          </table:table-cell>
          <table:table-cell office:value-type="float" office:value="15.22787" calcext:value-type="float">
            <text:p>15.22787</text:p>
          </table:table-cell>
          <table:table-cell office:value-type="float" office:value="11.07918" calcext:value-type="float">
            <text:p>11.07918</text:p>
          </table:table-cell>
          <table:table-cell office:value-type="float" office:value="5.925912" calcext:value-type="float">
            <text:p>5.925912</text:p>
          </table:table-cell>
          <table:table-cell office:value-type="float" office:value="4.456633" calcext:value-type="float">
            <text:p>4.456633</text:p>
          </table:table-cell>
          <table:table-cell office:value-type="float" office:value="1.119963" calcext:value-type="float">
            <text:p>1.119963</text:p>
          </table:table-cell>
          <table:table-cell office:value-type="float" office:value="0.6963333" calcext:value-type="float">
            <text:p>0.6963333</text:p>
          </table:table-cell>
          <table:table-cell office:value-type="float" office:value="0.3857508" calcext:value-type="float">
            <text:p>0.3857508</text:p>
          </table:table-cell>
          <table:table-cell office:value-type="float" office:value="0.2948773" calcext:value-type="float">
            <text:p>0.2948773</text:p>
          </table:table-cell>
          <table:table-cell office:value-type="float" office:value="0.2270604" calcext:value-type="float">
            <text:p>0.2270604</text:p>
          </table:table-cell>
          <table:table-cell office:value-type="float" office:value="0.1331737" calcext:value-type="float">
            <text:p>0.1331737</text:p>
          </table:table-cell>
          <table:table-cell office:value-type="float" office:value="0.2242643" calcext:value-type="float">
            <text:p>0.2242643</text:p>
          </table:table-cell>
          <table:table-cell office:value-type="float" office:value="0.310183" calcext:value-type="float">
            <text:p>0.310183</text:p>
          </table:table-cell>
          <table:table-cell office:value-type="float" office:value="0.3473687" calcext:value-type="float">
            <text:p>0.3473687</text:p>
          </table:table-cell>
          <table:table-cell office:value-type="float" office:value="0" calcext:value-type="float">
            <text:p>0</text:p>
          </table:table-cell>
          <table:table-cell office:value-type="float" office:value="2943.224" calcext:value-type="float">
            <text:p>2943.22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28431" calcext:value-type="float">
            <text:p>13.28431</text:p>
          </table:table-cell>
          <table:table-cell office:value-type="float" office:value="0" calcext:value-type="float">
            <text:p>0</text:p>
          </table:table-cell>
          <table:table-cell office:value-type="float" office:value="-0.1536087" calcext:value-type="float">
            <text:p>-0.15360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36.27557" calcext:value-type="float">
            <text:p>36.27557</text:p>
          </table:table-cell>
          <table:table-cell office:value-type="float" office:value="1100.487" calcext:value-type="float">
            <text:p>1100.48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804004" calcext:value-type="float">
            <text:p>0.6804004</text:p>
          </table:table-cell>
          <table:table-cell office:value-type="float" office:value="3.190647" calcext:value-type="float">
            <text:p>3.19064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838" calcext:value-type="float">
            <text:p>0.00024318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4962198" calcext:value-type="float">
            <text:p>-0.04962198</text:p>
          </table:table-cell>
          <table:table-cell office:value-type="float" office:value="-0.08061076" calcext:value-type="float">
            <text:p>-0.08061076</text:p>
          </table:table-cell>
          <table:table-cell office:value-type="float" office:value="0.007481681" calcext:value-type="float">
            <text:p>0.007481681</text:p>
          </table:table-cell>
          <table:table-cell office:value-type="float" office:value="0.04911369" calcext:value-type="float">
            <text:p>0.04911369</text:p>
          </table:table-cell>
          <table:table-cell office:value-type="float" office:value="26.58242" calcext:value-type="float">
            <text:p>26.58242</text:p>
          </table:table-cell>
          <table:table-cell office:value-type="float" office:value="2.344011" calcext:value-type="float">
            <text:p>2.344011</text:p>
          </table:table-cell>
          <table:table-cell office:value-type="float" office:value="0.1471511" calcext:value-type="float">
            <text:p>0.1471511</text:p>
          </table:table-cell>
          <table:table-cell office:value-type="float" office:value="0.1278225" calcext:value-type="float">
            <text:p>0.1278225</text:p>
          </table:table-cell>
          <table:table-cell office:value-type="float" office:value="0.07105889" calcext:value-type="float">
            <text:p>0.07105889</text:p>
          </table:table-cell>
          <table:table-cell office:value-type="float" office:value="0.07253724" calcext:value-type="float">
            <text:p>0.07253724</text:p>
          </table:table-cell>
          <table:table-cell office:value-type="float" office:value="0.03311673" calcext:value-type="float">
            <text:p>0.03311673</text:p>
          </table:table-cell>
          <table:table-cell office:value-type="float" office:value="0.02552511" calcext:value-type="float">
            <text:p>0.02552511</text:p>
          </table:table-cell>
          <table:table-cell office:value-type="float" office:value="0.03322825" calcext:value-type="float">
            <text:p>0.03322825</text:p>
          </table:table-cell>
          <table:table-cell office:value-type="float" office:value="0.02394504" calcext:value-type="float">
            <text:p>0.02394504</text:p>
          </table:table-cell>
          <table:table-cell office:value-type="float" office:value="0.02265469" calcext:value-type="float">
            <text:p>0.02265469</text:p>
          </table:table-cell>
          <table:table-cell office:value-type="float" office:value="0.0275182" calcext:value-type="float">
            <text:p>0.0275182</text:p>
          </table:table-cell>
          <table:table-cell office:value-type="float" office:value="0.04169168" calcext:value-type="float">
            <text:p>0.04169168</text:p>
          </table:table-cell>
          <table:table-cell office:value-type="float" office:value="0.004680005" calcext:value-type="float">
            <text:p>0.004680005</text:p>
          </table:table-cell>
          <table:table-cell office:value-type="float" office:value="0.003789942" calcext:value-type="float">
            <text:p>0.003789942</text:p>
          </table:table-cell>
          <table:table-cell office:value-type="float" office:value="0" calcext:value-type="float">
            <text:p>0</text:p>
          </table:table-cell>
          <table:table-cell office:value-type="float" office:value="31.38684" calcext:value-type="float">
            <text:p>31.38684</text:p>
          </table:table-cell>
          <table:table-cell office:value-type="float" office:value="15.24194" calcext:value-type="float">
            <text:p>15.24194</text:p>
          </table:table-cell>
          <table:table-cell office:value-type="float" office:value="11.12777" calcext:value-type="float">
            <text:p>11.12777</text:p>
          </table:table-cell>
          <table:table-cell office:value-type="float" office:value="5.971216" calcext:value-type="float">
            <text:p>5.971216</text:p>
          </table:table-cell>
          <table:table-cell office:value-type="float" office:value="4.490537" calcext:value-type="float">
            <text:p>4.490537</text:p>
          </table:table-cell>
          <table:table-cell office:value-type="float" office:value="1.131317" calcext:value-type="float">
            <text:p>1.131317</text:p>
          </table:table-cell>
          <table:table-cell office:value-type="float" office:value="0.702619" calcext:value-type="float">
            <text:p>0.702619</text:p>
          </table:table-cell>
          <table:table-cell office:value-type="float" office:value="0.3886217" calcext:value-type="float">
            <text:p>0.3886217</text:p>
          </table:table-cell>
          <table:table-cell office:value-type="float" office:value="0.2973932" calcext:value-type="float">
            <text:p>0.2973932</text:p>
          </table:table-cell>
          <table:table-cell office:value-type="float" office:value="0.2285615" calcext:value-type="float">
            <text:p>0.2285615</text:p>
          </table:table-cell>
          <table:table-cell office:value-type="float" office:value="0.1344472" calcext:value-type="float">
            <text:p>0.1344472</text:p>
          </table:table-cell>
          <table:table-cell office:value-type="float" office:value="0.2263114" calcext:value-type="float">
            <text:p>0.2263114</text:p>
          </table:table-cell>
          <table:table-cell office:value-type="float" office:value="0.3174008" calcext:value-type="float">
            <text:p>0.3174008</text:p>
          </table:table-cell>
          <table:table-cell office:value-type="float" office:value="0.3403516" calcext:value-type="float">
            <text:p>0.3403516</text:p>
          </table:table-cell>
          <table:table-cell office:value-type="float" office:value="0" calcext:value-type="float">
            <text:p>0</text:p>
          </table:table-cell>
          <table:table-cell office:value-type="float" office:value="2961.205" calcext:value-type="float">
            <text:p>2961.205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30956" calcext:value-type="float">
            <text:p>13.30956</text:p>
          </table:table-cell>
          <table:table-cell office:value-type="float" office:value="0" calcext:value-type="float">
            <text:p>0</text:p>
          </table:table-cell>
          <table:table-cell office:value-type="float" office:value="-0.1536435" calcext:value-type="float">
            <text:p>-0.153643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36.24707" calcext:value-type="float">
            <text:p>36.24707</text:p>
          </table:table-cell>
          <table:table-cell office:value-type="float" office:value="1100.494" calcext:value-type="float">
            <text:p>1100.49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852686" calcext:value-type="float">
            <text:p>0.6852686</text:p>
          </table:table-cell>
          <table:table-cell office:value-type="float" office:value="3.207097" calcext:value-type="float">
            <text:p>3.20709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838" calcext:value-type="float">
            <text:p>0.0002431838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046484" calcext:value-type="float">
            <text:p>-0.05046484</text:p>
          </table:table-cell>
          <table:table-cell office:value-type="float" office:value="-0.08084751" calcext:value-type="float">
            <text:p>-0.08084751</text:p>
          </table:table-cell>
          <table:table-cell office:value-type="float" office:value="0.007511137" calcext:value-type="float">
            <text:p>0.007511137</text:p>
          </table:table-cell>
          <table:table-cell office:value-type="float" office:value="0.04911835" calcext:value-type="float">
            <text:p>0.04911835</text:p>
          </table:table-cell>
          <table:table-cell office:value-type="float" office:value="26.54415" calcext:value-type="float">
            <text:p>26.54415</text:p>
          </table:table-cell>
          <table:table-cell office:value-type="float" office:value="2.473921" calcext:value-type="float">
            <text:p>2.473921</text:p>
          </table:table-cell>
          <table:table-cell office:value-type="float" office:value="0.1487189" calcext:value-type="float">
            <text:p>0.1487189</text:p>
          </table:table-cell>
          <table:table-cell office:value-type="float" office:value="0.1296496" calcext:value-type="float">
            <text:p>0.1296496</text:p>
          </table:table-cell>
          <table:table-cell office:value-type="float" office:value="0.07236265" calcext:value-type="float">
            <text:p>0.07236265</text:p>
          </table:table-cell>
          <table:table-cell office:value-type="float" office:value="0.07378388" calcext:value-type="float">
            <text:p>0.07378388</text:p>
          </table:table-cell>
          <table:table-cell office:value-type="float" office:value="0.03321635" calcext:value-type="float">
            <text:p>0.03321635</text:p>
          </table:table-cell>
          <table:table-cell office:value-type="float" office:value="0.02552734" calcext:value-type="float">
            <text:p>0.02552734</text:p>
          </table:table-cell>
          <table:table-cell office:value-type="float" office:value="0.03323754" calcext:value-type="float">
            <text:p>0.03323754</text:p>
          </table:table-cell>
          <table:table-cell office:value-type="float" office:value="0.02397485" calcext:value-type="float">
            <text:p>0.02397485</text:p>
          </table:table-cell>
          <table:table-cell office:value-type="float" office:value="0.02268654" calcext:value-type="float">
            <text:p>0.02268654</text:p>
          </table:table-cell>
          <table:table-cell office:value-type="float" office:value="0.02755256" calcext:value-type="float">
            <text:p>0.02755256</text:p>
          </table:table-cell>
          <table:table-cell office:value-type="float" office:value="0.04166099" calcext:value-type="float">
            <text:p>0.04166099</text:p>
          </table:table-cell>
          <table:table-cell office:value-type="float" office:value="0.004675422" calcext:value-type="float">
            <text:p>0.004675422</text:p>
          </table:table-cell>
          <table:table-cell office:value-type="float" office:value="0.003794123" calcext:value-type="float">
            <text:p>0.003794123</text:p>
          </table:table-cell>
          <table:table-cell office:value-type="float" office:value="0" calcext:value-type="float">
            <text:p>0</text:p>
          </table:table-cell>
          <table:table-cell office:value-type="float" office:value="32.37337" calcext:value-type="float">
            <text:p>32.37337</text:p>
          </table:table-cell>
          <table:table-cell office:value-type="float" office:value="15.26063" calcext:value-type="float">
            <text:p>15.26063</text:p>
          </table:table-cell>
          <table:table-cell office:value-type="float" office:value="11.13759" calcext:value-type="float">
            <text:p>11.13759</text:p>
          </table:table-cell>
          <table:table-cell office:value-type="float" office:value="6.004716" calcext:value-type="float">
            <text:p>6.004716</text:p>
          </table:table-cell>
          <table:table-cell office:value-type="float" office:value="4.511063" calcext:value-type="float">
            <text:p>4.511063</text:p>
          </table:table-cell>
          <table:table-cell office:value-type="float" office:value="1.14081" calcext:value-type="float">
            <text:p>1.14081</text:p>
          </table:table-cell>
          <table:table-cell office:value-type="float" office:value="0.707856" calcext:value-type="float">
            <text:p>0.707856</text:p>
          </table:table-cell>
          <table:table-cell office:value-type="float" office:value="0.3913016" calcext:value-type="float">
            <text:p>0.3913016</text:p>
          </table:table-cell>
          <table:table-cell office:value-type="float" office:value="0.2998783" calcext:value-type="float">
            <text:p>0.2998783</text:p>
          </table:table-cell>
          <table:table-cell office:value-type="float" office:value="0.2300659" calcext:value-type="float">
            <text:p>0.2300659</text:p>
          </table:table-cell>
          <table:table-cell office:value-type="float" office:value="0.1357289" calcext:value-type="float">
            <text:p>0.1357289</text:p>
          </table:table-cell>
          <table:table-cell office:value-type="float" office:value="0.2284687" calcext:value-type="float">
            <text:p>0.2284687</text:p>
          </table:table-cell>
          <table:table-cell office:value-type="float" office:value="0.3150847" calcext:value-type="float">
            <text:p>0.3150847</text:p>
          </table:table-cell>
          <table:table-cell office:value-type="float" office:value="0.3435571" calcext:value-type="float">
            <text:p>0.3435571</text:p>
          </table:table-cell>
          <table:table-cell office:value-type="float" office:value="0" calcext:value-type="float">
            <text:p>0</text:p>
          </table:table-cell>
          <table:table-cell office:value-type="float" office:value="2980.588" calcext:value-type="float">
            <text:p>2980.588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33033" calcext:value-type="float">
            <text:p>13.33033</text:p>
          </table:table-cell>
          <table:table-cell office:value-type="float" office:value="0" calcext:value-type="float">
            <text:p>0</text:p>
          </table:table-cell>
          <table:table-cell office:value-type="float" office:value="-0.1536748" calcext:value-type="float">
            <text:p>-0.15367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36.21055" calcext:value-type="float">
            <text:p>36.21055</text:p>
          </table:table-cell>
          <table:table-cell office:value-type="float" office:value="1100.506" calcext:value-type="float">
            <text:p>1100.50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846147" calcext:value-type="float">
            <text:p>0.6846147</text:p>
          </table:table-cell>
          <table:table-cell office:value-type="float" office:value="3.233054" calcext:value-type="float">
            <text:p>3.233054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1845" calcext:value-type="float">
            <text:p>0.0002431845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27142" calcext:value-type="float">
            <text:p>-0.05127142</text:p>
          </table:table-cell>
          <table:table-cell office:value-type="float" office:value="-0.0812398" calcext:value-type="float">
            <text:p>-0.0812398</text:p>
          </table:table-cell>
          <table:table-cell office:value-type="float" office:value="0.007538575" calcext:value-type="float">
            <text:p>0.007538575</text:p>
          </table:table-cell>
          <table:table-cell office:value-type="float" office:value="0.0491215" calcext:value-type="float">
            <text:p>0.0491215</text:p>
          </table:table-cell>
          <table:table-cell office:value-type="float" office:value="26.50132" calcext:value-type="float">
            <text:p>26.50132</text:p>
          </table:table-cell>
          <table:table-cell office:value-type="float" office:value="2.579381" calcext:value-type="float">
            <text:p>2.579381</text:p>
          </table:table-cell>
          <table:table-cell office:value-type="float" office:value="0.1481806" calcext:value-type="float">
            <text:p>0.1481806</text:p>
          </table:table-cell>
          <table:table-cell office:value-type="float" office:value="0.129106" calcext:value-type="float">
            <text:p>0.129106</text:p>
          </table:table-cell>
          <table:table-cell office:value-type="float" office:value="0.07257494" calcext:value-type="float">
            <text:p>0.07257494</text:p>
          </table:table-cell>
          <table:table-cell office:value-type="float" office:value="0.07404233" calcext:value-type="float">
            <text:p>0.07404233</text:p>
          </table:table-cell>
          <table:table-cell office:value-type="float" office:value="0.03328155" calcext:value-type="float">
            <text:p>0.03328155</text:p>
          </table:table-cell>
          <table:table-cell office:value-type="float" office:value="0.02555997" calcext:value-type="float">
            <text:p>0.02555997</text:p>
          </table:table-cell>
          <table:table-cell office:value-type="float" office:value="0.03326702" calcext:value-type="float">
            <text:p>0.03326702</text:p>
          </table:table-cell>
          <table:table-cell office:value-type="float" office:value="0.02400861" calcext:value-type="float">
            <text:p>0.02400861</text:p>
          </table:table-cell>
          <table:table-cell office:value-type="float" office:value="0.02271724" calcext:value-type="float">
            <text:p>0.02271724</text:p>
          </table:table-cell>
          <table:table-cell office:value-type="float" office:value="0.02758587" calcext:value-type="float">
            <text:p>0.02758587</text:p>
          </table:table-cell>
          <table:table-cell office:value-type="float" office:value="0.04162844" calcext:value-type="float">
            <text:p>0.04162844</text:p>
          </table:table-cell>
          <table:table-cell office:value-type="float" office:value="0.004671239" calcext:value-type="float">
            <text:p>0.004671239</text:p>
          </table:table-cell>
          <table:table-cell office:value-type="float" office:value="0.003797617" calcext:value-type="float">
            <text:p>0.003797617</text:p>
          </table:table-cell>
          <table:table-cell office:value-type="float" office:value="0" calcext:value-type="float">
            <text:p>0</text:p>
          </table:table-cell>
          <table:table-cell office:value-type="float" office:value="35.91156" calcext:value-type="float">
            <text:p>35.91156</text:p>
          </table:table-cell>
          <table:table-cell office:value-type="float" office:value="15.42821" calcext:value-type="float">
            <text:p>15.42821</text:p>
          </table:table-cell>
          <table:table-cell office:value-type="float" office:value="11.1738" calcext:value-type="float">
            <text:p>11.1738</text:p>
          </table:table-cell>
          <table:table-cell office:value-type="float" office:value="6.04371" calcext:value-type="float">
            <text:p>6.04371</text:p>
          </table:table-cell>
          <table:table-cell office:value-type="float" office:value="4.532172" calcext:value-type="float">
            <text:p>4.532172</text:p>
          </table:table-cell>
          <table:table-cell office:value-type="float" office:value="1.149996" calcext:value-type="float">
            <text:p>1.149996</text:p>
          </table:table-cell>
          <table:table-cell office:value-type="float" office:value="0.7127013" calcext:value-type="float">
            <text:p>0.7127013</text:p>
          </table:table-cell>
          <table:table-cell office:value-type="float" office:value="0.3937894" calcext:value-type="float">
            <text:p>0.3937894</text:p>
          </table:table-cell>
          <table:table-cell office:value-type="float" office:value="0.3022921" calcext:value-type="float">
            <text:p>0.3022921</text:p>
          </table:table-cell>
          <table:table-cell office:value-type="float" office:value="0.2315658" calcext:value-type="float">
            <text:p>0.2315658</text:p>
          </table:table-cell>
          <table:table-cell office:value-type="float" office:value="0.1370123" calcext:value-type="float">
            <text:p>0.1370123</text:p>
          </table:table-cell>
          <table:table-cell office:value-type="float" office:value="0.2304537" calcext:value-type="float">
            <text:p>0.2304537</text:p>
          </table:table-cell>
          <table:table-cell office:value-type="float" office:value="0.3131165" calcext:value-type="float">
            <text:p>0.3131165</text:p>
          </table:table-cell>
          <table:table-cell office:value-type="float" office:value="0.3464979" calcext:value-type="float">
            <text:p>0.3464979</text:p>
          </table:table-cell>
          <table:table-cell office:value-type="float" office:value="0" calcext:value-type="float">
            <text:p>0</text:p>
          </table:table-cell>
          <table:table-cell office:value-type="float" office:value="2978.351" calcext:value-type="float">
            <text:p>2978.35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35387" calcext:value-type="float">
            <text:p>13.35387</text:p>
          </table:table-cell>
          <table:table-cell office:value-type="float" office:value="0" calcext:value-type="float">
            <text:p>0</text:p>
          </table:table-cell>
          <table:table-cell office:value-type="float" office:value="-0.1537082" calcext:value-type="float">
            <text:p>-0.153708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36.18686" calcext:value-type="float">
            <text:p>36.18686</text:p>
          </table:table-cell>
          <table:table-cell office:value-type="float" office:value="1100.523" calcext:value-type="float">
            <text:p>1100.523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621866" calcext:value-type="float">
            <text:p>0.6621866</text:p>
          </table:table-cell>
          <table:table-cell office:value-type="float" office:value="3.265223" calcext:value-type="float">
            <text:p>3.26522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3114" calcext:value-type="float">
            <text:p>0.0002433114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6041" calcext:value-type="float">
            <text:p>-0.05136041</text:p>
          </table:table-cell>
          <table:table-cell office:value-type="float" office:value="-0.08138476" calcext:value-type="float">
            <text:p>-0.08138476</text:p>
          </table:table-cell>
          <table:table-cell office:value-type="float" office:value="0.007544703" calcext:value-type="float">
            <text:p>0.007544703</text:p>
          </table:table-cell>
          <table:table-cell office:value-type="float" office:value="0.04913994" calcext:value-type="float">
            <text:p>0.04913994</text:p>
          </table:table-cell>
          <table:table-cell office:value-type="float" office:value="26.50268" calcext:value-type="float">
            <text:p>26.50268</text:p>
          </table:table-cell>
          <table:table-cell office:value-type="float" office:value="2.082089" calcext:value-type="float">
            <text:p>2.082089</text:p>
          </table:table-cell>
          <table:table-cell office:value-type="float" office:value="0.2484163" calcext:value-type="float">
            <text:p>0.2484163</text:p>
          </table:table-cell>
          <table:table-cell office:value-type="float" office:value="0.1275674" calcext:value-type="float">
            <text:p>0.1275674</text:p>
          </table:table-cell>
          <table:table-cell office:value-type="float" office:value="0.07128279" calcext:value-type="float">
            <text:p>0.07128279</text:p>
          </table:table-cell>
          <table:table-cell office:value-type="float" office:value="0.07268966" calcext:value-type="float">
            <text:p>0.07268966</text:p>
          </table:table-cell>
          <table:table-cell office:value-type="float" office:value="0.03308787" calcext:value-type="float">
            <text:p>0.03308787</text:p>
          </table:table-cell>
          <table:table-cell office:value-type="float" office:value="0.0254623" calcext:value-type="float">
            <text:p>0.0254623</text:p>
          </table:table-cell>
          <table:table-cell office:value-type="float" office:value="0.0333177" calcext:value-type="float">
            <text:p>0.0333177</text:p>
          </table:table-cell>
          <table:table-cell office:value-type="float" office:value="0.02404473" calcext:value-type="float">
            <text:p>0.02404473</text:p>
          </table:table-cell>
          <table:table-cell office:value-type="float" office:value="0.02274745" calcext:value-type="float">
            <text:p>0.02274745</text:p>
          </table:table-cell>
          <table:table-cell office:value-type="float" office:value="0.0276181" calcext:value-type="float">
            <text:p>0.0276181</text:p>
          </table:table-cell>
          <table:table-cell office:value-type="float" office:value="0.04159378" calcext:value-type="float">
            <text:p>0.04159378</text:p>
          </table:table-cell>
          <table:table-cell office:value-type="float" office:value="0.004670003" calcext:value-type="float">
            <text:p>0.004670003</text:p>
          </table:table-cell>
          <table:table-cell office:value-type="float" office:value="0.003798138" calcext:value-type="float">
            <text:p>0.003798138</text:p>
          </table:table-cell>
          <table:table-cell office:value-type="float" office:value="0" calcext:value-type="float">
            <text:p>0</text:p>
          </table:table-cell>
          <table:table-cell office:value-type="float" office:value="13.10052" calcext:value-type="float">
            <text:p>13.10052</text:p>
          </table:table-cell>
          <table:table-cell office:value-type="float" office:value="20.51005" calcext:value-type="float">
            <text:p>20.51005</text:p>
          </table:table-cell>
          <table:table-cell office:value-type="float" office:value="11.81138" calcext:value-type="float">
            <text:p>11.81138</text:p>
          </table:table-cell>
          <table:table-cell office:value-type="float" office:value="6.098905" calcext:value-type="float">
            <text:p>6.098905</text:p>
          </table:table-cell>
          <table:table-cell office:value-type="float" office:value="4.559776" calcext:value-type="float">
            <text:p>4.559776</text:p>
          </table:table-cell>
          <table:table-cell office:value-type="float" office:value="1.16286" calcext:value-type="float">
            <text:p>1.16286</text:p>
          </table:table-cell>
          <table:table-cell office:value-type="float" office:value="0.7053613" calcext:value-type="float">
            <text:p>0.7053613</text:p>
          </table:table-cell>
          <table:table-cell office:value-type="float" office:value="0.3985415" calcext:value-type="float">
            <text:p>0.3985415</text:p>
          </table:table-cell>
          <table:table-cell office:value-type="float" office:value="0.3046491" calcext:value-type="float">
            <text:p>0.3046491</text:p>
          </table:table-cell>
          <table:table-cell office:value-type="float" office:value="0.2330533" calcext:value-type="float">
            <text:p>0.2330533</text:p>
          </table:table-cell>
          <table:table-cell office:value-type="float" office:value="0.1382889" calcext:value-type="float">
            <text:p>0.1382889</text:p>
          </table:table-cell>
          <table:table-cell office:value-type="float" office:value="0.2323328" calcext:value-type="float">
            <text:p>0.2323328</text:p>
          </table:table-cell>
          <table:table-cell office:value-type="float" office:value="0.3122705" calcext:value-type="float">
            <text:p>0.3122705</text:p>
          </table:table-cell>
          <table:table-cell office:value-type="float" office:value="0.3471662" calcext:value-type="float">
            <text:p>0.3471662</text:p>
          </table:table-cell>
          <table:table-cell office:value-type="float" office:value="0" calcext:value-type="float">
            <text:p>0</text:p>
          </table:table-cell>
          <table:table-cell office:value-type="float" office:value="2880.472" calcext:value-type="float">
            <text:p>2880.472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35955" calcext:value-type="float">
            <text:p>13.35955</text:p>
          </table:table-cell>
          <table:table-cell office:value-type="float" office:value="0" calcext:value-type="float">
            <text:p>0</text:p>
          </table:table-cell>
          <table:table-cell office:value-type="float" office:value="-0.1537171" calcext:value-type="float">
            <text:p>-0.153717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36.15734" calcext:value-type="float">
            <text:p>36.15734</text:p>
          </table:table-cell>
          <table:table-cell office:value-type="float" office:value="1100.544" calcext:value-type="float">
            <text:p>1100.54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452682" calcext:value-type="float">
            <text:p>0.6452682</text:p>
          </table:table-cell>
          <table:table-cell office:value-type="float" office:value="3.289457" calcext:value-type="float">
            <text:p>3.28945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4041" calcext:value-type="float">
            <text:p>0.000243404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5046" calcext:value-type="float">
            <text:p>-0.05135046</text:p>
          </table:table-cell>
          <table:table-cell office:value-type="float" office:value="-0.08158144" calcext:value-type="float">
            <text:p>-0.08158144</text:p>
          </table:table-cell>
          <table:table-cell office:value-type="float" office:value="0.007552651" calcext:value-type="float">
            <text:p>0.007552651</text:p>
          </table:table-cell>
          <table:table-cell office:value-type="float" office:value="0.04914561" calcext:value-type="float">
            <text:p>0.04914561</text:p>
          </table:table-cell>
          <table:table-cell office:value-type="float" office:value="26.51088" calcext:value-type="float">
            <text:p>26.51088</text:p>
          </table:table-cell>
          <table:table-cell office:value-type="float" office:value="1.559256" calcext:value-type="float">
            <text:p>1.559256</text:p>
          </table:table-cell>
          <table:table-cell office:value-type="float" office:value="0.1937549" calcext:value-type="float">
            <text:p>0.1937549</text:p>
          </table:table-cell>
          <table:table-cell office:value-type="float" office:value="0.1237819" calcext:value-type="float">
            <text:p>0.1237819</text:p>
          </table:table-cell>
          <table:table-cell office:value-type="float" office:value="0.06973856" calcext:value-type="float">
            <text:p>0.06973856</text:p>
          </table:table-cell>
          <table:table-cell office:value-type="float" office:value="0.07122007" calcext:value-type="float">
            <text:p>0.07122007</text:p>
          </table:table-cell>
          <table:table-cell office:value-type="float" office:value="0.03285702" calcext:value-type="float">
            <text:p>0.03285702</text:p>
          </table:table-cell>
          <table:table-cell office:value-type="float" office:value="0.0253176" calcext:value-type="float">
            <text:p>0.0253176</text:p>
          </table:table-cell>
          <table:table-cell office:value-type="float" office:value="0.03336744" calcext:value-type="float">
            <text:p>0.03336744</text:p>
          </table:table-cell>
          <table:table-cell office:value-type="float" office:value="0.0240802" calcext:value-type="float">
            <text:p>0.0240802</text:p>
          </table:table-cell>
          <table:table-cell office:value-type="float" office:value="0.02277724" calcext:value-type="float">
            <text:p>0.02277724</text:p>
          </table:table-cell>
          <table:table-cell office:value-type="float" office:value="0.02764932" calcext:value-type="float">
            <text:p>0.02764932</text:p>
          </table:table-cell>
          <table:table-cell office:value-type="float" office:value="0.0415571" calcext:value-type="float">
            <text:p>0.0415571</text:p>
          </table:table-cell>
          <table:table-cell office:value-type="float" office:value="0.004670138" calcext:value-type="float">
            <text:p>0.004670138</text:p>
          </table:table-cell>
          <table:table-cell office:value-type="float" office:value="0.003797304" calcext:value-type="float">
            <text:p>0.003797304</text:p>
          </table:table-cell>
          <table:table-cell office:value-type="float" office:value="0" calcext:value-type="float">
            <text:p>0</text:p>
          </table:table-cell>
          <table:table-cell office:value-type="float" office:value="14.83255" calcext:value-type="float">
            <text:p>14.83255</text:p>
          </table:table-cell>
          <table:table-cell office:value-type="float" office:value="19.11206" calcext:value-type="float">
            <text:p>19.11206</text:p>
          </table:table-cell>
          <table:table-cell office:value-type="float" office:value="12.58178" calcext:value-type="float">
            <text:p>12.58178</text:p>
          </table:table-cell>
          <table:table-cell office:value-type="float" office:value="6.200407" calcext:value-type="float">
            <text:p>6.200407</text:p>
          </table:table-cell>
          <table:table-cell office:value-type="float" office:value="4.596626" calcext:value-type="float">
            <text:p>4.596626</text:p>
          </table:table-cell>
          <table:table-cell office:value-type="float" office:value="1.176279" calcext:value-type="float">
            <text:p>1.176279</text:p>
          </table:table-cell>
          <table:table-cell office:value-type="float" office:value="0.6942952" calcext:value-type="float">
            <text:p>0.6942952</text:p>
          </table:table-cell>
          <table:table-cell office:value-type="float" office:value="0.4041859" calcext:value-type="float">
            <text:p>0.4041859</text:p>
          </table:table-cell>
          <table:table-cell office:value-type="float" office:value="0.3069845" calcext:value-type="float">
            <text:p>0.3069845</text:p>
          </table:table-cell>
          <table:table-cell office:value-type="float" office:value="0.2345266" calcext:value-type="float">
            <text:p>0.2345266</text:p>
          </table:table-cell>
          <table:table-cell office:value-type="float" office:value="0.1395541" calcext:value-type="float">
            <text:p>0.1395541</text:p>
          </table:table-cell>
          <table:table-cell office:value-type="float" office:value="0.2341522" calcext:value-type="float">
            <text:p>0.2341522</text:p>
          </table:table-cell>
          <table:table-cell office:value-type="float" office:value="0.3119565" calcext:value-type="float">
            <text:p>0.3119565</text:p>
          </table:table-cell>
          <table:table-cell office:value-type="float" office:value="0.3471691" calcext:value-type="float">
            <text:p>0.3471691</text:p>
          </table:table-cell>
          <table:table-cell office:value-type="float" office:value="0" calcext:value-type="float">
            <text:p>0</text:p>
          </table:table-cell>
          <table:table-cell office:value-type="float" office:value="2851.561" calcext:value-type="float">
            <text:p>2851.56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36694" calcext:value-type="float">
            <text:p>13.36694</text:p>
          </table:table-cell>
          <table:table-cell office:value-type="float" office:value="0" calcext:value-type="float">
            <text:p>0</text:p>
          </table:table-cell>
          <table:table-cell office:value-type="float" office:value="-0.1537262" calcext:value-type="float">
            <text:p>-0.15372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36.1332" calcext:value-type="float">
            <text:p>36.1332</text:p>
          </table:table-cell>
          <table:table-cell office:value-type="float" office:value="1100.558" calcext:value-type="float">
            <text:p>1100.558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34972" calcext:value-type="float">
            <text:p>0.634972</text:p>
          </table:table-cell>
          <table:table-cell office:value-type="float" office:value="3.308811" calcext:value-type="float">
            <text:p>3.308811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4121" calcext:value-type="float">
            <text:p>0.000243412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4962" calcext:value-type="float">
            <text:p>-0.05134962</text:p>
          </table:table-cell>
          <table:table-cell office:value-type="float" office:value="-0.08168858" calcext:value-type="float">
            <text:p>-0.08168858</text:p>
          </table:table-cell>
          <table:table-cell office:value-type="float" office:value="0.007561939" calcext:value-type="float">
            <text:p>0.007561939</text:p>
          </table:table-cell>
          <table:table-cell office:value-type="float" office:value="0.04915294" calcext:value-type="float">
            <text:p>0.04915294</text:p>
          </table:table-cell>
          <table:table-cell office:value-type="float" office:value="26.49949" calcext:value-type="float">
            <text:p>26.49949</text:p>
          </table:table-cell>
          <table:table-cell office:value-type="float" office:value="1.442299" calcext:value-type="float">
            <text:p>1.442299</text:p>
          </table:table-cell>
          <table:table-cell office:value-type="float" office:value="0.1700315" calcext:value-type="float">
            <text:p>0.1700315</text:p>
          </table:table-cell>
          <table:table-cell office:value-type="float" office:value="0.1250287" calcext:value-type="float">
            <text:p>0.1250287</text:p>
          </table:table-cell>
          <table:table-cell office:value-type="float" office:value="0.07002465" calcext:value-type="float">
            <text:p>0.07002465</text:p>
          </table:table-cell>
          <table:table-cell office:value-type="float" office:value="0.07115024" calcext:value-type="float">
            <text:p>0.07115024</text:p>
          </table:table-cell>
          <table:table-cell office:value-type="float" office:value="0.03269394" calcext:value-type="float">
            <text:p>0.03269394</text:p>
          </table:table-cell>
          <table:table-cell office:value-type="float" office:value="0.02515785" calcext:value-type="float">
            <text:p>0.02515785</text:p>
          </table:table-cell>
          <table:table-cell office:value-type="float" office:value="0.03339725" calcext:value-type="float">
            <text:p>0.03339725</text:p>
          </table:table-cell>
          <table:table-cell office:value-type="float" office:value="0.02411312" calcext:value-type="float">
            <text:p>0.02411312</text:p>
          </table:table-cell>
          <table:table-cell office:value-type="float" office:value="0.02280645" calcext:value-type="float">
            <text:p>0.02280645</text:p>
          </table:table-cell>
          <table:table-cell office:value-type="float" office:value="0.02767959" calcext:value-type="float">
            <text:p>0.02767959</text:p>
          </table:table-cell>
          <table:table-cell office:value-type="float" office:value="0.04151845" calcext:value-type="float">
            <text:p>0.04151845</text:p>
          </table:table-cell>
          <table:table-cell office:value-type="float" office:value="0.004670111" calcext:value-type="float">
            <text:p>0.004670111</text:p>
          </table:table-cell>
          <table:table-cell office:value-type="float" office:value="0.003796287" calcext:value-type="float">
            <text:p>0.003796287</text:p>
          </table:table-cell>
          <table:table-cell office:value-type="float" office:value="0" calcext:value-type="float">
            <text:p>0</text:p>
          </table:table-cell>
          <table:table-cell office:value-type="float" office:value="18.19376" calcext:value-type="float">
            <text:p>18.19376</text:p>
          </table:table-cell>
          <table:table-cell office:value-type="float" office:value="17.6522" calcext:value-type="float">
            <text:p>17.6522</text:p>
          </table:table-cell>
          <table:table-cell office:value-type="float" office:value="13.19" calcext:value-type="float">
            <text:p>13.19</text:p>
          </table:table-cell>
          <table:table-cell office:value-type="float" office:value="6.381162" calcext:value-type="float">
            <text:p>6.381162</text:p>
          </table:table-cell>
          <table:table-cell office:value-type="float" office:value="4.637321" calcext:value-type="float">
            <text:p>4.637321</text:p>
          </table:table-cell>
          <table:table-cell office:value-type="float" office:value="1.188813" calcext:value-type="float">
            <text:p>1.188813</text:p>
          </table:table-cell>
          <table:table-cell office:value-type="float" office:value="0.6868671" calcext:value-type="float">
            <text:p>0.6868671</text:p>
          </table:table-cell>
          <table:table-cell office:value-type="float" office:value="0.4092251" calcext:value-type="float">
            <text:p>0.4092251</text:p>
          </table:table-cell>
          <table:table-cell office:value-type="float" office:value="0.3093166" calcext:value-type="float">
            <text:p>0.3093166</text:p>
          </table:table-cell>
          <table:table-cell office:value-type="float" office:value="0.235987" calcext:value-type="float">
            <text:p>0.235987</text:p>
          </table:table-cell>
          <table:table-cell office:value-type="float" office:value="0.1408068" calcext:value-type="float">
            <text:p>0.1408068</text:p>
          </table:table-cell>
          <table:table-cell office:value-type="float" office:value="0.2359393" calcext:value-type="float">
            <text:p>0.2359393</text:p>
          </table:table-cell>
          <table:table-cell office:value-type="float" office:value="0.3116283" calcext:value-type="float">
            <text:p>0.3116283</text:p>
          </table:table-cell>
          <table:table-cell office:value-type="float" office:value="0.3471725" calcext:value-type="float">
            <text:p>0.3471725</text:p>
          </table:table-cell>
          <table:table-cell office:value-type="float" office:value="0" calcext:value-type="float">
            <text:p>0</text:p>
          </table:table-cell>
          <table:table-cell office:value-type="float" office:value="2817.504" calcext:value-type="float">
            <text:p>2817.50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37649" calcext:value-type="float">
            <text:p>13.37649</text:p>
          </table:table-cell>
          <table:table-cell office:value-type="float" office:value="0" calcext:value-type="float">
            <text:p>0</text:p>
          </table:table-cell>
          <table:table-cell office:value-type="float" office:value="-0.1537343" calcext:value-type="float">
            <text:p>-0.153734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36.1075" calcext:value-type="float">
            <text:p>36.1075</text:p>
          </table:table-cell>
          <table:table-cell office:value-type="float" office:value="1100.573" calcext:value-type="float">
            <text:p>1100.573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256694" calcext:value-type="float">
            <text:p>0.6256694</text:p>
          </table:table-cell>
          <table:table-cell office:value-type="float" office:value="3.327923" calcext:value-type="float">
            <text:p>3.32792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4121" calcext:value-type="float">
            <text:p>0.000243412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4962" calcext:value-type="float">
            <text:p>-0.05134962</text:p>
          </table:table-cell>
          <table:table-cell office:value-type="float" office:value="-0.08180108" calcext:value-type="float">
            <text:p>-0.08180108</text:p>
          </table:table-cell>
          <table:table-cell office:value-type="float" office:value="0.007572491" calcext:value-type="float">
            <text:p>0.007572491</text:p>
          </table:table-cell>
          <table:table-cell office:value-type="float" office:value="0.04915776" calcext:value-type="float">
            <text:p>0.04915776</text:p>
          </table:table-cell>
          <table:table-cell office:value-type="float" office:value="26.48682" calcext:value-type="float">
            <text:p>26.48682</text:p>
          </table:table-cell>
          <table:table-cell office:value-type="float" office:value="1.253096" calcext:value-type="float">
            <text:p>1.253096</text:p>
          </table:table-cell>
          <table:table-cell office:value-type="float" office:value="0.1529145" calcext:value-type="float">
            <text:p>0.1529145</text:p>
          </table:table-cell>
          <table:table-cell office:value-type="float" office:value="0.1245224" calcext:value-type="float">
            <text:p>0.1245224</text:p>
          </table:table-cell>
          <table:table-cell office:value-type="float" office:value="0.07041594" calcext:value-type="float">
            <text:p>0.07041594</text:p>
          </table:table-cell>
          <table:table-cell office:value-type="float" office:value="0.07142752" calcext:value-type="float">
            <text:p>0.07142752</text:p>
          </table:table-cell>
          <table:table-cell office:value-type="float" office:value="0.03269283" calcext:value-type="float">
            <text:p>0.03269283</text:p>
          </table:table-cell>
          <table:table-cell office:value-type="float" office:value="0.02510691" calcext:value-type="float">
            <text:p>0.02510691</text:p>
          </table:table-cell>
          <table:table-cell office:value-type="float" office:value="0.03343187" calcext:value-type="float">
            <text:p>0.03343187</text:p>
          </table:table-cell>
          <table:table-cell office:value-type="float" office:value="0.02414511" calcext:value-type="float">
            <text:p>0.02414511</text:p>
          </table:table-cell>
          <table:table-cell office:value-type="float" office:value="0.02283495" calcext:value-type="float">
            <text:p>0.02283495</text:p>
          </table:table-cell>
          <table:table-cell office:value-type="float" office:value="0.02770891" calcext:value-type="float">
            <text:p>0.02770891</text:p>
          </table:table-cell>
          <table:table-cell office:value-type="float" office:value="0.04147803" calcext:value-type="float">
            <text:p>0.04147803</text:p>
          </table:table-cell>
          <table:table-cell office:value-type="float" office:value="0.004670142" calcext:value-type="float">
            <text:p>0.004670142</text:p>
          </table:table-cell>
          <table:table-cell office:value-type="float" office:value="0.003795693" calcext:value-type="float">
            <text:p>0.003795693</text:p>
          </table:table-cell>
          <table:table-cell office:value-type="float" office:value="0" calcext:value-type="float">
            <text:p>0</text:p>
          </table:table-cell>
          <table:table-cell office:value-type="float" office:value="19.0527" calcext:value-type="float">
            <text:p>19.0527</text:p>
          </table:table-cell>
          <table:table-cell office:value-type="float" office:value="17.30452" calcext:value-type="float">
            <text:p>17.30452</text:p>
          </table:table-cell>
          <table:table-cell office:value-type="float" office:value="13.40996" calcext:value-type="float">
            <text:p>13.40996</text:p>
          </table:table-cell>
          <table:table-cell office:value-type="float" office:value="6.582586" calcext:value-type="float">
            <text:p>6.582586</text:p>
          </table:table-cell>
          <table:table-cell office:value-type="float" office:value="4.686349" calcext:value-type="float">
            <text:p>4.686349</text:p>
          </table:table-cell>
          <table:table-cell office:value-type="float" office:value="1.199835" calcext:value-type="float">
            <text:p>1.199835</text:p>
          </table:table-cell>
          <table:table-cell office:value-type="float" office:value="0.6824183" calcext:value-type="float">
            <text:p>0.6824183</text:p>
          </table:table-cell>
          <table:table-cell office:value-type="float" office:value="0.4134952" calcext:value-type="float">
            <text:p>0.4134952</text:p>
          </table:table-cell>
          <table:table-cell office:value-type="float" office:value="0.3116355" calcext:value-type="float">
            <text:p>0.3116355</text:p>
          </table:table-cell>
          <table:table-cell office:value-type="float" office:value="0.2374368" calcext:value-type="float">
            <text:p>0.2374368</text:p>
          </table:table-cell>
          <table:table-cell office:value-type="float" office:value="0.1420471" calcext:value-type="float">
            <text:p>0.1420471</text:p>
          </table:table-cell>
          <table:table-cell office:value-type="float" office:value="0.237697" calcext:value-type="float">
            <text:p>0.237697</text:p>
          </table:table-cell>
          <table:table-cell office:value-type="float" office:value="0.3113558" calcext:value-type="float">
            <text:p>0.3113558</text:p>
          </table:table-cell>
          <table:table-cell office:value-type="float" office:value="0.3471776" calcext:value-type="float">
            <text:p>0.3471776</text:p>
          </table:table-cell>
          <table:table-cell office:value-type="float" office:value="0" calcext:value-type="float">
            <text:p>0</text:p>
          </table:table-cell>
          <table:table-cell office:value-type="float" office:value="2792.661" calcext:value-type="float">
            <text:p>2792.66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38672" calcext:value-type="float">
            <text:p>13.38672</text:p>
          </table:table-cell>
          <table:table-cell office:value-type="float" office:value="0" calcext:value-type="float">
            <text:p>0</text:p>
          </table:table-cell>
          <table:table-cell office:value-type="float" office:value="-0.1537422" calcext:value-type="float">
            <text:p>-0.15374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36.07575" calcext:value-type="float">
            <text:p>36.07575</text:p>
          </table:table-cell>
          <table:table-cell office:value-type="float" office:value="1100.592" calcext:value-type="float">
            <text:p>1100.592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175584" calcext:value-type="float">
            <text:p>0.6175584</text:p>
          </table:table-cell>
          <table:table-cell office:value-type="float" office:value="3.347195" calcext:value-type="float">
            <text:p>3.347195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4121" calcext:value-type="float">
            <text:p>0.000243412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4962" calcext:value-type="float">
            <text:p>-0.05134962</text:p>
          </table:table-cell>
          <table:table-cell office:value-type="float" office:value="-0.08197239" calcext:value-type="float">
            <text:p>-0.08197239</text:p>
          </table:table-cell>
          <table:table-cell office:value-type="float" office:value="0.007584141" calcext:value-type="float">
            <text:p>0.007584141</text:p>
          </table:table-cell>
          <table:table-cell office:value-type="float" office:value="0.04916153" calcext:value-type="float">
            <text:p>0.04916153</text:p>
          </table:table-cell>
          <table:table-cell office:value-type="float" office:value="26.48033" calcext:value-type="float">
            <text:p>26.48033</text:p>
          </table:table-cell>
          <table:table-cell office:value-type="float" office:value="0.9907597" calcext:value-type="float">
            <text:p>0.9907597</text:p>
          </table:table-cell>
          <table:table-cell office:value-type="float" office:value="0.1363562" calcext:value-type="float">
            <text:p>0.1363562</text:p>
          </table:table-cell>
          <table:table-cell office:value-type="float" office:value="0.1216419" calcext:value-type="float">
            <text:p>0.1216419</text:p>
          </table:table-cell>
          <table:table-cell office:value-type="float" office:value="0.06969034" calcext:value-type="float">
            <text:p>0.06969034</text:p>
          </table:table-cell>
          <table:table-cell office:value-type="float" office:value="0.07081836" calcext:value-type="float">
            <text:p>0.07081836</text:p>
          </table:table-cell>
          <table:table-cell office:value-type="float" office:value="0.03261507" calcext:value-type="float">
            <text:p>0.03261507</text:p>
          </table:table-cell>
          <table:table-cell office:value-type="float" office:value="0.0250364" calcext:value-type="float">
            <text:p>0.0250364</text:p>
          </table:table-cell>
          <table:table-cell office:value-type="float" office:value="0.03346635" calcext:value-type="float">
            <text:p>0.03346635</text:p>
          </table:table-cell>
          <table:table-cell office:value-type="float" office:value="0.02417807" calcext:value-type="float">
            <text:p>0.02417807</text:p>
          </table:table-cell>
          <table:table-cell office:value-type="float" office:value="0.02286289" calcext:value-type="float">
            <text:p>0.02286289</text:p>
          </table:table-cell>
          <table:table-cell office:value-type="float" office:value="0.02773732" calcext:value-type="float">
            <text:p>0.02773732</text:p>
          </table:table-cell>
          <table:table-cell office:value-type="float" office:value="0.04143597" calcext:value-type="float">
            <text:p>0.04143597</text:p>
          </table:table-cell>
          <table:table-cell office:value-type="float" office:value="0.004670172" calcext:value-type="float">
            <text:p>0.004670172</text:p>
          </table:table-cell>
          <table:table-cell office:value-type="float" office:value="0.003794992" calcext:value-type="float">
            <text:p>0.003794992</text:p>
          </table:table-cell>
          <table:table-cell office:value-type="float" office:value="0" calcext:value-type="float">
            <text:p>0</text:p>
          </table:table-cell>
          <table:table-cell office:value-type="float" office:value="19.36242" calcext:value-type="float">
            <text:p>19.36242</text:p>
          </table:table-cell>
          <table:table-cell office:value-type="float" office:value="17.02752" calcext:value-type="float">
            <text:p>17.02752</text:p>
          </table:table-cell>
          <table:table-cell office:value-type="float" office:value="13.53312" calcext:value-type="float">
            <text:p>13.53312</text:p>
          </table:table-cell>
          <table:table-cell office:value-type="float" office:value="6.769873" calcext:value-type="float">
            <text:p>6.769873</text:p>
          </table:table-cell>
          <table:table-cell office:value-type="float" office:value="4.748799" calcext:value-type="float">
            <text:p>4.748799</text:p>
          </table:table-cell>
          <table:table-cell office:value-type="float" office:value="1.211047" calcext:value-type="float">
            <text:p>1.211047</text:p>
          </table:table-cell>
          <table:table-cell office:value-type="float" office:value="0.6799268" calcext:value-type="float">
            <text:p>0.6799268</text:p>
          </table:table-cell>
          <table:table-cell office:value-type="float" office:value="0.4171789" calcext:value-type="float">
            <text:p>0.4171789</text:p>
          </table:table-cell>
          <table:table-cell office:value-type="float" office:value="0.3139184" calcext:value-type="float">
            <text:p>0.3139184</text:p>
          </table:table-cell>
          <table:table-cell office:value-type="float" office:value="0.2388744" calcext:value-type="float">
            <text:p>0.2388744</text:p>
          </table:table-cell>
          <table:table-cell office:value-type="float" office:value="0.1432752" calcext:value-type="float">
            <text:p>0.1432752</text:p>
          </table:table-cell>
          <table:table-cell office:value-type="float" office:value="0.2394289" calcext:value-type="float">
            <text:p>0.2394289</text:p>
          </table:table-cell>
          <table:table-cell office:value-type="float" office:value="0.3110841" calcext:value-type="float">
            <text:p>0.3110841</text:p>
          </table:table-cell>
          <table:table-cell office:value-type="float" office:value="0.3471818" calcext:value-type="float">
            <text:p>0.3471818</text:p>
          </table:table-cell>
          <table:table-cell office:value-type="float" office:value="0" calcext:value-type="float">
            <text:p>0</text:p>
          </table:table-cell>
          <table:table-cell office:value-type="float" office:value="2784.505" calcext:value-type="float">
            <text:p>2784.505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39845" calcext:value-type="float">
            <text:p>13.39845</text:p>
          </table:table-cell>
          <table:table-cell office:value-type="float" office:value="0" calcext:value-type="float">
            <text:p>0</text:p>
          </table:table-cell>
          <table:table-cell office:value-type="float" office:value="-0.1537508" calcext:value-type="float">
            <text:p>-0.153750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36.05231" calcext:value-type="float">
            <text:p>36.05231</text:p>
          </table:table-cell>
          <table:table-cell office:value-type="float" office:value="1100.603" calcext:value-type="float">
            <text:p>1100.603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145319" calcext:value-type="float">
            <text:p>0.6145319</text:p>
          </table:table-cell>
          <table:table-cell office:value-type="float" office:value="3.362279" calcext:value-type="float">
            <text:p>3.36227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4121" calcext:value-type="float">
            <text:p>0.000243412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4962" calcext:value-type="float">
            <text:p>-0.05134962</text:p>
          </table:table-cell>
          <table:table-cell office:value-type="float" office:value="-0.08203729" calcext:value-type="float">
            <text:p>-0.08203729</text:p>
          </table:table-cell>
          <table:table-cell office:value-type="float" office:value="0.007597708" calcext:value-type="float">
            <text:p>0.007597708</text:p>
          </table:table-cell>
          <table:table-cell office:value-type="float" office:value="0.04916672" calcext:value-type="float">
            <text:p>0.04916672</text:p>
          </table:table-cell>
          <table:table-cell office:value-type="float" office:value="26.4572" calcext:value-type="float">
            <text:p>26.4572</text:p>
          </table:table-cell>
          <table:table-cell office:value-type="float" office:value="0.9740832" calcext:value-type="float">
            <text:p>0.9740832</text:p>
          </table:table-cell>
          <table:table-cell office:value-type="float" office:value="0.1311808" calcext:value-type="float">
            <text:p>0.1311808</text:p>
          </table:table-cell>
          <table:table-cell office:value-type="float" office:value="0.1245825" calcext:value-type="float">
            <text:p>0.1245825</text:p>
          </table:table-cell>
          <table:table-cell office:value-type="float" office:value="0.07070991" calcext:value-type="float">
            <text:p>0.07070991</text:p>
          </table:table-cell>
          <table:table-cell office:value-type="float" office:value="0.07158764" calcext:value-type="float">
            <text:p>0.07158764</text:p>
          </table:table-cell>
          <table:table-cell office:value-type="float" office:value="0.03260546" calcext:value-type="float">
            <text:p>0.03260546</text:p>
          </table:table-cell>
          <table:table-cell office:value-type="float" office:value="0.02497586" calcext:value-type="float">
            <text:p>0.02497586</text:p>
          </table:table-cell>
          <table:table-cell office:value-type="float" office:value="0.03349023" calcext:value-type="float">
            <text:p>0.03349023</text:p>
          </table:table-cell>
          <table:table-cell office:value-type="float" office:value="0.02421049" calcext:value-type="float">
            <text:p>0.02421049</text:p>
          </table:table-cell>
          <table:table-cell office:value-type="float" office:value="0.02289039" calcext:value-type="float">
            <text:p>0.02289039</text:p>
          </table:table-cell>
          <table:table-cell office:value-type="float" office:value="0.02776487" calcext:value-type="float">
            <text:p>0.02776487</text:p>
          </table:table-cell>
          <table:table-cell office:value-type="float" office:value="0.04139236" calcext:value-type="float">
            <text:p>0.04139236</text:p>
          </table:table-cell>
          <table:table-cell office:value-type="float" office:value="0.004670005" calcext:value-type="float">
            <text:p>0.004670005</text:p>
          </table:table-cell>
          <table:table-cell office:value-type="float" office:value="0.003793899" calcext:value-type="float">
            <text:p>0.003793899</text:p>
          </table:table-cell>
          <table:table-cell office:value-type="float" office:value="0" calcext:value-type="float">
            <text:p>0</text:p>
          </table:table-cell>
          <table:table-cell office:value-type="float" office:value="21.58558" calcext:value-type="float">
            <text:p>21.58558</text:p>
          </table:table-cell>
          <table:table-cell office:value-type="float" office:value="16.58014" calcext:value-type="float">
            <text:p>16.58014</text:p>
          </table:table-cell>
          <table:table-cell office:value-type="float" office:value="13.47617" calcext:value-type="float">
            <text:p>13.47617</text:p>
          </table:table-cell>
          <table:table-cell office:value-type="float" office:value="6.915876" calcext:value-type="float">
            <text:p>6.915876</text:p>
          </table:table-cell>
          <table:table-cell office:value-type="float" office:value="4.808552" calcext:value-type="float">
            <text:p>4.808552</text:p>
          </table:table-cell>
          <table:table-cell office:value-type="float" office:value="1.221924" calcext:value-type="float">
            <text:p>1.221924</text:p>
          </table:table-cell>
          <table:table-cell office:value-type="float" office:value="0.6797031" calcext:value-type="float">
            <text:p>0.6797031</text:p>
          </table:table-cell>
          <table:table-cell office:value-type="float" office:value="0.4205083" calcext:value-type="float">
            <text:p>0.4205083</text:p>
          </table:table-cell>
          <table:table-cell office:value-type="float" office:value="0.316175" calcext:value-type="float">
            <text:p>0.316175</text:p>
          </table:table-cell>
          <table:table-cell office:value-type="float" office:value="0.2402987" calcext:value-type="float">
            <text:p>0.2402987</text:p>
          </table:table-cell>
          <table:table-cell office:value-type="float" office:value="0.1444912" calcext:value-type="float">
            <text:p>0.1444912</text:p>
          </table:table-cell>
          <table:table-cell office:value-type="float" office:value="0.2411343" calcext:value-type="float">
            <text:p>0.2411343</text:p>
          </table:table-cell>
          <table:table-cell office:value-type="float" office:value="0.3107719" calcext:value-type="float">
            <text:p>0.3107719</text:p>
          </table:table-cell>
          <table:table-cell office:value-type="float" office:value="0.3471838" calcext:value-type="float">
            <text:p>0.3471838</text:p>
          </table:table-cell>
          <table:table-cell office:value-type="float" office:value="0" calcext:value-type="float">
            <text:p>0</text:p>
          </table:table-cell>
          <table:table-cell office:value-type="float" office:value="2774.737" calcext:value-type="float">
            <text:p>2774.73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41105" calcext:value-type="float">
            <text:p>13.41105</text:p>
          </table:table-cell>
          <table:table-cell office:value-type="float" office:value="0" calcext:value-type="float">
            <text:p>0</text:p>
          </table:table-cell>
          <table:table-cell office:value-type="float" office:value="-0.153758" calcext:value-type="float">
            <text:p>-0.1537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36.0253" calcext:value-type="float">
            <text:p>36.0253</text:p>
          </table:table-cell>
          <table:table-cell office:value-type="float" office:value="1100.617" calcext:value-type="float">
            <text:p>1100.61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079719" calcext:value-type="float">
            <text:p>0.6079719</text:p>
          </table:table-cell>
          <table:table-cell office:value-type="float" office:value="3.379987" calcext:value-type="float">
            <text:p>3.37998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4121" calcext:value-type="float">
            <text:p>0.000243412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4962" calcext:value-type="float">
            <text:p>-0.05134962</text:p>
          </table:table-cell>
          <table:table-cell office:value-type="float" office:value="-0.08215171" calcext:value-type="float">
            <text:p>-0.08215171</text:p>
          </table:table-cell>
          <table:table-cell office:value-type="float" office:value="0.007612067" calcext:value-type="float">
            <text:p>0.007612067</text:p>
          </table:table-cell>
          <table:table-cell office:value-type="float" office:value="0.04916913" calcext:value-type="float">
            <text:p>0.04916913</text:p>
          </table:table-cell>
          <table:table-cell office:value-type="float" office:value="26.44053" calcext:value-type="float">
            <text:p>26.44053</text:p>
          </table:table-cell>
          <table:table-cell office:value-type="float" office:value="0.8020291" calcext:value-type="float">
            <text:p>0.8020291</text:p>
          </table:table-cell>
          <table:table-cell office:value-type="float" office:value="0.126761" calcext:value-type="float">
            <text:p>0.126761</text:p>
          </table:table-cell>
          <table:table-cell office:value-type="float" office:value="0.124656" calcext:value-type="float">
            <text:p>0.124656</text:p>
          </table:table-cell>
          <table:table-cell office:value-type="float" office:value="0.07118425" calcext:value-type="float">
            <text:p>0.07118425</text:p>
          </table:table-cell>
          <table:table-cell office:value-type="float" office:value="0.07213011" calcext:value-type="float">
            <text:p>0.07213011</text:p>
          </table:table-cell>
          <table:table-cell office:value-type="float" office:value="0.03271847" calcext:value-type="float">
            <text:p>0.03271847</text:p>
          </table:table-cell>
          <table:table-cell office:value-type="float" office:value="0.02503318" calcext:value-type="float">
            <text:p>0.02503318</text:p>
          </table:table-cell>
          <table:table-cell office:value-type="float" office:value="0.03352828" calcext:value-type="float">
            <text:p>0.03352828</text:p>
          </table:table-cell>
          <table:table-cell office:value-type="float" office:value="0.02424525" calcext:value-type="float">
            <text:p>0.02424525</text:p>
          </table:table-cell>
          <table:table-cell office:value-type="float" office:value="0.02291658" calcext:value-type="float">
            <text:p>0.02291658</text:p>
          </table:table-cell>
          <table:table-cell office:value-type="float" office:value="0.02779157" calcext:value-type="float">
            <text:p>0.02779157</text:p>
          </table:table-cell>
          <table:table-cell office:value-type="float" office:value="0.04134733" calcext:value-type="float">
            <text:p>0.04134733</text:p>
          </table:table-cell>
          <table:table-cell office:value-type="float" office:value="0.004670064" calcext:value-type="float">
            <text:p>0.004670064</text:p>
          </table:table-cell>
          <table:table-cell office:value-type="float" office:value="0.003793599" calcext:value-type="float">
            <text:p>0.003793599</text:p>
          </table:table-cell>
          <table:table-cell office:value-type="float" office:value="0" calcext:value-type="float">
            <text:p>0</text:p>
          </table:table-cell>
          <table:table-cell office:value-type="float" office:value="21.9538" calcext:value-type="float">
            <text:p>21.9538</text:p>
          </table:table-cell>
          <table:table-cell office:value-type="float" office:value="16.63011" calcext:value-type="float">
            <text:p>16.63011</text:p>
          </table:table-cell>
          <table:table-cell office:value-type="float" office:value="13.42721" calcext:value-type="float">
            <text:p>13.42721</text:p>
          </table:table-cell>
          <table:table-cell office:value-type="float" office:value="7.00203" calcext:value-type="float">
            <text:p>7.00203</text:p>
          </table:table-cell>
          <table:table-cell office:value-type="float" office:value="4.860407" calcext:value-type="float">
            <text:p>4.860407</text:p>
          </table:table-cell>
          <table:table-cell office:value-type="float" office:value="1.231836" calcext:value-type="float">
            <text:p>1.231836</text:p>
          </table:table-cell>
          <table:table-cell office:value-type="float" office:value="0.6805916" calcext:value-type="float">
            <text:p>0.6805916</text:p>
          </table:table-cell>
          <table:table-cell office:value-type="float" office:value="0.4234007" calcext:value-type="float">
            <text:p>0.4234007</text:p>
          </table:table-cell>
          <table:table-cell office:value-type="float" office:value="0.3184689" calcext:value-type="float">
            <text:p>0.3184689</text:p>
          </table:table-cell>
          <table:table-cell office:value-type="float" office:value="0.2416664" calcext:value-type="float">
            <text:p>0.2416664</text:p>
          </table:table-cell>
          <table:table-cell office:value-type="float" office:value="0.145694" calcext:value-type="float">
            <text:p>0.145694</text:p>
          </table:table-cell>
          <table:table-cell office:value-type="float" office:value="0.2428146" calcext:value-type="float">
            <text:p>0.2428146</text:p>
          </table:table-cell>
          <table:table-cell office:value-type="float" office:value="0.3105563" calcext:value-type="float">
            <text:p>0.3105563</text:p>
          </table:table-cell>
          <table:table-cell office:value-type="float" office:value="0.3471919" calcext:value-type="float">
            <text:p>0.3471919</text:p>
          </table:table-cell>
          <table:table-cell office:value-type="float" office:value="0" calcext:value-type="float">
            <text:p>0</text:p>
          </table:table-cell>
          <table:table-cell office:value-type="float" office:value="2760.835" calcext:value-type="float">
            <text:p>2760.835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42248" calcext:value-type="float">
            <text:p>13.42248</text:p>
          </table:table-cell>
          <table:table-cell office:value-type="float" office:value="0" calcext:value-type="float">
            <text:p>0</text:p>
          </table:table-cell>
          <table:table-cell office:value-type="float" office:value="-0.1537655" calcext:value-type="float">
            <text:p>-0.15376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35.98741" calcext:value-type="float">
            <text:p>35.98741</text:p>
          </table:table-cell>
          <table:table-cell office:value-type="float" office:value="1100.637" calcext:value-type="float">
            <text:p>1100.637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6004252" calcext:value-type="float">
            <text:p>0.6004252</text:p>
          </table:table-cell>
          <table:table-cell office:value-type="float" office:value="3.403973" calcext:value-type="float">
            <text:p>3.403973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4122" calcext:value-type="float">
            <text:p>0.0002434122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496" calcext:value-type="float">
            <text:p>-0.0513496</text:p>
          </table:table-cell>
          <table:table-cell office:value-type="float" office:value="-0.08233147" calcext:value-type="float">
            <text:p>-0.08233147</text:p>
          </table:table-cell>
          <table:table-cell office:value-type="float" office:value="0.007626583" calcext:value-type="float">
            <text:p>0.007626583</text:p>
          </table:table-cell>
          <table:table-cell office:value-type="float" office:value="0.04917168" calcext:value-type="float">
            <text:p>0.04917168</text:p>
          </table:table-cell>
          <table:table-cell office:value-type="float" office:value="26.42164" calcext:value-type="float">
            <text:p>26.42164</text:p>
          </table:table-cell>
          <table:table-cell office:value-type="float" office:value="0.6444799" calcext:value-type="float">
            <text:p>0.6444799</text:p>
          </table:table-cell>
          <table:table-cell office:value-type="float" office:value="0.1196241" calcext:value-type="float">
            <text:p>0.1196241</text:p>
          </table:table-cell>
          <table:table-cell office:value-type="float" office:value="0.1209129" calcext:value-type="float">
            <text:p>0.1209129</text:p>
          </table:table-cell>
          <table:table-cell office:value-type="float" office:value="0.06983591" calcext:value-type="float">
            <text:p>0.06983591</text:p>
          </table:table-cell>
          <table:table-cell office:value-type="float" office:value="0.07102017" calcext:value-type="float">
            <text:p>0.07102017</text:p>
          </table:table-cell>
          <table:table-cell office:value-type="float" office:value="0.03263574" calcext:value-type="float">
            <text:p>0.03263574</text:p>
          </table:table-cell>
          <table:table-cell office:value-type="float" office:value="0.02501981" calcext:value-type="float">
            <text:p>0.02501981</text:p>
          </table:table-cell>
          <table:table-cell office:value-type="float" office:value="0.03356441" calcext:value-type="float">
            <text:p>0.03356441</text:p>
          </table:table-cell>
          <table:table-cell office:value-type="float" office:value="0.02428226" calcext:value-type="float">
            <text:p>0.02428226</text:p>
          </table:table-cell>
          <table:table-cell office:value-type="float" office:value="0.02294242" calcext:value-type="float">
            <text:p>0.02294242</text:p>
          </table:table-cell>
          <table:table-cell office:value-type="float" office:value="0.02781741" calcext:value-type="float">
            <text:p>0.02781741</text:p>
          </table:table-cell>
          <table:table-cell office:value-type="float" office:value="0.041301" calcext:value-type="float">
            <text:p>0.041301</text:p>
          </table:table-cell>
          <table:table-cell office:value-type="float" office:value="0.004670113" calcext:value-type="float">
            <text:p>0.004670113</text:p>
          </table:table-cell>
          <table:table-cell office:value-type="float" office:value="0.003792912" calcext:value-type="float">
            <text:p>0.003792912</text:p>
          </table:table-cell>
          <table:table-cell office:value-type="float" office:value="0" calcext:value-type="float">
            <text:p>0</text:p>
          </table:table-cell>
          <table:table-cell office:value-type="float" office:value="22.50417" calcext:value-type="float">
            <text:p>22.50417</text:p>
          </table:table-cell>
          <table:table-cell office:value-type="float" office:value="16.55163" calcext:value-type="float">
            <text:p>16.55163</text:p>
          </table:table-cell>
          <table:table-cell office:value-type="float" office:value="13.50046" calcext:value-type="float">
            <text:p>13.50046</text:p>
          </table:table-cell>
          <table:table-cell office:value-type="float" office:value="7.077431" calcext:value-type="float">
            <text:p>7.077431</text:p>
          </table:table-cell>
          <table:table-cell office:value-type="float" office:value="4.9164" calcext:value-type="float">
            <text:p>4.9164</text:p>
          </table:table-cell>
          <table:table-cell office:value-type="float" office:value="1.242577" calcext:value-type="float">
            <text:p>1.242577</text:p>
          </table:table-cell>
          <table:table-cell office:value-type="float" office:value="0.6830044" calcext:value-type="float">
            <text:p>0.6830044</text:p>
          </table:table-cell>
          <table:table-cell office:value-type="float" office:value="0.4260587" calcext:value-type="float">
            <text:p>0.4260587</text:p>
          </table:table-cell>
          <table:table-cell office:value-type="float" office:value="0.320723" calcext:value-type="float">
            <text:p>0.320723</text:p>
          </table:table-cell>
          <table:table-cell office:value-type="float" office:value="0.2430121" calcext:value-type="float">
            <text:p>0.2430121</text:p>
          </table:table-cell>
          <table:table-cell office:value-type="float" office:value="0.1468824" calcext:value-type="float">
            <text:p>0.1468824</text:p>
          </table:table-cell>
          <table:table-cell office:value-type="float" office:value="0.2444732" calcext:value-type="float">
            <text:p>0.2444732</text:p>
          </table:table-cell>
          <table:table-cell office:value-type="float" office:value="0.3103122" calcext:value-type="float">
            <text:p>0.3103122</text:p>
          </table:table-cell>
          <table:table-cell office:value-type="float" office:value="0.3471963" calcext:value-type="float">
            <text:p>0.3471963</text:p>
          </table:table-cell>
          <table:table-cell office:value-type="float" office:value="0" calcext:value-type="float">
            <text:p>0</text:p>
          </table:table-cell>
          <table:table-cell office:value-type="float" office:value="2747.612" calcext:value-type="float">
            <text:p>2747.612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43915" calcext:value-type="float">
            <text:p>13.43915</text:p>
          </table:table-cell>
          <table:table-cell office:value-type="float" office:value="0" calcext:value-type="float">
            <text:p>0</text:p>
          </table:table-cell>
          <table:table-cell office:value-type="float" office:value="-0.1537728" calcext:value-type="float">
            <text:p>-0.15377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35.95329" calcext:value-type="float">
            <text:p>35.95329</text:p>
          </table:table-cell>
          <table:table-cell office:value-type="float" office:value="1100.654" calcext:value-type="float">
            <text:p>1100.654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5935823" calcext:value-type="float">
            <text:p>0.5935823</text:p>
          </table:table-cell>
          <table:table-cell office:value-type="float" office:value="3.428032" calcext:value-type="float">
            <text:p>3.428032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4203" calcext:value-type="float">
            <text:p>0.0002434203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4879" calcext:value-type="float">
            <text:p>-0.05134879</text:p>
          </table:table-cell>
          <table:table-cell office:value-type="float" office:value="-0.08247383" calcext:value-type="float">
            <text:p>-0.08247383</text:p>
          </table:table-cell>
          <table:table-cell office:value-type="float" office:value="0.00764063" calcext:value-type="float">
            <text:p>0.00764063</text:p>
          </table:table-cell>
          <table:table-cell office:value-type="float" office:value="0.04917497" calcext:value-type="float">
            <text:p>0.04917497</text:p>
          </table:table-cell>
          <table:table-cell office:value-type="float" office:value="26.4002" calcext:value-type="float">
            <text:p>26.4002</text:p>
          </table:table-cell>
          <table:table-cell office:value-type="float" office:value="1.437389" calcext:value-type="float">
            <text:p>1.437389</text:p>
          </table:table-cell>
          <table:table-cell office:value-type="float" office:value="0.1214894" calcext:value-type="float">
            <text:p>0.1214894</text:p>
          </table:table-cell>
          <table:table-cell office:value-type="float" office:value="0.1210777" calcext:value-type="float">
            <text:p>0.1210777</text:p>
          </table:table-cell>
          <table:table-cell office:value-type="float" office:value="0.06913102" calcext:value-type="float">
            <text:p>0.06913102</text:p>
          </table:table-cell>
          <table:table-cell office:value-type="float" office:value="0.07021552" calcext:value-type="float">
            <text:p>0.07021552</text:p>
          </table:table-cell>
          <table:table-cell office:value-type="float" office:value="0.03243165" calcext:value-type="float">
            <text:p>0.03243165</text:p>
          </table:table-cell>
          <table:table-cell office:value-type="float" office:value="0.02490312" calcext:value-type="float">
            <text:p>0.02490312</text:p>
          </table:table-cell>
          <table:table-cell office:value-type="float" office:value="0.03357912" calcext:value-type="float">
            <text:p>0.03357912</text:p>
          </table:table-cell>
          <table:table-cell office:value-type="float" office:value="0.02431756" calcext:value-type="float">
            <text:p>0.02431756</text:p>
          </table:table-cell>
          <table:table-cell office:value-type="float" office:value="0.02296809" calcext:value-type="float">
            <text:p>0.02296809</text:p>
          </table:table-cell>
          <table:table-cell office:value-type="float" office:value="0.0278425" calcext:value-type="float">
            <text:p>0.0278425</text:p>
          </table:table-cell>
          <table:table-cell office:value-type="float" office:value="0.04125345" calcext:value-type="float">
            <text:p>0.04125345</text:p>
          </table:table-cell>
          <table:table-cell office:value-type="float" office:value="0.004670165" calcext:value-type="float">
            <text:p>0.004670165</text:p>
          </table:table-cell>
          <table:table-cell office:value-type="float" office:value="0.003792137" calcext:value-type="float">
            <text:p>0.003792137</text:p>
          </table:table-cell>
          <table:table-cell office:value-type="float" office:value="0" calcext:value-type="float">
            <text:p>0</text:p>
          </table:table-cell>
          <table:table-cell office:value-type="float" office:value="25.50574" calcext:value-type="float">
            <text:p>25.50574</text:p>
          </table:table-cell>
          <table:table-cell office:value-type="float" office:value="16.98259" calcext:value-type="float">
            <text:p>16.98259</text:p>
          </table:table-cell>
          <table:table-cell office:value-type="float" office:value="13.57084" calcext:value-type="float">
            <text:p>13.57084</text:p>
          </table:table-cell>
          <table:table-cell office:value-type="float" office:value="7.142561" calcext:value-type="float">
            <text:p>7.142561</text:p>
          </table:table-cell>
          <table:table-cell office:value-type="float" office:value="4.972155" calcext:value-type="float">
            <text:p>4.972155</text:p>
          </table:table-cell>
          <table:table-cell office:value-type="float" office:value="1.254151" calcext:value-type="float">
            <text:p>1.254151</text:p>
          </table:table-cell>
          <table:table-cell office:value-type="float" office:value="0.6866975" calcext:value-type="float">
            <text:p>0.6866975</text:p>
          </table:table-cell>
          <table:table-cell office:value-type="float" office:value="0.4287329" calcext:value-type="float">
            <text:p>0.4287329</text:p>
          </table:table-cell>
          <table:table-cell office:value-type="float" office:value="0.3229496" calcext:value-type="float">
            <text:p>0.3229496</text:p>
          </table:table-cell>
          <table:table-cell office:value-type="float" office:value="0.2443458" calcext:value-type="float">
            <text:p>0.2443458</text:p>
          </table:table-cell>
          <table:table-cell office:value-type="float" office:value="0.1480568" calcext:value-type="float">
            <text:p>0.1480568</text:p>
          </table:table-cell>
          <table:table-cell office:value-type="float" office:value="0.2461084" calcext:value-type="float">
            <text:p>0.2461084</text:p>
          </table:table-cell>
          <table:table-cell office:value-type="float" office:value="0.3100673" calcext:value-type="float">
            <text:p>0.3100673</text:p>
          </table:table-cell>
          <table:table-cell office:value-type="float" office:value="0.3471996" calcext:value-type="float">
            <text:p>0.3471996</text:p>
          </table:table-cell>
          <table:table-cell office:value-type="float" office:value="0" calcext:value-type="float">
            <text:p>0</text:p>
          </table:table-cell>
          <table:table-cell office:value-type="float" office:value="2678.284" calcext:value-type="float">
            <text:p>2678.284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45502" calcext:value-type="float">
            <text:p>13.45502</text:p>
          </table:table-cell>
          <table:table-cell office:value-type="float" office:value="0" calcext:value-type="float">
            <text:p>0</text:p>
          </table:table-cell>
          <table:table-cell office:value-type="float" office:value="-0.1537797" calcext:value-type="float">
            <text:p>-0.153779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35.9261" calcext:value-type="float">
            <text:p>35.9261</text:p>
          </table:table-cell>
          <table:table-cell office:value-type="float" office:value="1100.676" calcext:value-type="float">
            <text:p>1100.67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5666094" calcext:value-type="float">
            <text:p>0.5666094</text:p>
          </table:table-cell>
          <table:table-cell office:value-type="float" office:value="3.467667" calcext:value-type="float">
            <text:p>3.46766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5576" calcext:value-type="float">
            <text:p>0.0002435576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33382" calcext:value-type="float">
            <text:p>-0.05133382</text:p>
          </table:table-cell>
          <table:table-cell office:value-type="float" office:value="-0.08268501" calcext:value-type="float">
            <text:p>-0.08268501</text:p>
          </table:table-cell>
          <table:table-cell office:value-type="float" office:value="0.007645459" calcext:value-type="float">
            <text:p>0.007645459</text:p>
          </table:table-cell>
          <table:table-cell office:value-type="float" office:value="0.04919838" calcext:value-type="float">
            <text:p>0.04919838</text:p>
          </table:table-cell>
          <table:table-cell office:value-type="float" office:value="26.40594" calcext:value-type="float">
            <text:p>26.40594</text:p>
          </table:table-cell>
          <table:table-cell office:value-type="float" office:value="1.561416" calcext:value-type="float">
            <text:p>1.561416</text:p>
          </table:table-cell>
          <table:table-cell office:value-type="float" office:value="0.4988202" calcext:value-type="float">
            <text:p>0.4988202</text:p>
          </table:table-cell>
          <table:table-cell office:value-type="float" office:value="0.1358631" calcext:value-type="float">
            <text:p>0.1358631</text:p>
          </table:table-cell>
          <table:table-cell office:value-type="float" office:value="0.06668187" calcext:value-type="float">
            <text:p>0.06668187</text:p>
          </table:table-cell>
          <table:table-cell office:value-type="float" office:value="0.0677407" calcext:value-type="float">
            <text:p>0.0677407</text:p>
          </table:table-cell>
          <table:table-cell office:value-type="float" office:value="0.03202718" calcext:value-type="float">
            <text:p>0.03202718</text:p>
          </table:table-cell>
          <table:table-cell office:value-type="float" office:value="0.02469838" calcext:value-type="float">
            <text:p>0.02469838</text:p>
          </table:table-cell>
          <table:table-cell office:value-type="float" office:value="0.03360736" calcext:value-type="float">
            <text:p>0.03360736</text:p>
          </table:table-cell>
          <table:table-cell office:value-type="float" office:value="0.02434964" calcext:value-type="float">
            <text:p>0.02434964</text:p>
          </table:table-cell>
          <table:table-cell office:value-type="float" office:value="0.02299328" calcext:value-type="float">
            <text:p>0.02299328</text:p>
          </table:table-cell>
          <table:table-cell office:value-type="float" office:value="0.02786687" calcext:value-type="float">
            <text:p>0.02786687</text:p>
          </table:table-cell>
          <table:table-cell office:value-type="float" office:value="0.0412048" calcext:value-type="float">
            <text:p>0.0412048</text:p>
          </table:table-cell>
          <table:table-cell office:value-type="float" office:value="0.00467025" calcext:value-type="float">
            <text:p>0.00467025</text:p>
          </table:table-cell>
          <table:table-cell office:value-type="float" office:value="0.003791332" calcext:value-type="float">
            <text:p>0.003791332</text:p>
          </table:table-cell>
          <table:table-cell office:value-type="float" office:value="0" calcext:value-type="float">
            <text:p>0</text:p>
          </table:table-cell>
          <table:table-cell office:value-type="float" office:value="5.994694" calcext:value-type="float">
            <text:p>5.994694</text:p>
          </table:table-cell>
          <table:table-cell office:value-type="float" office:value="20.11592" calcext:value-type="float">
            <text:p>20.11592</text:p>
          </table:table-cell>
          <table:table-cell office:value-type="float" office:value="15.70982" calcext:value-type="float">
            <text:p>15.70982</text:p>
          </table:table-cell>
          <table:table-cell office:value-type="float" office:value="7.346558" calcext:value-type="float">
            <text:p>7.346558</text:p>
          </table:table-cell>
          <table:table-cell office:value-type="float" office:value="5.036527" calcext:value-type="float">
            <text:p>5.036527</text:p>
          </table:table-cell>
          <table:table-cell office:value-type="float" office:value="1.268915" calcext:value-type="float">
            <text:p>1.268915</text:p>
          </table:table-cell>
          <table:table-cell office:value-type="float" office:value="0.6791447" calcext:value-type="float">
            <text:p>0.6791447</text:p>
          </table:table-cell>
          <table:table-cell office:value-type="float" office:value="0.4334811" calcext:value-type="float">
            <text:p>0.4334811</text:p>
          </table:table-cell>
          <table:table-cell office:value-type="float" office:value="0.3251772" calcext:value-type="float">
            <text:p>0.3251772</text:p>
          </table:table-cell>
          <table:table-cell office:value-type="float" office:value="0.2456709" calcext:value-type="float">
            <text:p>0.2456709</text:p>
          </table:table-cell>
          <table:table-cell office:value-type="float" office:value="0.1492182" calcext:value-type="float">
            <text:p>0.1492182</text:p>
          </table:table-cell>
          <table:table-cell office:value-type="float" office:value="0.2477207" calcext:value-type="float">
            <text:p>0.2477207</text:p>
          </table:table-cell>
          <table:table-cell office:value-type="float" office:value="0.3098301" calcext:value-type="float">
            <text:p>0.3098301</text:p>
          </table:table-cell>
          <table:table-cell office:value-type="float" office:value="0.3472022" calcext:value-type="float">
            <text:p>0.3472022</text:p>
          </table:table-cell>
          <table:table-cell office:value-type="float" office:value="0" calcext:value-type="float">
            <text:p>0</text:p>
          </table:table-cell>
          <table:table-cell office:value-type="float" office:value="2450.27" calcext:value-type="float">
            <text:p>2450.27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45918" calcext:value-type="float">
            <text:p>13.45918</text:p>
          </table:table-cell>
          <table:table-cell office:value-type="float" office:value="0" calcext:value-type="float">
            <text:p>0</text:p>
          </table:table-cell>
          <table:table-cell office:value-type="float" office:value="-0.153833" calcext:value-type="float">
            <text:p>-0.1538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35.90675" calcext:value-type="float">
            <text:p>35.90675</text:p>
          </table:table-cell>
          <table:table-cell office:value-type="float" office:value="1100.695" calcext:value-type="float">
            <text:p>1100.695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5279501" calcext:value-type="float">
            <text:p>0.5279501</text:p>
          </table:table-cell>
          <table:table-cell office:value-type="float" office:value="3.513289" calcext:value-type="float">
            <text:p>3.513289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37041" calcext:value-type="float">
            <text:p>0.0002437041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165955" calcext:value-type="float">
            <text:p>-0.05165955</text:p>
          </table:table-cell>
          <table:table-cell office:value-type="float" office:value="-0.08292336" calcext:value-type="float">
            <text:p>-0.08292336</text:p>
          </table:table-cell>
          <table:table-cell office:value-type="float" office:value="0.007649215" calcext:value-type="float">
            <text:p>0.007649215</text:p>
          </table:table-cell>
          <table:table-cell office:value-type="float" office:value="0.04922638" calcext:value-type="float">
            <text:p>0.04922638</text:p>
          </table:table-cell>
          <table:table-cell office:value-type="float" office:value="26.40947" calcext:value-type="float">
            <text:p>26.40947</text:p>
          </table:table-cell>
          <table:table-cell office:value-type="float" office:value="1.323148" calcext:value-type="float">
            <text:p>1.323148</text:p>
          </table:table-cell>
          <table:table-cell office:value-type="float" office:value="0.3409149" calcext:value-type="float">
            <text:p>0.3409149</text:p>
          </table:table-cell>
          <table:table-cell office:value-type="float" office:value="0.1823206" calcext:value-type="float">
            <text:p>0.1823206</text:p>
          </table:table-cell>
          <table:table-cell office:value-type="float" office:value="0.1163733" calcext:value-type="float">
            <text:p>0.1163733</text:p>
          </table:table-cell>
          <table:table-cell office:value-type="float" office:value="0.08706072" calcext:value-type="float">
            <text:p>0.08706072</text:p>
          </table:table-cell>
          <table:table-cell office:value-type="float" office:value="0.0318932" calcext:value-type="float">
            <text:p>0.0318932</text:p>
          </table:table-cell>
          <table:table-cell office:value-type="float" office:value="0.02454299" calcext:value-type="float">
            <text:p>0.02454299</text:p>
          </table:table-cell>
          <table:table-cell office:value-type="float" office:value="0.03365376" calcext:value-type="float">
            <text:p>0.03365376</text:p>
          </table:table-cell>
          <table:table-cell office:value-type="float" office:value="0.02437811" calcext:value-type="float">
            <text:p>0.02437811</text:p>
          </table:table-cell>
          <table:table-cell office:value-type="float" office:value="0.02301768" calcext:value-type="float">
            <text:p>0.02301768</text:p>
          </table:table-cell>
          <table:table-cell office:value-type="float" office:value="0.02789051" calcext:value-type="float">
            <text:p>0.02789051</text:p>
          </table:table-cell>
          <table:table-cell office:value-type="float" office:value="0.04115507" calcext:value-type="float">
            <text:p>0.04115507</text:p>
          </table:table-cell>
          <table:table-cell office:value-type="float" office:value="0.004676769" calcext:value-type="float">
            <text:p>0.004676769</text:p>
          </table:table-cell>
          <table:table-cell office:value-type="float" office:value="0.003784196" calcext:value-type="float">
            <text:p>0.003784196</text:p>
          </table:table-cell>
          <table:table-cell office:value-type="float" office:value="0" calcext:value-type="float">
            <text:p>0</text:p>
          </table:table-cell>
          <table:table-cell office:value-type="float" office:value="3.621176" calcext:value-type="float">
            <text:p>3.621176</text:p>
          </table:table-cell>
          <table:table-cell office:value-type="float" office:value="8.802732" calcext:value-type="float">
            <text:p>8.802732</text:p>
          </table:table-cell>
          <table:table-cell office:value-type="float" office:value="14.54561" calcext:value-type="float">
            <text:p>14.54561</text:p>
          </table:table-cell>
          <table:table-cell office:value-type="float" office:value="14.59501" calcext:value-type="float">
            <text:p>14.59501</text:p>
          </table:table-cell>
          <table:table-cell office:value-type="float" office:value="11.6903" calcext:value-type="float">
            <text:p>11.6903</text:p>
          </table:table-cell>
          <table:table-cell office:value-type="float" office:value="1.340476" calcext:value-type="float">
            <text:p>1.340476</text:p>
          </table:table-cell>
          <table:table-cell office:value-type="float" office:value="0.6594149" calcext:value-type="float">
            <text:p>0.6594149</text:p>
          </table:table-cell>
          <table:table-cell office:value-type="float" office:value="0.4408018" calcext:value-type="float">
            <text:p>0.4408018</text:p>
          </table:table-cell>
          <table:table-cell office:value-type="float" office:value="0.3274313" calcext:value-type="float">
            <text:p>0.3274313</text:p>
          </table:table-cell>
          <table:table-cell office:value-type="float" office:value="0.2469908" calcext:value-type="float">
            <text:p>0.2469908</text:p>
          </table:table-cell>
          <table:table-cell office:value-type="float" office:value="0.1503692" calcext:value-type="float">
            <text:p>0.1503692</text:p>
          </table:table-cell>
          <table:table-cell office:value-type="float" office:value="0.2493921" calcext:value-type="float">
            <text:p>0.2493921</text:p>
          </table:table-cell>
          <table:table-cell office:value-type="float" office:value="0.3126346" calcext:value-type="float">
            <text:p>0.3126346</text:p>
          </table:table-cell>
          <table:table-cell office:value-type="float" office:value="0.3446748" calcext:value-type="float">
            <text:p>0.3446748</text:p>
          </table:table-cell>
          <table:table-cell office:value-type="float" office:value="0" calcext:value-type="float">
            <text:p>0</text:p>
          </table:table-cell>
          <table:table-cell office:value-type="float" office:value="2264.311" calcext:value-type="float">
            <text:p>2264.311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45872" calcext:value-type="float">
            <text:p>13.45872</text:p>
          </table:table-cell>
          <table:table-cell office:value-type="float" office:value="0" calcext:value-type="float">
            <text:p>0</text:p>
          </table:table-cell>
          <table:table-cell office:value-type="float" office:value="-0.1539104" calcext:value-type="float">
            <text:p>-0.15391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35.89185" calcext:value-type="float">
            <text:p>35.89185</text:p>
          </table:table-cell>
          <table:table-cell office:value-type="float" office:value="1100.706" calcext:value-type="float">
            <text:p>1100.706</text:p>
          </table:table-cell>
          <table:table-cell office:value-type="float" office:value="0" calcext:value-type="float">
            <text:p>0</text:p>
          </table:table-cell>
          <table:table-cell office:value-type="float" office:value="-17.75356" calcext:value-type="float">
            <text:p>-17.75356</text:p>
          </table:table-cell>
          <table:table-cell office:value-type="float" office:value="0.5160377" calcext:value-type="float">
            <text:p>0.5160377</text:p>
          </table:table-cell>
          <table:table-cell office:value-type="float" office:value="3.528237" calcext:value-type="float">
            <text:p>3.528237</text:p>
          </table:table-cell>
          <table:table-cell office:value-type="float" office:value="0.04857856" calcext:value-type="float">
            <text:p>0.04857856</text:p>
          </table:table-cell>
          <table:table-cell office:value-type="float" office:value="0.0002440456" calcext:value-type="float">
            <text:p>0.0002440456</text:p>
          </table:table-cell>
          <table:table-cell office:value-type="float" office:value="0.2759821" calcext:value-type="float">
            <text:p>0.2759821</text:p>
          </table:table-cell>
          <table:table-cell office:value-type="float" office:value="-0.05243119" calcext:value-type="float">
            <text:p>-0.05243119</text:p>
          </table:table-cell>
          <table:table-cell office:value-type="float" office:value="-0.08308585" calcext:value-type="float">
            <text:p>-0.08308585</text:p>
          </table:table-cell>
          <table:table-cell office:value-type="float" office:value="0.007653574" calcext:value-type="float">
            <text:p>0.007653574</text:p>
          </table:table-cell>
          <table:table-cell office:value-type="float" office:value="0.04923405" calcext:value-type="float">
            <text:p>0.04923405</text:p>
          </table:table-cell>
          <table:table-cell office:value-type="float" office:value="26.40286" calcext:value-type="float">
            <text:p>26.40286</text:p>
          </table:table-cell>
          <table:table-cell office:value-type="float" office:value="0.9461772" calcext:value-type="float">
            <text:p>0.9461772</text:p>
          </table:table-cell>
          <table:table-cell office:value-type="float" office:value="0.2572329" calcext:value-type="float">
            <text:p>0.2572329</text:p>
          </table:table-cell>
          <table:table-cell office:value-type="float" office:value="0.1550801" calcext:value-type="float">
            <text:p>0.1550801</text:p>
          </table:table-cell>
          <table:table-cell office:value-type="float" office:value="0.1038344" calcext:value-type="float">
            <text:p>0.1038344</text:p>
          </table:table-cell>
          <table:table-cell office:value-type="float" office:value="0.08174129" calcext:value-type="float">
            <text:p>0.08174129</text:p>
          </table:table-cell>
          <table:table-cell office:value-type="float" office:value="0.03213236" calcext:value-type="float">
            <text:p>0.03213236</text:p>
          </table:table-cell>
          <table:table-cell office:value-type="float" office:value="0.02480205" calcext:value-type="float">
            <text:p>0.02480205</text:p>
          </table:table-cell>
          <table:table-cell office:value-type="float" office:value="0.03370901" calcext:value-type="float">
            <text:p>0.03370901</text:p>
          </table:table-cell>
          <table:table-cell office:value-type="float" office:value="0.02440458" calcext:value-type="float">
            <text:p>0.02440458</text:p>
          </table:table-cell>
          <table:table-cell office:value-type="float" office:value="0.02304115" calcext:value-type="float">
            <text:p>0.02304115</text:p>
          </table:table-cell>
          <table:table-cell office:value-type="float" office:value="0.02791359" calcext:value-type="float">
            <text:p>0.02791359</text:p>
          </table:table-cell>
          <table:table-cell office:value-type="float" office:value="0.04110462" calcext:value-type="float">
            <text:p>0.04110462</text:p>
          </table:table-cell>
          <table:table-cell office:value-type="float" office:value="0.00467573" calcext:value-type="float">
            <text:p>0.00467573</text:p>
          </table:table-cell>
          <table:table-cell office:value-type="float" office:value="0.003784233" calcext:value-type="float">
            <text:p>0.003784233</text:p>
          </table:table-cell>
          <table:table-cell office:value-type="float" office:value="0" calcext:value-type="float">
            <text:p>0</text:p>
          </table:table-cell>
          <table:table-cell office:value-type="float" office:value="10.60572" calcext:value-type="float">
            <text:p>10.60572</text:p>
          </table:table-cell>
          <table:table-cell office:value-type="float" office:value="9.17417" calcext:value-type="float">
            <text:p>9.17417</text:p>
          </table:table-cell>
          <table:table-cell office:value-type="float" office:value="12.62668" calcext:value-type="float">
            <text:p>12.62668</text:p>
          </table:table-cell>
          <table:table-cell office:value-type="float" office:value="12.82216" calcext:value-type="float">
            <text:p>12.82216</text:p>
          </table:table-cell>
          <table:table-cell office:value-type="float" office:value="10.34323" calcext:value-type="float">
            <text:p>10.34323</text:p>
          </table:table-cell>
          <table:table-cell office:value-type="float" office:value="1.496961" calcext:value-type="float">
            <text:p>1.496961</text:p>
          </table:table-cell>
          <table:table-cell office:value-type="float" office:value="0.6350517" calcext:value-type="float">
            <text:p>0.6350517</text:p>
          </table:table-cell>
          <table:table-cell office:value-type="float" office:value="0.4483307" calcext:value-type="float">
            <text:p>0.4483307</text:p>
          </table:table-cell>
          <table:table-cell office:value-type="float" office:value="0.3297062" calcext:value-type="float">
            <text:p>0.3297062</text:p>
          </table:table-cell>
          <table:table-cell office:value-type="float" office:value="0.2483069" calcext:value-type="float">
            <text:p>0.2483069</text:p>
          </table:table-cell>
          <table:table-cell office:value-type="float" office:value="0.1515188" calcext:value-type="float">
            <text:p>0.1515188</text:p>
          </table:table-cell>
          <table:table-cell office:value-type="float" office:value="0.2511066" calcext:value-type="float">
            <text:p>0.2511066</text:p>
          </table:table-cell>
          <table:table-cell office:value-type="float" office:value="0.3117958" calcext:value-type="float">
            <text:p>0.3117958</text:p>
          </table:table-cell>
          <table:table-cell office:value-type="float" office:value="0.3464951" calcext:value-type="float">
            <text:p>0.3464951</text:p>
          </table:table-cell>
          <table:table-cell office:value-type="float" office:value="0" calcext:value-type="float">
            <text:p>0</text:p>
          </table:table-cell>
          <table:table-cell office:value-type="float" office:value="2255.382" calcext:value-type="float">
            <text:p>2255.382</text:p>
          </table:table-cell>
          <table:table-cell office:value-type="float" office:value="0" calcext:value-type="float">
            <text:p>0</text:p>
          </table:table-cell>
          <table:table-cell office:value-type="float" office:value="18.43086" calcext:value-type="float">
            <text:p>18.43086</text:p>
          </table:table-cell>
          <table:table-cell office:value-type="float" office:value="13.46145" calcext:value-type="float">
            <text:p>13.46145</text:p>
          </table:table-cell>
          <table:table-cell office:value-type="float" office:value="0" calcext:value-type="float">
            <text:p>0</text:p>
          </table:table-cell>
          <table:table-cell office:value-type="float" office:value="-0.1539232" calcext:value-type="float">
            <text:p>-0.1539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9:34.470553917</dc:date>
    <meta:editing-duration>PT8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